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45.06mm" svg:height="228.03mm" svg:x="7.98mm" svg:y="892.39mm">
            <draw:object draw:notify-on-update-of-ranges="Feuille1.A1:Feuille1.A200 Feuille1.B1:Feuille1.B200 Feuille1.G4:Feuille1.G181 Feuille1.H4:Feuille1.H18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formula="of:=RANDBETWEEN(-100;100)/100" office:value-type="float" office:value="0.22" calcext:value-type="float">
            <text:p>0,22</text:p>
          </table:table-cell>
          <table:table-cell table:formula="of:=RANDBETWEEN(-100;100)/100" office:value-type="float" office:value="-0.82" calcext:value-type="float">
            <text:p>-0,82</text:p>
          </table:table-cell>
          <table:table-cell table:formula="of:=IF([.A1]*[.A1]+[.B1]*[.B1]&lt;=1;1;0)" office:value-type="float" office:value="1" calcext:value-type="float">
            <text:p>1</text:p>
          </table:table-cell>
          <table:table-cell/>
          <table:table-cell office:value-type="string" calcext:value-type="string">
            <text:p>pi=</text:p>
          </table:table-cell>
          <table:table-cell table:formula="of:=4*(SUM([.C1:.C200])/200)" office:value-type="float" office:value="3.18" calcext:value-type="float">
            <text:p>3,18</text:p>
          </table:table-cell>
          <table:table-cell office:value-type="string" calcext:value-type="string">
            <text:p>Cercle</text:p>
          </table:table-cell>
          <table:table-cell/>
        </table:table-row>
        <table:table-row table:style-name="ro1">
          <table:table-cell table:formula="of:=RANDBETWEEN(-100;100)/100" office:value-type="float" office:value="0.88" calcext:value-type="float">
            <text:p>0,88</text:p>
          </table:table-cell>
          <table:table-cell table:formula="of:=RANDBETWEEN(-100;100)/100" office:value-type="float" office:value="-0.41" calcext:value-type="float">
            <text:p>-0,41</text:p>
          </table:table-cell>
          <table:table-cell table:formula="of:=IF([.A2]*[.A2]+[.B2]*[.B2]&lt;=1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BETWEEN(-100;100)/100" office:value-type="float" office:value="-0.88" calcext:value-type="float">
            <text:p>-0,88</text:p>
          </table:table-cell>
          <table:table-cell table:formula="of:=RANDBETWEEN(-100;100)/100" office:value-type="float" office:value="-0.98" calcext:value-type="float">
            <text:p>-0,98</text:p>
          </table:table-cell>
          <table:table-cell table:formula="of:=IF([.A3]*[.A3]+[.B3]*[.B3]&lt;=1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S([.F3])" office:value-type="float" office:value="1" calcext:value-type="float">
            <text:p>1</text:p>
          </table:table-cell>
          <table:table-cell table:formula="of:=SIN([.F3])" office:value-type="float" office:value="0" calcext:value-type="float">
            <text:p>0</text:p>
          </table:table-cell>
        </table:table-row>
        <table:table-row table:style-name="ro1">
          <table:table-cell table:formula="of:=RANDBETWEEN(-100;100)/100" office:value-type="float" office:value="0.87" calcext:value-type="float">
            <text:p>0,87</text:p>
          </table:table-cell>
          <table:table-cell table:formula="of:=RANDBETWEEN(-100;100)/100" office:value-type="float" office:value="0.95" calcext:value-type="float">
            <text:p>0,95</text:p>
          </table:table-cell>
          <table:table-cell table:formula="of:=IF([.A4]*[.A4]+[.B4]*[.B4]&lt;=1;1;0)" office:value-type="float" office:value="0" calcext:value-type="float">
            <text:p>0</text:p>
          </table:table-cell>
          <table:table-cell table:number-columns-repeated="2"/>
          <table:table-cell table:formula="of:=[.F3]+3.14159265/50" office:value-type="float" office:value="0.062831853" calcext:value-type="float">
            <text:p>0,062831853</text:p>
          </table:table-cell>
          <table:table-cell table:formula="of:=COS([.F4])" office:value-type="float" office:value="0.99802672843278" calcext:value-type="float">
            <text:p>0,9980267284</text:p>
          </table:table-cell>
          <table:table-cell table:formula="of:=SIN([.F4])" office:value-type="float" office:value="0.0627905194576592" calcext:value-type="float">
            <text:p>0,0627905195</text:p>
          </table:table-cell>
        </table:table-row>
        <table:table-row table:style-name="ro1">
          <table:table-cell table:formula="of:=RANDBETWEEN(-100;100)/100" office:value-type="float" office:value="-0.48" calcext:value-type="float">
            <text:p>-0,48</text:p>
          </table:table-cell>
          <table:table-cell table:formula="of:=RANDBETWEEN(-100;100)/100" office:value-type="float" office:value="0.78" calcext:value-type="float">
            <text:p>0,78</text:p>
          </table:table-cell>
          <table:table-cell table:formula="of:=IF([.A5]*[.A5]+[.B5]*[.B5]&lt;=1;1;0)" office:value-type="float" office:value="1" calcext:value-type="float">
            <text:p>1</text:p>
          </table:table-cell>
          <table:table-cell table:number-columns-repeated="2"/>
          <table:table-cell table:formula="of:=[.F4]+3.14159265/50" office:value-type="float" office:value="0.125663706" calcext:value-type="float">
            <text:p>0,125663706</text:p>
          </table:table-cell>
          <table:table-cell table:formula="of:=COS([.F5])" office:value-type="float" office:value="0.992114701332475" calcext:value-type="float">
            <text:p>0,9921147013</text:p>
          </table:table-cell>
          <table:table-cell table:formula="of:=SIN([.F5])" office:value-type="float" office:value="0.125333233421845" calcext:value-type="float">
            <text:p>0,1253332334</text:p>
          </table:table-cell>
        </table:table-row>
        <table:table-row table:style-name="ro1">
          <table:table-cell table:formula="of:=RANDBETWEEN(-100;100)/100" office:value-type="float" office:value="0.01" calcext:value-type="float">
            <text:p>0,01</text:p>
          </table:table-cell>
          <table:table-cell table:formula="of:=RANDBETWEEN(-100;100)/100" office:value-type="float" office:value="-0.46" calcext:value-type="float">
            <text:p>-0,46</text:p>
          </table:table-cell>
          <table:table-cell table:formula="of:=IF([.A6]*[.A6]+[.B6]*[.B6]&lt;=1;1;0)" office:value-type="float" office:value="1" calcext:value-type="float">
            <text:p>1</text:p>
          </table:table-cell>
          <table:table-cell table:number-columns-repeated="2"/>
          <table:table-cell table:formula="of:=[.F5]+3.14159265/50" office:value-type="float" office:value="0.188495559" calcext:value-type="float">
            <text:p>0,188495559</text:p>
          </table:table-cell>
          <table:table-cell table:formula="of:=COS([.F6])" office:value-type="float" office:value="0.982287250769048" calcext:value-type="float">
            <text:p>0,9822872508</text:p>
          </table:table-cell>
          <table:table-cell table:formula="of:=SIN([.F6])" office:value-type="float" office:value="0.187381314374152" calcext:value-type="float">
            <text:p>0,1873813144</text:p>
          </table:table-cell>
        </table:table-row>
        <table:table-row table:style-name="ro1">
          <table:table-cell table:formula="of:=RANDBETWEEN(-100;100)/100" office:value-type="float" office:value="-0.48" calcext:value-type="float">
            <text:p>-0,48</text:p>
          </table:table-cell>
          <table:table-cell table:formula="of:=RANDBETWEEN(-100;100)/100" office:value-type="float" office:value="-0.6" calcext:value-type="float">
            <text:p>-0,6</text:p>
          </table:table-cell>
          <table:table-cell table:formula="of:=IF([.A7]*[.A7]+[.B7]*[.B7]&lt;=1;1;0)" office:value-type="float" office:value="1" calcext:value-type="float">
            <text:p>1</text:p>
          </table:table-cell>
          <table:table-cell table:number-columns-repeated="2"/>
          <table:table-cell table:formula="of:=[.F6]+3.14159265/50" office:value-type="float" office:value="0.251327412" calcext:value-type="float">
            <text:p>0,251327412</text:p>
          </table:table-cell>
          <table:table-cell table:formula="of:=COS([.F7])" office:value-type="float" office:value="0.968583161200051" calcext:value-type="float">
            <text:p>0,9685831612</text:p>
          </table:table-cell>
          <table:table-cell table:formula="of:=SIN([.F7])" office:value-type="float" office:value="0.248689886886694" calcext:value-type="float">
            <text:p>0,2486898869</text:p>
          </table:table-cell>
        </table:table-row>
        <table:table-row table:style-name="ro1">
          <table:table-cell table:formula="of:=RANDBETWEEN(-100;100)/100" office:value-type="float" office:value="0.64" calcext:value-type="float">
            <text:p>0,64</text:p>
          </table:table-cell>
          <table:table-cell table:formula="of:=RANDBETWEEN(-100;100)/100" office:value-type="float" office:value="0.8" calcext:value-type="float">
            <text:p>0,8</text:p>
          </table:table-cell>
          <table:table-cell table:formula="of:=IF([.A8]*[.A8]+[.B8]*[.B8]&lt;=1;1;0)" office:value-type="float" office:value="0" calcext:value-type="float">
            <text:p>0</text:p>
          </table:table-cell>
          <table:table-cell table:number-columns-repeated="2"/>
          <table:table-cell table:formula="of:=[.F7]+3.14159265/50" office:value-type="float" office:value="0.314159265" calcext:value-type="float">
            <text:p>0,314159265</text:p>
          </table:table-cell>
          <table:table-cell table:formula="of:=COS([.F8])" office:value-type="float" office:value="0.951056516406084" calcext:value-type="float">
            <text:p>0,9510565164</text:p>
          </table:table-cell>
          <table:table-cell table:formula="of:=SIN([.F8])" office:value-type="float" office:value="0.309016994033538" calcext:value-type="float">
            <text:p>0,309016994</text:p>
          </table:table-cell>
        </table:table-row>
        <table:table-row table:style-name="ro1">
          <table:table-cell table:formula="of:=RANDBETWEEN(-100;100)/100" office:value-type="float" office:value="0.92" calcext:value-type="float">
            <text:p>0,92</text:p>
          </table:table-cell>
          <table:table-cell table:formula="of:=RANDBETWEEN(-100;100)/100" office:value-type="float" office:value="-0.69" calcext:value-type="float">
            <text:p>-0,69</text:p>
          </table:table-cell>
          <table:table-cell table:formula="of:=IF([.A9]*[.A9]+[.B9]*[.B9]&lt;=1;1;0)" office:value-type="float" office:value="0" calcext:value-type="float">
            <text:p>0</text:p>
          </table:table-cell>
          <table:table-cell table:number-columns-repeated="2"/>
          <table:table-cell table:formula="of:=[.F8]+3.14159265/50" office:value-type="float" office:value="0.376991118" calcext:value-type="float">
            <text:p>0,376991118</text:p>
          </table:table-cell>
          <table:table-cell table:formula="of:=COS([.F9])" office:value-type="float" office:value="0.92977648604683" calcext:value-type="float">
            <text:p>0,929776486</text:p>
          </table:table-cell>
          <table:table-cell table:formula="of:=SIN([.F9])" office:value-type="float" office:value="0.368124552284153" calcext:value-type="float">
            <text:p>0,3681245523</text:p>
          </table:table-cell>
        </table:table-row>
        <table:table-row table:style-name="ro1">
          <table:table-cell table:formula="of:=RANDBETWEEN(-100;100)/100" office:value-type="float" office:value="0.38" calcext:value-type="float">
            <text:p>0,38</text:p>
          </table:table-cell>
          <table:table-cell table:formula="of:=RANDBETWEEN(-100;100)/100" office:value-type="float" office:value="0.51" calcext:value-type="float">
            <text:p>0,51</text:p>
          </table:table-cell>
          <table:table-cell table:formula="of:=IF([.A10]*[.A10]+[.B10]*[.B10]&lt;=1;1;0)" office:value-type="float" office:value="1" calcext:value-type="float">
            <text:p>1</text:p>
          </table:table-cell>
          <table:table-cell table:number-columns-repeated="2"/>
          <table:table-cell table:formula="of:=[.F9]+3.14159265/50" office:value-type="float" office:value="0.439822971" calcext:value-type="float">
            <text:p>0,439822971</text:p>
          </table:table-cell>
          <table:table-cell table:formula="of:=COS([.F10])" office:value-type="float" office:value="0.904827052680004" calcext:value-type="float">
            <text:p>0,9048270527</text:p>
          </table:table-cell>
          <table:table-cell table:formula="of:=SIN([.F10])" office:value-type="float" office:value="0.425779291110333" calcext:value-type="float">
            <text:p>0,4257792911</text:p>
          </table:table-cell>
        </table:table-row>
        <table:table-row table:style-name="ro1">
          <table:table-cell table:formula="of:=RANDBETWEEN(-100;100)/100" office:value-type="float" office:value="0.57" calcext:value-type="float">
            <text:p>0,57</text:p>
          </table:table-cell>
          <table:table-cell table:formula="of:=RANDBETWEEN(-100;100)/100" office:value-type="float" office:value="0.92" calcext:value-type="float">
            <text:p>0,92</text:p>
          </table:table-cell>
          <table:table-cell table:formula="of:=IF([.A11]*[.A11]+[.B11]*[.B11]&lt;=1;1;0)" office:value-type="float" office:value="0" calcext:value-type="float">
            <text:p>0</text:p>
          </table:table-cell>
          <table:table-cell table:number-columns-repeated="2"/>
          <table:table-cell table:formula="of:=[.F10]+3.14159265/50" office:value-type="float" office:value="0.502654824" calcext:value-type="float">
            <text:p>0,502654824</text:p>
          </table:table-cell>
          <table:table-cell table:formula="of:=COS([.F11])" office:value-type="float" office:value="0.876306680320567" calcext:value-type="float">
            <text:p>0,8763066803</text:p>
          </table:table-cell>
          <table:table-cell table:formula="of:=SIN([.F11])" office:value-type="float" office:value="0.481753673598394" calcext:value-type="float">
            <text:p>0,4817536736</text:p>
          </table:table-cell>
        </table:table-row>
        <table:table-row table:style-name="ro1">
          <table:table-cell table:formula="of:=RANDBETWEEN(-100;100)/100" office:value-type="float" office:value="-0.59" calcext:value-type="float">
            <text:p>-0,59</text:p>
          </table:table-cell>
          <table:table-cell table:formula="of:=RANDBETWEEN(-100;100)/100" office:value-type="float" office:value="-0.91" calcext:value-type="float">
            <text:p>-0,91</text:p>
          </table:table-cell>
          <table:table-cell table:formula="of:=IF([.A12]*[.A12]+[.B12]*[.B12]&lt;=1;1;0)" office:value-type="float" office:value="0" calcext:value-type="float">
            <text:p>0</text:p>
          </table:table-cell>
          <table:table-cell table:number-columns-repeated="2"/>
          <table:table-cell table:formula="of:=[.F11]+3.14159265/50" office:value-type="float" office:value="0.565486677" calcext:value-type="float">
            <text:p>0,565486677</text:p>
          </table:table-cell>
          <table:table-cell table:formula="of:=COS([.F12])" office:value-type="float" office:value="0.844327925848246" calcext:value-type="float">
            <text:p>0,8443279258</text:p>
          </table:table-cell>
          <table:table-cell table:formula="of:=SIN([.F12])" office:value-type="float" office:value="0.535826794433423" calcext:value-type="float">
            <text:p>0,5358267944</text:p>
          </table:table-cell>
        </table:table-row>
        <table:table-row table:style-name="ro1">
          <table:table-cell table:formula="of:=RANDBETWEEN(-100;100)/100" office:value-type="float" office:value="-0.7" calcext:value-type="float">
            <text:p>-0,7</text:p>
          </table:table-cell>
          <table:table-cell table:formula="of:=RANDBETWEEN(-100;100)/100" office:value-type="float" office:value="0.65" calcext:value-type="float">
            <text:p>0,65</text:p>
          </table:table-cell>
          <table:table-cell table:formula="of:=IF([.A13]*[.A13]+[.B13]*[.B13]&lt;=1;1;0)" office:value-type="float" office:value="1" calcext:value-type="float">
            <text:p>1</text:p>
          </table:table-cell>
          <table:table-cell table:number-columns-repeated="2"/>
          <table:table-cell table:formula="of:=[.F12]+3.14159265/50" office:value-type="float" office:value="0.62831853" calcext:value-type="float">
            <text:p>0,62831853</text:p>
          </table:table-cell>
          <table:table-cell table:formula="of:=COS([.F13])" office:value-type="float" office:value="0.809016994796953" calcext:value-type="float">
            <text:p>0,8090169948</text:p>
          </table:table-cell>
          <table:table-cell table:formula="of:=SIN([.F13])" office:value-type="float" office:value="0.587785251711633" calcext:value-type="float">
            <text:p>0,5877852517</text:p>
          </table:table-cell>
        </table:table-row>
        <table:table-row table:style-name="ro1">
          <table:table-cell table:formula="of:=RANDBETWEEN(-100;100)/100" office:value-type="float" office:value="-0.85" calcext:value-type="float">
            <text:p>-0,85</text:p>
          </table:table-cell>
          <table:table-cell table:formula="of:=RANDBETWEEN(-100;100)/100" office:value-type="float" office:value="-1" calcext:value-type="float">
            <text:p>-1</text:p>
          </table:table-cell>
          <table:table-cell table:formula="of:=IF([.A14]*[.A14]+[.B14]*[.B14]&lt;=1;1;0)" office:value-type="float" office:value="0" calcext:value-type="float">
            <text:p>0</text:p>
          </table:table-cell>
          <table:table-cell table:number-columns-repeated="2"/>
          <table:table-cell table:formula="of:=[.F13]+3.14159265/50" office:value-type="float" office:value="0.691150383" calcext:value-type="float">
            <text:p>0,691150383</text:p>
          </table:table-cell>
          <table:table-cell table:formula="of:=COS([.F14])" office:value-type="float" office:value="0.770513243279198" calcext:value-type="float">
            <text:p>0,7705132433</text:p>
          </table:table-cell>
          <table:table-cell table:formula="of:=SIN([.F14])" office:value-type="float" office:value="0.637423989140174" calcext:value-type="float">
            <text:p>0,6374239891</text:p>
          </table:table-cell>
        </table:table-row>
        <table:table-row table:style-name="ro1">
          <table:table-cell table:formula="of:=RANDBETWEEN(-100;100)/100" office:value-type="float" office:value="0.68" calcext:value-type="float">
            <text:p>0,68</text:p>
          </table:table-cell>
          <table:table-cell table:formula="of:=RANDBETWEEN(-100;100)/100" office:value-type="float" office:value="0.62" calcext:value-type="float">
            <text:p>0,62</text:p>
          </table:table-cell>
          <table:table-cell table:formula="of:=IF([.A15]*[.A15]+[.B15]*[.B15]&lt;=1;1;0)" office:value-type="float" office:value="1" calcext:value-type="float">
            <text:p>1</text:p>
          </table:table-cell>
          <table:table-cell table:number-columns-repeated="2"/>
          <table:table-cell table:formula="of:=[.F14]+3.14159265/50" office:value-type="float" office:value="0.753982236" calcext:value-type="float">
            <text:p>0,753982236</text:p>
          </table:table-cell>
          <table:table-cell table:formula="of:=COS([.F15])" office:value-type="float" office:value="0.728968628011183" calcext:value-type="float">
            <text:p>0,728968628</text:p>
          </table:table-cell>
          <table:table-cell table:formula="of:=SIN([.F15])" office:value-type="float" office:value="0.684547105300646" calcext:value-type="float">
            <text:p>0,6845471053</text:p>
          </table:table-cell>
        </table:table-row>
        <table:table-row table:style-name="ro1">
          <table:table-cell table:formula="of:=RANDBETWEEN(-100;100)/100" office:value-type="float" office:value="0.14" calcext:value-type="float">
            <text:p>0,14</text:p>
          </table:table-cell>
          <table:table-cell table:formula="of:=RANDBETWEEN(-100;100)/100" office:value-type="float" office:value="-0.09" calcext:value-type="float">
            <text:p>-0,09</text:p>
          </table:table-cell>
          <table:table-cell table:formula="of:=IF([.A16]*[.A16]+[.B16]*[.B16]&lt;=1;1;0)" office:value-type="float" office:value="1" calcext:value-type="float">
            <text:p>1</text:p>
          </table:table-cell>
          <table:table-cell table:number-columns-repeated="2"/>
          <table:table-cell table:formula="of:=[.F15]+3.14159265/50" office:value-type="float" office:value="0.816814089" calcext:value-type="float">
            <text:p>0,816814089</text:p>
          </table:table-cell>
          <table:table-cell table:formula="of:=COS([.F16])" office:value-type="float" office:value="0.684547106609069" calcext:value-type="float">
            <text:p>0,6845471066</text:p>
          </table:table-cell>
          <table:table-cell table:formula="of:=SIN([.F16])" office:value-type="float" office:value="0.728968626782492" calcext:value-type="float">
            <text:p>0,7289686268</text:p>
          </table:table-cell>
        </table:table-row>
        <table:table-row table:style-name="ro1">
          <table:table-cell table:formula="of:=RANDBETWEEN(-100;100)/100" office:value-type="float" office:value="0.57" calcext:value-type="float">
            <text:p>0,57</text:p>
          </table:table-cell>
          <table:table-cell table:formula="of:=RANDBETWEEN(-100;100)/100" office:value-type="float" office:value="0.57" calcext:value-type="float">
            <text:p>0,57</text:p>
          </table:table-cell>
          <table:table-cell table:formula="of:=IF([.A17]*[.A17]+[.B17]*[.B17]&lt;=1;1;0)" office:value-type="float" office:value="1" calcext:value-type="float">
            <text:p>1</text:p>
          </table:table-cell>
          <table:table-cell table:number-columns-repeated="2"/>
          <table:table-cell table:formula="of:=[.F16]+3.14159265/50" office:value-type="float" office:value="0.879645942" calcext:value-type="float">
            <text:p>0,879645942</text:p>
          </table:table-cell>
          <table:table-cell table:formula="of:=COS([.F17])" office:value-type="float" office:value="0.637423990523165" calcext:value-type="float">
            <text:p>0,6374239905</text:p>
          </table:table-cell>
          <table:table-cell table:formula="of:=SIN([.F17])" office:value-type="float" office:value="0.770513242135088" calcext:value-type="float">
            <text:p>0,7705132421</text:p>
          </table:table-cell>
        </table:table-row>
        <table:table-row table:style-name="ro1">
          <table:table-cell table:formula="of:=RANDBETWEEN(-100;100)/100" office:value-type="float" office:value="-0.24" calcext:value-type="float">
            <text:p>-0,24</text:p>
          </table:table-cell>
          <table:table-cell table:formula="of:=RANDBETWEEN(-100;100)/100" office:value-type="float" office:value="0.84" calcext:value-type="float">
            <text:p>0,84</text:p>
          </table:table-cell>
          <table:table-cell table:formula="of:=IF([.A18]*[.A18]+[.B18]*[.B18]&lt;=1;1;0)" office:value-type="float" office:value="1" calcext:value-type="float">
            <text:p>1</text:p>
          </table:table-cell>
          <table:table-cell table:number-columns-repeated="2"/>
          <table:table-cell table:formula="of:=[.F17]+3.14159265/50" office:value-type="float" office:value="0.942477795" calcext:value-type="float">
            <text:p>0,942477795</text:p>
          </table:table-cell>
          <table:table-cell table:formula="of:=COS([.F18])" office:value-type="float" office:value="0.587785253163734" calcext:value-type="float">
            <text:p>0,5877852532</text:p>
          </table:table-cell>
          <table:table-cell table:formula="of:=SIN([.F18])" office:value-type="float" office:value="0.809016993741939" calcext:value-type="float">
            <text:p>0,8090169937</text:p>
          </table:table-cell>
        </table:table-row>
        <table:table-row table:style-name="ro1">
          <table:table-cell table:formula="of:=RANDBETWEEN(-100;100)/100" office:value-type="float" office:value="-0.15" calcext:value-type="float">
            <text:p>-0,15</text:p>
          </table:table-cell>
          <table:table-cell table:formula="of:=RANDBETWEEN(-100;100)/100" office:value-type="float" office:value="-0.69" calcext:value-type="float">
            <text:p>-0,69</text:p>
          </table:table-cell>
          <table:table-cell table:formula="of:=IF([.A19]*[.A19]+[.B19]*[.B19]&lt;=1;1;0)" office:value-type="float" office:value="1" calcext:value-type="float">
            <text:p>1</text:p>
          </table:table-cell>
          <table:table-cell table:number-columns-repeated="2"/>
          <table:table-cell table:formula="of:=[.F18]+3.14159265/50" office:value-type="float" office:value="1.005309648" calcext:value-type="float">
            <text:p>1,005309648</text:p>
          </table:table-cell>
          <table:table-cell table:formula="of:=COS([.F19])" office:value-type="float" office:value="0.535826795948904" calcext:value-type="float">
            <text:p>0,5358267959</text:p>
          </table:table-cell>
          <table:table-cell table:formula="of:=SIN([.F19])" office:value-type="float" office:value="0.844327924886493" calcext:value-type="float">
            <text:p>0,8443279249</text:p>
          </table:table-cell>
        </table:table-row>
        <table:table-row table:style-name="ro1">
          <table:table-cell table:formula="of:=RANDBETWEEN(-100;100)/100" office:value-type="float" office:value="-0.96" calcext:value-type="float">
            <text:p>-0,96</text:p>
          </table:table-cell>
          <table:table-cell table:formula="of:=RANDBETWEEN(-100;100)/100" office:value-type="float" office:value="0.49" calcext:value-type="float">
            <text:p>0,49</text:p>
          </table:table-cell>
          <table:table-cell table:formula="of:=IF([.A20]*[.A20]+[.B20]*[.B20]&lt;=1;1;0)" office:value-type="float" office:value="0" calcext:value-type="float">
            <text:p>0</text:p>
          </table:table-cell>
          <table:table-cell table:number-columns-repeated="2"/>
          <table:table-cell table:formula="of:=[.F19]+3.14159265/50" office:value-type="float" office:value="1.068141501" calcext:value-type="float">
            <text:p>1,068141501</text:p>
          </table:table-cell>
          <table:table-cell table:formula="of:=COS([.F20])" office:value-type="float" office:value="0.481753675171273" calcext:value-type="float">
            <text:p>0,4817536752</text:p>
          </table:table-cell>
          <table:table-cell table:formula="of:=SIN([.F20])" office:value-type="float" office:value="0.876306679455869" calcext:value-type="float">
            <text:p>0,8763066795</text:p>
          </table:table-cell>
        </table:table-row>
        <table:table-row table:style-name="ro1">
          <table:table-cell table:formula="of:=RANDBETWEEN(-100;100)/100" office:value-type="float" office:value="-0.12" calcext:value-type="float">
            <text:p>-0,12</text:p>
          </table:table-cell>
          <table:table-cell table:formula="of:=RANDBETWEEN(-100;100)/100" office:value-type="float" office:value="-0.17" calcext:value-type="float">
            <text:p>-0,17</text:p>
          </table:table-cell>
          <table:table-cell table:formula="of:=IF([.A21]*[.A21]+[.B21]*[.B21]&lt;=1;1;0)" office:value-type="float" office:value="1" calcext:value-type="float">
            <text:p>1</text:p>
          </table:table-cell>
          <table:table-cell table:number-columns-repeated="2"/>
          <table:table-cell table:formula="of:=[.F20]+3.14159265/50" office:value-type="float" office:value="1.130973354" calcext:value-type="float">
            <text:p>1,130973354</text:p>
          </table:table-cell>
          <table:table-cell table:formula="of:=COS([.F21])" office:value-type="float" office:value="0.425779292734403" calcext:value-type="float">
            <text:p>0,4257792927</text:p>
          </table:table-cell>
          <table:table-cell table:formula="of:=SIN([.F21])" office:value-type="float" office:value="0.904827051915774" calcext:value-type="float">
            <text:p>0,9048270519</text:p>
          </table:table-cell>
        </table:table-row>
        <table:table-row table:style-name="ro1">
          <table:table-cell table:formula="of:=RANDBETWEEN(-100;100)/100" office:value-type="float" office:value="0.31" calcext:value-type="float">
            <text:p>0,31</text:p>
          </table:table-cell>
          <table:table-cell table:formula="of:=RANDBETWEEN(-100;100)/100" office:value-type="float" office:value="-0.69" calcext:value-type="float">
            <text:p>-0,69</text:p>
          </table:table-cell>
          <table:table-cell table:formula="of:=IF([.A22]*[.A22]+[.B22]*[.B22]&lt;=1;1;0)" office:value-type="float" office:value="1" calcext:value-type="float">
            <text:p>1</text:p>
          </table:table-cell>
          <table:table-cell table:number-columns-repeated="2"/>
          <table:table-cell table:formula="of:=[.F21]+3.14159265/50" office:value-type="float" office:value="1.193805207" calcext:value-type="float">
            <text:p>1,193805207</text:p>
          </table:table-cell>
          <table:table-cell table:formula="of:=COS([.F22])" office:value-type="float" office:value="0.368124553953005" calcext:value-type="float">
            <text:p>0,368124554</text:p>
          </table:table-cell>
          <table:table-cell table:formula="of:=SIN([.F22])" office:value-type="float" office:value="0.929776485386085" calcext:value-type="float">
            <text:p>0,9297764854</text:p>
          </table:table-cell>
        </table:table-row>
        <table:table-row table:style-name="ro1">
          <table:table-cell table:formula="of:=RANDBETWEEN(-100;100)/100" office:value-type="float" office:value="0.94" calcext:value-type="float">
            <text:p>0,94</text:p>
          </table:table-cell>
          <table:table-cell table:formula="of:=RANDBETWEEN(-100;100)/100" office:value-type="float" office:value="0.78" calcext:value-type="float">
            <text:p>0,78</text:p>
          </table:table-cell>
          <table:table-cell table:formula="of:=IF([.A23]*[.A23]+[.B23]*[.B23]&lt;=1;1;0)" office:value-type="float" office:value="0" calcext:value-type="float">
            <text:p>0</text:p>
          </table:table-cell>
          <table:table-cell table:number-columns-repeated="2"/>
          <table:table-cell table:formula="of:=[.F22]+3.14159265/50" office:value-type="float" office:value="1.25663706" calcext:value-type="float">
            <text:p>1,25663706</text:p>
          </table:table-cell>
          <table:table-cell table:formula="of:=COS([.F23])" office:value-type="float" office:value="0.309016995740585" calcext:value-type="float">
            <text:p>0,3090169957</text:p>
          </table:table-cell>
          <table:table-cell table:formula="of:=SIN([.F23])" office:value-type="float" office:value="0.951056515851431" calcext:value-type="float">
            <text:p>0,9510565159</text:p>
          </table:table-cell>
        </table:table-row>
        <table:table-row table:style-name="ro1">
          <table:table-cell table:formula="of:=RANDBETWEEN(-100;100)/100" office:value-type="float" office:value="0.77" calcext:value-type="float">
            <text:p>0,77</text:p>
          </table:table-cell>
          <table:table-cell table:formula="of:=RANDBETWEEN(-100;100)/100" office:value-type="float" office:value="-0.05" calcext:value-type="float">
            <text:p>-0,05</text:p>
          </table:table-cell>
          <table:table-cell table:formula="of:=IF([.A24]*[.A24]+[.B24]*[.B24]&lt;=1;1;0)" office:value-type="float" office:value="1" calcext:value-type="float">
            <text:p>1</text:p>
          </table:table-cell>
          <table:table-cell table:number-columns-repeated="2"/>
          <table:table-cell table:formula="of:=[.F23]+3.14159265/50" office:value-type="float" office:value="1.319468913" calcext:value-type="float">
            <text:p>1,319468913</text:p>
          </table:table-cell>
          <table:table-cell table:formula="of:=COS([.F24])" office:value-type="float" office:value="0.2486898886252" calcext:value-type="float">
            <text:p>0,2486898886</text:p>
          </table:table-cell>
          <table:table-cell table:formula="of:=SIN([.F24])" office:value-type="float" office:value="0.968583160753678" calcext:value-type="float">
            <text:p>0,9685831608</text:p>
          </table:table-cell>
        </table:table-row>
        <table:table-row table:style-name="ro1">
          <table:table-cell table:formula="of:=RANDBETWEEN(-100;100)/100" office:value-type="float" office:value="0.94" calcext:value-type="float">
            <text:p>0,94</text:p>
          </table:table-cell>
          <table:table-cell table:formula="of:=RANDBETWEEN(-100;100)/100" office:value-type="float" office:value="-0.24" calcext:value-type="float">
            <text:p>-0,24</text:p>
          </table:table-cell>
          <table:table-cell table:formula="of:=IF([.A25]*[.A25]+[.B25]*[.B25]&lt;=1;1;0)" office:value-type="float" office:value="1" calcext:value-type="float">
            <text:p>1</text:p>
          </table:table-cell>
          <table:table-cell table:number-columns-repeated="2"/>
          <table:table-cell table:formula="of:=[.F24]+3.14159265/50" office:value-type="float" office:value="1.382300766" calcext:value-type="float">
            <text:p>1,382300766</text:p>
          </table:table-cell>
          <table:table-cell table:formula="of:=COS([.F25])" office:value-type="float" office:value="0.187381316137256" calcext:value-type="float">
            <text:p>0,1873813161</text:p>
          </table:table-cell>
          <table:table-cell table:formula="of:=SIN([.F25])" office:value-type="float" office:value="0.982287250432718" calcext:value-type="float">
            <text:p>0,9822872504</text:p>
          </table:table-cell>
        </table:table-row>
        <table:table-row table:style-name="ro1">
          <table:table-cell table:formula="of:=RANDBETWEEN(-100;100)/100" office:value-type="float" office:value="-0.25" calcext:value-type="float">
            <text:p>-0,25</text:p>
          </table:table-cell>
          <table:table-cell table:formula="of:=RANDBETWEEN(-100;100)/100" office:value-type="float" office:value="0.03" calcext:value-type="float">
            <text:p>0,03</text:p>
          </table:table-cell>
          <table:table-cell table:formula="of:=IF([.A26]*[.A26]+[.B26]*[.B26]&lt;=1;1;0)" office:value-type="float" office:value="1" calcext:value-type="float">
            <text:p>1</text:p>
          </table:table-cell>
          <table:table-cell table:number-columns-repeated="2"/>
          <table:table-cell table:formula="of:=[.F25]+3.14159265/50" office:value-type="float" office:value="1.445132619" calcext:value-type="float">
            <text:p>1,445132619</text:p>
          </table:table-cell>
          <table:table-cell table:formula="of:=COS([.F26])" office:value-type="float" office:value="0.125333235202587" calcext:value-type="float">
            <text:p>0,1253332352</text:p>
          </table:table-cell>
          <table:table-cell table:formula="of:=SIN([.F26])" office:value-type="float" office:value="0.992114701107515" calcext:value-type="float">
            <text:p>0,9921147011</text:p>
          </table:table-cell>
        </table:table-row>
        <table:table-row table:style-name="ro1">
          <table:table-cell table:formula="of:=RANDBETWEEN(-100;100)/100" office:value-type="float" office:value="-0.6" calcext:value-type="float">
            <text:p>-0,6</text:p>
          </table:table-cell>
          <table:table-cell table:formula="of:=RANDBETWEEN(-100;100)/100" office:value-type="float" office:value="0.27" calcext:value-type="float">
            <text:p>0,27</text:p>
          </table:table-cell>
          <table:table-cell table:formula="of:=IF([.A27]*[.A27]+[.B27]*[.B27]&lt;=1;1;0)" office:value-type="float" office:value="1" calcext:value-type="float">
            <text:p>1</text:p>
          </table:table-cell>
          <table:table-cell table:number-columns-repeated="2"/>
          <table:table-cell table:formula="of:=[.F26]+3.14159265/50" office:value-type="float" office:value="1.507964472" calcext:value-type="float">
            <text:p>1,507964472</text:p>
          </table:table-cell>
          <table:table-cell table:formula="of:=COS([.F27])" office:value-type="float" office:value="0.0627905212490133" calcext:value-type="float">
            <text:p>0,0627905212</text:p>
          </table:table-cell>
          <table:table-cell table:formula="of:=SIN([.F27])" office:value-type="float" office:value="0.998026728320077" calcext:value-type="float">
            <text:p>0,9980267283</text:p>
          </table:table-cell>
        </table:table-row>
        <table:table-row table:style-name="ro1">
          <table:table-cell table:formula="of:=RANDBETWEEN(-100;100)/100" office:value-type="float" office:value="0.52" calcext:value-type="float">
            <text:p>0,52</text:p>
          </table:table-cell>
          <table:table-cell table:formula="of:=RANDBETWEEN(-100;100)/100" office:value-type="float" office:value="-0.61" calcext:value-type="float">
            <text:p>-0,61</text:p>
          </table:table-cell>
          <table:table-cell table:formula="of:=IF([.A28]*[.A28]+[.B28]*[.B28]&lt;=1;1;0)" office:value-type="float" office:value="1" calcext:value-type="float">
            <text:p>1</text:p>
          </table:table-cell>
          <table:table-cell table:number-columns-repeated="2"/>
          <table:table-cell table:formula="of:=[.F27]+3.14159265/50" office:value-type="float" office:value="1.570796325" calcext:value-type="float">
            <text:p>1,570796325</text:p>
          </table:table-cell>
          <table:table-cell table:formula="of:=COS([.F28])" office:value-type="float" office:value="0.00000000179489584878699" calcext:value-type="float">
            <text:p>1,79489584878699E-009</text:p>
          </table:table-cell>
          <table:table-cell table:formula="of:=SIN([.F28])" office:value-type="float" office:value="1" calcext:value-type="float">
            <text:p>1</text:p>
          </table:table-cell>
        </table:table-row>
        <table:table-row table:style-name="ro1">
          <table:table-cell table:formula="of:=RANDBETWEEN(-100;100)/100" office:value-type="float" office:value="-0.61" calcext:value-type="float">
            <text:p>-0,61</text:p>
          </table:table-cell>
          <table:table-cell table:formula="of:=RANDBETWEEN(-100;100)/100" office:value-type="float" office:value="0.48" calcext:value-type="float">
            <text:p>0,48</text:p>
          </table:table-cell>
          <table:table-cell table:formula="of:=IF([.A29]*[.A29]+[.B29]*[.B29]&lt;=1;1;0)" office:value-type="float" office:value="1" calcext:value-type="float">
            <text:p>1</text:p>
          </table:table-cell>
          <table:table-cell table:number-columns-repeated="2"/>
          <table:table-cell table:formula="of:=[.F28]+3.14159265/50" office:value-type="float" office:value="1.633628178" calcext:value-type="float">
            <text:p>1,633628178</text:p>
          </table:table-cell>
          <table:table-cell table:formula="of:=COS([.F29])" office:value-type="float" office:value="-0.0627905176663052" calcext:value-type="float">
            <text:p>-0,0627905177</text:p>
          </table:table-cell>
          <table:table-cell table:formula="of:=SIN([.F29])" office:value-type="float" office:value="0.998026728545482" calcext:value-type="float">
            <text:p>0,9980267285</text:p>
          </table:table-cell>
        </table:table-row>
        <table:table-row table:style-name="ro1">
          <table:table-cell table:formula="of:=RANDBETWEEN(-100;100)/100" office:value-type="float" office:value="-0.97" calcext:value-type="float">
            <text:p>-0,97</text:p>
          </table:table-cell>
          <table:table-cell table:formula="of:=RANDBETWEEN(-100;100)/100" office:value-type="float" office:value="1" calcext:value-type="float">
            <text:p>1</text:p>
          </table:table-cell>
          <table:table-cell table:formula="of:=IF([.A30]*[.A30]+[.B30]*[.B30]&lt;=1;1;0)" office:value-type="float" office:value="0" calcext:value-type="float">
            <text:p>0</text:p>
          </table:table-cell>
          <table:table-cell table:number-columns-repeated="2"/>
          <table:table-cell table:formula="of:=[.F29]+3.14159265/50" office:value-type="float" office:value="1.696460031" calcext:value-type="float">
            <text:p>1,696460031</text:p>
          </table:table-cell>
          <table:table-cell table:formula="of:=COS([.F30])" office:value-type="float" office:value="-0.125333231641102" calcext:value-type="float">
            <text:p>-0,1253332316</text:p>
          </table:table-cell>
          <table:table-cell table:formula="of:=SIN([.F30])" office:value-type="float" office:value="0.992114701557435" calcext:value-type="float">
            <text:p>0,9921147016</text:p>
          </table:table-cell>
        </table:table-row>
        <table:table-row table:style-name="ro1">
          <table:table-cell table:formula="of:=RANDBETWEEN(-100;100)/100" office:value-type="float" office:value="0.44" calcext:value-type="float">
            <text:p>0,44</text:p>
          </table:table-cell>
          <table:table-cell table:formula="of:=RANDBETWEEN(-100;100)/100" office:value-type="float" office:value="0.37" calcext:value-type="float">
            <text:p>0,37</text:p>
          </table:table-cell>
          <table:table-cell table:formula="of:=IF([.A31]*[.A31]+[.B31]*[.B31]&lt;=1;1;0)" office:value-type="float" office:value="1" calcext:value-type="float">
            <text:p>1</text:p>
          </table:table-cell>
          <table:table-cell table:number-columns-repeated="2"/>
          <table:table-cell table:formula="of:=[.F30]+3.14159265/50" office:value-type="float" office:value="1.759291884" calcext:value-type="float">
            <text:p>1,759291884</text:p>
          </table:table-cell>
          <table:table-cell table:formula="of:=COS([.F31])" office:value-type="float" office:value="-0.187381312611049" calcext:value-type="float">
            <text:p>-0,1873813126</text:p>
          </table:table-cell>
          <table:table-cell table:formula="of:=SIN([.F31])" office:value-type="float" office:value="0.982287251105378" calcext:value-type="float">
            <text:p>0,9822872511</text:p>
          </table:table-cell>
        </table:table-row>
        <table:table-row table:style-name="ro1">
          <table:table-cell table:formula="of:=RANDBETWEEN(-100;100)/100" office:value-type="float" office:value="-0.35" calcext:value-type="float">
            <text:p>-0,35</text:p>
          </table:table-cell>
          <table:table-cell table:formula="of:=RANDBETWEEN(-100;100)/100" office:value-type="float" office:value="0.32" calcext:value-type="float">
            <text:p>0,32</text:p>
          </table:table-cell>
          <table:table-cell table:formula="of:=IF([.A32]*[.A32]+[.B32]*[.B32]&lt;=1;1;0)" office:value-type="float" office:value="1" calcext:value-type="float">
            <text:p>1</text:p>
          </table:table-cell>
          <table:table-cell table:number-columns-repeated="2"/>
          <table:table-cell table:formula="of:=[.F31]+3.14159265/50" office:value-type="float" office:value="1.822123737" calcext:value-type="float">
            <text:p>1,822123737</text:p>
          </table:table-cell>
          <table:table-cell table:formula="of:=COS([.F32])" office:value-type="float" office:value="-0.248689885148188" calcext:value-type="float">
            <text:p>-0,2486898851</text:p>
          </table:table-cell>
          <table:table-cell table:formula="of:=SIN([.F32])" office:value-type="float" office:value="0.968583161646423" calcext:value-type="float">
            <text:p>0,9685831616</text:p>
          </table:table-cell>
        </table:table-row>
        <table:table-row table:style-name="ro1">
          <table:table-cell table:formula="of:=RANDBETWEEN(-100;100)/100" office:value-type="float" office:value="-0.19" calcext:value-type="float">
            <text:p>-0,19</text:p>
          </table:table-cell>
          <table:table-cell table:formula="of:=RANDBETWEEN(-100;100)/100" office:value-type="float" office:value="0.26" calcext:value-type="float">
            <text:p>0,26</text:p>
          </table:table-cell>
          <table:table-cell table:formula="of:=IF([.A33]*[.A33]+[.B33]*[.B33]&lt;=1;1;0)" office:value-type="float" office:value="1" calcext:value-type="float">
            <text:p>1</text:p>
          </table:table-cell>
          <table:table-cell table:number-columns-repeated="2"/>
          <table:table-cell table:formula="of:=[.F32]+3.14159265/50" office:value-type="float" office:value="1.88495559" calcext:value-type="float">
            <text:p>1,88495559</text:p>
          </table:table-cell>
          <table:table-cell table:formula="of:=COS([.F33])" office:value-type="float" office:value="-0.309016992326491" calcext:value-type="float">
            <text:p>-0,3090169923</text:p>
          </table:table-cell>
          <table:table-cell table:formula="of:=SIN([.F33])" office:value-type="float" office:value="0.951056516960738" calcext:value-type="float">
            <text:p>0,951056517</text:p>
          </table:table-cell>
        </table:table-row>
        <table:table-row table:style-name="ro1">
          <table:table-cell table:formula="of:=RANDBETWEEN(-100;100)/100" office:value-type="float" office:value="0.48" calcext:value-type="float">
            <text:p>0,48</text:p>
          </table:table-cell>
          <table:table-cell table:formula="of:=RANDBETWEEN(-100;100)/100" office:value-type="float" office:value="0.76" calcext:value-type="float">
            <text:p>0,76</text:p>
          </table:table-cell>
          <table:table-cell table:formula="of:=IF([.A34]*[.A34]+[.B34]*[.B34]&lt;=1;1;0)" office:value-type="float" office:value="1" calcext:value-type="float">
            <text:p>1</text:p>
          </table:table-cell>
          <table:table-cell table:number-columns-repeated="2"/>
          <table:table-cell table:formula="of:=[.F33]+3.14159265/50" office:value-type="float" office:value="1.947787443" calcext:value-type="float">
            <text:p>1,947787443</text:p>
          </table:table-cell>
          <table:table-cell table:formula="of:=COS([.F34])" office:value-type="float" office:value="-0.368124550615302" calcext:value-type="float">
            <text:p>-0,3681245506</text:p>
          </table:table-cell>
          <table:table-cell table:formula="of:=SIN([.F34])" office:value-type="float" office:value="0.929776486707575" calcext:value-type="float">
            <text:p>0,9297764867</text:p>
          </table:table-cell>
        </table:table-row>
        <table:table-row table:style-name="ro1">
          <table:table-cell table:formula="of:=RANDBETWEEN(-100;100)/100" office:value-type="float" office:value="-0.86" calcext:value-type="float">
            <text:p>-0,86</text:p>
          </table:table-cell>
          <table:table-cell table:formula="of:=RANDBETWEEN(-100;100)/100" office:value-type="float" office:value="-0.4" calcext:value-type="float">
            <text:p>-0,4</text:p>
          </table:table-cell>
          <table:table-cell table:formula="of:=IF([.A35]*[.A35]+[.B35]*[.B35]&lt;=1;1;0)" office:value-type="float" office:value="1" calcext:value-type="float">
            <text:p>1</text:p>
          </table:table-cell>
          <table:table-cell table:number-columns-repeated="2"/>
          <table:table-cell table:formula="of:=[.F34]+3.14159265/50" office:value-type="float" office:value="2.010619296" calcext:value-type="float">
            <text:p>2,010619296</text:p>
          </table:table-cell>
          <table:table-cell table:formula="of:=COS([.F35])" office:value-type="float" office:value="-0.425779289486263" calcext:value-type="float">
            <text:p>-0,4257792895</text:p>
          </table:table-cell>
          <table:table-cell table:formula="of:=SIN([.F35])" office:value-type="float" office:value="0.904827053444233" calcext:value-type="float">
            <text:p>0,9048270534</text:p>
          </table:table-cell>
        </table:table-row>
        <table:table-row table:style-name="ro1">
          <table:table-cell table:formula="of:=RANDBETWEEN(-100;100)/100" office:value-type="float" office:value="-0.36" calcext:value-type="float">
            <text:p>-0,36</text:p>
          </table:table-cell>
          <table:table-cell table:formula="of:=RANDBETWEEN(-100;100)/100" office:value-type="float" office:value="-0.48" calcext:value-type="float">
            <text:p>-0,48</text:p>
          </table:table-cell>
          <table:table-cell table:formula="of:=IF([.A36]*[.A36]+[.B36]*[.B36]&lt;=1;1;0)" office:value-type="float" office:value="1" calcext:value-type="float">
            <text:p>1</text:p>
          </table:table-cell>
          <table:table-cell table:number-columns-repeated="2"/>
          <table:table-cell table:formula="of:=[.F35]+3.14159265/50" office:value-type="float" office:value="2.073451149" calcext:value-type="float">
            <text:p>2,073451149</text:p>
          </table:table-cell>
          <table:table-cell table:formula="of:=COS([.F36])" office:value-type="float" office:value="-0.481753672025515" calcext:value-type="float">
            <text:p>-0,481753672</text:p>
          </table:table-cell>
          <table:table-cell table:formula="of:=SIN([.F36])" office:value-type="float" office:value="0.876306681185264" calcext:value-type="float">
            <text:p>0,8763066812</text:p>
          </table:table-cell>
        </table:table-row>
        <table:table-row table:style-name="ro1">
          <table:table-cell table:formula="of:=RANDBETWEEN(-100;100)/100" office:value-type="float" office:value="0.74" calcext:value-type="float">
            <text:p>0,74</text:p>
          </table:table-cell>
          <table:table-cell table:formula="of:=RANDBETWEEN(-100;100)/100" office:value-type="float" office:value="0.52" calcext:value-type="float">
            <text:p>0,52</text:p>
          </table:table-cell>
          <table:table-cell table:formula="of:=IF([.A37]*[.A37]+[.B37]*[.B37]&lt;=1;1;0)" office:value-type="float" office:value="1" calcext:value-type="float">
            <text:p>1</text:p>
          </table:table-cell>
          <table:table-cell table:number-columns-repeated="2"/>
          <table:table-cell table:formula="of:=[.F36]+3.14159265/50" office:value-type="float" office:value="2.136283002" calcext:value-type="float">
            <text:p>2,136283002</text:p>
          </table:table-cell>
          <table:table-cell table:formula="of:=COS([.F37])" office:value-type="float" office:value="-0.535826792917943" calcext:value-type="float">
            <text:p>-0,5358267929</text:p>
          </table:table-cell>
          <table:table-cell table:formula="of:=SIN([.F37])" office:value-type="float" office:value="0.844327926809999" calcext:value-type="float">
            <text:p>0,8443279268</text:p>
          </table:table-cell>
        </table:table-row>
        <table:table-row table:style-name="ro1">
          <table:table-cell table:formula="of:=RANDBETWEEN(-100;100)/100" office:value-type="float" office:value="-0.94" calcext:value-type="float">
            <text:p>-0,94</text:p>
          </table:table-cell>
          <table:table-cell table:formula="of:=RANDBETWEEN(-100;100)/100" office:value-type="float" office:value="0.32" calcext:value-type="float">
            <text:p>0,32</text:p>
          </table:table-cell>
          <table:table-cell table:formula="of:=IF([.A38]*[.A38]+[.B38]*[.B38]&lt;=1;1;0)" office:value-type="float" office:value="1" calcext:value-type="float">
            <text:p>1</text:p>
          </table:table-cell>
          <table:table-cell table:number-columns-repeated="2"/>
          <table:table-cell table:formula="of:=[.F37]+3.14159265/50" office:value-type="float" office:value="2.199114855" calcext:value-type="float">
            <text:p>2,199114855</text:p>
          </table:table-cell>
          <table:table-cell table:formula="of:=COS([.F38])" office:value-type="float" office:value="-0.587785250259532" calcext:value-type="float">
            <text:p>-0,5877852503</text:p>
          </table:table-cell>
          <table:table-cell table:formula="of:=SIN([.F38])" office:value-type="float" office:value="0.809016995851966" calcext:value-type="float">
            <text:p>0,8090169959</text:p>
          </table:table-cell>
        </table:table-row>
        <table:table-row table:style-name="ro1">
          <table:table-cell table:formula="of:=RANDBETWEEN(-100;100)/100" office:value-type="float" office:value="0.59" calcext:value-type="float">
            <text:p>0,59</text:p>
          </table:table-cell>
          <table:table-cell table:formula="of:=RANDBETWEEN(-100;100)/100" office:value-type="float" office:value="0.44" calcext:value-type="float">
            <text:p>0,44</text:p>
          </table:table-cell>
          <table:table-cell table:formula="of:=IF([.A39]*[.A39]+[.B39]*[.B39]&lt;=1;1;0)" office:value-type="float" office:value="1" calcext:value-type="float">
            <text:p>1</text:p>
          </table:table-cell>
          <table:table-cell table:number-columns-repeated="2"/>
          <table:table-cell table:formula="of:=[.F38]+3.14159265/50" office:value-type="float" office:value="2.261946708" calcext:value-type="float">
            <text:p>2,261946708</text:p>
          </table:table-cell>
          <table:table-cell table:formula="of:=COS([.F39])" office:value-type="float" office:value="-0.637423987757183" calcext:value-type="float">
            <text:p>-0,6374239878</text:p>
          </table:table-cell>
          <table:table-cell table:formula="of:=SIN([.F39])" office:value-type="float" office:value="0.770513244423307" calcext:value-type="float">
            <text:p>0,7705132444</text:p>
          </table:table-cell>
        </table:table-row>
        <table:table-row table:style-name="ro1">
          <table:table-cell table:formula="of:=RANDBETWEEN(-100;100)/100" office:value-type="float" office:value="-0.21" calcext:value-type="float">
            <text:p>-0,21</text:p>
          </table:table-cell>
          <table:table-cell table:formula="of:=RANDBETWEEN(-100;100)/100" office:value-type="float" office:value="0.26" calcext:value-type="float">
            <text:p>0,26</text:p>
          </table:table-cell>
          <table:table-cell table:formula="of:=IF([.A40]*[.A40]+[.B40]*[.B40]&lt;=1;1;0)" office:value-type="float" office:value="1" calcext:value-type="float">
            <text:p>1</text:p>
          </table:table-cell>
          <table:table-cell table:number-columns-repeated="2"/>
          <table:table-cell table:formula="of:=[.F39]+3.14159265/50" office:value-type="float" office:value="2.324778561" calcext:value-type="float">
            <text:p>2,324778561</text:p>
          </table:table-cell>
          <table:table-cell table:formula="of:=COS([.F40])" office:value-type="float" office:value="-0.684547103992223" calcext:value-type="float">
            <text:p>-0,684547104</text:p>
          </table:table-cell>
          <table:table-cell table:formula="of:=SIN([.F40])" office:value-type="float" office:value="0.728968629239874" calcext:value-type="float">
            <text:p>0,7289686292</text:p>
          </table:table-cell>
        </table:table-row>
        <table:table-row table:style-name="ro1">
          <table:table-cell table:formula="of:=RANDBETWEEN(-100;100)/100" office:value-type="float" office:value="-0.05" calcext:value-type="float">
            <text:p>-0,05</text:p>
          </table:table-cell>
          <table:table-cell table:formula="of:=RANDBETWEEN(-100;100)/100" office:value-type="float" office:value="-0.75" calcext:value-type="float">
            <text:p>-0,75</text:p>
          </table:table-cell>
          <table:table-cell table:formula="of:=IF([.A41]*[.A41]+[.B41]*[.B41]&lt;=1;1;0)" office:value-type="float" office:value="1" calcext:value-type="float">
            <text:p>1</text:p>
          </table:table-cell>
          <table:table-cell table:number-columns-repeated="2"/>
          <table:table-cell table:formula="of:=[.F40]+3.14159265/50" office:value-type="float" office:value="2.387610414" calcext:value-type="float">
            <text:p>2,387610414</text:p>
          </table:table-cell>
          <table:table-cell table:formula="of:=COS([.F41])" office:value-type="float" office:value="-0.728968625553802" calcext:value-type="float">
            <text:p>-0,7289686256</text:p>
          </table:table-cell>
          <table:table-cell table:formula="of:=SIN([.F41])" office:value-type="float" office:value="0.684547107917491" calcext:value-type="float">
            <text:p>0,6845471079</text:p>
          </table:table-cell>
        </table:table-row>
        <table:table-row table:style-name="ro1">
          <table:table-cell table:formula="of:=RANDBETWEEN(-100;100)/100" office:value-type="float" office:value="-0.34" calcext:value-type="float">
            <text:p>-0,34</text:p>
          </table:table-cell>
          <table:table-cell table:formula="of:=RANDBETWEEN(-100;100)/100" office:value-type="float" office:value="0.82" calcext:value-type="float">
            <text:p>0,82</text:p>
          </table:table-cell>
          <table:table-cell table:formula="of:=IF([.A42]*[.A42]+[.B42]*[.B42]&lt;=1;1;0)" office:value-type="float" office:value="1" calcext:value-type="float">
            <text:p>1</text:p>
          </table:table-cell>
          <table:table-cell table:number-columns-repeated="2"/>
          <table:table-cell table:formula="of:=[.F41]+3.14159265/50" office:value-type="float" office:value="2.450442267" calcext:value-type="float">
            <text:p>2,450442267</text:p>
          </table:table-cell>
          <table:table-cell table:formula="of:=COS([.F42])" office:value-type="float" office:value="-0.770513240990978" calcext:value-type="float">
            <text:p>-0,770513241</text:p>
          </table:table-cell>
          <table:table-cell table:formula="of:=SIN([.F42])" office:value-type="float" office:value="0.637423991906156" calcext:value-type="float">
            <text:p>0,6374239919</text:p>
          </table:table-cell>
        </table:table-row>
        <table:table-row table:style-name="ro1">
          <table:table-cell table:formula="of:=RANDBETWEEN(-100;100)/100" office:value-type="float" office:value="-0.58" calcext:value-type="float">
            <text:p>-0,58</text:p>
          </table:table-cell>
          <table:table-cell table:formula="of:=RANDBETWEEN(-100;100)/100" office:value-type="float" office:value="0.82" calcext:value-type="float">
            <text:p>0,82</text:p>
          </table:table-cell>
          <table:table-cell table:formula="of:=IF([.A43]*[.A43]+[.B43]*[.B43]&lt;=1;1;0)" office:value-type="float" office:value="0" calcext:value-type="float">
            <text:p>0</text:p>
          </table:table-cell>
          <table:table-cell table:number-columns-repeated="2"/>
          <table:table-cell table:formula="of:=[.F42]+3.14159265/50" office:value-type="float" office:value="2.51327412" calcext:value-type="float">
            <text:p>2,51327412</text:p>
          </table:table-cell>
          <table:table-cell table:formula="of:=COS([.F43])" office:value-type="float" office:value="-0.809016992686926" calcext:value-type="float">
            <text:p>-0,8090169927</text:p>
          </table:table-cell>
          <table:table-cell table:formula="of:=SIN([.F43])" office:value-type="float" office:value="0.587785254615835" calcext:value-type="float">
            <text:p>0,5877852546</text:p>
          </table:table-cell>
        </table:table-row>
        <table:table-row table:style-name="ro1">
          <table:table-cell table:formula="of:=RANDBETWEEN(-100;100)/100" office:value-type="float" office:value="0.37" calcext:value-type="float">
            <text:p>0,37</text:p>
          </table:table-cell>
          <table:table-cell table:formula="of:=RANDBETWEEN(-100;100)/100" office:value-type="float" office:value="-0.29" calcext:value-type="float">
            <text:p>-0,29</text:p>
          </table:table-cell>
          <table:table-cell table:formula="of:=IF([.A44]*[.A44]+[.B44]*[.B44]&lt;=1;1;0)" office:value-type="float" office:value="1" calcext:value-type="float">
            <text:p>1</text:p>
          </table:table-cell>
          <table:table-cell table:number-columns-repeated="2"/>
          <table:table-cell table:formula="of:=[.F43]+3.14159265/50" office:value-type="float" office:value="2.576105973" calcext:value-type="float">
            <text:p>2,576105973</text:p>
          </table:table-cell>
          <table:table-cell table:formula="of:=COS([.F44])" office:value-type="float" office:value="-0.84432792392474" calcext:value-type="float">
            <text:p>-0,8443279239</text:p>
          </table:table-cell>
          <table:table-cell table:formula="of:=SIN([.F44])" office:value-type="float" office:value="0.535826797464385" calcext:value-type="float">
            <text:p>0,5358267975</text:p>
          </table:table-cell>
        </table:table-row>
        <table:table-row table:style-name="ro1">
          <table:table-cell table:formula="of:=RANDBETWEEN(-100;100)/100" office:value-type="float" office:value="-0.57" calcext:value-type="float">
            <text:p>-0,57</text:p>
          </table:table-cell>
          <table:table-cell table:formula="of:=RANDBETWEEN(-100;100)/100" office:value-type="float" office:value="-0.07" calcext:value-type="float">
            <text:p>-0,07</text:p>
          </table:table-cell>
          <table:table-cell table:formula="of:=IF([.A45]*[.A45]+[.B45]*[.B45]&lt;=1;1;0)" office:value-type="float" office:value="1" calcext:value-type="float">
            <text:p>1</text:p>
          </table:table-cell>
          <table:table-cell table:number-columns-repeated="2"/>
          <table:table-cell table:formula="of:=[.F44]+3.14159265/50" office:value-type="float" office:value="2.638937826" calcext:value-type="float">
            <text:p>2,638937826</text:p>
          </table:table-cell>
          <table:table-cell table:formula="of:=COS([.F45])" office:value-type="float" office:value="-0.876306678591172" calcext:value-type="float">
            <text:p>-0,8763066786</text:p>
          </table:table-cell>
          <table:table-cell table:formula="of:=SIN([.F45])" office:value-type="float" office:value="0.481753676744152" calcext:value-type="float">
            <text:p>0,4817536767</text:p>
          </table:table-cell>
        </table:table-row>
        <table:table-row table:style-name="ro1">
          <table:table-cell table:formula="of:=RANDBETWEEN(-100;100)/100" office:value-type="float" office:value="0.53" calcext:value-type="float">
            <text:p>0,53</text:p>
          </table:table-cell>
          <table:table-cell table:formula="of:=RANDBETWEEN(-100;100)/100" office:value-type="float" office:value="-0.82" calcext:value-type="float">
            <text:p>-0,82</text:p>
          </table:table-cell>
          <table:table-cell table:formula="of:=IF([.A46]*[.A46]+[.B46]*[.B46]&lt;=1;1;0)" office:value-type="float" office:value="1" calcext:value-type="float">
            <text:p>1</text:p>
          </table:table-cell>
          <table:table-cell table:number-columns-repeated="2"/>
          <table:table-cell table:formula="of:=[.F45]+3.14159265/50" office:value-type="float" office:value="2.701769679" calcext:value-type="float">
            <text:p>2,701769679</text:p>
          </table:table-cell>
          <table:table-cell table:formula="of:=COS([.F46])" office:value-type="float" office:value="-0.904827051151545" calcext:value-type="float">
            <text:p>-0,9048270512</text:p>
          </table:table-cell>
          <table:table-cell table:formula="of:=SIN([.F46])" office:value-type="float" office:value="0.425779294358473" calcext:value-type="float">
            <text:p>0,4257792944</text:p>
          </table:table-cell>
        </table:table-row>
        <table:table-row table:style-name="ro1">
          <table:table-cell table:formula="of:=RANDBETWEEN(-100;100)/100" office:value-type="float" office:value="0.83" calcext:value-type="float">
            <text:p>0,83</text:p>
          </table:table-cell>
          <table:table-cell table:formula="of:=RANDBETWEEN(-100;100)/100" office:value-type="float" office:value="-0.47" calcext:value-type="float">
            <text:p>-0,47</text:p>
          </table:table-cell>
          <table:table-cell table:formula="of:=IF([.A47]*[.A47]+[.B47]*[.B47]&lt;=1;1;0)" office:value-type="float" office:value="1" calcext:value-type="float">
            <text:p>1</text:p>
          </table:table-cell>
          <table:table-cell table:number-columns-repeated="2"/>
          <table:table-cell table:formula="of:=[.F46]+3.14159265/50" office:value-type="float" office:value="2.764601532" calcext:value-type="float">
            <text:p>2,764601532</text:p>
          </table:table-cell>
          <table:table-cell table:formula="of:=COS([.F47])" office:value-type="float" office:value="-0.92977648472534" calcext:value-type="float">
            <text:p>-0,9297764847</text:p>
          </table:table-cell>
          <table:table-cell table:formula="of:=SIN([.F47])" office:value-type="float" office:value="0.368124555621857" calcext:value-type="float">
            <text:p>0,3681245556</text:p>
          </table:table-cell>
        </table:table-row>
        <table:table-row table:style-name="ro1">
          <table:table-cell table:formula="of:=RANDBETWEEN(-100;100)/100" office:value-type="float" office:value="0.68" calcext:value-type="float">
            <text:p>0,68</text:p>
          </table:table-cell>
          <table:table-cell table:formula="of:=RANDBETWEEN(-100;100)/100" office:value-type="float" office:value="-0.87" calcext:value-type="float">
            <text:p>-0,87</text:p>
          </table:table-cell>
          <table:table-cell table:formula="of:=IF([.A48]*[.A48]+[.B48]*[.B48]&lt;=1;1;0)" office:value-type="float" office:value="0" calcext:value-type="float">
            <text:p>0</text:p>
          </table:table-cell>
          <table:table-cell table:number-columns-repeated="2"/>
          <table:table-cell table:formula="of:=[.F47]+3.14159265/50" office:value-type="float" office:value="2.827433385" calcext:value-type="float">
            <text:p>2,827433385</text:p>
          </table:table-cell>
          <table:table-cell table:formula="of:=COS([.F48])" office:value-type="float" office:value="-0.951056515296778" calcext:value-type="float">
            <text:p>-0,9510565153</text:p>
          </table:table-cell>
          <table:table-cell table:formula="of:=SIN([.F48])" office:value-type="float" office:value="0.309016997447632" calcext:value-type="float">
            <text:p>0,3090169974</text:p>
          </table:table-cell>
        </table:table-row>
        <table:table-row table:style-name="ro1">
          <table:table-cell table:formula="of:=RANDBETWEEN(-100;100)/100" office:value-type="float" office:value="0.09" calcext:value-type="float">
            <text:p>0,09</text:p>
          </table:table-cell>
          <table:table-cell table:formula="of:=RANDBETWEEN(-100;100)/100" office:value-type="float" office:value="0.23" calcext:value-type="float">
            <text:p>0,23</text:p>
          </table:table-cell>
          <table:table-cell table:formula="of:=IF([.A49]*[.A49]+[.B49]*[.B49]&lt;=1;1;0)" office:value-type="float" office:value="1" calcext:value-type="float">
            <text:p>1</text:p>
          </table:table-cell>
          <table:table-cell table:number-columns-repeated="2"/>
          <table:table-cell table:formula="of:=[.F48]+3.14159265/50" office:value-type="float" office:value="2.890265238" calcext:value-type="float">
            <text:p>2,890265238</text:p>
          </table:table-cell>
          <table:table-cell table:formula="of:=COS([.F49])" office:value-type="float" office:value="-0.968583160307306" calcext:value-type="float">
            <text:p>-0,9685831603</text:p>
          </table:table-cell>
          <table:table-cell table:formula="of:=SIN([.F49])" office:value-type="float" office:value="0.248689890363705" calcext:value-type="float">
            <text:p>0,2486898904</text:p>
          </table:table-cell>
        </table:table-row>
        <table:table-row table:style-name="ro1">
          <table:table-cell table:formula="of:=RANDBETWEEN(-100;100)/100" office:value-type="float" office:value="-0.86" calcext:value-type="float">
            <text:p>-0,86</text:p>
          </table:table-cell>
          <table:table-cell table:formula="of:=RANDBETWEEN(-100;100)/100" office:value-type="float" office:value="-0.84" calcext:value-type="float">
            <text:p>-0,84</text:p>
          </table:table-cell>
          <table:table-cell table:formula="of:=IF([.A50]*[.A50]+[.B50]*[.B50]&lt;=1;1;0)" office:value-type="float" office:value="0" calcext:value-type="float">
            <text:p>0</text:p>
          </table:table-cell>
          <table:table-cell table:number-columns-repeated="2"/>
          <table:table-cell table:formula="of:=[.F49]+3.14159265/50" office:value-type="float" office:value="2.953097091" calcext:value-type="float">
            <text:p>2,953097091</text:p>
          </table:table-cell>
          <table:table-cell table:formula="of:=COS([.F50])" office:value-type="float" office:value="-0.982287250096388" calcext:value-type="float">
            <text:p>-0,9822872501</text:p>
          </table:table-cell>
          <table:table-cell table:formula="of:=SIN([.F50])" office:value-type="float" office:value="0.187381317900358" calcext:value-type="float">
            <text:p>0,1873813179</text:p>
          </table:table-cell>
        </table:table-row>
        <table:table-row table:style-name="ro1">
          <table:table-cell table:formula="of:=RANDBETWEEN(-100;100)/100" office:value-type="float" office:value="0.05" calcext:value-type="float">
            <text:p>0,05</text:p>
          </table:table-cell>
          <table:table-cell table:formula="of:=RANDBETWEEN(-100;100)/100" office:value-type="float" office:value="-0.96" calcext:value-type="float">
            <text:p>-0,96</text:p>
          </table:table-cell>
          <table:table-cell table:formula="of:=IF([.A51]*[.A51]+[.B51]*[.B51]&lt;=1;1;0)" office:value-type="float" office:value="1" calcext:value-type="float">
            <text:p>1</text:p>
          </table:table-cell>
          <table:table-cell table:number-columns-repeated="2"/>
          <table:table-cell table:formula="of:=[.F50]+3.14159265/50" office:value-type="float" office:value="3.015928944" calcext:value-type="float">
            <text:p>3,015928944</text:p>
          </table:table-cell>
          <table:table-cell table:formula="of:=COS([.F51])" office:value-type="float" office:value="-0.992114700882554" calcext:value-type="float">
            <text:p>-0,9921147009</text:p>
          </table:table-cell>
          <table:table-cell table:formula="of:=SIN([.F51])" office:value-type="float" office:value="0.12533323698333" calcext:value-type="float">
            <text:p>0,125333237</text:p>
          </table:table-cell>
        </table:table-row>
        <table:table-row table:style-name="ro1">
          <table:table-cell table:formula="of:=RANDBETWEEN(-100;100)/100" office:value-type="float" office:value="-0.32" calcext:value-type="float">
            <text:p>-0,32</text:p>
          </table:table-cell>
          <table:table-cell table:formula="of:=RANDBETWEEN(-100;100)/100" office:value-type="float" office:value="0.62" calcext:value-type="float">
            <text:p>0,62</text:p>
          </table:table-cell>
          <table:table-cell table:formula="of:=IF([.A52]*[.A52]+[.B52]*[.B52]&lt;=1;1;0)" office:value-type="float" office:value="1" calcext:value-type="float">
            <text:p>1</text:p>
          </table:table-cell>
          <table:table-cell table:number-columns-repeated="2"/>
          <table:table-cell table:formula="of:=[.F51]+3.14159265/50" office:value-type="float" office:value="3.078760797" calcext:value-type="float">
            <text:p>3,078760797</text:p>
          </table:table-cell>
          <table:table-cell table:formula="of:=COS([.F52])" office:value-type="float" office:value="-0.998026728207375" calcext:value-type="float">
            <text:p>-0,9980267282</text:p>
          </table:table-cell>
          <table:table-cell table:formula="of:=SIN([.F52])" office:value-type="float" office:value="0.0627905230403669" calcext:value-type="float">
            <text:p>0,062790523</text:p>
          </table:table-cell>
        </table:table-row>
        <table:table-row table:style-name="ro1">
          <table:table-cell table:formula="of:=RANDBETWEEN(-100;100)/100" office:value-type="float" office:value="0.78" calcext:value-type="float">
            <text:p>0,78</text:p>
          </table:table-cell>
          <table:table-cell table:formula="of:=RANDBETWEEN(-100;100)/100" office:value-type="float" office:value="-0.76" calcext:value-type="float">
            <text:p>-0,76</text:p>
          </table:table-cell>
          <table:table-cell table:formula="of:=IF([.A53]*[.A53]+[.B53]*[.B53]&lt;=1;1;0)" office:value-type="float" office:value="0" calcext:value-type="float">
            <text:p>0</text:p>
          </table:table-cell>
          <table:table-cell table:number-columns-repeated="2"/>
          <table:table-cell table:formula="of:=[.F52]+3.14159265/50" office:value-type="float" office:value="3.14159265" calcext:value-type="float">
            <text:p>3,14159265</text:p>
          </table:table-cell>
          <table:table-cell table:formula="of:=COS([.F53])" office:value-type="float" office:value="-1" calcext:value-type="float">
            <text:p>-1</text:p>
          </table:table-cell>
          <table:table-cell table:formula="of:=SIN([.F53])" office:value-type="float" office:value="0.00000000358979125348477" calcext:value-type="float">
            <text:p>3,58979125348477E-009</text:p>
          </table:table-cell>
        </table:table-row>
        <table:table-row table:style-name="ro1">
          <table:table-cell table:formula="of:=RANDBETWEEN(-100;100)/100" office:value-type="float" office:value="0.49" calcext:value-type="float">
            <text:p>0,49</text:p>
          </table:table-cell>
          <table:table-cell table:formula="of:=RANDBETWEEN(-100;100)/100" office:value-type="float" office:value="-0.51" calcext:value-type="float">
            <text:p>-0,51</text:p>
          </table:table-cell>
          <table:table-cell table:formula="of:=IF([.A54]*[.A54]+[.B54]*[.B54]&lt;=1;1;0)" office:value-type="float" office:value="1" calcext:value-type="float">
            <text:p>1</text:p>
          </table:table-cell>
          <table:table-cell table:number-columns-repeated="2"/>
          <table:table-cell table:formula="of:=[.F53]+3.14159265/50" office:value-type="float" office:value="3.204424503" calcext:value-type="float">
            <text:p>3,204424503</text:p>
          </table:table-cell>
          <table:table-cell table:formula="of:=COS([.F54])" office:value-type="float" office:value="-0.998026728658184" calcext:value-type="float">
            <text:p>-0,9980267287</text:p>
          </table:table-cell>
          <table:table-cell table:formula="of:=SIN([.F54])" office:value-type="float" office:value="-0.0627905158749516" calcext:value-type="float">
            <text:p>-0,0627905159</text:p>
          </table:table-cell>
        </table:table-row>
        <table:table-row table:style-name="ro1">
          <table:table-cell table:formula="of:=RANDBETWEEN(-100;100)/100" office:value-type="float" office:value="0.65" calcext:value-type="float">
            <text:p>0,65</text:p>
          </table:table-cell>
          <table:table-cell table:formula="of:=RANDBETWEEN(-100;100)/100" office:value-type="float" office:value="0.93" calcext:value-type="float">
            <text:p>0,93</text:p>
          </table:table-cell>
          <table:table-cell table:formula="of:=IF([.A55]*[.A55]+[.B55]*[.B55]&lt;=1;1;0)" office:value-type="float" office:value="0" calcext:value-type="float">
            <text:p>0</text:p>
          </table:table-cell>
          <table:table-cell table:number-columns-repeated="2"/>
          <table:table-cell table:formula="of:=[.F54]+3.14159265/50" office:value-type="float" office:value="3.267256356" calcext:value-type="float">
            <text:p>3,267256356</text:p>
          </table:table-cell>
          <table:table-cell table:formula="of:=COS([.F55])" office:value-type="float" office:value="-0.992114701782395" calcext:value-type="float">
            <text:p>-0,9921147018</text:p>
          </table:table-cell>
          <table:table-cell table:formula="of:=SIN([.F55])" office:value-type="float" office:value="-0.12533322986036" calcext:value-type="float">
            <text:p>-0,1253332299</text:p>
          </table:table-cell>
        </table:table-row>
        <table:table-row table:style-name="ro1">
          <table:table-cell table:formula="of:=RANDBETWEEN(-100;100)/100" office:value-type="float" office:value="-0.01" calcext:value-type="float">
            <text:p>-0,01</text:p>
          </table:table-cell>
          <table:table-cell table:formula="of:=RANDBETWEEN(-100;100)/100" office:value-type="float" office:value="-0.24" calcext:value-type="float">
            <text:p>-0,24</text:p>
          </table:table-cell>
          <table:table-cell table:formula="of:=IF([.A56]*[.A56]+[.B56]*[.B56]&lt;=1;1;0)" office:value-type="float" office:value="1" calcext:value-type="float">
            <text:p>1</text:p>
          </table:table-cell>
          <table:table-cell table:number-columns-repeated="2"/>
          <table:table-cell table:formula="of:=[.F55]+3.14159265/50" office:value-type="float" office:value="3.330088209" calcext:value-type="float">
            <text:p>3,330088209</text:p>
          </table:table-cell>
          <table:table-cell table:formula="of:=COS([.F56])" office:value-type="float" office:value="-0.982287251441708" calcext:value-type="float">
            <text:p>-0,9822872514</text:p>
          </table:table-cell>
          <table:table-cell table:formula="of:=SIN([.F56])" office:value-type="float" office:value="-0.187381310847946" calcext:value-type="float">
            <text:p>-0,1873813108</text:p>
          </table:table-cell>
        </table:table-row>
        <table:table-row table:style-name="ro1">
          <table:table-cell table:formula="of:=RANDBETWEEN(-100;100)/100" office:value-type="float" office:value="0.1" calcext:value-type="float">
            <text:p>0,1</text:p>
          </table:table-cell>
          <table:table-cell table:formula="of:=RANDBETWEEN(-100;100)/100" office:value-type="float" office:value="-0.59" calcext:value-type="float">
            <text:p>-0,59</text:p>
          </table:table-cell>
          <table:table-cell table:formula="of:=IF([.A57]*[.A57]+[.B57]*[.B57]&lt;=1;1;0)" office:value-type="float" office:value="1" calcext:value-type="float">
            <text:p>1</text:p>
          </table:table-cell>
          <table:table-cell table:number-columns-repeated="2"/>
          <table:table-cell table:formula="of:=[.F56]+3.14159265/50" office:value-type="float" office:value="3.392920062" calcext:value-type="float">
            <text:p>3,392920062</text:p>
          </table:table-cell>
          <table:table-cell table:formula="of:=COS([.F57])" office:value-type="float" office:value="-0.968583162092796" calcext:value-type="float">
            <text:p>-0,9685831621</text:p>
          </table:table-cell>
          <table:table-cell table:formula="of:=SIN([.F57])" office:value-type="float" office:value="-0.248689883409683" calcext:value-type="float">
            <text:p>-0,2486898834</text:p>
          </table:table-cell>
        </table:table-row>
        <table:table-row table:style-name="ro1">
          <table:table-cell table:formula="of:=RANDBETWEEN(-100;100)/100" office:value-type="float" office:value="0.81" calcext:value-type="float">
            <text:p>0,81</text:p>
          </table:table-cell>
          <table:table-cell table:formula="of:=RANDBETWEEN(-100;100)/100" office:value-type="float" office:value="-0.43" calcext:value-type="float">
            <text:p>-0,43</text:p>
          </table:table-cell>
          <table:table-cell table:formula="of:=IF([.A58]*[.A58]+[.B58]*[.B58]&lt;=1;1;0)" office:value-type="float" office:value="1" calcext:value-type="float">
            <text:p>1</text:p>
          </table:table-cell>
          <table:table-cell table:number-columns-repeated="2"/>
          <table:table-cell table:formula="of:=[.F57]+3.14159265/50" office:value-type="float" office:value="3.455751915" calcext:value-type="float">
            <text:p>3,455751915</text:p>
          </table:table-cell>
          <table:table-cell table:formula="of:=COS([.F58])" office:value-type="float" office:value="-0.951056517515391" calcext:value-type="float">
            <text:p>-0,9510565175</text:p>
          </table:table-cell>
          <table:table-cell table:formula="of:=SIN([.F58])" office:value-type="float" office:value="-0.309016990619444" calcext:value-type="float">
            <text:p>-0,3090169906</text:p>
          </table:table-cell>
        </table:table-row>
        <table:table-row table:style-name="ro1">
          <table:table-cell table:formula="of:=RANDBETWEEN(-100;100)/100" office:value-type="float" office:value="0.32" calcext:value-type="float">
            <text:p>0,32</text:p>
          </table:table-cell>
          <table:table-cell table:formula="of:=RANDBETWEEN(-100;100)/100" office:value-type="float" office:value="-0.96" calcext:value-type="float">
            <text:p>-0,96</text:p>
          </table:table-cell>
          <table:table-cell table:formula="of:=IF([.A59]*[.A59]+[.B59]*[.B59]&lt;=1;1;0)" office:value-type="float" office:value="0" calcext:value-type="float">
            <text:p>0</text:p>
          </table:table-cell>
          <table:table-cell table:number-columns-repeated="2"/>
          <table:table-cell table:formula="of:=[.F58]+3.14159265/50" office:value-type="float" office:value="3.518583768" calcext:value-type="float">
            <text:p>3,518583768</text:p>
          </table:table-cell>
          <table:table-cell table:formula="of:=COS([.F59])" office:value-type="float" office:value="-0.929776487368321" calcext:value-type="float">
            <text:p>-0,9297764874</text:p>
          </table:table-cell>
          <table:table-cell table:formula="of:=SIN([.F59])" office:value-type="float" office:value="-0.36812454894645" calcext:value-type="float">
            <text:p>-0,3681245489</text:p>
          </table:table-cell>
        </table:table-row>
        <table:table-row table:style-name="ro1">
          <table:table-cell table:formula="of:=RANDBETWEEN(-100;100)/100" office:value-type="float" office:value="-0.86" calcext:value-type="float">
            <text:p>-0,86</text:p>
          </table:table-cell>
          <table:table-cell table:formula="of:=RANDBETWEEN(-100;100)/100" office:value-type="float" office:value="-0.43" calcext:value-type="float">
            <text:p>-0,43</text:p>
          </table:table-cell>
          <table:table-cell table:formula="of:=IF([.A60]*[.A60]+[.B60]*[.B60]&lt;=1;1;0)" office:value-type="float" office:value="1" calcext:value-type="float">
            <text:p>1</text:p>
          </table:table-cell>
          <table:table-cell table:number-columns-repeated="2"/>
          <table:table-cell table:formula="of:=[.F59]+3.14159265/50" office:value-type="float" office:value="3.581415621" calcext:value-type="float">
            <text:p>3,581415621</text:p>
          </table:table-cell>
          <table:table-cell table:formula="of:=COS([.F60])" office:value-type="float" office:value="-0.904827054208463" calcext:value-type="float">
            <text:p>-0,9048270542</text:p>
          </table:table-cell>
          <table:table-cell table:formula="of:=SIN([.F60])" office:value-type="float" office:value="-0.425779287862193" calcext:value-type="float">
            <text:p>-0,4257792879</text:p>
          </table:table-cell>
        </table:table-row>
        <table:table-row table:style-name="ro1">
          <table:table-cell table:formula="of:=RANDBETWEEN(-100;100)/100" office:value-type="float" office:value="-0.31" calcext:value-type="float">
            <text:p>-0,31</text:p>
          </table:table-cell>
          <table:table-cell table:formula="of:=RANDBETWEEN(-100;100)/100" office:value-type="float" office:value="-0.17" calcext:value-type="float">
            <text:p>-0,17</text:p>
          </table:table-cell>
          <table:table-cell table:formula="of:=IF([.A61]*[.A61]+[.B61]*[.B61]&lt;=1;1;0)" office:value-type="float" office:value="1" calcext:value-type="float">
            <text:p>1</text:p>
          </table:table-cell>
          <table:table-cell table:number-columns-repeated="2"/>
          <table:table-cell table:formula="of:=[.F60]+3.14159265/50" office:value-type="float" office:value="3.644247474" calcext:value-type="float">
            <text:p>3,644247474</text:p>
          </table:table-cell>
          <table:table-cell table:formula="of:=COS([.F61])" office:value-type="float" office:value="-0.876306682049962" calcext:value-type="float">
            <text:p>-0,876306682</text:p>
          </table:table-cell>
          <table:table-cell table:formula="of:=SIN([.F61])" office:value-type="float" office:value="-0.481753670452636" calcext:value-type="float">
            <text:p>-0,4817536705</text:p>
          </table:table-cell>
        </table:table-row>
        <table:table-row table:style-name="ro1">
          <table:table-cell table:formula="of:=RANDBETWEEN(-100;100)/100" office:value-type="float" office:value="0.67" calcext:value-type="float">
            <text:p>0,67</text:p>
          </table:table-cell>
          <table:table-cell table:formula="of:=RANDBETWEEN(-100;100)/100" office:value-type="float" office:value="-0.1" calcext:value-type="float">
            <text:p>-0,1</text:p>
          </table:table-cell>
          <table:table-cell table:formula="of:=IF([.A62]*[.A62]+[.B62]*[.B62]&lt;=1;1;0)" office:value-type="float" office:value="1" calcext:value-type="float">
            <text:p>1</text:p>
          </table:table-cell>
          <table:table-cell table:number-columns-repeated="2"/>
          <table:table-cell table:formula="of:=[.F61]+3.14159265/50" office:value-type="float" office:value="3.707079327" calcext:value-type="float">
            <text:p>3,707079327</text:p>
          </table:table-cell>
          <table:table-cell table:formula="of:=COS([.F62])" office:value-type="float" office:value="-0.844327927771752" calcext:value-type="float">
            <text:p>-0,8443279278</text:p>
          </table:table-cell>
          <table:table-cell table:formula="of:=SIN([.F62])" office:value-type="float" office:value="-0.535826791402463" calcext:value-type="float">
            <text:p>-0,5358267914</text:p>
          </table:table-cell>
        </table:table-row>
        <table:table-row table:style-name="ro1">
          <table:table-cell table:formula="of:=RANDBETWEEN(-100;100)/100" office:value-type="float" office:value="0.13" calcext:value-type="float">
            <text:p>0,13</text:p>
          </table:table-cell>
          <table:table-cell table:formula="of:=RANDBETWEEN(-100;100)/100" office:value-type="float" office:value="-0.03" calcext:value-type="float">
            <text:p>-0,03</text:p>
          </table:table-cell>
          <table:table-cell table:formula="of:=IF([.A63]*[.A63]+[.B63]*[.B63]&lt;=1;1;0)" office:value-type="float" office:value="1" calcext:value-type="float">
            <text:p>1</text:p>
          </table:table-cell>
          <table:table-cell table:number-columns-repeated="2"/>
          <table:table-cell table:formula="of:=[.F62]+3.14159265/50" office:value-type="float" office:value="3.76991118" calcext:value-type="float">
            <text:p>3,76991118</text:p>
          </table:table-cell>
          <table:table-cell table:formula="of:=COS([.F63])" office:value-type="float" office:value="-0.809016996906979" calcext:value-type="float">
            <text:p>-0,8090169969</text:p>
          </table:table-cell>
          <table:table-cell table:formula="of:=SIN([.F63])" office:value-type="float" office:value="-0.587785248807431" calcext:value-type="float">
            <text:p>-0,5877852488</text:p>
          </table:table-cell>
        </table:table-row>
        <table:table-row table:style-name="ro1">
          <table:table-cell table:formula="of:=RANDBETWEEN(-100;100)/100" office:value-type="float" office:value="0.38" calcext:value-type="float">
            <text:p>0,38</text:p>
          </table:table-cell>
          <table:table-cell table:formula="of:=RANDBETWEEN(-100;100)/100" office:value-type="float" office:value="-0.07" calcext:value-type="float">
            <text:p>-0,07</text:p>
          </table:table-cell>
          <table:table-cell table:formula="of:=IF([.A64]*[.A64]+[.B64]*[.B64]&lt;=1;1;0)" office:value-type="float" office:value="1" calcext:value-type="float">
            <text:p>1</text:p>
          </table:table-cell>
          <table:table-cell table:number-columns-repeated="2"/>
          <table:table-cell table:formula="of:=[.F63]+3.14159265/50" office:value-type="float" office:value="3.832743033" calcext:value-type="float">
            <text:p>3,832743033</text:p>
          </table:table-cell>
          <table:table-cell table:formula="of:=COS([.F64])" office:value-type="float" office:value="-0.770513245567416" calcext:value-type="float">
            <text:p>-0,7705132456</text:p>
          </table:table-cell>
          <table:table-cell table:formula="of:=SIN([.F64])" office:value-type="float" office:value="-0.637423986374192" calcext:value-type="float">
            <text:p>-0,6374239864</text:p>
          </table:table-cell>
        </table:table-row>
        <table:table-row table:style-name="ro1">
          <table:table-cell table:formula="of:=RANDBETWEEN(-100;100)/100" office:value-type="float" office:value="0.18" calcext:value-type="float">
            <text:p>0,18</text:p>
          </table:table-cell>
          <table:table-cell table:formula="of:=RANDBETWEEN(-100;100)/100" office:value-type="float" office:value="-0.5" calcext:value-type="float">
            <text:p>-0,5</text:p>
          </table:table-cell>
          <table:table-cell table:formula="of:=IF([.A65]*[.A65]+[.B65]*[.B65]&lt;=1;1;0)" office:value-type="float" office:value="1" calcext:value-type="float">
            <text:p>1</text:p>
          </table:table-cell>
          <table:table-cell table:number-columns-repeated="2"/>
          <table:table-cell table:formula="of:=[.F64]+3.14159265/50" office:value-type="float" office:value="3.895574886" calcext:value-type="float">
            <text:p>3,895574886</text:p>
          </table:table-cell>
          <table:table-cell table:formula="of:=COS([.F65])" office:value-type="float" office:value="-0.728968630468564" calcext:value-type="float">
            <text:p>-0,7289686305</text:p>
          </table:table-cell>
          <table:table-cell table:formula="of:=SIN([.F65])" office:value-type="float" office:value="-0.684547102683801" calcext:value-type="float">
            <text:p>-0,6845471027</text:p>
          </table:table-cell>
        </table:table-row>
        <table:table-row table:style-name="ro1">
          <table:table-cell table:formula="of:=RANDBETWEEN(-100;100)/100" office:value-type="float" office:value="0.4" calcext:value-type="float">
            <text:p>0,4</text:p>
          </table:table-cell>
          <table:table-cell table:formula="of:=RANDBETWEEN(-100;100)/100" office:value-type="float" office:value="0.51" calcext:value-type="float">
            <text:p>0,51</text:p>
          </table:table-cell>
          <table:table-cell table:formula="of:=IF([.A66]*[.A66]+[.B66]*[.B66]&lt;=1;1;0)" office:value-type="float" office:value="1" calcext:value-type="float">
            <text:p>1</text:p>
          </table:table-cell>
          <table:table-cell table:number-columns-repeated="2"/>
          <table:table-cell table:formula="of:=[.F65]+3.14159265/50" office:value-type="float" office:value="3.958406739" calcext:value-type="float">
            <text:p>3,958406739</text:p>
          </table:table-cell>
          <table:table-cell table:formula="of:=COS([.F66])" office:value-type="float" office:value="-0.684547109225914" calcext:value-type="float">
            <text:p>-0,6845471092</text:p>
          </table:table-cell>
          <table:table-cell table:formula="of:=SIN([.F66])" office:value-type="float" office:value="-0.728968624325111" calcext:value-type="float">
            <text:p>-0,7289686243</text:p>
          </table:table-cell>
        </table:table-row>
        <table:table-row table:style-name="ro1">
          <table:table-cell table:formula="of:=RANDBETWEEN(-100;100)/100" office:value-type="float" office:value="0.8" calcext:value-type="float">
            <text:p>0,8</text:p>
          </table:table-cell>
          <table:table-cell table:formula="of:=RANDBETWEEN(-100;100)/100" office:value-type="float" office:value="-0.3" calcext:value-type="float">
            <text:p>-0,3</text:p>
          </table:table-cell>
          <table:table-cell table:formula="of:=IF([.A67]*[.A67]+[.B67]*[.B67]&lt;=1;1;0)" office:value-type="float" office:value="1" calcext:value-type="float">
            <text:p>1</text:p>
          </table:table-cell>
          <table:table-cell table:number-columns-repeated="2"/>
          <table:table-cell table:formula="of:=[.F66]+3.14159265/50" office:value-type="float" office:value="4.021238592" calcext:value-type="float">
            <text:p>4,021238592</text:p>
          </table:table-cell>
          <table:table-cell table:formula="of:=COS([.F67])" office:value-type="float" office:value="-0.637423993289147" calcext:value-type="float">
            <text:p>-0,6374239933</text:p>
          </table:table-cell>
          <table:table-cell table:formula="of:=SIN([.F67])" office:value-type="float" office:value="-0.770513239846869" calcext:value-type="float">
            <text:p>-0,7705132398</text:p>
          </table:table-cell>
        </table:table-row>
        <table:table-row table:style-name="ro1">
          <table:table-cell table:formula="of:=RANDBETWEEN(-100;100)/100" office:value-type="float" office:value="-0.46" calcext:value-type="float">
            <text:p>-0,46</text:p>
          </table:table-cell>
          <table:table-cell table:formula="of:=RANDBETWEEN(-100;100)/100" office:value-type="float" office:value="-0.22" calcext:value-type="float">
            <text:p>-0,22</text:p>
          </table:table-cell>
          <table:table-cell table:formula="of:=IF([.A68]*[.A68]+[.B68]*[.B68]&lt;=1;1;0)" office:value-type="float" office:value="1" calcext:value-type="float">
            <text:p>1</text:p>
          </table:table-cell>
          <table:table-cell table:number-columns-repeated="2"/>
          <table:table-cell table:formula="of:=[.F67]+3.14159265/50" office:value-type="float" office:value="4.084070445" calcext:value-type="float">
            <text:p>4,084070445</text:p>
          </table:table-cell>
          <table:table-cell table:formula="of:=COS([.F68])" office:value-type="float" office:value="-0.587785256067937" calcext:value-type="float">
            <text:p>-0,5877852561</text:p>
          </table:table-cell>
          <table:table-cell table:formula="of:=SIN([.F68])" office:value-type="float" office:value="-0.809016991631913" calcext:value-type="float">
            <text:p>-0,8090169916</text:p>
          </table:table-cell>
        </table:table-row>
        <table:table-row table:style-name="ro1">
          <table:table-cell table:formula="of:=RANDBETWEEN(-100;100)/100" office:value-type="float" office:value="-0.1" calcext:value-type="float">
            <text:p>-0,1</text:p>
          </table:table-cell>
          <table:table-cell table:formula="of:=RANDBETWEEN(-100;100)/100" office:value-type="float" office:value="0.4" calcext:value-type="float">
            <text:p>0,4</text:p>
          </table:table-cell>
          <table:table-cell table:formula="of:=IF([.A69]*[.A69]+[.B69]*[.B69]&lt;=1;1;0)" office:value-type="float" office:value="1" calcext:value-type="float">
            <text:p>1</text:p>
          </table:table-cell>
          <table:table-cell table:number-columns-repeated="2"/>
          <table:table-cell table:formula="of:=[.F68]+3.14159265/50" office:value-type="float" office:value="4.146902298" calcext:value-type="float">
            <text:p>4,146902298</text:p>
          </table:table-cell>
          <table:table-cell table:formula="of:=COS([.F69])" office:value-type="float" office:value="-0.535826798979866" calcext:value-type="float">
            <text:p>-0,535826799</text:p>
          </table:table-cell>
          <table:table-cell table:formula="of:=SIN([.F69])" office:value-type="float" office:value="-0.844327922962986" calcext:value-type="float">
            <text:p>-0,844327923</text:p>
          </table:table-cell>
        </table:table-row>
        <table:table-row table:style-name="ro1">
          <table:table-cell table:formula="of:=RANDBETWEEN(-100;100)/100" office:value-type="float" office:value="0.76" calcext:value-type="float">
            <text:p>0,76</text:p>
          </table:table-cell>
          <table:table-cell table:formula="of:=RANDBETWEEN(-100;100)/100" office:value-type="float" office:value="0.52" calcext:value-type="float">
            <text:p>0,52</text:p>
          </table:table-cell>
          <table:table-cell table:formula="of:=IF([.A70]*[.A70]+[.B70]*[.B70]&lt;=1;1;0)" office:value-type="float" office:value="1" calcext:value-type="float">
            <text:p>1</text:p>
          </table:table-cell>
          <table:table-cell table:number-columns-repeated="2"/>
          <table:table-cell table:formula="of:=[.F69]+3.14159265/50" office:value-type="float" office:value="4.209734151" calcext:value-type="float">
            <text:p>4,209734151</text:p>
          </table:table-cell>
          <table:table-cell table:formula="of:=COS([.F70])" office:value-type="float" office:value="-0.481753678317032" calcext:value-type="float">
            <text:p>-0,4817536783</text:p>
          </table:table-cell>
          <table:table-cell table:formula="of:=SIN([.F70])" office:value-type="float" office:value="-0.876306677726473" calcext:value-type="float">
            <text:p>-0,8763066777</text:p>
          </table:table-cell>
        </table:table-row>
        <table:table-row table:style-name="ro1">
          <table:table-cell table:formula="of:=RANDBETWEEN(-100;100)/100" office:value-type="float" office:value="0.92" calcext:value-type="float">
            <text:p>0,92</text:p>
          </table:table-cell>
          <table:table-cell table:formula="of:=RANDBETWEEN(-100;100)/100" office:value-type="float" office:value="0.25" calcext:value-type="float">
            <text:p>0,25</text:p>
          </table:table-cell>
          <table:table-cell table:formula="of:=IF([.A71]*[.A71]+[.B71]*[.B71]&lt;=1;1;0)" office:value-type="float" office:value="1" calcext:value-type="float">
            <text:p>1</text:p>
          </table:table-cell>
          <table:table-cell table:number-columns-repeated="2"/>
          <table:table-cell table:formula="of:=[.F70]+3.14159265/50" office:value-type="float" office:value="4.272566004" calcext:value-type="float">
            <text:p>4,272566004</text:p>
          </table:table-cell>
          <table:table-cell table:formula="of:=COS([.F71])" office:value-type="float" office:value="-0.425779295982545" calcext:value-type="float">
            <text:p>-0,425779296</text:p>
          </table:table-cell>
          <table:table-cell table:formula="of:=SIN([.F71])" office:value-type="float" office:value="-0.904827050387315" calcext:value-type="float">
            <text:p>-0,9048270504</text:p>
          </table:table-cell>
        </table:table-row>
        <table:table-row table:style-name="ro1">
          <table:table-cell table:formula="of:=RANDBETWEEN(-100;100)/100" office:value-type="float" office:value="0.23" calcext:value-type="float">
            <text:p>0,23</text:p>
          </table:table-cell>
          <table:table-cell table:formula="of:=RANDBETWEEN(-100;100)/100" office:value-type="float" office:value="-0.73" calcext:value-type="float">
            <text:p>-0,73</text:p>
          </table:table-cell>
          <table:table-cell table:formula="of:=IF([.A72]*[.A72]+[.B72]*[.B72]&lt;=1;1;0)" office:value-type="float" office:value="1" calcext:value-type="float">
            <text:p>1</text:p>
          </table:table-cell>
          <table:table-cell table:number-columns-repeated="2"/>
          <table:table-cell table:formula="of:=[.F71]+3.14159265/50" office:value-type="float" office:value="4.335397857" calcext:value-type="float">
            <text:p>4,335397857</text:p>
          </table:table-cell>
          <table:table-cell table:formula="of:=COS([.F72])" office:value-type="float" office:value="-0.368124557290711" calcext:value-type="float">
            <text:p>-0,3681245573</text:p>
          </table:table-cell>
          <table:table-cell table:formula="of:=SIN([.F72])" office:value-type="float" office:value="-0.929776484064594" calcext:value-type="float">
            <text:p>-0,9297764841</text:p>
          </table:table-cell>
        </table:table-row>
        <table:table-row table:style-name="ro1">
          <table:table-cell table:formula="of:=RANDBETWEEN(-100;100)/100" office:value-type="float" office:value="-0.96" calcext:value-type="float">
            <text:p>-0,96</text:p>
          </table:table-cell>
          <table:table-cell table:formula="of:=RANDBETWEEN(-100;100)/100" office:value-type="float" office:value="-0.08" calcext:value-type="float">
            <text:p>-0,08</text:p>
          </table:table-cell>
          <table:table-cell table:formula="of:=IF([.A73]*[.A73]+[.B73]*[.B73]&lt;=1;1;0)" office:value-type="float" office:value="1" calcext:value-type="float">
            <text:p>1</text:p>
          </table:table-cell>
          <table:table-cell table:number-columns-repeated="2"/>
          <table:table-cell table:formula="of:=[.F72]+3.14159265/50" office:value-type="float" office:value="4.39822971" calcext:value-type="float">
            <text:p>4,39822971</text:p>
          </table:table-cell>
          <table:table-cell table:formula="of:=COS([.F73])" office:value-type="float" office:value="-0.309016999154682" calcext:value-type="float">
            <text:p>-0,3090169992</text:p>
          </table:table-cell>
          <table:table-cell table:formula="of:=SIN([.F73])" office:value-type="float" office:value="-0.951056514742124" calcext:value-type="float">
            <text:p>-0,9510565147</text:p>
          </table:table-cell>
        </table:table-row>
        <table:table-row table:style-name="ro1">
          <table:table-cell table:formula="of:=RANDBETWEEN(-100;100)/100" office:value-type="float" office:value="0.31" calcext:value-type="float">
            <text:p>0,31</text:p>
          </table:table-cell>
          <table:table-cell table:formula="of:=RANDBETWEEN(-100;100)/100" office:value-type="float" office:value="-0.76" calcext:value-type="float">
            <text:p>-0,76</text:p>
          </table:table-cell>
          <table:table-cell table:formula="of:=IF([.A74]*[.A74]+[.B74]*[.B74]&lt;=1;1;0)" office:value-type="float" office:value="1" calcext:value-type="float">
            <text:p>1</text:p>
          </table:table-cell>
          <table:table-cell table:number-columns-repeated="2"/>
          <table:table-cell table:formula="of:=[.F73]+3.14159265/50" office:value-type="float" office:value="4.461061563" calcext:value-type="float">
            <text:p>4,461061563</text:p>
          </table:table-cell>
          <table:table-cell table:formula="of:=COS([.F74])" office:value-type="float" office:value="-0.248689892102214" calcext:value-type="float">
            <text:p>-0,2486898921</text:p>
          </table:table-cell>
          <table:table-cell table:formula="of:=SIN([.F74])" office:value-type="float" office:value="-0.968583159860933" calcext:value-type="float">
            <text:p>-0,9685831599</text:p>
          </table:table-cell>
        </table:table-row>
        <table:table-row table:style-name="ro1">
          <table:table-cell table:formula="of:=RANDBETWEEN(-100;100)/100" office:value-type="float" office:value="-0.44" calcext:value-type="float">
            <text:p>-0,44</text:p>
          </table:table-cell>
          <table:table-cell table:formula="of:=RANDBETWEEN(-100;100)/100" office:value-type="float" office:value="-0.19" calcext:value-type="float">
            <text:p>-0,19</text:p>
          </table:table-cell>
          <table:table-cell table:formula="of:=IF([.A75]*[.A75]+[.B75]*[.B75]&lt;=1;1;0)" office:value-type="float" office:value="1" calcext:value-type="float">
            <text:p>1</text:p>
          </table:table-cell>
          <table:table-cell table:number-columns-repeated="2"/>
          <table:table-cell table:formula="of:=[.F74]+3.14159265/50" office:value-type="float" office:value="4.523893416" calcext:value-type="float">
            <text:p>4,523893416</text:p>
          </table:table-cell>
          <table:table-cell table:formula="of:=COS([.F75])" office:value-type="float" office:value="-0.187381319663465" calcext:value-type="float">
            <text:p>-0,1873813197</text:p>
          </table:table-cell>
          <table:table-cell table:formula="of:=SIN([.F75])" office:value-type="float" office:value="-0.982287249760058" calcext:value-type="float">
            <text:p>-0,9822872498</text:p>
          </table:table-cell>
        </table:table-row>
        <table:table-row table:style-name="ro1">
          <table:table-cell table:formula="of:=RANDBETWEEN(-100;100)/100" office:value-type="float" office:value="0.2" calcext:value-type="float">
            <text:p>0,2</text:p>
          </table:table-cell>
          <table:table-cell table:formula="of:=RANDBETWEEN(-100;100)/100" office:value-type="float" office:value="0.74" calcext:value-type="float">
            <text:p>0,74</text:p>
          </table:table-cell>
          <table:table-cell table:formula="of:=IF([.A76]*[.A76]+[.B76]*[.B76]&lt;=1;1;0)" office:value-type="float" office:value="1" calcext:value-type="float">
            <text:p>1</text:p>
          </table:table-cell>
          <table:table-cell table:number-columns-repeated="2"/>
          <table:table-cell table:formula="of:=[.F75]+3.14159265/50" office:value-type="float" office:value="4.586725269" calcext:value-type="float">
            <text:p>4,586725269</text:p>
          </table:table-cell>
          <table:table-cell table:formula="of:=COS([.F76])" office:value-type="float" office:value="-0.125333238764076" calcext:value-type="float">
            <text:p>-0,1253332388</text:p>
          </table:table-cell>
          <table:table-cell table:formula="of:=SIN([.F76])" office:value-type="float" office:value="-0.992114700657594" calcext:value-type="float">
            <text:p>-0,9921147007</text:p>
          </table:table-cell>
        </table:table-row>
        <table:table-row table:style-name="ro1">
          <table:table-cell table:formula="of:=RANDBETWEEN(-100;100)/100" office:value-type="float" office:value="-0.67" calcext:value-type="float">
            <text:p>-0,67</text:p>
          </table:table-cell>
          <table:table-cell table:formula="of:=RANDBETWEEN(-100;100)/100" office:value-type="float" office:value="-0.37" calcext:value-type="float">
            <text:p>-0,37</text:p>
          </table:table-cell>
          <table:table-cell table:formula="of:=IF([.A77]*[.A77]+[.B77]*[.B77]&lt;=1;1;0)" office:value-type="float" office:value="1" calcext:value-type="float">
            <text:p>1</text:p>
          </table:table-cell>
          <table:table-cell table:number-columns-repeated="2"/>
          <table:table-cell table:formula="of:=[.F76]+3.14159265/50" office:value-type="float" office:value="4.649557122" calcext:value-type="float">
            <text:p>4,649557122</text:p>
          </table:table-cell>
          <table:table-cell table:formula="of:=COS([.F77])" office:value-type="float" office:value="-0.0627905248317253" calcext:value-type="float">
            <text:p>-0,0627905248</text:p>
          </table:table-cell>
          <table:table-cell table:formula="of:=SIN([.F77])" office:value-type="float" office:value="-0.998026728094672" calcext:value-type="float">
            <text:p>-0,9980267281</text:p>
          </table:table-cell>
        </table:table-row>
        <table:table-row table:style-name="ro1">
          <table:table-cell table:formula="of:=RANDBETWEEN(-100;100)/100" office:value-type="float" office:value="0.27" calcext:value-type="float">
            <text:p>0,27</text:p>
          </table:table-cell>
          <table:table-cell table:formula="of:=RANDBETWEEN(-100;100)/100" office:value-type="float" office:value="-0.74" calcext:value-type="float">
            <text:p>-0,74</text:p>
          </table:table-cell>
          <table:table-cell table:formula="of:=IF([.A78]*[.A78]+[.B78]*[.B78]&lt;=1;1;0)" office:value-type="float" office:value="1" calcext:value-type="float">
            <text:p>1</text:p>
          </table:table-cell>
          <table:table-cell table:number-columns-repeated="2"/>
          <table:table-cell table:formula="of:=[.F77]+3.14159265/50" office:value-type="float" office:value="4.712388975" calcext:value-type="float">
            <text:p>4,712388975</text:p>
          </table:table-cell>
          <table:table-cell table:formula="of:=COS([.F78])" office:value-type="float" office:value="-0.00000000538469198725307" calcext:value-type="float">
            <text:p>-5,38469198725307E-009</text:p>
          </table:table-cell>
          <table:table-cell table:formula="of:=SIN([.F78])" office:value-type="float" office:value="-1" calcext:value-type="float">
            <text:p>-1</text:p>
          </table:table-cell>
        </table:table-row>
        <table:table-row table:style-name="ro1">
          <table:table-cell table:formula="of:=RANDBETWEEN(-100;100)/100" office:value-type="float" office:value="0.97" calcext:value-type="float">
            <text:p>0,97</text:p>
          </table:table-cell>
          <table:table-cell table:formula="of:=RANDBETWEEN(-100;100)/100" office:value-type="float" office:value="-0.81" calcext:value-type="float">
            <text:p>-0,81</text:p>
          </table:table-cell>
          <table:table-cell table:formula="of:=IF([.A79]*[.A79]+[.B79]*[.B79]&lt;=1;1;0)" office:value-type="float" office:value="0" calcext:value-type="float">
            <text:p>0</text:p>
          </table:table-cell>
          <table:table-cell table:number-columns-repeated="2"/>
          <table:table-cell table:formula="of:=[.F78]+3.14159265/50" office:value-type="float" office:value="4.775220828" calcext:value-type="float">
            <text:p>4,775220828</text:p>
          </table:table-cell>
          <table:table-cell table:formula="of:=COS([.F79])" office:value-type="float" office:value="0.0627905140835923" calcext:value-type="float">
            <text:p>0,0627905141</text:p>
          </table:table-cell>
          <table:table-cell table:formula="of:=SIN([.F79])" office:value-type="float" office:value="-0.998026728770887" calcext:value-type="float">
            <text:p>-0,9980267288</text:p>
          </table:table-cell>
        </table:table-row>
        <table:table-row table:style-name="ro1">
          <table:table-cell table:formula="of:=RANDBETWEEN(-100;100)/100" office:value-type="float" office:value="-0.6" calcext:value-type="float">
            <text:p>-0,6</text:p>
          </table:table-cell>
          <table:table-cell table:formula="of:=RANDBETWEEN(-100;100)/100" office:value-type="float" office:value="-0.57" calcext:value-type="float">
            <text:p>-0,57</text:p>
          </table:table-cell>
          <table:table-cell table:formula="of:=IF([.A80]*[.A80]+[.B80]*[.B80]&lt;=1;1;0)" office:value-type="float" office:value="1" calcext:value-type="float">
            <text:p>1</text:p>
          </table:table-cell>
          <table:table-cell table:number-columns-repeated="2"/>
          <table:table-cell table:formula="of:=[.F79]+3.14159265/50" office:value-type="float" office:value="4.838052681" calcext:value-type="float">
            <text:p>4,838052681</text:p>
          </table:table-cell>
          <table:table-cell table:formula="of:=COS([.F80])" office:value-type="float" office:value="0.125333228079612" calcext:value-type="float">
            <text:p>0,1253332281</text:p>
          </table:table-cell>
          <table:table-cell table:formula="of:=SIN([.F80])" office:value-type="float" office:value="-0.992114702007356" calcext:value-type="float">
            <text:p>-0,992114702</text:p>
          </table:table-cell>
        </table:table-row>
        <table:table-row table:style-name="ro1">
          <table:table-cell table:formula="of:=RANDBETWEEN(-100;100)/100" office:value-type="float" office:value="-0.32" calcext:value-type="float">
            <text:p>-0,32</text:p>
          </table:table-cell>
          <table:table-cell table:formula="of:=RANDBETWEEN(-100;100)/100" office:value-type="float" office:value="0.62" calcext:value-type="float">
            <text:p>0,62</text:p>
          </table:table-cell>
          <table:table-cell table:formula="of:=IF([.A81]*[.A81]+[.B81]*[.B81]&lt;=1;1;0)" office:value-type="float" office:value="1" calcext:value-type="float">
            <text:p>1</text:p>
          </table:table-cell>
          <table:table-cell table:number-columns-repeated="2"/>
          <table:table-cell table:formula="of:=[.F80]+3.14159265/50" office:value-type="float" office:value="4.900884534" calcext:value-type="float">
            <text:p>4,900884534</text:p>
          </table:table-cell>
          <table:table-cell table:formula="of:=COS([.F81])" office:value-type="float" office:value="0.187381309084837" calcext:value-type="float">
            <text:p>0,1873813091</text:p>
          </table:table-cell>
          <table:table-cell table:formula="of:=SIN([.F81])" office:value-type="float" office:value="-0.982287251778039" calcext:value-type="float">
            <text:p>-0,9822872518</text:p>
          </table:table-cell>
        </table:table-row>
        <table:table-row table:style-name="ro1">
          <table:table-cell table:formula="of:=RANDBETWEEN(-100;100)/100" office:value-type="float" office:value="-0.45" calcext:value-type="float">
            <text:p>-0,45</text:p>
          </table:table-cell>
          <table:table-cell table:formula="of:=RANDBETWEEN(-100;100)/100" office:value-type="float" office:value="-0.07" calcext:value-type="float">
            <text:p>-0,07</text:p>
          </table:table-cell>
          <table:table-cell table:formula="of:=IF([.A82]*[.A82]+[.B82]*[.B82]&lt;=1;1;0)" office:value-type="float" office:value="1" calcext:value-type="float">
            <text:p>1</text:p>
          </table:table-cell>
          <table:table-cell table:number-columns-repeated="2"/>
          <table:table-cell table:formula="of:=[.F81]+3.14159265/50" office:value-type="float" office:value="4.963716387" calcext:value-type="float">
            <text:p>4,963716387</text:p>
          </table:table-cell>
          <table:table-cell table:formula="of:=COS([.F82])" office:value-type="float" office:value="0.24868988167117" calcext:value-type="float">
            <text:p>0,2486898817</text:p>
          </table:table-cell>
          <table:table-cell table:formula="of:=SIN([.F82])" office:value-type="float" office:value="-0.968583162539169" calcext:value-type="float">
            <text:p>-0,9685831625</text:p>
          </table:table-cell>
        </table:table-row>
        <table:table-row table:style-name="ro1">
          <table:table-cell table:formula="of:=RANDBETWEEN(-100;100)/100" office:value-type="float" office:value="0.44" calcext:value-type="float">
            <text:p>0,44</text:p>
          </table:table-cell>
          <table:table-cell table:formula="of:=RANDBETWEEN(-100;100)/100" office:value-type="float" office:value="-0.25" calcext:value-type="float">
            <text:p>-0,25</text:p>
          </table:table-cell>
          <table:table-cell table:formula="of:=IF([.A83]*[.A83]+[.B83]*[.B83]&lt;=1;1;0)" office:value-type="float" office:value="1" calcext:value-type="float">
            <text:p>1</text:p>
          </table:table-cell>
          <table:table-cell table:number-columns-repeated="2"/>
          <table:table-cell table:formula="of:=[.F82]+3.14159265/50" office:value-type="float" office:value="5.02654824" calcext:value-type="float">
            <text:p>5,02654824</text:p>
          </table:table-cell>
          <table:table-cell table:formula="of:=COS([.F83])" office:value-type="float" office:value="0.309016988912389" calcext:value-type="float">
            <text:p>0,3090169889</text:p>
          </table:table-cell>
          <table:table-cell table:formula="of:=SIN([.F83])" office:value-type="float" office:value="-0.951056518070046" calcext:value-type="float">
            <text:p>-0,9510565181</text:p>
          </table:table-cell>
        </table:table-row>
        <table:table-row table:style-name="ro1">
          <table:table-cell table:formula="of:=RANDBETWEEN(-100;100)/100" office:value-type="float" office:value="0.93" calcext:value-type="float">
            <text:p>0,93</text:p>
          </table:table-cell>
          <table:table-cell table:formula="of:=RANDBETWEEN(-100;100)/100" office:value-type="float" office:value="0.03" calcext:value-type="float">
            <text:p>0,03</text:p>
          </table:table-cell>
          <table:table-cell table:formula="of:=IF([.A84]*[.A84]+[.B84]*[.B84]&lt;=1;1;0)" office:value-type="float" office:value="1" calcext:value-type="float">
            <text:p>1</text:p>
          </table:table-cell>
          <table:table-cell table:number-columns-repeated="2"/>
          <table:table-cell table:formula="of:=[.F83]+3.14159265/50" office:value-type="float" office:value="5.089380093" calcext:value-type="float">
            <text:p>5,089380093</text:p>
          </table:table-cell>
          <table:table-cell table:formula="of:=COS([.F84])" office:value-type="float" office:value="0.368124547277591" calcext:value-type="float">
            <text:p>0,3681245473</text:p>
          </table:table-cell>
          <table:table-cell table:formula="of:=SIN([.F84])" office:value-type="float" office:value="-0.929776488029069" calcext:value-type="float">
            <text:p>-0,929776488</text:p>
          </table:table-cell>
        </table:table-row>
        <table:table-row table:style-name="ro1">
          <table:table-cell table:formula="of:=RANDBETWEEN(-100;100)/100" office:value-type="float" office:value="-0.9" calcext:value-type="float">
            <text:p>-0,9</text:p>
          </table:table-cell>
          <table:table-cell table:formula="of:=RANDBETWEEN(-100;100)/100" office:value-type="float" office:value="-0.43" calcext:value-type="float">
            <text:p>-0,43</text:p>
          </table:table-cell>
          <table:table-cell table:formula="of:=IF([.A85]*[.A85]+[.B85]*[.B85]&lt;=1;1;0)" office:value-type="float" office:value="1" calcext:value-type="float">
            <text:p>1</text:p>
          </table:table-cell>
          <table:table-cell table:number-columns-repeated="2"/>
          <table:table-cell table:formula="of:=[.F84]+3.14159265/50" office:value-type="float" office:value="5.152211946" calcext:value-type="float">
            <text:p>5,152211946</text:p>
          </table:table-cell>
          <table:table-cell table:formula="of:=COS([.F85])" office:value-type="float" office:value="0.425779286238115" calcext:value-type="float">
            <text:p>0,4257792862</text:p>
          </table:table-cell>
          <table:table-cell table:formula="of:=SIN([.F85])" office:value-type="float" office:value="-0.904827054972695" calcext:value-type="float">
            <text:p>-0,904827055</text:p>
          </table:table-cell>
        </table:table-row>
        <table:table-row table:style-name="ro1">
          <table:table-cell table:formula="of:=RANDBETWEEN(-100;100)/100" office:value-type="float" office:value="-0.88" calcext:value-type="float">
            <text:p>-0,88</text:p>
          </table:table-cell>
          <table:table-cell table:formula="of:=RANDBETWEEN(-100;100)/100" office:value-type="float" office:value="-0.98" calcext:value-type="float">
            <text:p>-0,98</text:p>
          </table:table-cell>
          <table:table-cell table:formula="of:=IF([.A86]*[.A86]+[.B86]*[.B86]&lt;=1;1;0)" office:value-type="float" office:value="0" calcext:value-type="float">
            <text:p>0</text:p>
          </table:table-cell>
          <table:table-cell table:number-columns-repeated="2"/>
          <table:table-cell table:formula="of:=[.F85]+3.14159265/50" office:value-type="float" office:value="5.215043799" calcext:value-type="float">
            <text:p>5,215043799</text:p>
          </table:table-cell>
          <table:table-cell table:formula="of:=COS([.F86])" office:value-type="float" office:value="0.481753668879749" calcext:value-type="float">
            <text:p>0,4817536689</text:p>
          </table:table-cell>
          <table:table-cell table:formula="of:=SIN([.F86])" office:value-type="float" office:value="-0.876306682914664" calcext:value-type="float">
            <text:p>-0,8763066829</text:p>
          </table:table-cell>
        </table:table-row>
        <table:table-row table:style-name="ro1">
          <table:table-cell table:formula="of:=RANDBETWEEN(-100;100)/100" office:value-type="float" office:value="0.85" calcext:value-type="float">
            <text:p>0,85</text:p>
          </table:table-cell>
          <table:table-cell table:formula="of:=RANDBETWEEN(-100;100)/100" office:value-type="float" office:value="-0.79" calcext:value-type="float">
            <text:p>-0,79</text:p>
          </table:table-cell>
          <table:table-cell table:formula="of:=IF([.A87]*[.A87]+[.B87]*[.B87]&lt;=1;1;0)" office:value-type="float" office:value="0" calcext:value-type="float">
            <text:p>0</text:p>
          </table:table-cell>
          <table:table-cell table:number-columns-repeated="2"/>
          <table:table-cell table:formula="of:=[.F86]+3.14159265/50" office:value-type="float" office:value="5.27787565199999" calcext:value-type="float">
            <text:p>5,277875652</text:p>
          </table:table-cell>
          <table:table-cell table:formula="of:=COS([.F87])" office:value-type="float" office:value="0.535826789886974" calcext:value-type="float">
            <text:p>0,5358267899</text:p>
          </table:table-cell>
          <table:table-cell table:formula="of:=SIN([.F87])" office:value-type="float" office:value="-0.844327928733511" calcext:value-type="float">
            <text:p>-0,8443279287</text:p>
          </table:table-cell>
        </table:table-row>
        <table:table-row table:style-name="ro1">
          <table:table-cell table:formula="of:=RANDBETWEEN(-100;100)/100" office:value-type="float" office:value="0.26" calcext:value-type="float">
            <text:p>0,26</text:p>
          </table:table-cell>
          <table:table-cell table:formula="of:=RANDBETWEEN(-100;100)/100" office:value-type="float" office:value="-0.1" calcext:value-type="float">
            <text:p>-0,1</text:p>
          </table:table-cell>
          <table:table-cell table:formula="of:=IF([.A88]*[.A88]+[.B88]*[.B88]&lt;=1;1;0)" office:value-type="float" office:value="1" calcext:value-type="float">
            <text:p>1</text:p>
          </table:table-cell>
          <table:table-cell table:number-columns-repeated="2"/>
          <table:table-cell table:formula="of:=[.F87]+3.14159265/50" office:value-type="float" office:value="5.34070750499999" calcext:value-type="float">
            <text:p>5,340707505</text:p>
          </table:table-cell>
          <table:table-cell table:formula="of:=COS([.F88])" office:value-type="float" office:value="0.587785247355322" calcext:value-type="float">
            <text:p>0,5877852474</text:p>
          </table:table-cell>
          <table:table-cell table:formula="of:=SIN([.F88])" office:value-type="float" office:value="-0.809016997961998" calcext:value-type="float">
            <text:p>-0,809016998</text:p>
          </table:table-cell>
        </table:table-row>
        <table:table-row table:style-name="ro1">
          <table:table-cell table:formula="of:=RANDBETWEEN(-100;100)/100" office:value-type="float" office:value="0.85" calcext:value-type="float">
            <text:p>0,85</text:p>
          </table:table-cell>
          <table:table-cell table:formula="of:=RANDBETWEEN(-100;100)/100" office:value-type="float" office:value="-0.87" calcext:value-type="float">
            <text:p>-0,87</text:p>
          </table:table-cell>
          <table:table-cell table:formula="of:=IF([.A89]*[.A89]+[.B89]*[.B89]&lt;=1;1;0)" office:value-type="float" office:value="0" calcext:value-type="float">
            <text:p>0</text:p>
          </table:table-cell>
          <table:table-cell table:number-columns-repeated="2"/>
          <table:table-cell table:formula="of:=[.F88]+3.14159265/50" office:value-type="float" office:value="5.40353935799999" calcext:value-type="float">
            <text:p>5,403539358</text:p>
          </table:table-cell>
          <table:table-cell table:formula="of:=COS([.F89])" office:value-type="float" office:value="0.637423984991194" calcext:value-type="float">
            <text:p>0,637423985</text:p>
          </table:table-cell>
          <table:table-cell table:formula="of:=SIN([.F89])" office:value-type="float" office:value="-0.770513246711532" calcext:value-type="float">
            <text:p>-0,7705132467</text:p>
          </table:table-cell>
        </table:table-row>
        <table:table-row table:style-name="ro1">
          <table:table-cell table:formula="of:=RANDBETWEEN(-100;100)/100" office:value-type="float" office:value="-0.61" calcext:value-type="float">
            <text:p>-0,61</text:p>
          </table:table-cell>
          <table:table-cell table:formula="of:=RANDBETWEEN(-100;100)/100" office:value-type="float" office:value="-0.03" calcext:value-type="float">
            <text:p>-0,03</text:p>
          </table:table-cell>
          <table:table-cell table:formula="of:=IF([.A90]*[.A90]+[.B90]*[.B90]&lt;=1;1;0)" office:value-type="float" office:value="1" calcext:value-type="float">
            <text:p>1</text:p>
          </table:table-cell>
          <table:table-cell table:number-columns-repeated="2"/>
          <table:table-cell table:formula="of:=[.F89]+3.14159265/50" office:value-type="float" office:value="5.46637121099999" calcext:value-type="float">
            <text:p>5,466371211</text:p>
          </table:table-cell>
          <table:table-cell table:formula="of:=COS([.F90])" office:value-type="float" office:value="0.68454710137537" calcext:value-type="float">
            <text:p>0,6845471014</text:p>
          </table:table-cell>
          <table:table-cell table:formula="of:=SIN([.F90])" office:value-type="float" office:value="-0.728968631697262" calcext:value-type="float">
            <text:p>-0,7289686317</text:p>
          </table:table-cell>
        </table:table-row>
        <table:table-row table:style-name="ro1">
          <table:table-cell table:formula="of:=RANDBETWEEN(-100;100)/100" office:value-type="float" office:value="-0.99" calcext:value-type="float">
            <text:p>-0,99</text:p>
          </table:table-cell>
          <table:table-cell table:formula="of:=RANDBETWEEN(-100;100)/100" office:value-type="float" office:value="0.63" calcext:value-type="float">
            <text:p>0,63</text:p>
          </table:table-cell>
          <table:table-cell table:formula="of:=IF([.A91]*[.A91]+[.B91]*[.B91]&lt;=1;1;0)" office:value-type="float" office:value="0" calcext:value-type="float">
            <text:p>0</text:p>
          </table:table-cell>
          <table:table-cell table:number-columns-repeated="2"/>
          <table:table-cell table:formula="of:=[.F90]+3.14159265/50" office:value-type="float" office:value="5.52920306399999" calcext:value-type="float">
            <text:p>5,529203064</text:p>
          </table:table-cell>
          <table:table-cell table:formula="of:=COS([.F91])" office:value-type="float" office:value="0.728968623096413" calcext:value-type="float">
            <text:p>0,7289686231</text:p>
          </table:table-cell>
          <table:table-cell table:formula="of:=SIN([.F91])" office:value-type="float" office:value="-0.684547110534344" calcext:value-type="float">
            <text:p>-0,6845471105</text:p>
          </table:table-cell>
        </table:table-row>
        <table:table-row table:style-name="ro1">
          <table:table-cell table:formula="of:=RANDBETWEEN(-100;100)/100" office:value-type="float" office:value="-0.84" calcext:value-type="float">
            <text:p>-0,84</text:p>
          </table:table-cell>
          <table:table-cell table:formula="of:=RANDBETWEEN(-100;100)/100" office:value-type="float" office:value="-0.41" calcext:value-type="float">
            <text:p>-0,41</text:p>
          </table:table-cell>
          <table:table-cell table:formula="of:=IF([.A92]*[.A92]+[.B92]*[.B92]&lt;=1;1;0)" office:value-type="float" office:value="1" calcext:value-type="float">
            <text:p>1</text:p>
          </table:table-cell>
          <table:table-cell table:number-columns-repeated="2"/>
          <table:table-cell table:formula="of:=[.F91]+3.14159265/50" office:value-type="float" office:value="5.59203491699999" calcext:value-type="float">
            <text:p>5,592034917</text:p>
          </table:table-cell>
          <table:table-cell table:formula="of:=COS([.F92])" office:value-type="float" office:value="0.770513238702752" calcext:value-type="float">
            <text:p>0,7705132387</text:p>
          </table:table-cell>
          <table:table-cell table:formula="of:=SIN([.F92])" office:value-type="float" office:value="-0.637423994672146" calcext:value-type="float">
            <text:p>-0,6374239947</text:p>
          </table:table-cell>
        </table:table-row>
        <table:table-row table:style-name="ro1">
          <table:table-cell table:formula="of:=RANDBETWEEN(-100;100)/100" office:value-type="float" office:value="-0.65" calcext:value-type="float">
            <text:p>-0,65</text:p>
          </table:table-cell>
          <table:table-cell table:formula="of:=RANDBETWEEN(-100;100)/100" office:value-type="float" office:value="-0.73" calcext:value-type="float">
            <text:p>-0,73</text:p>
          </table:table-cell>
          <table:table-cell table:formula="of:=IF([.A93]*[.A93]+[.B93]*[.B93]&lt;=1;1;0)" office:value-type="float" office:value="1" calcext:value-type="float">
            <text:p>1</text:p>
          </table:table-cell>
          <table:table-cell table:number-columns-repeated="2"/>
          <table:table-cell table:formula="of:=[.F92]+3.14159265/50" office:value-type="float" office:value="5.65486676999999" calcext:value-type="float">
            <text:p>5,65486677</text:p>
          </table:table-cell>
          <table:table-cell table:formula="of:=COS([.F93])" office:value-type="float" office:value="0.809016990576893" calcext:value-type="float">
            <text:p>0,8090169906</text:p>
          </table:table-cell>
          <table:table-cell table:formula="of:=SIN([.F93])" office:value-type="float" office:value="-0.587785257520046" calcext:value-type="float">
            <text:p>-0,5877852575</text:p>
          </table:table-cell>
        </table:table-row>
        <table:table-row table:style-name="ro1">
          <table:table-cell table:formula="of:=RANDBETWEEN(-100;100)/100" office:value-type="float" office:value="0.67" calcext:value-type="float">
            <text:p>0,67</text:p>
          </table:table-cell>
          <table:table-cell table:formula="of:=RANDBETWEEN(-100;100)/100" office:value-type="float" office:value="-0.28" calcext:value-type="float">
            <text:p>-0,28</text:p>
          </table:table-cell>
          <table:table-cell table:formula="of:=IF([.A94]*[.A94]+[.B94]*[.B94]&lt;=1;1;0)" office:value-type="float" office:value="1" calcext:value-type="float">
            <text:p>1</text:p>
          </table:table-cell>
          <table:table-cell table:number-columns-repeated="2"/>
          <table:table-cell table:formula="of:=[.F93]+3.14159265/50" office:value-type="float" office:value="5.71769862299999" calcext:value-type="float">
            <text:p>5,717698623</text:p>
          </table:table-cell>
          <table:table-cell table:formula="of:=COS([.F94])" office:value-type="float" office:value="0.844327922001227" calcext:value-type="float">
            <text:p>0,844327922</text:p>
          </table:table-cell>
          <table:table-cell table:formula="of:=SIN([.F94])" office:value-type="float" office:value="-0.535826800495356" calcext:value-type="float">
            <text:p>-0,5358268005</text:p>
          </table:table-cell>
        </table:table-row>
        <table:table-row table:style-name="ro1">
          <table:table-cell table:formula="of:=RANDBETWEEN(-100;100)/100" office:value-type="float" office:value="-0.74" calcext:value-type="float">
            <text:p>-0,74</text:p>
          </table:table-cell>
          <table:table-cell table:formula="of:=RANDBETWEEN(-100;100)/100" office:value-type="float" office:value="0.63" calcext:value-type="float">
            <text:p>0,63</text:p>
          </table:table-cell>
          <table:table-cell table:formula="of:=IF([.A95]*[.A95]+[.B95]*[.B95]&lt;=1;1;0)" office:value-type="float" office:value="1" calcext:value-type="float">
            <text:p>1</text:p>
          </table:table-cell>
          <table:table-cell table:number-columns-repeated="2"/>
          <table:table-cell table:formula="of:=[.F94]+3.14159265/50" office:value-type="float" office:value="5.78053047599999" calcext:value-type="float">
            <text:p>5,780530476</text:p>
          </table:table-cell>
          <table:table-cell table:formula="of:=COS([.F95])" office:value-type="float" office:value="0.876306676861771" calcext:value-type="float">
            <text:p>0,8763066769</text:p>
          </table:table-cell>
          <table:table-cell table:formula="of:=SIN([.F95])" office:value-type="float" office:value="-0.481753679889921" calcext:value-type="float">
            <text:p>-0,4817536799</text:p>
          </table:table-cell>
        </table:table-row>
        <table:table-row table:style-name="ro1">
          <table:table-cell table:formula="of:=RANDBETWEEN(-100;100)/100" office:value-type="float" office:value="0.18" calcext:value-type="float">
            <text:p>0,18</text:p>
          </table:table-cell>
          <table:table-cell table:formula="of:=RANDBETWEEN(-100;100)/100" office:value-type="float" office:value="0.73" calcext:value-type="float">
            <text:p>0,73</text:p>
          </table:table-cell>
          <table:table-cell table:formula="of:=IF([.A96]*[.A96]+[.B96]*[.B96]&lt;=1;1;0)" office:value-type="float" office:value="1" calcext:value-type="float">
            <text:p>1</text:p>
          </table:table-cell>
          <table:table-cell table:number-columns-repeated="2"/>
          <table:table-cell table:formula="of:=[.F95]+3.14159265/50" office:value-type="float" office:value="5.84336232899999" calcext:value-type="float">
            <text:p>5,843362329</text:p>
          </table:table-cell>
          <table:table-cell table:formula="of:=COS([.F96])" office:value-type="float" office:value="0.904827049623081" calcext:value-type="float">
            <text:p>0,9048270496</text:p>
          </table:table-cell>
          <table:table-cell table:formula="of:=SIN([.F96])" office:value-type="float" office:value="-0.425779297606625" calcext:value-type="float">
            <text:p>-0,4257792976</text:p>
          </table:table-cell>
        </table:table-row>
        <table:table-row table:style-name="ro1">
          <table:table-cell table:formula="of:=RANDBETWEEN(-100;100)/100" office:value-type="float" office:value="0.85" calcext:value-type="float">
            <text:p>0,85</text:p>
          </table:table-cell>
          <table:table-cell table:formula="of:=RANDBETWEEN(-100;100)/100" office:value-type="float" office:value="0.3" calcext:value-type="float">
            <text:p>0,3</text:p>
          </table:table-cell>
          <table:table-cell table:formula="of:=IF([.A97]*[.A97]+[.B97]*[.B97]&lt;=1;1;0)" office:value-type="float" office:value="1" calcext:value-type="float">
            <text:p>1</text:p>
          </table:table-cell>
          <table:table-cell table:number-columns-repeated="2"/>
          <table:table-cell table:formula="of:=[.F96]+3.14159265/50" office:value-type="float" office:value="5.90619418199999" calcext:value-type="float">
            <text:p>5,906194182</text:p>
          </table:table-cell>
          <table:table-cell table:formula="of:=COS([.F97])" office:value-type="float" office:value="0.929776483403845" calcext:value-type="float">
            <text:p>0,9297764834</text:p>
          </table:table-cell>
          <table:table-cell table:formula="of:=SIN([.F97])" office:value-type="float" office:value="-0.368124558959573" calcext:value-type="float">
            <text:p>-0,368124559</text:p>
          </table:table-cell>
        </table:table-row>
        <table:table-row table:style-name="ro1">
          <table:table-cell table:formula="of:=RANDBETWEEN(-100;100)/100" office:value-type="float" office:value="0.47" calcext:value-type="float">
            <text:p>0,47</text:p>
          </table:table-cell>
          <table:table-cell table:formula="of:=RANDBETWEEN(-100;100)/100" office:value-type="float" office:value="-0.76" calcext:value-type="float">
            <text:p>-0,76</text:p>
          </table:table-cell>
          <table:table-cell table:formula="of:=IF([.A98]*[.A98]+[.B98]*[.B98]&lt;=1;1;0)" office:value-type="float" office:value="1" calcext:value-type="float">
            <text:p>1</text:p>
          </table:table-cell>
          <table:table-cell table:number-columns-repeated="2"/>
          <table:table-cell table:formula="of:=[.F97]+3.14159265/50" office:value-type="float" office:value="5.96902603499999" calcext:value-type="float">
            <text:p>5,969026035</text:p>
          </table:table-cell>
          <table:table-cell table:formula="of:=COS([.F98])" office:value-type="float" office:value="0.951056514187467" calcext:value-type="float">
            <text:p>0,9510565142</text:p>
          </table:table-cell>
          <table:table-cell table:formula="of:=SIN([.F98])" office:value-type="float" office:value="-0.30901700086174" calcext:value-type="float">
            <text:p>-0,3090170009</text:p>
          </table:table-cell>
        </table:table-row>
        <table:table-row table:style-name="ro1">
          <table:table-cell table:formula="of:=RANDBETWEEN(-100;100)/100" office:value-type="float" office:value="-0.78" calcext:value-type="float">
            <text:p>-0,78</text:p>
          </table:table-cell>
          <table:table-cell table:formula="of:=RANDBETWEEN(-100;100)/100" office:value-type="float" office:value="-0.06" calcext:value-type="float">
            <text:p>-0,06</text:p>
          </table:table-cell>
          <table:table-cell table:formula="of:=IF([.A99]*[.A99]+[.B99]*[.B99]&lt;=1;1;0)" office:value-type="float" office:value="1" calcext:value-type="float">
            <text:p>1</text:p>
          </table:table-cell>
          <table:table-cell table:number-columns-repeated="2"/>
          <table:table-cell table:formula="of:=[.F98]+3.14159265/50" office:value-type="float" office:value="6.03185788799999" calcext:value-type="float">
            <text:p>6,031857888</text:p>
          </table:table-cell>
          <table:table-cell table:formula="of:=COS([.F99])" office:value-type="float" office:value="0.968583159414557" calcext:value-type="float">
            <text:p>0,9685831594</text:p>
          </table:table-cell>
          <table:table-cell table:formula="of:=SIN([.F99])" office:value-type="float" office:value="-0.24868989384073" calcext:value-type="float">
            <text:p>-0,2486898938</text:p>
          </table:table-cell>
        </table:table-row>
        <table:table-row table:style-name="ro1">
          <table:table-cell table:formula="of:=RANDBETWEEN(-100;100)/100" office:value-type="float" office:value="0.85" calcext:value-type="float">
            <text:p>0,85</text:p>
          </table:table-cell>
          <table:table-cell table:formula="of:=RANDBETWEEN(-100;100)/100" office:value-type="float" office:value="0.59" calcext:value-type="float">
            <text:p>0,59</text:p>
          </table:table-cell>
          <table:table-cell table:formula="of:=IF([.A100]*[.A100]+[.B100]*[.B100]&lt;=1;1;0)" office:value-type="float" office:value="0" calcext:value-type="float">
            <text:p>0</text:p>
          </table:table-cell>
          <table:table-cell table:number-columns-repeated="2"/>
          <table:table-cell table:formula="of:=[.F99]+3.14159265/50" office:value-type="float" office:value="6.09468974099999" calcext:value-type="float">
            <text:p>6,094689741</text:p>
          </table:table-cell>
          <table:table-cell table:formula="of:=COS([.F100])" office:value-type="float" office:value="0.982287249423726" calcext:value-type="float">
            <text:p>0,9822872494</text:p>
          </table:table-cell>
          <table:table-cell table:formula="of:=SIN([.F100])" office:value-type="float" office:value="-0.187381321426579" calcext:value-type="float">
            <text:p>-0,1873813214</text:p>
          </table:table-cell>
        </table:table-row>
        <table:table-row table:style-name="ro1">
          <table:table-cell table:formula="of:=RANDBETWEEN(-100;100)/100" office:value-type="float" office:value="-1" calcext:value-type="float">
            <text:p>-1</text:p>
          </table:table-cell>
          <table:table-cell table:formula="of:=RANDBETWEEN(-100;100)/100" office:value-type="float" office:value="-0.05" calcext:value-type="float">
            <text:p>-0,05</text:p>
          </table:table-cell>
          <table:table-cell table:formula="of:=IF([.A101]*[.A101]+[.B101]*[.B101]&lt;=1;1;0)" office:value-type="float" office:value="0" calcext:value-type="float">
            <text:p>0</text:p>
          </table:table-cell>
          <table:table-cell table:number-columns-repeated="2"/>
          <table:table-cell table:formula="of:=[.F100]+3.14159265/50" office:value-type="float" office:value="6.15752159399999" calcext:value-type="float">
            <text:p>6,157521594</text:p>
          </table:table-cell>
          <table:table-cell table:formula="of:=COS([.F101])" office:value-type="float" office:value="0.992114700432632" calcext:value-type="float">
            <text:p>0,9921147004</text:p>
          </table:table-cell>
          <table:table-cell table:formula="of:=SIN([.F101])" office:value-type="float" office:value="-0.125333240544829" calcext:value-type="float">
            <text:p>-0,1253332405</text:p>
          </table:table-cell>
        </table:table-row>
        <table:table-row table:style-name="ro1">
          <table:table-cell table:formula="of:=RANDBETWEEN(-100;100)/100" office:value-type="float" office:value="-0.73" calcext:value-type="float">
            <text:p>-0,73</text:p>
          </table:table-cell>
          <table:table-cell table:formula="of:=RANDBETWEEN(-100;100)/100" office:value-type="float" office:value="0.15" calcext:value-type="float">
            <text:p>0,15</text:p>
          </table:table-cell>
          <table:table-cell table:formula="of:=IF([.A102]*[.A102]+[.B102]*[.B102]&lt;=1;1;0)" office:value-type="float" office:value="1" calcext:value-type="float">
            <text:p>1</text:p>
          </table:table-cell>
          <table:table-cell table:number-columns-repeated="2"/>
          <table:table-cell table:formula="of:=[.F101]+3.14159265/50" office:value-type="float" office:value="6.22035344699999" calcext:value-type="float">
            <text:p>6,220353447</text:p>
          </table:table-cell>
          <table:table-cell table:formula="of:=COS([.F102])" office:value-type="float" office:value="0.998026727981969" calcext:value-type="float">
            <text:p>0,998026728</text:p>
          </table:table-cell>
          <table:table-cell table:formula="of:=SIN([.F102])" office:value-type="float" office:value="-0.06279052662309" calcext:value-type="float">
            <text:p>-0,0627905266</text:p>
          </table:table-cell>
        </table:table-row>
        <table:table-row table:style-name="ro1">
          <table:table-cell table:formula="of:=RANDBETWEEN(-100;100)/100" office:value-type="float" office:value="-0.38" calcext:value-type="float">
            <text:p>-0,38</text:p>
          </table:table-cell>
          <table:table-cell table:formula="of:=RANDBETWEEN(-100;100)/100" office:value-type="float" office:value="0.87" calcext:value-type="float">
            <text:p>0,87</text:p>
          </table:table-cell>
          <table:table-cell table:formula="of:=IF([.A103]*[.A103]+[.B103]*[.B103]&lt;=1;1;0)" office:value-type="float" office:value="1" calcext:value-type="float">
            <text:p>1</text:p>
          </table:table-cell>
          <table:table-cell table:number-columns-repeated="2"/>
          <table:table-cell table:formula="of:=[.F102]+3.14159265/50" office:value-type="float" office:value="6.28318529999999" calcext:value-type="float">
            <text:p>6,2831853</text:p>
          </table:table-cell>
          <table:table-cell table:formula="of:=COS([.F103])" office:value-type="float" office:value="1" calcext:value-type="float">
            <text:p>1</text:p>
          </table:table-cell>
          <table:table-cell table:formula="of:=SIN([.F103])" office:value-type="float" office:value="-0.0000000071795984941811" calcext:value-type="float">
            <text:p>-7,1795984941811E-009</text:p>
          </table:table-cell>
        </table:table-row>
        <table:table-row table:style-name="ro1">
          <table:table-cell table:formula="of:=RANDBETWEEN(-100;100)/100" office:value-type="float" office:value="-0.58" calcext:value-type="float">
            <text:p>-0,58</text:p>
          </table:table-cell>
          <table:table-cell table:formula="of:=RANDBETWEEN(-100;100)/100" office:value-type="float" office:value="-0.56" calcext:value-type="float">
            <text:p>-0,56</text:p>
          </table:table-cell>
          <table:table-cell table:formula="of:=IF([.A104]*[.A104]+[.B104]*[.B104]&lt;=1;1;0)" office:value-type="float" office:value="1" calcext:value-type="float">
            <text:p>1</text:p>
          </table:table-cell>
          <table:table-cell table:number-columns-repeated="2"/>
          <table:table-cell table:formula="of:=[.F103]+3.14159265/50" office:value-type="float" office:value="6.34601715299999" calcext:value-type="float">
            <text:p>6,346017153</text:p>
          </table:table-cell>
          <table:table-cell table:formula="of:=COS([.F104])" office:value-type="float" office:value="0.99802672888359" calcext:value-type="float">
            <text:p>0,9980267289</text:p>
          </table:table-cell>
          <table:table-cell table:formula="of:=SIN([.F104])" office:value-type="float" office:value="0.0627905122922276" calcext:value-type="float">
            <text:p>0,0627905123</text:p>
          </table:table-cell>
        </table:table-row>
        <table:table-row table:style-name="ro1">
          <table:table-cell table:formula="of:=RANDBETWEEN(-100;100)/100" office:value-type="float" office:value="0.21" calcext:value-type="float">
            <text:p>0,21</text:p>
          </table:table-cell>
          <table:table-cell table:formula="of:=RANDBETWEEN(-100;100)/100" office:value-type="float" office:value="-0.86" calcext:value-type="float">
            <text:p>-0,86</text:p>
          </table:table-cell>
          <table:table-cell table:formula="of:=IF([.A105]*[.A105]+[.B105]*[.B105]&lt;=1;1;0)" office:value-type="float" office:value="1" calcext:value-type="float">
            <text:p>1</text:p>
          </table:table-cell>
          <table:table-cell table:number-columns-repeated="2"/>
          <table:table-cell table:formula="of:=[.F104]+3.14159265/50" office:value-type="float" office:value="6.40884900599999" calcext:value-type="float">
            <text:p>6,408849006</text:p>
          </table:table-cell>
          <table:table-cell table:formula="of:=COS([.F105])" office:value-type="float" office:value="0.992114702232317" calcext:value-type="float">
            <text:p>0,9921147022</text:p>
          </table:table-cell>
          <table:table-cell table:formula="of:=SIN([.F105])" office:value-type="float" office:value="0.125333226298859" calcext:value-type="float">
            <text:p>0,1253332263</text:p>
          </table:table-cell>
        </table:table-row>
        <table:table-row table:style-name="ro1">
          <table:table-cell table:formula="of:=RANDBETWEEN(-100;100)/100" office:value-type="float" office:value="0.53" calcext:value-type="float">
            <text:p>0,53</text:p>
          </table:table-cell>
          <table:table-cell table:formula="of:=RANDBETWEEN(-100;100)/100" office:value-type="float" office:value="0.12" calcext:value-type="float">
            <text:p>0,12</text:p>
          </table:table-cell>
          <table:table-cell table:formula="of:=IF([.A106]*[.A106]+[.B106]*[.B106]&lt;=1;1;0)" office:value-type="float" office:value="1" calcext:value-type="float">
            <text:p>1</text:p>
          </table:table-cell>
          <table:table-cell table:number-columns-repeated="2"/>
          <table:table-cell table:formula="of:=[.F105]+3.14159265/50" office:value-type="float" office:value="6.47168085899999" calcext:value-type="float">
            <text:p>6,471680859</text:p>
          </table:table-cell>
          <table:table-cell table:formula="of:=COS([.F106])" office:value-type="float" office:value="0.982287252114371" calcext:value-type="float">
            <text:p>0,9822872521</text:p>
          </table:table-cell>
          <table:table-cell table:formula="of:=SIN([.F106])" office:value-type="float" office:value="0.187381307321723" calcext:value-type="float">
            <text:p>0,1873813073</text:p>
          </table:table-cell>
        </table:table-row>
        <table:table-row table:style-name="ro1">
          <table:table-cell table:formula="of:=RANDBETWEEN(-100;100)/100" office:value-type="float" office:value="0.22" calcext:value-type="float">
            <text:p>0,22</text:p>
          </table:table-cell>
          <table:table-cell table:formula="of:=RANDBETWEEN(-100;100)/100" office:value-type="float" office:value="0.51" calcext:value-type="float">
            <text:p>0,51</text:p>
          </table:table-cell>
          <table:table-cell table:formula="of:=IF([.A107]*[.A107]+[.B107]*[.B107]&lt;=1;1;0)" office:value-type="float" office:value="1" calcext:value-type="float">
            <text:p>1</text:p>
          </table:table-cell>
          <table:table-cell table:number-columns-repeated="2"/>
          <table:table-cell table:formula="of:=[.F106]+3.14159265/50" office:value-type="float" office:value="6.53451271199999" calcext:value-type="float">
            <text:p>6,534512712</text:p>
          </table:table-cell>
          <table:table-cell table:formula="of:=COS([.F107])" office:value-type="float" office:value="0.968583162985545" calcext:value-type="float">
            <text:p>0,968583163</text:p>
          </table:table-cell>
          <table:table-cell table:formula="of:=SIN([.F107])" office:value-type="float" office:value="0.248689879932654" calcext:value-type="float">
            <text:p>0,2486898799</text:p>
          </table:table-cell>
        </table:table-row>
        <table:table-row table:style-name="ro1">
          <table:table-cell table:formula="of:=RANDBETWEEN(-100;100)/100" office:value-type="float" office:value="0.82" calcext:value-type="float">
            <text:p>0,82</text:p>
          </table:table-cell>
          <table:table-cell table:formula="of:=RANDBETWEEN(-100;100)/100" office:value-type="float" office:value="-0.8" calcext:value-type="float">
            <text:p>-0,8</text:p>
          </table:table-cell>
          <table:table-cell table:formula="of:=IF([.A108]*[.A108]+[.B108]*[.B108]&lt;=1;1;0)" office:value-type="float" office:value="0" calcext:value-type="float">
            <text:p>0</text:p>
          </table:table-cell>
          <table:table-cell table:number-columns-repeated="2"/>
          <table:table-cell table:formula="of:=[.F107]+3.14159265/50" office:value-type="float" office:value="6.59734456499999" calcext:value-type="float">
            <text:p>6,597344565</text:p>
          </table:table-cell>
          <table:table-cell table:formula="of:=COS([.F108])" office:value-type="float" office:value="0.951056518624703" calcext:value-type="float">
            <text:p>0,9510565186</text:p>
          </table:table-cell>
          <table:table-cell table:formula="of:=SIN([.F108])" office:value-type="float" office:value="0.309016987205332" calcext:value-type="float">
            <text:p>0,3090169872</text:p>
          </table:table-cell>
        </table:table-row>
        <table:table-row table:style-name="ro1">
          <table:table-cell table:formula="of:=RANDBETWEEN(-100;100)/100" office:value-type="float" office:value="-0.4" calcext:value-type="float">
            <text:p>-0,4</text:p>
          </table:table-cell>
          <table:table-cell table:formula="of:=RANDBETWEEN(-100;100)/100" office:value-type="float" office:value="0.91" calcext:value-type="float">
            <text:p>0,91</text:p>
          </table:table-cell>
          <table:table-cell table:formula="of:=IF([.A109]*[.A109]+[.B109]*[.B109]&lt;=1;1;0)" office:value-type="float" office:value="1" calcext:value-type="float">
            <text:p>1</text:p>
          </table:table-cell>
          <table:table-cell table:number-columns-repeated="2"/>
          <table:table-cell table:formula="of:=[.F108]+3.14159265/50" office:value-type="float" office:value="6.66017641799999" calcext:value-type="float">
            <text:p>6,660176418</text:p>
          </table:table-cell>
          <table:table-cell table:formula="of:=COS([.F109])" office:value-type="float" office:value="0.929776488689818" calcext:value-type="float">
            <text:p>0,9297764887</text:p>
          </table:table-cell>
          <table:table-cell table:formula="of:=SIN([.F109])" office:value-type="float" office:value="0.368124545608729" calcext:value-type="float">
            <text:p>0,3681245456</text:p>
          </table:table-cell>
        </table:table-row>
        <table:table-row table:style-name="ro1">
          <table:table-cell table:formula="of:=RANDBETWEEN(-100;100)/100" office:value-type="float" office:value="-0.64" calcext:value-type="float">
            <text:p>-0,64</text:p>
          </table:table-cell>
          <table:table-cell table:formula="of:=RANDBETWEEN(-100;100)/100" office:value-type="float" office:value="-0.05" calcext:value-type="float">
            <text:p>-0,05</text:p>
          </table:table-cell>
          <table:table-cell table:formula="of:=IF([.A110]*[.A110]+[.B110]*[.B110]&lt;=1;1;0)" office:value-type="float" office:value="1" calcext:value-type="float">
            <text:p>1</text:p>
          </table:table-cell>
          <table:table-cell table:number-columns-repeated="2"/>
          <table:table-cell table:formula="of:=[.F109]+3.14159265/50" office:value-type="float" office:value="6.72300827099999" calcext:value-type="float">
            <text:p>6,723008271</text:p>
          </table:table-cell>
          <table:table-cell table:formula="of:=COS([.F110])" office:value-type="float" office:value="0.904827055736929" calcext:value-type="float">
            <text:p>0,9048270557</text:p>
          </table:table-cell>
          <table:table-cell table:formula="of:=SIN([.F110])" office:value-type="float" office:value="0.425779284614035" calcext:value-type="float">
            <text:p>0,4257792846</text:p>
          </table:table-cell>
        </table:table-row>
        <table:table-row table:style-name="ro1">
          <table:table-cell table:formula="of:=RANDBETWEEN(-100;100)/100" office:value-type="float" office:value="0.89" calcext:value-type="float">
            <text:p>0,89</text:p>
          </table:table-cell>
          <table:table-cell table:formula="of:=RANDBETWEEN(-100;100)/100" office:value-type="float" office:value="0.3" calcext:value-type="float">
            <text:p>0,3</text:p>
          </table:table-cell>
          <table:table-cell table:formula="of:=IF([.A111]*[.A111]+[.B111]*[.B111]&lt;=1;1;0)" office:value-type="float" office:value="1" calcext:value-type="float">
            <text:p>1</text:p>
          </table:table-cell>
          <table:table-cell table:number-columns-repeated="2"/>
          <table:table-cell table:formula="of:=[.F110]+3.14159265/50" office:value-type="float" office:value="6.78584012399999" calcext:value-type="float">
            <text:p>6,785840124</text:p>
          </table:table-cell>
          <table:table-cell table:formula="of:=COS([.F111])" office:value-type="float" office:value="0.876306683779366" calcext:value-type="float">
            <text:p>0,8763066838</text:p>
          </table:table-cell>
          <table:table-cell table:formula="of:=SIN([.F111])" office:value-type="float" office:value="0.481753667306861" calcext:value-type="float">
            <text:p>0,4817536673</text:p>
          </table:table-cell>
        </table:table-row>
        <table:table-row table:style-name="ro1">
          <table:table-cell table:formula="of:=RANDBETWEEN(-100;100)/100" office:value-type="float" office:value="-0.57" calcext:value-type="float">
            <text:p>-0,57</text:p>
          </table:table-cell>
          <table:table-cell table:formula="of:=RANDBETWEEN(-100;100)/100" office:value-type="float" office:value="0.08" calcext:value-type="float">
            <text:p>0,08</text:p>
          </table:table-cell>
          <table:table-cell table:formula="of:=IF([.A112]*[.A112]+[.B112]*[.B112]&lt;=1;1;0)" office:value-type="float" office:value="1" calcext:value-type="float">
            <text:p>1</text:p>
          </table:table-cell>
          <table:table-cell table:number-columns-repeated="2"/>
          <table:table-cell table:formula="of:=[.F111]+3.14159265/50" office:value-type="float" office:value="6.84867197699998" calcext:value-type="float">
            <text:p>6,848671977</text:p>
          </table:table-cell>
          <table:table-cell table:formula="of:=COS([.F112])" office:value-type="float" office:value="0.84432792969527" calcext:value-type="float">
            <text:p>0,8443279297</text:p>
          </table:table-cell>
          <table:table-cell table:formula="of:=SIN([.F112])" office:value-type="float" office:value="0.535826788371485" calcext:value-type="float">
            <text:p>0,5358267884</text:p>
          </table:table-cell>
        </table:table-row>
        <table:table-row table:style-name="ro1">
          <table:table-cell table:formula="of:=RANDBETWEEN(-100;100)/100" office:value-type="float" office:value="0.13" calcext:value-type="float">
            <text:p>0,13</text:p>
          </table:table-cell>
          <table:table-cell table:formula="of:=RANDBETWEEN(-100;100)/100" office:value-type="float" office:value="0.8" calcext:value-type="float">
            <text:p>0,8</text:p>
          </table:table-cell>
          <table:table-cell table:formula="of:=IF([.A113]*[.A113]+[.B113]*[.B113]&lt;=1;1;0)" office:value-type="float" office:value="1" calcext:value-type="float">
            <text:p>1</text:p>
          </table:table-cell>
          <table:table-cell table:number-columns-repeated="2"/>
          <table:table-cell table:formula="of:=[.F112]+3.14159265/50" office:value-type="float" office:value="6.91150382999998" calcext:value-type="float">
            <text:p>6,91150383</text:p>
          </table:table-cell>
          <table:table-cell table:formula="of:=COS([.F113])" office:value-type="float" office:value="0.809016999017017" calcext:value-type="float">
            <text:p>0,809016999</text:p>
          </table:table-cell>
          <table:table-cell table:formula="of:=SIN([.F113])" office:value-type="float" office:value="0.587785245903212" calcext:value-type="float">
            <text:p>0,5877852459</text:p>
          </table:table-cell>
        </table:table-row>
        <table:table-row table:style-name="ro1">
          <table:table-cell table:formula="of:=RANDBETWEEN(-100;100)/100" office:value-type="float" office:value="-0.85" calcext:value-type="float">
            <text:p>-0,85</text:p>
          </table:table-cell>
          <table:table-cell table:formula="of:=RANDBETWEEN(-100;100)/100" office:value-type="float" office:value="0.73" calcext:value-type="float">
            <text:p>0,73</text:p>
          </table:table-cell>
          <table:table-cell table:formula="of:=IF([.A114]*[.A114]+[.B114]*[.B114]&lt;=1;1;0)" office:value-type="float" office:value="0" calcext:value-type="float">
            <text:p>0</text:p>
          </table:table-cell>
          <table:table-cell table:number-columns-repeated="2"/>
          <table:table-cell table:formula="of:=[.F113]+3.14159265/50" office:value-type="float" office:value="6.97433568299998" calcext:value-type="float">
            <text:p>6,974335683</text:p>
          </table:table-cell>
          <table:table-cell table:formula="of:=COS([.F114])" office:value-type="float" office:value="0.770513247855649" calcext:value-type="float">
            <text:p>0,7705132479</text:p>
          </table:table-cell>
          <table:table-cell table:formula="of:=SIN([.F114])" office:value-type="float" office:value="0.637423983608194" calcext:value-type="float">
            <text:p>0,6374239836</text:p>
          </table:table-cell>
        </table:table-row>
        <table:table-row table:style-name="ro1">
          <table:table-cell table:formula="of:=RANDBETWEEN(-100;100)/100" office:value-type="float" office:value="-0.24" calcext:value-type="float">
            <text:p>-0,24</text:p>
          </table:table-cell>
          <table:table-cell table:formula="of:=RANDBETWEEN(-100;100)/100" office:value-type="float" office:value="0.43" calcext:value-type="float">
            <text:p>0,43</text:p>
          </table:table-cell>
          <table:table-cell table:formula="of:=IF([.A115]*[.A115]+[.B115]*[.B115]&lt;=1;1;0)" office:value-type="float" office:value="1" calcext:value-type="float">
            <text:p>1</text:p>
          </table:table-cell>
          <table:table-cell table:number-columns-repeated="2"/>
          <table:table-cell table:formula="of:=[.F114]+3.14159265/50" office:value-type="float" office:value="7.03716753599998" calcext:value-type="float">
            <text:p>7,037167536</text:p>
          </table:table-cell>
          <table:table-cell table:formula="of:=COS([.F115])" office:value-type="float" office:value="0.72896863292596" calcext:value-type="float">
            <text:p>0,7289686329</text:p>
          </table:table-cell>
          <table:table-cell table:formula="of:=SIN([.F115])" office:value-type="float" office:value="0.68454710006694" calcext:value-type="float">
            <text:p>0,6845471001</text:p>
          </table:table-cell>
        </table:table-row>
        <table:table-row table:style-name="ro1">
          <table:table-cell table:formula="of:=RANDBETWEEN(-100;100)/100" office:value-type="float" office:value="-0.77" calcext:value-type="float">
            <text:p>-0,77</text:p>
          </table:table-cell>
          <table:table-cell table:formula="of:=RANDBETWEEN(-100;100)/100" office:value-type="float" office:value="0.73" calcext:value-type="float">
            <text:p>0,73</text:p>
          </table:table-cell>
          <table:table-cell table:formula="of:=IF([.A116]*[.A116]+[.B116]*[.B116]&lt;=1;1;0)" office:value-type="float" office:value="0" calcext:value-type="float">
            <text:p>0</text:p>
          </table:table-cell>
          <table:table-cell table:number-columns-repeated="2"/>
          <table:table-cell table:formula="of:=[.F115]+3.14159265/50" office:value-type="float" office:value="7.09999938899998" calcext:value-type="float">
            <text:p>7,099999389</text:p>
          </table:table-cell>
          <table:table-cell table:formula="of:=COS([.F116])" office:value-type="float" office:value="0.684547111842775" calcext:value-type="float">
            <text:p>0,6845471118</text:p>
          </table:table-cell>
          <table:table-cell table:formula="of:=SIN([.F116])" office:value-type="float" office:value="0.728968621867715" calcext:value-type="float">
            <text:p>0,7289686219</text:p>
          </table:table-cell>
        </table:table-row>
        <table:table-row table:style-name="ro1">
          <table:table-cell table:formula="of:=RANDBETWEEN(-100;100)/100" office:value-type="float" office:value="0.52" calcext:value-type="float">
            <text:p>0,52</text:p>
          </table:table-cell>
          <table:table-cell table:formula="of:=RANDBETWEEN(-100;100)/100" office:value-type="float" office:value="0.73" calcext:value-type="float">
            <text:p>0,73</text:p>
          </table:table-cell>
          <table:table-cell table:formula="of:=IF([.A117]*[.A117]+[.B117]*[.B117]&lt;=1;1;0)" office:value-type="float" office:value="1" calcext:value-type="float">
            <text:p>1</text:p>
          </table:table-cell>
          <table:table-cell table:number-columns-repeated="2"/>
          <table:table-cell table:formula="of:=[.F116]+3.14159265/50" office:value-type="float" office:value="7.16283124199998" calcext:value-type="float">
            <text:p>7,162831242</text:p>
          </table:table-cell>
          <table:table-cell table:formula="of:=COS([.F117])" office:value-type="float" office:value="0.637423996055145" calcext:value-type="float">
            <text:p>0,6374239961</text:p>
          </table:table-cell>
          <table:table-cell table:formula="of:=SIN([.F117])" office:value-type="float" office:value="0.770513237558636" calcext:value-type="float">
            <text:p>0,7705132376</text:p>
          </table:table-cell>
        </table:table-row>
        <table:table-row table:style-name="ro1">
          <table:table-cell table:formula="of:=RANDBETWEEN(-100;100)/100" office:value-type="float" office:value="-0.77" calcext:value-type="float">
            <text:p>-0,77</text:p>
          </table:table-cell>
          <table:table-cell table:formula="of:=RANDBETWEEN(-100;100)/100" office:value-type="float" office:value="-0.88" calcext:value-type="float">
            <text:p>-0,88</text:p>
          </table:table-cell>
          <table:table-cell table:formula="of:=IF([.A118]*[.A118]+[.B118]*[.B118]&lt;=1;1;0)" office:value-type="float" office:value="0" calcext:value-type="float">
            <text:p>0</text:p>
          </table:table-cell>
          <table:table-cell table:number-columns-repeated="2"/>
          <table:table-cell table:formula="of:=[.F117]+3.14159265/50" office:value-type="float" office:value="7.22566309499998" calcext:value-type="float">
            <text:p>7,225663095</text:p>
          </table:table-cell>
          <table:table-cell table:formula="of:=COS([.F118])" office:value-type="float" office:value="0.587785258972156" calcext:value-type="float">
            <text:p>0,587785259</text:p>
          </table:table-cell>
          <table:table-cell table:formula="of:=SIN([.F118])" office:value-type="float" office:value="0.809016989521873" calcext:value-type="float">
            <text:p>0,8090169895</text:p>
          </table:table-cell>
        </table:table-row>
        <table:table-row table:style-name="ro1">
          <table:table-cell table:formula="of:=RANDBETWEEN(-100;100)/100" office:value-type="float" office:value="0.93" calcext:value-type="float">
            <text:p>0,93</text:p>
          </table:table-cell>
          <table:table-cell table:formula="of:=RANDBETWEEN(-100;100)/100" office:value-type="float" office:value="-0.3" calcext:value-type="float">
            <text:p>-0,3</text:p>
          </table:table-cell>
          <table:table-cell table:formula="of:=IF([.A119]*[.A119]+[.B119]*[.B119]&lt;=1;1;0)" office:value-type="float" office:value="1" calcext:value-type="float">
            <text:p>1</text:p>
          </table:table-cell>
          <table:table-cell table:number-columns-repeated="2"/>
          <table:table-cell table:formula="of:=[.F118]+3.14159265/50" office:value-type="float" office:value="7.28849494799998" calcext:value-type="float">
            <text:p>7,288494948</text:p>
          </table:table-cell>
          <table:table-cell table:formula="of:=COS([.F119])" office:value-type="float" office:value="0.535826802010846" calcext:value-type="float">
            <text:p>0,535826802</text:p>
          </table:table-cell>
          <table:table-cell table:formula="of:=SIN([.F119])" office:value-type="float" office:value="0.844327921039468" calcext:value-type="float">
            <text:p>0,844327921</text:p>
          </table:table-cell>
        </table:table-row>
        <table:table-row table:style-name="ro1">
          <table:table-cell table:formula="of:=RANDBETWEEN(-100;100)/100" office:value-type="float" office:value="-0.09" calcext:value-type="float">
            <text:p>-0,09</text:p>
          </table:table-cell>
          <table:table-cell table:formula="of:=RANDBETWEEN(-100;100)/100" office:value-type="float" office:value="0.99" calcext:value-type="float">
            <text:p>0,99</text:p>
          </table:table-cell>
          <table:table-cell table:formula="of:=IF([.A120]*[.A120]+[.B120]*[.B120]&lt;=1;1;0)" office:value-type="float" office:value="1" calcext:value-type="float">
            <text:p>1</text:p>
          </table:table-cell>
          <table:table-cell table:number-columns-repeated="2"/>
          <table:table-cell table:formula="of:=[.F119]+3.14159265/50" office:value-type="float" office:value="7.35132680099998" calcext:value-type="float">
            <text:p>7,351326801</text:p>
          </table:table-cell>
          <table:table-cell table:formula="of:=COS([.F120])" office:value-type="float" office:value="0.48175368146281" calcext:value-type="float">
            <text:p>0,4817536815</text:p>
          </table:table-cell>
          <table:table-cell table:formula="of:=SIN([.F120])" office:value-type="float" office:value="0.876306675997068" calcext:value-type="float">
            <text:p>0,876306676</text:p>
          </table:table-cell>
        </table:table-row>
        <table:table-row table:style-name="ro1">
          <table:table-cell table:formula="of:=RANDBETWEEN(-100;100)/100" office:value-type="float" office:value="0.54" calcext:value-type="float">
            <text:p>0,54</text:p>
          </table:table-cell>
          <table:table-cell table:formula="of:=RANDBETWEEN(-100;100)/100" office:value-type="float" office:value="0.15" calcext:value-type="float">
            <text:p>0,15</text:p>
          </table:table-cell>
          <table:table-cell table:formula="of:=IF([.A121]*[.A121]+[.B121]*[.B121]&lt;=1;1;0)" office:value-type="float" office:value="1" calcext:value-type="float">
            <text:p>1</text:p>
          </table:table-cell>
          <table:table-cell table:number-columns-repeated="2"/>
          <table:table-cell table:formula="of:=[.F120]+3.14159265/50" office:value-type="float" office:value="7.41415865399998" calcext:value-type="float">
            <text:p>7,414158654</text:p>
          </table:table-cell>
          <table:table-cell table:formula="of:=COS([.F121])" office:value-type="float" office:value="0.425779299230705" calcext:value-type="float">
            <text:p>0,4257792992</text:p>
          </table:table-cell>
          <table:table-cell table:formula="of:=SIN([.F121])" office:value-type="float" office:value="0.904827048858847" calcext:value-type="float">
            <text:p>0,9048270489</text:p>
          </table:table-cell>
        </table:table-row>
        <table:table-row table:style-name="ro1">
          <table:table-cell table:formula="of:=RANDBETWEEN(-100;100)/100" office:value-type="float" office:value="0.36" calcext:value-type="float">
            <text:p>0,36</text:p>
          </table:table-cell>
          <table:table-cell table:formula="of:=RANDBETWEEN(-100;100)/100" office:value-type="float" office:value="-0.41" calcext:value-type="float">
            <text:p>-0,41</text:p>
          </table:table-cell>
          <table:table-cell table:formula="of:=IF([.A122]*[.A122]+[.B122]*[.B122]&lt;=1;1;0)" office:value-type="float" office:value="1" calcext:value-type="float">
            <text:p>1</text:p>
          </table:table-cell>
          <table:table-cell table:number-columns-repeated="2"/>
          <table:table-cell table:formula="of:=[.F121]+3.14159265/50" office:value-type="float" office:value="7.47699050699998" calcext:value-type="float">
            <text:p>7,476990507</text:p>
          </table:table-cell>
          <table:table-cell table:formula="of:=COS([.F122])" office:value-type="float" office:value="0.368124560628435" calcext:value-type="float">
            <text:p>0,3681245606</text:p>
          </table:table-cell>
          <table:table-cell table:formula="of:=SIN([.F122])" office:value-type="float" office:value="0.929776482743096" calcext:value-type="float">
            <text:p>0,9297764827</text:p>
          </table:table-cell>
        </table:table-row>
        <table:table-row table:style-name="ro1">
          <table:table-cell table:formula="of:=RANDBETWEEN(-100;100)/100" office:value-type="float" office:value="-0.81" calcext:value-type="float">
            <text:p>-0,81</text:p>
          </table:table-cell>
          <table:table-cell table:formula="of:=RANDBETWEEN(-100;100)/100" office:value-type="float" office:value="-0.5" calcext:value-type="float">
            <text:p>-0,5</text:p>
          </table:table-cell>
          <table:table-cell table:formula="of:=IF([.A123]*[.A123]+[.B123]*[.B123]&lt;=1;1;0)" office:value-type="float" office:value="1" calcext:value-type="float">
            <text:p>1</text:p>
          </table:table-cell>
          <table:table-cell table:number-columns-repeated="2"/>
          <table:table-cell table:formula="of:=[.F122]+3.14159265/50" office:value-type="float" office:value="7.53982235999998" calcext:value-type="float">
            <text:p>7,53982236</text:p>
          </table:table-cell>
          <table:table-cell table:formula="of:=COS([.F123])" office:value-type="float" office:value="0.309017002568797" calcext:value-type="float">
            <text:p>0,3090170026</text:p>
          </table:table-cell>
          <table:table-cell table:formula="of:=SIN([.F123])" office:value-type="float" office:value="0.95105651363281" calcext:value-type="float">
            <text:p>0,9510565136</text:p>
          </table:table-cell>
        </table:table-row>
        <table:table-row table:style-name="ro1">
          <table:table-cell table:formula="of:=RANDBETWEEN(-100;100)/100" office:value-type="float" office:value="0.53" calcext:value-type="float">
            <text:p>0,53</text:p>
          </table:table-cell>
          <table:table-cell table:formula="of:=RANDBETWEEN(-100;100)/100" office:value-type="float" office:value="0.72" calcext:value-type="float">
            <text:p>0,72</text:p>
          </table:table-cell>
          <table:table-cell table:formula="of:=IF([.A124]*[.A124]+[.B124]*[.B124]&lt;=1;1;0)" office:value-type="float" office:value="1" calcext:value-type="float">
            <text:p>1</text:p>
          </table:table-cell>
          <table:table-cell table:number-columns-repeated="2"/>
          <table:table-cell table:formula="of:=[.F123]+3.14159265/50" office:value-type="float" office:value="7.60265421299998" calcext:value-type="float">
            <text:p>7,602654213</text:p>
          </table:table-cell>
          <table:table-cell table:formula="of:=COS([.F124])" office:value-type="float" office:value="0.248689895579247" calcext:value-type="float">
            <text:p>0,2486898956</text:p>
          </table:table-cell>
          <table:table-cell table:formula="of:=SIN([.F124])" office:value-type="float" office:value="0.968583158968182" calcext:value-type="float">
            <text:p>0,968583159</text:p>
          </table:table-cell>
        </table:table-row>
        <table:table-row table:style-name="ro1">
          <table:table-cell table:formula="of:=RANDBETWEEN(-100;100)/100" office:value-type="float" office:value="-0.42" calcext:value-type="float">
            <text:p>-0,42</text:p>
          </table:table-cell>
          <table:table-cell table:formula="of:=RANDBETWEEN(-100;100)/100" office:value-type="float" office:value="-0.54" calcext:value-type="float">
            <text:p>-0,54</text:p>
          </table:table-cell>
          <table:table-cell table:formula="of:=IF([.A125]*[.A125]+[.B125]*[.B125]&lt;=1;1;0)" office:value-type="float" office:value="1" calcext:value-type="float">
            <text:p>1</text:p>
          </table:table-cell>
          <table:table-cell table:number-columns-repeated="2"/>
          <table:table-cell table:formula="of:=[.F124]+3.14159265/50" office:value-type="float" office:value="7.66548606599998" calcext:value-type="float">
            <text:p>7,665486066</text:p>
          </table:table-cell>
          <table:table-cell table:formula="of:=COS([.F125])" office:value-type="float" office:value="0.187381323189693" calcext:value-type="float">
            <text:p>0,1873813232</text:p>
          </table:table-cell>
          <table:table-cell table:formula="of:=SIN([.F125])" office:value-type="float" office:value="0.982287249087394" calcext:value-type="float">
            <text:p>0,9822872491</text:p>
          </table:table-cell>
        </table:table-row>
        <table:table-row table:style-name="ro1">
          <table:table-cell table:formula="of:=RANDBETWEEN(-100;100)/100" office:value-type="float" office:value="-0.28" calcext:value-type="float">
            <text:p>-0,28</text:p>
          </table:table-cell>
          <table:table-cell table:formula="of:=RANDBETWEEN(-100;100)/100" office:value-type="float" office:value="-0.03" calcext:value-type="float">
            <text:p>-0,03</text:p>
          </table:table-cell>
          <table:table-cell table:formula="of:=IF([.A126]*[.A126]+[.B126]*[.B126]&lt;=1;1;0)" office:value-type="float" office:value="1" calcext:value-type="float">
            <text:p>1</text:p>
          </table:table-cell>
          <table:table-cell table:number-columns-repeated="2"/>
          <table:table-cell table:formula="of:=[.F125]+3.14159265/50" office:value-type="float" office:value="7.72831791899998" calcext:value-type="float">
            <text:p>7,728317919</text:p>
          </table:table-cell>
          <table:table-cell table:formula="of:=COS([.F126])" office:value-type="float" office:value="0.125333242325582" calcext:value-type="float">
            <text:p>0,1253332423</text:p>
          </table:table-cell>
          <table:table-cell table:formula="of:=SIN([.F126])" office:value-type="float" office:value="0.992114700207671" calcext:value-type="float">
            <text:p>0,9921147002</text:p>
          </table:table-cell>
        </table:table-row>
        <table:table-row table:style-name="ro1">
          <table:table-cell table:formula="of:=RANDBETWEEN(-100;100)/100" office:value-type="float" office:value="-0.88" calcext:value-type="float">
            <text:p>-0,88</text:p>
          </table:table-cell>
          <table:table-cell table:formula="of:=RANDBETWEEN(-100;100)/100" office:value-type="float" office:value="-0.77" calcext:value-type="float">
            <text:p>-0,77</text:p>
          </table:table-cell>
          <table:table-cell table:formula="of:=IF([.A127]*[.A127]+[.B127]*[.B127]&lt;=1;1;0)" office:value-type="float" office:value="0" calcext:value-type="float">
            <text:p>0</text:p>
          </table:table-cell>
          <table:table-cell table:number-columns-repeated="2"/>
          <table:table-cell table:formula="of:=[.F126]+3.14159265/50" office:value-type="float" office:value="7.79114977199998" calcext:value-type="float">
            <text:p>7,791149772</text:p>
          </table:table-cell>
          <table:table-cell table:formula="of:=COS([.F127])" office:value-type="float" office:value="0.0627905284144546" calcext:value-type="float">
            <text:p>0,0627905284</text:p>
          </table:table-cell>
          <table:table-cell table:formula="of:=SIN([.F127])" office:value-type="float" office:value="0.998026727869266" calcext:value-type="float">
            <text:p>0,9980267279</text:p>
          </table:table-cell>
        </table:table-row>
        <table:table-row table:style-name="ro1">
          <table:table-cell table:formula="of:=RANDBETWEEN(-100;100)/100" office:value-type="float" office:value="0.82" calcext:value-type="float">
            <text:p>0,82</text:p>
          </table:table-cell>
          <table:table-cell table:formula="of:=RANDBETWEEN(-100;100)/100" office:value-type="float" office:value="0.56" calcext:value-type="float">
            <text:p>0,56</text:p>
          </table:table-cell>
          <table:table-cell table:formula="of:=IF([.A128]*[.A128]+[.B128]*[.B128]&lt;=1;1;0)" office:value-type="float" office:value="1" calcext:value-type="float">
            <text:p>1</text:p>
          </table:table-cell>
          <table:table-cell table:number-columns-repeated="2"/>
          <table:table-cell table:formula="of:=[.F127]+3.14159265/50" office:value-type="float" office:value="7.85398162499998" calcext:value-type="float">
            <text:p>7,853981625</text:p>
          </table:table-cell>
          <table:table-cell table:formula="of:=COS([.F128])" office:value-type="float" office:value="0.00000000897450500110913" calcext:value-type="float">
            <text:p>0,000000009</text:p>
          </table:table-cell>
          <table:table-cell table:formula="of:=SIN([.F128])" office:value-type="float" office:value="1" calcext:value-type="float">
            <text:p>1</text:p>
          </table:table-cell>
        </table:table-row>
        <table:table-row table:style-name="ro1">
          <table:table-cell table:formula="of:=RANDBETWEEN(-100;100)/100" office:value-type="float" office:value="-0.19" calcext:value-type="float">
            <text:p>-0,19</text:p>
          </table:table-cell>
          <table:table-cell table:formula="of:=RANDBETWEEN(-100;100)/100" office:value-type="float" office:value="0.48" calcext:value-type="float">
            <text:p>0,48</text:p>
          </table:table-cell>
          <table:table-cell table:formula="of:=IF([.A129]*[.A129]+[.B129]*[.B129]&lt;=1;1;0)" office:value-type="float" office:value="1" calcext:value-type="float">
            <text:p>1</text:p>
          </table:table-cell>
          <table:table-cell table:number-columns-repeated="2"/>
          <table:table-cell table:formula="of:=[.F128]+3.14159265/50" office:value-type="float" office:value="7.91681347799998" calcext:value-type="float">
            <text:p>7,916813478</text:p>
          </table:table-cell>
          <table:table-cell table:formula="of:=COS([.F129])" office:value-type="float" office:value="-0.0627905105008629" calcext:value-type="float">
            <text:p>-0,0627905105</text:p>
          </table:table-cell>
          <table:table-cell table:formula="of:=SIN([.F129])" office:value-type="float" office:value="0.998026728996294" calcext:value-type="float">
            <text:p>0,998026729</text:p>
          </table:table-cell>
        </table:table-row>
        <table:table-row table:style-name="ro1">
          <table:table-cell table:formula="of:=RANDBETWEEN(-100;100)/100" office:value-type="float" office:value="-0.77" calcext:value-type="float">
            <text:p>-0,77</text:p>
          </table:table-cell>
          <table:table-cell table:formula="of:=RANDBETWEEN(-100;100)/100" office:value-type="float" office:value="0.23" calcext:value-type="float">
            <text:p>0,23</text:p>
          </table:table-cell>
          <table:table-cell table:formula="of:=IF([.A130]*[.A130]+[.B130]*[.B130]&lt;=1;1;0)" office:value-type="float" office:value="1" calcext:value-type="float">
            <text:p>1</text:p>
          </table:table-cell>
          <table:table-cell table:number-columns-repeated="2"/>
          <table:table-cell table:formula="of:=[.F129]+3.14159265/50" office:value-type="float" office:value="7.97964533099998" calcext:value-type="float">
            <text:p>7,979645331</text:p>
          </table:table-cell>
          <table:table-cell table:formula="of:=COS([.F130])" office:value-type="float" office:value="-0.125333224518106" calcext:value-type="float">
            <text:p>-0,1253332245</text:p>
          </table:table-cell>
          <table:table-cell table:formula="of:=SIN([.F130])" office:value-type="float" office:value="0.992114702457278" calcext:value-type="float">
            <text:p>0,9921147025</text:p>
          </table:table-cell>
        </table:table-row>
        <table:table-row table:style-name="ro1">
          <table:table-cell table:formula="of:=RANDBETWEEN(-100;100)/100" office:value-type="float" office:value="-0.75" calcext:value-type="float">
            <text:p>-0,75</text:p>
          </table:table-cell>
          <table:table-cell table:formula="of:=RANDBETWEEN(-100;100)/100" office:value-type="float" office:value="0.42" calcext:value-type="float">
            <text:p>0,42</text:p>
          </table:table-cell>
          <table:table-cell table:formula="of:=IF([.A131]*[.A131]+[.B131]*[.B131]&lt;=1;1;0)" office:value-type="float" office:value="1" calcext:value-type="float">
            <text:p>1</text:p>
          </table:table-cell>
          <table:table-cell table:number-columns-repeated="2"/>
          <table:table-cell table:formula="of:=[.F130]+3.14159265/50" office:value-type="float" office:value="8.04247718399998" calcext:value-type="float">
            <text:p>8,042477184</text:p>
          </table:table-cell>
          <table:table-cell table:formula="of:=COS([.F131])" office:value-type="float" office:value="-0.18738130555861" calcext:value-type="float">
            <text:p>-0,1873813056</text:p>
          </table:table-cell>
          <table:table-cell table:formula="of:=SIN([.F131])" office:value-type="float" office:value="0.982287252450703" calcext:value-type="float">
            <text:p>0,9822872525</text:p>
          </table:table-cell>
        </table:table-row>
        <table:table-row table:style-name="ro1">
          <table:table-cell table:formula="of:=RANDBETWEEN(-100;100)/100" office:value-type="float" office:value="-0.23" calcext:value-type="float">
            <text:p>-0,23</text:p>
          </table:table-cell>
          <table:table-cell table:formula="of:=RANDBETWEEN(-100;100)/100" office:value-type="float" office:value="-0.88" calcext:value-type="float">
            <text:p>-0,88</text:p>
          </table:table-cell>
          <table:table-cell table:formula="of:=IF([.A132]*[.A132]+[.B132]*[.B132]&lt;=1;1;0)" office:value-type="float" office:value="1" calcext:value-type="float">
            <text:p>1</text:p>
          </table:table-cell>
          <table:table-cell table:number-columns-repeated="2"/>
          <table:table-cell table:formula="of:=[.F131]+3.14159265/50" office:value-type="float" office:value="8.10530903699998" calcext:value-type="float">
            <text:p>8,105309037</text:p>
          </table:table-cell>
          <table:table-cell table:formula="of:=COS([.F132])" office:value-type="float" office:value="-0.248689878194139" calcext:value-type="float">
            <text:p>-0,2486898782</text:p>
          </table:table-cell>
          <table:table-cell table:formula="of:=SIN([.F132])" office:value-type="float" office:value="0.968583163431919" calcext:value-type="float">
            <text:p>0,9685831634</text:p>
          </table:table-cell>
        </table:table-row>
        <table:table-row table:style-name="ro1">
          <table:table-cell table:formula="of:=RANDBETWEEN(-100;100)/100" office:value-type="float" office:value="-0.25" calcext:value-type="float">
            <text:p>-0,25</text:p>
          </table:table-cell>
          <table:table-cell table:formula="of:=RANDBETWEEN(-100;100)/100" office:value-type="float" office:value="0.57" calcext:value-type="float">
            <text:p>0,57</text:p>
          </table:table-cell>
          <table:table-cell table:formula="of:=IF([.A133]*[.A133]+[.B133]*[.B133]&lt;=1;1;0)" office:value-type="float" office:value="1" calcext:value-type="float">
            <text:p>1</text:p>
          </table:table-cell>
          <table:table-cell table:number-columns-repeated="2"/>
          <table:table-cell table:formula="of:=[.F132]+3.14159265/50" office:value-type="float" office:value="8.16814088999998" calcext:value-type="float">
            <text:p>8,16814089</text:p>
          </table:table-cell>
          <table:table-cell table:formula="of:=COS([.F133])" office:value-type="float" office:value="-0.309016985498277" calcext:value-type="float">
            <text:p>-0,3090169855</text:p>
          </table:table-cell>
          <table:table-cell table:formula="of:=SIN([.F133])" office:value-type="float" office:value="0.951056519179359" calcext:value-type="float">
            <text:p>0,9510565192</text:p>
          </table:table-cell>
        </table:table-row>
        <table:table-row table:style-name="ro1">
          <table:table-cell table:formula="of:=RANDBETWEEN(-100;100)/100" office:value-type="float" office:value="0.62" calcext:value-type="float">
            <text:p>0,62</text:p>
          </table:table-cell>
          <table:table-cell table:formula="of:=RANDBETWEEN(-100;100)/100" office:value-type="float" office:value="-0.98" calcext:value-type="float">
            <text:p>-0,98</text:p>
          </table:table-cell>
          <table:table-cell table:formula="of:=IF([.A134]*[.A134]+[.B134]*[.B134]&lt;=1;1;0)" office:value-type="float" office:value="0" calcext:value-type="float">
            <text:p>0</text:p>
          </table:table-cell>
          <table:table-cell table:number-columns-repeated="2"/>
          <table:table-cell table:formula="of:=[.F133]+3.14159265/50" office:value-type="float" office:value="8.23097274299998" calcext:value-type="float">
            <text:p>8,230972743</text:p>
          </table:table-cell>
          <table:table-cell table:formula="of:=COS([.F134])" office:value-type="float" office:value="-0.368124543939871" calcext:value-type="float">
            <text:p>-0,3681245439</text:p>
          </table:table-cell>
          <table:table-cell table:formula="of:=SIN([.F134])" office:value-type="float" office:value="0.929776489350565" calcext:value-type="float">
            <text:p>0,9297764894</text:p>
          </table:table-cell>
        </table:table-row>
        <table:table-row table:style-name="ro1">
          <table:table-cell table:formula="of:=RANDBETWEEN(-100;100)/100" office:value-type="float" office:value="-0.82" calcext:value-type="float">
            <text:p>-0,82</text:p>
          </table:table-cell>
          <table:table-cell table:formula="of:=RANDBETWEEN(-100;100)/100" office:value-type="float" office:value="1" calcext:value-type="float">
            <text:p>1</text:p>
          </table:table-cell>
          <table:table-cell table:formula="of:=IF([.A135]*[.A135]+[.B135]*[.B135]&lt;=1;1;0)" office:value-type="float" office:value="0" calcext:value-type="float">
            <text:p>0</text:p>
          </table:table-cell>
          <table:table-cell table:number-columns-repeated="2"/>
          <table:table-cell table:formula="of:=[.F134]+3.14159265/50" office:value-type="float" office:value="8.29380459599998" calcext:value-type="float">
            <text:p>8,293804596</text:p>
          </table:table-cell>
          <table:table-cell table:formula="of:=COS([.F135])" office:value-type="float" office:value="-0.425779282989959" calcext:value-type="float">
            <text:p>-0,425779283</text:p>
          </table:table-cell>
          <table:table-cell table:formula="of:=SIN([.F135])" office:value-type="float" office:value="0.904827056501162" calcext:value-type="float">
            <text:p>0,9048270565</text:p>
          </table:table-cell>
        </table:table-row>
        <table:table-row table:style-name="ro1">
          <table:table-cell table:formula="of:=RANDBETWEEN(-100;100)/100" office:value-type="float" office:value="0.4" calcext:value-type="float">
            <text:p>0,4</text:p>
          </table:table-cell>
          <table:table-cell table:formula="of:=RANDBETWEEN(-100;100)/100" office:value-type="float" office:value="-0.87" calcext:value-type="float">
            <text:p>-0,87</text:p>
          </table:table-cell>
          <table:table-cell table:formula="of:=IF([.A136]*[.A136]+[.B136]*[.B136]&lt;=1;1;0)" office:value-type="float" office:value="1" calcext:value-type="float">
            <text:p>1</text:p>
          </table:table-cell>
          <table:table-cell table:number-columns-repeated="2"/>
          <table:table-cell table:formula="of:=[.F135]+3.14159265/50" office:value-type="float" office:value="8.35663644899998" calcext:value-type="float">
            <text:p>8,356636449</text:p>
          </table:table-cell>
          <table:table-cell table:formula="of:=COS([.F136])" office:value-type="float" office:value="-0.481753665733977" calcext:value-type="float">
            <text:p>-0,4817536657</text:p>
          </table:table-cell>
          <table:table-cell table:formula="of:=SIN([.F136])" office:value-type="float" office:value="0.876306684644067" calcext:value-type="float">
            <text:p>0,8763066846</text:p>
          </table:table-cell>
        </table:table-row>
        <table:table-row table:style-name="ro1">
          <table:table-cell table:formula="of:=RANDBETWEEN(-100;100)/100" office:value-type="float" office:value="-0.31" calcext:value-type="float">
            <text:p>-0,31</text:p>
          </table:table-cell>
          <table:table-cell table:formula="of:=RANDBETWEEN(-100;100)/100" office:value-type="float" office:value="0.43" calcext:value-type="float">
            <text:p>0,43</text:p>
          </table:table-cell>
          <table:table-cell table:formula="of:=IF([.A137]*[.A137]+[.B137]*[.B137]&lt;=1;1;0)" office:value-type="float" office:value="1" calcext:value-type="float">
            <text:p>1</text:p>
          </table:table-cell>
          <table:table-cell table:number-columns-repeated="2"/>
          <table:table-cell table:formula="of:=[.F136]+3.14159265/50" office:value-type="float" office:value="8.41946830199998" calcext:value-type="float">
            <text:p>8,419468302</text:p>
          </table:table-cell>
          <table:table-cell table:formula="of:=COS([.F137])" office:value-type="float" office:value="-0.535826786856" calcext:value-type="float">
            <text:p>-0,5358267869</text:p>
          </table:table-cell>
          <table:table-cell table:formula="of:=SIN([.F137])" office:value-type="float" office:value="0.844327930657025" calcext:value-type="float">
            <text:p>0,8443279307</text:p>
          </table:table-cell>
        </table:table-row>
        <table:table-row table:style-name="ro1">
          <table:table-cell table:formula="of:=RANDBETWEEN(-100;100)/100" office:value-type="float" office:value="-0.09" calcext:value-type="float">
            <text:p>-0,09</text:p>
          </table:table-cell>
          <table:table-cell table:formula="of:=RANDBETWEEN(-100;100)/100" office:value-type="float" office:value="-0.06" calcext:value-type="float">
            <text:p>-0,06</text:p>
          </table:table-cell>
          <table:table-cell table:formula="of:=IF([.A138]*[.A138]+[.B138]*[.B138]&lt;=1;1;0)" office:value-type="float" office:value="1" calcext:value-type="float">
            <text:p>1</text:p>
          </table:table-cell>
          <table:table-cell table:number-columns-repeated="2"/>
          <table:table-cell table:formula="of:=[.F137]+3.14159265/50" office:value-type="float" office:value="8.48230015499998" calcext:value-type="float">
            <text:p>8,482300155</text:p>
          </table:table-cell>
          <table:table-cell table:formula="of:=COS([.F138])" office:value-type="float" office:value="-0.587785244451108" calcext:value-type="float">
            <text:p>-0,5877852445</text:p>
          </table:table-cell>
          <table:table-cell table:formula="of:=SIN([.F138])" office:value-type="float" office:value="0.809017000072033" calcext:value-type="float">
            <text:p>0,8090170001</text:p>
          </table:table-cell>
        </table:table-row>
        <table:table-row table:style-name="ro1">
          <table:table-cell table:formula="of:=RANDBETWEEN(-100;100)/100" office:value-type="float" office:value="-0.14" calcext:value-type="float">
            <text:p>-0,14</text:p>
          </table:table-cell>
          <table:table-cell table:formula="of:=RANDBETWEEN(-100;100)/100" office:value-type="float" office:value="-0.83" calcext:value-type="float">
            <text:p>-0,83</text:p>
          </table:table-cell>
          <table:table-cell table:formula="of:=IF([.A139]*[.A139]+[.B139]*[.B139]&lt;=1;1;0)" office:value-type="float" office:value="1" calcext:value-type="float">
            <text:p>1</text:p>
          </table:table-cell>
          <table:table-cell table:number-columns-repeated="2"/>
          <table:table-cell table:formula="of:=[.F138]+3.14159265/50" office:value-type="float" office:value="8.54513200799998" calcext:value-type="float">
            <text:p>8,545132008</text:p>
          </table:table-cell>
          <table:table-cell table:formula="of:=COS([.F139])" office:value-type="float" office:value="-0.637423982225201" calcext:value-type="float">
            <text:p>-0,6374239822</text:p>
          </table:table-cell>
          <table:table-cell table:formula="of:=SIN([.F139])" office:value-type="float" office:value="0.77051324899976" calcext:value-type="float">
            <text:p>0,770513249</text:p>
          </table:table-cell>
        </table:table-row>
        <table:table-row table:style-name="ro1">
          <table:table-cell table:formula="of:=RANDBETWEEN(-100;100)/100" office:value-type="float" office:value="0.05" calcext:value-type="float">
            <text:p>0,05</text:p>
          </table:table-cell>
          <table:table-cell table:formula="of:=RANDBETWEEN(-100;100)/100" office:value-type="float" office:value="0.5" calcext:value-type="float">
            <text:p>0,5</text:p>
          </table:table-cell>
          <table:table-cell table:formula="of:=IF([.A140]*[.A140]+[.B140]*[.B140]&lt;=1;1;0)" office:value-type="float" office:value="1" calcext:value-type="float">
            <text:p>1</text:p>
          </table:table-cell>
          <table:table-cell table:number-columns-repeated="2"/>
          <table:table-cell table:formula="of:=[.F139]+3.14159265/50" office:value-type="float" office:value="8.60796386099998" calcext:value-type="float">
            <text:p>8,607963861</text:p>
          </table:table-cell>
          <table:table-cell table:formula="of:=COS([.F140])" office:value-type="float" office:value="-0.684547098758516" calcext:value-type="float">
            <text:p>-0,6845470988</text:p>
          </table:table-cell>
          <table:table-cell table:formula="of:=SIN([.F140])" office:value-type="float" office:value="0.728968634154652" calcext:value-type="float">
            <text:p>0,7289686342</text:p>
          </table:table-cell>
        </table:table-row>
        <table:table-row table:style-name="ro1">
          <table:table-cell table:formula="of:=RANDBETWEEN(-100;100)/100" office:value-type="float" office:value="0.14" calcext:value-type="float">
            <text:p>0,14</text:p>
          </table:table-cell>
          <table:table-cell table:formula="of:=RANDBETWEEN(-100;100)/100" office:value-type="float" office:value="-0.52" calcext:value-type="float">
            <text:p>-0,52</text:p>
          </table:table-cell>
          <table:table-cell table:formula="of:=IF([.A141]*[.A141]+[.B141]*[.B141]&lt;=1;1;0)" office:value-type="float" office:value="1" calcext:value-type="float">
            <text:p>1</text:p>
          </table:table-cell>
          <table:table-cell table:number-columns-repeated="2"/>
          <table:table-cell table:formula="of:=[.F140]+3.14159265/50" office:value-type="float" office:value="8.67079571399998" calcext:value-type="float">
            <text:p>8,670795714</text:p>
          </table:table-cell>
          <table:table-cell table:formula="of:=COS([.F141])" office:value-type="float" office:value="-0.728968620639024" calcext:value-type="float">
            <text:p>-0,7289686206</text:p>
          </table:table-cell>
          <table:table-cell table:formula="of:=SIN([.F141])" office:value-type="float" office:value="0.684547113151198" calcext:value-type="float">
            <text:p>0,6845471132</text:p>
          </table:table-cell>
        </table:table-row>
        <table:table-row table:style-name="ro1">
          <table:table-cell table:formula="of:=RANDBETWEEN(-100;100)/100" office:value-type="float" office:value="-0.51" calcext:value-type="float">
            <text:p>-0,51</text:p>
          </table:table-cell>
          <table:table-cell table:formula="of:=RANDBETWEEN(-100;100)/100" office:value-type="float" office:value="-0.78" calcext:value-type="float">
            <text:p>-0,78</text:p>
          </table:table-cell>
          <table:table-cell table:formula="of:=IF([.A142]*[.A142]+[.B142]*[.B142]&lt;=1;1;0)" office:value-type="float" office:value="1" calcext:value-type="float">
            <text:p>1</text:p>
          </table:table-cell>
          <table:table-cell table:number-columns-repeated="2"/>
          <table:table-cell table:formula="of:=[.F141]+3.14159265/50" office:value-type="float" office:value="8.73362756699998" calcext:value-type="float">
            <text:p>8,733627567</text:p>
          </table:table-cell>
          <table:table-cell table:formula="of:=COS([.F142])" office:value-type="float" office:value="-0.770513236414526" calcext:value-type="float">
            <text:p>-0,7705132364</text:p>
          </table:table-cell>
          <table:table-cell table:formula="of:=SIN([.F142])" office:value-type="float" office:value="0.637423997438136" calcext:value-type="float">
            <text:p>0,6374239974</text:p>
          </table:table-cell>
        </table:table-row>
        <table:table-row table:style-name="ro1">
          <table:table-cell table:formula="of:=RANDBETWEEN(-100;100)/100" office:value-type="float" office:value="0" calcext:value-type="float">
            <text:p>0</text:p>
          </table:table-cell>
          <table:table-cell table:formula="of:=RANDBETWEEN(-100;100)/100" office:value-type="float" office:value="-0.44" calcext:value-type="float">
            <text:p>-0,44</text:p>
          </table:table-cell>
          <table:table-cell table:formula="of:=IF([.A143]*[.A143]+[.B143]*[.B143]&lt;=1;1;0)" office:value-type="float" office:value="1" calcext:value-type="float">
            <text:p>1</text:p>
          </table:table-cell>
          <table:table-cell table:number-columns-repeated="2"/>
          <table:table-cell table:formula="of:=[.F142]+3.14159265/50" office:value-type="float" office:value="8.79645941999998" calcext:value-type="float">
            <text:p>8,79645942</text:p>
          </table:table-cell>
          <table:table-cell table:formula="of:=COS([.F143])" office:value-type="float" office:value="-0.809016988466861" calcext:value-type="float">
            <text:p>-0,8090169885</text:p>
          </table:table-cell>
          <table:table-cell table:formula="of:=SIN([.F143])" office:value-type="float" office:value="0.587785260424257" calcext:value-type="float">
            <text:p>0,5877852604</text:p>
          </table:table-cell>
        </table:table-row>
        <table:table-row table:style-name="ro1">
          <table:table-cell table:formula="of:=RANDBETWEEN(-100;100)/100" office:value-type="float" office:value="-0.32" calcext:value-type="float">
            <text:p>-0,32</text:p>
          </table:table-cell>
          <table:table-cell table:formula="of:=RANDBETWEEN(-100;100)/100" office:value-type="float" office:value="-0.88" calcext:value-type="float">
            <text:p>-0,88</text:p>
          </table:table-cell>
          <table:table-cell table:formula="of:=IF([.A144]*[.A144]+[.B144]*[.B144]&lt;=1;1;0)" office:value-type="float" office:value="1" calcext:value-type="float">
            <text:p>1</text:p>
          </table:table-cell>
          <table:table-cell table:number-columns-repeated="2"/>
          <table:table-cell table:formula="of:=[.F143]+3.14159265/50" office:value-type="float" office:value="8.85929127299998" calcext:value-type="float">
            <text:p>8,859291273</text:p>
          </table:table-cell>
          <table:table-cell table:formula="of:=COS([.F144])" office:value-type="float" office:value="-0.844327920077716" calcext:value-type="float">
            <text:p>-0,8443279201</text:p>
          </table:table-cell>
          <table:table-cell table:formula="of:=SIN([.F144])" office:value-type="float" office:value="0.535826803526325" calcext:value-type="float">
            <text:p>0,5358268035</text:p>
          </table:table-cell>
        </table:table-row>
        <table:table-row table:style-name="ro1">
          <table:table-cell table:formula="of:=RANDBETWEEN(-100;100)/100" office:value-type="float" office:value="0.61" calcext:value-type="float">
            <text:p>0,61</text:p>
          </table:table-cell>
          <table:table-cell table:formula="of:=RANDBETWEEN(-100;100)/100" office:value-type="float" office:value="-0.22" calcext:value-type="float">
            <text:p>-0,22</text:p>
          </table:table-cell>
          <table:table-cell table:formula="of:=IF([.A145]*[.A145]+[.B145]*[.B145]&lt;=1;1;0)" office:value-type="float" office:value="1" calcext:value-type="float">
            <text:p>1</text:p>
          </table:table-cell>
          <table:table-cell table:number-columns-repeated="2"/>
          <table:table-cell table:formula="of:=[.F144]+3.14159265/50" office:value-type="float" office:value="8.92212312599999" calcext:value-type="float">
            <text:p>8,922123126</text:p>
          </table:table-cell>
          <table:table-cell table:formula="of:=COS([.F145])" office:value-type="float" office:value="-0.876306675132371" calcext:value-type="float">
            <text:p>-0,8763066751</text:p>
          </table:table-cell>
          <table:table-cell table:formula="of:=SIN([.F145])" office:value-type="float" office:value="0.481753683035686" calcext:value-type="float">
            <text:p>0,481753683</text:p>
          </table:table-cell>
        </table:table-row>
        <table:table-row table:style-name="ro1">
          <table:table-cell table:formula="of:=RANDBETWEEN(-100;100)/100" office:value-type="float" office:value="-0.72" calcext:value-type="float">
            <text:p>-0,72</text:p>
          </table:table-cell>
          <table:table-cell table:formula="of:=RANDBETWEEN(-100;100)/100" office:value-type="float" office:value="0.46" calcext:value-type="float">
            <text:p>0,46</text:p>
          </table:table-cell>
          <table:table-cell table:formula="of:=IF([.A146]*[.A146]+[.B146]*[.B146]&lt;=1;1;0)" office:value-type="float" office:value="1" calcext:value-type="float">
            <text:p>1</text:p>
          </table:table-cell>
          <table:table-cell table:number-columns-repeated="2"/>
          <table:table-cell table:formula="of:=[.F145]+3.14159265/50" office:value-type="float" office:value="8.98495497899999" calcext:value-type="float">
            <text:p>8,984954979</text:p>
          </table:table-cell>
          <table:table-cell table:formula="of:=COS([.F146])" office:value-type="float" office:value="-0.904827048094619" calcext:value-type="float">
            <text:p>-0,9048270481</text:p>
          </table:table-cell>
          <table:table-cell table:formula="of:=SIN([.F146])" office:value-type="float" office:value="0.425779300854772" calcext:value-type="float">
            <text:p>0,4257793009</text:p>
          </table:table-cell>
        </table:table-row>
        <table:table-row table:style-name="ro1">
          <table:table-cell table:formula="of:=RANDBETWEEN(-100;100)/100" office:value-type="float" office:value="0.7" calcext:value-type="float">
            <text:p>0,7</text:p>
          </table:table-cell>
          <table:table-cell table:formula="of:=RANDBETWEEN(-100;100)/100" office:value-type="float" office:value="-0.48" calcext:value-type="float">
            <text:p>-0,48</text:p>
          </table:table-cell>
          <table:table-cell table:formula="of:=IF([.A147]*[.A147]+[.B147]*[.B147]&lt;=1;1;0)" office:value-type="float" office:value="1" calcext:value-type="float">
            <text:p>1</text:p>
          </table:table-cell>
          <table:table-cell table:number-columns-repeated="2"/>
          <table:table-cell table:formula="of:=[.F146]+3.14159265/50" office:value-type="float" office:value="9.04778683199999" calcext:value-type="float">
            <text:p>9,047786832</text:p>
          </table:table-cell>
          <table:table-cell table:formula="of:=COS([.F147])" office:value-type="float" office:value="-0.929776482082352" calcext:value-type="float">
            <text:p>-0,9297764821</text:p>
          </table:table-cell>
          <table:table-cell table:formula="of:=SIN([.F147])" office:value-type="float" office:value="0.368124562297283" calcext:value-type="float">
            <text:p>0,3681245623</text:p>
          </table:table-cell>
        </table:table-row>
        <table:table-row table:style-name="ro1">
          <table:table-cell table:formula="of:=RANDBETWEEN(-100;100)/100" office:value-type="float" office:value="0.78" calcext:value-type="float">
            <text:p>0,78</text:p>
          </table:table-cell>
          <table:table-cell table:formula="of:=RANDBETWEEN(-100;100)/100" office:value-type="float" office:value="0.93" calcext:value-type="float">
            <text:p>0,93</text:p>
          </table:table-cell>
          <table:table-cell table:formula="of:=IF([.A148]*[.A148]+[.B148]*[.B148]&lt;=1;1;0)" office:value-type="float" office:value="0" calcext:value-type="float">
            <text:p>0</text:p>
          </table:table-cell>
          <table:table-cell table:number-columns-repeated="2"/>
          <table:table-cell table:formula="of:=[.F147]+3.14159265/50" office:value-type="float" office:value="9.11061868499999" calcext:value-type="float">
            <text:p>9,110618685</text:p>
          </table:table-cell>
          <table:table-cell table:formula="of:=COS([.F148])" office:value-type="float" office:value="-0.951056513078159" calcext:value-type="float">
            <text:p>-0,9510565131</text:p>
          </table:table-cell>
          <table:table-cell table:formula="of:=SIN([.F148])" office:value-type="float" office:value="0.30901700427584" calcext:value-type="float">
            <text:p>0,3090170043</text:p>
          </table:table-cell>
        </table:table-row>
        <table:table-row table:style-name="ro1">
          <table:table-cell table:formula="of:=RANDBETWEEN(-100;100)/100" office:value-type="float" office:value="0.42" calcext:value-type="float">
            <text:p>0,42</text:p>
          </table:table-cell>
          <table:table-cell table:formula="of:=RANDBETWEEN(-100;100)/100" office:value-type="float" office:value="0.52" calcext:value-type="float">
            <text:p>0,52</text:p>
          </table:table-cell>
          <table:table-cell table:formula="of:=IF([.A149]*[.A149]+[.B149]*[.B149]&lt;=1;1;0)" office:value-type="float" office:value="1" calcext:value-type="float">
            <text:p>1</text:p>
          </table:table-cell>
          <table:table-cell table:number-columns-repeated="2"/>
          <table:table-cell table:formula="of:=[.F148]+3.14159265/50" office:value-type="float" office:value="9.17345053799999" calcext:value-type="float">
            <text:p>9,173450538</text:p>
          </table:table-cell>
          <table:table-cell table:formula="of:=COS([.F149])" office:value-type="float" office:value="-0.968583158521811" calcext:value-type="float">
            <text:p>-0,9685831585</text:p>
          </table:table-cell>
          <table:table-cell table:formula="of:=SIN([.F149])" office:value-type="float" office:value="0.248689897317746" calcext:value-type="float">
            <text:p>0,2486898973</text:p>
          </table:table-cell>
        </table:table-row>
        <table:table-row table:style-name="ro1">
          <table:table-cell table:formula="of:=RANDBETWEEN(-100;100)/100" office:value-type="float" office:value="0.19" calcext:value-type="float">
            <text:p>0,19</text:p>
          </table:table-cell>
          <table:table-cell table:formula="of:=RANDBETWEEN(-100;100)/100" office:value-type="float" office:value="0.74" calcext:value-type="float">
            <text:p>0,74</text:p>
          </table:table-cell>
          <table:table-cell table:formula="of:=IF([.A150]*[.A150]+[.B150]*[.B150]&lt;=1;1;0)" office:value-type="float" office:value="1" calcext:value-type="float">
            <text:p>1</text:p>
          </table:table-cell>
          <table:table-cell table:number-columns-repeated="2"/>
          <table:table-cell table:formula="of:=[.F149]+3.14159265/50" office:value-type="float" office:value="9.23628239099999" calcext:value-type="float">
            <text:p>9,236282391</text:p>
          </table:table-cell>
          <table:table-cell table:formula="of:=COS([.F150])" office:value-type="float" office:value="-0.982287248751065" calcext:value-type="float">
            <text:p>-0,9822872488</text:p>
          </table:table-cell>
          <table:table-cell table:formula="of:=SIN([.F150])" office:value-type="float" office:value="0.187381324952789" calcext:value-type="float">
            <text:p>0,187381325</text:p>
          </table:table-cell>
        </table:table-row>
        <table:table-row table:style-name="ro1">
          <table:table-cell table:formula="of:=RANDBETWEEN(-100;100)/100" office:value-type="float" office:value="0.93" calcext:value-type="float">
            <text:p>0,93</text:p>
          </table:table-cell>
          <table:table-cell table:formula="of:=RANDBETWEEN(-100;100)/100" office:value-type="float" office:value="0.34" calcext:value-type="float">
            <text:p>0,34</text:p>
          </table:table-cell>
          <table:table-cell table:formula="of:=IF([.A151]*[.A151]+[.B151]*[.B151]&lt;=1;1;0)" office:value-type="float" office:value="1" calcext:value-type="float">
            <text:p>1</text:p>
          </table:table-cell>
          <table:table-cell table:number-columns-repeated="2"/>
          <table:table-cell table:formula="of:=[.F150]+3.14159265/50" office:value-type="float" office:value="9.29911424399999" calcext:value-type="float">
            <text:p>9,299114244</text:p>
          </table:table-cell>
          <table:table-cell table:formula="of:=COS([.F151])" office:value-type="float" office:value="-0.992114699982712" calcext:value-type="float">
            <text:p>-0,9921147</text:p>
          </table:table-cell>
          <table:table-cell table:formula="of:=SIN([.F151])" office:value-type="float" office:value="0.125333244106317" calcext:value-type="float">
            <text:p>0,1253332441</text:p>
          </table:table-cell>
        </table:table-row>
        <table:table-row table:style-name="ro1">
          <table:table-cell table:formula="of:=RANDBETWEEN(-100;100)/100" office:value-type="float" office:value="0.67" calcext:value-type="float">
            <text:p>0,67</text:p>
          </table:table-cell>
          <table:table-cell table:formula="of:=RANDBETWEEN(-100;100)/100" office:value-type="float" office:value="-0.52" calcext:value-type="float">
            <text:p>-0,52</text:p>
          </table:table-cell>
          <table:table-cell table:formula="of:=IF([.A152]*[.A152]+[.B152]*[.B152]&lt;=1;1;0)" office:value-type="float" office:value="1" calcext:value-type="float">
            <text:p>1</text:p>
          </table:table-cell>
          <table:table-cell table:number-columns-repeated="2"/>
          <table:table-cell table:formula="of:=[.F151]+3.14159265/50" office:value-type="float" office:value="9.36194609699999" calcext:value-type="float">
            <text:p>9,361946097</text:p>
          </table:table-cell>
          <table:table-cell table:formula="of:=COS([.F152])" office:value-type="float" office:value="-0.998026727756564" calcext:value-type="float">
            <text:p>-0,9980267278</text:p>
          </table:table-cell>
          <table:table-cell table:formula="of:=SIN([.F152])" office:value-type="float" office:value="0.0627905302057998" calcext:value-type="float">
            <text:p>0,0627905302</text:p>
          </table:table-cell>
        </table:table-row>
        <table:table-row table:style-name="ro1">
          <table:table-cell table:formula="of:=RANDBETWEEN(-100;100)/100" office:value-type="float" office:value="-0.26" calcext:value-type="float">
            <text:p>-0,26</text:p>
          </table:table-cell>
          <table:table-cell table:formula="of:=RANDBETWEEN(-100;100)/100" office:value-type="float" office:value="-0.64" calcext:value-type="float">
            <text:p>-0,64</text:p>
          </table:table-cell>
          <table:table-cell table:formula="of:=IF([.A153]*[.A153]+[.B153]*[.B153]&lt;=1;1;0)" office:value-type="float" office:value="1" calcext:value-type="float">
            <text:p>1</text:p>
          </table:table-cell>
          <table:table-cell table:number-columns-repeated="2"/>
          <table:table-cell table:formula="of:=[.F152]+3.14159265/50" office:value-type="float" office:value="9.42477794999999" calcext:value-type="float">
            <text:p>9,42477795</text:p>
          </table:table-cell>
          <table:table-cell table:formula="of:=COS([.F153])" office:value-type="float" office:value="-1" calcext:value-type="float">
            <text:p>-1</text:p>
          </table:table-cell>
          <table:table-cell table:formula="of:=SIN([.F153])" office:value-type="float" office:value="0.0000000107693910799335" calcext:value-type="float">
            <text:p>1,07693910799335E-008</text:p>
          </table:table-cell>
        </table:table-row>
        <table:table-row table:style-name="ro1">
          <table:table-cell table:formula="of:=RANDBETWEEN(-100;100)/100" office:value-type="float" office:value="0.67" calcext:value-type="float">
            <text:p>0,67</text:p>
          </table:table-cell>
          <table:table-cell table:formula="of:=RANDBETWEEN(-100;100)/100" office:value-type="float" office:value="-0.98" calcext:value-type="float">
            <text:p>-0,98</text:p>
          </table:table-cell>
          <table:table-cell table:formula="of:=IF([.A154]*[.A154]+[.B154]*[.B154]&lt;=1;1;0)" office:value-type="float" office:value="0" calcext:value-type="float">
            <text:p>0</text:p>
          </table:table-cell>
          <table:table-cell table:number-columns-repeated="2"/>
          <table:table-cell table:formula="of:=[.F153]+3.14159265/50" office:value-type="float" office:value="9.48760980299999" calcext:value-type="float">
            <text:p>9,487609803</text:p>
          </table:table-cell>
          <table:table-cell table:formula="of:=COS([.F154])" office:value-type="float" office:value="-0.998026729108995" calcext:value-type="float">
            <text:p>-0,9980267291</text:p>
          </table:table-cell>
          <table:table-cell table:formula="of:=SIN([.F154])" office:value-type="float" office:value="-0.0627905087095195" calcext:value-type="float">
            <text:p>-0,0627905087</text:p>
          </table:table-cell>
        </table:table-row>
        <table:table-row table:style-name="ro1">
          <table:table-cell table:formula="of:=RANDBETWEEN(-100;100)/100" office:value-type="float" office:value="0.74" calcext:value-type="float">
            <text:p>0,74</text:p>
          </table:table-cell>
          <table:table-cell table:formula="of:=RANDBETWEEN(-100;100)/100" office:value-type="float" office:value="0.81" calcext:value-type="float">
            <text:p>0,81</text:p>
          </table:table-cell>
          <table:table-cell table:formula="of:=IF([.A155]*[.A155]+[.B155]*[.B155]&lt;=1;1;0)" office:value-type="float" office:value="0" calcext:value-type="float">
            <text:p>0</text:p>
          </table:table-cell>
          <table:table-cell table:number-columns-repeated="2"/>
          <table:table-cell table:formula="of:=[.F154]+3.14159265/50" office:value-type="float" office:value="9.55044165599999" calcext:value-type="float">
            <text:p>9,550441656</text:p>
          </table:table-cell>
          <table:table-cell table:formula="of:=COS([.F155])" office:value-type="float" office:value="-0.992114702682237" calcext:value-type="float">
            <text:p>-0,9921147027</text:p>
          </table:table-cell>
          <table:table-cell table:formula="of:=SIN([.F155])" office:value-type="float" office:value="-0.125333222737375" calcext:value-type="float">
            <text:p>-0,1253332227</text:p>
          </table:table-cell>
        </table:table-row>
        <table:table-row table:style-name="ro1">
          <table:table-cell table:formula="of:=RANDBETWEEN(-100;100)/100" office:value-type="float" office:value="-0.75" calcext:value-type="float">
            <text:p>-0,75</text:p>
          </table:table-cell>
          <table:table-cell table:formula="of:=RANDBETWEEN(-100;100)/100" office:value-type="float" office:value="-0.43" calcext:value-type="float">
            <text:p>-0,43</text:p>
          </table:table-cell>
          <table:table-cell table:formula="of:=IF([.A156]*[.A156]+[.B156]*[.B156]&lt;=1;1;0)" office:value-type="float" office:value="1" calcext:value-type="float">
            <text:p>1</text:p>
          </table:table-cell>
          <table:table-cell table:number-columns-repeated="2"/>
          <table:table-cell table:formula="of:=[.F155]+3.14159265/50" office:value-type="float" office:value="9.61327350899999" calcext:value-type="float">
            <text:p>9,613273509</text:p>
          </table:table-cell>
          <table:table-cell table:formula="of:=COS([.F156])" office:value-type="float" office:value="-0.982287252787031" calcext:value-type="float">
            <text:p>-0,9822872528</text:p>
          </table:table-cell>
          <table:table-cell table:formula="of:=SIN([.F156])" office:value-type="float" office:value="-0.187381303795518" calcext:value-type="float">
            <text:p>-0,1873813038</text:p>
          </table:table-cell>
        </table:table-row>
        <table:table-row table:style-name="ro1">
          <table:table-cell table:formula="of:=RANDBETWEEN(-100;100)/100" office:value-type="float" office:value="0.62" calcext:value-type="float">
            <text:p>0,62</text:p>
          </table:table-cell>
          <table:table-cell table:formula="of:=RANDBETWEEN(-100;100)/100" office:value-type="float" office:value="-0.93" calcext:value-type="float">
            <text:p>-0,93</text:p>
          </table:table-cell>
          <table:table-cell table:formula="of:=IF([.A157]*[.A157]+[.B157]*[.B157]&lt;=1;1;0)" office:value-type="float" office:value="0" calcext:value-type="float">
            <text:p>0</text:p>
          </table:table-cell>
          <table:table-cell table:number-columns-repeated="2"/>
          <table:table-cell table:formula="of:=[.F156]+3.14159265/50" office:value-type="float" office:value="9.67610536199999" calcext:value-type="float">
            <text:p>9,676105362</text:p>
          </table:table-cell>
          <table:table-cell table:formula="of:=COS([.F157])" office:value-type="float" office:value="-0.968583163878289" calcext:value-type="float">
            <text:p>-0,9685831639</text:p>
          </table:table-cell>
          <table:table-cell table:formula="of:=SIN([.F157])" office:value-type="float" office:value="-0.248689876455645" calcext:value-type="float">
            <text:p>-0,2486898765</text:p>
          </table:table-cell>
        </table:table-row>
        <table:table-row table:style-name="ro1">
          <table:table-cell table:formula="of:=RANDBETWEEN(-100;100)/100" office:value-type="float" office:value="-0.35" calcext:value-type="float">
            <text:p>-0,35</text:p>
          </table:table-cell>
          <table:table-cell table:formula="of:=RANDBETWEEN(-100;100)/100" office:value-type="float" office:value="0.3" calcext:value-type="float">
            <text:p>0,3</text:p>
          </table:table-cell>
          <table:table-cell table:formula="of:=IF([.A158]*[.A158]+[.B158]*[.B158]&lt;=1;1;0)" office:value-type="float" office:value="1" calcext:value-type="float">
            <text:p>1</text:p>
          </table:table-cell>
          <table:table-cell table:number-columns-repeated="2"/>
          <table:table-cell table:formula="of:=[.F157]+3.14159265/50" office:value-type="float" office:value="9.73893721499999" calcext:value-type="float">
            <text:p>9,738937215</text:p>
          </table:table-cell>
          <table:table-cell table:formula="of:=COS([.F158])" office:value-type="float" office:value="-0.951056519734008" calcext:value-type="float">
            <text:p>-0,9510565197</text:p>
          </table:table-cell>
          <table:table-cell table:formula="of:=SIN([.F158])" office:value-type="float" office:value="-0.309016983791241" calcext:value-type="float">
            <text:p>-0,3090169838</text:p>
          </table:table-cell>
        </table:table-row>
        <table:table-row table:style-name="ro1">
          <table:table-cell table:formula="of:=RANDBETWEEN(-100;100)/100" office:value-type="float" office:value="-0.46" calcext:value-type="float">
            <text:p>-0,46</text:p>
          </table:table-cell>
          <table:table-cell table:formula="of:=RANDBETWEEN(-100;100)/100" office:value-type="float" office:value="0.34" calcext:value-type="float">
            <text:p>0,34</text:p>
          </table:table-cell>
          <table:table-cell table:formula="of:=IF([.A159]*[.A159]+[.B159]*[.B159]&lt;=1;1;0)" office:value-type="float" office:value="1" calcext:value-type="float">
            <text:p>1</text:p>
          </table:table-cell>
          <table:table-cell table:number-columns-repeated="2"/>
          <table:table-cell table:formula="of:=[.F158]+3.14159265/50" office:value-type="float" office:value="9.80176906799999" calcext:value-type="float">
            <text:p>9,801769068</text:p>
          </table:table-cell>
          <table:table-cell table:formula="of:=COS([.F159])" office:value-type="float" office:value="-0.929776490011306" calcext:value-type="float">
            <text:p>-0,92977649</text:p>
          </table:table-cell>
          <table:table-cell table:formula="of:=SIN([.F159])" office:value-type="float" office:value="-0.368124542271029" calcext:value-type="float">
            <text:p>-0,3681245423</text:p>
          </table:table-cell>
        </table:table-row>
        <table:table-row table:style-name="ro1">
          <table:table-cell table:formula="of:=RANDBETWEEN(-100;100)/100" office:value-type="float" office:value="-0.97" calcext:value-type="float">
            <text:p>-0,97</text:p>
          </table:table-cell>
          <table:table-cell table:formula="of:=RANDBETWEEN(-100;100)/100" office:value-type="float" office:value="-0.72" calcext:value-type="float">
            <text:p>-0,72</text:p>
          </table:table-cell>
          <table:table-cell table:formula="of:=IF([.A160]*[.A160]+[.B160]*[.B160]&lt;=1;1;0)" office:value-type="float" office:value="0" calcext:value-type="float">
            <text:p>0</text:p>
          </table:table-cell>
          <table:table-cell table:number-columns-repeated="2"/>
          <table:table-cell table:formula="of:=[.F159]+3.14159265/50" office:value-type="float" office:value="9.86460092099999" calcext:value-type="float">
            <text:p>9,864600921</text:p>
          </table:table-cell>
          <table:table-cell table:formula="of:=COS([.F160])" office:value-type="float" office:value="-0.904827057265386" calcext:value-type="float">
            <text:p>-0,9048270573</text:p>
          </table:table-cell>
          <table:table-cell table:formula="of:=SIN([.F160])" office:value-type="float" office:value="-0.425779281365899" calcext:value-type="float">
            <text:p>-0,4257792814</text:p>
          </table:table-cell>
        </table:table-row>
        <table:table-row table:style-name="ro1">
          <table:table-cell table:formula="of:=RANDBETWEEN(-100;100)/100" office:value-type="float" office:value="0.69" calcext:value-type="float">
            <text:p>0,69</text:p>
          </table:table-cell>
          <table:table-cell table:formula="of:=RANDBETWEEN(-100;100)/100" office:value-type="float" office:value="0.09" calcext:value-type="float">
            <text:p>0,09</text:p>
          </table:table-cell>
          <table:table-cell table:formula="of:=IF([.A161]*[.A161]+[.B161]*[.B161]&lt;=1;1;0)" office:value-type="float" office:value="1" calcext:value-type="float">
            <text:p>1</text:p>
          </table:table-cell>
          <table:table-cell table:number-columns-repeated="2"/>
          <table:table-cell table:formula="of:=[.F160]+3.14159265/50" office:value-type="float" office:value="9.92743277399999" calcext:value-type="float">
            <text:p>9,927432774</text:p>
          </table:table-cell>
          <table:table-cell table:formula="of:=COS([.F161])" office:value-type="float" office:value="-0.876306685508759" calcext:value-type="float">
            <text:p>-0,8763066855</text:p>
          </table:table-cell>
          <table:table-cell table:formula="of:=SIN([.F161])" office:value-type="float" office:value="-0.481753664161108" calcext:value-type="float">
            <text:p>-0,4817536642</text:p>
          </table:table-cell>
        </table:table-row>
        <table:table-row table:style-name="ro1">
          <table:table-cell table:formula="of:=RANDBETWEEN(-100;100)/100" office:value-type="float" office:value="0.1" calcext:value-type="float">
            <text:p>0,1</text:p>
          </table:table-cell>
          <table:table-cell table:formula="of:=RANDBETWEEN(-100;100)/100" office:value-type="float" office:value="0.98" calcext:value-type="float">
            <text:p>0,98</text:p>
          </table:table-cell>
          <table:table-cell table:formula="of:=IF([.A162]*[.A162]+[.B162]*[.B162]&lt;=1;1;0)" office:value-type="float" office:value="1" calcext:value-type="float">
            <text:p>1</text:p>
          </table:table-cell>
          <table:table-cell table:number-columns-repeated="2"/>
          <table:table-cell table:formula="of:=[.F161]+3.14159265/50" office:value-type="float" office:value="9.99026462699999" calcext:value-type="float">
            <text:p>9,990264627</text:p>
          </table:table-cell>
          <table:table-cell table:formula="of:=COS([.F162])" office:value-type="float" office:value="-0.844327931618772" calcext:value-type="float">
            <text:p>-0,8443279316</text:p>
          </table:table-cell>
          <table:table-cell table:formula="of:=SIN([.F162])" office:value-type="float" office:value="-0.535826785340529" calcext:value-type="float">
            <text:p>-0,5358267853</text:p>
          </table:table-cell>
        </table:table-row>
        <table:table-row table:style-name="ro1">
          <table:table-cell table:formula="of:=RANDBETWEEN(-100;100)/100" office:value-type="float" office:value="-0.51" calcext:value-type="float">
            <text:p>-0,51</text:p>
          </table:table-cell>
          <table:table-cell table:formula="of:=RANDBETWEEN(-100;100)/100" office:value-type="float" office:value="0.4" calcext:value-type="float">
            <text:p>0,4</text:p>
          </table:table-cell>
          <table:table-cell table:formula="of:=IF([.A163]*[.A163]+[.B163]*[.B163]&lt;=1;1;0)" office:value-type="float" office:value="1" calcext:value-type="float">
            <text:p>1</text:p>
          </table:table-cell>
          <table:table-cell table:number-columns-repeated="2"/>
          <table:table-cell table:formula="of:=[.F162]+3.14159265/50" office:value-type="float" office:value="10.05309648" calcext:value-type="float">
            <text:p>10,05309648</text:p>
          </table:table-cell>
          <table:table-cell table:formula="of:=COS([.F163])" office:value-type="float" office:value="-0.809017001127039" calcext:value-type="float">
            <text:p>-0,8090170011</text:p>
          </table:table-cell>
          <table:table-cell table:formula="of:=SIN([.F163])" office:value-type="float" office:value="-0.587785242999016" calcext:value-type="float">
            <text:p>-0,587785243</text:p>
          </table:table-cell>
        </table:table-row>
        <table:table-row table:style-name="ro1">
          <table:table-cell table:formula="of:=RANDBETWEEN(-100;100)/100" office:value-type="float" office:value="0.11" calcext:value-type="float">
            <text:p>0,11</text:p>
          </table:table-cell>
          <table:table-cell table:formula="of:=RANDBETWEEN(-100;100)/100" office:value-type="float" office:value="0.95" calcext:value-type="float">
            <text:p>0,95</text:p>
          </table:table-cell>
          <table:table-cell table:formula="of:=IF([.A164]*[.A164]+[.B164]*[.B164]&lt;=1;1;0)" office:value-type="float" office:value="1" calcext:value-type="float">
            <text:p>1</text:p>
          </table:table-cell>
          <table:table-cell table:number-columns-repeated="2"/>
          <table:table-cell table:formula="of:=[.F163]+3.14159265/50" office:value-type="float" office:value="10.115928333" calcext:value-type="float">
            <text:p>10,115928333</text:p>
          </table:table-cell>
          <table:table-cell table:formula="of:=COS([.F164])" office:value-type="float" office:value="-0.770513250143862" calcext:value-type="float">
            <text:p>-0,7705132501</text:p>
          </table:table-cell>
          <table:table-cell table:formula="of:=SIN([.F164])" office:value-type="float" office:value="-0.637423980842219" calcext:value-type="float">
            <text:p>-0,6374239808</text:p>
          </table:table-cell>
        </table:table-row>
        <table:table-row table:style-name="ro1">
          <table:table-cell table:formula="of:=RANDBETWEEN(-100;100)/100" office:value-type="float" office:value="0.44" calcext:value-type="float">
            <text:p>0,44</text:p>
          </table:table-cell>
          <table:table-cell table:formula="of:=RANDBETWEEN(-100;100)/100" office:value-type="float" office:value="-0.26" calcext:value-type="float">
            <text:p>-0,26</text:p>
          </table:table-cell>
          <table:table-cell table:formula="of:=IF([.A165]*[.A165]+[.B165]*[.B165]&lt;=1;1;0)" office:value-type="float" office:value="1" calcext:value-type="float">
            <text:p>1</text:p>
          </table:table-cell>
          <table:table-cell table:number-columns-repeated="2"/>
          <table:table-cell table:formula="of:=[.F164]+3.14159265/50" office:value-type="float" office:value="10.178760186" calcext:value-type="float">
            <text:p>10,178760186</text:p>
          </table:table-cell>
          <table:table-cell table:formula="of:=COS([.F165])" office:value-type="float" office:value="-0.728968635383335" calcext:value-type="float">
            <text:p>-0,7289686354</text:p>
          </table:table-cell>
          <table:table-cell table:formula="of:=SIN([.F165])" office:value-type="float" office:value="-0.684547097450102" calcext:value-type="float">
            <text:p>-0,6845470975</text:p>
          </table:table-cell>
        </table:table-row>
        <table:table-row table:style-name="ro1">
          <table:table-cell table:formula="of:=RANDBETWEEN(-100;100)/100" office:value-type="float" office:value="-0.45" calcext:value-type="float">
            <text:p>-0,45</text:p>
          </table:table-cell>
          <table:table-cell table:formula="of:=RANDBETWEEN(-100;100)/100" office:value-type="float" office:value="-0.2" calcext:value-type="float">
            <text:p>-0,2</text:p>
          </table:table-cell>
          <table:table-cell table:formula="of:=IF([.A166]*[.A166]+[.B166]*[.B166]&lt;=1;1;0)" office:value-type="float" office:value="1" calcext:value-type="float">
            <text:p>1</text:p>
          </table:table-cell>
          <table:table-cell table:number-columns-repeated="2"/>
          <table:table-cell table:formula="of:=[.F165]+3.14159265/50" office:value-type="float" office:value="10.241592039" calcext:value-type="float">
            <text:p>10,241592039</text:p>
          </table:table-cell>
          <table:table-cell table:formula="of:=COS([.F166])" office:value-type="float" office:value="-0.684547114459612" calcext:value-type="float">
            <text:p>-0,6845471145</text:p>
          </table:table-cell>
          <table:table-cell table:formula="of:=SIN([.F166])" office:value-type="float" office:value="-0.728968619410341" calcext:value-type="float">
            <text:p>-0,7289686194</text:p>
          </table:table-cell>
        </table:table-row>
        <table:table-row table:style-name="ro1">
          <table:table-cell table:formula="of:=RANDBETWEEN(-100;100)/100" office:value-type="float" office:value="-0.97" calcext:value-type="float">
            <text:p>-0,97</text:p>
          </table:table-cell>
          <table:table-cell table:formula="of:=RANDBETWEEN(-100;100)/100" office:value-type="float" office:value="-0.58" calcext:value-type="float">
            <text:p>-0,58</text:p>
          </table:table-cell>
          <table:table-cell table:formula="of:=IF([.A167]*[.A167]+[.B167]*[.B167]&lt;=1;1;0)" office:value-type="float" office:value="0" calcext:value-type="float">
            <text:p>0</text:p>
          </table:table-cell>
          <table:table-cell table:number-columns-repeated="2"/>
          <table:table-cell table:formula="of:=[.F166]+3.14159265/50" office:value-type="float" office:value="10.304423892" calcext:value-type="float">
            <text:p>10,304423892</text:p>
          </table:table-cell>
          <table:table-cell table:formula="of:=COS([.F167])" office:value-type="float" office:value="-0.637423998821118" calcext:value-type="float">
            <text:p>-0,6374239988</text:p>
          </table:table-cell>
          <table:table-cell table:formula="of:=SIN([.F167])" office:value-type="float" office:value="-0.770513235270424" calcext:value-type="float">
            <text:p>-0,7705132353</text:p>
          </table:table-cell>
        </table:table-row>
        <table:table-row table:style-name="ro1">
          <table:table-cell table:formula="of:=RANDBETWEEN(-100;100)/100" office:value-type="float" office:value="-0.64" calcext:value-type="float">
            <text:p>-0,64</text:p>
          </table:table-cell>
          <table:table-cell table:formula="of:=RANDBETWEEN(-100;100)/100" office:value-type="float" office:value="-0.04" calcext:value-type="float">
            <text:p>-0,04</text:p>
          </table:table-cell>
          <table:table-cell table:formula="of:=IF([.A168]*[.A168]+[.B168]*[.B168]&lt;=1;1;0)" office:value-type="float" office:value="1" calcext:value-type="float">
            <text:p>1</text:p>
          </table:table-cell>
          <table:table-cell table:number-columns-repeated="2"/>
          <table:table-cell table:formula="of:=[.F167]+3.14159265/50" office:value-type="float" office:value="10.367255745" calcext:value-type="float">
            <text:p>10,367255745</text:p>
          </table:table-cell>
          <table:table-cell table:formula="of:=COS([.F168])" office:value-type="float" office:value="-0.587785261876349" calcext:value-type="float">
            <text:p>-0,5877852619</text:p>
          </table:table-cell>
          <table:table-cell table:formula="of:=SIN([.F168])" office:value-type="float" office:value="-0.809016987411854" calcext:value-type="float">
            <text:p>-0,8090169874</text:p>
          </table:table-cell>
        </table:table-row>
        <table:table-row table:style-name="ro1">
          <table:table-cell table:formula="of:=RANDBETWEEN(-100;100)/100" office:value-type="float" office:value="0.8" calcext:value-type="float">
            <text:p>0,8</text:p>
          </table:table-cell>
          <table:table-cell table:formula="of:=RANDBETWEEN(-100;100)/100" office:value-type="float" office:value="-0.06" calcext:value-type="float">
            <text:p>-0,06</text:p>
          </table:table-cell>
          <table:table-cell table:formula="of:=IF([.A169]*[.A169]+[.B169]*[.B169]&lt;=1;1;0)" office:value-type="float" office:value="1" calcext:value-type="float">
            <text:p>1</text:p>
          </table:table-cell>
          <table:table-cell table:number-columns-repeated="2"/>
          <table:table-cell table:formula="of:=[.F168]+3.14159265/50" office:value-type="float" office:value="10.430087598" calcext:value-type="float">
            <text:p>10,430087598</text:p>
          </table:table-cell>
          <table:table-cell table:formula="of:=COS([.F169])" office:value-type="float" office:value="-0.535826805041796" calcext:value-type="float">
            <text:p>-0,535826805</text:p>
          </table:table-cell>
          <table:table-cell table:formula="of:=SIN([.F169])" office:value-type="float" office:value="-0.844327919115969" calcext:value-type="float">
            <text:p>-0,8443279191</text:p>
          </table:table-cell>
        </table:table-row>
        <table:table-row table:style-name="ro1">
          <table:table-cell table:formula="of:=RANDBETWEEN(-100;100)/100" office:value-type="float" office:value="-0.7" calcext:value-type="float">
            <text:p>-0,7</text:p>
          </table:table-cell>
          <table:table-cell table:formula="of:=RANDBETWEEN(-100;100)/100" office:value-type="float" office:value="0.94" calcext:value-type="float">
            <text:p>0,94</text:p>
          </table:table-cell>
          <table:table-cell table:formula="of:=IF([.A170]*[.A170]+[.B170]*[.B170]&lt;=1;1;0)" office:value-type="float" office:value="0" calcext:value-type="float">
            <text:p>0</text:p>
          </table:table-cell>
          <table:table-cell table:number-columns-repeated="2"/>
          <table:table-cell table:formula="of:=[.F169]+3.14159265/50" office:value-type="float" office:value="10.492919451" calcext:value-type="float">
            <text:p>10,492919451</text:p>
          </table:table-cell>
          <table:table-cell table:formula="of:=COS([.F170])" office:value-type="float" office:value="-0.481753684608556" calcext:value-type="float">
            <text:p>-0,4817536846</text:p>
          </table:table-cell>
          <table:table-cell table:formula="of:=SIN([.F170])" office:value-type="float" office:value="-0.876306674267679" calcext:value-type="float">
            <text:p>-0,8763066743</text:p>
          </table:table-cell>
        </table:table-row>
        <table:table-row table:style-name="ro1">
          <table:table-cell table:formula="of:=RANDBETWEEN(-100;100)/100" office:value-type="float" office:value="0.3" calcext:value-type="float">
            <text:p>0,3</text:p>
          </table:table-cell>
          <table:table-cell table:formula="of:=RANDBETWEEN(-100;100)/100" office:value-type="float" office:value="0.47" calcext:value-type="float">
            <text:p>0,47</text:p>
          </table:table-cell>
          <table:table-cell table:formula="of:=IF([.A171]*[.A171]+[.B171]*[.B171]&lt;=1;1;0)" office:value-type="float" office:value="1" calcext:value-type="float">
            <text:p>1</text:p>
          </table:table-cell>
          <table:table-cell table:number-columns-repeated="2"/>
          <table:table-cell table:formula="of:=[.F170]+3.14159265/50" office:value-type="float" office:value="10.555751304" calcext:value-type="float">
            <text:p>10,555751304</text:p>
          </table:table-cell>
          <table:table-cell table:formula="of:=COS([.F171])" office:value-type="float" office:value="-0.425779302478832" calcext:value-type="float">
            <text:p>-0,4257793025</text:p>
          </table:table-cell>
          <table:table-cell table:formula="of:=SIN([.F171])" office:value-type="float" office:value="-0.904827047330394" calcext:value-type="float">
            <text:p>-0,9048270473</text:p>
          </table:table-cell>
        </table:table-row>
        <table:table-row table:style-name="ro1">
          <table:table-cell table:formula="of:=RANDBETWEEN(-100;100)/100" office:value-type="float" office:value="-0.81" calcext:value-type="float">
            <text:p>-0,81</text:p>
          </table:table-cell>
          <table:table-cell table:formula="of:=RANDBETWEEN(-100;100)/100" office:value-type="float" office:value="0.39" calcext:value-type="float">
            <text:p>0,39</text:p>
          </table:table-cell>
          <table:table-cell table:formula="of:=IF([.A172]*[.A172]+[.B172]*[.B172]&lt;=1;1;0)" office:value-type="float" office:value="1" calcext:value-type="float">
            <text:p>1</text:p>
          </table:table-cell>
          <table:table-cell table:number-columns-repeated="2"/>
          <table:table-cell table:formula="of:=[.F171]+3.14159265/50" office:value-type="float" office:value="10.618583157" calcext:value-type="float">
            <text:p>10,618583157</text:p>
          </table:table-cell>
          <table:table-cell table:formula="of:=COS([.F172])" office:value-type="float" office:value="-0.368124563966124" calcext:value-type="float">
            <text:p>-0,368124564</text:p>
          </table:table-cell>
          <table:table-cell table:formula="of:=SIN([.F172])" office:value-type="float" office:value="-0.929776481421611" calcext:value-type="float">
            <text:p>-0,9297764814</text:p>
          </table:table-cell>
        </table:table-row>
        <table:table-row table:style-name="ro1">
          <table:table-cell table:formula="of:=RANDBETWEEN(-100;100)/100" office:value-type="float" office:value="0.29" calcext:value-type="float">
            <text:p>0,29</text:p>
          </table:table-cell>
          <table:table-cell table:formula="of:=RANDBETWEEN(-100;100)/100" office:value-type="float" office:value="0.51" calcext:value-type="float">
            <text:p>0,51</text:p>
          </table:table-cell>
          <table:table-cell table:formula="of:=IF([.A173]*[.A173]+[.B173]*[.B173]&lt;=1;1;0)" office:value-type="float" office:value="1" calcext:value-type="float">
            <text:p>1</text:p>
          </table:table-cell>
          <table:table-cell table:number-columns-repeated="2"/>
          <table:table-cell table:formula="of:=[.F172]+3.14159265/50" office:value-type="float" office:value="10.68141501" calcext:value-type="float">
            <text:p>10,68141501</text:p>
          </table:table-cell>
          <table:table-cell table:formula="of:=COS([.F173])" office:value-type="float" office:value="-0.309017005982876" calcext:value-type="float">
            <text:p>-0,309017006</text:p>
          </table:table-cell>
          <table:table-cell table:formula="of:=SIN([.F173])" office:value-type="float" office:value="-0.951056512523509" calcext:value-type="float">
            <text:p>-0,9510565125</text:p>
          </table:table-cell>
        </table:table-row>
        <table:table-row table:style-name="ro1">
          <table:table-cell table:formula="of:=RANDBETWEEN(-100;100)/100" office:value-type="float" office:value="0.26" calcext:value-type="float">
            <text:p>0,26</text:p>
          </table:table-cell>
          <table:table-cell table:formula="of:=RANDBETWEEN(-100;100)/100" office:value-type="float" office:value="0.3" calcext:value-type="float">
            <text:p>0,3</text:p>
          </table:table-cell>
          <table:table-cell table:formula="of:=IF([.A174]*[.A174]+[.B174]*[.B174]&lt;=1;1;0)" office:value-type="float" office:value="1" calcext:value-type="float">
            <text:p>1</text:p>
          </table:table-cell>
          <table:table-cell table:number-columns-repeated="2"/>
          <table:table-cell table:formula="of:=[.F173]+3.14159265/50" office:value-type="float" office:value="10.744246863" calcext:value-type="float">
            <text:p>10,744246863</text:p>
          </table:table-cell>
          <table:table-cell table:formula="of:=COS([.F174])" office:value-type="float" office:value="-0.248689899056241" calcext:value-type="float">
            <text:p>-0,2486898991</text:p>
          </table:table-cell>
          <table:table-cell table:formula="of:=SIN([.F174])" office:value-type="float" office:value="-0.968583158075442" calcext:value-type="float">
            <text:p>-0,9685831581</text:p>
          </table:table-cell>
        </table:table-row>
        <table:table-row table:style-name="ro1">
          <table:table-cell table:formula="of:=RANDBETWEEN(-100;100)/100" office:value-type="float" office:value="0.21" calcext:value-type="float">
            <text:p>0,21</text:p>
          </table:table-cell>
          <table:table-cell table:formula="of:=RANDBETWEEN(-100;100)/100" office:value-type="float" office:value="0.45" calcext:value-type="float">
            <text:p>0,45</text:p>
          </table:table-cell>
          <table:table-cell table:formula="of:=IF([.A175]*[.A175]+[.B175]*[.B175]&lt;=1;1;0)" office:value-type="float" office:value="1" calcext:value-type="float">
            <text:p>1</text:p>
          </table:table-cell>
          <table:table-cell table:number-columns-repeated="2"/>
          <table:table-cell table:formula="of:=[.F174]+3.14159265/50" office:value-type="float" office:value="10.807078716" calcext:value-type="float">
            <text:p>10,807078716</text:p>
          </table:table-cell>
          <table:table-cell table:formula="of:=COS([.F175])" office:value-type="float" office:value="-0.187381326715881" calcext:value-type="float">
            <text:p>-0,1873813267</text:p>
          </table:table-cell>
          <table:table-cell table:formula="of:=SIN([.F175])" office:value-type="float" office:value="-0.982287248414738" calcext:value-type="float">
            <text:p>-0,9822872484</text:p>
          </table:table-cell>
        </table:table-row>
        <table:table-row table:style-name="ro1">
          <table:table-cell table:formula="of:=RANDBETWEEN(-100;100)/100" office:value-type="float" office:value="-0.26" calcext:value-type="float">
            <text:p>-0,26</text:p>
          </table:table-cell>
          <table:table-cell table:formula="of:=RANDBETWEEN(-100;100)/100" office:value-type="float" office:value="-0.68" calcext:value-type="float">
            <text:p>-0,68</text:p>
          </table:table-cell>
          <table:table-cell table:formula="of:=IF([.A176]*[.A176]+[.B176]*[.B176]&lt;=1;1;0)" office:value-type="float" office:value="1" calcext:value-type="float">
            <text:p>1</text:p>
          </table:table-cell>
          <table:table-cell table:number-columns-repeated="2"/>
          <table:table-cell table:formula="of:=[.F175]+3.14159265/50" office:value-type="float" office:value="10.869910569" calcext:value-type="float">
            <text:p>10,869910569</text:p>
          </table:table-cell>
          <table:table-cell table:formula="of:=COS([.F176])" office:value-type="float" office:value="-0.125333245887048" calcext:value-type="float">
            <text:p>-0,1253332459</text:p>
          </table:table-cell>
          <table:table-cell table:formula="of:=SIN([.F176])" office:value-type="float" office:value="-0.992114699757753" calcext:value-type="float">
            <text:p>-0,9921146998</text:p>
          </table:table-cell>
        </table:table-row>
        <table:table-row table:style-name="ro1">
          <table:table-cell table:formula="of:=RANDBETWEEN(-100;100)/100" office:value-type="float" office:value="-0.69" calcext:value-type="float">
            <text:p>-0,69</text:p>
          </table:table-cell>
          <table:table-cell table:formula="of:=RANDBETWEEN(-100;100)/100" office:value-type="float" office:value="-0.51" calcext:value-type="float">
            <text:p>-0,51</text:p>
          </table:table-cell>
          <table:table-cell table:formula="of:=IF([.A177]*[.A177]+[.B177]*[.B177]&lt;=1;1;0)" office:value-type="float" office:value="1" calcext:value-type="float">
            <text:p>1</text:p>
          </table:table-cell>
          <table:table-cell table:number-columns-repeated="2"/>
          <table:table-cell table:formula="of:=[.F176]+3.14159265/50" office:value-type="float" office:value="10.932742422" calcext:value-type="float">
            <text:p>10,932742422</text:p>
          </table:table-cell>
          <table:table-cell table:formula="of:=COS([.F177])" office:value-type="float" office:value="-0.0627905319971423" calcext:value-type="float">
            <text:p>-0,062790532</text:p>
          </table:table-cell>
          <table:table-cell table:formula="of:=SIN([.F177])" office:value-type="float" office:value="-0.998026727643862" calcext:value-type="float">
            <text:p>-0,9980267276</text:p>
          </table:table-cell>
        </table:table-row>
        <table:table-row table:style-name="ro1">
          <table:table-cell table:formula="of:=RANDBETWEEN(-100;100)/100" office:value-type="float" office:value="-0.51" calcext:value-type="float">
            <text:p>-0,51</text:p>
          </table:table-cell>
          <table:table-cell table:formula="of:=RANDBETWEEN(-100;100)/100" office:value-type="float" office:value="-0.29" calcext:value-type="float">
            <text:p>-0,29</text:p>
          </table:table-cell>
          <table:table-cell table:formula="of:=IF([.A178]*[.A178]+[.B178]*[.B178]&lt;=1;1;0)" office:value-type="float" office:value="1" calcext:value-type="float">
            <text:p>1</text:p>
          </table:table-cell>
          <table:table-cell table:number-columns-repeated="2"/>
          <table:table-cell table:formula="of:=[.F177]+3.14159265/50" office:value-type="float" office:value="10.995574275" calcext:value-type="float">
            <text:p>10,995574275</text:p>
          </table:table-cell>
          <table:table-cell table:formula="of:=COS([.F178])" office:value-type="float" office:value="-0.000000012564275382401" calcext:value-type="float">
            <text:p>-1,2564275382401E-008</text:p>
          </table:table-cell>
          <table:table-cell table:formula="of:=SIN([.F178])" office:value-type="float" office:value="-1" calcext:value-type="float">
            <text:p>-1</text:p>
          </table:table-cell>
        </table:table-row>
        <table:table-row table:style-name="ro1">
          <table:table-cell table:formula="of:=RANDBETWEEN(-100;100)/100" office:value-type="float" office:value="-0.05" calcext:value-type="float">
            <text:p>-0,05</text:p>
          </table:table-cell>
          <table:table-cell table:formula="of:=RANDBETWEEN(-100;100)/100" office:value-type="float" office:value="0.97" calcext:value-type="float">
            <text:p>0,97</text:p>
          </table:table-cell>
          <table:table-cell table:formula="of:=IF([.A179]*[.A179]+[.B179]*[.B179]&lt;=1;1;0)" office:value-type="float" office:value="1" calcext:value-type="float">
            <text:p>1</text:p>
          </table:table-cell>
          <table:table-cell table:number-columns-repeated="2"/>
          <table:table-cell table:formula="of:=[.F178]+3.14159265/50" office:value-type="float" office:value="11.058406128" calcext:value-type="float">
            <text:p>11,058406128</text:p>
          </table:table-cell>
          <table:table-cell table:formula="of:=COS([.F179])" office:value-type="float" office:value="0.062790506918177" calcext:value-type="float">
            <text:p>0,0627905069</text:p>
          </table:table-cell>
          <table:table-cell table:formula="of:=SIN([.F179])" office:value-type="float" office:value="-0.998026729221697" calcext:value-type="float">
            <text:p>-0,9980267292</text:p>
          </table:table-cell>
        </table:table-row>
        <table:table-row table:style-name="ro1">
          <table:table-cell table:formula="of:=RANDBETWEEN(-100;100)/100" office:value-type="float" office:value="-0.77" calcext:value-type="float">
            <text:p>-0,77</text:p>
          </table:table-cell>
          <table:table-cell table:formula="of:=RANDBETWEEN(-100;100)/100" office:value-type="float" office:value="-0.91" calcext:value-type="float">
            <text:p>-0,91</text:p>
          </table:table-cell>
          <table:table-cell table:formula="of:=IF([.A180]*[.A180]+[.B180]*[.B180]&lt;=1;1;0)" office:value-type="float" office:value="0" calcext:value-type="float">
            <text:p>0</text:p>
          </table:table-cell>
          <table:table-cell table:number-columns-repeated="2"/>
          <table:table-cell table:formula="of:=[.F179]+3.14159265/50" office:value-type="float" office:value="11.121237981" calcext:value-type="float">
            <text:p>11,121237981</text:p>
          </table:table-cell>
          <table:table-cell table:formula="of:=COS([.F180])" office:value-type="float" office:value="0.125333220956643" calcext:value-type="float">
            <text:p>0,125333221</text:p>
          </table:table-cell>
          <table:table-cell table:formula="of:=SIN([.F180])" office:value-type="float" office:value="-0.992114702907196" calcext:value-type="float">
            <text:p>-0,9921147029</text:p>
          </table:table-cell>
        </table:table-row>
        <table:table-row table:style-name="ro1">
          <table:table-cell table:formula="of:=RANDBETWEEN(-100;100)/100" office:value-type="float" office:value="0.87" calcext:value-type="float">
            <text:p>0,87</text:p>
          </table:table-cell>
          <table:table-cell table:formula="of:=RANDBETWEEN(-100;100)/100" office:value-type="float" office:value="-0.38" calcext:value-type="float">
            <text:p>-0,38</text:p>
          </table:table-cell>
          <table:table-cell table:formula="of:=IF([.A181]*[.A181]+[.B181]*[.B181]&lt;=1;1;0)" office:value-type="float" office:value="1" calcext:value-type="float">
            <text:p>1</text:p>
          </table:table-cell>
          <table:table-cell table:number-columns-repeated="2"/>
          <table:table-cell table:formula="of:=[.F180]+3.14159265/50" office:value-type="float" office:value="11.184069834" calcext:value-type="float">
            <text:p>11,184069834</text:p>
          </table:table-cell>
          <table:table-cell table:formula="of:=COS([.F181])" office:value-type="float" office:value="0.187381302032426" calcext:value-type="float">
            <text:p>0,187381302</text:p>
          </table:table-cell>
          <table:table-cell table:formula="of:=SIN([.F181])" office:value-type="float" office:value="-0.982287253123358" calcext:value-type="float">
            <text:p>-0,9822872531</text:p>
          </table:table-cell>
        </table:table-row>
        <table:table-row table:style-name="ro1">
          <table:table-cell table:formula="of:=RANDBETWEEN(-100;100)/100" office:value-type="float" office:value="0.29" calcext:value-type="float">
            <text:p>0,29</text:p>
          </table:table-cell>
          <table:table-cell table:formula="of:=RANDBETWEEN(-100;100)/100" office:value-type="float" office:value="-0.64" calcext:value-type="float">
            <text:p>-0,64</text:p>
          </table:table-cell>
          <table:table-cell table:formula="of:=IF([.A182]*[.A182]+[.B182]*[.B182]&lt;=1;1;0)" office:value-type="float" office:value="1" calcext:value-type="float">
            <text:p>1</text:p>
          </table:table-cell>
          <table:table-cell table:number-columns-repeated="2"/>
          <table:table-cell table:formula="of:=[.F181]+3.14159265/50" office:value-type="float" office:value="11.246901687" calcext:value-type="float">
            <text:p>11,246901687</text:p>
          </table:table-cell>
          <table:table-cell table:formula="of:=COS([.F182])" office:value-type="float" office:value="0.24868987471715" calcext:value-type="float">
            <text:p>0,2486898747</text:p>
          </table:table-cell>
          <table:table-cell table:formula="of:=SIN([.F182])" office:value-type="float" office:value="-0.968583164324658" calcext:value-type="float">
            <text:p>-0,9685831643</text:p>
          </table:table-cell>
        </table:table-row>
        <table:table-row table:style-name="ro1">
          <table:table-cell table:formula="of:=RANDBETWEEN(-100;100)/100" office:value-type="float" office:value="-0.54" calcext:value-type="float">
            <text:p>-0,54</text:p>
          </table:table-cell>
          <table:table-cell table:formula="of:=RANDBETWEEN(-100;100)/100" office:value-type="float" office:value="0.78" calcext:value-type="float">
            <text:p>0,78</text:p>
          </table:table-cell>
          <table:table-cell table:formula="of:=IF([.A183]*[.A183]+[.B183]*[.B183]&lt;=1;1;0)" office:value-type="float" office:value="1" calcext:value-type="float">
            <text:p>1</text:p>
          </table:table-cell>
          <table:table-cell table:number-columns-repeated="2"/>
          <table:table-cell table:formula="of:=[.F182]+3.14159265/50" office:value-type="float" office:value="11.30973354" calcext:value-type="float">
            <text:p>11,30973354</text:p>
          </table:table-cell>
          <table:table-cell table:formula="of:=COS([.F183])" office:value-type="float" office:value="0.309016982084204" calcext:value-type="float">
            <text:p>0,3090169821</text:p>
          </table:table-cell>
          <table:table-cell table:formula="of:=SIN([.F183])" office:value-type="float" office:value="-0.951056520288658" calcext:value-type="float">
            <text:p>-0,9510565203</text:p>
          </table:table-cell>
        </table:table-row>
        <table:table-row table:style-name="ro1">
          <table:table-cell table:formula="of:=RANDBETWEEN(-100;100)/100" office:value-type="float" office:value="-0.34" calcext:value-type="float">
            <text:p>-0,34</text:p>
          </table:table-cell>
          <table:table-cell table:formula="of:=RANDBETWEEN(-100;100)/100" office:value-type="float" office:value="-0.79" calcext:value-type="float">
            <text:p>-0,79</text:p>
          </table:table-cell>
          <table:table-cell table:formula="of:=IF([.A184]*[.A184]+[.B184]*[.B184]&lt;=1;1;0)" office:value-type="float" office:value="1" calcext:value-type="float">
            <text:p>1</text:p>
          </table:table-cell>
          <table:table-cell table:number-columns-repeated="2"/>
          <table:table-cell table:formula="of:=[.F183]+3.14159265/50" office:value-type="float" office:value="11.372565393" calcext:value-type="float">
            <text:p>11,372565393</text:p>
          </table:table-cell>
          <table:table-cell table:formula="of:=COS([.F184])" office:value-type="float" office:value="0.368124540602188" calcext:value-type="float">
            <text:p>0,3681245406</text:p>
          </table:table-cell>
          <table:table-cell table:formula="of:=SIN([.F184])" office:value-type="float" office:value="-0.929776490672047" calcext:value-type="float">
            <text:p>-0,9297764907</text:p>
          </table:table-cell>
        </table:table-row>
        <table:table-row table:style-name="ro1">
          <table:table-cell table:formula="of:=RANDBETWEEN(-100;100)/100" office:value-type="float" office:value="-0.71" calcext:value-type="float">
            <text:p>-0,71</text:p>
          </table:table-cell>
          <table:table-cell table:formula="of:=RANDBETWEEN(-100;100)/100" office:value-type="float" office:value="-0.03" calcext:value-type="float">
            <text:p>-0,03</text:p>
          </table:table-cell>
          <table:table-cell table:formula="of:=IF([.A185]*[.A185]+[.B185]*[.B185]&lt;=1;1;0)" office:value-type="float" office:value="1" calcext:value-type="float">
            <text:p>1</text:p>
          </table:table-cell>
          <table:table-cell table:number-columns-repeated="2"/>
          <table:table-cell table:formula="of:=[.F184]+3.14159265/50" office:value-type="float" office:value="11.435397246" calcext:value-type="float">
            <text:p>11,435397246</text:p>
          </table:table-cell>
          <table:table-cell table:formula="of:=COS([.F185])" office:value-type="float" office:value="0.42577927974184" calcext:value-type="float">
            <text:p>0,4257792797</text:p>
          </table:table-cell>
          <table:table-cell table:formula="of:=SIN([.F185])" office:value-type="float" office:value="-0.904827058029611" calcext:value-type="float">
            <text:p>-0,904827058</text:p>
          </table:table-cell>
        </table:table-row>
        <table:table-row table:style-name="ro1">
          <table:table-cell table:formula="of:=RANDBETWEEN(-100;100)/100" office:value-type="float" office:value="0.46" calcext:value-type="float">
            <text:p>0,46</text:p>
          </table:table-cell>
          <table:table-cell table:formula="of:=RANDBETWEEN(-100;100)/100" office:value-type="float" office:value="0.99" calcext:value-type="float">
            <text:p>0,99</text:p>
          </table:table-cell>
          <table:table-cell table:formula="of:=IF([.A186]*[.A186]+[.B186]*[.B186]&lt;=1;1;0)" office:value-type="float" office:value="0" calcext:value-type="float">
            <text:p>0</text:p>
          </table:table-cell>
          <table:table-cell table:number-columns-repeated="2"/>
          <table:table-cell table:formula="of:=[.F185]+3.14159265/50" office:value-type="float" office:value="11.498229099" calcext:value-type="float">
            <text:p>11,498229099</text:p>
          </table:table-cell>
          <table:table-cell table:formula="of:=COS([.F186])" office:value-type="float" office:value="0.481753662588239" calcext:value-type="float">
            <text:p>0,4817536626</text:p>
          </table:table-cell>
          <table:table-cell table:formula="of:=SIN([.F186])" office:value-type="float" office:value="-0.876306686373451" calcext:value-type="float">
            <text:p>-0,8763066864</text:p>
          </table:table-cell>
        </table:table-row>
        <table:table-row table:style-name="ro1">
          <table:table-cell table:formula="of:=RANDBETWEEN(-100;100)/100" office:value-type="float" office:value="0.66" calcext:value-type="float">
            <text:p>0,66</text:p>
          </table:table-cell>
          <table:table-cell table:formula="of:=RANDBETWEEN(-100;100)/100" office:value-type="float" office:value="0.97" calcext:value-type="float">
            <text:p>0,97</text:p>
          </table:table-cell>
          <table:table-cell table:formula="of:=IF([.A187]*[.A187]+[.B187]*[.B187]&lt;=1;1;0)" office:value-type="float" office:value="0" calcext:value-type="float">
            <text:p>0</text:p>
          </table:table-cell>
          <table:table-cell table:number-columns-repeated="2"/>
          <table:table-cell table:formula="of:=[.F186]+3.14159265/50" office:value-type="float" office:value="11.561060952" calcext:value-type="float">
            <text:p>11,561060952</text:p>
          </table:table-cell>
          <table:table-cell table:formula="of:=COS([.F187])" office:value-type="float" office:value="0.535826783825058" calcext:value-type="float">
            <text:p>0,5358267838</text:p>
          </table:table-cell>
          <table:table-cell table:formula="of:=SIN([.F187])" office:value-type="float" office:value="-0.844327932580519" calcext:value-type="float">
            <text:p>-0,8443279326</text:p>
          </table:table-cell>
        </table:table-row>
        <table:table-row table:style-name="ro1">
          <table:table-cell table:formula="of:=RANDBETWEEN(-100;100)/100" office:value-type="float" office:value="0.78" calcext:value-type="float">
            <text:p>0,78</text:p>
          </table:table-cell>
          <table:table-cell table:formula="of:=RANDBETWEEN(-100;100)/100" office:value-type="float" office:value="-0.47" calcext:value-type="float">
            <text:p>-0,47</text:p>
          </table:table-cell>
          <table:table-cell table:formula="of:=IF([.A188]*[.A188]+[.B188]*[.B188]&lt;=1;1;0)" office:value-type="float" office:value="1" calcext:value-type="float">
            <text:p>1</text:p>
          </table:table-cell>
          <table:table-cell table:number-columns-repeated="2"/>
          <table:table-cell table:formula="of:=[.F187]+3.14159265/50" office:value-type="float" office:value="11.623892805" calcext:value-type="float">
            <text:p>11,623892805</text:p>
          </table:table-cell>
          <table:table-cell table:formula="of:=COS([.F188])" office:value-type="float" office:value="0.587785241546924" calcext:value-type="float">
            <text:p>0,5877852415</text:p>
          </table:table-cell>
          <table:table-cell table:formula="of:=SIN([.F188])" office:value-type="float" office:value="-0.809017002182046" calcext:value-type="float">
            <text:p>-0,8090170022</text:p>
          </table:table-cell>
        </table:table-row>
        <table:table-row table:style-name="ro1">
          <table:table-cell table:formula="of:=RANDBETWEEN(-100;100)/100" office:value-type="float" office:value="-0.84" calcext:value-type="float">
            <text:p>-0,84</text:p>
          </table:table-cell>
          <table:table-cell table:formula="of:=RANDBETWEEN(-100;100)/100" office:value-type="float" office:value="0.27" calcext:value-type="float">
            <text:p>0,27</text:p>
          </table:table-cell>
          <table:table-cell table:formula="of:=IF([.A189]*[.A189]+[.B189]*[.B189]&lt;=1;1;0)" office:value-type="float" office:value="1" calcext:value-type="float">
            <text:p>1</text:p>
          </table:table-cell>
          <table:table-cell table:number-columns-repeated="2"/>
          <table:table-cell table:formula="of:=[.F188]+3.14159265/50" office:value-type="float" office:value="11.686724658" calcext:value-type="float">
            <text:p>11,686724658</text:p>
          </table:table-cell>
          <table:table-cell table:formula="of:=COS([.F189])" office:value-type="float" office:value="0.637423979459237" calcext:value-type="float">
            <text:p>0,6374239795</text:p>
          </table:table-cell>
          <table:table-cell table:formula="of:=SIN([.F189])" office:value-type="float" office:value="-0.770513251287965" calcext:value-type="float">
            <text:p>-0,7705132513</text:p>
          </table:table-cell>
        </table:table-row>
        <table:table-row table:style-name="ro1">
          <table:table-cell table:formula="of:=RANDBETWEEN(-100;100)/100" office:value-type="float" office:value="-0.64" calcext:value-type="float">
            <text:p>-0,64</text:p>
          </table:table-cell>
          <table:table-cell table:formula="of:=RANDBETWEEN(-100;100)/100" office:value-type="float" office:value="-0.29" calcext:value-type="float">
            <text:p>-0,29</text:p>
          </table:table-cell>
          <table:table-cell table:formula="of:=IF([.A190]*[.A190]+[.B190]*[.B190]&lt;=1;1;0)" office:value-type="float" office:value="1" calcext:value-type="float">
            <text:p>1</text:p>
          </table:table-cell>
          <table:table-cell table:number-columns-repeated="2"/>
          <table:table-cell table:formula="of:=[.F189]+3.14159265/50" office:value-type="float" office:value="11.749556511" calcext:value-type="float">
            <text:p>11,749556511</text:p>
          </table:table-cell>
          <table:table-cell table:formula="of:=COS([.F190])" office:value-type="float" office:value="0.684547096141687" calcext:value-type="float">
            <text:p>0,6845470961</text:p>
          </table:table-cell>
          <table:table-cell table:formula="of:=SIN([.F190])" office:value-type="float" office:value="-0.728968636612018" calcext:value-type="float">
            <text:p>-0,7289686366</text:p>
          </table:table-cell>
        </table:table-row>
        <table:table-row table:style-name="ro1">
          <table:table-cell table:formula="of:=RANDBETWEEN(-100;100)/100" office:value-type="float" office:value="-0.73" calcext:value-type="float">
            <text:p>-0,73</text:p>
          </table:table-cell>
          <table:table-cell table:formula="of:=RANDBETWEEN(-100;100)/100" office:value-type="float" office:value="0.35" calcext:value-type="float">
            <text:p>0,35</text:p>
          </table:table-cell>
          <table:table-cell table:formula="of:=IF([.A191]*[.A191]+[.B191]*[.B191]&lt;=1;1;0)" office:value-type="float" office:value="1" calcext:value-type="float">
            <text:p>1</text:p>
          </table:table-cell>
          <table:table-cell table:number-columns-repeated="2"/>
          <table:table-cell table:formula="of:=[.F190]+3.14159265/50" office:value-type="float" office:value="11.812388364" calcext:value-type="float">
            <text:p>11,812388364</text:p>
          </table:table-cell>
          <table:table-cell table:formula="of:=COS([.F191])" office:value-type="float" office:value="0.728968618181658" calcext:value-type="float">
            <text:p>0,7289686182</text:p>
          </table:table-cell>
          <table:table-cell table:formula="of:=SIN([.F191])" office:value-type="float" office:value="-0.684547115768027" calcext:value-type="float">
            <text:p>-0,6845471158</text:p>
          </table:table-cell>
        </table:table-row>
        <table:table-row table:style-name="ro1">
          <table:table-cell table:formula="of:=RANDBETWEEN(-100;100)/100" office:value-type="float" office:value="-0.56" calcext:value-type="float">
            <text:p>-0,56</text:p>
          </table:table-cell>
          <table:table-cell table:formula="of:=RANDBETWEEN(-100;100)/100" office:value-type="float" office:value="0.84" calcext:value-type="float">
            <text:p>0,84</text:p>
          </table:table-cell>
          <table:table-cell table:formula="of:=IF([.A192]*[.A192]+[.B192]*[.B192]&lt;=1;1;0)" office:value-type="float" office:value="0" calcext:value-type="float">
            <text:p>0</text:p>
          </table:table-cell>
          <table:table-cell table:number-columns-repeated="2"/>
          <table:table-cell table:formula="of:=[.F191]+3.14159265/50" office:value-type="float" office:value="11.875220217" calcext:value-type="float">
            <text:p>11,875220217</text:p>
          </table:table-cell>
          <table:table-cell table:formula="of:=COS([.F192])" office:value-type="float" office:value="0.770513234126321" calcext:value-type="float">
            <text:p>0,7705132341</text:p>
          </table:table-cell>
          <table:table-cell table:formula="of:=SIN([.F192])" office:value-type="float" office:value="-0.6374240002041" calcext:value-type="float">
            <text:p>-0,6374240002</text:p>
          </table:table-cell>
        </table:table-row>
        <table:table-row table:style-name="ro1">
          <table:table-cell table:formula="of:=RANDBETWEEN(-100;100)/100" office:value-type="float" office:value="0.51" calcext:value-type="float">
            <text:p>0,51</text:p>
          </table:table-cell>
          <table:table-cell table:formula="of:=RANDBETWEEN(-100;100)/100" office:value-type="float" office:value="0.31" calcext:value-type="float">
            <text:p>0,31</text:p>
          </table:table-cell>
          <table:table-cell table:formula="of:=IF([.A193]*[.A193]+[.B193]*[.B193]&lt;=1;1;0)" office:value-type="float" office:value="1" calcext:value-type="float">
            <text:p>1</text:p>
          </table:table-cell>
          <table:table-cell table:number-columns-repeated="2"/>
          <table:table-cell table:formula="of:=[.F192]+3.14159265/50" office:value-type="float" office:value="11.93805207" calcext:value-type="float">
            <text:p>11,93805207</text:p>
          </table:table-cell>
          <table:table-cell table:formula="of:=COS([.F193])" office:value-type="float" office:value="0.809016986356848" calcext:value-type="float">
            <text:p>0,8090169864</text:p>
          </table:table-cell>
          <table:table-cell table:formula="of:=SIN([.F193])" office:value-type="float" office:value="-0.58778526332844" calcext:value-type="float">
            <text:p>-0,5877852633</text:p>
          </table:table-cell>
        </table:table-row>
        <table:table-row table:style-name="ro1">
          <table:table-cell table:formula="of:=RANDBETWEEN(-100;100)/100" office:value-type="float" office:value="-0.44" calcext:value-type="float">
            <text:p>-0,44</text:p>
          </table:table-cell>
          <table:table-cell table:formula="of:=RANDBETWEEN(-100;100)/100" office:value-type="float" office:value="-0.01" calcext:value-type="float">
            <text:p>-0,01</text:p>
          </table:table-cell>
          <table:table-cell table:formula="of:=IF([.A194]*[.A194]+[.B194]*[.B194]&lt;=1;1;0)" office:value-type="float" office:value="1" calcext:value-type="float">
            <text:p>1</text:p>
          </table:table-cell>
          <table:table-cell table:number-columns-repeated="2"/>
          <table:table-cell table:formula="of:=[.F193]+3.14159265/50" office:value-type="float" office:value="12.000883923" calcext:value-type="float">
            <text:p>12,000883923</text:p>
          </table:table-cell>
          <table:table-cell table:formula="of:=COS([.F194])" office:value-type="float" office:value="0.844327918154221" calcext:value-type="float">
            <text:p>0,8443279182</text:p>
          </table:table-cell>
          <table:table-cell table:formula="of:=SIN([.F194])" office:value-type="float" office:value="-0.535826806557267" calcext:value-type="float">
            <text:p>-0,5358268066</text:p>
          </table:table-cell>
        </table:table-row>
        <table:table-row table:style-name="ro1">
          <table:table-cell table:formula="of:=RANDBETWEEN(-100;100)/100" office:value-type="float" office:value="0.79" calcext:value-type="float">
            <text:p>0,79</text:p>
          </table:table-cell>
          <table:table-cell table:formula="of:=RANDBETWEEN(-100;100)/100" office:value-type="float" office:value="0.39" calcext:value-type="float">
            <text:p>0,39</text:p>
          </table:table-cell>
          <table:table-cell table:formula="of:=IF([.A195]*[.A195]+[.B195]*[.B195]&lt;=1;1;0)" office:value-type="float" office:value="1" calcext:value-type="float">
            <text:p>1</text:p>
          </table:table-cell>
          <table:table-cell table:number-columns-repeated="2"/>
          <table:table-cell table:formula="of:=[.F194]+3.14159265/50" office:value-type="float" office:value="12.063715776" calcext:value-type="float">
            <text:p>12,063715776</text:p>
          </table:table-cell>
          <table:table-cell table:formula="of:=COS([.F195])" office:value-type="float" office:value="0.876306673402987" calcext:value-type="float">
            <text:p>0,8763066734</text:p>
          </table:table-cell>
          <table:table-cell table:formula="of:=SIN([.F195])" office:value-type="float" office:value="-0.481753686181425" calcext:value-type="float">
            <text:p>-0,4817536862</text:p>
          </table:table-cell>
        </table:table-row>
        <table:table-row table:style-name="ro1">
          <table:table-cell table:formula="of:=RANDBETWEEN(-100;100)/100" office:value-type="float" office:value="-0.41" calcext:value-type="float">
            <text:p>-0,41</text:p>
          </table:table-cell>
          <table:table-cell table:formula="of:=RANDBETWEEN(-100;100)/100" office:value-type="float" office:value="-0.77" calcext:value-type="float">
            <text:p>-0,77</text:p>
          </table:table-cell>
          <table:table-cell table:formula="of:=IF([.A196]*[.A196]+[.B196]*[.B196]&lt;=1;1;0)" office:value-type="float" office:value="1" calcext:value-type="float">
            <text:p>1</text:p>
          </table:table-cell>
          <table:table-cell table:number-columns-repeated="2"/>
          <table:table-cell table:formula="of:=[.F195]+3.14159265/50" office:value-type="float" office:value="12.126547629" calcext:value-type="float">
            <text:p>12,126547629</text:p>
          </table:table-cell>
          <table:table-cell table:formula="of:=COS([.F196])" office:value-type="float" office:value="0.904827046566169" calcext:value-type="float">
            <text:p>0,9048270466</text:p>
          </table:table-cell>
          <table:table-cell table:formula="of:=SIN([.F196])" office:value-type="float" office:value="-0.425779304102892" calcext:value-type="float">
            <text:p>-0,4257793041</text:p>
          </table:table-cell>
        </table:table-row>
        <table:table-row table:style-name="ro1">
          <table:table-cell table:formula="of:=RANDBETWEEN(-100;100)/100" office:value-type="float" office:value="0.85" calcext:value-type="float">
            <text:p>0,85</text:p>
          </table:table-cell>
          <table:table-cell table:formula="of:=RANDBETWEEN(-100;100)/100" office:value-type="float" office:value="0.42" calcext:value-type="float">
            <text:p>0,42</text:p>
          </table:table-cell>
          <table:table-cell table:formula="of:=IF([.A197]*[.A197]+[.B197]*[.B197]&lt;=1;1;0)" office:value-type="float" office:value="1" calcext:value-type="float">
            <text:p>1</text:p>
          </table:table-cell>
          <table:table-cell table:number-columns-repeated="2"/>
          <table:table-cell table:formula="of:=[.F196]+3.14159265/50" office:value-type="float" office:value="12.189379482" calcext:value-type="float">
            <text:p>12,189379482</text:p>
          </table:table-cell>
          <table:table-cell table:formula="of:=COS([.F197])" office:value-type="float" office:value="0.92977648076087" calcext:value-type="float">
            <text:p>0,9297764808</text:p>
          </table:table-cell>
          <table:table-cell table:formula="of:=SIN([.F197])" office:value-type="float" office:value="-0.368124565634965" calcext:value-type="float">
            <text:p>-0,3681245656</text:p>
          </table:table-cell>
        </table:table-row>
        <table:table-row table:style-name="ro1">
          <table:table-cell table:formula="of:=RANDBETWEEN(-100;100)/100" office:value-type="float" office:value="0.91" calcext:value-type="float">
            <text:p>0,91</text:p>
          </table:table-cell>
          <table:table-cell table:formula="of:=RANDBETWEEN(-100;100)/100" office:value-type="float" office:value="0.38" calcext:value-type="float">
            <text:p>0,38</text:p>
          </table:table-cell>
          <table:table-cell table:formula="of:=IF([.A198]*[.A198]+[.B198]*[.B198]&lt;=1;1;0)" office:value-type="float" office:value="1" calcext:value-type="float">
            <text:p>1</text:p>
          </table:table-cell>
          <table:table-cell table:number-columns-repeated="2"/>
          <table:table-cell table:formula="of:=[.F197]+3.14159265/50" office:value-type="float" office:value="12.252211335" calcext:value-type="float">
            <text:p>12,252211335</text:p>
          </table:table-cell>
          <table:table-cell table:formula="of:=COS([.F198])" office:value-type="float" office:value="0.951056511968859" calcext:value-type="float">
            <text:p>0,951056512</text:p>
          </table:table-cell>
          <table:table-cell table:formula="of:=SIN([.F198])" office:value-type="float" office:value="-0.309017007689912" calcext:value-type="float">
            <text:p>-0,3090170077</text:p>
          </table:table-cell>
        </table:table-row>
        <table:table-row table:style-name="ro1">
          <table:table-cell table:formula="of:=RANDBETWEEN(-100;100)/100" office:value-type="float" office:value="-0.28" calcext:value-type="float">
            <text:p>-0,28</text:p>
          </table:table-cell>
          <table:table-cell table:formula="of:=RANDBETWEEN(-100;100)/100" office:value-type="float" office:value="0.35" calcext:value-type="float">
            <text:p>0,35</text:p>
          </table:table-cell>
          <table:table-cell table:formula="of:=IF([.A199]*[.A199]+[.B199]*[.B199]&lt;=1;1;0)" office:value-type="float" office:value="1" calcext:value-type="float">
            <text:p>1</text:p>
          </table:table-cell>
          <table:table-cell table:number-columns-repeated="2"/>
          <table:table-cell table:formula="of:=[.F198]+3.14159265/50" office:value-type="float" office:value="12.315043188" calcext:value-type="float">
            <text:p>12,315043188</text:p>
          </table:table-cell>
          <table:table-cell table:formula="of:=COS([.F199])" office:value-type="float" office:value="0.968583157629072" calcext:value-type="float">
            <text:p>0,9685831576</text:p>
          </table:table-cell>
          <table:table-cell table:formula="of:=SIN([.F199])" office:value-type="float" office:value="-0.248689900794736" calcext:value-type="float">
            <text:p>-0,2486899008</text:p>
          </table:table-cell>
        </table:table-row>
        <table:table-row table:style-name="ro1">
          <table:table-cell table:formula="of:=RANDBETWEEN(-100;100)/100" office:value-type="float" office:value="0.19" calcext:value-type="float">
            <text:p>0,19</text:p>
          </table:table-cell>
          <table:table-cell table:formula="of:=RANDBETWEEN(-100;100)/100" office:value-type="float" office:value="0.17" calcext:value-type="float">
            <text:p>0,17</text:p>
          </table:table-cell>
          <table:table-cell table:formula="of:=IF([.A200]*[.A200]+[.B200]*[.B200]&lt;=1;1;0)" office:value-type="float" office:value="1" calcext:value-type="float">
            <text:p>1</text:p>
          </table:table-cell>
          <table:table-cell table:number-columns-repeated="2"/>
          <table:table-cell table:formula="of:=[.F199]+3.14159265/50" office:value-type="float" office:value="12.377875041" calcext:value-type="float">
            <text:p>12,377875041</text:p>
          </table:table-cell>
          <table:table-cell table:formula="of:=COS([.F200])" office:value-type="float" office:value="0.98228724807841" calcext:value-type="float">
            <text:p>0,9822872481</text:p>
          </table:table-cell>
          <table:table-cell table:formula="of:=SIN([.F200])" office:value-type="float" office:value="-0.187381328478973" calcext:value-type="float">
            <text:p>-0,1873813285</text:p>
          </table:table-cell>
        </table:table-row>
        <table:table-row table:style-name="ro1">
          <table:table-cell table:number-columns-repeated="5"/>
          <table:table-cell table:formula="of:=[.F200]+3.14159265/50" office:value-type="float" office:value="12.440706894" calcext:value-type="float">
            <text:p>12,440706894</text:p>
          </table:table-cell>
          <table:table-cell table:formula="of:=COS([.F201])" office:value-type="float" office:value="0.992114699532795" calcext:value-type="float">
            <text:p>0,9921146995</text:p>
          </table:table-cell>
          <table:table-cell table:formula="of:=SIN([.F201])" office:value-type="float" office:value="-0.125333247667779" calcext:value-type="float">
            <text:p>-0,1253332477</text:p>
          </table:table-cell>
        </table:table-row>
        <table:table-row table:style-name="ro1">
          <table:table-cell table:number-columns-repeated="5"/>
          <table:table-cell table:formula="of:=[.F201]+3.14159265/50" office:value-type="float" office:value="12.503538747" calcext:value-type="float">
            <text:p>12,503538747</text:p>
          </table:table-cell>
          <table:table-cell table:formula="of:=COS([.F202])" office:value-type="float" office:value="0.99802672753116" calcext:value-type="float">
            <text:p>0,9980267275</text:p>
          </table:table-cell>
          <table:table-cell table:formula="of:=SIN([.F202])" office:value-type="float" office:value="-0.0627905337884848" calcext:value-type="float">
            <text:p>-0,0627905338</text:p>
          </table:table-cell>
        </table:table-row>
        <table:table-row table:style-name="ro1">
          <table:table-cell table:number-columns-repeated="5"/>
          <table:table-cell table:formula="of:=[.F202]+3.14159265/50" office:value-type="float" office:value="12.5663706" calcext:value-type="float">
            <text:p>12,5663706</text:p>
          </table:table-cell>
          <table:table-cell table:formula="of:=COS([.F203])" office:value-type="float" office:value="1" calcext:value-type="float">
            <text:p>1</text:p>
          </table:table-cell>
          <table:table-cell table:formula="of:=SIN([.F203])" office:value-type="float" office:value="-0.0000000143591596848686" calcext:value-type="float">
            <text:p>-1,43591596848686E-008</text:p>
          </table:table-cell>
        </table:table-row>
        <table:table-row table:style-name="ro1">
          <table:table-cell table:number-columns-repeated="5"/>
          <table:table-cell table:formula="of:=[.F203]+3.14159265/50" office:value-type="float" office:value="12.629202453" calcext:value-type="float">
            <text:p>12,629202453</text:p>
          </table:table-cell>
          <table:table-cell table:formula="of:=COS([.F204])" office:value-type="float" office:value="0.998026729334399" calcext:value-type="float">
            <text:p>0,9980267293</text:p>
          </table:table-cell>
          <table:table-cell table:formula="of:=SIN([.F204])" office:value-type="float" office:value="0.0627905051268345" calcext:value-type="float">
            <text:p>0,0627905051</text:p>
          </table:table-cell>
        </table:table-row>
        <table:table-row table:style-name="ro1">
          <table:table-cell table:number-columns-repeated="5"/>
          <table:table-cell table:formula="of:=[.F204]+3.14159265/50" office:value-type="float" office:value="12.692034306" calcext:value-type="float">
            <text:p>12,692034306</text:p>
          </table:table-cell>
          <table:table-cell table:formula="of:=COS([.F205])" office:value-type="float" office:value="0.992114703132154" calcext:value-type="float">
            <text:p>0,9921147031</text:p>
          </table:table-cell>
          <table:table-cell table:formula="of:=SIN([.F205])" office:value-type="float" office:value="0.125333219175912" calcext:value-type="float">
            <text:p>0,1253332192</text:p>
          </table:table-cell>
        </table:table-row>
        <table:table-row table:style-name="ro1">
          <table:table-cell table:number-columns-repeated="5"/>
          <table:table-cell table:formula="of:=[.F205]+3.14159265/50" office:value-type="float" office:value="12.754866159" calcext:value-type="float">
            <text:p>12,754866159</text:p>
          </table:table-cell>
          <table:table-cell table:formula="of:=COS([.F206])" office:value-type="float" office:value="0.982287253459686" calcext:value-type="float">
            <text:p>0,9822872535</text:p>
          </table:table-cell>
          <table:table-cell table:formula="of:=SIN([.F206])" office:value-type="float" office:value="0.187381300269334" calcext:value-type="float">
            <text:p>0,1873813003</text:p>
          </table:table-cell>
        </table:table-row>
        <table:table-row table:style-name="ro1">
          <table:table-cell table:number-columns-repeated="5"/>
          <table:table-cell table:formula="of:=[.F206]+3.14159265/50" office:value-type="float" office:value="12.817698012" calcext:value-type="float">
            <text:p>12,817698012</text:p>
          </table:table-cell>
          <table:table-cell table:formula="of:=COS([.F207])" office:value-type="float" office:value="0.968583164771028" calcext:value-type="float">
            <text:p>0,9685831648</text:p>
          </table:table-cell>
          <table:table-cell table:formula="of:=SIN([.F207])" office:value-type="float" office:value="0.248689872978655" calcext:value-type="float">
            <text:p>0,248689873</text:p>
          </table:table-cell>
        </table:table-row>
        <table:table-row table:style-name="ro1">
          <table:table-cell table:number-columns-repeated="5"/>
          <table:table-cell table:formula="of:=[.F207]+3.14159265/50" office:value-type="float" office:value="12.880529865" calcext:value-type="float">
            <text:p>12,880529865</text:p>
          </table:table-cell>
          <table:table-cell table:formula="of:=COS([.F208])" office:value-type="float" office:value="0.951056520843308" calcext:value-type="float">
            <text:p>0,9510565208</text:p>
          </table:table-cell>
          <table:table-cell table:formula="of:=SIN([.F208])" office:value-type="float" office:value="0.309016980377168" calcext:value-type="float">
            <text:p>0,3090169804</text:p>
          </table:table-cell>
        </table:table-row>
        <table:table-row table:style-name="ro1">
          <table:table-cell table:number-columns-repeated="5"/>
          <table:table-cell table:formula="of:=[.F208]+3.14159265/50" office:value-type="float" office:value="12.943361718" calcext:value-type="float">
            <text:p>12,943361718</text:p>
          </table:table-cell>
          <table:table-cell table:formula="of:=COS([.F209])" office:value-type="float" office:value="0.929776491332788" calcext:value-type="float">
            <text:p>0,9297764913</text:p>
          </table:table-cell>
          <table:table-cell table:formula="of:=SIN([.F209])" office:value-type="float" office:value="0.368124538933347" calcext:value-type="float">
            <text:p>0,3681245389</text:p>
          </table:table-cell>
        </table:table-row>
        <table:table-row table:style-name="ro1">
          <table:table-cell table:number-columns-repeated="5"/>
          <table:table-cell table:formula="of:=[.F209]+3.14159265/50" office:value-type="float" office:value="13.006193571" calcext:value-type="float">
            <text:p>13,006193571</text:p>
          </table:table-cell>
          <table:table-cell table:formula="of:=COS([.F210])" office:value-type="float" office:value="0.904827058793835" calcext:value-type="float">
            <text:p>0,9048270588</text:p>
          </table:table-cell>
          <table:table-cell table:formula="of:=SIN([.F210])" office:value-type="float" office:value="0.42577927811778" calcext:value-type="float">
            <text:p>0,4257792781</text:p>
          </table:table-cell>
        </table:table-row>
        <table:table-row table:style-name="ro1">
          <table:table-cell table:number-columns-repeated="5"/>
          <table:table-cell table:formula="of:=[.F210]+3.14159265/50" office:value-type="float" office:value="13.069025424" calcext:value-type="float">
            <text:p>13,069025424</text:p>
          </table:table-cell>
          <table:table-cell table:formula="of:=COS([.F211])" office:value-type="float" office:value="0.876306687238143" calcext:value-type="float">
            <text:p>0,8763066872</text:p>
          </table:table-cell>
          <table:table-cell table:formula="of:=SIN([.F211])" office:value-type="float" office:value="0.48175366101537" calcext:value-type="float">
            <text:p>0,481753661</text:p>
          </table:table-cell>
        </table:table-row>
        <table:table-row table:style-name="ro1">
          <table:table-cell table:number-columns-repeated="5"/>
          <table:table-cell table:formula="of:=[.F211]+3.14159265/50" office:value-type="float" office:value="13.131857277" calcext:value-type="float">
            <text:p>13,131857277</text:p>
          </table:table-cell>
          <table:table-cell table:formula="of:=COS([.F212])" office:value-type="float" office:value="0.844327933542266" calcext:value-type="float">
            <text:p>0,8443279335</text:p>
          </table:table-cell>
          <table:table-cell table:formula="of:=SIN([.F212])" office:value-type="float" office:value="0.535826782309588" calcext:value-type="float">
            <text:p>0,5358267823</text:p>
          </table:table-cell>
        </table:table-row>
        <table:table-row table:style-name="ro1">
          <table:table-cell table:number-columns-repeated="5"/>
          <table:table-cell table:formula="of:=[.F212]+3.14159265/50" office:value-type="float" office:value="13.19468913" calcext:value-type="float">
            <text:p>13,19468913</text:p>
          </table:table-cell>
          <table:table-cell table:formula="of:=COS([.F213])" office:value-type="float" office:value="0.809017003237052" calcext:value-type="float">
            <text:p>0,8090170032</text:p>
          </table:table-cell>
          <table:table-cell table:formula="of:=SIN([.F213])" office:value-type="float" office:value="0.587785240094832" calcext:value-type="float">
            <text:p>0,5877852401</text:p>
          </table:table-cell>
        </table:table-row>
        <table:table-row table:style-name="ro1">
          <table:table-cell table:number-columns-repeated="5"/>
          <table:table-cell table:formula="of:=[.F213]+3.14159265/50" office:value-type="float" office:value="13.257520983" calcext:value-type="float">
            <text:p>13,257520983</text:p>
          </table:table-cell>
          <table:table-cell table:formula="of:=COS([.F214])" office:value-type="float" office:value="0.770513252432067" calcext:value-type="float">
            <text:p>0,7705132524</text:p>
          </table:table-cell>
          <table:table-cell table:formula="of:=SIN([.F214])" office:value-type="float" office:value="0.637423978076255" calcext:value-type="float">
            <text:p>0,6374239781</text:p>
          </table:table-cell>
        </table:table-row>
        <table:table-row table:style-name="ro1">
          <table:table-cell table:number-columns-repeated="5"/>
          <table:table-cell table:formula="of:=[.F214]+3.14159265/50" office:value-type="float" office:value="13.320352836" calcext:value-type="float">
            <text:p>13,320352836</text:p>
          </table:table-cell>
          <table:table-cell table:formula="of:=COS([.F215])" office:value-type="float" office:value="0.7289686378407" calcext:value-type="float">
            <text:p>0,7289686378</text:p>
          </table:table-cell>
          <table:table-cell table:formula="of:=SIN([.F215])" office:value-type="float" office:value="0.684547094833273" calcext:value-type="float">
            <text:p>0,6845470948</text:p>
          </table:table-cell>
        </table:table-row>
        <table:table-row table:style-name="ro1">
          <table:table-cell table:number-columns-repeated="5"/>
          <table:table-cell table:formula="of:=[.F215]+3.14159265/50" office:value-type="float" office:value="13.383184689" calcext:value-type="float">
            <text:p>13,383184689</text:p>
          </table:table-cell>
          <table:table-cell table:formula="of:=COS([.F216])" office:value-type="float" office:value="0.684547117076441" calcext:value-type="float">
            <text:p>0,6845471171</text:p>
          </table:table-cell>
          <table:table-cell table:formula="of:=SIN([.F216])" office:value-type="float" office:value="0.728968616952975" calcext:value-type="float">
            <text:p>0,728968617</text:p>
          </table:table-cell>
        </table:table-row>
        <table:table-row table:style-name="ro1">
          <table:table-cell table:number-columns-repeated="5"/>
          <table:table-cell table:formula="of:=[.F216]+3.14159265/50" office:value-type="float" office:value="13.446016542" calcext:value-type="float">
            <text:p>13,446016542</text:p>
          </table:table-cell>
          <table:table-cell table:formula="of:=COS([.F217])" office:value-type="float" office:value="0.637424001587082" calcext:value-type="float">
            <text:p>0,6374240016</text:p>
          </table:table-cell>
          <table:table-cell table:formula="of:=SIN([.F217])" office:value-type="float" office:value="0.770513232982219" calcext:value-type="float">
            <text:p>0,770513233</text:p>
          </table:table-cell>
        </table:table-row>
        <table:table-row table:style-name="ro1">
          <table:table-cell table:number-columns-repeated="5"/>
          <table:table-cell table:formula="of:=[.F217]+3.14159265/50" office:value-type="float" office:value="13.508848395" calcext:value-type="float">
            <text:p>13,508848395</text:p>
          </table:table-cell>
          <table:table-cell table:formula="of:=COS([.F218])" office:value-type="float" office:value="0.587785264780532" calcext:value-type="float">
            <text:p>0,5877852648</text:p>
          </table:table-cell>
          <table:table-cell table:formula="of:=SIN([.F218])" office:value-type="float" office:value="0.809016985301841" calcext:value-type="float">
            <text:p>0,8090169853</text:p>
          </table:table-cell>
        </table:table-row>
        <table:table-row table:style-name="ro1">
          <table:table-cell table:number-columns-repeated="5"/>
          <table:table-cell table:formula="of:=[.F218]+3.14159265/50" office:value-type="float" office:value="13.571680248" calcext:value-type="float">
            <text:p>13,571680248</text:p>
          </table:table-cell>
          <table:table-cell table:formula="of:=COS([.F219])" office:value-type="float" office:value="0.535826808072737" calcext:value-type="float">
            <text:p>0,5358268081</text:p>
          </table:table-cell>
          <table:table-cell table:formula="of:=SIN([.F219])" office:value-type="float" office:value="0.844327917192474" calcext:value-type="float">
            <text:p>0,8443279172</text:p>
          </table:table-cell>
        </table:table-row>
        <table:table-row table:style-name="ro1">
          <table:table-cell table:number-columns-repeated="5"/>
          <table:table-cell table:formula="of:=[.F219]+3.14159265/50" office:value-type="float" office:value="13.634512101" calcext:value-type="float">
            <text:p>13,634512101</text:p>
          </table:table-cell>
          <table:table-cell table:formula="of:=COS([.F220])" office:value-type="float" office:value="0.481753687754294" calcext:value-type="float">
            <text:p>0,4817536878</text:p>
          </table:table-cell>
          <table:table-cell table:formula="of:=SIN([.F220])" office:value-type="float" office:value="0.876306672538295" calcext:value-type="float">
            <text:p>0,8763066725</text:p>
          </table:table-cell>
        </table:table-row>
        <table:table-row table:style-name="ro1">
          <table:table-cell table:number-columns-repeated="5"/>
          <table:table-cell table:formula="of:=[.F220]+3.14159265/50" office:value-type="float" office:value="13.697343954" calcext:value-type="float">
            <text:p>13,697343954</text:p>
          </table:table-cell>
          <table:table-cell table:formula="of:=COS([.F221])" office:value-type="float" office:value="0.425779305726952" calcext:value-type="float">
            <text:p>0,4257793057</text:p>
          </table:table-cell>
          <table:table-cell table:formula="of:=SIN([.F221])" office:value-type="float" office:value="0.904827045801945" calcext:value-type="float">
            <text:p>0,9048270458</text:p>
          </table:table-cell>
        </table:table-row>
        <table:table-row table:style-name="ro1">
          <table:table-cell table:number-columns-repeated="5"/>
          <table:table-cell table:formula="of:=[.F221]+3.14159265/50" office:value-type="float" office:value="13.760175807" calcext:value-type="float">
            <text:p>13,760175807</text:p>
          </table:table-cell>
          <table:table-cell table:formula="of:=COS([.F222])" office:value-type="float" office:value="0.368124567303806" calcext:value-type="float">
            <text:p>0,3681245673</text:p>
          </table:table-cell>
          <table:table-cell table:formula="of:=SIN([.F222])" office:value-type="float" office:value="0.929776480100129" calcext:value-type="float">
            <text:p>0,9297764801</text:p>
          </table:table-cell>
        </table:table-row>
        <table:table-row table:style-name="ro1">
          <table:table-cell table:number-columns-repeated="5"/>
          <table:table-cell table:formula="of:=[.F222]+3.14159265/50" office:value-type="float" office:value="13.82300766" calcext:value-type="float">
            <text:p>13,82300766</text:p>
          </table:table-cell>
          <table:table-cell table:formula="of:=COS([.F223])" office:value-type="float" office:value="0.309017009396949" calcext:value-type="float">
            <text:p>0,3090170094</text:p>
          </table:table-cell>
          <table:table-cell table:formula="of:=SIN([.F223])" office:value-type="float" office:value="0.951056511414209" calcext:value-type="float">
            <text:p>0,9510565114</text:p>
          </table:table-cell>
        </table:table-row>
        <table:table-row table:style-name="ro1">
          <table:table-cell table:number-columns-repeated="5"/>
          <table:table-cell table:formula="of:=[.F223]+3.14159265/50" office:value-type="float" office:value="13.885839513" calcext:value-type="float">
            <text:p>13,885839513</text:p>
          </table:table-cell>
          <table:table-cell table:formula="of:=COS([.F224])" office:value-type="float" office:value="0.248689902533231" calcext:value-type="float">
            <text:p>0,2486899025</text:p>
          </table:table-cell>
          <table:table-cell table:formula="of:=SIN([.F224])" office:value-type="float" office:value="0.968583157182703" calcext:value-type="float">
            <text:p>0,9685831572</text:p>
          </table:table-cell>
        </table:table-row>
        <table:table-row table:style-name="ro1">
          <table:table-cell table:number-columns-repeated="5"/>
          <table:table-cell table:formula="of:=[.F224]+3.14159265/50" office:value-type="float" office:value="13.948671366" calcext:value-type="float">
            <text:p>13,948671366</text:p>
          </table:table-cell>
          <table:table-cell table:formula="of:=COS([.F225])" office:value-type="float" office:value="0.187381330242065" calcext:value-type="float">
            <text:p>0,1873813302</text:p>
          </table:table-cell>
          <table:table-cell table:formula="of:=SIN([.F225])" office:value-type="float" office:value="0.982287247742082" calcext:value-type="float">
            <text:p>0,9822872477</text:p>
          </table:table-cell>
        </table:table-row>
        <table:table-row table:style-name="ro1">
          <table:table-cell table:number-columns-repeated="5"/>
          <table:table-cell table:formula="of:=[.F225]+3.14159265/50" office:value-type="float" office:value="14.011503219" calcext:value-type="float">
            <text:p>14,011503219</text:p>
          </table:table-cell>
          <table:table-cell table:formula="of:=COS([.F226])" office:value-type="float" office:value="0.12533324944851" calcext:value-type="float">
            <text:p>0,1253332494</text:p>
          </table:table-cell>
          <table:table-cell table:formula="of:=SIN([.F226])" office:value-type="float" office:value="0.992114699307836" calcext:value-type="float">
            <text:p>0,9921146993</text:p>
          </table:table-cell>
        </table:table-row>
        <table:table-row table:style-name="ro1">
          <table:table-cell table:number-columns-repeated="5"/>
          <table:table-cell table:formula="of:=[.F226]+3.14159265/50" office:value-type="float" office:value="14.074335072" calcext:value-type="float">
            <text:p>14,074335072</text:p>
          </table:table-cell>
          <table:table-cell table:formula="of:=COS([.F227])" office:value-type="float" office:value="0.0627905355798273" calcext:value-type="float">
            <text:p>0,0627905356</text:p>
          </table:table-cell>
          <table:table-cell table:formula="of:=SIN([.F227])" office:value-type="float" office:value="0.998026727418459" calcext:value-type="float">
            <text:p>0,9980267274</text:p>
          </table:table-cell>
        </table:table-row>
        <table:table-row table:style-name="ro1">
          <table:table-cell table:number-columns-repeated="5"/>
          <table:table-cell table:formula="of:=[.F227]+3.14159265/50" office:value-type="float" office:value="14.137166925" calcext:value-type="float">
            <text:p>14,137166925</text:p>
          </table:table-cell>
          <table:table-cell table:formula="of:=COS([.F228])" office:value-type="float" office:value="0.0000000161540439873361" calcext:value-type="float">
            <text:p>1,61540439873361E-008</text:p>
          </table:table-cell>
          <table:table-cell table:formula="of:=SIN([.F22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228]+3.14159265/50" office:value-type="float" office:value="14.199998778" calcext:value-type="float">
            <text:p>14,199998778</text:p>
          </table:table-cell>
          <table:table-cell table:formula="of:=COS([.F229])" office:value-type="float" office:value="-0.062790503335492" calcext:value-type="float">
            <text:p>-0,0627905033</text:p>
          </table:table-cell>
          <table:table-cell table:formula="of:=SIN([.F229])" office:value-type="float" office:value="0.9980267294471" calcext:value-type="float">
            <text:p>0,9980267294</text:p>
          </table:table-cell>
        </table:table-row>
        <table:table-row table:style-name="ro1">
          <table:table-cell table:number-columns-repeated="5"/>
          <table:table-cell table:formula="of:=[.F229]+3.14159265/50" office:value-type="float" office:value="14.262830631" calcext:value-type="float">
            <text:p>14,262830631</text:p>
          </table:table-cell>
          <table:table-cell table:formula="of:=COS([.F230])" office:value-type="float" office:value="-0.125333217395181" calcext:value-type="float">
            <text:p>-0,1253332174</text:p>
          </table:table-cell>
          <table:table-cell table:formula="of:=SIN([.F230])" office:value-type="float" office:value="0.992114703357113" calcext:value-type="float">
            <text:p>0,9921147034</text:p>
          </table:table-cell>
        </table:table-row>
        <table:table-row table:style-name="ro1">
          <table:table-cell table:number-columns-repeated="5"/>
          <table:table-cell table:formula="of:=[.F230]+3.14159265/50" office:value-type="float" office:value="14.325662484" calcext:value-type="float">
            <text:p>14,325662484</text:p>
          </table:table-cell>
          <table:table-cell table:formula="of:=COS([.F231])" office:value-type="float" office:value="-0.187381298506242" calcext:value-type="float">
            <text:p>-0,1873812985</text:p>
          </table:table-cell>
          <table:table-cell table:formula="of:=SIN([.F231])" office:value-type="float" office:value="0.982287253796014" calcext:value-type="float">
            <text:p>0,9822872538</text:p>
          </table:table-cell>
        </table:table-row>
        <table:table-row table:style-name="ro1">
          <table:table-cell table:number-columns-repeated="5"/>
          <table:table-cell table:formula="of:=[.F231]+3.14159265/50" office:value-type="float" office:value="14.388494337" calcext:value-type="float">
            <text:p>14,388494337</text:p>
          </table:table-cell>
          <table:table-cell table:formula="of:=COS([.F232])" office:value-type="float" office:value="-0.248689871240161" calcext:value-type="float">
            <text:p>-0,2486898712</text:p>
          </table:table-cell>
          <table:table-cell table:formula="of:=SIN([.F232])" office:value-type="float" office:value="0.968583165217397" calcext:value-type="float">
            <text:p>0,9685831652</text:p>
          </table:table-cell>
        </table:table-row>
        <table:table-row table:style-name="ro1">
          <table:table-cell table:number-columns-repeated="5"/>
          <table:table-cell table:formula="of:=[.F232]+3.14159265/50" office:value-type="float" office:value="14.45132619" calcext:value-type="float">
            <text:p>14,45132619</text:p>
          </table:table-cell>
          <table:table-cell table:formula="of:=COS([.F233])" office:value-type="float" office:value="-0.309016978670131" calcext:value-type="float">
            <text:p>-0,3090169787</text:p>
          </table:table-cell>
          <table:table-cell table:formula="of:=SIN([.F233])" office:value-type="float" office:value="0.951056521397958" calcext:value-type="float">
            <text:p>0,9510565214</text:p>
          </table:table-cell>
        </table:table-row>
        <table:table-row table:style-name="ro1">
          <table:table-cell table:number-columns-repeated="5"/>
          <table:table-cell table:formula="of:=[.F233]+3.14159265/50" office:value-type="float" office:value="14.514158043" calcext:value-type="float">
            <text:p>14,514158043</text:p>
          </table:table-cell>
          <table:table-cell table:formula="of:=COS([.F234])" office:value-type="float" office:value="-0.368124537264506" calcext:value-type="float">
            <text:p>-0,3681245373</text:p>
          </table:table-cell>
          <table:table-cell table:formula="of:=SIN([.F234])" office:value-type="float" office:value="0.929776491993529" calcext:value-type="float">
            <text:p>0,929776492</text:p>
          </table:table-cell>
        </table:table-row>
        <table:table-row table:style-name="ro1">
          <table:table-cell table:number-columns-repeated="5"/>
          <table:table-cell table:formula="of:=[.F234]+3.14159265/50" office:value-type="float" office:value="14.576989896" calcext:value-type="float">
            <text:p>14,576989896</text:p>
          </table:table-cell>
          <table:table-cell table:formula="of:=COS([.F235])" office:value-type="float" office:value="-0.42577927649372" calcext:value-type="float">
            <text:p>-0,4257792765</text:p>
          </table:table-cell>
          <table:table-cell table:formula="of:=SIN([.F235])" office:value-type="float" office:value="0.90482705955806" calcext:value-type="float">
            <text:p>0,9048270596</text:p>
          </table:table-cell>
        </table:table-row>
        <table:table-row table:style-name="ro1">
          <table:table-cell table:number-columns-repeated="5"/>
          <table:table-cell table:formula="of:=[.F235]+3.14159265/50" office:value-type="float" office:value="14.639821749" calcext:value-type="float">
            <text:p>14,639821749</text:p>
          </table:table-cell>
          <table:table-cell table:formula="of:=COS([.F236])" office:value-type="float" office:value="-0.4817536594425" calcext:value-type="float">
            <text:p>-0,4817536594</text:p>
          </table:table-cell>
          <table:table-cell table:formula="of:=SIN([.F236])" office:value-type="float" office:value="0.876306688102835" calcext:value-type="float">
            <text:p>0,8763066881</text:p>
          </table:table-cell>
        </table:table-row>
        <table:table-row table:style-name="ro1">
          <table:table-cell table:number-columns-repeated="5"/>
          <table:table-cell table:formula="of:=[.F236]+3.14159265/50" office:value-type="float" office:value="14.702653602" calcext:value-type="float">
            <text:p>14,702653602</text:p>
          </table:table-cell>
          <table:table-cell table:formula="of:=COS([.F237])" office:value-type="float" office:value="-0.535826780794117" calcext:value-type="float">
            <text:p>-0,5358267808</text:p>
          </table:table-cell>
          <table:table-cell table:formula="of:=SIN([.F237])" office:value-type="float" office:value="0.844327934504014" calcext:value-type="float">
            <text:p>0,8443279345</text:p>
          </table:table-cell>
        </table:table-row>
        <table:table-row table:style-name="ro1">
          <table:table-cell table:number-columns-repeated="5"/>
          <table:table-cell table:formula="of:=[.F237]+3.14159265/50" office:value-type="float" office:value="14.765485455" calcext:value-type="float">
            <text:p>14,765485455</text:p>
          </table:table-cell>
          <table:table-cell table:formula="of:=COS([.F238])" office:value-type="float" office:value="-0.58778523864274" calcext:value-type="float">
            <text:p>-0,5877852386</text:p>
          </table:table-cell>
          <table:table-cell table:formula="of:=SIN([.F238])" office:value-type="float" office:value="0.809017004292059" calcext:value-type="float">
            <text:p>0,8090170043</text:p>
          </table:table-cell>
        </table:table-row>
        <table:table-row table:style-name="ro1">
          <table:table-cell table:number-columns-repeated="5"/>
          <table:table-cell table:formula="of:=[.F238]+3.14159265/50" office:value-type="float" office:value="14.828317308" calcext:value-type="float">
            <text:p>14,828317308</text:p>
          </table:table-cell>
          <table:table-cell table:formula="of:=COS([.F239])" office:value-type="float" office:value="-0.637423976693273" calcext:value-type="float">
            <text:p>-0,6374239767</text:p>
          </table:table-cell>
          <table:table-cell table:formula="of:=SIN([.F239])" office:value-type="float" office:value="0.770513253576169" calcext:value-type="float">
            <text:p>0,7705132536</text:p>
          </table:table-cell>
        </table:table-row>
        <table:table-row table:style-name="ro1">
          <table:table-cell table:number-columns-repeated="5"/>
          <table:table-cell table:formula="of:=[.F239]+3.14159265/50" office:value-type="float" office:value="14.891149161" calcext:value-type="float">
            <text:p>14,891149161</text:p>
          </table:table-cell>
          <table:table-cell table:formula="of:=COS([.F240])" office:value-type="float" office:value="-0.684547093524858" calcext:value-type="float">
            <text:p>-0,6845470935</text:p>
          </table:table-cell>
          <table:table-cell table:formula="of:=SIN([.F240])" office:value-type="float" office:value="0.728968639069383" calcext:value-type="float">
            <text:p>0,7289686391</text:p>
          </table:table-cell>
        </table:table-row>
        <table:table-row table:style-name="ro1">
          <table:table-cell table:number-columns-repeated="5"/>
          <table:table-cell table:formula="of:=[.F240]+3.14159265/50" office:value-type="float" office:value="14.953981014" calcext:value-type="float">
            <text:p>14,953981014</text:p>
          </table:table-cell>
          <table:table-cell table:formula="of:=COS([.F241])" office:value-type="float" office:value="-0.728968615724292" calcext:value-type="float">
            <text:p>-0,7289686157</text:p>
          </table:table-cell>
          <table:table-cell table:formula="of:=SIN([.F241])" office:value-type="float" office:value="0.684547118384855" calcext:value-type="float">
            <text:p>0,6845471184</text:p>
          </table:table-cell>
        </table:table-row>
        <table:table-row table:style-name="ro1">
          <table:table-cell table:number-columns-repeated="5"/>
          <table:table-cell table:formula="of:=[.F241]+3.14159265/50" office:value-type="float" office:value="15.016812867" calcext:value-type="float">
            <text:p>15,016812867</text:p>
          </table:table-cell>
          <table:table-cell table:formula="of:=COS([.F242])" office:value-type="float" office:value="-0.770513231838117" calcext:value-type="float">
            <text:p>-0,7705132318</text:p>
          </table:table-cell>
          <table:table-cell table:formula="of:=SIN([.F242])" office:value-type="float" office:value="0.637424002970064" calcext:value-type="float">
            <text:p>0,637424003</text:p>
          </table:table-cell>
        </table:table-row>
        <table:table-row table:style-name="ro1">
          <table:table-cell table:number-columns-repeated="5"/>
          <table:table-cell table:formula="of:=[.F242]+3.14159265/50" office:value-type="float" office:value="15.07964472" calcext:value-type="float">
            <text:p>15,07964472</text:p>
          </table:table-cell>
          <table:table-cell table:formula="of:=COS([.F243])" office:value-type="float" office:value="-0.809016984246835" calcext:value-type="float">
            <text:p>-0,8090169842</text:p>
          </table:table-cell>
          <table:table-cell table:formula="of:=SIN([.F243])" office:value-type="float" office:value="0.587785266232624" calcext:value-type="float">
            <text:p>0,5877852662</text:p>
          </table:table-cell>
        </table:table-row>
        <table:table-row table:style-name="ro1">
          <table:table-cell table:number-columns-repeated="5"/>
          <table:table-cell table:formula="of:=[.F243]+3.14159265/50" office:value-type="float" office:value="15.142476573" calcext:value-type="float">
            <text:p>15,142476573</text:p>
          </table:table-cell>
          <table:table-cell table:formula="of:=COS([.F244])" office:value-type="float" office:value="-0.844327916230727" calcext:value-type="float">
            <text:p>-0,8443279162</text:p>
          </table:table-cell>
          <table:table-cell table:formula="of:=SIN([.F244])" office:value-type="float" office:value="0.535826809588208" calcext:value-type="float">
            <text:p>0,5358268096</text:p>
          </table:table-cell>
        </table:table-row>
        <table:table-row table:style-name="ro1">
          <table:table-cell table:number-columns-repeated="5"/>
          <table:table-cell table:formula="of:=[.F244]+3.14159265/50" office:value-type="float" office:value="15.205308426" calcext:value-type="float">
            <text:p>15,205308426</text:p>
          </table:table-cell>
          <table:table-cell table:formula="of:=COS([.F245])" office:value-type="float" office:value="-0.876306671673603" calcext:value-type="float">
            <text:p>-0,8763066717</text:p>
          </table:table-cell>
          <table:table-cell table:formula="of:=SIN([.F245])" office:value-type="float" office:value="0.481753689327163" calcext:value-type="float">
            <text:p>0,4817536893</text:p>
          </table:table-cell>
        </table:table-row>
        <table:table-row table:style-name="ro1">
          <table:table-cell table:number-columns-repeated="5"/>
          <table:table-cell table:formula="of:=[.F245]+3.14159265/50" office:value-type="float" office:value="15.268140279" calcext:value-type="float">
            <text:p>15,268140279</text:p>
          </table:table-cell>
          <table:table-cell table:formula="of:=COS([.F246])" office:value-type="float" office:value="-0.90482704503772" calcext:value-type="float">
            <text:p>-0,904827045</text:p>
          </table:table-cell>
          <table:table-cell table:formula="of:=SIN([.F246])" office:value-type="float" office:value="0.425779307351012" calcext:value-type="float">
            <text:p>0,4257793074</text:p>
          </table:table-cell>
        </table:table-row>
        <table:table-row table:style-name="ro1">
          <table:table-cell table:number-columns-repeated="5"/>
          <table:table-cell table:formula="of:=[.F246]+3.14159265/50" office:value-type="float" office:value="15.330972132" calcext:value-type="float">
            <text:p>15,330972132</text:p>
          </table:table-cell>
          <table:table-cell table:formula="of:=COS([.F247])" office:value-type="float" office:value="-0.929776479439388" calcext:value-type="float">
            <text:p>-0,9297764794</text:p>
          </table:table-cell>
          <table:table-cell table:formula="of:=SIN([.F247])" office:value-type="float" office:value="0.368124568972647" calcext:value-type="float">
            <text:p>0,368124569</text:p>
          </table:table-cell>
        </table:table-row>
        <table:table-row table:style-name="ro1">
          <table:table-cell table:number-columns-repeated="5"/>
          <table:table-cell table:formula="of:=[.F247]+3.14159265/50" office:value-type="float" office:value="15.393803985" calcext:value-type="float">
            <text:p>15,393803985</text:p>
          </table:table-cell>
          <table:table-cell table:formula="of:=COS([.F248])" office:value-type="float" office:value="-0.951056510859559" calcext:value-type="float">
            <text:p>-0,9510565109</text:p>
          </table:table-cell>
          <table:table-cell table:formula="of:=SIN([.F248])" office:value-type="float" office:value="0.309017011103985" calcext:value-type="float">
            <text:p>0,3090170111</text:p>
          </table:table-cell>
        </table:table-row>
        <table:table-row table:style-name="ro1">
          <table:table-cell table:number-columns-repeated="5"/>
          <table:table-cell table:formula="of:=[.F248]+3.14159265/50" office:value-type="float" office:value="15.456635838" calcext:value-type="float">
            <text:p>15,456635838</text:p>
          </table:table-cell>
          <table:table-cell table:formula="of:=COS([.F249])" office:value-type="float" office:value="-0.968583156736333" calcext:value-type="float">
            <text:p>-0,9685831567</text:p>
          </table:table-cell>
          <table:table-cell table:formula="of:=SIN([.F249])" office:value-type="float" office:value="0.248689904271725" calcext:value-type="float">
            <text:p>0,2486899043</text:p>
          </table:table-cell>
        </table:table-row>
        <table:table-row table:style-name="ro1">
          <table:table-cell table:number-columns-repeated="5"/>
          <table:table-cell table:formula="of:=[.F249]+3.14159265/50" office:value-type="float" office:value="15.519467691" calcext:value-type="float">
            <text:p>15,519467691</text:p>
          </table:table-cell>
          <table:table-cell table:formula="of:=COS([.F250])" office:value-type="float" office:value="-0.982287247405754" calcext:value-type="float">
            <text:p>-0,9822872474</text:p>
          </table:table-cell>
          <table:table-cell table:formula="of:=SIN([.F250])" office:value-type="float" office:value="0.187381332005157" calcext:value-type="float">
            <text:p>0,187381332</text:p>
          </table:table-cell>
        </table:table-row>
        <table:table-row table:style-name="ro1">
          <table:table-cell table:number-columns-repeated="5"/>
          <table:table-cell table:formula="of:=[.F250]+3.14159265/50" office:value-type="float" office:value="15.582299544" calcext:value-type="float">
            <text:p>15,582299544</text:p>
          </table:table-cell>
          <table:table-cell table:formula="of:=COS([.F251])" office:value-type="float" office:value="-0.992114699082877" calcext:value-type="float">
            <text:p>-0,9921146991</text:p>
          </table:table-cell>
          <table:table-cell table:formula="of:=SIN([.F251])" office:value-type="float" office:value="0.125333251229241" calcext:value-type="float">
            <text:p>0,1253332512</text:p>
          </table:table-cell>
        </table:table-row>
        <table:table-row table:style-name="ro1">
          <table:table-cell table:number-columns-repeated="5"/>
          <table:table-cell table:formula="of:=[.F251]+3.14159265/50" office:value-type="float" office:value="15.645131397" calcext:value-type="float">
            <text:p>15,645131397</text:p>
          </table:table-cell>
          <table:table-cell table:formula="of:=COS([.F252])" office:value-type="float" office:value="-0.998026727305757" calcext:value-type="float">
            <text:p>-0,9980267273</text:p>
          </table:table-cell>
          <table:table-cell table:formula="of:=SIN([.F252])" office:value-type="float" office:value="0.0627905373711699" calcext:value-type="float">
            <text:p>0,0627905374</text:p>
          </table:table-cell>
        </table:table-row>
        <table:table-row table:style-name="ro1">
          <table:table-cell table:number-columns-repeated="5"/>
          <table:table-cell table:formula="of:=[.F252]+3.14159265/50" office:value-type="float" office:value="15.70796325" calcext:value-type="float">
            <text:p>15,70796325</text:p>
          </table:table-cell>
          <table:table-cell table:formula="of:=COS([.F253])" office:value-type="float" office:value="-1" calcext:value-type="float">
            <text:p>-1</text:p>
          </table:table-cell>
          <table:table-cell table:formula="of:=SIN([.F253])" office:value-type="float" office:value="0.0000000179489282898036" calcext:value-type="float">
            <text:p>1,79489282898036E-008</text:p>
          </table:table-cell>
        </table:table-row>
        <table:table-row table:style-name="ro1">
          <table:table-cell table:number-columns-repeated="5"/>
          <table:table-cell table:formula="of:=[.F253]+3.14159265/50" office:value-type="float" office:value="15.770795103" calcext:value-type="float">
            <text:p>15,770795103</text:p>
          </table:table-cell>
          <table:table-cell table:formula="of:=COS([.F254])" office:value-type="float" office:value="-0.998026729559802" calcext:value-type="float">
            <text:p>-0,9980267296</text:p>
          </table:table-cell>
          <table:table-cell table:formula="of:=SIN([.F254])" office:value-type="float" office:value="-0.0627905015441495" calcext:value-type="float">
            <text:p>-0,0627905015</text:p>
          </table:table-cell>
        </table:table-row>
        <table:table-row table:style-name="ro1">
          <table:table-cell table:number-columns-repeated="5"/>
          <table:table-cell table:formula="of:=[.F254]+3.14159265/50" office:value-type="float" office:value="15.833626956" calcext:value-type="float">
            <text:p>15,833626956</text:p>
          </table:table-cell>
          <table:table-cell table:formula="of:=COS([.F255])" office:value-type="float" office:value="-0.992114703582072" calcext:value-type="float">
            <text:p>-0,9921147036</text:p>
          </table:table-cell>
          <table:table-cell table:formula="of:=SIN([.F255])" office:value-type="float" office:value="-0.12533321561445" calcext:value-type="float">
            <text:p>-0,1253332156</text:p>
          </table:table-cell>
        </table:table-row>
        <table:table-row table:style-name="ro1">
          <table:table-cell table:number-columns-repeated="5"/>
          <table:table-cell table:formula="of:=[.F255]+3.14159265/50" office:value-type="float" office:value="15.896458809" calcext:value-type="float">
            <text:p>15,896458809</text:p>
          </table:table-cell>
          <table:table-cell table:formula="of:=COS([.F256])" office:value-type="float" office:value="-0.982287254132342" calcext:value-type="float">
            <text:p>-0,9822872541</text:p>
          </table:table-cell>
          <table:table-cell table:formula="of:=SIN([.F256])" office:value-type="float" office:value="-0.18738129674315" calcext:value-type="float">
            <text:p>-0,1873812967</text:p>
          </table:table-cell>
        </table:table-row>
        <table:table-row table:style-name="ro1">
          <table:table-cell table:number-columns-repeated="5"/>
          <table:table-cell table:formula="of:=[.F256]+3.14159265/50" office:value-type="float" office:value="15.959290662" calcext:value-type="float">
            <text:p>15,959290662</text:p>
          </table:table-cell>
          <table:table-cell table:formula="of:=COS([.F257])" office:value-type="float" office:value="-0.968583165663767" calcext:value-type="float">
            <text:p>-0,9685831657</text:p>
          </table:table-cell>
          <table:table-cell table:formula="of:=SIN([.F257])" office:value-type="float" office:value="-0.248689869501666" calcext:value-type="float">
            <text:p>-0,2486898695</text:p>
          </table:table-cell>
        </table:table-row>
        <table:table-row table:style-name="ro1">
          <table:table-cell table:number-columns-repeated="5"/>
          <table:table-cell table:formula="of:=[.F257]+3.14159265/50" office:value-type="float" office:value="16.022122515" calcext:value-type="float">
            <text:p>16,022122515</text:p>
          </table:table-cell>
          <table:table-cell table:formula="of:=COS([.F258])" office:value-type="float" office:value="-0.951056521952608" calcext:value-type="float">
            <text:p>-0,951056522</text:p>
          </table:table-cell>
          <table:table-cell table:formula="of:=SIN([.F258])" office:value-type="float" office:value="-0.309016976963093" calcext:value-type="float">
            <text:p>-0,309016977</text:p>
          </table:table-cell>
        </table:table-row>
        <table:table-row table:style-name="ro1">
          <table:table-cell table:number-columns-repeated="5"/>
          <table:table-cell table:formula="of:=[.F258]+3.14159265/50" office:value-type="float" office:value="16.084954368" calcext:value-type="float">
            <text:p>16,084954368</text:p>
          </table:table-cell>
          <table:table-cell table:formula="of:=COS([.F259])" office:value-type="float" office:value="-0.929776492654272" calcext:value-type="float">
            <text:p>-0,9297764927</text:p>
          </table:table-cell>
          <table:table-cell table:formula="of:=SIN([.F259])" office:value-type="float" office:value="-0.368124535595661" calcext:value-type="float">
            <text:p>-0,3681245356</text:p>
          </table:table-cell>
        </table:table-row>
        <table:table-row table:style-name="ro1">
          <table:table-cell table:number-columns-repeated="5"/>
          <table:table-cell table:formula="of:=[.F259]+3.14159265/50" office:value-type="float" office:value="16.147786221" calcext:value-type="float">
            <text:p>16,147786221</text:p>
          </table:table-cell>
          <table:table-cell table:formula="of:=COS([.F260])" office:value-type="float" office:value="-0.904827060322286" calcext:value-type="float">
            <text:p>-0,9048270603</text:p>
          </table:table-cell>
          <table:table-cell table:formula="of:=SIN([.F260])" office:value-type="float" office:value="-0.425779274869655" calcext:value-type="float">
            <text:p>-0,4257792749</text:p>
          </table:table-cell>
        </table:table-row>
        <table:table-row table:style-name="ro1">
          <table:table-cell table:number-columns-repeated="5"/>
          <table:table-cell table:formula="of:=[.F260]+3.14159265/50" office:value-type="float" office:value="16.210618074" calcext:value-type="float">
            <text:p>16,210618074</text:p>
          </table:table-cell>
          <table:table-cell table:formula="of:=COS([.F261])" office:value-type="float" office:value="-0.87630668896753" calcext:value-type="float">
            <text:p>-0,876306689</text:p>
          </table:table-cell>
          <table:table-cell table:formula="of:=SIN([.F261])" office:value-type="float" office:value="-0.481753657869625" calcext:value-type="float">
            <text:p>-0,4817536579</text:p>
          </table:table-cell>
        </table:table-row>
        <table:table-row table:style-name="ro1">
          <table:table-cell table:number-columns-repeated="5"/>
          <table:table-cell table:formula="of:=[.F261]+3.14159265/50" office:value-type="float" office:value="16.273449927" calcext:value-type="float">
            <text:p>16,273449927</text:p>
          </table:table-cell>
          <table:table-cell table:formula="of:=COS([.F262])" office:value-type="float" office:value="-0.844327935465765" calcext:value-type="float">
            <text:p>-0,8443279355</text:p>
          </table:table-cell>
          <table:table-cell table:formula="of:=SIN([.F262])" office:value-type="float" office:value="-0.535826779278638" calcext:value-type="float">
            <text:p>-0,5358267793</text:p>
          </table:table-cell>
        </table:table-row>
        <table:table-row table:style-name="ro1">
          <table:table-cell table:number-columns-repeated="5"/>
          <table:table-cell table:formula="of:=[.F262]+3.14159265/50" office:value-type="float" office:value="16.33628178" calcext:value-type="float">
            <text:p>16,33628178</text:p>
          </table:table-cell>
          <table:table-cell table:formula="of:=COS([.F263])" office:value-type="float" office:value="-0.809017005347071" calcext:value-type="float">
            <text:p>-0,8090170053</text:p>
          </table:table-cell>
          <table:table-cell table:formula="of:=SIN([.F263])" office:value-type="float" office:value="-0.58778523719064" calcext:value-type="float">
            <text:p>-0,5877852372</text:p>
          </table:table-cell>
        </table:table-row>
        <table:table-row table:style-name="ro1">
          <table:table-cell table:number-columns-repeated="5"/>
          <table:table-cell table:formula="of:=[.F263]+3.14159265/50" office:value-type="float" office:value="16.399113633" calcext:value-type="float">
            <text:p>16,399113633</text:p>
          </table:table-cell>
          <table:table-cell table:formula="of:=COS([.F264])" office:value-type="float" office:value="-0.77051325472028" calcext:value-type="float">
            <text:p>-0,7705132547</text:p>
          </table:table-cell>
          <table:table-cell table:formula="of:=SIN([.F264])" office:value-type="float" office:value="-0.637423975310281" calcext:value-type="float">
            <text:p>-0,6374239753</text:p>
          </table:table-cell>
        </table:table-row>
        <table:table-row table:style-name="ro1">
          <table:table-cell table:number-columns-repeated="5"/>
          <table:table-cell table:formula="of:=[.F264]+3.14159265/50" office:value-type="float" office:value="16.461945486" calcext:value-type="float">
            <text:p>16,461945486</text:p>
          </table:table-cell>
          <table:table-cell table:formula="of:=COS([.F265])" office:value-type="float" office:value="-0.728968640298076" calcext:value-type="float">
            <text:p>-0,7289686403</text:p>
          </table:table-cell>
          <table:table-cell table:formula="of:=SIN([.F265])" office:value-type="float" office:value="-0.684547092216434" calcext:value-type="float">
            <text:p>-0,6845470922</text:p>
          </table:table-cell>
        </table:table-row>
        <table:table-row table:style-name="ro1">
          <table:table-cell table:number-columns-repeated="5"/>
          <table:table-cell table:formula="of:=[.F265]+3.14159265/50" office:value-type="float" office:value="16.524777339" calcext:value-type="float">
            <text:p>16,524777339</text:p>
          </table:table-cell>
          <table:table-cell table:formula="of:=COS([.F266])" office:value-type="float" office:value="-0.684547119693281" calcext:value-type="float">
            <text:p>-0,6845471197</text:p>
          </table:table-cell>
          <table:table-cell table:formula="of:=SIN([.F266])" office:value-type="float" office:value="-0.728968614495598" calcext:value-type="float">
            <text:p>-0,7289686145</text:p>
          </table:table-cell>
        </table:table-row>
        <table:table-row table:style-name="ro1">
          <table:table-cell table:number-columns-repeated="5"/>
          <table:table-cell table:formula="of:=[.F266]+3.14159265/50" office:value-type="float" office:value="16.587609192" calcext:value-type="float">
            <text:p>16,587609192</text:p>
          </table:table-cell>
          <table:table-cell table:formula="of:=COS([.F267])" office:value-type="float" office:value="-0.63742400435306" calcext:value-type="float">
            <text:p>-0,6374240044</text:p>
          </table:table-cell>
          <table:table-cell table:formula="of:=SIN([.F267])" office:value-type="float" office:value="-0.770513230694003" calcext:value-type="float">
            <text:p>-0,7705132307</text:p>
          </table:table-cell>
        </table:table-row>
        <table:table-row table:style-name="ro1">
          <table:table-cell table:number-columns-repeated="5"/>
          <table:table-cell table:formula="of:=[.F267]+3.14159265/50" office:value-type="float" office:value="16.650441045" calcext:value-type="float">
            <text:p>16,650441045</text:p>
          </table:table-cell>
          <table:table-cell table:formula="of:=COS([.F268])" office:value-type="float" office:value="-0.587785267684732" calcext:value-type="float">
            <text:p>-0,5877852677</text:p>
          </table:table-cell>
          <table:table-cell table:formula="of:=SIN([.F268])" office:value-type="float" office:value="-0.809016983191817" calcext:value-type="float">
            <text:p>-0,8090169832</text:p>
          </table:table-cell>
        </table:table-row>
        <table:table-row table:style-name="ro1">
          <table:table-cell table:number-columns-repeated="5"/>
          <table:table-cell table:formula="of:=[.F268]+3.14159265/50" office:value-type="float" office:value="16.713272898" calcext:value-type="float">
            <text:p>16,713272898</text:p>
          </table:table-cell>
          <table:table-cell table:formula="of:=COS([.F269])" office:value-type="float" office:value="-0.535826811103697" calcext:value-type="float">
            <text:p>-0,5358268111</text:p>
          </table:table-cell>
          <table:table-cell table:formula="of:=SIN([.F269])" office:value-type="float" office:value="-0.844327915268969" calcext:value-type="float">
            <text:p>-0,8443279153</text:p>
          </table:table-cell>
        </table:table-row>
        <table:table-row table:style-name="ro1">
          <table:table-cell table:number-columns-repeated="5"/>
          <table:table-cell table:formula="of:=[.F269]+3.14159265/50" office:value-type="float" office:value="16.776104751" calcext:value-type="float">
            <text:p>16,776104751</text:p>
          </table:table-cell>
          <table:table-cell table:formula="of:=COS([.F270])" office:value-type="float" office:value="-0.481753690900052" calcext:value-type="float">
            <text:p>-0,4817536909</text:p>
          </table:table-cell>
          <table:table-cell table:formula="of:=SIN([.F270])" office:value-type="float" office:value="-0.8763066708089" calcext:value-type="float">
            <text:p>-0,8763066708</text:p>
          </table:table-cell>
        </table:table-row>
        <table:table-row table:style-name="ro1">
          <table:table-cell table:number-columns-repeated="5"/>
          <table:table-cell table:formula="of:=[.F270]+3.14159265/50" office:value-type="float" office:value="16.838936604" calcext:value-type="float">
            <text:p>16,838936604</text:p>
          </table:table-cell>
          <table:table-cell table:formula="of:=COS([.F271])" office:value-type="float" office:value="-0.425779308975094" calcext:value-type="float">
            <text:p>-0,425779309</text:p>
          </table:table-cell>
          <table:table-cell table:formula="of:=SIN([.F271])" office:value-type="float" office:value="-0.904827044273485" calcext:value-type="float">
            <text:p>-0,9048270443</text:p>
          </table:table-cell>
        </table:table-row>
        <table:table-row table:style-name="ro1">
          <table:table-cell table:number-columns-repeated="5"/>
          <table:table-cell table:formula="of:=[.F271]+3.14159265/50" office:value-type="float" office:value="16.901768457" calcext:value-type="float">
            <text:p>16,901768457</text:p>
          </table:table-cell>
          <table:table-cell table:formula="of:=COS([.F272])" office:value-type="float" office:value="-0.368124570641513" calcext:value-type="float">
            <text:p>-0,3681245706</text:p>
          </table:table-cell>
          <table:table-cell table:formula="of:=SIN([.F272])" office:value-type="float" office:value="-0.929776478778637" calcext:value-type="float">
            <text:p>-0,9297764788</text:p>
          </table:table-cell>
        </table:table-row>
        <table:table-row table:style-name="ro1">
          <table:table-cell table:number-columns-repeated="5"/>
          <table:table-cell table:formula="of:=[.F272]+3.14159265/50" office:value-type="float" office:value="16.96460031" calcext:value-type="float">
            <text:p>16,96460031</text:p>
          </table:table-cell>
          <table:table-cell table:formula="of:=COS([.F273])" office:value-type="float" office:value="-0.309017012811049" calcext:value-type="float">
            <text:p>-0,3090170128</text:p>
          </table:table-cell>
          <table:table-cell table:formula="of:=SIN([.F273])" office:value-type="float" office:value="-0.951056510304901" calcext:value-type="float">
            <text:p>-0,9510565103</text:p>
          </table:table-cell>
        </table:table-row>
        <table:table-row table:style-name="ro1">
          <table:table-cell table:number-columns-repeated="5"/>
          <table:table-cell table:formula="of:=[.F273]+3.14159265/50" office:value-type="float" office:value="17.027432163" calcext:value-type="float">
            <text:p>17,027432163</text:p>
          </table:table-cell>
          <table:table-cell table:formula="of:=COS([.F274])" office:value-type="float" office:value="-0.248689906010249" calcext:value-type="float">
            <text:p>-0,248689906</text:p>
          </table:table-cell>
          <table:table-cell table:formula="of:=SIN([.F274])" office:value-type="float" office:value="-0.968583156289956" calcext:value-type="float">
            <text:p>-0,9685831563</text:p>
          </table:table-cell>
        </table:table-row>
        <table:table-row table:style-name="ro1">
          <table:table-cell table:number-columns-repeated="5"/>
          <table:table-cell table:formula="of:=[.F274]+3.14159265/50" office:value-type="float" office:value="17.090264016" calcext:value-type="float">
            <text:p>17,090264016</text:p>
          </table:table-cell>
          <table:table-cell table:formula="of:=COS([.F275])" office:value-type="float" office:value="-0.18738133376828" calcext:value-type="float">
            <text:p>-0,1873813338</text:p>
          </table:table-cell>
          <table:table-cell table:formula="of:=SIN([.F275])" office:value-type="float" office:value="-0.98228724706942" calcext:value-type="float">
            <text:p>-0,9822872471</text:p>
          </table:table-cell>
        </table:table-row>
        <table:table-row table:style-name="ro1">
          <table:table-cell table:number-columns-repeated="5"/>
          <table:table-cell table:formula="of:=[.F275]+3.14159265/50" office:value-type="float" office:value="17.153095869" calcext:value-type="float">
            <text:p>17,153095869</text:p>
          </table:table-cell>
          <table:table-cell table:formula="of:=COS([.F276])" office:value-type="float" office:value="-0.125333253010006" calcext:value-type="float">
            <text:p>-0,125333253</text:p>
          </table:table-cell>
          <table:table-cell table:formula="of:=SIN([.F276])" office:value-type="float" office:value="-0.992114698857914" calcext:value-type="float">
            <text:p>-0,9921146989</text:p>
          </table:table-cell>
        </table:table-row>
        <table:table-row table:style-name="ro1">
          <table:table-cell table:number-columns-repeated="5"/>
          <table:table-cell table:formula="of:=[.F276]+3.14159265/50" office:value-type="float" office:value="17.215927722" calcext:value-type="float">
            <text:p>17,215927722</text:p>
          </table:table-cell>
          <table:table-cell table:formula="of:=COS([.F277])" office:value-type="float" office:value="-0.0627905391625478" calcext:value-type="float">
            <text:p>-0,0627905392</text:p>
          </table:table-cell>
          <table:table-cell table:formula="of:=SIN([.F277])" office:value-type="float" office:value="-0.998026727193053" calcext:value-type="float">
            <text:p>-0,9980267272</text:p>
          </table:table-cell>
        </table:table-row>
        <table:table-row table:style-name="ro1">
          <table:table-cell table:number-columns-repeated="5"/>
          <table:table-cell table:formula="of:=[.F277]+3.14159265/50" office:value-type="float" office:value="17.278759575" calcext:value-type="float">
            <text:p>17,278759575</text:p>
          </table:table-cell>
          <table:table-cell table:formula="of:=COS([.F278])" office:value-type="float" office:value="-0.0000000197438498957648" calcext:value-type="float">
            <text:p>-1,97438498957648E-008</text:p>
          </table:table-cell>
          <table:table-cell table:formula="of:=SIN([.F278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278]+3.14159265/50" office:value-type="float" office:value="17.341591428" calcext:value-type="float">
            <text:p>17,341591428</text:p>
          </table:table-cell>
          <table:table-cell table:formula="of:=COS([.F279])" office:value-type="float" office:value="0.062790499752768" calcext:value-type="float">
            <text:p>0,0627904998</text:p>
          </table:table-cell>
          <table:table-cell table:formula="of:=SIN([.F279])" office:value-type="float" office:value="-0.998026729672506" calcext:value-type="float">
            <text:p>-0,9980267297</text:p>
          </table:table-cell>
        </table:table-row>
        <table:table-row table:style-name="ro1">
          <table:table-cell table:number-columns-repeated="5"/>
          <table:table-cell table:formula="of:=[.F279]+3.14159265/50" office:value-type="float" office:value="17.404423281" calcext:value-type="float">
            <text:p>17,404423281</text:p>
          </table:table-cell>
          <table:table-cell table:formula="of:=COS([.F280])" office:value-type="float" office:value="0.125333213833678" calcext:value-type="float">
            <text:p>0,1253332138</text:p>
          </table:table-cell>
          <table:table-cell table:formula="of:=SIN([.F280])" office:value-type="float" office:value="-0.992114703807035" calcext:value-type="float">
            <text:p>-0,9921147038</text:p>
          </table:table-cell>
        </table:table-row>
        <table:table-row table:style-name="ro1">
          <table:table-cell table:number-columns-repeated="5"/>
          <table:table-cell table:formula="of:=[.F280]+3.14159265/50" office:value-type="float" office:value="17.467255134" calcext:value-type="float">
            <text:p>17,467255134</text:p>
          </table:table-cell>
          <table:table-cell table:formula="of:=COS([.F281])" office:value-type="float" office:value="0.187381294980016" calcext:value-type="float">
            <text:p>0,187381295</text:p>
          </table:table-cell>
          <table:table-cell table:formula="of:=SIN([.F281])" office:value-type="float" office:value="-0.982287254468677" calcext:value-type="float">
            <text:p>-0,9822872545</text:p>
          </table:table-cell>
        </table:table-row>
        <table:table-row table:style-name="ro1">
          <table:table-cell table:number-columns-repeated="5"/>
          <table:table-cell table:formula="of:=[.F281]+3.14159265/50" office:value-type="float" office:value="17.530086987" calcext:value-type="float">
            <text:p>17,530086987</text:p>
          </table:table-cell>
          <table:table-cell table:formula="of:=COS([.F282])" office:value-type="float" office:value="0.248689867763128" calcext:value-type="float">
            <text:p>0,2486898678</text:p>
          </table:table-cell>
          <table:table-cell table:formula="of:=SIN([.F282])" office:value-type="float" office:value="-0.968583166110148" calcext:value-type="float">
            <text:p>-0,9685831661</text:p>
          </table:table-cell>
        </table:table-row>
        <table:table-row table:style-name="ro1">
          <table:table-cell table:number-columns-repeated="5"/>
          <table:table-cell table:formula="of:=[.F282]+3.14159265/50" office:value-type="float" office:value="17.59291884" calcext:value-type="float">
            <text:p>17,59291884</text:p>
          </table:table-cell>
          <table:table-cell table:formula="of:=COS([.F283])" office:value-type="float" office:value="0.309016975256014" calcext:value-type="float">
            <text:p>0,3090169753</text:p>
          </table:table-cell>
          <table:table-cell table:formula="of:=SIN([.F283])" office:value-type="float" office:value="-0.951056522507271" calcext:value-type="float">
            <text:p>-0,9510565225</text:p>
          </table:table-cell>
        </table:table-row>
        <table:table-row table:style-name="ro1">
          <table:table-cell table:number-columns-repeated="5"/>
          <table:table-cell table:formula="of:=[.F283]+3.14159265/50" office:value-type="float" office:value="17.655750693" calcext:value-type="float">
            <text:p>17,655750693</text:p>
          </table:table-cell>
          <table:table-cell table:formula="of:=COS([.F284])" office:value-type="float" office:value="0.368124533926779" calcext:value-type="float">
            <text:p>0,3681245339</text:p>
          </table:table-cell>
          <table:table-cell table:formula="of:=SIN([.F284])" office:value-type="float" office:value="-0.929776493315029" calcext:value-type="float">
            <text:p>-0,9297764933</text:p>
          </table:table-cell>
        </table:table-row>
        <table:table-row table:style-name="ro1">
          <table:table-cell table:number-columns-repeated="5"/>
          <table:table-cell table:formula="of:=[.F284]+3.14159265/50" office:value-type="float" office:value="17.718582546" calcext:value-type="float">
            <text:p>17,718582546</text:p>
          </table:table-cell>
          <table:table-cell table:formula="of:=COS([.F285])" office:value-type="float" office:value="0.425779273245555" calcext:value-type="float">
            <text:p>0,4257792732</text:p>
          </table:table-cell>
          <table:table-cell table:formula="of:=SIN([.F285])" office:value-type="float" office:value="-0.90482706108653" calcext:value-type="float">
            <text:p>-0,9048270611</text:p>
          </table:table-cell>
        </table:table-row>
        <table:table-row table:style-name="ro1">
          <table:table-cell table:number-columns-repeated="5"/>
          <table:table-cell table:formula="of:=[.F285]+3.14159265/50" office:value-type="float" office:value="17.781414399" calcext:value-type="float">
            <text:p>17,781414399</text:p>
          </table:table-cell>
          <table:table-cell table:formula="of:=COS([.F286])" office:value-type="float" office:value="0.481753656296717" calcext:value-type="float">
            <text:p>0,4817536563</text:p>
          </table:table-cell>
          <table:table-cell table:formula="of:=SIN([.F286])" office:value-type="float" office:value="-0.876306689832244" calcext:value-type="float">
            <text:p>-0,8763066898</text:p>
          </table:table-cell>
        </table:table-row>
        <table:table-row table:style-name="ro1">
          <table:table-cell table:number-columns-repeated="5"/>
          <table:table-cell table:formula="of:=[.F286]+3.14159265/50" office:value-type="float" office:value="17.844246252" calcext:value-type="float">
            <text:p>17,844246252</text:p>
          </table:table-cell>
          <table:table-cell table:formula="of:=COS([.F287])" office:value-type="float" office:value="0.53582677776313" calcext:value-type="float">
            <text:p>0,5358267778</text:p>
          </table:table-cell>
          <table:table-cell table:formula="of:=SIN([.F287])" office:value-type="float" office:value="-0.844327936427536" calcext:value-type="float">
            <text:p>-0,8443279364</text:p>
          </table:table-cell>
        </table:table-row>
        <table:table-row table:style-name="ro1">
          <table:table-cell table:number-columns-repeated="5"/>
          <table:table-cell table:formula="of:=[.F287]+3.14159265/50" office:value-type="float" office:value="17.907078105" calcext:value-type="float">
            <text:p>17,907078105</text:p>
          </table:table-cell>
          <table:table-cell table:formula="of:=COS([.F288])" office:value-type="float" office:value="0.587785235738512" calcext:value-type="float">
            <text:p>0,5877852357</text:p>
          </table:table-cell>
          <table:table-cell table:formula="of:=SIN([.F288])" office:value-type="float" office:value="-0.809017006402104" calcext:value-type="float">
            <text:p>-0,8090170064</text:p>
          </table:table-cell>
        </table:table-row>
        <table:table-row table:style-name="ro1">
          <table:table-cell table:number-columns-repeated="5"/>
          <table:table-cell table:formula="of:=[.F288]+3.14159265/50" office:value-type="float" office:value="17.969909958" calcext:value-type="float">
            <text:p>17,969909958</text:p>
          </table:table-cell>
          <table:table-cell table:formula="of:=COS([.F289])" office:value-type="float" office:value="0.637423973927265" calcext:value-type="float">
            <text:p>0,6374239739</text:p>
          </table:table-cell>
          <table:table-cell table:formula="of:=SIN([.F289])" office:value-type="float" office:value="-0.77051325586441" calcext:value-type="float">
            <text:p>-0,7705132559</text:p>
          </table:table-cell>
        </table:table-row>
        <table:table-row table:style-name="ro1">
          <table:table-cell table:number-columns-repeated="5"/>
          <table:table-cell table:formula="of:=[.F289]+3.14159265/50" office:value-type="float" office:value="18.032741811" calcext:value-type="float">
            <text:p>18,032741811</text:p>
          </table:table-cell>
          <table:table-cell table:formula="of:=COS([.F290])" office:value-type="float" office:value="0.684547090907987" calcext:value-type="float">
            <text:p>0,6845470909</text:p>
          </table:table-cell>
          <table:table-cell table:formula="of:=SIN([.F290])" office:value-type="float" office:value="-0.728968641526789" calcext:value-type="float">
            <text:p>-0,7289686415</text:p>
          </table:table-cell>
        </table:table-row>
        <table:table-row table:style-name="ro1">
          <table:table-cell table:number-columns-repeated="5"/>
          <table:table-cell table:formula="of:=[.F290]+3.14159265/50" office:value-type="float" office:value="18.095573664" calcext:value-type="float">
            <text:p>18,095573664</text:p>
          </table:table-cell>
          <table:table-cell table:formula="of:=COS([.F291])" office:value-type="float" office:value="0.728968613266885" calcext:value-type="float">
            <text:p>0,7289686133</text:p>
          </table:table-cell>
          <table:table-cell table:formula="of:=SIN([.F291])" office:value-type="float" office:value="-0.684547121001728" calcext:value-type="float">
            <text:p>-0,684547121</text:p>
          </table:table-cell>
        </table:table-row>
        <table:table-row table:style-name="ro1">
          <table:table-cell table:number-columns-repeated="5"/>
          <table:table-cell table:formula="of:=[.F291]+3.14159265/50" office:value-type="float" office:value="18.158405517" calcext:value-type="float">
            <text:p>18,158405517</text:p>
          </table:table-cell>
          <table:table-cell table:formula="of:=COS([.F292])" office:value-type="float" office:value="0.770513229549872" calcext:value-type="float">
            <text:p>0,7705132295</text:p>
          </table:table-cell>
          <table:table-cell table:formula="of:=SIN([.F292])" office:value-type="float" office:value="-0.637424005736076" calcext:value-type="float">
            <text:p>-0,6374240057</text:p>
          </table:table-cell>
        </table:table-row>
        <table:table-row table:style-name="ro1">
          <table:table-cell table:number-columns-repeated="5"/>
          <table:table-cell table:formula="of:=[.F292]+3.14159265/50" office:value-type="float" office:value="18.22123737" calcext:value-type="float">
            <text:p>18,22123737</text:p>
          </table:table-cell>
          <table:table-cell table:formula="of:=COS([.F293])" office:value-type="float" office:value="0.809016982136784" calcext:value-type="float">
            <text:p>0,8090169821</text:p>
          </table:table-cell>
          <table:table-cell table:formula="of:=SIN([.F293])" office:value-type="float" office:value="-0.58778526913686" calcext:value-type="float">
            <text:p>-0,5877852691</text:p>
          </table:table-cell>
        </table:table-row>
        <table:table-row table:style-name="ro1">
          <table:table-cell table:number-columns-repeated="5"/>
          <table:table-cell table:formula="of:=[.F293]+3.14159265/50" office:value-type="float" office:value="18.284069223" calcext:value-type="float">
            <text:p>18,284069223</text:p>
          </table:table-cell>
          <table:table-cell table:formula="of:=COS([.F294])" office:value-type="float" office:value="0.844327914307198" calcext:value-type="float">
            <text:p>0,8443279143</text:p>
          </table:table-cell>
          <table:table-cell table:formula="of:=SIN([.F294])" office:value-type="float" office:value="-0.535826812619206" calcext:value-type="float">
            <text:p>-0,5358268126</text:p>
          </table:table-cell>
        </table:table-row>
        <table:table-row table:style-name="ro1">
          <table:table-cell table:number-columns-repeated="5"/>
          <table:table-cell table:formula="of:=[.F294]+3.14159265/50" office:value-type="float" office:value="18.346901076" calcext:value-type="float">
            <text:p>18,346901076</text:p>
          </table:table-cell>
          <table:table-cell table:formula="of:=COS([.F295])" office:value-type="float" office:value="0.876306669944186" calcext:value-type="float">
            <text:p>0,8763066699</text:p>
          </table:table-cell>
          <table:table-cell table:formula="of:=SIN([.F295])" office:value-type="float" office:value="-0.48175369247296" calcext:value-type="float">
            <text:p>-0,4817536925</text:p>
          </table:table-cell>
        </table:table-row>
        <table:table-row table:style-name="ro1">
          <table:table-cell table:number-columns-repeated="5"/>
          <table:table-cell table:formula="of:=[.F295]+3.14159265/50" office:value-type="float" office:value="18.409732929" calcext:value-type="float">
            <text:p>18,409732929</text:p>
          </table:table-cell>
          <table:table-cell table:formula="of:=COS([.F296])" office:value-type="float" office:value="0.904827043509242" calcext:value-type="float">
            <text:p>0,9048270435</text:p>
          </table:table-cell>
          <table:table-cell table:formula="of:=SIN([.F296])" office:value-type="float" office:value="-0.425779310599194" calcext:value-type="float">
            <text:p>-0,4257793106</text:p>
          </table:table-cell>
        </table:table-row>
        <table:table-row table:style-name="ro1">
          <table:table-cell table:number-columns-repeated="5"/>
          <table:table-cell table:formula="of:=[.F296]+3.14159265/50" office:value-type="float" office:value="18.472564782" calcext:value-type="float">
            <text:p>18,472564782</text:p>
          </table:table-cell>
          <table:table-cell table:formula="of:=COS([.F297])" office:value-type="float" office:value="0.92977647811788" calcext:value-type="float">
            <text:p>0,9297764781</text:p>
          </table:table-cell>
          <table:table-cell table:formula="of:=SIN([.F297])" office:value-type="float" office:value="-0.368124572310396" calcext:value-type="float">
            <text:p>-0,3681245723</text:p>
          </table:table-cell>
        </table:table-row>
        <table:table-row table:style-name="ro1">
          <table:table-cell table:number-columns-repeated="5"/>
          <table:table-cell table:formula="of:=[.F297]+3.14159265/50" office:value-type="float" office:value="18.535396635" calcext:value-type="float">
            <text:p>18,535396635</text:p>
          </table:table-cell>
          <table:table-cell table:formula="of:=COS([.F298])" office:value-type="float" office:value="0.951056509750237" calcext:value-type="float">
            <text:p>0,9510565098</text:p>
          </table:table-cell>
          <table:table-cell table:formula="of:=SIN([.F298])" office:value-type="float" office:value="-0.309017014518127" calcext:value-type="float">
            <text:p>-0,3090170145</text:p>
          </table:table-cell>
        </table:table-row>
        <table:table-row table:style-name="ro1">
          <table:table-cell table:number-columns-repeated="5"/>
          <table:table-cell table:formula="of:=[.F298]+3.14159265/50" office:value-type="float" office:value="18.598228488" calcext:value-type="float">
            <text:p>18,598228488</text:p>
          </table:table-cell>
          <table:table-cell table:formula="of:=COS([.F299])" office:value-type="float" office:value="0.968583155843575" calcext:value-type="float">
            <text:p>0,9685831558</text:p>
          </table:table-cell>
          <table:table-cell table:formula="of:=SIN([.F299])" office:value-type="float" office:value="-0.248689907748787" calcext:value-type="float">
            <text:p>-0,2486899077</text:p>
          </table:table-cell>
        </table:table-row>
        <table:table-row table:style-name="ro1">
          <table:table-cell table:number-columns-repeated="5"/>
          <table:table-cell table:formula="of:=[.F299]+3.14159265/50" office:value-type="float" office:value="18.661060341" calcext:value-type="float">
            <text:p>18,661060341</text:p>
          </table:table-cell>
          <table:table-cell table:formula="of:=COS([.F300])" office:value-type="float" office:value="0.982287246733084" calcext:value-type="float">
            <text:p>0,9822872467</text:p>
          </table:table-cell>
          <table:table-cell table:formula="of:=SIN([.F300])" office:value-type="float" office:value="-0.187381335531416" calcext:value-type="float">
            <text:p>-0,1873813355</text:p>
          </table:table-cell>
        </table:table-row>
        <table:table-row table:style-name="ro1">
          <table:table-cell table:number-columns-repeated="5"/>
          <table:table-cell table:formula="of:=[.F300]+3.14159265/50" office:value-type="float" office:value="18.723892194" calcext:value-type="float">
            <text:p>18,723892194</text:p>
          </table:table-cell>
          <table:table-cell table:formula="of:=COS([.F301])" office:value-type="float" office:value="0.99211469863295" calcext:value-type="float">
            <text:p>0,9921146986</text:p>
          </table:table-cell>
          <table:table-cell table:formula="of:=SIN([.F301])" office:value-type="float" office:value="-0.125333254790781" calcext:value-type="float">
            <text:p>-0,1253332548</text:p>
          </table:table-cell>
        </table:table-row>
        <table:table-row table:style-name="ro1">
          <table:table-cell table:number-columns-repeated="5"/>
          <table:table-cell table:formula="of:=[.F301]+3.14159265/50" office:value-type="float" office:value="18.786724047" calcext:value-type="float">
            <text:p>18,786724047</text:p>
          </table:table-cell>
          <table:table-cell table:formula="of:=COS([.F302])" office:value-type="float" office:value="0.998026727080348" calcext:value-type="float">
            <text:p>0,9980267271</text:p>
          </table:table-cell>
          <table:table-cell table:formula="of:=SIN([.F302])" office:value-type="float" office:value="-0.0627905409539346" calcext:value-type="float">
            <text:p>-0,062790541</text:p>
          </table:table-cell>
        </table:table-row>
        <table:table-row table:style-name="ro1">
          <table:table-cell table:number-columns-repeated="5"/>
          <table:table-cell table:formula="of:=[.F302]+3.14159265/50" office:value-type="float" office:value="18.8495559" calcext:value-type="float">
            <text:p>18,8495559</text:p>
          </table:table-cell>
          <table:table-cell table:formula="of:=COS([.F303])" office:value-type="float" office:value="1" calcext:value-type="float">
            <text:p>1</text:p>
          </table:table-cell>
          <table:table-cell table:formula="of:=SIN([.F303])" office:value-type="float" office:value="-0.0000000215387786071533" calcext:value-type="float">
            <text:p>-2,15387786071533E-008</text:p>
          </table:table-cell>
        </table:table-row>
        <table:table-row table:style-name="ro1">
          <table:table-cell table:number-columns-repeated="5"/>
          <table:table-cell table:formula="of:=[.F303]+3.14159265/50" office:value-type="float" office:value="18.912387753" calcext:value-type="float">
            <text:p>18,912387753</text:p>
          </table:table-cell>
          <table:table-cell table:formula="of:=COS([.F304])" office:value-type="float" office:value="0.998026729785211" calcext:value-type="float">
            <text:p>0,9980267298</text:p>
          </table:table-cell>
          <table:table-cell table:formula="of:=SIN([.F304])" office:value-type="float" office:value="0.0627904979613811" calcext:value-type="float">
            <text:p>0,062790498</text:p>
          </table:table-cell>
        </table:table-row>
        <table:table-row table:style-name="ro1">
          <table:table-cell table:number-columns-repeated="5"/>
          <table:table-cell table:formula="of:=[.F304]+3.14159265/50" office:value-type="float" office:value="18.975219606" calcext:value-type="float">
            <text:p>18,975219606</text:p>
          </table:table-cell>
          <table:table-cell table:formula="of:=COS([.F305])" office:value-type="float" office:value="0.992114704031999" calcext:value-type="float">
            <text:p>0,992114704</text:p>
          </table:table-cell>
          <table:table-cell table:formula="of:=SIN([.F305])" office:value-type="float" office:value="0.125333212052903" calcext:value-type="float">
            <text:p>0,1253332121</text:p>
          </table:table-cell>
        </table:table-row>
        <table:table-row table:style-name="ro1">
          <table:table-cell table:number-columns-repeated="5"/>
          <table:table-cell table:formula="of:=[.F305]+3.14159265/50" office:value-type="float" office:value="19.038051459" calcext:value-type="float">
            <text:p>19,038051459</text:p>
          </table:table-cell>
          <table:table-cell table:formula="of:=COS([.F306])" office:value-type="float" office:value="0.982287254805013" calcext:value-type="float">
            <text:p>0,9822872548</text:p>
          </table:table-cell>
          <table:table-cell table:formula="of:=SIN([.F306])" office:value-type="float" office:value="0.187381293216881" calcext:value-type="float">
            <text:p>0,1873812932</text:p>
          </table:table-cell>
        </table:table-row>
        <table:table-row table:style-name="ro1">
          <table:table-cell table:number-columns-repeated="5"/>
          <table:table-cell table:formula="of:=[.F306]+3.14159265/50" office:value-type="float" office:value="19.100883312" calcext:value-type="float">
            <text:p>19,100883312</text:p>
          </table:table-cell>
          <table:table-cell table:formula="of:=COS([.F307])" office:value-type="float" office:value="0.968583166556528" calcext:value-type="float">
            <text:p>0,9685831666</text:p>
          </table:table-cell>
          <table:table-cell table:formula="of:=SIN([.F307])" office:value-type="float" office:value="0.24868986602459" calcext:value-type="float">
            <text:p>0,248689866</text:p>
          </table:table-cell>
        </table:table-row>
        <table:table-row table:style-name="ro1">
          <table:table-cell table:number-columns-repeated="5"/>
          <table:table-cell table:formula="of:=[.F307]+3.14159265/50" office:value-type="float" office:value="19.163715165" calcext:value-type="float">
            <text:p>19,163715165</text:p>
          </table:table-cell>
          <table:table-cell table:formula="of:=COS([.F308])" office:value-type="float" office:value="0.951056523061935" calcext:value-type="float">
            <text:p>0,9510565231</text:p>
          </table:table-cell>
          <table:table-cell table:formula="of:=SIN([.F308])" office:value-type="float" office:value="0.309016973548936" calcext:value-type="float">
            <text:p>0,3090169735</text:p>
          </table:table-cell>
        </table:table-row>
        <table:table-row table:style-name="ro1">
          <table:table-cell table:number-columns-repeated="5"/>
          <table:table-cell table:formula="of:=[.F308]+3.14159265/50" office:value-type="float" office:value="19.226547018" calcext:value-type="float">
            <text:p>19,226547018</text:p>
          </table:table-cell>
          <table:table-cell table:formula="of:=COS([.F309])" office:value-type="float" office:value="0.929776493975786" calcext:value-type="float">
            <text:p>0,929776494</text:p>
          </table:table-cell>
          <table:table-cell table:formula="of:=SIN([.F309])" office:value-type="float" office:value="0.368124532257896" calcext:value-type="float">
            <text:p>0,3681245323</text:p>
          </table:table-cell>
        </table:table-row>
        <table:table-row table:style-name="ro1">
          <table:table-cell table:number-columns-repeated="5"/>
          <table:table-cell table:formula="of:=[.F309]+3.14159265/50" office:value-type="float" office:value="19.289378871" calcext:value-type="float">
            <text:p>19,289378871</text:p>
          </table:table-cell>
          <table:table-cell table:formula="of:=COS([.F310])" office:value-type="float" office:value="0.904827061850773" calcext:value-type="float">
            <text:p>0,9048270619</text:p>
          </table:table-cell>
          <table:table-cell table:formula="of:=SIN([.F310])" office:value-type="float" office:value="0.425779271621455" calcext:value-type="float">
            <text:p>0,4257792716</text:p>
          </table:table-cell>
        </table:table-row>
        <table:table-row table:style-name="ro1">
          <table:table-cell table:number-columns-repeated="5"/>
          <table:table-cell table:formula="of:=[.F310]+3.14159265/50" office:value-type="float" office:value="19.352210724" calcext:value-type="float">
            <text:p>19,352210724</text:p>
          </table:table-cell>
          <table:table-cell table:formula="of:=COS([.F311])" office:value-type="float" office:value="0.876306690696957" calcext:value-type="float">
            <text:p>0,8763066907</text:p>
          </table:table-cell>
          <table:table-cell table:formula="of:=SIN([.F311])" office:value-type="float" office:value="0.481753654723809" calcext:value-type="float">
            <text:p>0,4817536547</text:p>
          </table:table-cell>
        </table:table-row>
        <table:table-row table:style-name="ro1">
          <table:table-cell table:number-columns-repeated="5"/>
          <table:table-cell table:formula="of:=[.F311]+3.14159265/50" office:value-type="float" office:value="19.415042577" calcext:value-type="float">
            <text:p>19,415042577</text:p>
          </table:table-cell>
          <table:table-cell table:formula="of:=COS([.F312])" office:value-type="float" office:value="0.844327937389307" calcext:value-type="float">
            <text:p>0,8443279374</text:p>
          </table:table-cell>
          <table:table-cell table:formula="of:=SIN([.F312])" office:value-type="float" office:value="0.535826776247621" calcext:value-type="float">
            <text:p>0,5358267762</text:p>
          </table:table-cell>
        </table:table-row>
        <table:table-row table:style-name="ro1">
          <table:table-cell table:number-columns-repeated="5"/>
          <table:table-cell table:formula="of:=[.F312]+3.14159265/50" office:value-type="float" office:value="19.47787443" calcext:value-type="float">
            <text:p>19,47787443</text:p>
          </table:table-cell>
          <table:table-cell table:formula="of:=COS([.F313])" office:value-type="float" office:value="0.809017007457137" calcext:value-type="float">
            <text:p>0,8090170075</text:p>
          </table:table-cell>
          <table:table-cell table:formula="of:=SIN([.F313])" office:value-type="float" office:value="0.587785234286384" calcext:value-type="float">
            <text:p>0,5877852343</text:p>
          </table:table-cell>
        </table:table-row>
        <table:table-row table:style-name="ro1">
          <table:table-cell table:number-columns-repeated="5"/>
          <table:table-cell table:formula="of:=[.F313]+3.14159265/50" office:value-type="float" office:value="19.540706283" calcext:value-type="float">
            <text:p>19,540706283</text:p>
          </table:table-cell>
          <table:table-cell table:formula="of:=COS([.F314])" office:value-type="float" office:value="0.770513257008541" calcext:value-type="float">
            <text:p>0,770513257</text:p>
          </table:table-cell>
          <table:table-cell table:formula="of:=SIN([.F314])" office:value-type="float" office:value="0.637423972544248" calcext:value-type="float">
            <text:p>0,6374239725</text:p>
          </table:table-cell>
        </table:table-row>
        <table:table-row table:style-name="ro1">
          <table:table-cell table:number-columns-repeated="5"/>
          <table:table-cell table:formula="of:=[.F314]+3.14159265/50" office:value-type="float" office:value="19.603538136" calcext:value-type="float">
            <text:p>19,603538136</text:p>
          </table:table-cell>
          <table:table-cell table:formula="of:=COS([.F315])" office:value-type="float" office:value="0.728968642755502" calcext:value-type="float">
            <text:p>0,7289686428</text:p>
          </table:table-cell>
          <table:table-cell table:formula="of:=SIN([.F315])" office:value-type="float" office:value="0.68454708959954" calcext:value-type="float">
            <text:p>0,6845470896</text:p>
          </table:table-cell>
        </table:table-row>
        <table:table-row table:style-name="ro1">
          <table:table-cell table:number-columns-repeated="5"/>
          <table:table-cell table:formula="of:=[.F315]+3.14159265/50" office:value-type="float" office:value="19.666369989" calcext:value-type="float">
            <text:p>19,666369989</text:p>
          </table:table-cell>
          <table:table-cell table:formula="of:=COS([.F316])" office:value-type="float" office:value="0.684547122310175" calcext:value-type="float">
            <text:p>0,6845471223</text:p>
          </table:table-cell>
          <table:table-cell table:formula="of:=SIN([.F316])" office:value-type="float" office:value="0.728968612038172" calcext:value-type="float">
            <text:p>0,728968612</text:p>
          </table:table-cell>
        </table:table-row>
        <table:table-row table:style-name="ro1">
          <table:table-cell table:number-columns-repeated="5"/>
          <table:table-cell table:formula="of:=[.F316]+3.14159265/50" office:value-type="float" office:value="19.729201842" calcext:value-type="float">
            <text:p>19,729201842</text:p>
          </table:table-cell>
          <table:table-cell table:formula="of:=COS([.F317])" office:value-type="float" office:value="0.637424007119093" calcext:value-type="float">
            <text:p>0,6374240071</text:p>
          </table:table-cell>
          <table:table-cell table:formula="of:=SIN([.F317])" office:value-type="float" office:value="0.770513228405742" calcext:value-type="float">
            <text:p>0,7705132284</text:p>
          </table:table-cell>
        </table:table-row>
        <table:table-row table:style-name="ro1">
          <table:table-cell table:number-columns-repeated="5"/>
          <table:table-cell table:formula="of:=[.F317]+3.14159265/50" office:value-type="float" office:value="19.792033695" calcext:value-type="float">
            <text:p>19,792033695</text:p>
          </table:table-cell>
          <table:table-cell table:formula="of:=COS([.F318])" office:value-type="float" office:value="0.587785270588988" calcext:value-type="float">
            <text:p>0,5877852706</text:p>
          </table:table-cell>
          <table:table-cell table:formula="of:=SIN([.F318])" office:value-type="float" office:value="0.809016981081751" calcext:value-type="float">
            <text:p>0,8090169811</text:p>
          </table:table-cell>
        </table:table-row>
        <table:table-row table:style-name="ro1">
          <table:table-cell table:number-columns-repeated="5"/>
          <table:table-cell table:formula="of:=[.F318]+3.14159265/50" office:value-type="float" office:value="19.854865548" calcext:value-type="float">
            <text:p>19,854865548</text:p>
          </table:table-cell>
          <table:table-cell table:formula="of:=COS([.F319])" office:value-type="float" office:value="0.535826814134714" calcext:value-type="float">
            <text:p>0,5358268141</text:p>
          </table:table-cell>
          <table:table-cell table:formula="of:=SIN([.F319])" office:value-type="float" office:value="0.844327913345427" calcext:value-type="float">
            <text:p>0,8443279133</text:p>
          </table:table-cell>
        </table:table-row>
        <table:table-row table:style-name="ro1">
          <table:table-cell table:number-columns-repeated="5"/>
          <table:table-cell table:formula="of:=[.F319]+3.14159265/50" office:value-type="float" office:value="19.917697401" calcext:value-type="float">
            <text:p>19,917697401</text:p>
          </table:table-cell>
          <table:table-cell table:formula="of:=COS([.F320])" office:value-type="float" office:value="0.481753694045868" calcext:value-type="float">
            <text:p>0,481753694</text:p>
          </table:table-cell>
          <table:table-cell table:formula="of:=SIN([.F320])" office:value-type="float" office:value="0.876306669079472" calcext:value-type="float">
            <text:p>0,8763066691</text:p>
          </table:table-cell>
        </table:table-row>
        <table:table-row table:style-name="ro1">
          <table:table-cell table:number-columns-repeated="5"/>
          <table:table-cell table:formula="of:=[.F320]+3.14159265/50" office:value-type="float" office:value="19.980529254" calcext:value-type="float">
            <text:p>19,980529254</text:p>
          </table:table-cell>
          <table:table-cell table:formula="of:=COS([.F321])" office:value-type="float" office:value="0.425779312223294" calcext:value-type="float">
            <text:p>0,4257793122</text:p>
          </table:table-cell>
          <table:table-cell table:formula="of:=SIN([.F321])" office:value-type="float" office:value="0.904827042744998" calcext:value-type="float">
            <text:p>0,9048270427</text:p>
          </table:table-cell>
        </table:table-row>
        <table:table-row table:style-name="ro1">
          <table:table-cell table:number-columns-repeated="5"/>
          <table:table-cell table:formula="of:=[.F321]+3.14159265/50" office:value-type="float" office:value="20.043361107" calcext:value-type="float">
            <text:p>20,043361107</text:p>
          </table:table-cell>
          <table:table-cell table:formula="of:=COS([.F322])" office:value-type="float" office:value="0.368124573979278" calcext:value-type="float">
            <text:p>0,368124574</text:p>
          </table:table-cell>
          <table:table-cell table:formula="of:=SIN([.F322])" office:value-type="float" office:value="0.929776477457122" calcext:value-type="float">
            <text:p>0,9297764775</text:p>
          </table:table-cell>
        </table:table-row>
        <table:table-row table:style-name="ro1">
          <table:table-cell table:number-columns-repeated="5"/>
          <table:table-cell table:formula="of:=[.F322]+3.14159265/50" office:value-type="float" office:value="20.10619296" calcext:value-type="float">
            <text:p>20,10619296</text:p>
          </table:table-cell>
          <table:table-cell table:formula="of:=COS([.F323])" office:value-type="float" office:value="0.309017016225206" calcext:value-type="float">
            <text:p>0,3090170162</text:p>
          </table:table-cell>
          <table:table-cell table:formula="of:=SIN([.F323])" office:value-type="float" office:value="0.951056509195574" calcext:value-type="float">
            <text:p>0,9510565092</text:p>
          </table:table-cell>
        </table:table-row>
        <table:table-row table:style-name="ro1">
          <table:table-cell table:number-columns-repeated="5"/>
          <table:table-cell table:formula="of:=[.F323]+3.14159265/50" office:value-type="float" office:value="20.169024813" calcext:value-type="float">
            <text:p>20,169024813</text:p>
          </table:table-cell>
          <table:table-cell table:formula="of:=COS([.F324])" office:value-type="float" office:value="0.248689909487325" calcext:value-type="float">
            <text:p>0,2486899095</text:p>
          </table:table-cell>
          <table:table-cell table:formula="of:=SIN([.F324])" office:value-type="float" office:value="0.968583155397195" calcext:value-type="float">
            <text:p>0,9685831554</text:p>
          </table:table-cell>
        </table:table-row>
        <table:table-row table:style-name="ro1">
          <table:table-cell table:number-columns-repeated="5"/>
          <table:table-cell table:formula="of:=[.F324]+3.14159265/50" office:value-type="float" office:value="20.231856666" calcext:value-type="float">
            <text:p>20,231856666</text:p>
          </table:table-cell>
          <table:table-cell table:formula="of:=COS([.F325])" office:value-type="float" office:value="0.187381337294552" calcext:value-type="float">
            <text:p>0,1873813373</text:p>
          </table:table-cell>
          <table:table-cell table:formula="of:=SIN([.F325])" office:value-type="float" office:value="0.982287246396748" calcext:value-type="float">
            <text:p>0,9822872464</text:p>
          </table:table-cell>
        </table:table-row>
        <table:table-row table:style-name="ro1">
          <table:table-cell table:number-columns-repeated="5"/>
          <table:table-cell table:formula="of:=[.F325]+3.14159265/50" office:value-type="float" office:value="20.2946885189999" calcext:value-type="float">
            <text:p>20,294688519</text:p>
          </table:table-cell>
          <table:table-cell table:formula="of:=COS([.F326])" office:value-type="float" office:value="0.125333256571556" calcext:value-type="float">
            <text:p>0,1253332566</text:p>
          </table:table-cell>
          <table:table-cell table:formula="of:=SIN([.F326])" office:value-type="float" office:value="0.992114698407986" calcext:value-type="float">
            <text:p>0,9921146984</text:p>
          </table:table-cell>
        </table:table-row>
        <table:table-row table:style-name="ro1">
          <table:table-cell table:number-columns-repeated="5"/>
          <table:table-cell table:formula="of:=[.F326]+3.14159265/50" office:value-type="float" office:value="20.3575203719999" calcext:value-type="float">
            <text:p>20,357520372</text:p>
          </table:table-cell>
          <table:table-cell table:formula="of:=COS([.F327])" office:value-type="float" office:value="0.0627905427453215" calcext:value-type="float">
            <text:p>0,0627905427</text:p>
          </table:table-cell>
          <table:table-cell table:formula="of:=SIN([.F327])" office:value-type="float" office:value="0.998026726967644" calcext:value-type="float">
            <text:p>0,998026727</text:p>
          </table:table-cell>
        </table:table-row>
        <table:table-row table:style-name="ro1">
          <table:table-cell table:number-columns-repeated="5"/>
          <table:table-cell table:formula="of:=[.F327]+3.14159265/50" office:value-type="float" office:value="20.4203522249999" calcext:value-type="float">
            <text:p>20,420352225</text:p>
          </table:table-cell>
          <table:table-cell table:formula="of:=COS([.F328])" office:value-type="float" office:value="0.0000000233337073185418" calcext:value-type="float">
            <text:p>2,33337073185418E-008</text:p>
          </table:table-cell>
          <table:table-cell table:formula="of:=SIN([.F32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328]+3.14159265/50" office:value-type="float" office:value="20.4831840779999" calcext:value-type="float">
            <text:p>20,483184078</text:p>
          </table:table-cell>
          <table:table-cell table:formula="of:=COS([.F329])" office:value-type="float" office:value="-0.0627904961699943" calcext:value-type="float">
            <text:p>-0,0627904962</text:p>
          </table:table-cell>
          <table:table-cell table:formula="of:=SIN([.F329])" office:value-type="float" office:value="0.998026729897915" calcext:value-type="float">
            <text:p>0,9980267299</text:p>
          </table:table-cell>
        </table:table-row>
        <table:table-row table:style-name="ro1">
          <table:table-cell table:number-columns-repeated="5"/>
          <table:table-cell table:formula="of:=[.F329]+3.14159265/50" office:value-type="float" office:value="20.5460159309999" calcext:value-type="float">
            <text:p>20,546015931</text:p>
          </table:table-cell>
          <table:table-cell table:formula="of:=COS([.F330])" office:value-type="float" office:value="-0.125333210272128" calcext:value-type="float">
            <text:p>-0,1253332103</text:p>
          </table:table-cell>
          <table:table-cell table:formula="of:=SIN([.F330])" office:value-type="float" office:value="0.992114704256964" calcext:value-type="float">
            <text:p>0,9921147043</text:p>
          </table:table-cell>
        </table:table-row>
        <table:table-row table:style-name="ro1">
          <table:table-cell table:number-columns-repeated="5"/>
          <table:table-cell table:formula="of:=[.F330]+3.14159265/50" office:value-type="float" office:value="20.6088477839999" calcext:value-type="float">
            <text:p>20,608847784</text:p>
          </table:table-cell>
          <table:table-cell table:formula="of:=COS([.F331])" office:value-type="float" office:value="-0.187381291453745" calcext:value-type="float">
            <text:p>-0,1873812915</text:p>
          </table:table-cell>
          <table:table-cell table:formula="of:=SIN([.F331])" office:value-type="float" office:value="0.98228725514135" calcext:value-type="float">
            <text:p>0,9822872551</text:p>
          </table:table-cell>
        </table:table-row>
        <table:table-row table:style-name="ro1">
          <table:table-cell table:number-columns-repeated="5"/>
          <table:table-cell table:formula="of:=[.F331]+3.14159265/50" office:value-type="float" office:value="20.6716796369999" calcext:value-type="float">
            <text:p>20,671679637</text:p>
          </table:table-cell>
          <table:table-cell table:formula="of:=COS([.F332])" office:value-type="float" office:value="-0.248689864286053" calcext:value-type="float">
            <text:p>-0,2486898643</text:p>
          </table:table-cell>
          <table:table-cell table:formula="of:=SIN([.F332])" office:value-type="float" office:value="0.968583167002909" calcext:value-type="float">
            <text:p>0,968583167</text:p>
          </table:table-cell>
        </table:table-row>
        <table:table-row table:style-name="ro1">
          <table:table-cell table:number-columns-repeated="5"/>
          <table:table-cell table:formula="of:=[.F332]+3.14159265/50" office:value-type="float" office:value="20.7345114899999" calcext:value-type="float">
            <text:p>20,73451149</text:p>
          </table:table-cell>
          <table:table-cell table:formula="of:=COS([.F333])" office:value-type="float" office:value="-0.309016971841857" calcext:value-type="float">
            <text:p>-0,3090169718</text:p>
          </table:table-cell>
          <table:table-cell table:formula="of:=SIN([.F333])" office:value-type="float" office:value="0.951056523616598" calcext:value-type="float">
            <text:p>0,9510565236</text:p>
          </table:table-cell>
        </table:table-row>
        <table:table-row table:style-name="ro1">
          <table:table-cell table:number-columns-repeated="5"/>
          <table:table-cell table:formula="of:=[.F333]+3.14159265/50" office:value-type="float" office:value="20.7973433429999" calcext:value-type="float">
            <text:p>20,797343343</text:p>
          </table:table-cell>
          <table:table-cell table:formula="of:=COS([.F334])" office:value-type="float" office:value="-0.368124530589014" calcext:value-type="float">
            <text:p>-0,3681245306</text:p>
          </table:table-cell>
          <table:table-cell table:formula="of:=SIN([.F334])" office:value-type="float" office:value="0.929776494636543" calcext:value-type="float">
            <text:p>0,9297764946</text:p>
          </table:table-cell>
        </table:table-row>
        <table:table-row table:style-name="ro1">
          <table:table-cell table:number-columns-repeated="5"/>
          <table:table-cell table:formula="of:=[.F334]+3.14159265/50" office:value-type="float" office:value="20.8601751959999" calcext:value-type="float">
            <text:p>20,860175196</text:p>
          </table:table-cell>
          <table:table-cell table:formula="of:=COS([.F335])" office:value-type="float" office:value="-0.425779269997355" calcext:value-type="float">
            <text:p>-0,42577927</text:p>
          </table:table-cell>
          <table:table-cell table:formula="of:=SIN([.F335])" office:value-type="float" office:value="0.904827062615017" calcext:value-type="float">
            <text:p>0,9048270626</text:p>
          </table:table-cell>
        </table:table-row>
        <table:table-row table:style-name="ro1">
          <table:table-cell table:number-columns-repeated="5"/>
          <table:table-cell table:formula="of:=[.F335]+3.14159265/50" office:value-type="float" office:value="20.9230070489999" calcext:value-type="float">
            <text:p>20,923007049</text:p>
          </table:table-cell>
          <table:table-cell table:formula="of:=COS([.F336])" office:value-type="float" office:value="-0.481753653150901" calcext:value-type="float">
            <text:p>-0,4817536532</text:p>
          </table:table-cell>
          <table:table-cell table:formula="of:=SIN([.F336])" office:value-type="float" office:value="0.876306691561671" calcext:value-type="float">
            <text:p>0,8763066916</text:p>
          </table:table-cell>
        </table:table-row>
        <table:table-row table:style-name="ro1">
          <table:table-cell table:number-columns-repeated="5"/>
          <table:table-cell table:formula="of:=[.F336]+3.14159265/50" office:value-type="float" office:value="20.9858389019999" calcext:value-type="float">
            <text:p>20,985838902</text:p>
          </table:table-cell>
          <table:table-cell table:formula="of:=COS([.F337])" office:value-type="float" office:value="-0.535826774732113" calcext:value-type="float">
            <text:p>-0,5358267747</text:p>
          </table:table-cell>
          <table:table-cell table:formula="of:=SIN([.F337])" office:value-type="float" office:value="0.844327938351078" calcext:value-type="float">
            <text:p>0,8443279384</text:p>
          </table:table-cell>
        </table:table-row>
        <table:table-row table:style-name="ro1">
          <table:table-cell table:number-columns-repeated="5"/>
          <table:table-cell table:formula="of:=[.F337]+3.14159265/50" office:value-type="float" office:value="21.0486707549999" calcext:value-type="float">
            <text:p>21,048670755</text:p>
          </table:table-cell>
          <table:table-cell table:formula="of:=COS([.F338])" office:value-type="float" office:value="-0.587785232834256" calcext:value-type="float">
            <text:p>-0,5877852328</text:p>
          </table:table-cell>
          <table:table-cell table:formula="of:=SIN([.F338])" office:value-type="float" office:value="0.809017008512169" calcext:value-type="float">
            <text:p>0,8090170085</text:p>
          </table:table-cell>
        </table:table-row>
        <table:table-row table:style-name="ro1">
          <table:table-cell table:number-columns-repeated="5"/>
          <table:table-cell table:formula="of:=[.F338]+3.14159265/50" office:value-type="float" office:value="21.1115026079999" calcext:value-type="float">
            <text:p>21,111502608</text:p>
          </table:table-cell>
          <table:table-cell table:formula="of:=COS([.F339])" office:value-type="float" office:value="-0.637423971161232" calcext:value-type="float">
            <text:p>-0,6374239712</text:p>
          </table:table-cell>
          <table:table-cell table:formula="of:=SIN([.F339])" office:value-type="float" office:value="0.770513258152671" calcext:value-type="float">
            <text:p>0,7705132582</text:p>
          </table:table-cell>
        </table:table-row>
        <table:table-row table:style-name="ro1">
          <table:table-cell table:number-columns-repeated="5"/>
          <table:table-cell table:formula="of:=[.F339]+3.14159265/50" office:value-type="float" office:value="21.1743344609999" calcext:value-type="float">
            <text:p>21,174334461</text:p>
          </table:table-cell>
          <table:table-cell table:formula="of:=COS([.F340])" office:value-type="float" office:value="-0.684547088291093" calcext:value-type="float">
            <text:p>-0,6845470883</text:p>
          </table:table-cell>
          <table:table-cell table:formula="of:=SIN([.F340])" office:value-type="float" office:value="0.728968643984215" calcext:value-type="float">
            <text:p>0,728968644</text:p>
          </table:table-cell>
        </table:table-row>
        <table:table-row table:style-name="ro1">
          <table:table-cell table:number-columns-repeated="5"/>
          <table:table-cell table:formula="of:=[.F340]+3.14159265/50" office:value-type="float" office:value="21.2371663139999" calcext:value-type="float">
            <text:p>21,237166314</text:p>
          </table:table-cell>
          <table:table-cell table:formula="of:=COS([.F341])" office:value-type="float" office:value="-0.728968610809459" calcext:value-type="float">
            <text:p>-0,7289686108</text:p>
          </table:table-cell>
          <table:table-cell table:formula="of:=SIN([.F341])" office:value-type="float" office:value="0.684547123618621" calcext:value-type="float">
            <text:p>0,6845471236</text:p>
          </table:table-cell>
        </table:table-row>
        <table:table-row table:style-name="ro1">
          <table:table-cell table:number-columns-repeated="5"/>
          <table:table-cell table:formula="of:=[.F341]+3.14159265/50" office:value-type="float" office:value="21.2999981669999" calcext:value-type="float">
            <text:p>21,299998167</text:p>
          </table:table-cell>
          <table:table-cell table:formula="of:=COS([.F342])" office:value-type="float" office:value="-0.770513227261611" calcext:value-type="float">
            <text:p>-0,7705132273</text:p>
          </table:table-cell>
          <table:table-cell table:formula="of:=SIN([.F342])" office:value-type="float" office:value="0.637424008502109" calcext:value-type="float">
            <text:p>0,6374240085</text:p>
          </table:table-cell>
        </table:table-row>
        <table:table-row table:style-name="ro1">
          <table:table-cell table:number-columns-repeated="5"/>
          <table:table-cell table:formula="of:=[.F342]+3.14159265/50" office:value-type="float" office:value="21.3628300199999" calcext:value-type="float">
            <text:p>21,36283002</text:p>
          </table:table-cell>
          <table:table-cell table:formula="of:=COS([.F343])" office:value-type="float" office:value="-0.809016980026719" calcext:value-type="float">
            <text:p>-0,80901698</text:p>
          </table:table-cell>
          <table:table-cell table:formula="of:=SIN([.F343])" office:value-type="float" office:value="0.587785272041115" calcext:value-type="float">
            <text:p>0,587785272</text:p>
          </table:table-cell>
        </table:table-row>
        <table:table-row table:style-name="ro1">
          <table:table-cell table:number-columns-repeated="5"/>
          <table:table-cell table:formula="of:=[.F343]+3.14159265/50" office:value-type="float" office:value="21.4256618729999" calcext:value-type="float">
            <text:p>21,425661873</text:p>
          </table:table-cell>
          <table:table-cell table:formula="of:=COS([.F344])" office:value-type="float" office:value="-0.844327912383656" calcext:value-type="float">
            <text:p>-0,8443279124</text:p>
          </table:table-cell>
          <table:table-cell table:formula="of:=SIN([.F344])" office:value-type="float" office:value="0.535826815650222" calcext:value-type="float">
            <text:p>0,5358268157</text:p>
          </table:table-cell>
        </table:table-row>
        <table:table-row table:style-name="ro1">
          <table:table-cell table:number-columns-repeated="5"/>
          <table:table-cell table:formula="of:=[.F344]+3.14159265/50" office:value-type="float" office:value="21.4884937259999" calcext:value-type="float">
            <text:p>21,488493726</text:p>
          </table:table-cell>
          <table:table-cell table:formula="of:=COS([.F345])" office:value-type="float" office:value="-0.876306668214759" calcext:value-type="float">
            <text:p>-0,8763066682</text:p>
          </table:table-cell>
          <table:table-cell table:formula="of:=SIN([.F345])" office:value-type="float" office:value="0.481753695618776" calcext:value-type="float">
            <text:p>0,4817536956</text:p>
          </table:table-cell>
        </table:table-row>
        <table:table-row table:style-name="ro1">
          <table:table-cell table:number-columns-repeated="5"/>
          <table:table-cell table:formula="of:=[.F345]+3.14159265/50" office:value-type="float" office:value="21.5513255789999" calcext:value-type="float">
            <text:p>21,551325579</text:p>
          </table:table-cell>
          <table:table-cell table:formula="of:=COS([.F346])" office:value-type="float" office:value="-0.904827041980755" calcext:value-type="float">
            <text:p>-0,904827042</text:p>
          </table:table-cell>
          <table:table-cell table:formula="of:=SIN([.F346])" office:value-type="float" office:value="0.425779313847394" calcext:value-type="float">
            <text:p>0,4257793138</text:p>
          </table:table-cell>
        </table:table-row>
        <table:table-row table:style-name="ro1">
          <table:table-cell table:number-columns-repeated="5"/>
          <table:table-cell table:formula="of:=[.F346]+3.14159265/50" office:value-type="float" office:value="21.6141574319999" calcext:value-type="float">
            <text:p>21,614157432</text:p>
          </table:table-cell>
          <table:table-cell table:formula="of:=COS([.F347])" office:value-type="float" office:value="-0.929776476796365" calcext:value-type="float">
            <text:p>-0,9297764768</text:p>
          </table:table-cell>
          <table:table-cell table:formula="of:=SIN([.F347])" office:value-type="float" office:value="0.368124575648161" calcext:value-type="float">
            <text:p>0,3681245756</text:p>
          </table:table-cell>
        </table:table-row>
        <table:table-row table:style-name="ro1">
          <table:table-cell table:number-columns-repeated="5"/>
          <table:table-cell table:formula="of:=[.F347]+3.14159265/50" office:value-type="float" office:value="21.6769892849999" calcext:value-type="float">
            <text:p>21,676989285</text:p>
          </table:table-cell>
          <table:table-cell table:formula="of:=COS([.F348])" office:value-type="float" office:value="-0.95105650864091" calcext:value-type="float">
            <text:p>-0,9510565086</text:p>
          </table:table-cell>
          <table:table-cell table:formula="of:=SIN([.F348])" office:value-type="float" office:value="0.309017017932285" calcext:value-type="float">
            <text:p>0,3090170179</text:p>
          </table:table-cell>
        </table:table-row>
        <table:table-row table:style-name="ro1">
          <table:table-cell table:number-columns-repeated="5"/>
          <table:table-cell table:formula="of:=[.F348]+3.14159265/50" office:value-type="float" office:value="21.7398211379999" calcext:value-type="float">
            <text:p>21,739821138</text:p>
          </table:table-cell>
          <table:table-cell table:formula="of:=COS([.F349])" office:value-type="float" office:value="-0.968583154950814" calcext:value-type="float">
            <text:p>-0,968583155</text:p>
          </table:table-cell>
          <table:table-cell table:formula="of:=SIN([.F349])" office:value-type="float" office:value="0.248689911225862" calcext:value-type="float">
            <text:p>0,2486899112</text:p>
          </table:table-cell>
        </table:table-row>
        <table:table-row table:style-name="ro1">
          <table:table-cell table:number-columns-repeated="5"/>
          <table:table-cell table:formula="of:=[.F349]+3.14159265/50" office:value-type="float" office:value="21.8026529909999" calcext:value-type="float">
            <text:p>21,802652991</text:p>
          </table:table-cell>
          <table:table-cell table:formula="of:=COS([.F350])" office:value-type="float" office:value="-0.982287246060412" calcext:value-type="float">
            <text:p>-0,9822872461</text:p>
          </table:table-cell>
          <table:table-cell table:formula="of:=SIN([.F350])" office:value-type="float" office:value="0.187381339057687" calcext:value-type="float">
            <text:p>0,1873813391</text:p>
          </table:table-cell>
        </table:table-row>
        <table:table-row table:style-name="ro1">
          <table:table-cell table:number-columns-repeated="5"/>
          <table:table-cell table:formula="of:=[.F350]+3.14159265/50" office:value-type="float" office:value="21.8654848439999" calcext:value-type="float">
            <text:p>21,865484844</text:p>
          </table:table-cell>
          <table:table-cell table:formula="of:=COS([.F351])" office:value-type="float" office:value="-0.992114698183021" calcext:value-type="float">
            <text:p>-0,9921146982</text:p>
          </table:table-cell>
          <table:table-cell table:formula="of:=SIN([.F351])" office:value-type="float" office:value="0.125333258352331" calcext:value-type="float">
            <text:p>0,1253332584</text:p>
          </table:table-cell>
        </table:table-row>
        <table:table-row table:style-name="ro1">
          <table:table-cell table:number-columns-repeated="5"/>
          <table:table-cell table:formula="of:=[.F351]+3.14159265/50" office:value-type="float" office:value="21.9283166969999" calcext:value-type="float">
            <text:p>21,928316697</text:p>
          </table:table-cell>
          <table:table-cell table:formula="of:=COS([.F352])" office:value-type="float" office:value="-0.998026726854939" calcext:value-type="float">
            <text:p>-0,9980267269</text:p>
          </table:table-cell>
          <table:table-cell table:formula="of:=SIN([.F352])" office:value-type="float" office:value="0.0627905445367083" calcext:value-type="float">
            <text:p>0,0627905445</text:p>
          </table:table-cell>
        </table:table-row>
        <table:table-row table:style-name="ro1">
          <table:table-cell table:number-columns-repeated="5"/>
          <table:table-cell table:formula="of:=[.F352]+3.14159265/50" office:value-type="float" office:value="21.9911485499999" calcext:value-type="float">
            <text:p>21,99114855</text:p>
          </table:table-cell>
          <table:table-cell table:formula="of:=COS([.F353])" office:value-type="float" office:value="-1" calcext:value-type="float">
            <text:p>-1</text:p>
          </table:table-cell>
          <table:table-cell table:formula="of:=SIN([.F353])" office:value-type="float" office:value="0.0000000251286360299304" calcext:value-type="float">
            <text:p>2,51286360299304E-008</text:p>
          </table:table-cell>
        </table:table-row>
        <table:table-row table:style-name="ro1">
          <table:table-cell table:number-columns-repeated="5"/>
          <table:table-cell table:formula="of:=[.F353]+3.14159265/50" office:value-type="float" office:value="22.0539804029999" calcext:value-type="float">
            <text:p>22,053980403</text:p>
          </table:table-cell>
          <table:table-cell table:formula="of:=COS([.F354])" office:value-type="float" office:value="-0.99802673001062" calcext:value-type="float">
            <text:p>-0,99802673</text:p>
          </table:table-cell>
          <table:table-cell table:formula="of:=SIN([.F354])" office:value-type="float" office:value="-0.0627904943786075" calcext:value-type="float">
            <text:p>-0,0627904944</text:p>
          </table:table-cell>
        </table:table-row>
        <table:table-row table:style-name="ro1">
          <table:table-cell table:number-columns-repeated="5"/>
          <table:table-cell table:formula="of:=[.F354]+3.14159265/50" office:value-type="float" office:value="22.1168122559999" calcext:value-type="float">
            <text:p>22,116812256</text:p>
          </table:table-cell>
          <table:table-cell table:formula="of:=COS([.F355])" office:value-type="float" office:value="-0.992114704481928" calcext:value-type="float">
            <text:p>-0,9921147045</text:p>
          </table:table-cell>
          <table:table-cell table:formula="of:=SIN([.F355])" office:value-type="float" office:value="-0.125333208491353" calcext:value-type="float">
            <text:p>-0,1253332085</text:p>
          </table:table-cell>
        </table:table-row>
        <table:table-row table:style-name="ro1">
          <table:table-cell table:number-columns-repeated="5"/>
          <table:table-cell table:formula="of:=[.F355]+3.14159265/50" office:value-type="float" office:value="22.1796441089999" calcext:value-type="float">
            <text:p>22,179644109</text:p>
          </table:table-cell>
          <table:table-cell table:formula="of:=COS([.F356])" office:value-type="float" office:value="-0.982287255477686" calcext:value-type="float">
            <text:p>-0,9822872555</text:p>
          </table:table-cell>
          <table:table-cell table:formula="of:=SIN([.F356])" office:value-type="float" office:value="-0.187381289690609" calcext:value-type="float">
            <text:p>-0,1873812897</text:p>
          </table:table-cell>
        </table:table-row>
        <table:table-row table:style-name="ro1">
          <table:table-cell table:number-columns-repeated="5"/>
          <table:table-cell table:formula="of:=[.F356]+3.14159265/50" office:value-type="float" office:value="22.2424759619999" calcext:value-type="float">
            <text:p>22,242475962</text:p>
          </table:table-cell>
          <table:table-cell table:formula="of:=COS([.F357])" office:value-type="float" office:value="-0.968583167449289" calcext:value-type="float">
            <text:p>-0,9685831674</text:p>
          </table:table-cell>
          <table:table-cell table:formula="of:=SIN([.F357])" office:value-type="float" office:value="-0.248689862547515" calcext:value-type="float">
            <text:p>-0,2486898625</text:p>
          </table:table-cell>
        </table:table-row>
        <table:table-row table:style-name="ro1">
          <table:table-cell table:number-columns-repeated="5"/>
          <table:table-cell table:formula="of:=[.F357]+3.14159265/50" office:value-type="float" office:value="22.3053078149999" calcext:value-type="float">
            <text:p>22,305307815</text:p>
          </table:table-cell>
          <table:table-cell table:formula="of:=COS([.F358])" office:value-type="float" office:value="-0.951056524171261" calcext:value-type="float">
            <text:p>-0,9510565242</text:p>
          </table:table-cell>
          <table:table-cell table:formula="of:=SIN([.F358])" office:value-type="float" office:value="-0.309016970134779" calcext:value-type="float">
            <text:p>-0,3090169701</text:p>
          </table:table-cell>
        </table:table-row>
        <table:table-row table:style-name="ro1">
          <table:table-cell table:number-columns-repeated="5"/>
          <table:table-cell table:formula="of:=[.F358]+3.14159265/50" office:value-type="float" office:value="22.3681396679999" calcext:value-type="float">
            <text:p>22,368139668</text:p>
          </table:table-cell>
          <table:table-cell table:formula="of:=COS([.F359])" office:value-type="float" office:value="-0.929776495297301" calcext:value-type="float">
            <text:p>-0,9297764953</text:p>
          </table:table-cell>
          <table:table-cell table:formula="of:=SIN([.F359])" office:value-type="float" office:value="-0.368124528920131" calcext:value-type="float">
            <text:p>-0,3681245289</text:p>
          </table:table-cell>
        </table:table-row>
        <table:table-row table:style-name="ro1">
          <table:table-cell table:number-columns-repeated="5"/>
          <table:table-cell table:formula="of:=[.F359]+3.14159265/50" office:value-type="float" office:value="22.4309715209999" calcext:value-type="float">
            <text:p>22,430971521</text:p>
          </table:table-cell>
          <table:table-cell table:formula="of:=COS([.F360])" office:value-type="float" office:value="-0.90482706337926" calcext:value-type="float">
            <text:p>-0,9048270634</text:p>
          </table:table-cell>
          <table:table-cell table:formula="of:=SIN([.F360])" office:value-type="float" office:value="-0.425779268373255" calcext:value-type="float">
            <text:p>-0,4257792684</text:p>
          </table:table-cell>
        </table:table-row>
        <table:table-row table:style-name="ro1">
          <table:table-cell table:number-columns-repeated="5"/>
          <table:table-cell table:formula="of:=[.F360]+3.14159265/50" office:value-type="float" office:value="22.4938033739999" calcext:value-type="float">
            <text:p>22,493803374</text:p>
          </table:table-cell>
          <table:table-cell table:formula="of:=COS([.F361])" office:value-type="float" office:value="-0.876306692426384" calcext:value-type="float">
            <text:p>-0,8763066924</text:p>
          </table:table-cell>
          <table:table-cell table:formula="of:=SIN([.F361])" office:value-type="float" office:value="-0.481753651577993" calcext:value-type="float">
            <text:p>-0,4817536516</text:p>
          </table:table-cell>
        </table:table-row>
        <table:table-row table:style-name="ro1">
          <table:table-cell table:number-columns-repeated="5"/>
          <table:table-cell table:formula="of:=[.F361]+3.14159265/50" office:value-type="float" office:value="22.5566352269999" calcext:value-type="float">
            <text:p>22,556635227</text:p>
          </table:table-cell>
          <table:table-cell table:formula="of:=COS([.F362])" office:value-type="float" office:value="-0.844327939312849" calcext:value-type="float">
            <text:p>-0,8443279393</text:p>
          </table:table-cell>
          <table:table-cell table:formula="of:=SIN([.F362])" office:value-type="float" office:value="-0.535826773216604" calcext:value-type="float">
            <text:p>-0,5358267732</text:p>
          </table:table-cell>
        </table:table-row>
        <table:table-row table:style-name="ro1">
          <table:table-cell table:number-columns-repeated="5"/>
          <table:table-cell table:formula="of:=[.F362]+3.14159265/50" office:value-type="float" office:value="22.6194670799999" calcext:value-type="float">
            <text:p>22,61946708</text:p>
          </table:table-cell>
          <table:table-cell table:formula="of:=COS([.F363])" office:value-type="float" office:value="-0.809017009567202" calcext:value-type="float">
            <text:p>-0,8090170096</text:p>
          </table:table-cell>
          <table:table-cell table:formula="of:=SIN([.F363])" office:value-type="float" office:value="-0.587785231382128" calcext:value-type="float">
            <text:p>-0,5877852314</text:p>
          </table:table-cell>
        </table:table-row>
        <table:table-row table:style-name="ro1">
          <table:table-cell table:number-columns-repeated="5"/>
          <table:table-cell table:formula="of:=[.F363]+3.14159265/50" office:value-type="float" office:value="22.6822989329999" calcext:value-type="float">
            <text:p>22,682298933</text:p>
          </table:table-cell>
          <table:table-cell table:formula="of:=COS([.F364])" office:value-type="float" office:value="-0.770513259296802" calcext:value-type="float">
            <text:p>-0,7705132593</text:p>
          </table:table-cell>
          <table:table-cell table:formula="of:=SIN([.F364])" office:value-type="float" office:value="-0.637423969778215" calcext:value-type="float">
            <text:p>-0,6374239698</text:p>
          </table:table-cell>
        </table:table-row>
        <table:table-row table:style-name="ro1">
          <table:table-cell table:number-columns-repeated="5"/>
          <table:table-cell table:formula="of:=[.F364]+3.14159265/50" office:value-type="float" office:value="22.7451307859999" calcext:value-type="float">
            <text:p>22,745130786</text:p>
          </table:table-cell>
          <table:table-cell table:formula="of:=COS([.F365])" office:value-type="float" office:value="-0.728968645212929" calcext:value-type="float">
            <text:p>-0,7289686452</text:p>
          </table:table-cell>
          <table:table-cell table:formula="of:=SIN([.F365])" office:value-type="float" office:value="-0.684547086982647" calcext:value-type="float">
            <text:p>-0,684547087</text:p>
          </table:table-cell>
        </table:table-row>
        <table:table-row table:style-name="ro1">
          <table:table-cell table:number-columns-repeated="5"/>
          <table:table-cell table:formula="of:=[.F365]+3.14159265/50" office:value-type="float" office:value="22.8079626389999" calcext:value-type="float">
            <text:p>22,807962639</text:p>
          </table:table-cell>
          <table:table-cell table:formula="of:=COS([.F366])" office:value-type="float" office:value="-0.684547124927068" calcext:value-type="float">
            <text:p>-0,6845471249</text:p>
          </table:table-cell>
          <table:table-cell table:formula="of:=SIN([.F366])" office:value-type="float" office:value="-0.728968609580745" calcext:value-type="float">
            <text:p>-0,7289686096</text:p>
          </table:table-cell>
        </table:table-row>
        <table:table-row table:style-name="ro1">
          <table:table-cell table:number-columns-repeated="5"/>
          <table:table-cell table:formula="of:=[.F366]+3.14159265/50" office:value-type="float" office:value="22.8707944919999" calcext:value-type="float">
            <text:p>22,870794492</text:p>
          </table:table-cell>
          <table:table-cell table:formula="of:=COS([.F367])" office:value-type="float" office:value="-0.637424009885125" calcext:value-type="float">
            <text:p>-0,6374240099</text:p>
          </table:table-cell>
          <table:table-cell table:formula="of:=SIN([.F367])" office:value-type="float" office:value="-0.77051322611748" calcext:value-type="float">
            <text:p>-0,7705132261</text:p>
          </table:table-cell>
        </table:table-row>
        <table:table-row table:style-name="ro1">
          <table:table-cell table:number-columns-repeated="5"/>
          <table:table-cell table:formula="of:=[.F367]+3.14159265/50" office:value-type="float" office:value="22.9336263449999" calcext:value-type="float">
            <text:p>22,933626345</text:p>
          </table:table-cell>
          <table:table-cell table:formula="of:=COS([.F368])" office:value-type="float" office:value="-0.587785273493243" calcext:value-type="float">
            <text:p>-0,5877852735</text:p>
          </table:table-cell>
          <table:table-cell table:formula="of:=SIN([.F368])" office:value-type="float" office:value="-0.809016978971686" calcext:value-type="float">
            <text:p>-0,809016979</text:p>
          </table:table-cell>
        </table:table-row>
        <table:table-row table:style-name="ro1">
          <table:table-cell table:number-columns-repeated="5"/>
          <table:table-cell table:formula="of:=[.F368]+3.14159265/50" office:value-type="float" office:value="22.9964581979999" calcext:value-type="float">
            <text:p>22,996458198</text:p>
          </table:table-cell>
          <table:table-cell table:formula="of:=COS([.F369])" office:value-type="float" office:value="-0.535826817165731" calcext:value-type="float">
            <text:p>-0,5358268172</text:p>
          </table:table-cell>
          <table:table-cell table:formula="of:=SIN([.F369])" office:value-type="float" office:value="-0.844327911421885" calcext:value-type="float">
            <text:p>-0,8443279114</text:p>
          </table:table-cell>
        </table:table-row>
        <table:table-row table:style-name="ro1">
          <table:table-cell table:number-columns-repeated="5"/>
          <table:table-cell table:formula="of:=[.F369]+3.14159265/50" office:value-type="float" office:value="23.0592900509999" calcext:value-type="float">
            <text:p>23,059290051</text:p>
          </table:table-cell>
          <table:table-cell table:formula="of:=COS([.F370])" office:value-type="float" office:value="-0.481753697191684" calcext:value-type="float">
            <text:p>-0,4817536972</text:p>
          </table:table-cell>
          <table:table-cell table:formula="of:=SIN([.F370])" office:value-type="float" office:value="-0.876306667350045" calcext:value-type="float">
            <text:p>-0,8763066674</text:p>
          </table:table-cell>
        </table:table-row>
        <table:table-row table:style-name="ro1">
          <table:table-cell table:number-columns-repeated="5"/>
          <table:table-cell table:formula="of:=[.F370]+3.14159265/50" office:value-type="float" office:value="23.1221219039999" calcext:value-type="float">
            <text:p>23,122121904</text:p>
          </table:table-cell>
          <table:table-cell table:formula="of:=COS([.F371])" office:value-type="float" office:value="-0.425779315471494" calcext:value-type="float">
            <text:p>-0,4257793155</text:p>
          </table:table-cell>
          <table:table-cell table:formula="of:=SIN([.F371])" office:value-type="float" office:value="-0.904827041216511" calcext:value-type="float">
            <text:p>-0,9048270412</text:p>
          </table:table-cell>
        </table:table-row>
        <table:table-row table:style-name="ro1">
          <table:table-cell table:number-columns-repeated="5"/>
          <table:table-cell table:formula="of:=[.F371]+3.14159265/50" office:value-type="float" office:value="23.1849537569999" calcext:value-type="float">
            <text:p>23,184953757</text:p>
          </table:table-cell>
          <table:table-cell table:formula="of:=COS([.F372])" office:value-type="float" office:value="-0.368124577317043" calcext:value-type="float">
            <text:p>-0,3681245773</text:p>
          </table:table-cell>
          <table:table-cell table:formula="of:=SIN([.F372])" office:value-type="float" office:value="-0.929776476135608" calcext:value-type="float">
            <text:p>-0,9297764761</text:p>
          </table:table-cell>
        </table:table-row>
        <table:table-row table:style-name="ro1">
          <table:table-cell table:number-columns-repeated="5"/>
          <table:table-cell table:formula="of:=[.F372]+3.14159265/50" office:value-type="float" office:value="23.2477856099999" calcext:value-type="float">
            <text:p>23,24778561</text:p>
          </table:table-cell>
          <table:table-cell table:formula="of:=COS([.F373])" office:value-type="float" office:value="-0.309017019639363" calcext:value-type="float">
            <text:p>-0,3090170196</text:p>
          </table:table-cell>
          <table:table-cell table:formula="of:=SIN([.F373])" office:value-type="float" office:value="-0.951056508086247" calcext:value-type="float">
            <text:p>-0,9510565081</text:p>
          </table:table-cell>
        </table:table-row>
        <table:table-row table:style-name="ro1">
          <table:table-cell table:number-columns-repeated="5"/>
          <table:table-cell table:formula="of:=[.F373]+3.14159265/50" office:value-type="float" office:value="23.3106174629999" calcext:value-type="float">
            <text:p>23,310617463</text:p>
          </table:table-cell>
          <table:table-cell table:formula="of:=COS([.F374])" office:value-type="float" office:value="-0.2486899129644" calcext:value-type="float">
            <text:p>-0,248689913</text:p>
          </table:table-cell>
          <table:table-cell table:formula="of:=SIN([.F374])" office:value-type="float" office:value="-0.968583154504433" calcext:value-type="float">
            <text:p>-0,9685831545</text:p>
          </table:table-cell>
        </table:table-row>
        <table:table-row table:style-name="ro1">
          <table:table-cell table:number-columns-repeated="5"/>
          <table:table-cell table:formula="of:=[.F374]+3.14159265/50" office:value-type="float" office:value="23.3734493159999" calcext:value-type="float">
            <text:p>23,373449316</text:p>
          </table:table-cell>
          <table:table-cell table:formula="of:=COS([.F375])" office:value-type="float" office:value="-0.187381340820823" calcext:value-type="float">
            <text:p>-0,1873813408</text:p>
          </table:table-cell>
          <table:table-cell table:formula="of:=SIN([.F375])" office:value-type="float" office:value="-0.982287245724076" calcext:value-type="float">
            <text:p>-0,9822872457</text:p>
          </table:table-cell>
        </table:table-row>
        <table:table-row table:style-name="ro1">
          <table:table-cell table:number-columns-repeated="5"/>
          <table:table-cell table:formula="of:=[.F375]+3.14159265/50" office:value-type="float" office:value="23.4362811689999" calcext:value-type="float">
            <text:p>23,436281169</text:p>
          </table:table-cell>
          <table:table-cell table:formula="of:=COS([.F376])" office:value-type="float" office:value="-0.125333260133107" calcext:value-type="float">
            <text:p>-0,1253332601</text:p>
          </table:table-cell>
          <table:table-cell table:formula="of:=SIN([.F376])" office:value-type="float" office:value="-0.992114697958057" calcext:value-type="float">
            <text:p>-0,992114698</text:p>
          </table:table-cell>
        </table:table-row>
        <table:table-row table:style-name="ro1">
          <table:table-cell table:number-columns-repeated="5"/>
          <table:table-cell table:formula="of:=[.F376]+3.14159265/50" office:value-type="float" office:value="23.4991130219999" calcext:value-type="float">
            <text:p>23,499113022</text:p>
          </table:table-cell>
          <table:table-cell table:formula="of:=COS([.F377])" office:value-type="float" office:value="-0.0627905463280951" calcext:value-type="float">
            <text:p>-0,0627905463</text:p>
          </table:table-cell>
          <table:table-cell table:formula="of:=SIN([.F377])" office:value-type="float" office:value="-0.998026726742235" calcext:value-type="float">
            <text:p>-0,9980267267</text:p>
          </table:table-cell>
        </table:table-row>
        <table:table-row table:style-name="ro1">
          <table:table-cell table:number-columns-repeated="5"/>
          <table:table-cell table:formula="of:=[.F377]+3.14159265/50" office:value-type="float" office:value="23.5619448749999" calcext:value-type="float">
            <text:p>23,561944875</text:p>
          </table:table-cell>
          <table:table-cell table:formula="of:=COS([.F378])" office:value-type="float" office:value="-0.0000000269235647413189" calcext:value-type="float">
            <text:p>-2,69235647413189E-008</text:p>
          </table:table-cell>
          <table:table-cell table:formula="of:=SIN([.F378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378]+3.14159265/50" office:value-type="float" office:value="23.6247767279999" calcext:value-type="float">
            <text:p>23,624776728</text:p>
          </table:table-cell>
          <table:table-cell table:formula="of:=COS([.F379])" office:value-type="float" office:value="0.0627904925872207" calcext:value-type="float">
            <text:p>0,0627904926</text:p>
          </table:table-cell>
          <table:table-cell table:formula="of:=SIN([.F379])" office:value-type="float" office:value="-0.998026730123324" calcext:value-type="float">
            <text:p>-0,9980267301</text:p>
          </table:table-cell>
        </table:table-row>
        <table:table-row table:style-name="ro1">
          <table:table-cell table:number-columns-repeated="5"/>
          <table:table-cell table:formula="of:=[.F379]+3.14159265/50" office:value-type="float" office:value="23.6876085809999" calcext:value-type="float">
            <text:p>23,687608581</text:p>
          </table:table-cell>
          <table:table-cell table:formula="of:=COS([.F380])" office:value-type="float" office:value="0.125333206710578" calcext:value-type="float">
            <text:p>0,1253332067</text:p>
          </table:table-cell>
          <table:table-cell table:formula="of:=SIN([.F380])" office:value-type="float" office:value="-0.992114704706892" calcext:value-type="float">
            <text:p>-0,9921147047</text:p>
          </table:table-cell>
        </table:table-row>
        <table:table-row table:style-name="ro1">
          <table:table-cell table:number-columns-repeated="5"/>
          <table:table-cell table:formula="of:=[.F380]+3.14159265/50" office:value-type="float" office:value="23.7504404339999" calcext:value-type="float">
            <text:p>23,750440434</text:p>
          </table:table-cell>
          <table:table-cell table:formula="of:=COS([.F381])" office:value-type="float" office:value="0.187381287927474" calcext:value-type="float">
            <text:p>0,1873812879</text:p>
          </table:table-cell>
          <table:table-cell table:formula="of:=SIN([.F381])" office:value-type="float" office:value="-0.982287255814022" calcext:value-type="float">
            <text:p>-0,9822872558</text:p>
          </table:table-cell>
        </table:table-row>
        <table:table-row table:style-name="ro1">
          <table:table-cell table:number-columns-repeated="5"/>
          <table:table-cell table:formula="of:=[.F381]+3.14159265/50" office:value-type="float" office:value="23.8132722869999" calcext:value-type="float">
            <text:p>23,813272287</text:p>
          </table:table-cell>
          <table:table-cell table:formula="of:=COS([.F382])" office:value-type="float" office:value="0.248689860808977" calcext:value-type="float">
            <text:p>0,2486898608</text:p>
          </table:table-cell>
          <table:table-cell table:formula="of:=SIN([.F382])" office:value-type="float" office:value="-0.96858316789567" calcext:value-type="float">
            <text:p>-0,9685831679</text:p>
          </table:table-cell>
        </table:table-row>
        <table:table-row table:style-name="ro1">
          <table:table-cell table:number-columns-repeated="5"/>
          <table:table-cell table:formula="of:=[.F382]+3.14159265/50" office:value-type="float" office:value="23.8761041399999" calcext:value-type="float">
            <text:p>23,87610414</text:p>
          </table:table-cell>
          <table:table-cell table:formula="of:=COS([.F383])" office:value-type="float" office:value="0.3090169684277" calcext:value-type="float">
            <text:p>0,3090169684</text:p>
          </table:table-cell>
          <table:table-cell table:formula="of:=SIN([.F383])" office:value-type="float" office:value="-0.951056524725925" calcext:value-type="float">
            <text:p>-0,9510565247</text:p>
          </table:table-cell>
        </table:table-row>
        <table:table-row table:style-name="ro1">
          <table:table-cell table:number-columns-repeated="5"/>
          <table:table-cell table:formula="of:=[.F383]+3.14159265/50" office:value-type="float" office:value="23.9389359929999" calcext:value-type="float">
            <text:p>23,938935993</text:p>
          </table:table-cell>
          <table:table-cell table:formula="of:=COS([.F384])" office:value-type="float" office:value="0.368124527251249" calcext:value-type="float">
            <text:p>0,3681245273</text:p>
          </table:table-cell>
          <table:table-cell table:formula="of:=SIN([.F384])" office:value-type="float" office:value="-0.929776495958058" calcext:value-type="float">
            <text:p>-0,929776496</text:p>
          </table:table-cell>
        </table:table-row>
        <table:table-row table:style-name="ro1">
          <table:table-cell table:number-columns-repeated="5"/>
          <table:table-cell table:formula="of:=[.F384]+3.14159265/50" office:value-type="float" office:value="24.0017678459999" calcext:value-type="float">
            <text:p>24,001767846</text:p>
          </table:table-cell>
          <table:table-cell table:formula="of:=COS([.F385])" office:value-type="float" office:value="0.425779266749155" calcext:value-type="float">
            <text:p>0,4257792667</text:p>
          </table:table-cell>
          <table:table-cell table:formula="of:=SIN([.F385])" office:value-type="float" office:value="-0.904827064143504" calcext:value-type="float">
            <text:p>-0,9048270641</text:p>
          </table:table-cell>
        </table:table-row>
        <table:table-row table:style-name="ro1">
          <table:table-cell table:number-columns-repeated="5"/>
          <table:table-cell table:formula="of:=[.F385]+3.14159265/50" office:value-type="float" office:value="24.0645996989999" calcext:value-type="float">
            <text:p>24,064599699</text:p>
          </table:table-cell>
          <table:table-cell table:formula="of:=COS([.F386])" office:value-type="float" office:value="0.481753650005085" calcext:value-type="float">
            <text:p>0,48175365</text:p>
          </table:table-cell>
          <table:table-cell table:formula="of:=SIN([.F386])" office:value-type="float" office:value="-0.876306693291098" calcext:value-type="float">
            <text:p>-0,8763066933</text:p>
          </table:table-cell>
        </table:table-row>
        <table:table-row table:style-name="ro1">
          <table:table-cell table:number-columns-repeated="5"/>
          <table:table-cell table:formula="of:=[.F386]+3.14159265/50" office:value-type="float" office:value="24.1274315519999" calcext:value-type="float">
            <text:p>24,127431552</text:p>
          </table:table-cell>
          <table:table-cell table:formula="of:=COS([.F387])" office:value-type="float" office:value="0.535826771701096" calcext:value-type="float">
            <text:p>0,5358267717</text:p>
          </table:table-cell>
          <table:table-cell table:formula="of:=SIN([.F387])" office:value-type="float" office:value="-0.84432794027462" calcext:value-type="float">
            <text:p>-0,8443279403</text:p>
          </table:table-cell>
        </table:table-row>
        <table:table-row table:style-name="ro1">
          <table:table-cell table:number-columns-repeated="5"/>
          <table:table-cell table:formula="of:=[.F387]+3.14159265/50" office:value-type="float" office:value="24.1902634049999" calcext:value-type="float">
            <text:p>24,190263405</text:p>
          </table:table-cell>
          <table:table-cell table:formula="of:=COS([.F388])" office:value-type="float" office:value="0.58778522993" calcext:value-type="float">
            <text:p>0,5877852299</text:p>
          </table:table-cell>
          <table:table-cell table:formula="of:=SIN([.F388])" office:value-type="float" office:value="-0.809017010622234" calcext:value-type="float">
            <text:p>-0,8090170106</text:p>
          </table:table-cell>
        </table:table-row>
        <table:table-row table:style-name="ro1">
          <table:table-cell table:number-columns-repeated="5"/>
          <table:table-cell table:formula="of:=[.F388]+3.14159265/50" office:value-type="float" office:value="24.2530952579999" calcext:value-type="float">
            <text:p>24,253095258</text:p>
          </table:table-cell>
          <table:table-cell table:formula="of:=COS([.F389])" office:value-type="float" office:value="0.637423968395199" calcext:value-type="float">
            <text:p>0,6374239684</text:p>
          </table:table-cell>
          <table:table-cell table:formula="of:=SIN([.F389])" office:value-type="float" office:value="-0.770513260440932" calcext:value-type="float">
            <text:p>-0,7705132604</text:p>
          </table:table-cell>
        </table:table-row>
        <table:table-row table:style-name="ro1">
          <table:table-cell table:number-columns-repeated="5"/>
          <table:table-cell table:formula="of:=[.F389]+3.14159265/50" office:value-type="float" office:value="24.3159271109999" calcext:value-type="float">
            <text:p>24,315927111</text:p>
          </table:table-cell>
          <table:table-cell table:formula="of:=COS([.F390])" office:value-type="float" office:value="0.6845470856742" calcext:value-type="float">
            <text:p>0,6845470857</text:p>
          </table:table-cell>
          <table:table-cell table:formula="of:=SIN([.F390])" office:value-type="float" office:value="-0.728968646441642" calcext:value-type="float">
            <text:p>-0,7289686464</text:p>
          </table:table-cell>
        </table:table-row>
        <table:table-row table:style-name="ro1">
          <table:table-cell table:number-columns-repeated="5"/>
          <table:table-cell table:formula="of:=[.F390]+3.14159265/50" office:value-type="float" office:value="24.3787589639999" calcext:value-type="float">
            <text:p>24,378758964</text:p>
          </table:table-cell>
          <table:table-cell table:formula="of:=COS([.F391])" office:value-type="float" office:value="0.728968608352032" calcext:value-type="float">
            <text:p>0,7289686084</text:p>
          </table:table-cell>
          <table:table-cell table:formula="of:=SIN([.F391])" office:value-type="float" office:value="-0.684547126235515" calcext:value-type="float">
            <text:p>-0,6845471262</text:p>
          </table:table-cell>
        </table:table-row>
        <table:table-row table:style-name="ro1">
          <table:table-cell table:number-columns-repeated="5"/>
          <table:table-cell table:formula="of:=[.F391]+3.14159265/50" office:value-type="float" office:value="24.4415908169999" calcext:value-type="float">
            <text:p>24,441590817</text:p>
          </table:table-cell>
          <table:table-cell table:formula="of:=COS([.F392])" office:value-type="float" office:value="0.77051322497335" calcext:value-type="float">
            <text:p>0,770513225</text:p>
          </table:table-cell>
          <table:table-cell table:formula="of:=SIN([.F392])" office:value-type="float" office:value="-0.637424011268142" calcext:value-type="float">
            <text:p>-0,6374240113</text:p>
          </table:table-cell>
        </table:table-row>
        <table:table-row table:style-name="ro1">
          <table:table-cell table:number-columns-repeated="5"/>
          <table:table-cell table:formula="of:=[.F392]+3.14159265/50" office:value-type="float" office:value="24.5044226699999" calcext:value-type="float">
            <text:p>24,50442267</text:p>
          </table:table-cell>
          <table:table-cell table:formula="of:=COS([.F393])" office:value-type="float" office:value="0.809016977916653" calcext:value-type="float">
            <text:p>0,8090169779</text:p>
          </table:table-cell>
          <table:table-cell table:formula="of:=SIN([.F393])" office:value-type="float" office:value="-0.587785274945371" calcext:value-type="float">
            <text:p>-0,5877852749</text:p>
          </table:table-cell>
        </table:table-row>
        <table:table-row table:style-name="ro1">
          <table:table-cell table:number-columns-repeated="5"/>
          <table:table-cell table:formula="of:=[.F393]+3.14159265/50" office:value-type="float" office:value="24.5672545229999" calcext:value-type="float">
            <text:p>24,567254523</text:p>
          </table:table-cell>
          <table:table-cell table:formula="of:=COS([.F394])" office:value-type="float" office:value="0.844327910460114" calcext:value-type="float">
            <text:p>0,8443279105</text:p>
          </table:table-cell>
          <table:table-cell table:formula="of:=SIN([.F394])" office:value-type="float" office:value="-0.535826818681239" calcext:value-type="float">
            <text:p>-0,5358268187</text:p>
          </table:table-cell>
        </table:table-row>
        <table:table-row table:style-name="ro1">
          <table:table-cell table:number-columns-repeated="5"/>
          <table:table-cell table:formula="of:=[.F394]+3.14159265/50" office:value-type="float" office:value="24.6300863759999" calcext:value-type="float">
            <text:p>24,630086376</text:p>
          </table:table-cell>
          <table:table-cell table:formula="of:=COS([.F395])" office:value-type="float" office:value="0.876306666485332" calcext:value-type="float">
            <text:p>0,8763066665</text:p>
          </table:table-cell>
          <table:table-cell table:formula="of:=SIN([.F395])" office:value-type="float" office:value="-0.481753698764592" calcext:value-type="float">
            <text:p>-0,4817536988</text:p>
          </table:table-cell>
        </table:table-row>
        <table:table-row table:style-name="ro1">
          <table:table-cell table:number-columns-repeated="5"/>
          <table:table-cell table:formula="of:=[.F395]+3.14159265/50" office:value-type="float" office:value="24.6929182289999" calcext:value-type="float">
            <text:p>24,692918229</text:p>
          </table:table-cell>
          <table:table-cell table:formula="of:=COS([.F396])" office:value-type="float" office:value="0.904827040452268" calcext:value-type="float">
            <text:p>0,9048270405</text:p>
          </table:table-cell>
          <table:table-cell table:formula="of:=SIN([.F396])" office:value-type="float" office:value="-0.425779317095594" calcext:value-type="float">
            <text:p>-0,4257793171</text:p>
          </table:table-cell>
        </table:table-row>
        <table:table-row table:style-name="ro1">
          <table:table-cell table:number-columns-repeated="5"/>
          <table:table-cell table:formula="of:=[.F396]+3.14159265/50" office:value-type="float" office:value="24.7557500819999" calcext:value-type="float">
            <text:p>24,755750082</text:p>
          </table:table-cell>
          <table:table-cell table:formula="of:=COS([.F397])" office:value-type="float" office:value="0.92977647547485" calcext:value-type="float">
            <text:p>0,9297764755</text:p>
          </table:table-cell>
          <table:table-cell table:formula="of:=SIN([.F397])" office:value-type="float" office:value="-0.368124578985926" calcext:value-type="float">
            <text:p>-0,368124579</text:p>
          </table:table-cell>
        </table:table-row>
        <table:table-row table:style-name="ro1">
          <table:table-cell table:number-columns-repeated="5"/>
          <table:table-cell table:formula="of:=[.F397]+3.14159265/50" office:value-type="float" office:value="24.8185819349999" calcext:value-type="float">
            <text:p>24,818581935</text:p>
          </table:table-cell>
          <table:table-cell table:formula="of:=COS([.F398])" office:value-type="float" office:value="0.951056507531583" calcext:value-type="float">
            <text:p>0,9510565075</text:p>
          </table:table-cell>
          <table:table-cell table:formula="of:=SIN([.F398])" office:value-type="float" office:value="-0.309017021346442" calcext:value-type="float">
            <text:p>-0,3090170213</text:p>
          </table:table-cell>
        </table:table-row>
        <table:table-row table:style-name="ro1">
          <table:table-cell table:number-columns-repeated="5"/>
          <table:table-cell table:formula="of:=[.F398]+3.14159265/50" office:value-type="float" office:value="24.8814137879999" calcext:value-type="float">
            <text:p>24,881413788</text:p>
          </table:table-cell>
          <table:table-cell table:formula="of:=COS([.F399])" office:value-type="float" office:value="0.968583154058053" calcext:value-type="float">
            <text:p>0,9685831541</text:p>
          </table:table-cell>
          <table:table-cell table:formula="of:=SIN([.F399])" office:value-type="float" office:value="-0.248689914702938" calcext:value-type="float">
            <text:p>-0,2486899147</text:p>
          </table:table-cell>
        </table:table-row>
        <table:table-row table:style-name="ro1">
          <table:table-cell table:number-columns-repeated="5"/>
          <table:table-cell table:formula="of:=[.F399]+3.14159265/50" office:value-type="float" office:value="24.9442456409999" calcext:value-type="float">
            <text:p>24,944245641</text:p>
          </table:table-cell>
          <table:table-cell table:formula="of:=COS([.F400])" office:value-type="float" office:value="0.982287245387739" calcext:value-type="float">
            <text:p>0,9822872454</text:p>
          </table:table-cell>
          <table:table-cell table:formula="of:=SIN([.F400])" office:value-type="float" office:value="-0.187381342583958" calcext:value-type="float">
            <text:p>-0,1873813426</text:p>
          </table:table-cell>
        </table:table-row>
        <table:table-row table:style-name="ro1">
          <table:table-cell table:number-columns-repeated="5"/>
          <table:table-cell table:formula="of:=[.F400]+3.14159265/50" office:value-type="float" office:value="25.0070774939999" calcext:value-type="float">
            <text:p>25,007077494</text:p>
          </table:table-cell>
          <table:table-cell table:formula="of:=COS([.F401])" office:value-type="float" office:value="0.992114697733093" calcext:value-type="float">
            <text:p>0,9921146977</text:p>
          </table:table-cell>
          <table:table-cell table:formula="of:=SIN([.F401])" office:value-type="float" office:value="-0.125333261913882" calcext:value-type="float">
            <text:p>-0,1253332619</text:p>
          </table:table-cell>
        </table:table-row>
        <table:table-row table:style-name="ro1">
          <table:table-cell table:number-columns-repeated="5"/>
          <table:table-cell table:formula="of:=[.F401]+3.14159265/50" office:value-type="float" office:value="25.0699093469999" calcext:value-type="float">
            <text:p>25,069909347</text:p>
          </table:table-cell>
          <table:table-cell table:formula="of:=COS([.F402])" office:value-type="float" office:value="0.99802672662953" calcext:value-type="float">
            <text:p>0,9980267266</text:p>
          </table:table-cell>
          <table:table-cell table:formula="of:=SIN([.F402])" office:value-type="float" office:value="-0.0627905481194819" calcext:value-type="float">
            <text:p>-0,0627905481</text:p>
          </table:table-cell>
        </table:table-row>
        <table:table-row table:style-name="ro1">
          <table:table-cell table:number-columns-repeated="5"/>
          <table:table-cell table:formula="of:=[.F402]+3.14159265/50" office:value-type="float" office:value="25.1327411999998" calcext:value-type="float">
            <text:p>25,1327412</text:p>
          </table:table-cell>
          <table:table-cell table:formula="of:=COS([.F403])" office:value-type="float" office:value="1" calcext:value-type="float">
            <text:p>1</text:p>
          </table:table-cell>
          <table:table-cell table:formula="of:=SIN([.F403])" office:value-type="float" office:value="-0.0000000287184934527074" calcext:value-type="float">
            <text:p>-2,87184934527074E-008</text:p>
          </table:table-cell>
        </table:table-row>
        <table:table-row table:style-name="ro1">
          <table:table-cell table:number-columns-repeated="5"/>
          <table:table-cell table:formula="of:=[.F403]+3.14159265/50" office:value-type="float" office:value="25.1955730529999" calcext:value-type="float">
            <text:p>25,195573053</text:p>
          </table:table-cell>
          <table:table-cell table:formula="of:=COS([.F404])" office:value-type="float" office:value="0.998026730236028" calcext:value-type="float">
            <text:p>0,9980267302</text:p>
          </table:table-cell>
          <table:table-cell table:formula="of:=SIN([.F404])" office:value-type="float" office:value="0.0627904907958338" calcext:value-type="float">
            <text:p>0,0627904908</text:p>
          </table:table-cell>
        </table:table-row>
        <table:table-row table:style-name="ro1">
          <table:table-cell table:number-columns-repeated="5"/>
          <table:table-cell table:formula="of:=[.F404]+3.14159265/50" office:value-type="float" office:value="25.2584049059999" calcext:value-type="float">
            <text:p>25,258404906</text:p>
          </table:table-cell>
          <table:table-cell table:formula="of:=COS([.F405])" office:value-type="float" office:value="0.992114704931856" calcext:value-type="float">
            <text:p>0,9921147049</text:p>
          </table:table-cell>
          <table:table-cell table:formula="of:=SIN([.F405])" office:value-type="float" office:value="0.125333204929803" calcext:value-type="float">
            <text:p>0,1253332049</text:p>
          </table:table-cell>
        </table:table-row>
        <table:table-row table:style-name="ro1">
          <table:table-cell table:number-columns-repeated="5"/>
          <table:table-cell table:formula="of:=[.F405]+3.14159265/50" office:value-type="float" office:value="25.3212367589998" calcext:value-type="float">
            <text:p>25,321236759</text:p>
          </table:table-cell>
          <table:table-cell table:formula="of:=COS([.F406])" office:value-type="float" office:value="0.982287256150358" calcext:value-type="float">
            <text:p>0,9822872562</text:p>
          </table:table-cell>
          <table:table-cell table:formula="of:=SIN([.F406])" office:value-type="float" office:value="0.187381286164338" calcext:value-type="float">
            <text:p>0,1873812862</text:p>
          </table:table-cell>
        </table:table-row>
        <table:table-row table:style-name="ro1">
          <table:table-cell table:number-columns-repeated="5"/>
          <table:table-cell table:formula="of:=[.F406]+3.14159265/50" office:value-type="float" office:value="25.3840686119998" calcext:value-type="float">
            <text:p>25,384068612</text:p>
          </table:table-cell>
          <table:table-cell table:formula="of:=COS([.F407])" office:value-type="float" office:value="0.96858316834205" calcext:value-type="float">
            <text:p>0,9685831683</text:p>
          </table:table-cell>
          <table:table-cell table:formula="of:=SIN([.F407])" office:value-type="float" office:value="0.248689859070439" calcext:value-type="float">
            <text:p>0,2486898591</text:p>
          </table:table-cell>
        </table:table-row>
        <table:table-row table:style-name="ro1">
          <table:table-cell table:number-columns-repeated="5"/>
          <table:table-cell table:formula="of:=[.F407]+3.14159265/50" office:value-type="float" office:value="25.4469004649998" calcext:value-type="float">
            <text:p>25,446900465</text:p>
          </table:table-cell>
          <table:table-cell table:formula="of:=COS([.F408])" office:value-type="float" office:value="0.951056525280588" calcext:value-type="float">
            <text:p>0,9510565253</text:p>
          </table:table-cell>
          <table:table-cell table:formula="of:=SIN([.F408])" office:value-type="float" office:value="0.309016966720621" calcext:value-type="float">
            <text:p>0,3090169667</text:p>
          </table:table-cell>
        </table:table-row>
        <table:table-row table:style-name="ro1">
          <table:table-cell table:number-columns-repeated="5"/>
          <table:table-cell table:formula="of:=[.F408]+3.14159265/50" office:value-type="float" office:value="25.5097323179998" calcext:value-type="float">
            <text:p>25,509732318</text:p>
          </table:table-cell>
          <table:table-cell table:formula="of:=COS([.F409])" office:value-type="float" office:value="0.929776496618815" calcext:value-type="float">
            <text:p>0,9297764966</text:p>
          </table:table-cell>
          <table:table-cell table:formula="of:=SIN([.F409])" office:value-type="float" office:value="0.368124525582366" calcext:value-type="float">
            <text:p>0,3681245256</text:p>
          </table:table-cell>
        </table:table-row>
        <table:table-row table:style-name="ro1">
          <table:table-cell table:number-columns-repeated="5"/>
          <table:table-cell table:formula="of:=[.F409]+3.14159265/50" office:value-type="float" office:value="25.5725641709998" calcext:value-type="float">
            <text:p>25,572564171</text:p>
          </table:table-cell>
          <table:table-cell table:formula="of:=COS([.F410])" office:value-type="float" office:value="0.904827064907747" calcext:value-type="float">
            <text:p>0,9048270649</text:p>
          </table:table-cell>
          <table:table-cell table:formula="of:=SIN([.F410])" office:value-type="float" office:value="0.425779265125055" calcext:value-type="float">
            <text:p>0,4257792651</text:p>
          </table:table-cell>
        </table:table-row>
        <table:table-row table:style-name="ro1">
          <table:table-cell table:number-columns-repeated="5"/>
          <table:table-cell table:formula="of:=[.F410]+3.14159265/50" office:value-type="float" office:value="25.6353960239998" calcext:value-type="float">
            <text:p>25,635396024</text:p>
          </table:table-cell>
          <table:table-cell table:formula="of:=COS([.F411])" office:value-type="float" office:value="0.876306694155811" calcext:value-type="float">
            <text:p>0,8763066942</text:p>
          </table:table-cell>
          <table:table-cell table:formula="of:=SIN([.F411])" office:value-type="float" office:value="0.481753648432177" calcext:value-type="float">
            <text:p>0,4817536484</text:p>
          </table:table-cell>
        </table:table-row>
        <table:table-row table:style-name="ro1">
          <table:table-cell table:number-columns-repeated="5"/>
          <table:table-cell table:formula="of:=[.F411]+3.14159265/50" office:value-type="float" office:value="25.6982278769998" calcext:value-type="float">
            <text:p>25,698227877</text:p>
          </table:table-cell>
          <table:table-cell table:formula="of:=COS([.F412])" office:value-type="float" office:value="0.844327941236391" calcext:value-type="float">
            <text:p>0,8443279412</text:p>
          </table:table-cell>
          <table:table-cell table:formula="of:=SIN([.F412])" office:value-type="float" office:value="0.535826770185587" calcext:value-type="float">
            <text:p>0,5358267702</text:p>
          </table:table-cell>
        </table:table-row>
        <table:table-row table:style-name="ro1">
          <table:table-cell table:number-columns-repeated="5"/>
          <table:table-cell table:formula="of:=[.F412]+3.14159265/50" office:value-type="float" office:value="25.7610597299998" calcext:value-type="float">
            <text:p>25,76105973</text:p>
          </table:table-cell>
          <table:table-cell table:formula="of:=COS([.F413])" office:value-type="float" office:value="0.809017011677267" calcext:value-type="float">
            <text:p>0,8090170117</text:p>
          </table:table-cell>
          <table:table-cell table:formula="of:=SIN([.F413])" office:value-type="float" office:value="0.587785228477873" calcext:value-type="float">
            <text:p>0,5877852285</text:p>
          </table:table-cell>
        </table:table-row>
        <table:table-row table:style-name="ro1">
          <table:table-cell table:number-columns-repeated="5"/>
          <table:table-cell table:formula="of:=[.F413]+3.14159265/50" office:value-type="float" office:value="25.8238915829998" calcext:value-type="float">
            <text:p>25,823891583</text:p>
          </table:table-cell>
          <table:table-cell table:formula="of:=COS([.F414])" office:value-type="float" office:value="0.770513261585063" calcext:value-type="float">
            <text:p>0,7705132616</text:p>
          </table:table-cell>
          <table:table-cell table:formula="of:=SIN([.F414])" office:value-type="float" office:value="0.637423967012183" calcext:value-type="float">
            <text:p>0,637423967</text:p>
          </table:table-cell>
        </table:table-row>
        <table:table-row table:style-name="ro1">
          <table:table-cell table:number-columns-repeated="5"/>
          <table:table-cell table:formula="of:=[.F414]+3.14159265/50" office:value-type="float" office:value="25.8867234359998" calcext:value-type="float">
            <text:p>25,886723436</text:p>
          </table:table-cell>
          <table:table-cell table:formula="of:=COS([.F415])" office:value-type="float" office:value="0.728968647670355" calcext:value-type="float">
            <text:p>0,7289686477</text:p>
          </table:table-cell>
          <table:table-cell table:formula="of:=SIN([.F415])" office:value-type="float" office:value="0.684547084365753" calcext:value-type="float">
            <text:p>0,6845470844</text:p>
          </table:table-cell>
        </table:table-row>
        <table:table-row table:style-name="ro1">
          <table:table-cell table:number-columns-repeated="5"/>
          <table:table-cell table:formula="of:=[.F415]+3.14159265/50" office:value-type="float" office:value="25.9495552889998" calcext:value-type="float">
            <text:p>25,949555289</text:p>
          </table:table-cell>
          <table:table-cell table:formula="of:=COS([.F416])" office:value-type="float" office:value="0.684547127543961" calcext:value-type="float">
            <text:p>0,6845471275</text:p>
          </table:table-cell>
          <table:table-cell table:formula="of:=SIN([.F416])" office:value-type="float" office:value="0.728968607123319" calcext:value-type="float">
            <text:p>0,7289686071</text:p>
          </table:table-cell>
        </table:table-row>
        <table:table-row table:style-name="ro1">
          <table:table-cell table:number-columns-repeated="5"/>
          <table:table-cell table:formula="of:=[.F416]+3.14159265/50" office:value-type="float" office:value="26.0123871419998" calcext:value-type="float">
            <text:p>26,012387142</text:p>
          </table:table-cell>
          <table:table-cell table:formula="of:=COS([.F417])" office:value-type="float" office:value="0.637424012651158" calcext:value-type="float">
            <text:p>0,6374240127</text:p>
          </table:table-cell>
          <table:table-cell table:formula="of:=SIN([.F417])" office:value-type="float" office:value="0.770513223829219" calcext:value-type="float">
            <text:p>0,7705132238</text:p>
          </table:table-cell>
        </table:table-row>
        <table:table-row table:style-name="ro1">
          <table:table-cell table:number-columns-repeated="5"/>
          <table:table-cell table:formula="of:=[.F417]+3.14159265/50" office:value-type="float" office:value="26.0752189949998" calcext:value-type="float">
            <text:p>26,075218995</text:p>
          </table:table-cell>
          <table:table-cell table:formula="of:=COS([.F418])" office:value-type="float" office:value="0.587785276397499" calcext:value-type="float">
            <text:p>0,5877852764</text:p>
          </table:table-cell>
          <table:table-cell table:formula="of:=SIN([.F418])" office:value-type="float" office:value="0.809016976861621" calcext:value-type="float">
            <text:p>0,8090169769</text:p>
          </table:table-cell>
        </table:table-row>
        <table:table-row table:style-name="ro1">
          <table:table-cell table:number-columns-repeated="5"/>
          <table:table-cell table:formula="of:=[.F418]+3.14159265/50" office:value-type="float" office:value="26.1380508479998" calcext:value-type="float">
            <text:p>26,138050848</text:p>
          </table:table-cell>
          <table:table-cell table:formula="of:=COS([.F419])" office:value-type="float" office:value="0.535826820196748" calcext:value-type="float">
            <text:p>0,5358268202</text:p>
          </table:table-cell>
          <table:table-cell table:formula="of:=SIN([.F419])" office:value-type="float" office:value="0.844327909498343" calcext:value-type="float">
            <text:p>0,8443279095</text:p>
          </table:table-cell>
        </table:table-row>
        <table:table-row table:style-name="ro1">
          <table:table-cell table:number-columns-repeated="5"/>
          <table:table-cell table:formula="of:=[.F419]+3.14159265/50" office:value-type="float" office:value="26.2008827009998" calcext:value-type="float">
            <text:p>26,200882701</text:p>
          </table:table-cell>
          <table:table-cell table:formula="of:=COS([.F420])" office:value-type="float" office:value="0.4817537003375" calcext:value-type="float">
            <text:p>0,4817537003</text:p>
          </table:table-cell>
          <table:table-cell table:formula="of:=SIN([.F420])" office:value-type="float" office:value="0.876306665620618" calcext:value-type="float">
            <text:p>0,8763066656</text:p>
          </table:table-cell>
        </table:table-row>
        <table:table-row table:style-name="ro1">
          <table:table-cell table:number-columns-repeated="5"/>
          <table:table-cell table:formula="of:=[.F420]+3.14159265/50" office:value-type="float" office:value="26.2637145539998" calcext:value-type="float">
            <text:p>26,263714554</text:p>
          </table:table-cell>
          <table:table-cell table:formula="of:=COS([.F421])" office:value-type="float" office:value="0.425779318719694" calcext:value-type="float">
            <text:p>0,4257793187</text:p>
          </table:table-cell>
          <table:table-cell table:formula="of:=SIN([.F421])" office:value-type="float" office:value="0.904827039688024" calcext:value-type="float">
            <text:p>0,9048270397</text:p>
          </table:table-cell>
        </table:table-row>
        <table:table-row table:style-name="ro1">
          <table:table-cell table:number-columns-repeated="5"/>
          <table:table-cell table:formula="of:=[.F421]+3.14159265/50" office:value-type="float" office:value="26.3265464069998" calcext:value-type="float">
            <text:p>26,326546407</text:p>
          </table:table-cell>
          <table:table-cell table:formula="of:=COS([.F422])" office:value-type="float" office:value="0.368124580654808" calcext:value-type="float">
            <text:p>0,3681245807</text:p>
          </table:table-cell>
          <table:table-cell table:formula="of:=SIN([.F422])" office:value-type="float" office:value="0.929776474814093" calcext:value-type="float">
            <text:p>0,9297764748</text:p>
          </table:table-cell>
        </table:table-row>
        <table:table-row table:style-name="ro1">
          <table:table-cell table:number-columns-repeated="5"/>
          <table:table-cell table:formula="of:=[.F422]+3.14159265/50" office:value-type="float" office:value="26.3893782599998" calcext:value-type="float">
            <text:p>26,38937826</text:p>
          </table:table-cell>
          <table:table-cell table:formula="of:=COS([.F423])" office:value-type="float" office:value="0.309017023053521" calcext:value-type="float">
            <text:p>0,3090170231</text:p>
          </table:table-cell>
          <table:table-cell table:formula="of:=SIN([.F423])" office:value-type="float" office:value="0.95105650697692" calcext:value-type="float">
            <text:p>0,951056507</text:p>
          </table:table-cell>
        </table:table-row>
        <table:table-row table:style-name="ro1">
          <table:table-cell table:number-columns-repeated="5"/>
          <table:table-cell table:formula="of:=[.F423]+3.14159265/50" office:value-type="float" office:value="26.4522101129998" calcext:value-type="float">
            <text:p>26,452210113</text:p>
          </table:table-cell>
          <table:table-cell table:formula="of:=COS([.F424])" office:value-type="float" office:value="0.248689916441476" calcext:value-type="float">
            <text:p>0,2486899164</text:p>
          </table:table-cell>
          <table:table-cell table:formula="of:=SIN([.F424])" office:value-type="float" office:value="0.968583153611672" calcext:value-type="float">
            <text:p>0,9685831536</text:p>
          </table:table-cell>
        </table:table-row>
        <table:table-row table:style-name="ro1">
          <table:table-cell table:number-columns-repeated="5"/>
          <table:table-cell table:formula="of:=[.F424]+3.14159265/50" office:value-type="float" office:value="26.5150419659998" calcext:value-type="float">
            <text:p>26,515041966</text:p>
          </table:table-cell>
          <table:table-cell table:formula="of:=COS([.F425])" office:value-type="float" office:value="0.187381344347094" calcext:value-type="float">
            <text:p>0,1873813443</text:p>
          </table:table-cell>
          <table:table-cell table:formula="of:=SIN([.F425])" office:value-type="float" office:value="0.982287245051403" calcext:value-type="float">
            <text:p>0,9822872451</text:p>
          </table:table-cell>
        </table:table-row>
        <table:table-row table:style-name="ro1">
          <table:table-cell table:number-columns-repeated="5"/>
          <table:table-cell table:formula="of:=[.F425]+3.14159265/50" office:value-type="float" office:value="26.5778738189998" calcext:value-type="float">
            <text:p>26,577873819</text:p>
          </table:table-cell>
          <table:table-cell table:formula="of:=COS([.F426])" office:value-type="float" office:value="0.125333263694657" calcext:value-type="float">
            <text:p>0,1253332637</text:p>
          </table:table-cell>
          <table:table-cell table:formula="of:=SIN([.F426])" office:value-type="float" office:value="0.992114697508129" calcext:value-type="float">
            <text:p>0,9921146975</text:p>
          </table:table-cell>
        </table:table-row>
        <table:table-row table:style-name="ro1">
          <table:table-cell table:number-columns-repeated="5"/>
          <table:table-cell table:formula="of:=[.F426]+3.14159265/50" office:value-type="float" office:value="26.6407056719998" calcext:value-type="float">
            <text:p>26,640705672</text:p>
          </table:table-cell>
          <table:table-cell table:formula="of:=COS([.F427])" office:value-type="float" office:value="0.0627905499108688" calcext:value-type="float">
            <text:p>0,0627905499</text:p>
          </table:table-cell>
          <table:table-cell table:formula="of:=SIN([.F427])" office:value-type="float" office:value="0.998026726516826" calcext:value-type="float">
            <text:p>0,9980267265</text:p>
          </table:table-cell>
        </table:table-row>
        <table:table-row table:style-name="ro1">
          <table:table-cell table:number-columns-repeated="5"/>
          <table:table-cell table:formula="of:=[.F427]+3.14159265/50" office:value-type="float" office:value="26.7035375249998" calcext:value-type="float">
            <text:p>26,703537525</text:p>
          </table:table-cell>
          <table:table-cell table:formula="of:=COS([.F428])" office:value-type="float" office:value="0.0000000305134221640959" calcext:value-type="float">
            <text:p>3,05134221640959E-008</text:p>
          </table:table-cell>
          <table:table-cell table:formula="of:=SIN([.F42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428]+3.14159265/50" office:value-type="float" office:value="26.7663693779998" calcext:value-type="float">
            <text:p>26,766369378</text:p>
          </table:table-cell>
          <table:table-cell table:formula="of:=COS([.F429])" office:value-type="float" office:value="-0.062790489004447" calcext:value-type="float">
            <text:p>-0,062790489</text:p>
          </table:table-cell>
          <table:table-cell table:formula="of:=SIN([.F429])" office:value-type="float" office:value="0.998026730348733" calcext:value-type="float">
            <text:p>0,9980267303</text:p>
          </table:table-cell>
        </table:table-row>
        <table:table-row table:style-name="ro1">
          <table:table-cell table:number-columns-repeated="5"/>
          <table:table-cell table:formula="of:=[.F429]+3.14159265/50" office:value-type="float" office:value="26.8292012309998" calcext:value-type="float">
            <text:p>26,829201231</text:p>
          </table:table-cell>
          <table:table-cell table:formula="of:=COS([.F430])" office:value-type="float" office:value="-0.125333203149027" calcext:value-type="float">
            <text:p>-0,1253332031</text:p>
          </table:table-cell>
          <table:table-cell table:formula="of:=SIN([.F430])" office:value-type="float" office:value="0.99211470515682" calcext:value-type="float">
            <text:p>0,9921147052</text:p>
          </table:table-cell>
        </table:table-row>
        <table:table-row table:style-name="ro1">
          <table:table-cell table:number-columns-repeated="5"/>
          <table:table-cell table:formula="of:=[.F430]+3.14159265/50" office:value-type="float" office:value="26.8920330839998" calcext:value-type="float">
            <text:p>26,892033084</text:p>
          </table:table-cell>
          <table:table-cell table:formula="of:=COS([.F431])" office:value-type="float" office:value="-0.187381284401203" calcext:value-type="float">
            <text:p>-0,1873812844</text:p>
          </table:table-cell>
          <table:table-cell table:formula="of:=SIN([.F431])" office:value-type="float" office:value="0.982287256486694" calcext:value-type="float">
            <text:p>0,9822872565</text:p>
          </table:table-cell>
        </table:table-row>
        <table:table-row table:style-name="ro1">
          <table:table-cell table:number-columns-repeated="5"/>
          <table:table-cell table:formula="of:=[.F431]+3.14159265/50" office:value-type="float" office:value="26.9548649369998" calcext:value-type="float">
            <text:p>26,954864937</text:p>
          </table:table-cell>
          <table:table-cell table:formula="of:=COS([.F432])" office:value-type="float" office:value="-0.248689857331902" calcext:value-type="float">
            <text:p>-0,2486898573</text:p>
          </table:table-cell>
          <table:table-cell table:formula="of:=SIN([.F432])" office:value-type="float" office:value="0.968583168788431" calcext:value-type="float">
            <text:p>0,9685831688</text:p>
          </table:table-cell>
        </table:table-row>
        <table:table-row table:style-name="ro1">
          <table:table-cell table:number-columns-repeated="5"/>
          <table:table-cell table:formula="of:=[.F432]+3.14159265/50" office:value-type="float" office:value="27.0176967899998" calcext:value-type="float">
            <text:p>27,01769679</text:p>
          </table:table-cell>
          <table:table-cell table:formula="of:=COS([.F433])" office:value-type="float" office:value="-0.309016965013543" calcext:value-type="float">
            <text:p>-0,309016965</text:p>
          </table:table-cell>
          <table:table-cell table:formula="of:=SIN([.F433])" office:value-type="float" office:value="0.951056525835252" calcext:value-type="float">
            <text:p>0,9510565258</text:p>
          </table:table-cell>
        </table:table-row>
        <table:table-row table:style-name="ro1">
          <table:table-cell table:number-columns-repeated="5"/>
          <table:table-cell table:formula="of:=[.F433]+3.14159265/50" office:value-type="float" office:value="27.0805286429998" calcext:value-type="float">
            <text:p>27,080528643</text:p>
          </table:table-cell>
          <table:table-cell table:formula="of:=COS([.F434])" office:value-type="float" office:value="-0.368124523913484" calcext:value-type="float">
            <text:p>-0,3681245239</text:p>
          </table:table-cell>
          <table:table-cell table:formula="of:=SIN([.F434])" office:value-type="float" office:value="0.929776497279573" calcext:value-type="float">
            <text:p>0,9297764973</text:p>
          </table:table-cell>
        </table:table-row>
        <table:table-row table:style-name="ro1">
          <table:table-cell table:number-columns-repeated="5"/>
          <table:table-cell table:formula="of:=[.F434]+3.14159265/50" office:value-type="float" office:value="27.1433604959998" calcext:value-type="float">
            <text:p>27,143360496</text:p>
          </table:table-cell>
          <table:table-cell table:formula="of:=COS([.F435])" office:value-type="float" office:value="-0.425779263500955" calcext:value-type="float">
            <text:p>-0,4257792635</text:p>
          </table:table-cell>
          <table:table-cell table:formula="of:=SIN([.F435])" office:value-type="float" office:value="0.904827065671991" calcext:value-type="float">
            <text:p>0,9048270657</text:p>
          </table:table-cell>
        </table:table-row>
        <table:table-row table:style-name="ro1">
          <table:table-cell table:number-columns-repeated="5"/>
          <table:table-cell table:formula="of:=[.F435]+3.14159265/50" office:value-type="float" office:value="27.2061923489998" calcext:value-type="float">
            <text:p>27,206192349</text:p>
          </table:table-cell>
          <table:table-cell table:formula="of:=COS([.F436])" office:value-type="float" office:value="-0.481753646859269" calcext:value-type="float">
            <text:p>-0,4817536469</text:p>
          </table:table-cell>
          <table:table-cell table:formula="of:=SIN([.F436])" office:value-type="float" office:value="0.876306695020525" calcext:value-type="float">
            <text:p>0,876306695</text:p>
          </table:table-cell>
        </table:table-row>
        <table:table-row table:style-name="ro1">
          <table:table-cell table:number-columns-repeated="5"/>
          <table:table-cell table:formula="of:=[.F436]+3.14159265/50" office:value-type="float" office:value="27.2690242019998" calcext:value-type="float">
            <text:p>27,269024202</text:p>
          </table:table-cell>
          <table:table-cell table:formula="of:=COS([.F437])" office:value-type="float" office:value="-0.535826768670079" calcext:value-type="float">
            <text:p>-0,5358267687</text:p>
          </table:table-cell>
          <table:table-cell table:formula="of:=SIN([.F437])" office:value-type="float" office:value="0.844327942198161" calcext:value-type="float">
            <text:p>0,8443279422</text:p>
          </table:table-cell>
        </table:table-row>
        <table:table-row table:style-name="ro1">
          <table:table-cell table:number-columns-repeated="5"/>
          <table:table-cell table:formula="of:=[.F437]+3.14159265/50" office:value-type="float" office:value="27.3318560549998" calcext:value-type="float">
            <text:p>27,331856055</text:p>
          </table:table-cell>
          <table:table-cell table:formula="of:=COS([.F438])" office:value-type="float" office:value="-0.587785227025745" calcext:value-type="float">
            <text:p>-0,587785227</text:p>
          </table:table-cell>
          <table:table-cell table:formula="of:=SIN([.F438])" office:value-type="float" office:value="0.8090170127323" calcext:value-type="float">
            <text:p>0,8090170127</text:p>
          </table:table-cell>
        </table:table-row>
        <table:table-row table:style-name="ro1">
          <table:table-cell table:number-columns-repeated="5"/>
          <table:table-cell table:formula="of:=[.F438]+3.14159265/50" office:value-type="float" office:value="27.3946879079998" calcext:value-type="float">
            <text:p>27,394687908</text:p>
          </table:table-cell>
          <table:table-cell table:formula="of:=COS([.F439])" office:value-type="float" office:value="-0.637423965629166" calcext:value-type="float">
            <text:p>-0,6374239656</text:p>
          </table:table-cell>
          <table:table-cell table:formula="of:=SIN([.F439])" office:value-type="float" office:value="0.770513262729194" calcext:value-type="float">
            <text:p>0,7705132627</text:p>
          </table:table-cell>
        </table:table-row>
        <table:table-row table:style-name="ro1">
          <table:table-cell table:number-columns-repeated="5"/>
          <table:table-cell table:formula="of:=[.F439]+3.14159265/50" office:value-type="float" office:value="27.4575197609998" calcext:value-type="float">
            <text:p>27,457519761</text:p>
          </table:table-cell>
          <table:table-cell table:formula="of:=COS([.F440])" office:value-type="float" office:value="-0.684547083057306" calcext:value-type="float">
            <text:p>-0,6845470831</text:p>
          </table:table-cell>
          <table:table-cell table:formula="of:=SIN([.F440])" office:value-type="float" office:value="0.728968648899068" calcext:value-type="float">
            <text:p>0,7289686489</text:p>
          </table:table-cell>
        </table:table-row>
        <table:table-row table:style-name="ro1">
          <table:table-cell table:number-columns-repeated="5"/>
          <table:table-cell table:formula="of:=[.F440]+3.14159265/50" office:value-type="float" office:value="27.5203516139998" calcext:value-type="float">
            <text:p>27,520351614</text:p>
          </table:table-cell>
          <table:table-cell table:formula="of:=COS([.F441])" office:value-type="float" office:value="-0.728968605894605" calcext:value-type="float">
            <text:p>-0,7289686059</text:p>
          </table:table-cell>
          <table:table-cell table:formula="of:=SIN([.F441])" office:value-type="float" office:value="0.684547128852408" calcext:value-type="float">
            <text:p>0,6845471289</text:p>
          </table:table-cell>
        </table:table-row>
        <table:table-row table:style-name="ro1">
          <table:table-cell table:number-columns-repeated="5"/>
          <table:table-cell table:formula="of:=[.F441]+3.14159265/50" office:value-type="float" office:value="27.5831834669998" calcext:value-type="float">
            <text:p>27,583183467</text:p>
          </table:table-cell>
          <table:table-cell table:formula="of:=COS([.F442])" office:value-type="float" office:value="-0.770513222685088" calcext:value-type="float">
            <text:p>-0,7705132227</text:p>
          </table:table-cell>
          <table:table-cell table:formula="of:=SIN([.F442])" office:value-type="float" office:value="0.637424014034174" calcext:value-type="float">
            <text:p>0,637424014</text:p>
          </table:table-cell>
        </table:table-row>
        <table:table-row table:style-name="ro1">
          <table:table-cell table:number-columns-repeated="5"/>
          <table:table-cell table:formula="of:=[.F442]+3.14159265/50" office:value-type="float" office:value="27.6460153199998" calcext:value-type="float">
            <text:p>27,64601532</text:p>
          </table:table-cell>
          <table:table-cell table:formula="of:=COS([.F443])" office:value-type="float" office:value="-0.809016975806588" calcext:value-type="float">
            <text:p>-0,8090169758</text:p>
          </table:table-cell>
          <table:table-cell table:formula="of:=SIN([.F443])" office:value-type="float" office:value="0.587785277849627" calcext:value-type="float">
            <text:p>0,5877852778</text:p>
          </table:table-cell>
        </table:table-row>
        <table:table-row table:style-name="ro1">
          <table:table-cell table:number-columns-repeated="5"/>
          <table:table-cell table:formula="of:=[.F443]+3.14159265/50" office:value-type="float" office:value="27.7088471729998" calcext:value-type="float">
            <text:p>27,708847173</text:p>
          </table:table-cell>
          <table:table-cell table:formula="of:=COS([.F444])" office:value-type="float" office:value="-0.844327908536572" calcext:value-type="float">
            <text:p>-0,8443279085</text:p>
          </table:table-cell>
          <table:table-cell table:formula="of:=SIN([.F444])" office:value-type="float" office:value="0.535826821712256" calcext:value-type="float">
            <text:p>0,5358268217</text:p>
          </table:table-cell>
        </table:table-row>
        <table:table-row table:style-name="ro1">
          <table:table-cell table:number-columns-repeated="5"/>
          <table:table-cell table:formula="of:=[.F444]+3.14159265/50" office:value-type="float" office:value="27.7716790259998" calcext:value-type="float">
            <text:p>27,771679026</text:p>
          </table:table-cell>
          <table:table-cell table:formula="of:=COS([.F445])" office:value-type="float" office:value="-0.876306664755905" calcext:value-type="float">
            <text:p>-0,8763066648</text:p>
          </table:table-cell>
          <table:table-cell table:formula="of:=SIN([.F445])" office:value-type="float" office:value="0.481753701910408" calcext:value-type="float">
            <text:p>0,4817537019</text:p>
          </table:table-cell>
        </table:table-row>
        <table:table-row table:style-name="ro1">
          <table:table-cell table:number-columns-repeated="5"/>
          <table:table-cell table:formula="of:=[.F445]+3.14159265/50" office:value-type="float" office:value="27.8345108789998" calcext:value-type="float">
            <text:p>27,834510879</text:p>
          </table:table-cell>
          <table:table-cell table:formula="of:=COS([.F446])" office:value-type="float" office:value="-0.90482703892378" calcext:value-type="float">
            <text:p>-0,9048270389</text:p>
          </table:table-cell>
          <table:table-cell table:formula="of:=SIN([.F446])" office:value-type="float" office:value="0.425779320343794" calcext:value-type="float">
            <text:p>0,4257793203</text:p>
          </table:table-cell>
        </table:table-row>
        <table:table-row table:style-name="ro1">
          <table:table-cell table:number-columns-repeated="5"/>
          <table:table-cell table:formula="of:=[.F446]+3.14159265/50" office:value-type="float" office:value="27.8973427319998" calcext:value-type="float">
            <text:p>27,897342732</text:p>
          </table:table-cell>
          <table:table-cell table:formula="of:=COS([.F447])" office:value-type="float" office:value="-0.929776474153335" calcext:value-type="float">
            <text:p>-0,9297764742</text:p>
          </table:table-cell>
          <table:table-cell table:formula="of:=SIN([.F447])" office:value-type="float" office:value="0.368124582323691" calcext:value-type="float">
            <text:p>0,3681245823</text:p>
          </table:table-cell>
        </table:table-row>
        <table:table-row table:style-name="ro1">
          <table:table-cell table:number-columns-repeated="5"/>
          <table:table-cell table:formula="of:=[.F447]+3.14159265/50" office:value-type="float" office:value="27.9601745849998" calcext:value-type="float">
            <text:p>27,960174585</text:p>
          </table:table-cell>
          <table:table-cell table:formula="of:=COS([.F448])" office:value-type="float" office:value="-0.951056506422256" calcext:value-type="float">
            <text:p>-0,9510565064</text:p>
          </table:table-cell>
          <table:table-cell table:formula="of:=SIN([.F448])" office:value-type="float" office:value="0.309017024760599" calcext:value-type="float">
            <text:p>0,3090170248</text:p>
          </table:table-cell>
        </table:table-row>
        <table:table-row table:style-name="ro1">
          <table:table-cell table:number-columns-repeated="5"/>
          <table:table-cell table:formula="of:=[.F448]+3.14159265/50" office:value-type="float" office:value="28.0230064379998" calcext:value-type="float">
            <text:p>28,023006438</text:p>
          </table:table-cell>
          <table:table-cell table:formula="of:=COS([.F449])" office:value-type="float" office:value="-0.968583153165291" calcext:value-type="float">
            <text:p>-0,9685831532</text:p>
          </table:table-cell>
          <table:table-cell table:formula="of:=SIN([.F449])" office:value-type="float" office:value="0.248689918180013" calcext:value-type="float">
            <text:p>0,2486899182</text:p>
          </table:table-cell>
        </table:table-row>
        <table:table-row table:style-name="ro1">
          <table:table-cell table:number-columns-repeated="5"/>
          <table:table-cell table:formula="of:=[.F449]+3.14159265/50" office:value-type="float" office:value="28.0858382909998" calcext:value-type="float">
            <text:p>28,085838291</text:p>
          </table:table-cell>
          <table:table-cell table:formula="of:=COS([.F450])" office:value-type="float" office:value="-0.982287244715067" calcext:value-type="float">
            <text:p>-0,9822872447</text:p>
          </table:table-cell>
          <table:table-cell table:formula="of:=SIN([.F450])" office:value-type="float" office:value="0.187381346110229" calcext:value-type="float">
            <text:p>0,1873813461</text:p>
          </table:table-cell>
        </table:table-row>
        <table:table-row table:style-name="ro1">
          <table:table-cell table:number-columns-repeated="5"/>
          <table:table-cell table:formula="of:=[.F450]+3.14159265/50" office:value-type="float" office:value="28.1486701439998" calcext:value-type="float">
            <text:p>28,148670144</text:p>
          </table:table-cell>
          <table:table-cell table:formula="of:=COS([.F451])" office:value-type="float" office:value="-0.992114697283164" calcext:value-type="float">
            <text:p>-0,9921146973</text:p>
          </table:table-cell>
          <table:table-cell table:formula="of:=SIN([.F451])" office:value-type="float" office:value="0.125333265475432" calcext:value-type="float">
            <text:p>0,1253332655</text:p>
          </table:table-cell>
        </table:table-row>
        <table:table-row table:style-name="ro1">
          <table:table-cell table:number-columns-repeated="5"/>
          <table:table-cell table:formula="of:=[.F451]+3.14159265/50" office:value-type="float" office:value="28.2115019969998" calcext:value-type="float">
            <text:p>28,211501997</text:p>
          </table:table-cell>
          <table:table-cell table:formula="of:=COS([.F452])" office:value-type="float" office:value="-0.998026726404121" calcext:value-type="float">
            <text:p>-0,9980267264</text:p>
          </table:table-cell>
          <table:table-cell table:formula="of:=SIN([.F452])" office:value-type="float" office:value="0.0627905517022556" calcext:value-type="float">
            <text:p>0,0627905517</text:p>
          </table:table-cell>
        </table:table-row>
        <table:table-row table:style-name="ro1">
          <table:table-cell table:number-columns-repeated="5"/>
          <table:table-cell table:formula="of:=[.F452]+3.14159265/50" office:value-type="float" office:value="28.2743338499998" calcext:value-type="float">
            <text:p>28,27433385</text:p>
          </table:table-cell>
          <table:table-cell table:formula="of:=COS([.F453])" office:value-type="float" office:value="-1" calcext:value-type="float">
            <text:p>-1</text:p>
          </table:table-cell>
          <table:table-cell table:formula="of:=SIN([.F453])" office:value-type="float" office:value="0.0000000323083508754844" calcext:value-type="float">
            <text:p>3,23083508754844E-008</text:p>
          </table:table-cell>
        </table:table-row>
        <table:table-row table:style-name="ro1">
          <table:table-cell table:number-columns-repeated="5"/>
          <table:table-cell table:formula="of:=[.F453]+3.14159265/50" office:value-type="float" office:value="28.3371657029998" calcext:value-type="float">
            <text:p>28,337165703</text:p>
          </table:table-cell>
          <table:table-cell table:formula="of:=COS([.F454])" office:value-type="float" office:value="-0.998026730461437" calcext:value-type="float">
            <text:p>-0,9980267305</text:p>
          </table:table-cell>
          <table:table-cell table:formula="of:=SIN([.F454])" office:value-type="float" office:value="-0.0627904872130601" calcext:value-type="float">
            <text:p>-0,0627904872</text:p>
          </table:table-cell>
        </table:table-row>
        <table:table-row table:style-name="ro1">
          <table:table-cell table:number-columns-repeated="5"/>
          <table:table-cell table:formula="of:=[.F454]+3.14159265/50" office:value-type="float" office:value="28.3999975559998" calcext:value-type="float">
            <text:p>28,399997556</text:p>
          </table:table-cell>
          <table:table-cell table:formula="of:=COS([.F455])" office:value-type="float" office:value="-0.992114705381784" calcext:value-type="float">
            <text:p>-0,9921147054</text:p>
          </table:table-cell>
          <table:table-cell table:formula="of:=SIN([.F455])" office:value-type="float" office:value="-0.125333201368252" calcext:value-type="float">
            <text:p>-0,1253332014</text:p>
          </table:table-cell>
        </table:table-row>
        <table:table-row table:style-name="ro1">
          <table:table-cell table:number-columns-repeated="5"/>
          <table:table-cell table:formula="of:=[.F455]+3.14159265/50" office:value-type="float" office:value="28.4628294089998" calcext:value-type="float">
            <text:p>28,462829409</text:p>
          </table:table-cell>
          <table:table-cell table:formula="of:=COS([.F456])" office:value-type="float" office:value="-0.98228725682303" calcext:value-type="float">
            <text:p>-0,9822872568</text:p>
          </table:table-cell>
          <table:table-cell table:formula="of:=SIN([.F456])" office:value-type="float" office:value="-0.187381282638067" calcext:value-type="float">
            <text:p>-0,1873812826</text:p>
          </table:table-cell>
        </table:table-row>
        <table:table-row table:style-name="ro1">
          <table:table-cell table:number-columns-repeated="5"/>
          <table:table-cell table:formula="of:=[.F456]+3.14159265/50" office:value-type="float" office:value="28.5256612619998" calcext:value-type="float">
            <text:p>28,525661262</text:p>
          </table:table-cell>
          <table:table-cell table:formula="of:=COS([.F457])" office:value-type="float" office:value="-0.968583169234812" calcext:value-type="float">
            <text:p>-0,9685831692</text:p>
          </table:table-cell>
          <table:table-cell table:formula="of:=SIN([.F457])" office:value-type="float" office:value="-0.248689855593364" calcext:value-type="float">
            <text:p>-0,2486898556</text:p>
          </table:table-cell>
        </table:table-row>
        <table:table-row table:style-name="ro1">
          <table:table-cell table:number-columns-repeated="5"/>
          <table:table-cell table:formula="of:=[.F457]+3.14159265/50" office:value-type="float" office:value="28.5884931149998" calcext:value-type="float">
            <text:p>28,588493115</text:p>
          </table:table-cell>
          <table:table-cell table:formula="of:=COS([.F458])" office:value-type="float" office:value="-0.951056526389915" calcext:value-type="float">
            <text:p>-0,9510565264</text:p>
          </table:table-cell>
          <table:table-cell table:formula="of:=SIN([.F458])" office:value-type="float" office:value="-0.309016963306464" calcext:value-type="float">
            <text:p>-0,3090169633</text:p>
          </table:table-cell>
        </table:table-row>
        <table:table-row table:style-name="ro1">
          <table:table-cell table:number-columns-repeated="5"/>
          <table:table-cell table:formula="of:=[.F458]+3.14159265/50" office:value-type="float" office:value="28.6513249679998" calcext:value-type="float">
            <text:p>28,651324968</text:p>
          </table:table-cell>
          <table:table-cell table:formula="of:=COS([.F459])" office:value-type="float" office:value="-0.92977649794033" calcext:value-type="float">
            <text:p>-0,9297764979</text:p>
          </table:table-cell>
          <table:table-cell table:formula="of:=SIN([.F459])" office:value-type="float" office:value="-0.368124522244601" calcext:value-type="float">
            <text:p>-0,3681245222</text:p>
          </table:table-cell>
        </table:table-row>
        <table:table-row table:style-name="ro1">
          <table:table-cell table:number-columns-repeated="5"/>
          <table:table-cell table:formula="of:=[.F459]+3.14159265/50" office:value-type="float" office:value="28.7141568209998" calcext:value-type="float">
            <text:p>28,714156821</text:p>
          </table:table-cell>
          <table:table-cell table:formula="of:=COS([.F460])" office:value-type="float" office:value="-0.904827066436234" calcext:value-type="float">
            <text:p>-0,9048270664</text:p>
          </table:table-cell>
          <table:table-cell table:formula="of:=SIN([.F460])" office:value-type="float" office:value="-0.425779261876855" calcext:value-type="float">
            <text:p>-0,4257792619</text:p>
          </table:table-cell>
        </table:table-row>
        <table:table-row table:style-name="ro1">
          <table:table-cell table:number-columns-repeated="5"/>
          <table:table-cell table:formula="of:=[.F460]+3.14159265/50" office:value-type="float" office:value="28.7769886739998" calcext:value-type="float">
            <text:p>28,776988674</text:p>
          </table:table-cell>
          <table:table-cell table:formula="of:=COS([.F461])" office:value-type="float" office:value="-0.876306695885238" calcext:value-type="float">
            <text:p>-0,8763066959</text:p>
          </table:table-cell>
          <table:table-cell table:formula="of:=SIN([.F461])" office:value-type="float" office:value="-0.481753645286361" calcext:value-type="float">
            <text:p>-0,4817536453</text:p>
          </table:table-cell>
        </table:table-row>
        <table:table-row table:style-name="ro1">
          <table:table-cell table:number-columns-repeated="5"/>
          <table:table-cell table:formula="of:=[.F461]+3.14159265/50" office:value-type="float" office:value="28.8398205269998" calcext:value-type="float">
            <text:p>28,839820527</text:p>
          </table:table-cell>
          <table:table-cell table:formula="of:=COS([.F462])" office:value-type="float" office:value="-0.844327943159932" calcext:value-type="float">
            <text:p>-0,8443279432</text:p>
          </table:table-cell>
          <table:table-cell table:formula="of:=SIN([.F462])" office:value-type="float" office:value="-0.53582676715457" calcext:value-type="float">
            <text:p>-0,5358267672</text:p>
          </table:table-cell>
        </table:table-row>
        <table:table-row table:style-name="ro1">
          <table:table-cell table:number-columns-repeated="5"/>
          <table:table-cell table:formula="of:=[.F462]+3.14159265/50" office:value-type="float" office:value="28.9026523799998" calcext:value-type="float">
            <text:p>28,90265238</text:p>
          </table:table-cell>
          <table:table-cell table:formula="of:=COS([.F463])" office:value-type="float" office:value="-0.809017013787332" calcext:value-type="float">
            <text:p>-0,8090170138</text:p>
          </table:table-cell>
          <table:table-cell table:formula="of:=SIN([.F463])" office:value-type="float" office:value="-0.587785225573617" calcext:value-type="float">
            <text:p>-0,5877852256</text:p>
          </table:table-cell>
        </table:table-row>
        <table:table-row table:style-name="ro1">
          <table:table-cell table:number-columns-repeated="5"/>
          <table:table-cell table:formula="of:=[.F463]+3.14159265/50" office:value-type="float" office:value="28.9654842329998" calcext:value-type="float">
            <text:p>28,965484233</text:p>
          </table:table-cell>
          <table:table-cell table:formula="of:=COS([.F464])" office:value-type="float" office:value="-0.770513263873324" calcext:value-type="float">
            <text:p>-0,7705132639</text:p>
          </table:table-cell>
          <table:table-cell table:formula="of:=SIN([.F464])" office:value-type="float" office:value="-0.63742396424615" calcext:value-type="float">
            <text:p>-0,6374239642</text:p>
          </table:table-cell>
        </table:table-row>
        <table:table-row table:style-name="ro1">
          <table:table-cell table:number-columns-repeated="5"/>
          <table:table-cell table:formula="of:=[.F464]+3.14159265/50" office:value-type="float" office:value="29.0283160859998" calcext:value-type="float">
            <text:p>29,028316086</text:p>
          </table:table-cell>
          <table:table-cell table:formula="of:=COS([.F465])" office:value-type="float" office:value="-0.728968650127782" calcext:value-type="float">
            <text:p>-0,7289686501</text:p>
          </table:table-cell>
          <table:table-cell table:formula="of:=SIN([.F465])" office:value-type="float" office:value="-0.68454708174886" calcext:value-type="float">
            <text:p>-0,6845470817</text:p>
          </table:table-cell>
        </table:table-row>
        <table:table-row table:style-name="ro1">
          <table:table-cell table:number-columns-repeated="5"/>
          <table:table-cell table:formula="of:=[.F465]+3.14159265/50" office:value-type="float" office:value="29.0911479389998" calcext:value-type="float">
            <text:p>29,091147939</text:p>
          </table:table-cell>
          <table:table-cell table:formula="of:=COS([.F466])" office:value-type="float" office:value="-0.684547130160855" calcext:value-type="float">
            <text:p>-0,6845471302</text:p>
          </table:table-cell>
          <table:table-cell table:formula="of:=SIN([.F466])" office:value-type="float" office:value="-0.728968604665892" calcext:value-type="float">
            <text:p>-0,7289686047</text:p>
          </table:table-cell>
        </table:table-row>
        <table:table-row table:style-name="ro1">
          <table:table-cell table:number-columns-repeated="5"/>
          <table:table-cell table:formula="of:=[.F466]+3.14159265/50" office:value-type="float" office:value="29.1539797919998" calcext:value-type="float">
            <text:p>29,153979792</text:p>
          </table:table-cell>
          <table:table-cell table:formula="of:=COS([.F467])" office:value-type="float" office:value="-0.637424015417191" calcext:value-type="float">
            <text:p>-0,6374240154</text:p>
          </table:table-cell>
          <table:table-cell table:formula="of:=SIN([.F467])" office:value-type="float" office:value="-0.770513221540958" calcext:value-type="float">
            <text:p>-0,7705132215</text:p>
          </table:table-cell>
        </table:table-row>
        <table:table-row table:style-name="ro1">
          <table:table-cell table:number-columns-repeated="5"/>
          <table:table-cell table:formula="of:=[.F467]+3.14159265/50" office:value-type="float" office:value="29.2168116449998" calcext:value-type="float">
            <text:p>29,216811645</text:p>
          </table:table-cell>
          <table:table-cell table:formula="of:=COS([.F468])" office:value-type="float" office:value="-0.587785279301754" calcext:value-type="float">
            <text:p>-0,5877852793</text:p>
          </table:table-cell>
          <table:table-cell table:formula="of:=SIN([.F468])" office:value-type="float" office:value="-0.809016974751555" calcext:value-type="float">
            <text:p>-0,8090169748</text:p>
          </table:table-cell>
        </table:table-row>
        <table:table-row table:style-name="ro1">
          <table:table-cell table:number-columns-repeated="5"/>
          <table:table-cell table:formula="of:=[.F468]+3.14159265/50" office:value-type="float" office:value="29.2796434979998" calcext:value-type="float">
            <text:p>29,279643498</text:p>
          </table:table-cell>
          <table:table-cell table:formula="of:=COS([.F469])" office:value-type="float" office:value="-0.535826823227765" calcext:value-type="float">
            <text:p>-0,5358268232</text:p>
          </table:table-cell>
          <table:table-cell table:formula="of:=SIN([.F469])" office:value-type="float" office:value="-0.844327907574801" calcext:value-type="float">
            <text:p>-0,8443279076</text:p>
          </table:table-cell>
        </table:table-row>
        <table:table-row table:style-name="ro1">
          <table:table-cell table:number-columns-repeated="5"/>
          <table:table-cell table:formula="of:=[.F469]+3.14159265/50" office:value-type="float" office:value="29.3424753509998" calcext:value-type="float">
            <text:p>29,342475351</text:p>
          </table:table-cell>
          <table:table-cell table:formula="of:=COS([.F470])" office:value-type="float" office:value="-0.481753703483316" calcext:value-type="float">
            <text:p>-0,4817537035</text:p>
          </table:table-cell>
          <table:table-cell table:formula="of:=SIN([.F470])" office:value-type="float" office:value="-0.876306663891191" calcext:value-type="float">
            <text:p>-0,8763066639</text:p>
          </table:table-cell>
        </table:table-row>
        <table:table-row table:style-name="ro1">
          <table:table-cell table:number-columns-repeated="5"/>
          <table:table-cell table:formula="of:=[.F470]+3.14159265/50" office:value-type="float" office:value="29.4053072039998" calcext:value-type="float">
            <text:p>29,405307204</text:p>
          </table:table-cell>
          <table:table-cell table:formula="of:=COS([.F471])" office:value-type="float" office:value="-0.425779321967894" calcext:value-type="float">
            <text:p>-0,425779322</text:p>
          </table:table-cell>
          <table:table-cell table:formula="of:=SIN([.F471])" office:value-type="float" office:value="-0.904827038159537" calcext:value-type="float">
            <text:p>-0,9048270382</text:p>
          </table:table-cell>
        </table:table-row>
        <table:table-row table:style-name="ro1">
          <table:table-cell table:number-columns-repeated="5"/>
          <table:table-cell table:formula="of:=[.F471]+3.14159265/50" office:value-type="float" office:value="29.4681390569998" calcext:value-type="float">
            <text:p>29,468139057</text:p>
          </table:table-cell>
          <table:table-cell table:formula="of:=COS([.F472])" office:value-type="float" office:value="-0.368124583992573" calcext:value-type="float">
            <text:p>-0,368124584</text:p>
          </table:table-cell>
          <table:table-cell table:formula="of:=SIN([.F472])" office:value-type="float" office:value="-0.929776473492578" calcext:value-type="float">
            <text:p>-0,9297764735</text:p>
          </table:table-cell>
        </table:table-row>
        <table:table-row table:style-name="ro1">
          <table:table-cell table:number-columns-repeated="5"/>
          <table:table-cell table:formula="of:=[.F472]+3.14159265/50" office:value-type="float" office:value="29.5309709099998" calcext:value-type="float">
            <text:p>29,53097091</text:p>
          </table:table-cell>
          <table:table-cell table:formula="of:=COS([.F473])" office:value-type="float" office:value="-0.309017026467678" calcext:value-type="float">
            <text:p>-0,3090170265</text:p>
          </table:table-cell>
          <table:table-cell table:formula="of:=SIN([.F473])" office:value-type="float" office:value="-0.951056505867593" calcext:value-type="float">
            <text:p>-0,9510565059</text:p>
          </table:table-cell>
        </table:table-row>
        <table:table-row table:style-name="ro1">
          <table:table-cell table:number-columns-repeated="5"/>
          <table:table-cell table:formula="of:=[.F473]+3.14159265/50" office:value-type="float" office:value="29.5938027629998" calcext:value-type="float">
            <text:p>29,593802763</text:p>
          </table:table-cell>
          <table:table-cell table:formula="of:=COS([.F474])" office:value-type="float" office:value="-0.248689919918551" calcext:value-type="float">
            <text:p>-0,2486899199</text:p>
          </table:table-cell>
          <table:table-cell table:formula="of:=SIN([.F474])" office:value-type="float" office:value="-0.968583152718911" calcext:value-type="float">
            <text:p>-0,9685831527</text:p>
          </table:table-cell>
        </table:table-row>
        <table:table-row table:style-name="ro1">
          <table:table-cell table:number-columns-repeated="5"/>
          <table:table-cell table:formula="of:=[.F474]+3.14159265/50" office:value-type="float" office:value="29.6566346159998" calcext:value-type="float">
            <text:p>29,656634616</text:p>
          </table:table-cell>
          <table:table-cell table:formula="of:=COS([.F475])" office:value-type="float" office:value="-0.187381347873365" calcext:value-type="float">
            <text:p>-0,1873813479</text:p>
          </table:table-cell>
          <table:table-cell table:formula="of:=SIN([.F475])" office:value-type="float" office:value="-0.982287244378731" calcext:value-type="float">
            <text:p>-0,9822872444</text:p>
          </table:table-cell>
        </table:table-row>
        <table:table-row table:style-name="ro1">
          <table:table-cell table:number-columns-repeated="5"/>
          <table:table-cell table:formula="of:=[.F475]+3.14159265/50" office:value-type="float" office:value="29.7194664689998" calcext:value-type="float">
            <text:p>29,719466469</text:p>
          </table:table-cell>
          <table:table-cell table:formula="of:=COS([.F476])" office:value-type="float" office:value="-0.125333267256207" calcext:value-type="float">
            <text:p>-0,1253332673</text:p>
          </table:table-cell>
          <table:table-cell table:formula="of:=SIN([.F476])" office:value-type="float" office:value="-0.9921146970582" calcext:value-type="float">
            <text:p>-0,9921146971</text:p>
          </table:table-cell>
        </table:table-row>
        <table:table-row table:style-name="ro1">
          <table:table-cell table:number-columns-repeated="5"/>
          <table:table-cell table:formula="of:=[.F476]+3.14159265/50" office:value-type="float" office:value="29.7822983219998" calcext:value-type="float">
            <text:p>29,782298322</text:p>
          </table:table-cell>
          <table:table-cell table:formula="of:=COS([.F477])" office:value-type="float" office:value="-0.0627905534936424" calcext:value-type="float">
            <text:p>-0,0627905535</text:p>
          </table:table-cell>
          <table:table-cell table:formula="of:=SIN([.F477])" office:value-type="float" office:value="-0.998026726291416" calcext:value-type="float">
            <text:p>-0,9980267263</text:p>
          </table:table-cell>
        </table:table-row>
        <table:table-row table:style-name="ro1">
          <table:table-cell table:number-columns-repeated="5"/>
          <table:table-cell table:formula="of:=[.F477]+3.14159265/50" office:value-type="float" office:value="29.8451301749998" calcext:value-type="float">
            <text:p>29,845130175</text:p>
          </table:table-cell>
          <table:table-cell table:formula="of:=COS([.F478])" office:value-type="float" office:value="-0.000000034103279586873" calcext:value-type="float">
            <text:p>-3,4103279586873E-008</text:p>
          </table:table-cell>
          <table:table-cell table:formula="of:=SIN([.F478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478]+3.14159265/50" office:value-type="float" office:value="29.9079620279998" calcext:value-type="float">
            <text:p>29,907962028</text:p>
          </table:table-cell>
          <table:table-cell table:formula="of:=COS([.F479])" office:value-type="float" office:value="0.0627904854216733" calcext:value-type="float">
            <text:p>0,0627904854</text:p>
          </table:table-cell>
          <table:table-cell table:formula="of:=SIN([.F479])" office:value-type="float" office:value="-0.998026730574142" calcext:value-type="float">
            <text:p>-0,9980267306</text:p>
          </table:table-cell>
        </table:table-row>
        <table:table-row table:style-name="ro1">
          <table:table-cell table:number-columns-repeated="5"/>
          <table:table-cell table:formula="of:=[.F479]+3.14159265/50" office:value-type="float" office:value="29.9707938809998" calcext:value-type="float">
            <text:p>29,970793881</text:p>
          </table:table-cell>
          <table:table-cell table:formula="of:=COS([.F480])" office:value-type="float" office:value="0.125333199587477" calcext:value-type="float">
            <text:p>0,1253331996</text:p>
          </table:table-cell>
          <table:table-cell table:formula="of:=SIN([.F480])" office:value-type="float" office:value="-0.992114705606749" calcext:value-type="float">
            <text:p>-0,9921147056</text:p>
          </table:table-cell>
        </table:table-row>
        <table:table-row table:style-name="ro1">
          <table:table-cell table:number-columns-repeated="5"/>
          <table:table-cell table:formula="of:=[.F480]+3.14159265/50" office:value-type="float" office:value="30.0336257339998" calcext:value-type="float">
            <text:p>30,033625734</text:p>
          </table:table-cell>
          <table:table-cell table:formula="of:=COS([.F481])" office:value-type="float" office:value="0.187381280874931" calcext:value-type="float">
            <text:p>0,1873812809</text:p>
          </table:table-cell>
          <table:table-cell table:formula="of:=SIN([.F481])" office:value-type="float" office:value="-0.982287257159366" calcext:value-type="float">
            <text:p>-0,9822872572</text:p>
          </table:table-cell>
        </table:table-row>
        <table:table-row table:style-name="ro1">
          <table:table-cell table:number-columns-repeated="5"/>
          <table:table-cell table:formula="of:=[.F481]+3.14159265/50" office:value-type="float" office:value="30.0964575869998" calcext:value-type="float">
            <text:p>30,096457587</text:p>
          </table:table-cell>
          <table:table-cell table:formula="of:=COS([.F482])" office:value-type="float" office:value="0.248689853854826" calcext:value-type="float">
            <text:p>0,2486898539</text:p>
          </table:table-cell>
          <table:table-cell table:formula="of:=SIN([.F482])" office:value-type="float" office:value="-0.968583169681192" calcext:value-type="float">
            <text:p>-0,9685831697</text:p>
          </table:table-cell>
        </table:table-row>
        <table:table-row table:style-name="ro1">
          <table:table-cell table:number-columns-repeated="5"/>
          <table:table-cell table:formula="of:=[.F482]+3.14159265/50" office:value-type="float" office:value="30.1592894399997" calcext:value-type="float">
            <text:p>30,15928944</text:p>
          </table:table-cell>
          <table:table-cell table:formula="of:=COS([.F483])" office:value-type="float" office:value="0.309016961599385" calcext:value-type="float">
            <text:p>0,3090169616</text:p>
          </table:table-cell>
          <table:table-cell table:formula="of:=SIN([.F483])" office:value-type="float" office:value="-0.951056526944579" calcext:value-type="float">
            <text:p>-0,9510565269</text:p>
          </table:table-cell>
        </table:table-row>
        <table:table-row table:style-name="ro1">
          <table:table-cell table:number-columns-repeated="5"/>
          <table:table-cell table:formula="of:=[.F483]+3.14159265/50" office:value-type="float" office:value="30.2221212929997" calcext:value-type="float">
            <text:p>30,222121293</text:p>
          </table:table-cell>
          <table:table-cell table:formula="of:=COS([.F484])" office:value-type="float" office:value="0.368124520575718" calcext:value-type="float">
            <text:p>0,3681245206</text:p>
          </table:table-cell>
          <table:table-cell table:formula="of:=SIN([.F484])" office:value-type="float" office:value="-0.929776498601087" calcext:value-type="float">
            <text:p>-0,9297764986</text:p>
          </table:table-cell>
        </table:table-row>
        <table:table-row table:style-name="ro1">
          <table:table-cell table:number-columns-repeated="5"/>
          <table:table-cell table:formula="of:=[.F484]+3.14159265/50" office:value-type="float" office:value="30.2849531459997" calcext:value-type="float">
            <text:p>30,284953146</text:p>
          </table:table-cell>
          <table:table-cell table:formula="of:=COS([.F485])" office:value-type="float" office:value="0.425779260252754" calcext:value-type="float">
            <text:p>0,4257792603</text:p>
          </table:table-cell>
          <table:table-cell table:formula="of:=SIN([.F485])" office:value-type="float" office:value="-0.904827067200477" calcext:value-type="float">
            <text:p>-0,9048270672</text:p>
          </table:table-cell>
        </table:table-row>
        <table:table-row table:style-name="ro1">
          <table:table-cell table:number-columns-repeated="5"/>
          <table:table-cell table:formula="of:=[.F485]+3.14159265/50" office:value-type="float" office:value="30.3477849989997" calcext:value-type="float">
            <text:p>30,347784999</text:p>
          </table:table-cell>
          <table:table-cell table:formula="of:=COS([.F486])" office:value-type="float" office:value="0.481753643713453" calcext:value-type="float">
            <text:p>0,4817536437</text:p>
          </table:table-cell>
          <table:table-cell table:formula="of:=SIN([.F486])" office:value-type="float" office:value="-0.876306696749952" calcext:value-type="float">
            <text:p>-0,8763066967</text:p>
          </table:table-cell>
        </table:table-row>
        <table:table-row table:style-name="ro1">
          <table:table-cell table:number-columns-repeated="5"/>
          <table:table-cell table:formula="of:=[.F486]+3.14159265/50" office:value-type="float" office:value="30.4106168519997" calcext:value-type="float">
            <text:p>30,410616852</text:p>
          </table:table-cell>
          <table:table-cell table:formula="of:=COS([.F487])" office:value-type="float" office:value="0.535826765639062" calcext:value-type="float">
            <text:p>0,5358267656</text:p>
          </table:table-cell>
          <table:table-cell table:formula="of:=SIN([.F487])" office:value-type="float" office:value="-0.844327944121703" calcext:value-type="float">
            <text:p>-0,8443279441</text:p>
          </table:table-cell>
        </table:table-row>
        <table:table-row table:style-name="ro1">
          <table:table-cell table:number-columns-repeated="5"/>
          <table:table-cell table:formula="of:=[.F487]+3.14159265/50" office:value-type="float" office:value="30.4734487049997" calcext:value-type="float">
            <text:p>30,473448705</text:p>
          </table:table-cell>
          <table:table-cell table:formula="of:=COS([.F488])" office:value-type="float" office:value="0.587785224121489" calcext:value-type="float">
            <text:p>0,5877852241</text:p>
          </table:table-cell>
          <table:table-cell table:formula="of:=SIN([.F488])" office:value-type="float" office:value="-0.809017014842365" calcext:value-type="float">
            <text:p>-0,8090170148</text:p>
          </table:table-cell>
        </table:table-row>
        <table:table-row table:style-name="ro1">
          <table:table-cell table:number-columns-repeated="5"/>
          <table:table-cell table:formula="of:=[.F488]+3.14159265/50" office:value-type="float" office:value="30.5362805579997" calcext:value-type="float">
            <text:p>30,536280558</text:p>
          </table:table-cell>
          <table:table-cell table:formula="of:=COS([.F489])" office:value-type="float" office:value="0.637423962863134" calcext:value-type="float">
            <text:p>0,6374239629</text:p>
          </table:table-cell>
          <table:table-cell table:formula="of:=SIN([.F489])" office:value-type="float" office:value="-0.770513265017455" calcext:value-type="float">
            <text:p>-0,770513265</text:p>
          </table:table-cell>
        </table:table-row>
        <table:table-row table:style-name="ro1">
          <table:table-cell table:number-columns-repeated="5"/>
          <table:table-cell table:formula="of:=[.F489]+3.14159265/50" office:value-type="float" office:value="30.5991124109997" calcext:value-type="float">
            <text:p>30,599112411</text:p>
          </table:table-cell>
          <table:table-cell table:formula="of:=COS([.F490])" office:value-type="float" office:value="0.684547080440413" calcext:value-type="float">
            <text:p>0,6845470804</text:p>
          </table:table-cell>
          <table:table-cell table:formula="of:=SIN([.F490])" office:value-type="float" office:value="-0.728968651356495" calcext:value-type="float">
            <text:p>-0,7289686514</text:p>
          </table:table-cell>
        </table:table-row>
        <table:table-row table:style-name="ro1">
          <table:table-cell table:number-columns-repeated="5"/>
          <table:table-cell table:formula="of:=[.F490]+3.14159265/50" office:value-type="float" office:value="30.6619442639997" calcext:value-type="float">
            <text:p>30,661944264</text:p>
          </table:table-cell>
          <table:table-cell table:formula="of:=COS([.F491])" office:value-type="float" office:value="0.728968603437179" calcext:value-type="float">
            <text:p>0,7289686034</text:p>
          </table:table-cell>
          <table:table-cell table:formula="of:=SIN([.F491])" office:value-type="float" office:value="-0.684547131469301" calcext:value-type="float">
            <text:p>-0,6845471315</text:p>
          </table:table-cell>
        </table:table-row>
        <table:table-row table:style-name="ro1">
          <table:table-cell table:number-columns-repeated="5"/>
          <table:table-cell table:formula="of:=[.F491]+3.14159265/50" office:value-type="float" office:value="30.7247761169997" calcext:value-type="float">
            <text:p>30,724776117</text:p>
          </table:table-cell>
          <table:table-cell table:formula="of:=COS([.F492])" office:value-type="float" office:value="0.770513220396827" calcext:value-type="float">
            <text:p>0,7705132204</text:p>
          </table:table-cell>
          <table:table-cell table:formula="of:=SIN([.F492])" office:value-type="float" office:value="-0.637424016800207" calcext:value-type="float">
            <text:p>-0,6374240168</text:p>
          </table:table-cell>
        </table:table-row>
        <table:table-row table:style-name="ro1">
          <table:table-cell table:number-columns-repeated="5"/>
          <table:table-cell table:formula="of:=[.F492]+3.14159265/50" office:value-type="float" office:value="30.7876079699997" calcext:value-type="float">
            <text:p>30,78760797</text:p>
          </table:table-cell>
          <table:table-cell table:formula="of:=COS([.F493])" office:value-type="float" office:value="0.809016973696523" calcext:value-type="float">
            <text:p>0,8090169737</text:p>
          </table:table-cell>
          <table:table-cell table:formula="of:=SIN([.F493])" office:value-type="float" office:value="-0.587785280753882" calcext:value-type="float">
            <text:p>-0,5877852808</text:p>
          </table:table-cell>
        </table:table-row>
        <table:table-row table:style-name="ro1">
          <table:table-cell table:number-columns-repeated="5"/>
          <table:table-cell table:formula="of:=[.F493]+3.14159265/50" office:value-type="float" office:value="30.8504398229997" calcext:value-type="float">
            <text:p>30,850439823</text:p>
          </table:table-cell>
          <table:table-cell table:formula="of:=COS([.F494])" office:value-type="float" office:value="0.84432790661303" calcext:value-type="float">
            <text:p>0,8443279066</text:p>
          </table:table-cell>
          <table:table-cell table:formula="of:=SIN([.F494])" office:value-type="float" office:value="-0.535826824743273" calcext:value-type="float">
            <text:p>-0,5358268247</text:p>
          </table:table-cell>
        </table:table-row>
        <table:table-row table:style-name="ro1">
          <table:table-cell table:number-columns-repeated="5"/>
          <table:table-cell table:formula="of:=[.F494]+3.14159265/50" office:value-type="float" office:value="30.9132716759997" calcext:value-type="float">
            <text:p>30,913271676</text:p>
          </table:table-cell>
          <table:table-cell table:formula="of:=COS([.F495])" office:value-type="float" office:value="0.876306663026478" calcext:value-type="float">
            <text:p>0,876306663</text:p>
          </table:table-cell>
          <table:table-cell table:formula="of:=SIN([.F495])" office:value-type="float" office:value="-0.481753705056224" calcext:value-type="float">
            <text:p>-0,4817537051</text:p>
          </table:table-cell>
        </table:table-row>
        <table:table-row table:style-name="ro1">
          <table:table-cell table:number-columns-repeated="5"/>
          <table:table-cell table:formula="of:=[.F495]+3.14159265/50" office:value-type="float" office:value="30.9761035289997" calcext:value-type="float">
            <text:p>30,976103529</text:p>
          </table:table-cell>
          <table:table-cell table:formula="of:=COS([.F496])" office:value-type="float" office:value="0.904827037395294" calcext:value-type="float">
            <text:p>0,9048270374</text:p>
          </table:table-cell>
          <table:table-cell table:formula="of:=SIN([.F496])" office:value-type="float" office:value="-0.425779323591994" calcext:value-type="float">
            <text:p>-0,4257793236</text:p>
          </table:table-cell>
        </table:table-row>
        <table:table-row table:style-name="ro1">
          <table:table-cell table:number-columns-repeated="5"/>
          <table:table-cell table:formula="of:=[.F496]+3.14159265/50" office:value-type="float" office:value="31.0389353819997" calcext:value-type="float">
            <text:p>31,038935382</text:p>
          </table:table-cell>
          <table:table-cell table:formula="of:=COS([.F497])" office:value-type="float" office:value="0.929776472831821" calcext:value-type="float">
            <text:p>0,9297764728</text:p>
          </table:table-cell>
          <table:table-cell table:formula="of:=SIN([.F497])" office:value-type="float" office:value="-0.368124585661456" calcext:value-type="float">
            <text:p>-0,3681245857</text:p>
          </table:table-cell>
        </table:table-row>
        <table:table-row table:style-name="ro1">
          <table:table-cell table:number-columns-repeated="5"/>
          <table:table-cell table:formula="of:=[.F497]+3.14159265/50" office:value-type="float" office:value="31.1017672349997" calcext:value-type="float">
            <text:p>31,101767235</text:p>
          </table:table-cell>
          <table:table-cell table:formula="of:=COS([.F498])" office:value-type="float" office:value="0.951056505312929" calcext:value-type="float">
            <text:p>0,9510565053</text:p>
          </table:table-cell>
          <table:table-cell table:formula="of:=SIN([.F498])" office:value-type="float" office:value="-0.309017028174756" calcext:value-type="float">
            <text:p>-0,3090170282</text:p>
          </table:table-cell>
        </table:table-row>
        <table:table-row table:style-name="ro1">
          <table:table-cell table:number-columns-repeated="5"/>
          <table:table-cell table:formula="of:=[.F498]+3.14159265/50" office:value-type="float" office:value="31.1645990879997" calcext:value-type="float">
            <text:p>31,164599088</text:p>
          </table:table-cell>
          <table:table-cell table:formula="of:=COS([.F499])" office:value-type="float" office:value="0.96858315227253" calcext:value-type="float">
            <text:p>0,9685831523</text:p>
          </table:table-cell>
          <table:table-cell table:formula="of:=SIN([.F499])" office:value-type="float" office:value="-0.248689921657089" calcext:value-type="float">
            <text:p>-0,2486899217</text:p>
          </table:table-cell>
        </table:table-row>
        <table:table-row table:style-name="ro1">
          <table:table-cell table:number-columns-repeated="5"/>
          <table:table-cell table:formula="of:=[.F499]+3.14159265/50" office:value-type="float" office:value="31.2274309409997" calcext:value-type="float">
            <text:p>31,227430941</text:p>
          </table:table-cell>
          <table:table-cell table:formula="of:=COS([.F500])" office:value-type="float" office:value="0.982287244042395" calcext:value-type="float">
            <text:p>0,982287244</text:p>
          </table:table-cell>
          <table:table-cell table:formula="of:=SIN([.F500])" office:value-type="float" office:value="-0.187381349636501" calcext:value-type="float">
            <text:p>-0,1873813496</text:p>
          </table:table-cell>
        </table:table-row>
        <table:table-row table:style-name="ro1">
          <table:table-cell table:number-columns-repeated="5"/>
          <table:table-cell table:formula="of:=[.F500]+3.14159265/50" office:value-type="float" office:value="31.2902627939997" calcext:value-type="float">
            <text:p>31,290262794</text:p>
          </table:table-cell>
          <table:table-cell table:formula="of:=COS([.F501])" office:value-type="float" office:value="0.992114696833236" calcext:value-type="float">
            <text:p>0,9921146968</text:p>
          </table:table-cell>
          <table:table-cell table:formula="of:=SIN([.F501])" office:value-type="float" office:value="-0.125333269036982" calcext:value-type="float">
            <text:p>-0,125333269</text:p>
          </table:table-cell>
        </table:table-row>
        <table:table-row table:style-name="ro1">
          <table:table-cell table:number-columns-repeated="5"/>
          <table:table-cell table:formula="of:=[.F501]+3.14159265/50" office:value-type="float" office:value="31.3530946469997" calcext:value-type="float">
            <text:p>31,353094647</text:p>
          </table:table-cell>
          <table:table-cell table:formula="of:=COS([.F502])" office:value-type="float" office:value="0.998026726178712" calcext:value-type="float">
            <text:p>0,9980267262</text:p>
          </table:table-cell>
          <table:table-cell table:formula="of:=SIN([.F502])" office:value-type="float" office:value="-0.0627905552850292" calcext:value-type="float">
            <text:p>-0,0627905553</text:p>
          </table:table-cell>
        </table:table-row>
        <table:table-row table:style-name="ro1">
          <table:table-cell table:number-columns-repeated="5"/>
          <table:table-cell table:formula="of:=[.F502]+3.14159265/50" office:value-type="float" office:value="31.4159264999997" calcext:value-type="float">
            <text:p>31,4159265</text:p>
          </table:table-cell>
          <table:table-cell table:formula="of:=COS([.F503])" office:value-type="float" office:value="1" calcext:value-type="float">
            <text:p>1</text:p>
          </table:table-cell>
          <table:table-cell table:formula="of:=SIN([.F503])" office:value-type="float" office:value="-0.0000000358982082982615" calcext:value-type="float">
            <text:p>-3,58982082982615E-008</text:p>
          </table:table-cell>
        </table:table-row>
        <table:table-row table:style-name="ro1">
          <table:table-cell table:number-columns-repeated="5"/>
          <table:table-cell table:formula="of:=[.F503]+3.14159265/50" office:value-type="float" office:value="31.4787583529997" calcext:value-type="float">
            <text:p>31,478758353</text:p>
          </table:table-cell>
          <table:table-cell table:formula="of:=COS([.F504])" office:value-type="float" office:value="0.998026730686846" calcext:value-type="float">
            <text:p>0,9980267307</text:p>
          </table:table-cell>
          <table:table-cell table:formula="of:=SIN([.F504])" office:value-type="float" office:value="0.0627904836302865" calcext:value-type="float">
            <text:p>0,0627904836</text:p>
          </table:table-cell>
        </table:table-row>
        <table:table-row table:style-name="ro1">
          <table:table-cell table:number-columns-repeated="5"/>
          <table:table-cell table:formula="of:=[.F504]+3.14159265/50" office:value-type="float" office:value="31.5415902059997" calcext:value-type="float">
            <text:p>31,541590206</text:p>
          </table:table-cell>
          <table:table-cell table:formula="of:=COS([.F505])" office:value-type="float" office:value="0.992114705831713" calcext:value-type="float">
            <text:p>0,9921147058</text:p>
          </table:table-cell>
          <table:table-cell table:formula="of:=SIN([.F505])" office:value-type="float" office:value="0.125333197806702" calcext:value-type="float">
            <text:p>0,1253331978</text:p>
          </table:table-cell>
        </table:table-row>
        <table:table-row table:style-name="ro1">
          <table:table-cell table:number-columns-repeated="5"/>
          <table:table-cell table:formula="of:=[.F505]+3.14159265/50" office:value-type="float" office:value="31.6044220589997" calcext:value-type="float">
            <text:p>31,604422059</text:p>
          </table:table-cell>
          <table:table-cell table:formula="of:=COS([.F506])" office:value-type="float" office:value="0.982287257495702" calcext:value-type="float">
            <text:p>0,9822872575</text:p>
          </table:table-cell>
          <table:table-cell table:formula="of:=SIN([.F506])" office:value-type="float" office:value="0.187381279111796" calcext:value-type="float">
            <text:p>0,1873812791</text:p>
          </table:table-cell>
        </table:table-row>
        <table:table-row table:style-name="ro1">
          <table:table-cell table:number-columns-repeated="5"/>
          <table:table-cell table:formula="of:=[.F506]+3.14159265/50" office:value-type="float" office:value="31.6672539119997" calcext:value-type="float">
            <text:p>31,667253912</text:p>
          </table:table-cell>
          <table:table-cell table:formula="of:=COS([.F507])" office:value-type="float" office:value="0.968583170127573" calcext:value-type="float">
            <text:p>0,9685831701</text:p>
          </table:table-cell>
          <table:table-cell table:formula="of:=SIN([.F507])" office:value-type="float" office:value="0.248689852116288" calcext:value-type="float">
            <text:p>0,2486898521</text:p>
          </table:table-cell>
        </table:table-row>
        <table:table-row table:style-name="ro1">
          <table:table-cell table:number-columns-repeated="5"/>
          <table:table-cell table:formula="of:=[.F507]+3.14159265/50" office:value-type="float" office:value="31.7300857649997" calcext:value-type="float">
            <text:p>31,730085765</text:p>
          </table:table-cell>
          <table:table-cell table:formula="of:=COS([.F508])" office:value-type="float" office:value="0.951056527499242" calcext:value-type="float">
            <text:p>0,9510565275</text:p>
          </table:table-cell>
          <table:table-cell table:formula="of:=SIN([.F508])" office:value-type="float" office:value="0.309016959892307" calcext:value-type="float">
            <text:p>0,3090169599</text:p>
          </table:table-cell>
        </table:table-row>
        <table:table-row table:style-name="ro1">
          <table:table-cell table:number-columns-repeated="5"/>
          <table:table-cell table:formula="of:=[.F508]+3.14159265/50" office:value-type="float" office:value="31.7929176179997" calcext:value-type="float">
            <text:p>31,792917618</text:p>
          </table:table-cell>
          <table:table-cell table:formula="of:=COS([.F509])" office:value-type="float" office:value="0.929776499261844" calcext:value-type="float">
            <text:p>0,9297764993</text:p>
          </table:table-cell>
          <table:table-cell table:formula="of:=SIN([.F509])" office:value-type="float" office:value="0.368124518906836" calcext:value-type="float">
            <text:p>0,3681245189</text:p>
          </table:table-cell>
        </table:table-row>
        <table:table-row table:style-name="ro1">
          <table:table-cell table:number-columns-repeated="5"/>
          <table:table-cell table:formula="of:=[.F509]+3.14159265/50" office:value-type="float" office:value="31.8557494709997" calcext:value-type="float">
            <text:p>31,855749471</text:p>
          </table:table-cell>
          <table:table-cell table:formula="of:=COS([.F510])" office:value-type="float" office:value="0.904827067964721" calcext:value-type="float">
            <text:p>0,904827068</text:p>
          </table:table-cell>
          <table:table-cell table:formula="of:=SIN([.F510])" office:value-type="float" office:value="0.425779258628654" calcext:value-type="float">
            <text:p>0,4257792586</text:p>
          </table:table-cell>
        </table:table-row>
        <table:table-row table:style-name="ro1">
          <table:table-cell table:number-columns-repeated="5"/>
          <table:table-cell table:formula="of:=[.F510]+3.14159265/50" office:value-type="float" office:value="31.9185813239997" calcext:value-type="float">
            <text:p>31,918581324</text:p>
          </table:table-cell>
          <table:table-cell table:formula="of:=COS([.F511])" office:value-type="float" office:value="0.876306697614665" calcext:value-type="float">
            <text:p>0,8763066976</text:p>
          </table:table-cell>
          <table:table-cell table:formula="of:=SIN([.F511])" office:value-type="float" office:value="0.481753642140545" calcext:value-type="float">
            <text:p>0,4817536421</text:p>
          </table:table-cell>
        </table:table-row>
        <table:table-row table:style-name="ro1">
          <table:table-cell table:number-columns-repeated="5"/>
          <table:table-cell table:formula="of:=[.F511]+3.14159265/50" office:value-type="float" office:value="31.9814131769997" calcext:value-type="float">
            <text:p>31,981413177</text:p>
          </table:table-cell>
          <table:table-cell table:formula="of:=COS([.F512])" office:value-type="float" office:value="0.844327945083474" calcext:value-type="float">
            <text:p>0,8443279451</text:p>
          </table:table-cell>
          <table:table-cell table:formula="of:=SIN([.F512])" office:value-type="float" office:value="0.535826764123553" calcext:value-type="float">
            <text:p>0,5358267641</text:p>
          </table:table-cell>
        </table:table-row>
        <table:table-row table:style-name="ro1">
          <table:table-cell table:number-columns-repeated="5"/>
          <table:table-cell table:formula="of:=[.F512]+3.14159265/50" office:value-type="float" office:value="32.0442450299997" calcext:value-type="float">
            <text:p>32,04424503</text:p>
          </table:table-cell>
          <table:table-cell table:formula="of:=COS([.F513])" office:value-type="float" office:value="0.809017015897395" calcext:value-type="float">
            <text:p>0,8090170159</text:p>
          </table:table-cell>
          <table:table-cell table:formula="of:=SIN([.F513])" office:value-type="float" office:value="0.587785222669364" calcext:value-type="float">
            <text:p>0,5877852227</text:p>
          </table:table-cell>
        </table:table-row>
        <table:table-row table:style-name="ro1">
          <table:table-cell table:number-columns-repeated="5"/>
          <table:table-cell table:formula="of:=[.F513]+3.14159265/50" office:value-type="float" office:value="32.1070768829997" calcext:value-type="float">
            <text:p>32,107076883</text:p>
          </table:table-cell>
          <table:table-cell table:formula="of:=COS([.F514])" office:value-type="float" office:value="0.770513266161583" calcext:value-type="float">
            <text:p>0,7705132662</text:p>
          </table:table-cell>
          <table:table-cell table:formula="of:=SIN([.F514])" office:value-type="float" office:value="0.63742396148012" calcext:value-type="float">
            <text:p>0,6374239615</text:p>
          </table:table-cell>
        </table:table-row>
        <table:table-row table:style-name="ro1">
          <table:table-cell table:number-columns-repeated="5"/>
          <table:table-cell table:formula="of:=[.F514]+3.14159265/50" office:value-type="float" office:value="32.1699087359997" calcext:value-type="float">
            <text:p>32,169908736</text:p>
          </table:table-cell>
          <table:table-cell table:formula="of:=COS([.F515])" office:value-type="float" office:value="0.728968652585206" calcext:value-type="float">
            <text:p>0,7289686526</text:p>
          </table:table-cell>
          <table:table-cell table:formula="of:=SIN([.F515])" office:value-type="float" office:value="0.684547079131969" calcext:value-type="float">
            <text:p>0,6845470791</text:p>
          </table:table-cell>
        </table:table-row>
        <table:table-row table:style-name="ro1">
          <table:table-cell table:number-columns-repeated="5"/>
          <table:table-cell table:formula="of:=[.F515]+3.14159265/50" office:value-type="float" office:value="32.2327405889997" calcext:value-type="float">
            <text:p>32,232740589</text:p>
          </table:table-cell>
          <table:table-cell table:formula="of:=COS([.F516])" office:value-type="float" office:value="0.684547132777746" calcext:value-type="float">
            <text:p>0,6845471328</text:p>
          </table:table-cell>
          <table:table-cell table:formula="of:=SIN([.F516])" office:value-type="float" office:value="0.728968602208468" calcext:value-type="float">
            <text:p>0,7289686022</text:p>
          </table:table-cell>
        </table:table-row>
        <table:table-row table:style-name="ro1">
          <table:table-cell table:number-columns-repeated="5"/>
          <table:table-cell table:formula="of:=[.F516]+3.14159265/50" office:value-type="float" office:value="32.2955724419997" calcext:value-type="float">
            <text:p>32,295572442</text:p>
          </table:table-cell>
          <table:table-cell table:formula="of:=COS([.F517])" office:value-type="float" office:value="0.637424018183221" calcext:value-type="float">
            <text:p>0,6374240182</text:p>
          </table:table-cell>
          <table:table-cell table:formula="of:=SIN([.F517])" office:value-type="float" office:value="0.770513219252699" calcext:value-type="float">
            <text:p>0,7705132193</text:p>
          </table:table-cell>
        </table:table-row>
        <table:table-row table:style-name="ro1">
          <table:table-cell table:number-columns-repeated="5"/>
          <table:table-cell table:formula="of:=[.F517]+3.14159265/50" office:value-type="float" office:value="32.3584042949997" calcext:value-type="float">
            <text:p>32,358404295</text:p>
          </table:table-cell>
          <table:table-cell table:formula="of:=COS([.F518])" office:value-type="float" office:value="0.587785282206007" calcext:value-type="float">
            <text:p>0,5877852822</text:p>
          </table:table-cell>
          <table:table-cell table:formula="of:=SIN([.F518])" office:value-type="float" office:value="0.809016972641492" calcext:value-type="float">
            <text:p>0,8090169726</text:p>
          </table:table-cell>
        </table:table-row>
        <table:table-row table:style-name="ro1">
          <table:table-cell table:number-columns-repeated="5"/>
          <table:table-cell table:formula="of:=[.F518]+3.14159265/50" office:value-type="float" office:value="32.4212361479997" calcext:value-type="float">
            <text:p>32,421236148</text:p>
          </table:table-cell>
          <table:table-cell table:formula="of:=COS([.F519])" office:value-type="float" office:value="0.535826826258778" calcext:value-type="float">
            <text:p>0,5358268263</text:p>
          </table:table-cell>
          <table:table-cell table:formula="of:=SIN([.F519])" office:value-type="float" office:value="0.844327905651261" calcext:value-type="float">
            <text:p>0,8443279057</text:p>
          </table:table-cell>
        </table:table-row>
        <table:table-row table:style-name="ro1">
          <table:table-cell table:number-columns-repeated="5"/>
          <table:table-cell table:formula="of:=[.F519]+3.14159265/50" office:value-type="float" office:value="32.4840680009997" calcext:value-type="float">
            <text:p>32,484068001</text:p>
          </table:table-cell>
          <table:table-cell table:formula="of:=COS([.F520])" office:value-type="float" office:value="0.481753706629129" calcext:value-type="float">
            <text:p>0,4817537066</text:p>
          </table:table-cell>
          <table:table-cell table:formula="of:=SIN([.F520])" office:value-type="float" office:value="0.876306662161766" calcext:value-type="float">
            <text:p>0,8763066622</text:p>
          </table:table-cell>
        </table:table-row>
        <table:table-row table:style-name="ro1">
          <table:table-cell table:number-columns-repeated="5"/>
          <table:table-cell table:formula="of:=[.F520]+3.14159265/50" office:value-type="float" office:value="32.5468998539997" calcext:value-type="float">
            <text:p>32,546899854</text:p>
          </table:table-cell>
          <table:table-cell table:formula="of:=COS([.F521])" office:value-type="float" office:value="0.425779325216091" calcext:value-type="float">
            <text:p>0,4257793252</text:p>
          </table:table-cell>
          <table:table-cell table:formula="of:=SIN([.F521])" office:value-type="float" office:value="0.904827036631052" calcext:value-type="float">
            <text:p>0,9048270366</text:p>
          </table:table-cell>
        </table:table-row>
        <table:table-row table:style-name="ro1">
          <table:table-cell table:number-columns-repeated="5"/>
          <table:table-cell table:formula="of:=[.F521]+3.14159265/50" office:value-type="float" office:value="32.6097317069997" calcext:value-type="float">
            <text:p>32,609731707</text:p>
          </table:table-cell>
          <table:table-cell table:formula="of:=COS([.F522])" office:value-type="float" office:value="0.368124587330335" calcext:value-type="float">
            <text:p>0,3681245873</text:p>
          </table:table-cell>
          <table:table-cell table:formula="of:=SIN([.F522])" office:value-type="float" office:value="0.929776472171065" calcext:value-type="float">
            <text:p>0,9297764722</text:p>
          </table:table-cell>
        </table:table-row>
        <table:table-row table:style-name="ro1">
          <table:table-cell table:number-columns-repeated="5"/>
          <table:table-cell table:formula="of:=[.F522]+3.14159265/50" office:value-type="float" office:value="32.6725635599997" calcext:value-type="float">
            <text:p>32,67256356</text:p>
          </table:table-cell>
          <table:table-cell table:formula="of:=COS([.F523])" office:value-type="float" office:value="0.309017029881832" calcext:value-type="float">
            <text:p>0,3090170299</text:p>
          </table:table-cell>
          <table:table-cell table:formula="of:=SIN([.F523])" office:value-type="float" office:value="0.951056504758267" calcext:value-type="float">
            <text:p>0,9510565048</text:p>
          </table:table-cell>
        </table:table-row>
        <table:table-row table:style-name="ro1">
          <table:table-cell table:number-columns-repeated="5"/>
          <table:table-cell table:formula="of:=[.F523]+3.14159265/50" office:value-type="float" office:value="32.7353954129997" calcext:value-type="float">
            <text:p>32,735395413</text:p>
          </table:table-cell>
          <table:table-cell table:formula="of:=COS([.F524])" office:value-type="float" office:value="0.248689923395623" calcext:value-type="float">
            <text:p>0,2486899234</text:p>
          </table:table-cell>
          <table:table-cell table:formula="of:=SIN([.F524])" office:value-type="float" office:value="0.96858315182615" calcext:value-type="float">
            <text:p>0,9685831518</text:p>
          </table:table-cell>
        </table:table-row>
        <table:table-row table:style-name="ro1">
          <table:table-cell table:number-columns-repeated="5"/>
          <table:table-cell table:formula="of:=[.F524]+3.14159265/50" office:value-type="float" office:value="32.7982272659997" calcext:value-type="float">
            <text:p>32,798227266</text:p>
          </table:table-cell>
          <table:table-cell table:formula="of:=COS([.F525])" office:value-type="float" office:value="0.187381351399633" calcext:value-type="float">
            <text:p>0,1873813514</text:p>
          </table:table-cell>
          <table:table-cell table:formula="of:=SIN([.F525])" office:value-type="float" office:value="0.982287243706059" calcext:value-type="float">
            <text:p>0,9822872437</text:p>
          </table:table-cell>
        </table:table-row>
        <table:table-row table:style-name="ro1">
          <table:table-cell table:number-columns-repeated="5"/>
          <table:table-cell table:formula="of:=[.F525]+3.14159265/50" office:value-type="float" office:value="32.8610591189997" calcext:value-type="float">
            <text:p>32,861059119</text:p>
          </table:table-cell>
          <table:table-cell table:formula="of:=COS([.F526])" office:value-type="float" office:value="0.125333270817754" calcext:value-type="float">
            <text:p>0,1253332708</text:p>
          </table:table-cell>
          <table:table-cell table:formula="of:=SIN([.F526])" office:value-type="float" office:value="0.992114696608272" calcext:value-type="float">
            <text:p>0,9921146966</text:p>
          </table:table-cell>
        </table:table-row>
        <table:table-row table:style-name="ro1">
          <table:table-cell table:number-columns-repeated="5"/>
          <table:table-cell table:formula="of:=[.F526]+3.14159265/50" office:value-type="float" office:value="32.9238909719997" calcext:value-type="float">
            <text:p>32,923890972</text:p>
          </table:table-cell>
          <table:table-cell table:formula="of:=COS([.F527])" office:value-type="float" office:value="0.0627905570764125" calcext:value-type="float">
            <text:p>0,0627905571</text:p>
          </table:table-cell>
          <table:table-cell table:formula="of:=SIN([.F527])" office:value-type="float" office:value="0.998026726066008" calcext:value-type="float">
            <text:p>0,9980267261</text:p>
          </table:table-cell>
        </table:table-row>
        <table:table-row table:style-name="ro1">
          <table:table-cell table:number-columns-repeated="5"/>
          <table:table-cell table:formula="of:=[.F527]+3.14159265/50" office:value-type="float" office:value="32.9867228249997" calcext:value-type="float">
            <text:p>32,986722825</text:p>
          </table:table-cell>
          <table:table-cell table:formula="of:=COS([.F528])" office:value-type="float" office:value="0.0000000376931334569363" calcext:value-type="float">
            <text:p>3,76931334569363E-008</text:p>
          </table:table-cell>
          <table:table-cell table:formula="of:=SIN([.F528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528]+3.14159265/50" office:value-type="float" office:value="33.0495546779997" calcext:value-type="float">
            <text:p>33,049554678</text:p>
          </table:table-cell>
          <table:table-cell table:formula="of:=COS([.F529])" office:value-type="float" office:value="-0.0627904818389032" calcext:value-type="float">
            <text:p>-0,0627904818</text:p>
          </table:table-cell>
          <table:table-cell table:formula="of:=SIN([.F529])" office:value-type="float" office:value="0.99802673079955" calcext:value-type="float">
            <text:p>0,9980267308</text:p>
          </table:table-cell>
        </table:table-row>
        <table:table-row table:style-name="ro1">
          <table:table-cell table:number-columns-repeated="5"/>
          <table:table-cell table:formula="of:=[.F529]+3.14159265/50" office:value-type="float" office:value="33.1123865309997" calcext:value-type="float">
            <text:p>33,112386531</text:p>
          </table:table-cell>
          <table:table-cell table:formula="of:=COS([.F530])" office:value-type="float" office:value="-0.12533319602593" calcext:value-type="float">
            <text:p>-0,125333196</text:p>
          </table:table-cell>
          <table:table-cell table:formula="of:=SIN([.F530])" office:value-type="float" office:value="0.992114706056677" calcext:value-type="float">
            <text:p>0,9921147061</text:p>
          </table:table-cell>
        </table:table-row>
        <table:table-row table:style-name="ro1">
          <table:table-cell table:number-columns-repeated="5"/>
          <table:table-cell table:formula="of:=[.F530]+3.14159265/50" office:value-type="float" office:value="33.1752183839997" calcext:value-type="float">
            <text:p>33,175218384</text:p>
          </table:table-cell>
          <table:table-cell table:formula="of:=COS([.F531])" office:value-type="float" office:value="-0.187381277348664" calcext:value-type="float">
            <text:p>-0,1873812773</text:p>
          </table:table-cell>
          <table:table-cell table:formula="of:=SIN([.F531])" office:value-type="float" office:value="0.982287257832037" calcext:value-type="float">
            <text:p>0,9822872578</text:p>
          </table:table-cell>
        </table:table-row>
        <table:table-row table:style-name="ro1">
          <table:table-cell table:number-columns-repeated="5"/>
          <table:table-cell table:formula="of:=[.F531]+3.14159265/50" office:value-type="float" office:value="33.2380502369997" calcext:value-type="float">
            <text:p>33,238050237</text:p>
          </table:table-cell>
          <table:table-cell table:formula="of:=COS([.F532])" office:value-type="float" office:value="-0.248689850377754" calcext:value-type="float">
            <text:p>-0,2486898504</text:p>
          </table:table-cell>
          <table:table-cell table:formula="of:=SIN([.F532])" office:value-type="float" office:value="0.968583170573952" calcext:value-type="float">
            <text:p>0,9685831706</text:p>
          </table:table-cell>
        </table:table-row>
        <table:table-row table:style-name="ro1">
          <table:table-cell table:number-columns-repeated="5"/>
          <table:table-cell table:formula="of:=[.F532]+3.14159265/50" office:value-type="float" office:value="33.3008820899997" calcext:value-type="float">
            <text:p>33,30088209</text:p>
          </table:table-cell>
          <table:table-cell table:formula="of:=COS([.F533])" office:value-type="float" office:value="-0.309016958185231" calcext:value-type="float">
            <text:p>-0,3090169582</text:p>
          </table:table-cell>
          <table:table-cell table:formula="of:=SIN([.F533])" office:value-type="float" office:value="0.951056528053904" calcext:value-type="float">
            <text:p>0,9510565281</text:p>
          </table:table-cell>
        </table:table-row>
        <table:table-row table:style-name="ro1">
          <table:table-cell table:number-columns-repeated="5"/>
          <table:table-cell table:formula="of:=[.F533]+3.14159265/50" office:value-type="float" office:value="33.3637139429997" calcext:value-type="float">
            <text:p>33,363713943</text:p>
          </table:table-cell>
          <table:table-cell table:formula="of:=COS([.F534])" office:value-type="float" office:value="-0.368124517237957" calcext:value-type="float">
            <text:p>-0,3681245172</text:p>
          </table:table-cell>
          <table:table-cell table:formula="of:=SIN([.F534])" office:value-type="float" office:value="0.9297764999226" calcext:value-type="float">
            <text:p>0,9297764999</text:p>
          </table:table-cell>
        </table:table-row>
        <table:table-row table:style-name="ro1">
          <table:table-cell table:number-columns-repeated="5"/>
          <table:table-cell table:formula="of:=[.F534]+3.14159265/50" office:value-type="float" office:value="33.4265457959997" calcext:value-type="float">
            <text:p>33,426545796</text:p>
          </table:table-cell>
          <table:table-cell table:formula="of:=COS([.F535])" office:value-type="float" office:value="-0.425779257004557" calcext:value-type="float">
            <text:p>-0,425779257</text:p>
          </table:table-cell>
          <table:table-cell table:formula="of:=SIN([.F535])" office:value-type="float" office:value="0.904827068728963" calcext:value-type="float">
            <text:p>0,9048270687</text:p>
          </table:table-cell>
        </table:table-row>
        <table:table-row table:style-name="ro1">
          <table:table-cell table:number-columns-repeated="5"/>
          <table:table-cell table:formula="of:=[.F535]+3.14159265/50" office:value-type="float" office:value="33.4893776489997" calcext:value-type="float">
            <text:p>33,489377649</text:p>
          </table:table-cell>
          <table:table-cell table:formula="of:=COS([.F536])" office:value-type="float" office:value="-0.48175364056764" calcext:value-type="float">
            <text:p>-0,4817536406</text:p>
          </table:table-cell>
          <table:table-cell table:formula="of:=SIN([.F536])" office:value-type="float" office:value="0.876306698479377" calcext:value-type="float">
            <text:p>0,8763066985</text:p>
          </table:table-cell>
        </table:table-row>
        <table:table-row table:style-name="ro1">
          <table:table-cell table:number-columns-repeated="5"/>
          <table:table-cell table:formula="of:=[.F536]+3.14159265/50" office:value-type="float" office:value="33.5522095019997" calcext:value-type="float">
            <text:p>33,552209502</text:p>
          </table:table-cell>
          <table:table-cell table:formula="of:=COS([.F537])" office:value-type="float" office:value="-0.535826762608048" calcext:value-type="float">
            <text:p>-0,5358267626</text:p>
          </table:table-cell>
          <table:table-cell table:formula="of:=SIN([.F537])" office:value-type="float" office:value="0.844327946045243" calcext:value-type="float">
            <text:p>0,844327946</text:p>
          </table:table-cell>
        </table:table-row>
        <table:table-row table:style-name="ro1">
          <table:table-cell table:number-columns-repeated="5"/>
          <table:table-cell table:formula="of:=[.F537]+3.14159265/50" office:value-type="float" office:value="33.6150413549997" calcext:value-type="float">
            <text:p>33,615041355</text:p>
          </table:table-cell>
          <table:table-cell table:formula="of:=COS([.F538])" office:value-type="float" office:value="-0.587785221217236" calcext:value-type="float">
            <text:p>-0,5877852212</text:p>
          </table:table-cell>
          <table:table-cell table:formula="of:=SIN([.F538])" office:value-type="float" office:value="0.809017016952428" calcext:value-type="float">
            <text:p>0,809017017</text:p>
          </table:table-cell>
        </table:table-row>
        <table:table-row table:style-name="ro1">
          <table:table-cell table:number-columns-repeated="5"/>
          <table:table-cell table:formula="of:=[.F538]+3.14159265/50" office:value-type="float" office:value="33.6778732079997" calcext:value-type="float">
            <text:p>33,677873208</text:p>
          </table:table-cell>
          <table:table-cell table:formula="of:=COS([.F539])" office:value-type="float" office:value="-0.637423960097104" calcext:value-type="float">
            <text:p>-0,6374239601</text:p>
          </table:table-cell>
          <table:table-cell table:formula="of:=SIN([.F539])" office:value-type="float" office:value="0.770513267305714" calcext:value-type="float">
            <text:p>0,7705132673</text:p>
          </table:table-cell>
        </table:table-row>
        <table:table-row table:style-name="ro1">
          <table:table-cell table:number-columns-repeated="5"/>
          <table:table-cell table:formula="of:=[.F539]+3.14159265/50" office:value-type="float" office:value="33.7407050609997" calcext:value-type="float">
            <text:p>33,740705061</text:p>
          </table:table-cell>
          <table:table-cell table:formula="of:=COS([.F540])" office:value-type="float" office:value="-0.684547077823522" calcext:value-type="float">
            <text:p>-0,6845470778</text:p>
          </table:table-cell>
          <table:table-cell table:formula="of:=SIN([.F540])" office:value-type="float" office:value="0.728968653813919" calcext:value-type="float">
            <text:p>0,7289686538</text:p>
          </table:table-cell>
        </table:table-row>
        <table:table-row table:style-name="ro1">
          <table:table-cell table:number-columns-repeated="5"/>
          <table:table-cell table:formula="of:=[.F540]+3.14159265/50" office:value-type="float" office:value="33.8035369139997" calcext:value-type="float">
            <text:p>33,803536914</text:p>
          </table:table-cell>
          <table:table-cell table:formula="of:=COS([.F541])" office:value-type="float" office:value="-0.728968600979755" calcext:value-type="float">
            <text:p>-0,728968601</text:p>
          </table:table-cell>
          <table:table-cell table:formula="of:=SIN([.F541])" office:value-type="float" office:value="0.684547134086192" calcext:value-type="float">
            <text:p>0,6845471341</text:p>
          </table:table-cell>
        </table:table-row>
        <table:table-row table:style-name="ro1">
          <table:table-cell table:number-columns-repeated="5"/>
          <table:table-cell table:formula="of:=[.F541]+3.14159265/50" office:value-type="float" office:value="33.8663687669997" calcext:value-type="float">
            <text:p>33,866368767</text:p>
          </table:table-cell>
          <table:table-cell table:formula="of:=COS([.F542])" office:value-type="float" office:value="-0.770513218108568" calcext:value-type="float">
            <text:p>-0,7705132181</text:p>
          </table:table-cell>
          <table:table-cell table:formula="of:=SIN([.F542])" office:value-type="float" office:value="0.637424019566237" calcext:value-type="float">
            <text:p>0,6374240196</text:p>
          </table:table-cell>
        </table:table-row>
        <table:table-row table:style-name="ro1">
          <table:table-cell table:number-columns-repeated="5"/>
          <table:table-cell table:formula="of:=[.F542]+3.14159265/50" office:value-type="float" office:value="33.9292006199997" calcext:value-type="float">
            <text:p>33,92920062</text:p>
          </table:table-cell>
          <table:table-cell table:formula="of:=COS([.F543])" office:value-type="float" office:value="-0.809016971586459" calcext:value-type="float">
            <text:p>-0,8090169716</text:p>
          </table:table-cell>
          <table:table-cell table:formula="of:=SIN([.F543])" office:value-type="float" office:value="0.587785283658135" calcext:value-type="float">
            <text:p>0,5877852837</text:p>
          </table:table-cell>
        </table:table-row>
        <table:table-row table:style-name="ro1">
          <table:table-cell table:number-columns-repeated="5"/>
          <table:table-cell table:formula="of:=[.F543]+3.14159265/50" office:value-type="float" office:value="33.9920324729997" calcext:value-type="float">
            <text:p>33,992032473</text:p>
          </table:table-cell>
          <table:table-cell table:formula="of:=COS([.F544])" office:value-type="float" office:value="-0.84432790468949" calcext:value-type="float">
            <text:p>-0,8443279047</text:p>
          </table:table-cell>
          <table:table-cell table:formula="of:=SIN([.F544])" office:value-type="float" office:value="0.535826827774287" calcext:value-type="float">
            <text:p>0,5358268278</text:p>
          </table:table-cell>
        </table:table-row>
        <table:table-row table:style-name="ro1">
          <table:table-cell table:number-columns-repeated="5"/>
          <table:table-cell table:formula="of:=[.F544]+3.14159265/50" office:value-type="float" office:value="34.0548643259997" calcext:value-type="float">
            <text:p>34,054864326</text:p>
          </table:table-cell>
          <table:table-cell table:formula="of:=COS([.F545])" office:value-type="float" office:value="-0.876306661297052" calcext:value-type="float">
            <text:p>-0,8763066613</text:p>
          </table:table-cell>
          <table:table-cell table:formula="of:=SIN([.F545])" office:value-type="float" office:value="0.481753708202037" calcext:value-type="float">
            <text:p>0,4817537082</text:p>
          </table:table-cell>
        </table:table-row>
        <table:table-row table:style-name="ro1">
          <table:table-cell table:number-columns-repeated="5"/>
          <table:table-cell table:formula="of:=[.F545]+3.14159265/50" office:value-type="float" office:value="34.1176961789997" calcext:value-type="float">
            <text:p>34,117696179</text:p>
          </table:table-cell>
          <table:table-cell table:formula="of:=COS([.F546])" office:value-type="float" office:value="-0.904827035866808" calcext:value-type="float">
            <text:p>-0,9048270359</text:p>
          </table:table-cell>
          <table:table-cell table:formula="of:=SIN([.F546])" office:value-type="float" office:value="0.425779326840191" calcext:value-type="float">
            <text:p>0,4257793268</text:p>
          </table:table-cell>
        </table:table-row>
        <table:table-row table:style-name="ro1">
          <table:table-cell table:number-columns-repeated="5"/>
          <table:table-cell table:formula="of:=[.F546]+3.14159265/50" office:value-type="float" office:value="34.1805280319997" calcext:value-type="float">
            <text:p>34,180528032</text:p>
          </table:table-cell>
          <table:table-cell table:formula="of:=COS([.F547])" office:value-type="float" office:value="-0.929776471510307" calcext:value-type="float">
            <text:p>-0,9297764715</text:p>
          </table:table-cell>
          <table:table-cell table:formula="of:=SIN([.F547])" office:value-type="float" office:value="0.368124588999218" calcext:value-type="float">
            <text:p>0,368124589</text:p>
          </table:table-cell>
        </table:table-row>
        <table:table-row table:style-name="ro1">
          <table:table-cell table:number-columns-repeated="5"/>
          <table:table-cell table:formula="of:=[.F547]+3.14159265/50" office:value-type="float" office:value="34.2433598849997" calcext:value-type="float">
            <text:p>34,243359885</text:p>
          </table:table-cell>
          <table:table-cell table:formula="of:=COS([.F548])" office:value-type="float" office:value="-0.951056504203603" calcext:value-type="float">
            <text:p>-0,9510565042</text:p>
          </table:table-cell>
          <table:table-cell table:formula="of:=SIN([.F548])" office:value-type="float" office:value="0.30901703158891" calcext:value-type="float">
            <text:p>0,3090170316</text:p>
          </table:table-cell>
        </table:table-row>
        <table:table-row table:style-name="ro1">
          <table:table-cell table:number-columns-repeated="5"/>
          <table:table-cell table:formula="of:=[.F548]+3.14159265/50" office:value-type="float" office:value="34.3061917379997" calcext:value-type="float">
            <text:p>34,306191738</text:p>
          </table:table-cell>
          <table:table-cell table:formula="of:=COS([.F549])" office:value-type="float" office:value="-0.968583151379769" calcext:value-type="float">
            <text:p>-0,9685831514</text:p>
          </table:table-cell>
          <table:table-cell table:formula="of:=SIN([.F549])" office:value-type="float" office:value="0.248689925134161" calcext:value-type="float">
            <text:p>0,2486899251</text:p>
          </table:table-cell>
        </table:table-row>
        <table:table-row table:style-name="ro1">
          <table:table-cell table:number-columns-repeated="5"/>
          <table:table-cell table:formula="of:=[.F549]+3.14159265/50" office:value-type="float" office:value="34.3690235909997" calcext:value-type="float">
            <text:p>34,369023591</text:p>
          </table:table-cell>
          <table:table-cell table:formula="of:=COS([.F550])" office:value-type="float" office:value="-0.982287243369723" calcext:value-type="float">
            <text:p>-0,9822872434</text:p>
          </table:table-cell>
          <table:table-cell table:formula="of:=SIN([.F550])" office:value-type="float" office:value="0.187381353162768" calcext:value-type="float">
            <text:p>0,1873813532</text:p>
          </table:table-cell>
        </table:table-row>
        <table:table-row table:style-name="ro1">
          <table:table-cell table:number-columns-repeated="5"/>
          <table:table-cell table:formula="of:=[.F550]+3.14159265/50" office:value-type="float" office:value="34.4318554439997" calcext:value-type="float">
            <text:p>34,431855444</text:p>
          </table:table-cell>
          <table:table-cell table:formula="of:=COS([.F551])" office:value-type="float" office:value="-0.992114696383308" calcext:value-type="float">
            <text:p>-0,9921146964</text:p>
          </table:table-cell>
          <table:table-cell table:formula="of:=SIN([.F551])" office:value-type="float" office:value="0.125333272598529" calcext:value-type="float">
            <text:p>0,1253332726</text:p>
          </table:table-cell>
        </table:table-row>
        <table:table-row table:style-name="ro1">
          <table:table-cell table:number-columns-repeated="5"/>
          <table:table-cell table:formula="of:=[.F551]+3.14159265/50" office:value-type="float" office:value="34.4946872969997" calcext:value-type="float">
            <text:p>34,494687297</text:p>
          </table:table-cell>
          <table:table-cell table:formula="of:=COS([.F552])" office:value-type="float" office:value="-0.998026725953303" calcext:value-type="float">
            <text:p>-0,998026726</text:p>
          </table:table-cell>
          <table:table-cell table:formula="of:=SIN([.F552])" office:value-type="float" office:value="0.0627905588677994" calcext:value-type="float">
            <text:p>0,0627905589</text:p>
          </table:table-cell>
        </table:table-row>
        <table:table-row table:style-name="ro1">
          <table:table-cell table:number-columns-repeated="5"/>
          <table:table-cell table:formula="of:=[.F552]+3.14159265/50" office:value-type="float" office:value="34.5575191499997" calcext:value-type="float">
            <text:p>34,55751915</text:p>
          </table:table-cell>
          <table:table-cell table:formula="of:=COS([.F553])" office:value-type="float" office:value="-0.999999999999999" calcext:value-type="float">
            <text:p>-1</text:p>
          </table:table-cell>
          <table:table-cell table:formula="of:=SIN([.F553])" office:value-type="float" office:value="0.0000000394880621683248" calcext:value-type="float">
            <text:p>3,94880621683248E-008</text:p>
          </table:table-cell>
        </table:table-row>
        <table:table-row table:style-name="ro1">
          <table:table-cell table:number-columns-repeated="5"/>
          <table:table-cell table:formula="of:=[.F553]+3.14159265/50" office:value-type="float" office:value="34.6203510029997" calcext:value-type="float">
            <text:p>34,620351003</text:p>
          </table:table-cell>
          <table:table-cell table:formula="of:=COS([.F554])" office:value-type="float" office:value="-0.998026730912255" calcext:value-type="float">
            <text:p>-0,9980267309</text:p>
          </table:table-cell>
          <table:table-cell table:formula="of:=SIN([.F554])" office:value-type="float" office:value="-0.0627904800475164" calcext:value-type="float">
            <text:p>-0,06279048</text:p>
          </table:table-cell>
        </table:table-row>
        <table:table-row table:style-name="ro1">
          <table:table-cell table:number-columns-repeated="5"/>
          <table:table-cell table:formula="of:=[.F554]+3.14159265/50" office:value-type="float" office:value="34.6831828559997" calcext:value-type="float">
            <text:p>34,683182856</text:p>
          </table:table-cell>
          <table:table-cell table:formula="of:=COS([.F555])" office:value-type="float" office:value="-0.992114706281641" calcext:value-type="float">
            <text:p>-0,9921147063</text:p>
          </table:table-cell>
          <table:table-cell table:formula="of:=SIN([.F555])" office:value-type="float" office:value="-0.125333194245155" calcext:value-type="float">
            <text:p>-0,1253331942</text:p>
          </table:table-cell>
        </table:table-row>
        <table:table-row table:style-name="ro1">
          <table:table-cell table:number-columns-repeated="5"/>
          <table:table-cell table:formula="of:=[.F555]+3.14159265/50" office:value-type="float" office:value="34.7460147089997" calcext:value-type="float">
            <text:p>34,746014709</text:p>
          </table:table-cell>
          <table:table-cell table:formula="of:=COS([.F556])" office:value-type="float" office:value="-0.982287258168373" calcext:value-type="float">
            <text:p>-0,9822872582</text:p>
          </table:table-cell>
          <table:table-cell table:formula="of:=SIN([.F556])" office:value-type="float" office:value="-0.187381275585528" calcext:value-type="float">
            <text:p>-0,1873812756</text:p>
          </table:table-cell>
        </table:table-row>
        <table:table-row table:style-name="ro1">
          <table:table-cell table:number-columns-repeated="5"/>
          <table:table-cell table:formula="of:=[.F556]+3.14159265/50" office:value-type="float" office:value="34.8088465619997" calcext:value-type="float">
            <text:p>34,808846562</text:p>
          </table:table-cell>
          <table:table-cell table:formula="of:=COS([.F557])" office:value-type="float" office:value="-0.968583171020333" calcext:value-type="float">
            <text:p>-0,968583171</text:p>
          </table:table-cell>
          <table:table-cell table:formula="of:=SIN([.F557])" office:value-type="float" office:value="-0.248689848639216" calcext:value-type="float">
            <text:p>-0,2486898486</text:p>
          </table:table-cell>
        </table:table-row>
        <table:table-row table:style-name="ro1">
          <table:table-cell table:number-columns-repeated="5"/>
          <table:table-cell table:formula="of:=[.F557]+3.14159265/50" office:value-type="float" office:value="34.8716784149997" calcext:value-type="float">
            <text:p>34,871678415</text:p>
          </table:table-cell>
          <table:table-cell table:formula="of:=COS([.F558])" office:value-type="float" office:value="-0.951056528608568" calcext:value-type="float">
            <text:p>-0,9510565286</text:p>
          </table:table-cell>
          <table:table-cell table:formula="of:=SIN([.F558])" office:value-type="float" office:value="-0.309016956478153" calcext:value-type="float">
            <text:p>-0,3090169565</text:p>
          </table:table-cell>
        </table:table-row>
        <table:table-row table:style-name="ro1">
          <table:table-cell table:number-columns-repeated="5"/>
          <table:table-cell table:formula="of:=[.F558]+3.14159265/50" office:value-type="float" office:value="34.9345102679997" calcext:value-type="float">
            <text:p>34,934510268</text:p>
          </table:table-cell>
          <table:table-cell table:formula="of:=COS([.F559])" office:value-type="float" office:value="-0.929776500583358" calcext:value-type="float">
            <text:p>-0,9297765006</text:p>
          </table:table-cell>
          <table:table-cell table:formula="of:=SIN([.F559])" office:value-type="float" office:value="-0.368124515569074" calcext:value-type="float">
            <text:p>-0,3681245156</text:p>
          </table:table-cell>
        </table:table-row>
        <table:table-row table:style-name="ro1">
          <table:table-cell table:number-columns-repeated="5"/>
          <table:table-cell table:formula="of:=[.F559]+3.14159265/50" office:value-type="float" office:value="34.9973421209997" calcext:value-type="float">
            <text:p>34,997342121</text:p>
          </table:table-cell>
          <table:table-cell table:formula="of:=COS([.F560])" office:value-type="float" office:value="-0.904827069493206" calcext:value-type="float">
            <text:p>-0,9048270695</text:p>
          </table:table-cell>
          <table:table-cell table:formula="of:=SIN([.F560])" office:value-type="float" office:value="-0.425779255380457" calcext:value-type="float">
            <text:p>-0,4257792554</text:p>
          </table:table-cell>
        </table:table-row>
        <table:table-row table:style-name="ro1">
          <table:table-cell table:number-columns-repeated="5"/>
          <table:table-cell table:formula="of:=[.F560]+3.14159265/50" office:value-type="float" office:value="35.0601739739997" calcext:value-type="float">
            <text:p>35,060173974</text:p>
          </table:table-cell>
          <table:table-cell table:formula="of:=COS([.F561])" office:value-type="float" office:value="-0.87630669934409" calcext:value-type="float">
            <text:p>-0,8763066993</text:p>
          </table:table-cell>
          <table:table-cell table:formula="of:=SIN([.F561])" office:value-type="float" office:value="-0.481753638994732" calcext:value-type="float">
            <text:p>-0,481753639</text:p>
          </table:table-cell>
        </table:table-row>
        <table:table-row table:style-name="ro1">
          <table:table-cell table:number-columns-repeated="5"/>
          <table:table-cell table:formula="of:=[.F561]+3.14159265/50" office:value-type="float" office:value="35.1230058269997" calcext:value-type="float">
            <text:p>35,123005827</text:p>
          </table:table-cell>
          <table:table-cell table:formula="of:=COS([.F562])" office:value-type="float" office:value="-0.844327947007014" calcext:value-type="float">
            <text:p>-0,844327947</text:p>
          </table:table-cell>
          <table:table-cell table:formula="of:=SIN([.F562])" office:value-type="float" office:value="-0.53582676109254" calcext:value-type="float">
            <text:p>-0,5358267611</text:p>
          </table:table-cell>
        </table:table-row>
        <table:table-row table:style-name="ro1">
          <table:table-cell table:number-columns-repeated="5"/>
          <table:table-cell table:formula="of:=[.F562]+3.14159265/50" office:value-type="float" office:value="35.1858376799996" calcext:value-type="float">
            <text:p>35,18583768</text:p>
          </table:table-cell>
          <table:table-cell table:formula="of:=COS([.F563])" office:value-type="float" office:value="-0.80901701800746" calcext:value-type="float">
            <text:p>-0,809017018</text:p>
          </table:table-cell>
          <table:table-cell table:formula="of:=SIN([.F563])" office:value-type="float" office:value="-0.587785219765108" calcext:value-type="float">
            <text:p>-0,5877852198</text:p>
          </table:table-cell>
        </table:table-row>
        <table:table-row table:style-name="ro1">
          <table:table-cell table:number-columns-repeated="5"/>
          <table:table-cell table:formula="of:=[.F563]+3.14159265/50" office:value-type="float" office:value="35.2486695329996" calcext:value-type="float">
            <text:p>35,248669533</text:p>
          </table:table-cell>
          <table:table-cell table:formula="of:=COS([.F564])" office:value-type="float" office:value="-0.770513268449844" calcext:value-type="float">
            <text:p>-0,7705132684</text:p>
          </table:table-cell>
          <table:table-cell table:formula="of:=SIN([.F564])" office:value-type="float" office:value="-0.637423958714087" calcext:value-type="float">
            <text:p>-0,6374239587</text:p>
          </table:table-cell>
        </table:table-row>
        <table:table-row table:style-name="ro1">
          <table:table-cell table:number-columns-repeated="5"/>
          <table:table-cell table:formula="of:=[.F564]+3.14159265/50" office:value-type="float" office:value="35.3115013859996" calcext:value-type="float">
            <text:p>35,311501386</text:p>
          </table:table-cell>
          <table:table-cell table:formula="of:=COS([.F565])" office:value-type="float" office:value="-0.728968655042632" calcext:value-type="float">
            <text:p>-0,728968655</text:p>
          </table:table-cell>
          <table:table-cell table:formula="of:=SIN([.F565])" office:value-type="float" office:value="-0.684547076515075" calcext:value-type="float">
            <text:p>-0,6845470765</text:p>
          </table:table-cell>
        </table:table-row>
        <table:table-row table:style-name="ro1">
          <table:table-cell table:number-columns-repeated="5"/>
          <table:table-cell table:formula="of:=[.F565]+3.14159265/50" office:value-type="float" office:value="35.3743332389996" calcext:value-type="float">
            <text:p>35,374333239</text:p>
          </table:table-cell>
          <table:table-cell table:formula="of:=COS([.F566])" office:value-type="float" office:value="-0.684547135394639" calcext:value-type="float">
            <text:p>-0,6845471354</text:p>
          </table:table-cell>
          <table:table-cell table:formula="of:=SIN([.F566])" office:value-type="float" office:value="-0.728968599751041" calcext:value-type="float">
            <text:p>-0,7289685998</text:p>
          </table:table-cell>
        </table:table-row>
        <table:table-row table:style-name="ro1">
          <table:table-cell table:number-columns-repeated="5"/>
          <table:table-cell table:formula="of:=[.F566]+3.14159265/50" office:value-type="float" office:value="35.4371650919996" calcext:value-type="float">
            <text:p>35,437165092</text:p>
          </table:table-cell>
          <table:table-cell table:formula="of:=COS([.F567])" office:value-type="float" office:value="-0.637424020949253" calcext:value-type="float">
            <text:p>-0,6374240209</text:p>
          </table:table-cell>
          <table:table-cell table:formula="of:=SIN([.F567])" office:value-type="float" office:value="-0.770513216964437" calcext:value-type="float">
            <text:p>-0,770513217</text:p>
          </table:table-cell>
        </table:table-row>
        <table:table-row table:style-name="ro1">
          <table:table-cell table:number-columns-repeated="5"/>
          <table:table-cell table:formula="of:=[.F567]+3.14159265/50" office:value-type="float" office:value="35.4999969449996" calcext:value-type="float">
            <text:p>35,499996945</text:p>
          </table:table-cell>
          <table:table-cell table:formula="of:=COS([.F568])" office:value-type="float" office:value="-0.587785285110263" calcext:value-type="float">
            <text:p>-0,5877852851</text:p>
          </table:table-cell>
          <table:table-cell table:formula="of:=SIN([.F568])" office:value-type="float" office:value="-0.809016970531427" calcext:value-type="float">
            <text:p>-0,8090169705</text:p>
          </table:table-cell>
        </table:table-row>
        <table:table-row table:style-name="ro1">
          <table:table-cell table:number-columns-repeated="5"/>
          <table:table-cell table:formula="of:=[.F568]+3.14159265/50" office:value-type="float" office:value="35.5628287979996" calcext:value-type="float">
            <text:p>35,562828798</text:p>
          </table:table-cell>
          <table:table-cell table:formula="of:=COS([.F569])" office:value-type="float" office:value="-0.535826829289795" calcext:value-type="float">
            <text:p>-0,5358268293</text:p>
          </table:table-cell>
          <table:table-cell table:formula="of:=SIN([.F569])" office:value-type="float" office:value="-0.844327903727719" calcext:value-type="float">
            <text:p>-0,8443279037</text:p>
          </table:table-cell>
        </table:table-row>
        <table:table-row table:style-name="ro1">
          <table:table-cell table:number-columns-repeated="5"/>
          <table:table-cell table:formula="of:=[.F569]+3.14159265/50" office:value-type="float" office:value="35.6256606509996" calcext:value-type="float">
            <text:p>35,625660651</text:p>
          </table:table-cell>
          <table:table-cell table:formula="of:=COS([.F570])" office:value-type="float" office:value="-0.481753709774945" calcext:value-type="float">
            <text:p>-0,4817537098</text:p>
          </table:table-cell>
          <table:table-cell table:formula="of:=SIN([.F570])" office:value-type="float" office:value="-0.876306660432339" calcext:value-type="float">
            <text:p>-0,8763066604</text:p>
          </table:table-cell>
        </table:table-row>
        <table:table-row table:style-name="ro1">
          <table:table-cell table:number-columns-repeated="5"/>
          <table:table-cell table:formula="of:=[.F570]+3.14159265/50" office:value-type="float" office:value="35.6884925039996" calcext:value-type="float">
            <text:p>35,688492504</text:p>
          </table:table-cell>
          <table:table-cell table:formula="of:=COS([.F571])" office:value-type="float" office:value="-0.425779328464291" calcext:value-type="float">
            <text:p>-0,4257793285</text:p>
          </table:table-cell>
          <table:table-cell table:formula="of:=SIN([.F571])" office:value-type="float" office:value="-0.904827035102564" calcext:value-type="float">
            <text:p>-0,9048270351</text:p>
          </table:table-cell>
        </table:table-row>
        <table:table-row table:style-name="ro1">
          <table:table-cell table:number-columns-repeated="5"/>
          <table:table-cell table:formula="of:=[.F571]+3.14159265/50" office:value-type="float" office:value="35.7513243569996" calcext:value-type="float">
            <text:p>35,751324357</text:p>
          </table:table-cell>
          <table:table-cell table:formula="of:=COS([.F572])" office:value-type="float" office:value="-0.3681245906681" calcext:value-type="float">
            <text:p>-0,3681245907</text:p>
          </table:table-cell>
          <table:table-cell table:formula="of:=SIN([.F572])" office:value-type="float" office:value="-0.92977647084955" calcext:value-type="float">
            <text:p>-0,9297764708</text:p>
          </table:table-cell>
        </table:table-row>
        <table:table-row table:style-name="ro1">
          <table:table-cell table:number-columns-repeated="5"/>
          <table:table-cell table:formula="of:=[.F572]+3.14159265/50" office:value-type="float" office:value="35.8141562099996" calcext:value-type="float">
            <text:p>35,81415621</text:p>
          </table:table-cell>
          <table:table-cell table:formula="of:=COS([.F573])" office:value-type="float" office:value="-0.309017033295989" calcext:value-type="float">
            <text:p>-0,3090170333</text:p>
          </table:table-cell>
          <table:table-cell table:formula="of:=SIN([.F573])" office:value-type="float" office:value="-0.95105650364894" calcext:value-type="float">
            <text:p>-0,9510565036</text:p>
          </table:table-cell>
        </table:table-row>
        <table:table-row table:style-name="ro1">
          <table:table-cell table:number-columns-repeated="5"/>
          <table:table-cell table:formula="of:=[.F573]+3.14159265/50" office:value-type="float" office:value="35.8769880629996" calcext:value-type="float">
            <text:p>35,876988063</text:p>
          </table:table-cell>
          <table:table-cell table:formula="of:=COS([.F574])" office:value-type="float" office:value="-0.248689926872698" calcext:value-type="float">
            <text:p>-0,2486899269</text:p>
          </table:table-cell>
          <table:table-cell table:formula="of:=SIN([.F574])" office:value-type="float" office:value="-0.968583150933389" calcext:value-type="float">
            <text:p>-0,9685831509</text:p>
          </table:table-cell>
        </table:table-row>
        <table:table-row table:style-name="ro1">
          <table:table-cell table:number-columns-repeated="5"/>
          <table:table-cell table:formula="of:=[.F574]+3.14159265/50" office:value-type="float" office:value="35.9398199159996" calcext:value-type="float">
            <text:p>35,939819916</text:p>
          </table:table-cell>
          <table:table-cell table:formula="of:=COS([.F575])" office:value-type="float" office:value="-0.187381354925904" calcext:value-type="float">
            <text:p>-0,1873813549</text:p>
          </table:table-cell>
          <table:table-cell table:formula="of:=SIN([.F575])" office:value-type="float" office:value="-0.982287243033387" calcext:value-type="float">
            <text:p>-0,982287243</text:p>
          </table:table-cell>
        </table:table-row>
        <table:table-row table:style-name="ro1">
          <table:table-cell table:number-columns-repeated="5"/>
          <table:table-cell table:formula="of:=[.F575]+3.14159265/50" office:value-type="float" office:value="36.0026517689996" calcext:value-type="float">
            <text:p>36,002651769</text:p>
          </table:table-cell>
          <table:table-cell table:formula="of:=COS([.F576])" office:value-type="float" office:value="-0.125333274379304" calcext:value-type="float">
            <text:p>-0,1253332744</text:p>
          </table:table-cell>
          <table:table-cell table:formula="of:=SIN([.F576])" office:value-type="float" office:value="-0.992114696158343" calcext:value-type="float">
            <text:p>-0,9921146962</text:p>
          </table:table-cell>
        </table:table-row>
        <table:table-row table:style-name="ro1">
          <table:table-cell table:number-columns-repeated="5"/>
          <table:table-cell table:formula="of:=[.F576]+3.14159265/50" office:value-type="float" office:value="36.0654836219996" calcext:value-type="float">
            <text:p>36,065483622</text:p>
          </table:table-cell>
          <table:table-cell table:formula="of:=COS([.F577])" office:value-type="float" office:value="-0.0627905606591862" calcext:value-type="float">
            <text:p>-0,0627905607</text:p>
          </table:table-cell>
          <table:table-cell table:formula="of:=SIN([.F577])" office:value-type="float" office:value="-0.998026725840598" calcext:value-type="float">
            <text:p>-0,9980267258</text:p>
          </table:table-cell>
        </table:table-row>
        <table:table-row table:style-name="ro1">
          <table:table-cell table:number-columns-repeated="5"/>
          <table:table-cell table:formula="of:=[.F577]+3.14159265/50" office:value-type="float" office:value="36.1283154749996" calcext:value-type="float">
            <text:p>36,128315475</text:p>
          </table:table-cell>
          <table:table-cell table:formula="of:=COS([.F578])" office:value-type="float" office:value="-0.0000000412829908797134" calcext:value-type="float">
            <text:p>-4,12829908797134E-008</text:p>
          </table:table-cell>
          <table:table-cell table:formula="of:=SIN([.F578])" office:value-type="float" office:value="-0.999999999999999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578]+3.14159265/50" office:value-type="float" office:value="36.1911473279996" calcext:value-type="float">
            <text:p>36,191147328</text:p>
          </table:table-cell>
          <table:table-cell table:formula="of:=COS([.F579])" office:value-type="float" office:value="0.0627904782561295" calcext:value-type="float">
            <text:p>0,0627904783</text:p>
          </table:table-cell>
          <table:table-cell table:formula="of:=SIN([.F579])" office:value-type="float" office:value="-0.998026731024959" calcext:value-type="float">
            <text:p>-0,998026731</text:p>
          </table:table-cell>
        </table:table-row>
        <table:table-row table:style-name="ro1">
          <table:table-cell table:number-columns-repeated="5"/>
          <table:table-cell table:formula="of:=[.F579]+3.14159265/50" office:value-type="float" office:value="36.2539791809996" calcext:value-type="float">
            <text:p>36,253979181</text:p>
          </table:table-cell>
          <table:table-cell table:formula="of:=COS([.F580])" office:value-type="float" office:value="0.12533319246438" calcext:value-type="float">
            <text:p>0,1253331925</text:p>
          </table:table-cell>
          <table:table-cell table:formula="of:=SIN([.F580])" office:value-type="float" office:value="-0.992114706506605" calcext:value-type="float">
            <text:p>-0,9921147065</text:p>
          </table:table-cell>
        </table:table-row>
        <table:table-row table:style-name="ro1">
          <table:table-cell table:number-columns-repeated="5"/>
          <table:table-cell table:formula="of:=[.F580]+3.14159265/50" office:value-type="float" office:value="36.3168110339996" calcext:value-type="float">
            <text:p>36,316811034</text:p>
          </table:table-cell>
          <table:table-cell table:formula="of:=COS([.F581])" office:value-type="float" office:value="0.187381273822393" calcext:value-type="float">
            <text:p>0,1873812738</text:p>
          </table:table-cell>
          <table:table-cell table:formula="of:=SIN([.F581])" office:value-type="float" office:value="-0.982287258504709" calcext:value-type="float">
            <text:p>-0,9822872585</text:p>
          </table:table-cell>
        </table:table-row>
        <table:table-row table:style-name="ro1">
          <table:table-cell table:number-columns-repeated="5"/>
          <table:table-cell table:formula="of:=[.F581]+3.14159265/50" office:value-type="float" office:value="36.3796428869996" calcext:value-type="float">
            <text:p>36,379642887</text:p>
          </table:table-cell>
          <table:table-cell table:formula="of:=COS([.F582])" office:value-type="float" office:value="0.248689846900679" calcext:value-type="float">
            <text:p>0,2486898469</text:p>
          </table:table-cell>
          <table:table-cell table:formula="of:=SIN([.F582])" office:value-type="float" office:value="-0.968583171466713" calcext:value-type="float">
            <text:p>-0,9685831715</text:p>
          </table:table-cell>
        </table:table-row>
        <table:table-row table:style-name="ro1">
          <table:table-cell table:number-columns-repeated="5"/>
          <table:table-cell table:formula="of:=[.F582]+3.14159265/50" office:value-type="float" office:value="36.4424747399996" calcext:value-type="float">
            <text:p>36,44247474</text:p>
          </table:table-cell>
          <table:table-cell table:formula="of:=COS([.F583])" office:value-type="float" office:value="0.309016954771074" calcext:value-type="float">
            <text:p>0,3090169548</text:p>
          </table:table-cell>
          <table:table-cell table:formula="of:=SIN([.F583])" office:value-type="float" office:value="-0.951056529163231" calcext:value-type="float">
            <text:p>-0,9510565292</text:p>
          </table:table-cell>
        </table:table-row>
        <table:table-row table:style-name="ro1">
          <table:table-cell table:number-columns-repeated="5"/>
          <table:table-cell table:formula="of:=[.F583]+3.14159265/50" office:value-type="float" office:value="36.5053065929996" calcext:value-type="float">
            <text:p>36,505306593</text:p>
          </table:table-cell>
          <table:table-cell table:formula="of:=COS([.F584])" office:value-type="float" office:value="0.368124513900192" calcext:value-type="float">
            <text:p>0,3681245139</text:p>
          </table:table-cell>
          <table:table-cell table:formula="of:=SIN([.F584])" office:value-type="float" office:value="-0.929776501244115" calcext:value-type="float">
            <text:p>-0,9297765012</text:p>
          </table:table-cell>
        </table:table-row>
        <table:table-row table:style-name="ro1">
          <table:table-cell table:number-columns-repeated="5"/>
          <table:table-cell table:formula="of:=[.F584]+3.14159265/50" office:value-type="float" office:value="36.5681384459996" calcext:value-type="float">
            <text:p>36,568138446</text:p>
          </table:table-cell>
          <table:table-cell table:formula="of:=COS([.F585])" office:value-type="float" office:value="0.425779253756357" calcext:value-type="float">
            <text:p>0,4257792538</text:p>
          </table:table-cell>
          <table:table-cell table:formula="of:=SIN([.F585])" office:value-type="float" office:value="-0.90482707025745" calcext:value-type="float">
            <text:p>-0,9048270703</text:p>
          </table:table-cell>
        </table:table-row>
        <table:table-row table:style-name="ro1">
          <table:table-cell table:number-columns-repeated="5"/>
          <table:table-cell table:formula="of:=[.F585]+3.14159265/50" office:value-type="float" office:value="36.6309702989996" calcext:value-type="float">
            <text:p>36,630970299</text:p>
          </table:table-cell>
          <table:table-cell table:formula="of:=COS([.F586])" office:value-type="float" office:value="0.481753637421824" calcext:value-type="float">
            <text:p>0,4817536374</text:p>
          </table:table-cell>
          <table:table-cell table:formula="of:=SIN([.F586])" office:value-type="float" office:value="-0.876306700208804" calcext:value-type="float">
            <text:p>-0,8763067002</text:p>
          </table:table-cell>
        </table:table-row>
        <table:table-row table:style-name="ro1">
          <table:table-cell table:number-columns-repeated="5"/>
          <table:table-cell table:formula="of:=[.F586]+3.14159265/50" office:value-type="float" office:value="36.6938021519996" calcext:value-type="float">
            <text:p>36,693802152</text:p>
          </table:table-cell>
          <table:table-cell table:formula="of:=COS([.F587])" office:value-type="float" office:value="0.535826759577031" calcext:value-type="float">
            <text:p>0,5358267596</text:p>
          </table:table-cell>
          <table:table-cell table:formula="of:=SIN([.F587])" office:value-type="float" office:value="-0.844327947968785" calcext:value-type="float">
            <text:p>-0,844327948</text:p>
          </table:table-cell>
        </table:table-row>
        <table:table-row table:style-name="ro1">
          <table:table-cell table:number-columns-repeated="5"/>
          <table:table-cell table:formula="of:=[.F587]+3.14159265/50" office:value-type="float" office:value="36.7566340049996" calcext:value-type="float">
            <text:p>36,756634005</text:p>
          </table:table-cell>
          <table:table-cell table:formula="of:=COS([.F588])" office:value-type="float" office:value="0.58778521831298" calcext:value-type="float">
            <text:p>0,5877852183</text:p>
          </table:table-cell>
          <table:table-cell table:formula="of:=SIN([.F588])" office:value-type="float" office:value="-0.809017019062493" calcext:value-type="float">
            <text:p>-0,8090170191</text:p>
          </table:table-cell>
        </table:table-row>
        <table:table-row table:style-name="ro1">
          <table:table-cell table:number-columns-repeated="5"/>
          <table:table-cell table:formula="of:=[.F588]+3.14159265/50" office:value-type="float" office:value="36.8194658579996" calcext:value-type="float">
            <text:p>36,819465858</text:p>
          </table:table-cell>
          <table:table-cell table:formula="of:=COS([.F589])" office:value-type="float" office:value="0.637423957331071" calcext:value-type="float">
            <text:p>0,6374239573</text:p>
          </table:table-cell>
          <table:table-cell table:formula="of:=SIN([.F589])" office:value-type="float" office:value="-0.770513269593975" calcext:value-type="float">
            <text:p>-0,7705132696</text:p>
          </table:table-cell>
        </table:table-row>
        <table:table-row table:style-name="ro1">
          <table:table-cell table:number-columns-repeated="5"/>
          <table:table-cell table:formula="of:=[.F589]+3.14159265/50" office:value-type="float" office:value="36.8822977109996" calcext:value-type="float">
            <text:p>36,882297711</text:p>
          </table:table-cell>
          <table:table-cell table:formula="of:=COS([.F590])" office:value-type="float" office:value="0.684547075206628" calcext:value-type="float">
            <text:p>0,6845470752</text:p>
          </table:table-cell>
          <table:table-cell table:formula="of:=SIN([.F590])" office:value-type="float" office:value="-0.728968656271345" calcext:value-type="float">
            <text:p>-0,7289686563</text:p>
          </table:table-cell>
        </table:table-row>
        <table:table-row table:style-name="ro1">
          <table:table-cell table:number-columns-repeated="5"/>
          <table:table-cell table:formula="of:=[.F590]+3.14159265/50" office:value-type="float" office:value="36.9451295639996" calcext:value-type="float">
            <text:p>36,945129564</text:p>
          </table:table-cell>
          <table:table-cell table:formula="of:=COS([.F591])" office:value-type="float" office:value="0.728968598522328" calcext:value-type="float">
            <text:p>0,7289685985</text:p>
          </table:table-cell>
          <table:table-cell table:formula="of:=SIN([.F591])" office:value-type="float" office:value="-0.684547136703086" calcext:value-type="float">
            <text:p>-0,6845471367</text:p>
          </table:table-cell>
        </table:table-row>
        <table:table-row table:style-name="ro1">
          <table:table-cell table:number-columns-repeated="5"/>
          <table:table-cell table:formula="of:=[.F591]+3.14159265/50" office:value-type="float" office:value="37.0079614169996" calcext:value-type="float">
            <text:p>37,007961417</text:p>
          </table:table-cell>
          <table:table-cell table:formula="of:=COS([.F592])" office:value-type="float" office:value="0.770513215820307" calcext:value-type="float">
            <text:p>0,7705132158</text:p>
          </table:table-cell>
          <table:table-cell table:formula="of:=SIN([.F592])" office:value-type="float" office:value="-0.637424022332269" calcext:value-type="float">
            <text:p>-0,6374240223</text:p>
          </table:table-cell>
        </table:table-row>
        <table:table-row table:style-name="ro1">
          <table:table-cell table:number-columns-repeated="5"/>
          <table:table-cell table:formula="of:=[.F592]+3.14159265/50" office:value-type="float" office:value="37.0707932699996" calcext:value-type="float">
            <text:p>37,07079327</text:p>
          </table:table-cell>
          <table:table-cell table:formula="of:=COS([.F593])" office:value-type="float" office:value="0.809016969476394" calcext:value-type="float">
            <text:p>0,8090169695</text:p>
          </table:table-cell>
          <table:table-cell table:formula="of:=SIN([.F593])" office:value-type="float" office:value="-0.587785286562391" calcext:value-type="float">
            <text:p>-0,5877852866</text:p>
          </table:table-cell>
        </table:table-row>
        <table:table-row table:style-name="ro1">
          <table:table-cell table:number-columns-repeated="5"/>
          <table:table-cell table:formula="of:=[.F593]+3.14159265/50" office:value-type="float" office:value="37.1336251229996" calcext:value-type="float">
            <text:p>37,133625123</text:p>
          </table:table-cell>
          <table:table-cell table:formula="of:=COS([.F594])" office:value-type="float" office:value="0.844327902765948" calcext:value-type="float">
            <text:p>0,8443279028</text:p>
          </table:table-cell>
          <table:table-cell table:formula="of:=SIN([.F594])" office:value-type="float" office:value="-0.535826830805304" calcext:value-type="float">
            <text:p>-0,5358268308</text:p>
          </table:table-cell>
        </table:table-row>
        <table:table-row table:style-name="ro1">
          <table:table-cell table:number-columns-repeated="5"/>
          <table:table-cell table:formula="of:=[.F594]+3.14159265/50" office:value-type="float" office:value="37.1964569759996" calcext:value-type="float">
            <text:p>37,196456976</text:p>
          </table:table-cell>
          <table:table-cell table:formula="of:=COS([.F595])" office:value-type="float" office:value="0.876306659567625" calcext:value-type="float">
            <text:p>0,8763066596</text:p>
          </table:table-cell>
          <table:table-cell table:formula="of:=SIN([.F595])" office:value-type="float" office:value="-0.481753711347853" calcext:value-type="float">
            <text:p>-0,4817537113</text:p>
          </table:table-cell>
        </table:table-row>
        <table:table-row table:style-name="ro1">
          <table:table-cell table:number-columns-repeated="5"/>
          <table:table-cell table:formula="of:=[.F595]+3.14159265/50" office:value-type="float" office:value="37.2592888289996" calcext:value-type="float">
            <text:p>37,259288829</text:p>
          </table:table-cell>
          <table:table-cell table:formula="of:=COS([.F596])" office:value-type="float" office:value="0.904827034338321" calcext:value-type="float">
            <text:p>0,9048270343</text:p>
          </table:table-cell>
          <table:table-cell table:formula="of:=SIN([.F596])" office:value-type="float" office:value="-0.425779330088391" calcext:value-type="float">
            <text:p>-0,4257793301</text:p>
          </table:table-cell>
        </table:table-row>
        <table:table-row table:style-name="ro1">
          <table:table-cell table:number-columns-repeated="5"/>
          <table:table-cell table:formula="of:=[.F596]+3.14159265/50" office:value-type="float" office:value="37.3221206819996" calcext:value-type="float">
            <text:p>37,322120682</text:p>
          </table:table-cell>
          <table:table-cell table:formula="of:=COS([.F597])" office:value-type="float" office:value="0.929776470188792" calcext:value-type="float">
            <text:p>0,9297764702</text:p>
          </table:table-cell>
          <table:table-cell table:formula="of:=SIN([.F597])" office:value-type="float" office:value="-0.368124592336983" calcext:value-type="float">
            <text:p>-0,3681245923</text:p>
          </table:table-cell>
        </table:table-row>
        <table:table-row table:style-name="ro1">
          <table:table-cell table:number-columns-repeated="5"/>
          <table:table-cell table:formula="of:=[.F597]+3.14159265/50" office:value-type="float" office:value="37.3849525349996" calcext:value-type="float">
            <text:p>37,384952535</text:p>
          </table:table-cell>
          <table:table-cell table:formula="of:=COS([.F598])" office:value-type="float" office:value="0.951056503094276" calcext:value-type="float">
            <text:p>0,9510565031</text:p>
          </table:table-cell>
          <table:table-cell table:formula="of:=SIN([.F598])" office:value-type="float" office:value="-0.309017035003068" calcext:value-type="float">
            <text:p>-0,309017035</text:p>
          </table:table-cell>
        </table:table-row>
        <table:table-row table:style-name="ro1">
          <table:table-cell table:number-columns-repeated="5"/>
          <table:table-cell table:formula="of:=[.F598]+3.14159265/50" office:value-type="float" office:value="37.4477843879996" calcext:value-type="float">
            <text:p>37,447784388</text:p>
          </table:table-cell>
          <table:table-cell table:formula="of:=COS([.F599])" office:value-type="float" office:value="0.968583150487008" calcext:value-type="float">
            <text:p>0,9685831505</text:p>
          </table:table-cell>
          <table:table-cell table:formula="of:=SIN([.F599])" office:value-type="float" office:value="-0.248689928611236" calcext:value-type="float">
            <text:p>-0,2486899286</text:p>
          </table:table-cell>
        </table:table-row>
        <table:table-row table:style-name="ro1">
          <table:table-cell table:number-columns-repeated="5"/>
          <table:table-cell table:formula="of:=[.F599]+3.14159265/50" office:value-type="float" office:value="37.5106162409996" calcext:value-type="float">
            <text:p>37,510616241</text:p>
          </table:table-cell>
          <table:table-cell table:formula="of:=COS([.F600])" office:value-type="float" office:value="0.982287242697051" calcext:value-type="float">
            <text:p>0,9822872427</text:p>
          </table:table-cell>
          <table:table-cell table:formula="of:=SIN([.F600])" office:value-type="float" office:value="-0.187381356689039" calcext:value-type="float">
            <text:p>-0,1873813567</text:p>
          </table:table-cell>
        </table:table-row>
        <table:table-row table:style-name="ro1">
          <table:table-cell table:number-columns-repeated="5"/>
          <table:table-cell table:formula="of:=[.F600]+3.14159265/50" office:value-type="float" office:value="37.5734480939996" calcext:value-type="float">
            <text:p>37,573448094</text:p>
          </table:table-cell>
          <table:table-cell table:formula="of:=COS([.F601])" office:value-type="float" office:value="0.992114695933379" calcext:value-type="float">
            <text:p>0,9921146959</text:p>
          </table:table-cell>
          <table:table-cell table:formula="of:=SIN([.F601])" office:value-type="float" office:value="-0.125333276160079" calcext:value-type="float">
            <text:p>-0,1253332762</text:p>
          </table:table-cell>
        </table:table-row>
        <table:table-row table:style-name="ro1">
          <table:table-cell table:number-columns-repeated="5"/>
          <table:table-cell table:formula="of:=[.F601]+3.14159265/50" office:value-type="float" office:value="37.6362799469996" calcext:value-type="float">
            <text:p>37,636279947</text:p>
          </table:table-cell>
          <table:table-cell table:formula="of:=COS([.F602])" office:value-type="float" office:value="0.998026725727894" calcext:value-type="float">
            <text:p>0,9980267257</text:p>
          </table:table-cell>
          <table:table-cell table:formula="of:=SIN([.F602])" office:value-type="float" office:value="-0.062790562450573" calcext:value-type="float">
            <text:p>-0,0627905625</text:p>
          </table:table-cell>
        </table:table-row>
        <table:table-row table:style-name="ro1">
          <table:table-cell table:number-columns-repeated="5"/>
          <table:table-cell table:formula="of:=[.F602]+3.14159265/50" office:value-type="float" office:value="37.6991117999996" calcext:value-type="float">
            <text:p>37,6991118</text:p>
          </table:table-cell>
          <table:table-cell table:formula="of:=COS([.F603])" office:value-type="float" office:value="0.999999999999999" calcext:value-type="float">
            <text:p>1</text:p>
          </table:table-cell>
          <table:table-cell table:formula="of:=SIN([.F603])" office:value-type="float" office:value="-0.0000000430779195911019" calcext:value-type="float">
            <text:p>-4,30779195911019E-008</text:p>
          </table:table-cell>
        </table:table-row>
        <table:table-row table:style-name="ro1">
          <table:table-cell table:number-columns-repeated="5"/>
          <table:table-cell table:formula="of:=[.F603]+3.14159265/50" office:value-type="float" office:value="37.7619436529996" calcext:value-type="float">
            <text:p>37,761943653</text:p>
          </table:table-cell>
          <table:table-cell table:formula="of:=COS([.F604])" office:value-type="float" office:value="0.998026731137664" calcext:value-type="float">
            <text:p>0,9980267311</text:p>
          </table:table-cell>
          <table:table-cell table:formula="of:=SIN([.F604])" office:value-type="float" office:value="0.0627904764647427" calcext:value-type="float">
            <text:p>0,0627904765</text:p>
          </table:table-cell>
        </table:table-row>
        <table:table-row table:style-name="ro1">
          <table:table-cell table:number-columns-repeated="5"/>
          <table:table-cell table:formula="of:=[.F604]+3.14159265/50" office:value-type="float" office:value="37.8247755059996" calcext:value-type="float">
            <text:p>37,824775506</text:p>
          </table:table-cell>
          <table:table-cell table:formula="of:=COS([.F605])" office:value-type="float" office:value="0.992114706731569" calcext:value-type="float">
            <text:p>0,9921147067</text:p>
          </table:table-cell>
          <table:table-cell table:formula="of:=SIN([.F605])" office:value-type="float" office:value="0.125333190683605" calcext:value-type="float">
            <text:p>0,1253331907</text:p>
          </table:table-cell>
        </table:table-row>
        <table:table-row table:style-name="ro1">
          <table:table-cell table:number-columns-repeated="5"/>
          <table:table-cell table:formula="of:=[.F605]+3.14159265/50" office:value-type="float" office:value="37.8876073589996" calcext:value-type="float">
            <text:p>37,887607359</text:p>
          </table:table-cell>
          <table:table-cell table:formula="of:=COS([.F606])" office:value-type="float" office:value="0.982287258841045" calcext:value-type="float">
            <text:p>0,9822872588</text:p>
          </table:table-cell>
          <table:table-cell table:formula="of:=SIN([.F606])" office:value-type="float" office:value="0.187381272059257" calcext:value-type="float">
            <text:p>0,1873812721</text:p>
          </table:table-cell>
        </table:table-row>
        <table:table-row table:style-name="ro1">
          <table:table-cell table:number-columns-repeated="5"/>
          <table:table-cell table:formula="of:=[.F606]+3.14159265/50" office:value-type="float" office:value="37.9504392119996" calcext:value-type="float">
            <text:p>37,950439212</text:p>
          </table:table-cell>
          <table:table-cell table:formula="of:=COS([.F607])" office:value-type="float" office:value="0.968583171913094" calcext:value-type="float">
            <text:p>0,9685831719</text:p>
          </table:table-cell>
          <table:table-cell table:formula="of:=SIN([.F607])" office:value-type="float" office:value="0.248689845162141" calcext:value-type="float">
            <text:p>0,2486898452</text:p>
          </table:table-cell>
        </table:table-row>
        <table:table-row table:style-name="ro1">
          <table:table-cell table:number-columns-repeated="5"/>
          <table:table-cell table:formula="of:=[.F607]+3.14159265/50" office:value-type="float" office:value="38.0132710649996" calcext:value-type="float">
            <text:p>38,013271065</text:p>
          </table:table-cell>
          <table:table-cell table:formula="of:=COS([.F608])" office:value-type="float" office:value="0.951056529717894" calcext:value-type="float">
            <text:p>0,9510565297</text:p>
          </table:table-cell>
          <table:table-cell table:formula="of:=SIN([.F608])" office:value-type="float" office:value="0.309016953063995" calcext:value-type="float">
            <text:p>0,3090169531</text:p>
          </table:table-cell>
        </table:table-row>
        <table:table-row table:style-name="ro1">
          <table:table-cell table:number-columns-repeated="5"/>
          <table:table-cell table:formula="of:=[.F608]+3.14159265/50" office:value-type="float" office:value="38.0761029179996" calcext:value-type="float">
            <text:p>38,076102918</text:p>
          </table:table-cell>
          <table:table-cell table:formula="of:=COS([.F609])" office:value-type="float" office:value="0.929776501904872" calcext:value-type="float">
            <text:p>0,9297765019</text:p>
          </table:table-cell>
          <table:table-cell table:formula="of:=SIN([.F609])" office:value-type="float" office:value="0.368124512231309" calcext:value-type="float">
            <text:p>0,3681245122</text:p>
          </table:table-cell>
        </table:table-row>
        <table:table-row table:style-name="ro1">
          <table:table-cell table:number-columns-repeated="5"/>
          <table:table-cell table:formula="of:=[.F609]+3.14159265/50" office:value-type="float" office:value="38.1389347709996" calcext:value-type="float">
            <text:p>38,138934771</text:p>
          </table:table-cell>
          <table:table-cell table:formula="of:=COS([.F610])" office:value-type="float" office:value="0.904827071021693" calcext:value-type="float">
            <text:p>0,904827071</text:p>
          </table:table-cell>
          <table:table-cell table:formula="of:=SIN([.F610])" office:value-type="float" office:value="0.425779252132257" calcext:value-type="float">
            <text:p>0,4257792521</text:p>
          </table:table-cell>
        </table:table-row>
        <table:table-row table:style-name="ro1">
          <table:table-cell table:number-columns-repeated="5"/>
          <table:table-cell table:formula="of:=[.F610]+3.14159265/50" office:value-type="float" office:value="38.2017666239996" calcext:value-type="float">
            <text:p>38,201766624</text:p>
          </table:table-cell>
          <table:table-cell table:formula="of:=COS([.F611])" office:value-type="float" office:value="0.876306701073517" calcext:value-type="float">
            <text:p>0,8763067011</text:p>
          </table:table-cell>
          <table:table-cell table:formula="of:=SIN([.F611])" office:value-type="float" office:value="0.481753635848916" calcext:value-type="float">
            <text:p>0,4817536358</text:p>
          </table:table-cell>
        </table:table-row>
        <table:table-row table:style-name="ro1">
          <table:table-cell table:number-columns-repeated="5"/>
          <table:table-cell table:formula="of:=[.F611]+3.14159265/50" office:value-type="float" office:value="38.2645984769996" calcext:value-type="float">
            <text:p>38,264598477</text:p>
          </table:table-cell>
          <table:table-cell table:formula="of:=COS([.F612])" office:value-type="float" office:value="0.844327948930555" calcext:value-type="float">
            <text:p>0,8443279489</text:p>
          </table:table-cell>
          <table:table-cell table:formula="of:=SIN([.F612])" office:value-type="float" office:value="0.535826758061523" calcext:value-type="float">
            <text:p>0,5358267581</text:p>
          </table:table-cell>
        </table:table-row>
        <table:table-row table:style-name="ro1">
          <table:table-cell table:number-columns-repeated="5"/>
          <table:table-cell table:formula="of:=[.F612]+3.14159265/50" office:value-type="float" office:value="38.3274303299996" calcext:value-type="float">
            <text:p>38,32743033</text:p>
          </table:table-cell>
          <table:table-cell table:formula="of:=COS([.F613])" office:value-type="float" office:value="0.809017020117526" calcext:value-type="float">
            <text:p>0,8090170201</text:p>
          </table:table-cell>
          <table:table-cell table:formula="of:=SIN([.F613])" office:value-type="float" office:value="0.587785216860852" calcext:value-type="float">
            <text:p>0,5877852169</text:p>
          </table:table-cell>
        </table:table-row>
        <table:table-row table:style-name="ro1">
          <table:table-cell table:number-columns-repeated="5"/>
          <table:table-cell table:formula="of:=[.F613]+3.14159265/50" office:value-type="float" office:value="38.3902621829996" calcext:value-type="float">
            <text:p>38,390262183</text:p>
          </table:table-cell>
          <table:table-cell table:formula="of:=COS([.F614])" office:value-type="float" office:value="0.770513270738105" calcext:value-type="float">
            <text:p>0,7705132707</text:p>
          </table:table-cell>
          <table:table-cell table:formula="of:=SIN([.F614])" office:value-type="float" office:value="0.637423955948054" calcext:value-type="float">
            <text:p>0,6374239559</text:p>
          </table:table-cell>
        </table:table-row>
        <table:table-row table:style-name="ro1">
          <table:table-cell table:number-columns-repeated="5"/>
          <table:table-cell table:formula="of:=[.F614]+3.14159265/50" office:value-type="float" office:value="38.4530940359996" calcext:value-type="float">
            <text:p>38,453094036</text:p>
          </table:table-cell>
          <table:table-cell table:formula="of:=COS([.F615])" office:value-type="float" office:value="0.728968657500058" calcext:value-type="float">
            <text:p>0,7289686575</text:p>
          </table:table-cell>
          <table:table-cell table:formula="of:=SIN([.F615])" office:value-type="float" office:value="0.684547073898182" calcext:value-type="float">
            <text:p>0,6845470739</text:p>
          </table:table-cell>
        </table:table-row>
        <table:table-row table:style-name="ro1">
          <table:table-cell table:number-columns-repeated="5"/>
          <table:table-cell table:formula="of:=[.F615]+3.14159265/50" office:value-type="float" office:value="38.5159258889996" calcext:value-type="float">
            <text:p>38,515925889</text:p>
          </table:table-cell>
          <table:table-cell table:formula="of:=COS([.F616])" office:value-type="float" office:value="0.684547138011532" calcext:value-type="float">
            <text:p>0,684547138</text:p>
          </table:table-cell>
          <table:table-cell table:formula="of:=SIN([.F616])" office:value-type="float" office:value="0.728968597293615" calcext:value-type="float">
            <text:p>0,7289685973</text:p>
          </table:table-cell>
        </table:table-row>
        <table:table-row table:style-name="ro1">
          <table:table-cell table:number-columns-repeated="5"/>
          <table:table-cell table:formula="of:=[.F616]+3.14159265/50" office:value-type="float" office:value="38.5787577419996" calcext:value-type="float">
            <text:p>38,578757742</text:p>
          </table:table-cell>
          <table:table-cell table:formula="of:=COS([.F617])" office:value-type="float" office:value="0.637424023715286" calcext:value-type="float">
            <text:p>0,6374240237</text:p>
          </table:table-cell>
          <table:table-cell table:formula="of:=SIN([.F617])" office:value-type="float" office:value="0.770513214676176" calcext:value-type="float">
            <text:p>0,7705132147</text:p>
          </table:table-cell>
        </table:table-row>
        <table:table-row table:style-name="ro1">
          <table:table-cell table:number-columns-repeated="5"/>
          <table:table-cell table:formula="of:=[.F617]+3.14159265/50" office:value-type="float" office:value="38.6415895949996" calcext:value-type="float">
            <text:p>38,641589595</text:p>
          </table:table-cell>
          <table:table-cell table:formula="of:=COS([.F618])" office:value-type="float" office:value="0.587785288014518" calcext:value-type="float">
            <text:p>0,587785288</text:p>
          </table:table-cell>
          <table:table-cell table:formula="of:=SIN([.F618])" office:value-type="float" office:value="0.809016968421361" calcext:value-type="float">
            <text:p>0,8090169684</text:p>
          </table:table-cell>
        </table:table-row>
        <table:table-row table:style-name="ro1">
          <table:table-cell table:number-columns-repeated="5"/>
          <table:table-cell table:formula="of:=[.F618]+3.14159265/50" office:value-type="float" office:value="38.7044214479996" calcext:value-type="float">
            <text:p>38,704421448</text:p>
          </table:table-cell>
          <table:table-cell table:formula="of:=COS([.F619])" office:value-type="float" office:value="0.535826832320812" calcext:value-type="float">
            <text:p>0,5358268323</text:p>
          </table:table-cell>
          <table:table-cell table:formula="of:=SIN([.F619])" office:value-type="float" office:value="0.844327901804177" calcext:value-type="float">
            <text:p>0,8443279018</text:p>
          </table:table-cell>
        </table:table-row>
        <table:table-row table:style-name="ro1">
          <table:table-cell table:number-columns-repeated="5"/>
          <table:table-cell table:formula="of:=[.F619]+3.14159265/50" office:value-type="float" office:value="38.7672533009996" calcext:value-type="float">
            <text:p>38,767253301</text:p>
          </table:table-cell>
          <table:table-cell table:formula="of:=COS([.F620])" office:value-type="float" office:value="0.481753712920761" calcext:value-type="float">
            <text:p>0,4817537129</text:p>
          </table:table-cell>
          <table:table-cell table:formula="of:=SIN([.F620])" office:value-type="float" office:value="0.876306658702911" calcext:value-type="float">
            <text:p>0,8763066587</text:p>
          </table:table-cell>
        </table:table-row>
        <table:table-row table:style-name="ro1">
          <table:table-cell table:number-columns-repeated="5"/>
          <table:table-cell table:formula="of:=[.F620]+3.14159265/50" office:value-type="float" office:value="38.8300851539996" calcext:value-type="float">
            <text:p>38,830085154</text:p>
          </table:table-cell>
          <table:table-cell table:formula="of:=COS([.F621])" office:value-type="float" office:value="0.425779331712491" calcext:value-type="float">
            <text:p>0,4257793317</text:p>
          </table:table-cell>
          <table:table-cell table:formula="of:=SIN([.F621])" office:value-type="float" office:value="0.904827033574077" calcext:value-type="float">
            <text:p>0,9048270336</text:p>
          </table:table-cell>
        </table:table-row>
        <table:table-row table:style-name="ro1">
          <table:table-cell table:number-columns-repeated="5"/>
          <table:table-cell table:formula="of:=[.F621]+3.14159265/50" office:value-type="float" office:value="38.8929170069996" calcext:value-type="float">
            <text:p>38,892917007</text:p>
          </table:table-cell>
          <table:table-cell table:formula="of:=COS([.F622])" office:value-type="float" office:value="0.368124594005865" calcext:value-type="float">
            <text:p>0,368124594</text:p>
          </table:table-cell>
          <table:table-cell table:formula="of:=SIN([.F622])" office:value-type="float" office:value="0.929776469528035" calcext:value-type="float">
            <text:p>0,9297764695</text:p>
          </table:table-cell>
        </table:table-row>
        <table:table-row table:style-name="ro1">
          <table:table-cell table:number-columns-repeated="5"/>
          <table:table-cell table:formula="of:=[.F622]+3.14159265/50" office:value-type="float" office:value="38.9557488599996" calcext:value-type="float">
            <text:p>38,95574886</text:p>
          </table:table-cell>
          <table:table-cell table:formula="of:=COS([.F623])" office:value-type="float" office:value="0.309017036710146" calcext:value-type="float">
            <text:p>0,3090170367</text:p>
          </table:table-cell>
          <table:table-cell table:formula="of:=SIN([.F623])" office:value-type="float" office:value="0.951056502539613" calcext:value-type="float">
            <text:p>0,9510565025</text:p>
          </table:table-cell>
        </table:table-row>
        <table:table-row table:style-name="ro1">
          <table:table-cell table:number-columns-repeated="5"/>
          <table:table-cell table:formula="of:=[.F623]+3.14159265/50" office:value-type="float" office:value="39.0185807129996" calcext:value-type="float">
            <text:p>39,018580713</text:p>
          </table:table-cell>
          <table:table-cell table:formula="of:=COS([.F624])" office:value-type="float" office:value="0.248689930349774" calcext:value-type="float">
            <text:p>0,2486899303</text:p>
          </table:table-cell>
          <table:table-cell table:formula="of:=SIN([.F624])" office:value-type="float" office:value="0.968583150040627" calcext:value-type="float">
            <text:p>0,96858315</text:p>
          </table:table-cell>
        </table:table-row>
        <table:table-row table:style-name="ro1">
          <table:table-cell table:number-columns-repeated="5"/>
          <table:table-cell table:formula="of:=[.F624]+3.14159265/50" office:value-type="float" office:value="39.0814125659996" calcext:value-type="float">
            <text:p>39,081412566</text:p>
          </table:table-cell>
          <table:table-cell table:formula="of:=COS([.F625])" office:value-type="float" office:value="0.187381358452175" calcext:value-type="float">
            <text:p>0,1873813585</text:p>
          </table:table-cell>
          <table:table-cell table:formula="of:=SIN([.F625])" office:value-type="float" office:value="0.982287242360715" calcext:value-type="float">
            <text:p>0,9822872424</text:p>
          </table:table-cell>
        </table:table-row>
        <table:table-row table:style-name="ro1">
          <table:table-cell table:number-columns-repeated="5"/>
          <table:table-cell table:formula="of:=[.F625]+3.14159265/50" office:value-type="float" office:value="39.1442444189996" calcext:value-type="float">
            <text:p>39,144244419</text:p>
          </table:table-cell>
          <table:table-cell table:formula="of:=COS([.F626])" office:value-type="float" office:value="0.125333277940855" calcext:value-type="float">
            <text:p>0,1253332779</text:p>
          </table:table-cell>
          <table:table-cell table:formula="of:=SIN([.F626])" office:value-type="float" office:value="0.992114695708415" calcext:value-type="float">
            <text:p>0,9921146957</text:p>
          </table:table-cell>
        </table:table-row>
        <table:table-row table:style-name="ro1">
          <table:table-cell table:number-columns-repeated="5"/>
          <table:table-cell table:formula="of:=[.F626]+3.14159265/50" office:value-type="float" office:value="39.2070762719996" calcext:value-type="float">
            <text:p>39,207076272</text:p>
          </table:table-cell>
          <table:table-cell table:formula="of:=COS([.F627])" office:value-type="float" office:value="0.0627905642419598" calcext:value-type="float">
            <text:p>0,0627905642</text:p>
          </table:table-cell>
          <table:table-cell table:formula="of:=SIN([.F627])" office:value-type="float" office:value="0.998026725615189" calcext:value-type="float">
            <text:p>0,9980267256</text:p>
          </table:table-cell>
        </table:table-row>
        <table:table-row table:style-name="ro1">
          <table:table-cell table:number-columns-repeated="5"/>
          <table:table-cell table:formula="of:=[.F627]+3.14159265/50" office:value-type="float" office:value="39.2699081249996" calcext:value-type="float">
            <text:p>39,269908125</text:p>
          </table:table-cell>
          <table:table-cell table:formula="of:=COS([.F628])" office:value-type="float" office:value="0.0000000448728483024904" calcext:value-type="float">
            <text:p>4,48728483024904E-008</text:p>
          </table:table-cell>
          <table:table-cell table:formula="of:=SIN([.F628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628]+3.14159265/50" office:value-type="float" office:value="39.3327399779996" calcext:value-type="float">
            <text:p>39,332739978</text:p>
          </table:table-cell>
          <table:table-cell table:formula="of:=COS([.F629])" office:value-type="float" office:value="-0.0627904746733559" calcext:value-type="float">
            <text:p>-0,0627904747</text:p>
          </table:table-cell>
          <table:table-cell table:formula="of:=SIN([.F629])" office:value-type="float" office:value="0.998026731250368" calcext:value-type="float">
            <text:p>0,9980267313</text:p>
          </table:table-cell>
        </table:table-row>
        <table:table-row table:style-name="ro1">
          <table:table-cell table:number-columns-repeated="5"/>
          <table:table-cell table:formula="of:=[.F629]+3.14159265/50" office:value-type="float" office:value="39.3955718309996" calcext:value-type="float">
            <text:p>39,395571831</text:p>
          </table:table-cell>
          <table:table-cell table:formula="of:=COS([.F630])" office:value-type="float" office:value="-0.12533318890283" calcext:value-type="float">
            <text:p>-0,1253331889</text:p>
          </table:table-cell>
          <table:table-cell table:formula="of:=SIN([.F630])" office:value-type="float" office:value="0.992114706956533" calcext:value-type="float">
            <text:p>0,992114707</text:p>
          </table:table-cell>
        </table:table-row>
        <table:table-row table:style-name="ro1">
          <table:table-cell table:number-columns-repeated="5"/>
          <table:table-cell table:formula="of:=[.F630]+3.14159265/50" office:value-type="float" office:value="39.4584036839996" calcext:value-type="float">
            <text:p>39,458403684</text:p>
          </table:table-cell>
          <table:table-cell table:formula="of:=COS([.F631])" office:value-type="float" office:value="-0.187381270296121" calcext:value-type="float">
            <text:p>-0,1873812703</text:p>
          </table:table-cell>
          <table:table-cell table:formula="of:=SIN([.F631])" office:value-type="float" office:value="0.982287259177381" calcext:value-type="float">
            <text:p>0,9822872592</text:p>
          </table:table-cell>
        </table:table-row>
        <table:table-row table:style-name="ro1">
          <table:table-cell table:number-columns-repeated="5"/>
          <table:table-cell table:formula="of:=[.F631]+3.14159265/50" office:value-type="float" office:value="39.5212355369996" calcext:value-type="float">
            <text:p>39,521235537</text:p>
          </table:table-cell>
          <table:table-cell table:formula="of:=COS([.F632])" office:value-type="float" office:value="-0.248689843423603" calcext:value-type="float">
            <text:p>-0,2486898434</text:p>
          </table:table-cell>
          <table:table-cell table:formula="of:=SIN([.F632])" office:value-type="float" office:value="0.968583172359475" calcext:value-type="float">
            <text:p>0,9685831724</text:p>
          </table:table-cell>
        </table:table-row>
        <table:table-row table:style-name="ro1">
          <table:table-cell table:number-columns-repeated="5"/>
          <table:table-cell table:formula="of:=[.F632]+3.14159265/50" office:value-type="float" office:value="39.5840673899996" calcext:value-type="float">
            <text:p>39,58406739</text:p>
          </table:table-cell>
          <table:table-cell table:formula="of:=COS([.F633])" office:value-type="float" office:value="-0.309016951356917" calcext:value-type="float">
            <text:p>-0,3090169514</text:p>
          </table:table-cell>
          <table:table-cell table:formula="of:=SIN([.F633])" office:value-type="float" office:value="0.951056530272558" calcext:value-type="float">
            <text:p>0,9510565303</text:p>
          </table:table-cell>
        </table:table-row>
        <table:table-row table:style-name="ro1">
          <table:table-cell table:number-columns-repeated="5"/>
          <table:table-cell table:formula="of:=[.F633]+3.14159265/50" office:value-type="float" office:value="39.6468992429996" calcext:value-type="float">
            <text:p>39,646899243</text:p>
          </table:table-cell>
          <table:table-cell table:formula="of:=COS([.F634])" office:value-type="float" office:value="-0.368124510562427" calcext:value-type="float">
            <text:p>-0,3681245106</text:p>
          </table:table-cell>
          <table:table-cell table:formula="of:=SIN([.F634])" office:value-type="float" office:value="0.929776502565629" calcext:value-type="float">
            <text:p>0,9297765026</text:p>
          </table:table-cell>
        </table:table-row>
        <table:table-row table:style-name="ro1">
          <table:table-cell table:number-columns-repeated="5"/>
          <table:table-cell table:formula="of:=[.F634]+3.14159265/50" office:value-type="float" office:value="39.7097310959996" calcext:value-type="float">
            <text:p>39,709731096</text:p>
          </table:table-cell>
          <table:table-cell table:formula="of:=COS([.F635])" office:value-type="float" office:value="-0.425779250508157" calcext:value-type="float">
            <text:p>-0,4257792505</text:p>
          </table:table-cell>
          <table:table-cell table:formula="of:=SIN([.F635])" office:value-type="float" office:value="0.904827071785936" calcext:value-type="float">
            <text:p>0,9048270718</text:p>
          </table:table-cell>
        </table:table-row>
        <table:table-row table:style-name="ro1">
          <table:table-cell table:number-columns-repeated="5"/>
          <table:table-cell table:formula="of:=[.F635]+3.14159265/50" office:value-type="float" office:value="39.7725629489996" calcext:value-type="float">
            <text:p>39,772562949</text:p>
          </table:table-cell>
          <table:table-cell table:formula="of:=COS([.F636])" office:value-type="float" office:value="-0.481753634276007" calcext:value-type="float">
            <text:p>-0,4817536343</text:p>
          </table:table-cell>
          <table:table-cell table:formula="of:=SIN([.F636])" office:value-type="float" office:value="0.876306701938231" calcext:value-type="float">
            <text:p>0,8763067019</text:p>
          </table:table-cell>
        </table:table-row>
        <table:table-row table:style-name="ro1">
          <table:table-cell table:number-columns-repeated="5"/>
          <table:table-cell table:formula="of:=[.F636]+3.14159265/50" office:value-type="float" office:value="39.8353948019996" calcext:value-type="float">
            <text:p>39,835394802</text:p>
          </table:table-cell>
          <table:table-cell table:formula="of:=COS([.F637])" office:value-type="float" office:value="-0.535826756546014" calcext:value-type="float">
            <text:p>-0,5358267565</text:p>
          </table:table-cell>
          <table:table-cell table:formula="of:=SIN([.F637])" office:value-type="float" office:value="0.844327949892326" calcext:value-type="float">
            <text:p>0,8443279499</text:p>
          </table:table-cell>
        </table:table-row>
        <table:table-row table:style-name="ro1">
          <table:table-cell table:number-columns-repeated="5"/>
          <table:table-cell table:formula="of:=[.F637]+3.14159265/50" office:value-type="float" office:value="39.8982266549996" calcext:value-type="float">
            <text:p>39,898226655</text:p>
          </table:table-cell>
          <table:table-cell table:formula="of:=COS([.F638])" office:value-type="float" office:value="-0.587785215408725" calcext:value-type="float">
            <text:p>-0,5877852154</text:p>
          </table:table-cell>
          <table:table-cell table:formula="of:=SIN([.F638])" office:value-type="float" office:value="0.809017021172558" calcext:value-type="float">
            <text:p>0,8090170212</text:p>
          </table:table-cell>
        </table:table-row>
        <table:table-row table:style-name="ro1">
          <table:table-cell table:number-columns-repeated="5"/>
          <table:table-cell table:formula="of:=[.F638]+3.14159265/50" office:value-type="float" office:value="39.9610585079996" calcext:value-type="float">
            <text:p>39,961058508</text:p>
          </table:table-cell>
          <table:table-cell table:formula="of:=COS([.F639])" office:value-type="float" office:value="-0.637423954565038" calcext:value-type="float">
            <text:p>-0,6374239546</text:p>
          </table:table-cell>
          <table:table-cell table:formula="of:=SIN([.F639])" office:value-type="float" office:value="0.770513271882236" calcext:value-type="float">
            <text:p>0,7705132719</text:p>
          </table:table-cell>
        </table:table-row>
        <table:table-row table:style-name="ro1">
          <table:table-cell table:number-columns-repeated="5"/>
          <table:table-cell table:formula="of:=[.F639]+3.14159265/50" office:value-type="float" office:value="40.0238903609996" calcext:value-type="float">
            <text:p>40,023890361</text:p>
          </table:table-cell>
          <table:table-cell table:formula="of:=COS([.F640])" office:value-type="float" office:value="-0.684547072589735" calcext:value-type="float">
            <text:p>-0,6845470726</text:p>
          </table:table-cell>
          <table:table-cell table:formula="of:=SIN([.F640])" office:value-type="float" office:value="0.728968658728772" calcext:value-type="float">
            <text:p>0,7289686587</text:p>
          </table:table-cell>
        </table:table-row>
        <table:table-row table:style-name="ro1">
          <table:table-cell table:number-columns-repeated="5"/>
          <table:table-cell table:formula="of:=[.F640]+3.14159265/50" office:value-type="float" office:value="40.0867222139996" calcext:value-type="float">
            <text:p>40,086722214</text:p>
          </table:table-cell>
          <table:table-cell table:formula="of:=COS([.F641])" office:value-type="float" office:value="-0.728968596064901" calcext:value-type="float">
            <text:p>-0,7289685961</text:p>
          </table:table-cell>
          <table:table-cell table:formula="of:=SIN([.F641])" office:value-type="float" office:value="0.684547139319979" calcext:value-type="float">
            <text:p>0,6845471393</text:p>
          </table:table-cell>
        </table:table-row>
        <table:table-row table:style-name="ro1">
          <table:table-cell table:number-columns-repeated="5"/>
          <table:table-cell table:formula="of:=[.F641]+3.14159265/50" office:value-type="float" office:value="40.1495540669996" calcext:value-type="float">
            <text:p>40,149554067</text:p>
          </table:table-cell>
          <table:table-cell table:formula="of:=COS([.F642])" office:value-type="float" office:value="-0.770513213532045" calcext:value-type="float">
            <text:p>-0,7705132135</text:p>
          </table:table-cell>
          <table:table-cell table:formula="of:=SIN([.F642])" office:value-type="float" office:value="0.637424025098302" calcext:value-type="float">
            <text:p>0,6374240251</text:p>
          </table:table-cell>
        </table:table-row>
        <table:table-row table:style-name="ro1">
          <table:table-cell table:number-columns-repeated="5"/>
          <table:table-cell table:formula="of:=[.F642]+3.14159265/50" office:value-type="float" office:value="40.2123859199996" calcext:value-type="float">
            <text:p>40,21238592</text:p>
          </table:table-cell>
          <table:table-cell table:formula="of:=COS([.F643])" office:value-type="float" office:value="-0.809016967366328" calcext:value-type="float">
            <text:p>-0,8090169674</text:p>
          </table:table-cell>
          <table:table-cell table:formula="of:=SIN([.F643])" office:value-type="float" office:value="0.587785289466646" calcext:value-type="float">
            <text:p>0,5877852895</text:p>
          </table:table-cell>
        </table:table-row>
        <table:table-row table:style-name="ro1">
          <table:table-cell table:number-columns-repeated="5"/>
          <table:table-cell table:formula="of:=[.F643]+3.14159265/50" office:value-type="float" office:value="40.2752177729995" calcext:value-type="float">
            <text:p>40,275217773</text:p>
          </table:table-cell>
          <table:table-cell table:formula="of:=COS([.F644])" office:value-type="float" office:value="-0.844327900842406" calcext:value-type="float">
            <text:p>-0,8443279008</text:p>
          </table:table-cell>
          <table:table-cell table:formula="of:=SIN([.F644])" office:value-type="float" office:value="0.53582683383632" calcext:value-type="float">
            <text:p>0,5358268338</text:p>
          </table:table-cell>
        </table:table-row>
        <table:table-row table:style-name="ro1">
          <table:table-cell table:number-columns-repeated="5"/>
          <table:table-cell table:formula="of:=[.F644]+3.14159265/50" office:value-type="float" office:value="40.3380496259995" calcext:value-type="float">
            <text:p>40,338049626</text:p>
          </table:table-cell>
          <table:table-cell table:formula="of:=COS([.F645])" office:value-type="float" office:value="-0.876306657838198" calcext:value-type="float">
            <text:p>-0,8763066578</text:p>
          </table:table-cell>
          <table:table-cell table:formula="of:=SIN([.F645])" office:value-type="float" office:value="0.481753714493669" calcext:value-type="float">
            <text:p>0,4817537145</text:p>
          </table:table-cell>
        </table:table-row>
        <table:table-row table:style-name="ro1">
          <table:table-cell table:number-columns-repeated="5"/>
          <table:table-cell table:formula="of:=[.F645]+3.14159265/50" office:value-type="float" office:value="40.4008814789995" calcext:value-type="float">
            <text:p>40,400881479</text:p>
          </table:table-cell>
          <table:table-cell table:formula="of:=COS([.F646])" office:value-type="float" office:value="-0.904827032809834" calcext:value-type="float">
            <text:p>-0,9048270328</text:p>
          </table:table-cell>
          <table:table-cell table:formula="of:=SIN([.F646])" office:value-type="float" office:value="0.425779333336591" calcext:value-type="float">
            <text:p>0,4257793333</text:p>
          </table:table-cell>
        </table:table-row>
        <table:table-row table:style-name="ro1">
          <table:table-cell table:number-columns-repeated="5"/>
          <table:table-cell table:formula="of:=[.F646]+3.14159265/50" office:value-type="float" office:value="40.4637133319995" calcext:value-type="float">
            <text:p>40,463713332</text:p>
          </table:table-cell>
          <table:table-cell table:formula="of:=COS([.F647])" office:value-type="float" office:value="-0.929776468867278" calcext:value-type="float">
            <text:p>-0,9297764689</text:p>
          </table:table-cell>
          <table:table-cell table:formula="of:=SIN([.F647])" office:value-type="float" office:value="0.368124595674747" calcext:value-type="float">
            <text:p>0,3681245957</text:p>
          </table:table-cell>
        </table:table-row>
        <table:table-row table:style-name="ro1">
          <table:table-cell table:number-columns-repeated="5"/>
          <table:table-cell table:formula="of:=[.F647]+3.14159265/50" office:value-type="float" office:value="40.5265451849995" calcext:value-type="float">
            <text:p>40,526545185</text:p>
          </table:table-cell>
          <table:table-cell table:formula="of:=COS([.F648])" office:value-type="float" office:value="-0.951056501984949" calcext:value-type="float">
            <text:p>-0,951056502</text:p>
          </table:table-cell>
          <table:table-cell table:formula="of:=SIN([.F648])" office:value-type="float" office:value="0.309017038417225" calcext:value-type="float">
            <text:p>0,3090170384</text:p>
          </table:table-cell>
        </table:table-row>
        <table:table-row table:style-name="ro1">
          <table:table-cell table:number-columns-repeated="5"/>
          <table:table-cell table:formula="of:=[.F648]+3.14159265/50" office:value-type="float" office:value="40.5893770379995" calcext:value-type="float">
            <text:p>40,589377038</text:p>
          </table:table-cell>
          <table:table-cell table:formula="of:=COS([.F649])" office:value-type="float" office:value="-0.968583149594247" calcext:value-type="float">
            <text:p>-0,9685831496</text:p>
          </table:table-cell>
          <table:table-cell table:formula="of:=SIN([.F649])" office:value-type="float" office:value="0.248689932088311" calcext:value-type="float">
            <text:p>0,2486899321</text:p>
          </table:table-cell>
        </table:table-row>
        <table:table-row table:style-name="ro1">
          <table:table-cell table:number-columns-repeated="5"/>
          <table:table-cell table:formula="of:=[.F649]+3.14159265/50" office:value-type="float" office:value="40.6522088909995" calcext:value-type="float">
            <text:p>40,652208891</text:p>
          </table:table-cell>
          <table:table-cell table:formula="of:=COS([.F650])" office:value-type="float" office:value="-0.982287242024379" calcext:value-type="float">
            <text:p>-0,982287242</text:p>
          </table:table-cell>
          <table:table-cell table:formula="of:=SIN([.F650])" office:value-type="float" office:value="0.187381360215311" calcext:value-type="float">
            <text:p>0,1873813602</text:p>
          </table:table-cell>
        </table:table-row>
        <table:table-row table:style-name="ro1">
          <table:table-cell table:number-columns-repeated="5"/>
          <table:table-cell table:formula="of:=[.F650]+3.14159265/50" office:value-type="float" office:value="40.7150407439995" calcext:value-type="float">
            <text:p>40,715040744</text:p>
          </table:table-cell>
          <table:table-cell table:formula="of:=COS([.F651])" office:value-type="float" office:value="-0.992114695483451" calcext:value-type="float">
            <text:p>-0,9921146955</text:p>
          </table:table-cell>
          <table:table-cell table:formula="of:=SIN([.F651])" office:value-type="float" office:value="0.12533327972163" calcext:value-type="float">
            <text:p>0,1253332797</text:p>
          </table:table-cell>
        </table:table-row>
        <table:table-row table:style-name="ro1">
          <table:table-cell table:number-columns-repeated="5"/>
          <table:table-cell table:formula="of:=[.F651]+3.14159265/50" office:value-type="float" office:value="40.7778725969995" calcext:value-type="float">
            <text:p>40,777872597</text:p>
          </table:table-cell>
          <table:table-cell table:formula="of:=COS([.F652])" office:value-type="float" office:value="-0.998026725502485" calcext:value-type="float">
            <text:p>-0,9980267255</text:p>
          </table:table-cell>
          <table:table-cell table:formula="of:=SIN([.F652])" office:value-type="float" office:value="0.0627905660333466" calcext:value-type="float">
            <text:p>0,062790566</text:p>
          </table:table-cell>
        </table:table-row>
        <table:table-row table:style-name="ro1">
          <table:table-cell table:number-columns-repeated="5"/>
          <table:table-cell table:formula="of:=[.F652]+3.14159265/50" office:value-type="float" office:value="40.8407044499995" calcext:value-type="float">
            <text:p>40,84070445</text:p>
          </table:table-cell>
          <table:table-cell table:formula="of:=COS([.F653])" office:value-type="float" office:value="-0.999999999999999" calcext:value-type="float">
            <text:p>-1</text:p>
          </table:table-cell>
          <table:table-cell table:formula="of:=SIN([.F653])" office:value-type="float" office:value="0.0000000466677770138789" calcext:value-type="float">
            <text:p>4,66677770138789E-008</text:p>
          </table:table-cell>
        </table:table-row>
        <table:table-row table:style-name="ro1">
          <table:table-cell table:number-columns-repeated="5"/>
          <table:table-cell table:formula="of:=[.F653]+3.14159265/50" office:value-type="float" office:value="40.9035363029995" calcext:value-type="float">
            <text:p>40,903536303</text:p>
          </table:table-cell>
          <table:table-cell table:formula="of:=COS([.F654])" office:value-type="float" office:value="-0.998026731363073" calcext:value-type="float">
            <text:p>-0,9980267314</text:p>
          </table:table-cell>
          <table:table-cell table:formula="of:=SIN([.F654])" office:value-type="float" office:value="-0.062790472881969" calcext:value-type="float">
            <text:p>-0,0627904729</text:p>
          </table:table-cell>
        </table:table-row>
        <table:table-row table:style-name="ro1">
          <table:table-cell table:number-columns-repeated="5"/>
          <table:table-cell table:formula="of:=[.F654]+3.14159265/50" office:value-type="float" office:value="40.9663681559995" calcext:value-type="float">
            <text:p>40,966368156</text:p>
          </table:table-cell>
          <table:table-cell table:formula="of:=COS([.F655])" office:value-type="float" office:value="-0.992114707181497" calcext:value-type="float">
            <text:p>-0,9921147072</text:p>
          </table:table-cell>
          <table:table-cell table:formula="of:=SIN([.F655])" office:value-type="float" office:value="-0.125333187122054" calcext:value-type="float">
            <text:p>-0,1253331871</text:p>
          </table:table-cell>
        </table:table-row>
        <table:table-row table:style-name="ro1">
          <table:table-cell table:number-columns-repeated="5"/>
          <table:table-cell table:formula="of:=[.F655]+3.14159265/50" office:value-type="float" office:value="41.0292000089995" calcext:value-type="float">
            <text:p>41,029200009</text:p>
          </table:table-cell>
          <table:table-cell table:formula="of:=COS([.F656])" office:value-type="float" office:value="-0.982287259513717" calcext:value-type="float">
            <text:p>-0,9822872595</text:p>
          </table:table-cell>
          <table:table-cell table:formula="of:=SIN([.F656])" office:value-type="float" office:value="-0.187381268532986" calcext:value-type="float">
            <text:p>-0,1873812685</text:p>
          </table:table-cell>
        </table:table-row>
        <table:table-row table:style-name="ro1">
          <table:table-cell table:number-columns-repeated="5"/>
          <table:table-cell table:formula="of:=[.F656]+3.14159265/50" office:value-type="float" office:value="41.0920318619995" calcext:value-type="float">
            <text:p>41,092031862</text:p>
          </table:table-cell>
          <table:table-cell table:formula="of:=COS([.F657])" office:value-type="float" office:value="-0.968583172805855" calcext:value-type="float">
            <text:p>-0,9685831728</text:p>
          </table:table-cell>
          <table:table-cell table:formula="of:=SIN([.F657])" office:value-type="float" office:value="-0.248689841685065" calcext:value-type="float">
            <text:p>-0,2486898417</text:p>
          </table:table-cell>
        </table:table-row>
        <table:table-row table:style-name="ro1">
          <table:table-cell table:number-columns-repeated="5"/>
          <table:table-cell table:formula="of:=[.F657]+3.14159265/50" office:value-type="float" office:value="41.1548637149995" calcext:value-type="float">
            <text:p>41,154863715</text:p>
          </table:table-cell>
          <table:table-cell table:formula="of:=COS([.F658])" office:value-type="float" office:value="-0.951056530827221" calcext:value-type="float">
            <text:p>-0,9510565308</text:p>
          </table:table-cell>
          <table:table-cell table:formula="of:=SIN([.F658])" office:value-type="float" office:value="-0.309016949649838" calcext:value-type="float">
            <text:p>-0,3090169496</text:p>
          </table:table-cell>
        </table:table-row>
        <table:table-row table:style-name="ro1">
          <table:table-cell table:number-columns-repeated="5"/>
          <table:table-cell table:formula="of:=[.F658]+3.14159265/50" office:value-type="float" office:value="41.2176955679995" calcext:value-type="float">
            <text:p>41,217695568</text:p>
          </table:table-cell>
          <table:table-cell table:formula="of:=COS([.F659])" office:value-type="float" office:value="-0.929776503226387" calcext:value-type="float">
            <text:p>-0,9297765032</text:p>
          </table:table-cell>
          <table:table-cell table:formula="of:=SIN([.F659])" office:value-type="float" office:value="-0.368124508893544" calcext:value-type="float">
            <text:p>-0,3681245089</text:p>
          </table:table-cell>
        </table:table-row>
        <table:table-row table:style-name="ro1">
          <table:table-cell table:number-columns-repeated="5"/>
          <table:table-cell table:formula="of:=[.F659]+3.14159265/50" office:value-type="float" office:value="41.2805274209995" calcext:value-type="float">
            <text:p>41,280527421</text:p>
          </table:table-cell>
          <table:table-cell table:formula="of:=COS([.F660])" office:value-type="float" office:value="-0.90482707255018" calcext:value-type="float">
            <text:p>-0,9048270726</text:p>
          </table:table-cell>
          <table:table-cell table:formula="of:=SIN([.F660])" office:value-type="float" office:value="-0.425779248884057" calcext:value-type="float">
            <text:p>-0,4257792489</text:p>
          </table:table-cell>
        </table:table-row>
        <table:table-row table:style-name="ro1">
          <table:table-cell table:number-columns-repeated="5"/>
          <table:table-cell table:formula="of:=[.F660]+3.14159265/50" office:value-type="float" office:value="41.3433592739995" calcext:value-type="float">
            <text:p>41,343359274</text:p>
          </table:table-cell>
          <table:table-cell table:formula="of:=COS([.F661])" office:value-type="float" office:value="-0.876306702802944" calcext:value-type="float">
            <text:p>-0,8763067028</text:p>
          </table:table-cell>
          <table:table-cell table:formula="of:=SIN([.F661])" office:value-type="float" office:value="-0.481753632703099" calcext:value-type="float">
            <text:p>-0,4817536327</text:p>
          </table:table-cell>
        </table:table-row>
        <table:table-row table:style-name="ro1">
          <table:table-cell table:number-columns-repeated="5"/>
          <table:table-cell table:formula="of:=[.F661]+3.14159265/50" office:value-type="float" office:value="41.4061911269995" calcext:value-type="float">
            <text:p>41,406191127</text:p>
          </table:table-cell>
          <table:table-cell table:formula="of:=COS([.F662])" office:value-type="float" office:value="-0.844327950854097" calcext:value-type="float">
            <text:p>-0,8443279509</text:p>
          </table:table-cell>
          <table:table-cell table:formula="of:=SIN([.F662])" office:value-type="float" office:value="-0.535826755030506" calcext:value-type="float">
            <text:p>-0,535826755</text:p>
          </table:table-cell>
        </table:table-row>
        <table:table-row table:style-name="ro1">
          <table:table-cell table:number-columns-repeated="5"/>
          <table:table-cell table:formula="of:=[.F662]+3.14159265/50" office:value-type="float" office:value="41.4690229799995" calcext:value-type="float">
            <text:p>41,46902298</text:p>
          </table:table-cell>
          <table:table-cell table:formula="of:=COS([.F663])" office:value-type="float" office:value="-0.809017022227591" calcext:value-type="float">
            <text:p>-0,8090170222</text:p>
          </table:table-cell>
          <table:table-cell table:formula="of:=SIN([.F663])" office:value-type="float" office:value="-0.587785213956597" calcext:value-type="float">
            <text:p>-0,587785214</text:p>
          </table:table-cell>
        </table:table-row>
        <table:table-row table:style-name="ro1">
          <table:table-cell table:number-columns-repeated="5"/>
          <table:table-cell table:formula="of:=[.F663]+3.14159265/50" office:value-type="float" office:value="41.5318548329995" calcext:value-type="float">
            <text:p>41,531854833</text:p>
          </table:table-cell>
          <table:table-cell table:formula="of:=COS([.F664])" office:value-type="float" office:value="-0.770513273026366" calcext:value-type="float">
            <text:p>-0,770513273</text:p>
          </table:table-cell>
          <table:table-cell table:formula="of:=SIN([.F664])" office:value-type="float" office:value="-0.637423953182022" calcext:value-type="float">
            <text:p>-0,6374239532</text:p>
          </table:table-cell>
        </table:table-row>
        <table:table-row table:style-name="ro1">
          <table:table-cell table:number-columns-repeated="5"/>
          <table:table-cell table:formula="of:=[.F664]+3.14159265/50" office:value-type="float" office:value="41.5946866859995" calcext:value-type="float">
            <text:p>41,594686686</text:p>
          </table:table-cell>
          <table:table-cell table:formula="of:=COS([.F665])" office:value-type="float" office:value="-0.728968659957485" calcext:value-type="float">
            <text:p>-0,72896866</text:p>
          </table:table-cell>
          <table:table-cell table:formula="of:=SIN([.F665])" office:value-type="float" office:value="-0.684547071281288" calcext:value-type="float">
            <text:p>-0,6845470713</text:p>
          </table:table-cell>
        </table:table-row>
        <table:table-row table:style-name="ro1">
          <table:table-cell table:number-columns-repeated="5"/>
          <table:table-cell table:formula="of:=[.F665]+3.14159265/50" office:value-type="float" office:value="41.6575185389995" calcext:value-type="float">
            <text:p>41,657518539</text:p>
          </table:table-cell>
          <table:table-cell table:formula="of:=COS([.F666])" office:value-type="float" office:value="-0.684547140628426" calcext:value-type="float">
            <text:p>-0,6845471406</text:p>
          </table:table-cell>
          <table:table-cell table:formula="of:=SIN([.F666])" office:value-type="float" office:value="-0.728968594836188" calcext:value-type="float">
            <text:p>-0,7289685948</text:p>
          </table:table-cell>
        </table:table-row>
        <table:table-row table:style-name="ro1">
          <table:table-cell table:number-columns-repeated="5"/>
          <table:table-cell table:formula="of:=[.F666]+3.14159265/50" office:value-type="float" office:value="41.7203503919995" calcext:value-type="float">
            <text:p>41,720350392</text:p>
          </table:table-cell>
          <table:table-cell table:formula="of:=COS([.F667])" office:value-type="float" office:value="-0.637424026481318" calcext:value-type="float">
            <text:p>-0,6374240265</text:p>
          </table:table-cell>
          <table:table-cell table:formula="of:=SIN([.F667])" office:value-type="float" office:value="-0.770513212387915" calcext:value-type="float">
            <text:p>-0,7705132124</text:p>
          </table:table-cell>
        </table:table-row>
        <table:table-row table:style-name="ro1">
          <table:table-cell table:number-columns-repeated="5"/>
          <table:table-cell table:formula="of:=[.F667]+3.14159265/50" office:value-type="float" office:value="41.7831822449995" calcext:value-type="float">
            <text:p>41,783182245</text:p>
          </table:table-cell>
          <table:table-cell table:formula="of:=COS([.F668])" office:value-type="float" office:value="-0.587785290918774" calcext:value-type="float">
            <text:p>-0,5877852909</text:p>
          </table:table-cell>
          <table:table-cell table:formula="of:=SIN([.F668])" office:value-type="float" office:value="-0.809016966311296" calcext:value-type="float">
            <text:p>-0,8090169663</text:p>
          </table:table-cell>
        </table:table-row>
        <table:table-row table:style-name="ro1">
          <table:table-cell table:number-columns-repeated="5"/>
          <table:table-cell table:formula="of:=[.F668]+3.14159265/50" office:value-type="float" office:value="41.8460140979995" calcext:value-type="float">
            <text:p>41,846014098</text:p>
          </table:table-cell>
          <table:table-cell table:formula="of:=COS([.F669])" office:value-type="float" office:value="-0.535826835351829" calcext:value-type="float">
            <text:p>-0,5358268354</text:p>
          </table:table-cell>
          <table:table-cell table:formula="of:=SIN([.F669])" office:value-type="float" office:value="-0.844327899880635" calcext:value-type="float">
            <text:p>-0,8443278999</text:p>
          </table:table-cell>
        </table:table-row>
        <table:table-row table:style-name="ro1">
          <table:table-cell table:number-columns-repeated="5"/>
          <table:table-cell table:formula="of:=[.F669]+3.14159265/50" office:value-type="float" office:value="41.9088459509995" calcext:value-type="float">
            <text:p>41,908845951</text:p>
          </table:table-cell>
          <table:table-cell table:formula="of:=COS([.F670])" office:value-type="float" office:value="-0.481753716066577" calcext:value-type="float">
            <text:p>-0,4817537161</text:p>
          </table:table-cell>
          <table:table-cell table:formula="of:=SIN([.F670])" office:value-type="float" office:value="-0.876306656973484" calcext:value-type="float">
            <text:p>-0,876306657</text:p>
          </table:table-cell>
        </table:table-row>
        <table:table-row table:style-name="ro1">
          <table:table-cell table:number-columns-repeated="5"/>
          <table:table-cell table:formula="of:=[.F670]+3.14159265/50" office:value-type="float" office:value="41.9716778039995" calcext:value-type="float">
            <text:p>41,971677804</text:p>
          </table:table-cell>
          <table:table-cell table:formula="of:=COS([.F671])" office:value-type="float" office:value="-0.425779334960691" calcext:value-type="float">
            <text:p>-0,425779335</text:p>
          </table:table-cell>
          <table:table-cell table:formula="of:=SIN([.F671])" office:value-type="float" office:value="-0.90482703204559" calcext:value-type="float">
            <text:p>-0,904827032</text:p>
          </table:table-cell>
        </table:table-row>
        <table:table-row table:style-name="ro1">
          <table:table-cell table:number-columns-repeated="5"/>
          <table:table-cell table:formula="of:=[.F671]+3.14159265/50" office:value-type="float" office:value="42.0345096569995" calcext:value-type="float">
            <text:p>42,034509657</text:p>
          </table:table-cell>
          <table:table-cell table:formula="of:=COS([.F672])" office:value-type="float" office:value="-0.36812459734363" calcext:value-type="float">
            <text:p>-0,3681245973</text:p>
          </table:table-cell>
          <table:table-cell table:formula="of:=SIN([.F672])" office:value-type="float" office:value="-0.92977646820652" calcext:value-type="float">
            <text:p>-0,9297764682</text:p>
          </table:table-cell>
        </table:table-row>
        <table:table-row table:style-name="ro1">
          <table:table-cell table:number-columns-repeated="5"/>
          <table:table-cell table:formula="of:=[.F672]+3.14159265/50" office:value-type="float" office:value="42.0973415099995" calcext:value-type="float">
            <text:p>42,09734151</text:p>
          </table:table-cell>
          <table:table-cell table:formula="of:=COS([.F673])" office:value-type="float" office:value="-0.309017040124303" calcext:value-type="float">
            <text:p>-0,3090170401</text:p>
          </table:table-cell>
          <table:table-cell table:formula="of:=SIN([.F673])" office:value-type="float" office:value="-0.951056501430286" calcext:value-type="float">
            <text:p>-0,9510565014</text:p>
          </table:table-cell>
        </table:table-row>
        <table:table-row table:style-name="ro1">
          <table:table-cell table:number-columns-repeated="5"/>
          <table:table-cell table:formula="of:=[.F673]+3.14159265/50" office:value-type="float" office:value="42.1601733629995" calcext:value-type="float">
            <text:p>42,160173363</text:p>
          </table:table-cell>
          <table:table-cell table:formula="of:=COS([.F674])" office:value-type="float" office:value="-0.248689933826849" calcext:value-type="float">
            <text:p>-0,2486899338</text:p>
          </table:table-cell>
          <table:table-cell table:formula="of:=SIN([.F674])" office:value-type="float" office:value="-0.968583149147866" calcext:value-type="float">
            <text:p>-0,9685831491</text:p>
          </table:table-cell>
        </table:table-row>
        <table:table-row table:style-name="ro1">
          <table:table-cell table:number-columns-repeated="5"/>
          <table:table-cell table:formula="of:=[.F674]+3.14159265/50" office:value-type="float" office:value="42.2230052159995" calcext:value-type="float">
            <text:p>42,223005216</text:p>
          </table:table-cell>
          <table:table-cell table:formula="of:=COS([.F675])" office:value-type="float" office:value="-0.187381361978446" calcext:value-type="float">
            <text:p>-0,187381362</text:p>
          </table:table-cell>
          <table:table-cell table:formula="of:=SIN([.F675])" office:value-type="float" office:value="-0.982287241688042" calcext:value-type="float">
            <text:p>-0,9822872417</text:p>
          </table:table-cell>
        </table:table-row>
        <table:table-row table:style-name="ro1">
          <table:table-cell table:number-columns-repeated="5"/>
          <table:table-cell table:formula="of:=[.F675]+3.14159265/50" office:value-type="float" office:value="42.2858370689995" calcext:value-type="float">
            <text:p>42,285837069</text:p>
          </table:table-cell>
          <table:table-cell table:formula="of:=COS([.F676])" office:value-type="float" office:value="-0.125333281502405" calcext:value-type="float">
            <text:p>-0,1253332815</text:p>
          </table:table-cell>
          <table:table-cell table:formula="of:=SIN([.F676])" office:value-type="float" office:value="-0.992114695258486" calcext:value-type="float">
            <text:p>-0,9921146953</text:p>
          </table:table-cell>
        </table:table-row>
        <table:table-row table:style-name="ro1">
          <table:table-cell table:number-columns-repeated="5"/>
          <table:table-cell table:formula="of:=[.F676]+3.14159265/50" office:value-type="float" office:value="42.3486689219995" calcext:value-type="float">
            <text:p>42,348668922</text:p>
          </table:table-cell>
          <table:table-cell table:formula="of:=COS([.F677])" office:value-type="float" office:value="-0.0627905678247335" calcext:value-type="float">
            <text:p>-0,0627905678</text:p>
          </table:table-cell>
          <table:table-cell table:formula="of:=SIN([.F677])" office:value-type="float" office:value="-0.99802672538978" calcext:value-type="float">
            <text:p>-0,9980267254</text:p>
          </table:table-cell>
        </table:table-row>
        <table:table-row table:style-name="ro1">
          <table:table-cell table:number-columns-repeated="5"/>
          <table:table-cell table:formula="of:=[.F677]+3.14159265/50" office:value-type="float" office:value="42.4115007749995" calcext:value-type="float">
            <text:p>42,411500775</text:p>
          </table:table-cell>
          <table:table-cell table:formula="of:=COS([.F678])" office:value-type="float" office:value="-0.0000000484627057252674" calcext:value-type="float">
            <text:p>-4,84627057252674E-008</text:p>
          </table:table-cell>
          <table:table-cell table:formula="of:=SIN([.F678])" office:value-type="float" office:value="-0.999999999999999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678]+3.14159265/50" office:value-type="float" office:value="42.4743326279995" calcext:value-type="float">
            <text:p>42,474332628</text:p>
          </table:table-cell>
          <table:table-cell table:formula="of:=COS([.F679])" office:value-type="float" office:value="0.0627904710905822" calcext:value-type="float">
            <text:p>0,0627904711</text:p>
          </table:table-cell>
          <table:table-cell table:formula="of:=SIN([.F679])" office:value-type="float" office:value="-0.998026731475777" calcext:value-type="float">
            <text:p>-0,9980267315</text:p>
          </table:table-cell>
        </table:table-row>
        <table:table-row table:style-name="ro1">
          <table:table-cell table:number-columns-repeated="5"/>
          <table:table-cell table:formula="of:=[.F679]+3.14159265/50" office:value-type="float" office:value="42.5371644809995" calcext:value-type="float">
            <text:p>42,537164481</text:p>
          </table:table-cell>
          <table:table-cell table:formula="of:=COS([.F680])" office:value-type="float" office:value="0.125333185341279" calcext:value-type="float">
            <text:p>0,1253331853</text:p>
          </table:table-cell>
          <table:table-cell table:formula="of:=SIN([.F680])" office:value-type="float" office:value="-0.992114707406461" calcext:value-type="float">
            <text:p>-0,9921147074</text:p>
          </table:table-cell>
        </table:table-row>
        <table:table-row table:style-name="ro1">
          <table:table-cell table:number-columns-repeated="5"/>
          <table:table-cell table:formula="of:=[.F680]+3.14159265/50" office:value-type="float" office:value="42.5999963339995" calcext:value-type="float">
            <text:p>42,599996334</text:p>
          </table:table-cell>
          <table:table-cell table:formula="of:=COS([.F681])" office:value-type="float" office:value="0.18738126676985" calcext:value-type="float">
            <text:p>0,1873812668</text:p>
          </table:table-cell>
          <table:table-cell table:formula="of:=SIN([.F681])" office:value-type="float" office:value="-0.982287259850053" calcext:value-type="float">
            <text:p>-0,9822872599</text:p>
          </table:table-cell>
        </table:table-row>
        <table:table-row table:style-name="ro1">
          <table:table-cell table:number-columns-repeated="5"/>
          <table:table-cell table:formula="of:=[.F681]+3.14159265/50" office:value-type="float" office:value="42.6628281869995" calcext:value-type="float">
            <text:p>42,662828187</text:p>
          </table:table-cell>
          <table:table-cell table:formula="of:=COS([.F682])" office:value-type="float" office:value="0.248689839946528" calcext:value-type="float">
            <text:p>0,2486898399</text:p>
          </table:table-cell>
          <table:table-cell table:formula="of:=SIN([.F682])" office:value-type="float" office:value="-0.968583173252236" calcext:value-type="float">
            <text:p>-0,9685831733</text:p>
          </table:table-cell>
        </table:table-row>
        <table:table-row table:style-name="ro1">
          <table:table-cell table:number-columns-repeated="5"/>
          <table:table-cell table:formula="of:=[.F682]+3.14159265/50" office:value-type="float" office:value="42.7256600399995" calcext:value-type="float">
            <text:p>42,72566004</text:p>
          </table:table-cell>
          <table:table-cell table:formula="of:=COS([.F683])" office:value-type="float" office:value="0.309016947942759" calcext:value-type="float">
            <text:p>0,3090169479</text:p>
          </table:table-cell>
          <table:table-cell table:formula="of:=SIN([.F683])" office:value-type="float" office:value="-0.951056531381885" calcext:value-type="float">
            <text:p>-0,9510565314</text:p>
          </table:table-cell>
        </table:table-row>
        <table:table-row table:style-name="ro1">
          <table:table-cell table:number-columns-repeated="5"/>
          <table:table-cell table:formula="of:=[.F683]+3.14159265/50" office:value-type="float" office:value="42.7884918929995" calcext:value-type="float">
            <text:p>42,788491893</text:p>
          </table:table-cell>
          <table:table-cell table:formula="of:=COS([.F684])" office:value-type="float" office:value="0.368124507224661" calcext:value-type="float">
            <text:p>0,3681245072</text:p>
          </table:table-cell>
          <table:table-cell table:formula="of:=SIN([.F684])" office:value-type="float" office:value="-0.929776503887144" calcext:value-type="float">
            <text:p>-0,9297765039</text:p>
          </table:table-cell>
        </table:table-row>
        <table:table-row table:style-name="ro1">
          <table:table-cell table:number-columns-repeated="5"/>
          <table:table-cell table:formula="of:=[.F684]+3.14159265/50" office:value-type="float" office:value="42.8513237459995" calcext:value-type="float">
            <text:p>42,851323746</text:p>
          </table:table-cell>
          <table:table-cell table:formula="of:=COS([.F685])" office:value-type="float" office:value="0.425779247259957" calcext:value-type="float">
            <text:p>0,4257792473</text:p>
          </table:table-cell>
          <table:table-cell table:formula="of:=SIN([.F685])" office:value-type="float" office:value="-0.904827073314423" calcext:value-type="float">
            <text:p>-0,9048270733</text:p>
          </table:table-cell>
        </table:table-row>
        <table:table-row table:style-name="ro1">
          <table:table-cell table:number-columns-repeated="5"/>
          <table:table-cell table:formula="of:=[.F685]+3.14159265/50" office:value-type="float" office:value="42.9141555989995" calcext:value-type="float">
            <text:p>42,914155599</text:p>
          </table:table-cell>
          <table:table-cell table:formula="of:=COS([.F686])" office:value-type="float" office:value="0.481753631130191" calcext:value-type="float">
            <text:p>0,4817536311</text:p>
          </table:table-cell>
          <table:table-cell table:formula="of:=SIN([.F686])" office:value-type="float" office:value="-0.876306703667657" calcext:value-type="float">
            <text:p>-0,8763067037</text:p>
          </table:table-cell>
        </table:table-row>
        <table:table-row table:style-name="ro1">
          <table:table-cell table:number-columns-repeated="5"/>
          <table:table-cell table:formula="of:=[.F686]+3.14159265/50" office:value-type="float" office:value="42.9769874519995" calcext:value-type="float">
            <text:p>42,976987452</text:p>
          </table:table-cell>
          <table:table-cell table:formula="of:=COS([.F687])" office:value-type="float" office:value="0.535826753514997" calcext:value-type="float">
            <text:p>0,5358267535</text:p>
          </table:table-cell>
          <table:table-cell table:formula="of:=SIN([.F687])" office:value-type="float" office:value="-0.844327951815868" calcext:value-type="float">
            <text:p>-0,8443279518</text:p>
          </table:table-cell>
        </table:table-row>
        <table:table-row table:style-name="ro1">
          <table:table-cell table:number-columns-repeated="5"/>
          <table:table-cell table:formula="of:=[.F687]+3.14159265/50" office:value-type="float" office:value="43.0398193049995" calcext:value-type="float">
            <text:p>43,039819305</text:p>
          </table:table-cell>
          <table:table-cell table:formula="of:=COS([.F688])" office:value-type="float" office:value="0.587785212504469" calcext:value-type="float">
            <text:p>0,5877852125</text:p>
          </table:table-cell>
          <table:table-cell table:formula="of:=SIN([.F688])" office:value-type="float" office:value="-0.809017023282623" calcext:value-type="float">
            <text:p>-0,8090170233</text:p>
          </table:table-cell>
        </table:table-row>
        <table:table-row table:style-name="ro1">
          <table:table-cell table:number-columns-repeated="5"/>
          <table:table-cell table:formula="of:=[.F688]+3.14159265/50" office:value-type="float" office:value="43.1026511579995" calcext:value-type="float">
            <text:p>43,102651158</text:p>
          </table:table-cell>
          <table:table-cell table:formula="of:=COS([.F689])" office:value-type="float" office:value="0.637423951799005" calcext:value-type="float">
            <text:p>0,6374239518</text:p>
          </table:table-cell>
          <table:table-cell table:formula="of:=SIN([.F689])" office:value-type="float" office:value="-0.770513274170497" calcext:value-type="float">
            <text:p>-0,7705132742</text:p>
          </table:table-cell>
        </table:table-row>
        <table:table-row table:style-name="ro1">
          <table:table-cell table:number-columns-repeated="5"/>
          <table:table-cell table:formula="of:=[.F689]+3.14159265/50" office:value-type="float" office:value="43.1654830109995" calcext:value-type="float">
            <text:p>43,165483011</text:p>
          </table:table-cell>
          <table:table-cell table:formula="of:=COS([.F690])" office:value-type="float" office:value="0.684547069972841" calcext:value-type="float">
            <text:p>0,68454707</text:p>
          </table:table-cell>
          <table:table-cell table:formula="of:=SIN([.F690])" office:value-type="float" office:value="-0.728968661186198" calcext:value-type="float">
            <text:p>-0,7289686612</text:p>
          </table:table-cell>
        </table:table-row>
        <table:table-row table:style-name="ro1">
          <table:table-cell table:number-columns-repeated="5"/>
          <table:table-cell table:formula="of:=[.F690]+3.14159265/50" office:value-type="float" office:value="43.2283148639995" calcext:value-type="float">
            <text:p>43,228314864</text:p>
          </table:table-cell>
          <table:table-cell table:formula="of:=COS([.F691])" office:value-type="float" office:value="0.728968593607475" calcext:value-type="float">
            <text:p>0,7289685936</text:p>
          </table:table-cell>
          <table:table-cell table:formula="of:=SIN([.F691])" office:value-type="float" office:value="-0.684547141936872" calcext:value-type="float">
            <text:p>-0,6845471419</text:p>
          </table:table-cell>
        </table:table-row>
        <table:table-row table:style-name="ro1">
          <table:table-cell table:number-columns-repeated="5"/>
          <table:table-cell table:formula="of:=[.F691]+3.14159265/50" office:value-type="float" office:value="43.2911467169995" calcext:value-type="float">
            <text:p>43,291146717</text:p>
          </table:table-cell>
          <table:table-cell table:formula="of:=COS([.F692])" office:value-type="float" office:value="0.770513211243784" calcext:value-type="float">
            <text:p>0,7705132112</text:p>
          </table:table-cell>
          <table:table-cell table:formula="of:=SIN([.F692])" office:value-type="float" office:value="-0.637424027864335" calcext:value-type="float">
            <text:p>-0,6374240279</text:p>
          </table:table-cell>
        </table:table-row>
        <table:table-row table:style-name="ro1">
          <table:table-cell table:number-columns-repeated="5"/>
          <table:table-cell table:formula="of:=[.F692]+3.14159265/50" office:value-type="float" office:value="43.3539785699995" calcext:value-type="float">
            <text:p>43,35397857</text:p>
          </table:table-cell>
          <table:table-cell table:formula="of:=COS([.F693])" office:value-type="float" office:value="0.809016965256263" calcext:value-type="float">
            <text:p>0,8090169653</text:p>
          </table:table-cell>
          <table:table-cell table:formula="of:=SIN([.F693])" office:value-type="float" office:value="-0.587785292370902" calcext:value-type="float">
            <text:p>-0,5877852924</text:p>
          </table:table-cell>
        </table:table-row>
        <table:table-row table:style-name="ro1">
          <table:table-cell table:number-columns-repeated="5"/>
          <table:table-cell table:formula="of:=[.F693]+3.14159265/50" office:value-type="float" office:value="43.4168104229995" calcext:value-type="float">
            <text:p>43,416810423</text:p>
          </table:table-cell>
          <table:table-cell table:formula="of:=COS([.F694])" office:value-type="float" office:value="0.844327898918864" calcext:value-type="float">
            <text:p>0,8443278989</text:p>
          </table:table-cell>
          <table:table-cell table:formula="of:=SIN([.F694])" office:value-type="float" office:value="-0.535826836867337" calcext:value-type="float">
            <text:p>-0,5358268369</text:p>
          </table:table-cell>
        </table:table-row>
        <table:table-row table:style-name="ro1">
          <table:table-cell table:number-columns-repeated="5"/>
          <table:table-cell table:formula="of:=[.F694]+3.14159265/50" office:value-type="float" office:value="43.4796422759995" calcext:value-type="float">
            <text:p>43,479642276</text:p>
          </table:table-cell>
          <table:table-cell table:formula="of:=COS([.F695])" office:value-type="float" office:value="0.876306656108771" calcext:value-type="float">
            <text:p>0,8763066561</text:p>
          </table:table-cell>
          <table:table-cell table:formula="of:=SIN([.F695])" office:value-type="float" office:value="-0.481753717639485" calcext:value-type="float">
            <text:p>-0,4817537176</text:p>
          </table:table-cell>
        </table:table-row>
        <table:table-row table:style-name="ro1">
          <table:table-cell table:number-columns-repeated="5"/>
          <table:table-cell table:formula="of:=[.F695]+3.14159265/50" office:value-type="float" office:value="43.5424741289995" calcext:value-type="float">
            <text:p>43,542474129</text:p>
          </table:table-cell>
          <table:table-cell table:formula="of:=COS([.F696])" office:value-type="float" office:value="0.904827031281346" calcext:value-type="float">
            <text:p>0,9048270313</text:p>
          </table:table-cell>
          <table:table-cell table:formula="of:=SIN([.F696])" office:value-type="float" office:value="-0.425779336584791" calcext:value-type="float">
            <text:p>-0,4257793366</text:p>
          </table:table-cell>
        </table:table-row>
        <table:table-row table:style-name="ro1">
          <table:table-cell table:number-columns-repeated="5"/>
          <table:table-cell table:formula="of:=[.F696]+3.14159265/50" office:value-type="float" office:value="43.6053059819995" calcext:value-type="float">
            <text:p>43,605305982</text:p>
          </table:table-cell>
          <table:table-cell table:formula="of:=COS([.F697])" office:value-type="float" office:value="0.929776467545763" calcext:value-type="float">
            <text:p>0,9297764675</text:p>
          </table:table-cell>
          <table:table-cell table:formula="of:=SIN([.F697])" office:value-type="float" office:value="-0.368124599012512" calcext:value-type="float">
            <text:p>-0,368124599</text:p>
          </table:table-cell>
        </table:table-row>
        <table:table-row table:style-name="ro1">
          <table:table-cell table:number-columns-repeated="5"/>
          <table:table-cell table:formula="of:=[.F697]+3.14159265/50" office:value-type="float" office:value="43.6681378349995" calcext:value-type="float">
            <text:p>43,668137835</text:p>
          </table:table-cell>
          <table:table-cell table:formula="of:=COS([.F698])" office:value-type="float" office:value="0.951056500875622" calcext:value-type="float">
            <text:p>0,9510565009</text:p>
          </table:table-cell>
          <table:table-cell table:formula="of:=SIN([.F698])" office:value-type="float" office:value="-0.309017041831382" calcext:value-type="float">
            <text:p>-0,3090170418</text:p>
          </table:table-cell>
        </table:table-row>
        <table:table-row table:style-name="ro1">
          <table:table-cell table:number-columns-repeated="5"/>
          <table:table-cell table:formula="of:=[.F698]+3.14159265/50" office:value-type="float" office:value="43.7309696879995" calcext:value-type="float">
            <text:p>43,730969688</text:p>
          </table:table-cell>
          <table:table-cell table:formula="of:=COS([.F699])" office:value-type="float" office:value="0.968583148701485" calcext:value-type="float">
            <text:p>0,9685831487</text:p>
          </table:table-cell>
          <table:table-cell table:formula="of:=SIN([.F699])" office:value-type="float" office:value="-0.248689935565387" calcext:value-type="float">
            <text:p>-0,2486899356</text:p>
          </table:table-cell>
        </table:table-row>
        <table:table-row table:style-name="ro1">
          <table:table-cell table:number-columns-repeated="5"/>
          <table:table-cell table:formula="of:=[.F699]+3.14159265/50" office:value-type="float" office:value="43.7938015409995" calcext:value-type="float">
            <text:p>43,793801541</text:p>
          </table:table-cell>
          <table:table-cell table:formula="of:=COS([.F700])" office:value-type="float" office:value="0.982287241351706" calcext:value-type="float">
            <text:p>0,9822872414</text:p>
          </table:table-cell>
          <table:table-cell table:formula="of:=SIN([.F700])" office:value-type="float" office:value="-0.187381363741582" calcext:value-type="float">
            <text:p>-0,1873813637</text:p>
          </table:table-cell>
        </table:table-row>
        <table:table-row table:style-name="ro1">
          <table:table-cell table:number-columns-repeated="5"/>
          <table:table-cell table:formula="of:=[.F700]+3.14159265/50" office:value-type="float" office:value="43.8566333939995" calcext:value-type="float">
            <text:p>43,856633394</text:p>
          </table:table-cell>
          <table:table-cell table:formula="of:=COS([.F701])" office:value-type="float" office:value="0.992114695033522" calcext:value-type="float">
            <text:p>0,992114695</text:p>
          </table:table-cell>
          <table:table-cell table:formula="of:=SIN([.F701])" office:value-type="float" office:value="-0.12533328328318" calcext:value-type="float">
            <text:p>-0,1253332833</text:p>
          </table:table-cell>
        </table:table-row>
        <table:table-row table:style-name="ro1">
          <table:table-cell table:number-columns-repeated="5"/>
          <table:table-cell table:formula="of:=[.F701]+3.14159265/50" office:value-type="float" office:value="43.9194652469995" calcext:value-type="float">
            <text:p>43,919465247</text:p>
          </table:table-cell>
          <table:table-cell table:formula="of:=COS([.F702])" office:value-type="float" office:value="0.998026725277076" calcext:value-type="float">
            <text:p>0,9980267253</text:p>
          </table:table-cell>
          <table:table-cell table:formula="of:=SIN([.F702])" office:value-type="float" office:value="-0.0627905696161203" calcext:value-type="float">
            <text:p>-0,0627905696</text:p>
          </table:table-cell>
        </table:table-row>
        <table:table-row table:style-name="ro1">
          <table:table-cell table:number-columns-repeated="5"/>
          <table:table-cell table:formula="of:=[.F702]+3.14159265/50" office:value-type="float" office:value="43.9822970999995" calcext:value-type="float">
            <text:p>43,9822971</text:p>
          </table:table-cell>
          <table:table-cell table:formula="of:=COS([.F703])" office:value-type="float" office:value="0.999999999999999" calcext:value-type="float">
            <text:p>1</text:p>
          </table:table-cell>
          <table:table-cell table:formula="of:=SIN([.F703])" office:value-type="float" office:value="-0.0000000502576344366559" calcext:value-type="float">
            <text:p>-5,02576344366559E-008</text:p>
          </table:table-cell>
        </table:table-row>
        <table:table-row table:style-name="ro1">
          <table:table-cell table:number-columns-repeated="5"/>
          <table:table-cell table:formula="of:=[.F703]+3.14159265/50" office:value-type="float" office:value="44.0451289529995" calcext:value-type="float">
            <text:p>44,045128953</text:p>
          </table:table-cell>
          <table:table-cell table:formula="of:=COS([.F704])" office:value-type="float" office:value="0.998026731588481" calcext:value-type="float">
            <text:p>0,9980267316</text:p>
          </table:table-cell>
          <table:table-cell table:formula="of:=SIN([.F704])" office:value-type="float" office:value="0.0627904692991954" calcext:value-type="float">
            <text:p>0,0627904693</text:p>
          </table:table-cell>
        </table:table-row>
        <table:table-row table:style-name="ro1">
          <table:table-cell table:number-columns-repeated="5"/>
          <table:table-cell table:formula="of:=[.F704]+3.14159265/50" office:value-type="float" office:value="44.1079608059995" calcext:value-type="float">
            <text:p>44,107960806</text:p>
          </table:table-cell>
          <table:table-cell table:formula="of:=COS([.F705])" office:value-type="float" office:value="0.992114707631425" calcext:value-type="float">
            <text:p>0,9921147076</text:p>
          </table:table-cell>
          <table:table-cell table:formula="of:=SIN([.F705])" office:value-type="float" office:value="0.125333183560504" calcext:value-type="float">
            <text:p>0,1253331836</text:p>
          </table:table-cell>
        </table:table-row>
        <table:table-row table:style-name="ro1">
          <table:table-cell table:number-columns-repeated="5"/>
          <table:table-cell table:formula="of:=[.F705]+3.14159265/50" office:value-type="float" office:value="44.1707926589995" calcext:value-type="float">
            <text:p>44,170792659</text:p>
          </table:table-cell>
          <table:table-cell table:formula="of:=COS([.F706])" office:value-type="float" office:value="0.982287260186389" calcext:value-type="float">
            <text:p>0,9822872602</text:p>
          </table:table-cell>
          <table:table-cell table:formula="of:=SIN([.F706])" office:value-type="float" office:value="0.187381265006715" calcext:value-type="float">
            <text:p>0,187381265</text:p>
          </table:table-cell>
        </table:table-row>
        <table:table-row table:style-name="ro1">
          <table:table-cell table:number-columns-repeated="5"/>
          <table:table-cell table:formula="of:=[.F706]+3.14159265/50" office:value-type="float" office:value="44.2336245119995" calcext:value-type="float">
            <text:p>44,233624512</text:p>
          </table:table-cell>
          <table:table-cell table:formula="of:=COS([.F707])" office:value-type="float" office:value="0.968583173698616" calcext:value-type="float">
            <text:p>0,9685831737</text:p>
          </table:table-cell>
          <table:table-cell table:formula="of:=SIN([.F707])" office:value-type="float" office:value="0.24868983820799" calcext:value-type="float">
            <text:p>0,2486898382</text:p>
          </table:table-cell>
        </table:table-row>
        <table:table-row table:style-name="ro1">
          <table:table-cell table:number-columns-repeated="5"/>
          <table:table-cell table:formula="of:=[.F707]+3.14159265/50" office:value-type="float" office:value="44.2964563649995" calcext:value-type="float">
            <text:p>44,296456365</text:p>
          </table:table-cell>
          <table:table-cell table:formula="of:=COS([.F708])" office:value-type="float" office:value="0.951056531936548" calcext:value-type="float">
            <text:p>0,9510565319</text:p>
          </table:table-cell>
          <table:table-cell table:formula="of:=SIN([.F708])" office:value-type="float" office:value="0.309016946235681" calcext:value-type="float">
            <text:p>0,3090169462</text:p>
          </table:table-cell>
        </table:table-row>
        <table:table-row table:style-name="ro1">
          <table:table-cell table:number-columns-repeated="5"/>
          <table:table-cell table:formula="of:=[.F708]+3.14159265/50" office:value-type="float" office:value="44.3592882179995" calcext:value-type="float">
            <text:p>44,359288218</text:p>
          </table:table-cell>
          <table:table-cell table:formula="of:=COS([.F709])" office:value-type="float" office:value="0.929776504547901" calcext:value-type="float">
            <text:p>0,9297765045</text:p>
          </table:table-cell>
          <table:table-cell table:formula="of:=SIN([.F709])" office:value-type="float" office:value="0.368124505555779" calcext:value-type="float">
            <text:p>0,3681245056</text:p>
          </table:table-cell>
        </table:table-row>
        <table:table-row table:style-name="ro1">
          <table:table-cell table:number-columns-repeated="5"/>
          <table:table-cell table:formula="of:=[.F709]+3.14159265/50" office:value-type="float" office:value="44.4221200709995" calcext:value-type="float">
            <text:p>44,422120071</text:p>
          </table:table-cell>
          <table:table-cell table:formula="of:=COS([.F710])" office:value-type="float" office:value="0.904827074078666" calcext:value-type="float">
            <text:p>0,9048270741</text:p>
          </table:table-cell>
          <table:table-cell table:formula="of:=SIN([.F710])" office:value-type="float" office:value="0.425779245635857" calcext:value-type="float">
            <text:p>0,4257792456</text:p>
          </table:table-cell>
        </table:table-row>
        <table:table-row table:style-name="ro1">
          <table:table-cell table:number-columns-repeated="5"/>
          <table:table-cell table:formula="of:=[.F710]+3.14159265/50" office:value-type="float" office:value="44.4849519239995" calcext:value-type="float">
            <text:p>44,484951924</text:p>
          </table:table-cell>
          <table:table-cell table:formula="of:=COS([.F711])" office:value-type="float" office:value="0.876306704532371" calcext:value-type="float">
            <text:p>0,8763067045</text:p>
          </table:table-cell>
          <table:table-cell table:formula="of:=SIN([.F711])" office:value-type="float" office:value="0.481753629557283" calcext:value-type="float">
            <text:p>0,4817536296</text:p>
          </table:table-cell>
        </table:table-row>
        <table:table-row table:style-name="ro1">
          <table:table-cell table:number-columns-repeated="5"/>
          <table:table-cell table:formula="of:=[.F711]+3.14159265/50" office:value-type="float" office:value="44.5477837769995" calcext:value-type="float">
            <text:p>44,547783777</text:p>
          </table:table-cell>
          <table:table-cell table:formula="of:=COS([.F712])" office:value-type="float" office:value="0.844327952777639" calcext:value-type="float">
            <text:p>0,8443279528</text:p>
          </table:table-cell>
          <table:table-cell table:formula="of:=SIN([.F712])" office:value-type="float" office:value="0.535826751999489" calcext:value-type="float">
            <text:p>0,535826752</text:p>
          </table:table-cell>
        </table:table-row>
        <table:table-row table:style-name="ro1">
          <table:table-cell table:number-columns-repeated="5"/>
          <table:table-cell table:formula="of:=[.F712]+3.14159265/50" office:value-type="float" office:value="44.6106156299995" calcext:value-type="float">
            <text:p>44,61061563</text:p>
          </table:table-cell>
          <table:table-cell table:formula="of:=COS([.F713])" office:value-type="float" office:value="0.809017024337656" calcext:value-type="float">
            <text:p>0,8090170243</text:p>
          </table:table-cell>
          <table:table-cell table:formula="of:=SIN([.F713])" office:value-type="float" office:value="0.587785211052341" calcext:value-type="float">
            <text:p>0,5877852111</text:p>
          </table:table-cell>
        </table:table-row>
        <table:table-row table:style-name="ro1">
          <table:table-cell table:number-columns-repeated="5"/>
          <table:table-cell table:formula="of:=[.F713]+3.14159265/50" office:value-type="float" office:value="44.6734474829995" calcext:value-type="float">
            <text:p>44,673447483</text:p>
          </table:table-cell>
          <table:table-cell table:formula="of:=COS([.F714])" office:value-type="float" office:value="0.770513275314628" calcext:value-type="float">
            <text:p>0,7705132753</text:p>
          </table:table-cell>
          <table:table-cell table:formula="of:=SIN([.F714])" office:value-type="float" office:value="0.637423950415989" calcext:value-type="float">
            <text:p>0,6374239504</text:p>
          </table:table-cell>
        </table:table-row>
        <table:table-row table:style-name="ro1">
          <table:table-cell table:number-columns-repeated="5"/>
          <table:table-cell table:formula="of:=[.F714]+3.14159265/50" office:value-type="float" office:value="44.7362793359995" calcext:value-type="float">
            <text:p>44,736279336</text:p>
          </table:table-cell>
          <table:table-cell table:formula="of:=COS([.F715])" office:value-type="float" office:value="0.728968662414911" calcext:value-type="float">
            <text:p>0,7289686624</text:p>
          </table:table-cell>
          <table:table-cell table:formula="of:=SIN([.F715])" office:value-type="float" office:value="0.684547068664395" calcext:value-type="float">
            <text:p>0,6845470687</text:p>
          </table:table-cell>
        </table:table-row>
        <table:table-row table:style-name="ro1">
          <table:table-cell table:number-columns-repeated="5"/>
          <table:table-cell table:formula="of:=[.F715]+3.14159265/50" office:value-type="float" office:value="44.7991111889995" calcext:value-type="float">
            <text:p>44,799111189</text:p>
          </table:table-cell>
          <table:table-cell table:formula="of:=COS([.F716])" office:value-type="float" office:value="0.684547143245319" calcext:value-type="float">
            <text:p>0,6845471432</text:p>
          </table:table-cell>
          <table:table-cell table:formula="of:=SIN([.F716])" office:value-type="float" office:value="0.728968592378761" calcext:value-type="float">
            <text:p>0,7289685924</text:p>
          </table:table-cell>
        </table:table-row>
        <table:table-row table:style-name="ro1">
          <table:table-cell table:number-columns-repeated="5"/>
          <table:table-cell table:formula="of:=[.F716]+3.14159265/50" office:value-type="float" office:value="44.8619430419995" calcext:value-type="float">
            <text:p>44,861943042</text:p>
          </table:table-cell>
          <table:table-cell table:formula="of:=COS([.F717])" office:value-type="float" office:value="0.637424029247351" calcext:value-type="float">
            <text:p>0,6374240292</text:p>
          </table:table-cell>
          <table:table-cell table:formula="of:=SIN([.F717])" office:value-type="float" office:value="0.770513210099653" calcext:value-type="float">
            <text:p>0,7705132101</text:p>
          </table:table-cell>
        </table:table-row>
        <table:table-row table:style-name="ro1">
          <table:table-cell table:number-columns-repeated="5"/>
          <table:table-cell table:formula="of:=[.F717]+3.14159265/50" office:value-type="float" office:value="44.9247748949995" calcext:value-type="float">
            <text:p>44,924774895</text:p>
          </table:table-cell>
          <table:table-cell table:formula="of:=COS([.F718])" office:value-type="float" office:value="0.587785293823029" calcext:value-type="float">
            <text:p>0,5877852938</text:p>
          </table:table-cell>
          <table:table-cell table:formula="of:=SIN([.F718])" office:value-type="float" office:value="0.80901696420123" calcext:value-type="float">
            <text:p>0,8090169642</text:p>
          </table:table-cell>
        </table:table-row>
        <table:table-row table:style-name="ro1">
          <table:table-cell table:number-columns-repeated="5"/>
          <table:table-cell table:formula="of:=[.F718]+3.14159265/50" office:value-type="float" office:value="44.9876067479995" calcext:value-type="float">
            <text:p>44,987606748</text:p>
          </table:table-cell>
          <table:table-cell table:formula="of:=COS([.F719])" office:value-type="float" office:value="0.535826838382846" calcext:value-type="float">
            <text:p>0,5358268384</text:p>
          </table:table-cell>
          <table:table-cell table:formula="of:=SIN([.F719])" office:value-type="float" office:value="0.844327897957093" calcext:value-type="float">
            <text:p>0,844327898</text:p>
          </table:table-cell>
        </table:table-row>
        <table:table-row table:style-name="ro1">
          <table:table-cell table:number-columns-repeated="5"/>
          <table:table-cell table:formula="of:=[.F719]+3.14159265/50" office:value-type="float" office:value="45.0504386009995" calcext:value-type="float">
            <text:p>45,050438601</text:p>
          </table:table-cell>
          <table:table-cell table:formula="of:=COS([.F720])" office:value-type="float" office:value="0.481753719212393" calcext:value-type="float">
            <text:p>0,4817537192</text:p>
          </table:table-cell>
          <table:table-cell table:formula="of:=SIN([.F720])" office:value-type="float" office:value="0.876306655244057" calcext:value-type="float">
            <text:p>0,8763066552</text:p>
          </table:table-cell>
        </table:table-row>
        <table:table-row table:style-name="ro1">
          <table:table-cell table:number-columns-repeated="5"/>
          <table:table-cell table:formula="of:=[.F720]+3.14159265/50" office:value-type="float" office:value="45.1132704539995" calcext:value-type="float">
            <text:p>45,113270454</text:p>
          </table:table-cell>
          <table:table-cell table:formula="of:=COS([.F721])" office:value-type="float" office:value="0.425779338208891" calcext:value-type="float">
            <text:p>0,4257793382</text:p>
          </table:table-cell>
          <table:table-cell table:formula="of:=SIN([.F721])" office:value-type="float" office:value="0.904827030517103" calcext:value-type="float">
            <text:p>0,9048270305</text:p>
          </table:table-cell>
        </table:table-row>
        <table:table-row table:style-name="ro1">
          <table:table-cell table:number-columns-repeated="5"/>
          <table:table-cell table:formula="of:=[.F721]+3.14159265/50" office:value-type="float" office:value="45.1761023069995" calcext:value-type="float">
            <text:p>45,176102307</text:p>
          </table:table-cell>
          <table:table-cell table:formula="of:=COS([.F722])" office:value-type="float" office:value="0.368124600681395" calcext:value-type="float">
            <text:p>0,3681246007</text:p>
          </table:table-cell>
          <table:table-cell table:formula="of:=SIN([.F722])" office:value-type="float" office:value="0.929776466885005" calcext:value-type="float">
            <text:p>0,9297764669</text:p>
          </table:table-cell>
        </table:table-row>
        <table:table-row table:style-name="ro1">
          <table:table-cell table:number-columns-repeated="5"/>
          <table:table-cell table:formula="of:=[.F722]+3.14159265/50" office:value-type="float" office:value="45.2389341599995" calcext:value-type="float">
            <text:p>45,23893416</text:p>
          </table:table-cell>
          <table:table-cell table:formula="of:=COS([.F723])" office:value-type="float" office:value="0.309017043538461" calcext:value-type="float">
            <text:p>0,3090170435</text:p>
          </table:table-cell>
          <table:table-cell table:formula="of:=SIN([.F723])" office:value-type="float" office:value="0.951056500320958" calcext:value-type="float">
            <text:p>0,9510565003</text:p>
          </table:table-cell>
        </table:table-row>
        <table:table-row table:style-name="ro1">
          <table:table-cell table:number-columns-repeated="5"/>
          <table:table-cell table:formula="of:=[.F723]+3.14159265/50" office:value-type="float" office:value="45.3017660129994" calcext:value-type="float">
            <text:p>45,301766013</text:p>
          </table:table-cell>
          <table:table-cell table:formula="of:=COS([.F724])" office:value-type="float" office:value="0.248689937303925" calcext:value-type="float">
            <text:p>0,2486899373</text:p>
          </table:table-cell>
          <table:table-cell table:formula="of:=SIN([.F724])" office:value-type="float" office:value="0.968583148255105" calcext:value-type="float">
            <text:p>0,9685831483</text:p>
          </table:table-cell>
        </table:table-row>
        <table:table-row table:style-name="ro1">
          <table:table-cell table:number-columns-repeated="5"/>
          <table:table-cell table:formula="of:=[.F724]+3.14159265/50" office:value-type="float" office:value="45.3645978659994" calcext:value-type="float">
            <text:p>45,364597866</text:p>
          </table:table-cell>
          <table:table-cell table:formula="of:=COS([.F725])" office:value-type="float" office:value="0.187381365504717" calcext:value-type="float">
            <text:p>0,1873813655</text:p>
          </table:table-cell>
          <table:table-cell table:formula="of:=SIN([.F725])" office:value-type="float" office:value="0.98228724101537" calcext:value-type="float">
            <text:p>0,982287241</text:p>
          </table:table-cell>
        </table:table-row>
        <table:table-row table:style-name="ro1">
          <table:table-cell table:number-columns-repeated="5"/>
          <table:table-cell table:formula="of:=[.F725]+3.14159265/50" office:value-type="float" office:value="45.4274297189994" calcext:value-type="float">
            <text:p>45,427429719</text:p>
          </table:table-cell>
          <table:table-cell table:formula="of:=COS([.F726])" office:value-type="float" office:value="0.125333285063955" calcext:value-type="float">
            <text:p>0,1253332851</text:p>
          </table:table-cell>
          <table:table-cell table:formula="of:=SIN([.F726])" office:value-type="float" office:value="0.992114694808558" calcext:value-type="float">
            <text:p>0,9921146948</text:p>
          </table:table-cell>
        </table:table-row>
        <table:table-row table:style-name="ro1">
          <table:table-cell table:number-columns-repeated="5"/>
          <table:table-cell table:formula="of:=[.F726]+3.14159265/50" office:value-type="float" office:value="45.4902615719994" calcext:value-type="float">
            <text:p>45,490261572</text:p>
          </table:table-cell>
          <table:table-cell table:formula="of:=COS([.F727])" office:value-type="float" office:value="0.0627905714075071" calcext:value-type="float">
            <text:p>0,0627905714</text:p>
          </table:table-cell>
          <table:table-cell table:formula="of:=SIN([.F727])" office:value-type="float" office:value="0.998026725164371" calcext:value-type="float">
            <text:p>0,9980267252</text:p>
          </table:table-cell>
        </table:table-row>
        <table:table-row table:style-name="ro1">
          <table:table-cell table:number-columns-repeated="5"/>
          <table:table-cell table:formula="of:=[.F727]+3.14159265/50" office:value-type="float" office:value="45.5530934249994" calcext:value-type="float">
            <text:p>45,553093425</text:p>
          </table:table-cell>
          <table:table-cell table:formula="of:=COS([.F728])" office:value-type="float" office:value="0.0000000520525631480445" calcext:value-type="float">
            <text:p>5,20525631480445E-008</text:p>
          </table:table-cell>
          <table:table-cell table:formula="of:=SIN([.F728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728]+3.14159265/50" office:value-type="float" office:value="45.6159252779994" calcext:value-type="float">
            <text:p>45,615925278</text:p>
          </table:table-cell>
          <table:table-cell table:formula="of:=COS([.F729])" office:value-type="float" office:value="-0.0627904675078085" calcext:value-type="float">
            <text:p>-0,0627904675</text:p>
          </table:table-cell>
          <table:table-cell table:formula="of:=SIN([.F729])" office:value-type="float" office:value="0.998026731701186" calcext:value-type="float">
            <text:p>0,9980267317</text:p>
          </table:table-cell>
        </table:table-row>
        <table:table-row table:style-name="ro1">
          <table:table-cell table:number-columns-repeated="5"/>
          <table:table-cell table:formula="of:=[.F729]+3.14159265/50" office:value-type="float" office:value="45.6787571309994" calcext:value-type="float">
            <text:p>45,678757131</text:p>
          </table:table-cell>
          <table:table-cell table:formula="of:=COS([.F730])" office:value-type="float" office:value="-0.125333181779729" calcext:value-type="float">
            <text:p>-0,1253331818</text:p>
          </table:table-cell>
          <table:table-cell table:formula="of:=SIN([.F730])" office:value-type="float" office:value="0.99211470785639" calcext:value-type="float">
            <text:p>0,9921147079</text:p>
          </table:table-cell>
        </table:table-row>
        <table:table-row table:style-name="ro1">
          <table:table-cell table:number-columns-repeated="5"/>
          <table:table-cell table:formula="of:=[.F730]+3.14159265/50" office:value-type="float" office:value="45.7415889839994" calcext:value-type="float">
            <text:p>45,741588984</text:p>
          </table:table-cell>
          <table:table-cell table:formula="of:=COS([.F731])" office:value-type="float" office:value="-0.187381263243579" calcext:value-type="float">
            <text:p>-0,1873812632</text:p>
          </table:table-cell>
          <table:table-cell table:formula="of:=SIN([.F731])" office:value-type="float" office:value="0.982287260522725" calcext:value-type="float">
            <text:p>0,9822872605</text:p>
          </table:table-cell>
        </table:table-row>
        <table:table-row table:style-name="ro1">
          <table:table-cell table:number-columns-repeated="5"/>
          <table:table-cell table:formula="of:=[.F731]+3.14159265/50" office:value-type="float" office:value="45.8044208369994" calcext:value-type="float">
            <text:p>45,804420837</text:p>
          </table:table-cell>
          <table:table-cell table:formula="of:=COS([.F732])" office:value-type="float" office:value="-0.248689836469452" calcext:value-type="float">
            <text:p>-0,2486898365</text:p>
          </table:table-cell>
          <table:table-cell table:formula="of:=SIN([.F732])" office:value-type="float" office:value="0.968583174144997" calcext:value-type="float">
            <text:p>0,9685831741</text:p>
          </table:table-cell>
        </table:table-row>
        <table:table-row table:style-name="ro1">
          <table:table-cell table:number-columns-repeated="5"/>
          <table:table-cell table:formula="of:=[.F732]+3.14159265/50" office:value-type="float" office:value="45.8672526899994" calcext:value-type="float">
            <text:p>45,86725269</text:p>
          </table:table-cell>
          <table:table-cell table:formula="of:=COS([.F733])" office:value-type="float" office:value="-0.309016944528602" calcext:value-type="float">
            <text:p>-0,3090169445</text:p>
          </table:table-cell>
          <table:table-cell table:formula="of:=SIN([.F733])" office:value-type="float" office:value="0.951056532491212" calcext:value-type="float">
            <text:p>0,9510565325</text:p>
          </table:table-cell>
        </table:table-row>
        <table:table-row table:style-name="ro1">
          <table:table-cell table:number-columns-repeated="5"/>
          <table:table-cell table:formula="of:=[.F733]+3.14159265/50" office:value-type="float" office:value="45.9300845429994" calcext:value-type="float">
            <text:p>45,930084543</text:p>
          </table:table-cell>
          <table:table-cell table:formula="of:=COS([.F734])" office:value-type="float" office:value="-0.368124503886896" calcext:value-type="float">
            <text:p>-0,3681245039</text:p>
          </table:table-cell>
          <table:table-cell table:formula="of:=SIN([.F734])" office:value-type="float" office:value="0.929776505208658" calcext:value-type="float">
            <text:p>0,9297765052</text:p>
          </table:table-cell>
        </table:table-row>
        <table:table-row table:style-name="ro1">
          <table:table-cell table:number-columns-repeated="5"/>
          <table:table-cell table:formula="of:=[.F734]+3.14159265/50" office:value-type="float" office:value="45.9929163959994" calcext:value-type="float">
            <text:p>45,992916396</text:p>
          </table:table-cell>
          <table:table-cell table:formula="of:=COS([.F735])" office:value-type="float" office:value="-0.425779244011757" calcext:value-type="float">
            <text:p>-0,425779244</text:p>
          </table:table-cell>
          <table:table-cell table:formula="of:=SIN([.F735])" office:value-type="float" office:value="0.90482707484291" calcext:value-type="float">
            <text:p>0,9048270748</text:p>
          </table:table-cell>
        </table:table-row>
        <table:table-row table:style-name="ro1">
          <table:table-cell table:number-columns-repeated="5"/>
          <table:table-cell table:formula="of:=[.F735]+3.14159265/50" office:value-type="float" office:value="46.0557482489994" calcext:value-type="float">
            <text:p>46,055748249</text:p>
          </table:table-cell>
          <table:table-cell table:formula="of:=COS([.F736])" office:value-type="float" office:value="-0.481753627984375" calcext:value-type="float">
            <text:p>-0,481753628</text:p>
          </table:table-cell>
          <table:table-cell table:formula="of:=SIN([.F736])" office:value-type="float" office:value="0.876306705397084" calcext:value-type="float">
            <text:p>0,8763067054</text:p>
          </table:table-cell>
        </table:table-row>
        <table:table-row table:style-name="ro1">
          <table:table-cell table:number-columns-repeated="5"/>
          <table:table-cell table:formula="of:=[.F736]+3.14159265/50" office:value-type="float" office:value="46.1185801019994" calcext:value-type="float">
            <text:p>46,118580102</text:p>
          </table:table-cell>
          <table:table-cell table:formula="of:=COS([.F737])" office:value-type="float" office:value="-0.53582675048398" calcext:value-type="float">
            <text:p>-0,5358267505</text:p>
          </table:table-cell>
          <table:table-cell table:formula="of:=SIN([.F737])" office:value-type="float" office:value="0.844327953739409" calcext:value-type="float">
            <text:p>0,8443279537</text:p>
          </table:table-cell>
        </table:table-row>
        <table:table-row table:style-name="ro1">
          <table:table-cell table:number-columns-repeated="5"/>
          <table:table-cell table:formula="of:=[.F737]+3.14159265/50" office:value-type="float" office:value="46.1814119549994" calcext:value-type="float">
            <text:p>46,181411955</text:p>
          </table:table-cell>
          <table:table-cell table:formula="of:=COS([.F738])" office:value-type="float" office:value="-0.587785209600213" calcext:value-type="float">
            <text:p>-0,5877852096</text:p>
          </table:table-cell>
          <table:table-cell table:formula="of:=SIN([.F738])" office:value-type="float" office:value="0.809017025392688" calcext:value-type="float">
            <text:p>0,8090170254</text:p>
          </table:table-cell>
        </table:table-row>
        <table:table-row table:style-name="ro1">
          <table:table-cell table:number-columns-repeated="5"/>
          <table:table-cell table:formula="of:=[.F738]+3.14159265/50" office:value-type="float" office:value="46.2442438079994" calcext:value-type="float">
            <text:p>46,244243808</text:p>
          </table:table-cell>
          <table:table-cell table:formula="of:=COS([.F739])" office:value-type="float" office:value="-0.637423949032972" calcext:value-type="float">
            <text:p>-0,637423949</text:p>
          </table:table-cell>
          <table:table-cell table:formula="of:=SIN([.F739])" office:value-type="float" office:value="0.770513276458758" calcext:value-type="float">
            <text:p>0,7705132765</text:p>
          </table:table-cell>
        </table:table-row>
        <table:table-row table:style-name="ro1">
          <table:table-cell table:number-columns-repeated="5"/>
          <table:table-cell table:formula="of:=[.F739]+3.14159265/50" office:value-type="float" office:value="46.3070756609994" calcext:value-type="float">
            <text:p>46,307075661</text:p>
          </table:table-cell>
          <table:table-cell table:formula="of:=COS([.F740])" office:value-type="float" office:value="-0.684547067355948" calcext:value-type="float">
            <text:p>-0,6845470674</text:p>
          </table:table-cell>
          <table:table-cell table:formula="of:=SIN([.F740])" office:value-type="float" office:value="0.728968663643624" calcext:value-type="float">
            <text:p>0,7289686636</text:p>
          </table:table-cell>
        </table:table-row>
        <table:table-row table:style-name="ro1">
          <table:table-cell table:number-columns-repeated="5"/>
          <table:table-cell table:formula="of:=[.F740]+3.14159265/50" office:value-type="float" office:value="46.3699075139994" calcext:value-type="float">
            <text:p>46,369907514</text:p>
          </table:table-cell>
          <table:table-cell table:formula="of:=COS([.F741])" office:value-type="float" office:value="-0.728968591150048" calcext:value-type="float">
            <text:p>-0,7289685912</text:p>
          </table:table-cell>
          <table:table-cell table:formula="of:=SIN([.F741])" office:value-type="float" office:value="0.684547144553765" calcext:value-type="float">
            <text:p>0,6845471446</text:p>
          </table:table-cell>
        </table:table-row>
        <table:table-row table:style-name="ro1">
          <table:table-cell table:number-columns-repeated="5"/>
          <table:table-cell table:formula="of:=[.F741]+3.14159265/50" office:value-type="float" office:value="46.4327393669994" calcext:value-type="float">
            <text:p>46,432739367</text:p>
          </table:table-cell>
          <table:table-cell table:formula="of:=COS([.F742])" office:value-type="float" office:value="-0.770513208955523" calcext:value-type="float">
            <text:p>-0,770513209</text:p>
          </table:table-cell>
          <table:table-cell table:formula="of:=SIN([.F742])" office:value-type="float" office:value="0.637424030630367" calcext:value-type="float">
            <text:p>0,6374240306</text:p>
          </table:table-cell>
        </table:table-row>
        <table:table-row table:style-name="ro1">
          <table:table-cell table:number-columns-repeated="5"/>
          <table:table-cell table:formula="of:=[.F742]+3.14159265/50" office:value-type="float" office:value="46.4955712199994" calcext:value-type="float">
            <text:p>46,49557122</text:p>
          </table:table-cell>
          <table:table-cell table:formula="of:=COS([.F743])" office:value-type="float" office:value="-0.809016963146198" calcext:value-type="float">
            <text:p>-0,8090169631</text:p>
          </table:table-cell>
          <table:table-cell table:formula="of:=SIN([.F743])" office:value-type="float" office:value="0.587785295275157" calcext:value-type="float">
            <text:p>0,5877852953</text:p>
          </table:table-cell>
        </table:table-row>
        <table:table-row table:style-name="ro1">
          <table:table-cell table:number-columns-repeated="5"/>
          <table:table-cell table:formula="of:=[.F743]+3.14159265/50" office:value-type="float" office:value="46.5584030729994" calcext:value-type="float">
            <text:p>46,558403073</text:p>
          </table:table-cell>
          <table:table-cell table:formula="of:=COS([.F744])" office:value-type="float" office:value="-0.844327896995322" calcext:value-type="float">
            <text:p>-0,844327897</text:p>
          </table:table-cell>
          <table:table-cell table:formula="of:=SIN([.F744])" office:value-type="float" office:value="0.535826839898354" calcext:value-type="float">
            <text:p>0,5358268399</text:p>
          </table:table-cell>
        </table:table-row>
        <table:table-row table:style-name="ro1">
          <table:table-cell table:number-columns-repeated="5"/>
          <table:table-cell table:formula="of:=[.F744]+3.14159265/50" office:value-type="float" office:value="46.6212349259994" calcext:value-type="float">
            <text:p>46,621234926</text:p>
          </table:table-cell>
          <table:table-cell table:formula="of:=COS([.F745])" office:value-type="float" office:value="-0.876306654379344" calcext:value-type="float">
            <text:p>-0,8763066544</text:p>
          </table:table-cell>
          <table:table-cell table:formula="of:=SIN([.F745])" office:value-type="float" office:value="0.481753720785301" calcext:value-type="float">
            <text:p>0,4817537208</text:p>
          </table:table-cell>
        </table:table-row>
        <table:table-row table:style-name="ro1">
          <table:table-cell table:number-columns-repeated="5"/>
          <table:table-cell table:formula="of:=[.F745]+3.14159265/50" office:value-type="float" office:value="46.6840667789994" calcext:value-type="float">
            <text:p>46,684066779</text:p>
          </table:table-cell>
          <table:table-cell table:formula="of:=COS([.F746])" office:value-type="float" office:value="-0.904827029752859" calcext:value-type="float">
            <text:p>-0,9048270298</text:p>
          </table:table-cell>
          <table:table-cell table:formula="of:=SIN([.F746])" office:value-type="float" office:value="0.425779339832991" calcext:value-type="float">
            <text:p>0,4257793398</text:p>
          </table:table-cell>
        </table:table-row>
        <table:table-row table:style-name="ro1">
          <table:table-cell table:number-columns-repeated="5"/>
          <table:table-cell table:formula="of:=[.F746]+3.14159265/50" office:value-type="float" office:value="46.7468986319994" calcext:value-type="float">
            <text:p>46,746898632</text:p>
          </table:table-cell>
          <table:table-cell table:formula="of:=COS([.F747])" office:value-type="float" office:value="-0.929776466224248" calcext:value-type="float">
            <text:p>-0,9297764662</text:p>
          </table:table-cell>
          <table:table-cell table:formula="of:=SIN([.F747])" office:value-type="float" office:value="0.368124602350277" calcext:value-type="float">
            <text:p>0,3681246024</text:p>
          </table:table-cell>
        </table:table-row>
        <table:table-row table:style-name="ro1">
          <table:table-cell table:number-columns-repeated="5"/>
          <table:table-cell table:formula="of:=[.F747]+3.14159265/50" office:value-type="float" office:value="46.8097304849994" calcext:value-type="float">
            <text:p>46,809730485</text:p>
          </table:table-cell>
          <table:table-cell table:formula="of:=COS([.F748])" office:value-type="float" office:value="-0.951056499766295" calcext:value-type="float">
            <text:p>-0,9510564998</text:p>
          </table:table-cell>
          <table:table-cell table:formula="of:=SIN([.F748])" office:value-type="float" office:value="0.309017045245539" calcext:value-type="float">
            <text:p>0,3090170452</text:p>
          </table:table-cell>
        </table:table-row>
        <table:table-row table:style-name="ro1">
          <table:table-cell table:number-columns-repeated="5"/>
          <table:table-cell table:formula="of:=[.F748]+3.14159265/50" office:value-type="float" office:value="46.8725623379994" calcext:value-type="float">
            <text:p>46,872562338</text:p>
          </table:table-cell>
          <table:table-cell table:formula="of:=COS([.F749])" office:value-type="float" office:value="-0.968583147808724" calcext:value-type="float">
            <text:p>-0,9685831478</text:p>
          </table:table-cell>
          <table:table-cell table:formula="of:=SIN([.F749])" office:value-type="float" office:value="0.248689939042462" calcext:value-type="float">
            <text:p>0,248689939</text:p>
          </table:table-cell>
        </table:table-row>
        <table:table-row table:style-name="ro1">
          <table:table-cell table:number-columns-repeated="5"/>
          <table:table-cell table:formula="of:=[.F749]+3.14159265/50" office:value-type="float" office:value="46.9353941909994" calcext:value-type="float">
            <text:p>46,935394191</text:p>
          </table:table-cell>
          <table:table-cell table:formula="of:=COS([.F750])" office:value-type="float" office:value="-0.982287240679034" calcext:value-type="float">
            <text:p>-0,9822872407</text:p>
          </table:table-cell>
          <table:table-cell table:formula="of:=SIN([.F750])" office:value-type="float" office:value="0.187381367267853" calcext:value-type="float">
            <text:p>0,1873813673</text:p>
          </table:table-cell>
        </table:table-row>
        <table:table-row table:style-name="ro1">
          <table:table-cell table:number-columns-repeated="5"/>
          <table:table-cell table:formula="of:=[.F750]+3.14159265/50" office:value-type="float" office:value="46.9982260439994" calcext:value-type="float">
            <text:p>46,998226044</text:p>
          </table:table-cell>
          <table:table-cell table:formula="of:=COS([.F751])" office:value-type="float" office:value="-0.992114694583593" calcext:value-type="float">
            <text:p>-0,9921146946</text:p>
          </table:table-cell>
          <table:table-cell table:formula="of:=SIN([.F751])" office:value-type="float" office:value="0.12533328684473" calcext:value-type="float">
            <text:p>0,1253332868</text:p>
          </table:table-cell>
        </table:table-row>
        <table:table-row table:style-name="ro1">
          <table:table-cell table:number-columns-repeated="5"/>
          <table:table-cell table:formula="of:=[.F751]+3.14159265/50" office:value-type="float" office:value="47.0610578969994" calcext:value-type="float">
            <text:p>47,061057897</text:p>
          </table:table-cell>
          <table:table-cell table:formula="of:=COS([.F752])" office:value-type="float" office:value="-0.998026725051666" calcext:value-type="float">
            <text:p>-0,9980267251</text:p>
          </table:table-cell>
          <table:table-cell table:formula="of:=SIN([.F752])" office:value-type="float" office:value="0.0627905731988939" calcext:value-type="float">
            <text:p>0,0627905732</text:p>
          </table:table-cell>
        </table:table-row>
        <table:table-row table:style-name="ro1">
          <table:table-cell table:number-columns-repeated="5"/>
          <table:table-cell table:formula="of:=[.F752]+3.14159265/50" office:value-type="float" office:value="47.1238897499994" calcext:value-type="float">
            <text:p>47,12388975</text:p>
          </table:table-cell>
          <table:table-cell table:formula="of:=COS([.F753])" office:value-type="float" office:value="-0.999999999999999" calcext:value-type="float">
            <text:p>-1</text:p>
          </table:table-cell>
          <table:table-cell table:formula="of:=SIN([.F753])" office:value-type="float" office:value="0.000000053847491859433" calcext:value-type="float">
            <text:p>5,3847491859433E-008</text:p>
          </table:table-cell>
        </table:table-row>
        <table:table-row table:style-name="ro1">
          <table:table-cell table:number-columns-repeated="5"/>
          <table:table-cell table:formula="of:=[.F753]+3.14159265/50" office:value-type="float" office:value="47.1867216029994" calcext:value-type="float">
            <text:p>47,186721603</text:p>
          </table:table-cell>
          <table:table-cell table:formula="of:=COS([.F754])" office:value-type="float" office:value="-0.99802673181389" calcext:value-type="float">
            <text:p>-0,9980267318</text:p>
          </table:table-cell>
          <table:table-cell table:formula="of:=SIN([.F754])" office:value-type="float" office:value="-0.0627904657164217" calcext:value-type="float">
            <text:p>-0,0627904657</text:p>
          </table:table-cell>
        </table:table-row>
        <table:table-row table:style-name="ro1">
          <table:table-cell table:number-columns-repeated="5"/>
          <table:table-cell table:formula="of:=[.F754]+3.14159265/50" office:value-type="float" office:value="47.2495534559994" calcext:value-type="float">
            <text:p>47,249553456</text:p>
          </table:table-cell>
          <table:table-cell table:formula="of:=COS([.F755])" office:value-type="float" office:value="-0.992114708081354" calcext:value-type="float">
            <text:p>-0,9921147081</text:p>
          </table:table-cell>
          <table:table-cell table:formula="of:=SIN([.F755])" office:value-type="float" office:value="-0.125333179998954" calcext:value-type="float">
            <text:p>-0,12533318</text:p>
          </table:table-cell>
        </table:table-row>
        <table:table-row table:style-name="ro1">
          <table:table-cell table:number-columns-repeated="5"/>
          <table:table-cell table:formula="of:=[.F755]+3.14159265/50" office:value-type="float" office:value="47.3123853089994" calcext:value-type="float">
            <text:p>47,312385309</text:p>
          </table:table-cell>
          <table:table-cell table:formula="of:=COS([.F756])" office:value-type="float" office:value="-0.982287260859061" calcext:value-type="float">
            <text:p>-0,9822872609</text:p>
          </table:table-cell>
          <table:table-cell table:formula="of:=SIN([.F756])" office:value-type="float" office:value="-0.187381261480443" calcext:value-type="float">
            <text:p>-0,1873812615</text:p>
          </table:table-cell>
        </table:table-row>
        <table:table-row table:style-name="ro1">
          <table:table-cell table:number-columns-repeated="5"/>
          <table:table-cell table:formula="of:=[.F756]+3.14159265/50" office:value-type="float" office:value="47.3752171619994" calcext:value-type="float">
            <text:p>47,375217162</text:p>
          </table:table-cell>
          <table:table-cell table:formula="of:=COS([.F757])" office:value-type="float" office:value="-0.968583174591377" calcext:value-type="float">
            <text:p>-0,9685831746</text:p>
          </table:table-cell>
          <table:table-cell table:formula="of:=SIN([.F757])" office:value-type="float" office:value="-0.248689834730914" calcext:value-type="float">
            <text:p>-0,2486898347</text:p>
          </table:table-cell>
        </table:table-row>
        <table:table-row table:style-name="ro1">
          <table:table-cell table:number-columns-repeated="5"/>
          <table:table-cell table:formula="of:=[.F757]+3.14159265/50" office:value-type="float" office:value="47.4380490149994" calcext:value-type="float">
            <text:p>47,438049015</text:p>
          </table:table-cell>
          <table:table-cell table:formula="of:=COS([.F758])" office:value-type="float" office:value="-0.951056533045875" calcext:value-type="float">
            <text:p>-0,951056533</text:p>
          </table:table-cell>
          <table:table-cell table:formula="of:=SIN([.F758])" office:value-type="float" office:value="-0.309016942821523" calcext:value-type="float">
            <text:p>-0,3090169428</text:p>
          </table:table-cell>
        </table:table-row>
        <table:table-row table:style-name="ro1">
          <table:table-cell table:number-columns-repeated="5"/>
          <table:table-cell table:formula="of:=[.F758]+3.14159265/50" office:value-type="float" office:value="47.5008808679994" calcext:value-type="float">
            <text:p>47,500880868</text:p>
          </table:table-cell>
          <table:table-cell table:formula="of:=COS([.F759])" office:value-type="float" office:value="-0.929776505869416" calcext:value-type="float">
            <text:p>-0,9297765059</text:p>
          </table:table-cell>
          <table:table-cell table:formula="of:=SIN([.F759])" office:value-type="float" office:value="-0.368124502218014" calcext:value-type="float">
            <text:p>-0,3681245022</text:p>
          </table:table-cell>
        </table:table-row>
        <table:table-row table:style-name="ro1">
          <table:table-cell table:number-columns-repeated="5"/>
          <table:table-cell table:formula="of:=[.F759]+3.14159265/50" office:value-type="float" office:value="47.5637127209994" calcext:value-type="float">
            <text:p>47,563712721</text:p>
          </table:table-cell>
          <table:table-cell table:formula="of:=COS([.F760])" office:value-type="float" office:value="-0.904827075607153" calcext:value-type="float">
            <text:p>-0,9048270756</text:p>
          </table:table-cell>
          <table:table-cell table:formula="of:=SIN([.F760])" office:value-type="float" office:value="-0.425779242387657" calcext:value-type="float">
            <text:p>-0,4257792424</text:p>
          </table:table-cell>
        </table:table-row>
        <table:table-row table:style-name="ro1">
          <table:table-cell table:number-columns-repeated="5"/>
          <table:table-cell table:formula="of:=[.F760]+3.14159265/50" office:value-type="float" office:value="47.6265445739994" calcext:value-type="float">
            <text:p>47,626544574</text:p>
          </table:table-cell>
          <table:table-cell table:formula="of:=COS([.F761])" office:value-type="float" office:value="-0.876306706261798" calcext:value-type="float">
            <text:p>-0,8763067063</text:p>
          </table:table-cell>
          <table:table-cell table:formula="of:=SIN([.F761])" office:value-type="float" office:value="-0.481753626411467" calcext:value-type="float">
            <text:p>-0,4817536264</text:p>
          </table:table-cell>
        </table:table-row>
        <table:table-row table:style-name="ro1">
          <table:table-cell table:number-columns-repeated="5"/>
          <table:table-cell table:formula="of:=[.F761]+3.14159265/50" office:value-type="float" office:value="47.6893764269994" calcext:value-type="float">
            <text:p>47,689376427</text:p>
          </table:table-cell>
          <table:table-cell table:formula="of:=COS([.F762])" office:value-type="float" office:value="-0.84432795470118" calcext:value-type="float">
            <text:p>-0,8443279547</text:p>
          </table:table-cell>
          <table:table-cell table:formula="of:=SIN([.F762])" office:value-type="float" office:value="-0.535826748968472" calcext:value-type="float">
            <text:p>-0,535826749</text:p>
          </table:table-cell>
        </table:table-row>
        <table:table-row table:style-name="ro1">
          <table:table-cell table:number-columns-repeated="5"/>
          <table:table-cell table:formula="of:=[.F762]+3.14159265/50" office:value-type="float" office:value="47.7522082799994" calcext:value-type="float">
            <text:p>47,75220828</text:p>
          </table:table-cell>
          <table:table-cell table:formula="of:=COS([.F763])" office:value-type="float" office:value="-0.809017026447721" calcext:value-type="float">
            <text:p>-0,8090170264</text:p>
          </table:table-cell>
          <table:table-cell table:formula="of:=SIN([.F763])" office:value-type="float" office:value="-0.587785208148085" calcext:value-type="float">
            <text:p>-0,5877852081</text:p>
          </table:table-cell>
        </table:table-row>
        <table:table-row table:style-name="ro1">
          <table:table-cell table:number-columns-repeated="5"/>
          <table:table-cell table:formula="of:=[.F763]+3.14159265/50" office:value-type="float" office:value="47.8150401329994" calcext:value-type="float">
            <text:p>47,815040133</text:p>
          </table:table-cell>
          <table:table-cell table:formula="of:=COS([.F764])" office:value-type="float" office:value="-0.770513277602889" calcext:value-type="float">
            <text:p>-0,7705132776</text:p>
          </table:table-cell>
          <table:table-cell table:formula="of:=SIN([.F764])" office:value-type="float" office:value="-0.637423947649956" calcext:value-type="float">
            <text:p>-0,6374239476</text:p>
          </table:table-cell>
        </table:table-row>
        <table:table-row table:style-name="ro1">
          <table:table-cell table:number-columns-repeated="5"/>
          <table:table-cell table:formula="of:=[.F764]+3.14159265/50" office:value-type="float" office:value="47.8778719859994" calcext:value-type="float">
            <text:p>47,877871986</text:p>
          </table:table-cell>
          <table:table-cell table:formula="of:=COS([.F765])" office:value-type="float" office:value="-0.728968664872337" calcext:value-type="float">
            <text:p>-0,7289686649</text:p>
          </table:table-cell>
          <table:table-cell table:formula="of:=SIN([.F765])" office:value-type="float" office:value="-0.684547066047501" calcext:value-type="float">
            <text:p>-0,684547066</text:p>
          </table:table-cell>
        </table:table-row>
        <table:table-row table:style-name="ro1">
          <table:table-cell table:number-columns-repeated="5"/>
          <table:table-cell table:formula="of:=[.F765]+3.14159265/50" office:value-type="float" office:value="47.9407038389994" calcext:value-type="float">
            <text:p>47,940703839</text:p>
          </table:table-cell>
          <table:table-cell table:formula="of:=COS([.F766])" office:value-type="float" office:value="-0.684547145862212" calcext:value-type="float">
            <text:p>-0,6845471459</text:p>
          </table:table-cell>
          <table:table-cell table:formula="of:=SIN([.F766])" office:value-type="float" office:value="-0.728968589921335" calcext:value-type="float">
            <text:p>-0,7289685899</text:p>
          </table:table-cell>
        </table:table-row>
        <table:table-row table:style-name="ro1">
          <table:table-cell table:number-columns-repeated="5"/>
          <table:table-cell table:formula="of:=[.F766]+3.14159265/50" office:value-type="float" office:value="48.0035356919994" calcext:value-type="float">
            <text:p>48,003535692</text:p>
          </table:table-cell>
          <table:table-cell table:formula="of:=COS([.F767])" office:value-type="float" office:value="-0.637424032013383" calcext:value-type="float">
            <text:p>-0,637424032</text:p>
          </table:table-cell>
          <table:table-cell table:formula="of:=SIN([.F767])" office:value-type="float" office:value="-0.770513207811392" calcext:value-type="float">
            <text:p>-0,7705132078</text:p>
          </table:table-cell>
        </table:table-row>
        <table:table-row table:style-name="ro1">
          <table:table-cell table:number-columns-repeated="5"/>
          <table:table-cell table:formula="of:=[.F767]+3.14159265/50" office:value-type="float" office:value="48.0663675449994" calcext:value-type="float">
            <text:p>48,066367545</text:p>
          </table:table-cell>
          <table:table-cell table:formula="of:=COS([.F768])" office:value-type="float" office:value="-0.587785296727285" calcext:value-type="float">
            <text:p>-0,5877852967</text:p>
          </table:table-cell>
          <table:table-cell table:formula="of:=SIN([.F768])" office:value-type="float" office:value="-0.809016962091165" calcext:value-type="float">
            <text:p>-0,8090169621</text:p>
          </table:table-cell>
        </table:table-row>
        <table:table-row table:style-name="ro1">
          <table:table-cell table:number-columns-repeated="5"/>
          <table:table-cell table:formula="of:=[.F768]+3.14159265/50" office:value-type="float" office:value="48.1291993979994" calcext:value-type="float">
            <text:p>48,129199398</text:p>
          </table:table-cell>
          <table:table-cell table:formula="of:=COS([.F769])" office:value-type="float" office:value="-0.535826841413862" calcext:value-type="float">
            <text:p>-0,5358268414</text:p>
          </table:table-cell>
          <table:table-cell table:formula="of:=SIN([.F769])" office:value-type="float" office:value="-0.844327896033551" calcext:value-type="float">
            <text:p>-0,844327896</text:p>
          </table:table-cell>
        </table:table-row>
        <table:table-row table:style-name="ro1">
          <table:table-cell table:number-columns-repeated="5"/>
          <table:table-cell table:formula="of:=[.F769]+3.14159265/50" office:value-type="float" office:value="48.1920312509994" calcext:value-type="float">
            <text:p>48,192031251</text:p>
          </table:table-cell>
          <table:table-cell table:formula="of:=COS([.F770])" office:value-type="float" office:value="-0.481753722358209" calcext:value-type="float">
            <text:p>-0,4817537224</text:p>
          </table:table-cell>
          <table:table-cell table:formula="of:=SIN([.F770])" office:value-type="float" office:value="-0.87630665351463" calcext:value-type="float">
            <text:p>-0,8763066535</text:p>
          </table:table-cell>
        </table:table-row>
        <table:table-row table:style-name="ro1">
          <table:table-cell table:number-columns-repeated="5"/>
          <table:table-cell table:formula="of:=[.F770]+3.14159265/50" office:value-type="float" office:value="48.2548631039994" calcext:value-type="float">
            <text:p>48,254863104</text:p>
          </table:table-cell>
          <table:table-cell table:formula="of:=COS([.F771])" office:value-type="float" office:value="-0.425779341457091" calcext:value-type="float">
            <text:p>-0,4257793415</text:p>
          </table:table-cell>
          <table:table-cell table:formula="of:=SIN([.F771])" office:value-type="float" office:value="-0.904827028988616" calcext:value-type="float">
            <text:p>-0,904827029</text:p>
          </table:table-cell>
        </table:table-row>
        <table:table-row table:style-name="ro1">
          <table:table-cell table:number-columns-repeated="5"/>
          <table:table-cell table:formula="of:=[.F771]+3.14159265/50" office:value-type="float" office:value="48.3176949569994" calcext:value-type="float">
            <text:p>48,317694957</text:p>
          </table:table-cell>
          <table:table-cell table:formula="of:=COS([.F772])" office:value-type="float" office:value="-0.36812460401916" calcext:value-type="float">
            <text:p>-0,368124604</text:p>
          </table:table-cell>
          <table:table-cell table:formula="of:=SIN([.F772])" office:value-type="float" office:value="-0.929776465563491" calcext:value-type="float">
            <text:p>-0,9297764656</text:p>
          </table:table-cell>
        </table:table-row>
        <table:table-row table:style-name="ro1">
          <table:table-cell table:number-columns-repeated="5"/>
          <table:table-cell table:formula="of:=[.F772]+3.14159265/50" office:value-type="float" office:value="48.3805268099994" calcext:value-type="float">
            <text:p>48,38052681</text:p>
          </table:table-cell>
          <table:table-cell table:formula="of:=COS([.F773])" office:value-type="float" office:value="-0.309017046952618" calcext:value-type="float">
            <text:p>-0,309017047</text:p>
          </table:table-cell>
          <table:table-cell table:formula="of:=SIN([.F773])" office:value-type="float" office:value="-0.951056499211631" calcext:value-type="float">
            <text:p>-0,9510564992</text:p>
          </table:table-cell>
        </table:table-row>
        <table:table-row table:style-name="ro1">
          <table:table-cell table:number-columns-repeated="5"/>
          <table:table-cell table:formula="of:=[.F773]+3.14159265/50" office:value-type="float" office:value="48.4433586629994" calcext:value-type="float">
            <text:p>48,443358663</text:p>
          </table:table-cell>
          <table:table-cell table:formula="of:=COS([.F774])" office:value-type="float" office:value="-0.248689940781" calcext:value-type="float">
            <text:p>-0,2486899408</text:p>
          </table:table-cell>
          <table:table-cell table:formula="of:=SIN([.F774])" office:value-type="float" office:value="-0.968583147362343" calcext:value-type="float">
            <text:p>-0,9685831474</text:p>
          </table:table-cell>
        </table:table-row>
        <table:table-row table:style-name="ro1">
          <table:table-cell table:number-columns-repeated="5"/>
          <table:table-cell table:formula="of:=[.F774]+3.14159265/50" office:value-type="float" office:value="48.5061905159994" calcext:value-type="float">
            <text:p>48,506190516</text:p>
          </table:table-cell>
          <table:table-cell table:formula="of:=COS([.F775])" office:value-type="float" office:value="-0.187381369030988" calcext:value-type="float">
            <text:p>-0,187381369</text:p>
          </table:table-cell>
          <table:table-cell table:formula="of:=SIN([.F775])" office:value-type="float" office:value="-0.982287240342698" calcext:value-type="float">
            <text:p>-0,9822872403</text:p>
          </table:table-cell>
        </table:table-row>
        <table:table-row table:style-name="ro1">
          <table:table-cell table:number-columns-repeated="5"/>
          <table:table-cell table:formula="of:=[.F775]+3.14159265/50" office:value-type="float" office:value="48.5690223689994" calcext:value-type="float">
            <text:p>48,569022369</text:p>
          </table:table-cell>
          <table:table-cell table:formula="of:=COS([.F776])" office:value-type="float" office:value="-0.125333288625505" calcext:value-type="float">
            <text:p>-0,1253332886</text:p>
          </table:table-cell>
          <table:table-cell table:formula="of:=SIN([.F776])" office:value-type="float" office:value="-0.992114694358629" calcext:value-type="float">
            <text:p>-0,9921146944</text:p>
          </table:table-cell>
        </table:table-row>
        <table:table-row table:style-name="ro1">
          <table:table-cell table:number-columns-repeated="5"/>
          <table:table-cell table:formula="of:=[.F776]+3.14159265/50" office:value-type="float" office:value="48.6318542219994" calcext:value-type="float">
            <text:p>48,631854222</text:p>
          </table:table-cell>
          <table:table-cell table:formula="of:=COS([.F777])" office:value-type="float" office:value="-0.0627905749902808" calcext:value-type="float">
            <text:p>-0,062790575</text:p>
          </table:table-cell>
          <table:table-cell table:formula="of:=SIN([.F777])" office:value-type="float" office:value="-0.998026724938962" calcext:value-type="float">
            <text:p>-0,9980267249</text:p>
          </table:table-cell>
        </table:table-row>
        <table:table-row table:style-name="ro1">
          <table:table-cell table:number-columns-repeated="5"/>
          <table:table-cell table:formula="of:=[.F777]+3.14159265/50" office:value-type="float" office:value="48.6946860749994" calcext:value-type="float">
            <text:p>48,694686075</text:p>
          </table:table-cell>
          <table:table-cell table:formula="of:=COS([.F778])" office:value-type="float" office:value="-0.0000000556424205708215" calcext:value-type="float">
            <text:p>-5,56424205708215E-008</text:p>
          </table:table-cell>
          <table:table-cell table:formula="of:=SIN([.F778])" office:value-type="float" office:value="-0.999999999999998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778]+3.14159265/50" office:value-type="float" office:value="48.7575179279994" calcext:value-type="float">
            <text:p>48,757517928</text:p>
          </table:table-cell>
          <table:table-cell table:formula="of:=COS([.F779])" office:value-type="float" office:value="0.0627904639250348" calcext:value-type="float">
            <text:p>0,0627904639</text:p>
          </table:table-cell>
          <table:table-cell table:formula="of:=SIN([.F779])" office:value-type="float" office:value="-0.998026731926595" calcext:value-type="float">
            <text:p>-0,9980267319</text:p>
          </table:table-cell>
        </table:table-row>
        <table:table-row table:style-name="ro1">
          <table:table-cell table:number-columns-repeated="5"/>
          <table:table-cell table:formula="of:=[.F779]+3.14159265/50" office:value-type="float" office:value="48.8203497809994" calcext:value-type="float">
            <text:p>48,820349781</text:p>
          </table:table-cell>
          <table:table-cell table:formula="of:=COS([.F780])" office:value-type="float" office:value="0.125333178218179" calcext:value-type="float">
            <text:p>0,1253331782</text:p>
          </table:table-cell>
          <table:table-cell table:formula="of:=SIN([.F780])" office:value-type="float" office:value="-0.992114708306318" calcext:value-type="float">
            <text:p>-0,9921147083</text:p>
          </table:table-cell>
        </table:table-row>
        <table:table-row table:style-name="ro1">
          <table:table-cell table:number-columns-repeated="5"/>
          <table:table-cell table:formula="of:=[.F780]+3.14159265/50" office:value-type="float" office:value="48.8831816339994" calcext:value-type="float">
            <text:p>48,883181634</text:p>
          </table:table-cell>
          <table:table-cell table:formula="of:=COS([.F781])" office:value-type="float" office:value="0.187381259717308" calcext:value-type="float">
            <text:p>0,1873812597</text:p>
          </table:table-cell>
          <table:table-cell table:formula="of:=SIN([.F781])" office:value-type="float" office:value="-0.982287261195397" calcext:value-type="float">
            <text:p>-0,9822872612</text:p>
          </table:table-cell>
        </table:table-row>
        <table:table-row table:style-name="ro1">
          <table:table-cell table:number-columns-repeated="5"/>
          <table:table-cell table:formula="of:=[.F781]+3.14159265/50" office:value-type="float" office:value="48.9460134869994" calcext:value-type="float">
            <text:p>48,946013487</text:p>
          </table:table-cell>
          <table:table-cell table:formula="of:=COS([.F782])" office:value-type="float" office:value="0.248689832992377" calcext:value-type="float">
            <text:p>0,248689833</text:p>
          </table:table-cell>
          <table:table-cell table:formula="of:=SIN([.F782])" office:value-type="float" office:value="-0.968583175037758" calcext:value-type="float">
            <text:p>-0,968583175</text:p>
          </table:table-cell>
        </table:table-row>
        <table:table-row table:style-name="ro1">
          <table:table-cell table:number-columns-repeated="5"/>
          <table:table-cell table:formula="of:=[.F782]+3.14159265/50" office:value-type="float" office:value="49.0088453399994" calcext:value-type="float">
            <text:p>49,00884534</text:p>
          </table:table-cell>
          <table:table-cell table:formula="of:=COS([.F783])" office:value-type="float" office:value="0.309016941114445" calcext:value-type="float">
            <text:p>0,3090169411</text:p>
          </table:table-cell>
          <table:table-cell table:formula="of:=SIN([.F783])" office:value-type="float" office:value="-0.951056533600538" calcext:value-type="float">
            <text:p>-0,9510565336</text:p>
          </table:table-cell>
        </table:table-row>
        <table:table-row table:style-name="ro1">
          <table:table-cell table:number-columns-repeated="5"/>
          <table:table-cell table:formula="of:=[.F783]+3.14159265/50" office:value-type="float" office:value="49.0716771929994" calcext:value-type="float">
            <text:p>49,071677193</text:p>
          </table:table-cell>
          <table:table-cell table:formula="of:=COS([.F784])" office:value-type="float" office:value="0.368124500549131" calcext:value-type="float">
            <text:p>0,3681245005</text:p>
          </table:table-cell>
          <table:table-cell table:formula="of:=SIN([.F784])" office:value-type="float" office:value="-0.929776506530173" calcext:value-type="float">
            <text:p>-0,9297765065</text:p>
          </table:table-cell>
        </table:table-row>
        <table:table-row table:style-name="ro1">
          <table:table-cell table:number-columns-repeated="5"/>
          <table:table-cell table:formula="of:=[.F784]+3.14159265/50" office:value-type="float" office:value="49.1345090459994" calcext:value-type="float">
            <text:p>49,134509046</text:p>
          </table:table-cell>
          <table:table-cell table:formula="of:=COS([.F785])" office:value-type="float" office:value="0.425779240763557" calcext:value-type="float">
            <text:p>0,4257792408</text:p>
          </table:table-cell>
          <table:table-cell table:formula="of:=SIN([.F785])" office:value-type="float" office:value="-0.904827076371397" calcext:value-type="float">
            <text:p>-0,9048270764</text:p>
          </table:table-cell>
        </table:table-row>
        <table:table-row table:style-name="ro1">
          <table:table-cell table:number-columns-repeated="5"/>
          <table:table-cell table:formula="of:=[.F785]+3.14159265/50" office:value-type="float" office:value="49.1973408989994" calcext:value-type="float">
            <text:p>49,197340899</text:p>
          </table:table-cell>
          <table:table-cell table:formula="of:=COS([.F786])" office:value-type="float" office:value="0.481753624838559" calcext:value-type="float">
            <text:p>0,4817536248</text:p>
          </table:table-cell>
          <table:table-cell table:formula="of:=SIN([.F786])" office:value-type="float" office:value="-0.876306707126511" calcext:value-type="float">
            <text:p>-0,8763067071</text:p>
          </table:table-cell>
        </table:table-row>
        <table:table-row table:style-name="ro1">
          <table:table-cell table:number-columns-repeated="5"/>
          <table:table-cell table:formula="of:=[.F786]+3.14159265/50" office:value-type="float" office:value="49.2601727519994" calcext:value-type="float">
            <text:p>49,260172752</text:p>
          </table:table-cell>
          <table:table-cell table:formula="of:=COS([.F787])" office:value-type="float" office:value="0.535826747452963" calcext:value-type="float">
            <text:p>0,5358267475</text:p>
          </table:table-cell>
          <table:table-cell table:formula="of:=SIN([.F787])" office:value-type="float" office:value="-0.844327955662951" calcext:value-type="float">
            <text:p>-0,8443279557</text:p>
          </table:table-cell>
        </table:table-row>
        <table:table-row table:style-name="ro1">
          <table:table-cell table:number-columns-repeated="5"/>
          <table:table-cell table:formula="of:=[.F787]+3.14159265/50" office:value-type="float" office:value="49.3230046049994" calcext:value-type="float">
            <text:p>49,323004605</text:p>
          </table:table-cell>
          <table:table-cell table:formula="of:=COS([.F788])" office:value-type="float" office:value="0.587785206695957" calcext:value-type="float">
            <text:p>0,5877852067</text:p>
          </table:table-cell>
          <table:table-cell table:formula="of:=SIN([.F788])" office:value-type="float" office:value="-0.809017027502753" calcext:value-type="float">
            <text:p>-0,8090170275</text:p>
          </table:table-cell>
        </table:table-row>
        <table:table-row table:style-name="ro1">
          <table:table-cell table:number-columns-repeated="5"/>
          <table:table-cell table:formula="of:=[.F788]+3.14159265/50" office:value-type="float" office:value="49.3858364579994" calcext:value-type="float">
            <text:p>49,385836458</text:p>
          </table:table-cell>
          <table:table-cell table:formula="of:=COS([.F789])" office:value-type="float" office:value="0.63742394626694" calcext:value-type="float">
            <text:p>0,6374239463</text:p>
          </table:table-cell>
          <table:table-cell table:formula="of:=SIN([.F789])" office:value-type="float" office:value="-0.770513278747019" calcext:value-type="float">
            <text:p>-0,7705132787</text:p>
          </table:table-cell>
        </table:table-row>
        <table:table-row table:style-name="ro1">
          <table:table-cell table:number-columns-repeated="5"/>
          <table:table-cell table:formula="of:=[.F789]+3.14159265/50" office:value-type="float" office:value="49.4486683109994" calcext:value-type="float">
            <text:p>49,448668311</text:p>
          </table:table-cell>
          <table:table-cell table:formula="of:=COS([.F790])" office:value-type="float" office:value="0.684547064739054" calcext:value-type="float">
            <text:p>0,6845470647</text:p>
          </table:table-cell>
          <table:table-cell table:formula="of:=SIN([.F790])" office:value-type="float" office:value="-0.728968666101051" calcext:value-type="float">
            <text:p>-0,7289686661</text:p>
          </table:table-cell>
        </table:table-row>
        <table:table-row table:style-name="ro1">
          <table:table-cell table:number-columns-repeated="5"/>
          <table:table-cell table:formula="of:=[.F790]+3.14159265/50" office:value-type="float" office:value="49.5115001639994" calcext:value-type="float">
            <text:p>49,511500164</text:p>
          </table:table-cell>
          <table:table-cell table:formula="of:=COS([.F791])" office:value-type="float" office:value="0.728968588692621" calcext:value-type="float">
            <text:p>0,7289685887</text:p>
          </table:table-cell>
          <table:table-cell table:formula="of:=SIN([.F791])" office:value-type="float" office:value="-0.684547147170659" calcext:value-type="float">
            <text:p>-0,6845471472</text:p>
          </table:table-cell>
        </table:table-row>
        <table:table-row table:style-name="ro1">
          <table:table-cell table:number-columns-repeated="5"/>
          <table:table-cell table:formula="of:=[.F791]+3.14159265/50" office:value-type="float" office:value="49.5743320169994" calcext:value-type="float">
            <text:p>49,574332017</text:p>
          </table:table-cell>
          <table:table-cell table:formula="of:=COS([.F792])" office:value-type="float" office:value="0.770513206667261" calcext:value-type="float">
            <text:p>0,7705132067</text:p>
          </table:table-cell>
          <table:table-cell table:formula="of:=SIN([.F792])" office:value-type="float" office:value="-0.6374240333964" calcext:value-type="float">
            <text:p>-0,6374240334</text:p>
          </table:table-cell>
        </table:table-row>
        <table:table-row table:style-name="ro1">
          <table:table-cell table:number-columns-repeated="5"/>
          <table:table-cell table:formula="of:=[.F792]+3.14159265/50" office:value-type="float" office:value="49.6371638699994" calcext:value-type="float">
            <text:p>49,63716387</text:p>
          </table:table-cell>
          <table:table-cell table:formula="of:=COS([.F793])" office:value-type="float" office:value="0.809016961036132" calcext:value-type="float">
            <text:p>0,809016961</text:p>
          </table:table-cell>
          <table:table-cell table:formula="of:=SIN([.F793])" office:value-type="float" office:value="-0.587785298179413" calcext:value-type="float">
            <text:p>-0,5877852982</text:p>
          </table:table-cell>
        </table:table-row>
        <table:table-row table:style-name="ro1">
          <table:table-cell table:number-columns-repeated="5"/>
          <table:table-cell table:formula="of:=[.F793]+3.14159265/50" office:value-type="float" office:value="49.6999957229994" calcext:value-type="float">
            <text:p>49,699995723</text:p>
          </table:table-cell>
          <table:table-cell table:formula="of:=COS([.F794])" office:value-type="float" office:value="0.84432789507178" calcext:value-type="float">
            <text:p>0,8443278951</text:p>
          </table:table-cell>
          <table:table-cell table:formula="of:=SIN([.F794])" office:value-type="float" office:value="-0.535826842929371" calcext:value-type="float">
            <text:p>-0,5358268429</text:p>
          </table:table-cell>
        </table:table-row>
        <table:table-row table:style-name="ro1">
          <table:table-cell table:number-columns-repeated="5"/>
          <table:table-cell table:formula="of:=[.F794]+3.14159265/50" office:value-type="float" office:value="49.7628275759994" calcext:value-type="float">
            <text:p>49,762827576</text:p>
          </table:table-cell>
          <table:table-cell table:formula="of:=COS([.F795])" office:value-type="float" office:value="0.876306652649916" calcext:value-type="float">
            <text:p>0,8763066526</text:p>
          </table:table-cell>
          <table:table-cell table:formula="of:=SIN([.F795])" office:value-type="float" office:value="-0.481753723931117" calcext:value-type="float">
            <text:p>-0,4817537239</text:p>
          </table:table-cell>
        </table:table-row>
        <table:table-row table:style-name="ro1">
          <table:table-cell table:number-columns-repeated="5"/>
          <table:table-cell table:formula="of:=[.F795]+3.14159265/50" office:value-type="float" office:value="49.8256594289994" calcext:value-type="float">
            <text:p>49,825659429</text:p>
          </table:table-cell>
          <table:table-cell table:formula="of:=COS([.F796])" office:value-type="float" office:value="0.904827028224372" calcext:value-type="float">
            <text:p>0,9048270282</text:p>
          </table:table-cell>
          <table:table-cell table:formula="of:=SIN([.F796])" office:value-type="float" office:value="-0.425779343081191" calcext:value-type="float">
            <text:p>-0,4257793431</text:p>
          </table:table-cell>
        </table:table-row>
        <table:table-row table:style-name="ro1">
          <table:table-cell table:number-columns-repeated="5"/>
          <table:table-cell table:formula="of:=[.F796]+3.14159265/50" office:value-type="float" office:value="49.8884912819994" calcext:value-type="float">
            <text:p>49,888491282</text:p>
          </table:table-cell>
          <table:table-cell table:formula="of:=COS([.F797])" office:value-type="float" office:value="0.929776464902733" calcext:value-type="float">
            <text:p>0,9297764649</text:p>
          </table:table-cell>
          <table:table-cell table:formula="of:=SIN([.F797])" office:value-type="float" office:value="-0.368124605688042" calcext:value-type="float">
            <text:p>-0,3681246057</text:p>
          </table:table-cell>
        </table:table-row>
        <table:table-row table:style-name="ro1">
          <table:table-cell table:number-columns-repeated="5"/>
          <table:table-cell table:formula="of:=[.F797]+3.14159265/50" office:value-type="float" office:value="49.9513231349994" calcext:value-type="float">
            <text:p>49,951323135</text:p>
          </table:table-cell>
          <table:table-cell table:formula="of:=COS([.F798])" office:value-type="float" office:value="0.951056498656968" calcext:value-type="float">
            <text:p>0,9510564987</text:p>
          </table:table-cell>
          <table:table-cell table:formula="of:=SIN([.F798])" office:value-type="float" office:value="-0.309017048659696" calcext:value-type="float">
            <text:p>-0,3090170487</text:p>
          </table:table-cell>
        </table:table-row>
        <table:table-row table:style-name="ro1">
          <table:table-cell table:number-columns-repeated="5"/>
          <table:table-cell table:formula="of:=[.F798]+3.14159265/50" office:value-type="float" office:value="50.0141549879993" calcext:value-type="float">
            <text:p>50,014154988</text:p>
          </table:table-cell>
          <table:table-cell table:formula="of:=COS([.F799])" office:value-type="float" office:value="0.968583146915962" calcext:value-type="float">
            <text:p>0,9685831469</text:p>
          </table:table-cell>
          <table:table-cell table:formula="of:=SIN([.F799])" office:value-type="float" office:value="-0.248689942519538" calcext:value-type="float">
            <text:p>-0,2486899425</text:p>
          </table:table-cell>
        </table:table-row>
        <table:table-row table:style-name="ro1">
          <table:table-cell table:number-columns-repeated="5"/>
          <table:table-cell table:formula="of:=[.F799]+3.14159265/50" office:value-type="float" office:value="50.0769868409993" calcext:value-type="float">
            <text:p>50,076986841</text:p>
          </table:table-cell>
          <table:table-cell table:formula="of:=COS([.F800])" office:value-type="float" office:value="0.982287240006361" calcext:value-type="float">
            <text:p>0,98228724</text:p>
          </table:table-cell>
          <table:table-cell table:formula="of:=SIN([.F800])" office:value-type="float" office:value="-0.187381370794124" calcext:value-type="float">
            <text:p>-0,1873813708</text:p>
          </table:table-cell>
        </table:table-row>
        <table:table-row table:style-name="ro1">
          <table:table-cell table:number-columns-repeated="5"/>
          <table:table-cell table:formula="of:=[.F800]+3.14159265/50" office:value-type="float" office:value="50.1398186939993" calcext:value-type="float">
            <text:p>50,139818694</text:p>
          </table:table-cell>
          <table:table-cell table:formula="of:=COS([.F801])" office:value-type="float" office:value="0.992114694133665" calcext:value-type="float">
            <text:p>0,9921146941</text:p>
          </table:table-cell>
          <table:table-cell table:formula="of:=SIN([.F801])" office:value-type="float" office:value="-0.125333290406281" calcext:value-type="float">
            <text:p>-0,1253332904</text:p>
          </table:table-cell>
        </table:table-row>
        <table:table-row table:style-name="ro1">
          <table:table-cell table:number-columns-repeated="5"/>
          <table:table-cell table:formula="of:=[.F801]+3.14159265/50" office:value-type="float" office:value="50.2026505469993" calcext:value-type="float">
            <text:p>50,202650547</text:p>
          </table:table-cell>
          <table:table-cell table:formula="of:=COS([.F802])" office:value-type="float" office:value="0.998026724826257" calcext:value-type="float">
            <text:p>0,9980267248</text:p>
          </table:table-cell>
          <table:table-cell table:formula="of:=SIN([.F802])" office:value-type="float" office:value="-0.0627905767816676" calcext:value-type="float">
            <text:p>-0,0627905768</text:p>
          </table:table-cell>
        </table:table-row>
        <table:table-row table:style-name="ro1">
          <table:table-cell table:number-columns-repeated="5"/>
          <table:table-cell table:formula="of:=[.F802]+3.14159265/50" office:value-type="float" office:value="50.2654823999993" calcext:value-type="float">
            <text:p>50,2654824</text:p>
          </table:table-cell>
          <table:table-cell table:formula="of:=COS([.F803])" office:value-type="float" office:value="0.999999999999998" calcext:value-type="float">
            <text:p>1</text:p>
          </table:table-cell>
          <table:table-cell table:formula="of:=SIN([.F803])" office:value-type="float" office:value="-0.00000005743734928221" calcext:value-type="float">
            <text:p>-5,743734928221E-008</text:p>
          </table:table-cell>
        </table:table-row>
        <table:table-row table:style-name="ro1">
          <table:table-cell table:number-columns-repeated="5"/>
          <table:table-cell table:formula="of:=[.F803]+3.14159265/50" office:value-type="float" office:value="50.3283142529993" calcext:value-type="float">
            <text:p>50,328314253</text:p>
          </table:table-cell>
          <table:table-cell table:formula="of:=COS([.F804])" office:value-type="float" office:value="0.998026732039299" calcext:value-type="float">
            <text:p>0,998026732</text:p>
          </table:table-cell>
          <table:table-cell table:formula="of:=SIN([.F804])" office:value-type="float" office:value="0.062790462133648" calcext:value-type="float">
            <text:p>0,0627904621</text:p>
          </table:table-cell>
        </table:table-row>
        <table:table-row table:style-name="ro1">
          <table:table-cell table:number-columns-repeated="5"/>
          <table:table-cell table:formula="of:=[.F804]+3.14159265/50" office:value-type="float" office:value="50.3911461059993" calcext:value-type="float">
            <text:p>50,391146106</text:p>
          </table:table-cell>
          <table:table-cell table:formula="of:=COS([.F805])" office:value-type="float" office:value="0.992114708531282" calcext:value-type="float">
            <text:p>0,9921147085</text:p>
          </table:table-cell>
          <table:table-cell table:formula="of:=SIN([.F805])" office:value-type="float" office:value="0.125333176437403" calcext:value-type="float">
            <text:p>0,1253331764</text:p>
          </table:table-cell>
        </table:table-row>
        <table:table-row table:style-name="ro1">
          <table:table-cell table:number-columns-repeated="5"/>
          <table:table-cell table:formula="of:=[.F805]+3.14159265/50" office:value-type="float" office:value="50.4539779589993" calcext:value-type="float">
            <text:p>50,453977959</text:p>
          </table:table-cell>
          <table:table-cell table:formula="of:=COS([.F806])" office:value-type="float" office:value="0.982287261531733" calcext:value-type="float">
            <text:p>0,9822872615</text:p>
          </table:table-cell>
          <table:table-cell table:formula="of:=SIN([.F806])" office:value-type="float" office:value="0.187381257954172" calcext:value-type="float">
            <text:p>0,187381258</text:p>
          </table:table-cell>
        </table:table-row>
        <table:table-row table:style-name="ro1">
          <table:table-cell table:number-columns-repeated="5"/>
          <table:table-cell table:formula="of:=[.F806]+3.14159265/50" office:value-type="float" office:value="50.5168098119993" calcext:value-type="float">
            <text:p>50,516809812</text:p>
          </table:table-cell>
          <table:table-cell table:formula="of:=COS([.F807])" office:value-type="float" office:value="0.968583175484138" calcext:value-type="float">
            <text:p>0,9685831755</text:p>
          </table:table-cell>
          <table:table-cell table:formula="of:=SIN([.F807])" office:value-type="float" office:value="0.248689831253839" calcext:value-type="float">
            <text:p>0,2486898313</text:p>
          </table:table-cell>
        </table:table-row>
        <table:table-row table:style-name="ro1">
          <table:table-cell table:number-columns-repeated="5"/>
          <table:table-cell table:formula="of:=[.F807]+3.14159265/50" office:value-type="float" office:value="50.5796416649993" calcext:value-type="float">
            <text:p>50,579641665</text:p>
          </table:table-cell>
          <table:table-cell table:formula="of:=COS([.F808])" office:value-type="float" office:value="0.951056534155202" calcext:value-type="float">
            <text:p>0,9510565342</text:p>
          </table:table-cell>
          <table:table-cell table:formula="of:=SIN([.F808])" office:value-type="float" office:value="0.309016939407366" calcext:value-type="float">
            <text:p>0,3090169394</text:p>
          </table:table-cell>
        </table:table-row>
        <table:table-row table:style-name="ro1">
          <table:table-cell table:number-columns-repeated="5"/>
          <table:table-cell table:formula="of:=[.F808]+3.14159265/50" office:value-type="float" office:value="50.6424735179993" calcext:value-type="float">
            <text:p>50,642473518</text:p>
          </table:table-cell>
          <table:table-cell table:formula="of:=COS([.F809])" office:value-type="float" office:value="0.92977650719093" calcext:value-type="float">
            <text:p>0,9297765072</text:p>
          </table:table-cell>
          <table:table-cell table:formula="of:=SIN([.F809])" office:value-type="float" office:value="0.368124498880249" calcext:value-type="float">
            <text:p>0,3681244989</text:p>
          </table:table-cell>
        </table:table-row>
        <table:table-row table:style-name="ro1">
          <table:table-cell table:number-columns-repeated="5"/>
          <table:table-cell table:formula="of:=[.F809]+3.14159265/50" office:value-type="float" office:value="50.7053053709993" calcext:value-type="float">
            <text:p>50,705305371</text:p>
          </table:table-cell>
          <table:table-cell table:formula="of:=COS([.F810])" office:value-type="float" office:value="0.90482707713564" calcext:value-type="float">
            <text:p>0,9048270771</text:p>
          </table:table-cell>
          <table:table-cell table:formula="of:=SIN([.F810])" office:value-type="float" office:value="0.425779239139456" calcext:value-type="float">
            <text:p>0,4257792391</text:p>
          </table:table-cell>
        </table:table-row>
        <table:table-row table:style-name="ro1">
          <table:table-cell table:number-columns-repeated="5"/>
          <table:table-cell table:formula="of:=[.F810]+3.14159265/50" office:value-type="float" office:value="50.7681372239993" calcext:value-type="float">
            <text:p>50,768137224</text:p>
          </table:table-cell>
          <table:table-cell table:formula="of:=COS([.F811])" office:value-type="float" office:value="0.876306707991224" calcext:value-type="float">
            <text:p>0,876306708</text:p>
          </table:table-cell>
          <table:table-cell table:formula="of:=SIN([.F811])" office:value-type="float" office:value="0.481753623265651" calcext:value-type="float">
            <text:p>0,4817536233</text:p>
          </table:table-cell>
        </table:table-row>
        <table:table-row table:style-name="ro1">
          <table:table-cell table:number-columns-repeated="5"/>
          <table:table-cell table:formula="of:=[.F811]+3.14159265/50" office:value-type="float" office:value="50.8309690769993" calcext:value-type="float">
            <text:p>50,830969077</text:p>
          </table:table-cell>
          <table:table-cell table:formula="of:=COS([.F812])" office:value-type="float" office:value="0.844327956624722" calcext:value-type="float">
            <text:p>0,8443279566</text:p>
          </table:table-cell>
          <table:table-cell table:formula="of:=SIN([.F812])" office:value-type="float" office:value="0.535826745937455" calcext:value-type="float">
            <text:p>0,5358267459</text:p>
          </table:table-cell>
        </table:table-row>
        <table:table-row table:style-name="ro1">
          <table:table-cell table:number-columns-repeated="5"/>
          <table:table-cell table:formula="of:=[.F812]+3.14159265/50" office:value-type="float" office:value="50.8938009299993" calcext:value-type="float">
            <text:p>50,89380093</text:p>
          </table:table-cell>
          <table:table-cell table:formula="of:=COS([.F813])" office:value-type="float" office:value="0.809017028557786" calcext:value-type="float">
            <text:p>0,8090170286</text:p>
          </table:table-cell>
          <table:table-cell table:formula="of:=SIN([.F813])" office:value-type="float" office:value="0.587785205243829" calcext:value-type="float">
            <text:p>0,5877852052</text:p>
          </table:table-cell>
        </table:table-row>
        <table:table-row table:style-name="ro1">
          <table:table-cell table:number-columns-repeated="5"/>
          <table:table-cell table:formula="of:=[.F813]+3.14159265/50" office:value-type="float" office:value="50.9566327829993" calcext:value-type="float">
            <text:p>50,956632783</text:p>
          </table:table-cell>
          <table:table-cell table:formula="of:=COS([.F814])" office:value-type="float" office:value="0.77051327989115" calcext:value-type="float">
            <text:p>0,7705132799</text:p>
          </table:table-cell>
          <table:table-cell table:formula="of:=SIN([.F814])" office:value-type="float" office:value="0.637423944883923" calcext:value-type="float">
            <text:p>0,6374239449</text:p>
          </table:table-cell>
        </table:table-row>
        <table:table-row table:style-name="ro1">
          <table:table-cell table:number-columns-repeated="5"/>
          <table:table-cell table:formula="of:=[.F814]+3.14159265/50" office:value-type="float" office:value="51.0194646359993" calcext:value-type="float">
            <text:p>51,019464636</text:p>
          </table:table-cell>
          <table:table-cell table:formula="of:=COS([.F815])" office:value-type="float" office:value="0.728968667329764" calcext:value-type="float">
            <text:p>0,7289686673</text:p>
          </table:table-cell>
          <table:table-cell table:formula="of:=SIN([.F815])" office:value-type="float" office:value="0.684547063430607" calcext:value-type="float">
            <text:p>0,6845470634</text:p>
          </table:table-cell>
        </table:table-row>
        <table:table-row table:style-name="ro1">
          <table:table-cell table:number-columns-repeated="5"/>
          <table:table-cell table:formula="of:=[.F815]+3.14159265/50" office:value-type="float" office:value="51.0822964889993" calcext:value-type="float">
            <text:p>51,082296489</text:p>
          </table:table-cell>
          <table:table-cell table:formula="of:=COS([.F816])" office:value-type="float" office:value="0.684547148479105" calcext:value-type="float">
            <text:p>0,6845471485</text:p>
          </table:table-cell>
          <table:table-cell table:formula="of:=SIN([.F816])" office:value-type="float" office:value="0.728968587463908" calcext:value-type="float">
            <text:p>0,7289685875</text:p>
          </table:table-cell>
        </table:table-row>
        <table:table-row table:style-name="ro1">
          <table:table-cell table:number-columns-repeated="5"/>
          <table:table-cell table:formula="of:=[.F816]+3.14159265/50" office:value-type="float" office:value="51.1451283419993" calcext:value-type="float">
            <text:p>51,145128342</text:p>
          </table:table-cell>
          <table:table-cell table:formula="of:=COS([.F817])" office:value-type="float" office:value="0.637424034779416" calcext:value-type="float">
            <text:p>0,6374240348</text:p>
          </table:table-cell>
          <table:table-cell table:formula="of:=SIN([.F817])" office:value-type="float" office:value="0.77051320552313" calcext:value-type="float">
            <text:p>0,7705132055</text:p>
          </table:table-cell>
        </table:table-row>
        <table:table-row table:style-name="ro1">
          <table:table-cell table:number-columns-repeated="5"/>
          <table:table-cell table:formula="of:=[.F817]+3.14159265/50" office:value-type="float" office:value="51.2079601949993" calcext:value-type="float">
            <text:p>51,207960195</text:p>
          </table:table-cell>
          <table:table-cell table:formula="of:=COS([.F818])" office:value-type="float" office:value="0.58778529963154" calcext:value-type="float">
            <text:p>0,5877852996</text:p>
          </table:table-cell>
          <table:table-cell table:formula="of:=SIN([.F818])" office:value-type="float" office:value="0.8090169599811" calcext:value-type="float">
            <text:p>0,80901696</text:p>
          </table:table-cell>
        </table:table-row>
        <table:table-row table:style-name="ro1">
          <table:table-cell table:number-columns-repeated="5"/>
          <table:table-cell table:formula="of:=[.F818]+3.14159265/50" office:value-type="float" office:value="51.2707920479993" calcext:value-type="float">
            <text:p>51,270792048</text:p>
          </table:table-cell>
          <table:table-cell table:formula="of:=COS([.F819])" office:value-type="float" office:value="0.535826844444879" calcext:value-type="float">
            <text:p>0,5358268444</text:p>
          </table:table-cell>
          <table:table-cell table:formula="of:=SIN([.F819])" office:value-type="float" office:value="0.84432789411001" calcext:value-type="float">
            <text:p>0,8443278941</text:p>
          </table:table-cell>
        </table:table-row>
        <table:table-row table:style-name="ro1">
          <table:table-cell table:number-columns-repeated="5"/>
          <table:table-cell table:formula="of:=[.F819]+3.14159265/50" office:value-type="float" office:value="51.3336239009993" calcext:value-type="float">
            <text:p>51,333623901</text:p>
          </table:table-cell>
          <table:table-cell table:formula="of:=COS([.F820])" office:value-type="float" office:value="0.481753725504025" calcext:value-type="float">
            <text:p>0,4817537255</text:p>
          </table:table-cell>
          <table:table-cell table:formula="of:=SIN([.F820])" office:value-type="float" office:value="0.876306651785203" calcext:value-type="float">
            <text:p>0,8763066518</text:p>
          </table:table-cell>
        </table:table-row>
        <table:table-row table:style-name="ro1">
          <table:table-cell table:number-columns-repeated="5"/>
          <table:table-cell table:formula="of:=[.F820]+3.14159265/50" office:value-type="float" office:value="51.3964557539993" calcext:value-type="float">
            <text:p>51,396455754</text:p>
          </table:table-cell>
          <table:table-cell table:formula="of:=COS([.F821])" office:value-type="float" office:value="0.425779344705291" calcext:value-type="float">
            <text:p>0,4257793447</text:p>
          </table:table-cell>
          <table:table-cell table:formula="of:=SIN([.F821])" office:value-type="float" office:value="0.904827027460129" calcext:value-type="float">
            <text:p>0,9048270275</text:p>
          </table:table-cell>
        </table:table-row>
        <table:table-row table:style-name="ro1">
          <table:table-cell table:number-columns-repeated="5"/>
          <table:table-cell table:formula="of:=[.F821]+3.14159265/50" office:value-type="float" office:value="51.4592876069993" calcext:value-type="float">
            <text:p>51,459287607</text:p>
          </table:table-cell>
          <table:table-cell table:formula="of:=COS([.F822])" office:value-type="float" office:value="0.368124607356925" calcext:value-type="float">
            <text:p>0,3681246074</text:p>
          </table:table-cell>
          <table:table-cell table:formula="of:=SIN([.F822])" office:value-type="float" office:value="0.929776464241976" calcext:value-type="float">
            <text:p>0,9297764642</text:p>
          </table:table-cell>
        </table:table-row>
        <table:table-row table:style-name="ro1">
          <table:table-cell table:number-columns-repeated="5"/>
          <table:table-cell table:formula="of:=[.F822]+3.14159265/50" office:value-type="float" office:value="51.5221194599993" calcext:value-type="float">
            <text:p>51,52211946</text:p>
          </table:table-cell>
          <table:table-cell table:formula="of:=COS([.F823])" office:value-type="float" office:value="0.309017050366775" calcext:value-type="float">
            <text:p>0,3090170504</text:p>
          </table:table-cell>
          <table:table-cell table:formula="of:=SIN([.F823])" office:value-type="float" office:value="0.951056498102304" calcext:value-type="float">
            <text:p>0,9510564981</text:p>
          </table:table-cell>
        </table:table-row>
        <table:table-row table:style-name="ro1">
          <table:table-cell table:number-columns-repeated="5"/>
          <table:table-cell table:formula="of:=[.F823]+3.14159265/50" office:value-type="float" office:value="51.5849513129993" calcext:value-type="float">
            <text:p>51,584951313</text:p>
          </table:table-cell>
          <table:table-cell table:formula="of:=COS([.F824])" office:value-type="float" office:value="0.248689944258075" calcext:value-type="float">
            <text:p>0,2486899443</text:p>
          </table:table-cell>
          <table:table-cell table:formula="of:=SIN([.F824])" office:value-type="float" office:value="0.968583146469582" calcext:value-type="float">
            <text:p>0,9685831465</text:p>
          </table:table-cell>
        </table:table-row>
        <table:table-row table:style-name="ro1">
          <table:table-cell table:number-columns-repeated="5"/>
          <table:table-cell table:formula="of:=[.F824]+3.14159265/50" office:value-type="float" office:value="51.6477831659993" calcext:value-type="float">
            <text:p>51,647783166</text:p>
          </table:table-cell>
          <table:table-cell table:formula="of:=COS([.F825])" office:value-type="float" office:value="0.18738137255726" calcext:value-type="float">
            <text:p>0,1873813726</text:p>
          </table:table-cell>
          <table:table-cell table:formula="of:=SIN([.F825])" office:value-type="float" office:value="0.982287239670025" calcext:value-type="float">
            <text:p>0,9822872397</text:p>
          </table:table-cell>
        </table:table-row>
        <table:table-row table:style-name="ro1">
          <table:table-cell table:number-columns-repeated="5"/>
          <table:table-cell table:formula="of:=[.F825]+3.14159265/50" office:value-type="float" office:value="51.7106150189993" calcext:value-type="float">
            <text:p>51,710615019</text:p>
          </table:table-cell>
          <table:table-cell table:formula="of:=COS([.F826])" office:value-type="float" office:value="0.125333292187056" calcext:value-type="float">
            <text:p>0,1253332922</text:p>
          </table:table-cell>
          <table:table-cell table:formula="of:=SIN([.F826])" office:value-type="float" office:value="0.9921146939087" calcext:value-type="float">
            <text:p>0,9921146939</text:p>
          </table:table-cell>
        </table:table-row>
        <table:table-row table:style-name="ro1">
          <table:table-cell table:number-columns-repeated="5"/>
          <table:table-cell table:formula="of:=[.F826]+3.14159265/50" office:value-type="float" office:value="51.7734468719993" calcext:value-type="float">
            <text:p>51,773446872</text:p>
          </table:table-cell>
          <table:table-cell table:formula="of:=COS([.F827])" office:value-type="float" office:value="0.0627905785730544" calcext:value-type="float">
            <text:p>0,0627905786</text:p>
          </table:table-cell>
          <table:table-cell table:formula="of:=SIN([.F827])" office:value-type="float" office:value="0.998026724713552" calcext:value-type="float">
            <text:p>0,9980267247</text:p>
          </table:table-cell>
        </table:table-row>
        <table:table-row table:style-name="ro1">
          <table:table-cell table:number-columns-repeated="5"/>
          <table:table-cell table:formula="of:=[.F827]+3.14159265/50" office:value-type="float" office:value="51.8362787249993" calcext:value-type="float">
            <text:p>51,836278725</text:p>
          </table:table-cell>
          <table:table-cell table:formula="of:=COS([.F828])" office:value-type="float" office:value="0.0000000592322779935985" calcext:value-type="float">
            <text:p>5,92322779935985E-008</text:p>
          </table:table-cell>
          <table:table-cell table:formula="of:=SIN([.F828])" office:value-type="float" office:value="0.999999999999998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828]+3.14159265/50" office:value-type="float" office:value="51.8991105779993" calcext:value-type="float">
            <text:p>51,899110578</text:p>
          </table:table-cell>
          <table:table-cell table:formula="of:=COS([.F829])" office:value-type="float" office:value="-0.0627904603422612" calcext:value-type="float">
            <text:p>-0,0627904603</text:p>
          </table:table-cell>
          <table:table-cell table:formula="of:=SIN([.F829])" office:value-type="float" office:value="0.998026732152004" calcext:value-type="float">
            <text:p>0,9980267322</text:p>
          </table:table-cell>
        </table:table-row>
        <table:table-row table:style-name="ro1">
          <table:table-cell table:number-columns-repeated="5"/>
          <table:table-cell table:formula="of:=[.F829]+3.14159265/50" office:value-type="float" office:value="51.9619424309993" calcext:value-type="float">
            <text:p>51,961942431</text:p>
          </table:table-cell>
          <table:table-cell table:formula="of:=COS([.F830])" office:value-type="float" office:value="-0.125333174656628" calcext:value-type="float">
            <text:p>-0,1253331747</text:p>
          </table:table-cell>
          <table:table-cell table:formula="of:=SIN([.F830])" office:value-type="float" office:value="0.992114708756246" calcext:value-type="float">
            <text:p>0,9921147088</text:p>
          </table:table-cell>
        </table:table-row>
        <table:table-row table:style-name="ro1">
          <table:table-cell table:number-columns-repeated="5"/>
          <table:table-cell table:formula="of:=[.F830]+3.14159265/50" office:value-type="float" office:value="52.0247742839993" calcext:value-type="float">
            <text:p>52,024774284</text:p>
          </table:table-cell>
          <table:table-cell table:formula="of:=COS([.F831])" office:value-type="float" office:value="-0.187381256191037" calcext:value-type="float">
            <text:p>-0,1873812562</text:p>
          </table:table-cell>
          <table:table-cell table:formula="of:=SIN([.F831])" office:value-type="float" office:value="0.982287261868069" calcext:value-type="float">
            <text:p>0,9822872619</text:p>
          </table:table-cell>
        </table:table-row>
        <table:table-row table:style-name="ro1">
          <table:table-cell table:number-columns-repeated="5"/>
          <table:table-cell table:formula="of:=[.F831]+3.14159265/50" office:value-type="float" office:value="52.0876061369993" calcext:value-type="float">
            <text:p>52,087606137</text:p>
          </table:table-cell>
          <table:table-cell table:formula="of:=COS([.F832])" office:value-type="float" office:value="-0.248689829515301" calcext:value-type="float">
            <text:p>-0,2486898295</text:p>
          </table:table-cell>
          <table:table-cell table:formula="of:=SIN([.F832])" office:value-type="float" office:value="0.968583175930519" calcext:value-type="float">
            <text:p>0,9685831759</text:p>
          </table:table-cell>
        </table:table-row>
        <table:table-row table:style-name="ro1">
          <table:table-cell table:number-columns-repeated="5"/>
          <table:table-cell table:formula="of:=[.F832]+3.14159265/50" office:value-type="float" office:value="52.1504379899993" calcext:value-type="float">
            <text:p>52,15043799</text:p>
          </table:table-cell>
          <table:table-cell table:formula="of:=COS([.F833])" office:value-type="float" office:value="-0.309016937700287" calcext:value-type="float">
            <text:p>-0,3090169377</text:p>
          </table:table-cell>
          <table:table-cell table:formula="of:=SIN([.F833])" office:value-type="float" office:value="0.951056534709865" calcext:value-type="float">
            <text:p>0,9510565347</text:p>
          </table:table-cell>
        </table:table-row>
        <table:table-row table:style-name="ro1">
          <table:table-cell table:number-columns-repeated="5"/>
          <table:table-cell table:formula="of:=[.F833]+3.14159265/50" office:value-type="float" office:value="52.2132698429993" calcext:value-type="float">
            <text:p>52,213269843</text:p>
          </table:table-cell>
          <table:table-cell table:formula="of:=COS([.F834])" office:value-type="float" office:value="-0.368124497211366" calcext:value-type="float">
            <text:p>-0,3681244972</text:p>
          </table:table-cell>
          <table:table-cell table:formula="of:=SIN([.F834])" office:value-type="float" office:value="0.929776507851687" calcext:value-type="float">
            <text:p>0,9297765079</text:p>
          </table:table-cell>
        </table:table-row>
        <table:table-row table:style-name="ro1">
          <table:table-cell table:number-columns-repeated="5"/>
          <table:table-cell table:formula="of:=[.F834]+3.14159265/50" office:value-type="float" office:value="52.2761016959993" calcext:value-type="float">
            <text:p>52,276101696</text:p>
          </table:table-cell>
          <table:table-cell table:formula="of:=COS([.F835])" office:value-type="float" office:value="-0.425779237515356" calcext:value-type="float">
            <text:p>-0,4257792375</text:p>
          </table:table-cell>
          <table:table-cell table:formula="of:=SIN([.F835])" office:value-type="float" office:value="0.904827077899883" calcext:value-type="float">
            <text:p>0,9048270779</text:p>
          </table:table-cell>
        </table:table-row>
        <table:table-row table:style-name="ro1">
          <table:table-cell table:number-columns-repeated="5"/>
          <table:table-cell table:formula="of:=[.F835]+3.14159265/50" office:value-type="float" office:value="52.3389335489993" calcext:value-type="float">
            <text:p>52,338933549</text:p>
          </table:table-cell>
          <table:table-cell table:formula="of:=COS([.F836])" office:value-type="float" office:value="-0.481753621692743" calcext:value-type="float">
            <text:p>-0,4817536217</text:p>
          </table:table-cell>
          <table:table-cell table:formula="of:=SIN([.F836])" office:value-type="float" office:value="0.876306708855938" calcext:value-type="float">
            <text:p>0,8763067089</text:p>
          </table:table-cell>
        </table:table-row>
        <table:table-row table:style-name="ro1">
          <table:table-cell table:number-columns-repeated="5"/>
          <table:table-cell table:formula="of:=[.F836]+3.14159265/50" office:value-type="float" office:value="52.4017654019993" calcext:value-type="float">
            <text:p>52,401765402</text:p>
          </table:table-cell>
          <table:table-cell table:formula="of:=COS([.F837])" office:value-type="float" office:value="-0.535826744421946" calcext:value-type="float">
            <text:p>-0,5358267444</text:p>
          </table:table-cell>
          <table:table-cell table:formula="of:=SIN([.F837])" office:value-type="float" office:value="0.844327957586493" calcext:value-type="float">
            <text:p>0,8443279576</text:p>
          </table:table-cell>
        </table:table-row>
        <table:table-row table:style-name="ro1">
          <table:table-cell table:number-columns-repeated="5"/>
          <table:table-cell table:formula="of:=[.F837]+3.14159265/50" office:value-type="float" office:value="52.4645972549993" calcext:value-type="float">
            <text:p>52,464597255</text:p>
          </table:table-cell>
          <table:table-cell table:formula="of:=COS([.F838])" office:value-type="float" office:value="-0.587785203791701" calcext:value-type="float">
            <text:p>-0,5877852038</text:p>
          </table:table-cell>
          <table:table-cell table:formula="of:=SIN([.F838])" office:value-type="float" office:value="0.809017029612818" calcext:value-type="float">
            <text:p>0,8090170296</text:p>
          </table:table-cell>
        </table:table-row>
        <table:table-row table:style-name="ro1">
          <table:table-cell table:number-columns-repeated="5"/>
          <table:table-cell table:formula="of:=[.F838]+3.14159265/50" office:value-type="float" office:value="52.5274291079993" calcext:value-type="float">
            <text:p>52,527429108</text:p>
          </table:table-cell>
          <table:table-cell table:formula="of:=COS([.F839])" office:value-type="float" office:value="-0.637423943500907" calcext:value-type="float">
            <text:p>-0,6374239435</text:p>
          </table:table-cell>
          <table:table-cell table:formula="of:=SIN([.F839])" office:value-type="float" office:value="0.77051328103528" calcext:value-type="float">
            <text:p>0,770513281</text:p>
          </table:table-cell>
        </table:table-row>
        <table:table-row table:style-name="ro1">
          <table:table-cell table:number-columns-repeated="5"/>
          <table:table-cell table:formula="of:=[.F839]+3.14159265/50" office:value-type="float" office:value="52.5902609609993" calcext:value-type="float">
            <text:p>52,590260961</text:p>
          </table:table-cell>
          <table:table-cell table:formula="of:=COS([.F840])" office:value-type="float" office:value="-0.684547062122161" calcext:value-type="float">
            <text:p>-0,6845470621</text:p>
          </table:table-cell>
          <table:table-cell table:formula="of:=SIN([.F840])" office:value-type="float" office:value="0.728968668558477" calcext:value-type="float">
            <text:p>0,7289686686</text:p>
          </table:table-cell>
        </table:table-row>
        <table:table-row table:style-name="ro1">
          <table:table-cell table:number-columns-repeated="5"/>
          <table:table-cell table:formula="of:=[.F840]+3.14159265/50" office:value-type="float" office:value="52.6530928139993" calcext:value-type="float">
            <text:p>52,653092814</text:p>
          </table:table-cell>
          <table:table-cell table:formula="of:=COS([.F841])" office:value-type="float" office:value="-0.728968586235195" calcext:value-type="float">
            <text:p>-0,7289685862</text:p>
          </table:table-cell>
          <table:table-cell table:formula="of:=SIN([.F841])" office:value-type="float" office:value="0.684547149787552" calcext:value-type="float">
            <text:p>0,6845471498</text:p>
          </table:table-cell>
        </table:table-row>
        <table:table-row table:style-name="ro1">
          <table:table-cell table:number-columns-repeated="5"/>
          <table:table-cell table:formula="of:=[.F841]+3.14159265/50" office:value-type="float" office:value="52.7159246669993" calcext:value-type="float">
            <text:p>52,715924667</text:p>
          </table:table-cell>
          <table:table-cell table:formula="of:=COS([.F842])" office:value-type="float" office:value="-0.770513204379" calcext:value-type="float">
            <text:p>-0,7705132044</text:p>
          </table:table-cell>
          <table:table-cell table:formula="of:=SIN([.F842])" office:value-type="float" office:value="0.637424036162432" calcext:value-type="float">
            <text:p>0,6374240362</text:p>
          </table:table-cell>
        </table:table-row>
        <table:table-row table:style-name="ro1">
          <table:table-cell table:number-columns-repeated="5"/>
          <table:table-cell table:formula="of:=[.F842]+3.14159265/50" office:value-type="float" office:value="52.7787565199993" calcext:value-type="float">
            <text:p>52,77875652</text:p>
          </table:table-cell>
          <table:table-cell table:formula="of:=COS([.F843])" office:value-type="float" office:value="-0.809016958926067" calcext:value-type="float">
            <text:p>-0,8090169589</text:p>
          </table:table-cell>
          <table:table-cell table:formula="of:=SIN([.F843])" office:value-type="float" office:value="0.587785301083668" calcext:value-type="float">
            <text:p>0,5877853011</text:p>
          </table:table-cell>
        </table:table-row>
        <table:table-row table:style-name="ro1">
          <table:table-cell table:number-columns-repeated="5"/>
          <table:table-cell table:formula="of:=[.F843]+3.14159265/50" office:value-type="float" office:value="52.8415883729993" calcext:value-type="float">
            <text:p>52,841588373</text:p>
          </table:table-cell>
          <table:table-cell table:formula="of:=COS([.F844])" office:value-type="float" office:value="-0.844327893148238" calcext:value-type="float">
            <text:p>-0,8443278931</text:p>
          </table:table-cell>
          <table:table-cell table:formula="of:=SIN([.F844])" office:value-type="float" office:value="0.535826845960387" calcext:value-type="float">
            <text:p>0,535826846</text:p>
          </table:table-cell>
        </table:table-row>
        <table:table-row table:style-name="ro1">
          <table:table-cell table:number-columns-repeated="5"/>
          <table:table-cell table:formula="of:=[.F844]+3.14159265/50" office:value-type="float" office:value="52.9044202259993" calcext:value-type="float">
            <text:p>52,904420226</text:p>
          </table:table-cell>
          <table:table-cell table:formula="of:=COS([.F845])" office:value-type="float" office:value="-0.876306650920489" calcext:value-type="float">
            <text:p>-0,8763066509</text:p>
          </table:table-cell>
          <table:table-cell table:formula="of:=SIN([.F845])" office:value-type="float" office:value="0.481753727076933" calcext:value-type="float">
            <text:p>0,4817537271</text:p>
          </table:table-cell>
        </table:table-row>
        <table:table-row table:style-name="ro1">
          <table:table-cell table:number-columns-repeated="5"/>
          <table:table-cell table:formula="of:=[.F845]+3.14159265/50" office:value-type="float" office:value="52.9672520789993" calcext:value-type="float">
            <text:p>52,967252079</text:p>
          </table:table-cell>
          <table:table-cell table:formula="of:=COS([.F846])" office:value-type="float" office:value="-0.904827026695885" calcext:value-type="float">
            <text:p>-0,9048270267</text:p>
          </table:table-cell>
          <table:table-cell table:formula="of:=SIN([.F846])" office:value-type="float" office:value="0.425779346329391" calcext:value-type="float">
            <text:p>0,4257793463</text:p>
          </table:table-cell>
        </table:table-row>
        <table:table-row table:style-name="ro1">
          <table:table-cell table:number-columns-repeated="5"/>
          <table:table-cell table:formula="of:=[.F846]+3.14159265/50" office:value-type="float" office:value="53.0300839319993" calcext:value-type="float">
            <text:p>53,030083932</text:p>
          </table:table-cell>
          <table:table-cell table:formula="of:=COS([.F847])" office:value-type="float" office:value="-0.929776463581218" calcext:value-type="float">
            <text:p>-0,9297764636</text:p>
          </table:table-cell>
          <table:table-cell table:formula="of:=SIN([.F847])" office:value-type="float" office:value="0.368124609025807" calcext:value-type="float">
            <text:p>0,368124609</text:p>
          </table:table-cell>
        </table:table-row>
        <table:table-row table:style-name="ro1">
          <table:table-cell table:number-columns-repeated="5"/>
          <table:table-cell table:formula="of:=[.F847]+3.14159265/50" office:value-type="float" office:value="53.0929157849993" calcext:value-type="float">
            <text:p>53,092915785</text:p>
          </table:table-cell>
          <table:table-cell table:formula="of:=COS([.F848])" office:value-type="float" office:value="-0.95105649754764" calcext:value-type="float">
            <text:p>-0,9510564975</text:p>
          </table:table-cell>
          <table:table-cell table:formula="of:=SIN([.F848])" office:value-type="float" office:value="0.309017052073854" calcext:value-type="float">
            <text:p>0,3090170521</text:p>
          </table:table-cell>
        </table:table-row>
        <table:table-row table:style-name="ro1">
          <table:table-cell table:number-columns-repeated="5"/>
          <table:table-cell table:formula="of:=[.F848]+3.14159265/50" office:value-type="float" office:value="53.1557476379993" calcext:value-type="float">
            <text:p>53,155747638</text:p>
          </table:table-cell>
          <table:table-cell table:formula="of:=COS([.F849])" office:value-type="float" office:value="-0.968583146023201" calcext:value-type="float">
            <text:p>-0,968583146</text:p>
          </table:table-cell>
          <table:table-cell table:formula="of:=SIN([.F849])" office:value-type="float" office:value="0.248689945996613" calcext:value-type="float">
            <text:p>0,248689946</text:p>
          </table:table-cell>
        </table:table-row>
        <table:table-row table:style-name="ro1">
          <table:table-cell table:number-columns-repeated="5"/>
          <table:table-cell table:formula="of:=[.F849]+3.14159265/50" office:value-type="float" office:value="53.2185794909993" calcext:value-type="float">
            <text:p>53,218579491</text:p>
          </table:table-cell>
          <table:table-cell table:formula="of:=COS([.F850])" office:value-type="float" office:value="-0.982287239333689" calcext:value-type="float">
            <text:p>-0,9822872393</text:p>
          </table:table-cell>
          <table:table-cell table:formula="of:=SIN([.F850])" office:value-type="float" office:value="0.187381374320395" calcext:value-type="float">
            <text:p>0,1873813743</text:p>
          </table:table-cell>
        </table:table-row>
        <table:table-row table:style-name="ro1">
          <table:table-cell table:number-columns-repeated="5"/>
          <table:table-cell table:formula="of:=[.F850]+3.14159265/50" office:value-type="float" office:value="53.2814113439993" calcext:value-type="float">
            <text:p>53,281411344</text:p>
          </table:table-cell>
          <table:table-cell table:formula="of:=COS([.F851])" office:value-type="float" office:value="-0.992114693683736" calcext:value-type="float">
            <text:p>-0,9921146937</text:p>
          </table:table-cell>
          <table:table-cell table:formula="of:=SIN([.F851])" office:value-type="float" office:value="0.125333293967831" calcext:value-type="float">
            <text:p>0,125333294</text:p>
          </table:table-cell>
        </table:table-row>
        <table:table-row table:style-name="ro1">
          <table:table-cell table:number-columns-repeated="5"/>
          <table:table-cell table:formula="of:=[.F851]+3.14159265/50" office:value-type="float" office:value="53.3442431969993" calcext:value-type="float">
            <text:p>53,344243197</text:p>
          </table:table-cell>
          <table:table-cell table:formula="of:=COS([.F852])" office:value-type="float" office:value="-0.998026724600848" calcext:value-type="float">
            <text:p>-0,9980267246</text:p>
          </table:table-cell>
          <table:table-cell table:formula="of:=SIN([.F852])" office:value-type="float" office:value="0.0627905803644412" calcext:value-type="float">
            <text:p>0,0627905804</text:p>
          </table:table-cell>
        </table:table-row>
        <table:table-row table:style-name="ro1">
          <table:table-cell table:number-columns-repeated="5"/>
          <table:table-cell table:formula="of:=[.F852]+3.14159265/50" office:value-type="float" office:value="53.4070750499993" calcext:value-type="float">
            <text:p>53,40707505</text:p>
          </table:table-cell>
          <table:table-cell table:formula="of:=COS([.F853])" office:value-type="float" office:value="-0.999999999999998" calcext:value-type="float">
            <text:p>-1</text:p>
          </table:table-cell>
          <table:table-cell table:formula="of:=SIN([.F853])" office:value-type="float" office:value="0.000000061027206704987" calcext:value-type="float">
            <text:p>0,000000061</text:p>
          </table:table-cell>
        </table:table-row>
        <table:table-row table:style-name="ro1">
          <table:table-cell table:number-columns-repeated="5"/>
          <table:table-cell table:formula="of:=[.F853]+3.14159265/50" office:value-type="float" office:value="53.4699069029993" calcext:value-type="float">
            <text:p>53,469906903</text:p>
          </table:table-cell>
          <table:table-cell table:formula="of:=COS([.F854])" office:value-type="float" office:value="-0.998026732264708" calcext:value-type="float">
            <text:p>-0,9980267323</text:p>
          </table:table-cell>
          <table:table-cell table:formula="of:=SIN([.F854])" office:value-type="float" office:value="-0.0627904585508743" calcext:value-type="float">
            <text:p>-0,0627904586</text:p>
          </table:table-cell>
        </table:table-row>
        <table:table-row table:style-name="ro1">
          <table:table-cell table:number-columns-repeated="5"/>
          <table:table-cell table:formula="of:=[.F854]+3.14159265/50" office:value-type="float" office:value="53.5327387559993" calcext:value-type="float">
            <text:p>53,532738756</text:p>
          </table:table-cell>
          <table:table-cell table:formula="of:=COS([.F855])" office:value-type="float" office:value="-0.99211470898121" calcext:value-type="float">
            <text:p>-0,992114709</text:p>
          </table:table-cell>
          <table:table-cell table:formula="of:=SIN([.F855])" office:value-type="float" office:value="-0.125333172875853" calcext:value-type="float">
            <text:p>-0,1253331729</text:p>
          </table:table-cell>
        </table:table-row>
        <table:table-row table:style-name="ro1">
          <table:table-cell table:number-columns-repeated="5"/>
          <table:table-cell table:formula="of:=[.F855]+3.14159265/50" office:value-type="float" office:value="53.5955706089993" calcext:value-type="float">
            <text:p>53,595570609</text:p>
          </table:table-cell>
          <table:table-cell table:formula="of:=COS([.F856])" office:value-type="float" office:value="-0.982287262204405" calcext:value-type="float">
            <text:p>-0,9822872622</text:p>
          </table:table-cell>
          <table:table-cell table:formula="of:=SIN([.F856])" office:value-type="float" office:value="-0.187381254427901" calcext:value-type="float">
            <text:p>-0,1873812544</text:p>
          </table:table-cell>
        </table:table-row>
        <table:table-row table:style-name="ro1">
          <table:table-cell table:number-columns-repeated="5"/>
          <table:table-cell table:formula="of:=[.F856]+3.14159265/50" office:value-type="float" office:value="53.6584024619993" calcext:value-type="float">
            <text:p>53,658402462</text:p>
          </table:table-cell>
          <table:table-cell table:formula="of:=COS([.F857])" office:value-type="float" office:value="-0.968583176376899" calcext:value-type="float">
            <text:p>-0,9685831764</text:p>
          </table:table-cell>
          <table:table-cell table:formula="of:=SIN([.F857])" office:value-type="float" office:value="-0.248689827776763" calcext:value-type="float">
            <text:p>-0,2486898278</text:p>
          </table:table-cell>
        </table:table-row>
        <table:table-row table:style-name="ro1">
          <table:table-cell table:number-columns-repeated="5"/>
          <table:table-cell table:formula="of:=[.F857]+3.14159265/50" office:value-type="float" office:value="53.7212343149993" calcext:value-type="float">
            <text:p>53,721234315</text:p>
          </table:table-cell>
          <table:table-cell table:formula="of:=COS([.F858])" office:value-type="float" office:value="-0.951056535264529" calcext:value-type="float">
            <text:p>-0,9510565353</text:p>
          </table:table-cell>
          <table:table-cell table:formula="of:=SIN([.F858])" office:value-type="float" office:value="-0.309016935993208" calcext:value-type="float">
            <text:p>-0,309016936</text:p>
          </table:table-cell>
        </table:table-row>
        <table:table-row table:style-name="ro1">
          <table:table-cell table:number-columns-repeated="5"/>
          <table:table-cell table:formula="of:=[.F858]+3.14159265/50" office:value-type="float" office:value="53.7840661679993" calcext:value-type="float">
            <text:p>53,784066168</text:p>
          </table:table-cell>
          <table:table-cell table:formula="of:=COS([.F859])" office:value-type="float" office:value="-0.929776508512444" calcext:value-type="float">
            <text:p>-0,9297765085</text:p>
          </table:table-cell>
          <table:table-cell table:formula="of:=SIN([.F859])" office:value-type="float" office:value="-0.368124495542484" calcext:value-type="float">
            <text:p>-0,3681244955</text:p>
          </table:table-cell>
        </table:table-row>
        <table:table-row table:style-name="ro1">
          <table:table-cell table:number-columns-repeated="5"/>
          <table:table-cell table:formula="of:=[.F859]+3.14159265/50" office:value-type="float" office:value="53.8468980209993" calcext:value-type="float">
            <text:p>53,846898021</text:p>
          </table:table-cell>
          <table:table-cell table:formula="of:=COS([.F860])" office:value-type="float" office:value="-0.904827078664127" calcext:value-type="float">
            <text:p>-0,9048270787</text:p>
          </table:table-cell>
          <table:table-cell table:formula="of:=SIN([.F860])" office:value-type="float" office:value="-0.425779235891256" calcext:value-type="float">
            <text:p>-0,4257792359</text:p>
          </table:table-cell>
        </table:table-row>
        <table:table-row table:style-name="ro1">
          <table:table-cell table:number-columns-repeated="5"/>
          <table:table-cell table:formula="of:=[.F860]+3.14159265/50" office:value-type="float" office:value="53.9097298739993" calcext:value-type="float">
            <text:p>53,909729874</text:p>
          </table:table-cell>
          <table:table-cell table:formula="of:=COS([.F861])" office:value-type="float" office:value="-0.876306709720651" calcext:value-type="float">
            <text:p>-0,8763067097</text:p>
          </table:table-cell>
          <table:table-cell table:formula="of:=SIN([.F861])" office:value-type="float" office:value="-0.481753620119835" calcext:value-type="float">
            <text:p>-0,4817536201</text:p>
          </table:table-cell>
        </table:table-row>
        <table:table-row table:style-name="ro1">
          <table:table-cell table:number-columns-repeated="5"/>
          <table:table-cell table:formula="of:=[.F861]+3.14159265/50" office:value-type="float" office:value="53.9725617269993" calcext:value-type="float">
            <text:p>53,972561727</text:p>
          </table:table-cell>
          <table:table-cell table:formula="of:=COS([.F862])" office:value-type="float" office:value="-0.844327958548264" calcext:value-type="float">
            <text:p>-0,8443279585</text:p>
          </table:table-cell>
          <table:table-cell table:formula="of:=SIN([.F862])" office:value-type="float" office:value="-0.535826742906438" calcext:value-type="float">
            <text:p>-0,5358267429</text:p>
          </table:table-cell>
        </table:table-row>
        <table:table-row table:style-name="ro1">
          <table:table-cell table:number-columns-repeated="5"/>
          <table:table-cell table:formula="of:=[.F862]+3.14159265/50" office:value-type="float" office:value="54.0353935799993" calcext:value-type="float">
            <text:p>54,03539358</text:p>
          </table:table-cell>
          <table:table-cell table:formula="of:=COS([.F863])" office:value-type="float" office:value="-0.809017030667851" calcext:value-type="float">
            <text:p>-0,8090170307</text:p>
          </table:table-cell>
          <table:table-cell table:formula="of:=SIN([.F863])" office:value-type="float" office:value="-0.587785202339574" calcext:value-type="float">
            <text:p>-0,5877852023</text:p>
          </table:table-cell>
        </table:table-row>
        <table:table-row table:style-name="ro1">
          <table:table-cell table:number-columns-repeated="5"/>
          <table:table-cell table:formula="of:=[.F863]+3.14159265/50" office:value-type="float" office:value="54.0982254329993" calcext:value-type="float">
            <text:p>54,098225433</text:p>
          </table:table-cell>
          <table:table-cell table:formula="of:=COS([.F864])" office:value-type="float" office:value="-0.770513282179411" calcext:value-type="float">
            <text:p>-0,7705132822</text:p>
          </table:table-cell>
          <table:table-cell table:formula="of:=SIN([.F864])" office:value-type="float" office:value="-0.63742394211789" calcext:value-type="float">
            <text:p>-0,6374239421</text:p>
          </table:table-cell>
        </table:table-row>
        <table:table-row table:style-name="ro1">
          <table:table-cell table:number-columns-repeated="5"/>
          <table:table-cell table:formula="of:=[.F864]+3.14159265/50" office:value-type="float" office:value="54.1610572859993" calcext:value-type="float">
            <text:p>54,161057286</text:p>
          </table:table-cell>
          <table:table-cell table:formula="of:=COS([.F865])" office:value-type="float" office:value="-0.72896866978719" calcext:value-type="float">
            <text:p>-0,7289686698</text:p>
          </table:table-cell>
          <table:table-cell table:formula="of:=SIN([.F865])" office:value-type="float" office:value="-0.684547060813714" calcext:value-type="float">
            <text:p>-0,6845470608</text:p>
          </table:table-cell>
        </table:table-row>
        <table:table-row table:style-name="ro1">
          <table:table-cell table:number-columns-repeated="5"/>
          <table:table-cell table:formula="of:=[.F865]+3.14159265/50" office:value-type="float" office:value="54.2238891389993" calcext:value-type="float">
            <text:p>54,223889139</text:p>
          </table:table-cell>
          <table:table-cell table:formula="of:=COS([.F866])" office:value-type="float" office:value="-0.684547151095999" calcext:value-type="float">
            <text:p>-0,6845471511</text:p>
          </table:table-cell>
          <table:table-cell table:formula="of:=SIN([.F866])" office:value-type="float" office:value="-0.728968585006482" calcext:value-type="float">
            <text:p>-0,728968585</text:p>
          </table:table-cell>
        </table:table-row>
        <table:table-row table:style-name="ro1">
          <table:table-cell table:number-columns-repeated="5"/>
          <table:table-cell table:formula="of:=[.F866]+3.14159265/50" office:value-type="float" office:value="54.2867209919993" calcext:value-type="float">
            <text:p>54,286720992</text:p>
          </table:table-cell>
          <table:table-cell table:formula="of:=COS([.F867])" office:value-type="float" office:value="-0.637424037545449" calcext:value-type="float">
            <text:p>-0,6374240375</text:p>
          </table:table-cell>
          <table:table-cell table:formula="of:=SIN([.F867])" office:value-type="float" office:value="-0.770513203234869" calcext:value-type="float">
            <text:p>-0,7705132032</text:p>
          </table:table-cell>
        </table:table-row>
        <table:table-row table:style-name="ro1">
          <table:table-cell table:number-columns-repeated="5"/>
          <table:table-cell table:formula="of:=[.F867]+3.14159265/50" office:value-type="float" office:value="54.3495528449993" calcext:value-type="float">
            <text:p>54,349552845</text:p>
          </table:table-cell>
          <table:table-cell table:formula="of:=COS([.F868])" office:value-type="float" office:value="-0.587785302535796" calcext:value-type="float">
            <text:p>-0,5877853025</text:p>
          </table:table-cell>
          <table:table-cell table:formula="of:=SIN([.F868])" office:value-type="float" office:value="-0.809016957871034" calcext:value-type="float">
            <text:p>-0,8090169579</text:p>
          </table:table-cell>
        </table:table-row>
        <table:table-row table:style-name="ro1">
          <table:table-cell table:number-columns-repeated="5"/>
          <table:table-cell table:formula="of:=[.F868]+3.14159265/50" office:value-type="float" office:value="54.4123846979993" calcext:value-type="float">
            <text:p>54,412384698</text:p>
          </table:table-cell>
          <table:table-cell table:formula="of:=COS([.F869])" office:value-type="float" office:value="-0.535826847475896" calcext:value-type="float">
            <text:p>-0,5358268475</text:p>
          </table:table-cell>
          <table:table-cell table:formula="of:=SIN([.F869])" office:value-type="float" office:value="-0.844327892186467" calcext:value-type="float">
            <text:p>-0,8443278922</text:p>
          </table:table-cell>
        </table:table-row>
        <table:table-row table:style-name="ro1">
          <table:table-cell table:number-columns-repeated="5"/>
          <table:table-cell table:formula="of:=[.F869]+3.14159265/50" office:value-type="float" office:value="54.4752165509993" calcext:value-type="float">
            <text:p>54,475216551</text:p>
          </table:table-cell>
          <table:table-cell table:formula="of:=COS([.F870])" office:value-type="float" office:value="-0.481753728649841" calcext:value-type="float">
            <text:p>-0,4817537286</text:p>
          </table:table-cell>
          <table:table-cell table:formula="of:=SIN([.F870])" office:value-type="float" office:value="-0.876306650055776" calcext:value-type="float">
            <text:p>-0,8763066501</text:p>
          </table:table-cell>
        </table:table-row>
        <table:table-row table:style-name="ro1">
          <table:table-cell table:number-columns-repeated="5"/>
          <table:table-cell table:formula="of:=[.F870]+3.14159265/50" office:value-type="float" office:value="54.5380484039993" calcext:value-type="float">
            <text:p>54,538048404</text:p>
          </table:table-cell>
          <table:table-cell table:formula="of:=COS([.F871])" office:value-type="float" office:value="-0.425779347953491" calcext:value-type="float">
            <text:p>-0,425779348</text:p>
          </table:table-cell>
          <table:table-cell table:formula="of:=SIN([.F871])" office:value-type="float" office:value="-0.904827025931642" calcext:value-type="float">
            <text:p>-0,9048270259</text:p>
          </table:table-cell>
        </table:table-row>
        <table:table-row table:style-name="ro1">
          <table:table-cell table:number-columns-repeated="5"/>
          <table:table-cell table:formula="of:=[.F871]+3.14159265/50" office:value-type="float" office:value="54.6008802569993" calcext:value-type="float">
            <text:p>54,600880257</text:p>
          </table:table-cell>
          <table:table-cell table:formula="of:=COS([.F872])" office:value-type="float" office:value="-0.36812461069469" calcext:value-type="float">
            <text:p>-0,3681246107</text:p>
          </table:table-cell>
          <table:table-cell table:formula="of:=SIN([.F872])" office:value-type="float" office:value="-0.929776462920461" calcext:value-type="float">
            <text:p>-0,9297764629</text:p>
          </table:table-cell>
        </table:table-row>
        <table:table-row table:style-name="ro1">
          <table:table-cell table:number-columns-repeated="5"/>
          <table:table-cell table:formula="of:=[.F872]+3.14159265/50" office:value-type="float" office:value="54.6637121099993" calcext:value-type="float">
            <text:p>54,66371211</text:p>
          </table:table-cell>
          <table:table-cell table:formula="of:=COS([.F873])" office:value-type="float" office:value="-0.309017053780932" calcext:value-type="float">
            <text:p>-0,3090170538</text:p>
          </table:table-cell>
          <table:table-cell table:formula="of:=SIN([.F873])" office:value-type="float" office:value="-0.951056496992977" calcext:value-type="float">
            <text:p>-0,951056497</text:p>
          </table:table-cell>
        </table:table-row>
        <table:table-row table:style-name="ro1">
          <table:table-cell table:number-columns-repeated="5"/>
          <table:table-cell table:formula="of:=[.F873]+3.14159265/50" office:value-type="float" office:value="54.7265439629993" calcext:value-type="float">
            <text:p>54,726543963</text:p>
          </table:table-cell>
          <table:table-cell table:formula="of:=COS([.F874])" office:value-type="float" office:value="-0.248689947735151" calcext:value-type="float">
            <text:p>-0,2486899477</text:p>
          </table:table-cell>
          <table:table-cell table:formula="of:=SIN([.F874])" office:value-type="float" office:value="-0.96858314557682" calcext:value-type="float">
            <text:p>-0,9685831456</text:p>
          </table:table-cell>
        </table:table-row>
        <table:table-row table:style-name="ro1">
          <table:table-cell table:number-columns-repeated="5"/>
          <table:table-cell table:formula="of:=[.F874]+3.14159265/50" office:value-type="float" office:value="54.7893758159993" calcext:value-type="float">
            <text:p>54,789375816</text:p>
          </table:table-cell>
          <table:table-cell table:formula="of:=COS([.F875])" office:value-type="float" office:value="-0.187381376083531" calcext:value-type="float">
            <text:p>-0,1873813761</text:p>
          </table:table-cell>
          <table:table-cell table:formula="of:=SIN([.F875])" office:value-type="float" office:value="-0.982287238997353" calcext:value-type="float">
            <text:p>-0,982287239</text:p>
          </table:table-cell>
        </table:table-row>
        <table:table-row table:style-name="ro1">
          <table:table-cell table:number-columns-repeated="5"/>
          <table:table-cell table:formula="of:=[.F875]+3.14159265/50" office:value-type="float" office:value="54.8522076689993" calcext:value-type="float">
            <text:p>54,852207669</text:p>
          </table:table-cell>
          <table:table-cell table:formula="of:=COS([.F876])" office:value-type="float" office:value="-0.125333295748606" calcext:value-type="float">
            <text:p>-0,1253332957</text:p>
          </table:table-cell>
          <table:table-cell table:formula="of:=SIN([.F876])" office:value-type="float" office:value="-0.992114693458772" calcext:value-type="float">
            <text:p>-0,9921146935</text:p>
          </table:table-cell>
        </table:table-row>
        <table:table-row table:style-name="ro1">
          <table:table-cell table:number-columns-repeated="5"/>
          <table:table-cell table:formula="of:=[.F876]+3.14159265/50" office:value-type="float" office:value="54.9150395219993" calcext:value-type="float">
            <text:p>54,915039522</text:p>
          </table:table-cell>
          <table:table-cell table:formula="of:=COS([.F877])" office:value-type="float" office:value="-0.0627905821558281" calcext:value-type="float">
            <text:p>-0,0627905822</text:p>
          </table:table-cell>
          <table:table-cell table:formula="of:=SIN([.F877])" office:value-type="float" office:value="-0.998026724488143" calcext:value-type="float">
            <text:p>-0,9980267245</text:p>
          </table:table-cell>
        </table:table-row>
        <table:table-row table:style-name="ro1">
          <table:table-cell table:number-columns-repeated="5"/>
          <table:table-cell table:formula="of:=[.F877]+3.14159265/50" office:value-type="float" office:value="54.9778713749993" calcext:value-type="float">
            <text:p>54,977871375</text:p>
          </table:table-cell>
          <table:table-cell table:formula="of:=COS([.F878])" office:value-type="float" office:value="-0.0000000628221354163756" calcext:value-type="float">
            <text:p>-6,28221354163756E-008</text:p>
          </table:table-cell>
          <table:table-cell table:formula="of:=SIN([.F878])" office:value-type="float" office:value="-0.999999999999998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878]+3.14159265/50" office:value-type="float" office:value="55.0407032279992" calcext:value-type="float">
            <text:p>55,040703228</text:p>
          </table:table-cell>
          <table:table-cell table:formula="of:=COS([.F879])" office:value-type="float" office:value="0.0627904567594875" calcext:value-type="float">
            <text:p>0,0627904568</text:p>
          </table:table-cell>
          <table:table-cell table:formula="of:=SIN([.F879])" office:value-type="float" office:value="-0.998026732377412" calcext:value-type="float">
            <text:p>-0,9980267324</text:p>
          </table:table-cell>
        </table:table-row>
        <table:table-row table:style-name="ro1">
          <table:table-cell table:number-columns-repeated="5"/>
          <table:table-cell table:formula="of:=[.F879]+3.14159265/50" office:value-type="float" office:value="55.1035350809992" calcext:value-type="float">
            <text:p>55,103535081</text:p>
          </table:table-cell>
          <table:table-cell table:formula="of:=COS([.F880])" office:value-type="float" office:value="0.125333171095078" calcext:value-type="float">
            <text:p>0,1253331711</text:p>
          </table:table-cell>
          <table:table-cell table:formula="of:=SIN([.F880])" office:value-type="float" office:value="-0.992114709206174" calcext:value-type="float">
            <text:p>-0,9921147092</text:p>
          </table:table-cell>
        </table:table-row>
        <table:table-row table:style-name="ro1">
          <table:table-cell table:number-columns-repeated="5"/>
          <table:table-cell table:formula="of:=[.F880]+3.14159265/50" office:value-type="float" office:value="55.1663669339992" calcext:value-type="float">
            <text:p>55,166366934</text:p>
          </table:table-cell>
          <table:table-cell table:formula="of:=COS([.F881])" office:value-type="float" office:value="0.187381252664765" calcext:value-type="float">
            <text:p>0,1873812527</text:p>
          </table:table-cell>
          <table:table-cell table:formula="of:=SIN([.F881])" office:value-type="float" office:value="-0.982287262540741" calcext:value-type="float">
            <text:p>-0,9822872625</text:p>
          </table:table-cell>
        </table:table-row>
        <table:table-row table:style-name="ro1">
          <table:table-cell table:number-columns-repeated="5"/>
          <table:table-cell table:formula="of:=[.F881]+3.14159265/50" office:value-type="float" office:value="55.2291987869992" calcext:value-type="float">
            <text:p>55,229198787</text:p>
          </table:table-cell>
          <table:table-cell table:formula="of:=COS([.F882])" office:value-type="float" office:value="0.248689826038226" calcext:value-type="float">
            <text:p>0,248689826</text:p>
          </table:table-cell>
          <table:table-cell table:formula="of:=SIN([.F882])" office:value-type="float" office:value="-0.96858317682328" calcext:value-type="float">
            <text:p>-0,9685831768</text:p>
          </table:table-cell>
        </table:table-row>
        <table:table-row table:style-name="ro1">
          <table:table-cell table:number-columns-repeated="5"/>
          <table:table-cell table:formula="of:=[.F882]+3.14159265/50" office:value-type="float" office:value="55.2920306399992" calcext:value-type="float">
            <text:p>55,29203064</text:p>
          </table:table-cell>
          <table:table-cell table:formula="of:=COS([.F883])" office:value-type="float" office:value="0.30901693428613" calcext:value-type="float">
            <text:p>0,3090169343</text:p>
          </table:table-cell>
          <table:table-cell table:formula="of:=SIN([.F883])" office:value-type="float" office:value="-0.951056535819192" calcext:value-type="float">
            <text:p>-0,9510565358</text:p>
          </table:table-cell>
        </table:table-row>
        <table:table-row table:style-name="ro1">
          <table:table-cell table:number-columns-repeated="5"/>
          <table:table-cell table:formula="of:=[.F883]+3.14159265/50" office:value-type="float" office:value="55.3548624929992" calcext:value-type="float">
            <text:p>55,354862493</text:p>
          </table:table-cell>
          <table:table-cell table:formula="of:=COS([.F884])" office:value-type="float" office:value="0.368124493873601" calcext:value-type="float">
            <text:p>0,3681244939</text:p>
          </table:table-cell>
          <table:table-cell table:formula="of:=SIN([.F884])" office:value-type="float" office:value="-0.929776509173202" calcext:value-type="float">
            <text:p>-0,9297765092</text:p>
          </table:table-cell>
        </table:table-row>
        <table:table-row table:style-name="ro1">
          <table:table-cell table:number-columns-repeated="5"/>
          <table:table-cell table:formula="of:=[.F884]+3.14159265/50" office:value-type="float" office:value="55.4176943459992" calcext:value-type="float">
            <text:p>55,417694346</text:p>
          </table:table-cell>
          <table:table-cell table:formula="of:=COS([.F885])" office:value-type="float" office:value="0.425779234267156" calcext:value-type="float">
            <text:p>0,4257792343</text:p>
          </table:table-cell>
          <table:table-cell table:formula="of:=SIN([.F885])" office:value-type="float" office:value="-0.90482707942837" calcext:value-type="float">
            <text:p>-0,9048270794</text:p>
          </table:table-cell>
        </table:table-row>
        <table:table-row table:style-name="ro1">
          <table:table-cell table:number-columns-repeated="5"/>
          <table:table-cell table:formula="of:=[.F885]+3.14159265/50" office:value-type="float" office:value="55.4805261989992" calcext:value-type="float">
            <text:p>55,480526199</text:p>
          </table:table-cell>
          <table:table-cell table:formula="of:=COS([.F886])" office:value-type="float" office:value="0.481753618546927" calcext:value-type="float">
            <text:p>0,4817536185</text:p>
          </table:table-cell>
          <table:table-cell table:formula="of:=SIN([.F886])" office:value-type="float" office:value="-0.876306710585365" calcext:value-type="float">
            <text:p>-0,8763067106</text:p>
          </table:table-cell>
        </table:table-row>
        <table:table-row table:style-name="ro1">
          <table:table-cell table:number-columns-repeated="5"/>
          <table:table-cell table:formula="of:=[.F886]+3.14159265/50" office:value-type="float" office:value="55.5433580519992" calcext:value-type="float">
            <text:p>55,543358052</text:p>
          </table:table-cell>
          <table:table-cell table:formula="of:=COS([.F887])" office:value-type="float" office:value="0.535826741390929" calcext:value-type="float">
            <text:p>0,5358267414</text:p>
          </table:table-cell>
          <table:table-cell table:formula="of:=SIN([.F887])" office:value-type="float" office:value="-0.844327959510034" calcext:value-type="float">
            <text:p>-0,8443279595</text:p>
          </table:table-cell>
        </table:table-row>
        <table:table-row table:style-name="ro1">
          <table:table-cell table:number-columns-repeated="5"/>
          <table:table-cell table:formula="of:=[.F887]+3.14159265/50" office:value-type="float" office:value="55.6061899049992" calcext:value-type="float">
            <text:p>55,606189905</text:p>
          </table:table-cell>
          <table:table-cell table:formula="of:=COS([.F888])" office:value-type="float" office:value="0.587785200887446" calcext:value-type="float">
            <text:p>0,5877852009</text:p>
          </table:table-cell>
          <table:table-cell table:formula="of:=SIN([.F888])" office:value-type="float" office:value="-0.809017031722883" calcext:value-type="float">
            <text:p>-0,8090170317</text:p>
          </table:table-cell>
        </table:table-row>
        <table:table-row table:style-name="ro1">
          <table:table-cell table:number-columns-repeated="5"/>
          <table:table-cell table:formula="of:=[.F888]+3.14159265/50" office:value-type="float" office:value="55.6690217579992" calcext:value-type="float">
            <text:p>55,669021758</text:p>
          </table:table-cell>
          <table:table-cell table:formula="of:=COS([.F889])" office:value-type="float" office:value="0.637423940734874" calcext:value-type="float">
            <text:p>0,6374239407</text:p>
          </table:table-cell>
          <table:table-cell table:formula="of:=SIN([.F889])" office:value-type="float" office:value="-0.770513283323541" calcext:value-type="float">
            <text:p>-0,7705132833</text:p>
          </table:table-cell>
        </table:table-row>
        <table:table-row table:style-name="ro1">
          <table:table-cell table:number-columns-repeated="5"/>
          <table:table-cell table:formula="of:=[.F889]+3.14159265/50" office:value-type="float" office:value="55.7318536109992" calcext:value-type="float">
            <text:p>55,731853611</text:p>
          </table:table-cell>
          <table:table-cell table:formula="of:=COS([.F890])" office:value-type="float" office:value="0.684547059505267" calcext:value-type="float">
            <text:p>0,6845470595</text:p>
          </table:table-cell>
          <table:table-cell table:formula="of:=SIN([.F890])" office:value-type="float" office:value="-0.728968671015903" calcext:value-type="float">
            <text:p>-0,728968671</text:p>
          </table:table-cell>
        </table:table-row>
        <table:table-row table:style-name="ro1">
          <table:table-cell table:number-columns-repeated="5"/>
          <table:table-cell table:formula="of:=[.F890]+3.14159265/50" office:value-type="float" office:value="55.7946854639992" calcext:value-type="float">
            <text:p>55,794685464</text:p>
          </table:table-cell>
          <table:table-cell table:formula="of:=COS([.F891])" office:value-type="float" office:value="0.728968583777768" calcext:value-type="float">
            <text:p>0,7289685838</text:p>
          </table:table-cell>
          <table:table-cell table:formula="of:=SIN([.F891])" office:value-type="float" office:value="-0.684547152404445" calcext:value-type="float">
            <text:p>-0,6845471524</text:p>
          </table:table-cell>
        </table:table-row>
        <table:table-row table:style-name="ro1">
          <table:table-cell table:number-columns-repeated="5"/>
          <table:table-cell table:formula="of:=[.F891]+3.14159265/50" office:value-type="float" office:value="55.8575173169992" calcext:value-type="float">
            <text:p>55,857517317</text:p>
          </table:table-cell>
          <table:table-cell table:formula="of:=COS([.F892])" office:value-type="float" office:value="0.770513202090738" calcext:value-type="float">
            <text:p>0,7705132021</text:p>
          </table:table-cell>
          <table:table-cell table:formula="of:=SIN([.F892])" office:value-type="float" office:value="-0.637424038928465" calcext:value-type="float">
            <text:p>-0,6374240389</text:p>
          </table:table-cell>
        </table:table-row>
        <table:table-row table:style-name="ro1">
          <table:table-cell table:number-columns-repeated="5"/>
          <table:table-cell table:formula="of:=[.F892]+3.14159265/50" office:value-type="float" office:value="55.9203491699992" calcext:value-type="float">
            <text:p>55,92034917</text:p>
          </table:table-cell>
          <table:table-cell table:formula="of:=COS([.F893])" office:value-type="float" office:value="0.809016956816001" calcext:value-type="float">
            <text:p>0,8090169568</text:p>
          </table:table-cell>
          <table:table-cell table:formula="of:=SIN([.F893])" office:value-type="float" office:value="-0.587785303987924" calcext:value-type="float">
            <text:p>-0,587785304</text:p>
          </table:table-cell>
        </table:table-row>
        <table:table-row table:style-name="ro1">
          <table:table-cell table:number-columns-repeated="5"/>
          <table:table-cell table:formula="of:=[.F893]+3.14159265/50" office:value-type="float" office:value="55.9831810229992" calcext:value-type="float">
            <text:p>55,983181023</text:p>
          </table:table-cell>
          <table:table-cell table:formula="of:=COS([.F894])" office:value-type="float" office:value="0.844327891224697" calcext:value-type="float">
            <text:p>0,8443278912</text:p>
          </table:table-cell>
          <table:table-cell table:formula="of:=SIN([.F894])" office:value-type="float" office:value="-0.535826848991404" calcext:value-type="float">
            <text:p>-0,535826849</text:p>
          </table:table-cell>
        </table:table-row>
        <table:table-row table:style-name="ro1">
          <table:table-cell table:number-columns-repeated="5"/>
          <table:table-cell table:formula="of:=[.F894]+3.14159265/50" office:value-type="float" office:value="56.0460128759992" calcext:value-type="float">
            <text:p>56,046012876</text:p>
          </table:table-cell>
          <table:table-cell table:formula="of:=COS([.F895])" office:value-type="float" office:value="0.876306649191062" calcext:value-type="float">
            <text:p>0,8763066492</text:p>
          </table:table-cell>
          <table:table-cell table:formula="of:=SIN([.F895])" office:value-type="float" office:value="-0.481753730222749" calcext:value-type="float">
            <text:p>-0,4817537302</text:p>
          </table:table-cell>
        </table:table-row>
        <table:table-row table:style-name="ro1">
          <table:table-cell table:number-columns-repeated="5"/>
          <table:table-cell table:formula="of:=[.F895]+3.14159265/50" office:value-type="float" office:value="56.1088447289992" calcext:value-type="float">
            <text:p>56,108844729</text:p>
          </table:table-cell>
          <table:table-cell table:formula="of:=COS([.F896])" office:value-type="float" office:value="0.904827025167398" calcext:value-type="float">
            <text:p>0,9048270252</text:p>
          </table:table-cell>
          <table:table-cell table:formula="of:=SIN([.F896])" office:value-type="float" office:value="-0.425779349577591" calcext:value-type="float">
            <text:p>-0,4257793496</text:p>
          </table:table-cell>
        </table:table-row>
        <table:table-row table:style-name="ro1">
          <table:table-cell table:number-columns-repeated="5"/>
          <table:table-cell table:formula="of:=[.F896]+3.14159265/50" office:value-type="float" office:value="56.1716765819992" calcext:value-type="float">
            <text:p>56,171676582</text:p>
          </table:table-cell>
          <table:table-cell table:formula="of:=COS([.F897])" office:value-type="float" office:value="0.929776462259703" calcext:value-type="float">
            <text:p>0,9297764623</text:p>
          </table:table-cell>
          <table:table-cell table:formula="of:=SIN([.F897])" office:value-type="float" office:value="-0.368124612363572" calcext:value-type="float">
            <text:p>-0,3681246124</text:p>
          </table:table-cell>
        </table:table-row>
        <table:table-row table:style-name="ro1">
          <table:table-cell table:number-columns-repeated="5"/>
          <table:table-cell table:formula="of:=[.F897]+3.14159265/50" office:value-type="float" office:value="56.2345084349992" calcext:value-type="float">
            <text:p>56,234508435</text:p>
          </table:table-cell>
          <table:table-cell table:formula="of:=COS([.F898])" office:value-type="float" office:value="0.951056496438313" calcext:value-type="float">
            <text:p>0,9510564964</text:p>
          </table:table-cell>
          <table:table-cell table:formula="of:=SIN([.F898])" office:value-type="float" office:value="-0.309017055488011" calcext:value-type="float">
            <text:p>-0,3090170555</text:p>
          </table:table-cell>
        </table:table-row>
        <table:table-row table:style-name="ro1">
          <table:table-cell table:number-columns-repeated="5"/>
          <table:table-cell table:formula="of:=[.F898]+3.14159265/50" office:value-type="float" office:value="56.2973402879992" calcext:value-type="float">
            <text:p>56,297340288</text:p>
          </table:table-cell>
          <table:table-cell table:formula="of:=COS([.F899])" office:value-type="float" office:value="0.96858314513044" calcext:value-type="float">
            <text:p>0,9685831451</text:p>
          </table:table-cell>
          <table:table-cell table:formula="of:=SIN([.F899])" office:value-type="float" office:value="-0.248689949473688" calcext:value-type="float">
            <text:p>-0,2486899495</text:p>
          </table:table-cell>
        </table:table-row>
        <table:table-row table:style-name="ro1">
          <table:table-cell table:number-columns-repeated="5"/>
          <table:table-cell table:formula="of:=[.F899]+3.14159265/50" office:value-type="float" office:value="56.3601721409992" calcext:value-type="float">
            <text:p>56,360172141</text:p>
          </table:table-cell>
          <table:table-cell table:formula="of:=COS([.F900])" office:value-type="float" office:value="0.982287238661016" calcext:value-type="float">
            <text:p>0,9822872387</text:p>
          </table:table-cell>
          <table:table-cell table:formula="of:=SIN([.F900])" office:value-type="float" office:value="-0.187381377846666" calcext:value-type="float">
            <text:p>-0,1873813778</text:p>
          </table:table-cell>
        </table:table-row>
        <table:table-row table:style-name="ro1">
          <table:table-cell table:number-columns-repeated="5"/>
          <table:table-cell table:formula="of:=[.F900]+3.14159265/50" office:value-type="float" office:value="56.4230039939992" calcext:value-type="float">
            <text:p>56,423003994</text:p>
          </table:table-cell>
          <table:table-cell table:formula="of:=COS([.F901])" office:value-type="float" office:value="0.992114693233807" calcext:value-type="float">
            <text:p>0,9921146932</text:p>
          </table:table-cell>
          <table:table-cell table:formula="of:=SIN([.F901])" office:value-type="float" office:value="-0.125333297529381" calcext:value-type="float">
            <text:p>-0,1253332975</text:p>
          </table:table-cell>
        </table:table-row>
        <table:table-row table:style-name="ro1">
          <table:table-cell table:number-columns-repeated="5"/>
          <table:table-cell table:formula="of:=[.F901]+3.14159265/50" office:value-type="float" office:value="56.4858358469992" calcext:value-type="float">
            <text:p>56,485835847</text:p>
          </table:table-cell>
          <table:table-cell table:formula="of:=COS([.F902])" office:value-type="float" office:value="0.998026724375439" calcext:value-type="float">
            <text:p>0,9980267244</text:p>
          </table:table-cell>
          <table:table-cell table:formula="of:=SIN([.F902])" office:value-type="float" office:value="-0.0627905839472149" calcext:value-type="float">
            <text:p>-0,0627905839</text:p>
          </table:table-cell>
        </table:table-row>
        <table:table-row table:style-name="ro1">
          <table:table-cell table:number-columns-repeated="5"/>
          <table:table-cell table:formula="of:=[.F902]+3.14159265/50" office:value-type="float" office:value="56.5486676999992" calcext:value-type="float">
            <text:p>56,5486677</text:p>
          </table:table-cell>
          <table:table-cell table:formula="of:=COS([.F903])" office:value-type="float" office:value="0.999999999999998" calcext:value-type="float">
            <text:p>1</text:p>
          </table:table-cell>
          <table:table-cell table:formula="of:=SIN([.F903])" office:value-type="float" office:value="-0.0000000646170641277641" calcext:value-type="float">
            <text:p>-6,46170641277641E-008</text:p>
          </table:table-cell>
        </table:table-row>
        <table:table-row table:style-name="ro1">
          <table:table-cell table:number-columns-repeated="5"/>
          <table:table-cell table:formula="of:=[.F903]+3.14159265/50" office:value-type="float" office:value="56.6114995529992" calcext:value-type="float">
            <text:p>56,611499553</text:p>
          </table:table-cell>
          <table:table-cell table:formula="of:=COS([.F904])" office:value-type="float" office:value="0.998026732490117" calcext:value-type="float">
            <text:p>0,9980267325</text:p>
          </table:table-cell>
          <table:table-cell table:formula="of:=SIN([.F904])" office:value-type="float" office:value="0.0627904549681007" calcext:value-type="float">
            <text:p>0,062790455</text:p>
          </table:table-cell>
        </table:table-row>
        <table:table-row table:style-name="ro1">
          <table:table-cell table:number-columns-repeated="5"/>
          <table:table-cell table:formula="of:=[.F904]+3.14159265/50" office:value-type="float" office:value="56.6743314059992" calcext:value-type="float">
            <text:p>56,674331406</text:p>
          </table:table-cell>
          <table:table-cell table:formula="of:=COS([.F905])" office:value-type="float" office:value="0.992114709431138" calcext:value-type="float">
            <text:p>0,9921147094</text:p>
          </table:table-cell>
          <table:table-cell table:formula="of:=SIN([.F905])" office:value-type="float" office:value="0.125333169314303" calcext:value-type="float">
            <text:p>0,1253331693</text:p>
          </table:table-cell>
        </table:table-row>
        <table:table-row table:style-name="ro1">
          <table:table-cell table:number-columns-repeated="5"/>
          <table:table-cell table:formula="of:=[.F905]+3.14159265/50" office:value-type="float" office:value="56.7371632589992" calcext:value-type="float">
            <text:p>56,737163259</text:p>
          </table:table-cell>
          <table:table-cell table:formula="of:=COS([.F906])" office:value-type="float" office:value="0.982287262877077" calcext:value-type="float">
            <text:p>0,9822872629</text:p>
          </table:table-cell>
          <table:table-cell table:formula="of:=SIN([.F906])" office:value-type="float" office:value="0.18738125090163" calcext:value-type="float">
            <text:p>0,1873812509</text:p>
          </table:table-cell>
        </table:table-row>
        <table:table-row table:style-name="ro1">
          <table:table-cell table:number-columns-repeated="5"/>
          <table:table-cell table:formula="of:=[.F906]+3.14159265/50" office:value-type="float" office:value="56.7999951119992" calcext:value-type="float">
            <text:p>56,799995112</text:p>
          </table:table-cell>
          <table:table-cell table:formula="of:=COS([.F907])" office:value-type="float" office:value="0.96858317726966" calcext:value-type="float">
            <text:p>0,9685831773</text:p>
          </table:table-cell>
          <table:table-cell table:formula="of:=SIN([.F907])" office:value-type="float" office:value="0.248689824299688" calcext:value-type="float">
            <text:p>0,2486898243</text:p>
          </table:table-cell>
        </table:table-row>
        <table:table-row table:style-name="ro1">
          <table:table-cell table:number-columns-repeated="5"/>
          <table:table-cell table:formula="of:=[.F907]+3.14159265/50" office:value-type="float" office:value="56.8628269649992" calcext:value-type="float">
            <text:p>56,862826965</text:p>
          </table:table-cell>
          <table:table-cell table:formula="of:=COS([.F908])" office:value-type="float" office:value="0.951056536373855" calcext:value-type="float">
            <text:p>0,9510565364</text:p>
          </table:table-cell>
          <table:table-cell table:formula="of:=SIN([.F908])" office:value-type="float" office:value="0.309016932579051" calcext:value-type="float">
            <text:p>0,3090169326</text:p>
          </table:table-cell>
        </table:table-row>
        <table:table-row table:style-name="ro1">
          <table:table-cell table:number-columns-repeated="5"/>
          <table:table-cell table:formula="of:=[.F908]+3.14159265/50" office:value-type="float" office:value="56.9256588179992" calcext:value-type="float">
            <text:p>56,925658818</text:p>
          </table:table-cell>
          <table:table-cell table:formula="of:=COS([.F909])" office:value-type="float" office:value="0.929776509833959" calcext:value-type="float">
            <text:p>0,9297765098</text:p>
          </table:table-cell>
          <table:table-cell table:formula="of:=SIN([.F909])" office:value-type="float" office:value="0.368124492204719" calcext:value-type="float">
            <text:p>0,3681244922</text:p>
          </table:table-cell>
        </table:table-row>
        <table:table-row table:style-name="ro1">
          <table:table-cell table:number-columns-repeated="5"/>
          <table:table-cell table:formula="of:=[.F909]+3.14159265/50" office:value-type="float" office:value="56.9884906709992" calcext:value-type="float">
            <text:p>56,988490671</text:p>
          </table:table-cell>
          <table:table-cell table:formula="of:=COS([.F910])" office:value-type="float" office:value="0.904827080192614" calcext:value-type="float">
            <text:p>0,9048270802</text:p>
          </table:table-cell>
          <table:table-cell table:formula="of:=SIN([.F910])" office:value-type="float" office:value="0.425779232643056" calcext:value-type="float">
            <text:p>0,4257792326</text:p>
          </table:table-cell>
        </table:table-row>
        <table:table-row table:style-name="ro1">
          <table:table-cell table:number-columns-repeated="5"/>
          <table:table-cell table:formula="of:=[.F910]+3.14159265/50" office:value-type="float" office:value="57.0513225239992" calcext:value-type="float">
            <text:p>57,051322524</text:p>
          </table:table-cell>
          <table:table-cell table:formula="of:=COS([.F911])" office:value-type="float" office:value="0.876306711450078" calcext:value-type="float">
            <text:p>0,8763067115</text:p>
          </table:table-cell>
          <table:table-cell table:formula="of:=SIN([.F911])" office:value-type="float" office:value="0.481753616974019" calcext:value-type="float">
            <text:p>0,481753617</text:p>
          </table:table-cell>
        </table:table-row>
        <table:table-row table:style-name="ro1">
          <table:table-cell table:number-columns-repeated="5"/>
          <table:table-cell table:formula="of:=[.F911]+3.14159265/50" office:value-type="float" office:value="57.1141543769992" calcext:value-type="float">
            <text:p>57,114154377</text:p>
          </table:table-cell>
          <table:table-cell table:formula="of:=COS([.F912])" office:value-type="float" office:value="0.844327960471805" calcext:value-type="float">
            <text:p>0,8443279605</text:p>
          </table:table-cell>
          <table:table-cell table:formula="of:=SIN([.F912])" office:value-type="float" office:value="0.535826739875421" calcext:value-type="float">
            <text:p>0,5358267399</text:p>
          </table:table-cell>
        </table:table-row>
        <table:table-row table:style-name="ro1">
          <table:table-cell table:number-columns-repeated="5"/>
          <table:table-cell table:formula="of:=[.F912]+3.14159265/50" office:value-type="float" office:value="57.1769862299992" calcext:value-type="float">
            <text:p>57,17698623</text:p>
          </table:table-cell>
          <table:table-cell table:formula="of:=COS([.F913])" office:value-type="float" office:value="0.809017032777916" calcext:value-type="float">
            <text:p>0,8090170328</text:p>
          </table:table-cell>
          <table:table-cell table:formula="of:=SIN([.F913])" office:value-type="float" office:value="0.587785199435318" calcext:value-type="float">
            <text:p>0,5877851994</text:p>
          </table:table-cell>
        </table:table-row>
        <table:table-row table:style-name="ro1">
          <table:table-cell table:number-columns-repeated="5"/>
          <table:table-cell table:formula="of:=[.F913]+3.14159265/50" office:value-type="float" office:value="57.2398180829992" calcext:value-type="float">
            <text:p>57,239818083</text:p>
          </table:table-cell>
          <table:table-cell table:formula="of:=COS([.F914])" office:value-type="float" office:value="0.770513284467672" calcext:value-type="float">
            <text:p>0,7705132845</text:p>
          </table:table-cell>
          <table:table-cell table:formula="of:=SIN([.F914])" office:value-type="float" office:value="0.637423939351857" calcext:value-type="float">
            <text:p>0,6374239394</text:p>
          </table:table-cell>
        </table:table-row>
        <table:table-row table:style-name="ro1">
          <table:table-cell table:number-columns-repeated="5"/>
          <table:table-cell table:formula="of:=[.F914]+3.14159265/50" office:value-type="float" office:value="57.3026499359992" calcext:value-type="float">
            <text:p>57,302649936</text:p>
          </table:table-cell>
          <table:table-cell table:formula="of:=COS([.F915])" office:value-type="float" office:value="0.728968672244617" calcext:value-type="float">
            <text:p>0,7289686722</text:p>
          </table:table-cell>
          <table:table-cell table:formula="of:=SIN([.F915])" office:value-type="float" office:value="0.68454705819682" calcext:value-type="float">
            <text:p>0,6845470582</text:p>
          </table:table-cell>
        </table:table-row>
        <table:table-row table:style-name="ro1">
          <table:table-cell table:number-columns-repeated="5"/>
          <table:table-cell table:formula="of:=[.F915]+3.14159265/50" office:value-type="float" office:value="57.3654817889992" calcext:value-type="float">
            <text:p>57,365481789</text:p>
          </table:table-cell>
          <table:table-cell table:formula="of:=COS([.F916])" office:value-type="float" office:value="0.684547153712892" calcext:value-type="float">
            <text:p>0,6845471537</text:p>
          </table:table-cell>
          <table:table-cell table:formula="of:=SIN([.F916])" office:value-type="float" office:value="0.728968582549055" calcext:value-type="float">
            <text:p>0,7289685825</text:p>
          </table:table-cell>
        </table:table-row>
        <table:table-row table:style-name="ro1">
          <table:table-cell table:number-columns-repeated="5"/>
          <table:table-cell table:formula="of:=[.F916]+3.14159265/50" office:value-type="float" office:value="57.4283136419992" calcext:value-type="float">
            <text:p>57,428313642</text:p>
          </table:table-cell>
          <table:table-cell table:formula="of:=COS([.F917])" office:value-type="float" office:value="0.637424040311481" calcext:value-type="float">
            <text:p>0,6374240403</text:p>
          </table:table-cell>
          <table:table-cell table:formula="of:=SIN([.F917])" office:value-type="float" office:value="0.770513200946608" calcext:value-type="float">
            <text:p>0,7705132009</text:p>
          </table:table-cell>
        </table:table-row>
        <table:table-row table:style-name="ro1">
          <table:table-cell table:number-columns-repeated="5"/>
          <table:table-cell table:formula="of:=[.F917]+3.14159265/50" office:value-type="float" office:value="57.4911454949992" calcext:value-type="float">
            <text:p>57,491145495</text:p>
          </table:table-cell>
          <table:table-cell table:formula="of:=COS([.F918])" office:value-type="float" office:value="0.587785305440052" calcext:value-type="float">
            <text:p>0,5877853054</text:p>
          </table:table-cell>
          <table:table-cell table:formula="of:=SIN([.F918])" office:value-type="float" office:value="0.809016955760969" calcext:value-type="float">
            <text:p>0,8090169558</text:p>
          </table:table-cell>
        </table:table-row>
        <table:table-row table:style-name="ro1">
          <table:table-cell table:number-columns-repeated="5"/>
          <table:table-cell table:formula="of:=[.F918]+3.14159265/50" office:value-type="float" office:value="57.5539773479992" calcext:value-type="float">
            <text:p>57,553977348</text:p>
          </table:table-cell>
          <table:table-cell table:formula="of:=COS([.F919])" office:value-type="float" office:value="0.535826850506913" calcext:value-type="float">
            <text:p>0,5358268505</text:p>
          </table:table-cell>
          <table:table-cell table:formula="of:=SIN([.F919])" office:value-type="float" office:value="0.844327890262925" calcext:value-type="float">
            <text:p>0,8443278903</text:p>
          </table:table-cell>
        </table:table-row>
        <table:table-row table:style-name="ro1">
          <table:table-cell table:number-columns-repeated="5"/>
          <table:table-cell table:formula="of:=[.F919]+3.14159265/50" office:value-type="float" office:value="57.6168092009992" calcext:value-type="float">
            <text:p>57,616809201</text:p>
          </table:table-cell>
          <table:table-cell table:formula="of:=COS([.F920])" office:value-type="float" office:value="0.481753731795657" calcext:value-type="float">
            <text:p>0,4817537318</text:p>
          </table:table-cell>
          <table:table-cell table:formula="of:=SIN([.F920])" office:value-type="float" office:value="0.876306648326348" calcext:value-type="float">
            <text:p>0,8763066483</text:p>
          </table:table-cell>
        </table:table-row>
        <table:table-row table:style-name="ro1">
          <table:table-cell table:number-columns-repeated="5"/>
          <table:table-cell table:formula="of:=[.F920]+3.14159265/50" office:value-type="float" office:value="57.6796410539992" calcext:value-type="float">
            <text:p>57,679641054</text:p>
          </table:table-cell>
          <table:table-cell table:formula="of:=COS([.F921])" office:value-type="float" office:value="0.425779351201691" calcext:value-type="float">
            <text:p>0,4257793512</text:p>
          </table:table-cell>
          <table:table-cell table:formula="of:=SIN([.F921])" office:value-type="float" office:value="0.904827024403154" calcext:value-type="float">
            <text:p>0,9048270244</text:p>
          </table:table-cell>
        </table:table-row>
        <table:table-row table:style-name="ro1">
          <table:table-cell table:number-columns-repeated="5"/>
          <table:table-cell table:formula="of:=[.F921]+3.14159265/50" office:value-type="float" office:value="57.7424729069992" calcext:value-type="float">
            <text:p>57,742472907</text:p>
          </table:table-cell>
          <table:table-cell table:formula="of:=COS([.F922])" office:value-type="float" office:value="0.368124614032455" calcext:value-type="float">
            <text:p>0,368124614</text:p>
          </table:table-cell>
          <table:table-cell table:formula="of:=SIN([.F922])" office:value-type="float" office:value="0.929776461598946" calcext:value-type="float">
            <text:p>0,9297764616</text:p>
          </table:table-cell>
        </table:table-row>
        <table:table-row table:style-name="ro1">
          <table:table-cell table:number-columns-repeated="5"/>
          <table:table-cell table:formula="of:=[.F922]+3.14159265/50" office:value-type="float" office:value="57.8053047599992" calcext:value-type="float">
            <text:p>57,80530476</text:p>
          </table:table-cell>
          <table:table-cell table:formula="of:=COS([.F923])" office:value-type="float" office:value="0.30901705719509" calcext:value-type="float">
            <text:p>0,3090170572</text:p>
          </table:table-cell>
          <table:table-cell table:formula="of:=SIN([.F923])" office:value-type="float" office:value="0.95105649588365" calcext:value-type="float">
            <text:p>0,9510564959</text:p>
          </table:table-cell>
        </table:table-row>
        <table:table-row table:style-name="ro1">
          <table:table-cell table:number-columns-repeated="5"/>
          <table:table-cell table:formula="of:=[.F923]+3.14159265/50" office:value-type="float" office:value="57.8681366129992" calcext:value-type="float">
            <text:p>57,868136613</text:p>
          </table:table-cell>
          <table:table-cell table:formula="of:=COS([.F924])" office:value-type="float" office:value="0.248689951212226" calcext:value-type="float">
            <text:p>0,2486899512</text:p>
          </table:table-cell>
          <table:table-cell table:formula="of:=SIN([.F924])" office:value-type="float" office:value="0.968583144684059" calcext:value-type="float">
            <text:p>0,9685831447</text:p>
          </table:table-cell>
        </table:table-row>
        <table:table-row table:style-name="ro1">
          <table:table-cell table:number-columns-repeated="5"/>
          <table:table-cell table:formula="of:=[.F924]+3.14159265/50" office:value-type="float" office:value="57.9309684659992" calcext:value-type="float">
            <text:p>57,930968466</text:p>
          </table:table-cell>
          <table:table-cell table:formula="of:=COS([.F925])" office:value-type="float" office:value="0.187381379609802" calcext:value-type="float">
            <text:p>0,1873813796</text:p>
          </table:table-cell>
          <table:table-cell table:formula="of:=SIN([.F925])" office:value-type="float" office:value="0.98228723832468" calcext:value-type="float">
            <text:p>0,9822872383</text:p>
          </table:table-cell>
        </table:table-row>
        <table:table-row table:style-name="ro1">
          <table:table-cell table:number-columns-repeated="5"/>
          <table:table-cell table:formula="of:=[.F925]+3.14159265/50" office:value-type="float" office:value="57.9938003189992" calcext:value-type="float">
            <text:p>57,993800319</text:p>
          </table:table-cell>
          <table:table-cell table:formula="of:=COS([.F926])" office:value-type="float" office:value="0.125333299310156" calcext:value-type="float">
            <text:p>0,1253332993</text:p>
          </table:table-cell>
          <table:table-cell table:formula="of:=SIN([.F926])" office:value-type="float" office:value="0.992114693008843" calcext:value-type="float">
            <text:p>0,992114693</text:p>
          </table:table-cell>
        </table:table-row>
        <table:table-row table:style-name="ro1">
          <table:table-cell table:number-columns-repeated="5"/>
          <table:table-cell table:formula="of:=[.F926]+3.14159265/50" office:value-type="float" office:value="58.0566321719992" calcext:value-type="float">
            <text:p>58,056632172</text:p>
          </table:table-cell>
          <table:table-cell table:formula="of:=COS([.F927])" office:value-type="float" office:value="0.0627905857386017" calcext:value-type="float">
            <text:p>0,0627905857</text:p>
          </table:table-cell>
          <table:table-cell table:formula="of:=SIN([.F927])" office:value-type="float" office:value="0.998026724262734" calcext:value-type="float">
            <text:p>0,9980267243</text:p>
          </table:table-cell>
        </table:table-row>
        <table:table-row table:style-name="ro1">
          <table:table-cell table:number-columns-repeated="5"/>
          <table:table-cell table:formula="of:=[.F927]+3.14159265/50" office:value-type="float" office:value="58.1194640249992" calcext:value-type="float">
            <text:p>58,119464025</text:p>
          </table:table-cell>
          <table:table-cell table:formula="of:=COS([.F928])" office:value-type="float" office:value="0.0000000664119928391526" calcext:value-type="float">
            <text:p>6,64119928391526E-008</text:p>
          </table:table-cell>
          <table:table-cell table:formula="of:=SIN([.F928])" office:value-type="float" office:value="0.999999999999998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928]+3.14159265/50" office:value-type="float" office:value="58.1822958779992" calcext:value-type="float">
            <text:p>58,182295878</text:p>
          </table:table-cell>
          <table:table-cell table:formula="of:=COS([.F929])" office:value-type="float" office:value="-0.0627904531767138" calcext:value-type="float">
            <text:p>-0,0627904532</text:p>
          </table:table-cell>
          <table:table-cell table:formula="of:=SIN([.F929])" office:value-type="float" office:value="0.998026732602821" calcext:value-type="float">
            <text:p>0,9980267326</text:p>
          </table:table-cell>
        </table:table-row>
        <table:table-row table:style-name="ro1">
          <table:table-cell table:number-columns-repeated="5"/>
          <table:table-cell table:formula="of:=[.F929]+3.14159265/50" office:value-type="float" office:value="58.2451277309992" calcext:value-type="float">
            <text:p>58,245127731</text:p>
          </table:table-cell>
          <table:table-cell table:formula="of:=COS([.F930])" office:value-type="float" office:value="-0.125333167533528" calcext:value-type="float">
            <text:p>-0,1253331675</text:p>
          </table:table-cell>
          <table:table-cell table:formula="of:=SIN([.F930])" office:value-type="float" office:value="0.992114709656103" calcext:value-type="float">
            <text:p>0,9921147097</text:p>
          </table:table-cell>
        </table:table-row>
        <table:table-row table:style-name="ro1">
          <table:table-cell table:number-columns-repeated="5"/>
          <table:table-cell table:formula="of:=[.F930]+3.14159265/50" office:value-type="float" office:value="58.3079595839992" calcext:value-type="float">
            <text:p>58,307959584</text:p>
          </table:table-cell>
          <table:table-cell table:formula="of:=COS([.F931])" office:value-type="float" office:value="-0.187381249138494" calcext:value-type="float">
            <text:p>-0,1873812491</text:p>
          </table:table-cell>
          <table:table-cell table:formula="of:=SIN([.F931])" office:value-type="float" office:value="0.982287263213413" calcext:value-type="float">
            <text:p>0,9822872632</text:p>
          </table:table-cell>
        </table:table-row>
        <table:table-row table:style-name="ro1">
          <table:table-cell table:number-columns-repeated="5"/>
          <table:table-cell table:formula="of:=[.F931]+3.14159265/50" office:value-type="float" office:value="58.3707914369992" calcext:value-type="float">
            <text:p>58,370791437</text:p>
          </table:table-cell>
          <table:table-cell table:formula="of:=COS([.F932])" office:value-type="float" office:value="-0.24868982256115" calcext:value-type="float">
            <text:p>-0,2486898226</text:p>
          </table:table-cell>
          <table:table-cell table:formula="of:=SIN([.F932])" office:value-type="float" office:value="0.968583177716041" calcext:value-type="float">
            <text:p>0,9685831777</text:p>
          </table:table-cell>
        </table:table-row>
        <table:table-row table:style-name="ro1">
          <table:table-cell table:number-columns-repeated="5"/>
          <table:table-cell table:formula="of:=[.F932]+3.14159265/50" office:value-type="float" office:value="58.4336232899992" calcext:value-type="float">
            <text:p>58,43362329</text:p>
          </table:table-cell>
          <table:table-cell table:formula="of:=COS([.F933])" office:value-type="float" office:value="-0.309016930871972" calcext:value-type="float">
            <text:p>-0,3090169309</text:p>
          </table:table-cell>
          <table:table-cell table:formula="of:=SIN([.F933])" office:value-type="float" office:value="0.951056536928519" calcext:value-type="float">
            <text:p>0,9510565369</text:p>
          </table:table-cell>
        </table:table-row>
        <table:table-row table:style-name="ro1">
          <table:table-cell table:number-columns-repeated="5"/>
          <table:table-cell table:formula="of:=[.F933]+3.14159265/50" office:value-type="float" office:value="58.4964551429992" calcext:value-type="float">
            <text:p>58,496455143</text:p>
          </table:table-cell>
          <table:table-cell table:formula="of:=COS([.F934])" office:value-type="float" office:value="-0.368124490535836" calcext:value-type="float">
            <text:p>-0,3681244905</text:p>
          </table:table-cell>
          <table:table-cell table:formula="of:=SIN([.F934])" office:value-type="float" office:value="0.929776510494716" calcext:value-type="float">
            <text:p>0,9297765105</text:p>
          </table:table-cell>
        </table:table-row>
        <table:table-row table:style-name="ro1">
          <table:table-cell table:number-columns-repeated="5"/>
          <table:table-cell table:formula="of:=[.F934]+3.14159265/50" office:value-type="float" office:value="58.5592869959992" calcext:value-type="float">
            <text:p>58,559286996</text:p>
          </table:table-cell>
          <table:table-cell table:formula="of:=COS([.F935])" office:value-type="float" office:value="-0.425779231018956" calcext:value-type="float">
            <text:p>-0,425779231</text:p>
          </table:table-cell>
          <table:table-cell table:formula="of:=SIN([.F935])" office:value-type="float" office:value="0.904827080956857" calcext:value-type="float">
            <text:p>0,904827081</text:p>
          </table:table-cell>
        </table:table-row>
        <table:table-row table:style-name="ro1">
          <table:table-cell table:number-columns-repeated="5"/>
          <table:table-cell table:formula="of:=[.F935]+3.14159265/50" office:value-type="float" office:value="58.6221188489992" calcext:value-type="float">
            <text:p>58,622118849</text:p>
          </table:table-cell>
          <table:table-cell table:formula="of:=COS([.F936])" office:value-type="float" office:value="-0.481753615401111" calcext:value-type="float">
            <text:p>-0,4817536154</text:p>
          </table:table-cell>
          <table:table-cell table:formula="of:=SIN([.F936])" office:value-type="float" office:value="0.876306712314791" calcext:value-type="float">
            <text:p>0,8763067123</text:p>
          </table:table-cell>
        </table:table-row>
        <table:table-row table:style-name="ro1">
          <table:table-cell table:number-columns-repeated="5"/>
          <table:table-cell table:formula="of:=[.F936]+3.14159265/50" office:value-type="float" office:value="58.6849507019992" calcext:value-type="float">
            <text:p>58,684950702</text:p>
          </table:table-cell>
          <table:table-cell table:formula="of:=COS([.F937])" office:value-type="float" office:value="-0.535826738359912" calcext:value-type="float">
            <text:p>-0,5358267384</text:p>
          </table:table-cell>
          <table:table-cell table:formula="of:=SIN([.F937])" office:value-type="float" office:value="0.844327961433576" calcext:value-type="float">
            <text:p>0,8443279614</text:p>
          </table:table-cell>
        </table:table-row>
        <table:table-row table:style-name="ro1">
          <table:table-cell table:number-columns-repeated="5"/>
          <table:table-cell table:formula="of:=[.F937]+3.14159265/50" office:value-type="float" office:value="58.7477825549992" calcext:value-type="float">
            <text:p>58,747782555</text:p>
          </table:table-cell>
          <table:table-cell table:formula="of:=COS([.F938])" office:value-type="float" office:value="-0.58778519798319" calcext:value-type="float">
            <text:p>-0,587785198</text:p>
          </table:table-cell>
          <table:table-cell table:formula="of:=SIN([.F938])" office:value-type="float" office:value="0.809017033832949" calcext:value-type="float">
            <text:p>0,8090170338</text:p>
          </table:table-cell>
        </table:table-row>
        <table:table-row table:style-name="ro1">
          <table:table-cell table:number-columns-repeated="5"/>
          <table:table-cell table:formula="of:=[.F938]+3.14159265/50" office:value-type="float" office:value="58.8106144079992" calcext:value-type="float">
            <text:p>58,810614408</text:p>
          </table:table-cell>
          <table:table-cell table:formula="of:=COS([.F939])" office:value-type="float" office:value="-0.637423937968841" calcext:value-type="float">
            <text:p>-0,637423938</text:p>
          </table:table-cell>
          <table:table-cell table:formula="of:=SIN([.F939])" office:value-type="float" office:value="0.770513285611802" calcext:value-type="float">
            <text:p>0,7705132856</text:p>
          </table:table-cell>
        </table:table-row>
        <table:table-row table:style-name="ro1">
          <table:table-cell table:number-columns-repeated="5"/>
          <table:table-cell table:formula="of:=[.F939]+3.14159265/50" office:value-type="float" office:value="58.8734462609992" calcext:value-type="float">
            <text:p>58,873446261</text:p>
          </table:table-cell>
          <table:table-cell table:formula="of:=COS([.F940])" office:value-type="float" office:value="-0.684547056888373" calcext:value-type="float">
            <text:p>-0,6845470569</text:p>
          </table:table-cell>
          <table:table-cell table:formula="of:=SIN([.F940])" office:value-type="float" office:value="0.72896867347333" calcext:value-type="float">
            <text:p>0,7289686735</text:p>
          </table:table-cell>
        </table:table-row>
        <table:table-row table:style-name="ro1">
          <table:table-cell table:number-columns-repeated="5"/>
          <table:table-cell table:formula="of:=[.F940]+3.14159265/50" office:value-type="float" office:value="58.9362781139992" calcext:value-type="float">
            <text:p>58,936278114</text:p>
          </table:table-cell>
          <table:table-cell table:formula="of:=COS([.F941])" office:value-type="float" office:value="-0.728968581320341" calcext:value-type="float">
            <text:p>-0,7289685813</text:p>
          </table:table-cell>
          <table:table-cell table:formula="of:=SIN([.F941])" office:value-type="float" office:value="0.684547155021339" calcext:value-type="float">
            <text:p>0,684547155</text:p>
          </table:table-cell>
        </table:table-row>
        <table:table-row table:style-name="ro1">
          <table:table-cell table:number-columns-repeated="5"/>
          <table:table-cell table:formula="of:=[.F941]+3.14159265/50" office:value-type="float" office:value="58.9991099669992" calcext:value-type="float">
            <text:p>58,999109967</text:p>
          </table:table-cell>
          <table:table-cell table:formula="of:=COS([.F942])" office:value-type="float" office:value="-0.770513199802477" calcext:value-type="float">
            <text:p>-0,7705131998</text:p>
          </table:table-cell>
          <table:table-cell table:formula="of:=SIN([.F942])" office:value-type="float" office:value="0.637424041694497" calcext:value-type="float">
            <text:p>0,6374240417</text:p>
          </table:table-cell>
        </table:table-row>
        <table:table-row table:style-name="ro1">
          <table:table-cell table:number-columns-repeated="5"/>
          <table:table-cell table:formula="of:=[.F942]+3.14159265/50" office:value-type="float" office:value="59.0619418199992" calcext:value-type="float">
            <text:p>59,06194182</text:p>
          </table:table-cell>
          <table:table-cell table:formula="of:=COS([.F943])" office:value-type="float" office:value="-0.809016954705936" calcext:value-type="float">
            <text:p>-0,8090169547</text:p>
          </table:table-cell>
          <table:table-cell table:formula="of:=SIN([.F943])" office:value-type="float" office:value="0.587785306892179" calcext:value-type="float">
            <text:p>0,5877853069</text:p>
          </table:table-cell>
        </table:table-row>
        <table:table-row table:style-name="ro1">
          <table:table-cell table:number-columns-repeated="5"/>
          <table:table-cell table:formula="of:=[.F943]+3.14159265/50" office:value-type="float" office:value="59.1247736729992" calcext:value-type="float">
            <text:p>59,124773673</text:p>
          </table:table-cell>
          <table:table-cell table:formula="of:=COS([.F944])" office:value-type="float" office:value="-0.844327889301155" calcext:value-type="float">
            <text:p>-0,8443278893</text:p>
          </table:table-cell>
          <table:table-cell table:formula="of:=SIN([.F944])" office:value-type="float" office:value="0.535826852022421" calcext:value-type="float">
            <text:p>0,535826852</text:p>
          </table:table-cell>
        </table:table-row>
        <table:table-row table:style-name="ro1">
          <table:table-cell table:number-columns-repeated="5"/>
          <table:table-cell table:formula="of:=[.F944]+3.14159265/50" office:value-type="float" office:value="59.1876055259992" calcext:value-type="float">
            <text:p>59,187605526</text:p>
          </table:table-cell>
          <table:table-cell table:formula="of:=COS([.F945])" office:value-type="float" office:value="-0.876306647461635" calcext:value-type="float">
            <text:p>-0,8763066475</text:p>
          </table:table-cell>
          <table:table-cell table:formula="of:=SIN([.F945])" office:value-type="float" office:value="0.481753733368565" calcext:value-type="float">
            <text:p>0,4817537334</text:p>
          </table:table-cell>
        </table:table-row>
        <table:table-row table:style-name="ro1">
          <table:table-cell table:number-columns-repeated="5"/>
          <table:table-cell table:formula="of:=[.F945]+3.14159265/50" office:value-type="float" office:value="59.2504373789992" calcext:value-type="float">
            <text:p>59,250437379</text:p>
          </table:table-cell>
          <table:table-cell table:formula="of:=COS([.F946])" office:value-type="float" office:value="-0.904827023638911" calcext:value-type="float">
            <text:p>-0,9048270236</text:p>
          </table:table-cell>
          <table:table-cell table:formula="of:=SIN([.F946])" office:value-type="float" office:value="0.425779352825791" calcext:value-type="float">
            <text:p>0,4257793528</text:p>
          </table:table-cell>
        </table:table-row>
        <table:table-row table:style-name="ro1">
          <table:table-cell table:number-columns-repeated="5"/>
          <table:table-cell table:formula="of:=[.F946]+3.14159265/50" office:value-type="float" office:value="59.3132692319992" calcext:value-type="float">
            <text:p>59,313269232</text:p>
          </table:table-cell>
          <table:table-cell table:formula="of:=COS([.F947])" office:value-type="float" office:value="-0.929776460938188" calcext:value-type="float">
            <text:p>-0,9297764609</text:p>
          </table:table-cell>
          <table:table-cell table:formula="of:=SIN([.F947])" office:value-type="float" office:value="0.368124615701337" calcext:value-type="float">
            <text:p>0,3681246157</text:p>
          </table:table-cell>
        </table:table-row>
        <table:table-row table:style-name="ro1">
          <table:table-cell table:number-columns-repeated="5"/>
          <table:table-cell table:formula="of:=[.F947]+3.14159265/50" office:value-type="float" office:value="59.3761010849992" calcext:value-type="float">
            <text:p>59,376101085</text:p>
          </table:table-cell>
          <table:table-cell table:formula="of:=COS([.F948])" office:value-type="float" office:value="-0.951056495328986" calcext:value-type="float">
            <text:p>-0,9510564953</text:p>
          </table:table-cell>
          <table:table-cell table:formula="of:=SIN([.F948])" office:value-type="float" office:value="0.309017058902168" calcext:value-type="float">
            <text:p>0,3090170589</text:p>
          </table:table-cell>
        </table:table-row>
        <table:table-row table:style-name="ro1">
          <table:table-cell table:number-columns-repeated="5"/>
          <table:table-cell table:formula="of:=[.F948]+3.14159265/50" office:value-type="float" office:value="59.4389329379992" calcext:value-type="float">
            <text:p>59,438932938</text:p>
          </table:table-cell>
          <table:table-cell table:formula="of:=COS([.F949])" office:value-type="float" office:value="-0.968583144237678" calcext:value-type="float">
            <text:p>-0,9685831442</text:p>
          </table:table-cell>
          <table:table-cell table:formula="of:=SIN([.F949])" office:value-type="float" office:value="0.248689952950764" calcext:value-type="float">
            <text:p>0,248689953</text:p>
          </table:table-cell>
        </table:table-row>
        <table:table-row table:style-name="ro1">
          <table:table-cell table:number-columns-repeated="5"/>
          <table:table-cell table:formula="of:=[.F949]+3.14159265/50" office:value-type="float" office:value="59.5017647909992" calcext:value-type="float">
            <text:p>59,501764791</text:p>
          </table:table-cell>
          <table:table-cell table:formula="of:=COS([.F950])" office:value-type="float" office:value="-0.982287237988344" calcext:value-type="float">
            <text:p>-0,982287238</text:p>
          </table:table-cell>
          <table:table-cell table:formula="of:=SIN([.F950])" office:value-type="float" office:value="0.187381381372937" calcext:value-type="float">
            <text:p>0,1873813814</text:p>
          </table:table-cell>
        </table:table-row>
        <table:table-row table:style-name="ro1">
          <table:table-cell table:number-columns-repeated="5"/>
          <table:table-cell table:formula="of:=[.F950]+3.14159265/50" office:value-type="float" office:value="59.5645966439992" calcext:value-type="float">
            <text:p>59,564596644</text:p>
          </table:table-cell>
          <table:table-cell table:formula="of:=COS([.F951])" office:value-type="float" office:value="-0.992114692783879" calcext:value-type="float">
            <text:p>-0,9921146928</text:p>
          </table:table-cell>
          <table:table-cell table:formula="of:=SIN([.F951])" office:value-type="float" office:value="0.125333301090932" calcext:value-type="float">
            <text:p>0,1253333011</text:p>
          </table:table-cell>
        </table:table-row>
        <table:table-row table:style-name="ro1">
          <table:table-cell table:number-columns-repeated="5"/>
          <table:table-cell table:formula="of:=[.F951]+3.14159265/50" office:value-type="float" office:value="59.6274284969992" calcext:value-type="float">
            <text:p>59,627428497</text:p>
          </table:table-cell>
          <table:table-cell table:formula="of:=COS([.F952])" office:value-type="float" office:value="-0.998026724150029" calcext:value-type="float">
            <text:p>-0,9980267242</text:p>
          </table:table-cell>
          <table:table-cell table:formula="of:=SIN([.F952])" office:value-type="float" office:value="0.0627905875299885" calcext:value-type="float">
            <text:p>0,0627905875</text:p>
          </table:table-cell>
        </table:table-row>
        <table:table-row table:style-name="ro1">
          <table:table-cell table:number-columns-repeated="5"/>
          <table:table-cell table:formula="of:=[.F952]+3.14159265/50" office:value-type="float" office:value="59.6902603499992" calcext:value-type="float">
            <text:p>59,69026035</text:p>
          </table:table-cell>
          <table:table-cell table:formula="of:=COS([.F953])" office:value-type="float" office:value="-0.999999999999998" calcext:value-type="float">
            <text:p>-1</text:p>
          </table:table-cell>
          <table:table-cell table:formula="of:=SIN([.F953])" office:value-type="float" office:value="0.0000000682069215505411" calcext:value-type="float">
            <text:p>6,82069215505411E-008</text:p>
          </table:table-cell>
        </table:table-row>
        <table:table-row table:style-name="ro1">
          <table:table-cell table:number-columns-repeated="5"/>
          <table:table-cell table:formula="of:=[.F953]+3.14159265/50" office:value-type="float" office:value="59.7530922029991" calcext:value-type="float">
            <text:p>59,753092203</text:p>
          </table:table-cell>
          <table:table-cell table:formula="of:=COS([.F954])" office:value-type="float" office:value="-0.998026732715525" calcext:value-type="float">
            <text:p>-0,9980267327</text:p>
          </table:table-cell>
          <table:table-cell table:formula="of:=SIN([.F954])" office:value-type="float" office:value="-0.062790451385327" calcext:value-type="float">
            <text:p>-0,0627904514</text:p>
          </table:table-cell>
        </table:table-row>
        <table:table-row table:style-name="ro1">
          <table:table-cell table:number-columns-repeated="5"/>
          <table:table-cell table:formula="of:=[.F954]+3.14159265/50" office:value-type="float" office:value="59.8159240559991" calcext:value-type="float">
            <text:p>59,815924056</text:p>
          </table:table-cell>
          <table:table-cell table:formula="of:=COS([.F955])" office:value-type="float" office:value="-0.992114709881067" calcext:value-type="float">
            <text:p>-0,9921147099</text:p>
          </table:table-cell>
          <table:table-cell table:formula="of:=SIN([.F955])" office:value-type="float" office:value="-0.125333165752752" calcext:value-type="float">
            <text:p>-0,1253331658</text:p>
          </table:table-cell>
        </table:table-row>
        <table:table-row table:style-name="ro1">
          <table:table-cell table:number-columns-repeated="5"/>
          <table:table-cell table:formula="of:=[.F955]+3.14159265/50" office:value-type="float" office:value="59.8787559089991" calcext:value-type="float">
            <text:p>59,878755909</text:p>
          </table:table-cell>
          <table:table-cell table:formula="of:=COS([.F956])" office:value-type="float" office:value="-0.982287263549749" calcext:value-type="float">
            <text:p>-0,9822872635</text:p>
          </table:table-cell>
          <table:table-cell table:formula="of:=SIN([.F956])" office:value-type="float" office:value="-0.187381247375358" calcext:value-type="float">
            <text:p>-0,1873812474</text:p>
          </table:table-cell>
        </table:table-row>
        <table:table-row table:style-name="ro1">
          <table:table-cell table:number-columns-repeated="5"/>
          <table:table-cell table:formula="of:=[.F956]+3.14159265/50" office:value-type="float" office:value="59.9415877619991" calcext:value-type="float">
            <text:p>59,941587762</text:p>
          </table:table-cell>
          <table:table-cell table:formula="of:=COS([.F957])" office:value-type="float" office:value="-0.968583178162421" calcext:value-type="float">
            <text:p>-0,9685831782</text:p>
          </table:table-cell>
          <table:table-cell table:formula="of:=SIN([.F957])" office:value-type="float" office:value="-0.248689820822612" calcext:value-type="float">
            <text:p>-0,2486898208</text:p>
          </table:table-cell>
        </table:table-row>
        <table:table-row table:style-name="ro1">
          <table:table-cell table:number-columns-repeated="5"/>
          <table:table-cell table:formula="of:=[.F957]+3.14159265/50" office:value-type="float" office:value="60.0044196149992" calcext:value-type="float">
            <text:p>60,004419615</text:p>
          </table:table-cell>
          <table:table-cell table:formula="of:=COS([.F958])" office:value-type="float" office:value="-0.951056537483182" calcext:value-type="float">
            <text:p>-0,9510565375</text:p>
          </table:table-cell>
          <table:table-cell table:formula="of:=SIN([.F958])" office:value-type="float" office:value="-0.309016929164894" calcext:value-type="float">
            <text:p>-0,3090169292</text:p>
          </table:table-cell>
        </table:table-row>
        <table:table-row table:style-name="ro1">
          <table:table-cell table:number-columns-repeated="5"/>
          <table:table-cell table:formula="of:=[.F958]+3.14159265/50" office:value-type="float" office:value="60.0672514679991" calcext:value-type="float">
            <text:p>60,067251468</text:p>
          </table:table-cell>
          <table:table-cell table:formula="of:=COS([.F959])" office:value-type="float" office:value="-0.929776511155473" calcext:value-type="float">
            <text:p>-0,9297765112</text:p>
          </table:table-cell>
          <table:table-cell table:formula="of:=SIN([.F959])" office:value-type="float" office:value="-0.368124488866953" calcext:value-type="float">
            <text:p>-0,3681244889</text:p>
          </table:table-cell>
        </table:table-row>
        <table:table-row table:style-name="ro1">
          <table:table-cell table:number-columns-repeated="5"/>
          <table:table-cell table:formula="of:=[.F959]+3.14159265/50" office:value-type="float" office:value="60.1300833209991" calcext:value-type="float">
            <text:p>60,130083321</text:p>
          </table:table-cell>
          <table:table-cell table:formula="of:=COS([.F960])" office:value-type="float" office:value="-0.9048270817211" calcext:value-type="float">
            <text:p>-0,9048270817</text:p>
          </table:table-cell>
          <table:table-cell table:formula="of:=SIN([.F960])" office:value-type="float" office:value="-0.425779229394856" calcext:value-type="float">
            <text:p>-0,4257792294</text:p>
          </table:table-cell>
        </table:table-row>
        <table:table-row table:style-name="ro1">
          <table:table-cell table:number-columns-repeated="5"/>
          <table:table-cell table:formula="of:=[.F960]+3.14159265/50" office:value-type="float" office:value="60.1929151739991" calcext:value-type="float">
            <text:p>60,192915174</text:p>
          </table:table-cell>
          <table:table-cell table:formula="of:=COS([.F961])" office:value-type="float" office:value="-0.876306713179505" calcext:value-type="float">
            <text:p>-0,8763067132</text:p>
          </table:table-cell>
          <table:table-cell table:formula="of:=SIN([.F961])" office:value-type="float" office:value="-0.481753613828203" calcext:value-type="float">
            <text:p>-0,4817536138</text:p>
          </table:table-cell>
        </table:table-row>
        <table:table-row table:style-name="ro1">
          <table:table-cell table:number-columns-repeated="5"/>
          <table:table-cell table:formula="of:=[.F961]+3.14159265/50" office:value-type="float" office:value="60.2557470269991" calcext:value-type="float">
            <text:p>60,255747027</text:p>
          </table:table-cell>
          <table:table-cell table:formula="of:=COS([.F962])" office:value-type="float" office:value="-0.844327962395347" calcext:value-type="float">
            <text:p>-0,8443279624</text:p>
          </table:table-cell>
          <table:table-cell table:formula="of:=SIN([.F962])" office:value-type="float" office:value="-0.535826736844404" calcext:value-type="float">
            <text:p>-0,5358267368</text:p>
          </table:table-cell>
        </table:table-row>
        <table:table-row table:style-name="ro1">
          <table:table-cell table:number-columns-repeated="5"/>
          <table:table-cell table:formula="of:=[.F962]+3.14159265/50" office:value-type="float" office:value="60.3185788799991" calcext:value-type="float">
            <text:p>60,31857888</text:p>
          </table:table-cell>
          <table:table-cell table:formula="of:=COS([.F963])" office:value-type="float" office:value="-0.809017034887981" calcext:value-type="float">
            <text:p>-0,8090170349</text:p>
          </table:table-cell>
          <table:table-cell table:formula="of:=SIN([.F963])" office:value-type="float" office:value="-0.587785196531062" calcext:value-type="float">
            <text:p>-0,5877851965</text:p>
          </table:table-cell>
        </table:table-row>
        <table:table-row table:style-name="ro1">
          <table:table-cell table:number-columns-repeated="5"/>
          <table:table-cell table:formula="of:=[.F963]+3.14159265/50" office:value-type="float" office:value="60.3814107329991" calcext:value-type="float">
            <text:p>60,381410733</text:p>
          </table:table-cell>
          <table:table-cell table:formula="of:=COS([.F964])" office:value-type="float" office:value="-0.770513286755933" calcext:value-type="float">
            <text:p>-0,7705132868</text:p>
          </table:table-cell>
          <table:table-cell table:formula="of:=SIN([.F964])" office:value-type="float" office:value="-0.637423936585825" calcext:value-type="float">
            <text:p>-0,6374239366</text:p>
          </table:table-cell>
        </table:table-row>
        <table:table-row table:style-name="ro1">
          <table:table-cell table:number-columns-repeated="5"/>
          <table:table-cell table:formula="of:=[.F964]+3.14159265/50" office:value-type="float" office:value="60.4442425859991" calcext:value-type="float">
            <text:p>60,444242586</text:p>
          </table:table-cell>
          <table:table-cell table:formula="of:=COS([.F965])" office:value-type="float" office:value="-0.728968674702043" calcext:value-type="float">
            <text:p>-0,7289686747</text:p>
          </table:table-cell>
          <table:table-cell table:formula="of:=SIN([.F965])" office:value-type="float" office:value="-0.684547055579927" calcext:value-type="float">
            <text:p>-0,6845470556</text:p>
          </table:table-cell>
        </table:table-row>
        <table:table-row table:style-name="ro1">
          <table:table-cell table:number-columns-repeated="5"/>
          <table:table-cell table:formula="of:=[.F965]+3.14159265/50" office:value-type="float" office:value="60.5070744389991" calcext:value-type="float">
            <text:p>60,507074439</text:p>
          </table:table-cell>
          <table:table-cell table:formula="of:=COS([.F966])" office:value-type="float" office:value="-0.684547156329785" calcext:value-type="float">
            <text:p>-0,6845471563</text:p>
          </table:table-cell>
          <table:table-cell table:formula="of:=SIN([.F966])" office:value-type="float" office:value="-0.728968580091628" calcext:value-type="float">
            <text:p>-0,7289685801</text:p>
          </table:table-cell>
        </table:table-row>
        <table:table-row table:style-name="ro1">
          <table:table-cell table:number-columns-repeated="5"/>
          <table:table-cell table:formula="of:=[.F966]+3.14159265/50" office:value-type="float" office:value="60.5699062919991" calcext:value-type="float">
            <text:p>60,569906292</text:p>
          </table:table-cell>
          <table:table-cell table:formula="of:=COS([.F967])" office:value-type="float" office:value="-0.637424043077514" calcext:value-type="float">
            <text:p>-0,6374240431</text:p>
          </table:table-cell>
          <table:table-cell table:formula="of:=SIN([.F967])" office:value-type="float" office:value="-0.770513198658346" calcext:value-type="float">
            <text:p>-0,7705131987</text:p>
          </table:table-cell>
        </table:table-row>
        <table:table-row table:style-name="ro1">
          <table:table-cell table:number-columns-repeated="5"/>
          <table:table-cell table:formula="of:=[.F967]+3.14159265/50" office:value-type="float" office:value="60.6327381449991" calcext:value-type="float">
            <text:p>60,632738145</text:p>
          </table:table-cell>
          <table:table-cell table:formula="of:=COS([.F968])" office:value-type="float" office:value="-0.587785308344307" calcext:value-type="float">
            <text:p>-0,5877853083</text:p>
          </table:table-cell>
          <table:table-cell table:formula="of:=SIN([.F968])" office:value-type="float" office:value="-0.809016953650903" calcext:value-type="float">
            <text:p>-0,8090169537</text:p>
          </table:table-cell>
        </table:table-row>
        <table:table-row table:style-name="ro1">
          <table:table-cell table:number-columns-repeated="5"/>
          <table:table-cell table:formula="of:=[.F968]+3.14159265/50" office:value-type="float" office:value="60.6955699979991" calcext:value-type="float">
            <text:p>60,695569998</text:p>
          </table:table-cell>
          <table:table-cell table:formula="of:=COS([.F969])" office:value-type="float" office:value="-0.535826853537929" calcext:value-type="float">
            <text:p>-0,5358268535</text:p>
          </table:table-cell>
          <table:table-cell table:formula="of:=SIN([.F969])" office:value-type="float" office:value="-0.844327888339384" calcext:value-type="float">
            <text:p>-0,8443278883</text:p>
          </table:table-cell>
        </table:table-row>
        <table:table-row table:style-name="ro1">
          <table:table-cell table:number-columns-repeated="5"/>
          <table:table-cell table:formula="of:=[.F969]+3.14159265/50" office:value-type="float" office:value="60.7584018509991" calcext:value-type="float">
            <text:p>60,758401851</text:p>
          </table:table-cell>
          <table:table-cell table:formula="of:=COS([.F970])" office:value-type="float" office:value="-0.481753734941473" calcext:value-type="float">
            <text:p>-0,4817537349</text:p>
          </table:table-cell>
          <table:table-cell table:formula="of:=SIN([.F970])" office:value-type="float" office:value="-0.876306646596921" calcext:value-type="float">
            <text:p>-0,8763066466</text:p>
          </table:table-cell>
        </table:table-row>
        <table:table-row table:style-name="ro1">
          <table:table-cell table:number-columns-repeated="5"/>
          <table:table-cell table:formula="of:=[.F970]+3.14159265/50" office:value-type="float" office:value="60.8212337039991" calcext:value-type="float">
            <text:p>60,821233704</text:p>
          </table:table-cell>
          <table:table-cell table:formula="of:=COS([.F971])" office:value-type="float" office:value="-0.425779354449891" calcext:value-type="float">
            <text:p>-0,4257793544</text:p>
          </table:table-cell>
          <table:table-cell table:formula="of:=SIN([.F971])" office:value-type="float" office:value="-0.904827022874667" calcext:value-type="float">
            <text:p>-0,9048270229</text:p>
          </table:table-cell>
        </table:table-row>
        <table:table-row table:style-name="ro1">
          <table:table-cell table:number-columns-repeated="5"/>
          <table:table-cell table:formula="of:=[.F971]+3.14159265/50" office:value-type="float" office:value="60.8840655569991" calcext:value-type="float">
            <text:p>60,884065557</text:p>
          </table:table-cell>
          <table:table-cell table:formula="of:=COS([.F972])" office:value-type="float" office:value="-0.36812461737022" calcext:value-type="float">
            <text:p>-0,3681246174</text:p>
          </table:table-cell>
          <table:table-cell table:formula="of:=SIN([.F972])" office:value-type="float" office:value="-0.929776460277431" calcext:value-type="float">
            <text:p>-0,9297764603</text:p>
          </table:table-cell>
        </table:table-row>
        <table:table-row table:style-name="ro1">
          <table:table-cell table:number-columns-repeated="5"/>
          <table:table-cell table:formula="of:=[.F972]+3.14159265/50" office:value-type="float" office:value="60.9468974099991" calcext:value-type="float">
            <text:p>60,94689741</text:p>
          </table:table-cell>
          <table:table-cell table:formula="of:=COS([.F973])" office:value-type="float" office:value="-0.309017060609247" calcext:value-type="float">
            <text:p>-0,3090170606</text:p>
          </table:table-cell>
          <table:table-cell table:formula="of:=SIN([.F973])" office:value-type="float" office:value="-0.951056494774323" calcext:value-type="float">
            <text:p>-0,9510564948</text:p>
          </table:table-cell>
        </table:table-row>
        <table:table-row table:style-name="ro1">
          <table:table-cell table:number-columns-repeated="5"/>
          <table:table-cell table:formula="of:=[.F973]+3.14159265/50" office:value-type="float" office:value="61.0097292629991" calcext:value-type="float">
            <text:p>61,009729263</text:p>
          </table:table-cell>
          <table:table-cell table:formula="of:=COS([.F974])" office:value-type="float" office:value="-0.248689954689302" calcext:value-type="float">
            <text:p>-0,2486899547</text:p>
          </table:table-cell>
          <table:table-cell table:formula="of:=SIN([.F974])" office:value-type="float" office:value="-0.968583143791297" calcext:value-type="float">
            <text:p>-0,9685831438</text:p>
          </table:table-cell>
        </table:table-row>
        <table:table-row table:style-name="ro1">
          <table:table-cell table:number-columns-repeated="5"/>
          <table:table-cell table:formula="of:=[.F974]+3.14159265/50" office:value-type="float" office:value="61.0725611159991" calcext:value-type="float">
            <text:p>61,072561116</text:p>
          </table:table-cell>
          <table:table-cell table:formula="of:=COS([.F975])" office:value-type="float" office:value="-0.187381383136073" calcext:value-type="float">
            <text:p>-0,1873813831</text:p>
          </table:table-cell>
          <table:table-cell table:formula="of:=SIN([.F975])" office:value-type="float" office:value="-0.982287237652008" calcext:value-type="float">
            <text:p>-0,9822872377</text:p>
          </table:table-cell>
        </table:table-row>
        <table:table-row table:style-name="ro1">
          <table:table-cell table:number-columns-repeated="5"/>
          <table:table-cell table:formula="of:=[.F975]+3.14159265/50" office:value-type="float" office:value="61.1353929689991" calcext:value-type="float">
            <text:p>61,135392969</text:p>
          </table:table-cell>
          <table:table-cell table:formula="of:=COS([.F976])" office:value-type="float" office:value="-0.125333302871707" calcext:value-type="float">
            <text:p>-0,1253333029</text:p>
          </table:table-cell>
          <table:table-cell table:formula="of:=SIN([.F976])" office:value-type="float" office:value="-0.992114692558914" calcext:value-type="float">
            <text:p>-0,9921146926</text:p>
          </table:table-cell>
        </table:table-row>
        <table:table-row table:style-name="ro1">
          <table:table-cell table:number-columns-repeated="5"/>
          <table:table-cell table:formula="of:=[.F976]+3.14159265/50" office:value-type="float" office:value="61.1982248219991" calcext:value-type="float">
            <text:p>61,198224822</text:p>
          </table:table-cell>
          <table:table-cell table:formula="of:=COS([.F977])" office:value-type="float" office:value="-0.0627905893213754" calcext:value-type="float">
            <text:p>-0,0627905893</text:p>
          </table:table-cell>
          <table:table-cell table:formula="of:=SIN([.F977])" office:value-type="float" office:value="-0.998026724037325" calcext:value-type="float">
            <text:p>-0,998026724</text:p>
          </table:table-cell>
        </table:table-row>
        <table:table-row table:style-name="ro1">
          <table:table-cell table:number-columns-repeated="5"/>
          <table:table-cell table:formula="of:=[.F977]+3.14159265/50" office:value-type="float" office:value="61.2610566749991" calcext:value-type="float">
            <text:p>61,261056675</text:p>
          </table:table-cell>
          <table:table-cell table:formula="of:=COS([.F978])" office:value-type="float" office:value="-0.0000000700018502619296" calcext:value-type="float">
            <text:p>-0,00000007</text:p>
          </table:table-cell>
          <table:table-cell table:formula="of:=SIN([.F978])" office:value-type="float" office:value="-0.999999999999998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978]+3.14159265/50" office:value-type="float" office:value="61.3238885279991" calcext:value-type="float">
            <text:p>61,323888528</text:p>
          </table:table-cell>
          <table:table-cell table:formula="of:=COS([.F979])" office:value-type="float" office:value="0.0627904495939402" calcext:value-type="float">
            <text:p>0,0627904496</text:p>
          </table:table-cell>
          <table:table-cell table:formula="of:=SIN([.F979])" office:value-type="float" office:value="-0.99802673282823" calcext:value-type="float">
            <text:p>-0,9980267328</text:p>
          </table:table-cell>
        </table:table-row>
        <table:table-row table:style-name="ro1">
          <table:table-cell table:number-columns-repeated="5"/>
          <table:table-cell table:formula="of:=[.F979]+3.14159265/50" office:value-type="float" office:value="61.3867203809991" calcext:value-type="float">
            <text:p>61,386720381</text:p>
          </table:table-cell>
          <table:table-cell table:formula="of:=COS([.F980])" office:value-type="float" office:value="0.125333163971977" calcext:value-type="float">
            <text:p>0,125333164</text:p>
          </table:table-cell>
          <table:table-cell table:formula="of:=SIN([.F980])" office:value-type="float" office:value="-0.992114710106031" calcext:value-type="float">
            <text:p>-0,9921147101</text:p>
          </table:table-cell>
        </table:table-row>
        <table:table-row table:style-name="ro1">
          <table:table-cell table:number-columns-repeated="5"/>
          <table:table-cell table:formula="of:=[.F980]+3.14159265/50" office:value-type="float" office:value="61.4495522339991" calcext:value-type="float">
            <text:p>61,449552234</text:p>
          </table:table-cell>
          <table:table-cell table:formula="of:=COS([.F981])" office:value-type="float" office:value="0.187381245612223" calcext:value-type="float">
            <text:p>0,1873812456</text:p>
          </table:table-cell>
          <table:table-cell table:formula="of:=SIN([.F981])" office:value-type="float" office:value="-0.982287263886085" calcext:value-type="float">
            <text:p>-0,9822872639</text:p>
          </table:table-cell>
        </table:table-row>
        <table:table-row table:style-name="ro1">
          <table:table-cell table:number-columns-repeated="5"/>
          <table:table-cell table:formula="of:=[.F981]+3.14159265/50" office:value-type="float" office:value="61.5123840869991" calcext:value-type="float">
            <text:p>61,512384087</text:p>
          </table:table-cell>
          <table:table-cell table:formula="of:=COS([.F982])" office:value-type="float" office:value="0.248689819084075" calcext:value-type="float">
            <text:p>0,2486898191</text:p>
          </table:table-cell>
          <table:table-cell table:formula="of:=SIN([.F982])" office:value-type="float" office:value="-0.968583178608802" calcext:value-type="float">
            <text:p>-0,9685831786</text:p>
          </table:table-cell>
        </table:table-row>
        <table:table-row table:style-name="ro1">
          <table:table-cell table:number-columns-repeated="5"/>
          <table:table-cell table:formula="of:=[.F982]+3.14159265/50" office:value-type="float" office:value="61.5752159399991" calcext:value-type="float">
            <text:p>61,57521594</text:p>
          </table:table-cell>
          <table:table-cell table:formula="of:=COS([.F983])" office:value-type="float" office:value="0.309016927457815" calcext:value-type="float">
            <text:p>0,3090169275</text:p>
          </table:table-cell>
          <table:table-cell table:formula="of:=SIN([.F983])" office:value-type="float" office:value="-0.951056538037845" calcext:value-type="float">
            <text:p>-0,951056538</text:p>
          </table:table-cell>
        </table:table-row>
        <table:table-row table:style-name="ro1">
          <table:table-cell table:number-columns-repeated="5"/>
          <table:table-cell table:formula="of:=[.F983]+3.14159265/50" office:value-type="float" office:value="61.6380477929991" calcext:value-type="float">
            <text:p>61,638047793</text:p>
          </table:table-cell>
          <table:table-cell table:formula="of:=COS([.F984])" office:value-type="float" office:value="0.368124487198071" calcext:value-type="float">
            <text:p>0,3681244872</text:p>
          </table:table-cell>
          <table:table-cell table:formula="of:=SIN([.F984])" office:value-type="float" office:value="-0.929776511816231" calcext:value-type="float">
            <text:p>-0,9297765118</text:p>
          </table:table-cell>
        </table:table-row>
        <table:table-row table:style-name="ro1">
          <table:table-cell table:number-columns-repeated="5"/>
          <table:table-cell table:formula="of:=[.F984]+3.14159265/50" office:value-type="float" office:value="61.7008796459991" calcext:value-type="float">
            <text:p>61,700879646</text:p>
          </table:table-cell>
          <table:table-cell table:formula="of:=COS([.F985])" office:value-type="float" office:value="0.425779227770756" calcext:value-type="float">
            <text:p>0,4257792278</text:p>
          </table:table-cell>
          <table:table-cell table:formula="of:=SIN([.F985])" office:value-type="float" office:value="-0.904827082485344" calcext:value-type="float">
            <text:p>-0,9048270825</text:p>
          </table:table-cell>
        </table:table-row>
        <table:table-row table:style-name="ro1">
          <table:table-cell table:number-columns-repeated="5"/>
          <table:table-cell table:formula="of:=[.F985]+3.14159265/50" office:value-type="float" office:value="61.7637114989991" calcext:value-type="float">
            <text:p>61,763711499</text:p>
          </table:table-cell>
          <table:table-cell table:formula="of:=COS([.F986])" office:value-type="float" office:value="0.481753612255295" calcext:value-type="float">
            <text:p>0,4817536123</text:p>
          </table:table-cell>
          <table:table-cell table:formula="of:=SIN([.F986])" office:value-type="float" office:value="-0.876306714044218" calcext:value-type="float">
            <text:p>-0,876306714</text:p>
          </table:table-cell>
        </table:table-row>
        <table:table-row table:style-name="ro1">
          <table:table-cell table:number-columns-repeated="5"/>
          <table:table-cell table:formula="of:=[.F986]+3.14159265/50" office:value-type="float" office:value="61.8265433519991" calcext:value-type="float">
            <text:p>61,826543352</text:p>
          </table:table-cell>
          <table:table-cell table:formula="of:=COS([.F987])" office:value-type="float" office:value="0.535826735328895" calcext:value-type="float">
            <text:p>0,5358267353</text:p>
          </table:table-cell>
          <table:table-cell table:formula="of:=SIN([.F987])" office:value-type="float" office:value="-0.844327963357117" calcext:value-type="float">
            <text:p>-0,8443279634</text:p>
          </table:table-cell>
        </table:table-row>
        <table:table-row table:style-name="ro1">
          <table:table-cell table:number-columns-repeated="5"/>
          <table:table-cell table:formula="of:=[.F987]+3.14159265/50" office:value-type="float" office:value="61.8893752049991" calcext:value-type="float">
            <text:p>61,889375205</text:p>
          </table:table-cell>
          <table:table-cell table:formula="of:=COS([.F988])" office:value-type="float" office:value="0.587785195078934" calcext:value-type="float">
            <text:p>0,5877851951</text:p>
          </table:table-cell>
          <table:table-cell table:formula="of:=SIN([.F988])" office:value-type="float" office:value="-0.809017035943014" calcext:value-type="float">
            <text:p>-0,8090170359</text:p>
          </table:table-cell>
        </table:table-row>
        <table:table-row table:style-name="ro1">
          <table:table-cell table:number-columns-repeated="5"/>
          <table:table-cell table:formula="of:=[.F988]+3.14159265/50" office:value-type="float" office:value="61.9522070579991" calcext:value-type="float">
            <text:p>61,952207058</text:p>
          </table:table-cell>
          <table:table-cell table:formula="of:=COS([.F989])" office:value-type="float" office:value="0.637423935202808" calcext:value-type="float">
            <text:p>0,6374239352</text:p>
          </table:table-cell>
          <table:table-cell table:formula="of:=SIN([.F989])" office:value-type="float" office:value="-0.770513287900063" calcext:value-type="float">
            <text:p>-0,7705132879</text:p>
          </table:table-cell>
        </table:table-row>
        <table:table-row table:style-name="ro1">
          <table:table-cell table:number-columns-repeated="5"/>
          <table:table-cell table:formula="of:=[.F989]+3.14159265/50" office:value-type="float" office:value="62.0150389109991" calcext:value-type="float">
            <text:p>62,015038911</text:p>
          </table:table-cell>
          <table:table-cell table:formula="of:=COS([.F990])" office:value-type="float" office:value="0.68454705427148" calcext:value-type="float">
            <text:p>0,6845470543</text:p>
          </table:table-cell>
          <table:table-cell table:formula="of:=SIN([.F990])" office:value-type="float" office:value="-0.728968675930756" calcext:value-type="float">
            <text:p>-0,7289686759</text:p>
          </table:table-cell>
        </table:table-row>
        <table:table-row table:style-name="ro1">
          <table:table-cell table:number-columns-repeated="5"/>
          <table:table-cell table:formula="of:=[.F990]+3.14159265/50" office:value-type="float" office:value="62.0778707639991" calcext:value-type="float">
            <text:p>62,077870764</text:p>
          </table:table-cell>
          <table:table-cell table:formula="of:=COS([.F991])" office:value-type="float" office:value="0.728968578862915" calcext:value-type="float">
            <text:p>0,7289685789</text:p>
          </table:table-cell>
          <table:table-cell table:formula="of:=SIN([.F991])" office:value-type="float" office:value="-0.684547157638232" calcext:value-type="float">
            <text:p>-0,6845471576</text:p>
          </table:table-cell>
        </table:table-row>
        <table:table-row table:style-name="ro1">
          <table:table-cell table:number-columns-repeated="5"/>
          <table:table-cell table:formula="of:=[.F991]+3.14159265/50" office:value-type="float" office:value="62.1407026169991" calcext:value-type="float">
            <text:p>62,140702617</text:p>
          </table:table-cell>
          <table:table-cell table:formula="of:=COS([.F992])" office:value-type="float" office:value="0.770513197514215" calcext:value-type="float">
            <text:p>0,7705131975</text:p>
          </table:table-cell>
          <table:table-cell table:formula="of:=SIN([.F992])" office:value-type="float" office:value="-0.63742404446053" calcext:value-type="float">
            <text:p>-0,6374240445</text:p>
          </table:table-cell>
        </table:table-row>
        <table:table-row table:style-name="ro1">
          <table:table-cell table:number-columns-repeated="5"/>
          <table:table-cell table:formula="of:=[.F992]+3.14159265/50" office:value-type="float" office:value="62.2035344699991" calcext:value-type="float">
            <text:p>62,20353447</text:p>
          </table:table-cell>
          <table:table-cell table:formula="of:=COS([.F993])" office:value-type="float" office:value="0.809016952595871" calcext:value-type="float">
            <text:p>0,8090169526</text:p>
          </table:table-cell>
          <table:table-cell table:formula="of:=SIN([.F993])" office:value-type="float" office:value="-0.587785309796435" calcext:value-type="float">
            <text:p>-0,5877853098</text:p>
          </table:table-cell>
        </table:table-row>
        <table:table-row table:style-name="ro1">
          <table:table-cell table:number-columns-repeated="5"/>
          <table:table-cell table:formula="of:=[.F993]+3.14159265/50" office:value-type="float" office:value="62.2663663229991" calcext:value-type="float">
            <text:p>62,266366323</text:p>
          </table:table-cell>
          <table:table-cell table:formula="of:=COS([.F994])" office:value-type="float" office:value="0.844327887377612" calcext:value-type="float">
            <text:p>0,8443278874</text:p>
          </table:table-cell>
          <table:table-cell table:formula="of:=SIN([.F994])" office:value-type="float" office:value="-0.535826855053438" calcext:value-type="float">
            <text:p>-0,5358268551</text:p>
          </table:table-cell>
        </table:table-row>
        <table:table-row table:style-name="ro1">
          <table:table-cell table:number-columns-repeated="5"/>
          <table:table-cell table:formula="of:=[.F994]+3.14159265/50" office:value-type="float" office:value="62.3291981759991" calcext:value-type="float">
            <text:p>62,329198176</text:p>
          </table:table-cell>
          <table:table-cell table:formula="of:=COS([.F995])" office:value-type="float" office:value="0.876306645732208" calcext:value-type="float">
            <text:p>0,8763066457</text:p>
          </table:table-cell>
          <table:table-cell table:formula="of:=SIN([.F995])" office:value-type="float" office:value="-0.481753736514381" calcext:value-type="float">
            <text:p>-0,4817537365</text:p>
          </table:table-cell>
        </table:table-row>
        <table:table-row table:style-name="ro1">
          <table:table-cell table:number-columns-repeated="5"/>
          <table:table-cell table:formula="of:=[.F995]+3.14159265/50" office:value-type="float" office:value="62.3920300289991" calcext:value-type="float">
            <text:p>62,392030029</text:p>
          </table:table-cell>
          <table:table-cell table:formula="of:=COS([.F996])" office:value-type="float" office:value="0.904827022110424" calcext:value-type="float">
            <text:p>0,9048270221</text:p>
          </table:table-cell>
          <table:table-cell table:formula="of:=SIN([.F996])" office:value-type="float" office:value="-0.425779356073991" calcext:value-type="float">
            <text:p>-0,4257793561</text:p>
          </table:table-cell>
        </table:table-row>
        <table:table-row table:style-name="ro1">
          <table:table-cell table:number-columns-repeated="5"/>
          <table:table-cell table:formula="of:=[.F996]+3.14159265/50" office:value-type="float" office:value="62.4548618819991" calcext:value-type="float">
            <text:p>62,454861882</text:p>
          </table:table-cell>
          <table:table-cell table:formula="of:=COS([.F997])" office:value-type="float" office:value="0.929776459616674" calcext:value-type="float">
            <text:p>0,9297764596</text:p>
          </table:table-cell>
          <table:table-cell table:formula="of:=SIN([.F997])" office:value-type="float" office:value="-0.368124619039102" calcext:value-type="float">
            <text:p>-0,368124619</text:p>
          </table:table-cell>
        </table:table-row>
        <table:table-row table:style-name="ro1">
          <table:table-cell table:number-columns-repeated="5"/>
          <table:table-cell table:formula="of:=[.F997]+3.14159265/50" office:value-type="float" office:value="62.5176937349991" calcext:value-type="float">
            <text:p>62,517693735</text:p>
          </table:table-cell>
          <table:table-cell table:formula="of:=COS([.F998])" office:value-type="float" office:value="0.951056494219659" calcext:value-type="float">
            <text:p>0,9510564942</text:p>
          </table:table-cell>
          <table:table-cell table:formula="of:=SIN([.F998])" office:value-type="float" office:value="-0.309017062316325" calcext:value-type="float">
            <text:p>-0,3090170623</text:p>
          </table:table-cell>
        </table:table-row>
        <table:table-row table:style-name="ro1">
          <table:table-cell table:number-columns-repeated="5"/>
          <table:table-cell table:formula="of:=[.F998]+3.14159265/50" office:value-type="float" office:value="62.5805255879991" calcext:value-type="float">
            <text:p>62,580525588</text:p>
          </table:table-cell>
          <table:table-cell table:formula="of:=COS([.F999])" office:value-type="float" office:value="0.968583143344917" calcext:value-type="float">
            <text:p>0,9685831433</text:p>
          </table:table-cell>
          <table:table-cell table:formula="of:=SIN([.F999])" office:value-type="float" office:value="-0.248689956427839" calcext:value-type="float">
            <text:p>-0,2486899564</text:p>
          </table:table-cell>
        </table:table-row>
        <table:table-row table:style-name="ro1">
          <table:table-cell table:number-columns-repeated="5"/>
          <table:table-cell table:formula="of:=[.F999]+3.14159265/50" office:value-type="float" office:value="62.6433574409991" calcext:value-type="float">
            <text:p>62,643357441</text:p>
          </table:table-cell>
          <table:table-cell table:formula="of:=COS([.F1000])" office:value-type="float" office:value="0.982287237315672" calcext:value-type="float">
            <text:p>0,9822872373</text:p>
          </table:table-cell>
          <table:table-cell table:formula="of:=SIN([.F1000])" office:value-type="float" office:value="-0.187381384899208" calcext:value-type="float">
            <text:p>-0,1873813849</text:p>
          </table:table-cell>
        </table:table-row>
        <table:table-row table:style-name="ro1">
          <table:table-cell table:number-columns-repeated="5"/>
          <table:table-cell table:formula="of:=[.F1000]+3.14159265/50" office:value-type="float" office:value="62.7061892939991" calcext:value-type="float">
            <text:p>62,706189294</text:p>
          </table:table-cell>
          <table:table-cell table:formula="of:=COS([.F1001])" office:value-type="float" office:value="0.99211469233395" calcext:value-type="float">
            <text:p>0,9921146923</text:p>
          </table:table-cell>
          <table:table-cell table:formula="of:=SIN([.F1001])" office:value-type="float" office:value="-0.125333304652482" calcext:value-type="float">
            <text:p>-0,1253333047</text:p>
          </table:table-cell>
        </table:table-row>
        <table:table-row table:style-name="ro1">
          <table:table-cell table:number-columns-repeated="5"/>
          <table:table-cell table:formula="of:=[.F1001]+3.14159265/50" office:value-type="float" office:value="62.7690211469991" calcext:value-type="float">
            <text:p>62,769021147</text:p>
          </table:table-cell>
          <table:table-cell table:formula="of:=COS([.F1002])" office:value-type="float" office:value="0.99802672392462" calcext:value-type="float">
            <text:p>0,9980267239</text:p>
          </table:table-cell>
          <table:table-cell table:formula="of:=SIN([.F1002])" office:value-type="float" office:value="-0.0627905911127622" calcext:value-type="float">
            <text:p>-0,0627905911</text:p>
          </table:table-cell>
        </table:table-row>
        <table:table-row table:style-name="ro1">
          <table:table-cell table:number-columns-repeated="5"/>
          <table:table-cell table:formula="of:=[.F1002]+3.14159265/50" office:value-type="float" office:value="62.8318529999991" calcext:value-type="float">
            <text:p>62,831853</text:p>
          </table:table-cell>
          <table:table-cell table:formula="of:=COS([.F1003])" office:value-type="float" office:value="0.999999999999997" calcext:value-type="float">
            <text:p>1</text:p>
          </table:table-cell>
          <table:table-cell table:formula="of:=SIN([.F1003])" office:value-type="float" office:value="-0.0000000717967789733181" calcext:value-type="float">
            <text:p>-7,17967789733181E-008</text:p>
          </table:table-cell>
        </table:table-row>
        <table:table-row table:style-name="ro1">
          <table:table-cell table:number-columns-repeated="5"/>
          <table:table-cell table:formula="of:=[.F1003]+3.14159265/50" office:value-type="float" office:value="62.8946848529991" calcext:value-type="float">
            <text:p>62,894684853</text:p>
          </table:table-cell>
          <table:table-cell table:formula="of:=COS([.F1004])" office:value-type="float" office:value="0.998026732940934" calcext:value-type="float">
            <text:p>0,9980267329</text:p>
          </table:table-cell>
          <table:table-cell table:formula="of:=SIN([.F1004])" office:value-type="float" office:value="0.0627904478025533" calcext:value-type="float">
            <text:p>0,0627904478</text:p>
          </table:table-cell>
        </table:table-row>
        <table:table-row table:style-name="ro1">
          <table:table-cell table:number-columns-repeated="5"/>
          <table:table-cell table:formula="of:=[.F1004]+3.14159265/50" office:value-type="float" office:value="62.9575167059991" calcext:value-type="float">
            <text:p>62,957516706</text:p>
          </table:table-cell>
          <table:table-cell table:formula="of:=COS([.F1005])" office:value-type="float" office:value="0.992114710330995" calcext:value-type="float">
            <text:p>0,9921147103</text:p>
          </table:table-cell>
          <table:table-cell table:formula="of:=SIN([.F1005])" office:value-type="float" office:value="0.125333162191202" calcext:value-type="float">
            <text:p>0,1253331622</text:p>
          </table:table-cell>
        </table:table-row>
        <table:table-row table:style-name="ro1">
          <table:table-cell table:number-columns-repeated="5"/>
          <table:table-cell table:formula="of:=[.F1005]+3.14159265/50" office:value-type="float" office:value="63.0203485589991" calcext:value-type="float">
            <text:p>63,020348559</text:p>
          </table:table-cell>
          <table:table-cell table:formula="of:=COS([.F1006])" office:value-type="float" office:value="0.982287264222421" calcext:value-type="float">
            <text:p>0,9822872642</text:p>
          </table:table-cell>
          <table:table-cell table:formula="of:=SIN([.F1006])" office:value-type="float" office:value="0.187381243849087" calcext:value-type="float">
            <text:p>0,1873812438</text:p>
          </table:table-cell>
        </table:table-row>
        <table:table-row table:style-name="ro1">
          <table:table-cell table:number-columns-repeated="5"/>
          <table:table-cell table:formula="of:=[.F1006]+3.14159265/50" office:value-type="float" office:value="63.0831804119991" calcext:value-type="float">
            <text:p>63,083180412</text:p>
          </table:table-cell>
          <table:table-cell table:formula="of:=COS([.F1007])" office:value-type="float" office:value="0.968583179055182" calcext:value-type="float">
            <text:p>0,9685831791</text:p>
          </table:table-cell>
          <table:table-cell table:formula="of:=SIN([.F1007])" office:value-type="float" office:value="0.248689817345537" calcext:value-type="float">
            <text:p>0,2486898173</text:p>
          </table:table-cell>
        </table:table-row>
        <table:table-row table:style-name="ro1">
          <table:table-cell table:number-columns-repeated="5"/>
          <table:table-cell table:formula="of:=[.F1007]+3.14159265/50" office:value-type="float" office:value="63.1460122649991" calcext:value-type="float">
            <text:p>63,146012265</text:p>
          </table:table-cell>
          <table:table-cell table:formula="of:=COS([.F1008])" office:value-type="float" office:value="0.951056538592509" calcext:value-type="float">
            <text:p>0,9510565386</text:p>
          </table:table-cell>
          <table:table-cell table:formula="of:=SIN([.F1008])" office:value-type="float" office:value="0.309016925750736" calcext:value-type="float">
            <text:p>0,3090169258</text:p>
          </table:table-cell>
        </table:table-row>
        <table:table-row table:style-name="ro1">
          <table:table-cell table:number-columns-repeated="5"/>
          <table:table-cell table:formula="of:=[.F1008]+3.14159265/50" office:value-type="float" office:value="63.2088441179991" calcext:value-type="float">
            <text:p>63,208844118</text:p>
          </table:table-cell>
          <table:table-cell table:formula="of:=COS([.F1009])" office:value-type="float" office:value="0.929776512476988" calcext:value-type="float">
            <text:p>0,9297765125</text:p>
          </table:table-cell>
          <table:table-cell table:formula="of:=SIN([.F1009])" office:value-type="float" office:value="0.368124485529188" calcext:value-type="float">
            <text:p>0,3681244855</text:p>
          </table:table-cell>
        </table:table-row>
        <table:table-row table:style-name="ro1">
          <table:table-cell table:number-columns-repeated="5"/>
          <table:table-cell table:formula="of:=[.F1009]+3.14159265/50" office:value-type="float" office:value="63.2716759709991" calcext:value-type="float">
            <text:p>63,271675971</text:p>
          </table:table-cell>
          <table:table-cell table:formula="of:=COS([.F1010])" office:value-type="float" office:value="0.904827083249587" calcext:value-type="float">
            <text:p>0,9048270832</text:p>
          </table:table-cell>
          <table:table-cell table:formula="of:=SIN([.F1010])" office:value-type="float" office:value="0.425779226146656" calcext:value-type="float">
            <text:p>0,4257792261</text:p>
          </table:table-cell>
        </table:table-row>
        <table:table-row table:style-name="ro1">
          <table:table-cell table:number-columns-repeated="5"/>
          <table:table-cell table:formula="of:=[.F1010]+3.14159265/50" office:value-type="float" office:value="63.3345078239991" calcext:value-type="float">
            <text:p>63,334507824</text:p>
          </table:table-cell>
          <table:table-cell table:formula="of:=COS([.F1011])" office:value-type="float" office:value="0.876306714908932" calcext:value-type="float">
            <text:p>0,8763067149</text:p>
          </table:table-cell>
          <table:table-cell table:formula="of:=SIN([.F1011])" office:value-type="float" office:value="0.481753610682386" calcext:value-type="float">
            <text:p>0,4817536107</text:p>
          </table:table-cell>
        </table:table-row>
        <table:table-row table:style-name="ro1">
          <table:table-cell table:number-columns-repeated="5"/>
          <table:table-cell table:formula="of:=[.F1011]+3.14159265/50" office:value-type="float" office:value="63.3973396769991" calcext:value-type="float">
            <text:p>63,397339677</text:p>
          </table:table-cell>
          <table:table-cell table:formula="of:=COS([.F1012])" office:value-type="float" office:value="0.844327964318888" calcext:value-type="float">
            <text:p>0,8443279643</text:p>
          </table:table-cell>
          <table:table-cell table:formula="of:=SIN([.F1012])" office:value-type="float" office:value="0.535826733813387" calcext:value-type="float">
            <text:p>0,5358267338</text:p>
          </table:table-cell>
        </table:table-row>
        <table:table-row table:style-name="ro1">
          <table:table-cell table:number-columns-repeated="5"/>
          <table:table-cell table:formula="of:=[.F1012]+3.14159265/50" office:value-type="float" office:value="63.4601715299991" calcext:value-type="float">
            <text:p>63,46017153</text:p>
          </table:table-cell>
          <table:table-cell table:formula="of:=COS([.F1013])" office:value-type="float" office:value="0.809017036998046" calcext:value-type="float">
            <text:p>0,809017037</text:p>
          </table:table-cell>
          <table:table-cell table:formula="of:=SIN([.F1013])" office:value-type="float" office:value="0.587785193626806" calcext:value-type="float">
            <text:p>0,5877851936</text:p>
          </table:table-cell>
        </table:table-row>
        <table:table-row table:style-name="ro1">
          <table:table-cell table:number-columns-repeated="5"/>
          <table:table-cell table:formula="of:=[.F1013]+3.14159265/50" office:value-type="float" office:value="63.5230033829991" calcext:value-type="float">
            <text:p>63,523003383</text:p>
          </table:table-cell>
          <table:table-cell table:formula="of:=COS([.F1014])" office:value-type="float" office:value="0.770513289044194" calcext:value-type="float">
            <text:p>0,770513289</text:p>
          </table:table-cell>
          <table:table-cell table:formula="of:=SIN([.F1014])" office:value-type="float" office:value="0.637423933819792" calcext:value-type="float">
            <text:p>0,6374239338</text:p>
          </table:table-cell>
        </table:table-row>
        <table:table-row table:style-name="ro1">
          <table:table-cell table:number-columns-repeated="5"/>
          <table:table-cell table:formula="of:=[.F1014]+3.14159265/50" office:value-type="float" office:value="63.5858352359991" calcext:value-type="float">
            <text:p>63,585835236</text:p>
          </table:table-cell>
          <table:table-cell table:formula="of:=COS([.F1015])" office:value-type="float" office:value="0.728968677159469" calcext:value-type="float">
            <text:p>0,7289686772</text:p>
          </table:table-cell>
          <table:table-cell table:formula="of:=SIN([.F1015])" office:value-type="float" office:value="0.684547052963033" calcext:value-type="float">
            <text:p>0,684547053</text:p>
          </table:table-cell>
        </table:table-row>
        <table:table-row table:style-name="ro1">
          <table:table-cell table:number-columns-repeated="5"/>
          <table:table-cell table:formula="of:=[.F1015]+3.14159265/50" office:value-type="float" office:value="63.6486670889991" calcext:value-type="float">
            <text:p>63,648667089</text:p>
          </table:table-cell>
          <table:table-cell table:formula="of:=COS([.F1016])" office:value-type="float" office:value="0.684547158946679" calcext:value-type="float">
            <text:p>0,6845471589</text:p>
          </table:table-cell>
          <table:table-cell table:formula="of:=SIN([.F1016])" office:value-type="float" office:value="0.728968577634201" calcext:value-type="float">
            <text:p>0,7289685776</text:p>
          </table:table-cell>
        </table:table-row>
        <table:table-row table:style-name="ro1">
          <table:table-cell table:number-columns-repeated="5"/>
          <table:table-cell table:formula="of:=[.F1016]+3.14159265/50" office:value-type="float" office:value="63.7114989419991" calcext:value-type="float">
            <text:p>63,711498942</text:p>
          </table:table-cell>
          <table:table-cell table:formula="of:=COS([.F1017])" office:value-type="float" office:value="0.637424045843546" calcext:value-type="float">
            <text:p>0,6374240458</text:p>
          </table:table-cell>
          <table:table-cell table:formula="of:=SIN([.F1017])" office:value-type="float" office:value="0.770513196370085" calcext:value-type="float">
            <text:p>0,7705131964</text:p>
          </table:table-cell>
        </table:table-row>
        <table:table-row table:style-name="ro1">
          <table:table-cell table:number-columns-repeated="5"/>
          <table:table-cell table:formula="of:=[.F1017]+3.14159265/50" office:value-type="float" office:value="63.7743307949991" calcext:value-type="float">
            <text:p>63,774330795</text:p>
          </table:table-cell>
          <table:table-cell table:formula="of:=COS([.F1018])" office:value-type="float" office:value="0.587785311248563" calcext:value-type="float">
            <text:p>0,5877853112</text:p>
          </table:table-cell>
          <table:table-cell table:formula="of:=SIN([.F1018])" office:value-type="float" office:value="0.809016951540838" calcext:value-type="float">
            <text:p>0,8090169515</text:p>
          </table:table-cell>
        </table:table-row>
        <table:table-row table:style-name="ro1">
          <table:table-cell table:number-columns-repeated="5"/>
          <table:table-cell table:formula="of:=[.F1018]+3.14159265/50" office:value-type="float" office:value="63.8371626479991" calcext:value-type="float">
            <text:p>63,837162648</text:p>
          </table:table-cell>
          <table:table-cell table:formula="of:=COS([.F1019])" office:value-type="float" office:value="0.535826856568946" calcext:value-type="float">
            <text:p>0,5358268566</text:p>
          </table:table-cell>
          <table:table-cell table:formula="of:=SIN([.F1019])" office:value-type="float" office:value="0.844327886415841" calcext:value-type="float">
            <text:p>0,8443278864</text:p>
          </table:table-cell>
        </table:table-row>
        <table:table-row table:style-name="ro1">
          <table:table-cell table:number-columns-repeated="5"/>
          <table:table-cell table:formula="of:=[.F1019]+3.14159265/50" office:value-type="float" office:value="63.8999945009991" calcext:value-type="float">
            <text:p>63,899994501</text:p>
          </table:table-cell>
          <table:table-cell table:formula="of:=COS([.F1020])" office:value-type="float" office:value="0.481753738087288" calcext:value-type="float">
            <text:p>0,4817537381</text:p>
          </table:table-cell>
          <table:table-cell table:formula="of:=SIN([.F1020])" office:value-type="float" office:value="0.876306644867494" calcext:value-type="float">
            <text:p>0,8763066449</text:p>
          </table:table-cell>
        </table:table-row>
        <table:table-row table:style-name="ro1">
          <table:table-cell table:number-columns-repeated="5"/>
          <table:table-cell table:formula="of:=[.F1020]+3.14159265/50" office:value-type="float" office:value="63.9628263539991" calcext:value-type="float">
            <text:p>63,962826354</text:p>
          </table:table-cell>
          <table:table-cell table:formula="of:=COS([.F1021])" office:value-type="float" office:value="0.425779357698091" calcext:value-type="float">
            <text:p>0,4257793577</text:p>
          </table:table-cell>
          <table:table-cell table:formula="of:=SIN([.F1021])" office:value-type="float" office:value="0.90482702134618" calcext:value-type="float">
            <text:p>0,9048270213</text:p>
          </table:table-cell>
        </table:table-row>
        <table:table-row table:style-name="ro1">
          <table:table-cell table:number-columns-repeated="5"/>
          <table:table-cell table:formula="of:=[.F1021]+3.14159265/50" office:value-type="float" office:value="64.0256582069991" calcext:value-type="float">
            <text:p>64,025658207</text:p>
          </table:table-cell>
          <table:table-cell table:formula="of:=COS([.F1022])" office:value-type="float" office:value="0.368124620707978" calcext:value-type="float">
            <text:p>0,3681246207</text:p>
          </table:table-cell>
          <table:table-cell table:formula="of:=SIN([.F1022])" office:value-type="float" office:value="0.929776458955919" calcext:value-type="float">
            <text:p>0,929776459</text:p>
          </table:table-cell>
        </table:table-row>
        <table:table-row table:style-name="ro1">
          <table:table-cell table:number-columns-repeated="5"/>
          <table:table-cell table:formula="of:=[.F1022]+3.14159265/50" office:value-type="float" office:value="64.0884900599991" calcext:value-type="float">
            <text:p>64,08849006</text:p>
          </table:table-cell>
          <table:table-cell table:formula="of:=COS([.F1023])" office:value-type="float" office:value="0.30901706402339" calcext:value-type="float">
            <text:p>0,309017064</text:p>
          </table:table-cell>
          <table:table-cell table:formula="of:=SIN([.F1023])" office:value-type="float" office:value="0.951056493665" calcext:value-type="float">
            <text:p>0,9510564937</text:p>
          </table:table-cell>
        </table:table-row>
        <table:table-row table:style-name="ro1">
          <table:table-cell table:number-columns-repeated="5"/>
          <table:table-cell table:formula="of:=[.F1023]+3.14159265/50" office:value-type="float" office:value="64.1513219129991" calcext:value-type="float">
            <text:p>64,151321913</text:p>
          </table:table-cell>
          <table:table-cell table:formula="of:=COS([.F1024])" office:value-type="float" office:value="0.248689958166356" calcext:value-type="float">
            <text:p>0,2486899582</text:p>
          </table:table-cell>
          <table:table-cell table:formula="of:=SIN([.F1024])" office:value-type="float" office:value="0.968583142898541" calcext:value-type="float">
            <text:p>0,9685831429</text:p>
          </table:table-cell>
        </table:table-row>
        <table:table-row table:style-name="ro1">
          <table:table-cell table:number-columns-repeated="5"/>
          <table:table-cell table:formula="of:=[.F1024]+3.14159265/50" office:value-type="float" office:value="64.2141537659991" calcext:value-type="float">
            <text:p>64,214153766</text:p>
          </table:table-cell>
          <table:table-cell table:formula="of:=COS([.F1025])" office:value-type="float" office:value="0.187381386662316" calcext:value-type="float">
            <text:p>0,1873813867</text:p>
          </table:table-cell>
          <table:table-cell table:formula="of:=SIN([.F1025])" office:value-type="float" office:value="0.982287236979341" calcext:value-type="float">
            <text:p>0,982287237</text:p>
          </table:table-cell>
        </table:table-row>
        <table:table-row table:style-name="ro1">
          <table:table-cell table:number-columns-repeated="5"/>
          <table:table-cell table:formula="of:=[.F1025]+3.14159265/50" office:value-type="float" office:value="64.2769856189991" calcext:value-type="float">
            <text:p>64,276985619</text:p>
          </table:table-cell>
          <table:table-cell table:formula="of:=COS([.F1026])" office:value-type="float" office:value="0.125333306433222" calcext:value-type="float">
            <text:p>0,1253333064</text:p>
          </table:table-cell>
          <table:table-cell table:formula="of:=SIN([.F1026])" office:value-type="float" office:value="0.99211469210899" calcext:value-type="float">
            <text:p>0,9921146921</text:p>
          </table:table-cell>
        </table:table-row>
        <table:table-row table:style-name="ro1">
          <table:table-cell table:number-columns-repeated="5"/>
          <table:table-cell table:formula="of:=[.F1026]+3.14159265/50" office:value-type="float" office:value="64.3398174719991" calcext:value-type="float">
            <text:p>64,339817472</text:p>
          </table:table-cell>
          <table:table-cell table:formula="of:=COS([.F1027])" office:value-type="float" office:value="0.0627905929041065" calcext:value-type="float">
            <text:p>0,0627905929</text:p>
          </table:table-cell>
          <table:table-cell table:formula="of:=SIN([.F1027])" office:value-type="float" office:value="0.998026723811918" calcext:value-type="float">
            <text:p>0,9980267238</text:p>
          </table:table-cell>
        </table:table-row>
        <table:table-row table:style-name="ro1">
          <table:table-cell table:number-columns-repeated="5"/>
          <table:table-cell table:formula="of:=[.F1027]+3.14159265/50" office:value-type="float" office:value="64.4026493249991" calcext:value-type="float">
            <text:p>64,402649325</text:p>
          </table:table-cell>
          <table:table-cell table:formula="of:=COS([.F1028])" office:value-type="float" office:value="0.0000000735916579467152" calcext:value-type="float">
            <text:p>7,35916579467152E-008</text:p>
          </table:table-cell>
          <table:table-cell table:formula="of:=SIN([.F1028])" office:value-type="float" office:value="0.999999999999997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028]+3.14159265/50" office:value-type="float" office:value="64.4654811779991" calcext:value-type="float">
            <text:p>64,465481178</text:p>
          </table:table-cell>
          <table:table-cell table:formula="of:=COS([.F1029])" office:value-type="float" office:value="-0.0627904460112232" calcext:value-type="float">
            <text:p>-0,062790446</text:p>
          </table:table-cell>
          <table:table-cell table:formula="of:=SIN([.F1029])" office:value-type="float" office:value="0.998026733053635" calcext:value-type="float">
            <text:p>0,9980267331</text:p>
          </table:table-cell>
        </table:table-row>
        <table:table-row table:style-name="ro1">
          <table:table-cell table:number-columns-repeated="5"/>
          <table:table-cell table:formula="of:=[.F1029]+3.14159265/50" office:value-type="float" office:value="64.5283130309991" calcext:value-type="float">
            <text:p>64,528313031</text:p>
          </table:table-cell>
          <table:table-cell table:formula="of:=COS([.F1030])" office:value-type="float" office:value="-0.12533316041049" calcext:value-type="float">
            <text:p>-0,1253331604</text:p>
          </table:table-cell>
          <table:table-cell table:formula="of:=SIN([.F1030])" office:value-type="float" office:value="0.992114710555951" calcext:value-type="float">
            <text:p>0,9921147106</text:p>
          </table:table-cell>
        </table:table-row>
        <table:table-row table:style-name="ro1">
          <table:table-cell table:number-columns-repeated="5"/>
          <table:table-cell table:formula="of:=[.F1030]+3.14159265/50" office:value-type="float" office:value="64.5911448839991" calcext:value-type="float">
            <text:p>64,591144884</text:p>
          </table:table-cell>
          <table:table-cell table:formula="of:=COS([.F1031])" office:value-type="float" office:value="-0.187381242086021" calcext:value-type="float">
            <text:p>-0,1873812421</text:p>
          </table:table-cell>
          <table:table-cell table:formula="of:=SIN([.F1031])" office:value-type="float" office:value="0.982287264558744" calcext:value-type="float">
            <text:p>0,9822872646</text:p>
          </table:table-cell>
        </table:table-row>
        <table:table-row table:style-name="ro1">
          <table:table-cell table:number-columns-repeated="5"/>
          <table:table-cell table:formula="of:=[.F1031]+3.14159265/50" office:value-type="float" office:value="64.6539767369991" calcext:value-type="float">
            <text:p>64,653976737</text:p>
          </table:table-cell>
          <table:table-cell table:formula="of:=COS([.F1032])" office:value-type="float" office:value="-0.248689815607075" calcext:value-type="float">
            <text:p>-0,2486898156</text:p>
          </table:table-cell>
          <table:table-cell table:formula="of:=SIN([.F1032])" office:value-type="float" office:value="0.968583179501543" calcext:value-type="float">
            <text:p>0,9685831795</text:p>
          </table:table-cell>
        </table:table-row>
        <table:table-row table:style-name="ro1">
          <table:table-cell table:number-columns-repeated="5"/>
          <table:table-cell table:formula="of:=[.F1032]+3.14159265/50" office:value-type="float" office:value="64.7168085899991" calcext:value-type="float">
            <text:p>64,71680859</text:p>
          </table:table-cell>
          <table:table-cell table:formula="of:=COS([.F1033])" office:value-type="float" office:value="-0.309016924043739" calcext:value-type="float">
            <text:p>-0,309016924</text:p>
          </table:table-cell>
          <table:table-cell table:formula="of:=SIN([.F1033])" office:value-type="float" office:value="0.951056539147146" calcext:value-type="float">
            <text:p>0,9510565391</text:p>
          </table:table-cell>
        </table:table-row>
        <table:table-row table:style-name="ro1">
          <table:table-cell table:number-columns-repeated="5"/>
          <table:table-cell table:formula="of:=[.F1033]+3.14159265/50" office:value-type="float" office:value="64.7796404429991" calcext:value-type="float">
            <text:p>64,779640443</text:p>
          </table:table-cell>
          <table:table-cell table:formula="of:=COS([.F1034])" office:value-type="float" office:value="-0.368124483860392" calcext:value-type="float">
            <text:p>-0,3681244839</text:p>
          </table:table-cell>
          <table:table-cell table:formula="of:=SIN([.F1034])" office:value-type="float" office:value="0.929776513137711" calcext:value-type="float">
            <text:p>0,9297765131</text:p>
          </table:table-cell>
        </table:table-row>
        <table:table-row table:style-name="ro1">
          <table:table-cell table:number-columns-repeated="5"/>
          <table:table-cell table:formula="of:=[.F1034]+3.14159265/50" office:value-type="float" office:value="64.8424722959991" calcext:value-type="float">
            <text:p>64,842472296</text:p>
          </table:table-cell>
          <table:table-cell table:formula="of:=COS([.F1035])" office:value-type="float" office:value="-0.425779224522646" calcext:value-type="float">
            <text:p>-0,4257792245</text:p>
          </table:table-cell>
          <table:table-cell table:formula="of:=SIN([.F1035])" office:value-type="float" office:value="0.904827084013788" calcext:value-type="float">
            <text:p>0,904827084</text:p>
          </table:table-cell>
        </table:table-row>
        <table:table-row table:style-name="ro1">
          <table:table-cell table:number-columns-repeated="5"/>
          <table:table-cell table:formula="of:=[.F1035]+3.14159265/50" office:value-type="float" office:value="64.9053041489992" calcext:value-type="float">
            <text:p>64,905304149</text:p>
          </table:table-cell>
          <table:table-cell table:formula="of:=COS([.F1036])" office:value-type="float" office:value="-0.481753609109572" calcext:value-type="float">
            <text:p>-0,4817536091</text:p>
          </table:table-cell>
          <table:table-cell table:formula="of:=SIN([.F1036])" office:value-type="float" office:value="0.876306715773594" calcext:value-type="float">
            <text:p>0,8763067158</text:p>
          </table:table-cell>
        </table:table-row>
        <table:table-row table:style-name="ro1">
          <table:table-cell table:number-columns-repeated="5"/>
          <table:table-cell table:formula="of:=[.F1036]+3.14159265/50" office:value-type="float" office:value="64.9681360019992" calcext:value-type="float">
            <text:p>64,968136002</text:p>
          </table:table-cell>
          <table:table-cell table:formula="of:=COS([.F1037])" office:value-type="float" office:value="-0.535826732297974" calcext:value-type="float">
            <text:p>-0,5358267323</text:p>
          </table:table-cell>
          <table:table-cell table:formula="of:=SIN([.F1037])" office:value-type="float" office:value="0.844327965280598" calcext:value-type="float">
            <text:p>0,8443279653</text:p>
          </table:table-cell>
        </table:table-row>
        <table:table-row table:style-name="ro1">
          <table:table-cell table:number-columns-repeated="5"/>
          <table:table-cell table:formula="of:=[.F1037]+3.14159265/50" office:value-type="float" office:value="65.0309678549992" calcext:value-type="float">
            <text:p>65,030967855</text:p>
          </table:table-cell>
          <table:table-cell table:formula="of:=COS([.F1038])" office:value-type="float" office:value="-0.587785192174776" calcext:value-type="float">
            <text:p>-0,5877851922</text:p>
          </table:table-cell>
          <table:table-cell table:formula="of:=SIN([.F1038])" office:value-type="float" office:value="0.809017038053008" calcext:value-type="float">
            <text:p>0,8090170381</text:p>
          </table:table-cell>
        </table:table-row>
        <table:table-row table:style-name="ro1">
          <table:table-cell table:number-columns-repeated="5"/>
          <table:table-cell table:formula="of:=[.F1038]+3.14159265/50" office:value-type="float" office:value="65.0937997079992" calcext:value-type="float">
            <text:p>65,093799708</text:p>
          </table:table-cell>
          <table:table-cell table:formula="of:=COS([.F1039])" office:value-type="float" office:value="-0.637423932436874" calcext:value-type="float">
            <text:p>-0,6374239324</text:p>
          </table:table-cell>
          <table:table-cell table:formula="of:=SIN([.F1039])" office:value-type="float" office:value="0.770513290188243" calcext:value-type="float">
            <text:p>0,7705132902</text:p>
          </table:table-cell>
        </table:table-row>
        <table:table-row table:style-name="ro1">
          <table:table-cell table:number-columns-repeated="5"/>
          <table:table-cell table:formula="of:=[.F1039]+3.14159265/50" office:value-type="float" office:value="65.1566315609992" calcext:value-type="float">
            <text:p>65,156631561</text:p>
          </table:table-cell>
          <table:table-cell table:formula="of:=COS([.F1040])" office:value-type="float" office:value="-0.684547051654685" calcext:value-type="float">
            <text:p>-0,6845470517</text:p>
          </table:table-cell>
          <table:table-cell table:formula="of:=SIN([.F1040])" office:value-type="float" office:value="0.72896867838809" calcext:value-type="float">
            <text:p>0,7289686784</text:p>
          </table:table-cell>
        </table:table-row>
        <table:table-row table:style-name="ro1">
          <table:table-cell table:number-columns-repeated="5"/>
          <table:table-cell table:formula="of:=[.F1040]+3.14159265/50" office:value-type="float" office:value="65.2194634139992" calcext:value-type="float">
            <text:p>65,219463414</text:p>
          </table:table-cell>
          <table:table-cell table:formula="of:=COS([.F1041])" office:value-type="float" office:value="-0.728968576405585" calcext:value-type="float">
            <text:p>-0,7289685764</text:p>
          </table:table-cell>
          <table:table-cell table:formula="of:=SIN([.F1041])" office:value-type="float" office:value="0.684547160255022" calcext:value-type="float">
            <text:p>0,6845471603</text:p>
          </table:table-cell>
        </table:table-row>
        <table:table-row table:style-name="ro1">
          <table:table-cell table:number-columns-repeated="5"/>
          <table:table-cell table:formula="of:=[.F1041]+3.14159265/50" office:value-type="float" office:value="65.2822952669992" calcext:value-type="float">
            <text:p>65,282295267</text:p>
          </table:table-cell>
          <table:table-cell table:formula="of:=COS([.F1042])" office:value-type="float" office:value="-0.770513195226049" calcext:value-type="float">
            <text:p>-0,7705131952</text:p>
          </table:table-cell>
          <table:table-cell table:formula="of:=SIN([.F1042])" office:value-type="float" office:value="0.637424047226447" calcext:value-type="float">
            <text:p>0,6374240472</text:p>
          </table:table-cell>
        </table:table-row>
        <table:table-row table:style-name="ro1">
          <table:table-cell table:number-columns-repeated="5"/>
          <table:table-cell table:formula="of:=[.F1042]+3.14159265/50" office:value-type="float" office:value="65.3451271199992" calcext:value-type="float">
            <text:p>65,34512712</text:p>
          </table:table-cell>
          <table:table-cell table:formula="of:=COS([.F1043])" office:value-type="float" office:value="-0.809016950485897" calcext:value-type="float">
            <text:p>-0,8090169505</text:p>
          </table:table-cell>
          <table:table-cell table:formula="of:=SIN([.F1043])" office:value-type="float" office:value="0.587785312700564" calcext:value-type="float">
            <text:p>0,5877853127</text:p>
          </table:table-cell>
        </table:table-row>
        <table:table-row table:style-name="ro1">
          <table:table-cell table:number-columns-repeated="5"/>
          <table:table-cell table:formula="of:=[.F1043]+3.14159265/50" office:value-type="float" office:value="65.4079589729992" calcext:value-type="float">
            <text:p>65,407958973</text:p>
          </table:table-cell>
          <table:table-cell table:formula="of:=COS([.F1044])" office:value-type="float" office:value="-0.844327885454158" calcext:value-type="float">
            <text:p>-0,8443278855</text:p>
          </table:table-cell>
          <table:table-cell table:formula="of:=SIN([.F1044])" office:value-type="float" office:value="0.535826858084316" calcext:value-type="float">
            <text:p>0,5358268581</text:p>
          </table:table-cell>
        </table:table-row>
        <table:table-row table:style-name="ro1">
          <table:table-cell table:number-columns-repeated="5"/>
          <table:table-cell table:formula="of:=[.F1044]+3.14159265/50" office:value-type="float" office:value="65.4707908259992" calcext:value-type="float">
            <text:p>65,470790826</text:p>
          </table:table-cell>
          <table:table-cell table:formula="of:=COS([.F1045])" office:value-type="float" office:value="-0.876306644002863" calcext:value-type="float">
            <text:p>-0,876306644</text:p>
          </table:table-cell>
          <table:table-cell table:formula="of:=SIN([.F1045])" office:value-type="float" office:value="0.481753739660047" calcext:value-type="float">
            <text:p>0,4817537397</text:p>
          </table:table-cell>
        </table:table-row>
        <table:table-row table:style-name="ro1">
          <table:table-cell table:number-columns-repeated="5"/>
          <table:table-cell table:formula="of:=[.F1045]+3.14159265/50" office:value-type="float" office:value="65.5336226789992" calcext:value-type="float">
            <text:p>65,533622679</text:p>
          </table:table-cell>
          <table:table-cell table:formula="of:=COS([.F1046])" office:value-type="float" office:value="-0.904827020582012" calcext:value-type="float">
            <text:p>-0,9048270206</text:p>
          </table:table-cell>
          <table:table-cell table:formula="of:=SIN([.F1046])" office:value-type="float" office:value="0.425779359322031" calcext:value-type="float">
            <text:p>0,4257793593</text:p>
          </table:table-cell>
        </table:table-row>
        <table:table-row table:style-name="ro1">
          <table:table-cell table:number-columns-repeated="5"/>
          <table:table-cell table:formula="of:=[.F1046]+3.14159265/50" office:value-type="float" office:value="65.5964545319992" calcext:value-type="float">
            <text:p>65,596454532</text:p>
          </table:table-cell>
          <table:table-cell table:formula="of:=COS([.F1047])" office:value-type="float" office:value="-0.929776458295227" calcext:value-type="float">
            <text:p>-0,9297764583</text:p>
          </table:table-cell>
          <table:table-cell table:formula="of:=SIN([.F1047])" office:value-type="float" office:value="0.368124622376695" calcext:value-type="float">
            <text:p>0,3681246224</text:p>
          </table:table-cell>
        </table:table-row>
        <table:table-row table:style-name="ro1">
          <table:table-cell table:number-columns-repeated="5"/>
          <table:table-cell table:formula="of:=[.F1047]+3.14159265/50" office:value-type="float" office:value="65.6592863849992" calcext:value-type="float">
            <text:p>65,659286385</text:p>
          </table:table-cell>
          <table:table-cell table:formula="of:=COS([.F1048])" office:value-type="float" office:value="-0.951056493110391" calcext:value-type="float">
            <text:p>-0,9510564931</text:p>
          </table:table-cell>
          <table:table-cell table:formula="of:=SIN([.F1048])" office:value-type="float" office:value="0.3090170657303" calcext:value-type="float">
            <text:p>0,3090170657</text:p>
          </table:table-cell>
        </table:table-row>
        <table:table-row table:style-name="ro1">
          <table:table-cell table:number-columns-repeated="5"/>
          <table:table-cell table:formula="of:=[.F1048]+3.14159265/50" office:value-type="float" office:value="65.7221182379992" calcext:value-type="float">
            <text:p>65,722118238</text:p>
          </table:table-cell>
          <table:table-cell table:formula="of:=COS([.F1049])" office:value-type="float" office:value="-0.968583142452205" calcext:value-type="float">
            <text:p>-0,9685831425</text:p>
          </table:table-cell>
          <table:table-cell table:formula="of:=SIN([.F1049])" office:value-type="float" office:value="0.248689959904722" calcext:value-type="float">
            <text:p>0,2486899599</text:p>
          </table:table-cell>
        </table:table-row>
        <table:table-row table:style-name="ro1">
          <table:table-cell table:number-columns-repeated="5"/>
          <table:table-cell table:formula="of:=[.F1049]+3.14159265/50" office:value-type="float" office:value="65.7849500909992" calcext:value-type="float">
            <text:p>65,784950091</text:p>
          </table:table-cell>
          <table:table-cell table:formula="of:=COS([.F1050])" office:value-type="float" office:value="-0.982287236643038" calcext:value-type="float">
            <text:p>-0,9822872366</text:p>
          </table:table-cell>
          <table:table-cell table:formula="of:=SIN([.F1050])" office:value-type="float" office:value="0.187381388425277" calcext:value-type="float">
            <text:p>0,1873813884</text:p>
          </table:table-cell>
        </table:table-row>
        <table:table-row table:style-name="ro1">
          <table:table-cell table:number-columns-repeated="5"/>
          <table:table-cell table:formula="of:=[.F1050]+3.14159265/50" office:value-type="float" office:value="65.8477819439992" calcext:value-type="float">
            <text:p>65,847781944</text:p>
          </table:table-cell>
          <table:table-cell table:formula="of:=COS([.F1051])" office:value-type="float" office:value="-0.992114691884048" calcext:value-type="float">
            <text:p>-0,9921146919</text:p>
          </table:table-cell>
          <table:table-cell table:formula="of:=SIN([.F1051])" office:value-type="float" office:value="0.125333308213821" calcext:value-type="float">
            <text:p>0,1253333082</text:p>
          </table:table-cell>
        </table:table-row>
        <table:table-row table:style-name="ro1">
          <table:table-cell table:number-columns-repeated="5"/>
          <table:table-cell table:formula="of:=[.F1051]+3.14159265/50" office:value-type="float" office:value="65.9106137969993" calcext:value-type="float">
            <text:p>65,910613797</text:p>
          </table:table-cell>
          <table:table-cell table:formula="of:=COS([.F1052])" office:value-type="float" office:value="-0.998026723699225" calcext:value-type="float">
            <text:p>-0,9980267237</text:p>
          </table:table-cell>
          <table:table-cell table:formula="of:=SIN([.F1052])" office:value-type="float" office:value="0.062790594695316" calcext:value-type="float">
            <text:p>0,0627905947</text:p>
          </table:table-cell>
        </table:table-row>
        <table:table-row table:style-name="ro1">
          <table:table-cell table:number-columns-repeated="5"/>
          <table:table-cell table:formula="of:=[.F1052]+3.14159265/50" office:value-type="float" office:value="65.9734456499993" calcext:value-type="float">
            <text:p>65,97344565</text:p>
          </table:table-cell>
          <table:table-cell table:formula="of:=COS([.F1053])" office:value-type="float" office:value="-0.999999999999997" calcext:value-type="float">
            <text:p>-1</text:p>
          </table:table-cell>
          <table:table-cell table:formula="of:=SIN([.F1053])" office:value-type="float" office:value="0.0000000753864090224197" calcext:value-type="float">
            <text:p>7,53864090224197E-008</text:p>
          </table:table-cell>
        </table:table-row>
        <table:table-row table:style-name="ro1">
          <table:table-cell table:number-columns-repeated="5"/>
          <table:table-cell table:formula="of:=[.F1053]+3.14159265/50" office:value-type="float" office:value="66.0362775029993" calcext:value-type="float">
            <text:p>66,036277503</text:p>
          </table:table-cell>
          <table:table-cell table:formula="of:=COS([.F1054])" office:value-type="float" office:value="-0.998026733166328" calcext:value-type="float">
            <text:p>-0,9980267332</text:p>
          </table:table-cell>
          <table:table-cell table:formula="of:=SIN([.F1054])" office:value-type="float" office:value="-0.0627904442200136" calcext:value-type="float">
            <text:p>-0,0627904442</text:p>
          </table:table-cell>
        </table:table-row>
        <table:table-row table:style-name="ro1">
          <table:table-cell table:number-columns-repeated="5"/>
          <table:table-cell table:formula="of:=[.F1054]+3.14159265/50" office:value-type="float" office:value="66.0991093559993" calcext:value-type="float">
            <text:p>66,099109356</text:p>
          </table:table-cell>
          <table:table-cell table:formula="of:=COS([.F1055])" office:value-type="float" office:value="-0.992114710780893" calcext:value-type="float">
            <text:p>-0,9921147108</text:p>
          </table:table-cell>
          <table:table-cell table:formula="of:=SIN([.F1055])" office:value-type="float" office:value="-0.125333158629891" calcext:value-type="float">
            <text:p>-0,1253331586</text:p>
          </table:table-cell>
        </table:table-row>
        <table:table-row table:style-name="ro1">
          <table:table-cell table:number-columns-repeated="5"/>
          <table:table-cell table:formula="of:=[.F1055]+3.14159265/50" office:value-type="float" office:value="66.1619412089993" calcext:value-type="float">
            <text:p>66,161941209</text:p>
          </table:table-cell>
          <table:table-cell table:formula="of:=COS([.F1056])" office:value-type="float" office:value="-0.982287264895047" calcext:value-type="float">
            <text:p>-0,9822872649</text:p>
          </table:table-cell>
          <table:table-cell table:formula="of:=SIN([.F1056])" office:value-type="float" office:value="-0.18738124032306" calcext:value-type="float">
            <text:p>-0,1873812403</text:p>
          </table:table-cell>
        </table:table-row>
        <table:table-row table:style-name="ro1">
          <table:table-cell table:number-columns-repeated="5"/>
          <table:table-cell table:formula="of:=[.F1056]+3.14159265/50" office:value-type="float" office:value="66.2247730619993" calcext:value-type="float">
            <text:p>66,224773062</text:p>
          </table:table-cell>
          <table:table-cell table:formula="of:=COS([.F1057])" office:value-type="float" office:value="-0.96858317994788" calcext:value-type="float">
            <text:p>-0,9685831799</text:p>
          </table:table-cell>
          <table:table-cell table:formula="of:=SIN([.F1057])" office:value-type="float" office:value="-0.248689813868709" calcext:value-type="float">
            <text:p>-0,2486898139</text:p>
          </table:table-cell>
        </table:table-row>
        <table:table-row table:style-name="ro1">
          <table:table-cell table:number-columns-repeated="5"/>
          <table:table-cell table:formula="of:=[.F1057]+3.14159265/50" office:value-type="float" office:value="66.2876049149993" calcext:value-type="float">
            <text:p>66,287604915</text:p>
          </table:table-cell>
          <table:table-cell table:formula="of:=COS([.F1058])" office:value-type="float" office:value="-0.951056539701754" calcext:value-type="float">
            <text:p>-0,9510565397</text:p>
          </table:table-cell>
          <table:table-cell table:formula="of:=SIN([.F1058])" office:value-type="float" office:value="-0.309016922336829" calcext:value-type="float">
            <text:p>-0,3090169223</text:p>
          </table:table-cell>
        </table:table-row>
        <table:table-row table:style-name="ro1">
          <table:table-cell table:number-columns-repeated="5"/>
          <table:table-cell table:formula="of:=[.F1058]+3.14159265/50" office:value-type="float" office:value="66.3504367679993" calcext:value-type="float">
            <text:p>66,350436768</text:p>
          </table:table-cell>
          <table:table-cell table:formula="of:=COS([.F1059])" office:value-type="float" office:value="-0.929776513798403" calcext:value-type="float">
            <text:p>-0,9297765138</text:p>
          </table:table-cell>
          <table:table-cell table:formula="of:=SIN([.F1059])" office:value-type="float" office:value="-0.368124482191674" calcext:value-type="float">
            <text:p>-0,3681244822</text:p>
          </table:table-cell>
        </table:table-row>
        <table:table-row table:style-name="ro1">
          <table:table-cell table:number-columns-repeated="5"/>
          <table:table-cell table:formula="of:=[.F1059]+3.14159265/50" office:value-type="float" office:value="66.4132686209993" calcext:value-type="float">
            <text:p>66,413268621</text:p>
          </table:table-cell>
          <table:table-cell table:formula="of:=COS([.F1060])" office:value-type="float" office:value="-0.904827084777956" calcext:value-type="float">
            <text:p>-0,9048270848</text:p>
          </table:table-cell>
          <table:table-cell table:formula="of:=SIN([.F1060])" office:value-type="float" office:value="-0.425779222898706" calcext:value-type="float">
            <text:p>-0,4257792229</text:p>
          </table:table-cell>
        </table:table-row>
        <table:table-row table:style-name="ro1">
          <table:table-cell table:number-columns-repeated="5"/>
          <table:table-cell table:formula="of:=[.F1060]+3.14159265/50" office:value-type="float" office:value="66.4761004739993" calcext:value-type="float">
            <text:p>66,476100474</text:p>
          </table:table-cell>
          <table:table-cell table:formula="of:=COS([.F1061])" office:value-type="float" office:value="-0.876306716638222" calcext:value-type="float">
            <text:p>-0,8763067166</text:p>
          </table:table-cell>
          <table:table-cell table:formula="of:=SIN([.F1061])" office:value-type="float" office:value="-0.481753607536819" calcext:value-type="float">
            <text:p>-0,4817536075</text:p>
          </table:table-cell>
        </table:table-row>
        <table:table-row table:style-name="ro1">
          <table:table-cell table:number-columns-repeated="5"/>
          <table:table-cell table:formula="of:=[.F1061]+3.14159265/50" office:value-type="float" office:value="66.5389323269993" calcext:value-type="float">
            <text:p>66,538932327</text:p>
          </table:table-cell>
          <table:table-cell table:formula="of:=COS([.F1062])" office:value-type="float" office:value="-0.844327966242274" calcext:value-type="float">
            <text:p>-0,8443279662</text:p>
          </table:table-cell>
          <table:table-cell table:formula="of:=SIN([.F1062])" office:value-type="float" office:value="-0.535826730782616" calcext:value-type="float">
            <text:p>-0,5358267308</text:p>
          </table:table-cell>
        </table:table-row>
        <table:table-row table:style-name="ro1">
          <table:table-cell table:number-columns-repeated="5"/>
          <table:table-cell table:formula="of:=[.F1062]+3.14159265/50" office:value-type="float" office:value="66.6017641799993" calcext:value-type="float">
            <text:p>66,60176418</text:p>
          </table:table-cell>
          <table:table-cell table:formula="of:=COS([.F1063])" office:value-type="float" office:value="-0.809017039107936" calcext:value-type="float">
            <text:p>-0,8090170391</text:p>
          </table:table-cell>
          <table:table-cell table:formula="of:=SIN([.F1063])" office:value-type="float" office:value="-0.587785190722792" calcext:value-type="float">
            <text:p>-0,5877851907</text:p>
          </table:table-cell>
        </table:table-row>
        <table:table-row table:style-name="ro1">
          <table:table-cell table:number-columns-repeated="5"/>
          <table:table-cell table:formula="of:=[.F1063]+3.14159265/50" office:value-type="float" office:value="66.6645960329993" calcext:value-type="float">
            <text:p>66,664596033</text:p>
          </table:table-cell>
          <table:table-cell table:formula="of:=COS([.F1064])" office:value-type="float" office:value="-0.77051329133226" calcext:value-type="float">
            <text:p>-0,7705132913</text:p>
          </table:table-cell>
          <table:table-cell table:formula="of:=SIN([.F1064])" office:value-type="float" office:value="-0.637423931053994" calcext:value-type="float">
            <text:p>-0,6374239311</text:p>
          </table:table-cell>
        </table:table-row>
        <table:table-row table:style-name="ro1">
          <table:table-cell table:number-columns-repeated="5"/>
          <table:table-cell table:formula="of:=[.F1064]+3.14159265/50" office:value-type="float" office:value="66.7274278859993" calcext:value-type="float">
            <text:p>66,727427886</text:p>
          </table:table-cell>
          <table:table-cell table:formula="of:=COS([.F1065])" office:value-type="float" office:value="-0.728968679616682" calcext:value-type="float">
            <text:p>-0,7289686796</text:p>
          </table:table-cell>
          <table:table-cell table:formula="of:=SIN([.F1065])" office:value-type="float" office:value="-0.684547050346367" calcext:value-type="float">
            <text:p>-0,6845470503</text:p>
          </table:table-cell>
        </table:table-row>
        <table:table-row table:style-name="ro1">
          <table:table-cell table:number-columns-repeated="5"/>
          <table:table-cell table:formula="of:=[.F1065]+3.14159265/50" office:value-type="float" office:value="66.7902597389993" calcext:value-type="float">
            <text:p>66,790259739</text:p>
          </table:table-cell>
          <table:table-cell table:formula="of:=COS([.F1066])" office:value-type="float" office:value="-0.684547161563339" calcext:value-type="float">
            <text:p>-0,6845471616</text:p>
          </table:table-cell>
          <table:table-cell table:formula="of:=SIN([.F1066])" office:value-type="float" office:value="-0.728968575176994" calcext:value-type="float">
            <text:p>-0,7289685752</text:p>
          </table:table-cell>
        </table:table-row>
        <table:table-row table:style-name="ro1">
          <table:table-cell table:number-columns-repeated="5"/>
          <table:table-cell table:formula="of:=[.F1066]+3.14159265/50" office:value-type="float" office:value="66.8530915919993" calcext:value-type="float">
            <text:p>66,853091592</text:p>
          </table:table-cell>
          <table:table-cell table:formula="of:=COS([.F1067])" office:value-type="float" office:value="-0.637424048609327" calcext:value-type="float">
            <text:p>-0,6374240486</text:p>
          </table:table-cell>
          <table:table-cell table:formula="of:=SIN([.F1067])" office:value-type="float" office:value="-0.770513194082032" calcext:value-type="float">
            <text:p>-0,7705131941</text:p>
          </table:table-cell>
        </table:table-row>
        <table:table-row table:style-name="ro1">
          <table:table-cell table:number-columns-repeated="5"/>
          <table:table-cell table:formula="of:=[.F1067]+3.14159265/50" office:value-type="float" office:value="66.9159234449993" calcext:value-type="float">
            <text:p>66,915923445</text:p>
          </table:table-cell>
          <table:table-cell table:formula="of:=COS([.F1068])" office:value-type="float" office:value="-0.587785314152548" calcext:value-type="float">
            <text:p>-0,5877853142</text:p>
          </table:table-cell>
          <table:table-cell table:formula="of:=SIN([.F1068])" office:value-type="float" office:value="-0.809016949430969" calcext:value-type="float">
            <text:p>-0,8090169494</text:p>
          </table:table-cell>
        </table:table-row>
        <table:table-row table:style-name="ro1">
          <table:table-cell table:number-columns-repeated="5"/>
          <table:table-cell table:formula="of:=[.F1068]+3.14159265/50" office:value-type="float" office:value="66.9787552979993" calcext:value-type="float">
            <text:p>66,978755298</text:p>
          </table:table-cell>
          <table:table-cell table:formula="of:=COS([.F1069])" office:value-type="float" office:value="-0.535826859599675" calcext:value-type="float">
            <text:p>-0,5358268596</text:p>
          </table:table-cell>
          <table:table-cell table:formula="of:=SIN([.F1069])" office:value-type="float" office:value="-0.844327884492482" calcext:value-type="float">
            <text:p>-0,8443278845</text:p>
          </table:table-cell>
        </table:table-row>
        <table:table-row table:style-name="ro1">
          <table:table-cell table:number-columns-repeated="5"/>
          <table:table-cell table:formula="of:=[.F1069]+3.14159265/50" office:value-type="float" office:value="67.0415871509993" calcext:value-type="float">
            <text:p>67,041587151</text:p>
          </table:table-cell>
          <table:table-cell table:formula="of:=COS([.F1070])" office:value-type="float" office:value="-0.481753741232799" calcext:value-type="float">
            <text:p>-0,4817537412</text:p>
          </table:table-cell>
          <table:table-cell table:formula="of:=SIN([.F1070])" office:value-type="float" office:value="-0.876306643138234" calcext:value-type="float">
            <text:p>-0,8763066431</text:p>
          </table:table-cell>
        </table:table-row>
        <table:table-row table:style-name="ro1">
          <table:table-cell table:number-columns-repeated="5"/>
          <table:table-cell table:formula="of:=[.F1070]+3.14159265/50" office:value-type="float" office:value="67.1044190039994" calcext:value-type="float">
            <text:p>67,104419004</text:p>
          </table:table-cell>
          <table:table-cell table:formula="of:=COS([.F1071])" office:value-type="float" office:value="-0.42577936094597" calcext:value-type="float">
            <text:p>-0,4257793609</text:p>
          </table:table-cell>
          <table:table-cell table:formula="of:=SIN([.F1071])" office:value-type="float" office:value="-0.904827019817844" calcext:value-type="float">
            <text:p>-0,9048270198</text:p>
          </table:table-cell>
        </table:table-row>
        <table:table-row table:style-name="ro1">
          <table:table-cell table:number-columns-repeated="5"/>
          <table:table-cell table:formula="of:=[.F1071]+3.14159265/50" office:value-type="float" office:value="67.1672508569994" calcext:value-type="float">
            <text:p>67,167250857</text:p>
          </table:table-cell>
          <table:table-cell table:formula="of:=COS([.F1072])" office:value-type="float" office:value="-0.368124624045412" calcext:value-type="float">
            <text:p>-0,368124624</text:p>
          </table:table-cell>
          <table:table-cell table:formula="of:=SIN([.F1072])" office:value-type="float" office:value="-0.929776457634535" calcext:value-type="float">
            <text:p>-0,9297764576</text:p>
          </table:table-cell>
        </table:table-row>
        <table:table-row table:style-name="ro1">
          <table:table-cell table:number-columns-repeated="5"/>
          <table:table-cell table:formula="of:=[.F1072]+3.14159265/50" office:value-type="float" office:value="67.2300827099994" calcext:value-type="float">
            <text:p>67,23008271</text:p>
          </table:table-cell>
          <table:table-cell table:formula="of:=COS([.F1073])" office:value-type="float" office:value="-0.30901706743721" calcext:value-type="float">
            <text:p>-0,3090170674</text:p>
          </table:table-cell>
          <table:table-cell table:formula="of:=SIN([.F1073])" office:value-type="float" office:value="-0.951056492555782" calcext:value-type="float">
            <text:p>-0,9510564926</text:p>
          </table:table-cell>
        </table:table-row>
        <table:table-row table:style-name="ro1">
          <table:table-cell table:number-columns-repeated="5"/>
          <table:table-cell table:formula="of:=[.F1073]+3.14159265/50" office:value-type="float" office:value="67.2929145629994" calcext:value-type="float">
            <text:p>67,292914563</text:p>
          </table:table-cell>
          <table:table-cell table:formula="of:=COS([.F1074])" office:value-type="float" office:value="-0.248689961643088" calcext:value-type="float">
            <text:p>-0,2486899616</text:p>
          </table:table-cell>
          <table:table-cell table:formula="of:=SIN([.F1074])" office:value-type="float" office:value="-0.968583142005868" calcext:value-type="float">
            <text:p>-0,968583142</text:p>
          </table:table-cell>
        </table:table-row>
        <table:table-row table:style-name="ro1">
          <table:table-cell table:number-columns-repeated="5"/>
          <table:table-cell table:formula="of:=[.F1074]+3.14159265/50" office:value-type="float" office:value="67.3557464159994" calcext:value-type="float">
            <text:p>67,355746416</text:p>
          </table:table-cell>
          <table:table-cell table:formula="of:=COS([.F1075])" office:value-type="float" office:value="-0.187381390188238" calcext:value-type="float">
            <text:p>-0,1873813902</text:p>
          </table:table-cell>
          <table:table-cell table:formula="of:=SIN([.F1075])" office:value-type="float" office:value="-0.982287236306735" calcext:value-type="float">
            <text:p>-0,9822872363</text:p>
          </table:table-cell>
        </table:table-row>
        <table:table-row table:style-name="ro1">
          <table:table-cell table:number-columns-repeated="5"/>
          <table:table-cell table:formula="of:=[.F1075]+3.14159265/50" office:value-type="float" office:value="67.4185782689994" calcext:value-type="float">
            <text:p>67,418578269</text:p>
          </table:table-cell>
          <table:table-cell table:formula="of:=COS([.F1076])" office:value-type="float" office:value="-0.12533330999442" calcext:value-type="float">
            <text:p>-0,12533331</text:p>
          </table:table-cell>
          <table:table-cell table:formula="of:=SIN([.F1076])" office:value-type="float" office:value="-0.992114691659106" calcext:value-type="float">
            <text:p>-0,9921146917</text:p>
          </table:table-cell>
        </table:table-row>
        <table:table-row table:style-name="ro1">
          <table:table-cell table:number-columns-repeated="5"/>
          <table:table-cell table:formula="of:=[.F1076]+3.14159265/50" office:value-type="float" office:value="67.4814101219994" calcext:value-type="float">
            <text:p>67,481410122</text:p>
          </table:table-cell>
          <table:table-cell table:formula="of:=COS([.F1077])" office:value-type="float" office:value="-0.0627905964865255" calcext:value-type="float">
            <text:p>-0,0627905965</text:p>
          </table:table-cell>
          <table:table-cell table:formula="of:=SIN([.F1077])" office:value-type="float" office:value="-0.998026723586531" calcext:value-type="float">
            <text:p>-0,9980267236</text:p>
          </table:table-cell>
        </table:table-row>
        <table:table-row table:style-name="ro1">
          <table:table-cell table:number-columns-repeated="5"/>
          <table:table-cell table:formula="of:=[.F1077]+3.14159265/50" office:value-type="float" office:value="67.5442419749994" calcext:value-type="float">
            <text:p>67,544241975</text:p>
          </table:table-cell>
          <table:table-cell table:formula="of:=COS([.F1078])" office:value-type="float" office:value="-0.0000000771811600981243" calcext:value-type="float">
            <text:p>-7,71811600981243E-008</text:p>
          </table:table-cell>
          <table:table-cell table:formula="of:=SIN([.F1078])" office:value-type="float" office:value="-0.999999999999997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078]+3.14159265/50" office:value-type="float" office:value="67.6070738279994" calcext:value-type="float">
            <text:p>67,607073828</text:p>
          </table:table-cell>
          <table:table-cell table:formula="of:=COS([.F1079])" office:value-type="float" office:value="0.0627904424288041" calcext:value-type="float">
            <text:p>0,0627904424</text:p>
          </table:table-cell>
          <table:table-cell table:formula="of:=SIN([.F1079])" office:value-type="float" office:value="-0.998026733279021" calcext:value-type="float">
            <text:p>-0,9980267333</text:p>
          </table:table-cell>
        </table:table-row>
        <table:table-row table:style-name="ro1">
          <table:table-cell table:number-columns-repeated="5"/>
          <table:table-cell table:formula="of:=[.F1079]+3.14159265/50" office:value-type="float" office:value="67.6699056809994" calcext:value-type="float">
            <text:p>67,669905681</text:p>
          </table:table-cell>
          <table:table-cell table:formula="of:=COS([.F1080])" office:value-type="float" office:value="0.125333156849292" calcext:value-type="float">
            <text:p>0,1253331568</text:p>
          </table:table-cell>
          <table:table-cell table:formula="of:=SIN([.F1080])" office:value-type="float" office:value="-0.992114711005835" calcext:value-type="float">
            <text:p>-0,992114711</text:p>
          </table:table-cell>
        </table:table-row>
        <table:table-row table:style-name="ro1">
          <table:table-cell table:number-columns-repeated="5"/>
          <table:table-cell table:formula="of:=[.F1080]+3.14159265/50" office:value-type="float" office:value="67.7327375339994" calcext:value-type="float">
            <text:p>67,732737534</text:p>
          </table:table-cell>
          <table:table-cell table:formula="of:=COS([.F1081])" office:value-type="float" office:value="0.187381238560099" calcext:value-type="float">
            <text:p>0,1873812386</text:p>
          </table:table-cell>
          <table:table-cell table:formula="of:=SIN([.F1081])" office:value-type="float" office:value="-0.982287265231349" calcext:value-type="float">
            <text:p>-0,9822872652</text:p>
          </table:table-cell>
        </table:table-row>
        <table:table-row table:style-name="ro1">
          <table:table-cell table:number-columns-repeated="5"/>
          <table:table-cell table:formula="of:=[.F1081]+3.14159265/50" office:value-type="float" office:value="67.7955693869994" calcext:value-type="float">
            <text:p>67,795569387</text:p>
          </table:table-cell>
          <table:table-cell table:formula="of:=COS([.F1082])" office:value-type="float" office:value="0.248689812130343" calcext:value-type="float">
            <text:p>0,2486898121</text:p>
          </table:table-cell>
          <table:table-cell table:formula="of:=SIN([.F1082])" office:value-type="float" office:value="-0.968583180394216" calcext:value-type="float">
            <text:p>-0,9685831804</text:p>
          </table:table-cell>
        </table:table-row>
        <table:table-row table:style-name="ro1">
          <table:table-cell table:number-columns-repeated="5"/>
          <table:table-cell table:formula="of:=[.F1082]+3.14159265/50" office:value-type="float" office:value="67.8584012399994" calcext:value-type="float">
            <text:p>67,85840124</text:p>
          </table:table-cell>
          <table:table-cell table:formula="of:=COS([.F1083])" office:value-type="float" office:value="0.309016920629919" calcext:value-type="float">
            <text:p>0,3090169206</text:p>
          </table:table-cell>
          <table:table-cell table:formula="of:=SIN([.F1083])" office:value-type="float" office:value="-0.951056540256363" calcext:value-type="float">
            <text:p>-0,9510565403</text:p>
          </table:table-cell>
        </table:table-row>
        <table:table-row table:style-name="ro1">
          <table:table-cell table:number-columns-repeated="5"/>
          <table:table-cell table:formula="of:=[.F1083]+3.14159265/50" office:value-type="float" office:value="67.9212330929994" calcext:value-type="float">
            <text:p>67,921233093</text:p>
          </table:table-cell>
          <table:table-cell table:formula="of:=COS([.F1084])" office:value-type="float" office:value="0.368124480522957" calcext:value-type="float">
            <text:p>0,3681244805</text:p>
          </table:table-cell>
          <table:table-cell table:formula="of:=SIN([.F1084])" office:value-type="float" office:value="-0.929776514459095" calcext:value-type="float">
            <text:p>-0,9297765145</text:p>
          </table:table-cell>
        </table:table-row>
        <table:table-row table:style-name="ro1">
          <table:table-cell table:number-columns-repeated="5"/>
          <table:table-cell table:formula="of:=[.F1084]+3.14159265/50" office:value-type="float" office:value="67.9840649459994" calcext:value-type="float">
            <text:p>67,984064946</text:p>
          </table:table-cell>
          <table:table-cell table:formula="of:=COS([.F1085])" office:value-type="float" office:value="0.425779221274767" calcext:value-type="float">
            <text:p>0,4257792213</text:p>
          </table:table-cell>
          <table:table-cell table:formula="of:=SIN([.F1085])" office:value-type="float" office:value="-0.904827085542123" calcext:value-type="float">
            <text:p>-0,9048270855</text:p>
          </table:table-cell>
        </table:table-row>
        <table:table-row table:style-name="ro1">
          <table:table-cell table:number-columns-repeated="5"/>
          <table:table-cell table:formula="of:=[.F1085]+3.14159265/50" office:value-type="float" office:value="68.0468967989994" calcext:value-type="float">
            <text:p>68,046896799</text:p>
          </table:table-cell>
          <table:table-cell table:formula="of:=COS([.F1086])" office:value-type="float" office:value="0.481753605964067" calcext:value-type="float">
            <text:p>0,481753606</text:p>
          </table:table-cell>
          <table:table-cell table:formula="of:=SIN([.F1086])" office:value-type="float" office:value="-0.876306717502849" calcext:value-type="float">
            <text:p>-0,8763067175</text:p>
          </table:table-cell>
        </table:table-row>
        <table:table-row table:style-name="ro1">
          <table:table-cell table:number-columns-repeated="5"/>
          <table:table-cell table:formula="of:=[.F1086]+3.14159265/50" office:value-type="float" office:value="68.1097286519995" calcext:value-type="float">
            <text:p>68,109728652</text:p>
          </table:table-cell>
          <table:table-cell table:formula="of:=COS([.F1087])" office:value-type="float" office:value="0.535826729267257" calcext:value-type="float">
            <text:p>0,5358267293</text:p>
          </table:table-cell>
          <table:table-cell table:formula="of:=SIN([.F1087])" office:value-type="float" office:value="-0.844327967203949" calcext:value-type="float">
            <text:p>-0,8443279672</text:p>
          </table:table-cell>
        </table:table-row>
        <table:table-row table:style-name="ro1">
          <table:table-cell table:number-columns-repeated="5"/>
          <table:table-cell table:formula="of:=[.F1087]+3.14159265/50" office:value-type="float" office:value="68.1725605049995" calcext:value-type="float">
            <text:p>68,172560505</text:p>
          </table:table-cell>
          <table:table-cell table:formula="of:=COS([.F1088])" office:value-type="float" office:value="0.587785189270808" calcext:value-type="float">
            <text:p>0,5877851893</text:p>
          </table:table-cell>
          <table:table-cell table:formula="of:=SIN([.F1088])" office:value-type="float" office:value="-0.809017040162864" calcext:value-type="float">
            <text:p>-0,8090170402</text:p>
          </table:table-cell>
        </table:table-row>
        <table:table-row table:style-name="ro1">
          <table:table-cell table:number-columns-repeated="5"/>
          <table:table-cell table:formula="of:=[.F1088]+3.14159265/50" office:value-type="float" office:value="68.2353923579995" calcext:value-type="float">
            <text:p>68,235392358</text:p>
          </table:table-cell>
          <table:table-cell table:formula="of:=COS([.F1089])" office:value-type="float" office:value="0.637423929671115" calcext:value-type="float">
            <text:p>0,6374239297</text:p>
          </table:table-cell>
          <table:table-cell table:formula="of:=SIN([.F1089])" office:value-type="float" office:value="-0.770513292476278" calcext:value-type="float">
            <text:p>-0,7705132925</text:p>
          </table:table-cell>
        </table:table-row>
        <table:table-row table:style-name="ro1">
          <table:table-cell table:number-columns-repeated="5"/>
          <table:table-cell table:formula="of:=[.F1089]+3.14159265/50" office:value-type="float" office:value="68.2982242109995" calcext:value-type="float">
            <text:p>68,298224211</text:p>
          </table:table-cell>
          <table:table-cell table:formula="of:=COS([.F1090])" office:value-type="float" office:value="0.68454704903805" calcext:value-type="float">
            <text:p>0,684547049</text:p>
          </table:table-cell>
          <table:table-cell table:formula="of:=SIN([.F1090])" office:value-type="float" office:value="-0.728968680845273" calcext:value-type="float">
            <text:p>-0,7289686808</text:p>
          </table:table-cell>
        </table:table-row>
        <table:table-row table:style-name="ro1">
          <table:table-cell table:number-columns-repeated="5"/>
          <table:table-cell table:formula="of:=[.F1090]+3.14159265/50" office:value-type="float" office:value="68.3610560639995" calcext:value-type="float">
            <text:p>68,361056064</text:p>
          </table:table-cell>
          <table:table-cell table:formula="of:=COS([.F1091])" office:value-type="float" office:value="0.728968573948402" calcext:value-type="float">
            <text:p>0,7289685739</text:p>
          </table:table-cell>
          <table:table-cell table:formula="of:=SIN([.F1091])" office:value-type="float" office:value="-0.684547162871656" calcext:value-type="float">
            <text:p>-0,6845471629</text:p>
          </table:table-cell>
        </table:table-row>
        <table:table-row table:style-name="ro1">
          <table:table-cell table:number-columns-repeated="5"/>
          <table:table-cell table:formula="of:=[.F1091]+3.14159265/50" office:value-type="float" office:value="68.4238879169995" calcext:value-type="float">
            <text:p>68,423887917</text:p>
          </table:table-cell>
          <table:table-cell table:formula="of:=COS([.F1092])" office:value-type="float" office:value="0.770513192938014" calcext:value-type="float">
            <text:p>0,7705131929</text:p>
          </table:table-cell>
          <table:table-cell table:formula="of:=SIN([.F1092])" office:value-type="float" office:value="-0.637424049992206" calcext:value-type="float">
            <text:p>-0,63742405</text:p>
          </table:table-cell>
        </table:table-row>
        <table:table-row table:style-name="ro1">
          <table:table-cell table:number-columns-repeated="5"/>
          <table:table-cell table:formula="of:=[.F1092]+3.14159265/50" office:value-type="float" office:value="68.4867197699995" calcext:value-type="float">
            <text:p>68,48671977</text:p>
          </table:table-cell>
          <table:table-cell table:formula="of:=COS([.F1093])" office:value-type="float" office:value="0.80901694837604" calcext:value-type="float">
            <text:p>0,8090169484</text:p>
          </table:table-cell>
          <table:table-cell table:formula="of:=SIN([.F1093])" office:value-type="float" office:value="-0.587785315604532" calcext:value-type="float">
            <text:p>-0,5877853156</text:p>
          </table:table-cell>
        </table:table-row>
        <table:table-row table:style-name="ro1">
          <table:table-cell table:number-columns-repeated="5"/>
          <table:table-cell table:formula="of:=[.F1093]+3.14159265/50" office:value-type="float" office:value="68.5495516229995" calcext:value-type="float">
            <text:p>68,549551623</text:p>
          </table:table-cell>
          <table:table-cell table:formula="of:=COS([.F1094])" office:value-type="float" office:value="0.844327883530806" calcext:value-type="float">
            <text:p>0,8443278835</text:p>
          </table:table-cell>
          <table:table-cell table:formula="of:=SIN([.F1094])" office:value-type="float" office:value="-0.535826861115033" calcext:value-type="float">
            <text:p>-0,5358268611</text:p>
          </table:table-cell>
        </table:table-row>
        <table:table-row table:style-name="ro1">
          <table:table-cell table:number-columns-repeated="5"/>
          <table:table-cell table:formula="of:=[.F1094]+3.14159265/50" office:value-type="float" office:value="68.6123834759995" calcext:value-type="float">
            <text:p>68,612383476</text:p>
          </table:table-cell>
          <table:table-cell table:formula="of:=COS([.F1095])" office:value-type="float" office:value="0.876306642273606" calcext:value-type="float">
            <text:p>0,8763066423</text:p>
          </table:table-cell>
          <table:table-cell table:formula="of:=SIN([.F1095])" office:value-type="float" office:value="-0.481753742805552" calcext:value-type="float">
            <text:p>-0,4817537428</text:p>
          </table:table-cell>
        </table:table-row>
        <table:table-row table:style-name="ro1">
          <table:table-cell table:number-columns-repeated="5"/>
          <table:table-cell table:formula="of:=[.F1095]+3.14159265/50" office:value-type="float" office:value="68.6752153289995" calcext:value-type="float">
            <text:p>68,675215329</text:p>
          </table:table-cell>
          <table:table-cell table:formula="of:=COS([.F1096])" office:value-type="float" office:value="0.904827019053676" calcext:value-type="float">
            <text:p>0,9048270191</text:p>
          </table:table-cell>
          <table:table-cell table:formula="of:=SIN([.F1096])" office:value-type="float" office:value="-0.425779362569909" calcext:value-type="float">
            <text:p>-0,4257793626</text:p>
          </table:table-cell>
        </table:table-row>
        <table:table-row table:style-name="ro1">
          <table:table-cell table:number-columns-repeated="5"/>
          <table:table-cell table:formula="of:=[.F1096]+3.14159265/50" office:value-type="float" office:value="68.7380471819995" calcext:value-type="float">
            <text:p>68,738047182</text:p>
          </table:table-cell>
          <table:table-cell table:formula="of:=COS([.F1097])" office:value-type="float" office:value="0.929776456973843" calcext:value-type="float">
            <text:p>0,929776457</text:p>
          </table:table-cell>
          <table:table-cell table:formula="of:=SIN([.F1097])" office:value-type="float" office:value="-0.36812462571413" calcext:value-type="float">
            <text:p>-0,3681246257</text:p>
          </table:table-cell>
        </table:table-row>
        <table:table-row table:style-name="ro1">
          <table:table-cell table:number-columns-repeated="5"/>
          <table:table-cell table:formula="of:=[.F1097]+3.14159265/50" office:value-type="float" office:value="68.8008790349995" calcext:value-type="float">
            <text:p>68,800879035</text:p>
          </table:table-cell>
          <table:table-cell table:formula="of:=COS([.F1098])" office:value-type="float" office:value="0.951056492001174" calcext:value-type="float">
            <text:p>0,951056492</text:p>
          </table:table-cell>
          <table:table-cell table:formula="of:=SIN([.F1098])" office:value-type="float" office:value="-0.309017069144119" calcext:value-type="float">
            <text:p>-0,3090170691</text:p>
          </table:table-cell>
        </table:table-row>
        <table:table-row table:style-name="ro1">
          <table:table-cell table:number-columns-repeated="5"/>
          <table:table-cell table:formula="of:=[.F1098]+3.14159265/50" office:value-type="float" office:value="68.8637108879995" calcext:value-type="float">
            <text:p>68,863710888</text:p>
          </table:table-cell>
          <table:table-cell table:formula="of:=COS([.F1099])" office:value-type="float" office:value="0.968583141559532" calcext:value-type="float">
            <text:p>0,9685831416</text:p>
          </table:table-cell>
          <table:table-cell table:formula="of:=SIN([.F1099])" office:value-type="float" office:value="-0.248689963381453" calcext:value-type="float">
            <text:p>-0,2486899634</text:p>
          </table:table-cell>
        </table:table-row>
        <table:table-row table:style-name="ro1">
          <table:table-cell table:number-columns-repeated="5"/>
          <table:table-cell table:formula="of:=[.F1099]+3.14159265/50" office:value-type="float" office:value="68.9265427409995" calcext:value-type="float">
            <text:p>68,926542741</text:p>
          </table:table-cell>
          <table:table-cell table:formula="of:=COS([.F1100])" office:value-type="float" office:value="0.982287235970432" calcext:value-type="float">
            <text:p>0,982287236</text:p>
          </table:table-cell>
          <table:table-cell table:formula="of:=SIN([.F1100])" office:value-type="float" office:value="-0.187381391951199" calcext:value-type="float">
            <text:p>-0,187381392</text:p>
          </table:table-cell>
        </table:table-row>
        <table:table-row table:style-name="ro1">
          <table:table-cell table:number-columns-repeated="5"/>
          <table:table-cell table:formula="of:=[.F1100]+3.14159265/50" office:value-type="float" office:value="68.9893745939995" calcext:value-type="float">
            <text:p>68,989374594</text:p>
          </table:table-cell>
          <table:table-cell table:formula="of:=COS([.F1101])" office:value-type="float" office:value="0.992114691434164" calcext:value-type="float">
            <text:p>0,9921146914</text:p>
          </table:table-cell>
          <table:table-cell table:formula="of:=SIN([.F1101])" office:value-type="float" office:value="-0.125333311775018" calcext:value-type="float">
            <text:p>-0,1253333118</text:p>
          </table:table-cell>
        </table:table-row>
        <table:table-row table:style-name="ro1">
          <table:table-cell table:number-columns-repeated="5"/>
          <table:table-cell table:formula="of:=[.F1101]+3.14159265/50" office:value-type="float" office:value="69.0522064469995" calcext:value-type="float">
            <text:p>69,052206447</text:p>
          </table:table-cell>
          <table:table-cell table:formula="of:=COS([.F1102])" office:value-type="float" office:value="0.998026723473838" calcext:value-type="float">
            <text:p>0,9980267235</text:p>
          </table:table-cell>
          <table:table-cell table:formula="of:=SIN([.F1102])" office:value-type="float" office:value="-0.062790598277735" calcext:value-type="float">
            <text:p>-0,0627905983</text:p>
          </table:table-cell>
        </table:table-row>
        <table:table-row table:style-name="ro1">
          <table:table-cell table:number-columns-repeated="5"/>
          <table:table-cell table:formula="of:=[.F1102]+3.14159265/50" office:value-type="float" office:value="69.1150382999995" calcext:value-type="float">
            <text:p>69,1150383</text:p>
          </table:table-cell>
          <table:table-cell table:formula="of:=COS([.F1103])" office:value-type="float" office:value="0.999999999999997" calcext:value-type="float">
            <text:p>1</text:p>
          </table:table-cell>
          <table:table-cell table:formula="of:=SIN([.F1103])" office:value-type="float" office:value="-0.0000000789759111738289" calcext:value-type="float">
            <text:p>-0,000000079</text:p>
          </table:table-cell>
        </table:table-row>
        <table:table-row table:style-name="ro1">
          <table:table-cell table:number-columns-repeated="5"/>
          <table:table-cell table:formula="of:=[.F1103]+3.14159265/50" office:value-type="float" office:value="69.1778701529996" calcext:value-type="float">
            <text:p>69,177870153</text:p>
          </table:table-cell>
          <table:table-cell table:formula="of:=COS([.F1104])" office:value-type="float" office:value="0.998026733391715" calcext:value-type="float">
            <text:p>0,9980267334</text:p>
          </table:table-cell>
          <table:table-cell table:formula="of:=SIN([.F1104])" office:value-type="float" office:value="0.0627904406375945" calcext:value-type="float">
            <text:p>0,0627904406</text:p>
          </table:table-cell>
        </table:table-row>
        <table:table-row table:style-name="ro1">
          <table:table-cell table:number-columns-repeated="5"/>
          <table:table-cell table:formula="of:=[.F1104]+3.14159265/50" office:value-type="float" office:value="69.2407020059996" calcext:value-type="float">
            <text:p>69,240702006</text:p>
          </table:table-cell>
          <table:table-cell table:formula="of:=COS([.F1105])" office:value-type="float" office:value="0.992114711230776" calcext:value-type="float">
            <text:p>0,9921147112</text:p>
          </table:table-cell>
          <table:table-cell table:formula="of:=SIN([.F1105])" office:value-type="float" office:value="0.125333155068693" calcext:value-type="float">
            <text:p>0,1253331551</text:p>
          </table:table-cell>
        </table:table-row>
        <table:table-row table:style-name="ro1">
          <table:table-cell table:number-columns-repeated="5"/>
          <table:table-cell table:formula="of:=[.F1105]+3.14159265/50" office:value-type="float" office:value="69.3035338589996" calcext:value-type="float">
            <text:p>69,303533859</text:p>
          </table:table-cell>
          <table:table-cell table:formula="of:=COS([.F1106])" office:value-type="float" office:value="0.982287265567652" calcext:value-type="float">
            <text:p>0,9822872656</text:p>
          </table:table-cell>
          <table:table-cell table:formula="of:=SIN([.F1106])" office:value-type="float" office:value="0.187381236797138" calcext:value-type="float">
            <text:p>0,1873812368</text:p>
          </table:table-cell>
        </table:table-row>
        <table:table-row table:style-name="ro1">
          <table:table-cell table:number-columns-repeated="5"/>
          <table:table-cell table:formula="of:=[.F1106]+3.14159265/50" office:value-type="float" office:value="69.3663657119996" calcext:value-type="float">
            <text:p>69,366365712</text:p>
          </table:table-cell>
          <table:table-cell table:formula="of:=COS([.F1107])" office:value-type="float" office:value="0.968583180840552" calcext:value-type="float">
            <text:p>0,9685831808</text:p>
          </table:table-cell>
          <table:table-cell table:formula="of:=SIN([.F1107])" office:value-type="float" office:value="0.248689810391978" calcext:value-type="float">
            <text:p>0,2486898104</text:p>
          </table:table-cell>
        </table:table-row>
        <table:table-row table:style-name="ro1">
          <table:table-cell table:number-columns-repeated="5"/>
          <table:table-cell table:formula="of:=[.F1107]+3.14159265/50" office:value-type="float" office:value="69.4291975649996" calcext:value-type="float">
            <text:p>69,429197565</text:p>
          </table:table-cell>
          <table:table-cell table:formula="of:=COS([.F1108])" office:value-type="float" office:value="0.951056540810971" calcext:value-type="float">
            <text:p>0,9510565408</text:p>
          </table:table-cell>
          <table:table-cell table:formula="of:=SIN([.F1108])" office:value-type="float" office:value="0.309016918923009" calcext:value-type="float">
            <text:p>0,3090169189</text:p>
          </table:table-cell>
        </table:table-row>
        <table:table-row table:style-name="ro1">
          <table:table-cell table:number-columns-repeated="5"/>
          <table:table-cell table:formula="of:=[.F1108]+3.14159265/50" office:value-type="float" office:value="69.4920294179996" calcext:value-type="float">
            <text:p>69,492029418</text:p>
          </table:table-cell>
          <table:table-cell table:formula="of:=COS([.F1109])" office:value-type="float" office:value="0.929776515119787" calcext:value-type="float">
            <text:p>0,9297765151</text:p>
          </table:table-cell>
          <table:table-cell table:formula="of:=SIN([.F1109])" office:value-type="float" office:value="0.368124478854239" calcext:value-type="float">
            <text:p>0,3681244789</text:p>
          </table:table-cell>
        </table:table-row>
        <table:table-row table:style-name="ro1">
          <table:table-cell table:number-columns-repeated="5"/>
          <table:table-cell table:formula="of:=[.F1109]+3.14159265/50" office:value-type="float" office:value="69.5548612709996" calcext:value-type="float">
            <text:p>69,554861271</text:p>
          </table:table-cell>
          <table:table-cell table:formula="of:=COS([.F1110])" office:value-type="float" office:value="0.904827086306291" calcext:value-type="float">
            <text:p>0,9048270863</text:p>
          </table:table-cell>
          <table:table-cell table:formula="of:=SIN([.F1110])" office:value-type="float" office:value="0.425779219650827" calcext:value-type="float">
            <text:p>0,4257792197</text:p>
          </table:table-cell>
        </table:table-row>
        <table:table-row table:style-name="ro1">
          <table:table-cell table:number-columns-repeated="5"/>
          <table:table-cell table:formula="of:=[.F1110]+3.14159265/50" office:value-type="float" office:value="69.6176931239996" calcext:value-type="float">
            <text:p>69,617693124</text:p>
          </table:table-cell>
          <table:table-cell table:formula="of:=COS([.F1111])" office:value-type="float" office:value="0.876306718367477" calcext:value-type="float">
            <text:p>0,8763067184</text:p>
          </table:table-cell>
          <table:table-cell table:formula="of:=SIN([.F1111])" office:value-type="float" office:value="0.481753604391315" calcext:value-type="float">
            <text:p>0,4817536044</text:p>
          </table:table-cell>
        </table:table-row>
        <table:table-row table:style-name="ro1">
          <table:table-cell table:number-columns-repeated="5"/>
          <table:table-cell table:formula="of:=[.F1111]+3.14159265/50" office:value-type="float" office:value="69.6805249769996" calcext:value-type="float">
            <text:p>69,680524977</text:p>
          </table:table-cell>
          <table:table-cell table:formula="of:=COS([.F1112])" office:value-type="float" office:value="0.844327968165625" calcext:value-type="float">
            <text:p>0,8443279682</text:p>
          </table:table-cell>
          <table:table-cell table:formula="of:=SIN([.F1112])" office:value-type="float" office:value="0.535826727751899" calcext:value-type="float">
            <text:p>0,5358267278</text:p>
          </table:table-cell>
        </table:table-row>
        <table:table-row table:style-name="ro1">
          <table:table-cell table:number-columns-repeated="5"/>
          <table:table-cell table:formula="of:=[.F1112]+3.14159265/50" office:value-type="float" office:value="69.7433568299996" calcext:value-type="float">
            <text:p>69,74335683</text:p>
          </table:table-cell>
          <table:table-cell table:formula="of:=COS([.F1113])" office:value-type="float" office:value="0.809017041217792" calcext:value-type="float">
            <text:p>0,8090170412</text:p>
          </table:table-cell>
          <table:table-cell table:formula="of:=SIN([.F1113])" office:value-type="float" office:value="0.587785187818823" calcext:value-type="float">
            <text:p>0,5877851878</text:p>
          </table:table-cell>
        </table:table-row>
        <table:table-row table:style-name="ro1">
          <table:table-cell table:number-columns-repeated="5"/>
          <table:table-cell table:formula="of:=[.F1113]+3.14159265/50" office:value-type="float" office:value="69.8061886829996" calcext:value-type="float">
            <text:p>69,806188683</text:p>
          </table:table-cell>
          <table:table-cell table:formula="of:=COS([.F1114])" office:value-type="float" office:value="0.770513293620295" calcext:value-type="float">
            <text:p>0,7705132936</text:p>
          </table:table-cell>
          <table:table-cell table:formula="of:=SIN([.F1114])" office:value-type="float" office:value="0.637423928288235" calcext:value-type="float">
            <text:p>0,6374239283</text:p>
          </table:table-cell>
        </table:table-row>
        <table:table-row table:style-name="ro1">
          <table:table-cell table:number-columns-repeated="5"/>
          <table:table-cell table:formula="of:=[.F1114]+3.14159265/50" office:value-type="float" office:value="69.8690205359996" calcext:value-type="float">
            <text:p>69,869020536</text:p>
          </table:table-cell>
          <table:table-cell table:formula="of:=COS([.F1115])" office:value-type="float" office:value="0.728968682073865" calcext:value-type="float">
            <text:p>0,7289686821</text:p>
          </table:table-cell>
          <table:table-cell table:formula="of:=SIN([.F1115])" office:value-type="float" office:value="0.684547047729733" calcext:value-type="float">
            <text:p>0,6845470477</text:p>
          </table:table-cell>
        </table:table-row>
        <table:table-row table:style-name="ro1">
          <table:table-cell table:number-columns-repeated="5"/>
          <table:table-cell table:formula="of:=[.F1115]+3.14159265/50" office:value-type="float" office:value="69.9318523889996" calcext:value-type="float">
            <text:p>69,931852389</text:p>
          </table:table-cell>
          <table:table-cell table:formula="of:=COS([.F1116])" office:value-type="float" office:value="0.684547164179973" calcext:value-type="float">
            <text:p>0,6845471642</text:p>
          </table:table-cell>
          <table:table-cell table:formula="of:=SIN([.F1116])" office:value-type="float" office:value="0.72896857271981" calcext:value-type="float">
            <text:p>0,7289685727</text:p>
          </table:table-cell>
        </table:table-row>
        <table:table-row table:style-name="ro1">
          <table:table-cell table:number-columns-repeated="5"/>
          <table:table-cell table:formula="of:=[.F1116]+3.14159265/50" office:value-type="float" office:value="69.9946842419996" calcext:value-type="float">
            <text:p>69,994684242</text:p>
          </table:table-cell>
          <table:table-cell table:formula="of:=COS([.F1117])" office:value-type="float" office:value="0.637424051375086" calcext:value-type="float">
            <text:p>0,6374240514</text:p>
          </table:table-cell>
          <table:table-cell table:formula="of:=SIN([.F1117])" office:value-type="float" office:value="0.770513191793997" calcext:value-type="float">
            <text:p>0,7705131918</text:p>
          </table:table-cell>
        </table:table-row>
        <table:table-row table:style-name="ro1">
          <table:table-cell table:number-columns-repeated="5"/>
          <table:table-cell table:formula="of:=[.F1117]+3.14159265/50" office:value-type="float" office:value="70.0575160949996" calcext:value-type="float">
            <text:p>70,057516095</text:p>
          </table:table-cell>
          <table:table-cell table:formula="of:=COS([.F1118])" office:value-type="float" office:value="0.587785317056516" calcext:value-type="float">
            <text:p>0,5877853171</text:p>
          </table:table-cell>
          <table:table-cell table:formula="of:=SIN([.F1118])" office:value-type="float" office:value="0.809016947321112" calcext:value-type="float">
            <text:p>0,8090169473</text:p>
          </table:table-cell>
        </table:table-row>
        <table:table-row table:style-name="ro1">
          <table:table-cell table:number-columns-repeated="5"/>
          <table:table-cell table:formula="of:=[.F1118]+3.14159265/50" office:value-type="float" office:value="70.1203479479996" calcext:value-type="float">
            <text:p>70,120347948</text:p>
          </table:table-cell>
          <table:table-cell table:formula="of:=COS([.F1119])" office:value-type="float" office:value="0.535826862630392" calcext:value-type="float">
            <text:p>0,5358268626</text:p>
          </table:table-cell>
          <table:table-cell table:formula="of:=SIN([.F1119])" office:value-type="float" office:value="0.844327882569131" calcext:value-type="float">
            <text:p>0,8443278826</text:p>
          </table:table-cell>
        </table:table-row>
        <table:table-row table:style-name="ro1">
          <table:table-cell table:number-columns-repeated="5"/>
          <table:table-cell table:formula="of:=[.F1119]+3.14159265/50" office:value-type="float" office:value="70.1831798009996" calcext:value-type="float">
            <text:p>70,183179801</text:p>
          </table:table-cell>
          <table:table-cell table:formula="of:=COS([.F1120])" office:value-type="float" office:value="0.481753744378304" calcext:value-type="float">
            <text:p>0,4817537444</text:p>
          </table:table-cell>
          <table:table-cell table:formula="of:=SIN([.F1120])" office:value-type="float" office:value="0.876306641408978" calcext:value-type="float">
            <text:p>0,8763066414</text:p>
          </table:table-cell>
        </table:table-row>
        <table:table-row table:style-name="ro1">
          <table:table-cell table:number-columns-repeated="5"/>
          <table:table-cell table:formula="of:=[.F1120]+3.14159265/50" office:value-type="float" office:value="70.2460116539996" calcext:value-type="float">
            <text:p>70,246011654</text:p>
          </table:table-cell>
          <table:table-cell table:formula="of:=COS([.F1121])" office:value-type="float" office:value="0.425779364193849" calcext:value-type="float">
            <text:p>0,4257793642</text:p>
          </table:table-cell>
          <table:table-cell table:formula="of:=SIN([.F1121])" office:value-type="float" office:value="0.904827018289508" calcext:value-type="float">
            <text:p>0,9048270183</text:p>
          </table:table-cell>
        </table:table-row>
        <table:table-row table:style-name="ro1">
          <table:table-cell table:number-columns-repeated="5"/>
          <table:table-cell table:formula="of:=[.F1121]+3.14159265/50" office:value-type="float" office:value="70.3088435069997" calcext:value-type="float">
            <text:p>70,308843507</text:p>
          </table:table-cell>
          <table:table-cell table:formula="of:=COS([.F1122])" office:value-type="float" office:value="0.368124627382847" calcext:value-type="float">
            <text:p>0,3681246274</text:p>
          </table:table-cell>
          <table:table-cell table:formula="of:=SIN([.F1122])" office:value-type="float" office:value="0.929776456313151" calcext:value-type="float">
            <text:p>0,9297764563</text:p>
          </table:table-cell>
        </table:table-row>
        <table:table-row table:style-name="ro1">
          <table:table-cell table:number-columns-repeated="5"/>
          <table:table-cell table:formula="of:=[.F1122]+3.14159265/50" office:value-type="float" office:value="70.3716753599997" calcext:value-type="float">
            <text:p>70,37167536</text:p>
          </table:table-cell>
          <table:table-cell table:formula="of:=COS([.F1123])" office:value-type="float" office:value="0.309017070851029" calcext:value-type="float">
            <text:p>0,3090170709</text:p>
          </table:table-cell>
          <table:table-cell table:formula="of:=SIN([.F1123])" office:value-type="float" office:value="0.951056491446565" calcext:value-type="float">
            <text:p>0,9510564914</text:p>
          </table:table-cell>
        </table:table-row>
        <table:table-row table:style-name="ro1">
          <table:table-cell table:number-columns-repeated="5"/>
          <table:table-cell table:formula="of:=[.F1123]+3.14159265/50" office:value-type="float" office:value="70.4345072129997" calcext:value-type="float">
            <text:p>70,434507213</text:p>
          </table:table-cell>
          <table:table-cell table:formula="of:=COS([.F1124])" office:value-type="float" office:value="0.248689965119819" calcext:value-type="float">
            <text:p>0,2486899651</text:p>
          </table:table-cell>
          <table:table-cell table:formula="of:=SIN([.F1124])" office:value-type="float" office:value="0.968583141113195" calcext:value-type="float">
            <text:p>0,9685831411</text:p>
          </table:table-cell>
        </table:table-row>
        <table:table-row table:style-name="ro1">
          <table:table-cell table:number-columns-repeated="5"/>
          <table:table-cell table:formula="of:=[.F1124]+3.14159265/50" office:value-type="float" office:value="70.4973390659997" calcext:value-type="float">
            <text:p>70,497339066</text:p>
          </table:table-cell>
          <table:table-cell table:formula="of:=COS([.F1125])" office:value-type="float" office:value="0.18738139371416" calcext:value-type="float">
            <text:p>0,1873813937</text:p>
          </table:table-cell>
          <table:table-cell table:formula="of:=SIN([.F1125])" office:value-type="float" office:value="0.982287235634129" calcext:value-type="float">
            <text:p>0,9822872356</text:p>
          </table:table-cell>
        </table:table-row>
        <table:table-row table:style-name="ro1">
          <table:table-cell table:number-columns-repeated="5"/>
          <table:table-cell table:formula="of:=[.F1125]+3.14159265/50" office:value-type="float" office:value="70.5601709189997" calcext:value-type="float">
            <text:p>70,560170919</text:p>
          </table:table-cell>
          <table:table-cell table:formula="of:=COS([.F1126])" office:value-type="float" office:value="0.125333313555617" calcext:value-type="float">
            <text:p>0,1253333136</text:p>
          </table:table-cell>
          <table:table-cell table:formula="of:=SIN([.F1126])" office:value-type="float" office:value="0.992114691209222" calcext:value-type="float">
            <text:p>0,9921146912</text:p>
          </table:table-cell>
        </table:table-row>
        <table:table-row table:style-name="ro1">
          <table:table-cell table:number-columns-repeated="5"/>
          <table:table-cell table:formula="of:=[.F1126]+3.14159265/50" office:value-type="float" office:value="70.6230027719997" calcext:value-type="float">
            <text:p>70,623002772</text:p>
          </table:table-cell>
          <table:table-cell table:formula="of:=COS([.F1127])" office:value-type="float" office:value="0.0627906000689446" calcext:value-type="float">
            <text:p>0,0627906001</text:p>
          </table:table-cell>
          <table:table-cell table:formula="of:=SIN([.F1127])" office:value-type="float" office:value="0.998026723361144" calcext:value-type="float">
            <text:p>0,9980267234</text:p>
          </table:table-cell>
        </table:table-row>
        <table:table-row table:style-name="ro1">
          <table:table-cell table:number-columns-repeated="5"/>
          <table:table-cell table:formula="of:=[.F1127]+3.14159265/50" office:value-type="float" office:value="70.6858346249997" calcext:value-type="float">
            <text:p>70,685834625</text:p>
          </table:table-cell>
          <table:table-cell table:formula="of:=COS([.F1128])" office:value-type="float" office:value="0.0000000807706622495335" calcext:value-type="float">
            <text:p>8,07706622495335E-008</text:p>
          </table:table-cell>
          <table:table-cell table:formula="of:=SIN([.F1128])" office:value-type="float" office:value="0.999999999999997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128]+3.14159265/50" office:value-type="float" office:value="70.7486664779997" calcext:value-type="float">
            <text:p>70,748666478</text:p>
          </table:table-cell>
          <table:table-cell table:formula="of:=COS([.F1129])" office:value-type="float" office:value="-0.062790438846385" calcext:value-type="float">
            <text:p>-0,0627904388</text:p>
          </table:table-cell>
          <table:table-cell table:formula="of:=SIN([.F1129])" office:value-type="float" office:value="0.998026733504408" calcext:value-type="float">
            <text:p>0,9980267335</text:p>
          </table:table-cell>
        </table:table-row>
        <table:table-row table:style-name="ro1">
          <table:table-cell table:number-columns-repeated="5"/>
          <table:table-cell table:formula="of:=[.F1129]+3.14159265/50" office:value-type="float" office:value="70.8114983309997" calcext:value-type="float">
            <text:p>70,811498331</text:p>
          </table:table-cell>
          <table:table-cell table:formula="of:=COS([.F1130])" office:value-type="float" office:value="-0.125333153288094" calcext:value-type="float">
            <text:p>-0,1253331533</text:p>
          </table:table-cell>
          <table:table-cell table:formula="of:=SIN([.F1130])" office:value-type="float" office:value="0.992114711455718" calcext:value-type="float">
            <text:p>0,9921147115</text:p>
          </table:table-cell>
        </table:table-row>
        <table:table-row table:style-name="ro1">
          <table:table-cell table:number-columns-repeated="5"/>
          <table:table-cell table:formula="of:=[.F1130]+3.14159265/50" office:value-type="float" office:value="70.8743301839997" calcext:value-type="float">
            <text:p>70,874330184</text:p>
          </table:table-cell>
          <table:table-cell table:formula="of:=COS([.F1131])" office:value-type="float" office:value="-0.187381235034177" calcext:value-type="float">
            <text:p>-0,187381235</text:p>
          </table:table-cell>
          <table:table-cell table:formula="of:=SIN([.F1131])" office:value-type="float" office:value="0.982287265903955" calcext:value-type="float">
            <text:p>0,9822872659</text:p>
          </table:table-cell>
        </table:table-row>
        <table:table-row table:style-name="ro1">
          <table:table-cell table:number-columns-repeated="5"/>
          <table:table-cell table:formula="of:=[.F1131]+3.14159265/50" office:value-type="float" office:value="70.9371620369997" calcext:value-type="float">
            <text:p>70,937162037</text:p>
          </table:table-cell>
          <table:table-cell table:formula="of:=COS([.F1132])" office:value-type="float" office:value="-0.248689808653612" calcext:value-type="float">
            <text:p>-0,2486898087</text:p>
          </table:table-cell>
          <table:table-cell table:formula="of:=SIN([.F1132])" office:value-type="float" office:value="0.968583181286889" calcext:value-type="float">
            <text:p>0,9685831813</text:p>
          </table:table-cell>
        </table:table-row>
        <table:table-row table:style-name="ro1">
          <table:table-cell table:number-columns-repeated="5"/>
          <table:table-cell table:formula="of:=[.F1132]+3.14159265/50" office:value-type="float" office:value="70.9999938899997" calcext:value-type="float">
            <text:p>70,99999389</text:p>
          </table:table-cell>
          <table:table-cell table:formula="of:=COS([.F1133])" office:value-type="float" office:value="-0.3090169172161" calcext:value-type="float">
            <text:p>-0,3090169172</text:p>
          </table:table-cell>
          <table:table-cell table:formula="of:=SIN([.F1133])" office:value-type="float" office:value="0.951056541365579" calcext:value-type="float">
            <text:p>0,9510565414</text:p>
          </table:table-cell>
        </table:table-row>
        <table:table-row table:style-name="ro1">
          <table:table-cell table:number-columns-repeated="5"/>
          <table:table-cell table:formula="of:=[.F1133]+3.14159265/50" office:value-type="float" office:value="71.0628257429997" calcext:value-type="float">
            <text:p>71,062825743</text:p>
          </table:table-cell>
          <table:table-cell table:formula="of:=COS([.F1134])" office:value-type="float" office:value="-0.368124477185522" calcext:value-type="float">
            <text:p>-0,3681244772</text:p>
          </table:table-cell>
          <table:table-cell table:formula="of:=SIN([.F1134])" office:value-type="float" office:value="0.929776515780478" calcext:value-type="float">
            <text:p>0,9297765158</text:p>
          </table:table-cell>
        </table:table-row>
        <table:table-row table:style-name="ro1">
          <table:table-cell table:number-columns-repeated="5"/>
          <table:table-cell table:formula="of:=[.F1134]+3.14159265/50" office:value-type="float" office:value="71.1256575959997" calcext:value-type="float">
            <text:p>71,125657596</text:p>
          </table:table-cell>
          <table:table-cell table:formula="of:=COS([.F1135])" office:value-type="float" office:value="-0.425779218026888" calcext:value-type="float">
            <text:p>-0,425779218</text:p>
          </table:table-cell>
          <table:table-cell table:formula="of:=SIN([.F1135])" office:value-type="float" office:value="0.904827087070459" calcext:value-type="float">
            <text:p>0,9048270871</text:p>
          </table:table-cell>
        </table:table-row>
        <table:table-row table:style-name="ro1">
          <table:table-cell table:number-columns-repeated="5"/>
          <table:table-cell table:formula="of:=[.F1135]+3.14159265/50" office:value-type="float" office:value="71.1884894489997" calcext:value-type="float">
            <text:p>71,188489449</text:p>
          </table:table-cell>
          <table:table-cell table:formula="of:=COS([.F1136])" office:value-type="float" office:value="-0.481753602818562" calcext:value-type="float">
            <text:p>-0,4817536028</text:p>
          </table:table-cell>
          <table:table-cell table:formula="of:=SIN([.F1136])" office:value-type="float" office:value="0.876306719232105" calcext:value-type="float">
            <text:p>0,8763067192</text:p>
          </table:table-cell>
        </table:table-row>
        <table:table-row table:style-name="ro1">
          <table:table-cell table:number-columns-repeated="5"/>
          <table:table-cell table:formula="of:=[.F1136]+3.14159265/50" office:value-type="float" office:value="71.2513213019997" calcext:value-type="float">
            <text:p>71,251321302</text:p>
          </table:table-cell>
          <table:table-cell table:formula="of:=COS([.F1137])" office:value-type="float" office:value="-0.53582672623654" calcext:value-type="float">
            <text:p>-0,5358267262</text:p>
          </table:table-cell>
          <table:table-cell table:formula="of:=SIN([.F1137])" office:value-type="float" office:value="0.844327969127301" calcext:value-type="float">
            <text:p>0,8443279691</text:p>
          </table:table-cell>
        </table:table-row>
        <table:table-row table:style-name="ro1">
          <table:table-cell table:number-columns-repeated="5"/>
          <table:table-cell table:formula="of:=[.F1137]+3.14159265/50" office:value-type="float" office:value="71.3141531549997" calcext:value-type="float">
            <text:p>71,314153155</text:p>
          </table:table-cell>
          <table:table-cell table:formula="of:=COS([.F1138])" office:value-type="float" office:value="-0.587785186366839" calcext:value-type="float">
            <text:p>-0,5877851864</text:p>
          </table:table-cell>
          <table:table-cell table:formula="of:=SIN([.F1138])" office:value-type="float" office:value="0.80901704227272" calcext:value-type="float">
            <text:p>0,8090170423</text:p>
          </table:table-cell>
        </table:table-row>
        <table:table-row table:style-name="ro1">
          <table:table-cell table:number-columns-repeated="5"/>
          <table:table-cell table:formula="of:=[.F1138]+3.14159265/50" office:value-type="float" office:value="71.3769850079998" calcext:value-type="float">
            <text:p>71,376985008</text:p>
          </table:table-cell>
          <table:table-cell table:formula="of:=COS([.F1139])" office:value-type="float" office:value="-0.637423926905356" calcext:value-type="float">
            <text:p>-0,6374239269</text:p>
          </table:table-cell>
          <table:table-cell table:formula="of:=SIN([.F1139])" office:value-type="float" office:value="0.770513294764312" calcext:value-type="float">
            <text:p>0,7705132948</text:p>
          </table:table-cell>
        </table:table-row>
        <table:table-row table:style-name="ro1">
          <table:table-cell table:number-columns-repeated="5"/>
          <table:table-cell table:formula="of:=[.F1139]+3.14159265/50" office:value-type="float" office:value="71.4398168609998" calcext:value-type="float">
            <text:p>71,439816861</text:p>
          </table:table-cell>
          <table:table-cell table:formula="of:=COS([.F1140])" office:value-type="float" office:value="-0.684547046421415" calcext:value-type="float">
            <text:p>-0,6845470464</text:p>
          </table:table-cell>
          <table:table-cell table:formula="of:=SIN([.F1140])" office:value-type="float" office:value="0.728968683302456" calcext:value-type="float">
            <text:p>0,7289686833</text:p>
          </table:table-cell>
        </table:table-row>
        <table:table-row table:style-name="ro1">
          <table:table-cell table:number-columns-repeated="5"/>
          <table:table-cell table:formula="of:=[.F1140]+3.14159265/50" office:value-type="float" office:value="71.5026487139998" calcext:value-type="float">
            <text:p>71,502648714</text:p>
          </table:table-cell>
          <table:table-cell table:formula="of:=COS([.F1141])" office:value-type="float" office:value="-0.728968571491218" calcext:value-type="float">
            <text:p>-0,7289685715</text:p>
          </table:table-cell>
          <table:table-cell table:formula="of:=SIN([.F1141])" office:value-type="float" office:value="0.68454716548829" calcext:value-type="float">
            <text:p>0,6845471655</text:p>
          </table:table-cell>
        </table:table-row>
        <table:table-row table:style-name="ro1">
          <table:table-cell table:number-columns-repeated="5"/>
          <table:table-cell table:formula="of:=[.F1141]+3.14159265/50" office:value-type="float" office:value="71.5654805669998" calcext:value-type="float">
            <text:p>71,565480567</text:p>
          </table:table-cell>
          <table:table-cell table:formula="of:=COS([.F1142])" office:value-type="float" office:value="-0.770513190649979" calcext:value-type="float">
            <text:p>-0,7705131906</text:p>
          </table:table-cell>
          <table:table-cell table:formula="of:=SIN([.F1142])" office:value-type="float" office:value="0.637424052757965" calcext:value-type="float">
            <text:p>0,6374240528</text:p>
          </table:table-cell>
        </table:table-row>
        <table:table-row table:style-name="ro1">
          <table:table-cell table:number-columns-repeated="5"/>
          <table:table-cell table:formula="of:=[.F1142]+3.14159265/50" office:value-type="float" office:value="71.6283124199998" calcext:value-type="float">
            <text:p>71,62831242</text:p>
          </table:table-cell>
          <table:table-cell table:formula="of:=COS([.F1143])" office:value-type="float" office:value="-0.809016946266184" calcext:value-type="float">
            <text:p>-0,8090169463</text:p>
          </table:table-cell>
          <table:table-cell table:formula="of:=SIN([.F1143])" office:value-type="float" office:value="0.5877853185085" calcext:value-type="float">
            <text:p>0,5877853185</text:p>
          </table:table-cell>
        </table:table-row>
        <table:table-row table:style-name="ro1">
          <table:table-cell table:number-columns-repeated="5"/>
          <table:table-cell table:formula="of:=[.F1143]+3.14159265/50" office:value-type="float" office:value="71.6911442729998" calcext:value-type="float">
            <text:p>71,691144273</text:p>
          </table:table-cell>
          <table:table-cell table:formula="of:=COS([.F1144])" office:value-type="float" office:value="-0.844327881607455" calcext:value-type="float">
            <text:p>-0,8443278816</text:p>
          </table:table-cell>
          <table:table-cell table:formula="of:=SIN([.F1144])" office:value-type="float" office:value="0.53582686414575" calcext:value-type="float">
            <text:p>0,5358268641</text:p>
          </table:table-cell>
        </table:table-row>
        <table:table-row table:style-name="ro1">
          <table:table-cell table:number-columns-repeated="5"/>
          <table:table-cell table:formula="of:=[.F1144]+3.14159265/50" office:value-type="float" office:value="71.7539761259998" calcext:value-type="float">
            <text:p>71,753976126</text:p>
          </table:table-cell>
          <table:table-cell table:formula="of:=COS([.F1145])" office:value-type="float" office:value="-0.87630664054435" calcext:value-type="float">
            <text:p>-0,8763066405</text:p>
          </table:table-cell>
          <table:table-cell table:formula="of:=SIN([.F1145])" office:value-type="float" office:value="0.481753745951056" calcext:value-type="float">
            <text:p>0,481753746</text:p>
          </table:table-cell>
        </table:table-row>
        <table:table-row table:style-name="ro1">
          <table:table-cell table:number-columns-repeated="5"/>
          <table:table-cell table:formula="of:=[.F1145]+3.14159265/50" office:value-type="float" office:value="71.8168079789998" calcext:value-type="float">
            <text:p>71,816807979</text:p>
          </table:table-cell>
          <table:table-cell table:formula="of:=COS([.F1146])" office:value-type="float" office:value="-0.90482701752534" calcext:value-type="float">
            <text:p>-0,9048270175</text:p>
          </table:table-cell>
          <table:table-cell table:formula="of:=SIN([.F1146])" office:value-type="float" office:value="0.425779365817788" calcext:value-type="float">
            <text:p>0,4257793658</text:p>
          </table:table-cell>
        </table:table-row>
        <table:table-row table:style-name="ro1">
          <table:table-cell table:number-columns-repeated="5"/>
          <table:table-cell table:formula="of:=[.F1146]+3.14159265/50" office:value-type="float" office:value="71.8796398319998" calcext:value-type="float">
            <text:p>71,879639832</text:p>
          </table:table-cell>
          <table:table-cell table:formula="of:=COS([.F1147])" office:value-type="float" office:value="-0.929776455652458" calcext:value-type="float">
            <text:p>-0,9297764557</text:p>
          </table:table-cell>
          <table:table-cell table:formula="of:=SIN([.F1147])" office:value-type="float" office:value="0.368124629051564" calcext:value-type="float">
            <text:p>0,3681246291</text:p>
          </table:table-cell>
        </table:table-row>
        <table:table-row table:style-name="ro1">
          <table:table-cell table:number-columns-repeated="5"/>
          <table:table-cell table:formula="of:=[.F1147]+3.14159265/50" office:value-type="float" office:value="71.9424716849998" calcext:value-type="float">
            <text:p>71,942471685</text:p>
          </table:table-cell>
          <table:table-cell table:formula="of:=COS([.F1148])" office:value-type="float" office:value="-0.951056490891956" calcext:value-type="float">
            <text:p>-0,9510564909</text:p>
          </table:table-cell>
          <table:table-cell table:formula="of:=SIN([.F1148])" office:value-type="float" office:value="0.309017072557939" calcext:value-type="float">
            <text:p>0,3090170726</text:p>
          </table:table-cell>
        </table:table-row>
        <table:table-row table:style-name="ro1">
          <table:table-cell table:number-columns-repeated="5"/>
          <table:table-cell table:formula="of:=[.F1148]+3.14159265/50" office:value-type="float" office:value="72.0053035379998" calcext:value-type="float">
            <text:p>72,005303538</text:p>
          </table:table-cell>
          <table:table-cell table:formula="of:=COS([.F1149])" office:value-type="float" office:value="-0.968583140666858" calcext:value-type="float">
            <text:p>-0,9685831407</text:p>
          </table:table-cell>
          <table:table-cell table:formula="of:=SIN([.F1149])" office:value-type="float" office:value="0.248689966858184" calcext:value-type="float">
            <text:p>0,2486899669</text:p>
          </table:table-cell>
        </table:table-row>
        <table:table-row table:style-name="ro1">
          <table:table-cell table:number-columns-repeated="5"/>
          <table:table-cell table:formula="of:=[.F1149]+3.14159265/50" office:value-type="float" office:value="72.0681353909998" calcext:value-type="float">
            <text:p>72,068135391</text:p>
          </table:table-cell>
          <table:table-cell table:formula="of:=COS([.F1150])" office:value-type="float" office:value="-0.982287235297826" calcext:value-type="float">
            <text:p>-0,9822872353</text:p>
          </table:table-cell>
          <table:table-cell table:formula="of:=SIN([.F1150])" office:value-type="float" office:value="0.187381395477122" calcext:value-type="float">
            <text:p>0,1873813955</text:p>
          </table:table-cell>
        </table:table-row>
        <table:table-row table:style-name="ro1">
          <table:table-cell table:number-columns-repeated="5"/>
          <table:table-cell table:formula="of:=[.F1150]+3.14159265/50" office:value-type="float" office:value="72.1309672439998" calcext:value-type="float">
            <text:p>72,130967244</text:p>
          </table:table-cell>
          <table:table-cell table:formula="of:=COS([.F1151])" office:value-type="float" office:value="-0.99211469098428" calcext:value-type="float">
            <text:p>-0,992114691</text:p>
          </table:table-cell>
          <table:table-cell table:formula="of:=SIN([.F1151])" office:value-type="float" office:value="0.125333315336216" calcext:value-type="float">
            <text:p>0,1253333153</text:p>
          </table:table-cell>
        </table:table-row>
        <table:table-row table:style-name="ro1">
          <table:table-cell table:number-columns-repeated="5"/>
          <table:table-cell table:formula="of:=[.F1151]+3.14159265/50" office:value-type="float" office:value="72.1937990969998" calcext:value-type="float">
            <text:p>72,193799097</text:p>
          </table:table-cell>
          <table:table-cell table:formula="of:=COS([.F1152])" office:value-type="float" office:value="-0.998026723248451" calcext:value-type="float">
            <text:p>-0,9980267232</text:p>
          </table:table-cell>
          <table:table-cell table:formula="of:=SIN([.F1152])" office:value-type="float" office:value="0.0627906018601541" calcext:value-type="float">
            <text:p>0,0627906019</text:p>
          </table:table-cell>
        </table:table-row>
        <table:table-row table:style-name="ro1">
          <table:table-cell table:number-columns-repeated="5"/>
          <table:table-cell table:formula="of:=[.F1152]+3.14159265/50" office:value-type="float" office:value="72.2566309499998" calcext:value-type="float">
            <text:p>72,25663095</text:p>
          </table:table-cell>
          <table:table-cell table:formula="of:=COS([.F1153])" office:value-type="float" office:value="-0.999999999999996" calcext:value-type="float">
            <text:p>-1</text:p>
          </table:table-cell>
          <table:table-cell table:formula="of:=SIN([.F1153])" office:value-type="float" office:value="0.000000082565413325238" calcext:value-type="float">
            <text:p>8,2565413325238E-008</text:p>
          </table:table-cell>
        </table:table-row>
        <table:table-row table:style-name="ro1">
          <table:table-cell table:number-columns-repeated="5"/>
          <table:table-cell table:formula="of:=[.F1153]+3.14159265/50" office:value-type="float" office:value="72.3194628029998" calcext:value-type="float">
            <text:p>72,319462803</text:p>
          </table:table-cell>
          <table:table-cell table:formula="of:=COS([.F1154])" office:value-type="float" office:value="-0.998026733617101" calcext:value-type="float">
            <text:p>-0,9980267336</text:p>
          </table:table-cell>
          <table:table-cell table:formula="of:=SIN([.F1154])" office:value-type="float" office:value="-0.0627904370551754" calcext:value-type="float">
            <text:p>-0,0627904371</text:p>
          </table:table-cell>
        </table:table-row>
        <table:table-row table:style-name="ro1">
          <table:table-cell table:number-columns-repeated="5"/>
          <table:table-cell table:formula="of:=[.F1154]+3.14159265/50" office:value-type="float" office:value="72.3822946559998" calcext:value-type="float">
            <text:p>72,382294656</text:p>
          </table:table-cell>
          <table:table-cell table:formula="of:=COS([.F1155])" office:value-type="float" office:value="-0.99211471168066" calcext:value-type="float">
            <text:p>-0,9921147117</text:p>
          </table:table-cell>
          <table:table-cell table:formula="of:=SIN([.F1155])" office:value-type="float" office:value="-0.125333151507496" calcext:value-type="float">
            <text:p>-0,1253331515</text:p>
          </table:table-cell>
        </table:table-row>
        <table:table-row table:style-name="ro1">
          <table:table-cell table:number-columns-repeated="5"/>
          <table:table-cell table:formula="of:=[.F1155]+3.14159265/50" office:value-type="float" office:value="72.4451265089999" calcext:value-type="float">
            <text:p>72,445126509</text:p>
          </table:table-cell>
          <table:table-cell table:formula="of:=COS([.F1156])" office:value-type="float" office:value="-0.982287266240257" calcext:value-type="float">
            <text:p>-0,9822872662</text:p>
          </table:table-cell>
          <table:table-cell table:formula="of:=SIN([.F1156])" office:value-type="float" office:value="-0.187381233271216" calcext:value-type="float">
            <text:p>-0,1873812333</text:p>
          </table:table-cell>
        </table:table-row>
        <table:table-row table:style-name="ro1">
          <table:table-cell table:number-columns-repeated="5"/>
          <table:table-cell table:formula="of:=[.F1156]+3.14159265/50" office:value-type="float" office:value="72.5079583619999" calcext:value-type="float">
            <text:p>72,507958362</text:p>
          </table:table-cell>
          <table:table-cell table:formula="of:=COS([.F1157])" office:value-type="float" office:value="-0.968583181733225" calcext:value-type="float">
            <text:p>-0,9685831817</text:p>
          </table:table-cell>
          <table:table-cell table:formula="of:=SIN([.F1157])" office:value-type="float" office:value="-0.248689806915246" calcext:value-type="float">
            <text:p>-0,2486898069</text:p>
          </table:table-cell>
        </table:table-row>
        <table:table-row table:style-name="ro1">
          <table:table-cell table:number-columns-repeated="5"/>
          <table:table-cell table:formula="of:=[.F1157]+3.14159265/50" office:value-type="float" office:value="72.5707902149999" calcext:value-type="float">
            <text:p>72,570790215</text:p>
          </table:table-cell>
          <table:table-cell table:formula="of:=COS([.F1158])" office:value-type="float" office:value="-0.951056541920188" calcext:value-type="float">
            <text:p>-0,9510565419</text:p>
          </table:table-cell>
          <table:table-cell table:formula="of:=SIN([.F1158])" office:value-type="float" office:value="-0.30901691550919" calcext:value-type="float">
            <text:p>-0,3090169155</text:p>
          </table:table-cell>
        </table:table-row>
        <table:table-row table:style-name="ro1">
          <table:table-cell table:number-columns-repeated="5"/>
          <table:table-cell table:formula="of:=[.F1158]+3.14159265/50" office:value-type="float" office:value="72.6336220679999" calcext:value-type="float">
            <text:p>72,633622068</text:p>
          </table:table-cell>
          <table:table-cell table:formula="of:=COS([.F1159])" office:value-type="float" office:value="-0.92977651644117" calcext:value-type="float">
            <text:p>-0,9297765164</text:p>
          </table:table-cell>
          <table:table-cell table:formula="of:=SIN([.F1159])" office:value-type="float" office:value="-0.368124475516805" calcext:value-type="float">
            <text:p>-0,3681244755</text:p>
          </table:table-cell>
        </table:table-row>
        <table:table-row table:style-name="ro1">
          <table:table-cell table:number-columns-repeated="5"/>
          <table:table-cell table:formula="of:=[.F1159]+3.14159265/50" office:value-type="float" office:value="72.6964539209999" calcext:value-type="float">
            <text:p>72,696453921</text:p>
          </table:table-cell>
          <table:table-cell table:formula="of:=COS([.F1160])" office:value-type="float" office:value="-0.904827087834627" calcext:value-type="float">
            <text:p>-0,9048270878</text:p>
          </table:table-cell>
          <table:table-cell table:formula="of:=SIN([.F1160])" office:value-type="float" office:value="-0.425779216402949" calcext:value-type="float">
            <text:p>-0,4257792164</text:p>
          </table:table-cell>
        </table:table-row>
        <table:table-row table:style-name="ro1">
          <table:table-cell table:number-columns-repeated="5"/>
          <table:table-cell table:formula="of:=[.F1160]+3.14159265/50" office:value-type="float" office:value="72.7592857739999" calcext:value-type="float">
            <text:p>72,759285774</text:p>
          </table:table-cell>
          <table:table-cell table:formula="of:=COS([.F1161])" office:value-type="float" office:value="-0.876306720096733" calcext:value-type="float">
            <text:p>-0,8763067201</text:p>
          </table:table-cell>
          <table:table-cell table:formula="of:=SIN([.F1161])" office:value-type="float" office:value="-0.48175360124581" calcext:value-type="float">
            <text:p>-0,4817536012</text:p>
          </table:table-cell>
        </table:table-row>
        <table:table-row table:style-name="ro1">
          <table:table-cell table:number-columns-repeated="5"/>
          <table:table-cell table:formula="of:=[.F1161]+3.14159265/50" office:value-type="float" office:value="72.8221176269999" calcext:value-type="float">
            <text:p>72,822117627</text:p>
          </table:table-cell>
          <table:table-cell table:formula="of:=COS([.F1162])" office:value-type="float" office:value="-0.844327970088976" calcext:value-type="float">
            <text:p>-0,8443279701</text:p>
          </table:table-cell>
          <table:table-cell table:formula="of:=SIN([.F1162])" office:value-type="float" office:value="-0.535826724721182" calcext:value-type="float">
            <text:p>-0,5358267247</text:p>
          </table:table-cell>
        </table:table-row>
        <table:table-row table:style-name="ro1">
          <table:table-cell table:number-columns-repeated="5"/>
          <table:table-cell table:formula="of:=[.F1162]+3.14159265/50" office:value-type="float" office:value="72.8849494799999" calcext:value-type="float">
            <text:p>72,88494948</text:p>
          </table:table-cell>
          <table:table-cell table:formula="of:=COS([.F1163])" office:value-type="float" office:value="-0.809017043327648" calcext:value-type="float">
            <text:p>-0,8090170433</text:p>
          </table:table-cell>
          <table:table-cell table:formula="of:=SIN([.F1163])" office:value-type="float" office:value="-0.587785184914855" calcext:value-type="float">
            <text:p>-0,5877851849</text:p>
          </table:table-cell>
        </table:table-row>
        <table:table-row table:style-name="ro1">
          <table:table-cell table:number-columns-repeated="5"/>
          <table:table-cell table:formula="of:=[.F1163]+3.14159265/50" office:value-type="float" office:value="72.9477813329999" calcext:value-type="float">
            <text:p>72,947781333</text:p>
          </table:table-cell>
          <table:table-cell table:formula="of:=COS([.F1164])" office:value-type="float" office:value="-0.770513295908329" calcext:value-type="float">
            <text:p>-0,7705132959</text:p>
          </table:table-cell>
          <table:table-cell table:formula="of:=SIN([.F1164])" office:value-type="float" office:value="-0.637423925522476" calcext:value-type="float">
            <text:p>-0,6374239255</text:p>
          </table:table-cell>
        </table:table-row>
        <table:table-row table:style-name="ro1">
          <table:table-cell table:number-columns-repeated="5"/>
          <table:table-cell table:formula="of:=[.F1164]+3.14159265/50" office:value-type="float" office:value="73.0106131859999" calcext:value-type="float">
            <text:p>73,010613186</text:p>
          </table:table-cell>
          <table:table-cell table:formula="of:=COS([.F1165])" office:value-type="float" office:value="-0.728968684531048" calcext:value-type="float">
            <text:p>-0,7289686845</text:p>
          </table:table-cell>
          <table:table-cell table:formula="of:=SIN([.F1165])" office:value-type="float" office:value="-0.684547045113098" calcext:value-type="float">
            <text:p>-0,6845470451</text:p>
          </table:table-cell>
        </table:table-row>
        <table:table-row table:style-name="ro1">
          <table:table-cell table:number-columns-repeated="5"/>
          <table:table-cell table:formula="of:=[.F1165]+3.14159265/50" office:value-type="float" office:value="73.0734450389999" calcext:value-type="float">
            <text:p>73,073445039</text:p>
          </table:table-cell>
          <table:table-cell table:formula="of:=COS([.F1166])" office:value-type="float" office:value="-0.684547166796607" calcext:value-type="float">
            <text:p>-0,6845471668</text:p>
          </table:table-cell>
          <table:table-cell table:formula="of:=SIN([.F1166])" office:value-type="float" office:value="-0.728968570262627" calcext:value-type="float">
            <text:p>-0,7289685703</text:p>
          </table:table-cell>
        </table:table-row>
        <table:table-row table:style-name="ro1">
          <table:table-cell table:number-columns-repeated="5"/>
          <table:table-cell table:formula="of:=[.F1166]+3.14159265/50" office:value-type="float" office:value="73.1362768919999" calcext:value-type="float">
            <text:p>73,136276892</text:p>
          </table:table-cell>
          <table:table-cell table:formula="of:=COS([.F1167])" office:value-type="float" office:value="-0.637424054140844" calcext:value-type="float">
            <text:p>-0,6374240541</text:p>
          </table:table-cell>
          <table:table-cell table:formula="of:=SIN([.F1167])" office:value-type="float" office:value="-0.770513189505962" calcext:value-type="float">
            <text:p>-0,7705131895</text:p>
          </table:table-cell>
        </table:table-row>
        <table:table-row table:style-name="ro1">
          <table:table-cell table:number-columns-repeated="5"/>
          <table:table-cell table:formula="of:=[.F1167]+3.14159265/50" office:value-type="float" office:value="73.1991087449999" calcext:value-type="float">
            <text:p>73,199108745</text:p>
          </table:table-cell>
          <table:table-cell table:formula="of:=COS([.F1168])" office:value-type="float" office:value="-0.587785319960484" calcext:value-type="float">
            <text:p>-0,58778532</text:p>
          </table:table-cell>
          <table:table-cell table:formula="of:=SIN([.F1168])" office:value-type="float" office:value="-0.809016945211255" calcext:value-type="float">
            <text:p>-0,8090169452</text:p>
          </table:table-cell>
        </table:table-row>
        <table:table-row table:style-name="ro1">
          <table:table-cell table:number-columns-repeated="5"/>
          <table:table-cell table:formula="of:=[.F1168]+3.14159265/50" office:value-type="float" office:value="73.2619405979999" calcext:value-type="float">
            <text:p>73,261940598</text:p>
          </table:table-cell>
          <table:table-cell table:formula="of:=COS([.F1169])" office:value-type="float" office:value="-0.535826865661108" calcext:value-type="float">
            <text:p>-0,5358268657</text:p>
          </table:table-cell>
          <table:table-cell table:formula="of:=SIN([.F1169])" office:value-type="float" office:value="-0.844327880645779" calcext:value-type="float">
            <text:p>-0,8443278806</text:p>
          </table:table-cell>
        </table:table-row>
        <table:table-row table:style-name="ro1">
          <table:table-cell table:number-columns-repeated="5"/>
          <table:table-cell table:formula="of:=[.F1169]+3.14159265/50" office:value-type="float" office:value="73.3247724509999" calcext:value-type="float">
            <text:p>73,324772451</text:p>
          </table:table-cell>
          <table:table-cell table:formula="of:=COS([.F1170])" office:value-type="float" office:value="-0.481753747523808" calcext:value-type="float">
            <text:p>-0,4817537475</text:p>
          </table:table-cell>
          <table:table-cell table:formula="of:=SIN([.F1170])" office:value-type="float" office:value="-0.876306639679722" calcext:value-type="float">
            <text:p>-0,8763066397</text:p>
          </table:table-cell>
        </table:table-row>
        <table:table-row table:style-name="ro1">
          <table:table-cell table:number-columns-repeated="5"/>
          <table:table-cell table:formula="of:=[.F1170]+3.14159265/50" office:value-type="float" office:value="73.3876043039999" calcext:value-type="float">
            <text:p>73,387604304</text:p>
          </table:table-cell>
          <table:table-cell table:formula="of:=COS([.F1171])" office:value-type="float" office:value="-0.425779367441727" calcext:value-type="float">
            <text:p>-0,4257793674</text:p>
          </table:table-cell>
          <table:table-cell table:formula="of:=SIN([.F1171])" office:value-type="float" office:value="-0.904827016761172" calcext:value-type="float">
            <text:p>-0,9048270168</text:p>
          </table:table-cell>
        </table:table-row>
        <table:table-row table:style-name="ro1">
          <table:table-cell table:number-columns-repeated="5"/>
          <table:table-cell table:formula="of:=[.F1171]+3.14159265/50" office:value-type="float" office:value="73.4504361569999" calcext:value-type="float">
            <text:p>73,450436157</text:p>
          </table:table-cell>
          <table:table-cell table:formula="of:=COS([.F1172])" office:value-type="float" office:value="-0.368124630720282" calcext:value-type="float">
            <text:p>-0,3681246307</text:p>
          </table:table-cell>
          <table:table-cell table:formula="of:=SIN([.F1172])" office:value-type="float" office:value="-0.929776454991766" calcext:value-type="float">
            <text:p>-0,929776455</text:p>
          </table:table-cell>
        </table:table-row>
        <table:table-row table:style-name="ro1">
          <table:table-cell table:number-columns-repeated="5"/>
          <table:table-cell table:formula="of:=[.F1172]+3.14159265/50" office:value-type="float" office:value="73.5132680099999" calcext:value-type="float">
            <text:p>73,51326801</text:p>
          </table:table-cell>
          <table:table-cell table:formula="of:=COS([.F1173])" office:value-type="float" office:value="-0.309017074264848" calcext:value-type="float">
            <text:p>-0,3090170743</text:p>
          </table:table-cell>
          <table:table-cell table:formula="of:=SIN([.F1173])" office:value-type="float" office:value="-0.951056490337347" calcext:value-type="float">
            <text:p>-0,9510564903</text:p>
          </table:table-cell>
        </table:table-row>
        <table:table-row table:style-name="ro1">
          <table:table-cell table:number-columns-repeated="5"/>
          <table:table-cell table:formula="of:=[.F1173]+3.14159265/50" office:value-type="float" office:value="73.576099863" calcext:value-type="float">
            <text:p>73,576099863</text:p>
          </table:table-cell>
          <table:table-cell table:formula="of:=COS([.F1174])" office:value-type="float" office:value="-0.24868996859655" calcext:value-type="float">
            <text:p>-0,2486899686</text:p>
          </table:table-cell>
          <table:table-cell table:formula="of:=SIN([.F1174])" office:value-type="float" office:value="-0.968583140220522" calcext:value-type="float">
            <text:p>-0,9685831402</text:p>
          </table:table-cell>
        </table:table-row>
        <table:table-row table:style-name="ro1">
          <table:table-cell table:number-columns-repeated="5"/>
          <table:table-cell table:formula="of:=[.F1174]+3.14159265/50" office:value-type="float" office:value="73.638931716" calcext:value-type="float">
            <text:p>73,638931716</text:p>
          </table:table-cell>
          <table:table-cell table:formula="of:=COS([.F1175])" office:value-type="float" office:value="-0.187381397240083" calcext:value-type="float">
            <text:p>-0,1873813972</text:p>
          </table:table-cell>
          <table:table-cell table:formula="of:=SIN([.F1175])" office:value-type="float" office:value="-0.982287234961523" calcext:value-type="float">
            <text:p>-0,982287235</text:p>
          </table:table-cell>
        </table:table-row>
        <table:table-row table:style-name="ro1">
          <table:table-cell table:number-columns-repeated="5"/>
          <table:table-cell table:formula="of:=[.F1175]+3.14159265/50" office:value-type="float" office:value="73.701763569" calcext:value-type="float">
            <text:p>73,701763569</text:p>
          </table:table-cell>
          <table:table-cell table:formula="of:=COS([.F1176])" office:value-type="float" office:value="-0.125333317116815" calcext:value-type="float">
            <text:p>-0,1253333171</text:p>
          </table:table-cell>
          <table:table-cell table:formula="of:=SIN([.F1176])" office:value-type="float" office:value="-0.992114690759337" calcext:value-type="float">
            <text:p>-0,9921146908</text:p>
          </table:table-cell>
        </table:table-row>
        <table:table-row table:style-name="ro1">
          <table:table-cell table:number-columns-repeated="5"/>
          <table:table-cell table:formula="of:=[.F1176]+3.14159265/50" office:value-type="float" office:value="73.764595422" calcext:value-type="float">
            <text:p>73,764595422</text:p>
          </table:table-cell>
          <table:table-cell table:formula="of:=COS([.F1177])" office:value-type="float" office:value="-0.0627906036513637" calcext:value-type="float">
            <text:p>-0,0627906037</text:p>
          </table:table-cell>
          <table:table-cell table:formula="of:=SIN([.F1177])" office:value-type="float" office:value="-0.998026723135757" calcext:value-type="float">
            <text:p>-0,9980267231</text:p>
          </table:table-cell>
        </table:table-row>
        <table:table-row table:style-name="ro1">
          <table:table-cell table:number-columns-repeated="5"/>
          <table:table-cell table:formula="of:=[.F1177]+3.14159265/50" office:value-type="float" office:value="73.827427275" calcext:value-type="float">
            <text:p>73,827427275</text:p>
          </table:table-cell>
          <table:table-cell table:formula="of:=COS([.F1178])" office:value-type="float" office:value="-0.0000000843601644009426" calcext:value-type="float">
            <text:p>-8,43601644009426E-008</text:p>
          </table:table-cell>
          <table:table-cell table:formula="of:=SIN([.F1178])" office:value-type="float" office:value="-0.999999999999996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178]+3.14159265/50" office:value-type="float" office:value="73.890259128" calcext:value-type="float">
            <text:p>73,890259128</text:p>
          </table:table-cell>
          <table:table-cell table:formula="of:=COS([.F1179])" office:value-type="float" office:value="0.0627904352639659" calcext:value-type="float">
            <text:p>0,0627904353</text:p>
          </table:table-cell>
          <table:table-cell table:formula="of:=SIN([.F1179])" office:value-type="float" office:value="-0.998026733729794" calcext:value-type="float">
            <text:p>-0,9980267337</text:p>
          </table:table-cell>
        </table:table-row>
        <table:table-row table:style-name="ro1">
          <table:table-cell table:number-columns-repeated="5"/>
          <table:table-cell table:formula="of:=[.F1179]+3.14159265/50" office:value-type="float" office:value="73.953090981" calcext:value-type="float">
            <text:p>73,953090981</text:p>
          </table:table-cell>
          <table:table-cell table:formula="of:=COS([.F1180])" office:value-type="float" office:value="0.125333149726897" calcext:value-type="float">
            <text:p>0,1253331497</text:p>
          </table:table-cell>
          <table:table-cell table:formula="of:=SIN([.F1180])" office:value-type="float" office:value="-0.992114711905602" calcext:value-type="float">
            <text:p>-0,9921147119</text:p>
          </table:table-cell>
        </table:table-row>
        <table:table-row table:style-name="ro1">
          <table:table-cell table:number-columns-repeated="5"/>
          <table:table-cell table:formula="of:=[.F1180]+3.14159265/50" office:value-type="float" office:value="74.015922834" calcext:value-type="float">
            <text:p>74,015922834</text:p>
          </table:table-cell>
          <table:table-cell table:formula="of:=COS([.F1181])" office:value-type="float" office:value="0.187381231508255" calcext:value-type="float">
            <text:p>0,1873812315</text:p>
          </table:table-cell>
          <table:table-cell table:formula="of:=SIN([.F1181])" office:value-type="float" office:value="-0.98228726657656" calcext:value-type="float">
            <text:p>-0,9822872666</text:p>
          </table:table-cell>
        </table:table-row>
        <table:table-row table:style-name="ro1">
          <table:table-cell table:number-columns-repeated="5"/>
          <table:table-cell table:formula="of:=[.F1181]+3.14159265/50" office:value-type="float" office:value="74.078754687" calcext:value-type="float">
            <text:p>74,078754687</text:p>
          </table:table-cell>
          <table:table-cell table:formula="of:=COS([.F1182])" office:value-type="float" office:value="0.248689805176881" calcext:value-type="float">
            <text:p>0,2486898052</text:p>
          </table:table-cell>
          <table:table-cell table:formula="of:=SIN([.F1182])" office:value-type="float" office:value="-0.968583182179561" calcext:value-type="float">
            <text:p>-0,9685831822</text:p>
          </table:table-cell>
        </table:table-row>
        <table:table-row table:style-name="ro1">
          <table:table-cell table:number-columns-repeated="5"/>
          <table:table-cell table:formula="of:=[.F1182]+3.14159265/50" office:value-type="float" office:value="74.14158654" calcext:value-type="float">
            <text:p>74,14158654</text:p>
          </table:table-cell>
          <table:table-cell table:formula="of:=COS([.F1183])" office:value-type="float" office:value="0.30901691380228" calcext:value-type="float">
            <text:p>0,3090169138</text:p>
          </table:table-cell>
          <table:table-cell table:formula="of:=SIN([.F1183])" office:value-type="float" office:value="-0.951056542474796" calcext:value-type="float">
            <text:p>-0,9510565425</text:p>
          </table:table-cell>
        </table:table-row>
        <table:table-row table:style-name="ro1">
          <table:table-cell table:number-columns-repeated="5"/>
          <table:table-cell table:formula="of:=[.F1183]+3.14159265/50" office:value-type="float" office:value="74.204418393" calcext:value-type="float">
            <text:p>74,204418393</text:p>
          </table:table-cell>
          <table:table-cell table:formula="of:=COS([.F1184])" office:value-type="float" office:value="0.368124473848087" calcext:value-type="float">
            <text:p>0,3681244738</text:p>
          </table:table-cell>
          <table:table-cell table:formula="of:=SIN([.F1184])" office:value-type="float" office:value="-0.929776517101862" calcext:value-type="float">
            <text:p>-0,9297765171</text:p>
          </table:table-cell>
        </table:table-row>
        <table:table-row table:style-name="ro1">
          <table:table-cell table:number-columns-repeated="5"/>
          <table:table-cell table:formula="of:=[.F1184]+3.14159265/50" office:value-type="float" office:value="74.267250246" calcext:value-type="float">
            <text:p>74,267250246</text:p>
          </table:table-cell>
          <table:table-cell table:formula="of:=COS([.F1185])" office:value-type="float" office:value="0.425779214779009" calcext:value-type="float">
            <text:p>0,4257792148</text:p>
          </table:table-cell>
          <table:table-cell table:formula="of:=SIN([.F1185])" office:value-type="float" office:value="-0.904827088598794" calcext:value-type="float">
            <text:p>-0,9048270886</text:p>
          </table:table-cell>
        </table:table-row>
        <table:table-row table:style-name="ro1">
          <table:table-cell table:number-columns-repeated="5"/>
          <table:table-cell table:formula="of:=[.F1185]+3.14159265/50" office:value-type="float" office:value="74.330082099" calcext:value-type="float">
            <text:p>74,330082099</text:p>
          </table:table-cell>
          <table:table-cell table:formula="of:=COS([.F1186])" office:value-type="float" office:value="0.481753599673057" calcext:value-type="float">
            <text:p>0,4817535997</text:p>
          </table:table-cell>
          <table:table-cell table:formula="of:=SIN([.F1186])" office:value-type="float" office:value="-0.87630672096136" calcext:value-type="float">
            <text:p>-0,876306721</text:p>
          </table:table-cell>
        </table:table-row>
        <table:table-row table:style-name="ro1">
          <table:table-cell table:number-columns-repeated="5"/>
          <table:table-cell table:formula="of:=[.F1186]+3.14159265/50" office:value-type="float" office:value="74.392913952" calcext:value-type="float">
            <text:p>74,392913952</text:p>
          </table:table-cell>
          <table:table-cell table:formula="of:=COS([.F1187])" office:value-type="float" office:value="0.535826723205823" calcext:value-type="float">
            <text:p>0,5358267232</text:p>
          </table:table-cell>
          <table:table-cell table:formula="of:=SIN([.F1187])" office:value-type="float" office:value="-0.844327971050652" calcext:value-type="float">
            <text:p>-0,8443279711</text:p>
          </table:table-cell>
        </table:table-row>
        <table:table-row table:style-name="ro1">
          <table:table-cell table:number-columns-repeated="5"/>
          <table:table-cell table:formula="of:=[.F1187]+3.14159265/50" office:value-type="float" office:value="74.455745805" calcext:value-type="float">
            <text:p>74,455745805</text:p>
          </table:table-cell>
          <table:table-cell table:formula="of:=COS([.F1188])" office:value-type="float" office:value="0.587785183462871" calcext:value-type="float">
            <text:p>0,5877851835</text:p>
          </table:table-cell>
          <table:table-cell table:formula="of:=SIN([.F1188])" office:value-type="float" office:value="-0.809017044382576" calcext:value-type="float">
            <text:p>-0,8090170444</text:p>
          </table:table-cell>
        </table:table-row>
        <table:table-row table:style-name="ro1">
          <table:table-cell table:number-columns-repeated="5"/>
          <table:table-cell table:formula="of:=[.F1188]+3.14159265/50" office:value-type="float" office:value="74.518577658" calcext:value-type="float">
            <text:p>74,518577658</text:p>
          </table:table-cell>
          <table:table-cell table:formula="of:=COS([.F1189])" office:value-type="float" office:value="0.637423924139597" calcext:value-type="float">
            <text:p>0,6374239241</text:p>
          </table:table-cell>
          <table:table-cell table:formula="of:=SIN([.F1189])" office:value-type="float" office:value="-0.770513297052347" calcext:value-type="float">
            <text:p>-0,7705132971</text:p>
          </table:table-cell>
        </table:table-row>
        <table:table-row table:style-name="ro1">
          <table:table-cell table:number-columns-repeated="5"/>
          <table:table-cell table:formula="of:=[.F1189]+3.14159265/50" office:value-type="float" office:value="74.581409511" calcext:value-type="float">
            <text:p>74,581409511</text:p>
          </table:table-cell>
          <table:table-cell table:formula="of:=COS([.F1190])" office:value-type="float" office:value="0.684547043804781" calcext:value-type="float">
            <text:p>0,6845470438</text:p>
          </table:table-cell>
          <table:table-cell table:formula="of:=SIN([.F1190])" office:value-type="float" office:value="-0.728968685759639" calcext:value-type="float">
            <text:p>-0,7289686858</text:p>
          </table:table-cell>
        </table:table-row>
        <table:table-row table:style-name="ro1">
          <table:table-cell table:number-columns-repeated="5"/>
          <table:table-cell table:formula="of:=[.F1190]+3.14159265/50" office:value-type="float" office:value="74.6442413640001" calcext:value-type="float">
            <text:p>74,644241364</text:p>
          </table:table-cell>
          <table:table-cell table:formula="of:=COS([.F1191])" office:value-type="float" office:value="0.728968569034035" calcext:value-type="float">
            <text:p>0,728968569</text:p>
          </table:table-cell>
          <table:table-cell table:formula="of:=SIN([.F1191])" office:value-type="float" office:value="-0.684547168104924" calcext:value-type="float">
            <text:p>-0,6845471681</text:p>
          </table:table-cell>
        </table:table-row>
        <table:table-row table:style-name="ro1">
          <table:table-cell table:number-columns-repeated="5"/>
          <table:table-cell table:formula="of:=[.F1191]+3.14159265/50" office:value-type="float" office:value="74.7070732170001" calcext:value-type="float">
            <text:p>74,707073217</text:p>
          </table:table-cell>
          <table:table-cell table:formula="of:=COS([.F1192])" office:value-type="float" office:value="0.770513188361944" calcext:value-type="float">
            <text:p>0,7705131884</text:p>
          </table:table-cell>
          <table:table-cell table:formula="of:=SIN([.F1192])" office:value-type="float" office:value="-0.637424055523724" calcext:value-type="float">
            <text:p>-0,6374240555</text:p>
          </table:table-cell>
        </table:table-row>
        <table:table-row table:style-name="ro1">
          <table:table-cell table:number-columns-repeated="5"/>
          <table:table-cell table:formula="of:=[.F1192]+3.14159265/50" office:value-type="float" office:value="74.7699050700001" calcext:value-type="float">
            <text:p>74,76990507</text:p>
          </table:table-cell>
          <table:table-cell table:formula="of:=COS([.F1193])" office:value-type="float" office:value="0.809016944156327" calcext:value-type="float">
            <text:p>0,8090169442</text:p>
          </table:table-cell>
          <table:table-cell table:formula="of:=SIN([.F1193])" office:value-type="float" office:value="-0.587785321412468" calcext:value-type="float">
            <text:p>-0,5877853214</text:p>
          </table:table-cell>
        </table:table-row>
        <table:table-row table:style-name="ro1">
          <table:table-cell table:number-columns-repeated="5"/>
          <table:table-cell table:formula="of:=[.F1193]+3.14159265/50" office:value-type="float" office:value="74.8327369230001" calcext:value-type="float">
            <text:p>74,832736923</text:p>
          </table:table-cell>
          <table:table-cell table:formula="of:=COS([.F1194])" office:value-type="float" office:value="0.844327879684103" calcext:value-type="float">
            <text:p>0,8443278797</text:p>
          </table:table-cell>
          <table:table-cell table:formula="of:=SIN([.F1194])" office:value-type="float" office:value="-0.535826867176467" calcext:value-type="float">
            <text:p>-0,5358268672</text:p>
          </table:table-cell>
        </table:table-row>
        <table:table-row table:style-name="ro1">
          <table:table-cell table:number-columns-repeated="5"/>
          <table:table-cell table:formula="of:=[.F1194]+3.14159265/50" office:value-type="float" office:value="74.8955687760001" calcext:value-type="float">
            <text:p>74,895568776</text:p>
          </table:table-cell>
          <table:table-cell table:formula="of:=COS([.F1195])" office:value-type="float" office:value="0.876306638815094" calcext:value-type="float">
            <text:p>0,8763066388</text:p>
          </table:table-cell>
          <table:table-cell table:formula="of:=SIN([.F1195])" office:value-type="float" office:value="-0.481753749096561" calcext:value-type="float">
            <text:p>-0,4817537491</text:p>
          </table:table-cell>
        </table:table-row>
        <table:table-row table:style-name="ro1">
          <table:table-cell table:number-columns-repeated="5"/>
          <table:table-cell table:formula="of:=[.F1195]+3.14159265/50" office:value-type="float" office:value="74.9584006290001" calcext:value-type="float">
            <text:p>74,958400629</text:p>
          </table:table-cell>
          <table:table-cell table:formula="of:=COS([.F1196])" office:value-type="float" office:value="0.904827015997004" calcext:value-type="float">
            <text:p>0,904827016</text:p>
          </table:table-cell>
          <table:table-cell table:formula="of:=SIN([.F1196])" office:value-type="float" office:value="-0.425779369065666" calcext:value-type="float">
            <text:p>-0,4257793691</text:p>
          </table:table-cell>
        </table:table-row>
        <table:table-row table:style-name="ro1">
          <table:table-cell table:number-columns-repeated="5"/>
          <table:table-cell table:formula="of:=[.F1196]+3.14159265/50" office:value-type="float" office:value="75.0212324820001" calcext:value-type="float">
            <text:p>75,021232482</text:p>
          </table:table-cell>
          <table:table-cell table:formula="of:=COS([.F1197])" office:value-type="float" office:value="0.929776454331074" calcext:value-type="float">
            <text:p>0,9297764543</text:p>
          </table:table-cell>
          <table:table-cell table:formula="of:=SIN([.F1197])" office:value-type="float" office:value="-0.368124632388999" calcext:value-type="float">
            <text:p>-0,3681246324</text:p>
          </table:table-cell>
        </table:table-row>
        <table:table-row table:style-name="ro1">
          <table:table-cell table:number-columns-repeated="5"/>
          <table:table-cell table:formula="of:=[.F1197]+3.14159265/50" office:value-type="float" office:value="75.0840643350001" calcext:value-type="float">
            <text:p>75,084064335</text:p>
          </table:table-cell>
          <table:table-cell table:formula="of:=COS([.F1198])" office:value-type="float" office:value="0.951056489782739" calcext:value-type="float">
            <text:p>0,9510564898</text:p>
          </table:table-cell>
          <table:table-cell table:formula="of:=SIN([.F1198])" office:value-type="float" office:value="-0.309017075971758" calcext:value-type="float">
            <text:p>-0,309017076</text:p>
          </table:table-cell>
        </table:table-row>
        <table:table-row table:style-name="ro1">
          <table:table-cell table:number-columns-repeated="5"/>
          <table:table-cell table:formula="of:=[.F1198]+3.14159265/50" office:value-type="float" office:value="75.1468961880001" calcext:value-type="float">
            <text:p>75,146896188</text:p>
          </table:table-cell>
          <table:table-cell table:formula="of:=COS([.F1199])" office:value-type="float" office:value="0.968583139774185" calcext:value-type="float">
            <text:p>0,9685831398</text:p>
          </table:table-cell>
          <table:table-cell table:formula="of:=SIN([.F1199])" office:value-type="float" office:value="-0.248689970334916" calcext:value-type="float">
            <text:p>-0,2486899703</text:p>
          </table:table-cell>
        </table:table-row>
        <table:table-row table:style-name="ro1">
          <table:table-cell table:number-columns-repeated="5"/>
          <table:table-cell table:formula="of:=[.F1199]+3.14159265/50" office:value-type="float" office:value="75.2097280410001" calcext:value-type="float">
            <text:p>75,209728041</text:p>
          </table:table-cell>
          <table:table-cell table:formula="of:=COS([.F1200])" office:value-type="float" office:value="0.98228723462522" calcext:value-type="float">
            <text:p>0,9822872346</text:p>
          </table:table-cell>
          <table:table-cell table:formula="of:=SIN([.F1200])" office:value-type="float" office:value="-0.187381399003044" calcext:value-type="float">
            <text:p>-0,187381399</text:p>
          </table:table-cell>
        </table:table-row>
        <table:table-row table:style-name="ro1">
          <table:table-cell table:number-columns-repeated="5"/>
          <table:table-cell table:formula="of:=[.F1200]+3.14159265/50" office:value-type="float" office:value="75.2725598940001" calcext:value-type="float">
            <text:p>75,272559894</text:p>
          </table:table-cell>
          <table:table-cell table:formula="of:=COS([.F1201])" office:value-type="float" office:value="0.992114690534395" calcext:value-type="float">
            <text:p>0,9921146905</text:p>
          </table:table-cell>
          <table:table-cell table:formula="of:=SIN([.F1201])" office:value-type="float" office:value="-0.125333318897414" calcext:value-type="float">
            <text:p>-0,1253333189</text:p>
          </table:table-cell>
        </table:table-row>
        <table:table-row table:style-name="ro1">
          <table:table-cell table:number-columns-repeated="5"/>
          <table:table-cell table:formula="of:=[.F1201]+3.14159265/50" office:value-type="float" office:value="75.3353917470001" calcext:value-type="float">
            <text:p>75,335391747</text:p>
          </table:table-cell>
          <table:table-cell table:formula="of:=COS([.F1202])" office:value-type="float" office:value="0.998026723023064" calcext:value-type="float">
            <text:p>0,998026723</text:p>
          </table:table-cell>
          <table:table-cell table:formula="of:=SIN([.F1202])" office:value-type="float" office:value="-0.0627906054425732" calcext:value-type="float">
            <text:p>-0,0627906054</text:p>
          </table:table-cell>
        </table:table-row>
        <table:table-row table:style-name="ro1">
          <table:table-cell table:number-columns-repeated="5"/>
          <table:table-cell table:formula="of:=[.F1202]+3.14159265/50" office:value-type="float" office:value="75.3982236000001" calcext:value-type="float">
            <text:p>75,3982236</text:p>
          </table:table-cell>
          <table:table-cell table:formula="of:=COS([.F1203])" office:value-type="float" office:value="0.999999999999996" calcext:value-type="float">
            <text:p>1</text:p>
          </table:table-cell>
          <table:table-cell table:formula="of:=SIN([.F1203])" office:value-type="float" office:value="-0.0000000861549154766472" calcext:value-type="float">
            <text:p>-8,61549154766472E-008</text:p>
          </table:table-cell>
        </table:table-row>
        <table:table-row table:style-name="ro1">
          <table:table-cell table:number-columns-repeated="5"/>
          <table:table-cell table:formula="of:=[.F1203]+3.14159265/50" office:value-type="float" office:value="75.4610554530001" calcext:value-type="float">
            <text:p>75,461055453</text:p>
          </table:table-cell>
          <table:table-cell table:formula="of:=COS([.F1204])" office:value-type="float" office:value="0.998026733842488" calcext:value-type="float">
            <text:p>0,9980267338</text:p>
          </table:table-cell>
          <table:table-cell table:formula="of:=SIN([.F1204])" office:value-type="float" office:value="0.0627904334727563" calcext:value-type="float">
            <text:p>0,0627904335</text:p>
          </table:table-cell>
        </table:table-row>
        <table:table-row table:style-name="ro1">
          <table:table-cell table:number-columns-repeated="5"/>
          <table:table-cell table:formula="of:=[.F1204]+3.14159265/50" office:value-type="float" office:value="75.5238873060001" calcext:value-type="float">
            <text:p>75,523887306</text:p>
          </table:table-cell>
          <table:table-cell table:formula="of:=COS([.F1205])" office:value-type="float" office:value="0.992114712130543" calcext:value-type="float">
            <text:p>0,9921147121</text:p>
          </table:table-cell>
          <table:table-cell table:formula="of:=SIN([.F1205])" office:value-type="float" office:value="0.125333147946298" calcext:value-type="float">
            <text:p>0,1253331479</text:p>
          </table:table-cell>
        </table:table-row>
        <table:table-row table:style-name="ro1">
          <table:table-cell table:number-columns-repeated="5"/>
          <table:table-cell table:formula="of:=[.F1205]+3.14159265/50" office:value-type="float" office:value="75.5867191590001" calcext:value-type="float">
            <text:p>75,586719159</text:p>
          </table:table-cell>
          <table:table-cell table:formula="of:=COS([.F1206])" office:value-type="float" office:value="0.982287266912863" calcext:value-type="float">
            <text:p>0,9822872669</text:p>
          </table:table-cell>
          <table:table-cell table:formula="of:=SIN([.F1206])" office:value-type="float" office:value="0.187381229745294" calcext:value-type="float">
            <text:p>0,1873812297</text:p>
          </table:table-cell>
        </table:table-row>
        <table:table-row table:style-name="ro1">
          <table:table-cell table:number-columns-repeated="5"/>
          <table:table-cell table:formula="of:=[.F1206]+3.14159265/50" office:value-type="float" office:value="75.6495510120002" calcext:value-type="float">
            <text:p>75,649551012</text:p>
          </table:table-cell>
          <table:table-cell table:formula="of:=COS([.F1207])" office:value-type="float" office:value="0.968583182625897" calcext:value-type="float">
            <text:p>0,9685831826</text:p>
          </table:table-cell>
          <table:table-cell table:formula="of:=SIN([.F1207])" office:value-type="float" office:value="0.248689803438515" calcext:value-type="float">
            <text:p>0,2486898034</text:p>
          </table:table-cell>
        </table:table-row>
        <table:table-row table:style-name="ro1">
          <table:table-cell table:number-columns-repeated="5"/>
          <table:table-cell table:formula="of:=[.F1207]+3.14159265/50" office:value-type="float" office:value="75.7123828650002" calcext:value-type="float">
            <text:p>75,712382865</text:p>
          </table:table-cell>
          <table:table-cell table:formula="of:=COS([.F1208])" office:value-type="float" office:value="0.951056543029405" calcext:value-type="float">
            <text:p>0,951056543</text:p>
          </table:table-cell>
          <table:table-cell table:formula="of:=SIN([.F1208])" office:value-type="float" office:value="0.309016912095371" calcext:value-type="float">
            <text:p>0,3090169121</text:p>
          </table:table-cell>
        </table:table-row>
        <table:table-row table:style-name="ro1">
          <table:table-cell table:number-columns-repeated="5"/>
          <table:table-cell table:formula="of:=[.F1208]+3.14159265/50" office:value-type="float" office:value="75.7752147180002" calcext:value-type="float">
            <text:p>75,775214718</text:p>
          </table:table-cell>
          <table:table-cell table:formula="of:=COS([.F1209])" office:value-type="float" office:value="0.929776517762554" calcext:value-type="float">
            <text:p>0,9297765178</text:p>
          </table:table-cell>
          <table:table-cell table:formula="of:=SIN([.F1209])" office:value-type="float" office:value="0.36812447217937" calcext:value-type="float">
            <text:p>0,3681244722</text:p>
          </table:table-cell>
        </table:table-row>
        <table:table-row table:style-name="ro1">
          <table:table-cell table:number-columns-repeated="5"/>
          <table:table-cell table:formula="of:=[.F1209]+3.14159265/50" office:value-type="float" office:value="75.8380465710002" calcext:value-type="float">
            <text:p>75,838046571</text:p>
          </table:table-cell>
          <table:table-cell table:formula="of:=COS([.F1210])" office:value-type="float" office:value="0.904827089362962" calcext:value-type="float">
            <text:p>0,9048270894</text:p>
          </table:table-cell>
          <table:table-cell table:formula="of:=SIN([.F1210])" office:value-type="float" office:value="0.42577921315507" calcext:value-type="float">
            <text:p>0,4257792132</text:p>
          </table:table-cell>
        </table:table-row>
        <table:table-row table:style-name="ro1">
          <table:table-cell table:number-columns-repeated="5"/>
          <table:table-cell table:formula="of:=[.F1210]+3.14159265/50" office:value-type="float" office:value="75.9008784240002" calcext:value-type="float">
            <text:p>75,900878424</text:p>
          </table:table-cell>
          <table:table-cell table:formula="of:=COS([.F1211])" office:value-type="float" office:value="0.876306721825988" calcext:value-type="float">
            <text:p>0,8763067218</text:p>
          </table:table-cell>
          <table:table-cell table:formula="of:=SIN([.F1211])" office:value-type="float" office:value="0.481753598100305" calcext:value-type="float">
            <text:p>0,4817535981</text:p>
          </table:table-cell>
        </table:table-row>
        <table:table-row table:style-name="ro1">
          <table:table-cell table:number-columns-repeated="5"/>
          <table:table-cell table:formula="of:=[.F1211]+3.14159265/50" office:value-type="float" office:value="75.9637102770002" calcext:value-type="float">
            <text:p>75,963710277</text:p>
          </table:table-cell>
          <table:table-cell table:formula="of:=COS([.F1212])" office:value-type="float" office:value="0.844327972012327" calcext:value-type="float">
            <text:p>0,844327972</text:p>
          </table:table-cell>
          <table:table-cell table:formula="of:=SIN([.F1212])" office:value-type="float" office:value="0.535826721690465" calcext:value-type="float">
            <text:p>0,5358267217</text:p>
          </table:table-cell>
        </table:table-row>
        <table:table-row table:style-name="ro1">
          <table:table-cell table:number-columns-repeated="5"/>
          <table:table-cell table:formula="of:=[.F1212]+3.14159265/50" office:value-type="float" office:value="76.0265421300002" calcext:value-type="float">
            <text:p>76,02654213</text:p>
          </table:table-cell>
          <table:table-cell table:formula="of:=COS([.F1213])" office:value-type="float" office:value="0.809017045437504" calcext:value-type="float">
            <text:p>0,8090170454</text:p>
          </table:table-cell>
          <table:table-cell table:formula="of:=SIN([.F1213])" office:value-type="float" office:value="0.587785182010886" calcext:value-type="float">
            <text:p>0,587785182</text:p>
          </table:table-cell>
        </table:table-row>
        <table:table-row table:style-name="ro1">
          <table:table-cell table:number-columns-repeated="5"/>
          <table:table-cell table:formula="of:=[.F1213]+3.14159265/50" office:value-type="float" office:value="76.0893739830002" calcext:value-type="float">
            <text:p>76,089373983</text:p>
          </table:table-cell>
          <table:table-cell table:formula="of:=COS([.F1214])" office:value-type="float" office:value="0.770513298196364" calcext:value-type="float">
            <text:p>0,7705132982</text:p>
          </table:table-cell>
          <table:table-cell table:formula="of:=SIN([.F1214])" office:value-type="float" office:value="0.637423922756717" calcext:value-type="float">
            <text:p>0,6374239228</text:p>
          </table:table-cell>
        </table:table-row>
        <table:table-row table:style-name="ro1">
          <table:table-cell table:number-columns-repeated="5"/>
          <table:table-cell table:formula="of:=[.F1214]+3.14159265/50" office:value-type="float" office:value="76.1522058360002" calcext:value-type="float">
            <text:p>76,152205836</text:p>
          </table:table-cell>
          <table:table-cell table:formula="of:=COS([.F1215])" office:value-type="float" office:value="0.728968686988231" calcext:value-type="float">
            <text:p>0,728968687</text:p>
          </table:table-cell>
          <table:table-cell table:formula="of:=SIN([.F1215])" office:value-type="float" office:value="0.684547042496463" calcext:value-type="float">
            <text:p>0,6845470425</text:p>
          </table:table-cell>
        </table:table-row>
        <table:table-row table:style-name="ro1">
          <table:table-cell table:number-columns-repeated="5"/>
          <table:table-cell table:formula="of:=[.F1215]+3.14159265/50" office:value-type="float" office:value="76.2150376890002" calcext:value-type="float">
            <text:p>76,215037689</text:p>
          </table:table-cell>
          <table:table-cell table:formula="of:=COS([.F1216])" office:value-type="float" office:value="0.684547169413242" calcext:value-type="float">
            <text:p>0,6845471694</text:p>
          </table:table-cell>
          <table:table-cell table:formula="of:=SIN([.F1216])" office:value-type="float" office:value="0.728968567805443" calcext:value-type="float">
            <text:p>0,7289685678</text:p>
          </table:table-cell>
        </table:table-row>
        <table:table-row table:style-name="ro1">
          <table:table-cell table:number-columns-repeated="5"/>
          <table:table-cell table:formula="of:=[.F1216]+3.14159265/50" office:value-type="float" office:value="76.2778695420002" calcext:value-type="float">
            <text:p>76,277869542</text:p>
          </table:table-cell>
          <table:table-cell table:formula="of:=COS([.F1217])" office:value-type="float" office:value="0.637424056906603" calcext:value-type="float">
            <text:p>0,6374240569</text:p>
          </table:table-cell>
          <table:table-cell table:formula="of:=SIN([.F1217])" office:value-type="float" office:value="0.770513187217927" calcext:value-type="float">
            <text:p>0,7705131872</text:p>
          </table:table-cell>
        </table:table-row>
        <table:table-row table:style-name="ro1">
          <table:table-cell table:number-columns-repeated="5"/>
          <table:table-cell table:formula="of:=[.F1217]+3.14159265/50" office:value-type="float" office:value="76.3407013950002" calcext:value-type="float">
            <text:p>76,340701395</text:p>
          </table:table-cell>
          <table:table-cell table:formula="of:=COS([.F1218])" office:value-type="float" office:value="0.587785322864452" calcext:value-type="float">
            <text:p>0,5877853229</text:p>
          </table:table-cell>
          <table:table-cell table:formula="of:=SIN([.F1218])" office:value-type="float" office:value="0.809016943101399" calcext:value-type="float">
            <text:p>0,8090169431</text:p>
          </table:table-cell>
        </table:table-row>
        <table:table-row table:style-name="ro1">
          <table:table-cell table:number-columns-repeated="5"/>
          <table:table-cell table:formula="of:=[.F1218]+3.14159265/50" office:value-type="float" office:value="76.4035332480002" calcext:value-type="float">
            <text:p>76,403533248</text:p>
          </table:table-cell>
          <table:table-cell table:formula="of:=COS([.F1219])" office:value-type="float" office:value="0.535826868691825" calcext:value-type="float">
            <text:p>0,5358268687</text:p>
          </table:table-cell>
          <table:table-cell table:formula="of:=SIN([.F1219])" office:value-type="float" office:value="0.844327878722427" calcext:value-type="float">
            <text:p>0,8443278787</text:p>
          </table:table-cell>
        </table:table-row>
        <table:table-row table:style-name="ro1">
          <table:table-cell table:number-columns-repeated="5"/>
          <table:table-cell table:formula="of:=[.F1219]+3.14159265/50" office:value-type="float" office:value="76.4663651010002" calcext:value-type="float">
            <text:p>76,466365101</text:p>
          </table:table-cell>
          <table:table-cell table:formula="of:=COS([.F1220])" office:value-type="float" office:value="0.481753750669313" calcext:value-type="float">
            <text:p>0,4817537507</text:p>
          </table:table-cell>
          <table:table-cell table:formula="of:=SIN([.F1220])" office:value-type="float" office:value="0.876306637950466" calcext:value-type="float">
            <text:p>0,876306638</text:p>
          </table:table-cell>
        </table:table-row>
        <table:table-row table:style-name="ro1">
          <table:table-cell table:number-columns-repeated="5"/>
          <table:table-cell table:formula="of:=[.F1220]+3.14159265/50" office:value-type="float" office:value="76.5291969540002" calcext:value-type="float">
            <text:p>76,529196954</text:p>
          </table:table-cell>
          <table:table-cell table:formula="of:=COS([.F1221])" office:value-type="float" office:value="0.425779370689606" calcext:value-type="float">
            <text:p>0,4257793707</text:p>
          </table:table-cell>
          <table:table-cell table:formula="of:=SIN([.F1221])" office:value-type="float" office:value="0.904827015232836" calcext:value-type="float">
            <text:p>0,9048270152</text:p>
          </table:table-cell>
        </table:table-row>
        <table:table-row table:style-name="ro1">
          <table:table-cell table:number-columns-repeated="5"/>
          <table:table-cell table:formula="of:=[.F1221]+3.14159265/50" office:value-type="float" office:value="76.5920288070002" calcext:value-type="float">
            <text:p>76,592028807</text:p>
          </table:table-cell>
          <table:table-cell table:formula="of:=COS([.F1222])" office:value-type="float" office:value="0.368124634057716" calcext:value-type="float">
            <text:p>0,3681246341</text:p>
          </table:table-cell>
          <table:table-cell table:formula="of:=SIN([.F1222])" office:value-type="float" office:value="0.929776453670382" calcext:value-type="float">
            <text:p>0,9297764537</text:p>
          </table:table-cell>
        </table:table-row>
        <table:table-row table:style-name="ro1">
          <table:table-cell table:number-columns-repeated="5"/>
          <table:table-cell table:formula="of:=[.F1222]+3.14159265/50" office:value-type="float" office:value="76.6548606600002" calcext:value-type="float">
            <text:p>76,65486066</text:p>
          </table:table-cell>
          <table:table-cell table:formula="of:=COS([.F1223])" office:value-type="float" office:value="0.309017077678668" calcext:value-type="float">
            <text:p>0,3090170777</text:p>
          </table:table-cell>
          <table:table-cell table:formula="of:=SIN([.F1223])" office:value-type="float" office:value="0.95105648922813" calcext:value-type="float">
            <text:p>0,9510564892</text:p>
          </table:table-cell>
        </table:table-row>
        <table:table-row table:style-name="ro1">
          <table:table-cell table:number-columns-repeated="5"/>
          <table:table-cell table:formula="of:=[.F1223]+3.14159265/50" office:value-type="float" office:value="76.7176925130002" calcext:value-type="float">
            <text:p>76,717692513</text:p>
          </table:table-cell>
          <table:table-cell table:formula="of:=COS([.F1224])" office:value-type="float" office:value="0.248689972073281" calcext:value-type="float">
            <text:p>0,2486899721</text:p>
          </table:table-cell>
          <table:table-cell table:formula="of:=SIN([.F1224])" office:value-type="float" office:value="0.968583139327849" calcext:value-type="float">
            <text:p>0,9685831393</text:p>
          </table:table-cell>
        </table:table-row>
        <table:table-row table:style-name="ro1">
          <table:table-cell table:number-columns-repeated="5"/>
          <table:table-cell table:formula="of:=[.F1224]+3.14159265/50" office:value-type="float" office:value="76.7805243660003" calcext:value-type="float">
            <text:p>76,780524366</text:p>
          </table:table-cell>
          <table:table-cell table:formula="of:=COS([.F1225])" office:value-type="float" office:value="0.187381400766005" calcext:value-type="float">
            <text:p>0,1873814008</text:p>
          </table:table-cell>
          <table:table-cell table:formula="of:=SIN([.F1225])" office:value-type="float" office:value="0.982287234288917" calcext:value-type="float">
            <text:p>0,9822872343</text:p>
          </table:table-cell>
        </table:table-row>
        <table:table-row table:style-name="ro1">
          <table:table-cell table:number-columns-repeated="5"/>
          <table:table-cell table:formula="of:=[.F1225]+3.14159265/50" office:value-type="float" office:value="76.8433562190003" calcext:value-type="float">
            <text:p>76,843356219</text:p>
          </table:table-cell>
          <table:table-cell table:formula="of:=COS([.F1226])" office:value-type="float" office:value="0.125333320678013" calcext:value-type="float">
            <text:p>0,1253333207</text:p>
          </table:table-cell>
          <table:table-cell table:formula="of:=SIN([.F1226])" office:value-type="float" office:value="0.992114690309453" calcext:value-type="float">
            <text:p>0,9921146903</text:p>
          </table:table-cell>
        </table:table-row>
        <table:table-row table:style-name="ro1">
          <table:table-cell table:number-columns-repeated="5"/>
          <table:table-cell table:formula="of:=[.F1226]+3.14159265/50" office:value-type="float" office:value="76.9061880720003" calcext:value-type="float">
            <text:p>76,906188072</text:p>
          </table:table-cell>
          <table:table-cell table:formula="of:=COS([.F1227])" office:value-type="float" office:value="0.0627906072337827" calcext:value-type="float">
            <text:p>0,0627906072</text:p>
          </table:table-cell>
          <table:table-cell table:formula="of:=SIN([.F1227])" office:value-type="float" office:value="0.99802672291037" calcext:value-type="float">
            <text:p>0,9980267229</text:p>
          </table:table-cell>
        </table:table-row>
        <table:table-row table:style-name="ro1">
          <table:table-cell table:number-columns-repeated="5"/>
          <table:table-cell table:formula="of:=[.F1227]+3.14159265/50" office:value-type="float" office:value="76.9690199250003" calcext:value-type="float">
            <text:p>76,969019925</text:p>
          </table:table-cell>
          <table:table-cell table:formula="of:=COS([.F1228])" office:value-type="float" office:value="0.0000000879496665523518" calcext:value-type="float">
            <text:p>8,79496665523518E-008</text:p>
          </table:table-cell>
          <table:table-cell table:formula="of:=SIN([.F1228])" office:value-type="float" office:value="0.999999999999996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228]+3.14159265/50" office:value-type="float" office:value="77.0318517780003" calcext:value-type="float">
            <text:p>77,031851778</text:p>
          </table:table-cell>
          <table:table-cell table:formula="of:=COS([.F1229])" office:value-type="float" office:value="-0.0627904316815468" calcext:value-type="float">
            <text:p>-0,0627904317</text:p>
          </table:table-cell>
          <table:table-cell table:formula="of:=SIN([.F1229])" office:value-type="float" office:value="0.998026733955181" calcext:value-type="float">
            <text:p>0,998026734</text:p>
          </table:table-cell>
        </table:table-row>
        <table:table-row table:style-name="ro1">
          <table:table-cell table:number-columns-repeated="5"/>
          <table:table-cell table:formula="of:=[.F1229]+3.14159265/50" office:value-type="float" office:value="77.0946836310003" calcext:value-type="float">
            <text:p>77,094683631</text:p>
          </table:table-cell>
          <table:table-cell table:formula="of:=COS([.F1230])" office:value-type="float" office:value="-0.125333146165699" calcext:value-type="float">
            <text:p>-0,1253331462</text:p>
          </table:table-cell>
          <table:table-cell table:formula="of:=SIN([.F1230])" office:value-type="float" office:value="0.992114712355485" calcext:value-type="float">
            <text:p>0,9921147124</text:p>
          </table:table-cell>
        </table:table-row>
        <table:table-row table:style-name="ro1">
          <table:table-cell table:number-columns-repeated="5"/>
          <table:table-cell table:formula="of:=[.F1230]+3.14159265/50" office:value-type="float" office:value="77.1575154840003" calcext:value-type="float">
            <text:p>77,157515484</text:p>
          </table:table-cell>
          <table:table-cell table:formula="of:=COS([.F1231])" office:value-type="float" office:value="-0.187381227982332" calcext:value-type="float">
            <text:p>-0,187381228</text:p>
          </table:table-cell>
          <table:table-cell table:formula="of:=SIN([.F1231])" office:value-type="float" office:value="0.982287267249165" calcext:value-type="float">
            <text:p>0,9822872672</text:p>
          </table:table-cell>
        </table:table-row>
        <table:table-row table:style-name="ro1">
          <table:table-cell table:number-columns-repeated="5"/>
          <table:table-cell table:formula="of:=[.F1231]+3.14159265/50" office:value-type="float" office:value="77.2203473370003" calcext:value-type="float">
            <text:p>77,220347337</text:p>
          </table:table-cell>
          <table:table-cell table:formula="of:=COS([.F1232])" office:value-type="float" office:value="-0.248689801700149" calcext:value-type="float">
            <text:p>-0,2486898017</text:p>
          </table:table-cell>
          <table:table-cell table:formula="of:=SIN([.F1232])" office:value-type="float" office:value="0.968583183072234" calcext:value-type="float">
            <text:p>0,9685831831</text:p>
          </table:table-cell>
        </table:table-row>
        <table:table-row table:style-name="ro1">
          <table:table-cell table:number-columns-repeated="5"/>
          <table:table-cell table:formula="of:=[.F1232]+3.14159265/50" office:value-type="float" office:value="77.2831791900003" calcext:value-type="float">
            <text:p>77,28317919</text:p>
          </table:table-cell>
          <table:table-cell table:formula="of:=COS([.F1233])" office:value-type="float" office:value="-0.309016910388461" calcext:value-type="float">
            <text:p>-0,3090169104</text:p>
          </table:table-cell>
          <table:table-cell table:formula="of:=SIN([.F1233])" office:value-type="float" office:value="0.951056543584013" calcext:value-type="float">
            <text:p>0,9510565436</text:p>
          </table:table-cell>
        </table:table-row>
        <table:table-row table:style-name="ro1">
          <table:table-cell table:number-columns-repeated="5"/>
          <table:table-cell table:formula="of:=[.F1233]+3.14159265/50" office:value-type="float" office:value="77.3460110430003" calcext:value-type="float">
            <text:p>77,346011043</text:p>
          </table:table-cell>
          <table:table-cell table:formula="of:=COS([.F1234])" office:value-type="float" office:value="-0.368124470510652" calcext:value-type="float">
            <text:p>-0,3681244705</text:p>
          </table:table-cell>
          <table:table-cell table:formula="of:=SIN([.F1234])" office:value-type="float" office:value="0.929776518423246" calcext:value-type="float">
            <text:p>0,9297765184</text:p>
          </table:table-cell>
        </table:table-row>
        <table:table-row table:style-name="ro1">
          <table:table-cell table:number-columns-repeated="5"/>
          <table:table-cell table:formula="of:=[.F1234]+3.14159265/50" office:value-type="float" office:value="77.4088428960003" calcext:value-type="float">
            <text:p>77,408842896</text:p>
          </table:table-cell>
          <table:table-cell table:formula="of:=COS([.F1235])" office:value-type="float" office:value="-0.42577921153113" calcext:value-type="float">
            <text:p>-0,4257792115</text:p>
          </table:table-cell>
          <table:table-cell table:formula="of:=SIN([.F1235])" office:value-type="float" office:value="0.90482709012713" calcext:value-type="float">
            <text:p>0,9048270901</text:p>
          </table:table-cell>
        </table:table-row>
        <table:table-row table:style-name="ro1">
          <table:table-cell table:number-columns-repeated="5"/>
          <table:table-cell table:formula="of:=[.F1235]+3.14159265/50" office:value-type="float" office:value="77.4716747490003" calcext:value-type="float">
            <text:p>77,471674749</text:p>
          </table:table-cell>
          <table:table-cell table:formula="of:=COS([.F1236])" office:value-type="float" office:value="-0.481753596527552" calcext:value-type="float">
            <text:p>-0,4817535965</text:p>
          </table:table-cell>
          <table:table-cell table:formula="of:=SIN([.F1236])" office:value-type="float" office:value="0.876306722690616" calcext:value-type="float">
            <text:p>0,8763067227</text:p>
          </table:table-cell>
        </table:table-row>
        <table:table-row table:style-name="ro1">
          <table:table-cell table:number-columns-repeated="5"/>
          <table:table-cell table:formula="of:=[.F1236]+3.14159265/50" office:value-type="float" office:value="77.5345066020003" calcext:value-type="float">
            <text:p>77,534506602</text:p>
          </table:table-cell>
          <table:table-cell table:formula="of:=COS([.F1237])" office:value-type="float" office:value="-0.535826720175106" calcext:value-type="float">
            <text:p>-0,5358267202</text:p>
          </table:table-cell>
          <table:table-cell table:formula="of:=SIN([.F1237])" office:value-type="float" office:value="0.844327972974003" calcext:value-type="float">
            <text:p>0,844327973</text:p>
          </table:table-cell>
        </table:table-row>
        <table:table-row table:style-name="ro1">
          <table:table-cell table:number-columns-repeated="5"/>
          <table:table-cell table:formula="of:=[.F1237]+3.14159265/50" office:value-type="float" office:value="77.5973384550003" calcext:value-type="float">
            <text:p>77,597338455</text:p>
          </table:table-cell>
          <table:table-cell table:formula="of:=COS([.F1238])" office:value-type="float" office:value="-0.587785180558902" calcext:value-type="float">
            <text:p>-0,5877851806</text:p>
          </table:table-cell>
          <table:table-cell table:formula="of:=SIN([.F1238])" office:value-type="float" office:value="0.809017046492432" calcext:value-type="float">
            <text:p>0,8090170465</text:p>
          </table:table-cell>
        </table:table-row>
        <table:table-row table:style-name="ro1">
          <table:table-cell table:number-columns-repeated="5"/>
          <table:table-cell table:formula="of:=[.F1238]+3.14159265/50" office:value-type="float" office:value="77.6601703080003" calcext:value-type="float">
            <text:p>77,660170308</text:p>
          </table:table-cell>
          <table:table-cell table:formula="of:=COS([.F1239])" office:value-type="float" office:value="-0.637423921373837" calcext:value-type="float">
            <text:p>-0,6374239214</text:p>
          </table:table-cell>
          <table:table-cell table:formula="of:=SIN([.F1239])" office:value-type="float" office:value="0.770513299340381" calcext:value-type="float">
            <text:p>0,7705132993</text:p>
          </table:table-cell>
        </table:table-row>
        <table:table-row table:style-name="ro1">
          <table:table-cell table:number-columns-repeated="5"/>
          <table:table-cell table:formula="of:=[.F1239]+3.14159265/50" office:value-type="float" office:value="77.7230021610003" calcext:value-type="float">
            <text:p>77,723002161</text:p>
          </table:table-cell>
          <table:table-cell table:formula="of:=COS([.F1240])" office:value-type="float" office:value="-0.684547041188146" calcext:value-type="float">
            <text:p>-0,6845470412</text:p>
          </table:table-cell>
          <table:table-cell table:formula="of:=SIN([.F1240])" office:value-type="float" office:value="0.728968688216822" calcext:value-type="float">
            <text:p>0,7289686882</text:p>
          </table:table-cell>
        </table:table-row>
        <table:table-row table:style-name="ro1">
          <table:table-cell table:number-columns-repeated="5"/>
          <table:table-cell table:formula="of:=[.F1240]+3.14159265/50" office:value-type="float" office:value="77.7858340140003" calcext:value-type="float">
            <text:p>77,785834014</text:p>
          </table:table-cell>
          <table:table-cell table:formula="of:=COS([.F1241])" office:value-type="float" office:value="-0.728968566576851" calcext:value-type="float">
            <text:p>-0,7289685666</text:p>
          </table:table-cell>
          <table:table-cell table:formula="of:=SIN([.F1241])" office:value-type="float" office:value="0.684547170721559" calcext:value-type="float">
            <text:p>0,6845471707</text:p>
          </table:table-cell>
        </table:table-row>
        <table:table-row table:style-name="ro1">
          <table:table-cell table:number-columns-repeated="5"/>
          <table:table-cell table:formula="of:=[.F1241]+3.14159265/50" office:value-type="float" office:value="77.8486658670004" calcext:value-type="float">
            <text:p>77,848665867</text:p>
          </table:table-cell>
          <table:table-cell table:formula="of:=COS([.F1242])" office:value-type="float" office:value="-0.770513186073909" calcext:value-type="float">
            <text:p>-0,7705131861</text:p>
          </table:table-cell>
          <table:table-cell table:formula="of:=SIN([.F1242])" office:value-type="float" office:value="0.637424058289482" calcext:value-type="float">
            <text:p>0,6374240583</text:p>
          </table:table-cell>
        </table:table-row>
        <table:table-row table:style-name="ro1">
          <table:table-cell table:number-columns-repeated="5"/>
          <table:table-cell table:formula="of:=[.F1242]+3.14159265/50" office:value-type="float" office:value="77.9114977200004" calcext:value-type="float">
            <text:p>77,91149772</text:p>
          </table:table-cell>
          <table:table-cell table:formula="of:=COS([.F1243])" office:value-type="float" office:value="-0.80901694204647" calcext:value-type="float">
            <text:p>-0,809016942</text:p>
          </table:table-cell>
          <table:table-cell table:formula="of:=SIN([.F1243])" office:value-type="float" office:value="0.587785324316436" calcext:value-type="float">
            <text:p>0,5877853243</text:p>
          </table:table-cell>
        </table:table-row>
        <table:table-row table:style-name="ro1">
          <table:table-cell table:number-columns-repeated="5"/>
          <table:table-cell table:formula="of:=[.F1243]+3.14159265/50" office:value-type="float" office:value="77.9743295730004" calcext:value-type="float">
            <text:p>77,974329573</text:p>
          </table:table-cell>
          <table:table-cell table:formula="of:=COS([.F1244])" office:value-type="float" office:value="-0.844327877760751" calcext:value-type="float">
            <text:p>-0,8443278778</text:p>
          </table:table-cell>
          <table:table-cell table:formula="of:=SIN([.F1244])" office:value-type="float" office:value="0.535826870207183" calcext:value-type="float">
            <text:p>0,5358268702</text:p>
          </table:table-cell>
        </table:table-row>
        <table:table-row table:style-name="ro1">
          <table:table-cell table:number-columns-repeated="5"/>
          <table:table-cell table:formula="of:=[.F1244]+3.14159265/50" office:value-type="float" office:value="78.0371614260004" calcext:value-type="float">
            <text:p>78,037161426</text:p>
          </table:table-cell>
          <table:table-cell table:formula="of:=COS([.F1245])" office:value-type="float" office:value="-0.876306637085838" calcext:value-type="float">
            <text:p>-0,8763066371</text:p>
          </table:table-cell>
          <table:table-cell table:formula="of:=SIN([.F1245])" office:value-type="float" office:value="0.481753752242065" calcext:value-type="float">
            <text:p>0,4817537522</text:p>
          </table:table-cell>
        </table:table-row>
        <table:table-row table:style-name="ro1">
          <table:table-cell table:number-columns-repeated="5"/>
          <table:table-cell table:formula="of:=[.F1245]+3.14159265/50" office:value-type="float" office:value="78.0999932790004" calcext:value-type="float">
            <text:p>78,099993279</text:p>
          </table:table-cell>
          <table:table-cell table:formula="of:=COS([.F1246])" office:value-type="float" office:value="-0.904827014468668" calcext:value-type="float">
            <text:p>-0,9048270145</text:p>
          </table:table-cell>
          <table:table-cell table:formula="of:=SIN([.F1246])" office:value-type="float" office:value="0.425779372313545" calcext:value-type="float">
            <text:p>0,4257793723</text:p>
          </table:table-cell>
        </table:table-row>
        <table:table-row table:style-name="ro1">
          <table:table-cell table:number-columns-repeated="5"/>
          <table:table-cell table:formula="of:=[.F1246]+3.14159265/50" office:value-type="float" office:value="78.1628251320004" calcext:value-type="float">
            <text:p>78,162825132</text:p>
          </table:table-cell>
          <table:table-cell table:formula="of:=COS([.F1247])" office:value-type="float" office:value="-0.92977645300969" calcext:value-type="float">
            <text:p>-0,929776453</text:p>
          </table:table-cell>
          <table:table-cell table:formula="of:=SIN([.F1247])" office:value-type="float" office:value="0.368124635726434" calcext:value-type="float">
            <text:p>0,3681246357</text:p>
          </table:table-cell>
        </table:table-row>
        <table:table-row table:style-name="ro1">
          <table:table-cell table:number-columns-repeated="5"/>
          <table:table-cell table:formula="of:=[.F1247]+3.14159265/50" office:value-type="float" office:value="78.2256569850004" calcext:value-type="float">
            <text:p>78,225656985</text:p>
          </table:table-cell>
          <table:table-cell table:formula="of:=COS([.F1248])" office:value-type="float" office:value="-0.951056488673521" calcext:value-type="float">
            <text:p>-0,9510564887</text:p>
          </table:table-cell>
          <table:table-cell table:formula="of:=SIN([.F1248])" office:value-type="float" office:value="0.309017079385577" calcext:value-type="float">
            <text:p>0,3090170794</text:p>
          </table:table-cell>
        </table:table-row>
        <table:table-row table:style-name="ro1">
          <table:table-cell table:number-columns-repeated="5"/>
          <table:table-cell table:formula="of:=[.F1248]+3.14159265/50" office:value-type="float" office:value="78.2884888380004" calcext:value-type="float">
            <text:p>78,288488838</text:p>
          </table:table-cell>
          <table:table-cell table:formula="of:=COS([.F1249])" office:value-type="float" office:value="-0.968583138881512" calcext:value-type="float">
            <text:p>-0,9685831389</text:p>
          </table:table-cell>
          <table:table-cell table:formula="of:=SIN([.F1249])" office:value-type="float" office:value="0.248689973811647" calcext:value-type="float">
            <text:p>0,2486899738</text:p>
          </table:table-cell>
        </table:table-row>
        <table:table-row table:style-name="ro1">
          <table:table-cell table:number-columns-repeated="5"/>
          <table:table-cell table:formula="of:=[.F1249]+3.14159265/50" office:value-type="float" office:value="78.3513206910004" calcext:value-type="float">
            <text:p>78,351320691</text:p>
          </table:table-cell>
          <table:table-cell table:formula="of:=COS([.F1250])" office:value-type="float" office:value="-0.982287233952614" calcext:value-type="float">
            <text:p>-0,982287234</text:p>
          </table:table-cell>
          <table:table-cell table:formula="of:=SIN([.F1250])" office:value-type="float" office:value="0.187381402528966" calcext:value-type="float">
            <text:p>0,1873814025</text:p>
          </table:table-cell>
        </table:table-row>
        <table:table-row table:style-name="ro1">
          <table:table-cell table:number-columns-repeated="5"/>
          <table:table-cell table:formula="of:=[.F1250]+3.14159265/50" office:value-type="float" office:value="78.4141525440004" calcext:value-type="float">
            <text:p>78,414152544</text:p>
          </table:table-cell>
          <table:table-cell table:formula="of:=COS([.F1251])" office:value-type="float" office:value="-0.992114690084511" calcext:value-type="float">
            <text:p>-0,9921146901</text:p>
          </table:table-cell>
          <table:table-cell table:formula="of:=SIN([.F1251])" office:value-type="float" office:value="0.125333322458612" calcext:value-type="float">
            <text:p>0,1253333225</text:p>
          </table:table-cell>
        </table:table-row>
        <table:table-row table:style-name="ro1">
          <table:table-cell table:number-columns-repeated="5"/>
          <table:table-cell table:formula="of:=[.F1251]+3.14159265/50" office:value-type="float" office:value="78.4769843970004" calcext:value-type="float">
            <text:p>78,476984397</text:p>
          </table:table-cell>
          <table:table-cell table:formula="of:=COS([.F1252])" office:value-type="float" office:value="-0.998026722797677" calcext:value-type="float">
            <text:p>-0,9980267228</text:p>
          </table:table-cell>
          <table:table-cell table:formula="of:=SIN([.F1252])" office:value-type="float" office:value="0.0627906090249923" calcext:value-type="float">
            <text:p>0,062790609</text:p>
          </table:table-cell>
        </table:table-row>
        <table:table-row table:style-name="ro1">
          <table:table-cell table:number-columns-repeated="5"/>
          <table:table-cell table:formula="of:=[.F1252]+3.14159265/50" office:value-type="float" office:value="78.5398162500004" calcext:value-type="float">
            <text:p>78,53981625</text:p>
          </table:table-cell>
          <table:table-cell table:formula="of:=COS([.F1253])" office:value-type="float" office:value="-0.999999999999996" calcext:value-type="float">
            <text:p>-1</text:p>
          </table:table-cell>
          <table:table-cell table:formula="of:=SIN([.F1253])" office:value-type="float" office:value="0.0000000897444176280563" calcext:value-type="float">
            <text:p>8,97444176280563E-008</text:p>
          </table:table-cell>
        </table:table-row>
        <table:table-row table:style-name="ro1">
          <table:table-cell table:number-columns-repeated="5"/>
          <table:table-cell table:formula="of:=[.F1253]+3.14159265/50" office:value-type="float" office:value="78.6026481030004" calcext:value-type="float">
            <text:p>78,602648103</text:p>
          </table:table-cell>
          <table:table-cell table:formula="of:=COS([.F1254])" office:value-type="float" office:value="-0.998026734067874" calcext:value-type="float">
            <text:p>-0,9980267341</text:p>
          </table:table-cell>
          <table:table-cell table:formula="of:=SIN([.F1254])" office:value-type="float" office:value="-0.0627904298903372" calcext:value-type="float">
            <text:p>-0,0627904299</text:p>
          </table:table-cell>
        </table:table-row>
        <table:table-row table:style-name="ro1">
          <table:table-cell table:number-columns-repeated="5"/>
          <table:table-cell table:formula="of:=[.F1254]+3.14159265/50" office:value-type="float" office:value="78.6654799560004" calcext:value-type="float">
            <text:p>78,665479956</text:p>
          </table:table-cell>
          <table:table-cell table:formula="of:=COS([.F1255])" office:value-type="float" office:value="-0.992114712580427" calcext:value-type="float">
            <text:p>-0,9921147126</text:p>
          </table:table-cell>
          <table:table-cell table:formula="of:=SIN([.F1255])" office:value-type="float" office:value="-0.1253331443851" calcext:value-type="float">
            <text:p>-0,1253331444</text:p>
          </table:table-cell>
        </table:table-row>
        <table:table-row table:style-name="ro1">
          <table:table-cell table:number-columns-repeated="5"/>
          <table:table-cell table:formula="of:=[.F1255]+3.14159265/50" office:value-type="float" office:value="78.7283118090004" calcext:value-type="float">
            <text:p>78,728311809</text:p>
          </table:table-cell>
          <table:table-cell table:formula="of:=COS([.F1256])" office:value-type="float" office:value="-0.982287267585468" calcext:value-type="float">
            <text:p>-0,9822872676</text:p>
          </table:table-cell>
          <table:table-cell table:formula="of:=SIN([.F1256])" office:value-type="float" office:value="-0.187381226219371" calcext:value-type="float">
            <text:p>-0,1873812262</text:p>
          </table:table-cell>
        </table:table-row>
        <table:table-row table:style-name="ro1">
          <table:table-cell table:number-columns-repeated="5"/>
          <table:table-cell table:formula="of:=[.F1256]+3.14159265/50" office:value-type="float" office:value="78.7911436620004" calcext:value-type="float">
            <text:p>78,791143662</text:p>
          </table:table-cell>
          <table:table-cell table:formula="of:=COS([.F1257])" office:value-type="float" office:value="-0.96858318351857" calcext:value-type="float">
            <text:p>-0,9685831835</text:p>
          </table:table-cell>
          <table:table-cell table:formula="of:=SIN([.F1257])" office:value-type="float" office:value="-0.248689799961784" calcext:value-type="float">
            <text:p>-0,2486898</text:p>
          </table:table-cell>
        </table:table-row>
        <table:table-row table:style-name="ro1">
          <table:table-cell table:number-columns-repeated="5"/>
          <table:table-cell table:formula="of:=[.F1257]+3.14159265/50" office:value-type="float" office:value="78.8539755150004" calcext:value-type="float">
            <text:p>78,853975515</text:p>
          </table:table-cell>
          <table:table-cell table:formula="of:=COS([.F1258])" office:value-type="float" office:value="-0.951056544138622" calcext:value-type="float">
            <text:p>-0,9510565441</text:p>
          </table:table-cell>
          <table:table-cell table:formula="of:=SIN([.F1258])" office:value-type="float" office:value="-0.309016908681551" calcext:value-type="float">
            <text:p>-0,3090169087</text:p>
          </table:table-cell>
        </table:table-row>
        <table:table-row table:style-name="ro1">
          <table:table-cell table:number-columns-repeated="5"/>
          <table:table-cell table:formula="of:=[.F1258]+3.14159265/50" office:value-type="float" office:value="78.9168073680005" calcext:value-type="float">
            <text:p>78,916807368</text:p>
          </table:table-cell>
          <table:table-cell table:formula="of:=COS([.F1259])" office:value-type="float" office:value="-0.929776519083937" calcext:value-type="float">
            <text:p>-0,9297765191</text:p>
          </table:table-cell>
          <table:table-cell table:formula="of:=SIN([.F1259])" office:value-type="float" office:value="-0.368124468841935" calcext:value-type="float">
            <text:p>-0,3681244688</text:p>
          </table:table-cell>
        </table:table-row>
        <table:table-row table:style-name="ro1">
          <table:table-cell table:number-columns-repeated="5"/>
          <table:table-cell table:formula="of:=[.F1259]+3.14159265/50" office:value-type="float" office:value="78.9796392210005" calcext:value-type="float">
            <text:p>78,979639221</text:p>
          </table:table-cell>
          <table:table-cell table:formula="of:=COS([.F1260])" office:value-type="float" office:value="-0.904827090891297" calcext:value-type="float">
            <text:p>-0,9048270909</text:p>
          </table:table-cell>
          <table:table-cell table:formula="of:=SIN([.F1260])" office:value-type="float" office:value="-0.425779209907191" calcext:value-type="float">
            <text:p>-0,4257792099</text:p>
          </table:table-cell>
        </table:table-row>
        <table:table-row table:style-name="ro1">
          <table:table-cell table:number-columns-repeated="5"/>
          <table:table-cell table:formula="of:=[.F1260]+3.14159265/50" office:value-type="float" office:value="79.0424710740005" calcext:value-type="float">
            <text:p>79,042471074</text:p>
          </table:table-cell>
          <table:table-cell table:formula="of:=COS([.F1261])" office:value-type="float" office:value="-0.876306723555244" calcext:value-type="float">
            <text:p>-0,8763067236</text:p>
          </table:table-cell>
          <table:table-cell table:formula="of:=SIN([.F1261])" office:value-type="float" office:value="-0.4817535949548" calcext:value-type="float">
            <text:p>-0,481753595</text:p>
          </table:table-cell>
        </table:table-row>
        <table:table-row table:style-name="ro1">
          <table:table-cell table:number-columns-repeated="5"/>
          <table:table-cell table:formula="of:=[.F1261]+3.14159265/50" office:value-type="float" office:value="79.1053029270005" calcext:value-type="float">
            <text:p>79,105302927</text:p>
          </table:table-cell>
          <table:table-cell table:formula="of:=COS([.F1262])" office:value-type="float" office:value="-0.844327973935679" calcext:value-type="float">
            <text:p>-0,8443279739</text:p>
          </table:table-cell>
          <table:table-cell table:formula="of:=SIN([.F1262])" office:value-type="float" office:value="-0.535826718659747" calcext:value-type="float">
            <text:p>-0,5358267187</text:p>
          </table:table-cell>
        </table:table-row>
        <table:table-row table:style-name="ro1">
          <table:table-cell table:number-columns-repeated="5"/>
          <table:table-cell table:formula="of:=[.F1262]+3.14159265/50" office:value-type="float" office:value="79.1681347800005" calcext:value-type="float">
            <text:p>79,16813478</text:p>
          </table:table-cell>
          <table:table-cell table:formula="of:=COS([.F1263])" office:value-type="float" office:value="-0.809017047547361" calcext:value-type="float">
            <text:p>-0,8090170475</text:p>
          </table:table-cell>
          <table:table-cell table:formula="of:=SIN([.F1263])" office:value-type="float" office:value="-0.587785179106918" calcext:value-type="float">
            <text:p>-0,5877851791</text:p>
          </table:table-cell>
        </table:table-row>
        <table:table-row table:style-name="ro1">
          <table:table-cell table:number-columns-repeated="5"/>
          <table:table-cell table:formula="of:=[.F1263]+3.14159265/50" office:value-type="float" office:value="79.2309666330005" calcext:value-type="float">
            <text:p>79,230966633</text:p>
          </table:table-cell>
          <table:table-cell table:formula="of:=COS([.F1264])" office:value-type="float" office:value="-0.770513300484399" calcext:value-type="float">
            <text:p>-0,7705133005</text:p>
          </table:table-cell>
          <table:table-cell table:formula="of:=SIN([.F1264])" office:value-type="float" office:value="-0.637423919990958" calcext:value-type="float">
            <text:p>-0,63742392</text:p>
          </table:table-cell>
        </table:table-row>
        <table:table-row table:style-name="ro1">
          <table:table-cell table:number-columns-repeated="5"/>
          <table:table-cell table:formula="of:=[.F1264]+3.14159265/50" office:value-type="float" office:value="79.2937984860005" calcext:value-type="float">
            <text:p>79,293798486</text:p>
          </table:table-cell>
          <table:table-cell table:formula="of:=COS([.F1265])" office:value-type="float" office:value="-0.728968689445414" calcext:value-type="float">
            <text:p>-0,7289686894</text:p>
          </table:table-cell>
          <table:table-cell table:formula="of:=SIN([.F1265])" office:value-type="float" office:value="-0.684547039879829" calcext:value-type="float">
            <text:p>-0,6845470399</text:p>
          </table:table-cell>
        </table:table-row>
        <table:table-row table:style-name="ro1">
          <table:table-cell table:number-columns-repeated="5"/>
          <table:table-cell table:formula="of:=[.F1265]+3.14159265/50" office:value-type="float" office:value="79.3566303390005" calcext:value-type="float">
            <text:p>79,356630339</text:p>
          </table:table-cell>
          <table:table-cell table:formula="of:=COS([.F1266])" office:value-type="float" office:value="-0.684547172029876" calcext:value-type="float">
            <text:p>-0,684547172</text:p>
          </table:table-cell>
          <table:table-cell table:formula="of:=SIN([.F1266])" office:value-type="float" office:value="-0.72896856534826" calcext:value-type="float">
            <text:p>-0,7289685653</text:p>
          </table:table-cell>
        </table:table-row>
        <table:table-row table:style-name="ro1">
          <table:table-cell table:number-columns-repeated="5"/>
          <table:table-cell table:formula="of:=[.F1266]+3.14159265/50" office:value-type="float" office:value="79.4194621920005" calcext:value-type="float">
            <text:p>79,419462192</text:p>
          </table:table-cell>
          <table:table-cell table:formula="of:=COS([.F1267])" office:value-type="float" office:value="-0.637424059672362" calcext:value-type="float">
            <text:p>-0,6374240597</text:p>
          </table:table-cell>
          <table:table-cell table:formula="of:=SIN([.F1267])" office:value-type="float" office:value="-0.770513184929892" calcext:value-type="float">
            <text:p>-0,7705131849</text:p>
          </table:table-cell>
        </table:table-row>
        <table:table-row table:style-name="ro1">
          <table:table-cell table:number-columns-repeated="5"/>
          <table:table-cell table:formula="of:=[.F1267]+3.14159265/50" office:value-type="float" office:value="79.4822940450005" calcext:value-type="float">
            <text:p>79,482294045</text:p>
          </table:table-cell>
          <table:table-cell table:formula="of:=COS([.F1268])" office:value-type="float" office:value="-0.58778532576842" calcext:value-type="float">
            <text:p>-0,5877853258</text:p>
          </table:table-cell>
          <table:table-cell table:formula="of:=SIN([.F1268])" office:value-type="float" office:value="-0.809016940991542" calcext:value-type="float">
            <text:p>-0,809016941</text:p>
          </table:table-cell>
        </table:table-row>
        <table:table-row table:style-name="ro1">
          <table:table-cell table:number-columns-repeated="5"/>
          <table:table-cell table:formula="of:=[.F1268]+3.14159265/50" office:value-type="float" office:value="79.5451258980005" calcext:value-type="float">
            <text:p>79,545125898</text:p>
          </table:table-cell>
          <table:table-cell table:formula="of:=COS([.F1269])" office:value-type="float" office:value="-0.535826871722542" calcext:value-type="float">
            <text:p>-0,5358268717</text:p>
          </table:table-cell>
          <table:table-cell table:formula="of:=SIN([.F1269])" office:value-type="float" office:value="-0.844327876799076" calcext:value-type="float">
            <text:p>-0,8443278768</text:p>
          </table:table-cell>
        </table:table-row>
        <table:table-row table:style-name="ro1">
          <table:table-cell table:number-columns-repeated="5"/>
          <table:table-cell table:formula="of:=[.F1269]+3.14159265/50" office:value-type="float" office:value="79.6079577510005" calcext:value-type="float">
            <text:p>79,607957751</text:p>
          </table:table-cell>
          <table:table-cell table:formula="of:=COS([.F1270])" office:value-type="float" office:value="-0.481753753814818" calcext:value-type="float">
            <text:p>-0,4817537538</text:p>
          </table:table-cell>
          <table:table-cell table:formula="of:=SIN([.F1270])" office:value-type="float" office:value="-0.87630663622121" calcext:value-type="float">
            <text:p>-0,8763066362</text:p>
          </table:table-cell>
        </table:table-row>
        <table:table-row table:style-name="ro1">
          <table:table-cell table:number-columns-repeated="5"/>
          <table:table-cell table:formula="of:=[.F1270]+3.14159265/50" office:value-type="float" office:value="79.6707896040005" calcext:value-type="float">
            <text:p>79,670789604</text:p>
          </table:table-cell>
          <table:table-cell table:formula="of:=COS([.F1271])" office:value-type="float" office:value="-0.425779373937484" calcext:value-type="float">
            <text:p>-0,4257793739</text:p>
          </table:table-cell>
          <table:table-cell table:formula="of:=SIN([.F1271])" office:value-type="float" office:value="-0.9048270137045" calcext:value-type="float">
            <text:p>-0,9048270137</text:p>
          </table:table-cell>
        </table:table-row>
        <table:table-row table:style-name="ro1">
          <table:table-cell table:number-columns-repeated="5"/>
          <table:table-cell table:formula="of:=[.F1271]+3.14159265/50" office:value-type="float" office:value="79.7336214570005" calcext:value-type="float">
            <text:p>79,733621457</text:p>
          </table:table-cell>
          <table:table-cell table:formula="of:=COS([.F1272])" office:value-type="float" office:value="-0.368124637395151" calcext:value-type="float">
            <text:p>-0,3681246374</text:p>
          </table:table-cell>
          <table:table-cell table:formula="of:=SIN([.F1272])" office:value-type="float" office:value="-0.929776452348998" calcext:value-type="float">
            <text:p>-0,9297764523</text:p>
          </table:table-cell>
        </table:table-row>
        <table:table-row table:style-name="ro1">
          <table:table-cell table:number-columns-repeated="5"/>
          <table:table-cell table:formula="of:=[.F1272]+3.14159265/50" office:value-type="float" office:value="79.7964533100005" calcext:value-type="float">
            <text:p>79,79645331</text:p>
          </table:table-cell>
          <table:table-cell table:formula="of:=COS([.F1273])" office:value-type="float" office:value="-0.309017081092487" calcext:value-type="float">
            <text:p>-0,3090170811</text:p>
          </table:table-cell>
          <table:table-cell table:formula="of:=SIN([.F1273])" office:value-type="float" office:value="-0.951056488118912" calcext:value-type="float">
            <text:p>-0,9510564881</text:p>
          </table:table-cell>
        </table:table-row>
        <table:table-row table:style-name="ro1">
          <table:table-cell table:number-columns-repeated="5"/>
          <table:table-cell table:formula="of:=[.F1273]+3.14159265/50" office:value-type="float" office:value="79.8592851630005" calcext:value-type="float">
            <text:p>79,859285163</text:p>
          </table:table-cell>
          <table:table-cell table:formula="of:=COS([.F1274])" office:value-type="float" office:value="-0.248689975550013" calcext:value-type="float">
            <text:p>-0,2486899756</text:p>
          </table:table-cell>
          <table:table-cell table:formula="of:=SIN([.F1274])" office:value-type="float" office:value="-0.968583138435175" calcext:value-type="float">
            <text:p>-0,9685831384</text:p>
          </table:table-cell>
        </table:table-row>
        <table:table-row table:style-name="ro1">
          <table:table-cell table:number-columns-repeated="5"/>
          <table:table-cell table:formula="of:=[.F1274]+3.14159265/50" office:value-type="float" office:value="79.9221170160005" calcext:value-type="float">
            <text:p>79,922117016</text:p>
          </table:table-cell>
          <table:table-cell table:formula="of:=COS([.F1275])" office:value-type="float" office:value="-0.187381404291927" calcext:value-type="float">
            <text:p>-0,1873814043</text:p>
          </table:table-cell>
          <table:table-cell table:formula="of:=SIN([.F1275])" office:value-type="float" office:value="-0.982287233616311" calcext:value-type="float">
            <text:p>-0,9822872336</text:p>
          </table:table-cell>
        </table:table-row>
        <table:table-row table:style-name="ro1">
          <table:table-cell table:number-columns-repeated="5"/>
          <table:table-cell table:formula="of:=[.F1275]+3.14159265/50" office:value-type="float" office:value="79.9849488690006" calcext:value-type="float">
            <text:p>79,984948869</text:p>
          </table:table-cell>
          <table:table-cell table:formula="of:=COS([.F1276])" office:value-type="float" office:value="-0.125333324239211" calcext:value-type="float">
            <text:p>-0,1253333242</text:p>
          </table:table-cell>
          <table:table-cell table:formula="of:=SIN([.F1276])" office:value-type="float" office:value="-0.992114689859569" calcext:value-type="float">
            <text:p>-0,9921146899</text:p>
          </table:table-cell>
        </table:table-row>
        <table:table-row table:style-name="ro1">
          <table:table-cell table:number-columns-repeated="5"/>
          <table:table-cell table:formula="of:=[.F1276]+3.14159265/50" office:value-type="float" office:value="80.0477807220006" calcext:value-type="float">
            <text:p>80,047780722</text:p>
          </table:table-cell>
          <table:table-cell table:formula="of:=COS([.F1277])" office:value-type="float" office:value="-0.0627906108162018" calcext:value-type="float">
            <text:p>-0,0627906108</text:p>
          </table:table-cell>
          <table:table-cell table:formula="of:=SIN([.F1277])" office:value-type="float" office:value="-0.998026722684983" calcext:value-type="float">
            <text:p>-0,9980267227</text:p>
          </table:table-cell>
        </table:table-row>
        <table:table-row table:style-name="ro1">
          <table:table-cell table:number-columns-repeated="5"/>
          <table:table-cell table:formula="of:=[.F1277]+3.14159265/50" office:value-type="float" office:value="80.1106125750006" calcext:value-type="float">
            <text:p>80,110612575</text:p>
          </table:table-cell>
          <table:table-cell table:formula="of:=COS([.F1278])" office:value-type="float" office:value="-0.0000000915391687037609" calcext:value-type="float">
            <text:p>-9,15391687037609E-008</text:p>
          </table:table-cell>
          <table:table-cell table:formula="of:=SIN([.F1278])" office:value-type="float" office:value="-0.999999999999996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278]+3.14159265/50" office:value-type="float" office:value="80.1734444280006" calcext:value-type="float">
            <text:p>80,173444428</text:p>
          </table:table-cell>
          <table:table-cell table:formula="of:=COS([.F1279])" office:value-type="float" office:value="0.0627904280991277" calcext:value-type="float">
            <text:p>0,0627904281</text:p>
          </table:table-cell>
          <table:table-cell table:formula="of:=SIN([.F1279])" office:value-type="float" office:value="-0.998026734180567" calcext:value-type="float">
            <text:p>-0,9980267342</text:p>
          </table:table-cell>
        </table:table-row>
        <table:table-row table:style-name="ro1">
          <table:table-cell table:number-columns-repeated="5"/>
          <table:table-cell table:formula="of:=[.F1279]+3.14159265/50" office:value-type="float" office:value="80.2362762810006" calcext:value-type="float">
            <text:p>80,236276281</text:p>
          </table:table-cell>
          <table:table-cell table:formula="of:=COS([.F1280])" office:value-type="float" office:value="0.125333142604501" calcext:value-type="float">
            <text:p>0,1253331426</text:p>
          </table:table-cell>
          <table:table-cell table:formula="of:=SIN([.F1280])" office:value-type="float" office:value="-0.992114712805369" calcext:value-type="float">
            <text:p>-0,9921147128</text:p>
          </table:table-cell>
        </table:table-row>
        <table:table-row table:style-name="ro1">
          <table:table-cell table:number-columns-repeated="5"/>
          <table:table-cell table:formula="of:=[.F1280]+3.14159265/50" office:value-type="float" office:value="80.2991081340006" calcext:value-type="float">
            <text:p>80,299108134</text:p>
          </table:table-cell>
          <table:table-cell table:formula="of:=COS([.F1281])" office:value-type="float" office:value="0.18738122445641" calcext:value-type="float">
            <text:p>0,1873812245</text:p>
          </table:table-cell>
          <table:table-cell table:formula="of:=SIN([.F1281])" office:value-type="float" office:value="-0.982287267921771" calcext:value-type="float">
            <text:p>-0,9822872679</text:p>
          </table:table-cell>
        </table:table-row>
        <table:table-row table:style-name="ro1">
          <table:table-cell table:number-columns-repeated="5"/>
          <table:table-cell table:formula="of:=[.F1281]+3.14159265/50" office:value-type="float" office:value="80.3619399870006" calcext:value-type="float">
            <text:p>80,361939987</text:p>
          </table:table-cell>
          <table:table-cell table:formula="of:=COS([.F1282])" office:value-type="float" office:value="0.248689798223418" calcext:value-type="float">
            <text:p>0,2486897982</text:p>
          </table:table-cell>
          <table:table-cell table:formula="of:=SIN([.F1282])" office:value-type="float" office:value="-0.968583183964906" calcext:value-type="float">
            <text:p>-0,968583184</text:p>
          </table:table-cell>
        </table:table-row>
        <table:table-row table:style-name="ro1">
          <table:table-cell table:number-columns-repeated="5"/>
          <table:table-cell table:formula="of:=[.F1282]+3.14159265/50" office:value-type="float" office:value="80.4247718400006" calcext:value-type="float">
            <text:p>80,42477184</text:p>
          </table:table-cell>
          <table:table-cell table:formula="of:=COS([.F1283])" office:value-type="float" office:value="0.309016906974641" calcext:value-type="float">
            <text:p>0,309016907</text:p>
          </table:table-cell>
          <table:table-cell table:formula="of:=SIN([.F1283])" office:value-type="float" office:value="-0.95105654469323" calcext:value-type="float">
            <text:p>-0,9510565447</text:p>
          </table:table-cell>
        </table:table-row>
        <table:table-row table:style-name="ro1">
          <table:table-cell table:number-columns-repeated="5"/>
          <table:table-cell table:formula="of:=[.F1283]+3.14159265/50" office:value-type="float" office:value="80.4876036930006" calcext:value-type="float">
            <text:p>80,487603693</text:p>
          </table:table-cell>
          <table:table-cell table:formula="of:=COS([.F1284])" office:value-type="float" office:value="0.368124467173218" calcext:value-type="float">
            <text:p>0,3681244672</text:p>
          </table:table-cell>
          <table:table-cell table:formula="of:=SIN([.F1284])" office:value-type="float" office:value="-0.929776519744629" calcext:value-type="float">
            <text:p>-0,9297765197</text:p>
          </table:table-cell>
        </table:table-row>
        <table:table-row table:style-name="ro1">
          <table:table-cell table:number-columns-repeated="5"/>
          <table:table-cell table:formula="of:=[.F1284]+3.14159265/50" office:value-type="float" office:value="80.5504355460006" calcext:value-type="float">
            <text:p>80,550435546</text:p>
          </table:table-cell>
          <table:table-cell table:formula="of:=COS([.F1285])" office:value-type="float" office:value="0.425779208283252" calcext:value-type="float">
            <text:p>0,4257792083</text:p>
          </table:table-cell>
          <table:table-cell table:formula="of:=SIN([.F1285])" office:value-type="float" office:value="-0.904827091655465" calcext:value-type="float">
            <text:p>-0,9048270917</text:p>
          </table:table-cell>
        </table:table-row>
        <table:table-row table:style-name="ro1">
          <table:table-cell table:number-columns-repeated="5"/>
          <table:table-cell table:formula="of:=[.F1285]+3.14159265/50" office:value-type="float" office:value="80.6132673990006" calcext:value-type="float">
            <text:p>80,613267399</text:p>
          </table:table-cell>
          <table:table-cell table:formula="of:=COS([.F1286])" office:value-type="float" office:value="0.481753593382047" calcext:value-type="float">
            <text:p>0,4817535934</text:p>
          </table:table-cell>
          <table:table-cell table:formula="of:=SIN([.F1286])" office:value-type="float" office:value="-0.876306724419872" calcext:value-type="float">
            <text:p>-0,8763067244</text:p>
          </table:table-cell>
        </table:table-row>
        <table:table-row table:style-name="ro1">
          <table:table-cell table:number-columns-repeated="5"/>
          <table:table-cell table:formula="of:=[.F1286]+3.14159265/50" office:value-type="float" office:value="80.6760992520006" calcext:value-type="float">
            <text:p>80,676099252</text:p>
          </table:table-cell>
          <table:table-cell table:formula="of:=COS([.F1287])" office:value-type="float" office:value="0.535826717144389" calcext:value-type="float">
            <text:p>0,5358267171</text:p>
          </table:table-cell>
          <table:table-cell table:formula="of:=SIN([.F1287])" office:value-type="float" office:value="-0.844327974897354" calcext:value-type="float">
            <text:p>-0,8443279749</text:p>
          </table:table-cell>
        </table:table-row>
        <table:table-row table:style-name="ro1">
          <table:table-cell table:number-columns-repeated="5"/>
          <table:table-cell table:formula="of:=[.F1287]+3.14159265/50" office:value-type="float" office:value="80.7389311050006" calcext:value-type="float">
            <text:p>80,738931105</text:p>
          </table:table-cell>
          <table:table-cell table:formula="of:=COS([.F1288])" office:value-type="float" office:value="0.587785177654934" calcext:value-type="float">
            <text:p>0,5877851777</text:p>
          </table:table-cell>
          <table:table-cell table:formula="of:=SIN([.F1288])" office:value-type="float" office:value="-0.809017048602289" calcext:value-type="float">
            <text:p>-0,8090170486</text:p>
          </table:table-cell>
        </table:table-row>
        <table:table-row table:style-name="ro1">
          <table:table-cell table:number-columns-repeated="5"/>
          <table:table-cell table:formula="of:=[.F1288]+3.14159265/50" office:value-type="float" office:value="80.8017629580006" calcext:value-type="float">
            <text:p>80,801762958</text:p>
          </table:table-cell>
          <table:table-cell table:formula="of:=COS([.F1289])" office:value-type="float" office:value="0.637423918608078" calcext:value-type="float">
            <text:p>0,6374239186</text:p>
          </table:table-cell>
          <table:table-cell table:formula="of:=SIN([.F1289])" office:value-type="float" office:value="-0.770513301628416" calcext:value-type="float">
            <text:p>-0,7705133016</text:p>
          </table:table-cell>
        </table:table-row>
        <table:table-row table:style-name="ro1">
          <table:table-cell table:number-columns-repeated="5"/>
          <table:table-cell table:formula="of:=[.F1289]+3.14159265/50" office:value-type="float" office:value="80.8645948110006" calcext:value-type="float">
            <text:p>80,864594811</text:p>
          </table:table-cell>
          <table:table-cell table:formula="of:=COS([.F1290])" office:value-type="float" office:value="0.684547038571511" calcext:value-type="float">
            <text:p>0,6845470386</text:p>
          </table:table-cell>
          <table:table-cell table:formula="of:=SIN([.F1290])" office:value-type="float" office:value="-0.728968690674005" calcext:value-type="float">
            <text:p>-0,7289686907</text:p>
          </table:table-cell>
        </table:table-row>
        <table:table-row table:style-name="ro1">
          <table:table-cell table:number-columns-repeated="5"/>
          <table:table-cell table:formula="of:=[.F1290]+3.14159265/50" office:value-type="float" office:value="80.9274266640006" calcext:value-type="float">
            <text:p>80,927426664</text:p>
          </table:table-cell>
          <table:table-cell table:formula="of:=COS([.F1291])" office:value-type="float" office:value="0.728968564119668" calcext:value-type="float">
            <text:p>0,7289685641</text:p>
          </table:table-cell>
          <table:table-cell table:formula="of:=SIN([.F1291])" office:value-type="float" office:value="-0.684547173338193" calcext:value-type="float">
            <text:p>-0,6845471733</text:p>
          </table:table-cell>
        </table:table-row>
        <table:table-row table:style-name="ro1">
          <table:table-cell table:number-columns-repeated="5"/>
          <table:table-cell table:formula="of:=[.F1291]+3.14159265/50" office:value-type="float" office:value="80.9902585170006" calcext:value-type="float">
            <text:p>80,990258517</text:p>
          </table:table-cell>
          <table:table-cell table:formula="of:=COS([.F1292])" office:value-type="float" office:value="0.770513183785874" calcext:value-type="float">
            <text:p>0,7705131838</text:p>
          </table:table-cell>
          <table:table-cell table:formula="of:=SIN([.F1292])" office:value-type="float" office:value="-0.637424061055241" calcext:value-type="float">
            <text:p>-0,6374240611</text:p>
          </table:table-cell>
        </table:table-row>
        <table:table-row table:style-name="ro1">
          <table:table-cell table:number-columns-repeated="5"/>
          <table:table-cell table:formula="of:=[.F1292]+3.14159265/50" office:value-type="float" office:value="81.0530903700007" calcext:value-type="float">
            <text:p>81,05309037</text:p>
          </table:table-cell>
          <table:table-cell table:formula="of:=COS([.F1293])" office:value-type="float" office:value="0.809016939936614" calcext:value-type="float">
            <text:p>0,8090169399</text:p>
          </table:table-cell>
          <table:table-cell table:formula="of:=SIN([.F1293])" office:value-type="float" office:value="-0.587785327220404" calcext:value-type="float">
            <text:p>-0,5877853272</text:p>
          </table:table-cell>
        </table:table-row>
        <table:table-row table:style-name="ro1">
          <table:table-cell table:number-columns-repeated="5"/>
          <table:table-cell table:formula="of:=[.F1293]+3.14159265/50" office:value-type="float" office:value="81.1159222230006" calcext:value-type="float">
            <text:p>81,115922223</text:p>
          </table:table-cell>
          <table:table-cell table:formula="of:=COS([.F1294])" office:value-type="float" office:value="0.8443278758374" calcext:value-type="float">
            <text:p>0,8443278758</text:p>
          </table:table-cell>
          <table:table-cell table:formula="of:=SIN([.F1294])" office:value-type="float" office:value="-0.5358268732379" calcext:value-type="float">
            <text:p>-0,5358268732</text:p>
          </table:table-cell>
        </table:table-row>
        <table:table-row table:style-name="ro1">
          <table:table-cell table:number-columns-repeated="5"/>
          <table:table-cell table:formula="of:=[.F1294]+3.14159265/50" office:value-type="float" office:value="81.1787540760007" calcext:value-type="float">
            <text:p>81,178754076</text:p>
          </table:table-cell>
          <table:table-cell table:formula="of:=COS([.F1295])" office:value-type="float" office:value="0.876306635356582" calcext:value-type="float">
            <text:p>0,8763066354</text:p>
          </table:table-cell>
          <table:table-cell table:formula="of:=SIN([.F1295])" office:value-type="float" office:value="-0.48175375538757" calcext:value-type="float">
            <text:p>-0,4817537554</text:p>
          </table:table-cell>
        </table:table-row>
        <table:table-row table:style-name="ro1">
          <table:table-cell table:number-columns-repeated="5"/>
          <table:table-cell table:formula="of:=[.F1295]+3.14159265/50" office:value-type="float" office:value="81.2415859290007" calcext:value-type="float">
            <text:p>81,241585929</text:p>
          </table:table-cell>
          <table:table-cell table:formula="of:=COS([.F1296])" office:value-type="float" office:value="0.904827012940332" calcext:value-type="float">
            <text:p>0,9048270129</text:p>
          </table:table-cell>
          <table:table-cell table:formula="of:=SIN([.F1296])" office:value-type="float" office:value="-0.425779375561423" calcext:value-type="float">
            <text:p>-0,4257793756</text:p>
          </table:table-cell>
        </table:table-row>
        <table:table-row table:style-name="ro1">
          <table:table-cell table:number-columns-repeated="5"/>
          <table:table-cell table:formula="of:=[.F1296]+3.14159265/50" office:value-type="float" office:value="81.3044177820007" calcext:value-type="float">
            <text:p>81,304417782</text:p>
          </table:table-cell>
          <table:table-cell table:formula="of:=COS([.F1297])" office:value-type="float" office:value="0.929776451688306" calcext:value-type="float">
            <text:p>0,9297764517</text:p>
          </table:table-cell>
          <table:table-cell table:formula="of:=SIN([.F1297])" office:value-type="float" office:value="-0.368124639063868" calcext:value-type="float">
            <text:p>-0,3681246391</text:p>
          </table:table-cell>
        </table:table-row>
        <table:table-row table:style-name="ro1">
          <table:table-cell table:number-columns-repeated="5"/>
          <table:table-cell table:formula="of:=[.F1297]+3.14159265/50" office:value-type="float" office:value="81.3672496350007" calcext:value-type="float">
            <text:p>81,367249635</text:p>
          </table:table-cell>
          <table:table-cell table:formula="of:=COS([.F1298])" office:value-type="float" office:value="0.951056487564304" calcext:value-type="float">
            <text:p>0,9510564876</text:p>
          </table:table-cell>
          <table:table-cell table:formula="of:=SIN([.F1298])" office:value-type="float" office:value="-0.309017082799397" calcext:value-type="float">
            <text:p>-0,3090170828</text:p>
          </table:table-cell>
        </table:table-row>
        <table:table-row table:style-name="ro1">
          <table:table-cell table:number-columns-repeated="5"/>
          <table:table-cell table:formula="of:=[.F1298]+3.14159265/50" office:value-type="float" office:value="81.4300814880007" calcext:value-type="float">
            <text:p>81,430081488</text:p>
          </table:table-cell>
          <table:table-cell table:formula="of:=COS([.F1299])" office:value-type="float" office:value="0.968583137988839" calcext:value-type="float">
            <text:p>0,968583138</text:p>
          </table:table-cell>
          <table:table-cell table:formula="of:=SIN([.F1299])" office:value-type="float" office:value="-0.248689977288378" calcext:value-type="float">
            <text:p>-0,2486899773</text:p>
          </table:table-cell>
        </table:table-row>
        <table:table-row table:style-name="ro1">
          <table:table-cell table:number-columns-repeated="5"/>
          <table:table-cell table:formula="of:=[.F1299]+3.14159265/50" office:value-type="float" office:value="81.4929133410007" calcext:value-type="float">
            <text:p>81,492913341</text:p>
          </table:table-cell>
          <table:table-cell table:formula="of:=COS([.F1300])" office:value-type="float" office:value="0.982287233280008" calcext:value-type="float">
            <text:p>0,9822872333</text:p>
          </table:table-cell>
          <table:table-cell table:formula="of:=SIN([.F1300])" office:value-type="float" office:value="-0.187381406054888" calcext:value-type="float">
            <text:p>-0,1873814061</text:p>
          </table:table-cell>
        </table:table-row>
        <table:table-row table:style-name="ro1">
          <table:table-cell table:number-columns-repeated="5"/>
          <table:table-cell table:formula="of:=[.F1300]+3.14159265/50" office:value-type="float" office:value="81.5557451940007" calcext:value-type="float">
            <text:p>81,555745194</text:p>
          </table:table-cell>
          <table:table-cell table:formula="of:=COS([.F1301])" office:value-type="float" office:value="0.992114689634627" calcext:value-type="float">
            <text:p>0,9921146896</text:p>
          </table:table-cell>
          <table:table-cell table:formula="of:=SIN([.F1301])" office:value-type="float" office:value="-0.12533332601981" calcext:value-type="float">
            <text:p>-0,125333326</text:p>
          </table:table-cell>
        </table:table-row>
        <table:table-row table:style-name="ro1">
          <table:table-cell table:number-columns-repeated="5"/>
          <table:table-cell table:formula="of:=[.F1301]+3.14159265/50" office:value-type="float" office:value="81.6185770470007" calcext:value-type="float">
            <text:p>81,618577047</text:p>
          </table:table-cell>
          <table:table-cell table:formula="of:=COS([.F1302])" office:value-type="float" office:value="0.99802672257229" calcext:value-type="float">
            <text:p>0,9980267226</text:p>
          </table:table-cell>
          <table:table-cell table:formula="of:=SIN([.F1302])" office:value-type="float" office:value="-0.0627906126074113" calcext:value-type="float">
            <text:p>-0,0627906126</text:p>
          </table:table-cell>
        </table:table-row>
        <table:table-row table:style-name="ro1">
          <table:table-cell table:number-columns-repeated="5"/>
          <table:table-cell table:formula="of:=[.F1302]+3.14159265/50" office:value-type="float" office:value="81.6814089000007" calcext:value-type="float">
            <text:p>81,6814089</text:p>
          </table:table-cell>
          <table:table-cell table:formula="of:=COS([.F1303])" office:value-type="float" office:value="0.999999999999996" calcext:value-type="float">
            <text:p>1</text:p>
          </table:table-cell>
          <table:table-cell table:formula="of:=SIN([.F1303])" office:value-type="float" office:value="-0.0000000933339197794655" calcext:value-type="float">
            <text:p>-9,33339197794655E-008</text:p>
          </table:table-cell>
        </table:table-row>
        <table:table-row table:style-name="ro1">
          <table:table-cell table:number-columns-repeated="5"/>
          <table:table-cell table:formula="of:=[.F1303]+3.14159265/50" office:value-type="float" office:value="81.7442407530007" calcext:value-type="float">
            <text:p>81,744240753</text:p>
          </table:table-cell>
          <table:table-cell table:formula="of:=COS([.F1304])" office:value-type="float" office:value="0.99802673429326" calcext:value-type="float">
            <text:p>0,9980267343</text:p>
          </table:table-cell>
          <table:table-cell table:formula="of:=SIN([.F1304])" office:value-type="float" office:value="0.0627904263079181" calcext:value-type="float">
            <text:p>0,0627904263</text:p>
          </table:table-cell>
        </table:table-row>
        <table:table-row table:style-name="ro1">
          <table:table-cell table:number-columns-repeated="5"/>
          <table:table-cell table:formula="of:=[.F1304]+3.14159265/50" office:value-type="float" office:value="81.8070726060007" calcext:value-type="float">
            <text:p>81,807072606</text:p>
          </table:table-cell>
          <table:table-cell table:formula="of:=COS([.F1305])" office:value-type="float" office:value="0.992114713030311" calcext:value-type="float">
            <text:p>0,992114713</text:p>
          </table:table-cell>
          <table:table-cell table:formula="of:=SIN([.F1305])" office:value-type="float" office:value="0.125333140823902" calcext:value-type="float">
            <text:p>0,1253331408</text:p>
          </table:table-cell>
        </table:table-row>
        <table:table-row table:style-name="ro1">
          <table:table-cell table:number-columns-repeated="5"/>
          <table:table-cell table:formula="of:=[.F1305]+3.14159265/50" office:value-type="float" office:value="81.8699044590007" calcext:value-type="float">
            <text:p>81,869904459</text:p>
          </table:table-cell>
          <table:table-cell table:formula="of:=COS([.F1306])" office:value-type="float" office:value="0.982287268258073" calcext:value-type="float">
            <text:p>0,9822872683</text:p>
          </table:table-cell>
          <table:table-cell table:formula="of:=SIN([.F1306])" office:value-type="float" office:value="0.187381222693449" calcext:value-type="float">
            <text:p>0,1873812227</text:p>
          </table:table-cell>
        </table:table-row>
        <table:table-row table:style-name="ro1">
          <table:table-cell table:number-columns-repeated="5"/>
          <table:table-cell table:formula="of:=[.F1306]+3.14159265/50" office:value-type="float" office:value="81.9327363120007" calcext:value-type="float">
            <text:p>81,932736312</text:p>
          </table:table-cell>
          <table:table-cell table:formula="of:=COS([.F1307])" office:value-type="float" office:value="0.968583184411243" calcext:value-type="float">
            <text:p>0,9685831844</text:p>
          </table:table-cell>
          <table:table-cell table:formula="of:=SIN([.F1307])" office:value-type="float" office:value="0.248689796485052" calcext:value-type="float">
            <text:p>0,2486897965</text:p>
          </table:table-cell>
        </table:table-row>
        <table:table-row table:style-name="ro1">
          <table:table-cell table:number-columns-repeated="5"/>
          <table:table-cell table:formula="of:=[.F1307]+3.14159265/50" office:value-type="float" office:value="81.9955681650007" calcext:value-type="float">
            <text:p>81,995568165</text:p>
          </table:table-cell>
          <table:table-cell table:formula="of:=COS([.F1308])" office:value-type="float" office:value="0.951056545247838" calcext:value-type="float">
            <text:p>0,9510565452</text:p>
          </table:table-cell>
          <table:table-cell table:formula="of:=SIN([.F1308])" office:value-type="float" office:value="0.309016905267731" calcext:value-type="float">
            <text:p>0,3090169053</text:p>
          </table:table-cell>
        </table:table-row>
        <table:table-row table:style-name="ro1">
          <table:table-cell table:number-columns-repeated="5"/>
          <table:table-cell table:formula="of:=[.F1308]+3.14159265/50" office:value-type="float" office:value="82.0584000180007" calcext:value-type="float">
            <text:p>82,058400018</text:p>
          </table:table-cell>
          <table:table-cell table:formula="of:=COS([.F1309])" office:value-type="float" office:value="0.929776520405321" calcext:value-type="float">
            <text:p>0,9297765204</text:p>
          </table:table-cell>
          <table:table-cell table:formula="of:=SIN([.F1309])" office:value-type="float" office:value="0.3681244655045" calcext:value-type="float">
            <text:p>0,3681244655</text:p>
          </table:table-cell>
        </table:table-row>
        <table:table-row table:style-name="ro1">
          <table:table-cell table:number-columns-repeated="5"/>
          <table:table-cell table:formula="of:=[.F1309]+3.14159265/50" office:value-type="float" office:value="82.1212318710007" calcext:value-type="float">
            <text:p>82,121231871</text:p>
          </table:table-cell>
          <table:table-cell table:formula="of:=COS([.F1310])" office:value-type="float" office:value="0.904827092419633" calcext:value-type="float">
            <text:p>0,9048270924</text:p>
          </table:table-cell>
          <table:table-cell table:formula="of:=SIN([.F1310])" office:value-type="float" office:value="0.425779206659312" calcext:value-type="float">
            <text:p>0,4257792067</text:p>
          </table:table-cell>
        </table:table-row>
        <table:table-row table:style-name="ro1">
          <table:table-cell table:number-columns-repeated="5"/>
          <table:table-cell table:formula="of:=[.F1310]+3.14159265/50" office:value-type="float" office:value="82.1840637240008" calcext:value-type="float">
            <text:p>82,184063724</text:p>
          </table:table-cell>
          <table:table-cell table:formula="of:=COS([.F1311])" office:value-type="float" office:value="0.876306725284499" calcext:value-type="float">
            <text:p>0,8763067253</text:p>
          </table:table-cell>
          <table:table-cell table:formula="of:=SIN([.F1311])" office:value-type="float" office:value="0.481753591809295" calcext:value-type="float">
            <text:p>0,4817535918</text:p>
          </table:table-cell>
        </table:table-row>
        <table:table-row table:style-name="ro1">
          <table:table-cell table:number-columns-repeated="5"/>
          <table:table-cell table:formula="of:=[.F1311]+3.14159265/50" office:value-type="float" office:value="82.2468955770008" calcext:value-type="float">
            <text:p>82,246895577</text:p>
          </table:table-cell>
          <table:table-cell table:formula="of:=COS([.F1312])" office:value-type="float" office:value="0.84432797585903" calcext:value-type="float">
            <text:p>0,8443279759</text:p>
          </table:table-cell>
          <table:table-cell table:formula="of:=SIN([.F1312])" office:value-type="float" office:value="0.53582671562903" calcext:value-type="float">
            <text:p>0,5358267156</text:p>
          </table:table-cell>
        </table:table-row>
        <table:table-row table:style-name="ro1">
          <table:table-cell table:number-columns-repeated="5"/>
          <table:table-cell table:formula="of:=[.F1312]+3.14159265/50" office:value-type="float" office:value="82.3097274300008" calcext:value-type="float">
            <text:p>82,30972743</text:p>
          </table:table-cell>
          <table:table-cell table:formula="of:=COS([.F1313])" office:value-type="float" office:value="0.809017049657217" calcext:value-type="float">
            <text:p>0,8090170497</text:p>
          </table:table-cell>
          <table:table-cell table:formula="of:=SIN([.F1313])" office:value-type="float" office:value="0.58778517620295" calcext:value-type="float">
            <text:p>0,5877851762</text:p>
          </table:table-cell>
        </table:table-row>
        <table:table-row table:style-name="ro1">
          <table:table-cell table:number-columns-repeated="5"/>
          <table:table-cell table:formula="of:=[.F1313]+3.14159265/50" office:value-type="float" office:value="82.3725592830008" calcext:value-type="float">
            <text:p>82,372559283</text:p>
          </table:table-cell>
          <table:table-cell table:formula="of:=COS([.F1314])" office:value-type="float" office:value="0.770513302772433" calcext:value-type="float">
            <text:p>0,7705133028</text:p>
          </table:table-cell>
          <table:table-cell table:formula="of:=SIN([.F1314])" office:value-type="float" office:value="0.637423917225199" calcext:value-type="float">
            <text:p>0,6374239172</text:p>
          </table:table-cell>
        </table:table-row>
        <table:table-row table:style-name="ro1">
          <table:table-cell table:number-columns-repeated="5"/>
          <table:table-cell table:formula="of:=[.F1314]+3.14159265/50" office:value-type="float" office:value="82.4353911360008" calcext:value-type="float">
            <text:p>82,435391136</text:p>
          </table:table-cell>
          <table:table-cell table:formula="of:=COS([.F1315])" office:value-type="float" office:value="0.728968691902597" calcext:value-type="float">
            <text:p>0,7289686919</text:p>
          </table:table-cell>
          <table:table-cell table:formula="of:=SIN([.F1315])" office:value-type="float" office:value="0.684547037263194" calcext:value-type="float">
            <text:p>0,6845470373</text:p>
          </table:table-cell>
        </table:table-row>
        <table:table-row table:style-name="ro1">
          <table:table-cell table:number-columns-repeated="5"/>
          <table:table-cell table:formula="of:=[.F1315]+3.14159265/50" office:value-type="float" office:value="82.4982229890008" calcext:value-type="float">
            <text:p>82,498222989</text:p>
          </table:table-cell>
          <table:table-cell table:formula="of:=COS([.F1316])" office:value-type="float" office:value="0.68454717464651" calcext:value-type="float">
            <text:p>0,6845471746</text:p>
          </table:table-cell>
          <table:table-cell table:formula="of:=SIN([.F1316])" office:value-type="float" office:value="0.728968562891076" calcext:value-type="float">
            <text:p>0,7289685629</text:p>
          </table:table-cell>
        </table:table-row>
        <table:table-row table:style-name="ro1">
          <table:table-cell table:number-columns-repeated="5"/>
          <table:table-cell table:formula="of:=[.F1316]+3.14159265/50" office:value-type="float" office:value="82.5610548420008" calcext:value-type="float">
            <text:p>82,561054842</text:p>
          </table:table-cell>
          <table:table-cell table:formula="of:=COS([.F1317])" office:value-type="float" office:value="0.637424062438121" calcext:value-type="float">
            <text:p>0,6374240624</text:p>
          </table:table-cell>
          <table:table-cell table:formula="of:=SIN([.F1317])" office:value-type="float" office:value="0.770513182641857" calcext:value-type="float">
            <text:p>0,7705131826</text:p>
          </table:table-cell>
        </table:table-row>
        <table:table-row table:style-name="ro1">
          <table:table-cell table:number-columns-repeated="5"/>
          <table:table-cell table:formula="of:=[.F1317]+3.14159265/50" office:value-type="float" office:value="82.6238866950008" calcext:value-type="float">
            <text:p>82,623886695</text:p>
          </table:table-cell>
          <table:table-cell table:formula="of:=COS([.F1318])" office:value-type="float" office:value="0.587785328672388" calcext:value-type="float">
            <text:p>0,5877853287</text:p>
          </table:table-cell>
          <table:table-cell table:formula="of:=SIN([.F1318])" office:value-type="float" office:value="0.809016938881685" calcext:value-type="float">
            <text:p>0,8090169389</text:p>
          </table:table-cell>
        </table:table-row>
        <table:table-row table:style-name="ro1">
          <table:table-cell table:number-columns-repeated="5"/>
          <table:table-cell table:formula="of:=[.F1318]+3.14159265/50" office:value-type="float" office:value="82.6867185480008" calcext:value-type="float">
            <text:p>82,686718548</text:p>
          </table:table-cell>
          <table:table-cell table:formula="of:=COS([.F1319])" office:value-type="float" office:value="0.535826874753259" calcext:value-type="float">
            <text:p>0,5358268748</text:p>
          </table:table-cell>
          <table:table-cell table:formula="of:=SIN([.F1319])" office:value-type="float" office:value="0.844327874875724" calcext:value-type="float">
            <text:p>0,8443278749</text:p>
          </table:table-cell>
        </table:table-row>
        <table:table-row table:style-name="ro1">
          <table:table-cell table:number-columns-repeated="5"/>
          <table:table-cell table:formula="of:=[.F1319]+3.14159265/50" office:value-type="float" office:value="82.7495504010008" calcext:value-type="float">
            <text:p>82,749550401</text:p>
          </table:table-cell>
          <table:table-cell table:formula="of:=COS([.F1320])" office:value-type="float" office:value="0.481753756960322" calcext:value-type="float">
            <text:p>0,481753757</text:p>
          </table:table-cell>
          <table:table-cell table:formula="of:=SIN([.F1320])" office:value-type="float" office:value="0.876306634491954" calcext:value-type="float">
            <text:p>0,8763066345</text:p>
          </table:table-cell>
        </table:table-row>
        <table:table-row table:style-name="ro1">
          <table:table-cell table:number-columns-repeated="5"/>
          <table:table-cell table:formula="of:=[.F1320]+3.14159265/50" office:value-type="float" office:value="82.8123822540008" calcext:value-type="float">
            <text:p>82,812382254</text:p>
          </table:table-cell>
          <table:table-cell table:formula="of:=COS([.F1321])" office:value-type="float" office:value="0.425779377185363" calcext:value-type="float">
            <text:p>0,4257793772</text:p>
          </table:table-cell>
          <table:table-cell table:formula="of:=SIN([.F1321])" office:value-type="float" office:value="0.904827012176164" calcext:value-type="float">
            <text:p>0,9048270122</text:p>
          </table:table-cell>
        </table:table-row>
        <table:table-row table:style-name="ro1">
          <table:table-cell table:number-columns-repeated="5"/>
          <table:table-cell table:formula="of:=[.F1321]+3.14159265/50" office:value-type="float" office:value="82.8752141070008" calcext:value-type="float">
            <text:p>82,875214107</text:p>
          </table:table-cell>
          <table:table-cell table:formula="of:=COS([.F1322])" office:value-type="float" office:value="0.368124640732585" calcext:value-type="float">
            <text:p>0,3681246407</text:p>
          </table:table-cell>
          <table:table-cell table:formula="of:=SIN([.F1322])" office:value-type="float" office:value="0.929776451027614" calcext:value-type="float">
            <text:p>0,929776451</text:p>
          </table:table-cell>
        </table:table-row>
        <table:table-row table:style-name="ro1">
          <table:table-cell table:number-columns-repeated="5"/>
          <table:table-cell table:formula="of:=[.F1322]+3.14159265/50" office:value-type="float" office:value="82.9380459600008" calcext:value-type="float">
            <text:p>82,93804596</text:p>
          </table:table-cell>
          <table:table-cell table:formula="of:=COS([.F1323])" office:value-type="float" office:value="0.309017084506306" calcext:value-type="float">
            <text:p>0,3090170845</text:p>
          </table:table-cell>
          <table:table-cell table:formula="of:=SIN([.F1323])" office:value-type="float" office:value="0.951056487009695" calcext:value-type="float">
            <text:p>0,951056487</text:p>
          </table:table-cell>
        </table:table-row>
        <table:table-row table:style-name="ro1">
          <table:table-cell table:number-columns-repeated="5"/>
          <table:table-cell table:formula="of:=[.F1323]+3.14159265/50" office:value-type="float" office:value="83.0008778130008" calcext:value-type="float">
            <text:p>83,000877813</text:p>
          </table:table-cell>
          <table:table-cell table:formula="of:=COS([.F1324])" office:value-type="float" office:value="0.248689979026744" calcext:value-type="float">
            <text:p>0,248689979</text:p>
          </table:table-cell>
          <table:table-cell table:formula="of:=SIN([.F1324])" office:value-type="float" office:value="0.968583137542502" calcext:value-type="float">
            <text:p>0,9685831375</text:p>
          </table:table-cell>
        </table:table-row>
        <table:table-row table:style-name="ro1">
          <table:table-cell table:number-columns-repeated="5"/>
          <table:table-cell table:formula="of:=[.F1324]+3.14159265/50" office:value-type="float" office:value="83.0637096660008" calcext:value-type="float">
            <text:p>83,063709666</text:p>
          </table:table-cell>
          <table:table-cell table:formula="of:=COS([.F1325])" office:value-type="float" office:value="0.187381407817849" calcext:value-type="float">
            <text:p>0,1873814078</text:p>
          </table:table-cell>
          <table:table-cell table:formula="of:=SIN([.F1325])" office:value-type="float" office:value="0.982287232943705" calcext:value-type="float">
            <text:p>0,9822872329</text:p>
          </table:table-cell>
        </table:table-row>
        <table:table-row table:style-name="ro1">
          <table:table-cell table:number-columns-repeated="5"/>
          <table:table-cell table:formula="of:=[.F1325]+3.14159265/50" office:value-type="float" office:value="83.1265415190008" calcext:value-type="float">
            <text:p>83,126541519</text:p>
          </table:table-cell>
          <table:table-cell table:formula="of:=COS([.F1326])" office:value-type="float" office:value="0.125333327800409" calcext:value-type="float">
            <text:p>0,1253333278</text:p>
          </table:table-cell>
          <table:table-cell table:formula="of:=SIN([.F1326])" office:value-type="float" office:value="0.992114689409685" calcext:value-type="float">
            <text:p>0,9921146894</text:p>
          </table:table-cell>
        </table:table-row>
        <table:table-row table:style-name="ro1">
          <table:table-cell table:number-columns-repeated="5"/>
          <table:table-cell table:formula="of:=[.F1326]+3.14159265/50" office:value-type="float" office:value="83.1893733720009" calcext:value-type="float">
            <text:p>83,189373372</text:p>
          </table:table-cell>
          <table:table-cell table:formula="of:=COS([.F1327])" office:value-type="float" office:value="0.0627906143986209" calcext:value-type="float">
            <text:p>0,0627906144</text:p>
          </table:table-cell>
          <table:table-cell table:formula="of:=SIN([.F1327])" office:value-type="float" office:value="0.998026722459596" calcext:value-type="float">
            <text:p>0,9980267225</text:p>
          </table:table-cell>
        </table:table-row>
        <table:table-row table:style-name="ro1">
          <table:table-cell table:number-columns-repeated="5"/>
          <table:table-cell table:formula="of:=[.F1327]+3.14159265/50" office:value-type="float" office:value="83.2522052250009" calcext:value-type="float">
            <text:p>83,252205225</text:p>
          </table:table-cell>
          <table:table-cell table:formula="of:=COS([.F1328])" office:value-type="float" office:value="0.00000009512867085517" calcext:value-type="float">
            <text:p>9,512867085517E-008</text:p>
          </table:table-cell>
          <table:table-cell table:formula="of:=SIN([.F1328])" office:value-type="float" office:value="0.999999999999995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328]+3.14159265/50" office:value-type="float" office:value="83.3150370780009" calcext:value-type="float">
            <text:p>83,315037078</text:p>
          </table:table-cell>
          <table:table-cell table:formula="of:=COS([.F1329])" office:value-type="float" office:value="-0.0627904245167086" calcext:value-type="float">
            <text:p>-0,0627904245</text:p>
          </table:table-cell>
          <table:table-cell table:formula="of:=SIN([.F1329])" office:value-type="float" office:value="0.998026734405953" calcext:value-type="float">
            <text:p>0,9980267344</text:p>
          </table:table-cell>
        </table:table-row>
        <table:table-row table:style-name="ro1">
          <table:table-cell table:number-columns-repeated="5"/>
          <table:table-cell table:formula="of:=[.F1329]+3.14159265/50" office:value-type="float" office:value="83.3778689310009" calcext:value-type="float">
            <text:p>83,377868931</text:p>
          </table:table-cell>
          <table:table-cell table:formula="of:=COS([.F1330])" office:value-type="float" office:value="-0.125333139043303" calcext:value-type="float">
            <text:p>-0,125333139</text:p>
          </table:table-cell>
          <table:table-cell table:formula="of:=SIN([.F1330])" office:value-type="float" office:value="0.992114713255253" calcext:value-type="float">
            <text:p>0,9921147133</text:p>
          </table:table-cell>
        </table:table-row>
        <table:table-row table:style-name="ro1">
          <table:table-cell table:number-columns-repeated="5"/>
          <table:table-cell table:formula="of:=[.F1330]+3.14159265/50" office:value-type="float" office:value="83.4407007840009" calcext:value-type="float">
            <text:p>83,440700784</text:p>
          </table:table-cell>
          <table:table-cell table:formula="of:=COS([.F1331])" office:value-type="float" office:value="-0.187381220930488" calcext:value-type="float">
            <text:p>-0,1873812209</text:p>
          </table:table-cell>
          <table:table-cell table:formula="of:=SIN([.F1331])" office:value-type="float" office:value="0.982287268594376" calcext:value-type="float">
            <text:p>0,9822872686</text:p>
          </table:table-cell>
        </table:table-row>
        <table:table-row table:style-name="ro1">
          <table:table-cell table:number-columns-repeated="5"/>
          <table:table-cell table:formula="of:=[.F1331]+3.14159265/50" office:value-type="float" office:value="83.5035326370009" calcext:value-type="float">
            <text:p>83,503532637</text:p>
          </table:table-cell>
          <table:table-cell table:formula="of:=COS([.F1332])" office:value-type="float" office:value="-0.248689794746686" calcext:value-type="float">
            <text:p>-0,2486897947</text:p>
          </table:table-cell>
          <table:table-cell table:formula="of:=SIN([.F1332])" office:value-type="float" office:value="0.968583184857579" calcext:value-type="float">
            <text:p>0,9685831849</text:p>
          </table:table-cell>
        </table:table-row>
        <table:table-row table:style-name="ro1">
          <table:table-cell table:number-columns-repeated="5"/>
          <table:table-cell table:formula="of:=[.F1332]+3.14159265/50" office:value-type="float" office:value="83.5663644900009" calcext:value-type="float">
            <text:p>83,56636449</text:p>
          </table:table-cell>
          <table:table-cell table:formula="of:=COS([.F1333])" office:value-type="float" office:value="-0.309016903560822" calcext:value-type="float">
            <text:p>-0,3090169036</text:p>
          </table:table-cell>
          <table:table-cell table:formula="of:=SIN([.F1333])" office:value-type="float" office:value="0.951056545802447" calcext:value-type="float">
            <text:p>0,9510565458</text:p>
          </table:table-cell>
        </table:table-row>
        <table:table-row table:style-name="ro1">
          <table:table-cell table:number-columns-repeated="5"/>
          <table:table-cell table:formula="of:=[.F1333]+3.14159265/50" office:value-type="float" office:value="83.6291963430009" calcext:value-type="float">
            <text:p>83,629196343</text:p>
          </table:table-cell>
          <table:table-cell table:formula="of:=COS([.F1334])" office:value-type="float" office:value="-0.368124463835783" calcext:value-type="float">
            <text:p>-0,3681244638</text:p>
          </table:table-cell>
          <table:table-cell table:formula="of:=SIN([.F1334])" office:value-type="float" office:value="0.929776521066013" calcext:value-type="float">
            <text:p>0,9297765211</text:p>
          </table:table-cell>
        </table:table-row>
        <table:table-row table:style-name="ro1">
          <table:table-cell table:number-columns-repeated="5"/>
          <table:table-cell table:formula="of:=[.F1334]+3.14159265/50" office:value-type="float" office:value="83.6920281960009" calcext:value-type="float">
            <text:p>83,692028196</text:p>
          </table:table-cell>
          <table:table-cell table:formula="of:=COS([.F1335])" office:value-type="float" office:value="-0.425779205035373" calcext:value-type="float">
            <text:p>-0,425779205</text:p>
          </table:table-cell>
          <table:table-cell table:formula="of:=SIN([.F1335])" office:value-type="float" office:value="0.9048270931838" calcext:value-type="float">
            <text:p>0,9048270932</text:p>
          </table:table-cell>
        </table:table-row>
        <table:table-row table:style-name="ro1">
          <table:table-cell table:number-columns-repeated="5"/>
          <table:table-cell table:formula="of:=[.F1335]+3.14159265/50" office:value-type="float" office:value="83.7548600490009" calcext:value-type="float">
            <text:p>83,754860049</text:p>
          </table:table-cell>
          <table:table-cell table:formula="of:=COS([.F1336])" office:value-type="float" office:value="-0.481753590236543" calcext:value-type="float">
            <text:p>-0,4817535902</text:p>
          </table:table-cell>
          <table:table-cell table:formula="of:=SIN([.F1336])" office:value-type="float" office:value="0.876306726149127" calcext:value-type="float">
            <text:p>0,8763067261</text:p>
          </table:table-cell>
        </table:table-row>
        <table:table-row table:style-name="ro1">
          <table:table-cell table:number-columns-repeated="5"/>
          <table:table-cell table:formula="of:=[.F1336]+3.14159265/50" office:value-type="float" office:value="83.8176919020009" calcext:value-type="float">
            <text:p>83,817691902</text:p>
          </table:table-cell>
          <table:table-cell table:formula="of:=COS([.F1337])" office:value-type="float" office:value="-0.535826714113672" calcext:value-type="float">
            <text:p>-0,5358267141</text:p>
          </table:table-cell>
          <table:table-cell table:formula="of:=SIN([.F1337])" office:value-type="float" office:value="0.844327976820705" calcext:value-type="float">
            <text:p>0,8443279768</text:p>
          </table:table-cell>
        </table:table-row>
        <table:table-row table:style-name="ro1">
          <table:table-cell table:number-columns-repeated="5"/>
          <table:table-cell table:formula="of:=[.F1337]+3.14159265/50" office:value-type="float" office:value="83.8805237550009" calcext:value-type="float">
            <text:p>83,880523755</text:p>
          </table:table-cell>
          <table:table-cell table:formula="of:=COS([.F1338])" office:value-type="float" office:value="-0.587785174750965" calcext:value-type="float">
            <text:p>-0,5877851748</text:p>
          </table:table-cell>
          <table:table-cell table:formula="of:=SIN([.F1338])" office:value-type="float" office:value="0.809017050712145" calcext:value-type="float">
            <text:p>0,8090170507</text:p>
          </table:table-cell>
        </table:table-row>
        <table:table-row table:style-name="ro1">
          <table:table-cell table:number-columns-repeated="5"/>
          <table:table-cell table:formula="of:=[.F1338]+3.14159265/50" office:value-type="float" office:value="83.9433556080009" calcext:value-type="float">
            <text:p>83,943355608</text:p>
          </table:table-cell>
          <table:table-cell table:formula="of:=COS([.F1339])" office:value-type="float" office:value="-0.637423915842319" calcext:value-type="float">
            <text:p>-0,6374239158</text:p>
          </table:table-cell>
          <table:table-cell table:formula="of:=SIN([.F1339])" office:value-type="float" office:value="0.77051330391645" calcext:value-type="float">
            <text:p>0,7705133039</text:p>
          </table:table-cell>
        </table:table-row>
        <table:table-row table:style-name="ro1">
          <table:table-cell table:number-columns-repeated="5"/>
          <table:table-cell table:formula="of:=[.F1339]+3.14159265/50" office:value-type="float" office:value="84.0061874610009" calcext:value-type="float">
            <text:p>84,006187461</text:p>
          </table:table-cell>
          <table:table-cell table:formula="of:=COS([.F1340])" office:value-type="float" office:value="-0.684547035954877" calcext:value-type="float">
            <text:p>-0,684547036</text:p>
          </table:table-cell>
          <table:table-cell table:formula="of:=SIN([.F1340])" office:value-type="float" office:value="0.728968693131189" calcext:value-type="float">
            <text:p>0,7289686931</text:p>
          </table:table-cell>
        </table:table-row>
        <table:table-row table:style-name="ro1">
          <table:table-cell table:number-columns-repeated="5"/>
          <table:table-cell table:formula="of:=[.F1340]+3.14159265/50" office:value-type="float" office:value="84.0690193140009" calcext:value-type="float">
            <text:p>84,069019314</text:p>
          </table:table-cell>
          <table:table-cell table:formula="of:=COS([.F1341])" office:value-type="float" office:value="-0.728968561662484" calcext:value-type="float">
            <text:p>-0,7289685617</text:p>
          </table:table-cell>
          <table:table-cell table:formula="of:=SIN([.F1341])" office:value-type="float" office:value="0.684547175954827" calcext:value-type="float">
            <text:p>0,684547176</text:p>
          </table:table-cell>
        </table:table-row>
        <table:table-row table:style-name="ro1">
          <table:table-cell table:number-columns-repeated="5"/>
          <table:table-cell table:formula="of:=[.F1341]+3.14159265/50" office:value-type="float" office:value="84.1318511670009" calcext:value-type="float">
            <text:p>84,131851167</text:p>
          </table:table-cell>
          <table:table-cell table:formula="of:=COS([.F1342])" office:value-type="float" office:value="-0.770513181497839" calcext:value-type="float">
            <text:p>-0,7705131815</text:p>
          </table:table-cell>
          <table:table-cell table:formula="of:=SIN([.F1342])" office:value-type="float" office:value="0.637424063821" calcext:value-type="float">
            <text:p>0,6374240638</text:p>
          </table:table-cell>
        </table:table-row>
        <table:table-row table:style-name="ro1">
          <table:table-cell table:number-columns-repeated="5"/>
          <table:table-cell table:formula="of:=[.F1342]+3.14159265/50" office:value-type="float" office:value="84.1946830200009" calcext:value-type="float">
            <text:p>84,19468302</text:p>
          </table:table-cell>
          <table:table-cell table:formula="of:=COS([.F1343])" office:value-type="float" office:value="-0.809016937826757" calcext:value-type="float">
            <text:p>-0,8090169378</text:p>
          </table:table-cell>
          <table:table-cell table:formula="of:=SIN([.F1343])" office:value-type="float" office:value="0.587785330124372" calcext:value-type="float">
            <text:p>0,5877853301</text:p>
          </table:table-cell>
        </table:table-row>
        <table:table-row table:style-name="ro1">
          <table:table-cell table:number-columns-repeated="5"/>
          <table:table-cell table:formula="of:=[.F1343]+3.14159265/50" office:value-type="float" office:value="84.2575148730009" calcext:value-type="float">
            <text:p>84,257514873</text:p>
          </table:table-cell>
          <table:table-cell table:formula="of:=COS([.F1344])" office:value-type="float" office:value="-0.844327873914048" calcext:value-type="float">
            <text:p>-0,8443278739</text:p>
          </table:table-cell>
          <table:table-cell table:formula="of:=SIN([.F1344])" office:value-type="float" office:value="0.535826876268617" calcext:value-type="float">
            <text:p>0,5358268763</text:p>
          </table:table-cell>
        </table:table-row>
        <table:table-row table:style-name="ro1">
          <table:table-cell table:number-columns-repeated="5"/>
          <table:table-cell table:formula="of:=[.F1344]+3.14159265/50" office:value-type="float" office:value="84.3203467260009" calcext:value-type="float">
            <text:p>84,320346726</text:p>
          </table:table-cell>
          <table:table-cell table:formula="of:=COS([.F1345])" office:value-type="float" office:value="-0.876306633627326" calcext:value-type="float">
            <text:p>-0,8763066336</text:p>
          </table:table-cell>
          <table:table-cell table:formula="of:=SIN([.F1345])" office:value-type="float" office:value="0.481753758533074" calcext:value-type="float">
            <text:p>0,4817537585</text:p>
          </table:table-cell>
        </table:table-row>
        <table:table-row table:style-name="ro1">
          <table:table-cell table:number-columns-repeated="5"/>
          <table:table-cell table:formula="of:=[.F1345]+3.14159265/50" office:value-type="float" office:value="84.383178579001" calcext:value-type="float">
            <text:p>84,383178579</text:p>
          </table:table-cell>
          <table:table-cell table:formula="of:=COS([.F1346])" office:value-type="float" office:value="-0.904827011411996" calcext:value-type="float">
            <text:p>-0,9048270114</text:p>
          </table:table-cell>
          <table:table-cell table:formula="of:=SIN([.F1346])" office:value-type="float" office:value="0.425779378809302" calcext:value-type="float">
            <text:p>0,4257793788</text:p>
          </table:table-cell>
        </table:table-row>
        <table:table-row table:style-name="ro1">
          <table:table-cell table:number-columns-repeated="5"/>
          <table:table-cell table:formula="of:=[.F1346]+3.14159265/50" office:value-type="float" office:value="84.446010432001" calcext:value-type="float">
            <text:p>84,446010432</text:p>
          </table:table-cell>
          <table:table-cell table:formula="of:=COS([.F1347])" office:value-type="float" office:value="-0.929776450366922" calcext:value-type="float">
            <text:p>-0,9297764504</text:p>
          </table:table-cell>
          <table:table-cell table:formula="of:=SIN([.F1347])" office:value-type="float" office:value="0.368124642401303" calcext:value-type="float">
            <text:p>0,3681246424</text:p>
          </table:table-cell>
        </table:table-row>
        <table:table-row table:style-name="ro1">
          <table:table-cell table:number-columns-repeated="5"/>
          <table:table-cell table:formula="of:=[.F1347]+3.14159265/50" office:value-type="float" office:value="84.508842285001" calcext:value-type="float">
            <text:p>84,508842285</text:p>
          </table:table-cell>
          <table:table-cell table:formula="of:=COS([.F1348])" office:value-type="float" office:value="-0.951056486455086" calcext:value-type="float">
            <text:p>-0,9510564865</text:p>
          </table:table-cell>
          <table:table-cell table:formula="of:=SIN([.F1348])" office:value-type="float" office:value="0.309017086213216" calcext:value-type="float">
            <text:p>0,3090170862</text:p>
          </table:table-cell>
        </table:table-row>
        <table:table-row table:style-name="ro1">
          <table:table-cell table:number-columns-repeated="5"/>
          <table:table-cell table:formula="of:=[.F1348]+3.14159265/50" office:value-type="float" office:value="84.571674138001" calcext:value-type="float">
            <text:p>84,571674138</text:p>
          </table:table-cell>
          <table:table-cell table:formula="of:=COS([.F1349])" office:value-type="float" office:value="-0.968583137096166" calcext:value-type="float">
            <text:p>-0,9685831371</text:p>
          </table:table-cell>
          <table:table-cell table:formula="of:=SIN([.F1349])" office:value-type="float" office:value="0.248689980765109" calcext:value-type="float">
            <text:p>0,2486899808</text:p>
          </table:table-cell>
        </table:table-row>
        <table:table-row table:style-name="ro1">
          <table:table-cell table:number-columns-repeated="5"/>
          <table:table-cell table:formula="of:=[.F1349]+3.14159265/50" office:value-type="float" office:value="84.634505991001" calcext:value-type="float">
            <text:p>84,634505991</text:p>
          </table:table-cell>
          <table:table-cell table:formula="of:=COS([.F1350])" office:value-type="float" office:value="-0.982287232607402" calcext:value-type="float">
            <text:p>-0,9822872326</text:p>
          </table:table-cell>
          <table:table-cell table:formula="of:=SIN([.F1350])" office:value-type="float" office:value="0.18738140958081" calcext:value-type="float">
            <text:p>0,1873814096</text:p>
          </table:table-cell>
        </table:table-row>
        <table:table-row table:style-name="ro1">
          <table:table-cell table:number-columns-repeated="5"/>
          <table:table-cell table:formula="of:=[.F1350]+3.14159265/50" office:value-type="float" office:value="84.697337844001" calcext:value-type="float">
            <text:p>84,697337844</text:p>
          </table:table-cell>
          <table:table-cell table:formula="of:=COS([.F1351])" office:value-type="float" office:value="-0.992114689184743" calcext:value-type="float">
            <text:p>-0,9921146892</text:p>
          </table:table-cell>
          <table:table-cell table:formula="of:=SIN([.F1351])" office:value-type="float" office:value="0.125333329581008" calcext:value-type="float">
            <text:p>0,1253333296</text:p>
          </table:table-cell>
        </table:table-row>
        <table:table-row table:style-name="ro1">
          <table:table-cell table:number-columns-repeated="5"/>
          <table:table-cell table:formula="of:=[.F1351]+3.14159265/50" office:value-type="float" office:value="84.760169697001" calcext:value-type="float">
            <text:p>84,760169697</text:p>
          </table:table-cell>
          <table:table-cell table:formula="of:=COS([.F1352])" office:value-type="float" office:value="-0.998026722346903" calcext:value-type="float">
            <text:p>-0,9980267223</text:p>
          </table:table-cell>
          <table:table-cell table:formula="of:=SIN([.F1352])" office:value-type="float" office:value="0.0627906161898304" calcext:value-type="float">
            <text:p>0,0627906162</text:p>
          </table:table-cell>
        </table:table-row>
        <table:table-row table:style-name="ro1">
          <table:table-cell table:number-columns-repeated="5"/>
          <table:table-cell table:formula="of:=[.F1352]+3.14159265/50" office:value-type="float" office:value="84.823001550001" calcext:value-type="float">
            <text:p>84,82300155</text:p>
          </table:table-cell>
          <table:table-cell table:formula="of:=COS([.F1353])" office:value-type="float" office:value="-0.999999999999995" calcext:value-type="float">
            <text:p>-1</text:p>
          </table:table-cell>
          <table:table-cell table:formula="of:=SIN([.F1353])" office:value-type="float" office:value="0.0000000969234219308746" calcext:value-type="float">
            <text:p>9,69234219308746E-008</text:p>
          </table:table-cell>
        </table:table-row>
        <table:table-row table:style-name="ro1">
          <table:table-cell table:number-columns-repeated="5"/>
          <table:table-cell table:formula="of:=[.F1353]+3.14159265/50" office:value-type="float" office:value="84.885833403001" calcext:value-type="float">
            <text:p>84,885833403</text:p>
          </table:table-cell>
          <table:table-cell table:formula="of:=COS([.F1354])" office:value-type="float" office:value="-0.998026734518647" calcext:value-type="float">
            <text:p>-0,9980267345</text:p>
          </table:table-cell>
          <table:table-cell table:formula="of:=SIN([.F1354])" office:value-type="float" office:value="-0.062790422725499" calcext:value-type="float">
            <text:p>-0,0627904227</text:p>
          </table:table-cell>
        </table:table-row>
        <table:table-row table:style-name="ro1">
          <table:table-cell table:number-columns-repeated="5"/>
          <table:table-cell table:formula="of:=[.F1354]+3.14159265/50" office:value-type="float" office:value="84.948665256001" calcext:value-type="float">
            <text:p>84,948665256</text:p>
          </table:table-cell>
          <table:table-cell table:formula="of:=COS([.F1355])" office:value-type="float" office:value="-0.992114713480194" calcext:value-type="float">
            <text:p>-0,9921147135</text:p>
          </table:table-cell>
          <table:table-cell table:formula="of:=SIN([.F1355])" office:value-type="float" office:value="-0.125333137262704" calcext:value-type="float">
            <text:p>-0,1253331373</text:p>
          </table:table-cell>
        </table:table-row>
        <table:table-row table:style-name="ro1">
          <table:table-cell table:number-columns-repeated="5"/>
          <table:table-cell table:formula="of:=[.F1355]+3.14159265/50" office:value-type="float" office:value="85.011497109001" calcext:value-type="float">
            <text:p>85,011497109</text:p>
          </table:table-cell>
          <table:table-cell table:formula="of:=COS([.F1356])" office:value-type="float" office:value="-0.982287268930679" calcext:value-type="float">
            <text:p>-0,9822872689</text:p>
          </table:table-cell>
          <table:table-cell table:formula="of:=SIN([.F1356])" office:value-type="float" office:value="-0.187381219167527" calcext:value-type="float">
            <text:p>-0,1873812192</text:p>
          </table:table-cell>
        </table:table-row>
        <table:table-row table:style-name="ro1">
          <table:table-cell table:number-columns-repeated="5"/>
          <table:table-cell table:formula="of:=[.F1356]+3.14159265/50" office:value-type="float" office:value="85.074328962001" calcext:value-type="float">
            <text:p>85,074328962</text:p>
          </table:table-cell>
          <table:table-cell table:formula="of:=COS([.F1357])" office:value-type="float" office:value="-0.968583185303915" calcext:value-type="float">
            <text:p>-0,9685831853</text:p>
          </table:table-cell>
          <table:table-cell table:formula="of:=SIN([.F1357])" office:value-type="float" office:value="-0.248689793008321" calcext:value-type="float">
            <text:p>-0,248689793</text:p>
          </table:table-cell>
        </table:table-row>
        <table:table-row table:style-name="ro1">
          <table:table-cell table:number-columns-repeated="5"/>
          <table:table-cell table:formula="of:=[.F1357]+3.14159265/50" office:value-type="float" office:value="85.137160815001" calcext:value-type="float">
            <text:p>85,137160815</text:p>
          </table:table-cell>
          <table:table-cell table:formula="of:=COS([.F1358])" office:value-type="float" office:value="-0.951056546357055" calcext:value-type="float">
            <text:p>-0,9510565464</text:p>
          </table:table-cell>
          <table:table-cell table:formula="of:=SIN([.F1358])" office:value-type="float" office:value="-0.309016901853912" calcext:value-type="float">
            <text:p>-0,3090169019</text:p>
          </table:table-cell>
        </table:table-row>
        <table:table-row table:style-name="ro1">
          <table:table-cell table:number-columns-repeated="5"/>
          <table:table-cell table:formula="of:=[.F1358]+3.14159265/50" office:value-type="float" office:value="85.199992668001" calcext:value-type="float">
            <text:p>85,199992668</text:p>
          </table:table-cell>
          <table:table-cell table:formula="of:=COS([.F1359])" office:value-type="float" office:value="-0.929776521726704" calcext:value-type="float">
            <text:p>-0,9297765217</text:p>
          </table:table-cell>
          <table:table-cell table:formula="of:=SIN([.F1359])" office:value-type="float" office:value="-0.368124462167065" calcext:value-type="float">
            <text:p>-0,3681244622</text:p>
          </table:table-cell>
        </table:table-row>
        <table:table-row table:style-name="ro1">
          <table:table-cell table:number-columns-repeated="5"/>
          <table:table-cell table:formula="of:=[.F1359]+3.14159265/50" office:value-type="float" office:value="85.262824521001" calcext:value-type="float">
            <text:p>85,262824521</text:p>
          </table:table-cell>
          <table:table-cell table:formula="of:=COS([.F1360])" office:value-type="float" office:value="-0.904827093947968" calcext:value-type="float">
            <text:p>-0,9048270939</text:p>
          </table:table-cell>
          <table:table-cell table:formula="of:=SIN([.F1360])" office:value-type="float" office:value="-0.425779203411433" calcext:value-type="float">
            <text:p>-0,4257792034</text:p>
          </table:table-cell>
        </table:table-row>
        <table:table-row table:style-name="ro1">
          <table:table-cell table:number-columns-repeated="5"/>
          <table:table-cell table:formula="of:=[.F1360]+3.14159265/50" office:value-type="float" office:value="85.325656374001" calcext:value-type="float">
            <text:p>85,325656374</text:p>
          </table:table-cell>
          <table:table-cell table:formula="of:=COS([.F1361])" office:value-type="float" office:value="-0.876306727013755" calcext:value-type="float">
            <text:p>-0,876306727</text:p>
          </table:table-cell>
          <table:table-cell table:formula="of:=SIN([.F1361])" office:value-type="float" office:value="-0.48175358866379" calcext:value-type="float">
            <text:p>-0,4817535887</text:p>
          </table:table-cell>
        </table:table-row>
        <table:table-row table:style-name="ro1">
          <table:table-cell table:number-columns-repeated="5"/>
          <table:table-cell table:formula="of:=[.F1361]+3.14159265/50" office:value-type="float" office:value="85.3884882270011" calcext:value-type="float">
            <text:p>85,388488227</text:p>
          </table:table-cell>
          <table:table-cell table:formula="of:=COS([.F1362])" office:value-type="float" office:value="-0.844327977782381" calcext:value-type="float">
            <text:p>-0,8443279778</text:p>
          </table:table-cell>
          <table:table-cell table:formula="of:=SIN([.F1362])" office:value-type="float" office:value="-0.535826712598313" calcext:value-type="float">
            <text:p>-0,5358267126</text:p>
          </table:table-cell>
        </table:table-row>
        <table:table-row table:style-name="ro1">
          <table:table-cell table:number-columns-repeated="5"/>
          <table:table-cell table:formula="of:=[.F1362]+3.14159265/50" office:value-type="float" office:value="85.4513200800011" calcext:value-type="float">
            <text:p>85,45132008</text:p>
          </table:table-cell>
          <table:table-cell table:formula="of:=COS([.F1363])" office:value-type="float" office:value="-0.809017051767073" calcext:value-type="float">
            <text:p>-0,8090170518</text:p>
          </table:table-cell>
          <table:table-cell table:formula="of:=SIN([.F1363])" office:value-type="float" office:value="-0.587785173298981" calcext:value-type="float">
            <text:p>-0,5877851733</text:p>
          </table:table-cell>
        </table:table-row>
        <table:table-row table:style-name="ro1">
          <table:table-cell table:number-columns-repeated="5"/>
          <table:table-cell table:formula="of:=[.F1363]+3.14159265/50" office:value-type="float" office:value="85.5141519330011" calcext:value-type="float">
            <text:p>85,514151933</text:p>
          </table:table-cell>
          <table:table-cell table:formula="of:=COS([.F1364])" office:value-type="float" office:value="-0.770513305060468" calcext:value-type="float">
            <text:p>-0,7705133051</text:p>
          </table:table-cell>
          <table:table-cell table:formula="of:=SIN([.F1364])" office:value-type="float" office:value="-0.63742391445944" calcext:value-type="float">
            <text:p>-0,6374239145</text:p>
          </table:table-cell>
        </table:table-row>
        <table:table-row table:style-name="ro1">
          <table:table-cell table:number-columns-repeated="5"/>
          <table:table-cell table:formula="of:=[.F1364]+3.14159265/50" office:value-type="float" office:value="85.5769837860011" calcext:value-type="float">
            <text:p>85,576983786</text:p>
          </table:table-cell>
          <table:table-cell table:formula="of:=COS([.F1365])" office:value-type="float" office:value="-0.72896869435978" calcext:value-type="float">
            <text:p>-0,7289686944</text:p>
          </table:table-cell>
          <table:table-cell table:formula="of:=SIN([.F1365])" office:value-type="float" office:value="-0.684547034646559" calcext:value-type="float">
            <text:p>-0,6845470346</text:p>
          </table:table-cell>
        </table:table-row>
        <table:table-row table:style-name="ro1">
          <table:table-cell table:number-columns-repeated="5"/>
          <table:table-cell table:formula="of:=[.F1365]+3.14159265/50" office:value-type="float" office:value="85.6398156390011" calcext:value-type="float">
            <text:p>85,639815639</text:p>
          </table:table-cell>
          <table:table-cell table:formula="of:=COS([.F1366])" office:value-type="float" office:value="-0.684547177263144" calcext:value-type="float">
            <text:p>-0,6845471773</text:p>
          </table:table-cell>
          <table:table-cell table:formula="of:=SIN([.F1366])" office:value-type="float" office:value="-0.728968560433892" calcext:value-type="float">
            <text:p>-0,7289685604</text:p>
          </table:table-cell>
        </table:table-row>
        <table:table-row table:style-name="ro1">
          <table:table-cell table:number-columns-repeated="5"/>
          <table:table-cell table:formula="of:=[.F1366]+3.14159265/50" office:value-type="float" office:value="85.7026474920011" calcext:value-type="float">
            <text:p>85,702647492</text:p>
          </table:table-cell>
          <table:table-cell table:formula="of:=COS([.F1367])" office:value-type="float" office:value="-0.637424065203879" calcext:value-type="float">
            <text:p>-0,6374240652</text:p>
          </table:table-cell>
          <table:table-cell table:formula="of:=SIN([.F1367])" office:value-type="float" office:value="-0.770513180353821" calcext:value-type="float">
            <text:p>-0,7705131804</text:p>
          </table:table-cell>
        </table:table-row>
        <table:table-row table:style-name="ro1">
          <table:table-cell table:number-columns-repeated="5"/>
          <table:table-cell table:formula="of:=[.F1367]+3.14159265/50" office:value-type="float" office:value="85.7654793450011" calcext:value-type="float">
            <text:p>85,765479345</text:p>
          </table:table-cell>
          <table:table-cell table:formula="of:=COS([.F1368])" office:value-type="float" office:value="-0.587785331576356" calcext:value-type="float">
            <text:p>-0,5877853316</text:p>
          </table:table-cell>
          <table:table-cell table:formula="of:=SIN([.F1368])" office:value-type="float" office:value="-0.809016936771829" calcext:value-type="float">
            <text:p>-0,8090169368</text:p>
          </table:table-cell>
        </table:table-row>
        <table:table-row table:style-name="ro1">
          <table:table-cell table:number-columns-repeated="5"/>
          <table:table-cell table:formula="of:=[.F1368]+3.14159265/50" office:value-type="float" office:value="85.8283111980011" calcext:value-type="float">
            <text:p>85,828311198</text:p>
          </table:table-cell>
          <table:table-cell table:formula="of:=COS([.F1369])" office:value-type="float" office:value="-0.535826877783975" calcext:value-type="float">
            <text:p>-0,5358268778</text:p>
          </table:table-cell>
          <table:table-cell table:formula="of:=SIN([.F1369])" office:value-type="float" office:value="-0.844327872952372" calcext:value-type="float">
            <text:p>-0,844327873</text:p>
          </table:table-cell>
        </table:table-row>
        <table:table-row table:style-name="ro1">
          <table:table-cell table:number-columns-repeated="5"/>
          <table:table-cell table:formula="of:=[.F1369]+3.14159265/50" office:value-type="float" office:value="85.8911430510011" calcext:value-type="float">
            <text:p>85,891143051</text:p>
          </table:table-cell>
          <table:table-cell table:formula="of:=COS([.F1370])" office:value-type="float" office:value="-0.481753760105827" calcext:value-type="float">
            <text:p>-0,4817537601</text:p>
          </table:table-cell>
          <table:table-cell table:formula="of:=SIN([.F1370])" office:value-type="float" office:value="-0.876306632762698" calcext:value-type="float">
            <text:p>-0,8763066328</text:p>
          </table:table-cell>
        </table:table-row>
        <table:table-row table:style-name="ro1">
          <table:table-cell table:number-columns-repeated="5"/>
          <table:table-cell table:formula="of:=[.F1370]+3.14159265/50" office:value-type="float" office:value="85.9539749040011" calcext:value-type="float">
            <text:p>85,953974904</text:p>
          </table:table-cell>
          <table:table-cell table:formula="of:=COS([.F1371])" office:value-type="float" office:value="-0.425779380433241" calcext:value-type="float">
            <text:p>-0,4257793804</text:p>
          </table:table-cell>
          <table:table-cell table:formula="of:=SIN([.F1371])" office:value-type="float" office:value="-0.904827010647828" calcext:value-type="float">
            <text:p>-0,9048270106</text:p>
          </table:table-cell>
        </table:table-row>
        <table:table-row table:style-name="ro1">
          <table:table-cell table:number-columns-repeated="5"/>
          <table:table-cell table:formula="of:=[.F1371]+3.14159265/50" office:value-type="float" office:value="86.0168067570011" calcext:value-type="float">
            <text:p>86,016806757</text:p>
          </table:table-cell>
          <table:table-cell table:formula="of:=COS([.F1372])" office:value-type="float" office:value="-0.36812464407002" calcext:value-type="float">
            <text:p>-0,3681246441</text:p>
          </table:table-cell>
          <table:table-cell table:formula="of:=SIN([.F1372])" office:value-type="float" office:value="-0.92977644970623" calcext:value-type="float">
            <text:p>-0,9297764497</text:p>
          </table:table-cell>
        </table:table-row>
        <table:table-row table:style-name="ro1">
          <table:table-cell table:number-columns-repeated="5"/>
          <table:table-cell table:formula="of:=[.F1372]+3.14159265/50" office:value-type="float" office:value="86.0796386100011" calcext:value-type="float">
            <text:p>86,07963861</text:p>
          </table:table-cell>
          <table:table-cell table:formula="of:=COS([.F1373])" office:value-type="float" office:value="-0.309017087920126" calcext:value-type="float">
            <text:p>-0,3090170879</text:p>
          </table:table-cell>
          <table:table-cell table:formula="of:=SIN([.F1373])" office:value-type="float" office:value="-0.951056485900478" calcext:value-type="float">
            <text:p>-0,9510564859</text:p>
          </table:table-cell>
        </table:table-row>
        <table:table-row table:style-name="ro1">
          <table:table-cell table:number-columns-repeated="5"/>
          <table:table-cell table:formula="of:=[.F1373]+3.14159265/50" office:value-type="float" office:value="86.1424704630011" calcext:value-type="float">
            <text:p>86,142470463</text:p>
          </table:table-cell>
          <table:table-cell table:formula="of:=COS([.F1374])" office:value-type="float" office:value="-0.248689982503475" calcext:value-type="float">
            <text:p>-0,2486899825</text:p>
          </table:table-cell>
          <table:table-cell table:formula="of:=SIN([.F1374])" office:value-type="float" office:value="-0.968583136649829" calcext:value-type="float">
            <text:p>-0,9685831366</text:p>
          </table:table-cell>
        </table:table-row>
        <table:table-row table:style-name="ro1">
          <table:table-cell table:number-columns-repeated="5"/>
          <table:table-cell table:formula="of:=[.F1374]+3.14159265/50" office:value-type="float" office:value="86.2053023160011" calcext:value-type="float">
            <text:p>86,205302316</text:p>
          </table:table-cell>
          <table:table-cell table:formula="of:=COS([.F1375])" office:value-type="float" office:value="-0.187381411343771" calcext:value-type="float">
            <text:p>-0,1873814113</text:p>
          </table:table-cell>
          <table:table-cell table:formula="of:=SIN([.F1375])" office:value-type="float" office:value="-0.982287232271099" calcext:value-type="float">
            <text:p>-0,9822872323</text:p>
          </table:table-cell>
        </table:table-row>
        <table:table-row table:style-name="ro1">
          <table:table-cell table:number-columns-repeated="5"/>
          <table:table-cell table:formula="of:=[.F1375]+3.14159265/50" office:value-type="float" office:value="86.2681341690011" calcext:value-type="float">
            <text:p>86,268134169</text:p>
          </table:table-cell>
          <table:table-cell table:formula="of:=COS([.F1376])" office:value-type="float" office:value="-0.125333331361606" calcext:value-type="float">
            <text:p>-0,1253333314</text:p>
          </table:table-cell>
          <table:table-cell table:formula="of:=SIN([.F1376])" office:value-type="float" office:value="-0.9921146889598" calcext:value-type="float">
            <text:p>-0,992114689</text:p>
          </table:table-cell>
        </table:table-row>
        <table:table-row table:style-name="ro1">
          <table:table-cell table:number-columns-repeated="5"/>
          <table:table-cell table:formula="of:=[.F1376]+3.14159265/50" office:value-type="float" office:value="86.3309660220011" calcext:value-type="float">
            <text:p>86,330966022</text:p>
          </table:table-cell>
          <table:table-cell table:formula="of:=COS([.F1377])" office:value-type="float" office:value="-0.0627906179810399" calcext:value-type="float">
            <text:p>-0,062790618</text:p>
          </table:table-cell>
          <table:table-cell table:formula="of:=SIN([.F1377])" office:value-type="float" office:value="-0.998026722234209" calcext:value-type="float">
            <text:p>-0,9980267222</text:p>
          </table:table-cell>
        </table:table-row>
        <table:table-row table:style-name="ro1">
          <table:table-cell table:number-columns-repeated="5"/>
          <table:table-cell table:formula="of:=[.F1377]+3.14159265/50" office:value-type="float" office:value="86.3937978750012" calcext:value-type="float">
            <text:p>86,393797875</text:p>
          </table:table-cell>
          <table:table-cell table:formula="of:=COS([.F1378])" office:value-type="float" office:value="-0.0000000987181730065792" calcext:value-type="float">
            <text:p>-9,87181730065792E-008</text:p>
          </table:table-cell>
          <table:table-cell table:formula="of:=SIN([.F1378])" office:value-type="float" office:value="-0.999999999999995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378]+3.14159265/50" office:value-type="float" office:value="86.4566297280011" calcext:value-type="float">
            <text:p>86,456629728</text:p>
          </table:table-cell>
          <table:table-cell table:formula="of:=COS([.F1379])" office:value-type="float" office:value="0.0627904209342895" calcext:value-type="float">
            <text:p>0,0627904209</text:p>
          </table:table-cell>
          <table:table-cell table:formula="of:=SIN([.F1379])" office:value-type="float" office:value="-0.99802673463134" calcext:value-type="float">
            <text:p>-0,9980267346</text:p>
          </table:table-cell>
        </table:table-row>
        <table:table-row table:style-name="ro1">
          <table:table-cell table:number-columns-repeated="5"/>
          <table:table-cell table:formula="of:=[.F1379]+3.14159265/50" office:value-type="float" office:value="86.5194615810012" calcext:value-type="float">
            <text:p>86,519461581</text:p>
          </table:table-cell>
          <table:table-cell table:formula="of:=COS([.F1380])" office:value-type="float" office:value="0.125333135482105" calcext:value-type="float">
            <text:p>0,1253331355</text:p>
          </table:table-cell>
          <table:table-cell table:formula="of:=SIN([.F1380])" office:value-type="float" office:value="-0.992114713705136" calcext:value-type="float">
            <text:p>-0,9921147137</text:p>
          </table:table-cell>
        </table:table-row>
        <table:table-row table:style-name="ro1">
          <table:table-cell table:number-columns-repeated="5"/>
          <table:table-cell table:formula="of:=[.F1380]+3.14159265/50" office:value-type="float" office:value="86.5822934340012" calcext:value-type="float">
            <text:p>86,582293434</text:p>
          </table:table-cell>
          <table:table-cell table:formula="of:=COS([.F1381])" office:value-type="float" office:value="0.187381217404566" calcext:value-type="float">
            <text:p>0,1873812174</text:p>
          </table:table-cell>
          <table:table-cell table:formula="of:=SIN([.F1381])" office:value-type="float" office:value="-0.982287269266981" calcext:value-type="float">
            <text:p>-0,9822872693</text:p>
          </table:table-cell>
        </table:table-row>
        <table:table-row table:style-name="ro1">
          <table:table-cell table:number-columns-repeated="5"/>
          <table:table-cell table:formula="of:=[.F1381]+3.14159265/50" office:value-type="float" office:value="86.6451252870012" calcext:value-type="float">
            <text:p>86,645125287</text:p>
          </table:table-cell>
          <table:table-cell table:formula="of:=COS([.F1382])" office:value-type="float" office:value="0.248689791269955" calcext:value-type="float">
            <text:p>0,2486897913</text:p>
          </table:table-cell>
          <table:table-cell table:formula="of:=SIN([.F1382])" office:value-type="float" office:value="-0.968583185750251" calcext:value-type="float">
            <text:p>-0,9685831858</text:p>
          </table:table-cell>
        </table:table-row>
        <table:table-row table:style-name="ro1">
          <table:table-cell table:number-columns-repeated="5"/>
          <table:table-cell table:formula="of:=[.F1382]+3.14159265/50" office:value-type="float" office:value="86.7079571400012" calcext:value-type="float">
            <text:p>86,70795714</text:p>
          </table:table-cell>
          <table:table-cell table:formula="of:=COS([.F1383])" office:value-type="float" office:value="0.309016900147002" calcext:value-type="float">
            <text:p>0,3090169001</text:p>
          </table:table-cell>
          <table:table-cell table:formula="of:=SIN([.F1383])" office:value-type="float" office:value="-0.951056546911664" calcext:value-type="float">
            <text:p>-0,9510565469</text:p>
          </table:table-cell>
        </table:table-row>
        <table:table-row table:style-name="ro1">
          <table:table-cell table:number-columns-repeated="5"/>
          <table:table-cell table:formula="of:=[.F1383]+3.14159265/50" office:value-type="float" office:value="86.7707889930012" calcext:value-type="float">
            <text:p>86,770788993</text:p>
          </table:table-cell>
          <table:table-cell table:formula="of:=COS([.F1384])" office:value-type="float" office:value="0.368124460498348" calcext:value-type="float">
            <text:p>0,3681244605</text:p>
          </table:table-cell>
          <table:table-cell table:formula="of:=SIN([.F1384])" office:value-type="float" office:value="-0.929776522387396" calcext:value-type="float">
            <text:p>-0,9297765224</text:p>
          </table:table-cell>
        </table:table-row>
        <table:table-row table:style-name="ro1">
          <table:table-cell table:number-columns-repeated="5"/>
          <table:table-cell table:formula="of:=[.F1384]+3.14159265/50" office:value-type="float" office:value="86.8336208460012" calcext:value-type="float">
            <text:p>86,833620846</text:p>
          </table:table-cell>
          <table:table-cell table:formula="of:=COS([.F1385])" office:value-type="float" office:value="0.425779201787494" calcext:value-type="float">
            <text:p>0,4257792018</text:p>
          </table:table-cell>
          <table:table-cell table:formula="of:=SIN([.F1385])" office:value-type="float" office:value="-0.904827094712136" calcext:value-type="float">
            <text:p>-0,9048270947</text:p>
          </table:table-cell>
        </table:table-row>
        <table:table-row table:style-name="ro1">
          <table:table-cell table:number-columns-repeated="5"/>
          <table:table-cell table:formula="of:=[.F1385]+3.14159265/50" office:value-type="float" office:value="86.8964526990012" calcext:value-type="float">
            <text:p>86,896452699</text:p>
          </table:table-cell>
          <table:table-cell table:formula="of:=COS([.F1386])" office:value-type="float" office:value="0.481753587091038" calcext:value-type="float">
            <text:p>0,4817535871</text:p>
          </table:table-cell>
          <table:table-cell table:formula="of:=SIN([.F1386])" office:value-type="float" office:value="-0.876306727878383" calcext:value-type="float">
            <text:p>-0,8763067279</text:p>
          </table:table-cell>
        </table:table-row>
        <table:table-row table:style-name="ro1">
          <table:table-cell table:number-columns-repeated="5"/>
          <table:table-cell table:formula="of:=[.F1386]+3.14159265/50" office:value-type="float" office:value="86.9592845520012" calcext:value-type="float">
            <text:p>86,959284552</text:p>
          </table:table-cell>
          <table:table-cell table:formula="of:=COS([.F1387])" office:value-type="float" office:value="0.535826711082955" calcext:value-type="float">
            <text:p>0,5358267111</text:p>
          </table:table-cell>
          <table:table-cell table:formula="of:=SIN([.F1387])" office:value-type="float" office:value="-0.844327978744056" calcext:value-type="float">
            <text:p>-0,8443279787</text:p>
          </table:table-cell>
        </table:table-row>
        <table:table-row table:style-name="ro1">
          <table:table-cell table:number-columns-repeated="5"/>
          <table:table-cell table:formula="of:=[.F1387]+3.14159265/50" office:value-type="float" office:value="87.0221164050012" calcext:value-type="float">
            <text:p>87,022116405</text:p>
          </table:table-cell>
          <table:table-cell table:formula="of:=COS([.F1388])" office:value-type="float" office:value="0.587785171846997" calcext:value-type="float">
            <text:p>0,5877851718</text:p>
          </table:table-cell>
          <table:table-cell table:formula="of:=SIN([.F1388])" office:value-type="float" office:value="-0.809017052822001" calcext:value-type="float">
            <text:p>-0,8090170528</text:p>
          </table:table-cell>
        </table:table-row>
        <table:table-row table:style-name="ro1">
          <table:table-cell table:number-columns-repeated="5"/>
          <table:table-cell table:formula="of:=[.F1388]+3.14159265/50" office:value-type="float" office:value="87.0849482580012" calcext:value-type="float">
            <text:p>87,084948258</text:p>
          </table:table-cell>
          <table:table-cell table:formula="of:=COS([.F1389])" office:value-type="float" office:value="0.63742391307656" calcext:value-type="float">
            <text:p>0,6374239131</text:p>
          </table:table-cell>
          <table:table-cell table:formula="of:=SIN([.F1389])" office:value-type="float" office:value="-0.770513306204485" calcext:value-type="float">
            <text:p>-0,7705133062</text:p>
          </table:table-cell>
        </table:table-row>
        <table:table-row table:style-name="ro1">
          <table:table-cell table:number-columns-repeated="5"/>
          <table:table-cell table:formula="of:=[.F1389]+3.14159265/50" office:value-type="float" office:value="87.1477801110012" calcext:value-type="float">
            <text:p>87,147780111</text:p>
          </table:table-cell>
          <table:table-cell table:formula="of:=COS([.F1390])" office:value-type="float" office:value="0.684547033338242" calcext:value-type="float">
            <text:p>0,6845470333</text:p>
          </table:table-cell>
          <table:table-cell table:formula="of:=SIN([.F1390])" office:value-type="float" office:value="-0.728968695588372" calcext:value-type="float">
            <text:p>-0,7289686956</text:p>
          </table:table-cell>
        </table:table-row>
        <table:table-row table:style-name="ro1">
          <table:table-cell table:number-columns-repeated="5"/>
          <table:table-cell table:formula="of:=[.F1390]+3.14159265/50" office:value-type="float" office:value="87.2106119640012" calcext:value-type="float">
            <text:p>87,210611964</text:p>
          </table:table-cell>
          <table:table-cell table:formula="of:=COS([.F1391])" office:value-type="float" office:value="0.728968559205301" calcext:value-type="float">
            <text:p>0,7289685592</text:p>
          </table:table-cell>
          <table:table-cell table:formula="of:=SIN([.F1391])" office:value-type="float" office:value="-0.684547178571461" calcext:value-type="float">
            <text:p>-0,6845471786</text:p>
          </table:table-cell>
        </table:table-row>
        <table:table-row table:style-name="ro1">
          <table:table-cell table:number-columns-repeated="5"/>
          <table:table-cell table:formula="of:=[.F1391]+3.14159265/50" office:value-type="float" office:value="87.2734438170012" calcext:value-type="float">
            <text:p>87,273443817</text:p>
          </table:table-cell>
          <table:table-cell table:formula="of:=COS([.F1392])" office:value-type="float" office:value="0.770513179209804" calcext:value-type="float">
            <text:p>0,7705131792</text:p>
          </table:table-cell>
          <table:table-cell table:formula="of:=SIN([.F1392])" office:value-type="float" office:value="-0.637424066586759" calcext:value-type="float">
            <text:p>-0,6374240666</text:p>
          </table:table-cell>
        </table:table-row>
        <table:table-row table:style-name="ro1">
          <table:table-cell table:number-columns-repeated="5"/>
          <table:table-cell table:formula="of:=[.F1392]+3.14159265/50" office:value-type="float" office:value="87.3362756700012" calcext:value-type="float">
            <text:p>87,33627567</text:p>
          </table:table-cell>
          <table:table-cell table:formula="of:=COS([.F1393])" office:value-type="float" office:value="0.8090169357169" calcext:value-type="float">
            <text:p>0,8090169357</text:p>
          </table:table-cell>
          <table:table-cell table:formula="of:=SIN([.F1393])" office:value-type="float" office:value="-0.58778533302834" calcext:value-type="float">
            <text:p>-0,587785333</text:p>
          </table:table-cell>
        </table:table-row>
        <table:table-row table:style-name="ro1">
          <table:table-cell table:number-columns-repeated="5"/>
          <table:table-cell table:formula="of:=[.F1393]+3.14159265/50" office:value-type="float" office:value="87.3991075230012" calcext:value-type="float">
            <text:p>87,399107523</text:p>
          </table:table-cell>
          <table:table-cell table:formula="of:=COS([.F1394])" office:value-type="float" office:value="0.844327871990696" calcext:value-type="float">
            <text:p>0,844327872</text:p>
          </table:table-cell>
          <table:table-cell table:formula="of:=SIN([.F1394])" office:value-type="float" office:value="-0.535826879299334" calcext:value-type="float">
            <text:p>-0,5358268793</text:p>
          </table:table-cell>
        </table:table-row>
        <table:table-row table:style-name="ro1">
          <table:table-cell table:number-columns-repeated="5"/>
          <table:table-cell table:formula="of:=[.F1394]+3.14159265/50" office:value-type="float" office:value="87.4619393760012" calcext:value-type="float">
            <text:p>87,461939376</text:p>
          </table:table-cell>
          <table:table-cell table:formula="of:=COS([.F1395])" office:value-type="float" office:value="0.87630663189807" calcext:value-type="float">
            <text:p>0,8763066319</text:p>
          </table:table-cell>
          <table:table-cell table:formula="of:=SIN([.F1395])" office:value-type="float" office:value="-0.481753761678579" calcext:value-type="float">
            <text:p>-0,4817537617</text:p>
          </table:table-cell>
        </table:table-row>
        <table:table-row table:style-name="ro1">
          <table:table-cell table:number-columns-repeated="5"/>
          <table:table-cell table:formula="of:=[.F1395]+3.14159265/50" office:value-type="float" office:value="87.5247712290012" calcext:value-type="float">
            <text:p>87,524771229</text:p>
          </table:table-cell>
          <table:table-cell table:formula="of:=COS([.F1396])" office:value-type="float" office:value="0.90482700988366" calcext:value-type="float">
            <text:p>0,9048270099</text:p>
          </table:table-cell>
          <table:table-cell table:formula="of:=SIN([.F1396])" office:value-type="float" office:value="-0.42577938205718" calcext:value-type="float">
            <text:p>-0,4257793821</text:p>
          </table:table-cell>
        </table:table-row>
        <table:table-row table:style-name="ro1">
          <table:table-cell table:number-columns-repeated="5"/>
          <table:table-cell table:formula="of:=[.F1396]+3.14159265/50" office:value-type="float" office:value="87.5876030820013" calcext:value-type="float">
            <text:p>87,587603082</text:p>
          </table:table-cell>
          <table:table-cell table:formula="of:=COS([.F1397])" office:value-type="float" office:value="0.929776449045538" calcext:value-type="float">
            <text:p>0,929776449</text:p>
          </table:table-cell>
          <table:table-cell table:formula="of:=SIN([.F1397])" office:value-type="float" office:value="-0.368124645738737" calcext:value-type="float">
            <text:p>-0,3681246457</text:p>
          </table:table-cell>
        </table:table-row>
        <table:table-row table:style-name="ro1">
          <table:table-cell table:number-columns-repeated="5"/>
          <table:table-cell table:formula="of:=[.F1397]+3.14159265/50" office:value-type="float" office:value="87.6504349350013" calcext:value-type="float">
            <text:p>87,650434935</text:p>
          </table:table-cell>
          <table:table-cell table:formula="of:=COS([.F1398])" office:value-type="float" office:value="0.951056485345869" calcext:value-type="float">
            <text:p>0,9510564853</text:p>
          </table:table-cell>
          <table:table-cell table:formula="of:=SIN([.F1398])" office:value-type="float" office:value="-0.309017089627035" calcext:value-type="float">
            <text:p>-0,3090170896</text:p>
          </table:table-cell>
        </table:table-row>
        <table:table-row table:style-name="ro1">
          <table:table-cell table:number-columns-repeated="5"/>
          <table:table-cell table:formula="of:=[.F1398]+3.14159265/50" office:value-type="float" office:value="87.7132667880013" calcext:value-type="float">
            <text:p>87,713266788</text:p>
          </table:table-cell>
          <table:table-cell table:formula="of:=COS([.F1399])" office:value-type="float" office:value="0.968583136203492" calcext:value-type="float">
            <text:p>0,9685831362</text:p>
          </table:table-cell>
          <table:table-cell table:formula="of:=SIN([.F1399])" office:value-type="float" office:value="-0.248689984241841" calcext:value-type="float">
            <text:p>-0,2486899842</text:p>
          </table:table-cell>
        </table:table-row>
        <table:table-row table:style-name="ro1">
          <table:table-cell table:number-columns-repeated="5"/>
          <table:table-cell table:formula="of:=[.F1399]+3.14159265/50" office:value-type="float" office:value="87.7760986410013" calcext:value-type="float">
            <text:p>87,776098641</text:p>
          </table:table-cell>
          <table:table-cell table:formula="of:=COS([.F1400])" office:value-type="float" office:value="0.982287231934796" calcext:value-type="float">
            <text:p>0,9822872319</text:p>
          </table:table-cell>
          <table:table-cell table:formula="of:=SIN([.F1400])" office:value-type="float" office:value="-0.187381413106732" calcext:value-type="float">
            <text:p>-0,1873814131</text:p>
          </table:table-cell>
        </table:table-row>
        <table:table-row table:style-name="ro1">
          <table:table-cell table:number-columns-repeated="5"/>
          <table:table-cell table:formula="of:=[.F1400]+3.14159265/50" office:value-type="float" office:value="87.8389304940013" calcext:value-type="float">
            <text:p>87,838930494</text:p>
          </table:table-cell>
          <table:table-cell table:formula="of:=COS([.F1401])" office:value-type="float" office:value="0.992114688734858" calcext:value-type="float">
            <text:p>0,9921146887</text:p>
          </table:table-cell>
          <table:table-cell table:formula="of:=SIN([.F1401])" office:value-type="float" office:value="-0.125333333142205" calcext:value-type="float">
            <text:p>-0,1253333331</text:p>
          </table:table-cell>
        </table:table-row>
        <table:table-row table:style-name="ro1">
          <table:table-cell table:number-columns-repeated="5"/>
          <table:table-cell table:formula="of:=[.F1401]+3.14159265/50" office:value-type="float" office:value="87.9017623470013" calcext:value-type="float">
            <text:p>87,901762347</text:p>
          </table:table-cell>
          <table:table-cell table:formula="of:=COS([.F1402])" office:value-type="float" office:value="0.998026722121515" calcext:value-type="float">
            <text:p>0,9980267221</text:p>
          </table:table-cell>
          <table:table-cell table:formula="of:=SIN([.F1402])" office:value-type="float" office:value="-0.0627906197722495" calcext:value-type="float">
            <text:p>-0,0627906198</text:p>
          </table:table-cell>
        </table:table-row>
        <table:table-row table:style-name="ro1">
          <table:table-cell table:number-columns-repeated="5"/>
          <table:table-cell table:formula="of:=[.F1402]+3.14159265/50" office:value-type="float" office:value="87.9645942000013" calcext:value-type="float">
            <text:p>87,9645942</text:p>
          </table:table-cell>
          <table:table-cell table:formula="of:=COS([.F1403])" office:value-type="float" office:value="0.999999999999995" calcext:value-type="float">
            <text:p>1</text:p>
          </table:table-cell>
          <table:table-cell table:formula="of:=SIN([.F1403])" office:value-type="float" office:value="-0.000000100512924082284" calcext:value-type="float">
            <text:p>-1,00512924082284E-007</text:p>
          </table:table-cell>
        </table:table-row>
        <table:table-row table:style-name="ro1">
          <table:table-cell table:number-columns-repeated="5"/>
          <table:table-cell table:formula="of:=[.F1403]+3.14159265/50" office:value-type="float" office:value="88.0274260530013" calcext:value-type="float">
            <text:p>88,027426053</text:p>
          </table:table-cell>
          <table:table-cell table:formula="of:=COS([.F1404])" office:value-type="float" office:value="0.998026734744033" calcext:value-type="float">
            <text:p>0,9980267347</text:p>
          </table:table-cell>
          <table:table-cell table:formula="of:=SIN([.F1404])" office:value-type="float" office:value="0.0627904191430799" calcext:value-type="float">
            <text:p>0,0627904191</text:p>
          </table:table-cell>
        </table:table-row>
        <table:table-row table:style-name="ro1">
          <table:table-cell table:number-columns-repeated="5"/>
          <table:table-cell table:formula="of:=[.F1404]+3.14159265/50" office:value-type="float" office:value="88.0902579060013" calcext:value-type="float">
            <text:p>88,090257906</text:p>
          </table:table-cell>
          <table:table-cell table:formula="of:=COS([.F1405])" office:value-type="float" office:value="0.992114713930078" calcext:value-type="float">
            <text:p>0,9921147139</text:p>
          </table:table-cell>
          <table:table-cell table:formula="of:=SIN([.F1405])" office:value-type="float" office:value="0.125333133701506" calcext:value-type="float">
            <text:p>0,1253331337</text:p>
          </table:table-cell>
        </table:table-row>
        <table:table-row table:style-name="ro1">
          <table:table-cell table:number-columns-repeated="5"/>
          <table:table-cell table:formula="of:=[.F1405]+3.14159265/50" office:value-type="float" office:value="88.1530897590013" calcext:value-type="float">
            <text:p>88,153089759</text:p>
          </table:table-cell>
          <table:table-cell table:formula="of:=COS([.F1406])" office:value-type="float" office:value="0.982287269603284" calcext:value-type="float">
            <text:p>0,9822872696</text:p>
          </table:table-cell>
          <table:table-cell table:formula="of:=SIN([.F1406])" office:value-type="float" office:value="0.187381215641604" calcext:value-type="float">
            <text:p>0,1873812156</text:p>
          </table:table-cell>
        </table:table-row>
        <table:table-row table:style-name="ro1">
          <table:table-cell table:number-columns-repeated="5"/>
          <table:table-cell table:formula="of:=[.F1406]+3.14159265/50" office:value-type="float" office:value="88.2159216120013" calcext:value-type="float">
            <text:p>88,215921612</text:p>
          </table:table-cell>
          <table:table-cell table:formula="of:=COS([.F1407])" office:value-type="float" office:value="0.968583186196588" calcext:value-type="float">
            <text:p>0,9685831862</text:p>
          </table:table-cell>
          <table:table-cell table:formula="of:=SIN([.F1407])" office:value-type="float" office:value="0.248689789531589" calcext:value-type="float">
            <text:p>0,2486897895</text:p>
          </table:table-cell>
        </table:table-row>
        <table:table-row table:style-name="ro1">
          <table:table-cell table:number-columns-repeated="5"/>
          <table:table-cell table:formula="of:=[.F1407]+3.14159265/50" office:value-type="float" office:value="88.2787534650013" calcext:value-type="float">
            <text:p>88,278753465</text:p>
          </table:table-cell>
          <table:table-cell table:formula="of:=COS([.F1408])" office:value-type="float" office:value="0.951056547466272" calcext:value-type="float">
            <text:p>0,9510565475</text:p>
          </table:table-cell>
          <table:table-cell table:formula="of:=SIN([.F1408])" office:value-type="float" office:value="0.309016898440092" calcext:value-type="float">
            <text:p>0,3090168984</text:p>
          </table:table-cell>
        </table:table-row>
        <table:table-row table:style-name="ro1">
          <table:table-cell table:number-columns-repeated="5"/>
          <table:table-cell table:formula="of:=[.F1408]+3.14159265/50" office:value-type="float" office:value="88.3415853180013" calcext:value-type="float">
            <text:p>88,341585318</text:p>
          </table:table-cell>
          <table:table-cell table:formula="of:=COS([.F1409])" office:value-type="float" office:value="0.929776523048088" calcext:value-type="float">
            <text:p>0,929776523</text:p>
          </table:table-cell>
          <table:table-cell table:formula="of:=SIN([.F1409])" office:value-type="float" office:value="0.368124458829631" calcext:value-type="float">
            <text:p>0,3681244588</text:p>
          </table:table-cell>
        </table:table-row>
        <table:table-row table:style-name="ro1">
          <table:table-cell table:number-columns-repeated="5"/>
          <table:table-cell table:formula="of:=[.F1409]+3.14159265/50" office:value-type="float" office:value="88.4044171710013" calcext:value-type="float">
            <text:p>88,404417171</text:p>
          </table:table-cell>
          <table:table-cell table:formula="of:=COS([.F1410])" office:value-type="float" office:value="0.904827095476303" calcext:value-type="float">
            <text:p>0,9048270955</text:p>
          </table:table-cell>
          <table:table-cell table:formula="of:=SIN([.F1410])" office:value-type="float" office:value="0.425779200163555" calcext:value-type="float">
            <text:p>0,4257792002</text:p>
          </table:table-cell>
        </table:table-row>
        <table:table-row table:style-name="ro1">
          <table:table-cell table:number-columns-repeated="5"/>
          <table:table-cell table:formula="of:=[.F1410]+3.14159265/50" office:value-type="float" office:value="88.4672490240013" calcext:value-type="float">
            <text:p>88,467249024</text:p>
          </table:table-cell>
          <table:table-cell table:formula="of:=COS([.F1411])" office:value-type="float" office:value="0.87630672874301" calcext:value-type="float">
            <text:p>0,8763067287</text:p>
          </table:table-cell>
          <table:table-cell table:formula="of:=SIN([.F1411])" office:value-type="float" office:value="0.481753585518285" calcext:value-type="float">
            <text:p>0,4817535855</text:p>
          </table:table-cell>
        </table:table-row>
        <table:table-row table:style-name="ro1">
          <table:table-cell table:number-columns-repeated="5"/>
          <table:table-cell table:formula="of:=[.F1411]+3.14159265/50" office:value-type="float" office:value="88.5300808770013" calcext:value-type="float">
            <text:p>88,530080877</text:p>
          </table:table-cell>
          <table:table-cell table:formula="of:=COS([.F1412])" office:value-type="float" office:value="0.844327979705732" calcext:value-type="float">
            <text:p>0,8443279797</text:p>
          </table:table-cell>
          <table:table-cell table:formula="of:=SIN([.F1412])" office:value-type="float" office:value="0.535826709567596" calcext:value-type="float">
            <text:p>0,5358267096</text:p>
          </table:table-cell>
        </table:table-row>
        <table:table-row table:style-name="ro1">
          <table:table-cell table:number-columns-repeated="5"/>
          <table:table-cell table:formula="of:=[.F1412]+3.14159265/50" office:value-type="float" office:value="88.5929127300014" calcext:value-type="float">
            <text:p>88,59291273</text:p>
          </table:table-cell>
          <table:table-cell table:formula="of:=COS([.F1413])" office:value-type="float" office:value="0.809017053876929" calcext:value-type="float">
            <text:p>0,8090170539</text:p>
          </table:table-cell>
          <table:table-cell table:formula="of:=SIN([.F1413])" office:value-type="float" office:value="0.587785170395013" calcext:value-type="float">
            <text:p>0,5877851704</text:p>
          </table:table-cell>
        </table:table-row>
        <table:table-row table:style-name="ro1">
          <table:table-cell table:number-columns-repeated="5"/>
          <table:table-cell table:formula="of:=[.F1413]+3.14159265/50" office:value-type="float" office:value="88.6557445830013" calcext:value-type="float">
            <text:p>88,655744583</text:p>
          </table:table-cell>
          <table:table-cell table:formula="of:=COS([.F1414])" office:value-type="float" office:value="0.770513307348502" calcext:value-type="float">
            <text:p>0,7705133073</text:p>
          </table:table-cell>
          <table:table-cell table:formula="of:=SIN([.F1414])" office:value-type="float" office:value="0.63742391169368" calcext:value-type="float">
            <text:p>0,6374239117</text:p>
          </table:table-cell>
        </table:table-row>
        <table:table-row table:style-name="ro1">
          <table:table-cell table:number-columns-repeated="5"/>
          <table:table-cell table:formula="of:=[.F1414]+3.14159265/50" office:value-type="float" office:value="88.7185764360014" calcext:value-type="float">
            <text:p>88,718576436</text:p>
          </table:table-cell>
          <table:table-cell table:formula="of:=COS([.F1415])" office:value-type="float" office:value="0.728968696816963" calcext:value-type="float">
            <text:p>0,7289686968</text:p>
          </table:table-cell>
          <table:table-cell table:formula="of:=SIN([.F1415])" office:value-type="float" office:value="0.684547032029925" calcext:value-type="float">
            <text:p>0,684547032</text:p>
          </table:table-cell>
        </table:table-row>
        <table:table-row table:style-name="ro1">
          <table:table-cell table:number-columns-repeated="5"/>
          <table:table-cell table:formula="of:=[.F1415]+3.14159265/50" office:value-type="float" office:value="88.7814082890014" calcext:value-type="float">
            <text:p>88,781408289</text:p>
          </table:table-cell>
          <table:table-cell table:formula="of:=COS([.F1416])" office:value-type="float" office:value="0.684547179879778" calcext:value-type="float">
            <text:p>0,6845471799</text:p>
          </table:table-cell>
          <table:table-cell table:formula="of:=SIN([.F1416])" office:value-type="float" office:value="0.728968557976709" calcext:value-type="float">
            <text:p>0,728968558</text:p>
          </table:table-cell>
        </table:table-row>
        <table:table-row table:style-name="ro1">
          <table:table-cell table:number-columns-repeated="5"/>
          <table:table-cell table:formula="of:=[.F1416]+3.14159265/50" office:value-type="float" office:value="88.8442401420014" calcext:value-type="float">
            <text:p>88,844240142</text:p>
          </table:table-cell>
          <table:table-cell table:formula="of:=COS([.F1417])" office:value-type="float" office:value="0.637424067969638" calcext:value-type="float">
            <text:p>0,637424068</text:p>
          </table:table-cell>
          <table:table-cell table:formula="of:=SIN([.F1417])" office:value-type="float" office:value="0.770513178065786" calcext:value-type="float">
            <text:p>0,7705131781</text:p>
          </table:table-cell>
        </table:table-row>
        <table:table-row table:style-name="ro1">
          <table:table-cell table:number-columns-repeated="5"/>
          <table:table-cell table:formula="of:=[.F1417]+3.14159265/50" office:value-type="float" office:value="88.9070719950014" calcext:value-type="float">
            <text:p>88,907071995</text:p>
          </table:table-cell>
          <table:table-cell table:formula="of:=COS([.F1418])" office:value-type="float" office:value="0.587785334480324" calcext:value-type="float">
            <text:p>0,5877853345</text:p>
          </table:table-cell>
          <table:table-cell table:formula="of:=SIN([.F1418])" office:value-type="float" office:value="0.809016934661972" calcext:value-type="float">
            <text:p>0,8090169347</text:p>
          </table:table-cell>
        </table:table-row>
        <table:table-row table:style-name="ro1">
          <table:table-cell table:number-columns-repeated="5"/>
          <table:table-cell table:formula="of:=[.F1418]+3.14159265/50" office:value-type="float" office:value="88.9699038480014" calcext:value-type="float">
            <text:p>88,969903848</text:p>
          </table:table-cell>
          <table:table-cell table:formula="of:=COS([.F1419])" office:value-type="float" office:value="0.535826880814692" calcext:value-type="float">
            <text:p>0,5358268808</text:p>
          </table:table-cell>
          <table:table-cell table:formula="of:=SIN([.F1419])" office:value-type="float" office:value="0.84432787102902" calcext:value-type="float">
            <text:p>0,844327871</text:p>
          </table:table-cell>
        </table:table-row>
        <table:table-row table:style-name="ro1">
          <table:table-cell table:number-columns-repeated="5"/>
          <table:table-cell table:formula="of:=[.F1419]+3.14159265/50" office:value-type="float" office:value="89.0327357010014" calcext:value-type="float">
            <text:p>89,032735701</text:p>
          </table:table-cell>
          <table:table-cell table:formula="of:=COS([.F1420])" office:value-type="float" office:value="0.481753763251331" calcext:value-type="float">
            <text:p>0,4817537633</text:p>
          </table:table-cell>
          <table:table-cell table:formula="of:=SIN([.F1420])" office:value-type="float" office:value="0.876306631033442" calcext:value-type="float">
            <text:p>0,876306631</text:p>
          </table:table-cell>
        </table:table-row>
        <table:table-row table:style-name="ro1">
          <table:table-cell table:number-columns-repeated="5"/>
          <table:table-cell table:formula="of:=[.F1420]+3.14159265/50" office:value-type="float" office:value="89.0955675540014" calcext:value-type="float">
            <text:p>89,095567554</text:p>
          </table:table-cell>
          <table:table-cell table:formula="of:=COS([.F1421])" office:value-type="float" office:value="0.42577938368112" calcext:value-type="float">
            <text:p>0,4257793837</text:p>
          </table:table-cell>
          <table:table-cell table:formula="of:=SIN([.F1421])" office:value-type="float" office:value="0.904827009119492" calcext:value-type="float">
            <text:p>0,9048270091</text:p>
          </table:table-cell>
        </table:table-row>
        <table:table-row table:style-name="ro1">
          <table:table-cell table:number-columns-repeated="5"/>
          <table:table-cell table:formula="of:=[.F1421]+3.14159265/50" office:value-type="float" office:value="89.1583994070014" calcext:value-type="float">
            <text:p>89,158399407</text:p>
          </table:table-cell>
          <table:table-cell table:formula="of:=COS([.F1422])" office:value-type="float" office:value="0.368124647407455" calcext:value-type="float">
            <text:p>0,3681246474</text:p>
          </table:table-cell>
          <table:table-cell table:formula="of:=SIN([.F1422])" office:value-type="float" office:value="0.929776448384846" calcext:value-type="float">
            <text:p>0,9297764484</text:p>
          </table:table-cell>
        </table:table-row>
        <table:table-row table:style-name="ro1">
          <table:table-cell table:number-columns-repeated="5"/>
          <table:table-cell table:formula="of:=[.F1422]+3.14159265/50" office:value-type="float" office:value="89.2212312600014" calcext:value-type="float">
            <text:p>89,22123126</text:p>
          </table:table-cell>
          <table:table-cell table:formula="of:=COS([.F1423])" office:value-type="float" office:value="0.309017091333945" calcext:value-type="float">
            <text:p>0,3090170913</text:p>
          </table:table-cell>
          <table:table-cell table:formula="of:=SIN([.F1423])" office:value-type="float" office:value="0.95105648479126" calcext:value-type="float">
            <text:p>0,9510564848</text:p>
          </table:table-cell>
        </table:table-row>
        <table:table-row table:style-name="ro1">
          <table:table-cell table:number-columns-repeated="5"/>
          <table:table-cell table:formula="of:=[.F1423]+3.14159265/50" office:value-type="float" office:value="89.2840631130014" calcext:value-type="float">
            <text:p>89,284063113</text:p>
          </table:table-cell>
          <table:table-cell table:formula="of:=COS([.F1424])" office:value-type="float" office:value="0.248689985980206" calcext:value-type="float">
            <text:p>0,248689986</text:p>
          </table:table-cell>
          <table:table-cell table:formula="of:=SIN([.F1424])" office:value-type="float" office:value="0.968583135757156" calcext:value-type="float">
            <text:p>0,9685831358</text:p>
          </table:table-cell>
        </table:table-row>
        <table:table-row table:style-name="ro1">
          <table:table-cell table:number-columns-repeated="5"/>
          <table:table-cell table:formula="of:=[.F1424]+3.14159265/50" office:value-type="float" office:value="89.3468949660014" calcext:value-type="float">
            <text:p>89,346894966</text:p>
          </table:table-cell>
          <table:table-cell table:formula="of:=COS([.F1425])" office:value-type="float" office:value="0.187381414869693" calcext:value-type="float">
            <text:p>0,1873814149</text:p>
          </table:table-cell>
          <table:table-cell table:formula="of:=SIN([.F1425])" office:value-type="float" office:value="0.982287231598493" calcext:value-type="float">
            <text:p>0,9822872316</text:p>
          </table:table-cell>
        </table:table-row>
        <table:table-row table:style-name="ro1">
          <table:table-cell table:number-columns-repeated="5"/>
          <table:table-cell table:formula="of:=[.F1425]+3.14159265/50" office:value-type="float" office:value="89.4097268190014" calcext:value-type="float">
            <text:p>89,409726819</text:p>
          </table:table-cell>
          <table:table-cell table:formula="of:=COS([.F1426])" office:value-type="float" office:value="0.125333334922804" calcext:value-type="float">
            <text:p>0,1253333349</text:p>
          </table:table-cell>
          <table:table-cell table:formula="of:=SIN([.F1426])" office:value-type="float" office:value="0.992114688509916" calcext:value-type="float">
            <text:p>0,9921146885</text:p>
          </table:table-cell>
        </table:table-row>
        <table:table-row table:style-name="ro1">
          <table:table-cell table:number-columns-repeated="5"/>
          <table:table-cell table:formula="of:=[.F1426]+3.14159265/50" office:value-type="float" office:value="89.4725586720014" calcext:value-type="float">
            <text:p>89,472558672</text:p>
          </table:table-cell>
          <table:table-cell table:formula="of:=COS([.F1427])" office:value-type="float" office:value="0.062790621563459" calcext:value-type="float">
            <text:p>0,0627906216</text:p>
          </table:table-cell>
          <table:table-cell table:formula="of:=SIN([.F1427])" office:value-type="float" office:value="0.998026722008822" calcext:value-type="float">
            <text:p>0,998026722</text:p>
          </table:table-cell>
        </table:table-row>
        <table:table-row table:style-name="ro1">
          <table:table-cell table:number-columns-repeated="5"/>
          <table:table-cell table:formula="of:=[.F1427]+3.14159265/50" office:value-type="float" office:value="89.5353905250014" calcext:value-type="float">
            <text:p>89,535390525</text:p>
          </table:table-cell>
          <table:table-cell table:formula="of:=COS([.F1428])" office:value-type="float" office:value="0.000000102307675157988" calcext:value-type="float">
            <text:p>1,02307675157988E-007</text:p>
          </table:table-cell>
          <table:table-cell table:formula="of:=SIN([.F1428])" office:value-type="float" office:value="0.999999999999995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428]+3.14159265/50" office:value-type="float" office:value="89.5982223780014" calcext:value-type="float">
            <text:p>89,598222378</text:p>
          </table:table-cell>
          <table:table-cell table:formula="of:=COS([.F1429])" office:value-type="float" office:value="-0.0627904173518703" calcext:value-type="float">
            <text:p>-0,0627904174</text:p>
          </table:table-cell>
          <table:table-cell table:formula="of:=SIN([.F1429])" office:value-type="float" office:value="0.998026734856726" calcext:value-type="float">
            <text:p>0,9980267349</text:p>
          </table:table-cell>
        </table:table-row>
        <table:table-row table:style-name="ro1">
          <table:table-cell table:number-columns-repeated="5"/>
          <table:table-cell table:formula="of:=[.F1429]+3.14159265/50" office:value-type="float" office:value="89.6610542310014" calcext:value-type="float">
            <text:p>89,661054231</text:p>
          </table:table-cell>
          <table:table-cell table:formula="of:=COS([.F1430])" office:value-type="float" office:value="-0.125333131920907" calcext:value-type="float">
            <text:p>-0,1253331319</text:p>
          </table:table-cell>
          <table:table-cell table:formula="of:=SIN([.F1430])" office:value-type="float" office:value="0.99211471415502" calcext:value-type="float">
            <text:p>0,9921147142</text:p>
          </table:table-cell>
        </table:table-row>
        <table:table-row table:style-name="ro1">
          <table:table-cell table:number-columns-repeated="5"/>
          <table:table-cell table:formula="of:=[.F1430]+3.14159265/50" office:value-type="float" office:value="89.7238860840015" calcext:value-type="float">
            <text:p>89,723886084</text:p>
          </table:table-cell>
          <table:table-cell table:formula="of:=COS([.F1431])" office:value-type="float" office:value="-0.187381213878643" calcext:value-type="float">
            <text:p>-0,1873812139</text:p>
          </table:table-cell>
          <table:table-cell table:formula="of:=SIN([.F1431])" office:value-type="float" office:value="0.982287269939586" calcext:value-type="float">
            <text:p>0,9822872699</text:p>
          </table:table-cell>
        </table:table-row>
        <table:table-row table:style-name="ro1">
          <table:table-cell table:number-columns-repeated="5"/>
          <table:table-cell table:formula="of:=[.F1431]+3.14159265/50" office:value-type="float" office:value="89.7867179370015" calcext:value-type="float">
            <text:p>89,786717937</text:p>
          </table:table-cell>
          <table:table-cell table:formula="of:=COS([.F1432])" office:value-type="float" office:value="-0.248689787793224" calcext:value-type="float">
            <text:p>-0,2486897878</text:p>
          </table:table-cell>
          <table:table-cell table:formula="of:=SIN([.F1432])" office:value-type="float" office:value="0.968583186642924" calcext:value-type="float">
            <text:p>0,9685831866</text:p>
          </table:table-cell>
        </table:table-row>
        <table:table-row table:style-name="ro1">
          <table:table-cell table:number-columns-repeated="5"/>
          <table:table-cell table:formula="of:=[.F1432]+3.14159265/50" office:value-type="float" office:value="89.8495497900015" calcext:value-type="float">
            <text:p>89,84954979</text:p>
          </table:table-cell>
          <table:table-cell table:formula="of:=COS([.F1433])" office:value-type="float" office:value="-0.309016896733183" calcext:value-type="float">
            <text:p>-0,3090168967</text:p>
          </table:table-cell>
          <table:table-cell table:formula="of:=SIN([.F1433])" office:value-type="float" office:value="0.951056548020881" calcext:value-type="float">
            <text:p>0,951056548</text:p>
          </table:table-cell>
        </table:table-row>
        <table:table-row table:style-name="ro1">
          <table:table-cell table:number-columns-repeated="5"/>
          <table:table-cell table:formula="of:=[.F1433]+3.14159265/50" office:value-type="float" office:value="89.9123816430015" calcext:value-type="float">
            <text:p>89,912381643</text:p>
          </table:table-cell>
          <table:table-cell table:formula="of:=COS([.F1434])" office:value-type="float" office:value="-0.368124457160913" calcext:value-type="float">
            <text:p>-0,3681244572</text:p>
          </table:table-cell>
          <table:table-cell table:formula="of:=SIN([.F1434])" office:value-type="float" office:value="0.92977652370878" calcext:value-type="float">
            <text:p>0,9297765237</text:p>
          </table:table-cell>
        </table:table-row>
        <table:table-row table:style-name="ro1">
          <table:table-cell table:number-columns-repeated="5"/>
          <table:table-cell table:formula="of:=[.F1434]+3.14159265/50" office:value-type="float" office:value="89.9752134960015" calcext:value-type="float">
            <text:p>89,975213496</text:p>
          </table:table-cell>
          <table:table-cell table:formula="of:=COS([.F1435])" office:value-type="float" office:value="-0.425779198539615" calcext:value-type="float">
            <text:p>-0,4257791985</text:p>
          </table:table-cell>
          <table:table-cell table:formula="of:=SIN([.F1435])" office:value-type="float" office:value="0.904827096240471" calcext:value-type="float">
            <text:p>0,9048270962</text:p>
          </table:table-cell>
        </table:table-row>
        <table:table-row table:style-name="ro1">
          <table:table-cell table:number-columns-repeated="5"/>
          <table:table-cell table:formula="of:=[.F1435]+3.14159265/50" office:value-type="float" office:value="90.0380453490015" calcext:value-type="float">
            <text:p>90,038045349</text:p>
          </table:table-cell>
          <table:table-cell table:formula="of:=COS([.F1436])" office:value-type="float" office:value="-0.481753583945533" calcext:value-type="float">
            <text:p>-0,4817535839</text:p>
          </table:table-cell>
          <table:table-cell table:formula="of:=SIN([.F1436])" office:value-type="float" office:value="0.876306729607638" calcext:value-type="float">
            <text:p>0,8763067296</text:p>
          </table:table-cell>
        </table:table-row>
        <table:table-row table:style-name="ro1">
          <table:table-cell table:number-columns-repeated="5"/>
          <table:table-cell table:formula="of:=[.F1436]+3.14159265/50" office:value-type="float" office:value="90.1008772020015" calcext:value-type="float">
            <text:p>90,100877202</text:p>
          </table:table-cell>
          <table:table-cell table:formula="of:=COS([.F1437])" office:value-type="float" office:value="-0.535826708052238" calcext:value-type="float">
            <text:p>-0,5358267081</text:p>
          </table:table-cell>
          <table:table-cell table:formula="of:=SIN([.F1437])" office:value-type="float" office:value="0.844327980667408" calcext:value-type="float">
            <text:p>0,8443279807</text:p>
          </table:table-cell>
        </table:table-row>
        <table:table-row table:style-name="ro1">
          <table:table-cell table:number-columns-repeated="5"/>
          <table:table-cell table:formula="of:=[.F1437]+3.14159265/50" office:value-type="float" office:value="90.1637090550015" calcext:value-type="float">
            <text:p>90,163709055</text:p>
          </table:table-cell>
          <table:table-cell table:formula="of:=COS([.F1438])" office:value-type="float" office:value="-0.587785168943028" calcext:value-type="float">
            <text:p>-0,5877851689</text:p>
          </table:table-cell>
          <table:table-cell table:formula="of:=SIN([.F1438])" office:value-type="float" office:value="0.809017054931857" calcext:value-type="float">
            <text:p>0,8090170549</text:p>
          </table:table-cell>
        </table:table-row>
        <table:table-row table:style-name="ro1">
          <table:table-cell table:number-columns-repeated="5"/>
          <table:table-cell table:formula="of:=[.F1438]+3.14159265/50" office:value-type="float" office:value="90.2265409080015" calcext:value-type="float">
            <text:p>90,226540908</text:p>
          </table:table-cell>
          <table:table-cell table:formula="of:=COS([.F1439])" office:value-type="float" office:value="-0.637423910310801" calcext:value-type="float">
            <text:p>-0,6374239103</text:p>
          </table:table-cell>
          <table:table-cell table:formula="of:=SIN([.F1439])" office:value-type="float" office:value="0.770513308492519" calcext:value-type="float">
            <text:p>0,7705133085</text:p>
          </table:table-cell>
        </table:table-row>
        <table:table-row table:style-name="ro1">
          <table:table-cell table:number-columns-repeated="5"/>
          <table:table-cell table:formula="of:=[.F1439]+3.14159265/50" office:value-type="float" office:value="90.2893727610015" calcext:value-type="float">
            <text:p>90,289372761</text:p>
          </table:table-cell>
          <table:table-cell table:formula="of:=COS([.F1440])" office:value-type="float" office:value="-0.684547030721607" calcext:value-type="float">
            <text:p>-0,6845470307</text:p>
          </table:table-cell>
          <table:table-cell table:formula="of:=SIN([.F1440])" office:value-type="float" office:value="0.728968698045555" calcext:value-type="float">
            <text:p>0,728968698</text:p>
          </table:table-cell>
        </table:table-row>
        <table:table-row table:style-name="ro1">
          <table:table-cell table:number-columns-repeated="5"/>
          <table:table-cell table:formula="of:=[.F1440]+3.14159265/50" office:value-type="float" office:value="90.3522046140015" calcext:value-type="float">
            <text:p>90,352204614</text:p>
          </table:table-cell>
          <table:table-cell table:formula="of:=COS([.F1441])" office:value-type="float" office:value="-0.728968556748117" calcext:value-type="float">
            <text:p>-0,7289685567</text:p>
          </table:table-cell>
          <table:table-cell table:formula="of:=SIN([.F1441])" office:value-type="float" office:value="0.684547181188096" calcext:value-type="float">
            <text:p>0,6845471812</text:p>
          </table:table-cell>
        </table:table-row>
        <table:table-row table:style-name="ro1">
          <table:table-cell table:number-columns-repeated="5"/>
          <table:table-cell table:formula="of:=[.F1441]+3.14159265/50" office:value-type="float" office:value="90.4150364670015" calcext:value-type="float">
            <text:p>90,415036467</text:p>
          </table:table-cell>
          <table:table-cell table:formula="of:=COS([.F1442])" office:value-type="float" office:value="-0.770513176921769" calcext:value-type="float">
            <text:p>-0,7705131769</text:p>
          </table:table-cell>
          <table:table-cell table:formula="of:=SIN([.F1442])" office:value-type="float" office:value="0.637424069352517" calcext:value-type="float">
            <text:p>0,6374240694</text:p>
          </table:table-cell>
        </table:table-row>
        <table:table-row table:style-name="ro1">
          <table:table-cell table:number-columns-repeated="5"/>
          <table:table-cell table:formula="of:=[.F1442]+3.14159265/50" office:value-type="float" office:value="90.4778683200015" calcext:value-type="float">
            <text:p>90,47786832</text:p>
          </table:table-cell>
          <table:table-cell table:formula="of:=COS([.F1443])" office:value-type="float" office:value="-0.809016933607044" calcext:value-type="float">
            <text:p>-0,8090169336</text:p>
          </table:table-cell>
          <table:table-cell table:formula="of:=SIN([.F1443])" office:value-type="float" office:value="0.587785335932308" calcext:value-type="float">
            <text:p>0,5877853359</text:p>
          </table:table-cell>
        </table:table-row>
        <table:table-row table:style-name="ro1">
          <table:table-cell table:number-columns-repeated="5"/>
          <table:table-cell table:formula="of:=[.F1443]+3.14159265/50" office:value-type="float" office:value="90.5407001730015" calcext:value-type="float">
            <text:p>90,540700173</text:p>
          </table:table-cell>
          <table:table-cell table:formula="of:=COS([.F1444])" office:value-type="float" office:value="-0.844327870067344" calcext:value-type="float">
            <text:p>-0,8443278701</text:p>
          </table:table-cell>
          <table:table-cell table:formula="of:=SIN([.F1444])" office:value-type="float" office:value="0.53582688233005" calcext:value-type="float">
            <text:p>0,5358268823</text:p>
          </table:table-cell>
        </table:table-row>
        <table:table-row table:style-name="ro1">
          <table:table-cell table:number-columns-repeated="5"/>
          <table:table-cell table:formula="of:=[.F1444]+3.14159265/50" office:value-type="float" office:value="90.6035320260015" calcext:value-type="float">
            <text:p>90,603532026</text:p>
          </table:table-cell>
          <table:table-cell table:formula="of:=COS([.F1445])" office:value-type="float" office:value="-0.876306630168813" calcext:value-type="float">
            <text:p>-0,8763066302</text:p>
          </table:table-cell>
          <table:table-cell table:formula="of:=SIN([.F1445])" office:value-type="float" office:value="0.481753764824083" calcext:value-type="float">
            <text:p>0,4817537648</text:p>
          </table:table-cell>
        </table:table-row>
        <table:table-row table:style-name="ro1">
          <table:table-cell table:number-columns-repeated="5"/>
          <table:table-cell table:formula="of:=[.F1445]+3.14159265/50" office:value-type="float" office:value="90.6663638790015" calcext:value-type="float">
            <text:p>90,666363879</text:p>
          </table:table-cell>
          <table:table-cell table:formula="of:=COS([.F1446])" office:value-type="float" office:value="-0.904827008355324" calcext:value-type="float">
            <text:p>-0,9048270084</text:p>
          </table:table-cell>
          <table:table-cell table:formula="of:=SIN([.F1446])" office:value-type="float" office:value="0.425779385305059" calcext:value-type="float">
            <text:p>0,4257793853</text:p>
          </table:table-cell>
        </table:table-row>
        <table:table-row table:style-name="ro1">
          <table:table-cell table:number-columns-repeated="5"/>
          <table:table-cell table:formula="of:=[.F1446]+3.14159265/50" office:value-type="float" office:value="90.7291957320015" calcext:value-type="float">
            <text:p>90,729195732</text:p>
          </table:table-cell>
          <table:table-cell table:formula="of:=COS([.F1447])" office:value-type="float" office:value="-0.929776447724153" calcext:value-type="float">
            <text:p>-0,9297764477</text:p>
          </table:table-cell>
          <table:table-cell table:formula="of:=SIN([.F1447])" office:value-type="float" office:value="0.368124649076172" calcext:value-type="float">
            <text:p>0,3681246491</text:p>
          </table:table-cell>
        </table:table-row>
        <table:table-row table:style-name="ro1">
          <table:table-cell table:number-columns-repeated="5"/>
          <table:table-cell table:formula="of:=[.F1447]+3.14159265/50" office:value-type="float" office:value="90.7920275850016" calcext:value-type="float">
            <text:p>90,792027585</text:p>
          </table:table-cell>
          <table:table-cell table:formula="of:=COS([.F1448])" office:value-type="float" office:value="-0.951056484236651" calcext:value-type="float">
            <text:p>-0,9510564842</text:p>
          </table:table-cell>
          <table:table-cell table:formula="of:=SIN([.F1448])" office:value-type="float" office:value="0.309017093040855" calcext:value-type="float">
            <text:p>0,309017093</text:p>
          </table:table-cell>
        </table:table-row>
        <table:table-row table:style-name="ro1">
          <table:table-cell table:number-columns-repeated="5"/>
          <table:table-cell table:formula="of:=[.F1448]+3.14159265/50" office:value-type="float" office:value="90.8548594380016" calcext:value-type="float">
            <text:p>90,854859438</text:p>
          </table:table-cell>
          <table:table-cell table:formula="of:=COS([.F1449])" office:value-type="float" office:value="-0.968583135310819" calcext:value-type="float">
            <text:p>-0,9685831353</text:p>
          </table:table-cell>
          <table:table-cell table:formula="of:=SIN([.F1449])" office:value-type="float" office:value="0.248689987718572" calcext:value-type="float">
            <text:p>0,2486899877</text:p>
          </table:table-cell>
        </table:table-row>
        <table:table-row table:style-name="ro1">
          <table:table-cell table:number-columns-repeated="5"/>
          <table:table-cell table:formula="of:=[.F1449]+3.14159265/50" office:value-type="float" office:value="90.9176912910016" calcext:value-type="float">
            <text:p>90,917691291</text:p>
          </table:table-cell>
          <table:table-cell table:formula="of:=COS([.F1450])" office:value-type="float" office:value="-0.98228723126219" calcext:value-type="float">
            <text:p>-0,9822872313</text:p>
          </table:table-cell>
          <table:table-cell table:formula="of:=SIN([.F1450])" office:value-type="float" office:value="0.187381416632654" calcext:value-type="float">
            <text:p>0,1873814166</text:p>
          </table:table-cell>
        </table:table-row>
        <table:table-row table:style-name="ro1">
          <table:table-cell table:number-columns-repeated="5"/>
          <table:table-cell table:formula="of:=[.F1450]+3.14159265/50" office:value-type="float" office:value="90.9805231440016" calcext:value-type="float">
            <text:p>90,980523144</text:p>
          </table:table-cell>
          <table:table-cell table:formula="of:=COS([.F1451])" office:value-type="float" office:value="-0.992114688284974" calcext:value-type="float">
            <text:p>-0,9921146883</text:p>
          </table:table-cell>
          <table:table-cell table:formula="of:=SIN([.F1451])" office:value-type="float" office:value="0.125333336703403" calcext:value-type="float">
            <text:p>0,1253333367</text:p>
          </table:table-cell>
        </table:table-row>
        <table:table-row table:style-name="ro1">
          <table:table-cell table:number-columns-repeated="5"/>
          <table:table-cell table:formula="of:=[.F1451]+3.14159265/50" office:value-type="float" office:value="91.0433549970016" calcext:value-type="float">
            <text:p>91,043354997</text:p>
          </table:table-cell>
          <table:table-cell table:formula="of:=COS([.F1452])" office:value-type="float" office:value="-0.998026721896128" calcext:value-type="float">
            <text:p>-0,9980267219</text:p>
          </table:table-cell>
          <table:table-cell table:formula="of:=SIN([.F1452])" office:value-type="float" office:value="0.0627906233546685" calcext:value-type="float">
            <text:p>0,0627906234</text:p>
          </table:table-cell>
        </table:table-row>
        <table:table-row table:style-name="ro1">
          <table:table-cell table:number-columns-repeated="5"/>
          <table:table-cell table:formula="of:=[.F1452]+3.14159265/50" office:value-type="float" office:value="91.1061868500016" calcext:value-type="float">
            <text:p>91,10618685</text:p>
          </table:table-cell>
          <table:table-cell table:formula="of:=COS([.F1453])" office:value-type="float" office:value="-0.999999999999995" calcext:value-type="float">
            <text:p>-1</text:p>
          </table:table-cell>
          <table:table-cell table:formula="of:=SIN([.F1453])" office:value-type="float" office:value="0.000000104102426233693" calcext:value-type="float">
            <text:p>1,04102426233693E-007</text:p>
          </table:table-cell>
        </table:table-row>
        <table:table-row table:style-name="ro1">
          <table:table-cell table:number-columns-repeated="5"/>
          <table:table-cell table:formula="of:=[.F1453]+3.14159265/50" office:value-type="float" office:value="91.1690187030016" calcext:value-type="float">
            <text:p>91,169018703</text:p>
          </table:table-cell>
          <table:table-cell table:formula="of:=COS([.F1454])" office:value-type="float" office:value="-0.998026734969419" calcext:value-type="float">
            <text:p>-0,998026735</text:p>
          </table:table-cell>
          <table:table-cell table:formula="of:=SIN([.F1454])" office:value-type="float" office:value="-0.0627904155606608" calcext:value-type="float">
            <text:p>-0,0627904156</text:p>
          </table:table-cell>
        </table:table-row>
        <table:table-row table:style-name="ro1">
          <table:table-cell table:number-columns-repeated="5"/>
          <table:table-cell table:formula="of:=[.F1454]+3.14159265/50" office:value-type="float" office:value="91.2318505560016" calcext:value-type="float">
            <text:p>91,231850556</text:p>
          </table:table-cell>
          <table:table-cell table:formula="of:=COS([.F1455])" office:value-type="float" office:value="-0.992114714379961" calcext:value-type="float">
            <text:p>-0,9921147144</text:p>
          </table:table-cell>
          <table:table-cell table:formula="of:=SIN([.F1455])" office:value-type="float" office:value="-0.125333130140308" calcext:value-type="float">
            <text:p>-0,1253331301</text:p>
          </table:table-cell>
        </table:table-row>
        <table:table-row table:style-name="ro1">
          <table:table-cell table:number-columns-repeated="5"/>
          <table:table-cell table:formula="of:=[.F1455]+3.14159265/50" office:value-type="float" office:value="91.2946824090016" calcext:value-type="float">
            <text:p>91,294682409</text:p>
          </table:table-cell>
          <table:table-cell table:formula="of:=COS([.F1456])" office:value-type="float" office:value="-0.982287270275889" calcext:value-type="float">
            <text:p>-0,9822872703</text:p>
          </table:table-cell>
          <table:table-cell table:formula="of:=SIN([.F1456])" office:value-type="float" office:value="-0.187381212115682" calcext:value-type="float">
            <text:p>-0,1873812121</text:p>
          </table:table-cell>
        </table:table-row>
        <table:table-row table:style-name="ro1">
          <table:table-cell table:number-columns-repeated="5"/>
          <table:table-cell table:formula="of:=[.F1456]+3.14159265/50" office:value-type="float" office:value="91.3575142620016" calcext:value-type="float">
            <text:p>91,357514262</text:p>
          </table:table-cell>
          <table:table-cell table:formula="of:=COS([.F1457])" office:value-type="float" office:value="-0.96858318708926" calcext:value-type="float">
            <text:p>-0,9685831871</text:p>
          </table:table-cell>
          <table:table-cell table:formula="of:=SIN([.F1457])" office:value-type="float" office:value="-0.248689786054858" calcext:value-type="float">
            <text:p>-0,2486897861</text:p>
          </table:table-cell>
        </table:table-row>
        <table:table-row table:style-name="ro1">
          <table:table-cell table:number-columns-repeated="5"/>
          <table:table-cell table:formula="of:=[.F1457]+3.14159265/50" office:value-type="float" office:value="91.4203461150016" calcext:value-type="float">
            <text:p>91,420346115</text:p>
          </table:table-cell>
          <table:table-cell table:formula="of:=COS([.F1458])" office:value-type="float" office:value="-0.951056548575489" calcext:value-type="float">
            <text:p>-0,9510565486</text:p>
          </table:table-cell>
          <table:table-cell table:formula="of:=SIN([.F1458])" office:value-type="float" office:value="-0.309016895026273" calcext:value-type="float">
            <text:p>-0,309016895</text:p>
          </table:table-cell>
        </table:table-row>
        <table:table-row table:style-name="ro1">
          <table:table-cell table:number-columns-repeated="5"/>
          <table:table-cell table:formula="of:=[.F1458]+3.14159265/50" office:value-type="float" office:value="91.4831779680016" calcext:value-type="float">
            <text:p>91,483177968</text:p>
          </table:table-cell>
          <table:table-cell table:formula="of:=COS([.F1459])" office:value-type="float" office:value="-0.929776524369471" calcext:value-type="float">
            <text:p>-0,9297765244</text:p>
          </table:table-cell>
          <table:table-cell table:formula="of:=SIN([.F1459])" office:value-type="float" office:value="-0.368124455492196" calcext:value-type="float">
            <text:p>-0,3681244555</text:p>
          </table:table-cell>
        </table:table-row>
        <table:table-row table:style-name="ro1">
          <table:table-cell table:number-columns-repeated="5"/>
          <table:table-cell table:formula="of:=[.F1459]+3.14159265/50" office:value-type="float" office:value="91.5460098210016" calcext:value-type="float">
            <text:p>91,546009821</text:p>
          </table:table-cell>
          <table:table-cell table:formula="of:=COS([.F1460])" office:value-type="float" office:value="-0.904827097004639" calcext:value-type="float">
            <text:p>-0,904827097</text:p>
          </table:table-cell>
          <table:table-cell table:formula="of:=SIN([.F1460])" office:value-type="float" office:value="-0.425779196915676" calcext:value-type="float">
            <text:p>-0,4257791969</text:p>
          </table:table-cell>
        </table:table-row>
        <table:table-row table:style-name="ro1">
          <table:table-cell table:number-columns-repeated="5"/>
          <table:table-cell table:formula="of:=[.F1460]+3.14159265/50" office:value-type="float" office:value="91.6088416740016" calcext:value-type="float">
            <text:p>91,608841674</text:p>
          </table:table-cell>
          <table:table-cell table:formula="of:=COS([.F1461])" office:value-type="float" office:value="-0.876306730472266" calcext:value-type="float">
            <text:p>-0,8763067305</text:p>
          </table:table-cell>
          <table:table-cell table:formula="of:=SIN([.F1461])" office:value-type="float" office:value="-0.48175358237278" calcext:value-type="float">
            <text:p>-0,4817535824</text:p>
          </table:table-cell>
        </table:table-row>
        <table:table-row table:style-name="ro1">
          <table:table-cell table:number-columns-repeated="5"/>
          <table:table-cell table:formula="of:=[.F1461]+3.14159265/50" office:value-type="float" office:value="91.6716735270016" calcext:value-type="float">
            <text:p>91,671673527</text:p>
          </table:table-cell>
          <table:table-cell table:formula="of:=COS([.F1462])" office:value-type="float" office:value="-0.844327981629083" calcext:value-type="float">
            <text:p>-0,8443279816</text:p>
          </table:table-cell>
          <table:table-cell table:formula="of:=SIN([.F1462])" office:value-type="float" office:value="-0.535826706536879" calcext:value-type="float">
            <text:p>-0,5358267065</text:p>
          </table:table-cell>
        </table:table-row>
        <table:table-row table:style-name="ro1">
          <table:table-cell table:number-columns-repeated="5"/>
          <table:table-cell table:formula="of:=[.F1462]+3.14159265/50" office:value-type="float" office:value="91.7345053800016" calcext:value-type="float">
            <text:p>91,73450538</text:p>
          </table:table-cell>
          <table:table-cell table:formula="of:=COS([.F1463])" office:value-type="float" office:value="-0.809017055986785" calcext:value-type="float">
            <text:p>-0,809017056</text:p>
          </table:table-cell>
          <table:table-cell table:formula="of:=SIN([.F1463])" office:value-type="float" office:value="-0.587785167491044" calcext:value-type="float">
            <text:p>-0,5877851675</text:p>
          </table:table-cell>
        </table:table-row>
        <table:table-row table:style-name="ro1">
          <table:table-cell table:number-columns-repeated="5"/>
          <table:table-cell table:formula="of:=[.F1463]+3.14159265/50" office:value-type="float" office:value="91.7973372330016" calcext:value-type="float">
            <text:p>91,797337233</text:p>
          </table:table-cell>
          <table:table-cell table:formula="of:=COS([.F1464])" office:value-type="float" office:value="-0.770513309636536" calcext:value-type="float">
            <text:p>-0,7705133096</text:p>
          </table:table-cell>
          <table:table-cell table:formula="of:=SIN([.F1464])" office:value-type="float" office:value="-0.637423908927921" calcext:value-type="float">
            <text:p>-0,6374239089</text:p>
          </table:table-cell>
        </table:table-row>
        <table:table-row table:style-name="ro1">
          <table:table-cell table:number-columns-repeated="5"/>
          <table:table-cell table:formula="of:=[.F1464]+3.14159265/50" office:value-type="float" office:value="91.8601690860016" calcext:value-type="float">
            <text:p>91,860169086</text:p>
          </table:table-cell>
          <table:table-cell table:formula="of:=COS([.F1465])" office:value-type="float" office:value="-0.728968699274146" calcext:value-type="float">
            <text:p>-0,7289686993</text:p>
          </table:table-cell>
          <table:table-cell table:formula="of:=SIN([.F1465])" office:value-type="float" office:value="-0.68454702941329" calcext:value-type="float">
            <text:p>-0,6845470294</text:p>
          </table:table-cell>
        </table:table-row>
        <table:table-row table:style-name="ro1">
          <table:table-cell table:number-columns-repeated="5"/>
          <table:table-cell table:formula="of:=[.F1465]+3.14159265/50" office:value-type="float" office:value="91.9230009390017" calcext:value-type="float">
            <text:p>91,923000939</text:p>
          </table:table-cell>
          <table:table-cell table:formula="of:=COS([.F1466])" office:value-type="float" office:value="-0.684547182496413" calcext:value-type="float">
            <text:p>-0,6845471825</text:p>
          </table:table-cell>
          <table:table-cell table:formula="of:=SIN([.F1466])" office:value-type="float" office:value="-0.728968555519525" calcext:value-type="float">
            <text:p>-0,7289685555</text:p>
          </table:table-cell>
        </table:table-row>
        <table:table-row table:style-name="ro1">
          <table:table-cell table:number-columns-repeated="5"/>
          <table:table-cell table:formula="of:=[.F1466]+3.14159265/50" office:value-type="float" office:value="91.9858327920017" calcext:value-type="float">
            <text:p>91,985832792</text:p>
          </table:table-cell>
          <table:table-cell table:formula="of:=COS([.F1467])" office:value-type="float" office:value="-0.637424070735397" calcext:value-type="float">
            <text:p>-0,6374240707</text:p>
          </table:table-cell>
          <table:table-cell table:formula="of:=SIN([.F1467])" office:value-type="float" office:value="-0.770513175777751" calcext:value-type="float">
            <text:p>-0,7705131758</text:p>
          </table:table-cell>
        </table:table-row>
        <table:table-row table:style-name="ro1">
          <table:table-cell table:number-columns-repeated="5"/>
          <table:table-cell table:formula="of:=[.F1467]+3.14159265/50" office:value-type="float" office:value="92.0486646450017" calcext:value-type="float">
            <text:p>92,048664645</text:p>
          </table:table-cell>
          <table:table-cell table:formula="of:=COS([.F1468])" office:value-type="float" office:value="-0.587785337384292" calcext:value-type="float">
            <text:p>-0,5877853374</text:p>
          </table:table-cell>
          <table:table-cell table:formula="of:=SIN([.F1468])" office:value-type="float" office:value="-0.809016932552115" calcext:value-type="float">
            <text:p>-0,8090169326</text:p>
          </table:table-cell>
        </table:table-row>
        <table:table-row table:style-name="ro1">
          <table:table-cell table:number-columns-repeated="5"/>
          <table:table-cell table:formula="of:=[.F1468]+3.14159265/50" office:value-type="float" office:value="92.1114964980017" calcext:value-type="float">
            <text:p>92,111496498</text:p>
          </table:table-cell>
          <table:table-cell table:formula="of:=COS([.F1469])" office:value-type="float" office:value="-0.535826883845409" calcext:value-type="float">
            <text:p>-0,5358268838</text:p>
          </table:table-cell>
          <table:table-cell table:formula="of:=SIN([.F1469])" office:value-type="float" office:value="-0.844327869105669" calcext:value-type="float">
            <text:p>-0,8443278691</text:p>
          </table:table-cell>
        </table:table-row>
        <table:table-row table:style-name="ro1">
          <table:table-cell table:number-columns-repeated="5"/>
          <table:table-cell table:formula="of:=[.F1469]+3.14159265/50" office:value-type="float" office:value="92.1743283510017" calcext:value-type="float">
            <text:p>92,174328351</text:p>
          </table:table-cell>
          <table:table-cell table:formula="of:=COS([.F1470])" office:value-type="float" office:value="-0.481753766396836" calcext:value-type="float">
            <text:p>-0,4817537664</text:p>
          </table:table-cell>
          <table:table-cell table:formula="of:=SIN([.F1470])" office:value-type="float" office:value="-0.876306629304185" calcext:value-type="float">
            <text:p>-0,8763066293</text:p>
          </table:table-cell>
        </table:table-row>
        <table:table-row table:style-name="ro1">
          <table:table-cell table:number-columns-repeated="5"/>
          <table:table-cell table:formula="of:=[.F1470]+3.14159265/50" office:value-type="float" office:value="92.2371602040017" calcext:value-type="float">
            <text:p>92,237160204</text:p>
          </table:table-cell>
          <table:table-cell table:formula="of:=COS([.F1471])" office:value-type="float" office:value="-0.425779386928998" calcext:value-type="float">
            <text:p>-0,4257793869</text:p>
          </table:table-cell>
          <table:table-cell table:formula="of:=SIN([.F1471])" office:value-type="float" office:value="-0.904827007591156" calcext:value-type="float">
            <text:p>-0,9048270076</text:p>
          </table:table-cell>
        </table:table-row>
        <table:table-row table:style-name="ro1">
          <table:table-cell table:number-columns-repeated="5"/>
          <table:table-cell table:formula="of:=[.F1471]+3.14159265/50" office:value-type="float" office:value="92.2999920570017" calcext:value-type="float">
            <text:p>92,299992057</text:p>
          </table:table-cell>
          <table:table-cell table:formula="of:=COS([.F1472])" office:value-type="float" office:value="-0.368124650744889" calcext:value-type="float">
            <text:p>-0,3681246507</text:p>
          </table:table-cell>
          <table:table-cell table:formula="of:=SIN([.F1472])" office:value-type="float" office:value="-0.929776447063461" calcext:value-type="float">
            <text:p>-0,9297764471</text:p>
          </table:table-cell>
        </table:table-row>
        <table:table-row table:style-name="ro1">
          <table:table-cell table:number-columns-repeated="5"/>
          <table:table-cell table:formula="of:=[.F1472]+3.14159265/50" office:value-type="float" office:value="92.3628239100017" calcext:value-type="float">
            <text:p>92,36282391</text:p>
          </table:table-cell>
          <table:table-cell table:formula="of:=COS([.F1473])" office:value-type="float" office:value="-0.309017094747764" calcext:value-type="float">
            <text:p>-0,3090170947</text:p>
          </table:table-cell>
          <table:table-cell table:formula="of:=SIN([.F1473])" office:value-type="float" office:value="-0.951056483682043" calcext:value-type="float">
            <text:p>-0,9510564837</text:p>
          </table:table-cell>
        </table:table-row>
        <table:table-row table:style-name="ro1">
          <table:table-cell table:number-columns-repeated="5"/>
          <table:table-cell table:formula="of:=[.F1473]+3.14159265/50" office:value-type="float" office:value="92.4256557630017" calcext:value-type="float">
            <text:p>92,425655763</text:p>
          </table:table-cell>
          <table:table-cell table:formula="of:=COS([.F1474])" office:value-type="float" office:value="-0.248689989456938" calcext:value-type="float">
            <text:p>-0,2486899895</text:p>
          </table:table-cell>
          <table:table-cell table:formula="of:=SIN([.F1474])" office:value-type="float" office:value="-0.968583134864482" calcext:value-type="float">
            <text:p>-0,9685831349</text:p>
          </table:table-cell>
        </table:table-row>
        <table:table-row table:style-name="ro1">
          <table:table-cell table:number-columns-repeated="5"/>
          <table:table-cell table:formula="of:=[.F1474]+3.14159265/50" office:value-type="float" office:value="92.4884876160017" calcext:value-type="float">
            <text:p>92,488487616</text:p>
          </table:table-cell>
          <table:table-cell table:formula="of:=COS([.F1475])" office:value-type="float" office:value="-0.187381418395615" calcext:value-type="float">
            <text:p>-0,1873814184</text:p>
          </table:table-cell>
          <table:table-cell table:formula="of:=SIN([.F1475])" office:value-type="float" office:value="-0.982287230925887" calcext:value-type="float">
            <text:p>-0,9822872309</text:p>
          </table:table-cell>
        </table:table-row>
        <table:table-row table:style-name="ro1">
          <table:table-cell table:number-columns-repeated="5"/>
          <table:table-cell table:formula="of:=[.F1475]+3.14159265/50" office:value-type="float" office:value="92.5513194690017" calcext:value-type="float">
            <text:p>92,551319469</text:p>
          </table:table-cell>
          <table:table-cell table:formula="of:=COS([.F1476])" office:value-type="float" office:value="-0.125333338484002" calcext:value-type="float">
            <text:p>-0,1253333385</text:p>
          </table:table-cell>
          <table:table-cell table:formula="of:=SIN([.F1476])" office:value-type="float" office:value="-0.992114688060032" calcext:value-type="float">
            <text:p>-0,9921146881</text:p>
          </table:table-cell>
        </table:table-row>
        <table:table-row table:style-name="ro1">
          <table:table-cell table:number-columns-repeated="5"/>
          <table:table-cell table:formula="of:=[.F1476]+3.14159265/50" office:value-type="float" office:value="92.6141513220017" calcext:value-type="float">
            <text:p>92,614151322</text:p>
          </table:table-cell>
          <table:table-cell table:formula="of:=COS([.F1477])" office:value-type="float" office:value="-0.0627906251458781" calcext:value-type="float">
            <text:p>-0,0627906251</text:p>
          </table:table-cell>
          <table:table-cell table:formula="of:=SIN([.F1477])" office:value-type="float" office:value="-0.998026721783435" calcext:value-type="float">
            <text:p>-0,9980267218</text:p>
          </table:table-cell>
        </table:table-row>
        <table:table-row table:style-name="ro1">
          <table:table-cell table:number-columns-repeated="5"/>
          <table:table-cell table:formula="of:=[.F1477]+3.14159265/50" office:value-type="float" office:value="92.6769831750017" calcext:value-type="float">
            <text:p>92,676983175</text:p>
          </table:table-cell>
          <table:table-cell table:formula="of:=COS([.F1478])" office:value-type="float" office:value="-0.000000105897177309397" calcext:value-type="float">
            <text:p>-1,05897177309397E-007</text:p>
          </table:table-cell>
          <table:table-cell table:formula="of:=SIN([.F1478])" office:value-type="float" office:value="-0.999999999999994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478]+3.14159265/50" office:value-type="float" office:value="92.7398150280017" calcext:value-type="float">
            <text:p>92,739815028</text:p>
          </table:table-cell>
          <table:table-cell table:formula="of:=COS([.F1479])" office:value-type="float" office:value="0.0627904137694512" calcext:value-type="float">
            <text:p>0,0627904138</text:p>
          </table:table-cell>
          <table:table-cell table:formula="of:=SIN([.F1479])" office:value-type="float" office:value="-0.998026735082112" calcext:value-type="float">
            <text:p>-0,9980267351</text:p>
          </table:table-cell>
        </table:table-row>
        <table:table-row table:style-name="ro1">
          <table:table-cell table:number-columns-repeated="5"/>
          <table:table-cell table:formula="of:=[.F1479]+3.14159265/50" office:value-type="float" office:value="92.8026468810017" calcext:value-type="float">
            <text:p>92,802646881</text:p>
          </table:table-cell>
          <table:table-cell table:formula="of:=COS([.F1480])" office:value-type="float" office:value="0.125333128359709" calcext:value-type="float">
            <text:p>0,1253331284</text:p>
          </table:table-cell>
          <table:table-cell table:formula="of:=SIN([.F1480])" office:value-type="float" office:value="-0.992114714604903" calcext:value-type="float">
            <text:p>-0,9921147146</text:p>
          </table:table-cell>
        </table:table-row>
        <table:table-row table:style-name="ro1">
          <table:table-cell table:number-columns-repeated="5"/>
          <table:table-cell table:formula="of:=[.F1480]+3.14159265/50" office:value-type="float" office:value="92.8654787340017" calcext:value-type="float">
            <text:p>92,865478734</text:p>
          </table:table-cell>
          <table:table-cell table:formula="of:=COS([.F1481])" office:value-type="float" office:value="0.187381210352721" calcext:value-type="float">
            <text:p>0,1873812104</text:p>
          </table:table-cell>
          <table:table-cell table:formula="of:=SIN([.F1481])" office:value-type="float" office:value="-0.982287270612192" calcext:value-type="float">
            <text:p>-0,9822872706</text:p>
          </table:table-cell>
        </table:table-row>
        <table:table-row table:style-name="ro1">
          <table:table-cell table:number-columns-repeated="5"/>
          <table:table-cell table:formula="of:=[.F1481]+3.14159265/50" office:value-type="float" office:value="92.9283105870018" calcext:value-type="float">
            <text:p>92,928310587</text:p>
          </table:table-cell>
          <table:table-cell table:formula="of:=COS([.F1482])" office:value-type="float" office:value="0.248689784316492" calcext:value-type="float">
            <text:p>0,2486897843</text:p>
          </table:table-cell>
          <table:table-cell table:formula="of:=SIN([.F1482])" office:value-type="float" office:value="-0.968583187535597" calcext:value-type="float">
            <text:p>-0,9685831875</text:p>
          </table:table-cell>
        </table:table-row>
        <table:table-row table:style-name="ro1">
          <table:table-cell table:number-columns-repeated="5"/>
          <table:table-cell table:formula="of:=[.F1482]+3.14159265/50" office:value-type="float" office:value="92.9911424400018" calcext:value-type="float">
            <text:p>92,99114244</text:p>
          </table:table-cell>
          <table:table-cell table:formula="of:=COS([.F1483])" office:value-type="float" office:value="0.309016893319363" calcext:value-type="float">
            <text:p>0,3090168933</text:p>
          </table:table-cell>
          <table:table-cell table:formula="of:=SIN([.F1483])" office:value-type="float" office:value="-0.951056549130097" calcext:value-type="float">
            <text:p>-0,9510565491</text:p>
          </table:table-cell>
        </table:table-row>
        <table:table-row table:style-name="ro1">
          <table:table-cell table:number-columns-repeated="5"/>
          <table:table-cell table:formula="of:=[.F1483]+3.14159265/50" office:value-type="float" office:value="93.0539742930018" calcext:value-type="float">
            <text:p>93,053974293</text:p>
          </table:table-cell>
          <table:table-cell table:formula="of:=COS([.F1484])" office:value-type="float" office:value="0.368124453823478" calcext:value-type="float">
            <text:p>0,3681244538</text:p>
          </table:table-cell>
          <table:table-cell table:formula="of:=SIN([.F1484])" office:value-type="float" office:value="-0.929776525030163" calcext:value-type="float">
            <text:p>-0,929776525</text:p>
          </table:table-cell>
        </table:table-row>
        <table:table-row table:style-name="ro1">
          <table:table-cell table:number-columns-repeated="5"/>
          <table:table-cell table:formula="of:=[.F1484]+3.14159265/50" office:value-type="float" office:value="93.1168061460018" calcext:value-type="float">
            <text:p>93,116806146</text:p>
          </table:table-cell>
          <table:table-cell table:formula="of:=COS([.F1485])" office:value-type="float" office:value="0.425779195291736" calcext:value-type="float">
            <text:p>0,4257791953</text:p>
          </table:table-cell>
          <table:table-cell table:formula="of:=SIN([.F1485])" office:value-type="float" office:value="-0.904827097768806" calcext:value-type="float">
            <text:p>-0,9048270978</text:p>
          </table:table-cell>
        </table:table-row>
        <table:table-row table:style-name="ro1">
          <table:table-cell table:number-columns-repeated="5"/>
          <table:table-cell table:formula="of:=[.F1485]+3.14159265/50" office:value-type="float" office:value="93.1796379990018" calcext:value-type="float">
            <text:p>93,179637999</text:p>
          </table:table-cell>
          <table:table-cell table:formula="of:=COS([.F1486])" office:value-type="float" office:value="0.481753580800028" calcext:value-type="float">
            <text:p>0,4817535808</text:p>
          </table:table-cell>
          <table:table-cell table:formula="of:=SIN([.F1486])" office:value-type="float" office:value="-0.876306731336894" calcext:value-type="float">
            <text:p>-0,8763067313</text:p>
          </table:table-cell>
        </table:table-row>
        <table:table-row table:style-name="ro1">
          <table:table-cell table:number-columns-repeated="5"/>
          <table:table-cell table:formula="of:=[.F1486]+3.14159265/50" office:value-type="float" office:value="93.2424698520018" calcext:value-type="float">
            <text:p>93,242469852</text:p>
          </table:table-cell>
          <table:table-cell table:formula="of:=COS([.F1487])" office:value-type="float" office:value="0.535826705021521" calcext:value-type="float">
            <text:p>0,535826705</text:p>
          </table:table-cell>
          <table:table-cell table:formula="of:=SIN([.F1487])" office:value-type="float" office:value="-0.844327982590759" calcext:value-type="float">
            <text:p>-0,8443279826</text:p>
          </table:table-cell>
        </table:table-row>
        <table:table-row table:style-name="ro1">
          <table:table-cell table:number-columns-repeated="5"/>
          <table:table-cell table:formula="of:=[.F1487]+3.14159265/50" office:value-type="float" office:value="93.3053017050018" calcext:value-type="float">
            <text:p>93,305301705</text:p>
          </table:table-cell>
          <table:table-cell table:formula="of:=COS([.F1488])" office:value-type="float" office:value="0.58778516603906" calcext:value-type="float">
            <text:p>0,587785166</text:p>
          </table:table-cell>
          <table:table-cell table:formula="of:=SIN([.F1488])" office:value-type="float" office:value="-0.809017057041713" calcext:value-type="float">
            <text:p>-0,809017057</text:p>
          </table:table-cell>
        </table:table-row>
        <table:table-row table:style-name="ro1">
          <table:table-cell table:number-columns-repeated="5"/>
          <table:table-cell table:formula="of:=[.F1488]+3.14159265/50" office:value-type="float" office:value="93.3681335580018" calcext:value-type="float">
            <text:p>93,368133558</text:p>
          </table:table-cell>
          <table:table-cell table:formula="of:=COS([.F1489])" office:value-type="float" office:value="0.637423907545042" calcext:value-type="float">
            <text:p>0,6374239075</text:p>
          </table:table-cell>
          <table:table-cell table:formula="of:=SIN([.F1489])" office:value-type="float" office:value="-0.770513310780554" calcext:value-type="float">
            <text:p>-0,7705133108</text:p>
          </table:table-cell>
        </table:table-row>
        <table:table-row table:style-name="ro1">
          <table:table-cell table:number-columns-repeated="5"/>
          <table:table-cell table:formula="of:=[.F1489]+3.14159265/50" office:value-type="float" office:value="93.4309654110018" calcext:value-type="float">
            <text:p>93,430965411</text:p>
          </table:table-cell>
          <table:table-cell table:formula="of:=COS([.F1490])" office:value-type="float" office:value="0.684547028104972" calcext:value-type="float">
            <text:p>0,6845470281</text:p>
          </table:table-cell>
          <table:table-cell table:formula="of:=SIN([.F1490])" office:value-type="float" office:value="-0.728968700502738" calcext:value-type="float">
            <text:p>-0,7289687005</text:p>
          </table:table-cell>
        </table:table-row>
        <table:table-row table:style-name="ro1">
          <table:table-cell table:number-columns-repeated="5"/>
          <table:table-cell table:formula="of:=[.F1490]+3.14159265/50" office:value-type="float" office:value="93.4937972640018" calcext:value-type="float">
            <text:p>93,493797264</text:p>
          </table:table-cell>
          <table:table-cell table:formula="of:=COS([.F1491])" office:value-type="float" office:value="0.728968554290933" calcext:value-type="float">
            <text:p>0,7289685543</text:p>
          </table:table-cell>
          <table:table-cell table:formula="of:=SIN([.F1491])" office:value-type="float" office:value="-0.68454718380473" calcext:value-type="float">
            <text:p>-0,6845471838</text:p>
          </table:table-cell>
        </table:table-row>
        <table:table-row table:style-name="ro1">
          <table:table-cell table:number-columns-repeated="5"/>
          <table:table-cell table:formula="of:=[.F1491]+3.14159265/50" office:value-type="float" office:value="93.5566291170018" calcext:value-type="float">
            <text:p>93,556629117</text:p>
          </table:table-cell>
          <table:table-cell table:formula="of:=COS([.F1492])" office:value-type="float" office:value="0.770513174633734" calcext:value-type="float">
            <text:p>0,7705131746</text:p>
          </table:table-cell>
          <table:table-cell table:formula="of:=SIN([.F1492])" office:value-type="float" office:value="-0.637424072118276" calcext:value-type="float">
            <text:p>-0,6374240721</text:p>
          </table:table-cell>
        </table:table-row>
        <table:table-row table:style-name="ro1">
          <table:table-cell table:number-columns-repeated="5"/>
          <table:table-cell table:formula="of:=[.F1492]+3.14159265/50" office:value-type="float" office:value="93.6194609700018" calcext:value-type="float">
            <text:p>93,61946097</text:p>
          </table:table-cell>
          <table:table-cell table:formula="of:=COS([.F1493])" office:value-type="float" office:value="0.809016931497187" calcext:value-type="float">
            <text:p>0,8090169315</text:p>
          </table:table-cell>
          <table:table-cell table:formula="of:=SIN([.F1493])" office:value-type="float" office:value="-0.587785338836276" calcext:value-type="float">
            <text:p>-0,5877853388</text:p>
          </table:table-cell>
        </table:table-row>
        <table:table-row table:style-name="ro1">
          <table:table-cell table:number-columns-repeated="5"/>
          <table:table-cell table:formula="of:=[.F1493]+3.14159265/50" office:value-type="float" office:value="93.6822928230018" calcext:value-type="float">
            <text:p>93,682292823</text:p>
          </table:table-cell>
          <table:table-cell table:formula="of:=COS([.F1494])" office:value-type="float" office:value="0.844327868143993" calcext:value-type="float">
            <text:p>0,8443278681</text:p>
          </table:table-cell>
          <table:table-cell table:formula="of:=SIN([.F1494])" office:value-type="float" office:value="-0.535826885360767" calcext:value-type="float">
            <text:p>-0,5358268854</text:p>
          </table:table-cell>
        </table:table-row>
        <table:table-row table:style-name="ro1">
          <table:table-cell table:number-columns-repeated="5"/>
          <table:table-cell table:formula="of:=[.F1494]+3.14159265/50" office:value-type="float" office:value="93.7451246760018" calcext:value-type="float">
            <text:p>93,745124676</text:p>
          </table:table-cell>
          <table:table-cell table:formula="of:=COS([.F1495])" office:value-type="float" office:value="0.876306628439557" calcext:value-type="float">
            <text:p>0,8763066284</text:p>
          </table:table-cell>
          <table:table-cell table:formula="of:=SIN([.F1495])" office:value-type="float" office:value="-0.481753767969588" calcext:value-type="float">
            <text:p>-0,481753768</text:p>
          </table:table-cell>
        </table:table-row>
        <table:table-row table:style-name="ro1">
          <table:table-cell table:number-columns-repeated="5"/>
          <table:table-cell table:formula="of:=[.F1495]+3.14159265/50" office:value-type="float" office:value="93.8079565290018" calcext:value-type="float">
            <text:p>93,807956529</text:p>
          </table:table-cell>
          <table:table-cell table:formula="of:=COS([.F1496])" office:value-type="float" office:value="0.904827006826988" calcext:value-type="float">
            <text:p>0,9048270068</text:p>
          </table:table-cell>
          <table:table-cell table:formula="of:=SIN([.F1496])" office:value-type="float" office:value="-0.425779388552937" calcext:value-type="float">
            <text:p>-0,4257793886</text:p>
          </table:table-cell>
        </table:table-row>
        <table:table-row table:style-name="ro1">
          <table:table-cell table:number-columns-repeated="5"/>
          <table:table-cell table:formula="of:=[.F1496]+3.14159265/50" office:value-type="float" office:value="93.8707883820018" calcext:value-type="float">
            <text:p>93,870788382</text:p>
          </table:table-cell>
          <table:table-cell table:formula="of:=COS([.F1497])" office:value-type="float" office:value="0.929776446402769" calcext:value-type="float">
            <text:p>0,9297764464</text:p>
          </table:table-cell>
          <table:table-cell table:formula="of:=SIN([.F1497])" office:value-type="float" office:value="-0.368124652413606" calcext:value-type="float">
            <text:p>-0,3681246524</text:p>
          </table:table-cell>
        </table:table-row>
        <table:table-row table:style-name="ro1">
          <table:table-cell table:number-columns-repeated="5"/>
          <table:table-cell table:formula="of:=[.F1497]+3.14159265/50" office:value-type="float" office:value="93.9336202350019" calcext:value-type="float">
            <text:p>93,933620235</text:p>
          </table:table-cell>
          <table:table-cell table:formula="of:=COS([.F1498])" office:value-type="float" office:value="0.951056483127434" calcext:value-type="float">
            <text:p>0,9510564831</text:p>
          </table:table-cell>
          <table:table-cell table:formula="of:=SIN([.F1498])" office:value-type="float" office:value="-0.309017096454674" calcext:value-type="float">
            <text:p>-0,3090170965</text:p>
          </table:table-cell>
        </table:table-row>
        <table:table-row table:style-name="ro1">
          <table:table-cell table:number-columns-repeated="5"/>
          <table:table-cell table:formula="of:=[.F1498]+3.14159265/50" office:value-type="float" office:value="93.9964520880018" calcext:value-type="float">
            <text:p>93,996452088</text:p>
          </table:table-cell>
          <table:table-cell table:formula="of:=COS([.F1499])" office:value-type="float" office:value="0.968583134418146" calcext:value-type="float">
            <text:p>0,9685831344</text:p>
          </table:table-cell>
          <table:table-cell table:formula="of:=SIN([.F1499])" office:value-type="float" office:value="-0.248689991195303" calcext:value-type="float">
            <text:p>-0,2486899912</text:p>
          </table:table-cell>
        </table:table-row>
        <table:table-row table:style-name="ro1">
          <table:table-cell table:number-columns-repeated="5"/>
          <table:table-cell table:formula="of:=[.F1499]+3.14159265/50" office:value-type="float" office:value="94.0592839410019" calcext:value-type="float">
            <text:p>94,059283941</text:p>
          </table:table-cell>
          <table:table-cell table:formula="of:=COS([.F1500])" office:value-type="float" office:value="0.982287230589584" calcext:value-type="float">
            <text:p>0,9822872306</text:p>
          </table:table-cell>
          <table:table-cell table:formula="of:=SIN([.F1500])" office:value-type="float" office:value="-0.187381420158576" calcext:value-type="float">
            <text:p>-0,1873814202</text:p>
          </table:table-cell>
        </table:table-row>
        <table:table-row table:style-name="ro1">
          <table:table-cell table:number-columns-repeated="5"/>
          <table:table-cell table:formula="of:=[.F1500]+3.14159265/50" office:value-type="float" office:value="94.1221157940019" calcext:value-type="float">
            <text:p>94,122115794</text:p>
          </table:table-cell>
          <table:table-cell table:formula="of:=COS([.F1501])" office:value-type="float" office:value="0.99211468783509" calcext:value-type="float">
            <text:p>0,9921146878</text:p>
          </table:table-cell>
          <table:table-cell table:formula="of:=SIN([.F1501])" office:value-type="float" office:value="-0.125333340264601" calcext:value-type="float">
            <text:p>-0,1253333403</text:p>
          </table:table-cell>
        </table:table-row>
        <table:table-row table:style-name="ro1">
          <table:table-cell table:number-columns-repeated="5"/>
          <table:table-cell table:formula="of:=[.F1501]+3.14159265/50" office:value-type="float" office:value="94.1849476470019" calcext:value-type="float">
            <text:p>94,184947647</text:p>
          </table:table-cell>
          <table:table-cell table:formula="of:=COS([.F1502])" office:value-type="float" office:value="0.998026721670741" calcext:value-type="float">
            <text:p>0,9980267217</text:p>
          </table:table-cell>
          <table:table-cell table:formula="of:=SIN([.F1502])" office:value-type="float" office:value="-0.0627906269370876" calcext:value-type="float">
            <text:p>-0,0627906269</text:p>
          </table:table-cell>
        </table:table-row>
        <table:table-row table:style-name="ro1">
          <table:table-cell table:number-columns-repeated="5"/>
          <table:table-cell table:formula="of:=[.F1502]+3.14159265/50" office:value-type="float" office:value="94.2477795000019" calcext:value-type="float">
            <text:p>94,2477795</text:p>
          </table:table-cell>
          <table:table-cell table:formula="of:=COS([.F1503])" office:value-type="float" office:value="0.999999999999994" calcext:value-type="float">
            <text:p>1</text:p>
          </table:table-cell>
          <table:table-cell table:formula="of:=SIN([.F1503])" office:value-type="float" office:value="-0.000000107691928385102" calcext:value-type="float">
            <text:p>-1,07691928385102E-007</text:p>
          </table:table-cell>
        </table:table-row>
        <table:table-row table:style-name="ro1">
          <table:table-cell table:number-columns-repeated="5"/>
          <table:table-cell table:formula="of:=[.F1503]+3.14159265/50" office:value-type="float" office:value="94.3106113530019" calcext:value-type="float">
            <text:p>94,310611353</text:p>
          </table:table-cell>
          <table:table-cell table:formula="of:=COS([.F1504])" office:value-type="float" office:value="0.998026735194806" calcext:value-type="float">
            <text:p>0,9980267352</text:p>
          </table:table-cell>
          <table:table-cell table:formula="of:=SIN([.F1504])" office:value-type="float" office:value="0.0627904119782417" calcext:value-type="float">
            <text:p>0,062790412</text:p>
          </table:table-cell>
        </table:table-row>
        <table:table-row table:style-name="ro1">
          <table:table-cell table:number-columns-repeated="5"/>
          <table:table-cell table:formula="of:=[.F1504]+3.14159265/50" office:value-type="float" office:value="94.3734432060019" calcext:value-type="float">
            <text:p>94,373443206</text:p>
          </table:table-cell>
          <table:table-cell table:formula="of:=COS([.F1505])" office:value-type="float" office:value="0.992114714829845" calcext:value-type="float">
            <text:p>0,9921147148</text:p>
          </table:table-cell>
          <table:table-cell table:formula="of:=SIN([.F1505])" office:value-type="float" office:value="0.12533312657911" calcext:value-type="float">
            <text:p>0,1253331266</text:p>
          </table:table-cell>
        </table:table-row>
        <table:table-row table:style-name="ro1">
          <table:table-cell table:number-columns-repeated="5"/>
          <table:table-cell table:formula="of:=[.F1505]+3.14159265/50" office:value-type="float" office:value="94.4362750590019" calcext:value-type="float">
            <text:p>94,436275059</text:p>
          </table:table-cell>
          <table:table-cell table:formula="of:=COS([.F1506])" office:value-type="float" office:value="0.982287270948494" calcext:value-type="float">
            <text:p>0,9822872709</text:p>
          </table:table-cell>
          <table:table-cell table:formula="of:=SIN([.F1506])" office:value-type="float" office:value="0.18738120858976" calcext:value-type="float">
            <text:p>0,1873812086</text:p>
          </table:table-cell>
        </table:table-row>
        <table:table-row table:style-name="ro1">
          <table:table-cell table:number-columns-repeated="5"/>
          <table:table-cell table:formula="of:=[.F1506]+3.14159265/50" office:value-type="float" office:value="94.4991069120019" calcext:value-type="float">
            <text:p>94,499106912</text:p>
          </table:table-cell>
          <table:table-cell table:formula="of:=COS([.F1507])" office:value-type="float" office:value="0.968583187981933" calcext:value-type="float">
            <text:p>0,968583188</text:p>
          </table:table-cell>
          <table:table-cell table:formula="of:=SIN([.F1507])" office:value-type="float" office:value="0.248689782578126" calcext:value-type="float">
            <text:p>0,2486897826</text:p>
          </table:table-cell>
        </table:table-row>
        <table:table-row table:style-name="ro1">
          <table:table-cell table:number-columns-repeated="5"/>
          <table:table-cell table:formula="of:=[.F1507]+3.14159265/50" office:value-type="float" office:value="94.5619387650019" calcext:value-type="float">
            <text:p>94,561938765</text:p>
          </table:table-cell>
          <table:table-cell table:formula="of:=COS([.F1508])" office:value-type="float" office:value="0.951056549684706" calcext:value-type="float">
            <text:p>0,9510565497</text:p>
          </table:table-cell>
          <table:table-cell table:formula="of:=SIN([.F1508])" office:value-type="float" office:value="0.309016891612453" calcext:value-type="float">
            <text:p>0,3090168916</text:p>
          </table:table-cell>
        </table:table-row>
        <table:table-row table:style-name="ro1">
          <table:table-cell table:number-columns-repeated="5"/>
          <table:table-cell table:formula="of:=[.F1508]+3.14159265/50" office:value-type="float" office:value="94.6247706180019" calcext:value-type="float">
            <text:p>94,624770618</text:p>
          </table:table-cell>
          <table:table-cell table:formula="of:=COS([.F1509])" office:value-type="float" office:value="0.929776525690855" calcext:value-type="float">
            <text:p>0,9297765257</text:p>
          </table:table-cell>
          <table:table-cell table:formula="of:=SIN([.F1509])" office:value-type="float" office:value="0.368124452154761" calcext:value-type="float">
            <text:p>0,3681244522</text:p>
          </table:table-cell>
        </table:table-row>
        <table:table-row table:style-name="ro1">
          <table:table-cell table:number-columns-repeated="5"/>
          <table:table-cell table:formula="of:=[.F1509]+3.14159265/50" office:value-type="float" office:value="94.6876024710019" calcext:value-type="float">
            <text:p>94,687602471</text:p>
          </table:table-cell>
          <table:table-cell table:formula="of:=COS([.F1510])" office:value-type="float" office:value="0.904827098532974" calcext:value-type="float">
            <text:p>0,9048270985</text:p>
          </table:table-cell>
          <table:table-cell table:formula="of:=SIN([.F1510])" office:value-type="float" office:value="0.425779193667797" calcext:value-type="float">
            <text:p>0,4257791937</text:p>
          </table:table-cell>
        </table:table-row>
        <table:table-row table:style-name="ro1">
          <table:table-cell table:number-columns-repeated="5"/>
          <table:table-cell table:formula="of:=[.F1510]+3.14159265/50" office:value-type="float" office:value="94.7504343240019" calcext:value-type="float">
            <text:p>94,750434324</text:p>
          </table:table-cell>
          <table:table-cell table:formula="of:=COS([.F1511])" office:value-type="float" office:value="0.876306732201522" calcext:value-type="float">
            <text:p>0,8763067322</text:p>
          </table:table-cell>
          <table:table-cell table:formula="of:=SIN([.F1511])" office:value-type="float" office:value="0.481753579227275" calcext:value-type="float">
            <text:p>0,4817535792</text:p>
          </table:table-cell>
        </table:table-row>
        <table:table-row table:style-name="ro1">
          <table:table-cell table:number-columns-repeated="5"/>
          <table:table-cell table:formula="of:=[.F1511]+3.14159265/50" office:value-type="float" office:value="94.8132661770019" calcext:value-type="float">
            <text:p>94,813266177</text:p>
          </table:table-cell>
          <table:table-cell table:formula="of:=COS([.F1512])" office:value-type="float" office:value="0.844327983552434" calcext:value-type="float">
            <text:p>0,8443279836</text:p>
          </table:table-cell>
          <table:table-cell table:formula="of:=SIN([.F1512])" office:value-type="float" office:value="0.535826703506162" calcext:value-type="float">
            <text:p>0,5358267035</text:p>
          </table:table-cell>
        </table:table-row>
        <table:table-row table:style-name="ro1">
          <table:table-cell table:number-columns-repeated="5"/>
          <table:table-cell table:formula="of:=[.F1512]+3.14159265/50" office:value-type="float" office:value="94.8760980300019" calcext:value-type="float">
            <text:p>94,87609803</text:p>
          </table:table-cell>
          <table:table-cell table:formula="of:=COS([.F1513])" office:value-type="float" office:value="0.809017058096641" calcext:value-type="float">
            <text:p>0,8090170581</text:p>
          </table:table-cell>
          <table:table-cell table:formula="of:=SIN([.F1513])" office:value-type="float" office:value="0.587785164587076" calcext:value-type="float">
            <text:p>0,5877851646</text:p>
          </table:table-cell>
        </table:table-row>
        <table:table-row table:style-name="ro1">
          <table:table-cell table:number-columns-repeated="5"/>
          <table:table-cell table:formula="of:=[.F1513]+3.14159265/50" office:value-type="float" office:value="94.9389298830019" calcext:value-type="float">
            <text:p>94,938929883</text:p>
          </table:table-cell>
          <table:table-cell table:formula="of:=COS([.F1514])" office:value-type="float" office:value="0.770513311924571" calcext:value-type="float">
            <text:p>0,7705133119</text:p>
          </table:table-cell>
          <table:table-cell table:formula="of:=SIN([.F1514])" office:value-type="float" office:value="0.637423906162162" calcext:value-type="float">
            <text:p>0,6374239062</text:p>
          </table:table-cell>
        </table:table-row>
        <table:table-row table:style-name="ro1">
          <table:table-cell table:number-columns-repeated="5"/>
          <table:table-cell table:formula="of:=[.F1514]+3.14159265/50" office:value-type="float" office:value="95.0017617360019" calcext:value-type="float">
            <text:p>95,001761736</text:p>
          </table:table-cell>
          <table:table-cell table:formula="of:=COS([.F1515])" office:value-type="float" office:value="0.728968701731329" calcext:value-type="float">
            <text:p>0,7289687017</text:p>
          </table:table-cell>
          <table:table-cell table:formula="of:=SIN([.F1515])" office:value-type="float" office:value="0.684547026796655" calcext:value-type="float">
            <text:p>0,6845470268</text:p>
          </table:table-cell>
        </table:table-row>
        <table:table-row table:style-name="ro1">
          <table:table-cell table:number-columns-repeated="5"/>
          <table:table-cell table:formula="of:=[.F1515]+3.14159265/50" office:value-type="float" office:value="95.0645935890019" calcext:value-type="float">
            <text:p>95,064593589</text:p>
          </table:table-cell>
          <table:table-cell table:formula="of:=COS([.F1516])" office:value-type="float" office:value="0.684547185113047" calcext:value-type="float">
            <text:p>0,6845471851</text:p>
          </table:table-cell>
          <table:table-cell table:formula="of:=SIN([.F1516])" office:value-type="float" office:value="0.728968553062342" calcext:value-type="float">
            <text:p>0,7289685531</text:p>
          </table:table-cell>
        </table:table-row>
        <table:table-row table:style-name="ro1">
          <table:table-cell table:number-columns-repeated="5"/>
          <table:table-cell table:formula="of:=[.F1516]+3.14159265/50" office:value-type="float" office:value="95.127425442002" calcext:value-type="float">
            <text:p>95,127425442</text:p>
          </table:table-cell>
          <table:table-cell table:formula="of:=COS([.F1517])" office:value-type="float" office:value="0.637424073501155" calcext:value-type="float">
            <text:p>0,6374240735</text:p>
          </table:table-cell>
          <table:table-cell table:formula="of:=SIN([.F1517])" office:value-type="float" office:value="0.770513173489716" calcext:value-type="float">
            <text:p>0,7705131735</text:p>
          </table:table-cell>
        </table:table-row>
        <table:table-row table:style-name="ro1">
          <table:table-cell table:number-columns-repeated="5"/>
          <table:table-cell table:formula="of:=[.F1517]+3.14159265/50" office:value-type="float" office:value="95.190257295002" calcext:value-type="float">
            <text:p>95,190257295</text:p>
          </table:table-cell>
          <table:table-cell table:formula="of:=COS([.F1518])" office:value-type="float" office:value="0.58778534028826" calcext:value-type="float">
            <text:p>0,5877853403</text:p>
          </table:table-cell>
          <table:table-cell table:formula="of:=SIN([.F1518])" office:value-type="float" office:value="0.809016930442258" calcext:value-type="float">
            <text:p>0,8090169304</text:p>
          </table:table-cell>
        </table:table-row>
        <table:table-row table:style-name="ro1">
          <table:table-cell table:number-columns-repeated="5"/>
          <table:table-cell table:formula="of:=[.F1518]+3.14159265/50" office:value-type="float" office:value="95.253089148002" calcext:value-type="float">
            <text:p>95,253089148</text:p>
          </table:table-cell>
          <table:table-cell table:formula="of:=COS([.F1519])" office:value-type="float" office:value="0.535826886876125" calcext:value-type="float">
            <text:p>0,5358268869</text:p>
          </table:table-cell>
          <table:table-cell table:formula="of:=SIN([.F1519])" office:value-type="float" office:value="0.844327867182317" calcext:value-type="float">
            <text:p>0,8443278672</text:p>
          </table:table-cell>
        </table:table-row>
        <table:table-row table:style-name="ro1">
          <table:table-cell table:number-columns-repeated="5"/>
          <table:table-cell table:formula="of:=[.F1519]+3.14159265/50" office:value-type="float" office:value="95.315921001002" calcext:value-type="float">
            <text:p>95,315921001</text:p>
          </table:table-cell>
          <table:table-cell table:formula="of:=COS([.F1520])" office:value-type="float" office:value="0.48175376954234" calcext:value-type="float">
            <text:p>0,4817537695</text:p>
          </table:table-cell>
          <table:table-cell table:formula="of:=SIN([.F1520])" office:value-type="float" office:value="0.876306627574929" calcext:value-type="float">
            <text:p>0,8763066276</text:p>
          </table:table-cell>
        </table:table-row>
        <table:table-row table:style-name="ro1">
          <table:table-cell table:number-columns-repeated="5"/>
          <table:table-cell table:formula="of:=[.F1520]+3.14159265/50" office:value-type="float" office:value="95.378752854002" calcext:value-type="float">
            <text:p>95,378752854</text:p>
          </table:table-cell>
          <table:table-cell table:formula="of:=COS([.F1521])" office:value-type="float" office:value="0.425779390176877" calcext:value-type="float">
            <text:p>0,4257793902</text:p>
          </table:table-cell>
          <table:table-cell table:formula="of:=SIN([.F1521])" office:value-type="float" office:value="0.90482700606282" calcext:value-type="float">
            <text:p>0,9048270061</text:p>
          </table:table-cell>
        </table:table-row>
        <table:table-row table:style-name="ro1">
          <table:table-cell table:number-columns-repeated="5"/>
          <table:table-cell table:formula="of:=[.F1521]+3.14159265/50" office:value-type="float" office:value="95.441584707002" calcext:value-type="float">
            <text:p>95,441584707</text:p>
          </table:table-cell>
          <table:table-cell table:formula="of:=COS([.F1522])" office:value-type="float" office:value="0.368124654082324" calcext:value-type="float">
            <text:p>0,3681246541</text:p>
          </table:table-cell>
          <table:table-cell table:formula="of:=SIN([.F1522])" office:value-type="float" office:value="0.929776445742077" calcext:value-type="float">
            <text:p>0,9297764457</text:p>
          </table:table-cell>
        </table:table-row>
        <table:table-row table:style-name="ro1">
          <table:table-cell table:number-columns-repeated="5"/>
          <table:table-cell table:formula="of:=[.F1522]+3.14159265/50" office:value-type="float" office:value="95.504416560002" calcext:value-type="float">
            <text:p>95,50441656</text:p>
          </table:table-cell>
          <table:table-cell table:formula="of:=COS([.F1523])" office:value-type="float" office:value="0.309017098161584" calcext:value-type="float">
            <text:p>0,3090170982</text:p>
          </table:table-cell>
          <table:table-cell table:formula="of:=SIN([.F1523])" office:value-type="float" office:value="0.951056482572825" calcext:value-type="float">
            <text:p>0,9510564826</text:p>
          </table:table-cell>
        </table:table-row>
        <table:table-row table:style-name="ro1">
          <table:table-cell table:number-columns-repeated="5"/>
          <table:table-cell table:formula="of:=[.F1523]+3.14159265/50" office:value-type="float" office:value="95.567248413002" calcext:value-type="float">
            <text:p>95,567248413</text:p>
          </table:table-cell>
          <table:table-cell table:formula="of:=COS([.F1524])" office:value-type="float" office:value="0.248689992933669" calcext:value-type="float">
            <text:p>0,2486899929</text:p>
          </table:table-cell>
          <table:table-cell table:formula="of:=SIN([.F1524])" office:value-type="float" office:value="0.968583133971809" calcext:value-type="float">
            <text:p>0,968583134</text:p>
          </table:table-cell>
        </table:table-row>
        <table:table-row table:style-name="ro1">
          <table:table-cell table:number-columns-repeated="5"/>
          <table:table-cell table:formula="of:=[.F1524]+3.14159265/50" office:value-type="float" office:value="95.630080266002" calcext:value-type="float">
            <text:p>95,630080266</text:p>
          </table:table-cell>
          <table:table-cell table:formula="of:=COS([.F1525])" office:value-type="float" office:value="0.187381421921538" calcext:value-type="float">
            <text:p>0,1873814219</text:p>
          </table:table-cell>
          <table:table-cell table:formula="of:=SIN([.F1525])" office:value-type="float" office:value="0.982287230253281" calcext:value-type="float">
            <text:p>0,9822872303</text:p>
          </table:table-cell>
        </table:table-row>
        <table:table-row table:style-name="ro1">
          <table:table-cell table:number-columns-repeated="5"/>
          <table:table-cell table:formula="of:=[.F1525]+3.14159265/50" office:value-type="float" office:value="95.692912119002" calcext:value-type="float">
            <text:p>95,692912119</text:p>
          </table:table-cell>
          <table:table-cell table:formula="of:=COS([.F1526])" office:value-type="float" office:value="0.1253333420452" calcext:value-type="float">
            <text:p>0,125333342</text:p>
          </table:table-cell>
          <table:table-cell table:formula="of:=SIN([.F1526])" office:value-type="float" office:value="0.992114687610148" calcext:value-type="float">
            <text:p>0,9921146876</text:p>
          </table:table-cell>
        </table:table-row>
        <table:table-row table:style-name="ro1">
          <table:table-cell table:number-columns-repeated="5"/>
          <table:table-cell table:formula="of:=[.F1526]+3.14159265/50" office:value-type="float" office:value="95.755743972002" calcext:value-type="float">
            <text:p>95,755743972</text:p>
          </table:table-cell>
          <table:table-cell table:formula="of:=COS([.F1527])" office:value-type="float" office:value="0.0627906287282971" calcext:value-type="float">
            <text:p>0,0627906287</text:p>
          </table:table-cell>
          <table:table-cell table:formula="of:=SIN([.F1527])" office:value-type="float" office:value="0.998026721558048" calcext:value-type="float">
            <text:p>0,9980267216</text:p>
          </table:table-cell>
        </table:table-row>
        <table:table-row table:style-name="ro1">
          <table:table-cell table:number-columns-repeated="5"/>
          <table:table-cell table:formula="of:=[.F1527]+3.14159265/50" office:value-type="float" office:value="95.818575825002" calcext:value-type="float">
            <text:p>95,818575825</text:p>
          </table:table-cell>
          <table:table-cell table:formula="of:=COS([.F1528])" office:value-type="float" office:value="0.000000109486679460807" calcext:value-type="float">
            <text:p>1,09486679460807E-007</text:p>
          </table:table-cell>
          <table:table-cell table:formula="of:=SIN([.F1528])" office:value-type="float" office:value="0.999999999999994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528]+3.14159265/50" office:value-type="float" office:value="95.881407678002" calcext:value-type="float">
            <text:p>95,881407678</text:p>
          </table:table-cell>
          <table:table-cell table:formula="of:=COS([.F1529])" office:value-type="float" office:value="-0.0627904101870321" calcext:value-type="float">
            <text:p>-0,0627904102</text:p>
          </table:table-cell>
          <table:table-cell table:formula="of:=SIN([.F1529])" office:value-type="float" office:value="0.998026735307499" calcext:value-type="float">
            <text:p>0,9980267353</text:p>
          </table:table-cell>
        </table:table-row>
        <table:table-row table:style-name="ro1">
          <table:table-cell table:number-columns-repeated="5"/>
          <table:table-cell table:formula="of:=[.F1529]+3.14159265/50" office:value-type="float" office:value="95.944239531002" calcext:value-type="float">
            <text:p>95,944239531</text:p>
          </table:table-cell>
          <table:table-cell table:formula="of:=COS([.F1530])" office:value-type="float" office:value="-0.125333124798511" calcext:value-type="float">
            <text:p>-0,1253331248</text:p>
          </table:table-cell>
          <table:table-cell table:formula="of:=SIN([.F1530])" office:value-type="float" office:value="0.992114715054787" calcext:value-type="float">
            <text:p>0,9921147151</text:p>
          </table:table-cell>
        </table:table-row>
        <table:table-row table:style-name="ro1">
          <table:table-cell table:number-columns-repeated="5"/>
          <table:table-cell table:formula="of:=[.F1530]+3.14159265/50" office:value-type="float" office:value="96.007071384002" calcext:value-type="float">
            <text:p>96,007071384</text:p>
          </table:table-cell>
          <table:table-cell table:formula="of:=COS([.F1531])" office:value-type="float" office:value="-0.187381206826799" calcext:value-type="float">
            <text:p>-0,1873812068</text:p>
          </table:table-cell>
          <table:table-cell table:formula="of:=SIN([.F1531])" office:value-type="float" office:value="0.982287271284797" calcext:value-type="float">
            <text:p>0,9822872713</text:p>
          </table:table-cell>
        </table:table-row>
        <table:table-row table:style-name="ro1">
          <table:table-cell table:number-columns-repeated="5"/>
          <table:table-cell table:formula="of:=[.F1531]+3.14159265/50" office:value-type="float" office:value="96.069903237002" calcext:value-type="float">
            <text:p>96,069903237</text:p>
          </table:table-cell>
          <table:table-cell table:formula="of:=COS([.F1532])" office:value-type="float" office:value="-0.248689780839761" calcext:value-type="float">
            <text:p>-0,2486897808</text:p>
          </table:table-cell>
          <table:table-cell table:formula="of:=SIN([.F1532])" office:value-type="float" office:value="0.968583188428269" calcext:value-type="float">
            <text:p>0,9685831884</text:p>
          </table:table-cell>
        </table:table-row>
        <table:table-row table:style-name="ro1">
          <table:table-cell table:number-columns-repeated="5"/>
          <table:table-cell table:formula="of:=[.F1532]+3.14159265/50" office:value-type="float" office:value="96.1327350900021" calcext:value-type="float">
            <text:p>96,13273509</text:p>
          </table:table-cell>
          <table:table-cell table:formula="of:=COS([.F1533])" office:value-type="float" office:value="-0.309016889905544" calcext:value-type="float">
            <text:p>-0,3090168899</text:p>
          </table:table-cell>
          <table:table-cell table:formula="of:=SIN([.F1533])" office:value-type="float" office:value="0.951056550239314" calcext:value-type="float">
            <text:p>0,9510565502</text:p>
          </table:table-cell>
        </table:table-row>
        <table:table-row table:style-name="ro1">
          <table:table-cell table:number-columns-repeated="5"/>
          <table:table-cell table:formula="of:=[.F1533]+3.14159265/50" office:value-type="float" office:value="96.195566943002" calcext:value-type="float">
            <text:p>96,195566943</text:p>
          </table:table-cell>
          <table:table-cell table:formula="of:=COS([.F1534])" office:value-type="float" office:value="-0.368124450486043" calcext:value-type="float">
            <text:p>-0,3681244505</text:p>
          </table:table-cell>
          <table:table-cell table:formula="of:=SIN([.F1534])" office:value-type="float" office:value="0.929776526351547" calcext:value-type="float">
            <text:p>0,9297765264</text:p>
          </table:table-cell>
        </table:table-row>
        <table:table-row table:style-name="ro1">
          <table:table-cell table:number-columns-repeated="5"/>
          <table:table-cell table:formula="of:=[.F1534]+3.14159265/50" office:value-type="float" office:value="96.2583987960021" calcext:value-type="float">
            <text:p>96,258398796</text:p>
          </table:table-cell>
          <table:table-cell table:formula="of:=COS([.F1535])" office:value-type="float" office:value="-0.425779192043858" calcext:value-type="float">
            <text:p>-0,425779192</text:p>
          </table:table-cell>
          <table:table-cell table:formula="of:=SIN([.F1535])" office:value-type="float" office:value="0.904827099297142" calcext:value-type="float">
            <text:p>0,9048270993</text:p>
          </table:table-cell>
        </table:table-row>
        <table:table-row table:style-name="ro1">
          <table:table-cell table:number-columns-repeated="5"/>
          <table:table-cell table:formula="of:=[.F1535]+3.14159265/50" office:value-type="float" office:value="96.3212306490021" calcext:value-type="float">
            <text:p>96,321230649</text:p>
          </table:table-cell>
          <table:table-cell table:formula="of:=COS([.F1536])" office:value-type="float" office:value="-0.481753577654523" calcext:value-type="float">
            <text:p>-0,4817535777</text:p>
          </table:table-cell>
          <table:table-cell table:formula="of:=SIN([.F1536])" office:value-type="float" office:value="0.876306733066149" calcext:value-type="float">
            <text:p>0,8763067331</text:p>
          </table:table-cell>
        </table:table-row>
        <table:table-row table:style-name="ro1">
          <table:table-cell table:number-columns-repeated="5"/>
          <table:table-cell table:formula="of:=[.F1536]+3.14159265/50" office:value-type="float" office:value="96.3840625020021" calcext:value-type="float">
            <text:p>96,384062502</text:p>
          </table:table-cell>
          <table:table-cell table:formula="of:=COS([.F1537])" office:value-type="float" office:value="-0.535826701990803" calcext:value-type="float">
            <text:p>-0,535826702</text:p>
          </table:table-cell>
          <table:table-cell table:formula="of:=SIN([.F1537])" office:value-type="float" office:value="0.84432798451411" calcext:value-type="float">
            <text:p>0,8443279845</text:p>
          </table:table-cell>
        </table:table-row>
        <table:table-row table:style-name="ro1">
          <table:table-cell table:number-columns-repeated="5"/>
          <table:table-cell table:formula="of:=[.F1537]+3.14159265/50" office:value-type="float" office:value="96.4468943550021" calcext:value-type="float">
            <text:p>96,446894355</text:p>
          </table:table-cell>
          <table:table-cell table:formula="of:=COS([.F1538])" office:value-type="float" office:value="-0.587785163135092" calcext:value-type="float">
            <text:p>-0,5877851631</text:p>
          </table:table-cell>
          <table:table-cell table:formula="of:=SIN([.F1538])" office:value-type="float" office:value="0.809017059151569" calcext:value-type="float">
            <text:p>0,8090170592</text:p>
          </table:table-cell>
        </table:table-row>
        <table:table-row table:style-name="ro1">
          <table:table-cell table:number-columns-repeated="5"/>
          <table:table-cell table:formula="of:=[.F1538]+3.14159265/50" office:value-type="float" office:value="96.5097262080021" calcext:value-type="float">
            <text:p>96,509726208</text:p>
          </table:table-cell>
          <table:table-cell table:formula="of:=COS([.F1539])" office:value-type="float" office:value="-0.637423904779282" calcext:value-type="float">
            <text:p>-0,6374239048</text:p>
          </table:table-cell>
          <table:table-cell table:formula="of:=SIN([.F1539])" office:value-type="float" office:value="0.770513313068588" calcext:value-type="float">
            <text:p>0,7705133131</text:p>
          </table:table-cell>
        </table:table-row>
        <table:table-row table:style-name="ro1">
          <table:table-cell table:number-columns-repeated="5"/>
          <table:table-cell table:formula="of:=[.F1539]+3.14159265/50" office:value-type="float" office:value="96.5725580610021" calcext:value-type="float">
            <text:p>96,572558061</text:p>
          </table:table-cell>
          <table:table-cell table:formula="of:=COS([.F1540])" office:value-type="float" office:value="-0.684547025488338" calcext:value-type="float">
            <text:p>-0,6845470255</text:p>
          </table:table-cell>
          <table:table-cell table:formula="of:=SIN([.F1540])" office:value-type="float" office:value="0.728968702959921" calcext:value-type="float">
            <text:p>0,728968703</text:p>
          </table:table-cell>
        </table:table-row>
        <table:table-row table:style-name="ro1">
          <table:table-cell table:number-columns-repeated="5"/>
          <table:table-cell table:formula="of:=[.F1540]+3.14159265/50" office:value-type="float" office:value="96.6353899140021" calcext:value-type="float">
            <text:p>96,635389914</text:p>
          </table:table-cell>
          <table:table-cell table:formula="of:=COS([.F1541])" office:value-type="float" office:value="-0.72896855183375" calcext:value-type="float">
            <text:p>-0,7289685518</text:p>
          </table:table-cell>
          <table:table-cell table:formula="of:=SIN([.F1541])" office:value-type="float" office:value="0.684547186421364" calcext:value-type="float">
            <text:p>0,6845471864</text:p>
          </table:table-cell>
        </table:table-row>
        <table:table-row table:style-name="ro1">
          <table:table-cell table:number-columns-repeated="5"/>
          <table:table-cell table:formula="of:=[.F1541]+3.14159265/50" office:value-type="float" office:value="96.6982217670021" calcext:value-type="float">
            <text:p>96,698221767</text:p>
          </table:table-cell>
          <table:table-cell table:formula="of:=COS([.F1542])" office:value-type="float" office:value="-0.770513172345699" calcext:value-type="float">
            <text:p>-0,7705131723</text:p>
          </table:table-cell>
          <table:table-cell table:formula="of:=SIN([.F1542])" office:value-type="float" office:value="0.637424074884035" calcext:value-type="float">
            <text:p>0,6374240749</text:p>
          </table:table-cell>
        </table:table-row>
        <table:table-row table:style-name="ro1">
          <table:table-cell table:number-columns-repeated="5"/>
          <table:table-cell table:formula="of:=[.F1542]+3.14159265/50" office:value-type="float" office:value="96.7610536200021" calcext:value-type="float">
            <text:p>96,76105362</text:p>
          </table:table-cell>
          <table:table-cell table:formula="of:=COS([.F1543])" office:value-type="float" office:value="-0.80901692938733" calcext:value-type="float">
            <text:p>-0,8090169294</text:p>
          </table:table-cell>
          <table:table-cell table:formula="of:=SIN([.F1543])" office:value-type="float" office:value="0.587785341740244" calcext:value-type="float">
            <text:p>0,5877853417</text:p>
          </table:table-cell>
        </table:table-row>
        <table:table-row table:style-name="ro1">
          <table:table-cell table:number-columns-repeated="5"/>
          <table:table-cell table:formula="of:=[.F1543]+3.14159265/50" office:value-type="float" office:value="96.8238854730021" calcext:value-type="float">
            <text:p>96,823885473</text:p>
          </table:table-cell>
          <table:table-cell table:formula="of:=COS([.F1544])" office:value-type="float" office:value="-0.844327866220641" calcext:value-type="float">
            <text:p>-0,8443278662</text:p>
          </table:table-cell>
          <table:table-cell table:formula="of:=SIN([.F1544])" office:value-type="float" office:value="0.535826888391484" calcext:value-type="float">
            <text:p>0,5358268884</text:p>
          </table:table-cell>
        </table:table-row>
        <table:table-row table:style-name="ro1">
          <table:table-cell table:number-columns-repeated="5"/>
          <table:table-cell table:formula="of:=[.F1544]+3.14159265/50" office:value-type="float" office:value="96.8867173260021" calcext:value-type="float">
            <text:p>96,886717326</text:p>
          </table:table-cell>
          <table:table-cell table:formula="of:=COS([.F1545])" office:value-type="float" office:value="-0.876306626710301" calcext:value-type="float">
            <text:p>-0,8763066267</text:p>
          </table:table-cell>
          <table:table-cell table:formula="of:=SIN([.F1545])" office:value-type="float" office:value="0.481753771115092" calcext:value-type="float">
            <text:p>0,4817537711</text:p>
          </table:table-cell>
        </table:table-row>
        <table:table-row table:style-name="ro1">
          <table:table-cell table:number-columns-repeated="5"/>
          <table:table-cell table:formula="of:=[.F1545]+3.14159265/50" office:value-type="float" office:value="96.9495491790021" calcext:value-type="float">
            <text:p>96,949549179</text:p>
          </table:table-cell>
          <table:table-cell table:formula="of:=COS([.F1546])" office:value-type="float" office:value="-0.904827005298652" calcext:value-type="float">
            <text:p>-0,9048270053</text:p>
          </table:table-cell>
          <table:table-cell table:formula="of:=SIN([.F1546])" office:value-type="float" office:value="0.425779391800816" calcext:value-type="float">
            <text:p>0,4257793918</text:p>
          </table:table-cell>
        </table:table-row>
        <table:table-row table:style-name="ro1">
          <table:table-cell table:number-columns-repeated="5"/>
          <table:table-cell table:formula="of:=[.F1546]+3.14159265/50" office:value-type="float" office:value="97.0123810320021" calcext:value-type="float">
            <text:p>97,012381032</text:p>
          </table:table-cell>
          <table:table-cell table:formula="of:=COS([.F1547])" office:value-type="float" office:value="-0.929776445081385" calcext:value-type="float">
            <text:p>-0,9297764451</text:p>
          </table:table-cell>
          <table:table-cell table:formula="of:=SIN([.F1547])" office:value-type="float" office:value="0.368124655751041" calcext:value-type="float">
            <text:p>0,3681246558</text:p>
          </table:table-cell>
        </table:table-row>
        <table:table-row table:style-name="ro1">
          <table:table-cell table:number-columns-repeated="5"/>
          <table:table-cell table:formula="of:=[.F1547]+3.14159265/50" office:value-type="float" office:value="97.0752128850021" calcext:value-type="float">
            <text:p>97,075212885</text:p>
          </table:table-cell>
          <table:table-cell table:formula="of:=COS([.F1548])" office:value-type="float" office:value="-0.951056482018216" calcext:value-type="float">
            <text:p>-0,951056482</text:p>
          </table:table-cell>
          <table:table-cell table:formula="of:=SIN([.F1548])" office:value-type="float" office:value="0.309017099868493" calcext:value-type="float">
            <text:p>0,3090170999</text:p>
          </table:table-cell>
        </table:table-row>
        <table:table-row table:style-name="ro1">
          <table:table-cell table:number-columns-repeated="5"/>
          <table:table-cell table:formula="of:=[.F1548]+3.14159265/50" office:value-type="float" office:value="97.1380447380021" calcext:value-type="float">
            <text:p>97,138044738</text:p>
          </table:table-cell>
          <table:table-cell table:formula="of:=COS([.F1549])" office:value-type="float" office:value="-0.968583133525473" calcext:value-type="float">
            <text:p>-0,9685831335</text:p>
          </table:table-cell>
          <table:table-cell table:formula="of:=SIN([.F1549])" office:value-type="float" office:value="0.248689994672034" calcext:value-type="float">
            <text:p>0,2486899947</text:p>
          </table:table-cell>
        </table:table-row>
        <table:table-row table:style-name="ro1">
          <table:table-cell table:number-columns-repeated="5"/>
          <table:table-cell table:formula="of:=[.F1549]+3.14159265/50" office:value-type="float" office:value="97.2008765910021" calcext:value-type="float">
            <text:p>97,200876591</text:p>
          </table:table-cell>
          <table:table-cell table:formula="of:=COS([.F1550])" office:value-type="float" office:value="-0.982287229916978" calcext:value-type="float">
            <text:p>-0,9822872299</text:p>
          </table:table-cell>
          <table:table-cell table:formula="of:=SIN([.F1550])" office:value-type="float" office:value="0.187381423684499" calcext:value-type="float">
            <text:p>0,1873814237</text:p>
          </table:table-cell>
        </table:table-row>
        <table:table-row table:style-name="ro1">
          <table:table-cell table:number-columns-repeated="5"/>
          <table:table-cell table:formula="of:=[.F1550]+3.14159265/50" office:value-type="float" office:value="97.2637084440022" calcext:value-type="float">
            <text:p>97,263708444</text:p>
          </table:table-cell>
          <table:table-cell table:formula="of:=COS([.F1551])" office:value-type="float" office:value="-0.992114687385206" calcext:value-type="float">
            <text:p>-0,9921146874</text:p>
          </table:table-cell>
          <table:table-cell table:formula="of:=SIN([.F1551])" office:value-type="float" office:value="0.125333343825799" calcext:value-type="float">
            <text:p>0,1253333438</text:p>
          </table:table-cell>
        </table:table-row>
        <table:table-row table:style-name="ro1">
          <table:table-cell table:number-columns-repeated="5"/>
          <table:table-cell table:formula="of:=[.F1551]+3.14159265/50" office:value-type="float" office:value="97.3265402970022" calcext:value-type="float">
            <text:p>97,326540297</text:p>
          </table:table-cell>
          <table:table-cell table:formula="of:=COS([.F1552])" office:value-type="float" office:value="-0.998026721445354" calcext:value-type="float">
            <text:p>-0,9980267214</text:p>
          </table:table-cell>
          <table:table-cell table:formula="of:=SIN([.F1552])" office:value-type="float" office:value="0.0627906305195067" calcext:value-type="float">
            <text:p>0,0627906305</text:p>
          </table:table-cell>
        </table:table-row>
        <table:table-row table:style-name="ro1">
          <table:table-cell table:number-columns-repeated="5"/>
          <table:table-cell table:formula="of:=[.F1552]+3.14159265/50" office:value-type="float" office:value="97.3893721500022" calcext:value-type="float">
            <text:p>97,38937215</text:p>
          </table:table-cell>
          <table:table-cell table:formula="of:=COS([.F1553])" office:value-type="float" office:value="-0.999999999999994" calcext:value-type="float">
            <text:p>-1</text:p>
          </table:table-cell>
          <table:table-cell table:formula="of:=SIN([.F1553])" office:value-type="float" office:value="0.000000111281430536511" calcext:value-type="float">
            <text:p>1,11281430536511E-007</text:p>
          </table:table-cell>
        </table:table-row>
        <table:table-row table:style-name="ro1">
          <table:table-cell table:number-columns-repeated="5"/>
          <table:table-cell table:formula="of:=[.F1553]+3.14159265/50" office:value-type="float" office:value="97.4522040030022" calcext:value-type="float">
            <text:p>97,452204003</text:p>
          </table:table-cell>
          <table:table-cell table:formula="of:=COS([.F1554])" office:value-type="float" office:value="-0.998026735420192" calcext:value-type="float">
            <text:p>-0,9980267354</text:p>
          </table:table-cell>
          <table:table-cell table:formula="of:=SIN([.F1554])" office:value-type="float" office:value="-0.0627904083958225" calcext:value-type="float">
            <text:p>-0,0627904084</text:p>
          </table:table-cell>
        </table:table-row>
        <table:table-row table:style-name="ro1">
          <table:table-cell table:number-columns-repeated="5"/>
          <table:table-cell table:formula="of:=[.F1554]+3.14159265/50" office:value-type="float" office:value="97.5150358560022" calcext:value-type="float">
            <text:p>97,515035856</text:p>
          </table:table-cell>
          <table:table-cell table:formula="of:=COS([.F1555])" office:value-type="float" office:value="-0.992114715279728" calcext:value-type="float">
            <text:p>-0,9921147153</text:p>
          </table:table-cell>
          <table:table-cell table:formula="of:=SIN([.F1555])" office:value-type="float" office:value="-0.125333123017912" calcext:value-type="float">
            <text:p>-0,125333123</text:p>
          </table:table-cell>
        </table:table-row>
        <table:table-row table:style-name="ro1">
          <table:table-cell table:number-columns-repeated="5"/>
          <table:table-cell table:formula="of:=[.F1555]+3.14159265/50" office:value-type="float" office:value="97.5778677090022" calcext:value-type="float">
            <text:p>97,577867709</text:p>
          </table:table-cell>
          <table:table-cell table:formula="of:=COS([.F1556])" office:value-type="float" office:value="-0.9822872716211" calcext:value-type="float">
            <text:p>-0,9822872716</text:p>
          </table:table-cell>
          <table:table-cell table:formula="of:=SIN([.F1556])" office:value-type="float" office:value="-0.187381205063838" calcext:value-type="float">
            <text:p>-0,1873812051</text:p>
          </table:table-cell>
        </table:table-row>
        <table:table-row table:style-name="ro1">
          <table:table-cell table:number-columns-repeated="5"/>
          <table:table-cell table:formula="of:=[.F1556]+3.14159265/50" office:value-type="float" office:value="97.6406995620022" calcext:value-type="float">
            <text:p>97,640699562</text:p>
          </table:table-cell>
          <table:table-cell table:formula="of:=COS([.F1557])" office:value-type="float" office:value="-0.968583188874605" calcext:value-type="float">
            <text:p>-0,9685831889</text:p>
          </table:table-cell>
          <table:table-cell table:formula="of:=SIN([.F1557])" office:value-type="float" office:value="-0.248689779101395" calcext:value-type="float">
            <text:p>-0,2486897791</text:p>
          </table:table-cell>
        </table:table-row>
        <table:table-row table:style-name="ro1">
          <table:table-cell table:number-columns-repeated="5"/>
          <table:table-cell table:formula="of:=[.F1557]+3.14159265/50" office:value-type="float" office:value="97.7035314150022" calcext:value-type="float">
            <text:p>97,703531415</text:p>
          </table:table-cell>
          <table:table-cell table:formula="of:=COS([.F1558])" office:value-type="float" office:value="-0.951056550793922" calcext:value-type="float">
            <text:p>-0,9510565508</text:p>
          </table:table-cell>
          <table:table-cell table:formula="of:=SIN([.F1558])" office:value-type="float" office:value="-0.309016888198634" calcext:value-type="float">
            <text:p>-0,3090168882</text:p>
          </table:table-cell>
        </table:table-row>
        <table:table-row table:style-name="ro1">
          <table:table-cell table:number-columns-repeated="5"/>
          <table:table-cell table:formula="of:=[.F1558]+3.14159265/50" office:value-type="float" office:value="97.7663632680022" calcext:value-type="float">
            <text:p>97,766363268</text:p>
          </table:table-cell>
          <table:table-cell table:formula="of:=COS([.F1559])" office:value-type="float" office:value="-0.929776527012238" calcext:value-type="float">
            <text:p>-0,929776527</text:p>
          </table:table-cell>
          <table:table-cell table:formula="of:=SIN([.F1559])" office:value-type="float" office:value="-0.368124448817326" calcext:value-type="float">
            <text:p>-0,3681244488</text:p>
          </table:table-cell>
        </table:table-row>
        <table:table-row table:style-name="ro1">
          <table:table-cell table:number-columns-repeated="5"/>
          <table:table-cell table:formula="of:=[.F1559]+3.14159265/50" office:value-type="float" office:value="97.8291951210022" calcext:value-type="float">
            <text:p>97,829195121</text:p>
          </table:table-cell>
          <table:table-cell table:formula="of:=COS([.F1560])" office:value-type="float" office:value="-0.90482710006131" calcext:value-type="float">
            <text:p>-0,9048271001</text:p>
          </table:table-cell>
          <table:table-cell table:formula="of:=SIN([.F1560])" office:value-type="float" office:value="-0.425779190419918" calcext:value-type="float">
            <text:p>-0,4257791904</text:p>
          </table:table-cell>
        </table:table-row>
        <table:table-row table:style-name="ro1">
          <table:table-cell table:number-columns-repeated="5"/>
          <table:table-cell table:formula="of:=[.F1560]+3.14159265/50" office:value-type="float" office:value="97.8920269740022" calcext:value-type="float">
            <text:p>97,892026974</text:p>
          </table:table-cell>
          <table:table-cell table:formula="of:=COS([.F1561])" office:value-type="float" office:value="-0.876306733930777" calcext:value-type="float">
            <text:p>-0,8763067339</text:p>
          </table:table-cell>
          <table:table-cell table:formula="of:=SIN([.F1561])" office:value-type="float" office:value="-0.481753576081771" calcext:value-type="float">
            <text:p>-0,4817535761</text:p>
          </table:table-cell>
        </table:table-row>
        <table:table-row table:style-name="ro1">
          <table:table-cell table:number-columns-repeated="5"/>
          <table:table-cell table:formula="of:=[.F1561]+3.14159265/50" office:value-type="float" office:value="97.9548588270022" calcext:value-type="float">
            <text:p>97,954858827</text:p>
          </table:table-cell>
          <table:table-cell table:formula="of:=COS([.F1562])" office:value-type="float" office:value="-0.844327985475785" calcext:value-type="float">
            <text:p>-0,8443279855</text:p>
          </table:table-cell>
          <table:table-cell table:formula="of:=SIN([.F1562])" office:value-type="float" office:value="-0.535826700475445" calcext:value-type="float">
            <text:p>-0,5358267005</text:p>
          </table:table-cell>
        </table:table-row>
        <table:table-row table:style-name="ro1">
          <table:table-cell table:number-columns-repeated="5"/>
          <table:table-cell table:formula="of:=[.F1562]+3.14159265/50" office:value-type="float" office:value="98.0176906800022" calcext:value-type="float">
            <text:p>98,01769068</text:p>
          </table:table-cell>
          <table:table-cell table:formula="of:=COS([.F1563])" office:value-type="float" office:value="-0.809017060206497" calcext:value-type="float">
            <text:p>-0,8090170602</text:p>
          </table:table-cell>
          <table:table-cell table:formula="of:=SIN([.F1563])" office:value-type="float" office:value="-0.587785161683107" calcext:value-type="float">
            <text:p>-0,5877851617</text:p>
          </table:table-cell>
        </table:table-row>
        <table:table-row table:style-name="ro1">
          <table:table-cell table:number-columns-repeated="5"/>
          <table:table-cell table:formula="of:=[.F1563]+3.14159265/50" office:value-type="float" office:value="98.0805225330022" calcext:value-type="float">
            <text:p>98,080522533</text:p>
          </table:table-cell>
          <table:table-cell table:formula="of:=COS([.F1564])" office:value-type="float" office:value="-0.770513314212606" calcext:value-type="float">
            <text:p>-0,7705133142</text:p>
          </table:table-cell>
          <table:table-cell table:formula="of:=SIN([.F1564])" office:value-type="float" office:value="-0.637423903396403" calcext:value-type="float">
            <text:p>-0,6374239034</text:p>
          </table:table-cell>
        </table:table-row>
        <table:table-row table:style-name="ro1">
          <table:table-cell table:number-columns-repeated="5"/>
          <table:table-cell table:formula="of:=[.F1564]+3.14159265/50" office:value-type="float" office:value="98.1433543860022" calcext:value-type="float">
            <text:p>98,143354386</text:p>
          </table:table-cell>
          <table:table-cell table:formula="of:=COS([.F1565])" office:value-type="float" office:value="-0.728968704188512" calcext:value-type="float">
            <text:p>-0,7289687042</text:p>
          </table:table-cell>
          <table:table-cell table:formula="of:=SIN([.F1565])" office:value-type="float" office:value="-0.68454702418002" calcext:value-type="float">
            <text:p>-0,6845470242</text:p>
          </table:table-cell>
        </table:table-row>
        <table:table-row table:style-name="ro1">
          <table:table-cell table:number-columns-repeated="5"/>
          <table:table-cell table:formula="of:=[.F1565]+3.14159265/50" office:value-type="float" office:value="98.2061862390022" calcext:value-type="float">
            <text:p>98,206186239</text:p>
          </table:table-cell>
          <table:table-cell table:formula="of:=COS([.F1566])" office:value-type="float" office:value="-0.684547187729681" calcext:value-type="float">
            <text:p>-0,6845471877</text:p>
          </table:table-cell>
          <table:table-cell table:formula="of:=SIN([.F1566])" office:value-type="float" office:value="-0.728968550605158" calcext:value-type="float">
            <text:p>-0,7289685506</text:p>
          </table:table-cell>
        </table:table-row>
        <table:table-row table:style-name="ro1">
          <table:table-cell table:number-columns-repeated="5"/>
          <table:table-cell table:formula="of:=[.F1566]+3.14159265/50" office:value-type="float" office:value="98.2690180920022" calcext:value-type="float">
            <text:p>98,269018092</text:p>
          </table:table-cell>
          <table:table-cell table:formula="of:=COS([.F1567])" office:value-type="float" office:value="-0.637424076266914" calcext:value-type="float">
            <text:p>-0,6374240763</text:p>
          </table:table-cell>
          <table:table-cell table:formula="of:=SIN([.F1567])" office:value-type="float" office:value="-0.770513171201681" calcext:value-type="float">
            <text:p>-0,7705131712</text:p>
          </table:table-cell>
        </table:table-row>
        <table:table-row table:style-name="ro1">
          <table:table-cell table:number-columns-repeated="5"/>
          <table:table-cell table:formula="of:=[.F1567]+3.14159265/50" office:value-type="float" office:value="98.3318499450023" calcext:value-type="float">
            <text:p>98,331849945</text:p>
          </table:table-cell>
          <table:table-cell table:formula="of:=COS([.F1568])" office:value-type="float" office:value="-0.587785343192228" calcext:value-type="float">
            <text:p>-0,5877853432</text:p>
          </table:table-cell>
          <table:table-cell table:formula="of:=SIN([.F1568])" office:value-type="float" office:value="-0.809016928332402" calcext:value-type="float">
            <text:p>-0,8090169283</text:p>
          </table:table-cell>
        </table:table-row>
        <table:table-row table:style-name="ro1">
          <table:table-cell table:number-columns-repeated="5"/>
          <table:table-cell table:formula="of:=[.F1568]+3.14159265/50" office:value-type="float" office:value="98.3946817980022" calcext:value-type="float">
            <text:p>98,394681798</text:p>
          </table:table-cell>
          <table:table-cell table:formula="of:=COS([.F1569])" office:value-type="float" office:value="-0.535826889906842" calcext:value-type="float">
            <text:p>-0,5358268899</text:p>
          </table:table-cell>
          <table:table-cell table:formula="of:=SIN([.F1569])" office:value-type="float" office:value="-0.844327865258965" calcext:value-type="float">
            <text:p>-0,8443278653</text:p>
          </table:table-cell>
        </table:table-row>
        <table:table-row table:style-name="ro1">
          <table:table-cell table:number-columns-repeated="5"/>
          <table:table-cell table:formula="of:=[.F1569]+3.14159265/50" office:value-type="float" office:value="98.4575136510023" calcext:value-type="float">
            <text:p>98,457513651</text:p>
          </table:table-cell>
          <table:table-cell table:formula="of:=COS([.F1570])" office:value-type="float" office:value="-0.481753772687845" calcext:value-type="float">
            <text:p>-0,4817537727</text:p>
          </table:table-cell>
          <table:table-cell table:formula="of:=SIN([.F1570])" office:value-type="float" office:value="-0.876306625845673" calcext:value-type="float">
            <text:p>-0,8763066258</text:p>
          </table:table-cell>
        </table:table-row>
        <table:table-row table:style-name="ro1">
          <table:table-cell table:number-columns-repeated="5"/>
          <table:table-cell table:formula="of:=[.F1570]+3.14159265/50" office:value-type="float" office:value="98.5203455040023" calcext:value-type="float">
            <text:p>98,520345504</text:p>
          </table:table-cell>
          <table:table-cell table:formula="of:=COS([.F1571])" office:value-type="float" office:value="-0.425779393424755" calcext:value-type="float">
            <text:p>-0,4257793934</text:p>
          </table:table-cell>
          <table:table-cell table:formula="of:=SIN([.F1571])" office:value-type="float" office:value="-0.904827004534484" calcext:value-type="float">
            <text:p>-0,9048270045</text:p>
          </table:table-cell>
        </table:table-row>
        <table:table-row table:style-name="ro1">
          <table:table-cell table:number-columns-repeated="5"/>
          <table:table-cell table:formula="of:=[.F1571]+3.14159265/50" office:value-type="float" office:value="98.5831773570023" calcext:value-type="float">
            <text:p>98,583177357</text:p>
          </table:table-cell>
          <table:table-cell table:formula="of:=COS([.F1572])" office:value-type="float" office:value="-0.368124657419758" calcext:value-type="float">
            <text:p>-0,3681246574</text:p>
          </table:table-cell>
          <table:table-cell table:formula="of:=SIN([.F1572])" office:value-type="float" office:value="-0.929776444420693" calcext:value-type="float">
            <text:p>-0,9297764444</text:p>
          </table:table-cell>
        </table:table-row>
        <table:table-row table:style-name="ro1">
          <table:table-cell table:number-columns-repeated="5"/>
          <table:table-cell table:formula="of:=[.F1572]+3.14159265/50" office:value-type="float" office:value="98.6460092100023" calcext:value-type="float">
            <text:p>98,64600921</text:p>
          </table:table-cell>
          <table:table-cell table:formula="of:=COS([.F1573])" office:value-type="float" office:value="-0.309017101575403" calcext:value-type="float">
            <text:p>-0,3090171016</text:p>
          </table:table-cell>
          <table:table-cell table:formula="of:=SIN([.F1573])" office:value-type="float" office:value="-0.951056481463607" calcext:value-type="float">
            <text:p>-0,9510564815</text:p>
          </table:table-cell>
        </table:table-row>
        <table:table-row table:style-name="ro1">
          <table:table-cell table:number-columns-repeated="5"/>
          <table:table-cell table:formula="of:=[.F1573]+3.14159265/50" office:value-type="float" office:value="98.7088410630023" calcext:value-type="float">
            <text:p>98,708841063</text:p>
          </table:table-cell>
          <table:table-cell table:formula="of:=COS([.F1574])" office:value-type="float" office:value="-0.2486899964104" calcext:value-type="float">
            <text:p>-0,2486899964</text:p>
          </table:table-cell>
          <table:table-cell table:formula="of:=SIN([.F1574])" office:value-type="float" office:value="-0.968583133079136" calcext:value-type="float">
            <text:p>-0,9685831331</text:p>
          </table:table-cell>
        </table:table-row>
        <table:table-row table:style-name="ro1">
          <table:table-cell table:number-columns-repeated="5"/>
          <table:table-cell table:formula="of:=[.F1574]+3.14159265/50" office:value-type="float" office:value="98.7716729160023" calcext:value-type="float">
            <text:p>98,771672916</text:p>
          </table:table-cell>
          <table:table-cell table:formula="of:=COS([.F1575])" office:value-type="float" office:value="-0.18738142544746" calcext:value-type="float">
            <text:p>-0,1873814254</text:p>
          </table:table-cell>
          <table:table-cell table:formula="of:=SIN([.F1575])" office:value-type="float" office:value="-0.982287229580675" calcext:value-type="float">
            <text:p>-0,9822872296</text:p>
          </table:table-cell>
        </table:table-row>
        <table:table-row table:style-name="ro1">
          <table:table-cell table:number-columns-repeated="5"/>
          <table:table-cell table:formula="of:=[.F1575]+3.14159265/50" office:value-type="float" office:value="98.8345047690023" calcext:value-type="float">
            <text:p>98,834504769</text:p>
          </table:table-cell>
          <table:table-cell table:formula="of:=COS([.F1576])" office:value-type="float" office:value="-0.125333345606398" calcext:value-type="float">
            <text:p>-0,1253333456</text:p>
          </table:table-cell>
          <table:table-cell table:formula="of:=SIN([.F1576])" office:value-type="float" office:value="-0.992114687160263" calcext:value-type="float">
            <text:p>-0,9921146872</text:p>
          </table:table-cell>
        </table:table-row>
        <table:table-row table:style-name="ro1">
          <table:table-cell table:number-columns-repeated="5"/>
          <table:table-cell table:formula="of:=[.F1576]+3.14159265/50" office:value-type="float" office:value="98.8973366220023" calcext:value-type="float">
            <text:p>98,897336622</text:p>
          </table:table-cell>
          <table:table-cell table:formula="of:=COS([.F1577])" office:value-type="float" office:value="-0.0627906323107162" calcext:value-type="float">
            <text:p>-0,0627906323</text:p>
          </table:table-cell>
          <table:table-cell table:formula="of:=SIN([.F1577])" office:value-type="float" office:value="-0.998026721332661" calcext:value-type="float">
            <text:p>-0,9980267213</text:p>
          </table:table-cell>
        </table:table-row>
        <table:table-row table:style-name="ro1">
          <table:table-cell table:number-columns-repeated="5"/>
          <table:table-cell table:formula="of:=[.F1577]+3.14159265/50" office:value-type="float" office:value="98.9601684750023" calcext:value-type="float">
            <text:p>98,960168475</text:p>
          </table:table-cell>
          <table:table-cell table:formula="of:=COS([.F1578])" office:value-type="float" office:value="-0.000000113076181612216" calcext:value-type="float">
            <text:p>-1,13076181612216E-007</text:p>
          </table:table-cell>
          <table:table-cell table:formula="of:=SIN([.F1578])" office:value-type="float" office:value="-0.999999999999993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578]+3.14159265/50" office:value-type="float" office:value="99.0230003280023" calcext:value-type="float">
            <text:p>99,023000328</text:p>
          </table:table-cell>
          <table:table-cell table:formula="of:=COS([.F1579])" office:value-type="float" office:value="0.062790406604613" calcext:value-type="float">
            <text:p>0,0627904066</text:p>
          </table:table-cell>
          <table:table-cell table:formula="of:=SIN([.F1579])" office:value-type="float" office:value="-0.998026735532885" calcext:value-type="float">
            <text:p>-0,9980267355</text:p>
          </table:table-cell>
        </table:table-row>
        <table:table-row table:style-name="ro1">
          <table:table-cell table:number-columns-repeated="5"/>
          <table:table-cell table:formula="of:=[.F1579]+3.14159265/50" office:value-type="float" office:value="99.0858321810023" calcext:value-type="float">
            <text:p>99,085832181</text:p>
          </table:table-cell>
          <table:table-cell table:formula="of:=COS([.F1580])" office:value-type="float" office:value="0.125333121237313" calcext:value-type="float">
            <text:p>0,1253331212</text:p>
          </table:table-cell>
          <table:table-cell table:formula="of:=SIN([.F1580])" office:value-type="float" office:value="-0.99211471550467" calcext:value-type="float">
            <text:p>-0,9921147155</text:p>
          </table:table-cell>
        </table:table-row>
        <table:table-row table:style-name="ro1">
          <table:table-cell table:number-columns-repeated="5"/>
          <table:table-cell table:formula="of:=[.F1580]+3.14159265/50" office:value-type="float" office:value="99.1486640340023" calcext:value-type="float">
            <text:p>99,148664034</text:p>
          </table:table-cell>
          <table:table-cell table:formula="of:=COS([.F1581])" office:value-type="float" office:value="0.187381203300877" calcext:value-type="float">
            <text:p>0,1873812033</text:p>
          </table:table-cell>
          <table:table-cell table:formula="of:=SIN([.F1581])" office:value-type="float" office:value="-0.982287271957402" calcext:value-type="float">
            <text:p>-0,982287272</text:p>
          </table:table-cell>
        </table:table-row>
        <table:table-row table:style-name="ro1">
          <table:table-cell table:number-columns-repeated="5"/>
          <table:table-cell table:formula="of:=[.F1581]+3.14159265/50" office:value-type="float" office:value="99.2114958870023" calcext:value-type="float">
            <text:p>99,211495887</text:p>
          </table:table-cell>
          <table:table-cell table:formula="of:=COS([.F1582])" office:value-type="float" office:value="0.248689777363029" calcext:value-type="float">
            <text:p>0,2486897774</text:p>
          </table:table-cell>
          <table:table-cell table:formula="of:=SIN([.F1582])" office:value-type="float" office:value="-0.968583189320941" calcext:value-type="float">
            <text:p>-0,9685831893</text:p>
          </table:table-cell>
        </table:table-row>
        <table:table-row table:style-name="ro1">
          <table:table-cell table:number-columns-repeated="5"/>
          <table:table-cell table:formula="of:=[.F1582]+3.14159265/50" office:value-type="float" office:value="99.2743277400023" calcext:value-type="float">
            <text:p>99,27432774</text:p>
          </table:table-cell>
          <table:table-cell table:formula="of:=COS([.F1583])" office:value-type="float" office:value="0.309016886491724" calcext:value-type="float">
            <text:p>0,3090168865</text:p>
          </table:table-cell>
          <table:table-cell table:formula="of:=SIN([.F1583])" office:value-type="float" office:value="-0.951056551348531" calcext:value-type="float">
            <text:p>-0,9510565513</text:p>
          </table:table-cell>
        </table:table-row>
        <table:table-row table:style-name="ro1">
          <table:table-cell table:number-columns-repeated="5"/>
          <table:table-cell table:formula="of:=[.F1583]+3.14159265/50" office:value-type="float" office:value="99.3371595930023" calcext:value-type="float">
            <text:p>99,337159593</text:p>
          </table:table-cell>
          <table:table-cell table:formula="of:=COS([.F1584])" office:value-type="float" office:value="0.368124447148609" calcext:value-type="float">
            <text:p>0,3681244471</text:p>
          </table:table-cell>
          <table:table-cell table:formula="of:=SIN([.F1584])" office:value-type="float" office:value="-0.92977652767293" calcext:value-type="float">
            <text:p>-0,9297765277</text:p>
          </table:table-cell>
        </table:table-row>
        <table:table-row table:style-name="ro1">
          <table:table-cell table:number-columns-repeated="5"/>
          <table:table-cell table:formula="of:=[.F1584]+3.14159265/50" office:value-type="float" office:value="99.3999914460023" calcext:value-type="float">
            <text:p>99,399991446</text:p>
          </table:table-cell>
          <table:table-cell table:formula="of:=COS([.F1585])" office:value-type="float" office:value="0.425779188795979" calcext:value-type="float">
            <text:p>0,4257791888</text:p>
          </table:table-cell>
          <table:table-cell table:formula="of:=SIN([.F1585])" office:value-type="float" office:value="-0.904827100825477" calcext:value-type="float">
            <text:p>-0,9048271008</text:p>
          </table:table-cell>
        </table:table-row>
        <table:table-row table:style-name="ro1">
          <table:table-cell table:number-columns-repeated="5"/>
          <table:table-cell table:formula="of:=[.F1585]+3.14159265/50" office:value-type="float" office:value="99.4628232990024" calcext:value-type="float">
            <text:p>99,462823299</text:p>
          </table:table-cell>
          <table:table-cell table:formula="of:=COS([.F1586])" office:value-type="float" office:value="0.481753574509018" calcext:value-type="float">
            <text:p>0,4817535745</text:p>
          </table:table-cell>
          <table:table-cell table:formula="of:=SIN([.F1586])" office:value-type="float" office:value="-0.876306734795405" calcext:value-type="float">
            <text:p>-0,8763067348</text:p>
          </table:table-cell>
        </table:table-row>
        <table:table-row table:style-name="ro1">
          <table:table-cell table:number-columns-repeated="5"/>
          <table:table-cell table:formula="of:=[.F1586]+3.14159265/50" office:value-type="float" office:value="99.5256551520024" calcext:value-type="float">
            <text:p>99,525655152</text:p>
          </table:table-cell>
          <table:table-cell table:formula="of:=COS([.F1587])" office:value-type="float" office:value="0.535826698960086" calcext:value-type="float">
            <text:p>0,535826699</text:p>
          </table:table-cell>
          <table:table-cell table:formula="of:=SIN([.F1587])" office:value-type="float" office:value="-0.844327986437461" calcext:value-type="float">
            <text:p>-0,8443279864</text:p>
          </table:table-cell>
        </table:table-row>
        <table:table-row table:style-name="ro1">
          <table:table-cell table:number-columns-repeated="5"/>
          <table:table-cell table:formula="of:=[.F1587]+3.14159265/50" office:value-type="float" office:value="99.5884870050024" calcext:value-type="float">
            <text:p>99,588487005</text:p>
          </table:table-cell>
          <table:table-cell table:formula="of:=COS([.F1588])" office:value-type="float" office:value="0.587785160231123" calcext:value-type="float">
            <text:p>0,5877851602</text:p>
          </table:table-cell>
          <table:table-cell table:formula="of:=SIN([.F1588])" office:value-type="float" office:value="-0.809017061261425" calcext:value-type="float">
            <text:p>-0,8090170613</text:p>
          </table:table-cell>
        </table:table-row>
        <table:table-row table:style-name="ro1">
          <table:table-cell table:number-columns-repeated="5"/>
          <table:table-cell table:formula="of:=[.F1588]+3.14159265/50" office:value-type="float" office:value="99.6513188580024" calcext:value-type="float">
            <text:p>99,651318858</text:p>
          </table:table-cell>
          <table:table-cell table:formula="of:=COS([.F1589])" office:value-type="float" office:value="0.637423902013523" calcext:value-type="float">
            <text:p>0,637423902</text:p>
          </table:table-cell>
          <table:table-cell table:formula="of:=SIN([.F1589])" office:value-type="float" office:value="-0.770513315356623" calcext:value-type="float">
            <text:p>-0,7705133154</text:p>
          </table:table-cell>
        </table:table-row>
        <table:table-row table:style-name="ro1">
          <table:table-cell table:number-columns-repeated="5"/>
          <table:table-cell table:formula="of:=[.F1589]+3.14159265/50" office:value-type="float" office:value="99.7141507110024" calcext:value-type="float">
            <text:p>99,714150711</text:p>
          </table:table-cell>
          <table:table-cell table:formula="of:=COS([.F1590])" office:value-type="float" office:value="0.684547022871703" calcext:value-type="float">
            <text:p>0,6845470229</text:p>
          </table:table-cell>
          <table:table-cell table:formula="of:=SIN([.F1590])" office:value-type="float" office:value="-0.728968705417104" calcext:value-type="float">
            <text:p>-0,7289687054</text:p>
          </table:table-cell>
        </table:table-row>
        <table:table-row table:style-name="ro1">
          <table:table-cell table:number-columns-repeated="5"/>
          <table:table-cell table:formula="of:=[.F1590]+3.14159265/50" office:value-type="float" office:value="99.7769825640024" calcext:value-type="float">
            <text:p>99,776982564</text:p>
          </table:table-cell>
          <table:table-cell table:formula="of:=COS([.F1591])" office:value-type="float" office:value="0.728968549376566" calcext:value-type="float">
            <text:p>0,7289685494</text:p>
          </table:table-cell>
          <table:table-cell table:formula="of:=SIN([.F1591])" office:value-type="float" office:value="-0.684547189037998" calcext:value-type="float">
            <text:p>-0,684547189</text:p>
          </table:table-cell>
        </table:table-row>
        <table:table-row table:style-name="ro1">
          <table:table-cell table:number-columns-repeated="5"/>
          <table:table-cell table:formula="of:=[.F1591]+3.14159265/50" office:value-type="float" office:value="99.8398144170024" calcext:value-type="float">
            <text:p>99,839814417</text:p>
          </table:table-cell>
          <table:table-cell table:formula="of:=COS([.F1592])" office:value-type="float" office:value="0.770513170057664" calcext:value-type="float">
            <text:p>0,7705131701</text:p>
          </table:table-cell>
          <table:table-cell table:formula="of:=SIN([.F1592])" office:value-type="float" office:value="-0.637424077649794" calcext:value-type="float">
            <text:p>-0,6374240776</text:p>
          </table:table-cell>
        </table:table-row>
        <table:table-row table:style-name="ro1">
          <table:table-cell table:number-columns-repeated="5"/>
          <table:table-cell table:formula="of:=[.F1592]+3.14159265/50" office:value-type="float" office:value="99.9026462700024" calcext:value-type="float">
            <text:p>99,90264627</text:p>
          </table:table-cell>
          <table:table-cell table:formula="of:=COS([.F1593])" office:value-type="float" office:value="0.809016927277473" calcext:value-type="float">
            <text:p>0,8090169273</text:p>
          </table:table-cell>
          <table:table-cell table:formula="of:=SIN([.F1593])" office:value-type="float" office:value="-0.587785344644212" calcext:value-type="float">
            <text:p>-0,5877853446</text:p>
          </table:table-cell>
        </table:table-row>
        <table:table-row table:style-name="ro1">
          <table:table-cell table:number-columns-repeated="5"/>
          <table:table-cell table:formula="of:=[.F1593]+3.14159265/50" office:value-type="float" office:value="99.9654781230024" calcext:value-type="float">
            <text:p>99,965478123</text:p>
          </table:table-cell>
          <table:table-cell table:formula="of:=COS([.F1594])" office:value-type="float" office:value="0.844327864297289" calcext:value-type="float">
            <text:p>0,8443278643</text:p>
          </table:table-cell>
          <table:table-cell table:formula="of:=SIN([.F1594])" office:value-type="float" office:value="-0.5358268914222" calcext:value-type="float">
            <text:p>-0,5358268914</text:p>
          </table:table-cell>
        </table:table-row>
        <table:table-row table:style-name="ro1">
          <table:table-cell table:number-columns-repeated="5"/>
          <table:table-cell table:formula="of:=[.F1594]+3.14159265/50" office:value-type="float" office:value="100.028309976002" calcext:value-type="float">
            <text:p>100,028309976</text:p>
          </table:table-cell>
          <table:table-cell table:formula="of:=COS([.F1595])" office:value-type="float" office:value="0.876306624981045" calcext:value-type="float">
            <text:p>0,876306625</text:p>
          </table:table-cell>
          <table:table-cell table:formula="of:=SIN([.F1595])" office:value-type="float" office:value="-0.481753774260597" calcext:value-type="float">
            <text:p>-0,4817537743</text:p>
          </table:table-cell>
        </table:table-row>
        <table:table-row table:style-name="ro1">
          <table:table-cell table:number-columns-repeated="5"/>
          <table:table-cell table:formula="of:=[.F1595]+3.14159265/50" office:value-type="float" office:value="100.091141829002" calcext:value-type="float">
            <text:p>100,091141829</text:p>
          </table:table-cell>
          <table:table-cell table:formula="of:=COS([.F1596])" office:value-type="float" office:value="0.904827003770316" calcext:value-type="float">
            <text:p>0,9048270038</text:p>
          </table:table-cell>
          <table:table-cell table:formula="of:=SIN([.F1596])" office:value-type="float" office:value="-0.425779395048694" calcext:value-type="float">
            <text:p>-0,425779395</text:p>
          </table:table-cell>
        </table:table-row>
        <table:table-row table:style-name="ro1">
          <table:table-cell table:number-columns-repeated="5"/>
          <table:table-cell table:formula="of:=[.F1596]+3.14159265/50" office:value-type="float" office:value="100.153973682002" calcext:value-type="float">
            <text:p>100,153973682</text:p>
          </table:table-cell>
          <table:table-cell table:formula="of:=COS([.F1597])" office:value-type="float" office:value="0.929776443760001" calcext:value-type="float">
            <text:p>0,9297764438</text:p>
          </table:table-cell>
          <table:table-cell table:formula="of:=SIN([.F1597])" office:value-type="float" office:value="-0.368124659088476" calcext:value-type="float">
            <text:p>-0,3681246591</text:p>
          </table:table-cell>
        </table:table-row>
        <table:table-row table:style-name="ro1">
          <table:table-cell table:number-columns-repeated="5"/>
          <table:table-cell table:formula="of:=[.F1597]+3.14159265/50" office:value-type="float" office:value="100.216805535002" calcext:value-type="float">
            <text:p>100,216805535</text:p>
          </table:table-cell>
          <table:table-cell table:formula="of:=COS([.F1598])" office:value-type="float" office:value="0.951056480908999" calcext:value-type="float">
            <text:p>0,9510564809</text:p>
          </table:table-cell>
          <table:table-cell table:formula="of:=SIN([.F1598])" office:value-type="float" office:value="-0.309017103282312" calcext:value-type="float">
            <text:p>-0,3090171033</text:p>
          </table:table-cell>
        </table:table-row>
        <table:table-row table:style-name="ro1">
          <table:table-cell table:number-columns-repeated="5"/>
          <table:table-cell table:formula="of:=[.F1598]+3.14159265/50" office:value-type="float" office:value="100.279637388002" calcext:value-type="float">
            <text:p>100,279637388</text:p>
          </table:table-cell>
          <table:table-cell table:formula="of:=COS([.F1599])" office:value-type="float" office:value="0.968583132632799" calcext:value-type="float">
            <text:p>0,9685831326</text:p>
          </table:table-cell>
          <table:table-cell table:formula="of:=SIN([.F1599])" office:value-type="float" office:value="-0.248689998148766" calcext:value-type="float">
            <text:p>-0,2486899981</text:p>
          </table:table-cell>
        </table:table-row>
        <table:table-row table:style-name="ro1">
          <table:table-cell table:number-columns-repeated="5"/>
          <table:table-cell table:formula="of:=[.F1599]+3.14159265/50" office:value-type="float" office:value="100.342469241002" calcext:value-type="float">
            <text:p>100,342469241</text:p>
          </table:table-cell>
          <table:table-cell table:formula="of:=COS([.F1600])" office:value-type="float" office:value="0.982287229244372" calcext:value-type="float">
            <text:p>0,9822872292</text:p>
          </table:table-cell>
          <table:table-cell table:formula="of:=SIN([.F1600])" office:value-type="float" office:value="-0.187381427210421" calcext:value-type="float">
            <text:p>-0,1873814272</text:p>
          </table:table-cell>
        </table:table-row>
        <table:table-row table:style-name="ro1">
          <table:table-cell table:number-columns-repeated="5"/>
          <table:table-cell table:formula="of:=[.F1600]+3.14159265/50" office:value-type="float" office:value="100.405301094002" calcext:value-type="float">
            <text:p>100,405301094</text:p>
          </table:table-cell>
          <table:table-cell table:formula="of:=COS([.F1601])" office:value-type="float" office:value="0.992114686935321" calcext:value-type="float">
            <text:p>0,9921146869</text:p>
          </table:table-cell>
          <table:table-cell table:formula="of:=SIN([.F1601])" office:value-type="float" office:value="-0.125333347386997" calcext:value-type="float">
            <text:p>-0,1253333474</text:p>
          </table:table-cell>
        </table:table-row>
        <table:table-row table:style-name="ro1">
          <table:table-cell table:number-columns-repeated="5"/>
          <table:table-cell table:formula="of:=[.F1601]+3.14159265/50" office:value-type="float" office:value="100.468132947002" calcext:value-type="float">
            <text:p>100,468132947</text:p>
          </table:table-cell>
          <table:table-cell table:formula="of:=COS([.F1602])" office:value-type="float" office:value="0.998026721219967" calcext:value-type="float">
            <text:p>0,9980267212</text:p>
          </table:table-cell>
          <table:table-cell table:formula="of:=SIN([.F1602])" office:value-type="float" office:value="-0.0627906341019257" calcext:value-type="float">
            <text:p>-0,0627906341</text:p>
          </table:table-cell>
        </table:table-row>
        <table:table-row table:style-name="ro1">
          <table:table-cell table:number-columns-repeated="5"/>
          <table:table-cell table:formula="of:=[.F1602]+3.14159265/50" office:value-type="float" office:value="100.530964800002" calcext:value-type="float">
            <text:p>100,5309648</text:p>
          </table:table-cell>
          <table:table-cell table:formula="of:=COS([.F1603])" office:value-type="float" office:value="0.999999999999993" calcext:value-type="float">
            <text:p>1</text:p>
          </table:table-cell>
          <table:table-cell table:formula="of:=SIN([.F1603])" office:value-type="float" office:value="-0.00000011487093268792" calcext:value-type="float">
            <text:p>-1,1487093268792E-007</text:p>
          </table:table-cell>
        </table:table-row>
        <table:table-row table:style-name="ro1">
          <table:table-cell table:number-columns-repeated="5"/>
          <table:table-cell table:formula="of:=[.F1603]+3.14159265/50" office:value-type="float" office:value="100.593796653002" calcext:value-type="float">
            <text:p>100,593796653</text:p>
          </table:table-cell>
          <table:table-cell table:formula="of:=COS([.F1604])" office:value-type="float" office:value="0.998026735645578" calcext:value-type="float">
            <text:p>0,9980267356</text:p>
          </table:table-cell>
          <table:table-cell table:formula="of:=SIN([.F1604])" office:value-type="float" office:value="0.0627904048134034" calcext:value-type="float">
            <text:p>0,0627904048</text:p>
          </table:table-cell>
        </table:table-row>
        <table:table-row table:style-name="ro1">
          <table:table-cell table:number-columns-repeated="5"/>
          <table:table-cell table:formula="of:=[.F1604]+3.14159265/50" office:value-type="float" office:value="100.656628506002" calcext:value-type="float">
            <text:p>100,656628506</text:p>
          </table:table-cell>
          <table:table-cell table:formula="of:=COS([.F1605])" office:value-type="float" office:value="0.992114715729612" calcext:value-type="float">
            <text:p>0,9921147157</text:p>
          </table:table-cell>
          <table:table-cell table:formula="of:=SIN([.F1605])" office:value-type="float" office:value="0.125333119456714" calcext:value-type="float">
            <text:p>0,1253331195</text:p>
          </table:table-cell>
        </table:table-row>
        <table:table-row table:style-name="ro1">
          <table:table-cell table:number-columns-repeated="5"/>
          <table:table-cell table:formula="of:=[.F1605]+3.14159265/50" office:value-type="float" office:value="100.719460359002" calcext:value-type="float">
            <text:p>100,719460359</text:p>
          </table:table-cell>
          <table:table-cell table:formula="of:=COS([.F1606])" office:value-type="float" office:value="0.982287272293705" calcext:value-type="float">
            <text:p>0,9822872723</text:p>
          </table:table-cell>
          <table:table-cell table:formula="of:=SIN([.F1606])" office:value-type="float" office:value="0.187381201537915" calcext:value-type="float">
            <text:p>0,1873812015</text:p>
          </table:table-cell>
        </table:table-row>
        <table:table-row table:style-name="ro1">
          <table:table-cell table:number-columns-repeated="5"/>
          <table:table-cell table:formula="of:=[.F1606]+3.14159265/50" office:value-type="float" office:value="100.782292212002" calcext:value-type="float">
            <text:p>100,782292212</text:p>
          </table:table-cell>
          <table:table-cell table:formula="of:=COS([.F1607])" office:value-type="float" office:value="0.968583189767278" calcext:value-type="float">
            <text:p>0,9685831898</text:p>
          </table:table-cell>
          <table:table-cell table:formula="of:=SIN([.F1607])" office:value-type="float" office:value="0.248689775624663" calcext:value-type="float">
            <text:p>0,2486897756</text:p>
          </table:table-cell>
        </table:table-row>
        <table:table-row table:style-name="ro1">
          <table:table-cell table:number-columns-repeated="5"/>
          <table:table-cell table:formula="of:=[.F1607]+3.14159265/50" office:value-type="float" office:value="100.845124065002" calcext:value-type="float">
            <text:p>100,845124065</text:p>
          </table:table-cell>
          <table:table-cell table:formula="of:=COS([.F1608])" office:value-type="float" office:value="0.951056551903139" calcext:value-type="float">
            <text:p>0,9510565519</text:p>
          </table:table-cell>
          <table:table-cell table:formula="of:=SIN([.F1608])" office:value-type="float" office:value="0.309016884784814" calcext:value-type="float">
            <text:p>0,3090168848</text:p>
          </table:table-cell>
        </table:table-row>
        <table:table-row table:style-name="ro1">
          <table:table-cell table:number-columns-repeated="5"/>
          <table:table-cell table:formula="of:=[.F1608]+3.14159265/50" office:value-type="float" office:value="100.907955918002" calcext:value-type="float">
            <text:p>100,907955918</text:p>
          </table:table-cell>
          <table:table-cell table:formula="of:=COS([.F1609])" office:value-type="float" office:value="0.929776528333622" calcext:value-type="float">
            <text:p>0,9297765283</text:p>
          </table:table-cell>
          <table:table-cell table:formula="of:=SIN([.F1609])" office:value-type="float" office:value="0.368124445479891" calcext:value-type="float">
            <text:p>0,3681244455</text:p>
          </table:table-cell>
        </table:table-row>
        <table:table-row table:style-name="ro1">
          <table:table-cell table:number-columns-repeated="5"/>
          <table:table-cell table:formula="of:=[.F1609]+3.14159265/50" office:value-type="float" office:value="100.970787771003" calcext:value-type="float">
            <text:p>100,970787771</text:p>
          </table:table-cell>
          <table:table-cell table:formula="of:=COS([.F1610])" office:value-type="float" office:value="0.904827101589645" calcext:value-type="float">
            <text:p>0,9048271016</text:p>
          </table:table-cell>
          <table:table-cell table:formula="of:=SIN([.F1610])" office:value-type="float" office:value="0.425779187172039" calcext:value-type="float">
            <text:p>0,4257791872</text:p>
          </table:table-cell>
        </table:table-row>
        <table:table-row table:style-name="ro1">
          <table:table-cell table:number-columns-repeated="5"/>
          <table:table-cell table:formula="of:=[.F1610]+3.14159265/50" office:value-type="float" office:value="101.033619624003" calcext:value-type="float">
            <text:p>101,033619624</text:p>
          </table:table-cell>
          <table:table-cell table:formula="of:=COS([.F1611])" office:value-type="float" office:value="0.876306735660033" calcext:value-type="float">
            <text:p>0,8763067357</text:p>
          </table:table-cell>
          <table:table-cell table:formula="of:=SIN([.F1611])" office:value-type="float" office:value="0.481753572936266" calcext:value-type="float">
            <text:p>0,4817535729</text:p>
          </table:table-cell>
        </table:table-row>
        <table:table-row table:style-name="ro1">
          <table:table-cell table:number-columns-repeated="5"/>
          <table:table-cell table:formula="of:=[.F1611]+3.14159265/50" office:value-type="float" office:value="101.096451477003" calcext:value-type="float">
            <text:p>101,096451477</text:p>
          </table:table-cell>
          <table:table-cell table:formula="of:=COS([.F1612])" office:value-type="float" office:value="0.844327987399136" calcext:value-type="float">
            <text:p>0,8443279874</text:p>
          </table:table-cell>
          <table:table-cell table:formula="of:=SIN([.F1612])" office:value-type="float" office:value="0.535826697444728" calcext:value-type="float">
            <text:p>0,5358266974</text:p>
          </table:table-cell>
        </table:table-row>
        <table:table-row table:style-name="ro1">
          <table:table-cell table:number-columns-repeated="5"/>
          <table:table-cell table:formula="of:=[.F1612]+3.14159265/50" office:value-type="float" office:value="101.159283330003" calcext:value-type="float">
            <text:p>101,15928333</text:p>
          </table:table-cell>
          <table:table-cell table:formula="of:=COS([.F1613])" office:value-type="float" office:value="0.809017062316353" calcext:value-type="float">
            <text:p>0,8090170623</text:p>
          </table:table-cell>
          <table:table-cell table:formula="of:=SIN([.F1613])" office:value-type="float" office:value="0.587785158779139" calcext:value-type="float">
            <text:p>0,5877851588</text:p>
          </table:table-cell>
        </table:table-row>
        <table:table-row table:style-name="ro1">
          <table:table-cell table:number-columns-repeated="5"/>
          <table:table-cell table:formula="of:=[.F1613]+3.14159265/50" office:value-type="float" office:value="101.222115183003" calcext:value-type="float">
            <text:p>101,222115183</text:p>
          </table:table-cell>
          <table:table-cell table:formula="of:=COS([.F1614])" office:value-type="float" office:value="0.77051331650064" calcext:value-type="float">
            <text:p>0,7705133165</text:p>
          </table:table-cell>
          <table:table-cell table:formula="of:=SIN([.F1614])" office:value-type="float" office:value="0.637423900630644" calcext:value-type="float">
            <text:p>0,6374239006</text:p>
          </table:table-cell>
        </table:table-row>
        <table:table-row table:style-name="ro1">
          <table:table-cell table:number-columns-repeated="5"/>
          <table:table-cell table:formula="of:=[.F1614]+3.14159265/50" office:value-type="float" office:value="101.284947036003" calcext:value-type="float">
            <text:p>101,284947036</text:p>
          </table:table-cell>
          <table:table-cell table:formula="of:=COS([.F1615])" office:value-type="float" office:value="0.728968706645695" calcext:value-type="float">
            <text:p>0,7289687066</text:p>
          </table:table-cell>
          <table:table-cell table:formula="of:=SIN([.F1615])" office:value-type="float" office:value="0.684547021563386" calcext:value-type="float">
            <text:p>0,6845470216</text:p>
          </table:table-cell>
        </table:table-row>
        <table:table-row table:style-name="ro1">
          <table:table-cell table:number-columns-repeated="5"/>
          <table:table-cell table:formula="of:=[.F1615]+3.14159265/50" office:value-type="float" office:value="101.347778889003" calcext:value-type="float">
            <text:p>101,347778889</text:p>
          </table:table-cell>
          <table:table-cell table:formula="of:=COS([.F1616])" office:value-type="float" office:value="0.684547190346315" calcext:value-type="float">
            <text:p>0,6845471903</text:p>
          </table:table-cell>
          <table:table-cell table:formula="of:=SIN([.F1616])" office:value-type="float" office:value="0.728968548147974" calcext:value-type="float">
            <text:p>0,7289685481</text:p>
          </table:table-cell>
        </table:table-row>
        <table:table-row table:style-name="ro1">
          <table:table-cell table:number-columns-repeated="5"/>
          <table:table-cell table:formula="of:=[.F1616]+3.14159265/50" office:value-type="float" office:value="101.410610742003" calcext:value-type="float">
            <text:p>101,410610742</text:p>
          </table:table-cell>
          <table:table-cell table:formula="of:=COS([.F1617])" office:value-type="float" office:value="0.637424079032673" calcext:value-type="float">
            <text:p>0,637424079</text:p>
          </table:table-cell>
          <table:table-cell table:formula="of:=SIN([.F1617])" office:value-type="float" office:value="0.770513168913646" calcext:value-type="float">
            <text:p>0,7705131689</text:p>
          </table:table-cell>
        </table:table-row>
        <table:table-row table:style-name="ro1">
          <table:table-cell table:number-columns-repeated="5"/>
          <table:table-cell table:formula="of:=[.F1617]+3.14159265/50" office:value-type="float" office:value="101.473442595003" calcext:value-type="float">
            <text:p>101,473442595</text:p>
          </table:table-cell>
          <table:table-cell table:formula="of:=COS([.F1618])" office:value-type="float" office:value="0.587785346096196" calcext:value-type="float">
            <text:p>0,5877853461</text:p>
          </table:table-cell>
          <table:table-cell table:formula="of:=SIN([.F1618])" office:value-type="float" office:value="0.809016926222545" calcext:value-type="float">
            <text:p>0,8090169262</text:p>
          </table:table-cell>
        </table:table-row>
        <table:table-row table:style-name="ro1">
          <table:table-cell table:number-columns-repeated="5"/>
          <table:table-cell table:formula="of:=[.F1618]+3.14159265/50" office:value-type="float" office:value="101.536274448003" calcext:value-type="float">
            <text:p>101,536274448</text:p>
          </table:table-cell>
          <table:table-cell table:formula="of:=COS([.F1619])" office:value-type="float" office:value="0.535826892937559" calcext:value-type="float">
            <text:p>0,5358268929</text:p>
          </table:table-cell>
          <table:table-cell table:formula="of:=SIN([.F1619])" office:value-type="float" office:value="0.844327863335613" calcext:value-type="float">
            <text:p>0,8443278633</text:p>
          </table:table-cell>
        </table:table-row>
        <table:table-row table:style-name="ro1">
          <table:table-cell table:number-columns-repeated="5"/>
          <table:table-cell table:formula="of:=[.F1619]+3.14159265/50" office:value-type="float" office:value="101.599106301003" calcext:value-type="float">
            <text:p>101,599106301</text:p>
          </table:table-cell>
          <table:table-cell table:formula="of:=COS([.F1620])" office:value-type="float" office:value="0.481753775833349" calcext:value-type="float">
            <text:p>0,4817537758</text:p>
          </table:table-cell>
          <table:table-cell table:formula="of:=SIN([.F1620])" office:value-type="float" office:value="0.876306624116417" calcext:value-type="float">
            <text:p>0,8763066241</text:p>
          </table:table-cell>
        </table:table-row>
        <table:table-row table:style-name="ro1">
          <table:table-cell table:number-columns-repeated="5"/>
          <table:table-cell table:formula="of:=[.F1620]+3.14159265/50" office:value-type="float" office:value="101.661938154003" calcext:value-type="float">
            <text:p>101,661938154</text:p>
          </table:table-cell>
          <table:table-cell table:formula="of:=COS([.F1621])" office:value-type="float" office:value="0.425779396672634" calcext:value-type="float">
            <text:p>0,4257793967</text:p>
          </table:table-cell>
          <table:table-cell table:formula="of:=SIN([.F1621])" office:value-type="float" office:value="0.904827003006148" calcext:value-type="float">
            <text:p>0,904827003</text:p>
          </table:table-cell>
        </table:table-row>
        <table:table-row table:style-name="ro1">
          <table:table-cell table:number-columns-repeated="5"/>
          <table:table-cell table:formula="of:=[.F1621]+3.14159265/50" office:value-type="float" office:value="101.724770007003" calcext:value-type="float">
            <text:p>101,724770007</text:p>
          </table:table-cell>
          <table:table-cell table:formula="of:=COS([.F1622])" office:value-type="float" office:value="0.368124660757193" calcext:value-type="float">
            <text:p>0,3681246608</text:p>
          </table:table-cell>
          <table:table-cell table:formula="of:=SIN([.F1622])" office:value-type="float" office:value="0.929776443099308" calcext:value-type="float">
            <text:p>0,9297764431</text:p>
          </table:table-cell>
        </table:table-row>
        <table:table-row table:style-name="ro1">
          <table:table-cell table:number-columns-repeated="5"/>
          <table:table-cell table:formula="of:=[.F1622]+3.14159265/50" office:value-type="float" office:value="101.787601860003" calcext:value-type="float">
            <text:p>101,78760186</text:p>
          </table:table-cell>
          <table:table-cell table:formula="of:=COS([.F1623])" office:value-type="float" office:value="0.309017104989222" calcext:value-type="float">
            <text:p>0,309017105</text:p>
          </table:table-cell>
          <table:table-cell table:formula="of:=SIN([.F1623])" office:value-type="float" office:value="0.95105648035439" calcext:value-type="float">
            <text:p>0,9510564804</text:p>
          </table:table-cell>
        </table:table-row>
        <table:table-row table:style-name="ro1">
          <table:table-cell table:number-columns-repeated="5"/>
          <table:table-cell table:formula="of:=[.F1623]+3.14159265/50" office:value-type="float" office:value="101.850433713003" calcext:value-type="float">
            <text:p>101,850433713</text:p>
          </table:table-cell>
          <table:table-cell table:formula="of:=COS([.F1624])" office:value-type="float" office:value="0.248689999887131" calcext:value-type="float">
            <text:p>0,2486899999</text:p>
          </table:table-cell>
          <table:table-cell table:formula="of:=SIN([.F1624])" office:value-type="float" office:value="0.968583132186463" calcext:value-type="float">
            <text:p>0,9685831322</text:p>
          </table:table-cell>
        </table:table-row>
        <table:table-row table:style-name="ro1">
          <table:table-cell table:number-columns-repeated="5"/>
          <table:table-cell table:formula="of:=[.F1624]+3.14159265/50" office:value-type="float" office:value="101.913265566003" calcext:value-type="float">
            <text:p>101,913265566</text:p>
          </table:table-cell>
          <table:table-cell table:formula="of:=COS([.F1625])" office:value-type="float" office:value="0.187381428973382" calcext:value-type="float">
            <text:p>0,187381429</text:p>
          </table:table-cell>
          <table:table-cell table:formula="of:=SIN([.F1625])" office:value-type="float" office:value="0.982287228908069" calcext:value-type="float">
            <text:p>0,9822872289</text:p>
          </table:table-cell>
        </table:table-row>
        <table:table-row table:style-name="ro1">
          <table:table-cell table:number-columns-repeated="5"/>
          <table:table-cell table:formula="of:=[.F1625]+3.14159265/50" office:value-type="float" office:value="101.976097419003" calcext:value-type="float">
            <text:p>101,976097419</text:p>
          </table:table-cell>
          <table:table-cell table:formula="of:=COS([.F1626])" office:value-type="float" office:value="0.125333349167595" calcext:value-type="float">
            <text:p>0,1253333492</text:p>
          </table:table-cell>
          <table:table-cell table:formula="of:=SIN([.F1626])" office:value-type="float" office:value="0.992114686710379" calcext:value-type="float">
            <text:p>0,9921146867</text:p>
          </table:table-cell>
        </table:table-row>
        <table:table-row table:style-name="ro1">
          <table:table-cell table:number-columns-repeated="5"/>
          <table:table-cell table:formula="of:=[.F1626]+3.14159265/50" office:value-type="float" office:value="102.038929272003" calcext:value-type="float">
            <text:p>102,038929272</text:p>
          </table:table-cell>
          <table:table-cell table:formula="of:=COS([.F1627])" office:value-type="float" office:value="0.0627906358931353" calcext:value-type="float">
            <text:p>0,0627906359</text:p>
          </table:table-cell>
          <table:table-cell table:formula="of:=SIN([.F1627])" office:value-type="float" office:value="0.998026721107274" calcext:value-type="float">
            <text:p>0,9980267211</text:p>
          </table:table-cell>
        </table:table-row>
        <table:table-row table:style-name="ro1">
          <table:table-cell table:number-columns-repeated="5"/>
          <table:table-cell table:formula="of:=[.F1627]+3.14159265/50" office:value-type="float" office:value="102.101761125003" calcext:value-type="float">
            <text:p>102,101761125</text:p>
          </table:table-cell>
          <table:table-cell table:formula="of:=COS([.F1628])" office:value-type="float" office:value="0.000000116665683763625" calcext:value-type="float">
            <text:p>1,16665683763625E-007</text:p>
          </table:table-cell>
          <table:table-cell table:formula="of:=SIN([.F1628])" office:value-type="float" office:value="0.999999999999993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628]+3.14159265/50" office:value-type="float" office:value="102.164592978003" calcext:value-type="float">
            <text:p>102,164592978</text:p>
          </table:table-cell>
          <table:table-cell table:formula="of:=COS([.F1629])" office:value-type="float" office:value="-0.0627904030221939" calcext:value-type="float">
            <text:p>-0,062790403</text:p>
          </table:table-cell>
          <table:table-cell table:formula="of:=SIN([.F1629])" office:value-type="float" office:value="0.998026735758271" calcext:value-type="float">
            <text:p>0,9980267358</text:p>
          </table:table-cell>
        </table:table-row>
        <table:table-row table:style-name="ro1">
          <table:table-cell table:number-columns-repeated="5"/>
          <table:table-cell table:formula="of:=[.F1629]+3.14159265/50" office:value-type="float" office:value="102.227424831003" calcext:value-type="float">
            <text:p>102,227424831</text:p>
          </table:table-cell>
          <table:table-cell table:formula="of:=COS([.F1630])" office:value-type="float" office:value="-0.125333117676115" calcext:value-type="float">
            <text:p>-0,1253331177</text:p>
          </table:table-cell>
          <table:table-cell table:formula="of:=SIN([.F1630])" office:value-type="float" office:value="0.992114715954554" calcext:value-type="float">
            <text:p>0,992114716</text:p>
          </table:table-cell>
        </table:table-row>
        <table:table-row table:style-name="ro1">
          <table:table-cell table:number-columns-repeated="5"/>
          <table:table-cell table:formula="of:=[.F1630]+3.14159265/50" office:value-type="float" office:value="102.290256684003" calcext:value-type="float">
            <text:p>102,290256684</text:p>
          </table:table-cell>
          <table:table-cell table:formula="of:=COS([.F1631])" office:value-type="float" office:value="-0.187381199774954" calcext:value-type="float">
            <text:p>-0,1873811998</text:p>
          </table:table-cell>
          <table:table-cell table:formula="of:=SIN([.F1631])" office:value-type="float" office:value="0.982287272630007" calcext:value-type="float">
            <text:p>0,9822872726</text:p>
          </table:table-cell>
        </table:table-row>
        <table:table-row table:style-name="ro1">
          <table:table-cell table:number-columns-repeated="5"/>
          <table:table-cell table:formula="of:=[.F1631]+3.14159265/50" office:value-type="float" office:value="102.353088537003" calcext:value-type="float">
            <text:p>102,353088537</text:p>
          </table:table-cell>
          <table:table-cell table:formula="of:=COS([.F1632])" office:value-type="float" office:value="-0.248689773886298" calcext:value-type="float">
            <text:p>-0,2486897739</text:p>
          </table:table-cell>
          <table:table-cell table:formula="of:=SIN([.F1632])" office:value-type="float" office:value="0.968583190213614" calcext:value-type="float">
            <text:p>0,9685831902</text:p>
          </table:table-cell>
        </table:table-row>
        <table:table-row table:style-name="ro1">
          <table:table-cell table:number-columns-repeated="5"/>
          <table:table-cell table:formula="of:=[.F1632]+3.14159265/50" office:value-type="float" office:value="102.415920390003" calcext:value-type="float">
            <text:p>102,41592039</text:p>
          </table:table-cell>
          <table:table-cell table:formula="of:=COS([.F1633])" office:value-type="float" office:value="-0.309016883077905" calcext:value-type="float">
            <text:p>-0,3090168831</text:p>
          </table:table-cell>
          <table:table-cell table:formula="of:=SIN([.F1633])" office:value-type="float" office:value="0.951056552457748" calcext:value-type="float">
            <text:p>0,9510565525</text:p>
          </table:table-cell>
        </table:table-row>
        <table:table-row table:style-name="ro1">
          <table:table-cell table:number-columns-repeated="5"/>
          <table:table-cell table:formula="of:=[.F1633]+3.14159265/50" office:value-type="float" office:value="102.478752243003" calcext:value-type="float">
            <text:p>102,478752243</text:p>
          </table:table-cell>
          <table:table-cell table:formula="of:=COS([.F1634])" office:value-type="float" office:value="-0.368124443811174" calcext:value-type="float">
            <text:p>-0,3681244438</text:p>
          </table:table-cell>
          <table:table-cell table:formula="of:=SIN([.F1634])" office:value-type="float" office:value="0.929776528994314" calcext:value-type="float">
            <text:p>0,929776529</text:p>
          </table:table-cell>
        </table:table-row>
        <table:table-row table:style-name="ro1">
          <table:table-cell table:number-columns-repeated="5"/>
          <table:table-cell table:formula="of:=[.F1634]+3.14159265/50" office:value-type="float" office:value="102.541584096003" calcext:value-type="float">
            <text:p>102,541584096</text:p>
          </table:table-cell>
          <table:table-cell table:formula="of:=COS([.F1635])" office:value-type="float" office:value="-0.4257791855481" calcext:value-type="float">
            <text:p>-0,4257791855</text:p>
          </table:table-cell>
          <table:table-cell table:formula="of:=SIN([.F1635])" office:value-type="float" office:value="0.904827102353812" calcext:value-type="float">
            <text:p>0,9048271024</text:p>
          </table:table-cell>
        </table:table-row>
        <table:table-row table:style-name="ro1">
          <table:table-cell table:number-columns-repeated="5"/>
          <table:table-cell table:formula="of:=[.F1635]+3.14159265/50" office:value-type="float" office:value="102.604415949003" calcext:value-type="float">
            <text:p>102,604415949</text:p>
          </table:table-cell>
          <table:table-cell table:formula="of:=COS([.F1636])" office:value-type="float" office:value="-0.481753571363513" calcext:value-type="float">
            <text:p>-0,4817535714</text:p>
          </table:table-cell>
          <table:table-cell table:formula="of:=SIN([.F1636])" office:value-type="float" office:value="0.87630673652466" calcext:value-type="float">
            <text:p>0,8763067365</text:p>
          </table:table-cell>
        </table:table-row>
        <table:table-row table:style-name="ro1">
          <table:table-cell table:number-columns-repeated="5"/>
          <table:table-cell table:formula="of:=[.F1636]+3.14159265/50" office:value-type="float" office:value="102.667247802003" calcext:value-type="float">
            <text:p>102,667247802</text:p>
          </table:table-cell>
          <table:table-cell table:formula="of:=COS([.F1637])" office:value-type="float" office:value="-0.535826695929369" calcext:value-type="float">
            <text:p>-0,5358266959</text:p>
          </table:table-cell>
          <table:table-cell table:formula="of:=SIN([.F1637])" office:value-type="float" office:value="0.844327988360812" calcext:value-type="float">
            <text:p>0,8443279884</text:p>
          </table:table-cell>
        </table:table-row>
        <table:table-row table:style-name="ro1">
          <table:table-cell table:number-columns-repeated="5"/>
          <table:table-cell table:formula="of:=[.F1637]+3.14159265/50" office:value-type="float" office:value="102.730079655003" calcext:value-type="float">
            <text:p>102,730079655</text:p>
          </table:table-cell>
          <table:table-cell table:formula="of:=COS([.F1638])" office:value-type="float" office:value="-0.587785157327155" calcext:value-type="float">
            <text:p>-0,5877851573</text:p>
          </table:table-cell>
          <table:table-cell table:formula="of:=SIN([.F1638])" office:value-type="float" office:value="0.809017063371281" calcext:value-type="float">
            <text:p>0,8090170634</text:p>
          </table:table-cell>
        </table:table-row>
        <table:table-row table:style-name="ro1">
          <table:table-cell table:number-columns-repeated="5"/>
          <table:table-cell table:formula="of:=[.F1638]+3.14159265/50" office:value-type="float" office:value="102.792911508003" calcext:value-type="float">
            <text:p>102,792911508</text:p>
          </table:table-cell>
          <table:table-cell table:formula="of:=COS([.F1639])" office:value-type="float" office:value="-0.637423899247764" calcext:value-type="float">
            <text:p>-0,6374238992</text:p>
          </table:table-cell>
          <table:table-cell table:formula="of:=SIN([.F1639])" office:value-type="float" office:value="0.770513317644657" calcext:value-type="float">
            <text:p>0,7705133176</text:p>
          </table:table-cell>
        </table:table-row>
        <table:table-row table:style-name="ro1">
          <table:table-cell table:number-columns-repeated="5"/>
          <table:table-cell table:formula="of:=[.F1639]+3.14159265/50" office:value-type="float" office:value="102.855743361003" calcext:value-type="float">
            <text:p>102,855743361</text:p>
          </table:table-cell>
          <table:table-cell table:formula="of:=COS([.F1640])" office:value-type="float" office:value="-0.684547020255068" calcext:value-type="float">
            <text:p>-0,6845470203</text:p>
          </table:table-cell>
          <table:table-cell table:formula="of:=SIN([.F1640])" office:value-type="float" office:value="0.728968707874287" calcext:value-type="float">
            <text:p>0,7289687079</text:p>
          </table:table-cell>
        </table:table-row>
        <table:table-row table:style-name="ro1">
          <table:table-cell table:number-columns-repeated="5"/>
          <table:table-cell table:formula="of:=[.F1640]+3.14159265/50" office:value-type="float" office:value="102.918575214003" calcext:value-type="float">
            <text:p>102,918575214</text:p>
          </table:table-cell>
          <table:table-cell table:formula="of:=COS([.F1641])" office:value-type="float" office:value="-0.728968546919383" calcext:value-type="float">
            <text:p>-0,7289685469</text:p>
          </table:table-cell>
          <table:table-cell table:formula="of:=SIN([.F1641])" office:value-type="float" office:value="0.684547191654632" calcext:value-type="float">
            <text:p>0,6845471917</text:p>
          </table:table-cell>
        </table:table-row>
        <table:table-row table:style-name="ro1">
          <table:table-cell table:number-columns-repeated="5"/>
          <table:table-cell table:formula="of:=[.F1641]+3.14159265/50" office:value-type="float" office:value="102.981407067003" calcext:value-type="float">
            <text:p>102,981407067</text:p>
          </table:table-cell>
          <table:table-cell table:formula="of:=COS([.F1642])" office:value-type="float" office:value="-0.770513167769628" calcext:value-type="float">
            <text:p>-0,7705131678</text:p>
          </table:table-cell>
          <table:table-cell table:formula="of:=SIN([.F1642])" office:value-type="float" office:value="0.637424080415552" calcext:value-type="float">
            <text:p>0,6374240804</text:p>
          </table:table-cell>
        </table:table-row>
        <table:table-row table:style-name="ro1">
          <table:table-cell table:number-columns-repeated="5"/>
          <table:table-cell table:formula="of:=[.F1642]+3.14159265/50" office:value-type="float" office:value="103.044238920003" calcext:value-type="float">
            <text:p>103,04423892</text:p>
          </table:table-cell>
          <table:table-cell table:formula="of:=COS([.F1643])" office:value-type="float" office:value="-0.809016925167616" calcext:value-type="float">
            <text:p>-0,8090169252</text:p>
          </table:table-cell>
          <table:table-cell table:formula="of:=SIN([.F1643])" office:value-type="float" office:value="0.58778534754818" calcext:value-type="float">
            <text:p>0,5877853475</text:p>
          </table:table-cell>
        </table:table-row>
        <table:table-row table:style-name="ro1">
          <table:table-cell table:number-columns-repeated="5"/>
          <table:table-cell table:formula="of:=[.F1643]+3.14159265/50" office:value-type="float" office:value="103.107070773003" calcext:value-type="float">
            <text:p>103,107070773</text:p>
          </table:table-cell>
          <table:table-cell table:formula="of:=COS([.F1644])" office:value-type="float" office:value="-0.844327862373937" calcext:value-type="float">
            <text:p>-0,8443278624</text:p>
          </table:table-cell>
          <table:table-cell table:formula="of:=SIN([.F1644])" office:value-type="float" office:value="0.535826894452917" calcext:value-type="float">
            <text:p>0,5358268945</text:p>
          </table:table-cell>
        </table:table-row>
        <table:table-row table:style-name="ro1">
          <table:table-cell table:number-columns-repeated="5"/>
          <table:table-cell table:formula="of:=[.F1644]+3.14159265/50" office:value-type="float" office:value="103.169902626003" calcext:value-type="float">
            <text:p>103,169902626</text:p>
          </table:table-cell>
          <table:table-cell table:formula="of:=COS([.F1645])" office:value-type="float" office:value="-0.876306623251789" calcext:value-type="float">
            <text:p>-0,8763066233</text:p>
          </table:table-cell>
          <table:table-cell table:formula="of:=SIN([.F1645])" office:value-type="float" office:value="0.481753777406102" calcext:value-type="float">
            <text:p>0,4817537774</text:p>
          </table:table-cell>
        </table:table-row>
        <table:table-row table:style-name="ro1">
          <table:table-cell table:number-columns-repeated="5"/>
          <table:table-cell table:formula="of:=[.F1645]+3.14159265/50" office:value-type="float" office:value="103.232734479003" calcext:value-type="float">
            <text:p>103,232734479</text:p>
          </table:table-cell>
          <table:table-cell table:formula="of:=COS([.F1646])" office:value-type="float" office:value="-0.90482700224198" calcext:value-type="float">
            <text:p>-0,9048270022</text:p>
          </table:table-cell>
          <table:table-cell table:formula="of:=SIN([.F1646])" office:value-type="float" office:value="0.425779398296573" calcext:value-type="float">
            <text:p>0,4257793983</text:p>
          </table:table-cell>
        </table:table-row>
        <table:table-row table:style-name="ro1">
          <table:table-cell table:number-columns-repeated="5"/>
          <table:table-cell table:formula="of:=[.F1646]+3.14159265/50" office:value-type="float" office:value="103.295566332003" calcext:value-type="float">
            <text:p>103,295566332</text:p>
          </table:table-cell>
          <table:table-cell table:formula="of:=COS([.F1647])" office:value-type="float" office:value="-0.929776442438616" calcext:value-type="float">
            <text:p>-0,9297764424</text:p>
          </table:table-cell>
          <table:table-cell table:formula="of:=SIN([.F1647])" office:value-type="float" office:value="0.36812466242591" calcext:value-type="float">
            <text:p>0,3681246624</text:p>
          </table:table-cell>
        </table:table-row>
        <table:table-row table:style-name="ro1">
          <table:table-cell table:number-columns-repeated="5"/>
          <table:table-cell table:formula="of:=[.F1647]+3.14159265/50" office:value-type="float" office:value="103.358398185003" calcext:value-type="float">
            <text:p>103,358398185</text:p>
          </table:table-cell>
          <table:table-cell table:formula="of:=COS([.F1648])" office:value-type="float" office:value="-0.951056479799781" calcext:value-type="float">
            <text:p>-0,9510564798</text:p>
          </table:table-cell>
          <table:table-cell table:formula="of:=SIN([.F1648])" office:value-type="float" office:value="0.309017106696132" calcext:value-type="float">
            <text:p>0,3090171067</text:p>
          </table:table-cell>
        </table:table-row>
        <table:table-row table:style-name="ro1">
          <table:table-cell table:number-columns-repeated="5"/>
          <table:table-cell table:formula="of:=[.F1648]+3.14159265/50" office:value-type="float" office:value="103.421230038003" calcext:value-type="float">
            <text:p>103,421230038</text:p>
          </table:table-cell>
          <table:table-cell table:formula="of:=COS([.F1649])" office:value-type="float" office:value="-0.968583131740126" calcext:value-type="float">
            <text:p>-0,9685831317</text:p>
          </table:table-cell>
          <table:table-cell table:formula="of:=SIN([.F1649])" office:value-type="float" office:value="0.248690001625497" calcext:value-type="float">
            <text:p>0,2486900016</text:p>
          </table:table-cell>
        </table:table-row>
        <table:table-row table:style-name="ro1">
          <table:table-cell table:number-columns-repeated="5"/>
          <table:table-cell table:formula="of:=[.F1649]+3.14159265/50" office:value-type="float" office:value="103.484061891003" calcext:value-type="float">
            <text:p>103,484061891</text:p>
          </table:table-cell>
          <table:table-cell table:formula="of:=COS([.F1650])" office:value-type="float" office:value="-0.982287228571766" calcext:value-type="float">
            <text:p>-0,9822872286</text:p>
          </table:table-cell>
          <table:table-cell table:formula="of:=SIN([.F1650])" office:value-type="float" office:value="0.187381430736343" calcext:value-type="float">
            <text:p>0,1873814307</text:p>
          </table:table-cell>
        </table:table-row>
        <table:table-row table:style-name="ro1">
          <table:table-cell table:number-columns-repeated="5"/>
          <table:table-cell table:formula="of:=[.F1650]+3.14159265/50" office:value-type="float" office:value="103.546893744003" calcext:value-type="float">
            <text:p>103,546893744</text:p>
          </table:table-cell>
          <table:table-cell table:formula="of:=COS([.F1651])" office:value-type="float" office:value="-0.992114686485437" calcext:value-type="float">
            <text:p>-0,9921146865</text:p>
          </table:table-cell>
          <table:table-cell table:formula="of:=SIN([.F1651])" office:value-type="float" office:value="0.125333350948194" calcext:value-type="float">
            <text:p>0,1253333509</text:p>
          </table:table-cell>
        </table:table-row>
        <table:table-row table:style-name="ro1">
          <table:table-cell table:number-columns-repeated="5"/>
          <table:table-cell table:formula="of:=[.F1651]+3.14159265/50" office:value-type="float" office:value="103.609725597003" calcext:value-type="float">
            <text:p>103,609725597</text:p>
          </table:table-cell>
          <table:table-cell table:formula="of:=COS([.F1652])" office:value-type="float" office:value="-0.99802672099458" calcext:value-type="float">
            <text:p>-0,998026721</text:p>
          </table:table-cell>
          <table:table-cell table:formula="of:=SIN([.F1652])" office:value-type="float" office:value="0.0627906376843448" calcext:value-type="float">
            <text:p>0,0627906377</text:p>
          </table:table-cell>
        </table:table-row>
        <table:table-row table:style-name="ro1">
          <table:table-cell table:number-columns-repeated="5"/>
          <table:table-cell table:formula="of:=[.F1652]+3.14159265/50" office:value-type="float" office:value="103.672557450003" calcext:value-type="float">
            <text:p>103,67255745</text:p>
          </table:table-cell>
          <table:table-cell table:formula="of:=COS([.F1653])" office:value-type="float" office:value="-0.999999999999993" calcext:value-type="float">
            <text:p>-1</text:p>
          </table:table-cell>
          <table:table-cell table:formula="of:=SIN([.F1653])" office:value-type="float" office:value="0.000000118460434839329" calcext:value-type="float">
            <text:p>1,18460434839329E-007</text:p>
          </table:table-cell>
        </table:table-row>
        <table:table-row table:style-name="ro1">
          <table:table-cell table:number-columns-repeated="5"/>
          <table:table-cell table:formula="of:=[.F1653]+3.14159265/50" office:value-type="float" office:value="103.735389303003" calcext:value-type="float">
            <text:p>103,735389303</text:p>
          </table:table-cell>
          <table:table-cell table:formula="of:=COS([.F1654])" office:value-type="float" office:value="-0.998026735870964" calcext:value-type="float">
            <text:p>-0,9980267359</text:p>
          </table:table-cell>
          <table:table-cell table:formula="of:=SIN([.F1654])" office:value-type="float" office:value="-0.0627904012309843" calcext:value-type="float">
            <text:p>-0,0627904012</text:p>
          </table:table-cell>
        </table:table-row>
        <table:table-row table:style-name="ro1">
          <table:table-cell table:number-columns-repeated="5"/>
          <table:table-cell table:formula="of:=[.F1654]+3.14159265/50" office:value-type="float" office:value="103.798221156003" calcext:value-type="float">
            <text:p>103,798221156</text:p>
          </table:table-cell>
          <table:table-cell table:formula="of:=COS([.F1655])" office:value-type="float" office:value="-0.992114716179496" calcext:value-type="float">
            <text:p>-0,9921147162</text:p>
          </table:table-cell>
          <table:table-cell table:formula="of:=SIN([.F1655])" office:value-type="float" office:value="-0.125333115895517" calcext:value-type="float">
            <text:p>-0,1253331159</text:p>
          </table:table-cell>
        </table:table-row>
        <table:table-row table:style-name="ro1">
          <table:table-cell table:number-columns-repeated="5"/>
          <table:table-cell table:formula="of:=[.F1655]+3.14159265/50" office:value-type="float" office:value="103.861053009003" calcext:value-type="float">
            <text:p>103,861053009</text:p>
          </table:table-cell>
          <table:table-cell table:formula="of:=COS([.F1656])" office:value-type="float" office:value="-0.98228727296631" calcext:value-type="float">
            <text:p>-0,982287273</text:p>
          </table:table-cell>
          <table:table-cell table:formula="of:=SIN([.F1656])" office:value-type="float" office:value="-0.187381198011993" calcext:value-type="float">
            <text:p>-0,187381198</text:p>
          </table:table-cell>
        </table:table-row>
        <table:table-row table:style-name="ro1">
          <table:table-cell table:number-columns-repeated="5"/>
          <table:table-cell table:formula="of:=[.F1656]+3.14159265/50" office:value-type="float" office:value="103.923884862003" calcext:value-type="float">
            <text:p>103,923884862</text:p>
          </table:table-cell>
          <table:table-cell table:formula="of:=COS([.F1657])" office:value-type="float" office:value="-0.96858319065995" calcext:value-type="float">
            <text:p>-0,9685831907</text:p>
          </table:table-cell>
          <table:table-cell table:formula="of:=SIN([.F1657])" office:value-type="float" office:value="-0.248689772147932" calcext:value-type="float">
            <text:p>-0,2486897721</text:p>
          </table:table-cell>
        </table:table-row>
        <table:table-row table:style-name="ro1">
          <table:table-cell table:number-columns-repeated="5"/>
          <table:table-cell table:formula="of:=[.F1657]+3.14159265/50" office:value-type="float" office:value="103.986716715003" calcext:value-type="float">
            <text:p>103,986716715</text:p>
          </table:table-cell>
          <table:table-cell table:formula="of:=COS([.F1658])" office:value-type="float" office:value="-0.951056553012356" calcext:value-type="float">
            <text:p>-0,951056553</text:p>
          </table:table-cell>
          <table:table-cell table:formula="of:=SIN([.F1658])" office:value-type="float" office:value="-0.309016881370995" calcext:value-type="float">
            <text:p>-0,3090168814</text:p>
          </table:table-cell>
        </table:table-row>
        <table:table-row table:style-name="ro1">
          <table:table-cell table:number-columns-repeated="5"/>
          <table:table-cell table:formula="of:=[.F1658]+3.14159265/50" office:value-type="float" office:value="104.049548568003" calcext:value-type="float">
            <text:p>104,049548568</text:p>
          </table:table-cell>
          <table:table-cell table:formula="of:=COS([.F1659])" office:value-type="float" office:value="-0.929776529655005" calcext:value-type="float">
            <text:p>-0,9297765297</text:p>
          </table:table-cell>
          <table:table-cell table:formula="of:=SIN([.F1659])" office:value-type="float" office:value="-0.368124442142456" calcext:value-type="float">
            <text:p>-0,3681244421</text:p>
          </table:table-cell>
        </table:table-row>
        <table:table-row table:style-name="ro1">
          <table:table-cell table:number-columns-repeated="5"/>
          <table:table-cell table:formula="of:=[.F1659]+3.14159265/50" office:value-type="float" office:value="104.112380421003" calcext:value-type="float">
            <text:p>104,112380421</text:p>
          </table:table-cell>
          <table:table-cell table:formula="of:=COS([.F1660])" office:value-type="float" office:value="-0.90482710311798" calcext:value-type="float">
            <text:p>-0,9048271031</text:p>
          </table:table-cell>
          <table:table-cell table:formula="of:=SIN([.F1660])" office:value-type="float" office:value="-0.425779183924161" calcext:value-type="float">
            <text:p>-0,4257791839</text:p>
          </table:table-cell>
        </table:table-row>
        <table:table-row table:style-name="ro1">
          <table:table-cell table:number-columns-repeated="5"/>
          <table:table-cell table:formula="of:=[.F1660]+3.14159265/50" office:value-type="float" office:value="104.175212274003" calcext:value-type="float">
            <text:p>104,175212274</text:p>
          </table:table-cell>
          <table:table-cell table:formula="of:=COS([.F1661])" office:value-type="float" office:value="-0.876306737389288" calcext:value-type="float">
            <text:p>-0,8763067374</text:p>
          </table:table-cell>
          <table:table-cell table:formula="of:=SIN([.F1661])" office:value-type="float" office:value="-0.481753569790761" calcext:value-type="float">
            <text:p>-0,4817535698</text:p>
          </table:table-cell>
        </table:table-row>
        <table:table-row table:style-name="ro1">
          <table:table-cell table:number-columns-repeated="5"/>
          <table:table-cell table:formula="of:=[.F1661]+3.14159265/50" office:value-type="float" office:value="104.238044127003" calcext:value-type="float">
            <text:p>104,238044127</text:p>
          </table:table-cell>
          <table:table-cell table:formula="of:=COS([.F1662])" office:value-type="float" office:value="-0.844327989322487" calcext:value-type="float">
            <text:p>-0,8443279893</text:p>
          </table:table-cell>
          <table:table-cell table:formula="of:=SIN([.F1662])" office:value-type="float" office:value="-0.535826694414011" calcext:value-type="float">
            <text:p>-0,5358266944</text:p>
          </table:table-cell>
        </table:table-row>
        <table:table-row table:style-name="ro1">
          <table:table-cell table:number-columns-repeated="5"/>
          <table:table-cell table:formula="of:=[.F1662]+3.14159265/50" office:value-type="float" office:value="104.300875980003" calcext:value-type="float">
            <text:p>104,30087598</text:p>
          </table:table-cell>
          <table:table-cell table:formula="of:=COS([.F1663])" office:value-type="float" office:value="-0.80901706442621" calcext:value-type="float">
            <text:p>-0,8090170644</text:p>
          </table:table-cell>
          <table:table-cell table:formula="of:=SIN([.F1663])" office:value-type="float" office:value="-0.58778515587517" calcext:value-type="float">
            <text:p>-0,5877851559</text:p>
          </table:table-cell>
        </table:table-row>
        <table:table-row table:style-name="ro1">
          <table:table-cell table:number-columns-repeated="5"/>
          <table:table-cell table:formula="of:=[.F1663]+3.14159265/50" office:value-type="float" office:value="104.363707833003" calcext:value-type="float">
            <text:p>104,363707833</text:p>
          </table:table-cell>
          <table:table-cell table:formula="of:=COS([.F1664])" office:value-type="float" office:value="-0.770513318788674" calcext:value-type="float">
            <text:p>-0,7705133188</text:p>
          </table:table-cell>
          <table:table-cell table:formula="of:=SIN([.F1664])" office:value-type="float" office:value="-0.637423897864884" calcext:value-type="float">
            <text:p>-0,6374238979</text:p>
          </table:table-cell>
        </table:table-row>
        <table:table-row table:style-name="ro1">
          <table:table-cell table:number-columns-repeated="5"/>
          <table:table-cell table:formula="of:=[.F1664]+3.14159265/50" office:value-type="float" office:value="104.426539686003" calcext:value-type="float">
            <text:p>104,426539686</text:p>
          </table:table-cell>
          <table:table-cell table:formula="of:=COS([.F1665])" office:value-type="float" office:value="-0.728968709102878" calcext:value-type="float">
            <text:p>-0,7289687091</text:p>
          </table:table-cell>
          <table:table-cell table:formula="of:=SIN([.F1665])" office:value-type="float" office:value="-0.684547018946751" calcext:value-type="float">
            <text:p>-0,6845470189</text:p>
          </table:table-cell>
        </table:table-row>
        <table:table-row table:style-name="ro1">
          <table:table-cell table:number-columns-repeated="5"/>
          <table:table-cell table:formula="of:=[.F1665]+3.14159265/50" office:value-type="float" office:value="104.489371539003" calcext:value-type="float">
            <text:p>104,489371539</text:p>
          </table:table-cell>
          <table:table-cell table:formula="of:=COS([.F1666])" office:value-type="float" office:value="-0.684547192962949" calcext:value-type="float">
            <text:p>-0,684547193</text:p>
          </table:table-cell>
          <table:table-cell table:formula="of:=SIN([.F1666])" office:value-type="float" office:value="-0.728968545690791" calcext:value-type="float">
            <text:p>-0,7289685457</text:p>
          </table:table-cell>
        </table:table-row>
        <table:table-row table:style-name="ro1">
          <table:table-cell table:number-columns-repeated="5"/>
          <table:table-cell table:formula="of:=[.F1666]+3.14159265/50" office:value-type="float" office:value="104.552203392003" calcext:value-type="float">
            <text:p>104,552203392</text:p>
          </table:table-cell>
          <table:table-cell table:formula="of:=COS([.F1667])" office:value-type="float" office:value="-0.637424081798431" calcext:value-type="float">
            <text:p>-0,6374240818</text:p>
          </table:table-cell>
          <table:table-cell table:formula="of:=SIN([.F1667])" office:value-type="float" office:value="-0.770513166625611" calcext:value-type="float">
            <text:p>-0,7705131666</text:p>
          </table:table-cell>
        </table:table-row>
        <table:table-row table:style-name="ro1">
          <table:table-cell table:number-columns-repeated="5"/>
          <table:table-cell table:formula="of:=[.F1667]+3.14159265/50" office:value-type="float" office:value="104.615035245003" calcext:value-type="float">
            <text:p>104,615035245</text:p>
          </table:table-cell>
          <table:table-cell table:formula="of:=COS([.F1668])" office:value-type="float" office:value="-0.587785349000164" calcext:value-type="float">
            <text:p>-0,587785349</text:p>
          </table:table-cell>
          <table:table-cell table:formula="of:=SIN([.F1668])" office:value-type="float" office:value="-0.809016924112688" calcext:value-type="float">
            <text:p>-0,8090169241</text:p>
          </table:table-cell>
        </table:table-row>
        <table:table-row table:style-name="ro1">
          <table:table-cell table:number-columns-repeated="5"/>
          <table:table-cell table:formula="of:=[.F1668]+3.14159265/50" office:value-type="float" office:value="104.677867098003" calcext:value-type="float">
            <text:p>104,677867098</text:p>
          </table:table-cell>
          <table:table-cell table:formula="of:=COS([.F1669])" office:value-type="float" office:value="-0.535826895968275" calcext:value-type="float">
            <text:p>-0,535826896</text:p>
          </table:table-cell>
          <table:table-cell table:formula="of:=SIN([.F1669])" office:value-type="float" office:value="-0.844327861412261" calcext:value-type="float">
            <text:p>-0,8443278614</text:p>
          </table:table-cell>
        </table:table-row>
        <table:table-row table:style-name="ro1">
          <table:table-cell table:number-columns-repeated="5"/>
          <table:table-cell table:formula="of:=[.F1669]+3.14159265/50" office:value-type="float" office:value="104.740698951003" calcext:value-type="float">
            <text:p>104,740698951</text:p>
          </table:table-cell>
          <table:table-cell table:formula="of:=COS([.F1670])" office:value-type="float" office:value="-0.481753778978854" calcext:value-type="float">
            <text:p>-0,481753779</text:p>
          </table:table-cell>
          <table:table-cell table:formula="of:=SIN([.F1670])" office:value-type="float" office:value="-0.876306622387161" calcext:value-type="float">
            <text:p>-0,8763066224</text:p>
          </table:table-cell>
        </table:table-row>
        <table:table-row table:style-name="ro1">
          <table:table-cell table:number-columns-repeated="5"/>
          <table:table-cell table:formula="of:=[.F1670]+3.14159265/50" office:value-type="float" office:value="104.803530804003" calcext:value-type="float">
            <text:p>104,803530804</text:p>
          </table:table-cell>
          <table:table-cell table:formula="of:=COS([.F1671])" office:value-type="float" office:value="-0.425779399920512" calcext:value-type="float">
            <text:p>-0,4257793999</text:p>
          </table:table-cell>
          <table:table-cell table:formula="of:=SIN([.F1671])" office:value-type="float" office:value="-0.904827001477812" calcext:value-type="float">
            <text:p>-0,9048270015</text:p>
          </table:table-cell>
        </table:table-row>
        <table:table-row table:style-name="ro1">
          <table:table-cell table:number-columns-repeated="5"/>
          <table:table-cell table:formula="of:=[.F1671]+3.14159265/50" office:value-type="float" office:value="104.866362657003" calcext:value-type="float">
            <text:p>104,866362657</text:p>
          </table:table-cell>
          <table:table-cell table:formula="of:=COS([.F1672])" office:value-type="float" office:value="-0.368124664094627" calcext:value-type="float">
            <text:p>-0,3681246641</text:p>
          </table:table-cell>
          <table:table-cell table:formula="of:=SIN([.F1672])" office:value-type="float" office:value="-0.929776441777924" calcext:value-type="float">
            <text:p>-0,9297764418</text:p>
          </table:table-cell>
        </table:table-row>
        <table:table-row table:style-name="ro1">
          <table:table-cell table:number-columns-repeated="5"/>
          <table:table-cell table:formula="of:=[.F1672]+3.14159265/50" office:value-type="float" office:value="104.929194510003" calcext:value-type="float">
            <text:p>104,92919451</text:p>
          </table:table-cell>
          <table:table-cell table:formula="of:=COS([.F1673])" office:value-type="float" office:value="-0.309017108403041" calcext:value-type="float">
            <text:p>-0,3090171084</text:p>
          </table:table-cell>
          <table:table-cell table:formula="of:=SIN([.F1673])" office:value-type="float" office:value="-0.951056479245172" calcext:value-type="float">
            <text:p>-0,9510564792</text:p>
          </table:table-cell>
        </table:table-row>
        <table:table-row table:style-name="ro1">
          <table:table-cell table:number-columns-repeated="5"/>
          <table:table-cell table:formula="of:=[.F1673]+3.14159265/50" office:value-type="float" office:value="104.992026363003" calcext:value-type="float">
            <text:p>104,992026363</text:p>
          </table:table-cell>
          <table:table-cell table:formula="of:=COS([.F1674])" office:value-type="float" office:value="-0.248690003363863" calcext:value-type="float">
            <text:p>-0,2486900034</text:p>
          </table:table-cell>
          <table:table-cell table:formula="of:=SIN([.F1674])" office:value-type="float" office:value="-0.968583131293789" calcext:value-type="float">
            <text:p>-0,9685831313</text:p>
          </table:table-cell>
        </table:table-row>
        <table:table-row table:style-name="ro1">
          <table:table-cell table:number-columns-repeated="5"/>
          <table:table-cell table:formula="of:=[.F1674]+3.14159265/50" office:value-type="float" office:value="105.054858216003" calcext:value-type="float">
            <text:p>105,054858216</text:p>
          </table:table-cell>
          <table:table-cell table:formula="of:=COS([.F1675])" office:value-type="float" office:value="-0.187381432499304" calcext:value-type="float">
            <text:p>-0,1873814325</text:p>
          </table:table-cell>
          <table:table-cell table:formula="of:=SIN([.F1675])" office:value-type="float" office:value="-0.982287228235463" calcext:value-type="float">
            <text:p>-0,9822872282</text:p>
          </table:table-cell>
        </table:table-row>
        <table:table-row table:style-name="ro1">
          <table:table-cell table:number-columns-repeated="5"/>
          <table:table-cell table:formula="of:=[.F1675]+3.14159265/50" office:value-type="float" office:value="105.117690069003" calcext:value-type="float">
            <text:p>105,117690069</text:p>
          </table:table-cell>
          <table:table-cell table:formula="of:=COS([.F1676])" office:value-type="float" office:value="-0.125333352728793" calcext:value-type="float">
            <text:p>-0,1253333527</text:p>
          </table:table-cell>
          <table:table-cell table:formula="of:=SIN([.F1676])" office:value-type="float" office:value="-0.992114686260495" calcext:value-type="float">
            <text:p>-0,9921146863</text:p>
          </table:table-cell>
        </table:table-row>
        <table:table-row table:style-name="ro1">
          <table:table-cell table:number-columns-repeated="5"/>
          <table:table-cell table:formula="of:=[.F1676]+3.14159265/50" office:value-type="float" office:value="105.180521922003" calcext:value-type="float">
            <text:p>105,180521922</text:p>
          </table:table-cell>
          <table:table-cell table:formula="of:=COS([.F1677])" office:value-type="float" office:value="-0.0627906394755543" calcext:value-type="float">
            <text:p>-0,0627906395</text:p>
          </table:table-cell>
          <table:table-cell table:formula="of:=SIN([.F1677])" office:value-type="float" office:value="-0.998026720881886" calcext:value-type="float">
            <text:p>-0,9980267209</text:p>
          </table:table-cell>
        </table:table-row>
        <table:table-row table:style-name="ro1">
          <table:table-cell table:number-columns-repeated="5"/>
          <table:table-cell table:formula="of:=[.F1677]+3.14159265/50" office:value-type="float" office:value="105.243353775003" calcext:value-type="float">
            <text:p>105,243353775</text:p>
          </table:table-cell>
          <table:table-cell table:formula="of:=COS([.F1678])" office:value-type="float" office:value="-0.000000120255185915034" calcext:value-type="float">
            <text:p>-1,20255185915034E-007</text:p>
          </table:table-cell>
          <table:table-cell table:formula="of:=SIN([.F1678])" office:value-type="float" office:value="-0.999999999999993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678]+3.14159265/50" office:value-type="float" office:value="105.306185628003" calcext:value-type="float">
            <text:p>105,306185628</text:p>
          </table:table-cell>
          <table:table-cell table:formula="of:=COS([.F1679])" office:value-type="float" office:value="0.0627903994397748" calcext:value-type="float">
            <text:p>0,0627903994</text:p>
          </table:table-cell>
          <table:table-cell table:formula="of:=SIN([.F1679])" office:value-type="float" office:value="-0.998026735983658" calcext:value-type="float">
            <text:p>-0,998026736</text:p>
          </table:table-cell>
        </table:table-row>
        <table:table-row table:style-name="ro1">
          <table:table-cell table:number-columns-repeated="5"/>
          <table:table-cell table:formula="of:=[.F1679]+3.14159265/50" office:value-type="float" office:value="105.369017481003" calcext:value-type="float">
            <text:p>105,369017481</text:p>
          </table:table-cell>
          <table:table-cell table:formula="of:=COS([.F1680])" office:value-type="float" office:value="0.125333114114918" calcext:value-type="float">
            <text:p>0,1253331141</text:p>
          </table:table-cell>
          <table:table-cell table:formula="of:=SIN([.F1680])" office:value-type="float" office:value="-0.992114716404437" calcext:value-type="float">
            <text:p>-0,9921147164</text:p>
          </table:table-cell>
        </table:table-row>
        <table:table-row table:style-name="ro1">
          <table:table-cell table:number-columns-repeated="5"/>
          <table:table-cell table:formula="of:=[.F1680]+3.14159265/50" office:value-type="float" office:value="105.431849334003" calcext:value-type="float">
            <text:p>105,431849334</text:p>
          </table:table-cell>
          <table:table-cell table:formula="of:=COS([.F1681])" office:value-type="float" office:value="0.187381196249032" calcext:value-type="float">
            <text:p>0,1873811962</text:p>
          </table:table-cell>
          <table:table-cell table:formula="of:=SIN([.F1681])" office:value-type="float" office:value="-0.982287273302613" calcext:value-type="float">
            <text:p>-0,9822872733</text:p>
          </table:table-cell>
        </table:table-row>
        <table:table-row table:style-name="ro1">
          <table:table-cell table:number-columns-repeated="5"/>
          <table:table-cell table:formula="of:=[.F1681]+3.14159265/50" office:value-type="float" office:value="105.494681187003" calcext:value-type="float">
            <text:p>105,494681187</text:p>
          </table:table-cell>
          <table:table-cell table:formula="of:=COS([.F1682])" office:value-type="float" office:value="0.248689770409566" calcext:value-type="float">
            <text:p>0,2486897704</text:p>
          </table:table-cell>
          <table:table-cell table:formula="of:=SIN([.F1682])" office:value-type="float" office:value="-0.968583191106286" calcext:value-type="float">
            <text:p>-0,9685831911</text:p>
          </table:table-cell>
        </table:table-row>
        <table:table-row table:style-name="ro1">
          <table:table-cell table:number-columns-repeated="5"/>
          <table:table-cell table:formula="of:=[.F1682]+3.14159265/50" office:value-type="float" office:value="105.557513040003" calcext:value-type="float">
            <text:p>105,55751304</text:p>
          </table:table-cell>
          <table:table-cell table:formula="of:=COS([.F1683])" office:value-type="float" office:value="0.309016879664085" calcext:value-type="float">
            <text:p>0,3090168797</text:p>
          </table:table-cell>
          <table:table-cell table:formula="of:=SIN([.F1683])" office:value-type="float" office:value="-0.951056553566965" calcext:value-type="float">
            <text:p>-0,9510565536</text:p>
          </table:table-cell>
        </table:table-row>
        <table:table-row table:style-name="ro1">
          <table:table-cell table:number-columns-repeated="5"/>
          <table:table-cell table:formula="of:=[.F1683]+3.14159265/50" office:value-type="float" office:value="105.620344893003" calcext:value-type="float">
            <text:p>105,620344893</text:p>
          </table:table-cell>
          <table:table-cell table:formula="of:=COS([.F1684])" office:value-type="float" office:value="0.368124440473739" calcext:value-type="float">
            <text:p>0,3681244405</text:p>
          </table:table-cell>
          <table:table-cell table:formula="of:=SIN([.F1684])" office:value-type="float" office:value="-0.929776530315697" calcext:value-type="float">
            <text:p>-0,9297765303</text:p>
          </table:table-cell>
        </table:table-row>
        <table:table-row table:style-name="ro1">
          <table:table-cell table:number-columns-repeated="5"/>
          <table:table-cell table:formula="of:=[.F1684]+3.14159265/50" office:value-type="float" office:value="105.683176746003" calcext:value-type="float">
            <text:p>105,683176746</text:p>
          </table:table-cell>
          <table:table-cell table:formula="of:=COS([.F1685])" office:value-type="float" office:value="0.425779182300221" calcext:value-type="float">
            <text:p>0,4257791823</text:p>
          </table:table-cell>
          <table:table-cell table:formula="of:=SIN([.F1685])" office:value-type="float" office:value="-0.904827103882148" calcext:value-type="float">
            <text:p>-0,9048271039</text:p>
          </table:table-cell>
        </table:table-row>
        <table:table-row table:style-name="ro1">
          <table:table-cell table:number-columns-repeated="5"/>
          <table:table-cell table:formula="of:=[.F1685]+3.14159265/50" office:value-type="float" office:value="105.746008599003" calcext:value-type="float">
            <text:p>105,746008599</text:p>
          </table:table-cell>
          <table:table-cell table:formula="of:=COS([.F1686])" office:value-type="float" office:value="0.481753568218008" calcext:value-type="float">
            <text:p>0,4817535682</text:p>
          </table:table-cell>
          <table:table-cell table:formula="of:=SIN([.F1686])" office:value-type="float" office:value="-0.876306738253916" calcext:value-type="float">
            <text:p>-0,8763067383</text:p>
          </table:table-cell>
        </table:table-row>
        <table:table-row table:style-name="ro1">
          <table:table-cell table:number-columns-repeated="5"/>
          <table:table-cell table:formula="of:=[.F1686]+3.14159265/50" office:value-type="float" office:value="105.808840452003" calcext:value-type="float">
            <text:p>105,808840452</text:p>
          </table:table-cell>
          <table:table-cell table:formula="of:=COS([.F1687])" office:value-type="float" office:value="0.535826692898652" calcext:value-type="float">
            <text:p>0,5358266929</text:p>
          </table:table-cell>
          <table:table-cell table:formula="of:=SIN([.F1687])" office:value-type="float" office:value="-0.844327990284163" calcext:value-type="float">
            <text:p>-0,8443279903</text:p>
          </table:table-cell>
        </table:table-row>
        <table:table-row table:style-name="ro1">
          <table:table-cell table:number-columns-repeated="5"/>
          <table:table-cell table:formula="of:=[.F1687]+3.14159265/50" office:value-type="float" office:value="105.871672305003" calcext:value-type="float">
            <text:p>105,871672305</text:p>
          </table:table-cell>
          <table:table-cell table:formula="of:=COS([.F1688])" office:value-type="float" office:value="0.587785154423186" calcext:value-type="float">
            <text:p>0,5877851544</text:p>
          </table:table-cell>
          <table:table-cell table:formula="of:=SIN([.F1688])" office:value-type="float" office:value="-0.809017065481138" calcext:value-type="float">
            <text:p>-0,8090170655</text:p>
          </table:table-cell>
        </table:table-row>
        <table:table-row table:style-name="ro1">
          <table:table-cell table:number-columns-repeated="5"/>
          <table:table-cell table:formula="of:=[.F1688]+3.14159265/50" office:value-type="float" office:value="105.934504158003" calcext:value-type="float">
            <text:p>105,934504158</text:p>
          </table:table-cell>
          <table:table-cell table:formula="of:=COS([.F1689])" office:value-type="float" office:value="0.637423896482005" calcext:value-type="float">
            <text:p>0,6374238965</text:p>
          </table:table-cell>
          <table:table-cell table:formula="of:=SIN([.F1689])" office:value-type="float" office:value="-0.770513319932692" calcext:value-type="float">
            <text:p>-0,7705133199</text:p>
          </table:table-cell>
        </table:table-row>
        <table:table-row table:style-name="ro1">
          <table:table-cell table:number-columns-repeated="5"/>
          <table:table-cell table:formula="of:=[.F1689]+3.14159265/50" office:value-type="float" office:value="105.997336011003" calcext:value-type="float">
            <text:p>105,997336011</text:p>
          </table:table-cell>
          <table:table-cell table:formula="of:=COS([.F1690])" office:value-type="float" office:value="0.684547017638434" calcext:value-type="float">
            <text:p>0,6845470176</text:p>
          </table:table-cell>
          <table:table-cell table:formula="of:=SIN([.F1690])" office:value-type="float" office:value="-0.72896871033147" calcext:value-type="float">
            <text:p>-0,7289687103</text:p>
          </table:table-cell>
        </table:table-row>
        <table:table-row table:style-name="ro1">
          <table:table-cell table:number-columns-repeated="5"/>
          <table:table-cell table:formula="of:=[.F1690]+3.14159265/50" office:value-type="float" office:value="106.060167864003" calcext:value-type="float">
            <text:p>106,060167864</text:p>
          </table:table-cell>
          <table:table-cell table:formula="of:=COS([.F1691])" office:value-type="float" office:value="0.728968544462199" calcext:value-type="float">
            <text:p>0,7289685445</text:p>
          </table:table-cell>
          <table:table-cell table:formula="of:=SIN([.F1691])" office:value-type="float" office:value="-0.684547194271266" calcext:value-type="float">
            <text:p>-0,6845471943</text:p>
          </table:table-cell>
        </table:table-row>
        <table:table-row table:style-name="ro1">
          <table:table-cell table:number-columns-repeated="5"/>
          <table:table-cell table:formula="of:=[.F1691]+3.14159265/50" office:value-type="float" office:value="106.122999717003" calcext:value-type="float">
            <text:p>106,122999717</text:p>
          </table:table-cell>
          <table:table-cell table:formula="of:=COS([.F1692])" office:value-type="float" office:value="0.770513165481593" calcext:value-type="float">
            <text:p>0,7705131655</text:p>
          </table:table-cell>
          <table:table-cell table:formula="of:=SIN([.F1692])" office:value-type="float" office:value="-0.637424083181311" calcext:value-type="float">
            <text:p>-0,6374240832</text:p>
          </table:table-cell>
        </table:table-row>
        <table:table-row table:style-name="ro1">
          <table:table-cell table:number-columns-repeated="5"/>
          <table:table-cell table:formula="of:=[.F1692]+3.14159265/50" office:value-type="float" office:value="106.185831570003" calcext:value-type="float">
            <text:p>106,18583157</text:p>
          </table:table-cell>
          <table:table-cell table:formula="of:=COS([.F1693])" office:value-type="float" office:value="0.80901692305776" calcext:value-type="float">
            <text:p>0,8090169231</text:p>
          </table:table-cell>
          <table:table-cell table:formula="of:=SIN([.F1693])" office:value-type="float" office:value="-0.587785350452148" calcext:value-type="float">
            <text:p>-0,5877853505</text:p>
          </table:table-cell>
        </table:table-row>
        <table:table-row table:style-name="ro1">
          <table:table-cell table:number-columns-repeated="5"/>
          <table:table-cell table:formula="of:=[.F1693]+3.14159265/50" office:value-type="float" office:value="106.248663423003" calcext:value-type="float">
            <text:p>106,248663423</text:p>
          </table:table-cell>
          <table:table-cell table:formula="of:=COS([.F1694])" office:value-type="float" office:value="0.844327860450585" calcext:value-type="float">
            <text:p>0,8443278605</text:p>
          </table:table-cell>
          <table:table-cell table:formula="of:=SIN([.F1694])" office:value-type="float" office:value="-0.535826897483634" calcext:value-type="float">
            <text:p>-0,5358268975</text:p>
          </table:table-cell>
        </table:table-row>
        <table:table-row table:style-name="ro1">
          <table:table-cell table:number-columns-repeated="5"/>
          <table:table-cell table:formula="of:=[.F1694]+3.14159265/50" office:value-type="float" office:value="106.311495276003" calcext:value-type="float">
            <text:p>106,311495276</text:p>
          </table:table-cell>
          <table:table-cell table:formula="of:=COS([.F1695])" office:value-type="float" office:value="0.876306621522532" calcext:value-type="float">
            <text:p>0,8763066215</text:p>
          </table:table-cell>
          <table:table-cell table:formula="of:=SIN([.F1695])" office:value-type="float" office:value="-0.481753780551606" calcext:value-type="float">
            <text:p>-0,4817537806</text:p>
          </table:table-cell>
        </table:table-row>
        <table:table-row table:style-name="ro1">
          <table:table-cell table:number-columns-repeated="5"/>
          <table:table-cell table:formula="of:=[.F1695]+3.14159265/50" office:value-type="float" office:value="106.374327129003" calcext:value-type="float">
            <text:p>106,374327129</text:p>
          </table:table-cell>
          <table:table-cell table:formula="of:=COS([.F1696])" office:value-type="float" office:value="0.904827000713644" calcext:value-type="float">
            <text:p>0,9048270007</text:p>
          </table:table-cell>
          <table:table-cell table:formula="of:=SIN([.F1696])" office:value-type="float" office:value="-0.425779401544451" calcext:value-type="float">
            <text:p>-0,4257794015</text:p>
          </table:table-cell>
        </table:table-row>
        <table:table-row table:style-name="ro1">
          <table:table-cell table:number-columns-repeated="5"/>
          <table:table-cell table:formula="of:=[.F1696]+3.14159265/50" office:value-type="float" office:value="106.437158982003" calcext:value-type="float">
            <text:p>106,437158982</text:p>
          </table:table-cell>
          <table:table-cell table:formula="of:=COS([.F1697])" office:value-type="float" office:value="0.929776441117232" calcext:value-type="float">
            <text:p>0,9297764411</text:p>
          </table:table-cell>
          <table:table-cell table:formula="of:=SIN([.F1697])" office:value-type="float" office:value="-0.368124665763345" calcext:value-type="float">
            <text:p>-0,3681246658</text:p>
          </table:table-cell>
        </table:table-row>
        <table:table-row table:style-name="ro1">
          <table:table-cell table:number-columns-repeated="5"/>
          <table:table-cell table:formula="of:=[.F1697]+3.14159265/50" office:value-type="float" office:value="106.499990835003" calcext:value-type="float">
            <text:p>106,499990835</text:p>
          </table:table-cell>
          <table:table-cell table:formula="of:=COS([.F1698])" office:value-type="float" office:value="0.951056478690563" calcext:value-type="float">
            <text:p>0,9510564787</text:p>
          </table:table-cell>
          <table:table-cell table:formula="of:=SIN([.F1698])" office:value-type="float" office:value="-0.309017110109951" calcext:value-type="float">
            <text:p>-0,3090171101</text:p>
          </table:table-cell>
        </table:table-row>
        <table:table-row table:style-name="ro1">
          <table:table-cell table:number-columns-repeated="5"/>
          <table:table-cell table:formula="of:=[.F1698]+3.14159265/50" office:value-type="float" office:value="106.562822688003" calcext:value-type="float">
            <text:p>106,562822688</text:p>
          </table:table-cell>
          <table:table-cell table:formula="of:=COS([.F1699])" office:value-type="float" office:value="0.968583130847453" calcext:value-type="float">
            <text:p>0,9685831308</text:p>
          </table:table-cell>
          <table:table-cell table:formula="of:=SIN([.F1699])" office:value-type="float" office:value="-0.248690005102228" calcext:value-type="float">
            <text:p>-0,2486900051</text:p>
          </table:table-cell>
        </table:table-row>
        <table:table-row table:style-name="ro1">
          <table:table-cell table:number-columns-repeated="5"/>
          <table:table-cell table:formula="of:=[.F1699]+3.14159265/50" office:value-type="float" office:value="106.625654541003" calcext:value-type="float">
            <text:p>106,625654541</text:p>
          </table:table-cell>
          <table:table-cell table:formula="of:=COS([.F1700])" office:value-type="float" office:value="0.98228722789916" calcext:value-type="float">
            <text:p>0,9822872279</text:p>
          </table:table-cell>
          <table:table-cell table:formula="of:=SIN([.F1700])" office:value-type="float" office:value="-0.187381434262265" calcext:value-type="float">
            <text:p>-0,1873814343</text:p>
          </table:table-cell>
        </table:table-row>
        <table:table-row table:style-name="ro1">
          <table:table-cell table:number-columns-repeated="5"/>
          <table:table-cell table:formula="of:=[.F1700]+3.14159265/50" office:value-type="float" office:value="106.688486394003" calcext:value-type="float">
            <text:p>106,688486394</text:p>
          </table:table-cell>
          <table:table-cell table:formula="of:=COS([.F1701])" office:value-type="float" office:value="0.992114686035552" calcext:value-type="float">
            <text:p>0,992114686</text:p>
          </table:table-cell>
          <table:table-cell table:formula="of:=SIN([.F1701])" office:value-type="float" office:value="-0.125333354509392" calcext:value-type="float">
            <text:p>-0,1253333545</text:p>
          </table:table-cell>
        </table:table-row>
        <table:table-row table:style-name="ro1">
          <table:table-cell table:number-columns-repeated="5"/>
          <table:table-cell table:formula="of:=[.F1701]+3.14159265/50" office:value-type="float" office:value="106.751318247003" calcext:value-type="float">
            <text:p>106,751318247</text:p>
          </table:table-cell>
          <table:table-cell table:formula="of:=COS([.F1702])" office:value-type="float" office:value="0.998026720769193" calcext:value-type="float">
            <text:p>0,9980267208</text:p>
          </table:table-cell>
          <table:table-cell table:formula="of:=SIN([.F1702])" office:value-type="float" office:value="-0.0627906412667638" calcext:value-type="float">
            <text:p>-0,0627906413</text:p>
          </table:table-cell>
        </table:table-row>
        <table:table-row table:style-name="ro1">
          <table:table-cell table:number-columns-repeated="5"/>
          <table:table-cell table:formula="of:=[.F1702]+3.14159265/50" office:value-type="float" office:value="106.814150100003" calcext:value-type="float">
            <text:p>106,8141501</text:p>
          </table:table-cell>
          <table:table-cell table:formula="of:=COS([.F1703])" office:value-type="float" office:value="0.999999999999993" calcext:value-type="float">
            <text:p>1</text:p>
          </table:table-cell>
          <table:table-cell table:formula="of:=SIN([.F1703])" office:value-type="float" office:value="-0.000000122049936990739" calcext:value-type="float">
            <text:p>-0,000000122</text:p>
          </table:table-cell>
        </table:table-row>
        <table:table-row table:style-name="ro1">
          <table:table-cell table:number-columns-repeated="5"/>
          <table:table-cell table:formula="of:=[.F1703]+3.14159265/50" office:value-type="float" office:value="106.876981953003" calcext:value-type="float">
            <text:p>106,876981953</text:p>
          </table:table-cell>
          <table:table-cell table:formula="of:=COS([.F1704])" office:value-type="float" office:value="0.998026736096351" calcext:value-type="float">
            <text:p>0,9980267361</text:p>
          </table:table-cell>
          <table:table-cell table:formula="of:=SIN([.F1704])" office:value-type="float" office:value="0.0627903976485652" calcext:value-type="float">
            <text:p>0,0627903976</text:p>
          </table:table-cell>
        </table:table-row>
        <table:table-row table:style-name="ro1">
          <table:table-cell table:number-columns-repeated="5"/>
          <table:table-cell table:formula="of:=[.F1704]+3.14159265/50" office:value-type="float" office:value="106.939813806003" calcext:value-type="float">
            <text:p>106,939813806</text:p>
          </table:table-cell>
          <table:table-cell table:formula="of:=COS([.F1705])" office:value-type="float" office:value="0.992114716629379" calcext:value-type="float">
            <text:p>0,9921147166</text:p>
          </table:table-cell>
          <table:table-cell table:formula="of:=SIN([.F1705])" office:value-type="float" office:value="0.125333112334319" calcext:value-type="float">
            <text:p>0,1253331123</text:p>
          </table:table-cell>
        </table:table-row>
        <table:table-row table:style-name="ro1">
          <table:table-cell table:number-columns-repeated="5"/>
          <table:table-cell table:formula="of:=[.F1705]+3.14159265/50" office:value-type="float" office:value="107.002645659003" calcext:value-type="float">
            <text:p>107,002645659</text:p>
          </table:table-cell>
          <table:table-cell table:formula="of:=COS([.F1706])" office:value-type="float" office:value="0.982287273638915" calcext:value-type="float">
            <text:p>0,9822872736</text:p>
          </table:table-cell>
          <table:table-cell table:formula="of:=SIN([.F1706])" office:value-type="float" office:value="0.187381194486071" calcext:value-type="float">
            <text:p>0,1873811945</text:p>
          </table:table-cell>
        </table:table-row>
        <table:table-row table:style-name="ro1">
          <table:table-cell table:number-columns-repeated="5"/>
          <table:table-cell table:formula="of:=[.F1706]+3.14159265/50" office:value-type="float" office:value="107.065477512003" calcext:value-type="float">
            <text:p>107,065477512</text:p>
          </table:table-cell>
          <table:table-cell table:formula="of:=COS([.F1707])" office:value-type="float" office:value="0.968583191552623" calcext:value-type="float">
            <text:p>0,9685831916</text:p>
          </table:table-cell>
          <table:table-cell table:formula="of:=SIN([.F1707])" office:value-type="float" office:value="0.248689768671201" calcext:value-type="float">
            <text:p>0,2486897687</text:p>
          </table:table-cell>
        </table:table-row>
        <table:table-row table:style-name="ro1">
          <table:table-cell table:number-columns-repeated="5"/>
          <table:table-cell table:formula="of:=[.F1707]+3.14159265/50" office:value-type="float" office:value="107.128309365003" calcext:value-type="float">
            <text:p>107,128309365</text:p>
          </table:table-cell>
          <table:table-cell table:formula="of:=COS([.F1708])" office:value-type="float" office:value="0.951056554121573" calcext:value-type="float">
            <text:p>0,9510565541</text:p>
          </table:table-cell>
          <table:table-cell table:formula="of:=SIN([.F1708])" office:value-type="float" office:value="0.309016877957175" calcext:value-type="float">
            <text:p>0,309016878</text:p>
          </table:table-cell>
        </table:table-row>
        <table:table-row table:style-name="ro1">
          <table:table-cell table:number-columns-repeated="5"/>
          <table:table-cell table:formula="of:=[.F1708]+3.14159265/50" office:value-type="float" office:value="107.191141218003" calcext:value-type="float">
            <text:p>107,191141218</text:p>
          </table:table-cell>
          <table:table-cell table:formula="of:=COS([.F1709])" office:value-type="float" office:value="0.929776530976389" calcext:value-type="float">
            <text:p>0,929776531</text:p>
          </table:table-cell>
          <table:table-cell table:formula="of:=SIN([.F1709])" office:value-type="float" office:value="0.368124438805021" calcext:value-type="float">
            <text:p>0,3681244388</text:p>
          </table:table-cell>
        </table:table-row>
        <table:table-row table:style-name="ro1">
          <table:table-cell table:number-columns-repeated="5"/>
          <table:table-cell table:formula="of:=[.F1709]+3.14159265/50" office:value-type="float" office:value="107.253973071003" calcext:value-type="float">
            <text:p>107,253973071</text:p>
          </table:table-cell>
          <table:table-cell table:formula="of:=COS([.F1710])" office:value-type="float" office:value="0.904827104646315" calcext:value-type="float">
            <text:p>0,9048271046</text:p>
          </table:table-cell>
          <table:table-cell table:formula="of:=SIN([.F1710])" office:value-type="float" office:value="0.425779180676282" calcext:value-type="float">
            <text:p>0,4257791807</text:p>
          </table:table-cell>
        </table:table-row>
        <table:table-row table:style-name="ro1">
          <table:table-cell table:number-columns-repeated="5"/>
          <table:table-cell table:formula="of:=[.F1710]+3.14159265/50" office:value-type="float" office:value="107.316804924003" calcext:value-type="float">
            <text:p>107,316804924</text:p>
          </table:table-cell>
          <table:table-cell table:formula="of:=COS([.F1711])" office:value-type="float" office:value="0.876306739118543" calcext:value-type="float">
            <text:p>0,8763067391</text:p>
          </table:table-cell>
          <table:table-cell table:formula="of:=SIN([.F1711])" office:value-type="float" office:value="0.481753566645256" calcext:value-type="float">
            <text:p>0,4817535666</text:p>
          </table:table-cell>
        </table:table-row>
        <table:table-row table:style-name="ro1">
          <table:table-cell table:number-columns-repeated="5"/>
          <table:table-cell table:formula="of:=[.F1711]+3.14159265/50" office:value-type="float" office:value="107.379636777003" calcext:value-type="float">
            <text:p>107,379636777</text:p>
          </table:table-cell>
          <table:table-cell table:formula="of:=COS([.F1712])" office:value-type="float" office:value="0.844327991245839" calcext:value-type="float">
            <text:p>0,8443279912</text:p>
          </table:table-cell>
          <table:table-cell table:formula="of:=SIN([.F1712])" office:value-type="float" office:value="0.535826691383293" calcext:value-type="float">
            <text:p>0,5358266914</text:p>
          </table:table-cell>
        </table:table-row>
        <table:table-row table:style-name="ro1">
          <table:table-cell table:number-columns-repeated="5"/>
          <table:table-cell table:formula="of:=[.F1712]+3.14159265/50" office:value-type="float" office:value="107.442468630003" calcext:value-type="float">
            <text:p>107,44246863</text:p>
          </table:table-cell>
          <table:table-cell table:formula="of:=COS([.F1713])" office:value-type="float" office:value="0.809017066536066" calcext:value-type="float">
            <text:p>0,8090170665</text:p>
          </table:table-cell>
          <table:table-cell table:formula="of:=SIN([.F1713])" office:value-type="float" office:value="0.587785152971202" calcext:value-type="float">
            <text:p>0,587785153</text:p>
          </table:table-cell>
        </table:table-row>
        <table:table-row table:style-name="ro1">
          <table:table-cell table:number-columns-repeated="5"/>
          <table:table-cell table:formula="of:=[.F1713]+3.14159265/50" office:value-type="float" office:value="107.505300483003" calcext:value-type="float">
            <text:p>107,505300483</text:p>
          </table:table-cell>
          <table:table-cell table:formula="of:=COS([.F1714])" office:value-type="float" office:value="0.770513321076709" calcext:value-type="float">
            <text:p>0,7705133211</text:p>
          </table:table-cell>
          <table:table-cell table:formula="of:=SIN([.F1714])" office:value-type="float" office:value="0.637423895099125" calcext:value-type="float">
            <text:p>0,6374238951</text:p>
          </table:table-cell>
        </table:table-row>
        <table:table-row table:style-name="ro1">
          <table:table-cell table:number-columns-repeated="5"/>
          <table:table-cell table:formula="of:=[.F1714]+3.14159265/50" office:value-type="float" office:value="107.568132336003" calcext:value-type="float">
            <text:p>107,568132336</text:p>
          </table:table-cell>
          <table:table-cell table:formula="of:=COS([.F1715])" office:value-type="float" office:value="0.728968711560061" calcext:value-type="float">
            <text:p>0,7289687116</text:p>
          </table:table-cell>
          <table:table-cell table:formula="of:=SIN([.F1715])" office:value-type="float" office:value="0.684547016330116" calcext:value-type="float">
            <text:p>0,6845470163</text:p>
          </table:table-cell>
        </table:table-row>
        <table:table-row table:style-name="ro1">
          <table:table-cell table:number-columns-repeated="5"/>
          <table:table-cell table:formula="of:=[.F1715]+3.14159265/50" office:value-type="float" office:value="107.630964189003" calcext:value-type="float">
            <text:p>107,630964189</text:p>
          </table:table-cell>
          <table:table-cell table:formula="of:=COS([.F1716])" office:value-type="float" office:value="0.684547195579584" calcext:value-type="float">
            <text:p>0,6845471956</text:p>
          </table:table-cell>
          <table:table-cell table:formula="of:=SIN([.F1716])" office:value-type="float" office:value="0.728968543233607" calcext:value-type="float">
            <text:p>0,7289685432</text:p>
          </table:table-cell>
        </table:table-row>
        <table:table-row table:style-name="ro1">
          <table:table-cell table:number-columns-repeated="5"/>
          <table:table-cell table:formula="of:=[.F1716]+3.14159265/50" office:value-type="float" office:value="107.693796042003" calcext:value-type="float">
            <text:p>107,693796042</text:p>
          </table:table-cell>
          <table:table-cell table:formula="of:=COS([.F1717])" office:value-type="float" office:value="0.63742408456419" calcext:value-type="float">
            <text:p>0,6374240846</text:p>
          </table:table-cell>
          <table:table-cell table:formula="of:=SIN([.F1717])" office:value-type="float" office:value="0.770513164337576" calcext:value-type="float">
            <text:p>0,7705131643</text:p>
          </table:table-cell>
        </table:table-row>
        <table:table-row table:style-name="ro1">
          <table:table-cell table:number-columns-repeated="5"/>
          <table:table-cell table:formula="of:=[.F1717]+3.14159265/50" office:value-type="float" office:value="107.756627895003" calcext:value-type="float">
            <text:p>107,756627895</text:p>
          </table:table-cell>
          <table:table-cell table:formula="of:=COS([.F1718])" office:value-type="float" office:value="0.587785351904132" calcext:value-type="float">
            <text:p>0,5877853519</text:p>
          </table:table-cell>
          <table:table-cell table:formula="of:=SIN([.F1718])" office:value-type="float" office:value="0.809016922002831" calcext:value-type="float">
            <text:p>0,809016922</text:p>
          </table:table-cell>
        </table:table-row>
        <table:table-row table:style-name="ro1">
          <table:table-cell table:number-columns-repeated="5"/>
          <table:table-cell table:formula="of:=[.F1718]+3.14159265/50" office:value-type="float" office:value="107.819459748003" calcext:value-type="float">
            <text:p>107,819459748</text:p>
          </table:table-cell>
          <table:table-cell table:formula="of:=COS([.F1719])" office:value-type="float" office:value="0.535826898998992" calcext:value-type="float">
            <text:p>0,535826899</text:p>
          </table:table-cell>
          <table:table-cell table:formula="of:=SIN([.F1719])" office:value-type="float" office:value="0.84432785948891" calcext:value-type="float">
            <text:p>0,8443278595</text:p>
          </table:table-cell>
        </table:table-row>
        <table:table-row table:style-name="ro1">
          <table:table-cell table:number-columns-repeated="5"/>
          <table:table-cell table:formula="of:=[.F1719]+3.14159265/50" office:value-type="float" office:value="107.882291601003" calcext:value-type="float">
            <text:p>107,882291601</text:p>
          </table:table-cell>
          <table:table-cell table:formula="of:=COS([.F1720])" office:value-type="float" office:value="0.481753782124358" calcext:value-type="float">
            <text:p>0,4817537821</text:p>
          </table:table-cell>
          <table:table-cell table:formula="of:=SIN([.F1720])" office:value-type="float" office:value="0.876306620657904" calcext:value-type="float">
            <text:p>0,8763066207</text:p>
          </table:table-cell>
        </table:table-row>
        <table:table-row table:style-name="ro1">
          <table:table-cell table:number-columns-repeated="5"/>
          <table:table-cell table:formula="of:=[.F1720]+3.14159265/50" office:value-type="float" office:value="107.945123454003" calcext:value-type="float">
            <text:p>107,945123454</text:p>
          </table:table-cell>
          <table:table-cell table:formula="of:=COS([.F1721])" office:value-type="float" office:value="0.42577940316839" calcext:value-type="float">
            <text:p>0,4257794032</text:p>
          </table:table-cell>
          <table:table-cell table:formula="of:=SIN([.F1721])" office:value-type="float" office:value="0.904826999949476" calcext:value-type="float">
            <text:p>0,9048269999</text:p>
          </table:table-cell>
        </table:table-row>
        <table:table-row table:style-name="ro1">
          <table:table-cell table:number-columns-repeated="5"/>
          <table:table-cell table:formula="of:=[.F1721]+3.14159265/50" office:value-type="float" office:value="108.007955307003" calcext:value-type="float">
            <text:p>108,007955307</text:p>
          </table:table-cell>
          <table:table-cell table:formula="of:=COS([.F1722])" office:value-type="float" office:value="0.368124667432062" calcext:value-type="float">
            <text:p>0,3681246674</text:p>
          </table:table-cell>
          <table:table-cell table:formula="of:=SIN([.F1722])" office:value-type="float" office:value="0.92977644045654" calcext:value-type="float">
            <text:p>0,9297764405</text:p>
          </table:table-cell>
        </table:table-row>
        <table:table-row table:style-name="ro1">
          <table:table-cell table:number-columns-repeated="5"/>
          <table:table-cell table:formula="of:=[.F1722]+3.14159265/50" office:value-type="float" office:value="108.070787160003" calcext:value-type="float">
            <text:p>108,07078716</text:p>
          </table:table-cell>
          <table:table-cell table:formula="of:=COS([.F1723])" office:value-type="float" office:value="0.309017111816861" calcext:value-type="float">
            <text:p>0,3090171118</text:p>
          </table:table-cell>
          <table:table-cell table:formula="of:=SIN([.F1723])" office:value-type="float" office:value="0.951056478135955" calcext:value-type="float">
            <text:p>0,9510564781</text:p>
          </table:table-cell>
        </table:table-row>
        <table:table-row table:style-name="ro1">
          <table:table-cell table:number-columns-repeated="5"/>
          <table:table-cell table:formula="of:=[.F1723]+3.14159265/50" office:value-type="float" office:value="108.133619013003" calcext:value-type="float">
            <text:p>108,133619013</text:p>
          </table:table-cell>
          <table:table-cell table:formula="of:=COS([.F1724])" office:value-type="float" office:value="0.248690006840594" calcext:value-type="float">
            <text:p>0,2486900068</text:p>
          </table:table-cell>
          <table:table-cell table:formula="of:=SIN([.F1724])" office:value-type="float" office:value="0.968583130401116" calcext:value-type="float">
            <text:p>0,9685831304</text:p>
          </table:table-cell>
        </table:table-row>
        <table:table-row table:style-name="ro1">
          <table:table-cell table:number-columns-repeated="5"/>
          <table:table-cell table:formula="of:=[.F1724]+3.14159265/50" office:value-type="float" office:value="108.196450866003" calcext:value-type="float">
            <text:p>108,196450866</text:p>
          </table:table-cell>
          <table:table-cell table:formula="of:=COS([.F1725])" office:value-type="float" office:value="0.187381436025226" calcext:value-type="float">
            <text:p>0,187381436</text:p>
          </table:table-cell>
          <table:table-cell table:formula="of:=SIN([.F1725])" office:value-type="float" office:value="0.982287227562857" calcext:value-type="float">
            <text:p>0,9822872276</text:p>
          </table:table-cell>
        </table:table-row>
        <table:table-row table:style-name="ro1">
          <table:table-cell table:number-columns-repeated="5"/>
          <table:table-cell table:formula="of:=[.F1725]+3.14159265/50" office:value-type="float" office:value="108.259282719003" calcext:value-type="float">
            <text:p>108,259282719</text:p>
          </table:table-cell>
          <table:table-cell table:formula="of:=COS([.F1726])" office:value-type="float" office:value="0.125333356289991" calcext:value-type="float">
            <text:p>0,1253333563</text:p>
          </table:table-cell>
          <table:table-cell table:formula="of:=SIN([.F1726])" office:value-type="float" office:value="0.99211468581061" calcext:value-type="float">
            <text:p>0,9921146858</text:p>
          </table:table-cell>
        </table:table-row>
        <table:table-row table:style-name="ro1">
          <table:table-cell table:number-columns-repeated="5"/>
          <table:table-cell table:formula="of:=[.F1726]+3.14159265/50" office:value-type="float" office:value="108.322114572003" calcext:value-type="float">
            <text:p>108,322114572</text:p>
          </table:table-cell>
          <table:table-cell table:formula="of:=COS([.F1727])" office:value-type="float" office:value="0.0627906430579734" calcext:value-type="float">
            <text:p>0,0627906431</text:p>
          </table:table-cell>
          <table:table-cell table:formula="of:=SIN([.F1727])" office:value-type="float" office:value="0.998026720656499" calcext:value-type="float">
            <text:p>0,9980267207</text:p>
          </table:table-cell>
        </table:table-row>
        <table:table-row table:style-name="ro1">
          <table:table-cell table:number-columns-repeated="5"/>
          <table:table-cell table:formula="of:=[.F1727]+3.14159265/50" office:value-type="float" office:value="108.384946425003" calcext:value-type="float">
            <text:p>108,384946425</text:p>
          </table:table-cell>
          <table:table-cell table:formula="of:=COS([.F1728])" office:value-type="float" office:value="0.000000123844688066443" calcext:value-type="float">
            <text:p>1,23844688066443E-007</text:p>
          </table:table-cell>
          <table:table-cell table:formula="of:=SIN([.F1728])" office:value-type="float" office:value="0.999999999999992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728]+3.14159265/50" office:value-type="float" office:value="108.447778278003" calcext:value-type="float">
            <text:p>108,447778278</text:p>
          </table:table-cell>
          <table:table-cell table:formula="of:=COS([.F1729])" office:value-type="float" office:value="-0.0627903958573556" calcext:value-type="float">
            <text:p>-0,0627903959</text:p>
          </table:table-cell>
          <table:table-cell table:formula="of:=SIN([.F1729])" office:value-type="float" office:value="0.998026736209044" calcext:value-type="float">
            <text:p>0,9980267362</text:p>
          </table:table-cell>
        </table:table-row>
        <table:table-row table:style-name="ro1">
          <table:table-cell table:number-columns-repeated="5"/>
          <table:table-cell table:formula="of:=[.F1729]+3.14159265/50" office:value-type="float" office:value="108.510610131003" calcext:value-type="float">
            <text:p>108,510610131</text:p>
          </table:table-cell>
          <table:table-cell table:formula="of:=COS([.F1730])" office:value-type="float" office:value="-0.12533311055372" calcext:value-type="float">
            <text:p>-0,1253331106</text:p>
          </table:table-cell>
          <table:table-cell table:formula="of:=SIN([.F1730])" office:value-type="float" office:value="0.992114716854321" calcext:value-type="float">
            <text:p>0,9921147169</text:p>
          </table:table-cell>
        </table:table-row>
        <table:table-row table:style-name="ro1">
          <table:table-cell table:number-columns-repeated="5"/>
          <table:table-cell table:formula="of:=[.F1730]+3.14159265/50" office:value-type="float" office:value="108.573441984003" calcext:value-type="float">
            <text:p>108,573441984</text:p>
          </table:table-cell>
          <table:table-cell table:formula="of:=COS([.F1731])" office:value-type="float" office:value="-0.18738119272311" calcext:value-type="float">
            <text:p>-0,1873811927</text:p>
          </table:table-cell>
          <table:table-cell table:formula="of:=SIN([.F1731])" office:value-type="float" office:value="0.982287273975218" calcext:value-type="float">
            <text:p>0,982287274</text:p>
          </table:table-cell>
        </table:table-row>
        <table:table-row table:style-name="ro1">
          <table:table-cell table:number-columns-repeated="5"/>
          <table:table-cell table:formula="of:=[.F1731]+3.14159265/50" office:value-type="float" office:value="108.636273837003" calcext:value-type="float">
            <text:p>108,636273837</text:p>
          </table:table-cell>
          <table:table-cell table:formula="of:=COS([.F1732])" office:value-type="float" office:value="-0.248689766932835" calcext:value-type="float">
            <text:p>-0,2486897669</text:p>
          </table:table-cell>
          <table:table-cell table:formula="of:=SIN([.F1732])" office:value-type="float" office:value="0.968583191998959" calcext:value-type="float">
            <text:p>0,968583192</text:p>
          </table:table-cell>
        </table:table-row>
        <table:table-row table:style-name="ro1">
          <table:table-cell table:number-columns-repeated="5"/>
          <table:table-cell table:formula="of:=[.F1732]+3.14159265/50" office:value-type="float" office:value="108.699105690003" calcext:value-type="float">
            <text:p>108,69910569</text:p>
          </table:table-cell>
          <table:table-cell table:formula="of:=COS([.F1733])" office:value-type="float" office:value="-0.309016876250265" calcext:value-type="float">
            <text:p>-0,3090168763</text:p>
          </table:table-cell>
          <table:table-cell table:formula="of:=SIN([.F1733])" office:value-type="float" office:value="0.951056554676181" calcext:value-type="float">
            <text:p>0,9510565547</text:p>
          </table:table-cell>
        </table:table-row>
        <table:table-row table:style-name="ro1">
          <table:table-cell table:number-columns-repeated="5"/>
          <table:table-cell table:formula="of:=[.F1733]+3.14159265/50" office:value-type="float" office:value="108.761937543003" calcext:value-type="float">
            <text:p>108,761937543</text:p>
          </table:table-cell>
          <table:table-cell table:formula="of:=COS([.F1734])" office:value-type="float" office:value="-0.368124437136304" calcext:value-type="float">
            <text:p>-0,3681244371</text:p>
          </table:table-cell>
          <table:table-cell table:formula="of:=SIN([.F1734])" office:value-type="float" office:value="0.929776531637081" calcext:value-type="float">
            <text:p>0,9297765316</text:p>
          </table:table-cell>
        </table:table-row>
        <table:table-row table:style-name="ro1">
          <table:table-cell table:number-columns-repeated="5"/>
          <table:table-cell table:formula="of:=[.F1734]+3.14159265/50" office:value-type="float" office:value="108.824769396003" calcext:value-type="float">
            <text:p>108,824769396</text:p>
          </table:table-cell>
          <table:table-cell table:formula="of:=COS([.F1735])" office:value-type="float" office:value="-0.425779179052342" calcext:value-type="float">
            <text:p>-0,4257791791</text:p>
          </table:table-cell>
          <table:table-cell table:formula="of:=SIN([.F1735])" office:value-type="float" office:value="0.904827105410483" calcext:value-type="float">
            <text:p>0,9048271054</text:p>
          </table:table-cell>
        </table:table-row>
        <table:table-row table:style-name="ro1">
          <table:table-cell table:number-columns-repeated="5"/>
          <table:table-cell table:formula="of:=[.F1735]+3.14159265/50" office:value-type="float" office:value="108.887601249003" calcext:value-type="float">
            <text:p>108,887601249</text:p>
          </table:table-cell>
          <table:table-cell table:formula="of:=COS([.F1736])" office:value-type="float" office:value="-0.481753565072503" calcext:value-type="float">
            <text:p>-0,4817535651</text:p>
          </table:table-cell>
          <table:table-cell table:formula="of:=SIN([.F1736])" office:value-type="float" office:value="0.876306739983171" calcext:value-type="float">
            <text:p>0,87630674</text:p>
          </table:table-cell>
        </table:table-row>
        <table:table-row table:style-name="ro1">
          <table:table-cell table:number-columns-repeated="5"/>
          <table:table-cell table:formula="of:=[.F1736]+3.14159265/50" office:value-type="float" office:value="108.950433102003" calcext:value-type="float">
            <text:p>108,950433102</text:p>
          </table:table-cell>
          <table:table-cell table:formula="of:=COS([.F1737])" office:value-type="float" office:value="-0.535826689867935" calcext:value-type="float">
            <text:p>-0,5358266899</text:p>
          </table:table-cell>
          <table:table-cell table:formula="of:=SIN([.F1737])" office:value-type="float" office:value="0.844327992207514" calcext:value-type="float">
            <text:p>0,8443279922</text:p>
          </table:table-cell>
        </table:table-row>
        <table:table-row table:style-name="ro1">
          <table:table-cell table:number-columns-repeated="5"/>
          <table:table-cell table:formula="of:=[.F1737]+3.14159265/50" office:value-type="float" office:value="109.013264955003" calcext:value-type="float">
            <text:p>109,013264955</text:p>
          </table:table-cell>
          <table:table-cell table:formula="of:=COS([.F1738])" office:value-type="float" office:value="-0.587785151519218" calcext:value-type="float">
            <text:p>-0,5877851515</text:p>
          </table:table-cell>
          <table:table-cell table:formula="of:=SIN([.F1738])" office:value-type="float" office:value="0.809017067590994" calcext:value-type="float">
            <text:p>0,8090170676</text:p>
          </table:table-cell>
        </table:table-row>
        <table:table-row table:style-name="ro1">
          <table:table-cell table:number-columns-repeated="5"/>
          <table:table-cell table:formula="of:=[.F1738]+3.14159265/50" office:value-type="float" office:value="109.076096808003" calcext:value-type="float">
            <text:p>109,076096808</text:p>
          </table:table-cell>
          <table:table-cell table:formula="of:=COS([.F1739])" office:value-type="float" office:value="-0.637423893716246" calcext:value-type="float">
            <text:p>-0,6374238937</text:p>
          </table:table-cell>
          <table:table-cell table:formula="of:=SIN([.F1739])" office:value-type="float" office:value="0.770513322220726" calcext:value-type="float">
            <text:p>0,7705133222</text:p>
          </table:table-cell>
        </table:table-row>
        <table:table-row table:style-name="ro1">
          <table:table-cell table:number-columns-repeated="5"/>
          <table:table-cell table:formula="of:=[.F1739]+3.14159265/50" office:value-type="float" office:value="109.138928661003" calcext:value-type="float">
            <text:p>109,138928661</text:p>
          </table:table-cell>
          <table:table-cell table:formula="of:=COS([.F1740])" office:value-type="float" office:value="-0.684547015021799" calcext:value-type="float">
            <text:p>-0,684547015</text:p>
          </table:table-cell>
          <table:table-cell table:formula="of:=SIN([.F1740])" office:value-type="float" office:value="0.728968712788653" calcext:value-type="float">
            <text:p>0,7289687128</text:p>
          </table:table-cell>
        </table:table-row>
        <table:table-row table:style-name="ro1">
          <table:table-cell table:number-columns-repeated="5"/>
          <table:table-cell table:formula="of:=[.F1740]+3.14159265/50" office:value-type="float" office:value="109.201760514003" calcext:value-type="float">
            <text:p>109,201760514</text:p>
          </table:table-cell>
          <table:table-cell table:formula="of:=COS([.F1741])" office:value-type="float" office:value="-0.728968542005015" calcext:value-type="float">
            <text:p>-0,728968542</text:p>
          </table:table-cell>
          <table:table-cell table:formula="of:=SIN([.F1741])" office:value-type="float" office:value="0.684547196887901" calcext:value-type="float">
            <text:p>0,6845471969</text:p>
          </table:table-cell>
        </table:table-row>
        <table:table-row table:style-name="ro1">
          <table:table-cell table:number-columns-repeated="5"/>
          <table:table-cell table:formula="of:=[.F1741]+3.14159265/50" office:value-type="float" office:value="109.264592367003" calcext:value-type="float">
            <text:p>109,264592367</text:p>
          </table:table-cell>
          <table:table-cell table:formula="of:=COS([.F1742])" office:value-type="float" office:value="-0.770513163193558" calcext:value-type="float">
            <text:p>-0,7705131632</text:p>
          </table:table-cell>
          <table:table-cell table:formula="of:=SIN([.F1742])" office:value-type="float" office:value="0.637424085947069" calcext:value-type="float">
            <text:p>0,6374240859</text:p>
          </table:table-cell>
        </table:table-row>
        <table:table-row table:style-name="ro1">
          <table:table-cell table:number-columns-repeated="5"/>
          <table:table-cell table:formula="of:=[.F1742]+3.14159265/50" office:value-type="float" office:value="109.327424220003" calcext:value-type="float">
            <text:p>109,32742422</text:p>
          </table:table-cell>
          <table:table-cell table:formula="of:=COS([.F1743])" office:value-type="float" office:value="-0.809016920947903" calcext:value-type="float">
            <text:p>-0,8090169209</text:p>
          </table:table-cell>
          <table:table-cell table:formula="of:=SIN([.F1743])" office:value-type="float" office:value="0.587785353356116" calcext:value-type="float">
            <text:p>0,5877853534</text:p>
          </table:table-cell>
        </table:table-row>
        <table:table-row table:style-name="ro1">
          <table:table-cell table:number-columns-repeated="5"/>
          <table:table-cell table:formula="of:=[.F1743]+3.14159265/50" office:value-type="float" office:value="109.390256073003" calcext:value-type="float">
            <text:p>109,390256073</text:p>
          </table:table-cell>
          <table:table-cell table:formula="of:=COS([.F1744])" office:value-type="float" office:value="-0.844327858527234" calcext:value-type="float">
            <text:p>-0,8443278585</text:p>
          </table:table-cell>
          <table:table-cell table:formula="of:=SIN([.F1744])" office:value-type="float" office:value="0.53582690051435" calcext:value-type="float">
            <text:p>0,5358269005</text:p>
          </table:table-cell>
        </table:table-row>
        <table:table-row table:style-name="ro1">
          <table:table-cell table:number-columns-repeated="5"/>
          <table:table-cell table:formula="of:=[.F1744]+3.14159265/50" office:value-type="float" office:value="109.453087926003" calcext:value-type="float">
            <text:p>109,453087926</text:p>
          </table:table-cell>
          <table:table-cell table:formula="of:=COS([.F1745])" office:value-type="float" office:value="-0.876306619793276" calcext:value-type="float">
            <text:p>-0,8763066198</text:p>
          </table:table-cell>
          <table:table-cell table:formula="of:=SIN([.F1745])" office:value-type="float" office:value="0.48175378369711" calcext:value-type="float">
            <text:p>0,4817537837</text:p>
          </table:table-cell>
        </table:table-row>
        <table:table-row table:style-name="ro1">
          <table:table-cell table:number-columns-repeated="5"/>
          <table:table-cell table:formula="of:=[.F1745]+3.14159265/50" office:value-type="float" office:value="109.515919779003" calcext:value-type="float">
            <text:p>109,515919779</text:p>
          </table:table-cell>
          <table:table-cell table:formula="of:=COS([.F1746])" office:value-type="float" office:value="-0.904826999185308" calcext:value-type="float">
            <text:p>-0,9048269992</text:p>
          </table:table-cell>
          <table:table-cell table:formula="of:=SIN([.F1746])" office:value-type="float" office:value="0.42577940479233" calcext:value-type="float">
            <text:p>0,4257794048</text:p>
          </table:table-cell>
        </table:table-row>
        <table:table-row table:style-name="ro1">
          <table:table-cell table:number-columns-repeated="5"/>
          <table:table-cell table:formula="of:=[.F1746]+3.14159265/50" office:value-type="float" office:value="109.578751632003" calcext:value-type="float">
            <text:p>109,578751632</text:p>
          </table:table-cell>
          <table:table-cell table:formula="of:=COS([.F1747])" office:value-type="float" office:value="-0.929776439795848" calcext:value-type="float">
            <text:p>-0,9297764398</text:p>
          </table:table-cell>
          <table:table-cell table:formula="of:=SIN([.F1747])" office:value-type="float" office:value="0.368124669100779" calcext:value-type="float">
            <text:p>0,3681246691</text:p>
          </table:table-cell>
        </table:table-row>
        <table:table-row table:style-name="ro1">
          <table:table-cell table:number-columns-repeated="5"/>
          <table:table-cell table:formula="of:=[.F1747]+3.14159265/50" office:value-type="float" office:value="109.641583485003" calcext:value-type="float">
            <text:p>109,641583485</text:p>
          </table:table-cell>
          <table:table-cell table:formula="of:=COS([.F1748])" office:value-type="float" office:value="-0.951056477581346" calcext:value-type="float">
            <text:p>-0,9510564776</text:p>
          </table:table-cell>
          <table:table-cell table:formula="of:=SIN([.F1748])" office:value-type="float" office:value="0.30901711352377" calcext:value-type="float">
            <text:p>0,3090171135</text:p>
          </table:table-cell>
        </table:table-row>
        <table:table-row table:style-name="ro1">
          <table:table-cell table:number-columns-repeated="5"/>
          <table:table-cell table:formula="of:=[.F1748]+3.14159265/50" office:value-type="float" office:value="109.704415338003" calcext:value-type="float">
            <text:p>109,704415338</text:p>
          </table:table-cell>
          <table:table-cell table:formula="of:=COS([.F1749])" office:value-type="float" office:value="-0.968583129954779" calcext:value-type="float">
            <text:p>-0,96858313</text:p>
          </table:table-cell>
          <table:table-cell table:formula="of:=SIN([.F1749])" office:value-type="float" office:value="0.248690008578959" calcext:value-type="float">
            <text:p>0,2486900086</text:p>
          </table:table-cell>
        </table:table-row>
        <table:table-row table:style-name="ro1">
          <table:table-cell table:number-columns-repeated="5"/>
          <table:table-cell table:formula="of:=[.F1749]+3.14159265/50" office:value-type="float" office:value="109.767247191003" calcext:value-type="float">
            <text:p>109,767247191</text:p>
          </table:table-cell>
          <table:table-cell table:formula="of:=COS([.F1750])" office:value-type="float" office:value="-0.982287227226554" calcext:value-type="float">
            <text:p>-0,9822872272</text:p>
          </table:table-cell>
          <table:table-cell table:formula="of:=SIN([.F1750])" office:value-type="float" office:value="0.187381437788187" calcext:value-type="float">
            <text:p>0,1873814378</text:p>
          </table:table-cell>
        </table:table-row>
        <table:table-row table:style-name="ro1">
          <table:table-cell table:number-columns-repeated="5"/>
          <table:table-cell table:formula="of:=[.F1750]+3.14159265/50" office:value-type="float" office:value="109.830079044003" calcext:value-type="float">
            <text:p>109,830079044</text:p>
          </table:table-cell>
          <table:table-cell table:formula="of:=COS([.F1751])" office:value-type="float" office:value="-0.992114685585668" calcext:value-type="float">
            <text:p>-0,9921146856</text:p>
          </table:table-cell>
          <table:table-cell table:formula="of:=SIN([.F1751])" office:value-type="float" office:value="0.12533335807059" calcext:value-type="float">
            <text:p>0,1253333581</text:p>
          </table:table-cell>
        </table:table-row>
        <table:table-row table:style-name="ro1">
          <table:table-cell table:number-columns-repeated="5"/>
          <table:table-cell table:formula="of:=[.F1751]+3.14159265/50" office:value-type="float" office:value="109.892910897003" calcext:value-type="float">
            <text:p>109,892910897</text:p>
          </table:table-cell>
          <table:table-cell table:formula="of:=COS([.F1752])" office:value-type="float" office:value="-0.998026720543806" calcext:value-type="float">
            <text:p>-0,9980267205</text:p>
          </table:table-cell>
          <table:table-cell table:formula="of:=SIN([.F1752])" office:value-type="float" office:value="0.0627906448491829" calcext:value-type="float">
            <text:p>0,0627906448</text:p>
          </table:table-cell>
        </table:table-row>
        <table:table-row table:style-name="ro1">
          <table:table-cell table:number-columns-repeated="5"/>
          <table:table-cell table:formula="of:=[.F1752]+3.14159265/50" office:value-type="float" office:value="109.955742750003" calcext:value-type="float">
            <text:p>109,95574275</text:p>
          </table:table-cell>
          <table:table-cell table:formula="of:=COS([.F1753])" office:value-type="float" office:value="-0.999999999999992" calcext:value-type="float">
            <text:p>-1</text:p>
          </table:table-cell>
          <table:table-cell table:formula="of:=SIN([.F1753])" office:value-type="float" office:value="0.000000125639439142148" calcext:value-type="float">
            <text:p>1,25639439142148E-007</text:p>
          </table:table-cell>
        </table:table-row>
        <table:table-row table:style-name="ro1">
          <table:table-cell table:number-columns-repeated="5"/>
          <table:table-cell table:formula="of:=[.F1753]+3.14159265/50" office:value-type="float" office:value="110.018574603003" calcext:value-type="float">
            <text:p>110,018574603</text:p>
          </table:table-cell>
          <table:table-cell table:formula="of:=COS([.F1754])" office:value-type="float" office:value="-0.998026736321737" calcext:value-type="float">
            <text:p>-0,9980267363</text:p>
          </table:table-cell>
          <table:table-cell table:formula="of:=SIN([.F1754])" office:value-type="float" office:value="-0.0627903940661461" calcext:value-type="float">
            <text:p>-0,0627903941</text:p>
          </table:table-cell>
        </table:table-row>
        <table:table-row table:style-name="ro1">
          <table:table-cell table:number-columns-repeated="5"/>
          <table:table-cell table:formula="of:=[.F1754]+3.14159265/50" office:value-type="float" office:value="110.081406456003" calcext:value-type="float">
            <text:p>110,081406456</text:p>
          </table:table-cell>
          <table:table-cell table:formula="of:=COS([.F1755])" office:value-type="float" office:value="-0.992114717079262" calcext:value-type="float">
            <text:p>-0,9921147171</text:p>
          </table:table-cell>
          <table:table-cell table:formula="of:=SIN([.F1755])" office:value-type="float" office:value="-0.125333108773121" calcext:value-type="float">
            <text:p>-0,1253331088</text:p>
          </table:table-cell>
        </table:table-row>
        <table:table-row table:style-name="ro1">
          <table:table-cell table:number-columns-repeated="5"/>
          <table:table-cell table:formula="of:=[.F1755]+3.14159265/50" office:value-type="float" office:value="110.144238309003" calcext:value-type="float">
            <text:p>110,144238309</text:p>
          </table:table-cell>
          <table:table-cell table:formula="of:=COS([.F1756])" office:value-type="float" office:value="-0.982287274311521" calcext:value-type="float">
            <text:p>-0,9822872743</text:p>
          </table:table-cell>
          <table:table-cell table:formula="of:=SIN([.F1756])" office:value-type="float" office:value="-0.187381190960149" calcext:value-type="float">
            <text:p>-0,187381191</text:p>
          </table:table-cell>
        </table:table-row>
        <table:table-row table:style-name="ro1">
          <table:table-cell table:number-columns-repeated="5"/>
          <table:table-cell table:formula="of:=[.F1756]+3.14159265/50" office:value-type="float" office:value="110.207070162003" calcext:value-type="float">
            <text:p>110,207070162</text:p>
          </table:table-cell>
          <table:table-cell table:formula="of:=COS([.F1757])" office:value-type="float" office:value="-0.968583192445295" calcext:value-type="float">
            <text:p>-0,9685831924</text:p>
          </table:table-cell>
          <table:table-cell table:formula="of:=SIN([.F1757])" office:value-type="float" office:value="-0.248689765194469" calcext:value-type="float">
            <text:p>-0,2486897652</text:p>
          </table:table-cell>
        </table:table-row>
        <table:table-row table:style-name="ro1">
          <table:table-cell table:number-columns-repeated="5"/>
          <table:table-cell table:formula="of:=[.F1757]+3.14159265/50" office:value-type="float" office:value="110.269902015003" calcext:value-type="float">
            <text:p>110,269902015</text:p>
          </table:table-cell>
          <table:table-cell table:formula="of:=COS([.F1758])" office:value-type="float" office:value="-0.95105655523079" calcext:value-type="float">
            <text:p>-0,9510565552</text:p>
          </table:table-cell>
          <table:table-cell table:formula="of:=SIN([.F1758])" office:value-type="float" office:value="-0.309016874543356" calcext:value-type="float">
            <text:p>-0,3090168745</text:p>
          </table:table-cell>
        </table:table-row>
        <table:table-row table:style-name="ro1">
          <table:table-cell table:number-columns-repeated="5"/>
          <table:table-cell table:formula="of:=[.F1758]+3.14159265/50" office:value-type="float" office:value="110.332733868003" calcext:value-type="float">
            <text:p>110,332733868</text:p>
          </table:table-cell>
          <table:table-cell table:formula="of:=COS([.F1759])" office:value-type="float" office:value="-0.929776532297772" calcext:value-type="float">
            <text:p>-0,9297765323</text:p>
          </table:table-cell>
          <table:table-cell table:formula="of:=SIN([.F1759])" office:value-type="float" office:value="-0.368124435467587" calcext:value-type="float">
            <text:p>-0,3681244355</text:p>
          </table:table-cell>
        </table:table-row>
        <table:table-row table:style-name="ro1">
          <table:table-cell table:number-columns-repeated="5"/>
          <table:table-cell table:formula="of:=[.F1759]+3.14159265/50" office:value-type="float" office:value="110.395565721003" calcext:value-type="float">
            <text:p>110,395565721</text:p>
          </table:table-cell>
          <table:table-cell table:formula="of:=COS([.F1760])" office:value-type="float" office:value="-0.904827106174651" calcext:value-type="float">
            <text:p>-0,9048271062</text:p>
          </table:table-cell>
          <table:table-cell table:formula="of:=SIN([.F1760])" office:value-type="float" office:value="-0.425779177428403" calcext:value-type="float">
            <text:p>-0,4257791774</text:p>
          </table:table-cell>
        </table:table-row>
        <table:table-row table:style-name="ro1">
          <table:table-cell table:number-columns-repeated="5"/>
          <table:table-cell table:formula="of:=[.F1760]+3.14159265/50" office:value-type="float" office:value="110.458397574003" calcext:value-type="float">
            <text:p>110,458397574</text:p>
          </table:table-cell>
          <table:table-cell table:formula="of:=COS([.F1761])" office:value-type="float" office:value="-0.876306740847799" calcext:value-type="float">
            <text:p>-0,8763067408</text:p>
          </table:table-cell>
          <table:table-cell table:formula="of:=SIN([.F1761])" office:value-type="float" office:value="-0.481753563499751" calcext:value-type="float">
            <text:p>-0,4817535635</text:p>
          </table:table-cell>
        </table:table-row>
        <table:table-row table:style-name="ro1">
          <table:table-cell table:number-columns-repeated="5"/>
          <table:table-cell table:formula="of:=[.F1761]+3.14159265/50" office:value-type="float" office:value="110.521229427003" calcext:value-type="float">
            <text:p>110,521229427</text:p>
          </table:table-cell>
          <table:table-cell table:formula="of:=COS([.F1762])" office:value-type="float" office:value="-0.84432799316919" calcext:value-type="float">
            <text:p>-0,8443279932</text:p>
          </table:table-cell>
          <table:table-cell table:formula="of:=SIN([.F1762])" office:value-type="float" office:value="-0.535826688352576" calcext:value-type="float">
            <text:p>-0,5358266884</text:p>
          </table:table-cell>
        </table:table-row>
        <table:table-row table:style-name="ro1">
          <table:table-cell table:number-columns-repeated="5"/>
          <table:table-cell table:formula="of:=[.F1762]+3.14159265/50" office:value-type="float" office:value="110.584061280003" calcext:value-type="float">
            <text:p>110,58406128</text:p>
          </table:table-cell>
          <table:table-cell table:formula="of:=COS([.F1763])" office:value-type="float" office:value="-0.809017068645922" calcext:value-type="float">
            <text:p>-0,8090170686</text:p>
          </table:table-cell>
          <table:table-cell table:formula="of:=SIN([.F1763])" office:value-type="float" office:value="-0.587785150067233" calcext:value-type="float">
            <text:p>-0,5877851501</text:p>
          </table:table-cell>
        </table:table-row>
        <table:table-row table:style-name="ro1">
          <table:table-cell table:number-columns-repeated="5"/>
          <table:table-cell table:formula="of:=[.F1763]+3.14159265/50" office:value-type="float" office:value="110.646893133003" calcext:value-type="float">
            <text:p>110,646893133</text:p>
          </table:table-cell>
          <table:table-cell table:formula="of:=COS([.F1764])" office:value-type="float" office:value="-0.770513323364743" calcext:value-type="float">
            <text:p>-0,7705133234</text:p>
          </table:table-cell>
          <table:table-cell table:formula="of:=SIN([.F1764])" office:value-type="float" office:value="-0.637423892333366" calcext:value-type="float">
            <text:p>-0,6374238923</text:p>
          </table:table-cell>
        </table:table-row>
        <table:table-row table:style-name="ro1">
          <table:table-cell table:number-columns-repeated="5"/>
          <table:table-cell table:formula="of:=[.F1764]+3.14159265/50" office:value-type="float" office:value="110.709724986003" calcext:value-type="float">
            <text:p>110,709724986</text:p>
          </table:table-cell>
          <table:table-cell table:formula="of:=COS([.F1765])" office:value-type="float" office:value="-0.728968714017244" calcext:value-type="float">
            <text:p>-0,728968714</text:p>
          </table:table-cell>
          <table:table-cell table:formula="of:=SIN([.F1765])" office:value-type="float" office:value="-0.684547013713481" calcext:value-type="float">
            <text:p>-0,6845470137</text:p>
          </table:table-cell>
        </table:table-row>
        <table:table-row table:style-name="ro1">
          <table:table-cell table:number-columns-repeated="5"/>
          <table:table-cell table:formula="of:=[.F1765]+3.14159265/50" office:value-type="float" office:value="110.772556839003" calcext:value-type="float">
            <text:p>110,772556839</text:p>
          </table:table-cell>
          <table:table-cell table:formula="of:=COS([.F1766])" office:value-type="float" office:value="-0.684547198196218" calcext:value-type="float">
            <text:p>-0,6845471982</text:p>
          </table:table-cell>
          <table:table-cell table:formula="of:=SIN([.F1766])" office:value-type="float" office:value="-0.728968540776424" calcext:value-type="float">
            <text:p>-0,7289685408</text:p>
          </table:table-cell>
        </table:table-row>
        <table:table-row table:style-name="ro1">
          <table:table-cell table:number-columns-repeated="5"/>
          <table:table-cell table:formula="of:=[.F1766]+3.14159265/50" office:value-type="float" office:value="110.835388692003" calcext:value-type="float">
            <text:p>110,835388692</text:p>
          </table:table-cell>
          <table:table-cell table:formula="of:=COS([.F1767])" office:value-type="float" office:value="-0.637424087329949" calcext:value-type="float">
            <text:p>-0,6374240873</text:p>
          </table:table-cell>
          <table:table-cell table:formula="of:=SIN([.F1767])" office:value-type="float" office:value="-0.770513162049541" calcext:value-type="float">
            <text:p>-0,770513162</text:p>
          </table:table-cell>
        </table:table-row>
        <table:table-row table:style-name="ro1">
          <table:table-cell table:number-columns-repeated="5"/>
          <table:table-cell table:formula="of:=[.F1767]+3.14159265/50" office:value-type="float" office:value="110.898220545003" calcext:value-type="float">
            <text:p>110,898220545</text:p>
          </table:table-cell>
          <table:table-cell table:formula="of:=COS([.F1768])" office:value-type="float" office:value="-0.5877853548081" calcext:value-type="float">
            <text:p>-0,5877853548</text:p>
          </table:table-cell>
          <table:table-cell table:formula="of:=SIN([.F1768])" office:value-type="float" office:value="-0.809016919892975" calcext:value-type="float">
            <text:p>-0,8090169199</text:p>
          </table:table-cell>
        </table:table-row>
        <table:table-row table:style-name="ro1">
          <table:table-cell table:number-columns-repeated="5"/>
          <table:table-cell table:formula="of:=[.F1768]+3.14159265/50" office:value-type="float" office:value="110.961052398003" calcext:value-type="float">
            <text:p>110,961052398</text:p>
          </table:table-cell>
          <table:table-cell table:formula="of:=COS([.F1769])" office:value-type="float" office:value="-0.535826902029709" calcext:value-type="float">
            <text:p>-0,535826902</text:p>
          </table:table-cell>
          <table:table-cell table:formula="of:=SIN([.F1769])" office:value-type="float" office:value="-0.844327857565558" calcext:value-type="float">
            <text:p>-0,8443278576</text:p>
          </table:table-cell>
        </table:table-row>
        <table:table-row table:style-name="ro1">
          <table:table-cell table:number-columns-repeated="5"/>
          <table:table-cell table:formula="of:=[.F1769]+3.14159265/50" office:value-type="float" office:value="111.023884251003" calcext:value-type="float">
            <text:p>111,023884251</text:p>
          </table:table-cell>
          <table:table-cell table:formula="of:=COS([.F1770])" office:value-type="float" office:value="-0.481753785269863" calcext:value-type="float">
            <text:p>-0,4817537853</text:p>
          </table:table-cell>
          <table:table-cell table:formula="of:=SIN([.F1770])" office:value-type="float" office:value="-0.876306618928648" calcext:value-type="float">
            <text:p>-0,8763066189</text:p>
          </table:table-cell>
        </table:table-row>
        <table:table-row table:style-name="ro1">
          <table:table-cell table:number-columns-repeated="5"/>
          <table:table-cell table:formula="of:=[.F1770]+3.14159265/50" office:value-type="float" office:value="111.086716104003" calcext:value-type="float">
            <text:p>111,086716104</text:p>
          </table:table-cell>
          <table:table-cell table:formula="of:=COS([.F1771])" office:value-type="float" office:value="-0.425779406416269" calcext:value-type="float">
            <text:p>-0,4257794064</text:p>
          </table:table-cell>
          <table:table-cell table:formula="of:=SIN([.F1771])" office:value-type="float" office:value="-0.90482699842114" calcext:value-type="float">
            <text:p>-0,9048269984</text:p>
          </table:table-cell>
        </table:table-row>
        <table:table-row table:style-name="ro1">
          <table:table-cell table:number-columns-repeated="5"/>
          <table:table-cell table:formula="of:=[.F1771]+3.14159265/50" office:value-type="float" office:value="111.149547957003" calcext:value-type="float">
            <text:p>111,149547957</text:p>
          </table:table-cell>
          <table:table-cell table:formula="of:=COS([.F1772])" office:value-type="float" office:value="-0.368124670769496" calcext:value-type="float">
            <text:p>-0,3681246708</text:p>
          </table:table-cell>
          <table:table-cell table:formula="of:=SIN([.F1772])" office:value-type="float" office:value="-0.929776439135156" calcext:value-type="float">
            <text:p>-0,9297764391</text:p>
          </table:table-cell>
        </table:table-row>
        <table:table-row table:style-name="ro1">
          <table:table-cell table:number-columns-repeated="5"/>
          <table:table-cell table:formula="of:=[.F1772]+3.14159265/50" office:value-type="float" office:value="111.212379810003" calcext:value-type="float">
            <text:p>111,21237981</text:p>
          </table:table-cell>
          <table:table-cell table:formula="of:=COS([.F1773])" office:value-type="float" office:value="-0.30901711523068" calcext:value-type="float">
            <text:p>-0,3090171152</text:p>
          </table:table-cell>
          <table:table-cell table:formula="of:=SIN([.F1773])" office:value-type="float" office:value="-0.951056477026737" calcext:value-type="float">
            <text:p>-0,951056477</text:p>
          </table:table-cell>
        </table:table-row>
        <table:table-row table:style-name="ro1">
          <table:table-cell table:number-columns-repeated="5"/>
          <table:table-cell table:formula="of:=[.F1773]+3.14159265/50" office:value-type="float" office:value="111.275211663003" calcext:value-type="float">
            <text:p>111,275211663</text:p>
          </table:table-cell>
          <table:table-cell table:formula="of:=COS([.F1774])" office:value-type="float" office:value="-0.248690010317325" calcext:value-type="float">
            <text:p>-0,2486900103</text:p>
          </table:table-cell>
          <table:table-cell table:formula="of:=SIN([.F1774])" office:value-type="float" office:value="-0.968583129508443" calcext:value-type="float">
            <text:p>-0,9685831295</text:p>
          </table:table-cell>
        </table:table-row>
        <table:table-row table:style-name="ro1">
          <table:table-cell table:number-columns-repeated="5"/>
          <table:table-cell table:formula="of:=[.F1774]+3.14159265/50" office:value-type="float" office:value="111.338043516003" calcext:value-type="float">
            <text:p>111,338043516</text:p>
          </table:table-cell>
          <table:table-cell table:formula="of:=COS([.F1775])" office:value-type="float" office:value="-0.187381439551148" calcext:value-type="float">
            <text:p>-0,1873814396</text:p>
          </table:table-cell>
          <table:table-cell table:formula="of:=SIN([.F1775])" office:value-type="float" office:value="-0.982287226890251" calcext:value-type="float">
            <text:p>-0,9822872269</text:p>
          </table:table-cell>
        </table:table-row>
        <table:table-row table:style-name="ro1">
          <table:table-cell table:number-columns-repeated="5"/>
          <table:table-cell table:formula="of:=[.F1775]+3.14159265/50" office:value-type="float" office:value="111.400875369003" calcext:value-type="float">
            <text:p>111,400875369</text:p>
          </table:table-cell>
          <table:table-cell table:formula="of:=COS([.F1776])" office:value-type="float" office:value="-0.125333359851189" calcext:value-type="float">
            <text:p>-0,1253333599</text:p>
          </table:table-cell>
          <table:table-cell table:formula="of:=SIN([.F1776])" office:value-type="float" office:value="-0.992114685360726" calcext:value-type="float">
            <text:p>-0,9921146854</text:p>
          </table:table-cell>
        </table:table-row>
        <table:table-row table:style-name="ro1">
          <table:table-cell table:number-columns-repeated="5"/>
          <table:table-cell table:formula="of:=[.F1776]+3.14159265/50" office:value-type="float" office:value="111.463707222003" calcext:value-type="float">
            <text:p>111,463707222</text:p>
          </table:table-cell>
          <table:table-cell table:formula="of:=COS([.F1777])" office:value-type="float" office:value="-0.0627906466403924" calcext:value-type="float">
            <text:p>-0,0627906466</text:p>
          </table:table-cell>
          <table:table-cell table:formula="of:=SIN([.F1777])" office:value-type="float" office:value="-0.998026720431112" calcext:value-type="float">
            <text:p>-0,9980267204</text:p>
          </table:table-cell>
        </table:table-row>
        <table:table-row table:style-name="ro1">
          <table:table-cell table:number-columns-repeated="5"/>
          <table:table-cell table:formula="of:=[.F1777]+3.14159265/50" office:value-type="float" office:value="111.526539075003" calcext:value-type="float">
            <text:p>111,526539075</text:p>
          </table:table-cell>
          <table:table-cell table:formula="of:=COS([.F1778])" office:value-type="float" office:value="-0.000000127434190217852" calcext:value-type="float">
            <text:p>-1,27434190217852E-007</text:p>
          </table:table-cell>
          <table:table-cell table:formula="of:=SIN([.F1778])" office:value-type="float" office:value="-0.999999999999992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778]+3.14159265/50" office:value-type="float" office:value="111.589370928003" calcext:value-type="float">
            <text:p>111,589370928</text:p>
          </table:table-cell>
          <table:table-cell table:formula="of:=COS([.F1779])" office:value-type="float" office:value="0.0627903922749365" calcext:value-type="float">
            <text:p>0,0627903923</text:p>
          </table:table-cell>
          <table:table-cell table:formula="of:=SIN([.F1779])" office:value-type="float" office:value="-0.99802673643443" calcext:value-type="float">
            <text:p>-0,9980267364</text:p>
          </table:table-cell>
        </table:table-row>
        <table:table-row table:style-name="ro1">
          <table:table-cell table:number-columns-repeated="5"/>
          <table:table-cell table:formula="of:=[.F1779]+3.14159265/50" office:value-type="float" office:value="111.652202781003" calcext:value-type="float">
            <text:p>111,652202781</text:p>
          </table:table-cell>
          <table:table-cell table:formula="of:=COS([.F1780])" office:value-type="float" office:value="0.125333106992522" calcext:value-type="float">
            <text:p>0,125333107</text:p>
          </table:table-cell>
          <table:table-cell table:formula="of:=SIN([.F1780])" office:value-type="float" office:value="-0.992114717304204" calcext:value-type="float">
            <text:p>-0,9921147173</text:p>
          </table:table-cell>
        </table:table-row>
        <table:table-row table:style-name="ro1">
          <table:table-cell table:number-columns-repeated="5"/>
          <table:table-cell table:formula="of:=[.F1780]+3.14159265/50" office:value-type="float" office:value="111.715034634004" calcext:value-type="float">
            <text:p>111,715034634</text:p>
          </table:table-cell>
          <table:table-cell table:formula="of:=COS([.F1781])" office:value-type="float" office:value="0.187381189197187" calcext:value-type="float">
            <text:p>0,1873811892</text:p>
          </table:table-cell>
          <table:table-cell table:formula="of:=SIN([.F1781])" office:value-type="float" office:value="-0.982287274647823" calcext:value-type="float">
            <text:p>-0,9822872746</text:p>
          </table:table-cell>
        </table:table-row>
        <table:table-row table:style-name="ro1">
          <table:table-cell table:number-columns-repeated="5"/>
          <table:table-cell table:formula="of:=[.F1781]+3.14159265/50" office:value-type="float" office:value="111.777866487004" calcext:value-type="float">
            <text:p>111,777866487</text:p>
          </table:table-cell>
          <table:table-cell table:formula="of:=COS([.F1782])" office:value-type="float" office:value="0.248689763456103" calcext:value-type="float">
            <text:p>0,2486897635</text:p>
          </table:table-cell>
          <table:table-cell table:formula="of:=SIN([.F1782])" office:value-type="float" office:value="-0.968583192891631" calcext:value-type="float">
            <text:p>-0,9685831929</text:p>
          </table:table-cell>
        </table:table-row>
        <table:table-row table:style-name="ro1">
          <table:table-cell table:number-columns-repeated="5"/>
          <table:table-cell table:formula="of:=[.F1782]+3.14159265/50" office:value-type="float" office:value="111.840698340004" calcext:value-type="float">
            <text:p>111,84069834</text:p>
          </table:table-cell>
          <table:table-cell table:formula="of:=COS([.F1783])" office:value-type="float" office:value="0.309016872836446" calcext:value-type="float">
            <text:p>0,3090168728</text:p>
          </table:table-cell>
          <table:table-cell table:formula="of:=SIN([.F1783])" office:value-type="float" office:value="-0.951056555785398" calcext:value-type="float">
            <text:p>-0,9510565558</text:p>
          </table:table-cell>
        </table:table-row>
        <table:table-row table:style-name="ro1">
          <table:table-cell table:number-columns-repeated="5"/>
          <table:table-cell table:formula="of:=[.F1783]+3.14159265/50" office:value-type="float" office:value="111.903530193004" calcext:value-type="float">
            <text:p>111,903530193</text:p>
          </table:table-cell>
          <table:table-cell table:formula="of:=COS([.F1784])" office:value-type="float" office:value="0.368124433798869" calcext:value-type="float">
            <text:p>0,3681244338</text:p>
          </table:table-cell>
          <table:table-cell table:formula="of:=SIN([.F1784])" office:value-type="float" office:value="-0.929776532958464" calcext:value-type="float">
            <text:p>-0,929776533</text:p>
          </table:table-cell>
        </table:table-row>
        <table:table-row table:style-name="ro1">
          <table:table-cell table:number-columns-repeated="5"/>
          <table:table-cell table:formula="of:=[.F1784]+3.14159265/50" office:value-type="float" office:value="111.966362046004" calcext:value-type="float">
            <text:p>111,966362046</text:p>
          </table:table-cell>
          <table:table-cell table:formula="of:=COS([.F1785])" office:value-type="float" office:value="0.425779175804463" calcext:value-type="float">
            <text:p>0,4257791758</text:p>
          </table:table-cell>
          <table:table-cell table:formula="of:=SIN([.F1785])" office:value-type="float" office:value="-0.904827106938818" calcext:value-type="float">
            <text:p>-0,9048271069</text:p>
          </table:table-cell>
        </table:table-row>
        <table:table-row table:style-name="ro1">
          <table:table-cell table:number-columns-repeated="5"/>
          <table:table-cell table:formula="of:=[.F1785]+3.14159265/50" office:value-type="float" office:value="112.029193899004" calcext:value-type="float">
            <text:p>112,029193899</text:p>
          </table:table-cell>
          <table:table-cell table:formula="of:=COS([.F1786])" office:value-type="float" office:value="0.481753561926998" calcext:value-type="float">
            <text:p>0,4817535619</text:p>
          </table:table-cell>
          <table:table-cell table:formula="of:=SIN([.F1786])" office:value-type="float" office:value="-0.876306741712427" calcext:value-type="float">
            <text:p>-0,8763067417</text:p>
          </table:table-cell>
        </table:table-row>
        <table:table-row table:style-name="ro1">
          <table:table-cell table:number-columns-repeated="5"/>
          <table:table-cell table:formula="of:=[.F1786]+3.14159265/50" office:value-type="float" office:value="112.092025752004" calcext:value-type="float">
            <text:p>112,092025752</text:p>
          </table:table-cell>
          <table:table-cell table:formula="of:=COS([.F1787])" office:value-type="float" office:value="0.535826686837218" calcext:value-type="float">
            <text:p>0,5358266868</text:p>
          </table:table-cell>
          <table:table-cell table:formula="of:=SIN([.F1787])" office:value-type="float" office:value="-0.844327994130865" calcext:value-type="float">
            <text:p>-0,8443279941</text:p>
          </table:table-cell>
        </table:table-row>
        <table:table-row table:style-name="ro1">
          <table:table-cell table:number-columns-repeated="5"/>
          <table:table-cell table:formula="of:=[.F1787]+3.14159265/50" office:value-type="float" office:value="112.154857605004" calcext:value-type="float">
            <text:p>112,154857605</text:p>
          </table:table-cell>
          <table:table-cell table:formula="of:=COS([.F1788])" office:value-type="float" office:value="0.587785148615249" calcext:value-type="float">
            <text:p>0,5877851486</text:p>
          </table:table-cell>
          <table:table-cell table:formula="of:=SIN([.F1788])" office:value-type="float" office:value="-0.80901706970085" calcext:value-type="float">
            <text:p>-0,8090170697</text:p>
          </table:table-cell>
        </table:table-row>
        <table:table-row table:style-name="ro1">
          <table:table-cell table:number-columns-repeated="5"/>
          <table:table-cell table:formula="of:=[.F1788]+3.14159265/50" office:value-type="float" office:value="112.217689458004" calcext:value-type="float">
            <text:p>112,217689458</text:p>
          </table:table-cell>
          <table:table-cell table:formula="of:=COS([.F1789])" office:value-type="float" office:value="0.637423890950486" calcext:value-type="float">
            <text:p>0,637423891</text:p>
          </table:table-cell>
          <table:table-cell table:formula="of:=SIN([.F1789])" office:value-type="float" office:value="-0.770513324508761" calcext:value-type="float">
            <text:p>-0,7705133245</text:p>
          </table:table-cell>
        </table:table-row>
        <table:table-row table:style-name="ro1">
          <table:table-cell table:number-columns-repeated="5"/>
          <table:table-cell table:formula="of:=[.F1789]+3.14159265/50" office:value-type="float" office:value="112.280521311004" calcext:value-type="float">
            <text:p>112,280521311</text:p>
          </table:table-cell>
          <table:table-cell table:formula="of:=COS([.F1790])" office:value-type="float" office:value="0.684547012405164" calcext:value-type="float">
            <text:p>0,6845470124</text:p>
          </table:table-cell>
          <table:table-cell table:formula="of:=SIN([.F1790])" office:value-type="float" office:value="-0.728968715245836" calcext:value-type="float">
            <text:p>-0,7289687152</text:p>
          </table:table-cell>
        </table:table-row>
        <table:table-row table:style-name="ro1">
          <table:table-cell table:number-columns-repeated="5"/>
          <table:table-cell table:formula="of:=[.F1790]+3.14159265/50" office:value-type="float" office:value="112.343353164004" calcext:value-type="float">
            <text:p>112,343353164</text:p>
          </table:table-cell>
          <table:table-cell table:formula="of:=COS([.F1791])" office:value-type="float" office:value="0.728968539547832" calcext:value-type="float">
            <text:p>0,7289685395</text:p>
          </table:table-cell>
          <table:table-cell table:formula="of:=SIN([.F1791])" office:value-type="float" office:value="-0.684547199504535" calcext:value-type="float">
            <text:p>-0,6845471995</text:p>
          </table:table-cell>
        </table:table-row>
        <table:table-row table:style-name="ro1">
          <table:table-cell table:number-columns-repeated="5"/>
          <table:table-cell table:formula="of:=[.F1791]+3.14159265/50" office:value-type="float" office:value="112.406185017004" calcext:value-type="float">
            <text:p>112,406185017</text:p>
          </table:table-cell>
          <table:table-cell table:formula="of:=COS([.F1792])" office:value-type="float" office:value="0.770513160905523" calcext:value-type="float">
            <text:p>0,7705131609</text:p>
          </table:table-cell>
          <table:table-cell table:formula="of:=SIN([.F1792])" office:value-type="float" office:value="-0.637424088712828" calcext:value-type="float">
            <text:p>-0,6374240887</text:p>
          </table:table-cell>
        </table:table-row>
        <table:table-row table:style-name="ro1">
          <table:table-cell table:number-columns-repeated="5"/>
          <table:table-cell table:formula="of:=[.F1792]+3.14159265/50" office:value-type="float" office:value="112.469016870004" calcext:value-type="float">
            <text:p>112,46901687</text:p>
          </table:table-cell>
          <table:table-cell table:formula="of:=COS([.F1793])" office:value-type="float" office:value="0.809016918838046" calcext:value-type="float">
            <text:p>0,8090169188</text:p>
          </table:table-cell>
          <table:table-cell table:formula="of:=SIN([.F1793])" office:value-type="float" office:value="-0.587785356260084" calcext:value-type="float">
            <text:p>-0,5877853563</text:p>
          </table:table-cell>
        </table:table-row>
        <table:table-row table:style-name="ro1">
          <table:table-cell table:number-columns-repeated="5"/>
          <table:table-cell table:formula="of:=[.F1793]+3.14159265/50" office:value-type="float" office:value="112.531848723004" calcext:value-type="float">
            <text:p>112,531848723</text:p>
          </table:table-cell>
          <table:table-cell table:formula="of:=COS([.F1794])" office:value-type="float" office:value="0.844327856603882" calcext:value-type="float">
            <text:p>0,8443278566</text:p>
          </table:table-cell>
          <table:table-cell table:formula="of:=SIN([.F1794])" office:value-type="float" office:value="-0.535826903545067" calcext:value-type="float">
            <text:p>-0,5358269035</text:p>
          </table:table-cell>
        </table:table-row>
        <table:table-row table:style-name="ro1">
          <table:table-cell table:number-columns-repeated="5"/>
          <table:table-cell table:formula="of:=[.F1794]+3.14159265/50" office:value-type="float" office:value="112.594680576004" calcext:value-type="float">
            <text:p>112,594680576</text:p>
          </table:table-cell>
          <table:table-cell table:formula="of:=COS([.F1795])" office:value-type="float" office:value="0.87630661806402" calcext:value-type="float">
            <text:p>0,8763066181</text:p>
          </table:table-cell>
          <table:table-cell table:formula="of:=SIN([.F1795])" office:value-type="float" office:value="-0.481753786842615" calcext:value-type="float">
            <text:p>-0,4817537868</text:p>
          </table:table-cell>
        </table:table-row>
        <table:table-row table:style-name="ro1">
          <table:table-cell table:number-columns-repeated="5"/>
          <table:table-cell table:formula="of:=[.F1795]+3.14159265/50" office:value-type="float" office:value="112.657512429004" calcext:value-type="float">
            <text:p>112,657512429</text:p>
          </table:table-cell>
          <table:table-cell table:formula="of:=COS([.F1796])" office:value-type="float" office:value="0.904826997656972" calcext:value-type="float">
            <text:p>0,9048269977</text:p>
          </table:table-cell>
          <table:table-cell table:formula="of:=SIN([.F1796])" office:value-type="float" office:value="-0.425779408040208" calcext:value-type="float">
            <text:p>-0,425779408</text:p>
          </table:table-cell>
        </table:table-row>
        <table:table-row table:style-name="ro1">
          <table:table-cell table:number-columns-repeated="5"/>
          <table:table-cell table:formula="of:=[.F1796]+3.14159265/50" office:value-type="float" office:value="112.720344282004" calcext:value-type="float">
            <text:p>112,720344282</text:p>
          </table:table-cell>
          <table:table-cell table:formula="of:=COS([.F1797])" office:value-type="float" office:value="0.929776438474464" calcext:value-type="float">
            <text:p>0,9297764385</text:p>
          </table:table-cell>
          <table:table-cell table:formula="of:=SIN([.F1797])" office:value-type="float" office:value="-0.368124672438214" calcext:value-type="float">
            <text:p>-0,3681246724</text:p>
          </table:table-cell>
        </table:table-row>
        <table:table-row table:style-name="ro1">
          <table:table-cell table:number-columns-repeated="5"/>
          <table:table-cell table:formula="of:=[.F1797]+3.14159265/50" office:value-type="float" office:value="112.783176135004" calcext:value-type="float">
            <text:p>112,783176135</text:p>
          </table:table-cell>
          <table:table-cell table:formula="of:=COS([.F1798])" office:value-type="float" office:value="0.951056476472128" calcext:value-type="float">
            <text:p>0,9510564765</text:p>
          </table:table-cell>
          <table:table-cell table:formula="of:=SIN([.F1798])" office:value-type="float" office:value="-0.30901711693759" calcext:value-type="float">
            <text:p>-0,3090171169</text:p>
          </table:table-cell>
        </table:table-row>
        <table:table-row table:style-name="ro1">
          <table:table-cell table:number-columns-repeated="5"/>
          <table:table-cell table:formula="of:=[.F1798]+3.14159265/50" office:value-type="float" office:value="112.846007988004" calcext:value-type="float">
            <text:p>112,846007988</text:p>
          </table:table-cell>
          <table:table-cell table:formula="of:=COS([.F1799])" office:value-type="float" office:value="0.968583129062106" calcext:value-type="float">
            <text:p>0,9685831291</text:p>
          </table:table-cell>
          <table:table-cell table:formula="of:=SIN([.F1799])" office:value-type="float" office:value="-0.248690012055691" calcext:value-type="float">
            <text:p>-0,2486900121</text:p>
          </table:table-cell>
        </table:table-row>
        <table:table-row table:style-name="ro1">
          <table:table-cell table:number-columns-repeated="5"/>
          <table:table-cell table:formula="of:=[.F1799]+3.14159265/50" office:value-type="float" office:value="112.908839841004" calcext:value-type="float">
            <text:p>112,908839841</text:p>
          </table:table-cell>
          <table:table-cell table:formula="of:=COS([.F1800])" office:value-type="float" office:value="0.982287226553948" calcext:value-type="float">
            <text:p>0,9822872266</text:p>
          </table:table-cell>
          <table:table-cell table:formula="of:=SIN([.F1800])" office:value-type="float" office:value="-0.187381441314109" calcext:value-type="float">
            <text:p>-0,1873814413</text:p>
          </table:table-cell>
        </table:table-row>
        <table:table-row table:style-name="ro1">
          <table:table-cell table:number-columns-repeated="5"/>
          <table:table-cell table:formula="of:=[.F1800]+3.14159265/50" office:value-type="float" office:value="112.971671694004" calcext:value-type="float">
            <text:p>112,971671694</text:p>
          </table:table-cell>
          <table:table-cell table:formula="of:=COS([.F1801])" office:value-type="float" office:value="0.992114685135784" calcext:value-type="float">
            <text:p>0,9921146851</text:p>
          </table:table-cell>
          <table:table-cell table:formula="of:=SIN([.F1801])" office:value-type="float" office:value="-0.125333361631788" calcext:value-type="float">
            <text:p>-0,1253333616</text:p>
          </table:table-cell>
        </table:table-row>
        <table:table-row table:style-name="ro1">
          <table:table-cell table:number-columns-repeated="5"/>
          <table:table-cell table:formula="of:=[.F1801]+3.14159265/50" office:value-type="float" office:value="113.034503547004" calcext:value-type="float">
            <text:p>113,034503547</text:p>
          </table:table-cell>
          <table:table-cell table:formula="of:=COS([.F1802])" office:value-type="float" office:value="0.998026720318419" calcext:value-type="float">
            <text:p>0,9980267203</text:p>
          </table:table-cell>
          <table:table-cell table:formula="of:=SIN([.F1802])" office:value-type="float" office:value="-0.062790648431602" calcext:value-type="float">
            <text:p>-0,0627906484</text:p>
          </table:table-cell>
        </table:table-row>
        <table:table-row table:style-name="ro1">
          <table:table-cell table:number-columns-repeated="5"/>
          <table:table-cell table:formula="of:=[.F1802]+3.14159265/50" office:value-type="float" office:value="113.097335400004" calcext:value-type="float">
            <text:p>113,0973354</text:p>
          </table:table-cell>
          <table:table-cell table:formula="of:=COS([.F1803])" office:value-type="float" office:value="0.999999999999992" calcext:value-type="float">
            <text:p>1</text:p>
          </table:table-cell>
          <table:table-cell table:formula="of:=SIN([.F1803])" office:value-type="float" office:value="-0.000000129228941293557" calcext:value-type="float">
            <text:p>-1,29228941293557E-007</text:p>
          </table:table-cell>
        </table:table-row>
        <table:table-row table:style-name="ro1">
          <table:table-cell table:number-columns-repeated="5"/>
          <table:table-cell table:formula="of:=[.F1803]+3.14159265/50" office:value-type="float" office:value="113.160167253004" calcext:value-type="float">
            <text:p>113,160167253</text:p>
          </table:table-cell>
          <table:table-cell table:formula="of:=COS([.F1804])" office:value-type="float" office:value="0.998026736547123" calcext:value-type="float">
            <text:p>0,9980267365</text:p>
          </table:table-cell>
          <table:table-cell table:formula="of:=SIN([.F1804])" office:value-type="float" office:value="0.062790390483727" calcext:value-type="float">
            <text:p>0,0627903905</text:p>
          </table:table-cell>
        </table:table-row>
        <table:table-row table:style-name="ro1">
          <table:table-cell table:number-columns-repeated="5"/>
          <table:table-cell table:formula="of:=[.F1804]+3.14159265/50" office:value-type="float" office:value="113.222999106004" calcext:value-type="float">
            <text:p>113,222999106</text:p>
          </table:table-cell>
          <table:table-cell table:formula="of:=COS([.F1805])" office:value-type="float" office:value="0.992114717529146" calcext:value-type="float">
            <text:p>0,9921147175</text:p>
          </table:table-cell>
          <table:table-cell table:formula="of:=SIN([.F1805])" office:value-type="float" office:value="0.125333105211923" calcext:value-type="float">
            <text:p>0,1253331052</text:p>
          </table:table-cell>
        </table:table-row>
        <table:table-row table:style-name="ro1">
          <table:table-cell table:number-columns-repeated="5"/>
          <table:table-cell table:formula="of:=[.F1805]+3.14159265/50" office:value-type="float" office:value="113.285830959004" calcext:value-type="float">
            <text:p>113,285830959</text:p>
          </table:table-cell>
          <table:table-cell table:formula="of:=COS([.F1806])" office:value-type="float" office:value="0.982287274984126" calcext:value-type="float">
            <text:p>0,982287275</text:p>
          </table:table-cell>
          <table:table-cell table:formula="of:=SIN([.F1806])" office:value-type="float" office:value="0.187381187434226" calcext:value-type="float">
            <text:p>0,1873811874</text:p>
          </table:table-cell>
        </table:table-row>
        <table:table-row table:style-name="ro1">
          <table:table-cell table:number-columns-repeated="5"/>
          <table:table-cell table:formula="of:=[.F1806]+3.14159265/50" office:value-type="float" office:value="113.348662812004" calcext:value-type="float">
            <text:p>113,348662812</text:p>
          </table:table-cell>
          <table:table-cell table:formula="of:=COS([.F1807])" office:value-type="float" office:value="0.968583193337968" calcext:value-type="float">
            <text:p>0,9685831933</text:p>
          </table:table-cell>
          <table:table-cell table:formula="of:=SIN([.F1807])" office:value-type="float" office:value="0.248689761717738" calcext:value-type="float">
            <text:p>0,2486897617</text:p>
          </table:table-cell>
        </table:table-row>
        <table:table-row table:style-name="ro1">
          <table:table-cell table:number-columns-repeated="5"/>
          <table:table-cell table:formula="of:=[.F1807]+3.14159265/50" office:value-type="float" office:value="113.411494665004" calcext:value-type="float">
            <text:p>113,411494665</text:p>
          </table:table-cell>
          <table:table-cell table:formula="of:=COS([.F1808])" office:value-type="float" office:value="0.951056556340006" calcext:value-type="float">
            <text:p>0,9510565563</text:p>
          </table:table-cell>
          <table:table-cell table:formula="of:=SIN([.F1808])" office:value-type="float" office:value="0.309016871129536" calcext:value-type="float">
            <text:p>0,3090168711</text:p>
          </table:table-cell>
        </table:table-row>
        <table:table-row table:style-name="ro1">
          <table:table-cell table:number-columns-repeated="5"/>
          <table:table-cell table:formula="of:=[.F1808]+3.14159265/50" office:value-type="float" office:value="113.474326518004" calcext:value-type="float">
            <text:p>113,474326518</text:p>
          </table:table-cell>
          <table:table-cell table:formula="of:=COS([.F1809])" office:value-type="float" office:value="0.929776533619156" calcext:value-type="float">
            <text:p>0,9297765336</text:p>
          </table:table-cell>
          <table:table-cell table:formula="of:=SIN([.F1809])" office:value-type="float" office:value="0.368124432130152" calcext:value-type="float">
            <text:p>0,3681244321</text:p>
          </table:table-cell>
        </table:table-row>
        <table:table-row table:style-name="ro1">
          <table:table-cell table:number-columns-repeated="5"/>
          <table:table-cell table:formula="of:=[.F1809]+3.14159265/50" office:value-type="float" office:value="113.537158371004" calcext:value-type="float">
            <text:p>113,537158371</text:p>
          </table:table-cell>
          <table:table-cell table:formula="of:=COS([.F1810])" office:value-type="float" office:value="0.904827107702986" calcext:value-type="float">
            <text:p>0,9048271077</text:p>
          </table:table-cell>
          <table:table-cell table:formula="of:=SIN([.F1810])" office:value-type="float" office:value="0.425779174180524" calcext:value-type="float">
            <text:p>0,4257791742</text:p>
          </table:table-cell>
        </table:table-row>
        <table:table-row table:style-name="ro1">
          <table:table-cell table:number-columns-repeated="5"/>
          <table:table-cell table:formula="of:=[.F1810]+3.14159265/50" office:value-type="float" office:value="113.599990224004" calcext:value-type="float">
            <text:p>113,599990224</text:p>
          </table:table-cell>
          <table:table-cell table:formula="of:=COS([.F1811])" office:value-type="float" office:value="0.876306742577054" calcext:value-type="float">
            <text:p>0,8763067426</text:p>
          </table:table-cell>
          <table:table-cell table:formula="of:=SIN([.F1811])" office:value-type="float" office:value="0.481753560354246" calcext:value-type="float">
            <text:p>0,4817535604</text:p>
          </table:table-cell>
        </table:table-row>
        <table:table-row table:style-name="ro1">
          <table:table-cell table:number-columns-repeated="5"/>
          <table:table-cell table:formula="of:=[.F1811]+3.14159265/50" office:value-type="float" office:value="113.662822077004" calcext:value-type="float">
            <text:p>113,662822077</text:p>
          </table:table-cell>
          <table:table-cell table:formula="of:=COS([.F1812])" office:value-type="float" office:value="0.844327995092541" calcext:value-type="float">
            <text:p>0,8443279951</text:p>
          </table:table-cell>
          <table:table-cell table:formula="of:=SIN([.F1812])" office:value-type="float" office:value="0.535826685321859" calcext:value-type="float">
            <text:p>0,5358266853</text:p>
          </table:table-cell>
        </table:table-row>
        <table:table-row table:style-name="ro1">
          <table:table-cell table:number-columns-repeated="5"/>
          <table:table-cell table:formula="of:=[.F1812]+3.14159265/50" office:value-type="float" office:value="113.725653930004" calcext:value-type="float">
            <text:p>113,72565393</text:p>
          </table:table-cell>
          <table:table-cell table:formula="of:=COS([.F1813])" office:value-type="float" office:value="0.809017070755778" calcext:value-type="float">
            <text:p>0,8090170708</text:p>
          </table:table-cell>
          <table:table-cell table:formula="of:=SIN([.F1813])" office:value-type="float" office:value="0.587785147163265" calcext:value-type="float">
            <text:p>0,5877851472</text:p>
          </table:table-cell>
        </table:table-row>
        <table:table-row table:style-name="ro1">
          <table:table-cell table:number-columns-repeated="5"/>
          <table:table-cell table:formula="of:=[.F1813]+3.14159265/50" office:value-type="float" office:value="113.788485783004" calcext:value-type="float">
            <text:p>113,788485783</text:p>
          </table:table-cell>
          <table:table-cell table:formula="of:=COS([.F1814])" office:value-type="float" office:value="0.770513325652778" calcext:value-type="float">
            <text:p>0,7705133257</text:p>
          </table:table-cell>
          <table:table-cell table:formula="of:=SIN([.F1814])" office:value-type="float" office:value="0.637423889567607" calcext:value-type="float">
            <text:p>0,6374238896</text:p>
          </table:table-cell>
        </table:table-row>
        <table:table-row table:style-name="ro1">
          <table:table-cell table:number-columns-repeated="5"/>
          <table:table-cell table:formula="of:=[.F1814]+3.14159265/50" office:value-type="float" office:value="113.851317636004" calcext:value-type="float">
            <text:p>113,851317636</text:p>
          </table:table-cell>
          <table:table-cell table:formula="of:=COS([.F1815])" office:value-type="float" office:value="0.728968716474427" calcext:value-type="float">
            <text:p>0,7289687165</text:p>
          </table:table-cell>
          <table:table-cell table:formula="of:=SIN([.F1815])" office:value-type="float" office:value="0.684547011096847" calcext:value-type="float">
            <text:p>0,6845470111</text:p>
          </table:table-cell>
        </table:table-row>
        <table:table-row table:style-name="ro1">
          <table:table-cell table:number-columns-repeated="5"/>
          <table:table-cell table:formula="of:=[.F1815]+3.14159265/50" office:value-type="float" office:value="113.914149489004" calcext:value-type="float">
            <text:p>113,914149489</text:p>
          </table:table-cell>
          <table:table-cell table:formula="of:=COS([.F1816])" office:value-type="float" office:value="0.684547200812852" calcext:value-type="float">
            <text:p>0,6845472008</text:p>
          </table:table-cell>
          <table:table-cell table:formula="of:=SIN([.F1816])" office:value-type="float" office:value="0.72896853831924" calcext:value-type="float">
            <text:p>0,7289685383</text:p>
          </table:table-cell>
        </table:table-row>
        <table:table-row table:style-name="ro1">
          <table:table-cell table:number-columns-repeated="5"/>
          <table:table-cell table:formula="of:=[.F1816]+3.14159265/50" office:value-type="float" office:value="113.976981342004" calcext:value-type="float">
            <text:p>113,976981342</text:p>
          </table:table-cell>
          <table:table-cell table:formula="of:=COS([.F1817])" office:value-type="float" office:value="0.637424090095707" calcext:value-type="float">
            <text:p>0,6374240901</text:p>
          </table:table-cell>
          <table:table-cell table:formula="of:=SIN([.F1817])" office:value-type="float" office:value="0.770513159761506" calcext:value-type="float">
            <text:p>0,7705131598</text:p>
          </table:table-cell>
        </table:table-row>
        <table:table-row table:style-name="ro1">
          <table:table-cell table:number-columns-repeated="5"/>
          <table:table-cell table:formula="of:=[.F1817]+3.14159265/50" office:value-type="float" office:value="114.039813195004" calcext:value-type="float">
            <text:p>114,039813195</text:p>
          </table:table-cell>
          <table:table-cell table:formula="of:=COS([.F1818])" office:value-type="float" office:value="0.587785357712068" calcext:value-type="float">
            <text:p>0,5877853577</text:p>
          </table:table-cell>
          <table:table-cell table:formula="of:=SIN([.F1818])" office:value-type="float" office:value="0.809016917783118" calcext:value-type="float">
            <text:p>0,8090169178</text:p>
          </table:table-cell>
        </table:table-row>
        <table:table-row table:style-name="ro1">
          <table:table-cell table:number-columns-repeated="5"/>
          <table:table-cell table:formula="of:=[.F1818]+3.14159265/50" office:value-type="float" office:value="114.102645048004" calcext:value-type="float">
            <text:p>114,102645048</text:p>
          </table:table-cell>
          <table:table-cell table:formula="of:=COS([.F1819])" office:value-type="float" office:value="0.535826905060425" calcext:value-type="float">
            <text:p>0,5358269051</text:p>
          </table:table-cell>
          <table:table-cell table:formula="of:=SIN([.F1819])" office:value-type="float" office:value="0.844327855642206" calcext:value-type="float">
            <text:p>0,8443278556</text:p>
          </table:table-cell>
        </table:table-row>
        <table:table-row table:style-name="ro1">
          <table:table-cell table:number-columns-repeated="5"/>
          <table:table-cell table:formula="of:=[.F1819]+3.14159265/50" office:value-type="float" office:value="114.165476901004" calcext:value-type="float">
            <text:p>114,165476901</text:p>
          </table:table-cell>
          <table:table-cell table:formula="of:=COS([.F1820])" office:value-type="float" office:value="0.481753788415367" calcext:value-type="float">
            <text:p>0,4817537884</text:p>
          </table:table-cell>
          <table:table-cell table:formula="of:=SIN([.F1820])" office:value-type="float" office:value="0.876306617199392" calcext:value-type="float">
            <text:p>0,8763066172</text:p>
          </table:table-cell>
        </table:table-row>
        <table:table-row table:style-name="ro1">
          <table:table-cell table:number-columns-repeated="5"/>
          <table:table-cell table:formula="of:=[.F1820]+3.14159265/50" office:value-type="float" office:value="114.228308754004" calcext:value-type="float">
            <text:p>114,228308754</text:p>
          </table:table-cell>
          <table:table-cell table:formula="of:=COS([.F1821])" office:value-type="float" office:value="0.425779409664147" calcext:value-type="float">
            <text:p>0,4257794097</text:p>
          </table:table-cell>
          <table:table-cell table:formula="of:=SIN([.F1821])" office:value-type="float" office:value="0.904826996892804" calcext:value-type="float">
            <text:p>0,9048269969</text:p>
          </table:table-cell>
        </table:table-row>
        <table:table-row table:style-name="ro1">
          <table:table-cell table:number-columns-repeated="5"/>
          <table:table-cell table:formula="of:=[.F1821]+3.14159265/50" office:value-type="float" office:value="114.291140607004" calcext:value-type="float">
            <text:p>114,291140607</text:p>
          </table:table-cell>
          <table:table-cell table:formula="of:=COS([.F1822])" office:value-type="float" office:value="0.368124674106931" calcext:value-type="float">
            <text:p>0,3681246741</text:p>
          </table:table-cell>
          <table:table-cell table:formula="of:=SIN([.F1822])" office:value-type="float" office:value="0.929776437813771" calcext:value-type="float">
            <text:p>0,9297764378</text:p>
          </table:table-cell>
        </table:table-row>
        <table:table-row table:style-name="ro1">
          <table:table-cell table:number-columns-repeated="5"/>
          <table:table-cell table:formula="of:=[.F1822]+3.14159265/50" office:value-type="float" office:value="114.353972460004" calcext:value-type="float">
            <text:p>114,35397246</text:p>
          </table:table-cell>
          <table:table-cell table:formula="of:=COS([.F1823])" office:value-type="float" office:value="0.309017118644499" calcext:value-type="float">
            <text:p>0,3090171186</text:p>
          </table:table-cell>
          <table:table-cell table:formula="of:=SIN([.F1823])" office:value-type="float" office:value="0.951056475917519" calcext:value-type="float">
            <text:p>0,9510564759</text:p>
          </table:table-cell>
        </table:table-row>
        <table:table-row table:style-name="ro1">
          <table:table-cell table:number-columns-repeated="5"/>
          <table:table-cell table:formula="of:=[.F1823]+3.14159265/50" office:value-type="float" office:value="114.416804313004" calcext:value-type="float">
            <text:p>114,416804313</text:p>
          </table:table-cell>
          <table:table-cell table:formula="of:=COS([.F1824])" office:value-type="float" office:value="0.248690013794056" calcext:value-type="float">
            <text:p>0,2486900138</text:p>
          </table:table-cell>
          <table:table-cell table:formula="of:=SIN([.F1824])" office:value-type="float" office:value="0.968583128615769" calcext:value-type="float">
            <text:p>0,9685831286</text:p>
          </table:table-cell>
        </table:table-row>
        <table:table-row table:style-name="ro1">
          <table:table-cell table:number-columns-repeated="5"/>
          <table:table-cell table:formula="of:=[.F1824]+3.14159265/50" office:value-type="float" office:value="114.479636166004" calcext:value-type="float">
            <text:p>114,479636166</text:p>
          </table:table-cell>
          <table:table-cell table:formula="of:=COS([.F1825])" office:value-type="float" office:value="0.18738144307707" calcext:value-type="float">
            <text:p>0,1873814431</text:p>
          </table:table-cell>
          <table:table-cell table:formula="of:=SIN([.F1825])" office:value-type="float" office:value="0.982287226217645" calcext:value-type="float">
            <text:p>0,9822872262</text:p>
          </table:table-cell>
        </table:table-row>
        <table:table-row table:style-name="ro1">
          <table:table-cell table:number-columns-repeated="5"/>
          <table:table-cell table:formula="of:=[.F1825]+3.14159265/50" office:value-type="float" office:value="114.542468019004" calcext:value-type="float">
            <text:p>114,542468019</text:p>
          </table:table-cell>
          <table:table-cell table:formula="of:=COS([.F1826])" office:value-type="float" office:value="0.125333363412387" calcext:value-type="float">
            <text:p>0,1253333634</text:p>
          </table:table-cell>
          <table:table-cell table:formula="of:=SIN([.F1826])" office:value-type="float" office:value="0.992114684910842" calcext:value-type="float">
            <text:p>0,9921146849</text:p>
          </table:table-cell>
        </table:table-row>
        <table:table-row table:style-name="ro1">
          <table:table-cell table:number-columns-repeated="5"/>
          <table:table-cell table:formula="of:=[.F1826]+3.14159265/50" office:value-type="float" office:value="114.605299872004" calcext:value-type="float">
            <text:p>114,605299872</text:p>
          </table:table-cell>
          <table:table-cell table:formula="of:=COS([.F1827])" office:value-type="float" office:value="0.0627906502228115" calcext:value-type="float">
            <text:p>0,0627906502</text:p>
          </table:table-cell>
          <table:table-cell table:formula="of:=SIN([.F1827])" office:value-type="float" office:value="0.998026720205725" calcext:value-type="float">
            <text:p>0,9980267202</text:p>
          </table:table-cell>
        </table:table-row>
        <table:table-row table:style-name="ro1">
          <table:table-cell table:number-columns-repeated="5"/>
          <table:table-cell table:formula="of:=[.F1827]+3.14159265/50" office:value-type="float" office:value="114.668131725004" calcext:value-type="float">
            <text:p>114,668131725</text:p>
          </table:table-cell>
          <table:table-cell table:formula="of:=COS([.F1828])" office:value-type="float" office:value="0.000000131023692369261" calcext:value-type="float">
            <text:p>0,000000131</text:p>
          </table:table-cell>
          <table:table-cell table:formula="of:=SIN([.F1828])" office:value-type="float" office:value="0.999999999999992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828]+3.14159265/50" office:value-type="float" office:value="114.730963578004" calcext:value-type="float">
            <text:p>114,730963578</text:p>
          </table:table-cell>
          <table:table-cell table:formula="of:=COS([.F1829])" office:value-type="float" office:value="-0.0627903886925174" calcext:value-type="float">
            <text:p>-0,0627903887</text:p>
          </table:table-cell>
          <table:table-cell table:formula="of:=SIN([.F1829])" office:value-type="float" office:value="0.998026736659817" calcext:value-type="float">
            <text:p>0,9980267367</text:p>
          </table:table-cell>
        </table:table-row>
        <table:table-row table:style-name="ro1">
          <table:table-cell table:number-columns-repeated="5"/>
          <table:table-cell table:formula="of:=[.F1829]+3.14159265/50" office:value-type="float" office:value="114.793795431004" calcext:value-type="float">
            <text:p>114,793795431</text:p>
          </table:table-cell>
          <table:table-cell table:formula="of:=COS([.F1830])" office:value-type="float" office:value="-0.125333103431324" calcext:value-type="float">
            <text:p>-0,1253331034</text:p>
          </table:table-cell>
          <table:table-cell table:formula="of:=SIN([.F1830])" office:value-type="float" office:value="0.992114717754088" calcext:value-type="float">
            <text:p>0,9921147178</text:p>
          </table:table-cell>
        </table:table-row>
        <table:table-row table:style-name="ro1">
          <table:table-cell table:number-columns-repeated="5"/>
          <table:table-cell table:formula="of:=[.F1830]+3.14159265/50" office:value-type="float" office:value="114.856627284004" calcext:value-type="float">
            <text:p>114,856627284</text:p>
          </table:table-cell>
          <table:table-cell table:formula="of:=COS([.F1831])" office:value-type="float" office:value="-0.187381185671265" calcext:value-type="float">
            <text:p>-0,1873811857</text:p>
          </table:table-cell>
          <table:table-cell table:formula="of:=SIN([.F1831])" office:value-type="float" office:value="0.982287275320428" calcext:value-type="float">
            <text:p>0,9822872753</text:p>
          </table:table-cell>
        </table:table-row>
        <table:table-row table:style-name="ro1">
          <table:table-cell table:number-columns-repeated="5"/>
          <table:table-cell table:formula="of:=[.F1831]+3.14159265/50" office:value-type="float" office:value="114.919459137004" calcext:value-type="float">
            <text:p>114,919459137</text:p>
          </table:table-cell>
          <table:table-cell table:formula="of:=COS([.F1832])" office:value-type="float" office:value="-0.248689759979372" calcext:value-type="float">
            <text:p>-0,24868976</text:p>
          </table:table-cell>
          <table:table-cell table:formula="of:=SIN([.F1832])" office:value-type="float" office:value="0.968583193784304" calcext:value-type="float">
            <text:p>0,9685831938</text:p>
          </table:table-cell>
        </table:table-row>
        <table:table-row table:style-name="ro1">
          <table:table-cell table:number-columns-repeated="5"/>
          <table:table-cell table:formula="of:=[.F1832]+3.14159265/50" office:value-type="float" office:value="114.982290990004" calcext:value-type="float">
            <text:p>114,98229099</text:p>
          </table:table-cell>
          <table:table-cell table:formula="of:=COS([.F1833])" office:value-type="float" office:value="-0.309016869422626" calcext:value-type="float">
            <text:p>-0,3090168694</text:p>
          </table:table-cell>
          <table:table-cell table:formula="of:=SIN([.F1833])" office:value-type="float" office:value="0.951056556894615" calcext:value-type="float">
            <text:p>0,9510565569</text:p>
          </table:table-cell>
        </table:table-row>
        <table:table-row table:style-name="ro1">
          <table:table-cell table:number-columns-repeated="5"/>
          <table:table-cell table:formula="of:=[.F1833]+3.14159265/50" office:value-type="float" office:value="115.045122843004" calcext:value-type="float">
            <text:p>115,045122843</text:p>
          </table:table-cell>
          <table:table-cell table:formula="of:=COS([.F1834])" office:value-type="float" office:value="-0.368124430461434" calcext:value-type="float">
            <text:p>-0,3681244305</text:p>
          </table:table-cell>
          <table:table-cell table:formula="of:=SIN([.F1834])" office:value-type="float" office:value="0.929776534279848" calcext:value-type="float">
            <text:p>0,9297765343</text:p>
          </table:table-cell>
        </table:table-row>
        <table:table-row table:style-name="ro1">
          <table:table-cell table:number-columns-repeated="5"/>
          <table:table-cell table:formula="of:=[.F1834]+3.14159265/50" office:value-type="float" office:value="115.107954696004" calcext:value-type="float">
            <text:p>115,107954696</text:p>
          </table:table-cell>
          <table:table-cell table:formula="of:=COS([.F1835])" office:value-type="float" office:value="-0.425779172556585" calcext:value-type="float">
            <text:p>-0,4257791726</text:p>
          </table:table-cell>
          <table:table-cell table:formula="of:=SIN([.F1835])" office:value-type="float" office:value="0.904827108467154" calcext:value-type="float">
            <text:p>0,9048271085</text:p>
          </table:table-cell>
        </table:table-row>
        <table:table-row table:style-name="ro1">
          <table:table-cell table:number-columns-repeated="5"/>
          <table:table-cell table:formula="of:=[.F1835]+3.14159265/50" office:value-type="float" office:value="115.170786549004" calcext:value-type="float">
            <text:p>115,170786549</text:p>
          </table:table-cell>
          <table:table-cell table:formula="of:=COS([.F1836])" office:value-type="float" office:value="-0.481753558781494" calcext:value-type="float">
            <text:p>-0,4817535588</text:p>
          </table:table-cell>
          <table:table-cell table:formula="of:=SIN([.F1836])" office:value-type="float" office:value="0.876306743441682" calcext:value-type="float">
            <text:p>0,8763067434</text:p>
          </table:table-cell>
        </table:table-row>
        <table:table-row table:style-name="ro1">
          <table:table-cell table:number-columns-repeated="5"/>
          <table:table-cell table:formula="of:=[.F1836]+3.14159265/50" office:value-type="float" office:value="115.233618402004" calcext:value-type="float">
            <text:p>115,233618402</text:p>
          </table:table-cell>
          <table:table-cell table:formula="of:=COS([.F1837])" office:value-type="float" office:value="-0.535826683806501" calcext:value-type="float">
            <text:p>-0,5358266838</text:p>
          </table:table-cell>
          <table:table-cell table:formula="of:=SIN([.F1837])" office:value-type="float" office:value="0.844327996054216" calcext:value-type="float">
            <text:p>0,8443279961</text:p>
          </table:table-cell>
        </table:table-row>
        <table:table-row table:style-name="ro1">
          <table:table-cell table:number-columns-repeated="5"/>
          <table:table-cell table:formula="of:=[.F1837]+3.14159265/50" office:value-type="float" office:value="115.296450255004" calcext:value-type="float">
            <text:p>115,296450255</text:p>
          </table:table-cell>
          <table:table-cell table:formula="of:=COS([.F1838])" office:value-type="float" office:value="-0.587785145711281" calcext:value-type="float">
            <text:p>-0,5877851457</text:p>
          </table:table-cell>
          <table:table-cell table:formula="of:=SIN([.F1838])" office:value-type="float" office:value="0.809017071810706" calcext:value-type="float">
            <text:p>0,8090170718</text:p>
          </table:table-cell>
        </table:table-row>
        <table:table-row table:style-name="ro1">
          <table:table-cell table:number-columns-repeated="5"/>
          <table:table-cell table:formula="of:=[.F1838]+3.14159265/50" office:value-type="float" office:value="115.359282108004" calcext:value-type="float">
            <text:p>115,359282108</text:p>
          </table:table-cell>
          <table:table-cell table:formula="of:=COS([.F1839])" office:value-type="float" office:value="-0.637423888184727" calcext:value-type="float">
            <text:p>-0,6374238882</text:p>
          </table:table-cell>
          <table:table-cell table:formula="of:=SIN([.F1839])" office:value-type="float" office:value="0.770513326796795" calcext:value-type="float">
            <text:p>0,7705133268</text:p>
          </table:table-cell>
        </table:table-row>
        <table:table-row table:style-name="ro1">
          <table:table-cell table:number-columns-repeated="5"/>
          <table:table-cell table:formula="of:=[.F1839]+3.14159265/50" office:value-type="float" office:value="115.422113961004" calcext:value-type="float">
            <text:p>115,422113961</text:p>
          </table:table-cell>
          <table:table-cell table:formula="of:=COS([.F1840])" office:value-type="float" office:value="-0.684547009788529" calcext:value-type="float">
            <text:p>-0,6845470098</text:p>
          </table:table-cell>
          <table:table-cell table:formula="of:=SIN([.F1840])" office:value-type="float" office:value="0.728968717703019" calcext:value-type="float">
            <text:p>0,7289687177</text:p>
          </table:table-cell>
        </table:table-row>
        <table:table-row table:style-name="ro1">
          <table:table-cell table:number-columns-repeated="5"/>
          <table:table-cell table:formula="of:=[.F1840]+3.14159265/50" office:value-type="float" office:value="115.484945814004" calcext:value-type="float">
            <text:p>115,484945814</text:p>
          </table:table-cell>
          <table:table-cell table:formula="of:=COS([.F1841])" office:value-type="float" office:value="-0.728968537090648" calcext:value-type="float">
            <text:p>-0,7289685371</text:p>
          </table:table-cell>
          <table:table-cell table:formula="of:=SIN([.F1841])" office:value-type="float" office:value="0.684547202121169" calcext:value-type="float">
            <text:p>0,6845472021</text:p>
          </table:table-cell>
        </table:table-row>
        <table:table-row table:style-name="ro1">
          <table:table-cell table:number-columns-repeated="5"/>
          <table:table-cell table:formula="of:=[.F1841]+3.14159265/50" office:value-type="float" office:value="115.547777667004" calcext:value-type="float">
            <text:p>115,547777667</text:p>
          </table:table-cell>
          <table:table-cell table:formula="of:=COS([.F1842])" office:value-type="float" office:value="-0.770513158617488" calcext:value-type="float">
            <text:p>-0,7705131586</text:p>
          </table:table-cell>
          <table:table-cell table:formula="of:=SIN([.F1842])" office:value-type="float" office:value="0.637424091478587" calcext:value-type="float">
            <text:p>0,6374240915</text:p>
          </table:table-cell>
        </table:table-row>
        <table:table-row table:style-name="ro1">
          <table:table-cell table:number-columns-repeated="5"/>
          <table:table-cell table:formula="of:=[.F1842]+3.14159265/50" office:value-type="float" office:value="115.610609520004" calcext:value-type="float">
            <text:p>115,61060952</text:p>
          </table:table-cell>
          <table:table-cell table:formula="of:=COS([.F1843])" office:value-type="float" office:value="-0.809016916728189" calcext:value-type="float">
            <text:p>-0,8090169167</text:p>
          </table:table-cell>
          <table:table-cell table:formula="of:=SIN([.F1843])" office:value-type="float" office:value="0.587785359164052" calcext:value-type="float">
            <text:p>0,5877853592</text:p>
          </table:table-cell>
        </table:table-row>
        <table:table-row table:style-name="ro1">
          <table:table-cell table:number-columns-repeated="5"/>
          <table:table-cell table:formula="of:=[.F1843]+3.14159265/50" office:value-type="float" office:value="115.673441373004" calcext:value-type="float">
            <text:p>115,673441373</text:p>
          </table:table-cell>
          <table:table-cell table:formula="of:=COS([.F1844])" office:value-type="float" office:value="-0.84432785468053" calcext:value-type="float">
            <text:p>-0,8443278547</text:p>
          </table:table-cell>
          <table:table-cell table:formula="of:=SIN([.F1844])" office:value-type="float" office:value="0.535826906575784" calcext:value-type="float">
            <text:p>0,5358269066</text:p>
          </table:table-cell>
        </table:table-row>
        <table:table-row table:style-name="ro1">
          <table:table-cell table:number-columns-repeated="5"/>
          <table:table-cell table:formula="of:=[.F1844]+3.14159265/50" office:value-type="float" office:value="115.736273226004" calcext:value-type="float">
            <text:p>115,736273226</text:p>
          </table:table-cell>
          <table:table-cell table:formula="of:=COS([.F1845])" office:value-type="float" office:value="-0.876306616334764" calcext:value-type="float">
            <text:p>-0,8763066163</text:p>
          </table:table-cell>
          <table:table-cell table:formula="of:=SIN([.F1845])" office:value-type="float" office:value="0.48175378998812" calcext:value-type="float">
            <text:p>0,48175379</text:p>
          </table:table-cell>
        </table:table-row>
        <table:table-row table:style-name="ro1">
          <table:table-cell table:number-columns-repeated="5"/>
          <table:table-cell table:formula="of:=[.F1845]+3.14159265/50" office:value-type="float" office:value="115.799105079004" calcext:value-type="float">
            <text:p>115,799105079</text:p>
          </table:table-cell>
          <table:table-cell table:formula="of:=COS([.F1846])" office:value-type="float" office:value="-0.904826996128636" calcext:value-type="float">
            <text:p>-0,9048269961</text:p>
          </table:table-cell>
          <table:table-cell table:formula="of:=SIN([.F1846])" office:value-type="float" office:value="0.425779411288087" calcext:value-type="float">
            <text:p>0,4257794113</text:p>
          </table:table-cell>
        </table:table-row>
        <table:table-row table:style-name="ro1">
          <table:table-cell table:number-columns-repeated="5"/>
          <table:table-cell table:formula="of:=[.F1846]+3.14159265/50" office:value-type="float" office:value="115.861936932004" calcext:value-type="float">
            <text:p>115,861936932</text:p>
          </table:table-cell>
          <table:table-cell table:formula="of:=COS([.F1847])" office:value-type="float" office:value="-0.929776437153079" calcext:value-type="float">
            <text:p>-0,9297764372</text:p>
          </table:table-cell>
          <table:table-cell table:formula="of:=SIN([.F1847])" office:value-type="float" office:value="0.368124675775648" calcext:value-type="float">
            <text:p>0,3681246758</text:p>
          </table:table-cell>
        </table:table-row>
        <table:table-row table:style-name="ro1">
          <table:table-cell table:number-columns-repeated="5"/>
          <table:table-cell table:formula="of:=[.F1847]+3.14159265/50" office:value-type="float" office:value="115.924768785004" calcext:value-type="float">
            <text:p>115,924768785</text:p>
          </table:table-cell>
          <table:table-cell table:formula="of:=COS([.F1848])" office:value-type="float" office:value="-0.951056475362911" calcext:value-type="float">
            <text:p>-0,9510564754</text:p>
          </table:table-cell>
          <table:table-cell table:formula="of:=SIN([.F1848])" office:value-type="float" office:value="0.309017120351409" calcext:value-type="float">
            <text:p>0,3090171204</text:p>
          </table:table-cell>
        </table:table-row>
        <table:table-row table:style-name="ro1">
          <table:table-cell table:number-columns-repeated="5"/>
          <table:table-cell table:formula="of:=[.F1848]+3.14159265/50" office:value-type="float" office:value="115.987600638004" calcext:value-type="float">
            <text:p>115,987600638</text:p>
          </table:table-cell>
          <table:table-cell table:formula="of:=COS([.F1849])" office:value-type="float" office:value="-0.968583128169433" calcext:value-type="float">
            <text:p>-0,9685831282</text:p>
          </table:table-cell>
          <table:table-cell table:formula="of:=SIN([.F1849])" office:value-type="float" office:value="0.248690015532422" calcext:value-type="float">
            <text:p>0,2486900155</text:p>
          </table:table-cell>
        </table:table-row>
        <table:table-row table:style-name="ro1">
          <table:table-cell table:number-columns-repeated="5"/>
          <table:table-cell table:formula="of:=[.F1849]+3.14159265/50" office:value-type="float" office:value="116.050432491004" calcext:value-type="float">
            <text:p>116,050432491</text:p>
          </table:table-cell>
          <table:table-cell table:formula="of:=COS([.F1850])" office:value-type="float" office:value="-0.982287225881342" calcext:value-type="float">
            <text:p>-0,9822872259</text:p>
          </table:table-cell>
          <table:table-cell table:formula="of:=SIN([.F1850])" office:value-type="float" office:value="0.187381444840031" calcext:value-type="float">
            <text:p>0,1873814448</text:p>
          </table:table-cell>
        </table:table-row>
        <table:table-row table:style-name="ro1">
          <table:table-cell table:number-columns-repeated="5"/>
          <table:table-cell table:formula="of:=[.F1850]+3.14159265/50" office:value-type="float" office:value="116.113264344004" calcext:value-type="float">
            <text:p>116,113264344</text:p>
          </table:table-cell>
          <table:table-cell table:formula="of:=COS([.F1851])" office:value-type="float" office:value="-0.992114684685899" calcext:value-type="float">
            <text:p>-0,9921146847</text:p>
          </table:table-cell>
          <table:table-cell table:formula="of:=SIN([.F1851])" office:value-type="float" office:value="0.125333365192986" calcext:value-type="float">
            <text:p>0,1253333652</text:p>
          </table:table-cell>
        </table:table-row>
        <table:table-row table:style-name="ro1">
          <table:table-cell table:number-columns-repeated="5"/>
          <table:table-cell table:formula="of:=[.F1851]+3.14159265/50" office:value-type="float" office:value="116.176096197004" calcext:value-type="float">
            <text:p>116,176096197</text:p>
          </table:table-cell>
          <table:table-cell table:formula="of:=COS([.F1852])" office:value-type="float" office:value="-0.998026720093031" calcext:value-type="float">
            <text:p>-0,9980267201</text:p>
          </table:table-cell>
          <table:table-cell table:formula="of:=SIN([.F1852])" office:value-type="float" office:value="0.062790652014021" calcext:value-type="float">
            <text:p>0,062790652</text:p>
          </table:table-cell>
        </table:table-row>
        <table:table-row table:style-name="ro1">
          <table:table-cell table:number-columns-repeated="5"/>
          <table:table-cell table:formula="of:=[.F1852]+3.14159265/50" office:value-type="float" office:value="116.238928050004" calcext:value-type="float">
            <text:p>116,23892805</text:p>
          </table:table-cell>
          <table:table-cell table:formula="of:=COS([.F1853])" office:value-type="float" office:value="-0.999999999999991" calcext:value-type="float">
            <text:p>-1</text:p>
          </table:table-cell>
          <table:table-cell table:formula="of:=SIN([.F1853])" office:value-type="float" office:value="0.000000132818443444966" calcext:value-type="float">
            <text:p>1,32818443444966E-007</text:p>
          </table:table-cell>
        </table:table-row>
        <table:table-row table:style-name="ro1">
          <table:table-cell table:number-columns-repeated="5"/>
          <table:table-cell table:formula="of:=[.F1853]+3.14159265/50" office:value-type="float" office:value="116.301759903004" calcext:value-type="float">
            <text:p>116,301759903</text:p>
          </table:table-cell>
          <table:table-cell table:formula="of:=COS([.F1854])" office:value-type="float" office:value="-0.998026736772509" calcext:value-type="float">
            <text:p>-0,9980267368</text:p>
          </table:table-cell>
          <table:table-cell table:formula="of:=SIN([.F1854])" office:value-type="float" office:value="-0.0627903869013079" calcext:value-type="float">
            <text:p>-0,0627903869</text:p>
          </table:table-cell>
        </table:table-row>
        <table:table-row table:style-name="ro1">
          <table:table-cell table:number-columns-repeated="5"/>
          <table:table-cell table:formula="of:=[.F1854]+3.14159265/50" office:value-type="float" office:value="116.364591756004" calcext:value-type="float">
            <text:p>116,364591756</text:p>
          </table:table-cell>
          <table:table-cell table:formula="of:=COS([.F1855])" office:value-type="float" office:value="-0.992114717979029" calcext:value-type="float">
            <text:p>-0,992114718</text:p>
          </table:table-cell>
          <table:table-cell table:formula="of:=SIN([.F1855])" office:value-type="float" office:value="-0.125333101650725" calcext:value-type="float">
            <text:p>-0,1253331017</text:p>
          </table:table-cell>
        </table:table-row>
        <table:table-row table:style-name="ro1">
          <table:table-cell table:number-columns-repeated="5"/>
          <table:table-cell table:formula="of:=[.F1855]+3.14159265/50" office:value-type="float" office:value="116.427423609004" calcext:value-type="float">
            <text:p>116,427423609</text:p>
          </table:table-cell>
          <table:table-cell table:formula="of:=COS([.F1856])" office:value-type="float" office:value="-0.982287275656731" calcext:value-type="float">
            <text:p>-0,9822872757</text:p>
          </table:table-cell>
          <table:table-cell table:formula="of:=SIN([.F1856])" office:value-type="float" office:value="-0.187381183908304" calcext:value-type="float">
            <text:p>-0,1873811839</text:p>
          </table:table-cell>
        </table:table-row>
        <table:table-row table:style-name="ro1">
          <table:table-cell table:number-columns-repeated="5"/>
          <table:table-cell table:formula="of:=[.F1856]+3.14159265/50" office:value-type="float" office:value="116.490255462004" calcext:value-type="float">
            <text:p>116,490255462</text:p>
          </table:table-cell>
          <table:table-cell table:formula="of:=COS([.F1857])" office:value-type="float" office:value="-0.96858319423064" calcext:value-type="float">
            <text:p>-0,9685831942</text:p>
          </table:table-cell>
          <table:table-cell table:formula="of:=SIN([.F1857])" office:value-type="float" office:value="-0.248689758241006" calcext:value-type="float">
            <text:p>-0,2486897582</text:p>
          </table:table-cell>
        </table:table-row>
        <table:table-row table:style-name="ro1">
          <table:table-cell table:number-columns-repeated="5"/>
          <table:table-cell table:formula="of:=[.F1857]+3.14159265/50" office:value-type="float" office:value="116.553087315004" calcext:value-type="float">
            <text:p>116,553087315</text:p>
          </table:table-cell>
          <table:table-cell table:formula="of:=COS([.F1858])" office:value-type="float" office:value="-0.951056557449223" calcext:value-type="float">
            <text:p>-0,9510565574</text:p>
          </table:table-cell>
          <table:table-cell table:formula="of:=SIN([.F1858])" office:value-type="float" office:value="-0.309016867715717" calcext:value-type="float">
            <text:p>-0,3090168677</text:p>
          </table:table-cell>
        </table:table-row>
        <table:table-row table:style-name="ro1">
          <table:table-cell table:number-columns-repeated="5"/>
          <table:table-cell table:formula="of:=[.F1858]+3.14159265/50" office:value-type="float" office:value="116.615919168004" calcext:value-type="float">
            <text:p>116,615919168</text:p>
          </table:table-cell>
          <table:table-cell table:formula="of:=COS([.F1859])" office:value-type="float" office:value="-0.929776534940539" calcext:value-type="float">
            <text:p>-0,9297765349</text:p>
          </table:table-cell>
          <table:table-cell table:formula="of:=SIN([.F1859])" office:value-type="float" office:value="-0.368124428792717" calcext:value-type="float">
            <text:p>-0,3681244288</text:p>
          </table:table-cell>
        </table:table-row>
        <table:table-row table:style-name="ro1">
          <table:table-cell table:number-columns-repeated="5"/>
          <table:table-cell table:formula="of:=[.F1859]+3.14159265/50" office:value-type="float" office:value="116.678751021004" calcext:value-type="float">
            <text:p>116,678751021</text:p>
          </table:table-cell>
          <table:table-cell table:formula="of:=COS([.F1860])" office:value-type="float" office:value="-0.904827109231321" calcext:value-type="float">
            <text:p>-0,9048271092</text:p>
          </table:table-cell>
          <table:table-cell table:formula="of:=SIN([.F1860])" office:value-type="float" office:value="-0.425779170932645" calcext:value-type="float">
            <text:p>-0,4257791709</text:p>
          </table:table-cell>
        </table:table-row>
        <table:table-row table:style-name="ro1">
          <table:table-cell table:number-columns-repeated="5"/>
          <table:table-cell table:formula="of:=[.F1860]+3.14159265/50" office:value-type="float" office:value="116.741582874004" calcext:value-type="float">
            <text:p>116,741582874</text:p>
          </table:table-cell>
          <table:table-cell table:formula="of:=COS([.F1861])" office:value-type="float" office:value="-0.87630674430631" calcext:value-type="float">
            <text:p>-0,8763067443</text:p>
          </table:table-cell>
          <table:table-cell table:formula="of:=SIN([.F1861])" office:value-type="float" office:value="-0.481753557208741" calcext:value-type="float">
            <text:p>-0,4817535572</text:p>
          </table:table-cell>
        </table:table-row>
        <table:table-row table:style-name="ro1">
          <table:table-cell table:number-columns-repeated="5"/>
          <table:table-cell table:formula="of:=[.F1861]+3.14159265/50" office:value-type="float" office:value="116.804414727004" calcext:value-type="float">
            <text:p>116,804414727</text:p>
          </table:table-cell>
          <table:table-cell table:formula="of:=COS([.F1862])" office:value-type="float" office:value="-0.844327997015892" calcext:value-type="float">
            <text:p>-0,844327997</text:p>
          </table:table-cell>
          <table:table-cell table:formula="of:=SIN([.F1862])" office:value-type="float" office:value="-0.535826682291142" calcext:value-type="float">
            <text:p>-0,5358266823</text:p>
          </table:table-cell>
        </table:table-row>
        <table:table-row table:style-name="ro1">
          <table:table-cell table:number-columns-repeated="5"/>
          <table:table-cell table:formula="of:=[.F1862]+3.14159265/50" office:value-type="float" office:value="116.867246580004" calcext:value-type="float">
            <text:p>116,86724658</text:p>
          </table:table-cell>
          <table:table-cell table:formula="of:=COS([.F1863])" office:value-type="float" office:value="-0.809017072865634" calcext:value-type="float">
            <text:p>-0,8090170729</text:p>
          </table:table-cell>
          <table:table-cell table:formula="of:=SIN([.F1863])" office:value-type="float" office:value="-0.587785144259296" calcext:value-type="float">
            <text:p>-0,5877851443</text:p>
          </table:table-cell>
        </table:table-row>
        <table:table-row table:style-name="ro1">
          <table:table-cell table:number-columns-repeated="5"/>
          <table:table-cell table:formula="of:=[.F1863]+3.14159265/50" office:value-type="float" office:value="116.930078433004" calcext:value-type="float">
            <text:p>116,930078433</text:p>
          </table:table-cell>
          <table:table-cell table:formula="of:=COS([.F1864])" office:value-type="float" office:value="-0.770513327940812" calcext:value-type="float">
            <text:p>-0,7705133279</text:p>
          </table:table-cell>
          <table:table-cell table:formula="of:=SIN([.F1864])" office:value-type="float" office:value="-0.637423886801847" calcext:value-type="float">
            <text:p>-0,6374238868</text:p>
          </table:table-cell>
        </table:table-row>
        <table:table-row table:style-name="ro1">
          <table:table-cell table:number-columns-repeated="5"/>
          <table:table-cell table:formula="of:=[.F1864]+3.14159265/50" office:value-type="float" office:value="116.992910286004" calcext:value-type="float">
            <text:p>116,992910286</text:p>
          </table:table-cell>
          <table:table-cell table:formula="of:=COS([.F1865])" office:value-type="float" office:value="-0.72896871893161" calcext:value-type="float">
            <text:p>-0,7289687189</text:p>
          </table:table-cell>
          <table:table-cell table:formula="of:=SIN([.F1865])" office:value-type="float" office:value="-0.684547008480212" calcext:value-type="float">
            <text:p>-0,6845470085</text:p>
          </table:table-cell>
        </table:table-row>
        <table:table-row table:style-name="ro1">
          <table:table-cell table:number-columns-repeated="5"/>
          <table:table-cell table:formula="of:=[.F1865]+3.14159265/50" office:value-type="float" office:value="117.055742139004" calcext:value-type="float">
            <text:p>117,055742139</text:p>
          </table:table-cell>
          <table:table-cell table:formula="of:=COS([.F1866])" office:value-type="float" office:value="-0.684547203429486" calcext:value-type="float">
            <text:p>-0,6845472034</text:p>
          </table:table-cell>
          <table:table-cell table:formula="of:=SIN([.F1866])" office:value-type="float" office:value="-0.728968535862056" calcext:value-type="float">
            <text:p>-0,7289685359</text:p>
          </table:table-cell>
        </table:table-row>
        <table:table-row table:style-name="ro1">
          <table:table-cell table:number-columns-repeated="5"/>
          <table:table-cell table:formula="of:=[.F1866]+3.14159265/50" office:value-type="float" office:value="117.118573992004" calcext:value-type="float">
            <text:p>117,118573992</text:p>
          </table:table-cell>
          <table:table-cell table:formula="of:=COS([.F1867])" office:value-type="float" office:value="-0.637424092861466" calcext:value-type="float">
            <text:p>-0,6374240929</text:p>
          </table:table-cell>
          <table:table-cell table:formula="of:=SIN([.F1867])" office:value-type="float" office:value="-0.770513157473471" calcext:value-type="float">
            <text:p>-0,7705131575</text:p>
          </table:table-cell>
        </table:table-row>
        <table:table-row table:style-name="ro1">
          <table:table-cell table:number-columns-repeated="5"/>
          <table:table-cell table:formula="of:=[.F1867]+3.14159265/50" office:value-type="float" office:value="117.181405845004" calcext:value-type="float">
            <text:p>117,181405845</text:p>
          </table:table-cell>
          <table:table-cell table:formula="of:=COS([.F1868])" office:value-type="float" office:value="-0.587785360616036" calcext:value-type="float">
            <text:p>-0,5877853606</text:p>
          </table:table-cell>
          <table:table-cell table:formula="of:=SIN([.F1868])" office:value-type="float" office:value="-0.809016915673261" calcext:value-type="float">
            <text:p>-0,8090169157</text:p>
          </table:table-cell>
        </table:table-row>
        <table:table-row table:style-name="ro1">
          <table:table-cell table:number-columns-repeated="5"/>
          <table:table-cell table:formula="of:=[.F1868]+3.14159265/50" office:value-type="float" office:value="117.244237698004" calcext:value-type="float">
            <text:p>117,244237698</text:p>
          </table:table-cell>
          <table:table-cell table:formula="of:=COS([.F1869])" office:value-type="float" office:value="-0.535826908091142" calcext:value-type="float">
            <text:p>-0,5358269081</text:p>
          </table:table-cell>
          <table:table-cell table:formula="of:=SIN([.F1869])" office:value-type="float" office:value="-0.844327853718854" calcext:value-type="float">
            <text:p>-0,8443278537</text:p>
          </table:table-cell>
        </table:table-row>
        <table:table-row table:style-name="ro1">
          <table:table-cell table:number-columns-repeated="5"/>
          <table:table-cell table:formula="of:=[.F1869]+3.14159265/50" office:value-type="float" office:value="117.307069551004" calcext:value-type="float">
            <text:p>117,307069551</text:p>
          </table:table-cell>
          <table:table-cell table:formula="of:=COS([.F1870])" office:value-type="float" office:value="-0.481753791560872" calcext:value-type="float">
            <text:p>-0,4817537916</text:p>
          </table:table-cell>
          <table:table-cell table:formula="of:=SIN([.F1870])" office:value-type="float" office:value="-0.876306615470136" calcext:value-type="float">
            <text:p>-0,8763066155</text:p>
          </table:table-cell>
        </table:table-row>
        <table:table-row table:style-name="ro1">
          <table:table-cell table:number-columns-repeated="5"/>
          <table:table-cell table:formula="of:=[.F1870]+3.14159265/50" office:value-type="float" office:value="117.369901404004" calcext:value-type="float">
            <text:p>117,369901404</text:p>
          </table:table-cell>
          <table:table-cell table:formula="of:=COS([.F1871])" office:value-type="float" office:value="-0.425779412912026" calcext:value-type="float">
            <text:p>-0,4257794129</text:p>
          </table:table-cell>
          <table:table-cell table:formula="of:=SIN([.F1871])" office:value-type="float" office:value="-0.904826995364468" calcext:value-type="float">
            <text:p>-0,9048269954</text:p>
          </table:table-cell>
        </table:table-row>
        <table:table-row table:style-name="ro1">
          <table:table-cell table:number-columns-repeated="5"/>
          <table:table-cell table:formula="of:=[.F1871]+3.14159265/50" office:value-type="float" office:value="117.432733257004" calcext:value-type="float">
            <text:p>117,432733257</text:p>
          </table:table-cell>
          <table:table-cell table:formula="of:=COS([.F1872])" office:value-type="float" office:value="-0.368124677444365" calcext:value-type="float">
            <text:p>-0,3681246774</text:p>
          </table:table-cell>
          <table:table-cell table:formula="of:=SIN([.F1872])" office:value-type="float" office:value="-0.929776436492387" calcext:value-type="float">
            <text:p>-0,9297764365</text:p>
          </table:table-cell>
        </table:table-row>
        <table:table-row table:style-name="ro1">
          <table:table-cell table:number-columns-repeated="5"/>
          <table:table-cell table:formula="of:=[.F1872]+3.14159265/50" office:value-type="float" office:value="117.495565110004" calcext:value-type="float">
            <text:p>117,49556511</text:p>
          </table:table-cell>
          <table:table-cell table:formula="of:=COS([.F1873])" office:value-type="float" office:value="-0.309017122058319" calcext:value-type="float">
            <text:p>-0,3090171221</text:p>
          </table:table-cell>
          <table:table-cell table:formula="of:=SIN([.F1873])" office:value-type="float" office:value="-0.951056474808302" calcext:value-type="float">
            <text:p>-0,9510564748</text:p>
          </table:table-cell>
        </table:table-row>
        <table:table-row table:style-name="ro1">
          <table:table-cell table:number-columns-repeated="5"/>
          <table:table-cell table:formula="of:=[.F1873]+3.14159265/50" office:value-type="float" office:value="117.558396963004" calcext:value-type="float">
            <text:p>117,558396963</text:p>
          </table:table-cell>
          <table:table-cell table:formula="of:=COS([.F1874])" office:value-type="float" office:value="-0.248690017270787" calcext:value-type="float">
            <text:p>-0,2486900173</text:p>
          </table:table-cell>
          <table:table-cell table:formula="of:=SIN([.F1874])" office:value-type="float" office:value="-0.968583127723096" calcext:value-type="float">
            <text:p>-0,9685831277</text:p>
          </table:table-cell>
        </table:table-row>
        <table:table-row table:style-name="ro1">
          <table:table-cell table:number-columns-repeated="5"/>
          <table:table-cell table:formula="of:=[.F1874]+3.14159265/50" office:value-type="float" office:value="117.621228816004" calcext:value-type="float">
            <text:p>117,621228816</text:p>
          </table:table-cell>
          <table:table-cell table:formula="of:=COS([.F1875])" office:value-type="float" office:value="-0.187381446602992" calcext:value-type="float">
            <text:p>-0,1873814466</text:p>
          </table:table-cell>
          <table:table-cell table:formula="of:=SIN([.F1875])" office:value-type="float" office:value="-0.982287225545039" calcext:value-type="float">
            <text:p>-0,9822872255</text:p>
          </table:table-cell>
        </table:table-row>
        <table:table-row table:style-name="ro1">
          <table:table-cell table:number-columns-repeated="5"/>
          <table:table-cell table:formula="of:=[.F1875]+3.14159265/50" office:value-type="float" office:value="117.684060669004" calcext:value-type="float">
            <text:p>117,684060669</text:p>
          </table:table-cell>
          <table:table-cell table:formula="of:=COS([.F1876])" office:value-type="float" office:value="-0.125333366973584" calcext:value-type="float">
            <text:p>-0,125333367</text:p>
          </table:table-cell>
          <table:table-cell table:formula="of:=SIN([.F1876])" office:value-type="float" office:value="-0.992114684460957" calcext:value-type="float">
            <text:p>-0,9921146845</text:p>
          </table:table-cell>
        </table:table-row>
        <table:table-row table:style-name="ro1">
          <table:table-cell table:number-columns-repeated="5"/>
          <table:table-cell table:formula="of:=[.F1876]+3.14159265/50" office:value-type="float" office:value="117.746892522004" calcext:value-type="float">
            <text:p>117,746892522</text:p>
          </table:table-cell>
          <table:table-cell table:formula="of:=COS([.F1877])" office:value-type="float" office:value="-0.0627906538052306" calcext:value-type="float">
            <text:p>-0,0627906538</text:p>
          </table:table-cell>
          <table:table-cell table:formula="of:=SIN([.F1877])" office:value-type="float" office:value="-0.998026719980338" calcext:value-type="float">
            <text:p>-0,99802672</text:p>
          </table:table-cell>
        </table:table-row>
        <table:table-row table:style-name="ro1">
          <table:table-cell table:number-columns-repeated="5"/>
          <table:table-cell table:formula="of:=[.F1877]+3.14159265/50" office:value-type="float" office:value="117.809724375004" calcext:value-type="float">
            <text:p>117,809724375</text:p>
          </table:table-cell>
          <table:table-cell table:formula="of:=COS([.F1878])" office:value-type="float" office:value="-0.000000134613194520671" calcext:value-type="float">
            <text:p>-1,34613194520671E-007</text:p>
          </table:table-cell>
          <table:table-cell table:formula="of:=SIN([.F1878])" office:value-type="float" office:value="-0.999999999999991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878]+3.14159265/50" office:value-type="float" office:value="117.872556228004" calcext:value-type="float">
            <text:p>117,872556228</text:p>
          </table:table-cell>
          <table:table-cell table:formula="of:=COS([.F1879])" office:value-type="float" office:value="0.0627903851100983" calcext:value-type="float">
            <text:p>0,0627903851</text:p>
          </table:table-cell>
          <table:table-cell table:formula="of:=SIN([.F1879])" office:value-type="float" office:value="-0.998026736885203" calcext:value-type="float">
            <text:p>-0,9980267369</text:p>
          </table:table-cell>
        </table:table-row>
        <table:table-row table:style-name="ro1">
          <table:table-cell table:number-columns-repeated="5"/>
          <table:table-cell table:formula="of:=[.F1879]+3.14159265/50" office:value-type="float" office:value="117.935388081004" calcext:value-type="float">
            <text:p>117,935388081</text:p>
          </table:table-cell>
          <table:table-cell table:formula="of:=COS([.F1880])" office:value-type="float" office:value="0.125333099870126" calcext:value-type="float">
            <text:p>0,1253330999</text:p>
          </table:table-cell>
          <table:table-cell table:formula="of:=SIN([.F1880])" office:value-type="float" office:value="-0.992114718203971" calcext:value-type="float">
            <text:p>-0,9921147182</text:p>
          </table:table-cell>
        </table:table-row>
        <table:table-row table:style-name="ro1">
          <table:table-cell table:number-columns-repeated="5"/>
          <table:table-cell table:formula="of:=[.F1880]+3.14159265/50" office:value-type="float" office:value="117.998219934004" calcext:value-type="float">
            <text:p>117,998219934</text:p>
          </table:table-cell>
          <table:table-cell table:formula="of:=COS([.F1881])" office:value-type="float" office:value="0.187381182145343" calcext:value-type="float">
            <text:p>0,1873811821</text:p>
          </table:table-cell>
          <table:table-cell table:formula="of:=SIN([.F1881])" office:value-type="float" office:value="-0.982287275993033" calcext:value-type="float">
            <text:p>-0,982287276</text:p>
          </table:table-cell>
        </table:table-row>
        <table:table-row table:style-name="ro1">
          <table:table-cell table:number-columns-repeated="5"/>
          <table:table-cell table:formula="of:=[.F1881]+3.14159265/50" office:value-type="float" office:value="118.061051787004" calcext:value-type="float">
            <text:p>118,061051787</text:p>
          </table:table-cell>
          <table:table-cell table:formula="of:=COS([.F1882])" office:value-type="float" office:value="0.248689756502641" calcext:value-type="float">
            <text:p>0,2486897565</text:p>
          </table:table-cell>
          <table:table-cell table:formula="of:=SIN([.F1882])" office:value-type="float" office:value="-0.968583194676976" calcext:value-type="float">
            <text:p>-0,9685831947</text:p>
          </table:table-cell>
        </table:table-row>
        <table:table-row table:style-name="ro1">
          <table:table-cell table:number-columns-repeated="5"/>
          <table:table-cell table:formula="of:=[.F1882]+3.14159265/50" office:value-type="float" office:value="118.123883640004" calcext:value-type="float">
            <text:p>118,12388364</text:p>
          </table:table-cell>
          <table:table-cell table:formula="of:=COS([.F1883])" office:value-type="float" office:value="0.309016866008807" calcext:value-type="float">
            <text:p>0,309016866</text:p>
          </table:table-cell>
          <table:table-cell table:formula="of:=SIN([.F1883])" office:value-type="float" office:value="-0.951056558003831" calcext:value-type="float">
            <text:p>-0,951056558</text:p>
          </table:table-cell>
        </table:table-row>
        <table:table-row table:style-name="ro1">
          <table:table-cell table:number-columns-repeated="5"/>
          <table:table-cell table:formula="of:=[.F1883]+3.14159265/50" office:value-type="float" office:value="118.186715493004" calcext:value-type="float">
            <text:p>118,186715493</text:p>
          </table:table-cell>
          <table:table-cell table:formula="of:=COS([.F1884])" office:value-type="float" office:value="0.368124427123999" calcext:value-type="float">
            <text:p>0,3681244271</text:p>
          </table:table-cell>
          <table:table-cell table:formula="of:=SIN([.F1884])" office:value-type="float" office:value="-0.929776535601231" calcext:value-type="float">
            <text:p>-0,9297765356</text:p>
          </table:table-cell>
        </table:table-row>
        <table:table-row table:style-name="ro1">
          <table:table-cell table:number-columns-repeated="5"/>
          <table:table-cell table:formula="of:=[.F1884]+3.14159265/50" office:value-type="float" office:value="118.249547346004" calcext:value-type="float">
            <text:p>118,249547346</text:p>
          </table:table-cell>
          <table:table-cell table:formula="of:=COS([.F1885])" office:value-type="float" office:value="0.425779169308706" calcext:value-type="float">
            <text:p>0,4257791693</text:p>
          </table:table-cell>
          <table:table-cell table:formula="of:=SIN([.F1885])" office:value-type="float" office:value="-0.904827109995489" calcext:value-type="float">
            <text:p>-0,90482711</text:p>
          </table:table-cell>
        </table:table-row>
        <table:table-row table:style-name="ro1">
          <table:table-cell table:number-columns-repeated="5"/>
          <table:table-cell table:formula="of:=[.F1885]+3.14159265/50" office:value-type="float" office:value="118.312379199004" calcext:value-type="float">
            <text:p>118,312379199</text:p>
          </table:table-cell>
          <table:table-cell table:formula="of:=COS([.F1886])" office:value-type="float" office:value="0.481753555635989" calcext:value-type="float">
            <text:p>0,4817535556</text:p>
          </table:table-cell>
          <table:table-cell table:formula="of:=SIN([.F1886])" office:value-type="float" office:value="-0.876306745170938" calcext:value-type="float">
            <text:p>-0,8763067452</text:p>
          </table:table-cell>
        </table:table-row>
        <table:table-row table:style-name="ro1">
          <table:table-cell table:number-columns-repeated="5"/>
          <table:table-cell table:formula="of:=[.F1886]+3.14159265/50" office:value-type="float" office:value="118.375211052004" calcext:value-type="float">
            <text:p>118,375211052</text:p>
          </table:table-cell>
          <table:table-cell table:formula="of:=COS([.F1887])" office:value-type="float" office:value="0.535826680775783" calcext:value-type="float">
            <text:p>0,5358266808</text:p>
          </table:table-cell>
          <table:table-cell table:formula="of:=SIN([.F1887])" office:value-type="float" office:value="-0.844327997977567" calcext:value-type="float">
            <text:p>-0,844327998</text:p>
          </table:table-cell>
        </table:table-row>
        <table:table-row table:style-name="ro1">
          <table:table-cell table:number-columns-repeated="5"/>
          <table:table-cell table:formula="of:=[.F1887]+3.14159265/50" office:value-type="float" office:value="118.438042905004" calcext:value-type="float">
            <text:p>118,438042905</text:p>
          </table:table-cell>
          <table:table-cell table:formula="of:=COS([.F1888])" office:value-type="float" office:value="0.587785142807312" calcext:value-type="float">
            <text:p>0,5877851428</text:p>
          </table:table-cell>
          <table:table-cell table:formula="of:=SIN([.F1888])" office:value-type="float" office:value="-0.809017073920562" calcext:value-type="float">
            <text:p>-0,8090170739</text:p>
          </table:table-cell>
        </table:table-row>
        <table:table-row table:style-name="ro1">
          <table:table-cell table:number-columns-repeated="5"/>
          <table:table-cell table:formula="of:=[.F1888]+3.14159265/50" office:value-type="float" office:value="118.500874758004" calcext:value-type="float">
            <text:p>118,500874758</text:p>
          </table:table-cell>
          <table:table-cell table:formula="of:=COS([.F1889])" office:value-type="float" office:value="0.637423885418968" calcext:value-type="float">
            <text:p>0,6374238854</text:p>
          </table:table-cell>
          <table:table-cell table:formula="of:=SIN([.F1889])" office:value-type="float" office:value="-0.770513329084829" calcext:value-type="float">
            <text:p>-0,7705133291</text:p>
          </table:table-cell>
        </table:table-row>
        <table:table-row table:style-name="ro1">
          <table:table-cell table:number-columns-repeated="5"/>
          <table:table-cell table:formula="of:=[.F1889]+3.14159265/50" office:value-type="float" office:value="118.563706611004" calcext:value-type="float">
            <text:p>118,563706611</text:p>
          </table:table-cell>
          <table:table-cell table:formula="of:=COS([.F1890])" office:value-type="float" office:value="0.684547007171894" calcext:value-type="float">
            <text:p>0,6845470072</text:p>
          </table:table-cell>
          <table:table-cell table:formula="of:=SIN([.F1890])" office:value-type="float" office:value="-0.728968720160202" calcext:value-type="float">
            <text:p>-0,7289687202</text:p>
          </table:table-cell>
        </table:table-row>
        <table:table-row table:style-name="ro1">
          <table:table-cell table:number-columns-repeated="5"/>
          <table:table-cell table:formula="of:=[.F1890]+3.14159265/50" office:value-type="float" office:value="118.626538464004" calcext:value-type="float">
            <text:p>118,626538464</text:p>
          </table:table-cell>
          <table:table-cell table:formula="of:=COS([.F1891])" office:value-type="float" office:value="0.728968534633464" calcext:value-type="float">
            <text:p>0,7289685346</text:p>
          </table:table-cell>
          <table:table-cell table:formula="of:=SIN([.F1891])" office:value-type="float" office:value="-0.684547204737803" calcext:value-type="float">
            <text:p>-0,6845472047</text:p>
          </table:table-cell>
        </table:table-row>
        <table:table-row table:style-name="ro1">
          <table:table-cell table:number-columns-repeated="5"/>
          <table:table-cell table:formula="of:=[.F1891]+3.14159265/50" office:value-type="float" office:value="118.689370317004" calcext:value-type="float">
            <text:p>118,689370317</text:p>
          </table:table-cell>
          <table:table-cell table:formula="of:=COS([.F1892])" office:value-type="float" office:value="0.770513156329453" calcext:value-type="float">
            <text:p>0,7705131563</text:p>
          </table:table-cell>
          <table:table-cell table:formula="of:=SIN([.F1892])" office:value-type="float" office:value="-0.637424094244345" calcext:value-type="float">
            <text:p>-0,6374240942</text:p>
          </table:table-cell>
        </table:table-row>
        <table:table-row table:style-name="ro1">
          <table:table-cell table:number-columns-repeated="5"/>
          <table:table-cell table:formula="of:=[.F1892]+3.14159265/50" office:value-type="float" office:value="118.752202170004" calcext:value-type="float">
            <text:p>118,75220217</text:p>
          </table:table-cell>
          <table:table-cell table:formula="of:=COS([.F1893])" office:value-type="float" office:value="0.809016914618332" calcext:value-type="float">
            <text:p>0,8090169146</text:p>
          </table:table-cell>
          <table:table-cell table:formula="of:=SIN([.F1893])" office:value-type="float" office:value="-0.58778536206802" calcext:value-type="float">
            <text:p>-0,5877853621</text:p>
          </table:table-cell>
        </table:table-row>
        <table:table-row table:style-name="ro1">
          <table:table-cell table:number-columns-repeated="5"/>
          <table:table-cell table:formula="of:=[.F1893]+3.14159265/50" office:value-type="float" office:value="118.815034023004" calcext:value-type="float">
            <text:p>118,815034023</text:p>
          </table:table-cell>
          <table:table-cell table:formula="of:=COS([.F1894])" office:value-type="float" office:value="0.844327852757178" calcext:value-type="float">
            <text:p>0,8443278528</text:p>
          </table:table-cell>
          <table:table-cell table:formula="of:=SIN([.F1894])" office:value-type="float" office:value="-0.5358269096065" calcext:value-type="float">
            <text:p>-0,5358269096</text:p>
          </table:table-cell>
        </table:table-row>
        <table:table-row table:style-name="ro1">
          <table:table-cell table:number-columns-repeated="5"/>
          <table:table-cell table:formula="of:=[.F1894]+3.14159265/50" office:value-type="float" office:value="118.877865876004" calcext:value-type="float">
            <text:p>118,877865876</text:p>
          </table:table-cell>
          <table:table-cell table:formula="of:=COS([.F1895])" office:value-type="float" office:value="0.876306614605507" calcext:value-type="float">
            <text:p>0,8763066146</text:p>
          </table:table-cell>
          <table:table-cell table:formula="of:=SIN([.F1895])" office:value-type="float" office:value="-0.481753793133624" calcext:value-type="float">
            <text:p>-0,4817537931</text:p>
          </table:table-cell>
        </table:table-row>
        <table:table-row table:style-name="ro1">
          <table:table-cell table:number-columns-repeated="5"/>
          <table:table-cell table:formula="of:=[.F1895]+3.14159265/50" office:value-type="float" office:value="118.940697729004" calcext:value-type="float">
            <text:p>118,940697729</text:p>
          </table:table-cell>
          <table:table-cell table:formula="of:=COS([.F1896])" office:value-type="float" office:value="0.9048269946003" calcext:value-type="float">
            <text:p>0,9048269946</text:p>
          </table:table-cell>
          <table:table-cell table:formula="of:=SIN([.F1896])" office:value-type="float" office:value="-0.425779414535965" calcext:value-type="float">
            <text:p>-0,4257794145</text:p>
          </table:table-cell>
        </table:table-row>
        <table:table-row table:style-name="ro1">
          <table:table-cell table:number-columns-repeated="5"/>
          <table:table-cell table:formula="of:=[.F1896]+3.14159265/50" office:value-type="float" office:value="119.003529582004" calcext:value-type="float">
            <text:p>119,003529582</text:p>
          </table:table-cell>
          <table:table-cell table:formula="of:=COS([.F1897])" office:value-type="float" office:value="0.929776435831695" calcext:value-type="float">
            <text:p>0,9297764358</text:p>
          </table:table-cell>
          <table:table-cell table:formula="of:=SIN([.F1897])" office:value-type="float" office:value="-0.368124679113083" calcext:value-type="float">
            <text:p>-0,3681246791</text:p>
          </table:table-cell>
        </table:table-row>
        <table:table-row table:style-name="ro1">
          <table:table-cell table:number-columns-repeated="5"/>
          <table:table-cell table:formula="of:=[.F1897]+3.14159265/50" office:value-type="float" office:value="119.066361435004" calcext:value-type="float">
            <text:p>119,066361435</text:p>
          </table:table-cell>
          <table:table-cell table:formula="of:=COS([.F1898])" office:value-type="float" office:value="0.951056474253693" calcext:value-type="float">
            <text:p>0,9510564743</text:p>
          </table:table-cell>
          <table:table-cell table:formula="of:=SIN([.F1898])" office:value-type="float" office:value="-0.309017123765228" calcext:value-type="float">
            <text:p>-0,3090171238</text:p>
          </table:table-cell>
        </table:table-row>
        <table:table-row table:style-name="ro1">
          <table:table-cell table:number-columns-repeated="5"/>
          <table:table-cell table:formula="of:=[.F1898]+3.14159265/50" office:value-type="float" office:value="119.129193288004" calcext:value-type="float">
            <text:p>119,129193288</text:p>
          </table:table-cell>
          <table:table-cell table:formula="of:=COS([.F1899])" office:value-type="float" office:value="0.968583127276759" calcext:value-type="float">
            <text:p>0,9685831273</text:p>
          </table:table-cell>
          <table:table-cell table:formula="of:=SIN([.F1899])" office:value-type="float" office:value="-0.248690019009153" calcext:value-type="float">
            <text:p>-0,248690019</text:p>
          </table:table-cell>
        </table:table-row>
        <table:table-row table:style-name="ro1">
          <table:table-cell table:number-columns-repeated="5"/>
          <table:table-cell table:formula="of:=[.F1899]+3.14159265/50" office:value-type="float" office:value="119.192025141004" calcext:value-type="float">
            <text:p>119,192025141</text:p>
          </table:table-cell>
          <table:table-cell table:formula="of:=COS([.F1900])" office:value-type="float" office:value="0.982287225208736" calcext:value-type="float">
            <text:p>0,9822872252</text:p>
          </table:table-cell>
          <table:table-cell table:formula="of:=SIN([.F1900])" office:value-type="float" office:value="-0.187381448365953" calcext:value-type="float">
            <text:p>-0,1873814484</text:p>
          </table:table-cell>
        </table:table-row>
        <table:table-row table:style-name="ro1">
          <table:table-cell table:number-columns-repeated="5"/>
          <table:table-cell table:formula="of:=[.F1900]+3.14159265/50" office:value-type="float" office:value="119.254856994004" calcext:value-type="float">
            <text:p>119,254856994</text:p>
          </table:table-cell>
          <table:table-cell table:formula="of:=COS([.F1901])" office:value-type="float" office:value="0.992114684236015" calcext:value-type="float">
            <text:p>0,9921146842</text:p>
          </table:table-cell>
          <table:table-cell table:formula="of:=SIN([.F1901])" office:value-type="float" office:value="-0.125333368754183" calcext:value-type="float">
            <text:p>-0,1253333688</text:p>
          </table:table-cell>
        </table:table-row>
        <table:table-row table:style-name="ro1">
          <table:table-cell table:number-columns-repeated="5"/>
          <table:table-cell table:formula="of:=[.F1901]+3.14159265/50" office:value-type="float" office:value="119.317688847004" calcext:value-type="float">
            <text:p>119,317688847</text:p>
          </table:table-cell>
          <table:table-cell table:formula="of:=COS([.F1902])" office:value-type="float" office:value="0.998026719867644" calcext:value-type="float">
            <text:p>0,9980267199</text:p>
          </table:table-cell>
          <table:table-cell table:formula="of:=SIN([.F1902])" office:value-type="float" office:value="-0.0627906555964401" calcext:value-type="float">
            <text:p>-0,0627906556</text:p>
          </table:table-cell>
        </table:table-row>
        <table:table-row table:style-name="ro1">
          <table:table-cell table:number-columns-repeated="5"/>
          <table:table-cell table:formula="of:=[.F1902]+3.14159265/50" office:value-type="float" office:value="119.380520700004" calcext:value-type="float">
            <text:p>119,3805207</text:p>
          </table:table-cell>
          <table:table-cell table:formula="of:=COS([.F1903])" office:value-type="float" office:value="0.999999999999991" calcext:value-type="float">
            <text:p>1</text:p>
          </table:table-cell>
          <table:table-cell table:formula="of:=SIN([.F1903])" office:value-type="float" office:value="-0.000000136407945596375" calcext:value-type="float">
            <text:p>-1,36407945596375E-007</text:p>
          </table:table-cell>
        </table:table-row>
        <table:table-row table:style-name="ro1">
          <table:table-cell table:number-columns-repeated="5"/>
          <table:table-cell table:formula="of:=[.F1903]+3.14159265/50" office:value-type="float" office:value="119.443352553004" calcext:value-type="float">
            <text:p>119,443352553</text:p>
          </table:table-cell>
          <table:table-cell table:formula="of:=COS([.F1904])" office:value-type="float" office:value="0.998026736997896" calcext:value-type="float">
            <text:p>0,998026737</text:p>
          </table:table-cell>
          <table:table-cell table:formula="of:=SIN([.F1904])" office:value-type="float" office:value="0.0627903833188887" calcext:value-type="float">
            <text:p>0,0627903833</text:p>
          </table:table-cell>
        </table:table-row>
        <table:table-row table:style-name="ro1">
          <table:table-cell table:number-columns-repeated="5"/>
          <table:table-cell table:formula="of:=[.F1904]+3.14159265/50" office:value-type="float" office:value="119.506184406004" calcext:value-type="float">
            <text:p>119,506184406</text:p>
          </table:table-cell>
          <table:table-cell table:formula="of:=COS([.F1905])" office:value-type="float" office:value="0.992114718428913" calcext:value-type="float">
            <text:p>0,9921147184</text:p>
          </table:table-cell>
          <table:table-cell table:formula="of:=SIN([.F1905])" office:value-type="float" office:value="0.125333098089527" calcext:value-type="float">
            <text:p>0,1253330981</text:p>
          </table:table-cell>
        </table:table-row>
        <table:table-row table:style-name="ro1">
          <table:table-cell table:number-columns-repeated="5"/>
          <table:table-cell table:formula="of:=[.F1905]+3.14159265/50" office:value-type="float" office:value="119.569016259004" calcext:value-type="float">
            <text:p>119,569016259</text:p>
          </table:table-cell>
          <table:table-cell table:formula="of:=COS([.F1906])" office:value-type="float" office:value="0.982287276329336" calcext:value-type="float">
            <text:p>0,9822872763</text:p>
          </table:table-cell>
          <table:table-cell table:formula="of:=SIN([.F1906])" office:value-type="float" office:value="0.187381180382382" calcext:value-type="float">
            <text:p>0,1873811804</text:p>
          </table:table-cell>
        </table:table-row>
        <table:table-row table:style-name="ro1">
          <table:table-cell table:number-columns-repeated="5"/>
          <table:table-cell table:formula="of:=[.F1906]+3.14159265/50" office:value-type="float" office:value="119.631848112004" calcext:value-type="float">
            <text:p>119,631848112</text:p>
          </table:table-cell>
          <table:table-cell table:formula="of:=COS([.F1907])" office:value-type="float" office:value="0.968583195123312" calcext:value-type="float">
            <text:p>0,9685831951</text:p>
          </table:table-cell>
          <table:table-cell table:formula="of:=SIN([.F1907])" office:value-type="float" office:value="0.248689754764275" calcext:value-type="float">
            <text:p>0,2486897548</text:p>
          </table:table-cell>
        </table:table-row>
        <table:table-row table:style-name="ro1">
          <table:table-cell table:number-columns-repeated="5"/>
          <table:table-cell table:formula="of:=[.F1907]+3.14159265/50" office:value-type="float" office:value="119.694679965004" calcext:value-type="float">
            <text:p>119,694679965</text:p>
          </table:table-cell>
          <table:table-cell table:formula="of:=COS([.F1908])" office:value-type="float" office:value="0.95105655855844" calcext:value-type="float">
            <text:p>0,9510565586</text:p>
          </table:table-cell>
          <table:table-cell table:formula="of:=SIN([.F1908])" office:value-type="float" office:value="0.309016864301897" calcext:value-type="float">
            <text:p>0,3090168643</text:p>
          </table:table-cell>
        </table:table-row>
        <table:table-row table:style-name="ro1">
          <table:table-cell table:number-columns-repeated="5"/>
          <table:table-cell table:formula="of:=[.F1908]+3.14159265/50" office:value-type="float" office:value="119.757511818004" calcext:value-type="float">
            <text:p>119,757511818</text:p>
          </table:table-cell>
          <table:table-cell table:formula="of:=COS([.F1909])" office:value-type="float" office:value="0.929776536261923" calcext:value-type="float">
            <text:p>0,9297765363</text:p>
          </table:table-cell>
          <table:table-cell table:formula="of:=SIN([.F1909])" office:value-type="float" office:value="0.368124425455282" calcext:value-type="float">
            <text:p>0,3681244255</text:p>
          </table:table-cell>
        </table:table-row>
        <table:table-row table:style-name="ro1">
          <table:table-cell table:number-columns-repeated="5"/>
          <table:table-cell table:formula="of:=[.F1909]+3.14159265/50" office:value-type="float" office:value="119.820343671004" calcext:value-type="float">
            <text:p>119,820343671</text:p>
          </table:table-cell>
          <table:table-cell table:formula="of:=COS([.F1910])" office:value-type="float" office:value="0.904827110759656" calcext:value-type="float">
            <text:p>0,9048271108</text:p>
          </table:table-cell>
          <table:table-cell table:formula="of:=SIN([.F1910])" office:value-type="float" office:value="0.425779167684766" calcext:value-type="float">
            <text:p>0,4257791677</text:p>
          </table:table-cell>
        </table:table-row>
        <table:table-row table:style-name="ro1">
          <table:table-cell table:number-columns-repeated="5"/>
          <table:table-cell table:formula="of:=[.F1910]+3.14159265/50" office:value-type="float" office:value="119.883175524004" calcext:value-type="float">
            <text:p>119,883175524</text:p>
          </table:table-cell>
          <table:table-cell table:formula="of:=COS([.F1911])" office:value-type="float" office:value="0.876306746035565" calcext:value-type="float">
            <text:p>0,876306746</text:p>
          </table:table-cell>
          <table:table-cell table:formula="of:=SIN([.F1911])" office:value-type="float" office:value="0.481753554063236" calcext:value-type="float">
            <text:p>0,4817535541</text:p>
          </table:table-cell>
        </table:table-row>
        <table:table-row table:style-name="ro1">
          <table:table-cell table:number-columns-repeated="5"/>
          <table:table-cell table:formula="of:=[.F1911]+3.14159265/50" office:value-type="float" office:value="119.946007377004" calcext:value-type="float">
            <text:p>119,946007377</text:p>
          </table:table-cell>
          <table:table-cell table:formula="of:=COS([.F1912])" office:value-type="float" office:value="0.844327998939243" calcext:value-type="float">
            <text:p>0,8443279989</text:p>
          </table:table-cell>
          <table:table-cell table:formula="of:=SIN([.F1912])" office:value-type="float" office:value="0.535826679260425" calcext:value-type="float">
            <text:p>0,5358266793</text:p>
          </table:table-cell>
        </table:table-row>
        <table:table-row table:style-name="ro1">
          <table:table-cell table:number-columns-repeated="5"/>
          <table:table-cell table:formula="of:=[.F1912]+3.14159265/50" office:value-type="float" office:value="120.008839230004" calcext:value-type="float">
            <text:p>120,00883923</text:p>
          </table:table-cell>
          <table:table-cell table:formula="of:=COS([.F1913])" office:value-type="float" office:value="0.80901707497549" calcext:value-type="float">
            <text:p>0,809017075</text:p>
          </table:table-cell>
          <table:table-cell table:formula="of:=SIN([.F1913])" office:value-type="float" office:value="0.587785141355328" calcext:value-type="float">
            <text:p>0,5877851414</text:p>
          </table:table-cell>
        </table:table-row>
        <table:table-row table:style-name="ro1">
          <table:table-cell table:number-columns-repeated="5"/>
          <table:table-cell table:formula="of:=[.F1913]+3.14159265/50" office:value-type="float" office:value="120.071671083004" calcext:value-type="float">
            <text:p>120,071671083</text:p>
          </table:table-cell>
          <table:table-cell table:formula="of:=COS([.F1914])" office:value-type="float" office:value="0.770513330228846" calcext:value-type="float">
            <text:p>0,7705133302</text:p>
          </table:table-cell>
          <table:table-cell table:formula="of:=SIN([.F1914])" office:value-type="float" office:value="0.637423884036088" calcext:value-type="float">
            <text:p>0,637423884</text:p>
          </table:table-cell>
        </table:table-row>
        <table:table-row table:style-name="ro1">
          <table:table-cell table:number-columns-repeated="5"/>
          <table:table-cell table:formula="of:=[.F1914]+3.14159265/50" office:value-type="float" office:value="120.134502936004" calcext:value-type="float">
            <text:p>120,134502936</text:p>
          </table:table-cell>
          <table:table-cell table:formula="of:=COS([.F1915])" office:value-type="float" office:value="0.728968721388793" calcext:value-type="float">
            <text:p>0,7289687214</text:p>
          </table:table-cell>
          <table:table-cell table:formula="of:=SIN([.F1915])" office:value-type="float" office:value="0.684547005863577" calcext:value-type="float">
            <text:p>0,6845470059</text:p>
          </table:table-cell>
        </table:table-row>
        <table:table-row table:style-name="ro1">
          <table:table-cell table:number-columns-repeated="5"/>
          <table:table-cell table:formula="of:=[.F1915]+3.14159265/50" office:value-type="float" office:value="120.197334789004" calcext:value-type="float">
            <text:p>120,197334789</text:p>
          </table:table-cell>
          <table:table-cell table:formula="of:=COS([.F1916])" office:value-type="float" office:value="0.68454720604612" calcext:value-type="float">
            <text:p>0,684547206</text:p>
          </table:table-cell>
          <table:table-cell table:formula="of:=SIN([.F1916])" office:value-type="float" office:value="0.728968533404873" calcext:value-type="float">
            <text:p>0,7289685334</text:p>
          </table:table-cell>
        </table:table-row>
        <table:table-row table:style-name="ro1">
          <table:table-cell table:number-columns-repeated="5"/>
          <table:table-cell table:formula="of:=[.F1916]+3.14159265/50" office:value-type="float" office:value="120.260166642004" calcext:value-type="float">
            <text:p>120,260166642</text:p>
          </table:table-cell>
          <table:table-cell table:formula="of:=COS([.F1917])" office:value-type="float" office:value="0.637424095627225" calcext:value-type="float">
            <text:p>0,6374240956</text:p>
          </table:table-cell>
          <table:table-cell table:formula="of:=SIN([.F1917])" office:value-type="float" office:value="0.770513155185435" calcext:value-type="float">
            <text:p>0,7705131552</text:p>
          </table:table-cell>
        </table:table-row>
        <table:table-row table:style-name="ro1">
          <table:table-cell table:number-columns-repeated="5"/>
          <table:table-cell table:formula="of:=[.F1917]+3.14159265/50" office:value-type="float" office:value="120.322998495004" calcext:value-type="float">
            <text:p>120,322998495</text:p>
          </table:table-cell>
          <table:table-cell table:formula="of:=COS([.F1918])" office:value-type="float" office:value="0.587785363520004" calcext:value-type="float">
            <text:p>0,5877853635</text:p>
          </table:table-cell>
          <table:table-cell table:formula="of:=SIN([.F1918])" office:value-type="float" office:value="0.809016913563404" calcext:value-type="float">
            <text:p>0,8090169136</text:p>
          </table:table-cell>
        </table:table-row>
        <table:table-row table:style-name="ro1">
          <table:table-cell table:number-columns-repeated="5"/>
          <table:table-cell table:formula="of:=[.F1918]+3.14159265/50" office:value-type="float" office:value="120.385830348004" calcext:value-type="float">
            <text:p>120,385830348</text:p>
          </table:table-cell>
          <table:table-cell table:formula="of:=COS([.F1919])" office:value-type="float" office:value="0.535826911121859" calcext:value-type="float">
            <text:p>0,5358269111</text:p>
          </table:table-cell>
          <table:table-cell table:formula="of:=SIN([.F1919])" office:value-type="float" office:value="0.844327851795502" calcext:value-type="float">
            <text:p>0,8443278518</text:p>
          </table:table-cell>
        </table:table-row>
        <table:table-row table:style-name="ro1">
          <table:table-cell table:number-columns-repeated="5"/>
          <table:table-cell table:formula="of:=[.F1919]+3.14159265/50" office:value-type="float" office:value="120.448662201004" calcext:value-type="float">
            <text:p>120,448662201</text:p>
          </table:table-cell>
          <table:table-cell table:formula="of:=COS([.F1920])" office:value-type="float" office:value="0.481753794706376" calcext:value-type="float">
            <text:p>0,4817537947</text:p>
          </table:table-cell>
          <table:table-cell table:formula="of:=SIN([.F1920])" office:value-type="float" office:value="0.876306613740879" calcext:value-type="float">
            <text:p>0,8763066137</text:p>
          </table:table-cell>
        </table:table-row>
        <table:table-row table:style-name="ro1">
          <table:table-cell table:number-columns-repeated="5"/>
          <table:table-cell table:formula="of:=[.F1920]+3.14159265/50" office:value-type="float" office:value="120.511494054004" calcext:value-type="float">
            <text:p>120,511494054</text:p>
          </table:table-cell>
          <table:table-cell table:formula="of:=COS([.F1921])" office:value-type="float" office:value="0.425779416159904" calcext:value-type="float">
            <text:p>0,4257794162</text:p>
          </table:table-cell>
          <table:table-cell table:formula="of:=SIN([.F1921])" office:value-type="float" office:value="0.904826993836132" calcext:value-type="float">
            <text:p>0,9048269938</text:p>
          </table:table-cell>
        </table:table-row>
        <table:table-row table:style-name="ro1">
          <table:table-cell table:number-columns-repeated="5"/>
          <table:table-cell table:formula="of:=[.F1921]+3.14159265/50" office:value-type="float" office:value="120.574325907004" calcext:value-type="float">
            <text:p>120,574325907</text:p>
          </table:table-cell>
          <table:table-cell table:formula="of:=COS([.F1922])" office:value-type="float" office:value="0.3681246807818" calcext:value-type="float">
            <text:p>0,3681246808</text:p>
          </table:table-cell>
          <table:table-cell table:formula="of:=SIN([.F1922])" office:value-type="float" office:value="0.929776435171003" calcext:value-type="float">
            <text:p>0,9297764352</text:p>
          </table:table-cell>
        </table:table-row>
        <table:table-row table:style-name="ro1">
          <table:table-cell table:number-columns-repeated="5"/>
          <table:table-cell table:formula="of:=[.F1922]+3.14159265/50" office:value-type="float" office:value="120.637157760004" calcext:value-type="float">
            <text:p>120,63715776</text:p>
          </table:table-cell>
          <table:table-cell table:formula="of:=COS([.F1923])" office:value-type="float" office:value="0.309017125472138" calcext:value-type="float">
            <text:p>0,3090171255</text:p>
          </table:table-cell>
          <table:table-cell table:formula="of:=SIN([.F1923])" office:value-type="float" office:value="0.951056473699084" calcext:value-type="float">
            <text:p>0,9510564737</text:p>
          </table:table-cell>
        </table:table-row>
        <table:table-row table:style-name="ro1">
          <table:table-cell table:number-columns-repeated="5"/>
          <table:table-cell table:formula="of:=[.F1923]+3.14159265/50" office:value-type="float" office:value="120.699989613004" calcext:value-type="float">
            <text:p>120,699989613</text:p>
          </table:table-cell>
          <table:table-cell table:formula="of:=COS([.F1924])" office:value-type="float" office:value="0.248690020747519" calcext:value-type="float">
            <text:p>0,2486900207</text:p>
          </table:table-cell>
          <table:table-cell table:formula="of:=SIN([.F1924])" office:value-type="float" office:value="0.968583126830423" calcext:value-type="float">
            <text:p>0,9685831268</text:p>
          </table:table-cell>
        </table:table-row>
        <table:table-row table:style-name="ro1">
          <table:table-cell table:number-columns-repeated="5"/>
          <table:table-cell table:formula="of:=[.F1924]+3.14159265/50" office:value-type="float" office:value="120.762821466004" calcext:value-type="float">
            <text:p>120,762821466</text:p>
          </table:table-cell>
          <table:table-cell table:formula="of:=COS([.F1925])" office:value-type="float" office:value="0.187381450128914" calcext:value-type="float">
            <text:p>0,1873814501</text:p>
          </table:table-cell>
          <table:table-cell table:formula="of:=SIN([.F1925])" office:value-type="float" office:value="0.982287224872433" calcext:value-type="float">
            <text:p>0,9822872249</text:p>
          </table:table-cell>
        </table:table-row>
        <table:table-row table:style-name="ro1">
          <table:table-cell table:number-columns-repeated="5"/>
          <table:table-cell table:formula="of:=[.F1925]+3.14159265/50" office:value-type="float" office:value="120.825653319004" calcext:value-type="float">
            <text:p>120,825653319</text:p>
          </table:table-cell>
          <table:table-cell table:formula="of:=COS([.F1926])" office:value-type="float" office:value="0.125333370534782" calcext:value-type="float">
            <text:p>0,1253333705</text:p>
          </table:table-cell>
          <table:table-cell table:formula="of:=SIN([.F1926])" office:value-type="float" office:value="0.992114684011073" calcext:value-type="float">
            <text:p>0,992114684</text:p>
          </table:table-cell>
        </table:table-row>
        <table:table-row table:style-name="ro1">
          <table:table-cell table:number-columns-repeated="5"/>
          <table:table-cell table:formula="of:=[.F1926]+3.14159265/50" office:value-type="float" office:value="120.888485172004" calcext:value-type="float">
            <text:p>120,888485172</text:p>
          </table:table-cell>
          <table:table-cell table:formula="of:=COS([.F1927])" office:value-type="float" office:value="0.0627906573876496" calcext:value-type="float">
            <text:p>0,0627906574</text:p>
          </table:table-cell>
          <table:table-cell table:formula="of:=SIN([.F1927])" office:value-type="float" office:value="0.998026719754951" calcext:value-type="float">
            <text:p>0,9980267198</text:p>
          </table:table-cell>
        </table:table-row>
        <table:table-row table:style-name="ro1">
          <table:table-cell table:number-columns-repeated="5"/>
          <table:table-cell table:formula="of:=[.F1927]+3.14159265/50" office:value-type="float" office:value="120.951317025004" calcext:value-type="float">
            <text:p>120,951317025</text:p>
          </table:table-cell>
          <table:table-cell table:formula="of:=COS([.F1928])" office:value-type="float" office:value="0.00000013820269667208" calcext:value-type="float">
            <text:p>1,3820269667208E-007</text:p>
          </table:table-cell>
          <table:table-cell table:formula="of:=SIN([.F1928])" office:value-type="float" office:value="0.99999999999999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1928]+3.14159265/50" office:value-type="float" office:value="121.014148878004" calcext:value-type="float">
            <text:p>121,014148878</text:p>
          </table:table-cell>
          <table:table-cell table:formula="of:=COS([.F1929])" office:value-type="float" office:value="-0.0627903815276792" calcext:value-type="float">
            <text:p>-0,0627903815</text:p>
          </table:table-cell>
          <table:table-cell table:formula="of:=SIN([.F1929])" office:value-type="float" office:value="0.998026737110589" calcext:value-type="float">
            <text:p>0,9980267371</text:p>
          </table:table-cell>
        </table:table-row>
        <table:table-row table:style-name="ro1">
          <table:table-cell table:number-columns-repeated="5"/>
          <table:table-cell table:formula="of:=[.F1929]+3.14159265/50" office:value-type="float" office:value="121.076980731004" calcext:value-type="float">
            <text:p>121,076980731</text:p>
          </table:table-cell>
          <table:table-cell table:formula="of:=COS([.F1930])" office:value-type="float" office:value="-0.125333096308928" calcext:value-type="float">
            <text:p>-0,1253330963</text:p>
          </table:table-cell>
          <table:table-cell table:formula="of:=SIN([.F1930])" office:value-type="float" office:value="0.992114718653855" calcext:value-type="float">
            <text:p>0,9921147187</text:p>
          </table:table-cell>
        </table:table-row>
        <table:table-row table:style-name="ro1">
          <table:table-cell table:number-columns-repeated="5"/>
          <table:table-cell table:formula="of:=[.F1930]+3.14159265/50" office:value-type="float" office:value="121.139812584004" calcext:value-type="float">
            <text:p>121,139812584</text:p>
          </table:table-cell>
          <table:table-cell table:formula="of:=COS([.F1931])" office:value-type="float" office:value="-0.187381178619421" calcext:value-type="float">
            <text:p>-0,1873811786</text:p>
          </table:table-cell>
          <table:table-cell table:formula="of:=SIN([.F1931])" office:value-type="float" office:value="0.982287276665639" calcext:value-type="float">
            <text:p>0,9822872767</text:p>
          </table:table-cell>
        </table:table-row>
        <table:table-row table:style-name="ro1">
          <table:table-cell table:number-columns-repeated="5"/>
          <table:table-cell table:formula="of:=[.F1931]+3.14159265/50" office:value-type="float" office:value="121.202644437004" calcext:value-type="float">
            <text:p>121,202644437</text:p>
          </table:table-cell>
          <table:table-cell table:formula="of:=COS([.F1932])" office:value-type="float" office:value="-0.248689753025909" calcext:value-type="float">
            <text:p>-0,248689753</text:p>
          </table:table-cell>
          <table:table-cell table:formula="of:=SIN([.F1932])" office:value-type="float" office:value="0.968583195569649" calcext:value-type="float">
            <text:p>0,9685831956</text:p>
          </table:table-cell>
        </table:table-row>
        <table:table-row table:style-name="ro1">
          <table:table-cell table:number-columns-repeated="5"/>
          <table:table-cell table:formula="of:=[.F1932]+3.14159265/50" office:value-type="float" office:value="121.265476290004" calcext:value-type="float">
            <text:p>121,26547629</text:p>
          </table:table-cell>
          <table:table-cell table:formula="of:=COS([.F1933])" office:value-type="float" office:value="-0.309016862594987" calcext:value-type="float">
            <text:p>-0,3090168626</text:p>
          </table:table-cell>
          <table:table-cell table:formula="of:=SIN([.F1933])" office:value-type="float" office:value="0.951056559113048" calcext:value-type="float">
            <text:p>0,9510565591</text:p>
          </table:table-cell>
        </table:table-row>
        <table:table-row table:style-name="ro1">
          <table:table-cell table:number-columns-repeated="5"/>
          <table:table-cell table:formula="of:=[.F1933]+3.14159265/50" office:value-type="float" office:value="121.328308143004" calcext:value-type="float">
            <text:p>121,328308143</text:p>
          </table:table-cell>
          <table:table-cell table:formula="of:=COS([.F1934])" office:value-type="float" office:value="-0.368124423786565" calcext:value-type="float">
            <text:p>-0,3681244238</text:p>
          </table:table-cell>
          <table:table-cell table:formula="of:=SIN([.F1934])" office:value-type="float" office:value="0.929776536922614" calcext:value-type="float">
            <text:p>0,9297765369</text:p>
          </table:table-cell>
        </table:table-row>
        <table:table-row table:style-name="ro1">
          <table:table-cell table:number-columns-repeated="5"/>
          <table:table-cell table:formula="of:=[.F1934]+3.14159265/50" office:value-type="float" office:value="121.391139996004" calcext:value-type="float">
            <text:p>121,391139996</text:p>
          </table:table-cell>
          <table:table-cell table:formula="of:=COS([.F1935])" office:value-type="float" office:value="-0.425779166060827" calcext:value-type="float">
            <text:p>-0,4257791661</text:p>
          </table:table-cell>
          <table:table-cell table:formula="of:=SIN([.F1935])" office:value-type="float" office:value="0.904827111523824" calcext:value-type="float">
            <text:p>0,9048271115</text:p>
          </table:table-cell>
        </table:table-row>
        <table:table-row table:style-name="ro1">
          <table:table-cell table:number-columns-repeated="5"/>
          <table:table-cell table:formula="of:=[.F1935]+3.14159265/50" office:value-type="float" office:value="121.453971849004" calcext:value-type="float">
            <text:p>121,453971849</text:p>
          </table:table-cell>
          <table:table-cell table:formula="of:=COS([.F1936])" office:value-type="float" office:value="-0.481753552490484" calcext:value-type="float">
            <text:p>-0,4817535525</text:p>
          </table:table-cell>
          <table:table-cell table:formula="of:=SIN([.F1936])" office:value-type="float" office:value="0.876306746900193" calcext:value-type="float">
            <text:p>0,8763067469</text:p>
          </table:table-cell>
        </table:table-row>
        <table:table-row table:style-name="ro1">
          <table:table-cell table:number-columns-repeated="5"/>
          <table:table-cell table:formula="of:=[.F1936]+3.14159265/50" office:value-type="float" office:value="121.516803702004" calcext:value-type="float">
            <text:p>121,516803702</text:p>
          </table:table-cell>
          <table:table-cell table:formula="of:=COS([.F1937])" office:value-type="float" office:value="-0.535826677745066" calcext:value-type="float">
            <text:p>-0,5358266777</text:p>
          </table:table-cell>
          <table:table-cell table:formula="of:=SIN([.F1937])" office:value-type="float" office:value="0.844327999900918" calcext:value-type="float">
            <text:p>0,8443279999</text:p>
          </table:table-cell>
        </table:table-row>
        <table:table-row table:style-name="ro1">
          <table:table-cell table:number-columns-repeated="5"/>
          <table:table-cell table:formula="of:=[.F1937]+3.14159265/50" office:value-type="float" office:value="121.579635555004" calcext:value-type="float">
            <text:p>121,579635555</text:p>
          </table:table-cell>
          <table:table-cell table:formula="of:=COS([.F1938])" office:value-type="float" office:value="-0.587785139903344" calcext:value-type="float">
            <text:p>-0,5877851399</text:p>
          </table:table-cell>
          <table:table-cell table:formula="of:=SIN([.F1938])" office:value-type="float" office:value="0.809017076030418" calcext:value-type="float">
            <text:p>0,809017076</text:p>
          </table:table-cell>
        </table:table-row>
        <table:table-row table:style-name="ro1">
          <table:table-cell table:number-columns-repeated="5"/>
          <table:table-cell table:formula="of:=[.F1938]+3.14159265/50" office:value-type="float" office:value="121.642467408004" calcext:value-type="float">
            <text:p>121,642467408</text:p>
          </table:table-cell>
          <table:table-cell table:formula="of:=COS([.F1939])" office:value-type="float" office:value="-0.637423882653209" calcext:value-type="float">
            <text:p>-0,6374238827</text:p>
          </table:table-cell>
          <table:table-cell table:formula="of:=SIN([.F1939])" office:value-type="float" office:value="0.770513331372864" calcext:value-type="float">
            <text:p>0,7705133314</text:p>
          </table:table-cell>
        </table:table-row>
        <table:table-row table:style-name="ro1">
          <table:table-cell table:number-columns-repeated="5"/>
          <table:table-cell table:formula="of:=[.F1939]+3.14159265/50" office:value-type="float" office:value="121.705299261004" calcext:value-type="float">
            <text:p>121,705299261</text:p>
          </table:table-cell>
          <table:table-cell table:formula="of:=COS([.F1940])" office:value-type="float" office:value="-0.68454700455526" calcext:value-type="float">
            <text:p>-0,6845470046</text:p>
          </table:table-cell>
          <table:table-cell table:formula="of:=SIN([.F1940])" office:value-type="float" office:value="0.728968722617385" calcext:value-type="float">
            <text:p>0,7289687226</text:p>
          </table:table-cell>
        </table:table-row>
        <table:table-row table:style-name="ro1">
          <table:table-cell table:number-columns-repeated="5"/>
          <table:table-cell table:formula="of:=[.F1940]+3.14159265/50" office:value-type="float" office:value="121.768131114004" calcext:value-type="float">
            <text:p>121,768131114</text:p>
          </table:table-cell>
          <table:table-cell table:formula="of:=COS([.F1941])" office:value-type="float" office:value="-0.728968532176281" calcext:value-type="float">
            <text:p>-0,7289685322</text:p>
          </table:table-cell>
          <table:table-cell table:formula="of:=SIN([.F1941])" office:value-type="float" office:value="0.684547207354437" calcext:value-type="float">
            <text:p>0,6845472074</text:p>
          </table:table-cell>
        </table:table-row>
        <table:table-row table:style-name="ro1">
          <table:table-cell table:number-columns-repeated="5"/>
          <table:table-cell table:formula="of:=[.F1941]+3.14159265/50" office:value-type="float" office:value="121.830962967004" calcext:value-type="float">
            <text:p>121,830962967</text:p>
          </table:table-cell>
          <table:table-cell table:formula="of:=COS([.F1942])" office:value-type="float" office:value="-0.770513154041418" calcext:value-type="float">
            <text:p>-0,770513154</text:p>
          </table:table-cell>
          <table:table-cell table:formula="of:=SIN([.F1942])" office:value-type="float" office:value="0.637424097010104" calcext:value-type="float">
            <text:p>0,637424097</text:p>
          </table:table-cell>
        </table:table-row>
        <table:table-row table:style-name="ro1">
          <table:table-cell table:number-columns-repeated="5"/>
          <table:table-cell table:formula="of:=[.F1942]+3.14159265/50" office:value-type="float" office:value="121.893794820004" calcext:value-type="float">
            <text:p>121,89379482</text:p>
          </table:table-cell>
          <table:table-cell table:formula="of:=COS([.F1943])" office:value-type="float" office:value="-0.809016912508476" calcext:value-type="float">
            <text:p>-0,8090169125</text:p>
          </table:table-cell>
          <table:table-cell table:formula="of:=SIN([.F1943])" office:value-type="float" office:value="0.587785364971988" calcext:value-type="float">
            <text:p>0,587785365</text:p>
          </table:table-cell>
        </table:table-row>
        <table:table-row table:style-name="ro1">
          <table:table-cell table:number-columns-repeated="5"/>
          <table:table-cell table:formula="of:=[.F1943]+3.14159265/50" office:value-type="float" office:value="121.956626673004" calcext:value-type="float">
            <text:p>121,956626673</text:p>
          </table:table-cell>
          <table:table-cell table:formula="of:=COS([.F1944])" office:value-type="float" office:value="-0.844327850833826" calcext:value-type="float">
            <text:p>-0,8443278508</text:p>
          </table:table-cell>
          <table:table-cell table:formula="of:=SIN([.F1944])" office:value-type="float" office:value="0.535826912637217" calcext:value-type="float">
            <text:p>0,5358269126</text:p>
          </table:table-cell>
        </table:table-row>
        <table:table-row table:style-name="ro1">
          <table:table-cell table:number-columns-repeated="5"/>
          <table:table-cell table:formula="of:=[.F1944]+3.14159265/50" office:value-type="float" office:value="122.019458526004" calcext:value-type="float">
            <text:p>122,019458526</text:p>
          </table:table-cell>
          <table:table-cell table:formula="of:=COS([.F1945])" office:value-type="float" office:value="-0.876306612876251" calcext:value-type="float">
            <text:p>-0,8763066129</text:p>
          </table:table-cell>
          <table:table-cell table:formula="of:=SIN([.F1945])" office:value-type="float" office:value="0.481753796279128" calcext:value-type="float">
            <text:p>0,4817537963</text:p>
          </table:table-cell>
        </table:table-row>
        <table:table-row table:style-name="ro1">
          <table:table-cell table:number-columns-repeated="5"/>
          <table:table-cell table:formula="of:=[.F1945]+3.14159265/50" office:value-type="float" office:value="122.082290379004" calcext:value-type="float">
            <text:p>122,082290379</text:p>
          </table:table-cell>
          <table:table-cell table:formula="of:=COS([.F1946])" office:value-type="float" office:value="-0.904826993071964" calcext:value-type="float">
            <text:p>-0,9048269931</text:p>
          </table:table-cell>
          <table:table-cell table:formula="of:=SIN([.F1946])" office:value-type="float" office:value="0.425779417783843" calcext:value-type="float">
            <text:p>0,4257794178</text:p>
          </table:table-cell>
        </table:table-row>
        <table:table-row table:style-name="ro1">
          <table:table-cell table:number-columns-repeated="5"/>
          <table:table-cell table:formula="of:=[.F1946]+3.14159265/50" office:value-type="float" office:value="122.145122232004" calcext:value-type="float">
            <text:p>122,145122232</text:p>
          </table:table-cell>
          <table:table-cell table:formula="of:=COS([.F1947])" office:value-type="float" office:value="-0.92977643451031" calcext:value-type="float">
            <text:p>-0,9297764345</text:p>
          </table:table-cell>
          <table:table-cell table:formula="of:=SIN([.F1947])" office:value-type="float" office:value="0.368124682450517" calcext:value-type="float">
            <text:p>0,3681246825</text:p>
          </table:table-cell>
        </table:table-row>
        <table:table-row table:style-name="ro1">
          <table:table-cell table:number-columns-repeated="5"/>
          <table:table-cell table:formula="of:=[.F1947]+3.14159265/50" office:value-type="float" office:value="122.207954085004" calcext:value-type="float">
            <text:p>122,207954085</text:p>
          </table:table-cell>
          <table:table-cell table:formula="of:=COS([.F1948])" office:value-type="float" office:value="-0.951056473144475" calcext:value-type="float">
            <text:p>-0,9510564731</text:p>
          </table:table-cell>
          <table:table-cell table:formula="of:=SIN([.F1948])" office:value-type="float" office:value="0.309017127179047" calcext:value-type="float">
            <text:p>0,3090171272</text:p>
          </table:table-cell>
        </table:table-row>
        <table:table-row table:style-name="ro1">
          <table:table-cell table:number-columns-repeated="5"/>
          <table:table-cell table:formula="of:=[.F1948]+3.14159265/50" office:value-type="float" office:value="122.270785938004" calcext:value-type="float">
            <text:p>122,270785938</text:p>
          </table:table-cell>
          <table:table-cell table:formula="of:=COS([.F1949])" office:value-type="float" office:value="-0.968583126384086" calcext:value-type="float">
            <text:p>-0,9685831264</text:p>
          </table:table-cell>
          <table:table-cell table:formula="of:=SIN([.F1949])" office:value-type="float" office:value="0.248690022485884" calcext:value-type="float">
            <text:p>0,2486900225</text:p>
          </table:table-cell>
        </table:table-row>
        <table:table-row table:style-name="ro1">
          <table:table-cell table:number-columns-repeated="5"/>
          <table:table-cell table:formula="of:=[.F1949]+3.14159265/50" office:value-type="float" office:value="122.333617791004" calcext:value-type="float">
            <text:p>122,333617791</text:p>
          </table:table-cell>
          <table:table-cell table:formula="of:=COS([.F1950])" office:value-type="float" office:value="-0.98228722453613" calcext:value-type="float">
            <text:p>-0,9822872245</text:p>
          </table:table-cell>
          <table:table-cell table:formula="of:=SIN([.F1950])" office:value-type="float" office:value="0.187381451891876" calcext:value-type="float">
            <text:p>0,1873814519</text:p>
          </table:table-cell>
        </table:table-row>
        <table:table-row table:style-name="ro1">
          <table:table-cell table:number-columns-repeated="5"/>
          <table:table-cell table:formula="of:=[.F1950]+3.14159265/50" office:value-type="float" office:value="122.396449644004" calcext:value-type="float">
            <text:p>122,396449644</text:p>
          </table:table-cell>
          <table:table-cell table:formula="of:=COS([.F1951])" office:value-type="float" office:value="-0.992114683786131" calcext:value-type="float">
            <text:p>-0,9921146838</text:p>
          </table:table-cell>
          <table:table-cell table:formula="of:=SIN([.F1951])" office:value-type="float" office:value="0.125333372315381" calcext:value-type="float">
            <text:p>0,1253333723</text:p>
          </table:table-cell>
        </table:table-row>
        <table:table-row table:style-name="ro1">
          <table:table-cell table:number-columns-repeated="5"/>
          <table:table-cell table:formula="of:=[.F1951]+3.14159265/50" office:value-type="float" office:value="122.459281497005" calcext:value-type="float">
            <text:p>122,459281497</text:p>
          </table:table-cell>
          <table:table-cell table:formula="of:=COS([.F1952])" office:value-type="float" office:value="-0.998026719642257" calcext:value-type="float">
            <text:p>-0,9980267196</text:p>
          </table:table-cell>
          <table:table-cell table:formula="of:=SIN([.F1952])" office:value-type="float" office:value="0.0627906591788592" calcext:value-type="float">
            <text:p>0,0627906592</text:p>
          </table:table-cell>
        </table:table-row>
        <table:table-row table:style-name="ro1">
          <table:table-cell table:number-columns-repeated="5"/>
          <table:table-cell table:formula="of:=[.F1952]+3.14159265/50" office:value-type="float" office:value="122.522113350005" calcext:value-type="float">
            <text:p>122,52211335</text:p>
          </table:table-cell>
          <table:table-cell table:formula="of:=COS([.F1953])" office:value-type="float" office:value="-0.99999999999999" calcext:value-type="float">
            <text:p>-1</text:p>
          </table:table-cell>
          <table:table-cell table:formula="of:=SIN([.F1953])" office:value-type="float" office:value="0.000000139997447747784" calcext:value-type="float">
            <text:p>0,00000014</text:p>
          </table:table-cell>
        </table:table-row>
        <table:table-row table:style-name="ro1">
          <table:table-cell table:number-columns-repeated="5"/>
          <table:table-cell table:formula="of:=[.F1953]+3.14159265/50" office:value-type="float" office:value="122.584945203005" calcext:value-type="float">
            <text:p>122,584945203</text:p>
          </table:table-cell>
          <table:table-cell table:formula="of:=COS([.F1954])" office:value-type="float" office:value="-0.998026737223282" calcext:value-type="float">
            <text:p>-0,9980267372</text:p>
          </table:table-cell>
          <table:table-cell table:formula="of:=SIN([.F1954])" office:value-type="float" office:value="-0.0627903797364696" calcext:value-type="float">
            <text:p>-0,0627903797</text:p>
          </table:table-cell>
        </table:table-row>
        <table:table-row table:style-name="ro1">
          <table:table-cell table:number-columns-repeated="5"/>
          <table:table-cell table:formula="of:=[.F1954]+3.14159265/50" office:value-type="float" office:value="122.647777056005" calcext:value-type="float">
            <text:p>122,647777056</text:p>
          </table:table-cell>
          <table:table-cell table:formula="of:=COS([.F1955])" office:value-type="float" office:value="-0.992114718878796" calcext:value-type="float">
            <text:p>-0,9921147189</text:p>
          </table:table-cell>
          <table:table-cell table:formula="of:=SIN([.F1955])" office:value-type="float" office:value="-0.125333094528329" calcext:value-type="float">
            <text:p>-0,1253330945</text:p>
          </table:table-cell>
        </table:table-row>
        <table:table-row table:style-name="ro1">
          <table:table-cell table:number-columns-repeated="5"/>
          <table:table-cell table:formula="of:=[.F1955]+3.14159265/50" office:value-type="float" office:value="122.710608909005" calcext:value-type="float">
            <text:p>122,710608909</text:p>
          </table:table-cell>
          <table:table-cell table:formula="of:=COS([.F1956])" office:value-type="float" office:value="-0.982287277001941" calcext:value-type="float">
            <text:p>-0,982287277</text:p>
          </table:table-cell>
          <table:table-cell table:formula="of:=SIN([.F1956])" office:value-type="float" office:value="-0.187381176856459" calcext:value-type="float">
            <text:p>-0,1873811769</text:p>
          </table:table-cell>
        </table:table-row>
        <table:table-row table:style-name="ro1">
          <table:table-cell table:number-columns-repeated="5"/>
          <table:table-cell table:formula="of:=[.F1956]+3.14159265/50" office:value-type="float" office:value="122.773440762005" calcext:value-type="float">
            <text:p>122,773440762</text:p>
          </table:table-cell>
          <table:table-cell table:formula="of:=COS([.F1957])" office:value-type="float" office:value="-0.968583196015985" calcext:value-type="float">
            <text:p>-0,968583196</text:p>
          </table:table-cell>
          <table:table-cell table:formula="of:=SIN([.F1957])" office:value-type="float" office:value="-0.248689751287543" calcext:value-type="float">
            <text:p>-0,2486897513</text:p>
          </table:table-cell>
        </table:table-row>
        <table:table-row table:style-name="ro1">
          <table:table-cell table:number-columns-repeated="5"/>
          <table:table-cell table:formula="of:=[.F1957]+3.14159265/50" office:value-type="float" office:value="122.836272615005" calcext:value-type="float">
            <text:p>122,836272615</text:p>
          </table:table-cell>
          <table:table-cell table:formula="of:=COS([.F1958])" office:value-type="float" office:value="-0.951056559667656" calcext:value-type="float">
            <text:p>-0,9510565597</text:p>
          </table:table-cell>
          <table:table-cell table:formula="of:=SIN([.F1958])" office:value-type="float" office:value="-0.309016860888077" calcext:value-type="float">
            <text:p>-0,3090168609</text:p>
          </table:table-cell>
        </table:table-row>
        <table:table-row table:style-name="ro1">
          <table:table-cell table:number-columns-repeated="5"/>
          <table:table-cell table:formula="of:=[.F1958]+3.14159265/50" office:value-type="float" office:value="122.899104468005" calcext:value-type="float">
            <text:p>122,899104468</text:p>
          </table:table-cell>
          <table:table-cell table:formula="of:=COS([.F1959])" office:value-type="float" office:value="-0.929776537583306" calcext:value-type="float">
            <text:p>-0,9297765376</text:p>
          </table:table-cell>
          <table:table-cell table:formula="of:=SIN([.F1959])" office:value-type="float" office:value="-0.368124422117847" calcext:value-type="float">
            <text:p>-0,3681244221</text:p>
          </table:table-cell>
        </table:table-row>
        <table:table-row table:style-name="ro1">
          <table:table-cell table:number-columns-repeated="5"/>
          <table:table-cell table:formula="of:=[.F1959]+3.14159265/50" office:value-type="float" office:value="122.961936321005" calcext:value-type="float">
            <text:p>122,961936321</text:p>
          </table:table-cell>
          <table:table-cell table:formula="of:=COS([.F1960])" office:value-type="float" office:value="-0.904827112287992" calcext:value-type="float">
            <text:p>-0,9048271123</text:p>
          </table:table-cell>
          <table:table-cell table:formula="of:=SIN([.F1960])" office:value-type="float" office:value="-0.425779164436887" calcext:value-type="float">
            <text:p>-0,4257791644</text:p>
          </table:table-cell>
        </table:table-row>
        <table:table-row table:style-name="ro1">
          <table:table-cell table:number-columns-repeated="5"/>
          <table:table-cell table:formula="of:=[.F1960]+3.14159265/50" office:value-type="float" office:value="123.024768174005" calcext:value-type="float">
            <text:p>123,024768174</text:p>
          </table:table-cell>
          <table:table-cell table:formula="of:=COS([.F1961])" office:value-type="float" office:value="-0.876306747764821" calcext:value-type="float">
            <text:p>-0,8763067478</text:p>
          </table:table-cell>
          <table:table-cell table:formula="of:=SIN([.F1961])" office:value-type="float" office:value="-0.481753550917731" calcext:value-type="float">
            <text:p>-0,4817535509</text:p>
          </table:table-cell>
        </table:table-row>
        <table:table-row table:style-name="ro1">
          <table:table-cell table:number-columns-repeated="5"/>
          <table:table-cell table:formula="of:=[.F1961]+3.14159265/50" office:value-type="float" office:value="123.087600027005" calcext:value-type="float">
            <text:p>123,087600027</text:p>
          </table:table-cell>
          <table:table-cell table:formula="of:=COS([.F1962])" office:value-type="float" office:value="-0.844328000862594" calcext:value-type="float">
            <text:p>-0,8443280009</text:p>
          </table:table-cell>
          <table:table-cell table:formula="of:=SIN([.F1962])" office:value-type="float" office:value="-0.535826676229708" calcext:value-type="float">
            <text:p>-0,5358266762</text:p>
          </table:table-cell>
        </table:table-row>
        <table:table-row table:style-name="ro1">
          <table:table-cell table:number-columns-repeated="5"/>
          <table:table-cell table:formula="of:=[.F1962]+3.14159265/50" office:value-type="float" office:value="123.150431880005" calcext:value-type="float">
            <text:p>123,15043188</text:p>
          </table:table-cell>
          <table:table-cell table:formula="of:=COS([.F1963])" office:value-type="float" office:value="-0.809017077085346" calcext:value-type="float">
            <text:p>-0,8090170771</text:p>
          </table:table-cell>
          <table:table-cell table:formula="of:=SIN([.F1963])" office:value-type="float" office:value="-0.587785138451359" calcext:value-type="float">
            <text:p>-0,5877851385</text:p>
          </table:table-cell>
        </table:table-row>
        <table:table-row table:style-name="ro1">
          <table:table-cell table:number-columns-repeated="5"/>
          <table:table-cell table:formula="of:=[.F1963]+3.14159265/50" office:value-type="float" office:value="123.213263733005" calcext:value-type="float">
            <text:p>123,213263733</text:p>
          </table:table-cell>
          <table:table-cell table:formula="of:=COS([.F1964])" office:value-type="float" office:value="-0.770513332516881" calcext:value-type="float">
            <text:p>-0,7705133325</text:p>
          </table:table-cell>
          <table:table-cell table:formula="of:=SIN([.F1964])" office:value-type="float" office:value="-0.637423881270329" calcext:value-type="float">
            <text:p>-0,6374238813</text:p>
          </table:table-cell>
        </table:table-row>
        <table:table-row table:style-name="ro1">
          <table:table-cell table:number-columns-repeated="5"/>
          <table:table-cell table:formula="of:=[.F1964]+3.14159265/50" office:value-type="float" office:value="123.276095586005" calcext:value-type="float">
            <text:p>123,276095586</text:p>
          </table:table-cell>
          <table:table-cell table:formula="of:=COS([.F1965])" office:value-type="float" office:value="-0.728968723845976" calcext:value-type="float">
            <text:p>-0,7289687238</text:p>
          </table:table-cell>
          <table:table-cell table:formula="of:=SIN([.F1965])" office:value-type="float" office:value="-0.684547003246942" calcext:value-type="float">
            <text:p>-0,6845470032</text:p>
          </table:table-cell>
        </table:table-row>
        <table:table-row table:style-name="ro1">
          <table:table-cell table:number-columns-repeated="5"/>
          <table:table-cell table:formula="of:=[.F1965]+3.14159265/50" office:value-type="float" office:value="123.338927439005" calcext:value-type="float">
            <text:p>123,338927439</text:p>
          </table:table-cell>
          <table:table-cell table:formula="of:=COS([.F1966])" office:value-type="float" office:value="-0.684547208662754" calcext:value-type="float">
            <text:p>-0,6845472087</text:p>
          </table:table-cell>
          <table:table-cell table:formula="of:=SIN([.F1966])" office:value-type="float" office:value="-0.728968530947689" calcext:value-type="float">
            <text:p>-0,7289685309</text:p>
          </table:table-cell>
        </table:table-row>
        <table:table-row table:style-name="ro1">
          <table:table-cell table:number-columns-repeated="5"/>
          <table:table-cell table:formula="of:=[.F1966]+3.14159265/50" office:value-type="float" office:value="123.401759292005" calcext:value-type="float">
            <text:p>123,401759292</text:p>
          </table:table-cell>
          <table:table-cell table:formula="of:=COS([.F1967])" office:value-type="float" office:value="-0.637424098392983" calcext:value-type="float">
            <text:p>-0,6374240984</text:p>
          </table:table-cell>
          <table:table-cell table:formula="of:=SIN([.F1967])" office:value-type="float" office:value="-0.7705131528974" calcext:value-type="float">
            <text:p>-0,7705131529</text:p>
          </table:table-cell>
        </table:table-row>
        <table:table-row table:style-name="ro1">
          <table:table-cell table:number-columns-repeated="5"/>
          <table:table-cell table:formula="of:=[.F1967]+3.14159265/50" office:value-type="float" office:value="123.464591145005" calcext:value-type="float">
            <text:p>123,464591145</text:p>
          </table:table-cell>
          <table:table-cell table:formula="of:=COS([.F1968])" office:value-type="float" office:value="-0.587785366423972" calcext:value-type="float">
            <text:p>-0,5877853664</text:p>
          </table:table-cell>
          <table:table-cell table:formula="of:=SIN([.F1968])" office:value-type="float" office:value="-0.809016911453547" calcext:value-type="float">
            <text:p>-0,8090169115</text:p>
          </table:table-cell>
        </table:table-row>
        <table:table-row table:style-name="ro1">
          <table:table-cell table:number-columns-repeated="5"/>
          <table:table-cell table:formula="of:=[.F1968]+3.14159265/50" office:value-type="float" office:value="123.527422998005" calcext:value-type="float">
            <text:p>123,527422998</text:p>
          </table:table-cell>
          <table:table-cell table:formula="of:=COS([.F1969])" office:value-type="float" office:value="-0.535826914152575" calcext:value-type="float">
            <text:p>-0,5358269142</text:p>
          </table:table-cell>
          <table:table-cell table:formula="of:=SIN([.F1969])" office:value-type="float" office:value="-0.84432784987215" calcext:value-type="float">
            <text:p>-0,8443278499</text:p>
          </table:table-cell>
        </table:table-row>
        <table:table-row table:style-name="ro1">
          <table:table-cell table:number-columns-repeated="5"/>
          <table:table-cell table:formula="of:=[.F1969]+3.14159265/50" office:value-type="float" office:value="123.590254851005" calcext:value-type="float">
            <text:p>123,590254851</text:p>
          </table:table-cell>
          <table:table-cell table:formula="of:=COS([.F1970])" office:value-type="float" office:value="-0.481753797851881" calcext:value-type="float">
            <text:p>-0,4817537979</text:p>
          </table:table-cell>
          <table:table-cell table:formula="of:=SIN([.F1970])" office:value-type="float" office:value="-0.876306612011623" calcext:value-type="float">
            <text:p>-0,876306612</text:p>
          </table:table-cell>
        </table:table-row>
        <table:table-row table:style-name="ro1">
          <table:table-cell table:number-columns-repeated="5"/>
          <table:table-cell table:formula="of:=[.F1970]+3.14159265/50" office:value-type="float" office:value="123.653086704005" calcext:value-type="float">
            <text:p>123,653086704</text:p>
          </table:table-cell>
          <table:table-cell table:formula="of:=COS([.F1971])" office:value-type="float" office:value="-0.425779419407783" calcext:value-type="float">
            <text:p>-0,4257794194</text:p>
          </table:table-cell>
          <table:table-cell table:formula="of:=SIN([.F1971])" office:value-type="float" office:value="-0.904826992307796" calcext:value-type="float">
            <text:p>-0,9048269923</text:p>
          </table:table-cell>
        </table:table-row>
        <table:table-row table:style-name="ro1">
          <table:table-cell table:number-columns-repeated="5"/>
          <table:table-cell table:formula="of:=[.F1971]+3.14159265/50" office:value-type="float" office:value="123.715918557005" calcext:value-type="float">
            <text:p>123,715918557</text:p>
          </table:table-cell>
          <table:table-cell table:formula="of:=COS([.F1972])" office:value-type="float" office:value="-0.368124684119234" calcext:value-type="float">
            <text:p>-0,3681246841</text:p>
          </table:table-cell>
          <table:table-cell table:formula="of:=SIN([.F1972])" office:value-type="float" office:value="-0.929776433849618" calcext:value-type="float">
            <text:p>-0,9297764338</text:p>
          </table:table-cell>
        </table:table-row>
        <table:table-row table:style-name="ro1">
          <table:table-cell table:number-columns-repeated="5"/>
          <table:table-cell table:formula="of:=[.F1972]+3.14159265/50" office:value-type="float" office:value="123.778750410005" calcext:value-type="float">
            <text:p>123,77875041</text:p>
          </table:table-cell>
          <table:table-cell table:formula="of:=COS([.F1973])" office:value-type="float" office:value="-0.309017128885957" calcext:value-type="float">
            <text:p>-0,3090171289</text:p>
          </table:table-cell>
          <table:table-cell table:formula="of:=SIN([.F1973])" office:value-type="float" office:value="-0.951056472589867" calcext:value-type="float">
            <text:p>-0,9510564726</text:p>
          </table:table-cell>
        </table:table-row>
        <table:table-row table:style-name="ro1">
          <table:table-cell table:number-columns-repeated="5"/>
          <table:table-cell table:formula="of:=[.F1973]+3.14159265/50" office:value-type="float" office:value="123.841582263005" calcext:value-type="float">
            <text:p>123,841582263</text:p>
          </table:table-cell>
          <table:table-cell table:formula="of:=COS([.F1974])" office:value-type="float" office:value="-0.24869002422425" calcext:value-type="float">
            <text:p>-0,2486900242</text:p>
          </table:table-cell>
          <table:table-cell table:formula="of:=SIN([.F1974])" office:value-type="float" office:value="-0.968583125937749" calcext:value-type="float">
            <text:p>-0,9685831259</text:p>
          </table:table-cell>
        </table:table-row>
        <table:table-row table:style-name="ro1">
          <table:table-cell table:number-columns-repeated="5"/>
          <table:table-cell table:formula="of:=[.F1974]+3.14159265/50" office:value-type="float" office:value="123.904414116005" calcext:value-type="float">
            <text:p>123,904414116</text:p>
          </table:table-cell>
          <table:table-cell table:formula="of:=COS([.F1975])" office:value-type="float" office:value="-0.187381453654837" calcext:value-type="float">
            <text:p>-0,1873814537</text:p>
          </table:table-cell>
          <table:table-cell table:formula="of:=SIN([.F1975])" office:value-type="float" office:value="-0.982287224199827" calcext:value-type="float">
            <text:p>-0,9822872242</text:p>
          </table:table-cell>
        </table:table-row>
        <table:table-row table:style-name="ro1">
          <table:table-cell table:number-columns-repeated="5"/>
          <table:table-cell table:formula="of:=[.F1975]+3.14159265/50" office:value-type="float" office:value="123.967245969005" calcext:value-type="float">
            <text:p>123,967245969</text:p>
          </table:table-cell>
          <table:table-cell table:formula="of:=COS([.F1976])" office:value-type="float" office:value="-0.12533337409598" calcext:value-type="float">
            <text:p>-0,1253333741</text:p>
          </table:table-cell>
          <table:table-cell table:formula="of:=SIN([.F1976])" office:value-type="float" office:value="-0.992114683561188" calcext:value-type="float">
            <text:p>-0,9921146836</text:p>
          </table:table-cell>
        </table:table-row>
        <table:table-row table:style-name="ro1">
          <table:table-cell table:number-columns-repeated="5"/>
          <table:table-cell table:formula="of:=[.F1976]+3.14159265/50" office:value-type="float" office:value="124.030077822005" calcext:value-type="float">
            <text:p>124,030077822</text:p>
          </table:table-cell>
          <table:table-cell table:formula="of:=COS([.F1977])" office:value-type="float" office:value="-0.0627906609700687" calcext:value-type="float">
            <text:p>-0,062790661</text:p>
          </table:table-cell>
          <table:table-cell table:formula="of:=SIN([.F1977])" office:value-type="float" office:value="-0.998026719529563" calcext:value-type="float">
            <text:p>-0,9980267195</text:p>
          </table:table-cell>
        </table:table-row>
        <table:table-row table:style-name="ro1">
          <table:table-cell table:number-columns-repeated="5"/>
          <table:table-cell table:formula="of:=[.F1977]+3.14159265/50" office:value-type="float" office:value="124.092909675005" calcext:value-type="float">
            <text:p>124,092909675</text:p>
          </table:table-cell>
          <table:table-cell table:formula="of:=COS([.F1978])" office:value-type="float" office:value="-0.000000141792198823489" calcext:value-type="float">
            <text:p>-1,41792198823489E-007</text:p>
          </table:table-cell>
          <table:table-cell table:formula="of:=SIN([.F1978])" office:value-type="float" office:value="-0.99999999999999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1978]+3.14159265/50" office:value-type="float" office:value="124.155741528005" calcext:value-type="float">
            <text:p>124,155741528</text:p>
          </table:table-cell>
          <table:table-cell table:formula="of:=COS([.F1979])" office:value-type="float" office:value="0.0627903779452601" calcext:value-type="float">
            <text:p>0,0627903779</text:p>
          </table:table-cell>
          <table:table-cell table:formula="of:=SIN([.F1979])" office:value-type="float" office:value="-0.998026737335975" calcext:value-type="float">
            <text:p>-0,9980267373</text:p>
          </table:table-cell>
        </table:table-row>
        <table:table-row table:style-name="ro1">
          <table:table-cell table:number-columns-repeated="5"/>
          <table:table-cell table:formula="of:=[.F1979]+3.14159265/50" office:value-type="float" office:value="124.218573381005" calcext:value-type="float">
            <text:p>124,218573381</text:p>
          </table:table-cell>
          <table:table-cell table:formula="of:=COS([.F1980])" office:value-type="float" office:value="0.12533309274773" calcext:value-type="float">
            <text:p>0,1253330927</text:p>
          </table:table-cell>
          <table:table-cell table:formula="of:=SIN([.F1980])" office:value-type="float" office:value="-0.992114719103738" calcext:value-type="float">
            <text:p>-0,9921147191</text:p>
          </table:table-cell>
        </table:table-row>
        <table:table-row table:style-name="ro1">
          <table:table-cell table:number-columns-repeated="5"/>
          <table:table-cell table:formula="of:=[.F1980]+3.14159265/50" office:value-type="float" office:value="124.281405234005" calcext:value-type="float">
            <text:p>124,281405234</text:p>
          </table:table-cell>
          <table:table-cell table:formula="of:=COS([.F1981])" office:value-type="float" office:value="0.187381175093498" calcext:value-type="float">
            <text:p>0,1873811751</text:p>
          </table:table-cell>
          <table:table-cell table:formula="of:=SIN([.F1981])" office:value-type="float" office:value="-0.982287277338244" calcext:value-type="float">
            <text:p>-0,9822872773</text:p>
          </table:table-cell>
        </table:table-row>
        <table:table-row table:style-name="ro1">
          <table:table-cell table:number-columns-repeated="5"/>
          <table:table-cell table:formula="of:=[.F1981]+3.14159265/50" office:value-type="float" office:value="124.344237087005" calcext:value-type="float">
            <text:p>124,344237087</text:p>
          </table:table-cell>
          <table:table-cell table:formula="of:=COS([.F1982])" office:value-type="float" office:value="0.248689749549178" calcext:value-type="float">
            <text:p>0,2486897495</text:p>
          </table:table-cell>
          <table:table-cell table:formula="of:=SIN([.F1982])" office:value-type="float" office:value="-0.968583196462321" calcext:value-type="float">
            <text:p>-0,9685831965</text:p>
          </table:table-cell>
        </table:table-row>
        <table:table-row table:style-name="ro1">
          <table:table-cell table:number-columns-repeated="5"/>
          <table:table-cell table:formula="of:=[.F1982]+3.14159265/50" office:value-type="float" office:value="124.407068940005" calcext:value-type="float">
            <text:p>124,40706894</text:p>
          </table:table-cell>
          <table:table-cell table:formula="of:=COS([.F1983])" office:value-type="float" office:value="0.309016859181168" calcext:value-type="float">
            <text:p>0,3090168592</text:p>
          </table:table-cell>
          <table:table-cell table:formula="of:=SIN([.F1983])" office:value-type="float" office:value="-0.951056560222265" calcext:value-type="float">
            <text:p>-0,9510565602</text:p>
          </table:table-cell>
        </table:table-row>
        <table:table-row table:style-name="ro1">
          <table:table-cell table:number-columns-repeated="5"/>
          <table:table-cell table:formula="of:=[.F1983]+3.14159265/50" office:value-type="float" office:value="124.469900793005" calcext:value-type="float">
            <text:p>124,469900793</text:p>
          </table:table-cell>
          <table:table-cell table:formula="of:=COS([.F1984])" office:value-type="float" office:value="0.36812442044913" calcext:value-type="float">
            <text:p>0,3681244204</text:p>
          </table:table-cell>
          <table:table-cell table:formula="of:=SIN([.F1984])" office:value-type="float" office:value="-0.929776538243998" calcext:value-type="float">
            <text:p>-0,9297765382</text:p>
          </table:table-cell>
        </table:table-row>
        <table:table-row table:style-name="ro1">
          <table:table-cell table:number-columns-repeated="5"/>
          <table:table-cell table:formula="of:=[.F1984]+3.14159265/50" office:value-type="float" office:value="124.532732646005" calcext:value-type="float">
            <text:p>124,532732646</text:p>
          </table:table-cell>
          <table:table-cell table:formula="of:=COS([.F1985])" office:value-type="float" office:value="0.425779162812948" calcext:value-type="float">
            <text:p>0,4257791628</text:p>
          </table:table-cell>
          <table:table-cell table:formula="of:=SIN([.F1985])" office:value-type="float" office:value="-0.904827113052159" calcext:value-type="float">
            <text:p>-0,9048271131</text:p>
          </table:table-cell>
        </table:table-row>
        <table:table-row table:style-name="ro1">
          <table:table-cell table:number-columns-repeated="5"/>
          <table:table-cell table:formula="of:=[.F1985]+3.14159265/50" office:value-type="float" office:value="124.595564499005" calcext:value-type="float">
            <text:p>124,595564499</text:p>
          </table:table-cell>
          <table:table-cell table:formula="of:=COS([.F1986])" office:value-type="float" office:value="0.481753549344979" calcext:value-type="float">
            <text:p>0,4817535493</text:p>
          </table:table-cell>
          <table:table-cell table:formula="of:=SIN([.F1986])" office:value-type="float" office:value="-0.876306748629448" calcext:value-type="float">
            <text:p>-0,8763067486</text:p>
          </table:table-cell>
        </table:table-row>
        <table:table-row table:style-name="ro1">
          <table:table-cell table:number-columns-repeated="5"/>
          <table:table-cell table:formula="of:=[.F1986]+3.14159265/50" office:value-type="float" office:value="124.658396352005" calcext:value-type="float">
            <text:p>124,658396352</text:p>
          </table:table-cell>
          <table:table-cell table:formula="of:=COS([.F1987])" office:value-type="float" office:value="0.535826674714349" calcext:value-type="float">
            <text:p>0,5358266747</text:p>
          </table:table-cell>
          <table:table-cell table:formula="of:=SIN([.F1987])" office:value-type="float" office:value="-0.844328001824269" calcext:value-type="float">
            <text:p>-0,8443280018</text:p>
          </table:table-cell>
        </table:table-row>
        <table:table-row table:style-name="ro1">
          <table:table-cell table:number-columns-repeated="5"/>
          <table:table-cell table:formula="of:=[.F1987]+3.14159265/50" office:value-type="float" office:value="124.721228205005" calcext:value-type="float">
            <text:p>124,721228205</text:p>
          </table:table-cell>
          <table:table-cell table:formula="of:=COS([.F1988])" office:value-type="float" office:value="0.587785136999375" calcext:value-type="float">
            <text:p>0,587785137</text:p>
          </table:table-cell>
          <table:table-cell table:formula="of:=SIN([.F1988])" office:value-type="float" office:value="-0.809017078140274" calcext:value-type="float">
            <text:p>-0,8090170781</text:p>
          </table:table-cell>
        </table:table-row>
        <table:table-row table:style-name="ro1">
          <table:table-cell table:number-columns-repeated="5"/>
          <table:table-cell table:formula="of:=[.F1988]+3.14159265/50" office:value-type="float" office:value="124.784060058005" calcext:value-type="float">
            <text:p>124,784060058</text:p>
          </table:table-cell>
          <table:table-cell table:formula="of:=COS([.F1989])" office:value-type="float" office:value="0.637423879887449" calcext:value-type="float">
            <text:p>0,6374238799</text:p>
          </table:table-cell>
          <table:table-cell table:formula="of:=SIN([.F1989])" office:value-type="float" office:value="-0.770513333660898" calcext:value-type="float">
            <text:p>-0,7705133337</text:p>
          </table:table-cell>
        </table:table-row>
        <table:table-row table:style-name="ro1">
          <table:table-cell table:number-columns-repeated="5"/>
          <table:table-cell table:formula="of:=[.F1989]+3.14159265/50" office:value-type="float" office:value="124.846891911005" calcext:value-type="float">
            <text:p>124,846891911</text:p>
          </table:table-cell>
          <table:table-cell table:formula="of:=COS([.F1990])" office:value-type="float" office:value="0.684547001938625" calcext:value-type="float">
            <text:p>0,6845470019</text:p>
          </table:table-cell>
          <table:table-cell table:formula="of:=SIN([.F1990])" office:value-type="float" office:value="-0.728968725074567" calcext:value-type="float">
            <text:p>-0,7289687251</text:p>
          </table:table-cell>
        </table:table-row>
        <table:table-row table:style-name="ro1">
          <table:table-cell table:number-columns-repeated="5"/>
          <table:table-cell table:formula="of:=[.F1990]+3.14159265/50" office:value-type="float" office:value="124.909723764005" calcext:value-type="float">
            <text:p>124,909723764</text:p>
          </table:table-cell>
          <table:table-cell table:formula="of:=COS([.F1991])" office:value-type="float" office:value="0.728968529719097" calcext:value-type="float">
            <text:p>0,7289685297</text:p>
          </table:table-cell>
          <table:table-cell table:formula="of:=SIN([.F1991])" office:value-type="float" office:value="-0.684547209971071" calcext:value-type="float">
            <text:p>-0,68454721</text:p>
          </table:table-cell>
        </table:table-row>
        <table:table-row table:style-name="ro1">
          <table:table-cell table:number-columns-repeated="5"/>
          <table:table-cell table:formula="of:=[.F1991]+3.14159265/50" office:value-type="float" office:value="124.972555617005" calcext:value-type="float">
            <text:p>124,972555617</text:p>
          </table:table-cell>
          <table:table-cell table:formula="of:=COS([.F1992])" office:value-type="float" office:value="0.770513151753383" calcext:value-type="float">
            <text:p>0,7705131518</text:p>
          </table:table-cell>
          <table:table-cell table:formula="of:=SIN([.F1992])" office:value-type="float" office:value="-0.637424099775863" calcext:value-type="float">
            <text:p>-0,6374240998</text:p>
          </table:table-cell>
        </table:table-row>
        <table:table-row table:style-name="ro1">
          <table:table-cell table:number-columns-repeated="5"/>
          <table:table-cell table:formula="of:=[.F1992]+3.14159265/50" office:value-type="float" office:value="125.035387470005" calcext:value-type="float">
            <text:p>125,03538747</text:p>
          </table:table-cell>
          <table:table-cell table:formula="of:=COS([.F1993])" office:value-type="float" office:value="0.809016910398619" calcext:value-type="float">
            <text:p>0,8090169104</text:p>
          </table:table-cell>
          <table:table-cell table:formula="of:=SIN([.F1993])" office:value-type="float" office:value="-0.587785367875956" calcext:value-type="float">
            <text:p>-0,5877853679</text:p>
          </table:table-cell>
        </table:table-row>
        <table:table-row table:style-name="ro1">
          <table:table-cell table:number-columns-repeated="5"/>
          <table:table-cell table:formula="of:=[.F1993]+3.14159265/50" office:value-type="float" office:value="125.098219323005" calcext:value-type="float">
            <text:p>125,098219323</text:p>
          </table:table-cell>
          <table:table-cell table:formula="of:=COS([.F1994])" office:value-type="float" office:value="0.844327848910475" calcext:value-type="float">
            <text:p>0,8443278489</text:p>
          </table:table-cell>
          <table:table-cell table:formula="of:=SIN([.F1994])" office:value-type="float" office:value="-0.535826915667934" calcext:value-type="float">
            <text:p>-0,5358269157</text:p>
          </table:table-cell>
        </table:table-row>
        <table:table-row table:style-name="ro1">
          <table:table-cell table:number-columns-repeated="5"/>
          <table:table-cell table:formula="of:=[.F1994]+3.14159265/50" office:value-type="float" office:value="125.161051176005" calcext:value-type="float">
            <text:p>125,161051176</text:p>
          </table:table-cell>
          <table:table-cell table:formula="of:=COS([.F1995])" office:value-type="float" office:value="0.876306611146995" calcext:value-type="float">
            <text:p>0,8763066111</text:p>
          </table:table-cell>
          <table:table-cell table:formula="of:=SIN([.F1995])" office:value-type="float" office:value="-0.481753799424633" calcext:value-type="float">
            <text:p>-0,4817537994</text:p>
          </table:table-cell>
        </table:table-row>
        <table:table-row table:style-name="ro1">
          <table:table-cell table:number-columns-repeated="5"/>
          <table:table-cell table:formula="of:=[.F1995]+3.14159265/50" office:value-type="float" office:value="125.223883029005" calcext:value-type="float">
            <text:p>125,223883029</text:p>
          </table:table-cell>
          <table:table-cell table:formula="of:=COS([.F1996])" office:value-type="float" office:value="0.904826991543627" calcext:value-type="float">
            <text:p>0,9048269915</text:p>
          </table:table-cell>
          <table:table-cell table:formula="of:=SIN([.F1996])" office:value-type="float" office:value="-0.425779421031722" calcext:value-type="float">
            <text:p>-0,425779421</text:p>
          </table:table-cell>
        </table:table-row>
        <table:table-row table:style-name="ro1">
          <table:table-cell table:number-columns-repeated="5"/>
          <table:table-cell table:formula="of:=[.F1996]+3.14159265/50" office:value-type="float" office:value="125.286714882005" calcext:value-type="float">
            <text:p>125,286714882</text:p>
          </table:table-cell>
          <table:table-cell table:formula="of:=COS([.F1997])" office:value-type="float" office:value="0.929776433188926" calcext:value-type="float">
            <text:p>0,9297764332</text:p>
          </table:table-cell>
          <table:table-cell table:formula="of:=SIN([.F1997])" office:value-type="float" office:value="-0.368124685787952" calcext:value-type="float">
            <text:p>-0,3681246858</text:p>
          </table:table-cell>
        </table:table-row>
        <table:table-row table:style-name="ro1">
          <table:table-cell table:number-columns-repeated="5"/>
          <table:table-cell table:formula="of:=[.F1997]+3.14159265/50" office:value-type="float" office:value="125.349546735005" calcext:value-type="float">
            <text:p>125,349546735</text:p>
          </table:table-cell>
          <table:table-cell table:formula="of:=COS([.F1998])" office:value-type="float" office:value="0.951056472035258" calcext:value-type="float">
            <text:p>0,951056472</text:p>
          </table:table-cell>
          <table:table-cell table:formula="of:=SIN([.F1998])" office:value-type="float" office:value="-0.309017130592867" calcext:value-type="float">
            <text:p>-0,3090171306</text:p>
          </table:table-cell>
        </table:table-row>
        <table:table-row table:style-name="ro1">
          <table:table-cell table:number-columns-repeated="5"/>
          <table:table-cell table:formula="of:=[.F1998]+3.14159265/50" office:value-type="float" office:value="125.412378588005" calcext:value-type="float">
            <text:p>125,412378588</text:p>
          </table:table-cell>
          <table:table-cell table:formula="of:=COS([.F1999])" office:value-type="float" office:value="0.968583125491413" calcext:value-type="float">
            <text:p>0,9685831255</text:p>
          </table:table-cell>
          <table:table-cell table:formula="of:=SIN([.F1999])" office:value-type="float" office:value="-0.248690025962616" calcext:value-type="float">
            <text:p>-0,248690026</text:p>
          </table:table-cell>
        </table:table-row>
        <table:table-row table:style-name="ro1">
          <table:table-cell table:number-columns-repeated="5"/>
          <table:table-cell table:formula="of:=[.F1999]+3.14159265/50" office:value-type="float" office:value="125.475210441005" calcext:value-type="float">
            <text:p>125,475210441</text:p>
          </table:table-cell>
          <table:table-cell table:formula="of:=COS([.F2000])" office:value-type="float" office:value="0.982287223863523" calcext:value-type="float">
            <text:p>0,9822872239</text:p>
          </table:table-cell>
          <table:table-cell table:formula="of:=SIN([.F2000])" office:value-type="float" office:value="-0.187381455417798" calcext:value-type="float">
            <text:p>-0,1873814554</text:p>
          </table:table-cell>
        </table:table-row>
        <table:table-row table:style-name="ro1">
          <table:table-cell table:number-columns-repeated="5"/>
          <table:table-cell table:formula="of:=[.F2000]+3.14159265/50" office:value-type="float" office:value="125.538042294005" calcext:value-type="float">
            <text:p>125,538042294</text:p>
          </table:table-cell>
          <table:table-cell table:formula="of:=COS([.F2001])" office:value-type="float" office:value="0.992114683336246" calcext:value-type="float">
            <text:p>0,9921146833</text:p>
          </table:table-cell>
          <table:table-cell table:formula="of:=SIN([.F2001])" office:value-type="float" office:value="-0.125333375876579" calcext:value-type="float">
            <text:p>-0,1253333759</text:p>
          </table:table-cell>
        </table:table-row>
        <table:table-row table:style-name="ro1">
          <table:table-cell table:number-columns-repeated="5"/>
          <table:table-cell table:formula="of:=[.F2001]+3.14159265/50" office:value-type="float" office:value="125.600874147005" calcext:value-type="float">
            <text:p>125,600874147</text:p>
          </table:table-cell>
          <table:table-cell table:formula="of:=COS([.F2002])" office:value-type="float" office:value="0.99802671941687" calcext:value-type="float">
            <text:p>0,9980267194</text:p>
          </table:table-cell>
          <table:table-cell table:formula="of:=SIN([.F2002])" office:value-type="float" office:value="-0.0627906627612782" calcext:value-type="float">
            <text:p>-0,0627906628</text:p>
          </table:table-cell>
        </table:table-row>
        <table:table-row table:style-name="ro1">
          <table:table-cell table:number-columns-repeated="5"/>
          <table:table-cell table:formula="of:=[.F2002]+3.14159265/50" office:value-type="float" office:value="125.663706000005" calcext:value-type="float">
            <text:p>125,663706</text:p>
          </table:table-cell>
          <table:table-cell table:formula="of:=COS([.F2003])" office:value-type="float" office:value="0.99999999999999" calcext:value-type="float">
            <text:p>1</text:p>
          </table:table-cell>
          <table:table-cell table:formula="of:=SIN([.F2003])" office:value-type="float" office:value="-0.000000143586949899193" calcext:value-type="float">
            <text:p>-1,43586949899193E-007</text:p>
          </table:table-cell>
        </table:table-row>
        <table:table-row table:style-name="ro1">
          <table:table-cell table:number-columns-repeated="5"/>
          <table:table-cell table:formula="of:=[.F2003]+3.14159265/50" office:value-type="float" office:value="125.726537853005" calcext:value-type="float">
            <text:p>125,726537853</text:p>
          </table:table-cell>
          <table:table-cell table:formula="of:=COS([.F2004])" office:value-type="float" office:value="0.998026737448668" calcext:value-type="float">
            <text:p>0,9980267374</text:p>
          </table:table-cell>
          <table:table-cell table:formula="of:=SIN([.F2004])" office:value-type="float" office:value="0.0627903761540505" calcext:value-type="float">
            <text:p>0,0627903762</text:p>
          </table:table-cell>
        </table:table-row>
        <table:table-row table:style-name="ro1">
          <table:table-cell table:number-columns-repeated="5"/>
          <table:table-cell table:formula="of:=[.F2004]+3.14159265/50" office:value-type="float" office:value="125.789369706005" calcext:value-type="float">
            <text:p>125,789369706</text:p>
          </table:table-cell>
          <table:table-cell table:formula="of:=COS([.F2005])" office:value-type="float" office:value="0.99211471932868" calcext:value-type="float">
            <text:p>0,9921147193</text:p>
          </table:table-cell>
          <table:table-cell table:formula="of:=SIN([.F2005])" office:value-type="float" office:value="0.125333090967131" calcext:value-type="float">
            <text:p>0,125333091</text:p>
          </table:table-cell>
        </table:table-row>
        <table:table-row table:style-name="ro1">
          <table:table-cell table:number-columns-repeated="5"/>
          <table:table-cell table:formula="of:=[.F2005]+3.14159265/50" office:value-type="float" office:value="125.852201559005" calcext:value-type="float">
            <text:p>125,852201559</text:p>
          </table:table-cell>
          <table:table-cell table:formula="of:=COS([.F2006])" office:value-type="float" office:value="0.982287277674546" calcext:value-type="float">
            <text:p>0,9822872777</text:p>
          </table:table-cell>
          <table:table-cell table:formula="of:=SIN([.F2006])" office:value-type="float" office:value="0.187381173330537" calcext:value-type="float">
            <text:p>0,1873811733</text:p>
          </table:table-cell>
        </table:table-row>
        <table:table-row table:style-name="ro1">
          <table:table-cell table:number-columns-repeated="5"/>
          <table:table-cell table:formula="of:=[.F2006]+3.14159265/50" office:value-type="float" office:value="125.915033412005" calcext:value-type="float">
            <text:p>125,915033412</text:p>
          </table:table-cell>
          <table:table-cell table:formula="of:=COS([.F2007])" office:value-type="float" office:value="0.968583196908657" calcext:value-type="float">
            <text:p>0,9685831969</text:p>
          </table:table-cell>
          <table:table-cell table:formula="of:=SIN([.F2007])" office:value-type="float" office:value="0.248689747810812" calcext:value-type="float">
            <text:p>0,2486897478</text:p>
          </table:table-cell>
        </table:table-row>
        <table:table-row table:style-name="ro1">
          <table:table-cell table:number-columns-repeated="5"/>
          <table:table-cell table:formula="of:=[.F2007]+3.14159265/50" office:value-type="float" office:value="125.977865265005" calcext:value-type="float">
            <text:p>125,977865265</text:p>
          </table:table-cell>
          <table:table-cell table:formula="of:=COS([.F2008])" office:value-type="float" office:value="0.951056560776873" calcext:value-type="float">
            <text:p>0,9510565608</text:p>
          </table:table-cell>
          <table:table-cell table:formula="of:=SIN([.F2008])" office:value-type="float" office:value="0.309016857474258" calcext:value-type="float">
            <text:p>0,3090168575</text:p>
          </table:table-cell>
        </table:table-row>
        <table:table-row table:style-name="ro1">
          <table:table-cell table:number-columns-repeated="5"/>
          <table:table-cell table:formula="of:=[.F2008]+3.14159265/50" office:value-type="float" office:value="126.040697118005" calcext:value-type="float">
            <text:p>126,040697118</text:p>
          </table:table-cell>
          <table:table-cell table:formula="of:=COS([.F2009])" office:value-type="float" office:value="0.929776538904689" calcext:value-type="float">
            <text:p>0,9297765389</text:p>
          </table:table-cell>
          <table:table-cell table:formula="of:=SIN([.F2009])" office:value-type="float" office:value="0.368124418780412" calcext:value-type="float">
            <text:p>0,3681244188</text:p>
          </table:table-cell>
        </table:table-row>
        <table:table-row table:style-name="ro1">
          <table:table-cell table:number-columns-repeated="5"/>
          <table:table-cell table:formula="of:=[.F2009]+3.14159265/50" office:value-type="float" office:value="126.103528971005" calcext:value-type="float">
            <text:p>126,103528971</text:p>
          </table:table-cell>
          <table:table-cell table:formula="of:=COS([.F2010])" office:value-type="float" office:value="0.904827113816327" calcext:value-type="float">
            <text:p>0,9048271138</text:p>
          </table:table-cell>
          <table:table-cell table:formula="of:=SIN([.F2010])" office:value-type="float" office:value="0.425779161189009" calcext:value-type="float">
            <text:p>0,4257791612</text:p>
          </table:table-cell>
        </table:table-row>
        <table:table-row table:style-name="ro1">
          <table:table-cell table:number-columns-repeated="5"/>
          <table:table-cell table:formula="of:=[.F2010]+3.14159265/50" office:value-type="float" office:value="126.166360824005" calcext:value-type="float">
            <text:p>126,166360824</text:p>
          </table:table-cell>
          <table:table-cell table:formula="of:=COS([.F2011])" office:value-type="float" office:value="0.876306749494076" calcext:value-type="float">
            <text:p>0,8763067495</text:p>
          </table:table-cell>
          <table:table-cell table:formula="of:=SIN([.F2011])" office:value-type="float" office:value="0.481753547772226" calcext:value-type="float">
            <text:p>0,4817535478</text:p>
          </table:table-cell>
        </table:table-row>
        <table:table-row table:style-name="ro1">
          <table:table-cell table:number-columns-repeated="5"/>
          <table:table-cell table:formula="of:=[.F2011]+3.14159265/50" office:value-type="float" office:value="126.229192677005" calcext:value-type="float">
            <text:p>126,229192677</text:p>
          </table:table-cell>
          <table:table-cell table:formula="of:=COS([.F2012])" office:value-type="float" office:value="0.844328002785945" calcext:value-type="float">
            <text:p>0,8443280028</text:p>
          </table:table-cell>
          <table:table-cell table:formula="of:=SIN([.F2012])" office:value-type="float" office:value="0.53582667319899" calcext:value-type="float">
            <text:p>0,5358266732</text:p>
          </table:table-cell>
        </table:table-row>
        <table:table-row table:style-name="ro1">
          <table:table-cell table:number-columns-repeated="5"/>
          <table:table-cell table:formula="of:=[.F2012]+3.14159265/50" office:value-type="float" office:value="126.292024530005" calcext:value-type="float">
            <text:p>126,29202453</text:p>
          </table:table-cell>
          <table:table-cell table:formula="of:=COS([.F2013])" office:value-type="float" office:value="0.809017079195202" calcext:value-type="float">
            <text:p>0,8090170792</text:p>
          </table:table-cell>
          <table:table-cell table:formula="of:=SIN([.F2013])" office:value-type="float" office:value="0.587785135547391" calcext:value-type="float">
            <text:p>0,5877851355</text:p>
          </table:table-cell>
        </table:table-row>
        <table:table-row table:style-name="ro1">
          <table:table-cell table:number-columns-repeated="5"/>
          <table:table-cell table:formula="of:=[.F2013]+3.14159265/50" office:value-type="float" office:value="126.354856383005" calcext:value-type="float">
            <text:p>126,354856383</text:p>
          </table:table-cell>
          <table:table-cell table:formula="of:=COS([.F2014])" office:value-type="float" office:value="0.770513334804915" calcext:value-type="float">
            <text:p>0,7705133348</text:p>
          </table:table-cell>
          <table:table-cell table:formula="of:=SIN([.F2014])" office:value-type="float" office:value="0.63742387850457" calcext:value-type="float">
            <text:p>0,6374238785</text:p>
          </table:table-cell>
        </table:table-row>
        <table:table-row table:style-name="ro1">
          <table:table-cell table:number-columns-repeated="5"/>
          <table:table-cell table:formula="of:=[.F2014]+3.14159265/50" office:value-type="float" office:value="126.417688236005" calcext:value-type="float">
            <text:p>126,417688236</text:p>
          </table:table-cell>
          <table:table-cell table:formula="of:=COS([.F2015])" office:value-type="float" office:value="0.728968726303159" calcext:value-type="float">
            <text:p>0,7289687263</text:p>
          </table:table-cell>
          <table:table-cell table:formula="of:=SIN([.F2015])" office:value-type="float" office:value="0.684547000630307" calcext:value-type="float">
            <text:p>0,6845470006</text:p>
          </table:table-cell>
        </table:table-row>
        <table:table-row table:style-name="ro1">
          <table:table-cell table:number-columns-repeated="5"/>
          <table:table-cell table:formula="of:=[.F2015]+3.14159265/50" office:value-type="float" office:value="126.480520089005" calcext:value-type="float">
            <text:p>126,480520089</text:p>
          </table:table-cell>
          <table:table-cell table:formula="of:=COS([.F2016])" office:value-type="float" office:value="0.684547211279388" calcext:value-type="float">
            <text:p>0,6845472113</text:p>
          </table:table-cell>
          <table:table-cell table:formula="of:=SIN([.F2016])" office:value-type="float" office:value="0.728968528490505" calcext:value-type="float">
            <text:p>0,7289685285</text:p>
          </table:table-cell>
        </table:table-row>
        <table:table-row table:style-name="ro1">
          <table:table-cell table:number-columns-repeated="5"/>
          <table:table-cell table:formula="of:=[.F2016]+3.14159265/50" office:value-type="float" office:value="126.543351942005" calcext:value-type="float">
            <text:p>126,543351942</text:p>
          </table:table-cell>
          <table:table-cell table:formula="of:=COS([.F2017])" office:value-type="float" office:value="0.637424101158742" calcext:value-type="float">
            <text:p>0,6374241012</text:p>
          </table:table-cell>
          <table:table-cell table:formula="of:=SIN([.F2017])" office:value-type="float" office:value="0.770513150609365" calcext:value-type="float">
            <text:p>0,7705131506</text:p>
          </table:table-cell>
        </table:table-row>
        <table:table-row table:style-name="ro1">
          <table:table-cell table:number-columns-repeated="5"/>
          <table:table-cell table:formula="of:=[.F2017]+3.14159265/50" office:value-type="float" office:value="126.606183795005" calcext:value-type="float">
            <text:p>126,606183795</text:p>
          </table:table-cell>
          <table:table-cell table:formula="of:=COS([.F2018])" office:value-type="float" office:value="0.58778536932794" calcext:value-type="float">
            <text:p>0,5877853693</text:p>
          </table:table-cell>
          <table:table-cell table:formula="of:=SIN([.F2018])" office:value-type="float" office:value="0.80901690934369" calcext:value-type="float">
            <text:p>0,8090169093</text:p>
          </table:table-cell>
        </table:table-row>
        <table:table-row table:style-name="ro1">
          <table:table-cell table:number-columns-repeated="5"/>
          <table:table-cell table:formula="of:=[.F2018]+3.14159265/50" office:value-type="float" office:value="126.669015648005" calcext:value-type="float">
            <text:p>126,669015648</text:p>
          </table:table-cell>
          <table:table-cell table:formula="of:=COS([.F2019])" office:value-type="float" office:value="0.535826917183292" calcext:value-type="float">
            <text:p>0,5358269172</text:p>
          </table:table-cell>
          <table:table-cell table:formula="of:=SIN([.F2019])" office:value-type="float" office:value="0.844327847948799" calcext:value-type="float">
            <text:p>0,8443278479</text:p>
          </table:table-cell>
        </table:table-row>
        <table:table-row table:style-name="ro1">
          <table:table-cell table:number-columns-repeated="5"/>
          <table:table-cell table:formula="of:=[.F2019]+3.14159265/50" office:value-type="float" office:value="126.731847501005" calcext:value-type="float">
            <text:p>126,731847501</text:p>
          </table:table-cell>
          <table:table-cell table:formula="of:=COS([.F2020])" office:value-type="float" office:value="0.481753800997385" calcext:value-type="float">
            <text:p>0,481753801</text:p>
          </table:table-cell>
          <table:table-cell table:formula="of:=SIN([.F2020])" office:value-type="float" office:value="0.876306610282367" calcext:value-type="float">
            <text:p>0,8763066103</text:p>
          </table:table-cell>
        </table:table-row>
        <table:table-row table:style-name="ro1">
          <table:table-cell table:number-columns-repeated="5"/>
          <table:table-cell table:formula="of:=[.F2020]+3.14159265/50" office:value-type="float" office:value="126.794679354005" calcext:value-type="float">
            <text:p>126,794679354</text:p>
          </table:table-cell>
          <table:table-cell table:formula="of:=COS([.F2021])" office:value-type="float" office:value="0.425779422655661" calcext:value-type="float">
            <text:p>0,4257794227</text:p>
          </table:table-cell>
          <table:table-cell table:formula="of:=SIN([.F2021])" office:value-type="float" office:value="0.904826990779459" calcext:value-type="float">
            <text:p>0,9048269908</text:p>
          </table:table-cell>
        </table:table-row>
        <table:table-row table:style-name="ro1">
          <table:table-cell table:number-columns-repeated="5"/>
          <table:table-cell table:formula="of:=[.F2021]+3.14159265/50" office:value-type="float" office:value="126.857511207005" calcext:value-type="float">
            <text:p>126,857511207</text:p>
          </table:table-cell>
          <table:table-cell table:formula="of:=COS([.F2022])" office:value-type="float" office:value="0.368124687456669" calcext:value-type="float">
            <text:p>0,3681246875</text:p>
          </table:table-cell>
          <table:table-cell table:formula="of:=SIN([.F2022])" office:value-type="float" office:value="0.929776432528234" calcext:value-type="float">
            <text:p>0,9297764325</text:p>
          </table:table-cell>
        </table:table-row>
        <table:table-row table:style-name="ro1">
          <table:table-cell table:number-columns-repeated="5"/>
          <table:table-cell table:formula="of:=[.F2022]+3.14159265/50" office:value-type="float" office:value="126.920343060005" calcext:value-type="float">
            <text:p>126,92034306</text:p>
          </table:table-cell>
          <table:table-cell table:formula="of:=COS([.F2023])" office:value-type="float" office:value="0.309017132299776" calcext:value-type="float">
            <text:p>0,3090171323</text:p>
          </table:table-cell>
          <table:table-cell table:formula="of:=SIN([.F2023])" office:value-type="float" office:value="0.951056471480649" calcext:value-type="float">
            <text:p>0,9510564715</text:p>
          </table:table-cell>
        </table:table-row>
        <table:table-row table:style-name="ro1">
          <table:table-cell table:number-columns-repeated="5"/>
          <table:table-cell table:formula="of:=[.F2023]+3.14159265/50" office:value-type="float" office:value="126.983174913005" calcext:value-type="float">
            <text:p>126,983174913</text:p>
          </table:table-cell>
          <table:table-cell table:formula="of:=COS([.F2024])" office:value-type="float" office:value="0.248690027700981" calcext:value-type="float">
            <text:p>0,2486900277</text:p>
          </table:table-cell>
          <table:table-cell table:formula="of:=SIN([.F2024])" office:value-type="float" office:value="0.968583125045076" calcext:value-type="float">
            <text:p>0,968583125</text:p>
          </table:table-cell>
        </table:table-row>
        <table:table-row table:style-name="ro1">
          <table:table-cell table:number-columns-repeated="5"/>
          <table:table-cell table:formula="of:=[.F2024]+3.14159265/50" office:value-type="float" office:value="127.046006766005" calcext:value-type="float">
            <text:p>127,046006766</text:p>
          </table:table-cell>
          <table:table-cell table:formula="of:=COS([.F2025])" office:value-type="float" office:value="0.187381457180759" calcext:value-type="float">
            <text:p>0,1873814572</text:p>
          </table:table-cell>
          <table:table-cell table:formula="of:=SIN([.F2025])" office:value-type="float" office:value="0.98228722352722" calcext:value-type="float">
            <text:p>0,9822872235</text:p>
          </table:table-cell>
        </table:table-row>
        <table:table-row table:style-name="ro1">
          <table:table-cell table:number-columns-repeated="5"/>
          <table:table-cell table:formula="of:=[.F2025]+3.14159265/50" office:value-type="float" office:value="127.108838619005" calcext:value-type="float">
            <text:p>127,108838619</text:p>
          </table:table-cell>
          <table:table-cell table:formula="of:=COS([.F2026])" office:value-type="float" office:value="0.125333377657178" calcext:value-type="float">
            <text:p>0,1253333777</text:p>
          </table:table-cell>
          <table:table-cell table:formula="of:=SIN([.F2026])" office:value-type="float" office:value="0.992114683111304" calcext:value-type="float">
            <text:p>0,9921146831</text:p>
          </table:table-cell>
        </table:table-row>
        <table:table-row table:style-name="ro1">
          <table:table-cell table:number-columns-repeated="5"/>
          <table:table-cell table:formula="of:=[.F2026]+3.14159265/50" office:value-type="float" office:value="127.171670472005" calcext:value-type="float">
            <text:p>127,171670472</text:p>
          </table:table-cell>
          <table:table-cell table:formula="of:=COS([.F2027])" office:value-type="float" office:value="0.0627906645524877" calcext:value-type="float">
            <text:p>0,0627906646</text:p>
          </table:table-cell>
          <table:table-cell table:formula="of:=SIN([.F2027])" office:value-type="float" office:value="0.998026719304176" calcext:value-type="float">
            <text:p>0,9980267193</text:p>
          </table:table-cell>
        </table:table-row>
        <table:table-row table:style-name="ro1">
          <table:table-cell table:number-columns-repeated="5"/>
          <table:table-cell table:formula="of:=[.F2027]+3.14159265/50" office:value-type="float" office:value="127.234502325005" calcext:value-type="float">
            <text:p>127,234502325</text:p>
          </table:table-cell>
          <table:table-cell table:formula="of:=COS([.F2028])" office:value-type="float" office:value="0.000000145381700974898" calcext:value-type="float">
            <text:p>1,45381700974898E-007</text:p>
          </table:table-cell>
          <table:table-cell table:formula="of:=SIN([.F2028])" office:value-type="float" office:value="0.999999999999989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2028]+3.14159265/50" office:value-type="float" office:value="127.297334178005" calcext:value-type="float">
            <text:p>127,297334178</text:p>
          </table:table-cell>
          <table:table-cell table:formula="of:=COS([.F2029])" office:value-type="float" office:value="-0.0627903743628409" calcext:value-type="float">
            <text:p>-0,0627903744</text:p>
          </table:table-cell>
          <table:table-cell table:formula="of:=SIN([.F2029])" office:value-type="float" office:value="0.998026737561361" calcext:value-type="float">
            <text:p>0,9980267376</text:p>
          </table:table-cell>
        </table:table-row>
        <table:table-row table:style-name="ro1">
          <table:table-cell table:number-columns-repeated="5"/>
          <table:table-cell table:formula="of:=[.F2029]+3.14159265/50" office:value-type="float" office:value="127.360166031005" calcext:value-type="float">
            <text:p>127,360166031</text:p>
          </table:table-cell>
          <table:table-cell table:formula="of:=COS([.F2030])" office:value-type="float" office:value="-0.125333089186532" calcext:value-type="float">
            <text:p>-0,1253330892</text:p>
          </table:table-cell>
          <table:table-cell table:formula="of:=SIN([.F2030])" office:value-type="float" office:value="0.992114719553621" calcext:value-type="float">
            <text:p>0,9921147196</text:p>
          </table:table-cell>
        </table:table-row>
        <table:table-row table:style-name="ro1">
          <table:table-cell table:number-columns-repeated="5"/>
          <table:table-cell table:formula="of:=[.F2030]+3.14159265/50" office:value-type="float" office:value="127.422997884005" calcext:value-type="float">
            <text:p>127,422997884</text:p>
          </table:table-cell>
          <table:table-cell table:formula="of:=COS([.F2031])" office:value-type="float" office:value="-0.187381171567576" calcext:value-type="float">
            <text:p>-0,1873811716</text:p>
          </table:table-cell>
          <table:table-cell table:formula="of:=SIN([.F2031])" office:value-type="float" office:value="0.982287278010849" calcext:value-type="float">
            <text:p>0,982287278</text:p>
          </table:table-cell>
        </table:table-row>
        <table:table-row table:style-name="ro1">
          <table:table-cell table:number-columns-repeated="5"/>
          <table:table-cell table:formula="of:=[.F2031]+3.14159265/50" office:value-type="float" office:value="127.485829737005" calcext:value-type="float">
            <text:p>127,485829737</text:p>
          </table:table-cell>
          <table:table-cell table:formula="of:=COS([.F2032])" office:value-type="float" office:value="-0.248689746072446" calcext:value-type="float">
            <text:p>-0,2486897461</text:p>
          </table:table-cell>
          <table:table-cell table:formula="of:=SIN([.F2032])" office:value-type="float" office:value="0.968583197354993" calcext:value-type="float">
            <text:p>0,9685831974</text:p>
          </table:table-cell>
        </table:table-row>
        <table:table-row table:style-name="ro1">
          <table:table-cell table:number-columns-repeated="5"/>
          <table:table-cell table:formula="of:=[.F2032]+3.14159265/50" office:value-type="float" office:value="127.548661590005" calcext:value-type="float">
            <text:p>127,54866159</text:p>
          </table:table-cell>
          <table:table-cell table:formula="of:=COS([.F2033])" office:value-type="float" office:value="-0.309016855767348" calcext:value-type="float">
            <text:p>-0,3090168558</text:p>
          </table:table-cell>
          <table:table-cell table:formula="of:=SIN([.F2033])" office:value-type="float" office:value="0.951056561331481" calcext:value-type="float">
            <text:p>0,9510565613</text:p>
          </table:table-cell>
        </table:table-row>
        <table:table-row table:style-name="ro1">
          <table:table-cell table:number-columns-repeated="5"/>
          <table:table-cell table:formula="of:=[.F2033]+3.14159265/50" office:value-type="float" office:value="127.611493443005" calcext:value-type="float">
            <text:p>127,611493443</text:p>
          </table:table-cell>
          <table:table-cell table:formula="of:=COS([.F2034])" office:value-type="float" office:value="-0.368124417111695" calcext:value-type="float">
            <text:p>-0,3681244171</text:p>
          </table:table-cell>
          <table:table-cell table:formula="of:=SIN([.F2034])" office:value-type="float" office:value="0.929776539565381" calcext:value-type="float">
            <text:p>0,9297765396</text:p>
          </table:table-cell>
        </table:table-row>
        <table:table-row table:style-name="ro1">
          <table:table-cell table:number-columns-repeated="5"/>
          <table:table-cell table:formula="of:=[.F2034]+3.14159265/50" office:value-type="float" office:value="127.674325296005" calcext:value-type="float">
            <text:p>127,674325296</text:p>
          </table:table-cell>
          <table:table-cell table:formula="of:=COS([.F2035])" office:value-type="float" office:value="-0.425779159565069" calcext:value-type="float">
            <text:p>-0,4257791596</text:p>
          </table:table-cell>
          <table:table-cell table:formula="of:=SIN([.F2035])" office:value-type="float" office:value="0.904827114580495" calcext:value-type="float">
            <text:p>0,9048271146</text:p>
          </table:table-cell>
        </table:table-row>
        <table:table-row table:style-name="ro1">
          <table:table-cell table:number-columns-repeated="5"/>
          <table:table-cell table:formula="of:=[.F2035]+3.14159265/50" office:value-type="float" office:value="127.737157149005" calcext:value-type="float">
            <text:p>127,737157149</text:p>
          </table:table-cell>
          <table:table-cell table:formula="of:=COS([.F2036])" office:value-type="float" office:value="-0.481753546199474" calcext:value-type="float">
            <text:p>-0,4817535462</text:p>
          </table:table-cell>
          <table:table-cell table:formula="of:=SIN([.F2036])" office:value-type="float" office:value="0.876306750358704" calcext:value-type="float">
            <text:p>0,8763067504</text:p>
          </table:table-cell>
        </table:table-row>
        <table:table-row table:style-name="ro1">
          <table:table-cell table:number-columns-repeated="5"/>
          <table:table-cell table:formula="of:=[.F2036]+3.14159265/50" office:value-type="float" office:value="127.799989002005" calcext:value-type="float">
            <text:p>127,799989002</text:p>
          </table:table-cell>
          <table:table-cell table:formula="of:=COS([.F2037])" office:value-type="float" office:value="-0.535826671683632" calcext:value-type="float">
            <text:p>-0,5358266717</text:p>
          </table:table-cell>
          <table:table-cell table:formula="of:=SIN([.F2037])" office:value-type="float" office:value="0.84432800374762" calcext:value-type="float">
            <text:p>0,8443280037</text:p>
          </table:table-cell>
        </table:table-row>
        <table:table-row table:style-name="ro1">
          <table:table-cell table:number-columns-repeated="5"/>
          <table:table-cell table:formula="of:=[.F2037]+3.14159265/50" office:value-type="float" office:value="127.862820855005" calcext:value-type="float">
            <text:p>127,862820855</text:p>
          </table:table-cell>
          <table:table-cell table:formula="of:=COS([.F2038])" office:value-type="float" office:value="-0.587785134095406" calcext:value-type="float">
            <text:p>-0,5877851341</text:p>
          </table:table-cell>
          <table:table-cell table:formula="of:=SIN([.F2038])" office:value-type="float" office:value="0.80901708025013" calcext:value-type="float">
            <text:p>0,8090170803</text:p>
          </table:table-cell>
        </table:table-row>
        <table:table-row table:style-name="ro1">
          <table:table-cell table:number-columns-repeated="5"/>
          <table:table-cell table:formula="of:=[.F2038]+3.14159265/50" office:value-type="float" office:value="127.925652708005" calcext:value-type="float">
            <text:p>127,925652708</text:p>
          </table:table-cell>
          <table:table-cell table:formula="of:=COS([.F2039])" office:value-type="float" office:value="-0.63742387712169" calcext:value-type="float">
            <text:p>-0,6374238771</text:p>
          </table:table-cell>
          <table:table-cell table:formula="of:=SIN([.F2039])" office:value-type="float" office:value="0.770513335948933" calcext:value-type="float">
            <text:p>0,7705133359</text:p>
          </table:table-cell>
        </table:table-row>
        <table:table-row table:style-name="ro1">
          <table:table-cell table:number-columns-repeated="5"/>
          <table:table-cell table:formula="of:=[.F2039]+3.14159265/50" office:value-type="float" office:value="127.988484561005" calcext:value-type="float">
            <text:p>127,988484561</text:p>
          </table:table-cell>
          <table:table-cell table:formula="of:=COS([.F2040])" office:value-type="float" office:value="-0.68454699932199" calcext:value-type="float">
            <text:p>-0,6845469993</text:p>
          </table:table-cell>
          <table:table-cell table:formula="of:=SIN([.F2040])" office:value-type="float" office:value="0.72896872753175" calcext:value-type="float">
            <text:p>0,7289687275</text:p>
          </table:table-cell>
        </table:table-row>
        <table:table-row table:style-name="ro1">
          <table:table-cell table:number-columns-repeated="5"/>
          <table:table-cell table:formula="of:=[.F2040]+3.14159265/50" office:value-type="float" office:value="128.051316414005" calcext:value-type="float">
            <text:p>128,051316414</text:p>
          </table:table-cell>
          <table:table-cell table:formula="of:=COS([.F2041])" office:value-type="float" office:value="-0.728968527261904" calcext:value-type="float">
            <text:p>-0,7289685273</text:p>
          </table:table-cell>
          <table:table-cell table:formula="of:=SIN([.F2041])" office:value-type="float" office:value="0.684547212587716" calcext:value-type="float">
            <text:p>0,6845472126</text:p>
          </table:table-cell>
        </table:table-row>
        <table:table-row table:style-name="ro1">
          <table:table-cell table:number-columns-repeated="5"/>
          <table:table-cell table:formula="of:=[.F2041]+3.14159265/50" office:value-type="float" office:value="128.114148267005" calcext:value-type="float">
            <text:p>128,114148267</text:p>
          </table:table-cell>
          <table:table-cell table:formula="of:=COS([.F2042])" office:value-type="float" office:value="-0.770513149465338" calcext:value-type="float">
            <text:p>-0,7705131495</text:p>
          </table:table-cell>
          <table:table-cell table:formula="of:=SIN([.F2042])" office:value-type="float" office:value="0.637424102541632" calcext:value-type="float">
            <text:p>0,6374241025</text:p>
          </table:table-cell>
        </table:table-row>
        <table:table-row table:style-name="ro1">
          <table:table-cell table:number-columns-repeated="5"/>
          <table:table-cell table:formula="of:=[.F2042]+3.14159265/50" office:value-type="float" office:value="128.176980120005" calcext:value-type="float">
            <text:p>128,17698012</text:p>
          </table:table-cell>
          <table:table-cell table:formula="of:=COS([.F2043])" office:value-type="float" office:value="-0.809016908288754" calcext:value-type="float">
            <text:p>-0,8090169083</text:p>
          </table:table-cell>
          <table:table-cell table:formula="of:=SIN([.F2043])" office:value-type="float" office:value="0.587785370779936" calcext:value-type="float">
            <text:p>0,5877853708</text:p>
          </table:table-cell>
        </table:table-row>
        <table:table-row table:style-name="ro1">
          <table:table-cell table:number-columns-repeated="5"/>
          <table:table-cell table:formula="of:=[.F2043]+3.14159265/50" office:value-type="float" office:value="128.239811973005" calcext:value-type="float">
            <text:p>128,239811973</text:p>
          </table:table-cell>
          <table:table-cell table:formula="of:=COS([.F2044])" office:value-type="float" office:value="-0.844327846987115" calcext:value-type="float">
            <text:p>-0,844327847</text:p>
          </table:table-cell>
          <table:table-cell table:formula="of:=SIN([.F2044])" office:value-type="float" office:value="0.535826918698662" calcext:value-type="float">
            <text:p>0,5358269187</text:p>
          </table:table-cell>
        </table:table-row>
        <table:table-row table:style-name="ro1">
          <table:table-cell table:number-columns-repeated="5"/>
          <table:table-cell table:formula="of:=[.F2044]+3.14159265/50" office:value-type="float" office:value="128.302643826005" calcext:value-type="float">
            <text:p>128,302643826</text:p>
          </table:table-cell>
          <table:table-cell table:formula="of:=COS([.F2045])" office:value-type="float" office:value="-0.876306609417732" calcext:value-type="float">
            <text:p>-0,8763066094</text:p>
          </table:table-cell>
          <table:table-cell table:formula="of:=SIN([.F2045])" office:value-type="float" office:value="0.48175380257015" calcext:value-type="float">
            <text:p>0,4817538026</text:p>
          </table:table-cell>
        </table:table-row>
        <table:table-row table:style-name="ro1">
          <table:table-cell table:number-columns-repeated="5"/>
          <table:table-cell table:formula="of:=[.F2045]+3.14159265/50" office:value-type="float" office:value="128.365475679005" calcext:value-type="float">
            <text:p>128,365475679</text:p>
          </table:table-cell>
          <table:table-cell table:formula="of:=COS([.F2046])" office:value-type="float" office:value="-0.904826990015285" calcext:value-type="float">
            <text:p>-0,90482699</text:p>
          </table:table-cell>
          <table:table-cell table:formula="of:=SIN([.F2046])" office:value-type="float" office:value="0.425779424279613" calcext:value-type="float">
            <text:p>0,4257794243</text:p>
          </table:table-cell>
        </table:table-row>
        <table:table-row table:style-name="ro1">
          <table:table-cell table:number-columns-repeated="5"/>
          <table:table-cell table:formula="of:=[.F2046]+3.14159265/50" office:value-type="float" office:value="128.428307532005" calcext:value-type="float">
            <text:p>128,428307532</text:p>
          </table:table-cell>
          <table:table-cell table:formula="of:=COS([.F2047])" office:value-type="float" office:value="-0.929776431867537" calcext:value-type="float">
            <text:p>-0,9297764319</text:p>
          </table:table-cell>
          <table:table-cell table:formula="of:=SIN([.F2047])" office:value-type="float" office:value="0.368124689125399" calcext:value-type="float">
            <text:p>0,3681246891</text:p>
          </table:table-cell>
        </table:table-row>
        <table:table-row table:style-name="ro1">
          <table:table-cell table:number-columns-repeated="5"/>
          <table:table-cell table:formula="of:=[.F2047]+3.14159265/50" office:value-type="float" office:value="128.491139385005" calcext:value-type="float">
            <text:p>128,491139385</text:p>
          </table:table-cell>
          <table:table-cell table:formula="of:=COS([.F2048])" office:value-type="float" office:value="-0.951056470926036" calcext:value-type="float">
            <text:p>-0,9510564709</text:p>
          </table:table-cell>
          <table:table-cell table:formula="of:=SIN([.F2048])" office:value-type="float" office:value="0.309017134006699" calcext:value-type="float">
            <text:p>0,309017134</text:p>
          </table:table-cell>
        </table:table-row>
        <table:table-row table:style-name="ro1">
          <table:table-cell table:number-columns-repeated="5"/>
          <table:table-cell table:formula="of:=[.F2048]+3.14159265/50" office:value-type="float" office:value="128.553971238005" calcext:value-type="float">
            <text:p>128,553971238</text:p>
          </table:table-cell>
          <table:table-cell table:formula="of:=COS([.F2049])" office:value-type="float" office:value="-0.968583124598736" calcext:value-type="float">
            <text:p>-0,9685831246</text:p>
          </table:table-cell>
          <table:table-cell table:formula="of:=SIN([.F2049])" office:value-type="float" office:value="0.24869002943936" calcext:value-type="float">
            <text:p>0,2486900294</text:p>
          </table:table-cell>
        </table:table-row>
        <table:table-row table:style-name="ro1">
          <table:table-cell table:number-columns-repeated="5"/>
          <table:table-cell table:formula="of:=[.F2049]+3.14159265/50" office:value-type="float" office:value="128.616803091005" calcext:value-type="float">
            <text:p>128,616803091</text:p>
          </table:table-cell>
          <table:table-cell table:formula="of:=COS([.F2050])" office:value-type="float" office:value="-0.982287223190915" calcext:value-type="float">
            <text:p>-0,9822872232</text:p>
          </table:table-cell>
          <table:table-cell table:formula="of:=SIN([.F2050])" office:value-type="float" office:value="0.187381458943734" calcext:value-type="float">
            <text:p>0,1873814589</text:p>
          </table:table-cell>
        </table:table-row>
        <table:table-row table:style-name="ro1">
          <table:table-cell table:number-columns-repeated="5"/>
          <table:table-cell table:formula="of:=[.F2050]+3.14159265/50" office:value-type="float" office:value="128.679634944005" calcext:value-type="float">
            <text:p>128,679634944</text:p>
          </table:table-cell>
          <table:table-cell table:formula="of:=COS([.F2051])" office:value-type="float" office:value="-0.99211468288636" calcext:value-type="float">
            <text:p>-0,9921146829</text:p>
          </table:table-cell>
          <table:table-cell table:formula="of:=SIN([.F2051])" office:value-type="float" office:value="0.125333379437791" calcext:value-type="float">
            <text:p>0,1253333794</text:p>
          </table:table-cell>
        </table:table-row>
        <table:table-row table:style-name="ro1">
          <table:table-cell table:number-columns-repeated="5"/>
          <table:table-cell table:formula="of:=[.F2051]+3.14159265/50" office:value-type="float" office:value="128.742466797005" calcext:value-type="float">
            <text:p>128,742466797</text:p>
          </table:table-cell>
          <table:table-cell table:formula="of:=COS([.F2052])" office:value-type="float" office:value="-0.998026719191482" calcext:value-type="float">
            <text:p>-0,9980267192</text:p>
          </table:table-cell>
          <table:table-cell table:formula="of:=SIN([.F2052])" office:value-type="float" office:value="0.0627906663437114" calcext:value-type="float">
            <text:p>0,0627906663</text:p>
          </table:table-cell>
        </table:table-row>
        <table:table-row table:style-name="ro1">
          <table:table-cell table:number-columns-repeated="5"/>
          <table:table-cell table:formula="of:=[.F2052]+3.14159265/50" office:value-type="float" office:value="128.805298650005" calcext:value-type="float">
            <text:p>128,80529865</text:p>
          </table:table-cell>
          <table:table-cell table:formula="of:=COS([.F2053])" office:value-type="float" office:value="-0.999999999999989" calcext:value-type="float">
            <text:p>-1</text:p>
          </table:table-cell>
          <table:table-cell table:formula="of:=SIN([.F2053])" office:value-type="float" office:value="0.000000147176466261457" calcext:value-type="float">
            <text:p>1,47176466261457E-007</text:p>
          </table:table-cell>
        </table:table-row>
        <table:table-row table:style-name="ro1">
          <table:table-cell table:number-columns-repeated="5"/>
          <table:table-cell table:formula="of:=[.F2053]+3.14159265/50" office:value-type="float" office:value="128.868130503005" calcext:value-type="float">
            <text:p>128,868130503</text:p>
          </table:table-cell>
          <table:table-cell table:formula="of:=COS([.F2054])" office:value-type="float" office:value="-0.998026737674055" calcext:value-type="float">
            <text:p>-0,9980267377</text:p>
          </table:table-cell>
          <table:table-cell table:formula="of:=SIN([.F2054])" office:value-type="float" office:value="-0.0627903725716172" calcext:value-type="float">
            <text:p>-0,0627903726</text:p>
          </table:table-cell>
        </table:table-row>
        <table:table-row table:style-name="ro1">
          <table:table-cell table:number-columns-repeated="5"/>
          <table:table-cell table:formula="of:=[.F2054]+3.14159265/50" office:value-type="float" office:value="128.930962356005" calcext:value-type="float">
            <text:p>128,930962356</text:p>
          </table:table-cell>
          <table:table-cell table:formula="of:=COS([.F2055])" office:value-type="float" office:value="-0.992114719778565" calcext:value-type="float">
            <text:p>-0,9921147198</text:p>
          </table:table-cell>
          <table:table-cell table:formula="of:=SIN([.F2055])" office:value-type="float" office:value="-0.125333087405919" calcext:value-type="float">
            <text:p>-0,1253330874</text:p>
          </table:table-cell>
        </table:table-row>
        <table:table-row table:style-name="ro1">
          <table:table-cell table:number-columns-repeated="5"/>
          <table:table-cell table:formula="of:=[.F2055]+3.14159265/50" office:value-type="float" office:value="128.993794209005" calcext:value-type="float">
            <text:p>128,993794209</text:p>
          </table:table-cell>
          <table:table-cell table:formula="of:=COS([.F2056])" office:value-type="float" office:value="-0.982287278347154" calcext:value-type="float">
            <text:p>-0,9822872783</text:p>
          </table:table-cell>
          <table:table-cell table:formula="of:=SIN([.F2056])" office:value-type="float" office:value="-0.187381169804601" calcext:value-type="float">
            <text:p>-0,1873811698</text:p>
          </table:table-cell>
        </table:table-row>
        <table:table-row table:style-name="ro1">
          <table:table-cell table:number-columns-repeated="5"/>
          <table:table-cell table:formula="of:=[.F2056]+3.14159265/50" office:value-type="float" office:value="129.056626062005" calcext:value-type="float">
            <text:p>129,056626062</text:p>
          </table:table-cell>
          <table:table-cell table:formula="of:=COS([.F2057])" office:value-type="float" office:value="-0.968583197801333" calcext:value-type="float">
            <text:p>-0,9685831978</text:p>
          </table:table-cell>
          <table:table-cell table:formula="of:=SIN([.F2057])" office:value-type="float" office:value="-0.248689744334067" calcext:value-type="float">
            <text:p>-0,2486897443</text:p>
          </table:table-cell>
        </table:table-row>
        <table:table-row table:style-name="ro1">
          <table:table-cell table:number-columns-repeated="5"/>
          <table:table-cell table:formula="of:=[.F2057]+3.14159265/50" office:value-type="float" office:value="129.119457915005" calcext:value-type="float">
            <text:p>129,119457915</text:p>
          </table:table-cell>
          <table:table-cell table:formula="of:=COS([.F2058])" office:value-type="float" office:value="-0.951056561886094" calcext:value-type="float">
            <text:p>-0,9510565619</text:p>
          </table:table-cell>
          <table:table-cell table:formula="of:=SIN([.F2058])" office:value-type="float" office:value="-0.309016854060425" calcext:value-type="float">
            <text:p>-0,3090168541</text:p>
          </table:table-cell>
        </table:table-row>
        <table:table-row table:style-name="ro1">
          <table:table-cell table:number-columns-repeated="5"/>
          <table:table-cell table:formula="of:=[.F2058]+3.14159265/50" office:value-type="float" office:value="129.182289768005" calcext:value-type="float">
            <text:p>129,182289768</text:p>
          </table:table-cell>
          <table:table-cell table:formula="of:=COS([.F2059])" office:value-type="float" office:value="-0.929776540226078" calcext:value-type="float">
            <text:p>-0,9297765402</text:p>
          </table:table-cell>
          <table:table-cell table:formula="of:=SIN([.F2059])" office:value-type="float" office:value="-0.368124415442964" calcext:value-type="float">
            <text:p>-0,3681244154</text:p>
          </table:table-cell>
        </table:table-row>
        <table:table-row table:style-name="ro1">
          <table:table-cell table:number-columns-repeated="5"/>
          <table:table-cell table:formula="of:=[.F2059]+3.14159265/50" office:value-type="float" office:value="129.245121621005" calcext:value-type="float">
            <text:p>129,245121621</text:p>
          </table:table-cell>
          <table:table-cell table:formula="of:=COS([.F2060])" office:value-type="float" office:value="-0.904827115344668" calcext:value-type="float">
            <text:p>-0,9048271153</text:p>
          </table:table-cell>
          <table:table-cell table:formula="of:=SIN([.F2060])" office:value-type="float" office:value="-0.425779157941117" calcext:value-type="float">
            <text:p>-0,4257791579</text:p>
          </table:table-cell>
        </table:table-row>
        <table:table-row table:style-name="ro1">
          <table:table-cell table:number-columns-repeated="5"/>
          <table:table-cell table:formula="of:=[.F2060]+3.14159265/50" office:value-type="float" office:value="129.307953474005" calcext:value-type="float">
            <text:p>129,307953474</text:p>
          </table:table-cell>
          <table:table-cell table:formula="of:=COS([.F2061])" office:value-type="float" office:value="-0.876306751223338" calcext:value-type="float">
            <text:p>-0,8763067512</text:p>
          </table:table-cell>
          <table:table-cell table:formula="of:=SIN([.F2061])" office:value-type="float" office:value="-0.481753544626709" calcext:value-type="float">
            <text:p>-0,4817535446</text:p>
          </table:table-cell>
        </table:table-row>
        <table:table-row table:style-name="ro1">
          <table:table-cell table:number-columns-repeated="5"/>
          <table:table-cell table:formula="of:=[.F2061]+3.14159265/50" office:value-type="float" office:value="129.370785327005" calcext:value-type="float">
            <text:p>129,370785327</text:p>
          </table:table-cell>
          <table:table-cell table:formula="of:=COS([.F2062])" office:value-type="float" office:value="-0.844328004709303" calcext:value-type="float">
            <text:p>-0,8443280047</text:p>
          </table:table-cell>
          <table:table-cell table:formula="of:=SIN([.F2062])" office:value-type="float" office:value="-0.535826670168261" calcext:value-type="float">
            <text:p>-0,5358266702</text:p>
          </table:table-cell>
        </table:table-row>
        <table:table-row table:style-name="ro1">
          <table:table-cell table:number-columns-repeated="5"/>
          <table:table-cell table:formula="of:=[.F2062]+3.14159265/50" office:value-type="float" office:value="129.433617180005" calcext:value-type="float">
            <text:p>129,43361718</text:p>
          </table:table-cell>
          <table:table-cell table:formula="of:=COS([.F2063])" office:value-type="float" office:value="-0.809017081305066" calcext:value-type="float">
            <text:p>-0,8090170813</text:p>
          </table:table-cell>
          <table:table-cell table:formula="of:=SIN([.F2063])" office:value-type="float" office:value="-0.587785132643411" calcext:value-type="float">
            <text:p>-0,5877851326</text:p>
          </table:table-cell>
        </table:table-row>
        <table:table-row table:style-name="ro1">
          <table:table-cell table:number-columns-repeated="5"/>
          <table:table-cell table:formula="of:=[.F2063]+3.14159265/50" office:value-type="float" office:value="129.496449033005" calcext:value-type="float">
            <text:p>129,496449033</text:p>
          </table:table-cell>
          <table:table-cell table:formula="of:=COS([.F2064])" office:value-type="float" office:value="-0.770513337092959" calcext:value-type="float">
            <text:p>-0,7705133371</text:p>
          </table:table-cell>
          <table:table-cell table:formula="of:=SIN([.F2064])" office:value-type="float" office:value="-0.637423875738799" calcext:value-type="float">
            <text:p>-0,6374238757</text:p>
          </table:table-cell>
        </table:table-row>
        <table:table-row table:style-name="ro1">
          <table:table-cell table:number-columns-repeated="5"/>
          <table:table-cell table:formula="of:=[.F2064]+3.14159265/50" office:value-type="float" office:value="129.559280886005" calcext:value-type="float">
            <text:p>129,559280886</text:p>
          </table:table-cell>
          <table:table-cell table:formula="of:=COS([.F2065])" office:value-type="float" office:value="-0.728968728760352" calcext:value-type="float">
            <text:p>-0,7289687288</text:p>
          </table:table-cell>
          <table:table-cell table:formula="of:=SIN([.F2065])" office:value-type="float" office:value="-0.684546998013662" calcext:value-type="float">
            <text:p>-0,684546998</text:p>
          </table:table-cell>
        </table:table-row>
        <table:table-row table:style-name="ro1">
          <table:table-cell table:number-columns-repeated="5"/>
          <table:table-cell table:formula="of:=[.F2065]+3.14159265/50" office:value-type="float" office:value="129.622112739005" calcext:value-type="float">
            <text:p>129,622112739</text:p>
          </table:table-cell>
          <table:table-cell table:formula="of:=COS([.F2066])" office:value-type="float" office:value="-0.684547213896033" calcext:value-type="float">
            <text:p>-0,6845472139</text:p>
          </table:table-cell>
          <table:table-cell table:formula="of:=SIN([.F2066])" office:value-type="float" office:value="-0.728968526033312" calcext:value-type="float">
            <text:p>-0,728968526</text:p>
          </table:table-cell>
        </table:table-row>
        <table:table-row table:style-name="ro1">
          <table:table-cell table:number-columns-repeated="5"/>
          <table:table-cell table:formula="of:=[.F2066]+3.14159265/50" office:value-type="float" office:value="129.684944592005" calcext:value-type="float">
            <text:p>129,684944592</text:p>
          </table:table-cell>
          <table:table-cell table:formula="of:=COS([.F2067])" office:value-type="float" office:value="-0.637424103924512" calcext:value-type="float">
            <text:p>-0,6374241039</text:p>
          </table:table-cell>
          <table:table-cell table:formula="of:=SIN([.F2067])" office:value-type="float" office:value="-0.770513148321321" calcext:value-type="float">
            <text:p>-0,7705131483</text:p>
          </table:table-cell>
        </table:table-row>
        <table:table-row table:style-name="ro1">
          <table:table-cell table:number-columns-repeated="5"/>
          <table:table-cell table:formula="of:=[.F2067]+3.14159265/50" office:value-type="float" office:value="129.747776445005" calcext:value-type="float">
            <text:p>129,747776445</text:p>
          </table:table-cell>
          <table:table-cell table:formula="of:=COS([.F2068])" office:value-type="float" office:value="-0.58778537223192" calcext:value-type="float">
            <text:p>-0,5877853722</text:p>
          </table:table-cell>
          <table:table-cell table:formula="of:=SIN([.F2068])" office:value-type="float" office:value="-0.809016907233825" calcext:value-type="float">
            <text:p>-0,8090169072</text:p>
          </table:table-cell>
        </table:table-row>
        <table:table-row table:style-name="ro1">
          <table:table-cell table:number-columns-repeated="5"/>
          <table:table-cell table:formula="of:=[.F2068]+3.14159265/50" office:value-type="float" office:value="129.810608298005" calcext:value-type="float">
            <text:p>129,810608298</text:p>
          </table:table-cell>
          <table:table-cell table:formula="of:=COS([.F2069])" office:value-type="float" office:value="-0.535826920214021" calcext:value-type="float">
            <text:p>-0,5358269202</text:p>
          </table:table-cell>
          <table:table-cell table:formula="of:=SIN([.F2069])" office:value-type="float" office:value="-0.844327846025439" calcext:value-type="float">
            <text:p>-0,844327846</text:p>
          </table:table-cell>
        </table:table-row>
        <table:table-row table:style-name="ro1">
          <table:table-cell table:number-columns-repeated="5"/>
          <table:table-cell table:formula="of:=[.F2069]+3.14159265/50" office:value-type="float" office:value="129.873440151005" calcext:value-type="float">
            <text:p>129,873440151</text:p>
          </table:table-cell>
          <table:table-cell table:formula="of:=COS([.F2070])" office:value-type="float" office:value="-0.481753804142902" calcext:value-type="float">
            <text:p>-0,4817538041</text:p>
          </table:table-cell>
          <table:table-cell table:formula="of:=SIN([.F2070])" office:value-type="float" office:value="-0.876306608553104" calcext:value-type="float">
            <text:p>-0,8763066086</text:p>
          </table:table-cell>
        </table:table-row>
        <table:table-row table:style-name="ro1">
          <table:table-cell table:number-columns-repeated="5"/>
          <table:table-cell table:formula="of:=[.F2070]+3.14159265/50" office:value-type="float" office:value="129.936272004005" calcext:value-type="float">
            <text:p>129,936272004</text:p>
          </table:table-cell>
          <table:table-cell table:formula="of:=COS([.F2071])" office:value-type="float" office:value="-0.425779425903552" calcext:value-type="float">
            <text:p>-0,4257794259</text:p>
          </table:table-cell>
          <table:table-cell table:formula="of:=SIN([.F2071])" office:value-type="float" office:value="-0.904826989251117" calcext:value-type="float">
            <text:p>-0,9048269893</text:p>
          </table:table-cell>
        </table:table-row>
        <table:table-row table:style-name="ro1">
          <table:table-cell table:number-columns-repeated="5"/>
          <table:table-cell table:formula="of:=[.F2071]+3.14159265/50" office:value-type="float" office:value="129.999103857005" calcext:value-type="float">
            <text:p>129,999103857</text:p>
          </table:table-cell>
          <table:table-cell table:formula="of:=COS([.F2072])" office:value-type="float" office:value="-0.368124690794117" calcext:value-type="float">
            <text:p>-0,3681246908</text:p>
          </table:table-cell>
          <table:table-cell table:formula="of:=SIN([.F2072])" office:value-type="float" office:value="-0.929776431206845" calcext:value-type="float">
            <text:p>-0,9297764312</text:p>
          </table:table-cell>
        </table:table-row>
        <table:table-row table:style-name="ro1">
          <table:table-cell table:number-columns-repeated="5"/>
          <table:table-cell table:formula="of:=[.F2072]+3.14159265/50" office:value-type="float" office:value="130.061935710005" calcext:value-type="float">
            <text:p>130,06193571</text:p>
          </table:table-cell>
          <table:table-cell table:formula="of:=COS([.F2073])" office:value-type="float" office:value="-0.309017135713609" calcext:value-type="float">
            <text:p>-0,3090171357</text:p>
          </table:table-cell>
          <table:table-cell table:formula="of:=SIN([.F2073])" office:value-type="float" office:value="-0.951056470371427" calcext:value-type="float">
            <text:p>-0,9510564704</text:p>
          </table:table-cell>
        </table:table-row>
        <table:table-row table:style-name="ro1">
          <table:table-cell table:number-columns-repeated="5"/>
          <table:table-cell table:formula="of:=[.F2073]+3.14159265/50" office:value-type="float" office:value="130.124767563005" calcext:value-type="float">
            <text:p>130,124767563</text:p>
          </table:table-cell>
          <table:table-cell table:formula="of:=COS([.F2074])" office:value-type="float" office:value="-0.248690031177726" calcext:value-type="float">
            <text:p>-0,2486900312</text:p>
          </table:table-cell>
          <table:table-cell table:formula="of:=SIN([.F2074])" office:value-type="float" office:value="-0.968583124152399" calcext:value-type="float">
            <text:p>-0,9685831242</text:p>
          </table:table-cell>
        </table:table-row>
        <table:table-row table:style-name="ro1">
          <table:table-cell table:number-columns-repeated="5"/>
          <table:table-cell table:formula="of:=[.F2074]+3.14159265/50" office:value-type="float" office:value="130.187599416005" calcext:value-type="float">
            <text:p>130,187599416</text:p>
          </table:table-cell>
          <table:table-cell table:formula="of:=COS([.F2075])" office:value-type="float" office:value="-0.187381460706695" calcext:value-type="float">
            <text:p>-0,1873814607</text:p>
          </table:table-cell>
          <table:table-cell table:formula="of:=SIN([.F2075])" office:value-type="float" office:value="-0.982287222854612" calcext:value-type="float">
            <text:p>-0,9822872229</text:p>
          </table:table-cell>
        </table:table-row>
        <table:table-row table:style-name="ro1">
          <table:table-cell table:number-columns-repeated="5"/>
          <table:table-cell table:formula="of:=[.F2075]+3.14159265/50" office:value-type="float" office:value="130.250431269005" calcext:value-type="float">
            <text:p>130,250431269</text:p>
          </table:table-cell>
          <table:table-cell table:formula="of:=COS([.F2076])" office:value-type="float" office:value="-0.12533338121839" calcext:value-type="float">
            <text:p>-0,1253333812</text:p>
          </table:table-cell>
          <table:table-cell table:formula="of:=SIN([.F2076])" office:value-type="float" office:value="-0.992114682661418" calcext:value-type="float">
            <text:p>-0,9921146827</text:p>
          </table:table-cell>
        </table:table-row>
        <table:table-row table:style-name="ro1">
          <table:table-cell table:number-columns-repeated="5"/>
          <table:table-cell table:formula="of:=[.F2076]+3.14159265/50" office:value-type="float" office:value="130.313263122005" calcext:value-type="float">
            <text:p>130,313263122</text:p>
          </table:table-cell>
          <table:table-cell table:formula="of:=COS([.F2077])" office:value-type="float" office:value="-0.062790668134921" calcext:value-type="float">
            <text:p>-0,0627906681</text:p>
          </table:table-cell>
          <table:table-cell table:formula="of:=SIN([.F2077])" office:value-type="float" office:value="-0.998026719078788" calcext:value-type="float">
            <text:p>-0,9980267191</text:p>
          </table:table-cell>
        </table:table-row>
        <table:table-row table:style-name="ro1">
          <table:table-cell table:number-columns-repeated="5"/>
          <table:table-cell table:formula="of:=[.F2077]+3.14159265/50" office:value-type="float" office:value="130.376094975005" calcext:value-type="float">
            <text:p>130,376094975</text:p>
          </table:table-cell>
          <table:table-cell table:formula="of:=COS([.F2078])" office:value-type="float" office:value="-0.000000148971217337162" calcext:value-type="float">
            <text:p>-0,000000149</text:p>
          </table:table-cell>
          <table:table-cell table:formula="of:=SIN([.F2078])" office:value-type="float" office:value="-0.999999999999989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2078]+3.14159265/50" office:value-type="float" office:value="130.438926828005" calcext:value-type="float">
            <text:p>130,438926828</text:p>
          </table:table-cell>
          <table:table-cell table:formula="of:=COS([.F2079])" office:value-type="float" office:value="0.0627903707804076" calcext:value-type="float">
            <text:p>0,0627903708</text:p>
          </table:table-cell>
          <table:table-cell table:formula="of:=SIN([.F2079])" office:value-type="float" office:value="-0.998026737786748" calcext:value-type="float">
            <text:p>-0,9980267378</text:p>
          </table:table-cell>
        </table:table-row>
        <table:table-row table:style-name="ro1">
          <table:table-cell table:number-columns-repeated="5"/>
          <table:table-cell table:formula="of:=[.F2079]+3.14159265/50" office:value-type="float" office:value="130.501758681005" calcext:value-type="float">
            <text:p>130,501758681</text:p>
          </table:table-cell>
          <table:table-cell table:formula="of:=COS([.F2080])" office:value-type="float" office:value="0.12533308562532" calcext:value-type="float">
            <text:p>0,1253330856</text:p>
          </table:table-cell>
          <table:table-cell table:formula="of:=SIN([.F2080])" office:value-type="float" office:value="-0.992114720003507" calcext:value-type="float">
            <text:p>-0,99211472</text:p>
          </table:table-cell>
        </table:table-row>
        <table:table-row table:style-name="ro1">
          <table:table-cell table:number-columns-repeated="5"/>
          <table:table-cell table:formula="of:=[.F2080]+3.14159265/50" office:value-type="float" office:value="130.564590534005" calcext:value-type="float">
            <text:p>130,564590534</text:p>
          </table:table-cell>
          <table:table-cell table:formula="of:=COS([.F2081])" office:value-type="float" office:value="0.18738116804164" calcext:value-type="float">
            <text:p>0,187381168</text:p>
          </table:table-cell>
          <table:table-cell table:formula="of:=SIN([.F2081])" office:value-type="float" office:value="-0.982287278683457" calcext:value-type="float">
            <text:p>-0,9822872787</text:p>
          </table:table-cell>
        </table:table-row>
        <table:table-row table:style-name="ro1">
          <table:table-cell table:number-columns-repeated="5"/>
          <table:table-cell table:formula="of:=[.F2081]+3.14159265/50" office:value-type="float" office:value="130.627422387005" calcext:value-type="float">
            <text:p>130,627422387</text:p>
          </table:table-cell>
          <table:table-cell table:formula="of:=COS([.F2082])" office:value-type="float" office:value="0.248689742595701" calcext:value-type="float">
            <text:p>0,2486897426</text:p>
          </table:table-cell>
          <table:table-cell table:formula="of:=SIN([.F2082])" office:value-type="float" office:value="-0.968583198247669" calcext:value-type="float">
            <text:p>-0,9685831982</text:p>
          </table:table-cell>
        </table:table-row>
        <table:table-row table:style-name="ro1">
          <table:table-cell table:number-columns-repeated="5"/>
          <table:table-cell table:formula="of:=[.F2082]+3.14159265/50" office:value-type="float" office:value="130.690254240005" calcext:value-type="float">
            <text:p>130,69025424</text:p>
          </table:table-cell>
          <table:table-cell table:formula="of:=COS([.F2083])" office:value-type="float" office:value="0.309016852353515" calcext:value-type="float">
            <text:p>0,3090168524</text:p>
          </table:table-cell>
          <table:table-cell table:formula="of:=SIN([.F2083])" office:value-type="float" office:value="-0.951056562440702" calcext:value-type="float">
            <text:p>-0,9510565624</text:p>
          </table:table-cell>
        </table:table-row>
        <table:table-row table:style-name="ro1">
          <table:table-cell table:number-columns-repeated="5"/>
          <table:table-cell table:formula="of:=[.F2083]+3.14159265/50" office:value-type="float" office:value="130.753086093005" calcext:value-type="float">
            <text:p>130,753086093</text:p>
          </table:table-cell>
          <table:table-cell table:formula="of:=COS([.F2084])" office:value-type="float" office:value="0.368124413774247" calcext:value-type="float">
            <text:p>0,3681244138</text:p>
          </table:table-cell>
          <table:table-cell table:formula="of:=SIN([.F2084])" office:value-type="float" office:value="-0.92977654088677" calcext:value-type="float">
            <text:p>-0,9297765409</text:p>
          </table:table-cell>
        </table:table-row>
        <table:table-row table:style-name="ro1">
          <table:table-cell table:number-columns-repeated="5"/>
          <table:table-cell table:formula="of:=[.F2084]+3.14159265/50" office:value-type="float" office:value="130.815917946005" calcext:value-type="float">
            <text:p>130,815917946</text:p>
          </table:table-cell>
          <table:table-cell table:formula="of:=COS([.F2085])" office:value-type="float" office:value="0.425779156317177" calcext:value-type="float">
            <text:p>0,4257791563</text:p>
          </table:table-cell>
          <table:table-cell table:formula="of:=SIN([.F2085])" office:value-type="float" office:value="-0.904827116108836" calcext:value-type="float">
            <text:p>-0,9048271161</text:p>
          </table:table-cell>
        </table:table-row>
        <table:table-row table:style-name="ro1">
          <table:table-cell table:number-columns-repeated="5"/>
          <table:table-cell table:formula="of:=[.F2085]+3.14159265/50" office:value-type="float" office:value="130.878749799005" calcext:value-type="float">
            <text:p>130,878749799</text:p>
          </table:table-cell>
          <table:table-cell table:formula="of:=COS([.F2086])" office:value-type="float" office:value="0.481753543053956" calcext:value-type="float">
            <text:p>0,4817535431</text:p>
          </table:table-cell>
          <table:table-cell table:formula="of:=SIN([.F2086])" office:value-type="float" office:value="-0.876306752087966" calcext:value-type="float">
            <text:p>-0,8763067521</text:p>
          </table:table-cell>
        </table:table-row>
        <table:table-row table:style-name="ro1">
          <table:table-cell table:number-columns-repeated="5"/>
          <table:table-cell table:formula="of:=[.F2086]+3.14159265/50" office:value-type="float" office:value="130.941581652005" calcext:value-type="float">
            <text:p>130,941581652</text:p>
          </table:table-cell>
          <table:table-cell table:formula="of:=COS([.F2087])" office:value-type="float" office:value="0.535826668652903" calcext:value-type="float">
            <text:p>0,5358266687</text:p>
          </table:table-cell>
          <table:table-cell table:formula="of:=SIN([.F2087])" office:value-type="float" office:value="-0.844328005670979" calcext:value-type="float">
            <text:p>-0,8443280057</text:p>
          </table:table-cell>
        </table:table-row>
        <table:table-row table:style-name="ro1">
          <table:table-cell table:number-columns-repeated="5"/>
          <table:table-cell table:formula="of:=[.F2087]+3.14159265/50" office:value-type="float" office:value="131.004413505005" calcext:value-type="float">
            <text:p>131,004413505</text:p>
          </table:table-cell>
          <table:table-cell table:formula="of:=COS([.F2088])" office:value-type="float" office:value="0.587785131191426" calcext:value-type="float">
            <text:p>0,5877851312</text:p>
          </table:table-cell>
          <table:table-cell table:formula="of:=SIN([.F2088])" office:value-type="float" office:value="-0.809017082359994" calcext:value-type="float">
            <text:p>-0,8090170824</text:p>
          </table:table-cell>
        </table:table-row>
        <table:table-row table:style-name="ro1">
          <table:table-cell table:number-columns-repeated="5"/>
          <table:table-cell table:formula="of:=[.F2088]+3.14159265/50" office:value-type="float" office:value="131.067245358005" calcext:value-type="float">
            <text:p>131,067245358</text:p>
          </table:table-cell>
          <table:table-cell table:formula="of:=COS([.F2089])" office:value-type="float" office:value="0.63742387435592" calcext:value-type="float">
            <text:p>0,6374238744</text:p>
          </table:table-cell>
          <table:table-cell table:formula="of:=SIN([.F2089])" office:value-type="float" office:value="-0.770513338236976" calcext:value-type="float">
            <text:p>-0,7705133382</text:p>
          </table:table-cell>
        </table:table-row>
        <table:table-row table:style-name="ro1">
          <table:table-cell table:number-columns-repeated="5"/>
          <table:table-cell table:formula="of:=[.F2089]+3.14159265/50" office:value-type="float" office:value="131.130077211005" calcext:value-type="float">
            <text:p>131,130077211</text:p>
          </table:table-cell>
          <table:table-cell table:formula="of:=COS([.F2090])" office:value-type="float" office:value="0.684546996705345" calcext:value-type="float">
            <text:p>0,6845469967</text:p>
          </table:table-cell>
          <table:table-cell table:formula="of:=SIN([.F2090])" office:value-type="float" office:value="-0.728968729988943" calcext:value-type="float">
            <text:p>-0,72896873</text:p>
          </table:table-cell>
        </table:table-row>
        <table:table-row table:style-name="ro1">
          <table:table-cell table:number-columns-repeated="5"/>
          <table:table-cell table:formula="of:=[.F2090]+3.14159265/50" office:value-type="float" office:value="131.192909064005" calcext:value-type="float">
            <text:p>131,192909064</text:p>
          </table:table-cell>
          <table:table-cell table:formula="of:=COS([.F2091])" office:value-type="float" office:value="0.72896852480472" calcext:value-type="float">
            <text:p>0,7289685248</text:p>
          </table:table-cell>
          <table:table-cell table:formula="of:=SIN([.F2091])" office:value-type="float" office:value="-0.68454721520435" calcext:value-type="float">
            <text:p>-0,6845472152</text:p>
          </table:table-cell>
        </table:table-row>
        <table:table-row table:style-name="ro1">
          <table:table-cell table:number-columns-repeated="5"/>
          <table:table-cell table:formula="of:=[.F2091]+3.14159265/50" office:value-type="float" office:value="131.255740917005" calcext:value-type="float">
            <text:p>131,255740917</text:p>
          </table:table-cell>
          <table:table-cell table:formula="of:=COS([.F2092])" office:value-type="float" office:value="0.770513147177303" calcext:value-type="float">
            <text:p>0,7705131472</text:p>
          </table:table-cell>
          <table:table-cell table:formula="of:=SIN([.F2092])" office:value-type="float" office:value="-0.637424105307391" calcext:value-type="float">
            <text:p>-0,6374241053</text:p>
          </table:table-cell>
        </table:table-row>
        <table:table-row table:style-name="ro1">
          <table:table-cell table:number-columns-repeated="5"/>
          <table:table-cell table:formula="of:=[.F2092]+3.14159265/50" office:value-type="float" office:value="131.318572770005" calcext:value-type="float">
            <text:p>131,31857277</text:p>
          </table:table-cell>
          <table:table-cell table:formula="of:=COS([.F2093])" office:value-type="float" office:value="0.809016906178897" calcext:value-type="float">
            <text:p>0,8090169062</text:p>
          </table:table-cell>
          <table:table-cell table:formula="of:=SIN([.F2093])" office:value-type="float" office:value="-0.587785373683903" calcext:value-type="float">
            <text:p>-0,5877853737</text:p>
          </table:table-cell>
        </table:table-row>
        <table:table-row table:style-name="ro1">
          <table:table-cell table:number-columns-repeated="5"/>
          <table:table-cell table:formula="of:=[.F2093]+3.14159265/50" office:value-type="float" office:value="131.381404623005" calcext:value-type="float">
            <text:p>131,381404623</text:p>
          </table:table-cell>
          <table:table-cell table:formula="of:=COS([.F2094])" office:value-type="float" office:value="0.844327845063763" calcext:value-type="float">
            <text:p>0,8443278451</text:p>
          </table:table-cell>
          <table:table-cell table:formula="of:=SIN([.F2094])" office:value-type="float" office:value="-0.535826921729379" calcext:value-type="float">
            <text:p>-0,5358269217</text:p>
          </table:table-cell>
        </table:table-row>
        <table:table-row table:style-name="ro1">
          <table:table-cell table:number-columns-repeated="5"/>
          <table:table-cell table:formula="of:=[.F2094]+3.14159265/50" office:value-type="float" office:value="131.444236476005" calcext:value-type="float">
            <text:p>131,444236476</text:p>
          </table:table-cell>
          <table:table-cell table:formula="of:=COS([.F2095])" office:value-type="float" office:value="0.876306607688476" calcext:value-type="float">
            <text:p>0,8763066077</text:p>
          </table:table-cell>
          <table:table-cell table:formula="of:=SIN([.F2095])" office:value-type="float" office:value="-0.481753805715654" calcext:value-type="float">
            <text:p>-0,4817538057</text:p>
          </table:table-cell>
        </table:table-row>
        <table:table-row table:style-name="ro1">
          <table:table-cell table:number-columns-repeated="5"/>
          <table:table-cell table:formula="of:=[.F2095]+3.14159265/50" office:value-type="float" office:value="131.507068329005" calcext:value-type="float">
            <text:p>131,507068329</text:p>
          </table:table-cell>
          <table:table-cell table:formula="of:=COS([.F2096])" office:value-type="float" office:value="0.904826988486949" calcext:value-type="float">
            <text:p>0,9048269885</text:p>
          </table:table-cell>
          <table:table-cell table:formula="of:=SIN([.F2096])" office:value-type="float" office:value="-0.425779427527492" calcext:value-type="float">
            <text:p>-0,4257794275</text:p>
          </table:table-cell>
        </table:table-row>
        <table:table-row table:style-name="ro1">
          <table:table-cell table:number-columns-repeated="5"/>
          <table:table-cell table:formula="of:=[.F2096]+3.14159265/50" office:value-type="float" office:value="131.569900182005" calcext:value-type="float">
            <text:p>131,569900182</text:p>
          </table:table-cell>
          <table:table-cell table:formula="of:=COS([.F2097])" office:value-type="float" office:value="0.929776430546152" calcext:value-type="float">
            <text:p>0,9297764305</text:p>
          </table:table-cell>
          <table:table-cell table:formula="of:=SIN([.F2097])" office:value-type="float" office:value="-0.368124692462834" calcext:value-type="float">
            <text:p>-0,3681246925</text:p>
          </table:table-cell>
        </table:table-row>
        <table:table-row table:style-name="ro1">
          <table:table-cell table:number-columns-repeated="5"/>
          <table:table-cell table:formula="of:=[.F2097]+3.14159265/50" office:value-type="float" office:value="131.632732035005" calcext:value-type="float">
            <text:p>131,632732035</text:p>
          </table:table-cell>
          <table:table-cell table:formula="of:=COS([.F2098])" office:value-type="float" office:value="0.951056469816818" calcext:value-type="float">
            <text:p>0,9510564698</text:p>
          </table:table-cell>
          <table:table-cell table:formula="of:=SIN([.F2098])" office:value-type="float" office:value="-0.309017137420519" calcext:value-type="float">
            <text:p>-0,3090171374</text:p>
          </table:table-cell>
        </table:table-row>
        <table:table-row table:style-name="ro1">
          <table:table-cell table:number-columns-repeated="5"/>
          <table:table-cell table:formula="of:=[.F2098]+3.14159265/50" office:value-type="float" office:value="131.695563888005" calcext:value-type="float">
            <text:p>131,695563888</text:p>
          </table:table-cell>
          <table:table-cell table:formula="of:=COS([.F2099])" office:value-type="float" office:value="0.968583123706062" calcext:value-type="float">
            <text:p>0,9685831237</text:p>
          </table:table-cell>
          <table:table-cell table:formula="of:=SIN([.F2099])" office:value-type="float" office:value="-0.248690032916092" calcext:value-type="float">
            <text:p>-0,2486900329</text:p>
          </table:table-cell>
        </table:table-row>
        <table:table-row table:style-name="ro1">
          <table:table-cell table:number-columns-repeated="5"/>
          <table:table-cell table:formula="of:=[.F2099]+3.14159265/50" office:value-type="float" office:value="131.758395741005" calcext:value-type="float">
            <text:p>131,758395741</text:p>
          </table:table-cell>
          <table:table-cell table:formula="of:=COS([.F2100])" office:value-type="float" office:value="0.982287222518309" calcext:value-type="float">
            <text:p>0,9822872225</text:p>
          </table:table-cell>
          <table:table-cell table:formula="of:=SIN([.F2100])" office:value-type="float" office:value="-0.187381462469656" calcext:value-type="float">
            <text:p>-0,1873814625</text:p>
          </table:table-cell>
        </table:table-row>
        <table:table-row table:style-name="ro1">
          <table:table-cell table:number-columns-repeated="5"/>
          <table:table-cell table:formula="of:=[.F2100]+3.14159265/50" office:value-type="float" office:value="131.821227594005" calcext:value-type="float">
            <text:p>131,821227594</text:p>
          </table:table-cell>
          <table:table-cell table:formula="of:=COS([.F2101])" office:value-type="float" office:value="0.992114682436476" calcext:value-type="float">
            <text:p>0,9921146824</text:p>
          </table:table-cell>
          <table:table-cell table:formula="of:=SIN([.F2101])" office:value-type="float" office:value="-0.125333382998989" calcext:value-type="float">
            <text:p>-0,125333383</text:p>
          </table:table-cell>
        </table:table-row>
        <table:table-row table:style-name="ro1">
          <table:table-cell table:number-columns-repeated="5"/>
          <table:table-cell table:formula="of:=[.F2101]+3.14159265/50" office:value-type="float" office:value="131.884059447005" calcext:value-type="float">
            <text:p>131,884059447</text:p>
          </table:table-cell>
          <table:table-cell table:formula="of:=COS([.F2102])" office:value-type="float" office:value="0.998026718966094" calcext:value-type="float">
            <text:p>0,998026719</text:p>
          </table:table-cell>
          <table:table-cell table:formula="of:=SIN([.F2102])" office:value-type="float" office:value="-0.0627906699261305" calcext:value-type="float">
            <text:p>-0,0627906699</text:p>
          </table:table-cell>
        </table:table-row>
        <table:table-row table:style-name="ro1">
          <table:table-cell table:number-columns-repeated="5"/>
          <table:table-cell table:formula="of:=[.F2102]+3.14159265/50" office:value-type="float" office:value="131.946891300005" calcext:value-type="float">
            <text:p>131,9468913</text:p>
          </table:table-cell>
          <table:table-cell table:formula="of:=COS([.F2103])" office:value-type="float" office:value="0.999999999999989" calcext:value-type="float">
            <text:p>1</text:p>
          </table:table-cell>
          <table:table-cell table:formula="of:=SIN([.F2103])" office:value-type="float" office:value="-0.000000150765968412866" calcext:value-type="float">
            <text:p>-1,50765968412866E-007</text:p>
          </table:table-cell>
        </table:table-row>
        <table:table-row table:style-name="ro1">
          <table:table-cell table:number-columns-repeated="5"/>
          <table:table-cell table:formula="of:=[.F2103]+3.14159265/50" office:value-type="float" office:value="132.009723153005" calcext:value-type="float">
            <text:p>132,009723153</text:p>
          </table:table-cell>
          <table:table-cell table:formula="of:=COS([.F2104])" office:value-type="float" office:value="0.998026737899441" calcext:value-type="float">
            <text:p>0,9980267379</text:p>
          </table:table-cell>
          <table:table-cell table:formula="of:=SIN([.F2104])" office:value-type="float" office:value="0.0627903689891981" calcext:value-type="float">
            <text:p>0,062790369</text:p>
          </table:table-cell>
        </table:table-row>
        <table:table-row table:style-name="ro1">
          <table:table-cell table:number-columns-repeated="5"/>
          <table:table-cell table:formula="of:=[.F2104]+3.14159265/50" office:value-type="float" office:value="132.072555006005" calcext:value-type="float">
            <text:p>132,072555006</text:p>
          </table:table-cell>
          <table:table-cell table:formula="of:=COS([.F2105])" office:value-type="float" office:value="0.992114720228448" calcext:value-type="float">
            <text:p>0,9921147202</text:p>
          </table:table-cell>
          <table:table-cell table:formula="of:=SIN([.F2105])" office:value-type="float" office:value="0.125333083844721" calcext:value-type="float">
            <text:p>0,1253330838</text:p>
          </table:table-cell>
        </table:table-row>
        <table:table-row table:style-name="ro1">
          <table:table-cell table:number-columns-repeated="5"/>
          <table:table-cell table:formula="of:=[.F2105]+3.14159265/50" office:value-type="float" office:value="132.135386859005" calcext:value-type="float">
            <text:p>132,135386859</text:p>
          </table:table-cell>
          <table:table-cell table:formula="of:=COS([.F2106])" office:value-type="float" office:value="0.982287279019759" calcext:value-type="float">
            <text:p>0,982287279</text:p>
          </table:table-cell>
          <table:table-cell table:formula="of:=SIN([.F2106])" office:value-type="float" office:value="0.187381166278679" calcext:value-type="float">
            <text:p>0,1873811663</text:p>
          </table:table-cell>
        </table:table-row>
        <table:table-row table:style-name="ro1">
          <table:table-cell table:number-columns-repeated="5"/>
          <table:table-cell table:formula="of:=[.F2106]+3.14159265/50" office:value-type="float" office:value="132.198218712005" calcext:value-type="float">
            <text:p>132,198218712</text:p>
          </table:table-cell>
          <table:table-cell table:formula="of:=COS([.F2107])" office:value-type="float" office:value="0.968583198694006" calcext:value-type="float">
            <text:p>0,9685831987</text:p>
          </table:table-cell>
          <table:table-cell table:formula="of:=SIN([.F2107])" office:value-type="float" office:value="0.248689740857335" calcext:value-type="float">
            <text:p>0,2486897409</text:p>
          </table:table-cell>
        </table:table-row>
        <table:table-row table:style-name="ro1">
          <table:table-cell table:number-columns-repeated="5"/>
          <table:table-cell table:formula="of:=[.F2107]+3.14159265/50" office:value-type="float" office:value="132.261050565005" calcext:value-type="float">
            <text:p>132,261050565</text:p>
          </table:table-cell>
          <table:table-cell table:formula="of:=COS([.F2108])" office:value-type="float" office:value="0.951056562995311" calcext:value-type="float">
            <text:p>0,951056563</text:p>
          </table:table-cell>
          <table:table-cell table:formula="of:=SIN([.F2108])" office:value-type="float" office:value="0.309016850646605" calcext:value-type="float">
            <text:p>0,3090168506</text:p>
          </table:table-cell>
        </table:table-row>
        <table:table-row table:style-name="ro1">
          <table:table-cell table:number-columns-repeated="5"/>
          <table:table-cell table:formula="of:=[.F2108]+3.14159265/50" office:value-type="float" office:value="132.323882418005" calcext:value-type="float">
            <text:p>132,323882418</text:p>
          </table:table-cell>
          <table:table-cell table:formula="of:=COS([.F2109])" office:value-type="float" office:value="0.929776541547462" calcext:value-type="float">
            <text:p>0,9297765415</text:p>
          </table:table-cell>
          <table:table-cell table:formula="of:=SIN([.F2109])" office:value-type="float" office:value="0.368124412105529" calcext:value-type="float">
            <text:p>0,3681244121</text:p>
          </table:table-cell>
        </table:table-row>
        <table:table-row table:style-name="ro1">
          <table:table-cell table:number-columns-repeated="5"/>
          <table:table-cell table:formula="of:=[.F2109]+3.14159265/50" office:value-type="float" office:value="132.386714271005" calcext:value-type="float">
            <text:p>132,386714271</text:p>
          </table:table-cell>
          <table:table-cell table:formula="of:=COS([.F2110])" office:value-type="float" office:value="0.904827116873003" calcext:value-type="float">
            <text:p>0,9048271169</text:p>
          </table:table-cell>
          <table:table-cell table:formula="of:=SIN([.F2110])" office:value-type="float" office:value="0.425779154693238" calcext:value-type="float">
            <text:p>0,4257791547</text:p>
          </table:table-cell>
        </table:table-row>
        <table:table-row table:style-name="ro1">
          <table:table-cell table:number-columns-repeated="5"/>
          <table:table-cell table:formula="of:=[.F2110]+3.14159265/50" office:value-type="float" office:value="132.449546124005" calcext:value-type="float">
            <text:p>132,449546124</text:p>
          </table:table-cell>
          <table:table-cell table:formula="of:=COS([.F2111])" office:value-type="float" office:value="0.876306752952594" calcext:value-type="float">
            <text:p>0,876306753</text:p>
          </table:table-cell>
          <table:table-cell table:formula="of:=SIN([.F2111])" office:value-type="float" office:value="0.481753541481204" calcext:value-type="float">
            <text:p>0,4817535415</text:p>
          </table:table-cell>
        </table:table-row>
        <table:table-row table:style-name="ro1">
          <table:table-cell table:number-columns-repeated="5"/>
          <table:table-cell table:formula="of:=[.F2111]+3.14159265/50" office:value-type="float" office:value="132.512377977005" calcext:value-type="float">
            <text:p>132,512377977</text:p>
          </table:table-cell>
          <table:table-cell table:formula="of:=COS([.F2112])" office:value-type="float" office:value="0.844328006632654" calcext:value-type="float">
            <text:p>0,8443280066</text:p>
          </table:table-cell>
          <table:table-cell table:formula="of:=SIN([.F2112])" office:value-type="float" office:value="0.535826667137544" calcext:value-type="float">
            <text:p>0,5358266671</text:p>
          </table:table-cell>
        </table:table-row>
        <table:table-row table:style-name="ro1">
          <table:table-cell table:number-columns-repeated="5"/>
          <table:table-cell table:formula="of:=[.F2112]+3.14159265/50" office:value-type="float" office:value="132.575209830005" calcext:value-type="float">
            <text:p>132,57520983</text:p>
          </table:table-cell>
          <table:table-cell table:formula="of:=COS([.F2113])" office:value-type="float" office:value="0.809017083414922" calcext:value-type="float">
            <text:p>0,8090170834</text:p>
          </table:table-cell>
          <table:table-cell table:formula="of:=SIN([.F2113])" office:value-type="float" office:value="0.587785129739442" calcext:value-type="float">
            <text:p>0,5877851297</text:p>
          </table:table-cell>
        </table:table-row>
        <table:table-row table:style-name="ro1">
          <table:table-cell table:number-columns-repeated="5"/>
          <table:table-cell table:formula="of:=[.F2113]+3.14159265/50" office:value-type="float" office:value="132.638041683005" calcext:value-type="float">
            <text:p>132,638041683</text:p>
          </table:table-cell>
          <table:table-cell table:formula="of:=COS([.F2114])" office:value-type="float" office:value="0.770513339380993" calcext:value-type="float">
            <text:p>0,7705133394</text:p>
          </table:table-cell>
          <table:table-cell table:formula="of:=SIN([.F2114])" office:value-type="float" office:value="0.63742387297304" calcext:value-type="float">
            <text:p>0,637423873</text:p>
          </table:table-cell>
        </table:table-row>
        <table:table-row table:style-name="ro1">
          <table:table-cell table:number-columns-repeated="5"/>
          <table:table-cell table:formula="of:=[.F2114]+3.14159265/50" office:value-type="float" office:value="132.700873536005" calcext:value-type="float">
            <text:p>132,700873536</text:p>
          </table:table-cell>
          <table:table-cell table:formula="of:=COS([.F2115])" office:value-type="float" office:value="0.728968731217534" calcext:value-type="float">
            <text:p>0,7289687312</text:p>
          </table:table-cell>
          <table:table-cell table:formula="of:=SIN([.F2115])" office:value-type="float" office:value="0.684546995397027" calcext:value-type="float">
            <text:p>0,6845469954</text:p>
          </table:table-cell>
        </table:table-row>
        <table:table-row table:style-name="ro1">
          <table:table-cell table:number-columns-repeated="5"/>
          <table:table-cell table:formula="of:=[.F2115]+3.14159265/50" office:value-type="float" office:value="132.763705389005" calcext:value-type="float">
            <text:p>132,763705389</text:p>
          </table:table-cell>
          <table:table-cell table:formula="of:=COS([.F2116])" office:value-type="float" office:value="0.684547216512667" calcext:value-type="float">
            <text:p>0,6845472165</text:p>
          </table:table-cell>
          <table:table-cell table:formula="of:=SIN([.F2116])" office:value-type="float" office:value="0.728968523576128" calcext:value-type="float">
            <text:p>0,7289685236</text:p>
          </table:table-cell>
        </table:table-row>
        <table:table-row table:style-name="ro1">
          <table:table-cell table:number-columns-repeated="5"/>
          <table:table-cell table:formula="of:=[.F2116]+3.14159265/50" office:value-type="float" office:value="132.826537242005" calcext:value-type="float">
            <text:p>132,826537242</text:p>
          </table:table-cell>
          <table:table-cell table:formula="of:=COS([.F2117])" office:value-type="float" office:value="0.63742410669027" calcext:value-type="float">
            <text:p>0,6374241067</text:p>
          </table:table-cell>
          <table:table-cell table:formula="of:=SIN([.F2117])" office:value-type="float" office:value="0.770513146033285" calcext:value-type="float">
            <text:p>0,770513146</text:p>
          </table:table-cell>
        </table:table-row>
        <table:table-row table:style-name="ro1">
          <table:table-cell table:number-columns-repeated="5"/>
          <table:table-cell table:formula="of:=[.F2117]+3.14159265/50" office:value-type="float" office:value="132.889369095005" calcext:value-type="float">
            <text:p>132,889369095</text:p>
          </table:table-cell>
          <table:table-cell table:formula="of:=COS([.F2118])" office:value-type="float" office:value="0.587785375135887" calcext:value-type="float">
            <text:p>0,5877853751</text:p>
          </table:table-cell>
          <table:table-cell table:formula="of:=SIN([.F2118])" office:value-type="float" office:value="0.809016905123968" calcext:value-type="float">
            <text:p>0,8090169051</text:p>
          </table:table-cell>
        </table:table-row>
        <table:table-row table:style-name="ro1">
          <table:table-cell table:number-columns-repeated="5"/>
          <table:table-cell table:formula="of:=[.F2118]+3.14159265/50" office:value-type="float" office:value="132.952200948005" calcext:value-type="float">
            <text:p>132,952200948</text:p>
          </table:table-cell>
          <table:table-cell table:formula="of:=COS([.F2119])" office:value-type="float" office:value="0.535826923244737" calcext:value-type="float">
            <text:p>0,5358269232</text:p>
          </table:table-cell>
          <table:table-cell table:formula="of:=SIN([.F2119])" office:value-type="float" office:value="0.844327844102087" calcext:value-type="float">
            <text:p>0,8443278441</text:p>
          </table:table-cell>
        </table:table-row>
        <table:table-row table:style-name="ro1">
          <table:table-cell table:number-columns-repeated="5"/>
          <table:table-cell table:formula="of:=[.F2119]+3.14159265/50" office:value-type="float" office:value="133.015032801005" calcext:value-type="float">
            <text:p>133,015032801</text:p>
          </table:table-cell>
          <table:table-cell table:formula="of:=COS([.F2120])" office:value-type="float" office:value="0.481753807288407" calcext:value-type="float">
            <text:p>0,4817538073</text:p>
          </table:table-cell>
          <table:table-cell table:formula="of:=SIN([.F2120])" office:value-type="float" office:value="0.876306606823847" calcext:value-type="float">
            <text:p>0,8763066068</text:p>
          </table:table-cell>
        </table:table-row>
        <table:table-row table:style-name="ro1">
          <table:table-cell table:number-columns-repeated="5"/>
          <table:table-cell table:formula="of:=[.F2120]+3.14159265/50" office:value-type="float" office:value="133.077864654005" calcext:value-type="float">
            <text:p>133,077864654</text:p>
          </table:table-cell>
          <table:table-cell table:formula="of:=COS([.F2121])" office:value-type="float" office:value="0.425779429151431" calcext:value-type="float">
            <text:p>0,4257794292</text:p>
          </table:table-cell>
          <table:table-cell table:formula="of:=SIN([.F2121])" office:value-type="float" office:value="0.904826987722781" calcext:value-type="float">
            <text:p>0,9048269877</text:p>
          </table:table-cell>
        </table:table-row>
        <table:table-row table:style-name="ro1">
          <table:table-cell table:number-columns-repeated="5"/>
          <table:table-cell table:formula="of:=[.F2121]+3.14159265/50" office:value-type="float" office:value="133.140696507005" calcext:value-type="float">
            <text:p>133,140696507</text:p>
          </table:table-cell>
          <table:table-cell table:formula="of:=COS([.F2122])" office:value-type="float" office:value="0.368124694131551" calcext:value-type="float">
            <text:p>0,3681246941</text:p>
          </table:table-cell>
          <table:table-cell table:formula="of:=SIN([.F2122])" office:value-type="float" office:value="0.92977642988546" calcext:value-type="float">
            <text:p>0,9297764299</text:p>
          </table:table-cell>
        </table:table-row>
        <table:table-row table:style-name="ro1">
          <table:table-cell table:number-columns-repeated="5"/>
          <table:table-cell table:formula="of:=[.F2122]+3.14159265/50" office:value-type="float" office:value="133.203528360005" calcext:value-type="float">
            <text:p>133,20352836</text:p>
          </table:table-cell>
          <table:table-cell table:formula="of:=COS([.F2123])" office:value-type="float" office:value="0.309017139127428" calcext:value-type="float">
            <text:p>0,3090171391</text:p>
          </table:table-cell>
          <table:table-cell table:formula="of:=SIN([.F2123])" office:value-type="float" office:value="0.951056469262209" calcext:value-type="float">
            <text:p>0,9510564693</text:p>
          </table:table-cell>
        </table:table-row>
        <table:table-row table:style-name="ro1">
          <table:table-cell table:number-columns-repeated="5"/>
          <table:table-cell table:formula="of:=[.F2123]+3.14159265/50" office:value-type="float" office:value="133.266360213005" calcext:value-type="float">
            <text:p>133,266360213</text:p>
          </table:table-cell>
          <table:table-cell table:formula="of:=COS([.F2124])" office:value-type="float" office:value="0.248690034654457" calcext:value-type="float">
            <text:p>0,2486900347</text:p>
          </table:table-cell>
          <table:table-cell table:formula="of:=SIN([.F2124])" office:value-type="float" office:value="0.968583123259726" calcext:value-type="float">
            <text:p>0,9685831233</text:p>
          </table:table-cell>
        </table:table-row>
        <table:table-row table:style-name="ro1">
          <table:table-cell table:number-columns-repeated="5"/>
          <table:table-cell table:formula="of:=[.F2124]+3.14159265/50" office:value-type="float" office:value="133.329192066005" calcext:value-type="float">
            <text:p>133,329192066</text:p>
          </table:table-cell>
          <table:table-cell table:formula="of:=COS([.F2125])" office:value-type="float" office:value="0.187381464232617" calcext:value-type="float">
            <text:p>0,1873814642</text:p>
          </table:table-cell>
          <table:table-cell table:formula="of:=SIN([.F2125])" office:value-type="float" office:value="0.982287222182005" calcext:value-type="float">
            <text:p>0,9822872222</text:p>
          </table:table-cell>
        </table:table-row>
        <table:table-row table:style-name="ro1">
          <table:table-cell table:number-columns-repeated="5"/>
          <table:table-cell table:formula="of:=[.F2125]+3.14159265/50" office:value-type="float" office:value="133.392023919005" calcext:value-type="float">
            <text:p>133,392023919</text:p>
          </table:table-cell>
          <table:table-cell table:formula="of:=COS([.F2126])" office:value-type="float" office:value="0.125333384779588" calcext:value-type="float">
            <text:p>0,1253333848</text:p>
          </table:table-cell>
          <table:table-cell table:formula="of:=SIN([.F2126])" office:value-type="float" office:value="0.992114682211533" calcext:value-type="float">
            <text:p>0,9921146822</text:p>
          </table:table-cell>
        </table:table-row>
        <table:table-row table:style-name="ro1">
          <table:table-cell table:number-columns-repeated="5"/>
          <table:table-cell table:formula="of:=[.F2126]+3.14159265/50" office:value-type="float" office:value="133.454855772005" calcext:value-type="float">
            <text:p>133,454855772</text:p>
          </table:table-cell>
          <table:table-cell table:formula="of:=COS([.F2127])" office:value-type="float" office:value="0.06279067171734" calcext:value-type="float">
            <text:p>0,0627906717</text:p>
          </table:table-cell>
          <table:table-cell table:formula="of:=SIN([.F2127])" office:value-type="float" office:value="0.998026718853401" calcext:value-type="float">
            <text:p>0,9980267189</text:p>
          </table:table-cell>
        </table:table-row>
        <table:table-row table:style-name="ro1">
          <table:table-cell table:number-columns-repeated="5"/>
          <table:table-cell table:formula="of:=[.F2127]+3.14159265/50" office:value-type="float" office:value="133.517687625005" calcext:value-type="float">
            <text:p>133,517687625</text:p>
          </table:table-cell>
          <table:table-cell table:formula="of:=COS([.F2128])" office:value-type="float" office:value="0.000000152560719488571" calcext:value-type="float">
            <text:p>1,52560719488571E-007</text:p>
          </table:table-cell>
          <table:table-cell table:formula="of:=SIN([.F2128])" office:value-type="float" office:value="0.999999999999988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2128]+3.14159265/50" office:value-type="float" office:value="133.580519478005" calcext:value-type="float">
            <text:p>133,580519478</text:p>
          </table:table-cell>
          <table:table-cell table:formula="of:=COS([.F2129])" office:value-type="float" office:value="-0.0627903671979885" calcext:value-type="float">
            <text:p>-0,0627903672</text:p>
          </table:table-cell>
          <table:table-cell table:formula="of:=SIN([.F2129])" office:value-type="float" office:value="0.998026738012134" calcext:value-type="float">
            <text:p>0,998026738</text:p>
          </table:table-cell>
        </table:table-row>
        <table:table-row table:style-name="ro1">
          <table:table-cell table:number-columns-repeated="5"/>
          <table:table-cell table:formula="of:=[.F2129]+3.14159265/50" office:value-type="float" office:value="133.643351331006" calcext:value-type="float">
            <text:p>133,643351331</text:p>
          </table:table-cell>
          <table:table-cell table:formula="of:=COS([.F2130])" office:value-type="float" office:value="-0.125333082064122" calcext:value-type="float">
            <text:p>-0,1253330821</text:p>
          </table:table-cell>
          <table:table-cell table:formula="of:=SIN([.F2130])" office:value-type="float" office:value="0.99211472045339" calcext:value-type="float">
            <text:p>0,9921147205</text:p>
          </table:table-cell>
        </table:table-row>
        <table:table-row table:style-name="ro1">
          <table:table-cell table:number-columns-repeated="5"/>
          <table:table-cell table:formula="of:=[.F2130]+3.14159265/50" office:value-type="float" office:value="133.706183184006" calcext:value-type="float">
            <text:p>133,706183184</text:p>
          </table:table-cell>
          <table:table-cell table:formula="of:=COS([.F2131])" office:value-type="float" office:value="-0.187381164515717" calcext:value-type="float">
            <text:p>-0,1873811645</text:p>
          </table:table-cell>
          <table:table-cell table:formula="of:=SIN([.F2131])" office:value-type="float" office:value="0.982287279356062" calcext:value-type="float">
            <text:p>0,9822872794</text:p>
          </table:table-cell>
        </table:table-row>
        <table:table-row table:style-name="ro1">
          <table:table-cell table:number-columns-repeated="5"/>
          <table:table-cell table:formula="of:=[.F2131]+3.14159265/50" office:value-type="float" office:value="133.769015037006" calcext:value-type="float">
            <text:p>133,769015037</text:p>
          </table:table-cell>
          <table:table-cell table:formula="of:=COS([.F2132])" office:value-type="float" office:value="-0.248689739118969" calcext:value-type="float">
            <text:p>-0,2486897391</text:p>
          </table:table-cell>
          <table:table-cell table:formula="of:=SIN([.F2132])" office:value-type="float" office:value="0.968583199140342" calcext:value-type="float">
            <text:p>0,9685831991</text:p>
          </table:table-cell>
        </table:table-row>
        <table:table-row table:style-name="ro1">
          <table:table-cell table:number-columns-repeated="5"/>
          <table:table-cell table:formula="of:=[.F2132]+3.14159265/50" office:value-type="float" office:value="133.831846890006" calcext:value-type="float">
            <text:p>133,83184689</text:p>
          </table:table-cell>
          <table:table-cell table:formula="of:=COS([.F2133])" office:value-type="float" office:value="-0.309016848939695" calcext:value-type="float">
            <text:p>-0,3090168489</text:p>
          </table:table-cell>
          <table:table-cell table:formula="of:=SIN([.F2133])" office:value-type="float" office:value="0.951056563549919" calcext:value-type="float">
            <text:p>0,9510565635</text:p>
          </table:table-cell>
        </table:table-row>
        <table:table-row table:style-name="ro1">
          <table:table-cell table:number-columns-repeated="5"/>
          <table:table-cell table:formula="of:=[.F2133]+3.14159265/50" office:value-type="float" office:value="133.894678743006" calcext:value-type="float">
            <text:p>133,894678743</text:p>
          </table:table-cell>
          <table:table-cell table:formula="of:=COS([.F2134])" office:value-type="float" office:value="-0.368124410436812" calcext:value-type="float">
            <text:p>-0,3681244104</text:p>
          </table:table-cell>
          <table:table-cell table:formula="of:=SIN([.F2134])" office:value-type="float" office:value="0.929776542208153" calcext:value-type="float">
            <text:p>0,9297765422</text:p>
          </table:table-cell>
        </table:table-row>
        <table:table-row table:style-name="ro1">
          <table:table-cell table:number-columns-repeated="5"/>
          <table:table-cell table:formula="of:=[.F2134]+3.14159265/50" office:value-type="float" office:value="133.957510596006" calcext:value-type="float">
            <text:p>133,957510596</text:p>
          </table:table-cell>
          <table:table-cell table:formula="of:=COS([.F2135])" office:value-type="float" office:value="-0.425779153069299" calcext:value-type="float">
            <text:p>-0,4257791531</text:p>
          </table:table-cell>
          <table:table-cell table:formula="of:=SIN([.F2135])" office:value-type="float" office:value="0.904827117637171" calcext:value-type="float">
            <text:p>0,9048271176</text:p>
          </table:table-cell>
        </table:table-row>
        <table:table-row table:style-name="ro1">
          <table:table-cell table:number-columns-repeated="5"/>
          <table:table-cell table:formula="of:=[.F2135]+3.14159265/50" office:value-type="float" office:value="134.020342449006" calcext:value-type="float">
            <text:p>134,020342449</text:p>
          </table:table-cell>
          <table:table-cell table:formula="of:=COS([.F2136])" office:value-type="float" office:value="-0.481753539908451" calcext:value-type="float">
            <text:p>-0,4817535399</text:p>
          </table:table-cell>
          <table:table-cell table:formula="of:=SIN([.F2136])" office:value-type="float" office:value="0.876306753817221" calcext:value-type="float">
            <text:p>0,8763067538</text:p>
          </table:table-cell>
        </table:table-row>
        <table:table-row table:style-name="ro1">
          <table:table-cell table:number-columns-repeated="5"/>
          <table:table-cell table:formula="of:=[.F2136]+3.14159265/50" office:value-type="float" office:value="134.083174302006" calcext:value-type="float">
            <text:p>134,083174302</text:p>
          </table:table-cell>
          <table:table-cell table:formula="of:=COS([.F2137])" office:value-type="float" office:value="-0.535826665622186" calcext:value-type="float">
            <text:p>-0,5358266656</text:p>
          </table:table-cell>
          <table:table-cell table:formula="of:=SIN([.F2137])" office:value-type="float" office:value="0.84432800759433" calcext:value-type="float">
            <text:p>0,8443280076</text:p>
          </table:table-cell>
        </table:table-row>
        <table:table-row table:style-name="ro1">
          <table:table-cell table:number-columns-repeated="5"/>
          <table:table-cell table:formula="of:=[.F2137]+3.14159265/50" office:value-type="float" office:value="134.146006155006" calcext:value-type="float">
            <text:p>134,146006155</text:p>
          </table:table-cell>
          <table:table-cell table:formula="of:=COS([.F2138])" office:value-type="float" office:value="-0.587785128287458" calcext:value-type="float">
            <text:p>-0,5877851283</text:p>
          </table:table-cell>
          <table:table-cell table:formula="of:=SIN([.F2138])" office:value-type="float" office:value="0.80901708446985" calcext:value-type="float">
            <text:p>0,8090170845</text:p>
          </table:table-cell>
        </table:table-row>
        <table:table-row table:style-name="ro1">
          <table:table-cell table:number-columns-repeated="5"/>
          <table:table-cell table:formula="of:=[.F2138]+3.14159265/50" office:value-type="float" office:value="134.208838008006" calcext:value-type="float">
            <text:p>134,208838008</text:p>
          </table:table-cell>
          <table:table-cell table:formula="of:=COS([.F2139])" office:value-type="float" office:value="-0.637423871590161" calcext:value-type="float">
            <text:p>-0,6374238716</text:p>
          </table:table-cell>
          <table:table-cell table:formula="of:=SIN([.F2139])" office:value-type="float" office:value="0.77051334052501" calcext:value-type="float">
            <text:p>0,7705133405</text:p>
          </table:table-cell>
        </table:table-row>
        <table:table-row table:style-name="ro1">
          <table:table-cell table:number-columns-repeated="5"/>
          <table:table-cell table:formula="of:=[.F2139]+3.14159265/50" office:value-type="float" office:value="134.271669861006" calcext:value-type="float">
            <text:p>134,271669861</text:p>
          </table:table-cell>
          <table:table-cell table:formula="of:=COS([.F2140])" office:value-type="float" office:value="-0.68454699408871" calcext:value-type="float">
            <text:p>-0,6845469941</text:p>
          </table:table-cell>
          <table:table-cell table:formula="of:=SIN([.F2140])" office:value-type="float" office:value="0.728968732446126" calcext:value-type="float">
            <text:p>0,7289687324</text:p>
          </table:table-cell>
        </table:table-row>
        <table:table-row table:style-name="ro1">
          <table:table-cell table:number-columns-repeated="5"/>
          <table:table-cell table:formula="of:=[.F2140]+3.14159265/50" office:value-type="float" office:value="134.334501714006" calcext:value-type="float">
            <text:p>134,334501714</text:p>
          </table:table-cell>
          <table:table-cell table:formula="of:=COS([.F2141])" office:value-type="float" office:value="-0.728968522347536" calcext:value-type="float">
            <text:p>-0,7289685223</text:p>
          </table:table-cell>
          <table:table-cell table:formula="of:=SIN([.F2141])" office:value-type="float" office:value="0.684547217820984" calcext:value-type="float">
            <text:p>0,6845472178</text:p>
          </table:table-cell>
        </table:table-row>
        <table:table-row table:style-name="ro1">
          <table:table-cell table:number-columns-repeated="5"/>
          <table:table-cell table:formula="of:=[.F2141]+3.14159265/50" office:value-type="float" office:value="134.397333567006" calcext:value-type="float">
            <text:p>134,397333567</text:p>
          </table:table-cell>
          <table:table-cell table:formula="of:=COS([.F2142])" office:value-type="float" office:value="-0.770513144889268" calcext:value-type="float">
            <text:p>-0,7705131449</text:p>
          </table:table-cell>
          <table:table-cell table:formula="of:=SIN([.F2142])" office:value-type="float" office:value="0.637424108073149" calcext:value-type="float">
            <text:p>0,6374241081</text:p>
          </table:table-cell>
        </table:table-row>
        <table:table-row table:style-name="ro1">
          <table:table-cell table:number-columns-repeated="5"/>
          <table:table-cell table:formula="of:=[.F2142]+3.14159265/50" office:value-type="float" office:value="134.460165420006" calcext:value-type="float">
            <text:p>134,46016542</text:p>
          </table:table-cell>
          <table:table-cell table:formula="of:=COS([.F2143])" office:value-type="float" office:value="-0.80901690406904" calcext:value-type="float">
            <text:p>-0,8090169041</text:p>
          </table:table-cell>
          <table:table-cell table:formula="of:=SIN([.F2143])" office:value-type="float" office:value="0.587785376587871" calcext:value-type="float">
            <text:p>0,5877853766</text:p>
          </table:table-cell>
        </table:table-row>
        <table:table-row table:style-name="ro1">
          <table:table-cell table:number-columns-repeated="5"/>
          <table:table-cell table:formula="of:=[.F2143]+3.14159265/50" office:value-type="float" office:value="134.522997273006" calcext:value-type="float">
            <text:p>134,522997273</text:p>
          </table:table-cell>
          <table:table-cell table:formula="of:=COS([.F2144])" office:value-type="float" office:value="-0.844327843140411" calcext:value-type="float">
            <text:p>-0,8443278431</text:p>
          </table:table-cell>
          <table:table-cell table:formula="of:=SIN([.F2144])" office:value-type="float" office:value="0.535826924760096" calcext:value-type="float">
            <text:p>0,5358269248</text:p>
          </table:table-cell>
        </table:table-row>
        <table:table-row table:style-name="ro1">
          <table:table-cell table:number-columns-repeated="5"/>
          <table:table-cell table:formula="of:=[.F2144]+3.14159265/50" office:value-type="float" office:value="134.585829126006" calcext:value-type="float">
            <text:p>134,585829126</text:p>
          </table:table-cell>
          <table:table-cell table:formula="of:=COS([.F2145])" office:value-type="float" office:value="-0.876306605959219" calcext:value-type="float">
            <text:p>-0,876306606</text:p>
          </table:table-cell>
          <table:table-cell table:formula="of:=SIN([.F2145])" office:value-type="float" office:value="0.481753808861159" calcext:value-type="float">
            <text:p>0,4817538089</text:p>
          </table:table-cell>
        </table:table-row>
        <table:table-row table:style-name="ro1">
          <table:table-cell table:number-columns-repeated="5"/>
          <table:table-cell table:formula="of:=[.F2145]+3.14159265/50" office:value-type="float" office:value="134.648660979006" calcext:value-type="float">
            <text:p>134,648660979</text:p>
          </table:table-cell>
          <table:table-cell table:formula="of:=COS([.F2146])" office:value-type="float" office:value="-0.904826986958613" calcext:value-type="float">
            <text:p>-0,904826987</text:p>
          </table:table-cell>
          <table:table-cell table:formula="of:=SIN([.F2146])" office:value-type="float" office:value="0.42577943077537" calcext:value-type="float">
            <text:p>0,4257794308</text:p>
          </table:table-cell>
        </table:table-row>
        <table:table-row table:style-name="ro1">
          <table:table-cell table:number-columns-repeated="5"/>
          <table:table-cell table:formula="of:=[.F2146]+3.14159265/50" office:value-type="float" office:value="134.711492832006" calcext:value-type="float">
            <text:p>134,711492832</text:p>
          </table:table-cell>
          <table:table-cell table:formula="of:=COS([.F2147])" office:value-type="float" office:value="-0.929776429224768" calcext:value-type="float">
            <text:p>-0,9297764292</text:p>
          </table:table-cell>
          <table:table-cell table:formula="of:=SIN([.F2147])" office:value-type="float" office:value="0.368124695800268" calcext:value-type="float">
            <text:p>0,3681246958</text:p>
          </table:table-cell>
        </table:table-row>
        <table:table-row table:style-name="ro1">
          <table:table-cell table:number-columns-repeated="5"/>
          <table:table-cell table:formula="of:=[.F2147]+3.14159265/50" office:value-type="float" office:value="134.774324685006" calcext:value-type="float">
            <text:p>134,774324685</text:p>
          </table:table-cell>
          <table:table-cell table:formula="of:=COS([.F2148])" office:value-type="float" office:value="-0.9510564687076" calcext:value-type="float">
            <text:p>-0,9510564687</text:p>
          </table:table-cell>
          <table:table-cell table:formula="of:=SIN([.F2148])" office:value-type="float" office:value="0.309017140834338" calcext:value-type="float">
            <text:p>0,3090171408</text:p>
          </table:table-cell>
        </table:table-row>
        <table:table-row table:style-name="ro1">
          <table:table-cell table:number-columns-repeated="5"/>
          <table:table-cell table:formula="of:=[.F2148]+3.14159265/50" office:value-type="float" office:value="134.837156538006" calcext:value-type="float">
            <text:p>134,837156538</text:p>
          </table:table-cell>
          <table:table-cell table:formula="of:=COS([.F2149])" office:value-type="float" office:value="-0.968583122813389" calcext:value-type="float">
            <text:p>-0,9685831228</text:p>
          </table:table-cell>
          <table:table-cell table:formula="of:=SIN([.F2149])" office:value-type="float" office:value="0.248690036392823" calcext:value-type="float">
            <text:p>0,2486900364</text:p>
          </table:table-cell>
        </table:table-row>
        <table:table-row table:style-name="ro1">
          <table:table-cell table:number-columns-repeated="5"/>
          <table:table-cell table:formula="of:=[.F2149]+3.14159265/50" office:value-type="float" office:value="134.899988391006" calcext:value-type="float">
            <text:p>134,899988391</text:p>
          </table:table-cell>
          <table:table-cell table:formula="of:=COS([.F2150])" office:value-type="float" office:value="-0.982287221845702" calcext:value-type="float">
            <text:p>-0,9822872218</text:p>
          </table:table-cell>
          <table:table-cell table:formula="of:=SIN([.F2150])" office:value-type="float" office:value="0.187381465995578" calcext:value-type="float">
            <text:p>0,187381466</text:p>
          </table:table-cell>
        </table:table-row>
        <table:table-row table:style-name="ro1">
          <table:table-cell table:number-columns-repeated="5"/>
          <table:table-cell table:formula="of:=[.F2150]+3.14159265/50" office:value-type="float" office:value="134.962820244006" calcext:value-type="float">
            <text:p>134,962820244</text:p>
          </table:table-cell>
          <table:table-cell table:formula="of:=COS([.F2151])" office:value-type="float" office:value="-0.992114681986591" calcext:value-type="float">
            <text:p>-0,992114682</text:p>
          </table:table-cell>
          <table:table-cell table:formula="of:=SIN([.F2151])" office:value-type="float" office:value="0.125333386560186" calcext:value-type="float">
            <text:p>0,1253333866</text:p>
          </table:table-cell>
        </table:table-row>
        <table:table-row table:style-name="ro1">
          <table:table-cell table:number-columns-repeated="5"/>
          <table:table-cell table:formula="of:=[.F2151]+3.14159265/50" office:value-type="float" office:value="135.025652097006" calcext:value-type="float">
            <text:p>135,025652097</text:p>
          </table:table-cell>
          <table:table-cell table:formula="of:=COS([.F2152])" office:value-type="float" office:value="-0.998026718740707" calcext:value-type="float">
            <text:p>-0,9980267187</text:p>
          </table:table-cell>
          <table:table-cell table:formula="of:=SIN([.F2152])" office:value-type="float" office:value="0.0627906735085496" calcext:value-type="float">
            <text:p>0,0627906735</text:p>
          </table:table-cell>
        </table:table-row>
        <table:table-row table:style-name="ro1">
          <table:table-cell table:number-columns-repeated="5"/>
          <table:table-cell table:formula="of:=[.F2152]+3.14159265/50" office:value-type="float" office:value="135.088483950006" calcext:value-type="float">
            <text:p>135,08848395</text:p>
          </table:table-cell>
          <table:table-cell table:formula="of:=COS([.F2153])" office:value-type="float" office:value="-0.999999999999988" calcext:value-type="float">
            <text:p>-1</text:p>
          </table:table-cell>
          <table:table-cell table:formula="of:=SIN([.F2153])" office:value-type="float" office:value="0.000000154355470564275" calcext:value-type="float">
            <text:p>1,54355470564275E-007</text:p>
          </table:table-cell>
        </table:table-row>
        <table:table-row table:style-name="ro1">
          <table:table-cell table:number-columns-repeated="5"/>
          <table:table-cell table:formula="of:=[.F2153]+3.14159265/50" office:value-type="float" office:value="135.151315803006" calcext:value-type="float">
            <text:p>135,151315803</text:p>
          </table:table-cell>
          <table:table-cell table:formula="of:=COS([.F2154])" office:value-type="float" office:value="-0.998026738124828" calcext:value-type="float">
            <text:p>-0,9980267381</text:p>
          </table:table-cell>
          <table:table-cell table:formula="of:=SIN([.F2154])" office:value-type="float" office:value="-0.0627903654067789" calcext:value-type="float">
            <text:p>-0,0627903654</text:p>
          </table:table-cell>
        </table:table-row>
        <table:table-row table:style-name="ro1">
          <table:table-cell table:number-columns-repeated="5"/>
          <table:table-cell table:formula="of:=[.F2154]+3.14159265/50" office:value-type="float" office:value="135.214147656006" calcext:value-type="float">
            <text:p>135,214147656</text:p>
          </table:table-cell>
          <table:table-cell table:formula="of:=COS([.F2155])" office:value-type="float" office:value="-0.992114720678332" calcext:value-type="float">
            <text:p>-0,9921147207</text:p>
          </table:table-cell>
          <table:table-cell table:formula="of:=SIN([.F2155])" office:value-type="float" office:value="-0.125333080283523" calcext:value-type="float">
            <text:p>-0,1253330803</text:p>
          </table:table-cell>
        </table:table-row>
        <table:table-row table:style-name="ro1">
          <table:table-cell table:number-columns-repeated="5"/>
          <table:table-cell table:formula="of:=[.F2155]+3.14159265/50" office:value-type="float" office:value="135.276979509006" calcext:value-type="float">
            <text:p>135,276979509</text:p>
          </table:table-cell>
          <table:table-cell table:formula="of:=COS([.F2156])" office:value-type="float" office:value="-0.982287279692364" calcext:value-type="float">
            <text:p>-0,9822872797</text:p>
          </table:table-cell>
          <table:table-cell table:formula="of:=SIN([.F2156])" office:value-type="float" office:value="-0.187381162752756" calcext:value-type="float">
            <text:p>-0,1873811628</text:p>
          </table:table-cell>
        </table:table-row>
        <table:table-row table:style-name="ro1">
          <table:table-cell table:number-columns-repeated="5"/>
          <table:table-cell table:formula="of:=[.F2156]+3.14159265/50" office:value-type="float" office:value="135.339811362006" calcext:value-type="float">
            <text:p>135,339811362</text:p>
          </table:table-cell>
          <table:table-cell table:formula="of:=COS([.F2157])" office:value-type="float" office:value="-0.968583199586678" calcext:value-type="float">
            <text:p>-0,9685831996</text:p>
          </table:table-cell>
          <table:table-cell table:formula="of:=SIN([.F2157])" office:value-type="float" office:value="-0.248689737380604" calcext:value-type="float">
            <text:p>-0,2486897374</text:p>
          </table:table-cell>
        </table:table-row>
        <table:table-row table:style-name="ro1">
          <table:table-cell table:number-columns-repeated="5"/>
          <table:table-cell table:formula="of:=[.F2157]+3.14159265/50" office:value-type="float" office:value="135.402643215006" calcext:value-type="float">
            <text:p>135,402643215</text:p>
          </table:table-cell>
          <table:table-cell table:formula="of:=COS([.F2158])" office:value-type="float" office:value="-0.951056564104527" calcext:value-type="float">
            <text:p>-0,9510565641</text:p>
          </table:table-cell>
          <table:table-cell table:formula="of:=SIN([.F2158])" office:value-type="float" office:value="-0.309016847232786" calcext:value-type="float">
            <text:p>-0,3090168472</text:p>
          </table:table-cell>
        </table:table-row>
        <table:table-row table:style-name="ro1">
          <table:table-cell table:number-columns-repeated="5"/>
          <table:table-cell table:formula="of:=[.F2158]+3.14159265/50" office:value-type="float" office:value="135.465475068006" calcext:value-type="float">
            <text:p>135,465475068</text:p>
          </table:table-cell>
          <table:table-cell table:formula="of:=COS([.F2159])" office:value-type="float" office:value="-0.929776542868845" calcext:value-type="float">
            <text:p>-0,9297765429</text:p>
          </table:table-cell>
          <table:table-cell table:formula="of:=SIN([.F2159])" office:value-type="float" office:value="-0.368124408768094" calcext:value-type="float">
            <text:p>-0,3681244088</text:p>
          </table:table-cell>
        </table:table-row>
        <table:table-row table:style-name="ro1">
          <table:table-cell table:number-columns-repeated="5"/>
          <table:table-cell table:formula="of:=[.F2159]+3.14159265/50" office:value-type="float" office:value="135.528306921006" calcext:value-type="float">
            <text:p>135,528306921</text:p>
          </table:table-cell>
          <table:table-cell table:formula="of:=COS([.F2160])" office:value-type="float" office:value="-0.904827118401339" calcext:value-type="float">
            <text:p>-0,9048271184</text:p>
          </table:table-cell>
          <table:table-cell table:formula="of:=SIN([.F2160])" office:value-type="float" office:value="-0.425779151445359" calcext:value-type="float">
            <text:p>-0,4257791514</text:p>
          </table:table-cell>
        </table:table-row>
        <table:table-row table:style-name="ro1">
          <table:table-cell table:number-columns-repeated="5"/>
          <table:table-cell table:formula="of:=[.F2160]+3.14159265/50" office:value-type="float" office:value="135.591138774006" calcext:value-type="float">
            <text:p>135,591138774</text:p>
          </table:table-cell>
          <table:table-cell table:formula="of:=COS([.F2161])" office:value-type="float" office:value="-0.876306754681849" calcext:value-type="float">
            <text:p>-0,8763067547</text:p>
          </table:table-cell>
          <table:table-cell table:formula="of:=SIN([.F2161])" office:value-type="float" office:value="-0.481753538335699" calcext:value-type="float">
            <text:p>-0,4817535383</text:p>
          </table:table-cell>
        </table:table-row>
        <table:table-row table:style-name="ro1">
          <table:table-cell table:number-columns-repeated="5"/>
          <table:table-cell table:formula="of:=[.F2161]+3.14159265/50" office:value-type="float" office:value="135.653970627006" calcext:value-type="float">
            <text:p>135,653970627</text:p>
          </table:table-cell>
          <table:table-cell table:formula="of:=COS([.F2162])" office:value-type="float" office:value="-0.844328008556005" calcext:value-type="float">
            <text:p>-0,8443280086</text:p>
          </table:table-cell>
          <table:table-cell table:formula="of:=SIN([.F2162])" office:value-type="float" office:value="-0.535826664106827" calcext:value-type="float">
            <text:p>-0,5358266641</text:p>
          </table:table-cell>
        </table:table-row>
        <table:table-row table:style-name="ro1">
          <table:table-cell table:number-columns-repeated="5"/>
          <table:table-cell table:formula="of:=[.F2162]+3.14159265/50" office:value-type="float" office:value="135.716802480006" calcext:value-type="float">
            <text:p>135,71680248</text:p>
          </table:table-cell>
          <table:table-cell table:formula="of:=COS([.F2163])" office:value-type="float" office:value="-0.809017085524778" calcext:value-type="float">
            <text:p>-0,8090170855</text:p>
          </table:table-cell>
          <table:table-cell table:formula="of:=SIN([.F2163])" office:value-type="float" office:value="-0.587785126835474" calcext:value-type="float">
            <text:p>-0,5877851268</text:p>
          </table:table-cell>
        </table:table-row>
        <table:table-row table:style-name="ro1">
          <table:table-cell table:number-columns-repeated="5"/>
          <table:table-cell table:formula="of:=[.F2163]+3.14159265/50" office:value-type="float" office:value="135.779634333006" calcext:value-type="float">
            <text:p>135,779634333</text:p>
          </table:table-cell>
          <table:table-cell table:formula="of:=COS([.F2164])" office:value-type="float" office:value="-0.770513341669028" calcext:value-type="float">
            <text:p>-0,7705133417</text:p>
          </table:table-cell>
          <table:table-cell table:formula="of:=SIN([.F2164])" office:value-type="float" office:value="-0.637423870207281" calcext:value-type="float">
            <text:p>-0,6374238702</text:p>
          </table:table-cell>
        </table:table-row>
        <table:table-row table:style-name="ro1">
          <table:table-cell table:number-columns-repeated="5"/>
          <table:table-cell table:formula="of:=[.F2164]+3.14159265/50" office:value-type="float" office:value="135.842466186006" calcext:value-type="float">
            <text:p>135,842466186</text:p>
          </table:table-cell>
          <table:table-cell table:formula="of:=COS([.F2165])" office:value-type="float" office:value="-0.728968733674717" calcext:value-type="float">
            <text:p>-0,7289687337</text:p>
          </table:table-cell>
          <table:table-cell table:formula="of:=SIN([.F2165])" office:value-type="float" office:value="-0.684546992780393" calcext:value-type="float">
            <text:p>-0,6845469928</text:p>
          </table:table-cell>
        </table:table-row>
        <table:table-row table:style-name="ro1">
          <table:table-cell table:number-columns-repeated="5"/>
          <table:table-cell table:formula="of:=[.F2165]+3.14159265/50" office:value-type="float" office:value="135.905298039006" calcext:value-type="float">
            <text:p>135,905298039</text:p>
          </table:table-cell>
          <table:table-cell table:formula="of:=COS([.F2166])" office:value-type="float" office:value="-0.684547219129301" calcext:value-type="float">
            <text:p>-0,6845472191</text:p>
          </table:table-cell>
          <table:table-cell table:formula="of:=SIN([.F2166])" office:value-type="float" office:value="-0.728968521118944" calcext:value-type="float">
            <text:p>-0,7289685211</text:p>
          </table:table-cell>
        </table:table-row>
        <table:table-row table:style-name="ro1">
          <table:table-cell table:number-columns-repeated="5"/>
          <table:table-cell table:formula="of:=[.F2166]+3.14159265/50" office:value-type="float" office:value="135.968129892006" calcext:value-type="float">
            <text:p>135,968129892</text:p>
          </table:table-cell>
          <table:table-cell table:formula="of:=COS([.F2167])" office:value-type="float" office:value="-0.637424109456029" calcext:value-type="float">
            <text:p>-0,6374241095</text:p>
          </table:table-cell>
          <table:table-cell table:formula="of:=SIN([.F2167])" office:value-type="float" office:value="-0.77051314374525" calcext:value-type="float">
            <text:p>-0,7705131437</text:p>
          </table:table-cell>
        </table:table-row>
        <table:table-row table:style-name="ro1">
          <table:table-cell table:number-columns-repeated="5"/>
          <table:table-cell table:formula="of:=[.F2167]+3.14159265/50" office:value-type="float" office:value="136.030961745006" calcext:value-type="float">
            <text:p>136,030961745</text:p>
          </table:table-cell>
          <table:table-cell table:formula="of:=COS([.F2168])" office:value-type="float" office:value="-0.587785378039855" calcext:value-type="float">
            <text:p>-0,587785378</text:p>
          </table:table-cell>
          <table:table-cell table:formula="of:=SIN([.F2168])" office:value-type="float" office:value="-0.809016903014112" calcext:value-type="float">
            <text:p>-0,809016903</text:p>
          </table:table-cell>
        </table:table-row>
        <table:table-row table:style-name="ro1">
          <table:table-cell table:number-columns-repeated="5"/>
          <table:table-cell table:formula="of:=[.F2168]+3.14159265/50" office:value-type="float" office:value="136.093793598006" calcext:value-type="float">
            <text:p>136,093793598</text:p>
          </table:table-cell>
          <table:table-cell table:formula="of:=COS([.F2169])" office:value-type="float" office:value="-0.535826926275454" calcext:value-type="float">
            <text:p>-0,5358269263</text:p>
          </table:table-cell>
          <table:table-cell table:formula="of:=SIN([.F2169])" office:value-type="float" office:value="-0.844327842178735" calcext:value-type="float">
            <text:p>-0,8443278422</text:p>
          </table:table-cell>
        </table:table-row>
        <table:table-row table:style-name="ro1">
          <table:table-cell table:number-columns-repeated="5"/>
          <table:table-cell table:formula="of:=[.F2169]+3.14159265/50" office:value-type="float" office:value="136.156625451006" calcext:value-type="float">
            <text:p>136,156625451</text:p>
          </table:table-cell>
          <table:table-cell table:formula="of:=COS([.F2170])" office:value-type="float" office:value="-0.481753810433911" calcext:value-type="float">
            <text:p>-0,4817538104</text:p>
          </table:table-cell>
          <table:table-cell table:formula="of:=SIN([.F2170])" office:value-type="float" office:value="-0.876306605094591" calcext:value-type="float">
            <text:p>-0,8763066051</text:p>
          </table:table-cell>
        </table:table-row>
        <table:table-row table:style-name="ro1">
          <table:table-cell table:number-columns-repeated="5"/>
          <table:table-cell table:formula="of:=[.F2170]+3.14159265/50" office:value-type="float" office:value="136.219457304006" calcext:value-type="float">
            <text:p>136,219457304</text:p>
          </table:table-cell>
          <table:table-cell table:formula="of:=COS([.F2171])" office:value-type="float" office:value="-0.425779432399309" calcext:value-type="float">
            <text:p>-0,4257794324</text:p>
          </table:table-cell>
          <table:table-cell table:formula="of:=SIN([.F2171])" office:value-type="float" office:value="-0.904826986194445" calcext:value-type="float">
            <text:p>-0,9048269862</text:p>
          </table:table-cell>
        </table:table-row>
        <table:table-row table:style-name="ro1">
          <table:table-cell table:number-columns-repeated="5"/>
          <table:table-cell table:formula="of:=[.F2171]+3.14159265/50" office:value-type="float" office:value="136.282289157006" calcext:value-type="float">
            <text:p>136,282289157</text:p>
          </table:table-cell>
          <table:table-cell table:formula="of:=COS([.F2172])" office:value-type="float" office:value="-0.368124697468986" calcext:value-type="float">
            <text:p>-0,3681246975</text:p>
          </table:table-cell>
          <table:table-cell table:formula="of:=SIN([.F2172])" office:value-type="float" office:value="-0.929776428564076" calcext:value-type="float">
            <text:p>-0,9297764286</text:p>
          </table:table-cell>
        </table:table-row>
        <table:table-row table:style-name="ro1">
          <table:table-cell table:number-columns-repeated="5"/>
          <table:table-cell table:formula="of:=[.F2172]+3.14159265/50" office:value-type="float" office:value="136.345121010006" calcext:value-type="float">
            <text:p>136,34512101</text:p>
          </table:table-cell>
          <table:table-cell table:formula="of:=COS([.F2173])" office:value-type="float" office:value="-0.309017142541248" calcext:value-type="float">
            <text:p>-0,3090171425</text:p>
          </table:table-cell>
          <table:table-cell table:formula="of:=SIN([.F2173])" office:value-type="float" office:value="-0.951056468152992" calcext:value-type="float">
            <text:p>-0,9510564682</text:p>
          </table:table-cell>
        </table:table-row>
        <table:table-row table:style-name="ro1">
          <table:table-cell table:number-columns-repeated="5"/>
          <table:table-cell table:formula="of:=[.F2173]+3.14159265/50" office:value-type="float" office:value="136.407952863006" calcext:value-type="float">
            <text:p>136,407952863</text:p>
          </table:table-cell>
          <table:table-cell table:formula="of:=COS([.F2174])" office:value-type="float" office:value="-0.248690038131188" calcext:value-type="float">
            <text:p>-0,2486900381</text:p>
          </table:table-cell>
          <table:table-cell table:formula="of:=SIN([.F2174])" office:value-type="float" office:value="-0.968583122367052" calcext:value-type="float">
            <text:p>-0,9685831224</text:p>
          </table:table-cell>
        </table:table-row>
        <table:table-row table:style-name="ro1">
          <table:table-cell table:number-columns-repeated="5"/>
          <table:table-cell table:formula="of:=[.F2174]+3.14159265/50" office:value-type="float" office:value="136.470784716006" calcext:value-type="float">
            <text:p>136,470784716</text:p>
          </table:table-cell>
          <table:table-cell table:formula="of:=COS([.F2175])" office:value-type="float" office:value="-0.187381467758539" calcext:value-type="float">
            <text:p>-0,1873814678</text:p>
          </table:table-cell>
          <table:table-cell table:formula="of:=SIN([.F2175])" office:value-type="float" office:value="-0.982287221509399" calcext:value-type="float">
            <text:p>-0,9822872215</text:p>
          </table:table-cell>
        </table:table-row>
        <table:table-row table:style-name="ro1">
          <table:table-cell table:number-columns-repeated="5"/>
          <table:table-cell table:formula="of:=[.F2175]+3.14159265/50" office:value-type="float" office:value="136.533616569006" calcext:value-type="float">
            <text:p>136,533616569</text:p>
          </table:table-cell>
          <table:table-cell table:formula="of:=COS([.F2176])" office:value-type="float" office:value="-0.125333388340785" calcext:value-type="float">
            <text:p>-0,1253333883</text:p>
          </table:table-cell>
          <table:table-cell table:formula="of:=SIN([.F2176])" office:value-type="float" office:value="-0.992114681761649" calcext:value-type="float">
            <text:p>-0,9921146818</text:p>
          </table:table-cell>
        </table:table-row>
        <table:table-row table:style-name="ro1">
          <table:table-cell table:number-columns-repeated="5"/>
          <table:table-cell table:formula="of:=[.F2176]+3.14159265/50" office:value-type="float" office:value="136.596448422006" calcext:value-type="float">
            <text:p>136,596448422</text:p>
          </table:table-cell>
          <table:table-cell table:formula="of:=COS([.F2177])" office:value-type="float" office:value="-0.0627906752997591" calcext:value-type="float">
            <text:p>-0,0627906753</text:p>
          </table:table-cell>
          <table:table-cell table:formula="of:=SIN([.F2177])" office:value-type="float" office:value="-0.998026718628014" calcext:value-type="float">
            <text:p>-0,9980267186</text:p>
          </table:table-cell>
        </table:table-row>
        <table:table-row table:style-name="ro1">
          <table:table-cell table:number-columns-repeated="5"/>
          <table:table-cell table:formula="of:=[.F2177]+3.14159265/50" office:value-type="float" office:value="136.659280275006" calcext:value-type="float">
            <text:p>136,659280275</text:p>
          </table:table-cell>
          <table:table-cell table:formula="of:=COS([.F2178])" office:value-type="float" office:value="-0.00000015615022163998" calcext:value-type="float">
            <text:p>-1,5615022163998E-007</text:p>
          </table:table-cell>
          <table:table-cell table:formula="of:=SIN([.F2178])" office:value-type="float" office:value="-0.999999999999988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2178]+3.14159265/50" office:value-type="float" office:value="136.722112128006" calcext:value-type="float">
            <text:p>136,722112128</text:p>
          </table:table-cell>
          <table:table-cell table:formula="of:=COS([.F2179])" office:value-type="float" office:value="0.0627903636155694" calcext:value-type="float">
            <text:p>0,0627903636</text:p>
          </table:table-cell>
          <table:table-cell table:formula="of:=SIN([.F2179])" office:value-type="float" office:value="-0.998026738237521" calcext:value-type="float">
            <text:p>-0,9980267382</text:p>
          </table:table-cell>
        </table:table-row>
        <table:table-row table:style-name="ro1">
          <table:table-cell table:number-columns-repeated="5"/>
          <table:table-cell table:formula="of:=[.F2179]+3.14159265/50" office:value-type="float" office:value="136.784943981006" calcext:value-type="float">
            <text:p>136,784943981</text:p>
          </table:table-cell>
          <table:table-cell table:formula="of:=COS([.F2180])" office:value-type="float" office:value="0.125333078502924" calcext:value-type="float">
            <text:p>0,1253330785</text:p>
          </table:table-cell>
          <table:table-cell table:formula="of:=SIN([.F2180])" office:value-type="float" office:value="-0.992114720903273" calcext:value-type="float">
            <text:p>-0,9921147209</text:p>
          </table:table-cell>
        </table:table-row>
        <table:table-row table:style-name="ro1">
          <table:table-cell table:number-columns-repeated="5"/>
          <table:table-cell table:formula="of:=[.F2180]+3.14159265/50" office:value-type="float" office:value="136.847775834006" calcext:value-type="float">
            <text:p>136,847775834</text:p>
          </table:table-cell>
          <table:table-cell table:formula="of:=COS([.F2181])" office:value-type="float" office:value="0.187381160989795" calcext:value-type="float">
            <text:p>0,187381161</text:p>
          </table:table-cell>
          <table:table-cell table:formula="of:=SIN([.F2181])" office:value-type="float" office:value="-0.982287280028667" calcext:value-type="float">
            <text:p>-0,98228728</text:p>
          </table:table-cell>
        </table:table-row>
        <table:table-row table:style-name="ro1">
          <table:table-cell table:number-columns-repeated="5"/>
          <table:table-cell table:formula="of:=[.F2181]+3.14159265/50" office:value-type="float" office:value="136.910607687006" calcext:value-type="float">
            <text:p>136,910607687</text:p>
          </table:table-cell>
          <table:table-cell table:formula="of:=COS([.F2182])" office:value-type="float" office:value="0.248689735642238" calcext:value-type="float">
            <text:p>0,2486897356</text:p>
          </table:table-cell>
          <table:table-cell table:formula="of:=SIN([.F2182])" office:value-type="float" office:value="-0.968583200033014" calcext:value-type="float">
            <text:p>-0,9685832</text:p>
          </table:table-cell>
        </table:table-row>
        <table:table-row table:style-name="ro1">
          <table:table-cell table:number-columns-repeated="5"/>
          <table:table-cell table:formula="of:=[.F2182]+3.14159265/50" office:value-type="float" office:value="136.973439540006" calcext:value-type="float">
            <text:p>136,97343954</text:p>
          </table:table-cell>
          <table:table-cell table:formula="of:=COS([.F2183])" office:value-type="float" office:value="0.309016845525876" calcext:value-type="float">
            <text:p>0,3090168455</text:p>
          </table:table-cell>
          <table:table-cell table:formula="of:=SIN([.F2183])" office:value-type="float" office:value="-0.951056564659136" calcext:value-type="float">
            <text:p>-0,9510565647</text:p>
          </table:table-cell>
        </table:table-row>
        <table:table-row table:style-name="ro1">
          <table:table-cell table:number-columns-repeated="5"/>
          <table:table-cell table:formula="of:=[.F2183]+3.14159265/50" office:value-type="float" office:value="137.036271393006" calcext:value-type="float">
            <text:p>137,036271393</text:p>
          </table:table-cell>
          <table:table-cell table:formula="of:=COS([.F2184])" office:value-type="float" office:value="0.368124407099377" calcext:value-type="float">
            <text:p>0,3681244071</text:p>
          </table:table-cell>
          <table:table-cell table:formula="of:=SIN([.F2184])" office:value-type="float" office:value="-0.929776543529536" calcext:value-type="float">
            <text:p>-0,9297765435</text:p>
          </table:table-cell>
        </table:table-row>
        <table:table-row table:style-name="ro1">
          <table:table-cell table:number-columns-repeated="5"/>
          <table:table-cell table:formula="of:=[.F2184]+3.14159265/50" office:value-type="float" office:value="137.099103246006" calcext:value-type="float">
            <text:p>137,099103246</text:p>
          </table:table-cell>
          <table:table-cell table:formula="of:=COS([.F2185])" office:value-type="float" office:value="0.42577914982142" calcext:value-type="float">
            <text:p>0,4257791498</text:p>
          </table:table-cell>
          <table:table-cell table:formula="of:=SIN([.F2185])" office:value-type="float" office:value="-0.904827119165506" calcext:value-type="float">
            <text:p>-0,9048271192</text:p>
          </table:table-cell>
        </table:table-row>
        <table:table-row table:style-name="ro1">
          <table:table-cell table:number-columns-repeated="5"/>
          <table:table-cell table:formula="of:=[.F2185]+3.14159265/50" office:value-type="float" office:value="137.161935099006" calcext:value-type="float">
            <text:p>137,161935099</text:p>
          </table:table-cell>
          <table:table-cell table:formula="of:=COS([.F2186])" office:value-type="float" office:value="0.481753536762946" calcext:value-type="float">
            <text:p>0,4817535368</text:p>
          </table:table-cell>
          <table:table-cell table:formula="of:=SIN([.F2186])" office:value-type="float" office:value="-0.876306755546477" calcext:value-type="float">
            <text:p>-0,8763067555</text:p>
          </table:table-cell>
        </table:table-row>
        <table:table-row table:style-name="ro1">
          <table:table-cell table:number-columns-repeated="5"/>
          <table:table-cell table:formula="of:=[.F2186]+3.14159265/50" office:value-type="float" office:value="137.224766952006" calcext:value-type="float">
            <text:p>137,224766952</text:p>
          </table:table-cell>
          <table:table-cell table:formula="of:=COS([.F2187])" office:value-type="float" office:value="0.535826662591468" calcext:value-type="float">
            <text:p>0,5358266626</text:p>
          </table:table-cell>
          <table:table-cell table:formula="of:=SIN([.F2187])" office:value-type="float" office:value="-0.844328009517681" calcext:value-type="float">
            <text:p>-0,8443280095</text:p>
          </table:table-cell>
        </table:table-row>
        <table:table-row table:style-name="ro1">
          <table:table-cell table:number-columns-repeated="5"/>
          <table:table-cell table:formula="of:=[.F2187]+3.14159265/50" office:value-type="float" office:value="137.287598805006" calcext:value-type="float">
            <text:p>137,287598805</text:p>
          </table:table-cell>
          <table:table-cell table:formula="of:=COS([.F2188])" office:value-type="float" office:value="0.587785125383489" calcext:value-type="float">
            <text:p>0,5877851254</text:p>
          </table:table-cell>
          <table:table-cell table:formula="of:=SIN([.F2188])" office:value-type="float" office:value="-0.809017086579706" calcext:value-type="float">
            <text:p>-0,8090170866</text:p>
          </table:table-cell>
        </table:table-row>
        <table:table-row table:style-name="ro1">
          <table:table-cell table:number-columns-repeated="5"/>
          <table:table-cell table:formula="of:=[.F2188]+3.14159265/50" office:value-type="float" office:value="137.350430658006" calcext:value-type="float">
            <text:p>137,350430658</text:p>
          </table:table-cell>
          <table:table-cell table:formula="of:=COS([.F2189])" office:value-type="float" office:value="0.637423868824401" calcext:value-type="float">
            <text:p>0,6374238688</text:p>
          </table:table-cell>
          <table:table-cell table:formula="of:=SIN([.F2189])" office:value-type="float" office:value="-0.770513342813045" calcext:value-type="float">
            <text:p>-0,7705133428</text:p>
          </table:table-cell>
        </table:table-row>
        <table:table-row table:style-name="ro1">
          <table:table-cell table:number-columns-repeated="5"/>
          <table:table-cell table:formula="of:=[.F2189]+3.14159265/50" office:value-type="float" office:value="137.413262511006" calcext:value-type="float">
            <text:p>137,413262511</text:p>
          </table:table-cell>
          <table:table-cell table:formula="of:=COS([.F2190])" office:value-type="float" office:value="0.684546991472075" calcext:value-type="float">
            <text:p>0,6845469915</text:p>
          </table:table-cell>
          <table:table-cell table:formula="of:=SIN([.F2190])" office:value-type="float" office:value="-0.728968734903309" calcext:value-type="float">
            <text:p>-0,7289687349</text:p>
          </table:table-cell>
        </table:table-row>
        <table:table-row table:style-name="ro1">
          <table:table-cell table:number-columns-repeated="5"/>
          <table:table-cell table:formula="of:=[.F2190]+3.14159265/50" office:value-type="float" office:value="137.476094364006" calcext:value-type="float">
            <text:p>137,476094364</text:p>
          </table:table-cell>
          <table:table-cell table:formula="of:=COS([.F2191])" office:value-type="float" office:value="0.728968519890353" calcext:value-type="float">
            <text:p>0,7289685199</text:p>
          </table:table-cell>
          <table:table-cell table:formula="of:=SIN([.F2191])" office:value-type="float" office:value="-0.684547220437618" calcext:value-type="float">
            <text:p>-0,6845472204</text:p>
          </table:table-cell>
        </table:table-row>
        <table:table-row table:style-name="ro1">
          <table:table-cell table:number-columns-repeated="5"/>
          <table:table-cell table:formula="of:=[.F2191]+3.14159265/50" office:value-type="float" office:value="137.538926217006" calcext:value-type="float">
            <text:p>137,538926217</text:p>
          </table:table-cell>
          <table:table-cell table:formula="of:=COS([.F2192])" office:value-type="float" office:value="0.770513142601233" calcext:value-type="float">
            <text:p>0,7705131426</text:p>
          </table:table-cell>
          <table:table-cell table:formula="of:=SIN([.F2192])" office:value-type="float" office:value="-0.637424110838908" calcext:value-type="float">
            <text:p>-0,6374241108</text:p>
          </table:table-cell>
        </table:table-row>
        <table:table-row table:style-name="ro1">
          <table:table-cell table:number-columns-repeated="5"/>
          <table:table-cell table:formula="of:=[.F2192]+3.14159265/50" office:value-type="float" office:value="137.601758070006" calcext:value-type="float">
            <text:p>137,60175807</text:p>
          </table:table-cell>
          <table:table-cell table:formula="of:=COS([.F2193])" office:value-type="float" office:value="0.809016901959183" calcext:value-type="float">
            <text:p>0,809016902</text:p>
          </table:table-cell>
          <table:table-cell table:formula="of:=SIN([.F2193])" office:value-type="float" office:value="-0.587785379491839" calcext:value-type="float">
            <text:p>-0,5877853795</text:p>
          </table:table-cell>
        </table:table-row>
        <table:table-row table:style-name="ro1">
          <table:table-cell table:number-columns-repeated="5"/>
          <table:table-cell table:formula="of:=[.F2193]+3.14159265/50" office:value-type="float" office:value="137.664589923006" calcext:value-type="float">
            <text:p>137,664589923</text:p>
          </table:table-cell>
          <table:table-cell table:formula="of:=COS([.F2194])" office:value-type="float" office:value="0.844327841217059" calcext:value-type="float">
            <text:p>0,8443278412</text:p>
          </table:table-cell>
          <table:table-cell table:formula="of:=SIN([.F2194])" office:value-type="float" office:value="-0.535826927790812" calcext:value-type="float">
            <text:p>-0,5358269278</text:p>
          </table:table-cell>
        </table:table-row>
        <table:table-row table:style-name="ro1">
          <table:table-cell table:number-columns-repeated="5"/>
          <table:table-cell table:formula="of:=[.F2194]+3.14159265/50" office:value-type="float" office:value="137.727421776006" calcext:value-type="float">
            <text:p>137,727421776</text:p>
          </table:table-cell>
          <table:table-cell table:formula="of:=COS([.F2195])" office:value-type="float" office:value="0.876306604229963" calcext:value-type="float">
            <text:p>0,8763066042</text:p>
          </table:table-cell>
          <table:table-cell table:formula="of:=SIN([.F2195])" office:value-type="float" office:value="-0.481753812006663" calcext:value-type="float">
            <text:p>-0,481753812</text:p>
          </table:table-cell>
        </table:table-row>
        <table:table-row table:style-name="ro1">
          <table:table-cell table:number-columns-repeated="5"/>
          <table:table-cell table:formula="of:=[.F2195]+3.14159265/50" office:value-type="float" office:value="137.790253629006" calcext:value-type="float">
            <text:p>137,790253629</text:p>
          </table:table-cell>
          <table:table-cell table:formula="of:=COS([.F2196])" office:value-type="float" office:value="0.904826985430277" calcext:value-type="float">
            <text:p>0,9048269854</text:p>
          </table:table-cell>
          <table:table-cell table:formula="of:=SIN([.F2196])" office:value-type="float" office:value="-0.425779434023248" calcext:value-type="float">
            <text:p>-0,425779434</text:p>
          </table:table-cell>
        </table:table-row>
        <table:table-row table:style-name="ro1">
          <table:table-cell table:number-columns-repeated="5"/>
          <table:table-cell table:formula="of:=[.F2196]+3.14159265/50" office:value-type="float" office:value="137.853085482006" calcext:value-type="float">
            <text:p>137,853085482</text:p>
          </table:table-cell>
          <table:table-cell table:formula="of:=COS([.F2197])" office:value-type="float" office:value="0.929776427903384" calcext:value-type="float">
            <text:p>0,9297764279</text:p>
          </table:table-cell>
          <table:table-cell table:formula="of:=SIN([.F2197])" office:value-type="float" office:value="-0.368124699137703" calcext:value-type="float">
            <text:p>-0,3681246991</text:p>
          </table:table-cell>
        </table:table-row>
        <table:table-row table:style-name="ro1">
          <table:table-cell table:number-columns-repeated="5"/>
          <table:table-cell table:formula="of:=[.F2197]+3.14159265/50" office:value-type="float" office:value="137.915917335006" calcext:value-type="float">
            <text:p>137,915917335</text:p>
          </table:table-cell>
          <table:table-cell table:formula="of:=COS([.F2198])" office:value-type="float" office:value="0.951056467598383" calcext:value-type="float">
            <text:p>0,9510564676</text:p>
          </table:table-cell>
          <table:table-cell table:formula="of:=SIN([.F2198])" office:value-type="float" office:value="-0.309017144248157" calcext:value-type="float">
            <text:p>-0,3090171442</text:p>
          </table:table-cell>
        </table:table-row>
        <table:table-row table:style-name="ro1">
          <table:table-cell table:number-columns-repeated="5"/>
          <table:table-cell table:formula="of:=[.F2198]+3.14159265/50" office:value-type="float" office:value="137.978749188006" calcext:value-type="float">
            <text:p>137,978749188</text:p>
          </table:table-cell>
          <table:table-cell table:formula="of:=COS([.F2199])" office:value-type="float" office:value="0.968583121920715" calcext:value-type="float">
            <text:p>0,9685831219</text:p>
          </table:table-cell>
          <table:table-cell table:formula="of:=SIN([.F2199])" office:value-type="float" office:value="-0.248690039869554" calcext:value-type="float">
            <text:p>-0,2486900399</text:p>
          </table:table-cell>
        </table:table-row>
        <table:table-row table:style-name="ro1">
          <table:table-cell table:number-columns-repeated="5"/>
          <table:table-cell table:formula="of:=[.F2199]+3.14159265/50" office:value-type="float" office:value="138.041581041006" calcext:value-type="float">
            <text:p>138,041581041</text:p>
          </table:table-cell>
          <table:table-cell table:formula="of:=COS([.F2200])" office:value-type="float" office:value="0.982287221173096" calcext:value-type="float">
            <text:p>0,9822872212</text:p>
          </table:table-cell>
          <table:table-cell table:formula="of:=SIN([.F2200])" office:value-type="float" office:value="-0.1873814695215" calcext:value-type="float">
            <text:p>-0,1873814695</text:p>
          </table:table-cell>
        </table:table-row>
        <table:table-row table:style-name="ro1">
          <table:table-cell table:number-columns-repeated="5"/>
          <table:table-cell table:formula="of:=[.F2200]+3.14159265/50" office:value-type="float" office:value="138.104412894006" calcext:value-type="float">
            <text:p>138,104412894</text:p>
          </table:table-cell>
          <table:table-cell table:formula="of:=COS([.F2201])" office:value-type="float" office:value="0.992114681536707" calcext:value-type="float">
            <text:p>0,9921146815</text:p>
          </table:table-cell>
          <table:table-cell table:formula="of:=SIN([.F2201])" office:value-type="float" office:value="-0.125333390121384" calcext:value-type="float">
            <text:p>-0,1253333901</text:p>
          </table:table-cell>
        </table:table-row>
        <table:table-row table:style-name="ro1">
          <table:table-cell table:number-columns-repeated="5"/>
          <table:table-cell table:formula="of:=[.F2201]+3.14159265/50" office:value-type="float" office:value="138.167244747006" calcext:value-type="float">
            <text:p>138,167244747</text:p>
          </table:table-cell>
          <table:table-cell table:formula="of:=COS([.F2202])" office:value-type="float" office:value="0.99802671851532" calcext:value-type="float">
            <text:p>0,9980267185</text:p>
          </table:table-cell>
          <table:table-cell table:formula="of:=SIN([.F2202])" office:value-type="float" office:value="-0.0627906770909686" calcext:value-type="float">
            <text:p>-0,0627906771</text:p>
          </table:table-cell>
        </table:table-row>
        <table:table-row table:style-name="ro1">
          <table:table-cell table:number-columns-repeated="5"/>
          <table:table-cell table:formula="of:=[.F2202]+3.14159265/50" office:value-type="float" office:value="138.230076600006" calcext:value-type="float">
            <text:p>138,2300766</text:p>
          </table:table-cell>
          <table:table-cell table:formula="of:=COS([.F2203])" office:value-type="float" office:value="0.999999999999988" calcext:value-type="float">
            <text:p>1</text:p>
          </table:table-cell>
          <table:table-cell table:formula="of:=SIN([.F2203])" office:value-type="float" office:value="-0.000000157944972715685" calcext:value-type="float">
            <text:p>-1,57944972715685E-007</text:p>
          </table:table-cell>
        </table:table-row>
        <table:table-row table:style-name="ro1">
          <table:table-cell table:number-columns-repeated="5"/>
          <table:table-cell table:formula="of:=[.F2203]+3.14159265/50" office:value-type="float" office:value="138.292908453006" calcext:value-type="float">
            <text:p>138,292908453</text:p>
          </table:table-cell>
          <table:table-cell table:formula="of:=COS([.F2204])" office:value-type="float" office:value="0.998026738350214" calcext:value-type="float">
            <text:p>0,9980267384</text:p>
          </table:table-cell>
          <table:table-cell table:formula="of:=SIN([.F2204])" office:value-type="float" office:value="0.0627903618243598" calcext:value-type="float">
            <text:p>0,0627903618</text:p>
          </table:table-cell>
        </table:table-row>
        <table:table-row table:style-name="ro1">
          <table:table-cell table:number-columns-repeated="5"/>
          <table:table-cell table:formula="of:=[.F2204]+3.14159265/50" office:value-type="float" office:value="138.355740306006" calcext:value-type="float">
            <text:p>138,355740306</text:p>
          </table:table-cell>
          <table:table-cell table:formula="of:=COS([.F2205])" office:value-type="float" office:value="0.992114721128215" calcext:value-type="float">
            <text:p>0,9921147211</text:p>
          </table:table-cell>
          <table:table-cell table:formula="of:=SIN([.F2205])" office:value-type="float" office:value="0.125333076722325" calcext:value-type="float">
            <text:p>0,1253330767</text:p>
          </table:table-cell>
        </table:table-row>
        <table:table-row table:style-name="ro1">
          <table:table-cell table:number-columns-repeated="5"/>
          <table:table-cell table:formula="of:=[.F2205]+3.14159265/50" office:value-type="float" office:value="138.418572159006" calcext:value-type="float">
            <text:p>138,418572159</text:p>
          </table:table-cell>
          <table:table-cell table:formula="of:=COS([.F2206])" office:value-type="float" office:value="0.982287280364969" calcext:value-type="float">
            <text:p>0,9822872804</text:p>
          </table:table-cell>
          <table:table-cell table:formula="of:=SIN([.F2206])" office:value-type="float" office:value="0.187381159226834" calcext:value-type="float">
            <text:p>0,1873811592</text:p>
          </table:table-cell>
        </table:table-row>
        <table:table-row table:style-name="ro1">
          <table:table-cell table:number-columns-repeated="5"/>
          <table:table-cell table:formula="of:=[.F2206]+3.14159265/50" office:value-type="float" office:value="138.481404012006" calcext:value-type="float">
            <text:p>138,481404012</text:p>
          </table:table-cell>
          <table:table-cell table:formula="of:=COS([.F2207])" office:value-type="float" office:value="0.96858320047935" calcext:value-type="float">
            <text:p>0,9685832005</text:p>
          </table:table-cell>
          <table:table-cell table:formula="of:=SIN([.F2207])" office:value-type="float" office:value="0.248689733903872" calcext:value-type="float">
            <text:p>0,2486897339</text:p>
          </table:table-cell>
        </table:table-row>
        <table:table-row table:style-name="ro1">
          <table:table-cell table:number-columns-repeated="5"/>
          <table:table-cell table:formula="of:=[.F2207]+3.14159265/50" office:value-type="float" office:value="138.544235865006" calcext:value-type="float">
            <text:p>138,544235865</text:p>
          </table:table-cell>
          <table:table-cell table:formula="of:=COS([.F2208])" office:value-type="float" office:value="0.951056565213744" calcext:value-type="float">
            <text:p>0,9510565652</text:p>
          </table:table-cell>
          <table:table-cell table:formula="of:=SIN([.F2208])" office:value-type="float" office:value="0.309016843818966" calcext:value-type="float">
            <text:p>0,3090168438</text:p>
          </table:table-cell>
        </table:table-row>
        <table:table-row table:style-name="ro1">
          <table:table-cell table:number-columns-repeated="5"/>
          <table:table-cell table:formula="of:=[.F2208]+3.14159265/50" office:value-type="float" office:value="138.607067718006" calcext:value-type="float">
            <text:p>138,607067718</text:p>
          </table:table-cell>
          <table:table-cell table:formula="of:=COS([.F2209])" office:value-type="float" office:value="0.929776544190228" calcext:value-type="float">
            <text:p>0,9297765442</text:p>
          </table:table-cell>
          <table:table-cell table:formula="of:=SIN([.F2209])" office:value-type="float" office:value="0.368124405430659" calcext:value-type="float">
            <text:p>0,3681244054</text:p>
          </table:table-cell>
        </table:table-row>
        <table:table-row table:style-name="ro1">
          <table:table-cell table:number-columns-repeated="5"/>
          <table:table-cell table:formula="of:=[.F2209]+3.14159265/50" office:value-type="float" office:value="138.669899571006" calcext:value-type="float">
            <text:p>138,669899571</text:p>
          </table:table-cell>
          <table:table-cell table:formula="of:=COS([.F2210])" office:value-type="float" office:value="0.904827119929674" calcext:value-type="float">
            <text:p>0,9048271199</text:p>
          </table:table-cell>
          <table:table-cell table:formula="of:=SIN([.F2210])" office:value-type="float" office:value="0.42577914819748" calcext:value-type="float">
            <text:p>0,4257791482</text:p>
          </table:table-cell>
        </table:table-row>
        <table:table-row table:style-name="ro1">
          <table:table-cell table:number-columns-repeated="5"/>
          <table:table-cell table:formula="of:=[.F2210]+3.14159265/50" office:value-type="float" office:value="138.732731424006" calcext:value-type="float">
            <text:p>138,732731424</text:p>
          </table:table-cell>
          <table:table-cell table:formula="of:=COS([.F2211])" office:value-type="float" office:value="0.876306756411104" calcext:value-type="float">
            <text:p>0,8763067564</text:p>
          </table:table-cell>
          <table:table-cell table:formula="of:=SIN([.F2211])" office:value-type="float" office:value="0.481753535190194" calcext:value-type="float">
            <text:p>0,4817535352</text:p>
          </table:table-cell>
        </table:table-row>
        <table:table-row table:style-name="ro1">
          <table:table-cell table:number-columns-repeated="5"/>
          <table:table-cell table:formula="of:=[.F2211]+3.14159265/50" office:value-type="float" office:value="138.795563277006" calcext:value-type="float">
            <text:p>138,795563277</text:p>
          </table:table-cell>
          <table:table-cell table:formula="of:=COS([.F2212])" office:value-type="float" office:value="0.844328010479356" calcext:value-type="float">
            <text:p>0,8443280105</text:p>
          </table:table-cell>
          <table:table-cell table:formula="of:=SIN([.F2212])" office:value-type="float" office:value="0.53582666107611" calcext:value-type="float">
            <text:p>0,5358266611</text:p>
          </table:table-cell>
        </table:table-row>
        <table:table-row table:style-name="ro1">
          <table:table-cell table:number-columns-repeated="5"/>
          <table:table-cell table:formula="of:=[.F2212]+3.14159265/50" office:value-type="float" office:value="138.858395130006" calcext:value-type="float">
            <text:p>138,85839513</text:p>
          </table:table-cell>
          <table:table-cell table:formula="of:=COS([.F2213])" office:value-type="float" office:value="0.809017087634634" calcext:value-type="float">
            <text:p>0,8090170876</text:p>
          </table:table-cell>
          <table:table-cell table:formula="of:=SIN([.F2213])" office:value-type="float" office:value="0.587785123931505" calcext:value-type="float">
            <text:p>0,5877851239</text:p>
          </table:table-cell>
        </table:table-row>
        <table:table-row table:style-name="ro1">
          <table:table-cell table:number-columns-repeated="5"/>
          <table:table-cell table:formula="of:=[.F2213]+3.14159265/50" office:value-type="float" office:value="138.921226983006" calcext:value-type="float">
            <text:p>138,921226983</text:p>
          </table:table-cell>
          <table:table-cell table:formula="of:=COS([.F2214])" office:value-type="float" office:value="0.770513343957062" calcext:value-type="float">
            <text:p>0,770513344</text:p>
          </table:table-cell>
          <table:table-cell table:formula="of:=SIN([.F2214])" office:value-type="float" office:value="0.637423867441522" calcext:value-type="float">
            <text:p>0,6374238674</text:p>
          </table:table-cell>
        </table:table-row>
        <table:table-row table:style-name="ro1">
          <table:table-cell table:number-columns-repeated="5"/>
          <table:table-cell table:formula="of:=[.F2214]+3.14159265/50" office:value-type="float" office:value="138.984058836006" calcext:value-type="float">
            <text:p>138,984058836</text:p>
          </table:table-cell>
          <table:table-cell table:formula="of:=COS([.F2215])" office:value-type="float" office:value="0.7289687361319" calcext:value-type="float">
            <text:p>0,7289687361</text:p>
          </table:table-cell>
          <table:table-cell table:formula="of:=SIN([.F2215])" office:value-type="float" office:value="0.684546990163758" calcext:value-type="float">
            <text:p>0,6845469902</text:p>
          </table:table-cell>
        </table:table-row>
        <table:table-row table:style-name="ro1">
          <table:table-cell table:number-columns-repeated="5"/>
          <table:table-cell table:formula="of:=[.F2215]+3.14159265/50" office:value-type="float" office:value="139.046890689006" calcext:value-type="float">
            <text:p>139,046890689</text:p>
          </table:table-cell>
          <table:table-cell table:formula="of:=COS([.F2216])" office:value-type="float" office:value="0.684547221745935" calcext:value-type="float">
            <text:p>0,6845472217</text:p>
          </table:table-cell>
          <table:table-cell table:formula="of:=SIN([.F2216])" office:value-type="float" office:value="0.728968518661761" calcext:value-type="float">
            <text:p>0,7289685187</text:p>
          </table:table-cell>
        </table:table-row>
        <table:table-row table:style-name="ro1">
          <table:table-cell table:number-columns-repeated="5"/>
          <table:table-cell table:formula="of:=[.F2216]+3.14159265/50" office:value-type="float" office:value="139.109722542006" calcext:value-type="float">
            <text:p>139,109722542</text:p>
          </table:table-cell>
          <table:table-cell table:formula="of:=COS([.F2217])" office:value-type="float" office:value="0.637424112221787" calcext:value-type="float">
            <text:p>0,6374241122</text:p>
          </table:table-cell>
          <table:table-cell table:formula="of:=SIN([.F2217])" office:value-type="float" office:value="0.770513141457215" calcext:value-type="float">
            <text:p>0,7705131415</text:p>
          </table:table-cell>
        </table:table-row>
        <table:table-row table:style-name="ro1">
          <table:table-cell table:number-columns-repeated="5"/>
          <table:table-cell table:formula="of:=[.F2217]+3.14159265/50" office:value-type="float" office:value="139.172554395006" calcext:value-type="float">
            <text:p>139,172554395</text:p>
          </table:table-cell>
          <table:table-cell table:formula="of:=COS([.F2218])" office:value-type="float" office:value="0.587785380943823" calcext:value-type="float">
            <text:p>0,5877853809</text:p>
          </table:table-cell>
          <table:table-cell table:formula="of:=SIN([.F2218])" office:value-type="float" office:value="0.809016900904255" calcext:value-type="float">
            <text:p>0,8090169009</text:p>
          </table:table-cell>
        </table:table-row>
        <table:table-row table:style-name="ro1">
          <table:table-cell table:number-columns-repeated="5"/>
          <table:table-cell table:formula="of:=[.F2218]+3.14159265/50" office:value-type="float" office:value="139.235386248006" calcext:value-type="float">
            <text:p>139,235386248</text:p>
          </table:table-cell>
          <table:table-cell table:formula="of:=COS([.F2219])" office:value-type="float" office:value="0.53582692930617" calcext:value-type="float">
            <text:p>0,5358269293</text:p>
          </table:table-cell>
          <table:table-cell table:formula="of:=SIN([.F2219])" office:value-type="float" office:value="0.844327840255383" calcext:value-type="float">
            <text:p>0,8443278403</text:p>
          </table:table-cell>
        </table:table-row>
        <table:table-row table:style-name="ro1">
          <table:table-cell table:number-columns-repeated="5"/>
          <table:table-cell table:formula="of:=[.F2219]+3.14159265/50" office:value-type="float" office:value="139.298218101006" calcext:value-type="float">
            <text:p>139,298218101</text:p>
          </table:table-cell>
          <table:table-cell table:formula="of:=COS([.F2220])" office:value-type="float" office:value="0.481753813579415" calcext:value-type="float">
            <text:p>0,4817538136</text:p>
          </table:table-cell>
          <table:table-cell table:formula="of:=SIN([.F2220])" office:value-type="float" office:value="0.876306603365335" calcext:value-type="float">
            <text:p>0,8763066034</text:p>
          </table:table-cell>
        </table:table-row>
        <table:table-row table:style-name="ro1">
          <table:table-cell table:number-columns-repeated="5"/>
          <table:table-cell table:formula="of:=[.F2220]+3.14159265/50" office:value-type="float" office:value="139.361049954006" calcext:value-type="float">
            <text:p>139,361049954</text:p>
          </table:table-cell>
          <table:table-cell table:formula="of:=COS([.F2221])" office:value-type="float" office:value="0.425779435647188" calcext:value-type="float">
            <text:p>0,4257794356</text:p>
          </table:table-cell>
          <table:table-cell table:formula="of:=SIN([.F2221])" office:value-type="float" office:value="0.904826984666109" calcext:value-type="float">
            <text:p>0,9048269847</text:p>
          </table:table-cell>
        </table:table-row>
        <table:table-row table:style-name="ro1">
          <table:table-cell table:number-columns-repeated="5"/>
          <table:table-cell table:formula="of:=[.F2221]+3.14159265/50" office:value-type="float" office:value="139.423881807006" calcext:value-type="float">
            <text:p>139,423881807</text:p>
          </table:table-cell>
          <table:table-cell table:formula="of:=COS([.F2222])" office:value-type="float" office:value="0.36812470080642" calcext:value-type="float">
            <text:p>0,3681247008</text:p>
          </table:table-cell>
          <table:table-cell table:formula="of:=SIN([.F2222])" office:value-type="float" office:value="0.929776427242691" calcext:value-type="float">
            <text:p>0,9297764272</text:p>
          </table:table-cell>
        </table:table-row>
        <table:table-row table:style-name="ro1">
          <table:table-cell table:number-columns-repeated="5"/>
          <table:table-cell table:formula="of:=[.F2222]+3.14159265/50" office:value-type="float" office:value="139.486713660006" calcext:value-type="float">
            <text:p>139,48671366</text:p>
          </table:table-cell>
          <table:table-cell table:formula="of:=COS([.F2223])" office:value-type="float" office:value="0.309017145955067" calcext:value-type="float">
            <text:p>0,309017146</text:p>
          </table:table-cell>
          <table:table-cell table:formula="of:=SIN([.F2223])" office:value-type="float" office:value="0.951056467043774" calcext:value-type="float">
            <text:p>0,951056467</text:p>
          </table:table-cell>
        </table:table-row>
        <table:table-row table:style-name="ro1">
          <table:table-cell table:number-columns-repeated="5"/>
          <table:table-cell table:formula="of:=[.F2223]+3.14159265/50" office:value-type="float" office:value="139.549545513006" calcext:value-type="float">
            <text:p>139,549545513</text:p>
          </table:table-cell>
          <table:table-cell table:formula="of:=COS([.F2224])" office:value-type="float" office:value="0.24869004160792" calcext:value-type="float">
            <text:p>0,2486900416</text:p>
          </table:table-cell>
          <table:table-cell table:formula="of:=SIN([.F2224])" office:value-type="float" office:value="0.968583121474379" calcext:value-type="float">
            <text:p>0,9685831215</text:p>
          </table:table-cell>
        </table:table-row>
        <table:table-row table:style-name="ro1">
          <table:table-cell table:number-columns-repeated="5"/>
          <table:table-cell table:formula="of:=[.F2224]+3.14159265/50" office:value-type="float" office:value="139.612377366006" calcext:value-type="float">
            <text:p>139,612377366</text:p>
          </table:table-cell>
          <table:table-cell table:formula="of:=COS([.F2225])" office:value-type="float" office:value="0.187381471284461" calcext:value-type="float">
            <text:p>0,1873814713</text:p>
          </table:table-cell>
          <table:table-cell table:formula="of:=SIN([.F2225])" office:value-type="float" office:value="0.982287220836793" calcext:value-type="float">
            <text:p>0,9822872208</text:p>
          </table:table-cell>
        </table:table-row>
        <table:table-row table:style-name="ro1">
          <table:table-cell table:number-columns-repeated="5"/>
          <table:table-cell table:formula="of:=[.F2225]+3.14159265/50" office:value-type="float" office:value="139.675209219006" calcext:value-type="float">
            <text:p>139,675209219</text:p>
          </table:table-cell>
          <table:table-cell table:formula="of:=COS([.F2226])" office:value-type="float" office:value="0.125333391901983" calcext:value-type="float">
            <text:p>0,1253333919</text:p>
          </table:table-cell>
          <table:table-cell table:formula="of:=SIN([.F2226])" office:value-type="float" office:value="0.992114681311764" calcext:value-type="float">
            <text:p>0,9921146813</text:p>
          </table:table-cell>
        </table:table-row>
        <table:table-row table:style-name="ro1">
          <table:table-cell table:number-columns-repeated="5"/>
          <table:table-cell table:formula="of:=[.F2226]+3.14159265/50" office:value-type="float" office:value="139.738041072006" calcext:value-type="float">
            <text:p>139,738041072</text:p>
          </table:table-cell>
          <table:table-cell table:formula="of:=COS([.F2227])" office:value-type="float" office:value="0.0627906788821781" calcext:value-type="float">
            <text:p>0,0627906789</text:p>
          </table:table-cell>
          <table:table-cell table:formula="of:=SIN([.F2227])" office:value-type="float" office:value="0.998026718402626" calcext:value-type="float">
            <text:p>0,9980267184</text:p>
          </table:table-cell>
        </table:table-row>
        <table:table-row table:style-name="ro1">
          <table:table-cell table:number-columns-repeated="5"/>
          <table:table-cell table:formula="of:=[.F2227]+3.14159265/50" office:value-type="float" office:value="139.800872925006" calcext:value-type="float">
            <text:p>139,800872925</text:p>
          </table:table-cell>
          <table:table-cell table:formula="of:=COS([.F2228])" office:value-type="float" office:value="0.000000159739723791389" calcext:value-type="float">
            <text:p>1,59739723791389E-007</text:p>
          </table:table-cell>
          <table:table-cell table:formula="of:=SIN([.F2228])" office:value-type="float" office:value="0.999999999999987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2228]+3.14159265/50" office:value-type="float" office:value="139.863704778006" calcext:value-type="float">
            <text:p>139,863704778</text:p>
          </table:table-cell>
          <table:table-cell table:formula="of:=COS([.F2229])" office:value-type="float" office:value="-0.0627903600331503" calcext:value-type="float">
            <text:p>-0,06279036</text:p>
          </table:table-cell>
          <table:table-cell table:formula="of:=SIN([.F2229])" office:value-type="float" office:value="0.998026738462907" calcext:value-type="float">
            <text:p>0,9980267385</text:p>
          </table:table-cell>
        </table:table-row>
        <table:table-row table:style-name="ro1">
          <table:table-cell table:number-columns-repeated="5"/>
          <table:table-cell table:formula="of:=[.F2229]+3.14159265/50" office:value-type="float" office:value="139.926536631006" calcext:value-type="float">
            <text:p>139,926536631</text:p>
          </table:table-cell>
          <table:table-cell table:formula="of:=COS([.F2230])" office:value-type="float" office:value="-0.125333074941726" calcext:value-type="float">
            <text:p>-0,1253330749</text:p>
          </table:table-cell>
          <table:table-cell table:formula="of:=SIN([.F2230])" office:value-type="float" office:value="0.992114721353157" calcext:value-type="float">
            <text:p>0,9921147214</text:p>
          </table:table-cell>
        </table:table-row>
        <table:table-row table:style-name="ro1">
          <table:table-cell table:number-columns-repeated="5"/>
          <table:table-cell table:formula="of:=[.F2230]+3.14159265/50" office:value-type="float" office:value="139.989368484006" calcext:value-type="float">
            <text:p>139,989368484</text:p>
          </table:table-cell>
          <table:table-cell table:formula="of:=COS([.F2231])" office:value-type="float" office:value="-0.187381157463873" calcext:value-type="float">
            <text:p>-0,1873811575</text:p>
          </table:table-cell>
          <table:table-cell table:formula="of:=SIN([.F2231])" office:value-type="float" office:value="0.982287280701272" calcext:value-type="float">
            <text:p>0,9822872807</text:p>
          </table:table-cell>
        </table:table-row>
        <table:table-row table:style-name="ro1">
          <table:table-cell table:number-columns-repeated="5"/>
          <table:table-cell table:formula="of:=[.F2231]+3.14159265/50" office:value-type="float" office:value="140.052200337006" calcext:value-type="float">
            <text:p>140,052200337</text:p>
          </table:table-cell>
          <table:table-cell table:formula="of:=COS([.F2232])" office:value-type="float" office:value="-0.248689732165506" calcext:value-type="float">
            <text:p>-0,2486897322</text:p>
          </table:table-cell>
          <table:table-cell table:formula="of:=SIN([.F2232])" office:value-type="float" office:value="0.968583200925686" calcext:value-type="float">
            <text:p>0,9685832009</text:p>
          </table:table-cell>
        </table:table-row>
        <table:table-row table:style-name="ro1">
          <table:table-cell table:number-columns-repeated="5"/>
          <table:table-cell table:formula="of:=[.F2232]+3.14159265/50" office:value-type="float" office:value="140.115032190006" calcext:value-type="float">
            <text:p>140,11503219</text:p>
          </table:table-cell>
          <table:table-cell table:formula="of:=COS([.F2233])" office:value-type="float" office:value="-0.309016842112056" calcext:value-type="float">
            <text:p>-0,3090168421</text:p>
          </table:table-cell>
          <table:table-cell table:formula="of:=SIN([.F2233])" office:value-type="float" office:value="0.951056565768352" calcext:value-type="float">
            <text:p>0,9510565658</text:p>
          </table:table-cell>
        </table:table-row>
        <table:table-row table:style-name="ro1">
          <table:table-cell table:number-columns-repeated="5"/>
          <table:table-cell table:formula="of:=[.F2233]+3.14159265/50" office:value-type="float" office:value="140.177864043006" calcext:value-type="float">
            <text:p>140,177864043</text:p>
          </table:table-cell>
          <table:table-cell table:formula="of:=COS([.F2234])" office:value-type="float" office:value="-0.368124403761942" calcext:value-type="float">
            <text:p>-0,3681244038</text:p>
          </table:table-cell>
          <table:table-cell table:formula="of:=SIN([.F2234])" office:value-type="float" office:value="0.92977654485092" calcext:value-type="float">
            <text:p>0,9297765449</text:p>
          </table:table-cell>
        </table:table-row>
        <table:table-row table:style-name="ro1">
          <table:table-cell table:number-columns-repeated="5"/>
          <table:table-cell table:formula="of:=[.F2234]+3.14159265/50" office:value-type="float" office:value="140.240695896006" calcext:value-type="float">
            <text:p>140,240695896</text:p>
          </table:table-cell>
          <table:table-cell table:formula="of:=COS([.F2235])" office:value-type="float" office:value="-0.425779146573541" calcext:value-type="float">
            <text:p>-0,4257791466</text:p>
          </table:table-cell>
          <table:table-cell table:formula="of:=SIN([.F2235])" office:value-type="float" office:value="0.904827120693841" calcext:value-type="float">
            <text:p>0,9048271207</text:p>
          </table:table-cell>
        </table:table-row>
        <table:table-row table:style-name="ro1">
          <table:table-cell table:number-columns-repeated="5"/>
          <table:table-cell table:formula="of:=[.F2235]+3.14159265/50" office:value-type="float" office:value="140.303527749006" calcext:value-type="float">
            <text:p>140,303527749</text:p>
          </table:table-cell>
          <table:table-cell table:formula="of:=COS([.F2236])" office:value-type="float" office:value="-0.481753533617441" calcext:value-type="float">
            <text:p>-0,4817535336</text:p>
          </table:table-cell>
          <table:table-cell table:formula="of:=SIN([.F2236])" office:value-type="float" office:value="0.876306757275732" calcext:value-type="float">
            <text:p>0,8763067573</text:p>
          </table:table-cell>
        </table:table-row>
        <table:table-row table:style-name="ro1">
          <table:table-cell table:number-columns-repeated="5"/>
          <table:table-cell table:formula="of:=[.F2236]+3.14159265/50" office:value-type="float" office:value="140.366359602006" calcext:value-type="float">
            <text:p>140,366359602</text:p>
          </table:table-cell>
          <table:table-cell table:formula="of:=COS([.F2237])" office:value-type="float" office:value="-0.535826659560751" calcext:value-type="float">
            <text:p>-0,5358266596</text:p>
          </table:table-cell>
          <table:table-cell table:formula="of:=SIN([.F2237])" office:value-type="float" office:value="0.844328011441032" calcext:value-type="float">
            <text:p>0,8443280114</text:p>
          </table:table-cell>
        </table:table-row>
        <table:table-row table:style-name="ro1">
          <table:table-cell table:number-columns-repeated="5"/>
          <table:table-cell table:formula="of:=[.F2237]+3.14159265/50" office:value-type="float" office:value="140.429191455006" calcext:value-type="float">
            <text:p>140,429191455</text:p>
          </table:table-cell>
          <table:table-cell table:formula="of:=COS([.F2238])" office:value-type="float" office:value="-0.587785122479521" calcext:value-type="float">
            <text:p>-0,5877851225</text:p>
          </table:table-cell>
          <table:table-cell table:formula="of:=SIN([.F2238])" office:value-type="float" office:value="0.809017088689562" calcext:value-type="float">
            <text:p>0,8090170887</text:p>
          </table:table-cell>
        </table:table-row>
        <table:table-row table:style-name="ro1">
          <table:table-cell table:number-columns-repeated="5"/>
          <table:table-cell table:formula="of:=[.F2238]+3.14159265/50" office:value-type="float" office:value="140.492023308006" calcext:value-type="float">
            <text:p>140,492023308</text:p>
          </table:table-cell>
          <table:table-cell table:formula="of:=COS([.F2239])" office:value-type="float" office:value="-0.637423866058642" calcext:value-type="float">
            <text:p>-0,6374238661</text:p>
          </table:table-cell>
          <table:table-cell table:formula="of:=SIN([.F2239])" office:value-type="float" office:value="0.770513345101079" calcext:value-type="float">
            <text:p>0,7705133451</text:p>
          </table:table-cell>
        </table:table-row>
        <table:table-row table:style-name="ro1">
          <table:table-cell table:number-columns-repeated="5"/>
          <table:table-cell table:formula="of:=[.F2239]+3.14159265/50" office:value-type="float" office:value="140.554855161006" calcext:value-type="float">
            <text:p>140,554855161</text:p>
          </table:table-cell>
          <table:table-cell table:formula="of:=COS([.F2240])" office:value-type="float" office:value="-0.68454698885544" calcext:value-type="float">
            <text:p>-0,6845469889</text:p>
          </table:table-cell>
          <table:table-cell table:formula="of:=SIN([.F2240])" office:value-type="float" office:value="0.728968737360492" calcext:value-type="float">
            <text:p>0,7289687374</text:p>
          </table:table-cell>
        </table:table-row>
        <table:table-row table:style-name="ro1">
          <table:table-cell table:number-columns-repeated="5"/>
          <table:table-cell table:formula="of:=[.F2240]+3.14159265/50" office:value-type="float" office:value="140.617687014006" calcext:value-type="float">
            <text:p>140,617687014</text:p>
          </table:table-cell>
          <table:table-cell table:formula="of:=COS([.F2241])" office:value-type="float" office:value="-0.728968517433169" calcext:value-type="float">
            <text:p>-0,7289685174</text:p>
          </table:table-cell>
          <table:table-cell table:formula="of:=SIN([.F2241])" office:value-type="float" office:value="0.684547223054252" calcext:value-type="float">
            <text:p>0,6845472231</text:p>
          </table:table-cell>
        </table:table-row>
        <table:table-row table:style-name="ro1">
          <table:table-cell table:number-columns-repeated="5"/>
          <table:table-cell table:formula="of:=[.F2241]+3.14159265/50" office:value-type="float" office:value="140.680518867006" calcext:value-type="float">
            <text:p>140,680518867</text:p>
          </table:table-cell>
          <table:table-cell table:formula="of:=COS([.F2242])" office:value-type="float" office:value="-0.770513140313197" calcext:value-type="float">
            <text:p>-0,7705131403</text:p>
          </table:table-cell>
          <table:table-cell table:formula="of:=SIN([.F2242])" office:value-type="float" office:value="0.637424113604667" calcext:value-type="float">
            <text:p>0,6374241136</text:p>
          </table:table-cell>
        </table:table-row>
        <table:table-row table:style-name="ro1">
          <table:table-cell table:number-columns-repeated="5"/>
          <table:table-cell table:formula="of:=[.F2242]+3.14159265/50" office:value-type="float" office:value="140.743350720006" calcext:value-type="float">
            <text:p>140,74335072</text:p>
          </table:table-cell>
          <table:table-cell table:formula="of:=COS([.F2243])" office:value-type="float" office:value="-0.809016899849326" calcext:value-type="float">
            <text:p>-0,8090168998</text:p>
          </table:table-cell>
          <table:table-cell table:formula="of:=SIN([.F2243])" office:value-type="float" office:value="0.587785382395807" calcext:value-type="float">
            <text:p>0,5877853824</text:p>
          </table:table-cell>
        </table:table-row>
        <table:table-row table:style-name="ro1">
          <table:table-cell table:number-columns-repeated="5"/>
          <table:table-cell table:formula="of:=[.F2243]+3.14159265/50" office:value-type="float" office:value="140.806182573006" calcext:value-type="float">
            <text:p>140,806182573</text:p>
          </table:table-cell>
          <table:table-cell table:formula="of:=COS([.F2244])" office:value-type="float" office:value="-0.844327839293707" calcext:value-type="float">
            <text:p>-0,8443278393</text:p>
          </table:table-cell>
          <table:table-cell table:formula="of:=SIN([.F2244])" office:value-type="float" office:value="0.535826930821529" calcext:value-type="float">
            <text:p>0,5358269308</text:p>
          </table:table-cell>
        </table:table-row>
        <table:table-row table:style-name="ro1">
          <table:table-cell table:number-columns-repeated="5"/>
          <table:table-cell table:formula="of:=[.F2244]+3.14159265/50" office:value-type="float" office:value="140.869014426006" calcext:value-type="float">
            <text:p>140,869014426</text:p>
          </table:table-cell>
          <table:table-cell table:formula="of:=COS([.F2245])" office:value-type="float" office:value="-0.876306602500706" calcext:value-type="float">
            <text:p>-0,8763066025</text:p>
          </table:table-cell>
          <table:table-cell table:formula="of:=SIN([.F2245])" office:value-type="float" office:value="0.481753815152168" calcext:value-type="float">
            <text:p>0,4817538152</text:p>
          </table:table-cell>
        </table:table-row>
        <table:table-row table:style-name="ro1">
          <table:table-cell table:number-columns-repeated="5"/>
          <table:table-cell table:formula="of:=[.F2245]+3.14159265/50" office:value-type="float" office:value="140.931846279006" calcext:value-type="float">
            <text:p>140,931846279</text:p>
          </table:table-cell>
          <table:table-cell table:formula="of:=COS([.F2246])" office:value-type="float" office:value="-0.90482698390194" calcext:value-type="float">
            <text:p>-0,9048269839</text:p>
          </table:table-cell>
          <table:table-cell table:formula="of:=SIN([.F2246])" office:value-type="float" office:value="0.425779437271127" calcext:value-type="float">
            <text:p>0,4257794373</text:p>
          </table:table-cell>
        </table:table-row>
        <table:table-row table:style-name="ro1">
          <table:table-cell table:number-columns-repeated="5"/>
          <table:table-cell table:formula="of:=[.F2246]+3.14159265/50" office:value-type="float" office:value="140.994678132006" calcext:value-type="float">
            <text:p>140,994678132</text:p>
          </table:table-cell>
          <table:table-cell table:formula="of:=COS([.F2247])" office:value-type="float" office:value="-0.929776426581999" calcext:value-type="float">
            <text:p>-0,9297764266</text:p>
          </table:table-cell>
          <table:table-cell table:formula="of:=SIN([.F2247])" office:value-type="float" office:value="0.368124702475137" calcext:value-type="float">
            <text:p>0,3681247025</text:p>
          </table:table-cell>
        </table:table-row>
        <table:table-row table:style-name="ro1">
          <table:table-cell table:number-columns-repeated="5"/>
          <table:table-cell table:formula="of:=[.F2247]+3.14159265/50" office:value-type="float" office:value="141.057509985006" calcext:value-type="float">
            <text:p>141,057509985</text:p>
          </table:table-cell>
          <table:table-cell table:formula="of:=COS([.F2248])" office:value-type="float" office:value="-0.951056466489165" calcext:value-type="float">
            <text:p>-0,9510564665</text:p>
          </table:table-cell>
          <table:table-cell table:formula="of:=SIN([.F2248])" office:value-type="float" office:value="0.309017147661976" calcext:value-type="float">
            <text:p>0,3090171477</text:p>
          </table:table-cell>
        </table:table-row>
        <table:table-row table:style-name="ro1">
          <table:table-cell table:number-columns-repeated="5"/>
          <table:table-cell table:formula="of:=[.F2248]+3.14159265/50" office:value-type="float" office:value="141.120341838006" calcext:value-type="float">
            <text:p>141,120341838</text:p>
          </table:table-cell>
          <table:table-cell table:formula="of:=COS([.F2249])" office:value-type="float" office:value="-0.968583121028042" calcext:value-type="float">
            <text:p>-0,968583121</text:p>
          </table:table-cell>
          <table:table-cell table:formula="of:=SIN([.F2249])" office:value-type="float" office:value="0.248690043346285" calcext:value-type="float">
            <text:p>0,2486900433</text:p>
          </table:table-cell>
        </table:table-row>
        <table:table-row table:style-name="ro1">
          <table:table-cell table:number-columns-repeated="5"/>
          <table:table-cell table:formula="of:=[.F2249]+3.14159265/50" office:value-type="float" office:value="141.183173691006" calcext:value-type="float">
            <text:p>141,183173691</text:p>
          </table:table-cell>
          <table:table-cell table:formula="of:=COS([.F2250])" office:value-type="float" office:value="-0.98228722050049" calcext:value-type="float">
            <text:p>-0,9822872205</text:p>
          </table:table-cell>
          <table:table-cell table:formula="of:=SIN([.F2250])" office:value-type="float" office:value="0.187381473047422" calcext:value-type="float">
            <text:p>0,187381473</text:p>
          </table:table-cell>
        </table:table-row>
        <table:table-row table:style-name="ro1">
          <table:table-cell table:number-columns-repeated="5"/>
          <table:table-cell table:formula="of:=[.F2250]+3.14159265/50" office:value-type="float" office:value="141.246005544006" calcext:value-type="float">
            <text:p>141,246005544</text:p>
          </table:table-cell>
          <table:table-cell table:formula="of:=COS([.F2251])" office:value-type="float" office:value="-0.992114681086822" calcext:value-type="float">
            <text:p>-0,9921146811</text:p>
          </table:table-cell>
          <table:table-cell table:formula="of:=SIN([.F2251])" office:value-type="float" office:value="0.125333393682582" calcext:value-type="float">
            <text:p>0,1253333937</text:p>
          </table:table-cell>
        </table:table-row>
        <table:table-row table:style-name="ro1">
          <table:table-cell table:number-columns-repeated="5"/>
          <table:table-cell table:formula="of:=[.F2251]+3.14159265/50" office:value-type="float" office:value="141.308837397006" calcext:value-type="float">
            <text:p>141,308837397</text:p>
          </table:table-cell>
          <table:table-cell table:formula="of:=COS([.F2252])" office:value-type="float" office:value="-0.998026718289933" calcext:value-type="float">
            <text:p>-0,9980267183</text:p>
          </table:table-cell>
          <table:table-cell table:formula="of:=SIN([.F2252])" office:value-type="float" office:value="0.0627906806733877" calcext:value-type="float">
            <text:p>0,0627906807</text:p>
          </table:table-cell>
        </table:table-row>
        <table:table-row table:style-name="ro1">
          <table:table-cell table:number-columns-repeated="5"/>
          <table:table-cell table:formula="of:=[.F2252]+3.14159265/50" office:value-type="float" office:value="141.371669250006" calcext:value-type="float">
            <text:p>141,37166925</text:p>
          </table:table-cell>
          <table:table-cell table:formula="of:=COS([.F2253])" office:value-type="float" office:value="-0.999999999999987" calcext:value-type="float">
            <text:p>-1</text:p>
          </table:table-cell>
          <table:table-cell table:formula="of:=SIN([.F2253])" office:value-type="float" office:value="0.000000161534474867094" calcext:value-type="float">
            <text:p>1,61534474867094E-007</text:p>
          </table:table-cell>
        </table:table-row>
        <table:table-row table:style-name="ro1">
          <table:table-cell table:number-columns-repeated="5"/>
          <table:table-cell table:formula="of:=[.F2253]+3.14159265/50" office:value-type="float" office:value="141.434501103006" calcext:value-type="float">
            <text:p>141,434501103</text:p>
          </table:table-cell>
          <table:table-cell table:formula="of:=COS([.F2254])" office:value-type="float" office:value="-0.9980267385756" calcext:value-type="float">
            <text:p>-0,9980267386</text:p>
          </table:table-cell>
          <table:table-cell table:formula="of:=SIN([.F2254])" office:value-type="float" office:value="-0.0627903582419407" calcext:value-type="float">
            <text:p>-0,0627903582</text:p>
          </table:table-cell>
        </table:table-row>
        <table:table-row table:style-name="ro1">
          <table:table-cell table:number-columns-repeated="5"/>
          <table:table-cell table:formula="of:=[.F2254]+3.14159265/50" office:value-type="float" office:value="141.497332956006" calcext:value-type="float">
            <text:p>141,497332956</text:p>
          </table:table-cell>
          <table:table-cell table:formula="of:=COS([.F2255])" office:value-type="float" office:value="-0.992114721578098" calcext:value-type="float">
            <text:p>-0,9921147216</text:p>
          </table:table-cell>
          <table:table-cell table:formula="of:=SIN([.F2255])" office:value-type="float" office:value="-0.125333073161127" calcext:value-type="float">
            <text:p>-0,1253330732</text:p>
          </table:table-cell>
        </table:table-row>
        <table:table-row table:style-name="ro1">
          <table:table-cell table:number-columns-repeated="5"/>
          <table:table-cell table:formula="of:=[.F2255]+3.14159265/50" office:value-type="float" office:value="141.560164809006" calcext:value-type="float">
            <text:p>141,560164809</text:p>
          </table:table-cell>
          <table:table-cell table:formula="of:=COS([.F2256])" office:value-type="float" office:value="-0.982287281037574" calcext:value-type="float">
            <text:p>-0,982287281</text:p>
          </table:table-cell>
          <table:table-cell table:formula="of:=SIN([.F2256])" office:value-type="float" office:value="-0.187381155700912" calcext:value-type="float">
            <text:p>-0,1873811557</text:p>
          </table:table-cell>
        </table:table-row>
        <table:table-row table:style-name="ro1">
          <table:table-cell table:number-columns-repeated="5"/>
          <table:table-cell table:formula="of:=[.F2256]+3.14159265/50" office:value-type="float" office:value="141.622996662006" calcext:value-type="float">
            <text:p>141,622996662</text:p>
          </table:table-cell>
          <table:table-cell table:formula="of:=COS([.F2257])" office:value-type="float" office:value="-0.968583201372022" calcext:value-type="float">
            <text:p>-0,9685832014</text:p>
          </table:table-cell>
          <table:table-cell table:formula="of:=SIN([.F2257])" office:value-type="float" office:value="-0.248689730427141" calcext:value-type="float">
            <text:p>-0,2486897304</text:p>
          </table:table-cell>
        </table:table-row>
        <table:table-row table:style-name="ro1">
          <table:table-cell table:number-columns-repeated="5"/>
          <table:table-cell table:formula="of:=[.F2257]+3.14159265/50" office:value-type="float" office:value="141.685828515006" calcext:value-type="float">
            <text:p>141,685828515</text:p>
          </table:table-cell>
          <table:table-cell table:formula="of:=COS([.F2258])" office:value-type="float" office:value="-0.951056566322961" calcext:value-type="float">
            <text:p>-0,9510565663</text:p>
          </table:table-cell>
          <table:table-cell table:formula="of:=SIN([.F2258])" office:value-type="float" office:value="-0.309016840405146" calcext:value-type="float">
            <text:p>-0,3090168404</text:p>
          </table:table-cell>
        </table:table-row>
        <table:table-row table:style-name="ro1">
          <table:table-cell table:number-columns-repeated="5"/>
          <table:table-cell table:formula="of:=[.F2258]+3.14159265/50" office:value-type="float" office:value="141.748660368006" calcext:value-type="float">
            <text:p>141,748660368</text:p>
          </table:table-cell>
          <table:table-cell table:formula="of:=COS([.F2259])" office:value-type="float" office:value="-0.929776545511612" calcext:value-type="float">
            <text:p>-0,9297765455</text:p>
          </table:table-cell>
          <table:table-cell table:formula="of:=SIN([.F2259])" office:value-type="float" office:value="-0.368124402093225" calcext:value-type="float">
            <text:p>-0,3681244021</text:p>
          </table:table-cell>
        </table:table-row>
        <table:table-row table:style-name="ro1">
          <table:table-cell table:number-columns-repeated="5"/>
          <table:table-cell table:formula="of:=[.F2259]+3.14159265/50" office:value-type="float" office:value="141.811492221006" calcext:value-type="float">
            <text:p>141,811492221</text:p>
          </table:table-cell>
          <table:table-cell table:formula="of:=COS([.F2260])" office:value-type="float" office:value="-0.904827121458009" calcext:value-type="float">
            <text:p>-0,9048271215</text:p>
          </table:table-cell>
          <table:table-cell table:formula="of:=SIN([.F2260])" office:value-type="float" office:value="-0.425779144949601" calcext:value-type="float">
            <text:p>-0,4257791449</text:p>
          </table:table-cell>
        </table:table-row>
        <table:table-row table:style-name="ro1">
          <table:table-cell table:number-columns-repeated="5"/>
          <table:table-cell table:formula="of:=[.F2260]+3.14159265/50" office:value-type="float" office:value="141.874324074006" calcext:value-type="float">
            <text:p>141,874324074</text:p>
          </table:table-cell>
          <table:table-cell table:formula="of:=COS([.F2261])" office:value-type="float" office:value="-0.87630675814036" calcext:value-type="float">
            <text:p>-0,8763067581</text:p>
          </table:table-cell>
          <table:table-cell table:formula="of:=SIN([.F2261])" office:value-type="float" office:value="-0.481753532044689" calcext:value-type="float">
            <text:p>-0,481753532</text:p>
          </table:table-cell>
        </table:table-row>
        <table:table-row table:style-name="ro1">
          <table:table-cell table:number-columns-repeated="5"/>
          <table:table-cell table:formula="of:=[.F2261]+3.14159265/50" office:value-type="float" office:value="141.937155927006" calcext:value-type="float">
            <text:p>141,937155927</text:p>
          </table:table-cell>
          <table:table-cell table:formula="of:=COS([.F2262])" office:value-type="float" office:value="-0.844328012402707" calcext:value-type="float">
            <text:p>-0,8443280124</text:p>
          </table:table-cell>
          <table:table-cell table:formula="of:=SIN([.F2262])" office:value-type="float" office:value="-0.535826658045392" calcext:value-type="float">
            <text:p>-0,535826658</text:p>
          </table:table-cell>
        </table:table-row>
        <table:table-row table:style-name="ro1">
          <table:table-cell table:number-columns-repeated="5"/>
          <table:table-cell table:formula="of:=[.F2262]+3.14159265/50" office:value-type="float" office:value="141.999987780006" calcext:value-type="float">
            <text:p>141,99998778</text:p>
          </table:table-cell>
          <table:table-cell table:formula="of:=COS([.F2263])" office:value-type="float" office:value="-0.80901708974449" calcext:value-type="float">
            <text:p>-0,8090170897</text:p>
          </table:table-cell>
          <table:table-cell table:formula="of:=SIN([.F2263])" office:value-type="float" office:value="-0.587785121027536" calcext:value-type="float">
            <text:p>-0,587785121</text:p>
          </table:table-cell>
        </table:table-row>
        <table:table-row table:style-name="ro1">
          <table:table-cell table:number-columns-repeated="5"/>
          <table:table-cell table:formula="of:=[.F2263]+3.14159265/50" office:value-type="float" office:value="142.062819633006" calcext:value-type="float">
            <text:p>142,062819633</text:p>
          </table:table-cell>
          <table:table-cell table:formula="of:=COS([.F2264])" office:value-type="float" office:value="-0.770513346245096" calcext:value-type="float">
            <text:p>-0,7705133462</text:p>
          </table:table-cell>
          <table:table-cell table:formula="of:=SIN([.F2264])" office:value-type="float" office:value="-0.637423864675762" calcext:value-type="float">
            <text:p>-0,6374238647</text:p>
          </table:table-cell>
        </table:table-row>
        <table:table-row table:style-name="ro1">
          <table:table-cell table:number-columns-repeated="5"/>
          <table:table-cell table:formula="of:=[.F2264]+3.14159265/50" office:value-type="float" office:value="142.125651486006" calcext:value-type="float">
            <text:p>142,125651486</text:p>
          </table:table-cell>
          <table:table-cell table:formula="of:=COS([.F2265])" office:value-type="float" office:value="-0.728968738589083" calcext:value-type="float">
            <text:p>-0,7289687386</text:p>
          </table:table-cell>
          <table:table-cell table:formula="of:=SIN([.F2265])" office:value-type="float" office:value="-0.684546987547123" calcext:value-type="float">
            <text:p>-0,6845469875</text:p>
          </table:table-cell>
        </table:table-row>
        <table:table-row table:style-name="ro1">
          <table:table-cell table:number-columns-repeated="5"/>
          <table:table-cell table:formula="of:=[.F2265]+3.14159265/50" office:value-type="float" office:value="142.188483339006" calcext:value-type="float">
            <text:p>142,188483339</text:p>
          </table:table-cell>
          <table:table-cell table:formula="of:=COS([.F2266])" office:value-type="float" office:value="-0.684547224362569" calcext:value-type="float">
            <text:p>-0,6845472244</text:p>
          </table:table-cell>
          <table:table-cell table:formula="of:=SIN([.F2266])" office:value-type="float" office:value="-0.728968516204577" calcext:value-type="float">
            <text:p>-0,7289685162</text:p>
          </table:table-cell>
        </table:table-row>
        <table:table-row table:style-name="ro1">
          <table:table-cell table:number-columns-repeated="5"/>
          <table:table-cell table:formula="of:=[.F2266]+3.14159265/50" office:value-type="float" office:value="142.251315192006" calcext:value-type="float">
            <text:p>142,251315192</text:p>
          </table:table-cell>
          <table:table-cell table:formula="of:=COS([.F2267])" office:value-type="float" office:value="-0.637424114987546" calcext:value-type="float">
            <text:p>-0,637424115</text:p>
          </table:table-cell>
          <table:table-cell table:formula="of:=SIN([.F2267])" office:value-type="float" office:value="-0.77051313916918" calcext:value-type="float">
            <text:p>-0,7705131392</text:p>
          </table:table-cell>
        </table:table-row>
        <table:table-row table:style-name="ro1">
          <table:table-cell table:number-columns-repeated="5"/>
          <table:table-cell table:formula="of:=[.F2267]+3.14159265/50" office:value-type="float" office:value="142.314147045006" calcext:value-type="float">
            <text:p>142,314147045</text:p>
          </table:table-cell>
          <table:table-cell table:formula="of:=COS([.F2268])" office:value-type="float" office:value="-0.587785383847791" calcext:value-type="float">
            <text:p>-0,5877853838</text:p>
          </table:table-cell>
          <table:table-cell table:formula="of:=SIN([.F2268])" office:value-type="float" office:value="-0.809016898794398" calcext:value-type="float">
            <text:p>-0,8090168988</text:p>
          </table:table-cell>
        </table:table-row>
        <table:table-row table:style-name="ro1">
          <table:table-cell table:number-columns-repeated="5"/>
          <table:table-cell table:formula="of:=[.F2268]+3.14159265/50" office:value-type="float" office:value="142.376978898006" calcext:value-type="float">
            <text:p>142,376978898</text:p>
          </table:table-cell>
          <table:table-cell table:formula="of:=COS([.F2269])" office:value-type="float" office:value="-0.535826932336887" calcext:value-type="float">
            <text:p>-0,5358269323</text:p>
          </table:table-cell>
          <table:table-cell table:formula="of:=SIN([.F2269])" office:value-type="float" office:value="-0.844327838332032" calcext:value-type="float">
            <text:p>-0,8443278383</text:p>
          </table:table-cell>
        </table:table-row>
        <table:table-row table:style-name="ro1">
          <table:table-cell table:number-columns-repeated="5"/>
          <table:table-cell table:formula="of:=[.F2269]+3.14159265/50" office:value-type="float" office:value="142.439810751006" calcext:value-type="float">
            <text:p>142,439810751</text:p>
          </table:table-cell>
          <table:table-cell table:formula="of:=COS([.F2270])" office:value-type="float" office:value="-0.48175381672492" calcext:value-type="float">
            <text:p>-0,4817538167</text:p>
          </table:table-cell>
          <table:table-cell table:formula="of:=SIN([.F2270])" office:value-type="float" office:value="-0.876306601636078" calcext:value-type="float">
            <text:p>-0,8763066016</text:p>
          </table:table-cell>
        </table:table-row>
        <table:table-row table:style-name="ro1">
          <table:table-cell table:number-columns-repeated="5"/>
          <table:table-cell table:formula="of:=[.F2270]+3.14159265/50" office:value-type="float" office:value="142.502642604006" calcext:value-type="float">
            <text:p>142,502642604</text:p>
          </table:table-cell>
          <table:table-cell table:formula="of:=COS([.F2271])" office:value-type="float" office:value="-0.425779438895066" calcext:value-type="float">
            <text:p>-0,4257794389</text:p>
          </table:table-cell>
          <table:table-cell table:formula="of:=SIN([.F2271])" office:value-type="float" office:value="-0.904826983137772" calcext:value-type="float">
            <text:p>-0,9048269831</text:p>
          </table:table-cell>
        </table:table-row>
        <table:table-row table:style-name="ro1">
          <table:table-cell table:number-columns-repeated="5"/>
          <table:table-cell table:formula="of:=[.F2271]+3.14159265/50" office:value-type="float" office:value="142.565474457006" calcext:value-type="float">
            <text:p>142,565474457</text:p>
          </table:table-cell>
          <table:table-cell table:formula="of:=COS([.F2272])" office:value-type="float" office:value="-0.368124704143855" calcext:value-type="float">
            <text:p>-0,3681247041</text:p>
          </table:table-cell>
          <table:table-cell table:formula="of:=SIN([.F2272])" office:value-type="float" office:value="-0.929776425921307" calcext:value-type="float">
            <text:p>-0,9297764259</text:p>
          </table:table-cell>
        </table:table-row>
        <table:table-row table:style-name="ro1">
          <table:table-cell table:number-columns-repeated="5"/>
          <table:table-cell table:formula="of:=[.F2272]+3.14159265/50" office:value-type="float" office:value="142.628306310006" calcext:value-type="float">
            <text:p>142,62830631</text:p>
          </table:table-cell>
          <table:table-cell table:formula="of:=COS([.F2273])" office:value-type="float" office:value="-0.309017149368886" calcext:value-type="float">
            <text:p>-0,3090171494</text:p>
          </table:table-cell>
          <table:table-cell table:formula="of:=SIN([.F2273])" office:value-type="float" office:value="-0.951056465934556" calcext:value-type="float">
            <text:p>-0,9510564659</text:p>
          </table:table-cell>
        </table:table-row>
        <table:table-row table:style-name="ro1">
          <table:table-cell table:number-columns-repeated="5"/>
          <table:table-cell table:formula="of:=[.F2273]+3.14159265/50" office:value-type="float" office:value="142.691138163006" calcext:value-type="float">
            <text:p>142,691138163</text:p>
          </table:table-cell>
          <table:table-cell table:formula="of:=COS([.F2274])" office:value-type="float" office:value="-0.248690045084651" calcext:value-type="float">
            <text:p>-0,2486900451</text:p>
          </table:table-cell>
          <table:table-cell table:formula="of:=SIN([.F2274])" office:value-type="float" office:value="-0.968583120581705" calcext:value-type="float">
            <text:p>-0,9685831206</text:p>
          </table:table-cell>
        </table:table-row>
        <table:table-row table:style-name="ro1">
          <table:table-cell table:number-columns-repeated="5"/>
          <table:table-cell table:formula="of:=[.F2274]+3.14159265/50" office:value-type="float" office:value="142.753970016006" calcext:value-type="float">
            <text:p>142,753970016</text:p>
          </table:table-cell>
          <table:table-cell table:formula="of:=COS([.F2275])" office:value-type="float" office:value="-0.187381474810383" calcext:value-type="float">
            <text:p>-0,1873814748</text:p>
          </table:table-cell>
          <table:table-cell table:formula="of:=SIN([.F2275])" office:value-type="float" office:value="-0.982287220164187" calcext:value-type="float">
            <text:p>-0,9822872202</text:p>
          </table:table-cell>
        </table:table-row>
        <table:table-row table:style-name="ro1">
          <table:table-cell table:number-columns-repeated="5"/>
          <table:table-cell table:formula="of:=[.F2275]+3.14159265/50" office:value-type="float" office:value="142.816801869006" calcext:value-type="float">
            <text:p>142,816801869</text:p>
          </table:table-cell>
          <table:table-cell table:formula="of:=COS([.F2276])" office:value-type="float" office:value="-0.125333395463181" calcext:value-type="float">
            <text:p>-0,1253333955</text:p>
          </table:table-cell>
          <table:table-cell table:formula="of:=SIN([.F2276])" office:value-type="float" office:value="-0.99211468086188" calcext:value-type="float">
            <text:p>-0,9921146809</text:p>
          </table:table-cell>
        </table:table-row>
        <table:table-row table:style-name="ro1">
          <table:table-cell table:number-columns-repeated="5"/>
          <table:table-cell table:formula="of:=[.F2276]+3.14159265/50" office:value-type="float" office:value="142.879633722006" calcext:value-type="float">
            <text:p>142,879633722</text:p>
          </table:table-cell>
          <table:table-cell table:formula="of:=COS([.F2277])" office:value-type="float" office:value="-0.0627906824645972" calcext:value-type="float">
            <text:p>-0,0627906825</text:p>
          </table:table-cell>
          <table:table-cell table:formula="of:=SIN([.F2277])" office:value-type="float" office:value="-0.998026718177239" calcext:value-type="float">
            <text:p>-0,9980267182</text:p>
          </table:table-cell>
        </table:table-row>
        <table:table-row table:style-name="ro1">
          <table:table-cell table:number-columns-repeated="5"/>
          <table:table-cell table:formula="of:=[.F2277]+3.14159265/50" office:value-type="float" office:value="142.942465575006" calcext:value-type="float">
            <text:p>142,942465575</text:p>
          </table:table-cell>
          <table:table-cell table:formula="of:=COS([.F2278])" office:value-type="float" office:value="-0.000000163329225942798" calcext:value-type="float">
            <text:p>-1,63329225942798E-007</text:p>
          </table:table-cell>
          <table:table-cell table:formula="of:=SIN([.F2278])" office:value-type="float" office:value="-0.999999999999987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2278]+3.14159265/50" office:value-type="float" office:value="143.005297428006" calcext:value-type="float">
            <text:p>143,005297428</text:p>
          </table:table-cell>
          <table:table-cell table:formula="of:=COS([.F2279])" office:value-type="float" office:value="0.0627903564507311" calcext:value-type="float">
            <text:p>0,0627903565</text:p>
          </table:table-cell>
          <table:table-cell table:formula="of:=SIN([.F2279])" office:value-type="float" office:value="-0.998026738688293" calcext:value-type="float">
            <text:p>-0,9980267387</text:p>
          </table:table-cell>
        </table:table-row>
        <table:table-row table:style-name="ro1">
          <table:table-cell table:number-columns-repeated="5"/>
          <table:table-cell table:formula="of:=[.F2279]+3.14159265/50" office:value-type="float" office:value="143.068129281006" calcext:value-type="float">
            <text:p>143,068129281</text:p>
          </table:table-cell>
          <table:table-cell table:formula="of:=COS([.F2280])" office:value-type="float" office:value="0.125333071380528" calcext:value-type="float">
            <text:p>0,1253330714</text:p>
          </table:table-cell>
          <table:table-cell table:formula="of:=SIN([.F2280])" office:value-type="float" office:value="-0.99211472180304" calcext:value-type="float">
            <text:p>-0,9921147218</text:p>
          </table:table-cell>
        </table:table-row>
        <table:table-row table:style-name="ro1">
          <table:table-cell table:number-columns-repeated="5"/>
          <table:table-cell table:formula="of:=[.F2280]+3.14159265/50" office:value-type="float" office:value="143.130961134006" calcext:value-type="float">
            <text:p>143,130961134</text:p>
          </table:table-cell>
          <table:table-cell table:formula="of:=COS([.F2281])" office:value-type="float" office:value="0.18738115393795" calcext:value-type="float">
            <text:p>0,1873811539</text:p>
          </table:table-cell>
          <table:table-cell table:formula="of:=SIN([.F2281])" office:value-type="float" office:value="-0.982287281373877" calcext:value-type="float">
            <text:p>-0,9822872814</text:p>
          </table:table-cell>
        </table:table-row>
        <table:table-row table:style-name="ro1">
          <table:table-cell table:number-columns-repeated="5"/>
          <table:table-cell table:formula="of:=[.F2281]+3.14159265/50" office:value-type="float" office:value="143.193792987006" calcext:value-type="float">
            <text:p>143,193792987</text:p>
          </table:table-cell>
          <table:table-cell table:formula="of:=COS([.F2282])" office:value-type="float" office:value="0.248689728688775" calcext:value-type="float">
            <text:p>0,2486897287</text:p>
          </table:table-cell>
          <table:table-cell table:formula="of:=SIN([.F2282])" office:value-type="float" office:value="-0.968583201818359" calcext:value-type="float">
            <text:p>-0,9685832018</text:p>
          </table:table-cell>
        </table:table-row>
        <table:table-row table:style-name="ro1">
          <table:table-cell table:number-columns-repeated="5"/>
          <table:table-cell table:formula="of:=[.F2282]+3.14159265/50" office:value-type="float" office:value="143.256624840006" calcext:value-type="float">
            <text:p>143,25662484</text:p>
          </table:table-cell>
          <table:table-cell table:formula="of:=COS([.F2283])" office:value-type="float" office:value="0.309016838698237" calcext:value-type="float">
            <text:p>0,3090168387</text:p>
          </table:table-cell>
          <table:table-cell table:formula="of:=SIN([.F2283])" office:value-type="float" office:value="-0.951056566877569" calcext:value-type="float">
            <text:p>-0,9510565669</text:p>
          </table:table-cell>
        </table:table-row>
        <table:table-row table:style-name="ro1">
          <table:table-cell table:number-columns-repeated="5"/>
          <table:table-cell table:formula="of:=[.F2283]+3.14159265/50" office:value-type="float" office:value="143.319456693006" calcext:value-type="float">
            <text:p>143,319456693</text:p>
          </table:table-cell>
          <table:table-cell table:formula="of:=COS([.F2284])" office:value-type="float" office:value="0.368124400424507" calcext:value-type="float">
            <text:p>0,3681244004</text:p>
          </table:table-cell>
          <table:table-cell table:formula="of:=SIN([.F2284])" office:value-type="float" office:value="-0.929776546172303" calcext:value-type="float">
            <text:p>-0,9297765462</text:p>
          </table:table-cell>
        </table:table-row>
        <table:table-row table:style-name="ro1">
          <table:table-cell table:number-columns-repeated="5"/>
          <table:table-cell table:formula="of:=[.F2284]+3.14159265/50" office:value-type="float" office:value="143.382288546006" calcext:value-type="float">
            <text:p>143,382288546</text:p>
          </table:table-cell>
          <table:table-cell table:formula="of:=COS([.F2285])" office:value-type="float" office:value="0.425779143325662" calcext:value-type="float">
            <text:p>0,4257791433</text:p>
          </table:table-cell>
          <table:table-cell table:formula="of:=SIN([.F2285])" office:value-type="float" office:value="-0.904827122222176" calcext:value-type="float">
            <text:p>-0,9048271222</text:p>
          </table:table-cell>
        </table:table-row>
        <table:table-row table:style-name="ro1">
          <table:table-cell table:number-columns-repeated="5"/>
          <table:table-cell table:formula="of:=[.F2285]+3.14159265/50" office:value-type="float" office:value="143.445120399006" calcext:value-type="float">
            <text:p>143,445120399</text:p>
          </table:table-cell>
          <table:table-cell table:formula="of:=COS([.F2286])" office:value-type="float" office:value="0.481753530471936" calcext:value-type="float">
            <text:p>0,4817535305</text:p>
          </table:table-cell>
          <table:table-cell table:formula="of:=SIN([.F2286])" office:value-type="float" office:value="-0.876306759004987" calcext:value-type="float">
            <text:p>-0,876306759</text:p>
          </table:table-cell>
        </table:table-row>
        <table:table-row table:style-name="ro1">
          <table:table-cell table:number-columns-repeated="5"/>
          <table:table-cell table:formula="of:=[.F2286]+3.14159265/50" office:value-type="float" office:value="143.507952252006" calcext:value-type="float">
            <text:p>143,507952252</text:p>
          </table:table-cell>
          <table:table-cell table:formula="of:=COS([.F2287])" office:value-type="float" office:value="0.535826656530034" calcext:value-type="float">
            <text:p>0,5358266565</text:p>
          </table:table-cell>
          <table:table-cell table:formula="of:=SIN([.F2287])" office:value-type="float" office:value="-0.844328013364383" calcext:value-type="float">
            <text:p>-0,8443280134</text:p>
          </table:table-cell>
        </table:table-row>
        <table:table-row table:style-name="ro1">
          <table:table-cell table:number-columns-repeated="5"/>
          <table:table-cell table:formula="of:=[.F2287]+3.14159265/50" office:value-type="float" office:value="143.570784105006" calcext:value-type="float">
            <text:p>143,570784105</text:p>
          </table:table-cell>
          <table:table-cell table:formula="of:=COS([.F2288])" office:value-type="float" office:value="0.587785119575552" calcext:value-type="float">
            <text:p>0,5877851196</text:p>
          </table:table-cell>
          <table:table-cell table:formula="of:=SIN([.F2288])" office:value-type="float" office:value="-0.809017090799418" calcext:value-type="float">
            <text:p>-0,8090170908</text:p>
          </table:table-cell>
        </table:table-row>
        <table:table-row table:style-name="ro1">
          <table:table-cell table:number-columns-repeated="5"/>
          <table:table-cell table:formula="of:=[.F2288]+3.14159265/50" office:value-type="float" office:value="143.633615958006" calcext:value-type="float">
            <text:p>143,633615958</text:p>
          </table:table-cell>
          <table:table-cell table:formula="of:=COS([.F2289])" office:value-type="float" office:value="0.637423863292883" calcext:value-type="float">
            <text:p>0,6374238633</text:p>
          </table:table-cell>
          <table:table-cell table:formula="of:=SIN([.F2289])" office:value-type="float" office:value="-0.770513347389113" calcext:value-type="float">
            <text:p>-0,7705133474</text:p>
          </table:table-cell>
        </table:table-row>
        <table:table-row table:style-name="ro1">
          <table:table-cell table:number-columns-repeated="5"/>
          <table:table-cell table:formula="of:=[.F2289]+3.14159265/50" office:value-type="float" office:value="143.696447811006" calcext:value-type="float">
            <text:p>143,696447811</text:p>
          </table:table-cell>
          <table:table-cell table:formula="of:=COS([.F2290])" office:value-type="float" office:value="0.684546986238806" calcext:value-type="float">
            <text:p>0,6845469862</text:p>
          </table:table-cell>
          <table:table-cell table:formula="of:=SIN([.F2290])" office:value-type="float" office:value="-0.728968739817675" calcext:value-type="float">
            <text:p>-0,7289687398</text:p>
          </table:table-cell>
        </table:table-row>
        <table:table-row table:style-name="ro1">
          <table:table-cell table:number-columns-repeated="5"/>
          <table:table-cell table:formula="of:=[.F2290]+3.14159265/50" office:value-type="float" office:value="143.759279664006" calcext:value-type="float">
            <text:p>143,759279664</text:p>
          </table:table-cell>
          <table:table-cell table:formula="of:=COS([.F2291])" office:value-type="float" office:value="0.728968514975985" calcext:value-type="float">
            <text:p>0,728968515</text:p>
          </table:table-cell>
          <table:table-cell table:formula="of:=SIN([.F2291])" office:value-type="float" office:value="-0.684547225670886" calcext:value-type="float">
            <text:p>-0,6845472257</text:p>
          </table:table-cell>
        </table:table-row>
        <table:table-row table:style-name="ro1">
          <table:table-cell table:number-columns-repeated="5"/>
          <table:table-cell table:formula="of:=[.F2291]+3.14159265/50" office:value-type="float" office:value="143.822111517006" calcext:value-type="float">
            <text:p>143,822111517</text:p>
          </table:table-cell>
          <table:table-cell table:formula="of:=COS([.F2292])" office:value-type="float" office:value="0.770513138025162" calcext:value-type="float">
            <text:p>0,770513138</text:p>
          </table:table-cell>
          <table:table-cell table:formula="of:=SIN([.F2292])" office:value-type="float" office:value="-0.637424116370425" calcext:value-type="float">
            <text:p>-0,6374241164</text:p>
          </table:table-cell>
        </table:table-row>
        <table:table-row table:style-name="ro1">
          <table:table-cell table:number-columns-repeated="5"/>
          <table:table-cell table:formula="of:=[.F2292]+3.14159265/50" office:value-type="float" office:value="143.884943370006" calcext:value-type="float">
            <text:p>143,88494337</text:p>
          </table:table-cell>
          <table:table-cell table:formula="of:=COS([.F2293])" office:value-type="float" office:value="0.809016897739469" calcext:value-type="float">
            <text:p>0,8090168977</text:p>
          </table:table-cell>
          <table:table-cell table:formula="of:=SIN([.F2293])" office:value-type="float" office:value="-0.587785385299775" calcext:value-type="float">
            <text:p>-0,5877853853</text:p>
          </table:table-cell>
        </table:table-row>
        <table:table-row table:style-name="ro1">
          <table:table-cell table:number-columns-repeated="5"/>
          <table:table-cell table:formula="of:=[.F2293]+3.14159265/50" office:value-type="float" office:value="143.947775223006" calcext:value-type="float">
            <text:p>143,947775223</text:p>
          </table:table-cell>
          <table:table-cell table:formula="of:=COS([.F2294])" office:value-type="float" office:value="0.844327837370355" calcext:value-type="float">
            <text:p>0,8443278374</text:p>
          </table:table-cell>
          <table:table-cell table:formula="of:=SIN([.F2294])" office:value-type="float" office:value="-0.535826933852245" calcext:value-type="float">
            <text:p>-0,5358269339</text:p>
          </table:table-cell>
        </table:table-row>
        <table:table-row table:style-name="ro1">
          <table:table-cell table:number-columns-repeated="5"/>
          <table:table-cell table:formula="of:=[.F2294]+3.14159265/50" office:value-type="float" office:value="144.010607076006" calcext:value-type="float">
            <text:p>144,010607076</text:p>
          </table:table-cell>
          <table:table-cell table:formula="of:=COS([.F2295])" office:value-type="float" office:value="0.87630660077145" calcext:value-type="float">
            <text:p>0,8763066008</text:p>
          </table:table-cell>
          <table:table-cell table:formula="of:=SIN([.F2295])" office:value-type="float" office:value="-0.481753818297672" calcext:value-type="float">
            <text:p>-0,4817538183</text:p>
          </table:table-cell>
        </table:table-row>
        <table:table-row table:style-name="ro1">
          <table:table-cell table:number-columns-repeated="5"/>
          <table:table-cell table:formula="of:=[.F2295]+3.14159265/50" office:value-type="float" office:value="144.073438929006" calcext:value-type="float">
            <text:p>144,073438929</text:p>
          </table:table-cell>
          <table:table-cell table:formula="of:=COS([.F2296])" office:value-type="float" office:value="0.904826982373604" calcext:value-type="float">
            <text:p>0,9048269824</text:p>
          </table:table-cell>
          <table:table-cell table:formula="of:=SIN([.F2296])" office:value-type="float" office:value="-0.425779440519005" calcext:value-type="float">
            <text:p>-0,4257794405</text:p>
          </table:table-cell>
        </table:table-row>
        <table:table-row table:style-name="ro1">
          <table:table-cell table:number-columns-repeated="5"/>
          <table:table-cell table:formula="of:=[.F2296]+3.14159265/50" office:value-type="float" office:value="144.136270782006" calcext:value-type="float">
            <text:p>144,136270782</text:p>
          </table:table-cell>
          <table:table-cell table:formula="of:=COS([.F2297])" office:value-type="float" office:value="0.929776425260615" calcext:value-type="float">
            <text:p>0,9297764253</text:p>
          </table:table-cell>
          <table:table-cell table:formula="of:=SIN([.F2297])" office:value-type="float" office:value="-0.368124705812572" calcext:value-type="float">
            <text:p>-0,3681247058</text:p>
          </table:table-cell>
        </table:table-row>
        <table:table-row table:style-name="ro1">
          <table:table-cell table:number-columns-repeated="5"/>
          <table:table-cell table:formula="of:=[.F2297]+3.14159265/50" office:value-type="float" office:value="144.199102635006" calcext:value-type="float">
            <text:p>144,199102635</text:p>
          </table:table-cell>
          <table:table-cell table:formula="of:=COS([.F2298])" office:value-type="float" office:value="0.951056465379947" calcext:value-type="float">
            <text:p>0,9510564654</text:p>
          </table:table-cell>
          <table:table-cell table:formula="of:=SIN([.F2298])" office:value-type="float" office:value="-0.309017151075796" calcext:value-type="float">
            <text:p>-0,3090171511</text:p>
          </table:table-cell>
        </table:table-row>
        <table:table-row table:style-name="ro1">
          <table:table-cell table:number-columns-repeated="5"/>
          <table:table-cell table:formula="of:=[.F2298]+3.14159265/50" office:value-type="float" office:value="144.261934488006" calcext:value-type="float">
            <text:p>144,261934488</text:p>
          </table:table-cell>
          <table:table-cell table:formula="of:=COS([.F2299])" office:value-type="float" office:value="0.968583120135369" calcext:value-type="float">
            <text:p>0,9685831201</text:p>
          </table:table-cell>
          <table:table-cell table:formula="of:=SIN([.F2299])" office:value-type="float" office:value="-0.248690046823017" calcext:value-type="float">
            <text:p>-0,2486900468</text:p>
          </table:table-cell>
        </table:table-row>
        <table:table-row table:style-name="ro1">
          <table:table-cell table:number-columns-repeated="5"/>
          <table:table-cell table:formula="of:=[.F2299]+3.14159265/50" office:value-type="float" office:value="144.324766341007" calcext:value-type="float">
            <text:p>144,324766341</text:p>
          </table:table-cell>
          <table:table-cell table:formula="of:=COS([.F2300])" office:value-type="float" office:value="0.982287219827884" calcext:value-type="float">
            <text:p>0,9822872198</text:p>
          </table:table-cell>
          <table:table-cell table:formula="of:=SIN([.F2300])" office:value-type="float" office:value="-0.187381476573344" calcext:value-type="float">
            <text:p>-0,1873814766</text:p>
          </table:table-cell>
        </table:table-row>
        <table:table-row table:style-name="ro1">
          <table:table-cell table:number-columns-repeated="5"/>
          <table:table-cell table:formula="of:=[.F2300]+3.14159265/50" office:value-type="float" office:value="144.387598194007" calcext:value-type="float">
            <text:p>144,387598194</text:p>
          </table:table-cell>
          <table:table-cell table:formula="of:=COS([.F2301])" office:value-type="float" office:value="0.992114680636938" calcext:value-type="float">
            <text:p>0,9921146806</text:p>
          </table:table-cell>
          <table:table-cell table:formula="of:=SIN([.F2301])" office:value-type="float" office:value="-0.12533339724378" calcext:value-type="float">
            <text:p>-0,1253333972</text:p>
          </table:table-cell>
        </table:table-row>
        <table:table-row table:style-name="ro1">
          <table:table-cell table:number-columns-repeated="5"/>
          <table:table-cell table:formula="of:=[.F2301]+3.14159265/50" office:value-type="float" office:value="144.450430047007" calcext:value-type="float">
            <text:p>144,450430047</text:p>
          </table:table-cell>
          <table:table-cell table:formula="of:=COS([.F2302])" office:value-type="float" office:value="0.998026718064545" calcext:value-type="float">
            <text:p>0,9980267181</text:p>
          </table:table-cell>
          <table:table-cell table:formula="of:=SIN([.F2302])" office:value-type="float" office:value="-0.0627906842558067" calcext:value-type="float">
            <text:p>-0,0627906843</text:p>
          </table:table-cell>
        </table:table-row>
        <table:table-row table:style-name="ro1">
          <table:table-cell table:number-columns-repeated="5"/>
          <table:table-cell table:formula="of:=[.F2302]+3.14159265/50" office:value-type="float" office:value="144.513261900007" calcext:value-type="float">
            <text:p>144,5132619</text:p>
          </table:table-cell>
          <table:table-cell table:formula="of:=COS([.F2303])" office:value-type="float" office:value="0.999999999999986" calcext:value-type="float">
            <text:p>1</text:p>
          </table:table-cell>
          <table:table-cell table:formula="of:=SIN([.F2303])" office:value-type="float" office:value="-0.000000165123977018503" calcext:value-type="float">
            <text:p>-1,65123977018503E-007</text:p>
          </table:table-cell>
        </table:table-row>
        <table:table-row table:style-name="ro1">
          <table:table-cell table:number-columns-repeated="5"/>
          <table:table-cell table:formula="of:=[.F2303]+3.14159265/50" office:value-type="float" office:value="144.576093753007" calcext:value-type="float">
            <text:p>144,576093753</text:p>
          </table:table-cell>
          <table:table-cell table:formula="of:=COS([.F2304])" office:value-type="float" office:value="0.998026738800986" calcext:value-type="float">
            <text:p>0,9980267388</text:p>
          </table:table-cell>
          <table:table-cell table:formula="of:=SIN([.F2304])" office:value-type="float" office:value="0.0627903546595216" calcext:value-type="float">
            <text:p>0,0627903547</text:p>
          </table:table-cell>
        </table:table-row>
        <table:table-row table:style-name="ro1">
          <table:table-cell table:number-columns-repeated="5"/>
          <table:table-cell table:formula="of:=[.F2304]+3.14159265/50" office:value-type="float" office:value="144.638925606007" calcext:value-type="float">
            <text:p>144,638925606</text:p>
          </table:table-cell>
          <table:table-cell table:formula="of:=COS([.F2305])" office:value-type="float" office:value="0.992114722027982" calcext:value-type="float">
            <text:p>0,992114722</text:p>
          </table:table-cell>
          <table:table-cell table:formula="of:=SIN([.F2305])" office:value-type="float" office:value="0.125333069599929" calcext:value-type="float">
            <text:p>0,1253330696</text:p>
          </table:table-cell>
        </table:table-row>
        <table:table-row table:style-name="ro1">
          <table:table-cell table:number-columns-repeated="5"/>
          <table:table-cell table:formula="of:=[.F2305]+3.14159265/50" office:value-type="float" office:value="144.701757459007" calcext:value-type="float">
            <text:p>144,701757459</text:p>
          </table:table-cell>
          <table:table-cell table:formula="of:=COS([.F2306])" office:value-type="float" office:value="0.982287281710179" calcext:value-type="float">
            <text:p>0,9822872817</text:p>
          </table:table-cell>
          <table:table-cell table:formula="of:=SIN([.F2306])" office:value-type="float" office:value="0.187381152174989" calcext:value-type="float">
            <text:p>0,1873811522</text:p>
          </table:table-cell>
        </table:table-row>
        <table:table-row table:style-name="ro1">
          <table:table-cell table:number-columns-repeated="5"/>
          <table:table-cell table:formula="of:=[.F2306]+3.14159265/50" office:value-type="float" office:value="144.764589312007" calcext:value-type="float">
            <text:p>144,764589312</text:p>
          </table:table-cell>
          <table:table-cell table:formula="of:=COS([.F2307])" office:value-type="float" office:value="0.968583202264695" calcext:value-type="float">
            <text:p>0,9685832023</text:p>
          </table:table-cell>
          <table:table-cell table:formula="of:=SIN([.F2307])" office:value-type="float" office:value="0.248689726950409" calcext:value-type="float">
            <text:p>0,248689727</text:p>
          </table:table-cell>
        </table:table-row>
        <table:table-row table:style-name="ro1">
          <table:table-cell table:number-columns-repeated="5"/>
          <table:table-cell table:formula="of:=[.F2307]+3.14159265/50" office:value-type="float" office:value="144.827421165007" calcext:value-type="float">
            <text:p>144,827421165</text:p>
          </table:table-cell>
          <table:table-cell table:formula="of:=COS([.F2308])" office:value-type="float" office:value="0.951056567432177" calcext:value-type="float">
            <text:p>0,9510565674</text:p>
          </table:table-cell>
          <table:table-cell table:formula="of:=SIN([.F2308])" office:value-type="float" office:value="0.309016836991327" calcext:value-type="float">
            <text:p>0,309016837</text:p>
          </table:table-cell>
        </table:table-row>
        <table:table-row table:style-name="ro1">
          <table:table-cell table:number-columns-repeated="5"/>
          <table:table-cell table:formula="of:=[.F2308]+3.14159265/50" office:value-type="float" office:value="144.890253018007" calcext:value-type="float">
            <text:p>144,890253018</text:p>
          </table:table-cell>
          <table:table-cell table:formula="of:=COS([.F2309])" office:value-type="float" office:value="0.929776546832995" calcext:value-type="float">
            <text:p>0,9297765468</text:p>
          </table:table-cell>
          <table:table-cell table:formula="of:=SIN([.F2309])" office:value-type="float" office:value="0.36812439875579" calcext:value-type="float">
            <text:p>0,3681243988</text:p>
          </table:table-cell>
        </table:table-row>
        <table:table-row table:style-name="ro1">
          <table:table-cell table:number-columns-repeated="5"/>
          <table:table-cell table:formula="of:=[.F2309]+3.14159265/50" office:value-type="float" office:value="144.953084871007" calcext:value-type="float">
            <text:p>144,953084871</text:p>
          </table:table-cell>
          <table:table-cell table:formula="of:=COS([.F2310])" office:value-type="float" office:value="0.904827122986344" calcext:value-type="float">
            <text:p>0,904827123</text:p>
          </table:table-cell>
          <table:table-cell table:formula="of:=SIN([.F2310])" office:value-type="float" office:value="0.425779141701722" calcext:value-type="float">
            <text:p>0,4257791417</text:p>
          </table:table-cell>
        </table:table-row>
        <table:table-row table:style-name="ro1">
          <table:table-cell table:number-columns-repeated="5"/>
          <table:table-cell table:formula="of:=[.F2310]+3.14159265/50" office:value-type="float" office:value="145.015916724007" calcext:value-type="float">
            <text:p>145,015916724</text:p>
          </table:table-cell>
          <table:table-cell table:formula="of:=COS([.F2311])" office:value-type="float" office:value="0.876306759869615" calcext:value-type="float">
            <text:p>0,8763067599</text:p>
          </table:table-cell>
          <table:table-cell table:formula="of:=SIN([.F2311])" office:value-type="float" office:value="0.481753528899184" calcext:value-type="float">
            <text:p>0,4817535289</text:p>
          </table:table-cell>
        </table:table-row>
        <table:table-row table:style-name="ro1">
          <table:table-cell table:number-columns-repeated="5"/>
          <table:table-cell table:formula="of:=[.F2311]+3.14159265/50" office:value-type="float" office:value="145.078748577007" calcext:value-type="float">
            <text:p>145,078748577</text:p>
          </table:table-cell>
          <table:table-cell table:formula="of:=COS([.F2312])" office:value-type="float" office:value="0.844328014326058" calcext:value-type="float">
            <text:p>0,8443280143</text:p>
          </table:table-cell>
          <table:table-cell table:formula="of:=SIN([.F2312])" office:value-type="float" office:value="0.535826655014675" calcext:value-type="float">
            <text:p>0,535826655</text:p>
          </table:table-cell>
        </table:table-row>
        <table:table-row table:style-name="ro1">
          <table:table-cell table:number-columns-repeated="5"/>
          <table:table-cell table:formula="of:=[.F2312]+3.14159265/50" office:value-type="float" office:value="145.141580430007" calcext:value-type="float">
            <text:p>145,14158043</text:p>
          </table:table-cell>
          <table:table-cell table:formula="of:=COS([.F2313])" office:value-type="float" office:value="0.809017091854346" calcext:value-type="float">
            <text:p>0,8090170919</text:p>
          </table:table-cell>
          <table:table-cell table:formula="of:=SIN([.F2313])" office:value-type="float" office:value="0.587785118123568" calcext:value-type="float">
            <text:p>0,5877851181</text:p>
          </table:table-cell>
        </table:table-row>
        <table:table-row table:style-name="ro1">
          <table:table-cell table:number-columns-repeated="5"/>
          <table:table-cell table:formula="of:=[.F2313]+3.14159265/50" office:value-type="float" office:value="145.204412283007" calcext:value-type="float">
            <text:p>145,204412283</text:p>
          </table:table-cell>
          <table:table-cell table:formula="of:=COS([.F2314])" office:value-type="float" office:value="0.77051334853313" calcext:value-type="float">
            <text:p>0,7705133485</text:p>
          </table:table-cell>
          <table:table-cell table:formula="of:=SIN([.F2314])" office:value-type="float" office:value="0.637423861910003" calcext:value-type="float">
            <text:p>0,6374238619</text:p>
          </table:table-cell>
        </table:table-row>
        <table:table-row table:style-name="ro1">
          <table:table-cell table:number-columns-repeated="5"/>
          <table:table-cell table:formula="of:=[.F2314]+3.14159265/50" office:value-type="float" office:value="145.267244136007" calcext:value-type="float">
            <text:p>145,267244136</text:p>
          </table:table-cell>
          <table:table-cell table:formula="of:=COS([.F2315])" office:value-type="float" office:value="0.728968741046266" calcext:value-type="float">
            <text:p>0,728968741</text:p>
          </table:table-cell>
          <table:table-cell table:formula="of:=SIN([.F2315])" office:value-type="float" office:value="0.684546984930488" calcext:value-type="float">
            <text:p>0,6845469849</text:p>
          </table:table-cell>
        </table:table-row>
        <table:table-row table:style-name="ro1">
          <table:table-cell table:number-columns-repeated="5"/>
          <table:table-cell table:formula="of:=[.F2315]+3.14159265/50" office:value-type="float" office:value="145.330075989007" calcext:value-type="float">
            <text:p>145,330075989</text:p>
          </table:table-cell>
          <table:table-cell table:formula="of:=COS([.F2316])" office:value-type="float" office:value="0.684547226979203" calcext:value-type="float">
            <text:p>0,684547227</text:p>
          </table:table-cell>
          <table:table-cell table:formula="of:=SIN([.F2316])" office:value-type="float" office:value="0.728968513747393" calcext:value-type="float">
            <text:p>0,7289685137</text:p>
          </table:table-cell>
        </table:table-row>
        <table:table-row table:style-name="ro1">
          <table:table-cell table:number-columns-repeated="5"/>
          <table:table-cell table:formula="of:=[.F2316]+3.14159265/50" office:value-type="float" office:value="145.392907842007" calcext:value-type="float">
            <text:p>145,392907842</text:p>
          </table:table-cell>
          <table:table-cell table:formula="of:=COS([.F2317])" office:value-type="float" office:value="0.637424117753304" calcext:value-type="float">
            <text:p>0,6374241178</text:p>
          </table:table-cell>
          <table:table-cell table:formula="of:=SIN([.F2317])" office:value-type="float" office:value="0.770513136881145" calcext:value-type="float">
            <text:p>0,7705131369</text:p>
          </table:table-cell>
        </table:table-row>
        <table:table-row table:style-name="ro1">
          <table:table-cell table:number-columns-repeated="5"/>
          <table:table-cell table:formula="of:=[.F2317]+3.14159265/50" office:value-type="float" office:value="145.455739695007" calcext:value-type="float">
            <text:p>145,455739695</text:p>
          </table:table-cell>
          <table:table-cell table:formula="of:=COS([.F2318])" office:value-type="float" office:value="0.587785386751759" calcext:value-type="float">
            <text:p>0,5877853868</text:p>
          </table:table-cell>
          <table:table-cell table:formula="of:=SIN([.F2318])" office:value-type="float" office:value="0.809016896684541" calcext:value-type="float">
            <text:p>0,8090168967</text:p>
          </table:table-cell>
        </table:table-row>
        <table:table-row table:style-name="ro1">
          <table:table-cell table:number-columns-repeated="5"/>
          <table:table-cell table:formula="of:=[.F2318]+3.14159265/50" office:value-type="float" office:value="145.518571548007" calcext:value-type="float">
            <text:p>145,518571548</text:p>
          </table:table-cell>
          <table:table-cell table:formula="of:=COS([.F2319])" office:value-type="float" office:value="0.535826935367604" calcext:value-type="float">
            <text:p>0,5358269354</text:p>
          </table:table-cell>
          <table:table-cell table:formula="of:=SIN([.F2319])" office:value-type="float" office:value="0.84432783640868" calcext:value-type="float">
            <text:p>0,8443278364</text:p>
          </table:table-cell>
        </table:table-row>
        <table:table-row table:style-name="ro1">
          <table:table-cell table:number-columns-repeated="5"/>
          <table:table-cell table:formula="of:=[.F2319]+3.14159265/50" office:value-type="float" office:value="145.581403401007" calcext:value-type="float">
            <text:p>145,581403401</text:p>
          </table:table-cell>
          <table:table-cell table:formula="of:=COS([.F2320])" office:value-type="float" office:value="0.481753819870424" calcext:value-type="float">
            <text:p>0,4817538199</text:p>
          </table:table-cell>
          <table:table-cell table:formula="of:=SIN([.F2320])" office:value-type="float" office:value="0.876306599906822" calcext:value-type="float">
            <text:p>0,8763065999</text:p>
          </table:table-cell>
        </table:table-row>
        <table:table-row table:style-name="ro1">
          <table:table-cell table:number-columns-repeated="5"/>
          <table:table-cell table:formula="of:=[.F2320]+3.14159265/50" office:value-type="float" office:value="145.644235254007" calcext:value-type="float">
            <text:p>145,644235254</text:p>
          </table:table-cell>
          <table:table-cell table:formula="of:=COS([.F2321])" office:value-type="float" office:value="0.425779442142945" calcext:value-type="float">
            <text:p>0,4257794421</text:p>
          </table:table-cell>
          <table:table-cell table:formula="of:=SIN([.F2321])" office:value-type="float" office:value="0.904826981609436" calcext:value-type="float">
            <text:p>0,9048269816</text:p>
          </table:table-cell>
        </table:table-row>
        <table:table-row table:style-name="ro1">
          <table:table-cell table:number-columns-repeated="5"/>
          <table:table-cell table:formula="of:=[.F2321]+3.14159265/50" office:value-type="float" office:value="145.707067107007" calcext:value-type="float">
            <text:p>145,707067107</text:p>
          </table:table-cell>
          <table:table-cell table:formula="of:=COS([.F2322])" office:value-type="float" office:value="0.368124707481289" calcext:value-type="float">
            <text:p>0,3681247075</text:p>
          </table:table-cell>
          <table:table-cell table:formula="of:=SIN([.F2322])" office:value-type="float" office:value="0.929776424599922" calcext:value-type="float">
            <text:p>0,9297764246</text:p>
          </table:table-cell>
        </table:table-row>
        <table:table-row table:style-name="ro1">
          <table:table-cell table:number-columns-repeated="5"/>
          <table:table-cell table:formula="of:=[.F2322]+3.14159265/50" office:value-type="float" office:value="145.769898960007" calcext:value-type="float">
            <text:p>145,76989896</text:p>
          </table:table-cell>
          <table:table-cell table:formula="of:=COS([.F2323])" office:value-type="float" office:value="0.309017152782705" calcext:value-type="float">
            <text:p>0,3090171528</text:p>
          </table:table-cell>
          <table:table-cell table:formula="of:=SIN([.F2323])" office:value-type="float" office:value="0.951056464825338" calcext:value-type="float">
            <text:p>0,9510564648</text:p>
          </table:table-cell>
        </table:table-row>
        <table:table-row table:style-name="ro1">
          <table:table-cell table:number-columns-repeated="5"/>
          <table:table-cell table:formula="of:=[.F2323]+3.14159265/50" office:value-type="float" office:value="145.832730813007" calcext:value-type="float">
            <text:p>145,832730813</text:p>
          </table:table-cell>
          <table:table-cell table:formula="of:=COS([.F2324])" office:value-type="float" office:value="0.248690048561382" calcext:value-type="float">
            <text:p>0,2486900486</text:p>
          </table:table-cell>
          <table:table-cell table:formula="of:=SIN([.F2324])" office:value-type="float" office:value="0.968583119689032" calcext:value-type="float">
            <text:p>0,9685831197</text:p>
          </table:table-cell>
        </table:table-row>
        <table:table-row table:style-name="ro1">
          <table:table-cell table:number-columns-repeated="5"/>
          <table:table-cell table:formula="of:=[.F2324]+3.14159265/50" office:value-type="float" office:value="145.895562666007" calcext:value-type="float">
            <text:p>145,895562666</text:p>
          </table:table-cell>
          <table:table-cell table:formula="of:=COS([.F2325])" office:value-type="float" office:value="0.187381478336305" calcext:value-type="float">
            <text:p>0,1873814783</text:p>
          </table:table-cell>
          <table:table-cell table:formula="of:=SIN([.F2325])" office:value-type="float" office:value="0.982287219491581" calcext:value-type="float">
            <text:p>0,9822872195</text:p>
          </table:table-cell>
        </table:table-row>
        <table:table-row table:style-name="ro1">
          <table:table-cell table:number-columns-repeated="5"/>
          <table:table-cell table:formula="of:=[.F2325]+3.14159265/50" office:value-type="float" office:value="145.958394519007" calcext:value-type="float">
            <text:p>145,958394519</text:p>
          </table:table-cell>
          <table:table-cell table:formula="of:=COS([.F2326])" office:value-type="float" office:value="0.125333399024379" calcext:value-type="float">
            <text:p>0,125333399</text:p>
          </table:table-cell>
          <table:table-cell table:formula="of:=SIN([.F2326])" office:value-type="float" office:value="0.992114680411996" calcext:value-type="float">
            <text:p>0,9921146804</text:p>
          </table:table-cell>
        </table:table-row>
        <table:table-row table:style-name="ro1">
          <table:table-cell table:number-columns-repeated="5"/>
          <table:table-cell table:formula="of:=[.F2326]+3.14159265/50" office:value-type="float" office:value="146.021226372007" calcext:value-type="float">
            <text:p>146,021226372</text:p>
          </table:table-cell>
          <table:table-cell table:formula="of:=COS([.F2327])" office:value-type="float" office:value="0.0627906860470162" calcext:value-type="float">
            <text:p>0,062790686</text:p>
          </table:table-cell>
          <table:table-cell table:formula="of:=SIN([.F2327])" office:value-type="float" office:value="0.998026717951852" calcext:value-type="float">
            <text:p>0,998026718</text:p>
          </table:table-cell>
        </table:table-row>
        <table:table-row table:style-name="ro1">
          <table:table-cell table:number-columns-repeated="5"/>
          <table:table-cell table:formula="of:=[.F2327]+3.14159265/50" office:value-type="float" office:value="146.084058225007" calcext:value-type="float">
            <text:p>146,084058225</text:p>
          </table:table-cell>
          <table:table-cell table:formula="of:=COS([.F2328])" office:value-type="float" office:value="0.000000166918728094207" calcext:value-type="float">
            <text:p>1,66918728094207E-007</text:p>
          </table:table-cell>
          <table:table-cell table:formula="of:=SIN([.F2328])" office:value-type="float" office:value="0.999999999999986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2328]+3.14159265/50" office:value-type="float" office:value="146.146890078007" calcext:value-type="float">
            <text:p>146,146890078</text:p>
          </table:table-cell>
          <table:table-cell table:formula="of:=COS([.F2329])" office:value-type="float" office:value="-0.062790352868312" calcext:value-type="float">
            <text:p>-0,0627903529</text:p>
          </table:table-cell>
          <table:table-cell table:formula="of:=SIN([.F2329])" office:value-type="float" office:value="0.998026738913679" calcext:value-type="float">
            <text:p>0,9980267389</text:p>
          </table:table-cell>
        </table:table-row>
        <table:table-row table:style-name="ro1">
          <table:table-cell table:number-columns-repeated="5"/>
          <table:table-cell table:formula="of:=[.F2329]+3.14159265/50" office:value-type="float" office:value="146.209721931007" calcext:value-type="float">
            <text:p>146,209721931</text:p>
          </table:table-cell>
          <table:table-cell table:formula="of:=COS([.F2330])" office:value-type="float" office:value="-0.125333067819331" calcext:value-type="float">
            <text:p>-0,1253330678</text:p>
          </table:table-cell>
          <table:table-cell table:formula="of:=SIN([.F2330])" office:value-type="float" office:value="0.992114722252923" calcext:value-type="float">
            <text:p>0,9921147223</text:p>
          </table:table-cell>
        </table:table-row>
        <table:table-row table:style-name="ro1">
          <table:table-cell table:number-columns-repeated="5"/>
          <table:table-cell table:formula="of:=[.F2330]+3.14159265/50" office:value-type="float" office:value="146.272553784007" calcext:value-type="float">
            <text:p>146,272553784</text:p>
          </table:table-cell>
          <table:table-cell table:formula="of:=COS([.F2331])" office:value-type="float" office:value="-0.187381150412028" calcext:value-type="float">
            <text:p>-0,1873811504</text:p>
          </table:table-cell>
          <table:table-cell table:formula="of:=SIN([.F2331])" office:value-type="float" office:value="0.982287282046482" calcext:value-type="float">
            <text:p>0,982287282</text:p>
          </table:table-cell>
        </table:table-row>
        <table:table-row table:style-name="ro1">
          <table:table-cell table:number-columns-repeated="5"/>
          <table:table-cell table:formula="of:=[.F2331]+3.14159265/50" office:value-type="float" office:value="146.335385637007" calcext:value-type="float">
            <text:p>146,335385637</text:p>
          </table:table-cell>
          <table:table-cell table:formula="of:=COS([.F2332])" office:value-type="float" office:value="-0.248689725212043" calcext:value-type="float">
            <text:p>-0,2486897252</text:p>
          </table:table-cell>
          <table:table-cell table:formula="of:=SIN([.F2332])" office:value-type="float" office:value="0.968583202711031" calcext:value-type="float">
            <text:p>0,9685832027</text:p>
          </table:table-cell>
        </table:table-row>
        <table:table-row table:style-name="ro1">
          <table:table-cell table:number-columns-repeated="5"/>
          <table:table-cell table:formula="of:=[.F2332]+3.14159265/50" office:value-type="float" office:value="146.398217490007" calcext:value-type="float">
            <text:p>146,39821749</text:p>
          </table:table-cell>
          <table:table-cell table:formula="of:=COS([.F2333])" office:value-type="float" office:value="-0.309016835284417" calcext:value-type="float">
            <text:p>-0,3090168353</text:p>
          </table:table-cell>
          <table:table-cell table:formula="of:=SIN([.F2333])" office:value-type="float" office:value="0.951056567986786" calcext:value-type="float">
            <text:p>0,951056568</text:p>
          </table:table-cell>
        </table:table-row>
        <table:table-row table:style-name="ro1">
          <table:table-cell table:number-columns-repeated="5"/>
          <table:table-cell table:formula="of:=[.F2333]+3.14159265/50" office:value-type="float" office:value="146.461049343007" calcext:value-type="float">
            <text:p>146,461049343</text:p>
          </table:table-cell>
          <table:table-cell table:formula="of:=COS([.F2334])" office:value-type="float" office:value="-0.368124397087072" calcext:value-type="float">
            <text:p>-0,3681243971</text:p>
          </table:table-cell>
          <table:table-cell table:formula="of:=SIN([.F2334])" office:value-type="float" office:value="0.929776547493687" calcext:value-type="float">
            <text:p>0,9297765475</text:p>
          </table:table-cell>
        </table:table-row>
        <table:table-row table:style-name="ro1">
          <table:table-cell table:number-columns-repeated="5"/>
          <table:table-cell table:formula="of:=[.F2334]+3.14159265/50" office:value-type="float" office:value="146.523881196007" calcext:value-type="float">
            <text:p>146,523881196</text:p>
          </table:table-cell>
          <table:table-cell table:formula="of:=COS([.F2335])" office:value-type="float" office:value="-0.425779140077783" calcext:value-type="float">
            <text:p>-0,4257791401</text:p>
          </table:table-cell>
          <table:table-cell table:formula="of:=SIN([.F2335])" office:value-type="float" office:value="0.904827123750512" calcext:value-type="float">
            <text:p>0,9048271238</text:p>
          </table:table-cell>
        </table:table-row>
        <table:table-row table:style-name="ro1">
          <table:table-cell table:number-columns-repeated="5"/>
          <table:table-cell table:formula="of:=[.F2335]+3.14159265/50" office:value-type="float" office:value="146.586713049007" calcext:value-type="float">
            <text:p>146,586713049</text:p>
          </table:table-cell>
          <table:table-cell table:formula="of:=COS([.F2336])" office:value-type="float" office:value="-0.481753527326431" calcext:value-type="float">
            <text:p>-0,4817535273</text:p>
          </table:table-cell>
          <table:table-cell table:formula="of:=SIN([.F2336])" office:value-type="float" office:value="0.876306760734243" calcext:value-type="float">
            <text:p>0,8763067607</text:p>
          </table:table-cell>
        </table:table-row>
        <table:table-row table:style-name="ro1">
          <table:table-cell table:number-columns-repeated="5"/>
          <table:table-cell table:formula="of:=[.F2336]+3.14159265/50" office:value-type="float" office:value="146.649544902007" calcext:value-type="float">
            <text:p>146,649544902</text:p>
          </table:table-cell>
          <table:table-cell table:formula="of:=COS([.F2337])" office:value-type="float" office:value="-0.535826653499317" calcext:value-type="float">
            <text:p>-0,5358266535</text:p>
          </table:table-cell>
          <table:table-cell table:formula="of:=SIN([.F2337])" office:value-type="float" office:value="0.844328015287734" calcext:value-type="float">
            <text:p>0,8443280153</text:p>
          </table:table-cell>
        </table:table-row>
        <table:table-row table:style-name="ro1">
          <table:table-cell table:number-columns-repeated="5"/>
          <table:table-cell table:formula="of:=[.F2337]+3.14159265/50" office:value-type="float" office:value="146.712376755007" calcext:value-type="float">
            <text:p>146,712376755</text:p>
          </table:table-cell>
          <table:table-cell table:formula="of:=COS([.F2338])" office:value-type="float" office:value="-0.587785116671583" calcext:value-type="float">
            <text:p>-0,5877851167</text:p>
          </table:table-cell>
          <table:table-cell table:formula="of:=SIN([.F2338])" office:value-type="float" office:value="0.809017092909274" calcext:value-type="float">
            <text:p>0,8090170929</text:p>
          </table:table-cell>
        </table:table-row>
        <table:table-row table:style-name="ro1">
          <table:table-cell table:number-columns-repeated="5"/>
          <table:table-cell table:formula="of:=[.F2338]+3.14159265/50" office:value-type="float" office:value="146.775208608007" calcext:value-type="float">
            <text:p>146,775208608</text:p>
          </table:table-cell>
          <table:table-cell table:formula="of:=COS([.F2339])" office:value-type="float" office:value="-0.637423860527123" calcext:value-type="float">
            <text:p>-0,6374238605</text:p>
          </table:table-cell>
          <table:table-cell table:formula="of:=SIN([.F2339])" office:value-type="float" office:value="0.770513349677148" calcext:value-type="float">
            <text:p>0,7705133497</text:p>
          </table:table-cell>
        </table:table-row>
        <table:table-row table:style-name="ro1">
          <table:table-cell table:number-columns-repeated="5"/>
          <table:table-cell table:formula="of:=[.F2339]+3.14159265/50" office:value-type="float" office:value="146.838040461007" calcext:value-type="float">
            <text:p>146,838040461</text:p>
          </table:table-cell>
          <table:table-cell table:formula="of:=COS([.F2340])" office:value-type="float" office:value="-0.684546983622171" calcext:value-type="float">
            <text:p>-0,6845469836</text:p>
          </table:table-cell>
          <table:table-cell table:formula="of:=SIN([.F2340])" office:value-type="float" office:value="0.728968742274857" calcext:value-type="float">
            <text:p>0,7289687423</text:p>
          </table:table-cell>
        </table:table-row>
        <table:table-row table:style-name="ro1">
          <table:table-cell table:number-columns-repeated="5"/>
          <table:table-cell table:formula="of:=[.F2340]+3.14159265/50" office:value-type="float" office:value="146.900872314007" calcext:value-type="float">
            <text:p>146,900872314</text:p>
          </table:table-cell>
          <table:table-cell table:formula="of:=COS([.F2341])" office:value-type="float" office:value="-0.728968512518801" calcext:value-type="float">
            <text:p>-0,7289685125</text:p>
          </table:table-cell>
          <table:table-cell table:formula="of:=SIN([.F2341])" office:value-type="float" office:value="0.68454722828752" calcext:value-type="float">
            <text:p>0,6845472283</text:p>
          </table:table-cell>
        </table:table-row>
        <table:table-row table:style-name="ro1">
          <table:table-cell table:number-columns-repeated="5"/>
          <table:table-cell table:formula="of:=[.F2341]+3.14159265/50" office:value-type="float" office:value="146.963704167007" calcext:value-type="float">
            <text:p>146,963704167</text:p>
          </table:table-cell>
          <table:table-cell table:formula="of:=COS([.F2342])" office:value-type="float" office:value="-0.770513135737127" calcext:value-type="float">
            <text:p>-0,7705131357</text:p>
          </table:table-cell>
          <table:table-cell table:formula="of:=SIN([.F2342])" office:value-type="float" office:value="0.637424119136184" calcext:value-type="float">
            <text:p>0,6374241191</text:p>
          </table:table-cell>
        </table:table-row>
        <table:table-row table:style-name="ro1">
          <table:table-cell table:number-columns-repeated="5"/>
          <table:table-cell table:formula="of:=[.F2342]+3.14159265/50" office:value-type="float" office:value="147.026536020007" calcext:value-type="float">
            <text:p>147,02653602</text:p>
          </table:table-cell>
          <table:table-cell table:formula="of:=COS([.F2343])" office:value-type="float" office:value="-0.809016895629612" calcext:value-type="float">
            <text:p>-0,8090168956</text:p>
          </table:table-cell>
          <table:table-cell table:formula="of:=SIN([.F2343])" office:value-type="float" office:value="0.587785388203743" calcext:value-type="float">
            <text:p>0,5877853882</text:p>
          </table:table-cell>
        </table:table-row>
        <table:table-row table:style-name="ro1">
          <table:table-cell table:number-columns-repeated="5"/>
          <table:table-cell table:formula="of:=[.F2343]+3.14159265/50" office:value-type="float" office:value="147.089367873007" calcext:value-type="float">
            <text:p>147,089367873</text:p>
          </table:table-cell>
          <table:table-cell table:formula="of:=COS([.F2344])" office:value-type="float" office:value="-0.844327835447004" calcext:value-type="float">
            <text:p>-0,8443278354</text:p>
          </table:table-cell>
          <table:table-cell table:formula="of:=SIN([.F2344])" office:value-type="float" office:value="0.535826936882962" calcext:value-type="float">
            <text:p>0,5358269369</text:p>
          </table:table-cell>
        </table:table-row>
        <table:table-row table:style-name="ro1">
          <table:table-cell table:number-columns-repeated="5"/>
          <table:table-cell table:formula="of:=[.F2344]+3.14159265/50" office:value-type="float" office:value="147.152199726007" calcext:value-type="float">
            <text:p>147,152199726</text:p>
          </table:table-cell>
          <table:table-cell table:formula="of:=COS([.F2345])" office:value-type="float" office:value="-0.876306599042194" calcext:value-type="float">
            <text:p>-0,876306599</text:p>
          </table:table-cell>
          <table:table-cell table:formula="of:=SIN([.F2345])" office:value-type="float" office:value="0.481753821443176" calcext:value-type="float">
            <text:p>0,4817538214</text:p>
          </table:table-cell>
        </table:table-row>
        <table:table-row table:style-name="ro1">
          <table:table-cell table:number-columns-repeated="5"/>
          <table:table-cell table:formula="of:=[.F2345]+3.14159265/50" office:value-type="float" office:value="147.215031579007" calcext:value-type="float">
            <text:p>147,215031579</text:p>
          </table:table-cell>
          <table:table-cell table:formula="of:=COS([.F2346])" office:value-type="float" office:value="-0.904826980845268" calcext:value-type="float">
            <text:p>-0,9048269808</text:p>
          </table:table-cell>
          <table:table-cell table:formula="of:=SIN([.F2346])" office:value-type="float" office:value="0.425779443766884" calcext:value-type="float">
            <text:p>0,4257794438</text:p>
          </table:table-cell>
        </table:table-row>
        <table:table-row table:style-name="ro1">
          <table:table-cell table:number-columns-repeated="5"/>
          <table:table-cell table:formula="of:=[.F2346]+3.14159265/50" office:value-type="float" office:value="147.277863432007" calcext:value-type="float">
            <text:p>147,277863432</text:p>
          </table:table-cell>
          <table:table-cell table:formula="of:=COS([.F2347])" office:value-type="float" office:value="-0.92977642393923" calcext:value-type="float">
            <text:p>-0,9297764239</text:p>
          </table:table-cell>
          <table:table-cell table:formula="of:=SIN([.F2347])" office:value-type="float" office:value="0.368124709150006" calcext:value-type="float">
            <text:p>0,3681247092</text:p>
          </table:table-cell>
        </table:table-row>
        <table:table-row table:style-name="ro1">
          <table:table-cell table:number-columns-repeated="5"/>
          <table:table-cell table:formula="of:=[.F2347]+3.14159265/50" office:value-type="float" office:value="147.340695285007" calcext:value-type="float">
            <text:p>147,340695285</text:p>
          </table:table-cell>
          <table:table-cell table:formula="of:=COS([.F2348])" office:value-type="float" office:value="-0.951056464270729" calcext:value-type="float">
            <text:p>-0,9510564643</text:p>
          </table:table-cell>
          <table:table-cell table:formula="of:=SIN([.F2348])" office:value-type="float" office:value="0.309017154489615" calcext:value-type="float">
            <text:p>0,3090171545</text:p>
          </table:table-cell>
        </table:table-row>
        <table:table-row table:style-name="ro1">
          <table:table-cell table:number-columns-repeated="5"/>
          <table:table-cell table:formula="of:=[.F2348]+3.14159265/50" office:value-type="float" office:value="147.403527138007" calcext:value-type="float">
            <text:p>147,403527138</text:p>
          </table:table-cell>
          <table:table-cell table:formula="of:=COS([.F2349])" office:value-type="float" office:value="-0.968583119242695" calcext:value-type="float">
            <text:p>-0,9685831192</text:p>
          </table:table-cell>
          <table:table-cell table:formula="of:=SIN([.F2349])" office:value-type="float" office:value="0.248690050299748" calcext:value-type="float">
            <text:p>0,2486900503</text:p>
          </table:table-cell>
        </table:table-row>
        <table:table-row table:style-name="ro1">
          <table:table-cell table:number-columns-repeated="5"/>
          <table:table-cell table:formula="of:=[.F2349]+3.14159265/50" office:value-type="float" office:value="147.466358991007" calcext:value-type="float">
            <text:p>147,466358991</text:p>
          </table:table-cell>
          <table:table-cell table:formula="of:=COS([.F2350])" office:value-type="float" office:value="-0.982287219155278" calcext:value-type="float">
            <text:p>-0,9822872192</text:p>
          </table:table-cell>
          <table:table-cell table:formula="of:=SIN([.F2350])" office:value-type="float" office:value="0.187381480099266" calcext:value-type="float">
            <text:p>0,1873814801</text:p>
          </table:table-cell>
        </table:table-row>
        <table:table-row table:style-name="ro1">
          <table:table-cell table:number-columns-repeated="5"/>
          <table:table-cell table:formula="of:=[.F2350]+3.14159265/50" office:value-type="float" office:value="147.529190844007" calcext:value-type="float">
            <text:p>147,529190844</text:p>
          </table:table-cell>
          <table:table-cell table:formula="of:=COS([.F2351])" office:value-type="float" office:value="-0.992114680187053" calcext:value-type="float">
            <text:p>-0,9921146802</text:p>
          </table:table-cell>
          <table:table-cell table:formula="of:=SIN([.F2351])" office:value-type="float" office:value="0.125333400804978" calcext:value-type="float">
            <text:p>0,1253334008</text:p>
          </table:table-cell>
        </table:table-row>
        <table:table-row table:style-name="ro1">
          <table:table-cell table:number-columns-repeated="5"/>
          <table:table-cell table:formula="of:=[.F2351]+3.14159265/50" office:value-type="float" office:value="147.592022697007" calcext:value-type="float">
            <text:p>147,592022697</text:p>
          </table:table-cell>
          <table:table-cell table:formula="of:=COS([.F2352])" office:value-type="float" office:value="-0.998026717839158" calcext:value-type="float">
            <text:p>-0,9980267178</text:p>
          </table:table-cell>
          <table:table-cell table:formula="of:=SIN([.F2352])" office:value-type="float" office:value="0.0627906878382258" calcext:value-type="float">
            <text:p>0,0627906878</text:p>
          </table:table-cell>
        </table:table-row>
        <table:table-row table:style-name="ro1">
          <table:table-cell table:number-columns-repeated="5"/>
          <table:table-cell table:formula="of:=[.F2352]+3.14159265/50" office:value-type="float" office:value="147.654854550007" calcext:value-type="float">
            <text:p>147,65485455</text:p>
          </table:table-cell>
          <table:table-cell table:formula="of:=COS([.F2353])" office:value-type="float" office:value="-0.999999999999986" calcext:value-type="float">
            <text:p>-1</text:p>
          </table:table-cell>
          <table:table-cell table:formula="of:=SIN([.F2353])" office:value-type="float" office:value="0.000000168713479169912" calcext:value-type="float">
            <text:p>1,68713479169912E-007</text:p>
          </table:table-cell>
        </table:table-row>
        <table:table-row table:style-name="ro1">
          <table:table-cell table:number-columns-repeated="5"/>
          <table:table-cell table:formula="of:=[.F2353]+3.14159265/50" office:value-type="float" office:value="147.717686403007" calcext:value-type="float">
            <text:p>147,717686403</text:p>
          </table:table-cell>
          <table:table-cell table:formula="of:=COS([.F2354])" office:value-type="float" office:value="-0.998026739026372" calcext:value-type="float">
            <text:p>-0,998026739</text:p>
          </table:table-cell>
          <table:table-cell table:formula="of:=SIN([.F2354])" office:value-type="float" office:value="-0.0627903510771024" calcext:value-type="float">
            <text:p>-0,0627903511</text:p>
          </table:table-cell>
        </table:table-row>
        <table:table-row table:style-name="ro1">
          <table:table-cell table:number-columns-repeated="5"/>
          <table:table-cell table:formula="of:=[.F2354]+3.14159265/50" office:value-type="float" office:value="147.780518256007" calcext:value-type="float">
            <text:p>147,780518256</text:p>
          </table:table-cell>
          <table:table-cell table:formula="of:=COS([.F2355])" office:value-type="float" office:value="-0.992114722477865" calcext:value-type="float">
            <text:p>-0,9921147225</text:p>
          </table:table-cell>
          <table:table-cell table:formula="of:=SIN([.F2355])" office:value-type="float" office:value="-0.125333066038732" calcext:value-type="float">
            <text:p>-0,125333066</text:p>
          </table:table-cell>
        </table:table-row>
        <table:table-row table:style-name="ro1">
          <table:table-cell table:number-columns-repeated="5"/>
          <table:table-cell table:formula="of:=[.F2355]+3.14159265/50" office:value-type="float" office:value="147.843350109007" calcext:value-type="float">
            <text:p>147,843350109</text:p>
          </table:table-cell>
          <table:table-cell table:formula="of:=COS([.F2356])" office:value-type="float" office:value="-0.982287282382785" calcext:value-type="float">
            <text:p>-0,9822872824</text:p>
          </table:table-cell>
          <table:table-cell table:formula="of:=SIN([.F2356])" office:value-type="float" office:value="-0.187381148649067" calcext:value-type="float">
            <text:p>-0,1873811486</text:p>
          </table:table-cell>
        </table:table-row>
        <table:table-row table:style-name="ro1">
          <table:table-cell table:number-columns-repeated="5"/>
          <table:table-cell table:formula="of:=[.F2356]+3.14159265/50" office:value-type="float" office:value="147.906181962007" calcext:value-type="float">
            <text:p>147,906181962</text:p>
          </table:table-cell>
          <table:table-cell table:formula="of:=COS([.F2357])" office:value-type="float" office:value="-0.968583203157367" calcext:value-type="float">
            <text:p>-0,9685832032</text:p>
          </table:table-cell>
          <table:table-cell table:formula="of:=SIN([.F2357])" office:value-type="float" office:value="-0.248689723473678" calcext:value-type="float">
            <text:p>-0,2486897235</text:p>
          </table:table-cell>
        </table:table-row>
        <table:table-row table:style-name="ro1">
          <table:table-cell table:number-columns-repeated="5"/>
          <table:table-cell table:formula="of:=[.F2357]+3.14159265/50" office:value-type="float" office:value="147.969013815007" calcext:value-type="float">
            <text:p>147,969013815</text:p>
          </table:table-cell>
          <table:table-cell table:formula="of:=COS([.F2358])" office:value-type="float" office:value="-0.951056568541394" calcext:value-type="float">
            <text:p>-0,9510565685</text:p>
          </table:table-cell>
          <table:table-cell table:formula="of:=SIN([.F2358])" office:value-type="float" office:value="-0.309016833577507" calcext:value-type="float">
            <text:p>-0,3090168336</text:p>
          </table:table-cell>
        </table:table-row>
        <table:table-row table:style-name="ro1">
          <table:table-cell table:number-columns-repeated="5"/>
          <table:table-cell table:formula="of:=[.F2358]+3.14159265/50" office:value-type="float" office:value="148.031845668007" calcext:value-type="float">
            <text:p>148,031845668</text:p>
          </table:table-cell>
          <table:table-cell table:formula="of:=COS([.F2359])" office:value-type="float" office:value="-0.929776548154378" calcext:value-type="float">
            <text:p>-0,9297765482</text:p>
          </table:table-cell>
          <table:table-cell table:formula="of:=SIN([.F2359])" office:value-type="float" office:value="-0.368124395418355" calcext:value-type="float">
            <text:p>-0,3681243954</text:p>
          </table:table-cell>
        </table:table-row>
        <table:table-row table:style-name="ro1">
          <table:table-cell table:number-columns-repeated="5"/>
          <table:table-cell table:formula="of:=[.F2359]+3.14159265/50" office:value-type="float" office:value="148.094677521007" calcext:value-type="float">
            <text:p>148,094677521</text:p>
          </table:table-cell>
          <table:table-cell table:formula="of:=COS([.F2360])" office:value-type="float" office:value="-0.904827124514679" calcext:value-type="float">
            <text:p>-0,9048271245</text:p>
          </table:table-cell>
          <table:table-cell table:formula="of:=SIN([.F2360])" office:value-type="float" office:value="-0.425779138453843" calcext:value-type="float">
            <text:p>-0,4257791385</text:p>
          </table:table-cell>
        </table:table-row>
        <table:table-row table:style-name="ro1">
          <table:table-cell table:number-columns-repeated="5"/>
          <table:table-cell table:formula="of:=[.F2360]+3.14159265/50" office:value-type="float" office:value="148.157509374007" calcext:value-type="float">
            <text:p>148,157509374</text:p>
          </table:table-cell>
          <table:table-cell table:formula="of:=COS([.F2361])" office:value-type="float" office:value="-0.87630676159887" calcext:value-type="float">
            <text:p>-0,8763067616</text:p>
          </table:table-cell>
          <table:table-cell table:formula="of:=SIN([.F2361])" office:value-type="float" office:value="-0.481753525753679" calcext:value-type="float">
            <text:p>-0,4817535258</text:p>
          </table:table-cell>
        </table:table-row>
        <table:table-row table:style-name="ro1">
          <table:table-cell table:number-columns-repeated="5"/>
          <table:table-cell table:formula="of:=[.F2361]+3.14159265/50" office:value-type="float" office:value="148.220341227007" calcext:value-type="float">
            <text:p>148,220341227</text:p>
          </table:table-cell>
          <table:table-cell table:formula="of:=COS([.F2362])" office:value-type="float" office:value="-0.844328016249409" calcext:value-type="float">
            <text:p>-0,8443280162</text:p>
          </table:table-cell>
          <table:table-cell table:formula="of:=SIN([.F2362])" office:value-type="float" office:value="-0.535826651983958" calcext:value-type="float">
            <text:p>-0,535826652</text:p>
          </table:table-cell>
        </table:table-row>
        <table:table-row table:style-name="ro1">
          <table:table-cell table:number-columns-repeated="5"/>
          <table:table-cell table:formula="of:=[.F2362]+3.14159265/50" office:value-type="float" office:value="148.283173080007" calcext:value-type="float">
            <text:p>148,28317308</text:p>
          </table:table-cell>
          <table:table-cell table:formula="of:=COS([.F2363])" office:value-type="float" office:value="-0.809017093964202" calcext:value-type="float">
            <text:p>-0,809017094</text:p>
          </table:table-cell>
          <table:table-cell table:formula="of:=SIN([.F2363])" office:value-type="float" office:value="-0.587785115219599" calcext:value-type="float">
            <text:p>-0,5877851152</text:p>
          </table:table-cell>
        </table:table-row>
        <table:table-row table:style-name="ro1">
          <table:table-cell table:number-columns-repeated="5"/>
          <table:table-cell table:formula="of:=[.F2363]+3.14159265/50" office:value-type="float" office:value="148.346004933007" calcext:value-type="float">
            <text:p>148,346004933</text:p>
          </table:table-cell>
          <table:table-cell table:formula="of:=COS([.F2364])" office:value-type="float" office:value="-0.770513350821165" calcext:value-type="float">
            <text:p>-0,7705133508</text:p>
          </table:table-cell>
          <table:table-cell table:formula="of:=SIN([.F2364])" office:value-type="float" office:value="-0.637423859144244" calcext:value-type="float">
            <text:p>-0,6374238591</text:p>
          </table:table-cell>
        </table:table-row>
        <table:table-row table:style-name="ro1">
          <table:table-cell table:number-columns-repeated="5"/>
          <table:table-cell table:formula="of:=[.F2364]+3.14159265/50" office:value-type="float" office:value="148.408836786007" calcext:value-type="float">
            <text:p>148,408836786</text:p>
          </table:table-cell>
          <table:table-cell table:formula="of:=COS([.F2365])" office:value-type="float" office:value="-0.728968743503449" calcext:value-type="float">
            <text:p>-0,7289687435</text:p>
          </table:table-cell>
          <table:table-cell table:formula="of:=SIN([.F2365])" office:value-type="float" office:value="-0.684546982313853" calcext:value-type="float">
            <text:p>-0,6845469823</text:p>
          </table:table-cell>
        </table:table-row>
        <table:table-row table:style-name="ro1">
          <table:table-cell table:number-columns-repeated="5"/>
          <table:table-cell table:formula="of:=[.F2365]+3.14159265/50" office:value-type="float" office:value="148.471668639007" calcext:value-type="float">
            <text:p>148,471668639</text:p>
          </table:table-cell>
          <table:table-cell table:formula="of:=COS([.F2366])" office:value-type="float" office:value="-0.684547229595837" calcext:value-type="float">
            <text:p>-0,6845472296</text:p>
          </table:table-cell>
          <table:table-cell table:formula="of:=SIN([.F2366])" office:value-type="float" office:value="-0.728968511290209" calcext:value-type="float">
            <text:p>-0,7289685113</text:p>
          </table:table-cell>
        </table:table-row>
        <table:table-row table:style-name="ro1">
          <table:table-cell table:number-columns-repeated="5"/>
          <table:table-cell table:formula="of:=[.F2366]+3.14159265/50" office:value-type="float" office:value="148.534500492007" calcext:value-type="float">
            <text:p>148,534500492</text:p>
          </table:table-cell>
          <table:table-cell table:formula="of:=COS([.F2367])" office:value-type="float" office:value="-0.637424120519063" calcext:value-type="float">
            <text:p>-0,6374241205</text:p>
          </table:table-cell>
          <table:table-cell table:formula="of:=SIN([.F2367])" office:value-type="float" office:value="-0.770513134593109" calcext:value-type="float">
            <text:p>-0,7705131346</text:p>
          </table:table-cell>
        </table:table-row>
        <table:table-row table:style-name="ro1">
          <table:table-cell table:number-columns-repeated="5"/>
          <table:table-cell table:formula="of:=[.F2367]+3.14159265/50" office:value-type="float" office:value="148.597332345007" calcext:value-type="float">
            <text:p>148,597332345</text:p>
          </table:table-cell>
          <table:table-cell table:formula="of:=COS([.F2368])" office:value-type="float" office:value="-0.587785389655727" calcext:value-type="float">
            <text:p>-0,5877853897</text:p>
          </table:table-cell>
          <table:table-cell table:formula="of:=SIN([.F2368])" office:value-type="float" office:value="-0.809016894574684" calcext:value-type="float">
            <text:p>-0,8090168946</text:p>
          </table:table-cell>
        </table:table-row>
        <table:table-row table:style-name="ro1">
          <table:table-cell table:number-columns-repeated="5"/>
          <table:table-cell table:formula="of:=[.F2368]+3.14159265/50" office:value-type="float" office:value="148.660164198007" calcext:value-type="float">
            <text:p>148,660164198</text:p>
          </table:table-cell>
          <table:table-cell table:formula="of:=COS([.F2369])" office:value-type="float" office:value="-0.53582693839832" calcext:value-type="float">
            <text:p>-0,5358269384</text:p>
          </table:table-cell>
          <table:table-cell table:formula="of:=SIN([.F2369])" office:value-type="float" office:value="-0.844327834485328" calcext:value-type="float">
            <text:p>-0,8443278345</text:p>
          </table:table-cell>
        </table:table-row>
        <table:table-row table:style-name="ro1">
          <table:table-cell table:number-columns-repeated="5"/>
          <table:table-cell table:formula="of:=[.F2369]+3.14159265/50" office:value-type="float" office:value="148.722996051007" calcext:value-type="float">
            <text:p>148,722996051</text:p>
          </table:table-cell>
          <table:table-cell table:formula="of:=COS([.F2370])" office:value-type="float" office:value="-0.481753823015929" calcext:value-type="float">
            <text:p>-0,481753823</text:p>
          </table:table-cell>
          <table:table-cell table:formula="of:=SIN([.F2370])" office:value-type="float" office:value="-0.876306598177565" calcext:value-type="float">
            <text:p>-0,8763065982</text:p>
          </table:table-cell>
        </table:table-row>
        <table:table-row table:style-name="ro1">
          <table:table-cell table:number-columns-repeated="5"/>
          <table:table-cell table:formula="of:=[.F2370]+3.14159265/50" office:value-type="float" office:value="148.785827904007" calcext:value-type="float">
            <text:p>148,785827904</text:p>
          </table:table-cell>
          <table:table-cell table:formula="of:=COS([.F2371])" office:value-type="float" office:value="-0.425779445390823" calcext:value-type="float">
            <text:p>-0,4257794454</text:p>
          </table:table-cell>
          <table:table-cell table:formula="of:=SIN([.F2371])" office:value-type="float" office:value="-0.9048269800811" calcext:value-type="float">
            <text:p>-0,9048269801</text:p>
          </table:table-cell>
        </table:table-row>
        <table:table-row table:style-name="ro1">
          <table:table-cell table:number-columns-repeated="5"/>
          <table:table-cell table:formula="of:=[.F2371]+3.14159265/50" office:value-type="float" office:value="148.848659757007" calcext:value-type="float">
            <text:p>148,848659757</text:p>
          </table:table-cell>
          <table:table-cell table:formula="of:=COS([.F2372])" office:value-type="float" office:value="-0.368124710818724" calcext:value-type="float">
            <text:p>-0,3681247108</text:p>
          </table:table-cell>
          <table:table-cell table:formula="of:=SIN([.F2372])" office:value-type="float" office:value="-0.929776423278538" calcext:value-type="float">
            <text:p>-0,9297764233</text:p>
          </table:table-cell>
        </table:table-row>
        <table:table-row table:style-name="ro1">
          <table:table-cell table:number-columns-repeated="5"/>
          <table:table-cell table:formula="of:=[.F2372]+3.14159265/50" office:value-type="float" office:value="148.911491610007" calcext:value-type="float">
            <text:p>148,91149161</text:p>
          </table:table-cell>
          <table:table-cell table:formula="of:=COS([.F2373])" office:value-type="float" office:value="-0.309017156196524" calcext:value-type="float">
            <text:p>-0,3090171562</text:p>
          </table:table-cell>
          <table:table-cell table:formula="of:=SIN([.F2373])" office:value-type="float" office:value="-0.951056463716121" calcext:value-type="float">
            <text:p>-0,9510564637</text:p>
          </table:table-cell>
        </table:table-row>
        <table:table-row table:style-name="ro1">
          <table:table-cell table:number-columns-repeated="5"/>
          <table:table-cell table:formula="of:=[.F2373]+3.14159265/50" office:value-type="float" office:value="148.974323463007" calcext:value-type="float">
            <text:p>148,974323463</text:p>
          </table:table-cell>
          <table:table-cell table:formula="of:=COS([.F2374])" office:value-type="float" office:value="-0.248690052038113" calcext:value-type="float">
            <text:p>-0,248690052</text:p>
          </table:table-cell>
          <table:table-cell table:formula="of:=SIN([.F2374])" office:value-type="float" office:value="-0.968583118796358" calcext:value-type="float">
            <text:p>-0,9685831188</text:p>
          </table:table-cell>
        </table:table-row>
        <table:table-row table:style-name="ro1">
          <table:table-cell table:number-columns-repeated="5"/>
          <table:table-cell table:formula="of:=[.F2374]+3.14159265/50" office:value-type="float" office:value="149.037155316007" calcext:value-type="float">
            <text:p>149,037155316</text:p>
          </table:table-cell>
          <table:table-cell table:formula="of:=COS([.F2375])" office:value-type="float" office:value="-0.187381481862227" calcext:value-type="float">
            <text:p>-0,1873814819</text:p>
          </table:table-cell>
          <table:table-cell table:formula="of:=SIN([.F2375])" office:value-type="float" office:value="-0.982287218818974" calcext:value-type="float">
            <text:p>-0,9822872188</text:p>
          </table:table-cell>
        </table:table-row>
        <table:table-row table:style-name="ro1">
          <table:table-cell table:number-columns-repeated="5"/>
          <table:table-cell table:formula="of:=[.F2375]+3.14159265/50" office:value-type="float" office:value="149.099987169007" calcext:value-type="float">
            <text:p>149,099987169</text:p>
          </table:table-cell>
          <table:table-cell table:formula="of:=COS([.F2376])" office:value-type="float" office:value="-0.125333402585576" calcext:value-type="float">
            <text:p>-0,1253334026</text:p>
          </table:table-cell>
          <table:table-cell table:formula="of:=SIN([.F2376])" office:value-type="float" office:value="-0.992114679962111" calcext:value-type="float">
            <text:p>-0,99211468</text:p>
          </table:table-cell>
        </table:table-row>
        <table:table-row table:style-name="ro1">
          <table:table-cell table:number-columns-repeated="5"/>
          <table:table-cell table:formula="of:=[.F2376]+3.14159265/50" office:value-type="float" office:value="149.162819022007" calcext:value-type="float">
            <text:p>149,162819022</text:p>
          </table:table-cell>
          <table:table-cell table:formula="of:=COS([.F2377])" office:value-type="float" office:value="-0.0627906896294353" calcext:value-type="float">
            <text:p>-0,0627906896</text:p>
          </table:table-cell>
          <table:table-cell table:formula="of:=SIN([.F2377])" office:value-type="float" office:value="-0.998026717726464" calcext:value-type="float">
            <text:p>-0,9980267177</text:p>
          </table:table-cell>
        </table:table-row>
        <table:table-row table:style-name="ro1">
          <table:table-cell table:number-columns-repeated="5"/>
          <table:table-cell table:formula="of:=[.F2377]+3.14159265/50" office:value-type="float" office:value="149.225650875007" calcext:value-type="float">
            <text:p>149,225650875</text:p>
          </table:table-cell>
          <table:table-cell table:formula="of:=COS([.F2378])" office:value-type="float" office:value="-0.000000170508230245616" calcext:value-type="float">
            <text:p>-1,70508230245616E-007</text:p>
          </table:table-cell>
          <table:table-cell table:formula="of:=SIN([.F2378])" office:value-type="float" office:value="-0.999999999999985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2378]+3.14159265/50" office:value-type="float" office:value="149.288482728007" calcext:value-type="float">
            <text:p>149,288482728</text:p>
          </table:table-cell>
          <table:table-cell table:formula="of:=COS([.F2379])" office:value-type="float" office:value="0.0627903492858929" calcext:value-type="float">
            <text:p>0,0627903493</text:p>
          </table:table-cell>
          <table:table-cell table:formula="of:=SIN([.F2379])" office:value-type="float" office:value="-0.998026739139065" calcext:value-type="float">
            <text:p>-0,9980267391</text:p>
          </table:table-cell>
        </table:table-row>
        <table:table-row table:style-name="ro1">
          <table:table-cell table:number-columns-repeated="5"/>
          <table:table-cell table:formula="of:=[.F2379]+3.14159265/50" office:value-type="float" office:value="149.351314581007" calcext:value-type="float">
            <text:p>149,351314581</text:p>
          </table:table-cell>
          <table:table-cell table:formula="of:=COS([.F2380])" office:value-type="float" office:value="0.125333064258133" calcext:value-type="float">
            <text:p>0,1253330643</text:p>
          </table:table-cell>
          <table:table-cell table:formula="of:=SIN([.F2380])" office:value-type="float" office:value="-0.992114722702807" calcext:value-type="float">
            <text:p>-0,9921147227</text:p>
          </table:table-cell>
        </table:table-row>
        <table:table-row table:style-name="ro1">
          <table:table-cell table:number-columns-repeated="5"/>
          <table:table-cell table:formula="of:=[.F2380]+3.14159265/50" office:value-type="float" office:value="149.414146434007" calcext:value-type="float">
            <text:p>149,414146434</text:p>
          </table:table-cell>
          <table:table-cell table:formula="of:=COS([.F2381])" office:value-type="float" office:value="0.187381146886106" calcext:value-type="float">
            <text:p>0,1873811469</text:p>
          </table:table-cell>
          <table:table-cell table:formula="of:=SIN([.F2381])" office:value-type="float" office:value="-0.982287282719087" calcext:value-type="float">
            <text:p>-0,9822872827</text:p>
          </table:table-cell>
        </table:table-row>
        <table:table-row table:style-name="ro1">
          <table:table-cell table:number-columns-repeated="5"/>
          <table:table-cell table:formula="of:=[.F2381]+3.14159265/50" office:value-type="float" office:value="149.476978287007" calcext:value-type="float">
            <text:p>149,476978287</text:p>
          </table:table-cell>
          <table:table-cell table:formula="of:=COS([.F2382])" office:value-type="float" office:value="0.248689721735312" calcext:value-type="float">
            <text:p>0,2486897217</text:p>
          </table:table-cell>
          <table:table-cell table:formula="of:=SIN([.F2382])" office:value-type="float" office:value="-0.968583203603703" calcext:value-type="float">
            <text:p>-0,9685832036</text:p>
          </table:table-cell>
        </table:table-row>
        <table:table-row table:style-name="ro1">
          <table:table-cell table:number-columns-repeated="5"/>
          <table:table-cell table:formula="of:=[.F2382]+3.14159265/50" office:value-type="float" office:value="149.539810140007" calcext:value-type="float">
            <text:p>149,53981014</text:p>
          </table:table-cell>
          <table:table-cell table:formula="of:=COS([.F2383])" office:value-type="float" office:value="0.309016831870598" calcext:value-type="float">
            <text:p>0,3090168319</text:p>
          </table:table-cell>
          <table:table-cell table:formula="of:=SIN([.F2383])" office:value-type="float" office:value="-0.951056569096002" calcext:value-type="float">
            <text:p>-0,9510565691</text:p>
          </table:table-cell>
        </table:table-row>
        <table:table-row table:style-name="ro1">
          <table:table-cell table:number-columns-repeated="5"/>
          <table:table-cell table:formula="of:=[.F2383]+3.14159265/50" office:value-type="float" office:value="149.602641993007" calcext:value-type="float">
            <text:p>149,602641993</text:p>
          </table:table-cell>
          <table:table-cell table:formula="of:=COS([.F2384])" office:value-type="float" office:value="0.368124393749637" calcext:value-type="float">
            <text:p>0,3681243937</text:p>
          </table:table-cell>
          <table:table-cell table:formula="of:=SIN([.F2384])" office:value-type="float" office:value="-0.92977654881507" calcext:value-type="float">
            <text:p>-0,9297765488</text:p>
          </table:table-cell>
        </table:table-row>
        <table:table-row table:style-name="ro1">
          <table:table-cell table:number-columns-repeated="5"/>
          <table:table-cell table:formula="of:=[.F2384]+3.14159265/50" office:value-type="float" office:value="149.665473846007" calcext:value-type="float">
            <text:p>149,665473846</text:p>
          </table:table-cell>
          <table:table-cell table:formula="of:=COS([.F2385])" office:value-type="float" office:value="0.425779136829904" calcext:value-type="float">
            <text:p>0,4257791368</text:p>
          </table:table-cell>
          <table:table-cell table:formula="of:=SIN([.F2385])" office:value-type="float" office:value="-0.904827125278847" calcext:value-type="float">
            <text:p>-0,9048271253</text:p>
          </table:table-cell>
        </table:table-row>
        <table:table-row table:style-name="ro1">
          <table:table-cell table:number-columns-repeated="5"/>
          <table:table-cell table:formula="of:=[.F2385]+3.14159265/50" office:value-type="float" office:value="149.728305699007" calcext:value-type="float">
            <text:p>149,728305699</text:p>
          </table:table-cell>
          <table:table-cell table:formula="of:=COS([.F2386])" office:value-type="float" office:value="0.481753524180926" calcext:value-type="float">
            <text:p>0,4817535242</text:p>
          </table:table-cell>
          <table:table-cell table:formula="of:=SIN([.F2386])" office:value-type="float" office:value="-0.876306762463498" calcext:value-type="float">
            <text:p>-0,8763067625</text:p>
          </table:table-cell>
        </table:table-row>
        <table:table-row table:style-name="ro1">
          <table:table-cell table:number-columns-repeated="5"/>
          <table:table-cell table:formula="of:=[.F2386]+3.14159265/50" office:value-type="float" office:value="149.791137552007" calcext:value-type="float">
            <text:p>149,791137552</text:p>
          </table:table-cell>
          <table:table-cell table:formula="of:=COS([.F2387])" office:value-type="float" office:value="0.535826650468599" calcext:value-type="float">
            <text:p>0,5358266505</text:p>
          </table:table-cell>
          <table:table-cell table:formula="of:=SIN([.F2387])" office:value-type="float" office:value="-0.844328017211084" calcext:value-type="float">
            <text:p>-0,8443280172</text:p>
          </table:table-cell>
        </table:table-row>
        <table:table-row table:style-name="ro1">
          <table:table-cell table:number-columns-repeated="5"/>
          <table:table-cell table:formula="of:=[.F2387]+3.14159265/50" office:value-type="float" office:value="149.853969405007" calcext:value-type="float">
            <text:p>149,853969405</text:p>
          </table:table-cell>
          <table:table-cell table:formula="of:=COS([.F2388])" office:value-type="float" office:value="0.587785113767615" calcext:value-type="float">
            <text:p>0,5877851138</text:p>
          </table:table-cell>
          <table:table-cell table:formula="of:=SIN([.F2388])" office:value-type="float" office:value="-0.80901709501913" calcext:value-type="float">
            <text:p>-0,809017095</text:p>
          </table:table-cell>
        </table:table-row>
        <table:table-row table:style-name="ro1">
          <table:table-cell table:number-columns-repeated="5"/>
          <table:table-cell table:formula="of:=[.F2388]+3.14159265/50" office:value-type="float" office:value="149.916801258007" calcext:value-type="float">
            <text:p>149,916801258</text:p>
          </table:table-cell>
          <table:table-cell table:formula="of:=COS([.F2389])" office:value-type="float" office:value="0.637423857761364" calcext:value-type="float">
            <text:p>0,6374238578</text:p>
          </table:table-cell>
          <table:table-cell table:formula="of:=SIN([.F2389])" office:value-type="float" office:value="-0.770513351965182" calcext:value-type="float">
            <text:p>-0,770513352</text:p>
          </table:table-cell>
        </table:table-row>
        <table:table-row table:style-name="ro1">
          <table:table-cell table:number-columns-repeated="5"/>
          <table:table-cell table:formula="of:=[.F2389]+3.14159265/50" office:value-type="float" office:value="149.979633111007" calcext:value-type="float">
            <text:p>149,979633111</text:p>
          </table:table-cell>
          <table:table-cell table:formula="of:=COS([.F2390])" office:value-type="float" office:value="0.684546981005536" calcext:value-type="float">
            <text:p>0,684546981</text:p>
          </table:table-cell>
          <table:table-cell table:formula="of:=SIN([.F2390])" office:value-type="float" office:value="-0.72896874473204" calcext:value-type="float">
            <text:p>-0,7289687447</text:p>
          </table:table-cell>
        </table:table-row>
        <table:table-row table:style-name="ro1">
          <table:table-cell table:number-columns-repeated="5"/>
          <table:table-cell table:formula="of:=[.F2390]+3.14159265/50" office:value-type="float" office:value="150.042464964007" calcext:value-type="float">
            <text:p>150,042464964</text:p>
          </table:table-cell>
          <table:table-cell table:formula="of:=COS([.F2391])" office:value-type="float" office:value="0.728968510061618" calcext:value-type="float">
            <text:p>0,7289685101</text:p>
          </table:table-cell>
          <table:table-cell table:formula="of:=SIN([.F2391])" office:value-type="float" office:value="-0.684547230904154" calcext:value-type="float">
            <text:p>-0,6845472309</text:p>
          </table:table-cell>
        </table:table-row>
        <table:table-row table:style-name="ro1">
          <table:table-cell table:number-columns-repeated="5"/>
          <table:table-cell table:formula="of:=[.F2391]+3.14159265/50" office:value-type="float" office:value="150.105296817007" calcext:value-type="float">
            <text:p>150,105296817</text:p>
          </table:table-cell>
          <table:table-cell table:formula="of:=COS([.F2392])" office:value-type="float" office:value="0.770513133449092" calcext:value-type="float">
            <text:p>0,7705131334</text:p>
          </table:table-cell>
          <table:table-cell table:formula="of:=SIN([.F2392])" office:value-type="float" office:value="-0.637424121901942" calcext:value-type="float">
            <text:p>-0,6374241219</text:p>
          </table:table-cell>
        </table:table-row>
        <table:table-row table:style-name="ro1">
          <table:table-cell table:number-columns-repeated="5"/>
          <table:table-cell table:formula="of:=[.F2392]+3.14159265/50" office:value-type="float" office:value="150.168128670007" calcext:value-type="float">
            <text:p>150,16812867</text:p>
          </table:table-cell>
          <table:table-cell table:formula="of:=COS([.F2393])" office:value-type="float" office:value="0.809016893519755" calcext:value-type="float">
            <text:p>0,8090168935</text:p>
          </table:table-cell>
          <table:table-cell table:formula="of:=SIN([.F2393])" office:value-type="float" office:value="-0.587785391107711" calcext:value-type="float">
            <text:p>-0,5877853911</text:p>
          </table:table-cell>
        </table:table-row>
        <table:table-row table:style-name="ro1">
          <table:table-cell table:number-columns-repeated="5"/>
          <table:table-cell table:formula="of:=[.F2393]+3.14159265/50" office:value-type="float" office:value="150.230960523007" calcext:value-type="float">
            <text:p>150,230960523</text:p>
          </table:table-cell>
          <table:table-cell table:formula="of:=COS([.F2394])" office:value-type="float" office:value="0.844327833523652" calcext:value-type="float">
            <text:p>0,8443278335</text:p>
          </table:table-cell>
          <table:table-cell table:formula="of:=SIN([.F2394])" office:value-type="float" office:value="-0.535826939913678" calcext:value-type="float">
            <text:p>-0,5358269399</text:p>
          </table:table-cell>
        </table:table-row>
        <table:table-row table:style-name="ro1">
          <table:table-cell table:number-columns-repeated="5"/>
          <table:table-cell table:formula="of:=[.F2394]+3.14159265/50" office:value-type="float" office:value="150.293792376007" calcext:value-type="float">
            <text:p>150,293792376</text:p>
          </table:table-cell>
          <table:table-cell table:formula="of:=COS([.F2395])" office:value-type="float" office:value="0.876306597312937" calcext:value-type="float">
            <text:p>0,8763065973</text:p>
          </table:table-cell>
          <table:table-cell table:formula="of:=SIN([.F2395])" office:value-type="float" office:value="-0.481753824588681" calcext:value-type="float">
            <text:p>-0,4817538246</text:p>
          </table:table-cell>
        </table:table-row>
        <table:table-row table:style-name="ro1">
          <table:table-cell table:number-columns-repeated="5"/>
          <table:table-cell table:formula="of:=[.F2395]+3.14159265/50" office:value-type="float" office:value="150.356624229007" calcext:value-type="float">
            <text:p>150,356624229</text:p>
          </table:table-cell>
          <table:table-cell table:formula="of:=COS([.F2396])" office:value-type="float" office:value="0.904826979316932" calcext:value-type="float">
            <text:p>0,9048269793</text:p>
          </table:table-cell>
          <table:table-cell table:formula="of:=SIN([.F2396])" office:value-type="float" office:value="-0.425779447014762" calcext:value-type="float">
            <text:p>-0,425779447</text:p>
          </table:table-cell>
        </table:table-row>
        <table:table-row table:style-name="ro1">
          <table:table-cell table:number-columns-repeated="5"/>
          <table:table-cell table:formula="of:=[.F2396]+3.14159265/50" office:value-type="float" office:value="150.419456082007" calcext:value-type="float">
            <text:p>150,419456082</text:p>
          </table:table-cell>
          <table:table-cell table:formula="of:=COS([.F2397])" office:value-type="float" office:value="0.929776422617846" calcext:value-type="float">
            <text:p>0,9297764226</text:p>
          </table:table-cell>
          <table:table-cell table:formula="of:=SIN([.F2397])" office:value-type="float" office:value="-0.368124712487441" calcext:value-type="float">
            <text:p>-0,3681247125</text:p>
          </table:table-cell>
        </table:table-row>
        <table:table-row table:style-name="ro1">
          <table:table-cell table:number-columns-repeated="5"/>
          <table:table-cell table:formula="of:=[.F2397]+3.14159265/50" office:value-type="float" office:value="150.482287935007" calcext:value-type="float">
            <text:p>150,482287935</text:p>
          </table:table-cell>
          <table:table-cell table:formula="of:=COS([.F2398])" office:value-type="float" office:value="0.951056463161512" calcext:value-type="float">
            <text:p>0,9510564632</text:p>
          </table:table-cell>
          <table:table-cell table:formula="of:=SIN([.F2398])" office:value-type="float" office:value="-0.309017157903434" calcext:value-type="float">
            <text:p>-0,3090171579</text:p>
          </table:table-cell>
        </table:table-row>
        <table:table-row table:style-name="ro1">
          <table:table-cell table:number-columns-repeated="5"/>
          <table:table-cell table:formula="of:=[.F2398]+3.14159265/50" office:value-type="float" office:value="150.545119788007" calcext:value-type="float">
            <text:p>150,545119788</text:p>
          </table:table-cell>
          <table:table-cell table:formula="of:=COS([.F2399])" office:value-type="float" office:value="0.968583118350022" calcext:value-type="float">
            <text:p>0,9685831184</text:p>
          </table:table-cell>
          <table:table-cell table:formula="of:=SIN([.F2399])" office:value-type="float" office:value="-0.248690053776479" calcext:value-type="float">
            <text:p>-0,2486900538</text:p>
          </table:table-cell>
        </table:table-row>
        <table:table-row table:style-name="ro1">
          <table:table-cell table:number-columns-repeated="5"/>
          <table:table-cell table:formula="of:=[.F2399]+3.14159265/50" office:value-type="float" office:value="150.607951641007" calcext:value-type="float">
            <text:p>150,607951641</text:p>
          </table:table-cell>
          <table:table-cell table:formula="of:=COS([.F2400])" office:value-type="float" office:value="0.982287218482671" calcext:value-type="float">
            <text:p>0,9822872185</text:p>
          </table:table-cell>
          <table:table-cell table:formula="of:=SIN([.F2400])" office:value-type="float" office:value="-0.187381483625188" calcext:value-type="float">
            <text:p>-0,1873814836</text:p>
          </table:table-cell>
        </table:table-row>
        <table:table-row table:style-name="ro1">
          <table:table-cell table:number-columns-repeated="5"/>
          <table:table-cell table:formula="of:=[.F2400]+3.14159265/50" office:value-type="float" office:value="150.670783494007" calcext:value-type="float">
            <text:p>150,670783494</text:p>
          </table:table-cell>
          <table:table-cell table:formula="of:=COS([.F2401])" office:value-type="float" office:value="0.992114679737169" calcext:value-type="float">
            <text:p>0,9921146797</text:p>
          </table:table-cell>
          <table:table-cell table:formula="of:=SIN([.F2401])" office:value-type="float" office:value="-0.125333404366175" calcext:value-type="float">
            <text:p>-0,1253334044</text:p>
          </table:table-cell>
        </table:table-row>
        <table:table-row table:style-name="ro1">
          <table:table-cell table:number-columns-repeated="5"/>
          <table:table-cell table:formula="of:=[.F2401]+3.14159265/50" office:value-type="float" office:value="150.733615347007" calcext:value-type="float">
            <text:p>150,733615347</text:p>
          </table:table-cell>
          <table:table-cell table:formula="of:=COS([.F2402])" office:value-type="float" office:value="0.998026717613771" calcext:value-type="float">
            <text:p>0,9980267176</text:p>
          </table:table-cell>
          <table:table-cell table:formula="of:=SIN([.F2402])" office:value-type="float" office:value="-0.0627906914206448" calcext:value-type="float">
            <text:p>-0,0627906914</text:p>
          </table:table-cell>
        </table:table-row>
        <table:table-row table:style-name="ro1">
          <table:table-cell table:number-columns-repeated="5"/>
          <table:table-cell table:formula="of:=[.F2402]+3.14159265/50" office:value-type="float" office:value="150.796447200007" calcext:value-type="float">
            <text:p>150,7964472</text:p>
          </table:table-cell>
          <table:table-cell table:formula="of:=COS([.F2403])" office:value-type="float" office:value="0.999999999999985" calcext:value-type="float">
            <text:p>1</text:p>
          </table:table-cell>
          <table:table-cell table:formula="of:=SIN([.F2403])" office:value-type="float" office:value="-0.000000172302981321321" calcext:value-type="float">
            <text:p>-1,72302981321321E-007</text:p>
          </table:table-cell>
        </table:table-row>
        <table:table-row table:style-name="ro1">
          <table:table-cell table:number-columns-repeated="5"/>
          <table:table-cell table:formula="of:=[.F2403]+3.14159265/50" office:value-type="float" office:value="150.859279053007" calcext:value-type="float">
            <text:p>150,859279053</text:p>
          </table:table-cell>
          <table:table-cell table:formula="of:=COS([.F2404])" office:value-type="float" office:value="0.998026739251758" calcext:value-type="float">
            <text:p>0,9980267393</text:p>
          </table:table-cell>
          <table:table-cell table:formula="of:=SIN([.F2404])" office:value-type="float" office:value="0.0627903474946833" calcext:value-type="float">
            <text:p>0,0627903475</text:p>
          </table:table-cell>
        </table:table-row>
        <table:table-row table:style-name="ro1">
          <table:table-cell table:number-columns-repeated="5"/>
          <table:table-cell table:formula="of:=[.F2404]+3.14159265/50" office:value-type="float" office:value="150.922110906007" calcext:value-type="float">
            <text:p>150,922110906</text:p>
          </table:table-cell>
          <table:table-cell table:formula="of:=COS([.F2405])" office:value-type="float" office:value="0.992114722927748" calcext:value-type="float">
            <text:p>0,9921147229</text:p>
          </table:table-cell>
          <table:table-cell table:formula="of:=SIN([.F2405])" office:value-type="float" office:value="0.125333062477534" calcext:value-type="float">
            <text:p>0,1253330625</text:p>
          </table:table-cell>
        </table:table-row>
        <table:table-row table:style-name="ro1">
          <table:table-cell table:number-columns-repeated="5"/>
          <table:table-cell table:formula="of:=[.F2405]+3.14159265/50" office:value-type="float" office:value="150.984942759007" calcext:value-type="float">
            <text:p>150,984942759</text:p>
          </table:table-cell>
          <table:table-cell table:formula="of:=COS([.F2406])" office:value-type="float" office:value="0.98228728305539" calcext:value-type="float">
            <text:p>0,9822872831</text:p>
          </table:table-cell>
          <table:table-cell table:formula="of:=SIN([.F2406])" office:value-type="float" office:value="0.187381145123145" calcext:value-type="float">
            <text:p>0,1873811451</text:p>
          </table:table-cell>
        </table:table-row>
        <table:table-row table:style-name="ro1">
          <table:table-cell table:number-columns-repeated="5"/>
          <table:table-cell table:formula="of:=[.F2406]+3.14159265/50" office:value-type="float" office:value="151.047774612007" calcext:value-type="float">
            <text:p>151,047774612</text:p>
          </table:table-cell>
          <table:table-cell table:formula="of:=COS([.F2407])" office:value-type="float" office:value="0.968583204050039" calcext:value-type="float">
            <text:p>0,9685832041</text:p>
          </table:table-cell>
          <table:table-cell table:formula="of:=SIN([.F2407])" office:value-type="float" office:value="0.248689719996946" calcext:value-type="float">
            <text:p>0,24868972</text:p>
          </table:table-cell>
        </table:table-row>
        <table:table-row table:style-name="ro1">
          <table:table-cell table:number-columns-repeated="5"/>
          <table:table-cell table:formula="of:=[.F2407]+3.14159265/50" office:value-type="float" office:value="151.110606465007" calcext:value-type="float">
            <text:p>151,110606465</text:p>
          </table:table-cell>
          <table:table-cell table:formula="of:=COS([.F2408])" office:value-type="float" office:value="0.95105656965061" calcext:value-type="float">
            <text:p>0,9510565697</text:p>
          </table:table-cell>
          <table:table-cell table:formula="of:=SIN([.F2408])" office:value-type="float" office:value="0.309016830163688" calcext:value-type="float">
            <text:p>0,3090168302</text:p>
          </table:table-cell>
        </table:table-row>
        <table:table-row table:style-name="ro1">
          <table:table-cell table:number-columns-repeated="5"/>
          <table:table-cell table:formula="of:=[.F2408]+3.14159265/50" office:value-type="float" office:value="151.173438318007" calcext:value-type="float">
            <text:p>151,173438318</text:p>
          </table:table-cell>
          <table:table-cell table:formula="of:=COS([.F2409])" office:value-type="float" office:value="0.929776549475761" calcext:value-type="float">
            <text:p>0,9297765495</text:p>
          </table:table-cell>
          <table:table-cell table:formula="of:=SIN([.F2409])" office:value-type="float" office:value="0.36812439208092" calcext:value-type="float">
            <text:p>0,3681243921</text:p>
          </table:table-cell>
        </table:table-row>
        <table:table-row table:style-name="ro1">
          <table:table-cell table:number-columns-repeated="5"/>
          <table:table-cell table:formula="of:=[.F2409]+3.14159265/50" office:value-type="float" office:value="151.236270171007" calcext:value-type="float">
            <text:p>151,236270171</text:p>
          </table:table-cell>
          <table:table-cell table:formula="of:=COS([.F2410])" office:value-type="float" office:value="0.904827126043014" calcext:value-type="float">
            <text:p>0,904827126</text:p>
          </table:table-cell>
          <table:table-cell table:formula="of:=SIN([.F2410])" office:value-type="float" office:value="0.425779135205965" calcext:value-type="float">
            <text:p>0,4257791352</text:p>
          </table:table-cell>
        </table:table-row>
        <table:table-row table:style-name="ro1">
          <table:table-cell table:number-columns-repeated="5"/>
          <table:table-cell table:formula="of:=[.F2410]+3.14159265/50" office:value-type="float" office:value="151.299102024007" calcext:value-type="float">
            <text:p>151,299102024</text:p>
          </table:table-cell>
          <table:table-cell table:formula="of:=COS([.F2411])" office:value-type="float" office:value="0.876306763328126" calcext:value-type="float">
            <text:p>0,8763067633</text:p>
          </table:table-cell>
          <table:table-cell table:formula="of:=SIN([.F2411])" office:value-type="float" office:value="0.481753522608174" calcext:value-type="float">
            <text:p>0,4817535226</text:p>
          </table:table-cell>
        </table:table-row>
        <table:table-row table:style-name="ro1">
          <table:table-cell table:number-columns-repeated="5"/>
          <table:table-cell table:formula="of:=[.F2411]+3.14159265/50" office:value-type="float" office:value="151.361933877007" calcext:value-type="float">
            <text:p>151,361933877</text:p>
          </table:table-cell>
          <table:table-cell table:formula="of:=COS([.F2412])" office:value-type="float" office:value="0.84432801817276" calcext:value-type="float">
            <text:p>0,8443280182</text:p>
          </table:table-cell>
          <table:table-cell table:formula="of:=SIN([.F2412])" office:value-type="float" office:value="0.535826648953241" calcext:value-type="float">
            <text:p>0,535826649</text:p>
          </table:table-cell>
        </table:table-row>
        <table:table-row table:style-name="ro1">
          <table:table-cell table:number-columns-repeated="5"/>
          <table:table-cell table:formula="of:=[.F2412]+3.14159265/50" office:value-type="float" office:value="151.424765730007" calcext:value-type="float">
            <text:p>151,42476573</text:p>
          </table:table-cell>
          <table:table-cell table:formula="of:=COS([.F2413])" office:value-type="float" office:value="0.809017096074058" calcext:value-type="float">
            <text:p>0,8090170961</text:p>
          </table:table-cell>
          <table:table-cell table:formula="of:=SIN([.F2413])" office:value-type="float" office:value="0.587785112315631" calcext:value-type="float">
            <text:p>0,5877851123</text:p>
          </table:table-cell>
        </table:table-row>
        <table:table-row table:style-name="ro1">
          <table:table-cell table:number-columns-repeated="5"/>
          <table:table-cell table:formula="of:=[.F2413]+3.14159265/50" office:value-type="float" office:value="151.487597583007" calcext:value-type="float">
            <text:p>151,487597583</text:p>
          </table:table-cell>
          <table:table-cell table:formula="of:=COS([.F2414])" office:value-type="float" office:value="0.770513353109199" calcext:value-type="float">
            <text:p>0,7705133531</text:p>
          </table:table-cell>
          <table:table-cell table:formula="of:=SIN([.F2414])" office:value-type="float" office:value="0.637423856378484" calcext:value-type="float">
            <text:p>0,6374238564</text:p>
          </table:table-cell>
        </table:table-row>
        <table:table-row table:style-name="ro1">
          <table:table-cell table:number-columns-repeated="5"/>
          <table:table-cell table:formula="of:=[.F2414]+3.14159265/50" office:value-type="float" office:value="151.550429436007" calcext:value-type="float">
            <text:p>151,550429436</text:p>
          </table:table-cell>
          <table:table-cell table:formula="of:=COS([.F2415])" office:value-type="float" office:value="0.728968745960632" calcext:value-type="float">
            <text:p>0,728968746</text:p>
          </table:table-cell>
          <table:table-cell table:formula="of:=SIN([.F2415])" office:value-type="float" office:value="0.684546979697218" calcext:value-type="float">
            <text:p>0,6845469797</text:p>
          </table:table-cell>
        </table:table-row>
        <table:table-row table:style-name="ro1">
          <table:table-cell table:number-columns-repeated="5"/>
          <table:table-cell table:formula="of:=[.F2415]+3.14159265/50" office:value-type="float" office:value="151.613261289007" calcext:value-type="float">
            <text:p>151,613261289</text:p>
          </table:table-cell>
          <table:table-cell table:formula="of:=COS([.F2416])" office:value-type="float" office:value="0.684547232212471" calcext:value-type="float">
            <text:p>0,6845472322</text:p>
          </table:table-cell>
          <table:table-cell table:formula="of:=SIN([.F2416])" office:value-type="float" office:value="0.728968508833026" calcext:value-type="float">
            <text:p>0,7289685088</text:p>
          </table:table-cell>
        </table:table-row>
        <table:table-row table:style-name="ro1">
          <table:table-cell table:number-columns-repeated="5"/>
          <table:table-cell table:formula="of:=[.F2416]+3.14159265/50" office:value-type="float" office:value="151.676093142007" calcext:value-type="float">
            <text:p>151,676093142</text:p>
          </table:table-cell>
          <table:table-cell table:formula="of:=COS([.F2417])" office:value-type="float" office:value="0.637424123284822" calcext:value-type="float">
            <text:p>0,6374241233</text:p>
          </table:table-cell>
          <table:table-cell table:formula="of:=SIN([.F2417])" office:value-type="float" office:value="0.770513132305074" calcext:value-type="float">
            <text:p>0,7705131323</text:p>
          </table:table-cell>
        </table:table-row>
        <table:table-row table:style-name="ro1">
          <table:table-cell table:number-columns-repeated="5"/>
          <table:table-cell table:formula="of:=[.F2417]+3.14159265/50" office:value-type="float" office:value="151.738924995007" calcext:value-type="float">
            <text:p>151,738924995</text:p>
          </table:table-cell>
          <table:table-cell table:formula="of:=COS([.F2418])" office:value-type="float" office:value="0.587785392559695" calcext:value-type="float">
            <text:p>0,5877853926</text:p>
          </table:table-cell>
          <table:table-cell table:formula="of:=SIN([.F2418])" office:value-type="float" office:value="0.809016892464827" calcext:value-type="float">
            <text:p>0,8090168925</text:p>
          </table:table-cell>
        </table:table-row>
        <table:table-row table:style-name="ro1">
          <table:table-cell table:number-columns-repeated="5"/>
          <table:table-cell table:formula="of:=[.F2418]+3.14159265/50" office:value-type="float" office:value="151.801756848007" calcext:value-type="float">
            <text:p>151,801756848</text:p>
          </table:table-cell>
          <table:table-cell table:formula="of:=COS([.F2419])" office:value-type="float" office:value="0.535826941429037" calcext:value-type="float">
            <text:p>0,5358269414</text:p>
          </table:table-cell>
          <table:table-cell table:formula="of:=SIN([.F2419])" office:value-type="float" office:value="0.844327832561976" calcext:value-type="float">
            <text:p>0,8443278326</text:p>
          </table:table-cell>
        </table:table-row>
        <table:table-row table:style-name="ro1">
          <table:table-cell table:number-columns-repeated="5"/>
          <table:table-cell table:formula="of:=[.F2419]+3.14159265/50" office:value-type="float" office:value="151.864588701007" calcext:value-type="float">
            <text:p>151,864588701</text:p>
          </table:table-cell>
          <table:table-cell table:formula="of:=COS([.F2420])" office:value-type="float" office:value="0.481753826161433" calcext:value-type="float">
            <text:p>0,4817538262</text:p>
          </table:table-cell>
          <table:table-cell table:formula="of:=SIN([.F2420])" office:value-type="float" office:value="0.876306596448309" calcext:value-type="float">
            <text:p>0,8763065964</text:p>
          </table:table-cell>
        </table:table-row>
        <table:table-row table:style-name="ro1">
          <table:table-cell table:number-columns-repeated="5"/>
          <table:table-cell table:formula="of:=[.F2420]+3.14159265/50" office:value-type="float" office:value="151.927420554007" calcext:value-type="float">
            <text:p>151,927420554</text:p>
          </table:table-cell>
          <table:table-cell table:formula="of:=COS([.F2421])" office:value-type="float" office:value="0.425779448638701" calcext:value-type="float">
            <text:p>0,4257794486</text:p>
          </table:table-cell>
          <table:table-cell table:formula="of:=SIN([.F2421])" office:value-type="float" office:value="0.904826978552764" calcext:value-type="float">
            <text:p>0,9048269786</text:p>
          </table:table-cell>
        </table:table-row>
        <table:table-row table:style-name="ro1">
          <table:table-cell table:number-columns-repeated="5"/>
          <table:table-cell table:formula="of:=[.F2421]+3.14159265/50" office:value-type="float" office:value="151.990252407007" calcext:value-type="float">
            <text:p>151,990252407</text:p>
          </table:table-cell>
          <table:table-cell table:formula="of:=COS([.F2422])" office:value-type="float" office:value="0.368124714156158" calcext:value-type="float">
            <text:p>0,3681247142</text:p>
          </table:table-cell>
          <table:table-cell table:formula="of:=SIN([.F2422])" office:value-type="float" office:value="0.929776421957154" calcext:value-type="float">
            <text:p>0,929776422</text:p>
          </table:table-cell>
        </table:table-row>
        <table:table-row table:style-name="ro1">
          <table:table-cell table:number-columns-repeated="5"/>
          <table:table-cell table:formula="of:=[.F2422]+3.14159265/50" office:value-type="float" office:value="152.053084260007" calcext:value-type="float">
            <text:p>152,05308426</text:p>
          </table:table-cell>
          <table:table-cell table:formula="of:=COS([.F2423])" office:value-type="float" office:value="0.309017159610344" calcext:value-type="float">
            <text:p>0,3090171596</text:p>
          </table:table-cell>
          <table:table-cell table:formula="of:=SIN([.F2423])" office:value-type="float" office:value="0.951056462606903" calcext:value-type="float">
            <text:p>0,9510564626</text:p>
          </table:table-cell>
        </table:table-row>
        <table:table-row table:style-name="ro1">
          <table:table-cell table:number-columns-repeated="5"/>
          <table:table-cell table:formula="of:=[.F2423]+3.14159265/50" office:value-type="float" office:value="152.115916113007" calcext:value-type="float">
            <text:p>152,115916113</text:p>
          </table:table-cell>
          <table:table-cell table:formula="of:=COS([.F2424])" office:value-type="float" office:value="0.248690055514844" calcext:value-type="float">
            <text:p>0,2486900555</text:p>
          </table:table-cell>
          <table:table-cell table:formula="of:=SIN([.F2424])" office:value-type="float" office:value="0.968583117903685" calcext:value-type="float">
            <text:p>0,9685831179</text:p>
          </table:table-cell>
        </table:table-row>
        <table:table-row table:style-name="ro1">
          <table:table-cell table:number-columns-repeated="5"/>
          <table:table-cell table:formula="of:=[.F2424]+3.14159265/50" office:value-type="float" office:value="152.178747966007" calcext:value-type="float">
            <text:p>152,178747966</text:p>
          </table:table-cell>
          <table:table-cell table:formula="of:=COS([.F2425])" office:value-type="float" office:value="0.187381485388149" calcext:value-type="float">
            <text:p>0,1873814854</text:p>
          </table:table-cell>
          <table:table-cell table:formula="of:=SIN([.F2425])" office:value-type="float" office:value="0.982287218146368" calcext:value-type="float">
            <text:p>0,9822872181</text:p>
          </table:table-cell>
        </table:table-row>
        <table:table-row table:style-name="ro1">
          <table:table-cell table:number-columns-repeated="5"/>
          <table:table-cell table:formula="of:=[.F2425]+3.14159265/50" office:value-type="float" office:value="152.241579819007" calcext:value-type="float">
            <text:p>152,241579819</text:p>
          </table:table-cell>
          <table:table-cell table:formula="of:=COS([.F2426])" office:value-type="float" office:value="0.125333406146774" calcext:value-type="float">
            <text:p>0,1253334061</text:p>
          </table:table-cell>
          <table:table-cell table:formula="of:=SIN([.F2426])" office:value-type="float" office:value="0.992114679512226" calcext:value-type="float">
            <text:p>0,9921146795</text:p>
          </table:table-cell>
        </table:table-row>
        <table:table-row table:style-name="ro1">
          <table:table-cell table:number-columns-repeated="5"/>
          <table:table-cell table:formula="of:=[.F2426]+3.14159265/50" office:value-type="float" office:value="152.304411672007" calcext:value-type="float">
            <text:p>152,304411672</text:p>
          </table:table-cell>
          <table:table-cell table:formula="of:=COS([.F2427])" office:value-type="float" office:value="0.0627906932118543" calcext:value-type="float">
            <text:p>0,0627906932</text:p>
          </table:table-cell>
          <table:table-cell table:formula="of:=SIN([.F2427])" office:value-type="float" office:value="0.998026717501077" calcext:value-type="float">
            <text:p>0,9980267175</text:p>
          </table:table-cell>
        </table:table-row>
        <table:table-row table:style-name="ro1">
          <table:table-cell table:number-columns-repeated="5"/>
          <table:table-cell table:formula="of:=[.F2427]+3.14159265/50" office:value-type="float" office:value="152.367243525007" calcext:value-type="float">
            <text:p>152,367243525</text:p>
          </table:table-cell>
          <table:table-cell table:formula="of:=COS([.F2428])" office:value-type="float" office:value="0.000000174097732397026" calcext:value-type="float">
            <text:p>1,74097732397026E-007</text:p>
          </table:table-cell>
          <table:table-cell table:formula="of:=SIN([.F2428])" office:value-type="float" office:value="0.999999999999985" calcext:value-type="float">
            <text:p>1</text:p>
          </table:table-cell>
        </table:table-row>
        <table:table-row table:style-name="ro1">
          <table:table-cell table:number-columns-repeated="5"/>
          <table:table-cell table:formula="of:=[.F2428]+3.14159265/50" office:value-type="float" office:value="152.430075378007" calcext:value-type="float">
            <text:p>152,430075378</text:p>
          </table:table-cell>
          <table:table-cell table:formula="of:=COS([.F2429])" office:value-type="float" office:value="-0.0627903457034738" calcext:value-type="float">
            <text:p>-0,0627903457</text:p>
          </table:table-cell>
          <table:table-cell table:formula="of:=SIN([.F2429])" office:value-type="float" office:value="0.998026739364451" calcext:value-type="float">
            <text:p>0,9980267394</text:p>
          </table:table-cell>
        </table:table-row>
        <table:table-row table:style-name="ro1">
          <table:table-cell table:number-columns-repeated="5"/>
          <table:table-cell table:formula="of:=[.F2429]+3.14159265/50" office:value-type="float" office:value="152.492907231007" calcext:value-type="float">
            <text:p>152,492907231</text:p>
          </table:table-cell>
          <table:table-cell table:formula="of:=COS([.F2430])" office:value-type="float" office:value="-0.125333060696935" calcext:value-type="float">
            <text:p>-0,1253330607</text:p>
          </table:table-cell>
          <table:table-cell table:formula="of:=SIN([.F2430])" office:value-type="float" office:value="0.99211472315269" calcext:value-type="float">
            <text:p>0,9921147232</text:p>
          </table:table-cell>
        </table:table-row>
        <table:table-row table:style-name="ro1">
          <table:table-cell table:number-columns-repeated="5"/>
          <table:table-cell table:formula="of:=[.F2430]+3.14159265/50" office:value-type="float" office:value="152.555739084007" calcext:value-type="float">
            <text:p>152,555739084</text:p>
          </table:table-cell>
          <table:table-cell table:formula="of:=COS([.F2431])" office:value-type="float" office:value="-0.187381143360184" calcext:value-type="float">
            <text:p>-0,1873811434</text:p>
          </table:table-cell>
          <table:table-cell table:formula="of:=SIN([.F2431])" office:value-type="float" office:value="0.982287283391692" calcext:value-type="float">
            <text:p>0,9822872834</text:p>
          </table:table-cell>
        </table:table-row>
        <table:table-row table:style-name="ro1">
          <table:table-cell table:number-columns-repeated="5"/>
          <table:table-cell table:formula="of:=[.F2431]+3.14159265/50" office:value-type="float" office:value="152.618570937007" calcext:value-type="float">
            <text:p>152,618570937</text:p>
          </table:table-cell>
          <table:table-cell table:formula="of:=COS([.F2432])" office:value-type="float" office:value="-0.24868971825858" calcext:value-type="float">
            <text:p>-0,2486897183</text:p>
          </table:table-cell>
          <table:table-cell table:formula="of:=SIN([.F2432])" office:value-type="float" office:value="0.968583204496376" calcext:value-type="float">
            <text:p>0,9685832045</text:p>
          </table:table-cell>
        </table:table-row>
        <table:table-row table:style-name="ro1">
          <table:table-cell table:number-columns-repeated="5"/>
          <table:table-cell table:formula="of:=[.F2432]+3.14159265/50" office:value-type="float" office:value="152.681402790007" calcext:value-type="float">
            <text:p>152,68140279</text:p>
          </table:table-cell>
          <table:table-cell table:formula="of:=COS([.F2433])" office:value-type="float" office:value="-0.309016828456778" calcext:value-type="float">
            <text:p>-0,3090168285</text:p>
          </table:table-cell>
          <table:table-cell table:formula="of:=SIN([.F2433])" office:value-type="float" office:value="0.951056570205219" calcext:value-type="float">
            <text:p>0,9510565702</text:p>
          </table:table-cell>
        </table:table-row>
        <table:table-row table:style-name="ro1">
          <table:table-cell table:number-columns-repeated="5"/>
          <table:table-cell table:formula="of:=[.F2433]+3.14159265/50" office:value-type="float" office:value="152.744234643007" calcext:value-type="float">
            <text:p>152,744234643</text:p>
          </table:table-cell>
          <table:table-cell table:formula="of:=COS([.F2434])" office:value-type="float" office:value="-0.368124390412202" calcext:value-type="float">
            <text:p>-0,3681243904</text:p>
          </table:table-cell>
          <table:table-cell table:formula="of:=SIN([.F2434])" office:value-type="float" office:value="0.929776550136453" calcext:value-type="float">
            <text:p>0,9297765501</text:p>
          </table:table-cell>
        </table:table-row>
        <table:table-row table:style-name="ro1">
          <table:table-cell table:number-columns-repeated="5"/>
          <table:table-cell table:formula="of:=[.F2434]+3.14159265/50" office:value-type="float" office:value="152.807066496007" calcext:value-type="float">
            <text:p>152,807066496</text:p>
          </table:table-cell>
          <table:table-cell table:formula="of:=COS([.F2435])" office:value-type="float" office:value="-0.425779133582025" calcext:value-type="float">
            <text:p>-0,4257791336</text:p>
          </table:table-cell>
          <table:table-cell table:formula="of:=SIN([.F2435])" office:value-type="float" office:value="0.904827126807182" calcext:value-type="float">
            <text:p>0,9048271268</text:p>
          </table:table-cell>
        </table:table-row>
        <table:table-row table:style-name="ro1">
          <table:table-cell table:number-columns-repeated="5"/>
          <table:table-cell table:formula="of:=[.F2435]+3.14159265/50" office:value-type="float" office:value="152.869898349007" calcext:value-type="float">
            <text:p>152,869898349</text:p>
          </table:table-cell>
          <table:table-cell table:formula="of:=COS([.F2436])" office:value-type="float" office:value="-0.481753521035421" calcext:value-type="float">
            <text:p>-0,481753521</text:p>
          </table:table-cell>
          <table:table-cell table:formula="of:=SIN([.F2436])" office:value-type="float" office:value="0.876306764192753" calcext:value-type="float">
            <text:p>0,8763067642</text:p>
          </table:table-cell>
        </table:table-row>
        <table:table-row table:style-name="ro1">
          <table:table-cell table:number-columns-repeated="5"/>
          <table:table-cell table:formula="of:=[.F2436]+3.14159265/50" office:value-type="float" office:value="152.932730202007" calcext:value-type="float">
            <text:p>152,932730202</text:p>
          </table:table-cell>
          <table:table-cell table:formula="of:=COS([.F2437])" office:value-type="float" office:value="-0.535826647437882" calcext:value-type="float">
            <text:p>-0,5358266474</text:p>
          </table:table-cell>
          <table:table-cell table:formula="of:=SIN([.F2437])" office:value-type="float" office:value="0.844328019134435" calcext:value-type="float">
            <text:p>0,8443280191</text:p>
          </table:table-cell>
        </table:table-row>
        <table:table-row table:style-name="ro1">
          <table:table-cell table:number-columns-repeated="5"/>
          <table:table-cell table:formula="of:=[.F2437]+3.14159265/50" office:value-type="float" office:value="152.995562055007" calcext:value-type="float">
            <text:p>152,995562055</text:p>
          </table:table-cell>
          <table:table-cell table:formula="of:=COS([.F2438])" office:value-type="float" office:value="-0.587785110863646" calcext:value-type="float">
            <text:p>-0,5877851109</text:p>
          </table:table-cell>
          <table:table-cell table:formula="of:=SIN([.F2438])" office:value-type="float" office:value="0.809017097128986" calcext:value-type="float">
            <text:p>0,8090170971</text:p>
          </table:table-cell>
        </table:table-row>
        <table:table-row table:style-name="ro1">
          <table:table-cell table:number-columns-repeated="5"/>
          <table:table-cell table:formula="of:=[.F2438]+3.14159265/50" office:value-type="float" office:value="153.058393908007" calcext:value-type="float">
            <text:p>153,058393908</text:p>
          </table:table-cell>
          <table:table-cell table:formula="of:=COS([.F2439])" office:value-type="float" office:value="-0.637423854995605" calcext:value-type="float">
            <text:p>-0,637423855</text:p>
          </table:table-cell>
          <table:table-cell table:formula="of:=SIN([.F2439])" office:value-type="float" office:value="0.770513354253216" calcext:value-type="float">
            <text:p>0,7705133543</text:p>
          </table:table-cell>
        </table:table-row>
        <table:table-row table:style-name="ro1">
          <table:table-cell table:number-columns-repeated="5"/>
          <table:table-cell table:formula="of:=[.F2439]+3.14159265/50" office:value-type="float" office:value="153.121225761007" calcext:value-type="float">
            <text:p>153,121225761</text:p>
          </table:table-cell>
          <table:table-cell table:formula="of:=COS([.F2440])" office:value-type="float" office:value="-0.684546978388901" calcext:value-type="float">
            <text:p>-0,6845469784</text:p>
          </table:table-cell>
          <table:table-cell table:formula="of:=SIN([.F2440])" office:value-type="float" office:value="0.728968747189223" calcext:value-type="float">
            <text:p>0,7289687472</text:p>
          </table:table-cell>
        </table:table-row>
        <table:table-row table:style-name="ro1">
          <table:table-cell table:number-columns-repeated="5"/>
          <table:table-cell table:formula="of:=[.F2440]+3.14159265/50" office:value-type="float" office:value="153.184057614007" calcext:value-type="float">
            <text:p>153,184057614</text:p>
          </table:table-cell>
          <table:table-cell table:formula="of:=COS([.F2441])" office:value-type="float" office:value="-0.728968507604434" calcext:value-type="float">
            <text:p>-0,7289685076</text:p>
          </table:table-cell>
          <table:table-cell table:formula="of:=SIN([.F2441])" office:value-type="float" office:value="0.684547233520788" calcext:value-type="float">
            <text:p>0,6845472335</text:p>
          </table:table-cell>
        </table:table-row>
        <table:table-row table:style-name="ro1">
          <table:table-cell table:number-columns-repeated="5"/>
          <table:table-cell table:formula="of:=[.F2441]+3.14159265/50" office:value-type="float" office:value="153.246889467007" calcext:value-type="float">
            <text:p>153,246889467</text:p>
          </table:table-cell>
          <table:table-cell table:formula="of:=COS([.F2442])" office:value-type="float" office:value="-0.770513131161056" calcext:value-type="float">
            <text:p>-0,7705131312</text:p>
          </table:table-cell>
          <table:table-cell table:formula="of:=SIN([.F2442])" office:value-type="float" office:value="0.637424124667701" calcext:value-type="float">
            <text:p>0,6374241247</text:p>
          </table:table-cell>
        </table:table-row>
        <table:table-row table:style-name="ro1">
          <table:table-cell table:number-columns-repeated="5"/>
          <table:table-cell table:formula="of:=[.F2442]+3.14159265/50" office:value-type="float" office:value="153.309721320007" calcext:value-type="float">
            <text:p>153,30972132</text:p>
          </table:table-cell>
          <table:table-cell table:formula="of:=COS([.F2443])" office:value-type="float" office:value="-0.809016891409899" calcext:value-type="float">
            <text:p>-0,8090168914</text:p>
          </table:table-cell>
          <table:table-cell table:formula="of:=SIN([.F2443])" office:value-type="float" office:value="0.587785394011679" calcext:value-type="float">
            <text:p>0,587785394</text:p>
          </table:table-cell>
        </table:table-row>
        <table:table-row table:style-name="ro1">
          <table:table-cell table:number-columns-repeated="5"/>
          <table:table-cell table:formula="of:=[.F2443]+3.14159265/50" office:value-type="float" office:value="153.372553173007" calcext:value-type="float">
            <text:p>153,372553173</text:p>
          </table:table-cell>
          <table:table-cell table:formula="of:=COS([.F2444])" office:value-type="float" office:value="-0.8443278316003" calcext:value-type="float">
            <text:p>-0,8443278316</text:p>
          </table:table-cell>
          <table:table-cell table:formula="of:=SIN([.F2444])" office:value-type="float" office:value="0.535826942944395" calcext:value-type="float">
            <text:p>0,5358269429</text:p>
          </table:table-cell>
        </table:table-row>
        <table:table-row table:style-name="ro1">
          <table:table-cell table:number-columns-repeated="5"/>
          <table:table-cell table:formula="of:=[.F2444]+3.14159265/50" office:value-type="float" office:value="153.435385026007" calcext:value-type="float">
            <text:p>153,435385026</text:p>
          </table:table-cell>
          <table:table-cell table:formula="of:=COS([.F2445])" office:value-type="float" office:value="-0.876306595583681" calcext:value-type="float">
            <text:p>-0,8763065956</text:p>
          </table:table-cell>
          <table:table-cell table:formula="of:=SIN([.F2445])" office:value-type="float" office:value="0.481753827734185" calcext:value-type="float">
            <text:p>0,4817538277</text:p>
          </table:table-cell>
        </table:table-row>
        <table:table-row table:style-name="ro1">
          <table:table-cell table:number-columns-repeated="5"/>
          <table:table-cell table:formula="of:=[.F2445]+3.14159265/50" office:value-type="float" office:value="153.498216879007" calcext:value-type="float">
            <text:p>153,498216879</text:p>
          </table:table-cell>
          <table:table-cell table:formula="of:=COS([.F2446])" office:value-type="float" office:value="-0.904826977788595" calcext:value-type="float">
            <text:p>-0,9048269778</text:p>
          </table:table-cell>
          <table:table-cell table:formula="of:=SIN([.F2446])" office:value-type="float" office:value="0.42577945026264" calcext:value-type="float">
            <text:p>0,4257794503</text:p>
          </table:table-cell>
        </table:table-row>
        <table:table-row table:style-name="ro1">
          <table:table-cell table:number-columns-repeated="5"/>
          <table:table-cell table:formula="of:=[.F2446]+3.14159265/50" office:value-type="float" office:value="153.561048732007" calcext:value-type="float">
            <text:p>153,561048732</text:p>
          </table:table-cell>
          <table:table-cell table:formula="of:=COS([.F2447])" office:value-type="float" office:value="-0.929776421296461" calcext:value-type="float">
            <text:p>-0,9297764213</text:p>
          </table:table-cell>
          <table:table-cell table:formula="of:=SIN([.F2447])" office:value-type="float" office:value="0.368124715824875" calcext:value-type="float">
            <text:p>0,3681247158</text:p>
          </table:table-cell>
        </table:table-row>
        <table:table-row table:style-name="ro1">
          <table:table-cell table:number-columns-repeated="5"/>
          <table:table-cell table:formula="of:=[.F2447]+3.14159265/50" office:value-type="float" office:value="153.623880585007" calcext:value-type="float">
            <text:p>153,623880585</text:p>
          </table:table-cell>
          <table:table-cell table:formula="of:=COS([.F2448])" office:value-type="float" office:value="-0.951056462052294" calcext:value-type="float">
            <text:p>-0,9510564621</text:p>
          </table:table-cell>
          <table:table-cell table:formula="of:=SIN([.F2448])" office:value-type="float" office:value="0.309017161317253" calcext:value-type="float">
            <text:p>0,3090171613</text:p>
          </table:table-cell>
        </table:table-row>
        <table:table-row table:style-name="ro1">
          <table:table-cell table:number-columns-repeated="5"/>
          <table:table-cell table:formula="of:=[.F2448]+3.14159265/50" office:value-type="float" office:value="153.686712438007" calcext:value-type="float">
            <text:p>153,686712438</text:p>
          </table:table-cell>
          <table:table-cell table:formula="of:=COS([.F2449])" office:value-type="float" office:value="-0.968583117457348" calcext:value-type="float">
            <text:p>-0,9685831175</text:p>
          </table:table-cell>
          <table:table-cell table:formula="of:=SIN([.F2449])" office:value-type="float" office:value="0.24869005725321" calcext:value-type="float">
            <text:p>0,2486900573</text:p>
          </table:table-cell>
        </table:table-row>
        <table:table-row table:style-name="ro1">
          <table:table-cell table:number-columns-repeated="5"/>
          <table:table-cell table:formula="of:=[.F2449]+3.14159265/50" office:value-type="float" office:value="153.749544291007" calcext:value-type="float">
            <text:p>153,749544291</text:p>
          </table:table-cell>
          <table:table-cell table:formula="of:=COS([.F2450])" office:value-type="float" office:value="-0.982287217810065" calcext:value-type="float">
            <text:p>-0,9822872178</text:p>
          </table:table-cell>
          <table:table-cell table:formula="of:=SIN([.F2450])" office:value-type="float" office:value="0.18738148715111" calcext:value-type="float">
            <text:p>0,1873814872</text:p>
          </table:table-cell>
        </table:table-row>
        <table:table-row table:style-name="ro1">
          <table:table-cell table:number-columns-repeated="5"/>
          <table:table-cell table:formula="of:=[.F2450]+3.14159265/50" office:value-type="float" office:value="153.812376144007" calcext:value-type="float">
            <text:p>153,812376144</text:p>
          </table:table-cell>
          <table:table-cell table:formula="of:=COS([.F2451])" office:value-type="float" office:value="-0.992114679287284" calcext:value-type="float">
            <text:p>-0,9921146793</text:p>
          </table:table-cell>
          <table:table-cell table:formula="of:=SIN([.F2451])" office:value-type="float" office:value="0.125333407927373" calcext:value-type="float">
            <text:p>0,1253334079</text:p>
          </table:table-cell>
        </table:table-row>
        <table:table-row table:style-name="ro1">
          <table:table-cell table:number-columns-repeated="5"/>
          <table:table-cell table:formula="of:=[.F2451]+3.14159265/50" office:value-type="float" office:value="153.875207997007" calcext:value-type="float">
            <text:p>153,875207997</text:p>
          </table:table-cell>
          <table:table-cell table:formula="of:=COS([.F2452])" office:value-type="float" office:value="-0.998026717388383" calcext:value-type="float">
            <text:p>-0,9980267174</text:p>
          </table:table-cell>
          <table:table-cell table:formula="of:=SIN([.F2452])" office:value-type="float" office:value="0.0627906950030639" calcext:value-type="float">
            <text:p>0,062790695</text:p>
          </table:table-cell>
        </table:table-row>
        <table:table-row table:style-name="ro1">
          <table:table-cell table:number-columns-repeated="5"/>
          <table:table-cell table:formula="of:=[.F2452]+3.14159265/50" office:value-type="float" office:value="153.938039850007" calcext:value-type="float">
            <text:p>153,93803985</text:p>
          </table:table-cell>
          <table:table-cell table:formula="of:=COS([.F2453])" office:value-type="float" office:value="-0.999999999999985" calcext:value-type="float">
            <text:p>-1</text:p>
          </table:table-cell>
          <table:table-cell table:formula="of:=SIN([.F2453])" office:value-type="float" office:value="0.00000017589248347273" calcext:value-type="float">
            <text:p>1,7589248347273E-007</text:p>
          </table:table-cell>
        </table:table-row>
        <table:table-row table:style-name="ro1">
          <table:table-cell table:number-columns-repeated="5"/>
          <table:table-cell table:formula="of:=[.F2453]+3.14159265/50" office:value-type="float" office:value="154.000871703007" calcext:value-type="float">
            <text:p>154,000871703</text:p>
          </table:table-cell>
          <table:table-cell table:formula="of:=COS([.F2454])" office:value-type="float" office:value="-0.998026739477144" calcext:value-type="float">
            <text:p>-0,9980267395</text:p>
          </table:table-cell>
          <table:table-cell table:formula="of:=SIN([.F2454])" office:value-type="float" office:value="-0.0627903439122642" calcext:value-type="float">
            <text:p>-0,0627903439</text:p>
          </table:table-cell>
        </table:table-row>
        <table:table-row table:style-name="ro1">
          <table:table-cell table:number-columns-repeated="5"/>
          <table:table-cell table:formula="of:=[.F2454]+3.14159265/50" office:value-type="float" office:value="154.063703556007" calcext:value-type="float">
            <text:p>154,063703556</text:p>
          </table:table-cell>
          <table:table-cell table:formula="of:=COS([.F2455])" office:value-type="float" office:value="-0.992114723377632" calcext:value-type="float">
            <text:p>-0,9921147234</text:p>
          </table:table-cell>
          <table:table-cell table:formula="of:=SIN([.F2455])" office:value-type="float" office:value="-0.125333058916336" calcext:value-type="float">
            <text:p>-0,1253330589</text:p>
          </table:table-cell>
        </table:table-row>
        <table:table-row table:style-name="ro1">
          <table:table-cell table:number-columns-repeated="5"/>
          <table:table-cell table:formula="of:=[.F2455]+3.14159265/50" office:value-type="float" office:value="154.126535409007" calcext:value-type="float">
            <text:p>154,126535409</text:p>
          </table:table-cell>
          <table:table-cell table:formula="of:=COS([.F2456])" office:value-type="float" office:value="-0.982287283727995" calcext:value-type="float">
            <text:p>-0,9822872837</text:p>
          </table:table-cell>
          <table:table-cell table:formula="of:=SIN([.F2456])" office:value-type="float" office:value="-0.187381141597222" calcext:value-type="float">
            <text:p>-0,1873811416</text:p>
          </table:table-cell>
        </table:table-row>
        <table:table-row table:style-name="ro1">
          <table:table-cell table:number-columns-repeated="5"/>
          <table:table-cell table:formula="of:=[.F2456]+3.14159265/50" office:value-type="float" office:value="154.189367262007" calcext:value-type="float">
            <text:p>154,189367262</text:p>
          </table:table-cell>
          <table:table-cell table:formula="of:=COS([.F2457])" office:value-type="float" office:value="-0.968583204942712" calcext:value-type="float">
            <text:p>-0,9685832049</text:p>
          </table:table-cell>
          <table:table-cell table:formula="of:=SIN([.F2457])" office:value-type="float" office:value="-0.248689716520215" calcext:value-type="float">
            <text:p>-0,2486897165</text:p>
          </table:table-cell>
        </table:table-row>
        <table:table-row table:style-name="ro1">
          <table:table-cell table:number-columns-repeated="5"/>
          <table:table-cell table:formula="of:=[.F2457]+3.14159265/50" office:value-type="float" office:value="154.252199115007" calcext:value-type="float">
            <text:p>154,252199115</text:p>
          </table:table-cell>
          <table:table-cell table:formula="of:=COS([.F2458])" office:value-type="float" office:value="-0.951056570759827" calcext:value-type="float">
            <text:p>-0,9510565708</text:p>
          </table:table-cell>
          <table:table-cell table:formula="of:=SIN([.F2458])" office:value-type="float" office:value="-0.309016826749868" calcext:value-type="float">
            <text:p>-0,3090168267</text:p>
          </table:table-cell>
        </table:table-row>
        <table:table-row table:style-name="ro1">
          <table:table-cell table:number-columns-repeated="5"/>
          <table:table-cell table:formula="of:=[.F2458]+3.14159265/50" office:value-type="float" office:value="154.315030968007" calcext:value-type="float">
            <text:p>154,315030968</text:p>
          </table:table-cell>
          <table:table-cell table:formula="of:=COS([.F2459])" office:value-type="float" office:value="-0.929776550797145" calcext:value-type="float">
            <text:p>-0,9297765508</text:p>
          </table:table-cell>
          <table:table-cell table:formula="of:=SIN([.F2459])" office:value-type="float" office:value="-0.368124388743485" calcext:value-type="float">
            <text:p>-0,3681243887</text:p>
          </table:table-cell>
        </table:table-row>
        <table:table-row table:style-name="ro1">
          <table:table-cell table:number-columns-repeated="5"/>
          <table:table-cell table:formula="of:=[.F2459]+3.14159265/50" office:value-type="float" office:value="154.377862821007" calcext:value-type="float">
            <text:p>154,377862821</text:p>
          </table:table-cell>
          <table:table-cell table:formula="of:=COS([.F2460])" office:value-type="float" office:value="-0.904827127571349" calcext:value-type="float">
            <text:p>-0,9048271276</text:p>
          </table:table-cell>
          <table:table-cell table:formula="of:=SIN([.F2460])" office:value-type="float" office:value="-0.425779131958086" calcext:value-type="float">
            <text:p>-0,425779132</text:p>
          </table:table-cell>
        </table:table-row>
        <table:table-row table:style-name="ro1">
          <table:table-cell table:number-columns-repeated="5"/>
          <table:table-cell table:formula="of:=[.F2460]+3.14159265/50" office:value-type="float" office:value="154.440694674007" calcext:value-type="float">
            <text:p>154,440694674</text:p>
          </table:table-cell>
          <table:table-cell table:formula="of:=COS([.F2461])" office:value-type="float" office:value="-0.876306765057381" calcext:value-type="float">
            <text:p>-0,8763067651</text:p>
          </table:table-cell>
          <table:table-cell table:formula="of:=SIN([.F2461])" office:value-type="float" office:value="-0.481753519462669" calcext:value-type="float">
            <text:p>-0,4817535195</text:p>
          </table:table-cell>
        </table:table-row>
        <table:table-row table:style-name="ro1">
          <table:table-cell table:number-columns-repeated="5"/>
          <table:table-cell table:formula="of:=[.F2461]+3.14159265/50" office:value-type="float" office:value="154.503526527007" calcext:value-type="float">
            <text:p>154,503526527</text:p>
          </table:table-cell>
          <table:table-cell table:formula="of:=COS([.F2462])" office:value-type="float" office:value="-0.844328020096111" calcext:value-type="float">
            <text:p>-0,8443280201</text:p>
          </table:table-cell>
          <table:table-cell table:formula="of:=SIN([.F2462])" office:value-type="float" office:value="-0.535826645922523" calcext:value-type="float">
            <text:p>-0,5358266459</text:p>
          </table:table-cell>
        </table:table-row>
        <table:table-row table:style-name="ro1">
          <table:table-cell table:number-columns-repeated="5"/>
          <table:table-cell table:formula="of:=[.F2462]+3.14159265/50" office:value-type="float" office:value="154.566358380007" calcext:value-type="float">
            <text:p>154,56635838</text:p>
          </table:table-cell>
          <table:table-cell table:formula="of:=COS([.F2463])" office:value-type="float" office:value="-0.809017098183914" calcext:value-type="float">
            <text:p>-0,8090170982</text:p>
          </table:table-cell>
          <table:table-cell table:formula="of:=SIN([.F2463])" office:value-type="float" office:value="-0.587785109411662" calcext:value-type="float">
            <text:p>-0,5877851094</text:p>
          </table:table-cell>
        </table:table-row>
        <table:table-row table:style-name="ro1">
          <table:table-cell table:number-columns-repeated="5"/>
          <table:table-cell table:formula="of:=[.F2463]+3.14159265/50" office:value-type="float" office:value="154.629190233007" calcext:value-type="float">
            <text:p>154,629190233</text:p>
          </table:table-cell>
          <table:table-cell table:formula="of:=COS([.F2464])" office:value-type="float" office:value="-0.770513355397233" calcext:value-type="float">
            <text:p>-0,7705133554</text:p>
          </table:table-cell>
          <table:table-cell table:formula="of:=SIN([.F2464])" office:value-type="float" office:value="-0.637423853612725" calcext:value-type="float">
            <text:p>-0,6374238536</text:p>
          </table:table-cell>
        </table:table-row>
        <table:table-row table:style-name="ro1">
          <table:table-cell table:number-columns-repeated="5"/>
          <table:table-cell table:formula="of:=[.F2464]+3.14159265/50" office:value-type="float" office:value="154.692022086007" calcext:value-type="float">
            <text:p>154,692022086</text:p>
          </table:table-cell>
          <table:table-cell table:formula="of:=COS([.F2465])" office:value-type="float" office:value="-0.728968748417815" calcext:value-type="float">
            <text:p>-0,7289687484</text:p>
          </table:table-cell>
          <table:table-cell table:formula="of:=SIN([.F2465])" office:value-type="float" office:value="-0.684546977080583" calcext:value-type="float">
            <text:p>-0,6845469771</text:p>
          </table:table-cell>
        </table:table-row>
        <table:table-row table:style-name="ro1">
          <table:table-cell table:number-columns-repeated="5"/>
          <table:table-cell table:formula="of:=[.F2465]+3.14159265/50" office:value-type="float" office:value="154.754853939007" calcext:value-type="float">
            <text:p>154,754853939</text:p>
          </table:table-cell>
          <table:table-cell table:formula="of:=COS([.F2466])" office:value-type="float" office:value="-0.684547234829105" calcext:value-type="float">
            <text:p>-0,6845472348</text:p>
          </table:table-cell>
          <table:table-cell table:formula="of:=SIN([.F2466])" office:value-type="float" office:value="-0.728968506375842" calcext:value-type="float">
            <text:p>-0,7289685064</text:p>
          </table:table-cell>
        </table:table-row>
        <table:table-row table:style-name="ro1">
          <table:table-cell table:number-columns-repeated="5"/>
          <table:table-cell table:formula="of:=[.F2466]+3.14159265/50" office:value-type="float" office:value="154.817685792007" calcext:value-type="float">
            <text:p>154,817685792</text:p>
          </table:table-cell>
          <table:table-cell table:formula="of:=COS([.F2467])" office:value-type="float" office:value="-0.63742412605058" calcext:value-type="float">
            <text:p>-0,6374241261</text:p>
          </table:table-cell>
          <table:table-cell table:formula="of:=SIN([.F2467])" office:value-type="float" office:value="-0.770513130017039" calcext:value-type="float">
            <text:p>-0,77051313</text:p>
          </table:table-cell>
        </table:table-row>
        <table:table-row table:style-name="ro1">
          <table:table-cell table:number-columns-repeated="5"/>
          <table:table-cell table:formula="of:=[.F2467]+3.14159265/50" office:value-type="float" office:value="154.880517645007" calcext:value-type="float">
            <text:p>154,880517645</text:p>
          </table:table-cell>
          <table:table-cell table:formula="of:=COS([.F2468])" office:value-type="float" office:value="-0.587785395463663" calcext:value-type="float">
            <text:p>-0,5877853955</text:p>
          </table:table-cell>
          <table:table-cell table:formula="of:=SIN([.F2468])" office:value-type="float" office:value="-0.80901689035497" calcext:value-type="float">
            <text:p>-0,8090168904</text:p>
          </table:table-cell>
        </table:table-row>
        <table:table-row table:style-name="ro1">
          <table:table-cell table:number-columns-repeated="5"/>
          <table:table-cell table:formula="of:=[.F2468]+3.14159265/50" office:value-type="float" office:value="154.943349498007" calcext:value-type="float">
            <text:p>154,943349498</text:p>
          </table:table-cell>
          <table:table-cell table:formula="of:=COS([.F2469])" office:value-type="float" office:value="-0.535826944459753" calcext:value-type="float">
            <text:p>-0,5358269445</text:p>
          </table:table-cell>
          <table:table-cell table:formula="of:=SIN([.F2469])" office:value-type="float" office:value="-0.844327830638624" calcext:value-type="float">
            <text:p>-0,8443278306</text:p>
          </table:table-cell>
        </table:table-row>
        <table:table-row table:style-name="ro1">
          <table:table-cell table:number-columns-repeated="5"/>
          <table:table-cell table:formula="of:=[.F2469]+3.14159265/50" office:value-type="float" office:value="155.006181351007" calcext:value-type="float">
            <text:p>155,006181351</text:p>
          </table:table-cell>
          <table:table-cell table:formula="of:=COS([.F2470])" office:value-type="float" office:value="-0.481753829306938" calcext:value-type="float">
            <text:p>-0,4817538293</text:p>
          </table:table-cell>
          <table:table-cell table:formula="of:=SIN([.F2470])" office:value-type="float" office:value="-0.876306594719053" calcext:value-type="float">
            <text:p>-0,8763065947</text:p>
          </table:table-cell>
        </table:table-row>
        <table:table-row table:style-name="ro1">
          <table:table-cell table:number-columns-repeated="5"/>
          <table:table-cell table:formula="of:=[.F2470]+3.14159265/50" office:value-type="float" office:value="155.069013204008" calcext:value-type="float">
            <text:p>155,069013204</text:p>
          </table:table-cell>
          <table:table-cell table:formula="of:=COS([.F2471])" office:value-type="float" office:value="-0.42577945188658" calcext:value-type="float">
            <text:p>-0,4257794519</text:p>
          </table:table-cell>
          <table:table-cell table:formula="of:=SIN([.F2471])" office:value-type="float" office:value="-0.904826977024428" calcext:value-type="float">
            <text:p>-0,904826977</text:p>
          </table:table-cell>
        </table:table-row>
        <table:table-row table:style-name="ro1">
          <table:table-cell table:number-columns-repeated="5"/>
          <table:table-cell table:formula="of:=[.F2471]+3.14159265/50" office:value-type="float" office:value="155.131845057008" calcext:value-type="float">
            <text:p>155,131845057</text:p>
          </table:table-cell>
          <table:table-cell table:formula="of:=COS([.F2472])" office:value-type="float" office:value="-0.368124717493593" calcext:value-type="float">
            <text:p>-0,3681247175</text:p>
          </table:table-cell>
          <table:table-cell table:formula="of:=SIN([.F2472])" office:value-type="float" office:value="-0.929776420635769" calcext:value-type="float">
            <text:p>-0,9297764206</text:p>
          </table:table-cell>
        </table:table-row>
        <table:table-row table:style-name="ro1">
          <table:table-cell table:number-columns-repeated="5"/>
          <table:table-cell table:formula="of:=[.F2472]+3.14159265/50" office:value-type="float" office:value="155.194676910008" calcext:value-type="float">
            <text:p>155,19467691</text:p>
          </table:table-cell>
          <table:table-cell table:formula="of:=COS([.F2473])" office:value-type="float" office:value="-0.309017163024163" calcext:value-type="float">
            <text:p>-0,309017163</text:p>
          </table:table-cell>
          <table:table-cell table:formula="of:=SIN([.F2473])" office:value-type="float" office:value="-0.951056461497685" calcext:value-type="float">
            <text:p>-0,9510564615</text:p>
          </table:table-cell>
        </table:table-row>
        <table:table-row table:style-name="ro1">
          <table:table-cell table:number-columns-repeated="5"/>
          <table:table-cell table:formula="of:=[.F2473]+3.14159265/50" office:value-type="float" office:value="155.257508763008" calcext:value-type="float">
            <text:p>155,257508763</text:p>
          </table:table-cell>
          <table:table-cell table:formula="of:=COS([.F2474])" office:value-type="float" office:value="-0.248690058991576" calcext:value-type="float">
            <text:p>-0,248690059</text:p>
          </table:table-cell>
          <table:table-cell table:formula="of:=SIN([.F2474])" office:value-type="float" office:value="-0.968583117011011" calcext:value-type="float">
            <text:p>-0,968583117</text:p>
          </table:table-cell>
        </table:table-row>
        <table:table-row table:style-name="ro1">
          <table:table-cell table:number-columns-repeated="5"/>
          <table:table-cell table:formula="of:=[.F2474]+3.14159265/50" office:value-type="float" office:value="155.320340616008" calcext:value-type="float">
            <text:p>155,320340616</text:p>
          </table:table-cell>
          <table:table-cell table:formula="of:=COS([.F2475])" office:value-type="float" office:value="-0.187381488914071" calcext:value-type="float">
            <text:p>-0,1873814889</text:p>
          </table:table-cell>
          <table:table-cell table:formula="of:=SIN([.F2475])" office:value-type="float" office:value="-0.982287217473762" calcext:value-type="float">
            <text:p>-0,9822872175</text:p>
          </table:table-cell>
        </table:table-row>
        <table:table-row table:style-name="ro1">
          <table:table-cell table:number-columns-repeated="5"/>
          <table:table-cell table:formula="of:=[.F2475]+3.14159265/50" office:value-type="float" office:value="155.383172469008" calcext:value-type="float">
            <text:p>155,383172469</text:p>
          </table:table-cell>
          <table:table-cell table:formula="of:=COS([.F2476])" office:value-type="float" office:value="-0.125333409707972" calcext:value-type="float">
            <text:p>-0,1253334097</text:p>
          </table:table-cell>
          <table:table-cell table:formula="of:=SIN([.F2476])" office:value-type="float" office:value="-0.992114679062342" calcext:value-type="float">
            <text:p>-0,9921146791</text:p>
          </table:table-cell>
        </table:table-row>
        <table:table-row table:style-name="ro1">
          <table:table-cell table:number-columns-repeated="5"/>
          <table:table-cell table:formula="of:=[.F2476]+3.14159265/50" office:value-type="float" office:value="155.446004322008" calcext:value-type="float">
            <text:p>155,446004322</text:p>
          </table:table-cell>
          <table:table-cell table:formula="of:=COS([.F2477])" office:value-type="float" office:value="-0.0627906967942734" calcext:value-type="float">
            <text:p>-0,0627906968</text:p>
          </table:table-cell>
          <table:table-cell table:formula="of:=SIN([.F2477])" office:value-type="float" office:value="-0.99802671727569" calcext:value-type="float">
            <text:p>-0,9980267173</text:p>
          </table:table-cell>
        </table:table-row>
        <table:table-row table:style-name="ro1">
          <table:table-cell table:number-columns-repeated="5"/>
          <table:table-cell table:formula="of:=[.F2477]+3.14159265/50" office:value-type="float" office:value="155.508836175008" calcext:value-type="float">
            <text:p>155,508836175</text:p>
          </table:table-cell>
          <table:table-cell table:formula="of:=COS([.F2478])" office:value-type="float" office:value="-0.000000177687234548435" calcext:value-type="float">
            <text:p>-1,77687234548435E-007</text:p>
          </table:table-cell>
          <table:table-cell table:formula="of:=SIN([.F2478])" office:value-type="float" office:value="-0.999999999999984" calcext:value-type="float">
            <text:p>-1</text:p>
          </table:table-cell>
        </table:table-row>
        <table:table-row table:style-name="ro1">
          <table:table-cell table:number-columns-repeated="5"/>
          <table:table-cell table:formula="of:=[.F2478]+3.14159265/50" office:value-type="float" office:value="155.571668028008" calcext:value-type="float">
            <text:p>155,571668028</text:p>
          </table:table-cell>
          <table:table-cell table:formula="of:=COS([.F2479])" office:value-type="float" office:value="0.0627903421210546" calcext:value-type="float">
            <text:p>0,0627903421</text:p>
          </table:table-cell>
          <table:table-cell table:formula="of:=SIN([.F2479])" office:value-type="float" office:value="-0.998026739589837" calcext:value-type="float">
            <text:p>-0,9980267396</text:p>
          </table:table-cell>
        </table:table-row>
        <table:table-row table:style-name="ro1">
          <table:table-cell table:number-columns-repeated="5"/>
          <table:table-cell table:formula="of:=[.F2479]+3.14159265/50" office:value-type="float" office:value="155.634499881008" calcext:value-type="float">
            <text:p>155,634499881</text:p>
          </table:table-cell>
          <table:table-cell table:formula="of:=COS([.F2480])" office:value-type="float" office:value="0.125333057135737" calcext:value-type="float">
            <text:p>0,1253330571</text:p>
          </table:table-cell>
          <table:table-cell table:formula="of:=SIN([.F2480])" office:value-type="float" office:value="-0.992114723602573" calcext:value-type="float">
            <text:p>-0,9921147236</text:p>
          </table:table-cell>
        </table:table-row>
        <table:table-row table:style-name="ro1">
          <table:table-cell table:number-columns-repeated="5"/>
          <table:table-cell table:formula="of:=[.F2480]+3.14159265/50" office:value-type="float" office:value="155.697331734008" calcext:value-type="float">
            <text:p>155,697331734</text:p>
          </table:table-cell>
          <table:table-cell table:formula="of:=COS([.F2481])" office:value-type="float" office:value="0.187381139834261" calcext:value-type="float">
            <text:p>0,1873811398</text:p>
          </table:table-cell>
          <table:table-cell table:formula="of:=SIN([.F2481])" office:value-type="float" office:value="-0.982287284064297" calcext:value-type="float">
            <text:p>-0,9822872841</text:p>
          </table:table-cell>
        </table:table-row>
        <table:table-row table:style-name="ro1">
          <table:table-cell table:number-columns-repeated="5"/>
          <table:table-cell table:formula="of:=[.F2481]+3.14159265/50" office:value-type="float" office:value="155.760163587008" calcext:value-type="float">
            <text:p>155,760163587</text:p>
          </table:table-cell>
          <table:table-cell table:formula="of:=COS([.F2482])" office:value-type="float" office:value="0.248689714781849" calcext:value-type="float">
            <text:p>0,2486897148</text:p>
          </table:table-cell>
          <table:table-cell table:formula="of:=SIN([.F2482])" office:value-type="float" office:value="-0.968583205389048" calcext:value-type="float">
            <text:p>-0,9685832054</text:p>
          </table:table-cell>
        </table:table-row>
        <table:table-row table:style-name="ro1">
          <table:table-cell table:number-columns-repeated="5"/>
          <table:table-cell table:formula="of:=[.F2482]+3.14159265/50" office:value-type="float" office:value="155.822995440008" calcext:value-type="float">
            <text:p>155,82299544</text:p>
          </table:table-cell>
          <table:table-cell table:formula="of:=COS([.F2483])" office:value-type="float" office:value="0.309016825042958" calcext:value-type="float">
            <text:p>0,309016825</text:p>
          </table:table-cell>
          <table:table-cell table:formula="of:=SIN([.F2483])" office:value-type="float" office:value="-0.951056571314435" calcext:value-type="float">
            <text:p>-0,9510565713</text:p>
          </table:table-cell>
        </table:table-row>
        <table:table-row table:style-name="ro1">
          <table:table-cell table:number-columns-repeated="5"/>
          <table:table-cell table:formula="of:=[.F2483]+3.14159265/50" office:value-type="float" office:value="155.885827293008" calcext:value-type="float">
            <text:p>155,885827293</text:p>
          </table:table-cell>
          <table:table-cell table:formula="of:=COS([.F2484])" office:value-type="float" office:value="0.368124387074767" calcext:value-type="float">
            <text:p>0,3681243871</text:p>
          </table:table-cell>
          <table:table-cell table:formula="of:=SIN([.F2484])" office:value-type="float" office:value="-0.929776551457836" calcext:value-type="float">
            <text:p>-0,9297765515</text:p>
          </table:table-cell>
        </table:table-row>
        <table:table-row table:style-name="ro1">
          <table:table-cell table:number-columns-repeated="5"/>
          <table:table-cell table:formula="of:=[.F2484]+3.14159265/50" office:value-type="float" office:value="155.948659146008" calcext:value-type="float">
            <text:p>155,948659146</text:p>
          </table:table-cell>
          <table:table-cell table:formula="of:=COS([.F2485])" office:value-type="float" office:value="0.425779130334146" calcext:value-type="float">
            <text:p>0,4257791303</text:p>
          </table:table-cell>
          <table:table-cell table:formula="of:=SIN([.F2485])" office:value-type="float" office:value="-0.904827128335517" calcext:value-type="float">
            <text:p>-0,9048271283</text:p>
          </table:table-cell>
        </table:table-row>
        <table:table-row table:style-name="ro1">
          <table:table-cell table:number-columns-repeated="5"/>
          <table:table-cell table:formula="of:=[.F2485]+3.14159265/50" office:value-type="float" office:value="156.011490999008" calcext:value-type="float">
            <text:p>156,011490999</text:p>
          </table:table-cell>
          <table:table-cell table:formula="of:=COS([.F2486])" office:value-type="float" office:value="0.481753517889916" calcext:value-type="float">
            <text:p>0,4817535179</text:p>
          </table:table-cell>
          <table:table-cell table:formula="of:=SIN([.F2486])" office:value-type="float" office:value="-0.876306765922009" calcext:value-type="float">
            <text:p>-0,8763067659</text:p>
          </table:table-cell>
        </table:table-row>
        <table:table-row table:style-name="ro1">
          <table:table-cell table:number-columns-repeated="5"/>
          <table:table-cell table:formula="of:=[.F2486]+3.14159265/50" office:value-type="float" office:value="156.074322852008" calcext:value-type="float">
            <text:p>156,074322852</text:p>
          </table:table-cell>
          <table:table-cell table:formula="of:=COS([.F2487])" office:value-type="float" office:value="0.535826644407165" calcext:value-type="float">
            <text:p>0,5358266444</text:p>
          </table:table-cell>
          <table:table-cell table:formula="of:=SIN([.F2487])" office:value-type="float" office:value="-0.844328021057786" calcext:value-type="float">
            <text:p>-0,8443280211</text:p>
          </table:table-cell>
        </table:table-row>
        <table:table-row table:style-name="ro1">
          <table:table-cell table:number-columns-repeated="5"/>
          <table:table-cell table:formula="of:=[.F2487]+3.14159265/50" office:value-type="float" office:value="156.137154705008" calcext:value-type="float">
            <text:p>156,137154705</text:p>
          </table:table-cell>
          <table:table-cell table:formula="of:=COS([.F2488])" office:value-type="float" office:value="0.587785107959678" calcext:value-type="float">
            <text:p>0,587785108</text:p>
          </table:table-cell>
          <table:table-cell table:formula="of:=SIN([.F2488])" office:value-type="float" office:value="-0.809017099238842" calcext:value-type="float">
            <text:p>-0,8090170992</text:p>
          </table:table-cell>
        </table:table-row>
        <table:table-row table:style-name="ro1">
          <table:table-cell table:number-columns-repeated="5"/>
          <table:table-cell table:formula="of:=[.F2488]+3.14159265/50" office:value-type="float" office:value="156.199986558008" calcext:value-type="float">
            <text:p>156,199986558</text:p>
          </table:table-cell>
          <table:table-cell table:formula="of:=COS([.F2489])" office:value-type="float" office:value="0.637423852229845" calcext:value-type="float">
            <text:p>0,6374238522</text:p>
          </table:table-cell>
          <table:table-cell table:formula="of:=SIN([.F2489])" office:value-type="float" office:value="-0.770513356541251" calcext:value-type="float">
            <text:p>-0,7705133565</text:p>
          </table:table-cell>
        </table:table-row>
        <table:table-row table:style-name="ro1">
          <table:table-cell table:number-columns-repeated="5"/>
          <table:table-cell table:formula="of:=[.F2489]+3.14159265/50" office:value-type="float" office:value="156.262818411008" calcext:value-type="float">
            <text:p>156,262818411</text:p>
          </table:table-cell>
          <table:table-cell table:formula="of:=COS([.F2490])" office:value-type="float" office:value="0.684546975772266" calcext:value-type="float">
            <text:p>0,6845469758</text:p>
          </table:table-cell>
          <table:table-cell table:formula="of:=SIN([.F2490])" office:value-type="float" office:value="-0.728968749646406" calcext:value-type="float">
            <text:p>-0,7289687496</text:p>
          </table:table-cell>
        </table:table-row>
        <table:table-row table:style-name="ro1">
          <table:table-cell table:number-columns-repeated="5"/>
          <table:table-cell table:formula="of:=[.F2490]+3.14159265/50" office:value-type="float" office:value="156.325650264008" calcext:value-type="float">
            <text:p>156,325650264</text:p>
          </table:table-cell>
          <table:table-cell table:formula="of:=COS([.F2491])" office:value-type="float" office:value="0.72896850514725" calcext:value-type="float">
            <text:p>0,7289685051</text:p>
          </table:table-cell>
          <table:table-cell table:formula="of:=SIN([.F2491])" office:value-type="float" office:value="-0.684547236137422" calcext:value-type="float">
            <text:p>-0,6845472361</text:p>
          </table:table-cell>
        </table:table-row>
        <table:table-row table:style-name="ro1">
          <table:table-cell table:number-columns-repeated="5"/>
          <table:table-cell table:formula="of:=[.F2491]+3.14159265/50" office:value-type="float" office:value="156.388482117008" calcext:value-type="float">
            <text:p>156,388482117</text:p>
          </table:table-cell>
          <table:table-cell table:formula="of:=COS([.F2492])" office:value-type="float" office:value="0.770513128873021" calcext:value-type="float">
            <text:p>0,7705131289</text:p>
          </table:table-cell>
          <table:table-cell table:formula="of:=SIN([.F2492])" office:value-type="float" office:value="-0.637424127433459" calcext:value-type="float">
            <text:p>-0,6374241274</text:p>
          </table:table-cell>
        </table:table-row>
        <table:table-row table:style-name="ro1">
          <table:table-cell table:number-columns-repeated="5"/>
          <table:table-cell table:formula="of:=[.F2492]+3.14159265/50" office:value-type="float" office:value="156.451313970008" calcext:value-type="float">
            <text:p>156,45131397</text:p>
          </table:table-cell>
          <table:table-cell table:formula="of:=COS([.F2493])" office:value-type="float" office:value="0.809016889300042" calcext:value-type="float">
            <text:p>0,8090168893</text:p>
          </table:table-cell>
          <table:table-cell table:formula="of:=SIN([.F2493])" office:value-type="float" office:value="-0.587785396915647" calcext:value-type="float">
            <text:p>-0,5877853969</text:p>
          </table:table-cell>
        </table:table-row>
        <table:table-row table:style-name="ro1">
          <table:table-cell table:number-columns-repeated="5"/>
          <table:table-cell table:formula="of:=[.F2493]+3.14159265/50" office:value-type="float" office:value="156.514145823008" calcext:value-type="float">
            <text:p>156,514145823</text:p>
          </table:table-cell>
          <table:table-cell table:formula="of:=COS([.F2494])" office:value-type="float" office:value="0.844327829676948" calcext:value-type="float">
            <text:p>0,8443278297</text:p>
          </table:table-cell>
          <table:table-cell table:formula="of:=SIN([.F2494])" office:value-type="float" office:value="-0.535826945975112" calcext:value-type="float">
            <text:p>-0,535826946</text:p>
          </table:table-cell>
        </table:table-row>
        <table:table-row table:style-name="ro1">
          <table:table-cell table:number-columns-repeated="5"/>
          <table:table-cell table:formula="of:=[.F2494]+3.14159265/50" office:value-type="float" office:value="156.576977676008" calcext:value-type="float">
            <text:p>156,576977676</text:p>
          </table:table-cell>
          <table:table-cell table:formula="of:=COS([.F2495])" office:value-type="float" office:value="0.876306593854424" calcext:value-type="float">
            <text:p>0,8763065939</text:p>
          </table:table-cell>
          <table:table-cell table:formula="of:=SIN([.F2495])" office:value-type="float" office:value="-0.48175383087969" calcext:value-type="float">
            <text:p>-0,4817538309</text:p>
          </table:table-cell>
        </table:table-row>
        <table:table-row table:style-name="ro1">
          <table:table-cell table:number-columns-repeated="5"/>
          <table:table-cell table:formula="of:=[.F2495]+3.14159265/50" office:value-type="float" office:value="156.639809529008" calcext:value-type="float">
            <text:p>156,639809529</text:p>
          </table:table-cell>
          <table:table-cell table:formula="of:=COS([.F2496])" office:value-type="float" office:value="0.904826976260259" calcext:value-type="float">
            <text:p>0,9048269763</text:p>
          </table:table-cell>
          <table:table-cell table:formula="of:=SIN([.F2496])" office:value-type="float" office:value="-0.425779453510519" calcext:value-type="float">
            <text:p>-0,4257794535</text:p>
          </table:table-cell>
        </table:table-row>
        <table:table-row table:style-name="ro1">
          <table:table-cell table:number-columns-repeated="5"/>
          <table:table-cell table:formula="of:=[.F2496]+3.14159265/50" office:value-type="float" office:value="156.702641382008" calcext:value-type="float">
            <text:p>156,702641382</text:p>
          </table:table-cell>
          <table:table-cell table:formula="of:=COS([.F2497])" office:value-type="float" office:value="0.929776419975077" calcext:value-type="float">
            <text:p>0,92977642</text:p>
          </table:table-cell>
          <table:table-cell table:formula="of:=SIN([.F2497])" office:value-type="float" office:value="-0.36812471916231" calcext:value-type="float">
            <text:p>-0,3681247192</text:p>
          </table:table-cell>
        </table:table-row>
        <table:table-row table:style-name="ro1">
          <table:table-cell table:number-columns-repeated="5"/>
          <table:table-cell table:formula="of:=[.F2497]+3.14159265/50" office:value-type="float" office:value="156.765473235008" calcext:value-type="float">
            <text:p>156,765473235</text:p>
          </table:table-cell>
          <table:table-cell table:formula="of:=COS([.F2498])" office:value-type="float" office:value="0.951056460943076" calcext:value-type="float">
            <text:p>0,9510564609</text:p>
          </table:table-cell>
          <table:table-cell table:formula="of:=SIN([.F2498])" office:value-type="float" office:value="-0.309017164731072" calcext:value-type="float">
            <text:p>-0,3090171647</text:p>
          </table:table-cell>
        </table:table-row>
        <table:table-row table:style-name="ro1">
          <table:table-cell table:number-columns-repeated="5"/>
          <table:table-cell table:formula="of:=[.F2498]+3.14159265/50" office:value-type="float" office:value="156.828305088008" calcext:value-type="float">
            <text:p>156,828305088</text:p>
          </table:table-cell>
          <table:table-cell table:formula="of:=COS([.F2499])" office:value-type="float" office:value="0.968583116564675" calcext:value-type="float">
            <text:p>0,9685831166</text:p>
          </table:table-cell>
          <table:table-cell table:formula="of:=SIN([.F2499])" office:value-type="float" office:value="-0.248690060729941" calcext:value-type="float">
            <text:p>-0,2486900607</text:p>
          </table:table-cell>
        </table:table-row>
        <table:table-row table:style-name="ro1">
          <table:table-cell table:number-columns-repeated="5"/>
          <table:table-cell table:formula="of:=[.F2499]+3.14159265/50" office:value-type="float" office:value="156.891136941008" calcext:value-type="float">
            <text:p>156,891136941</text:p>
          </table:table-cell>
          <table:table-cell table:formula="of:=COS([.F2500])" office:value-type="float" office:value="0.982287217137459" calcext:value-type="float">
            <text:p>0,9822872171</text:p>
          </table:table-cell>
          <table:table-cell table:formula="of:=SIN([.F2500])" office:value-type="float" office:value="-0.187381490677033" calcext:value-type="float">
            <text:p>-0,1873814907</text:p>
          </table:table-cell>
        </table:table-row>
        <table:table-row table:style-name="ro1">
          <table:table-cell table:number-columns-repeated="5"/>
          <table:table-cell table:formula="of:=[.F2500]+3.14159265/50" office:value-type="float" office:value="156.953968794008" calcext:value-type="float">
            <text:p>156,953968794</text:p>
          </table:table-cell>
          <table:table-cell table:formula="of:=COS([.F2501])" office:value-type="float" office:value="0.9921146788374" calcext:value-type="float">
            <text:p>0,9921146788</text:p>
          </table:table-cell>
          <table:table-cell table:formula="of:=SIN([.F2501])" office:value-type="float" office:value="-0.125333411488571" calcext:value-type="float">
            <text:p>-0,1253334115</text:p>
          </table:table-cell>
        </table:table-row>
        <table:table-row table:style-name="ro1">
          <table:table-cell table:number-columns-repeated="5"/>
          <table:table-cell table:formula="of:=[.F2501]+3.14159265/50" office:value-type="float" office:value="157.016800647008" calcext:value-type="float">
            <text:p>157,016800647</text:p>
          </table:table-cell>
          <table:table-cell table:formula="of:=COS([.F2502])" office:value-type="float" office:value="0.998026717162996" calcext:value-type="float">
            <text:p>0,9980267172</text:p>
          </table:table-cell>
          <table:table-cell table:formula="of:=SIN([.F2502])" office:value-type="float" office:value="-0.0627906985854829" calcext:value-type="float">
            <text:p>-0,0627906986</text:p>
          </table:table-cell>
        </table:table-row>
        <table:table-row table:style-name="ro1">
          <table:table-cell table:number-columns-repeated="5"/>
          <table:table-cell table:formula="of:=[.F2502]+3.14159265/50" office:value-type="float" office:value="157.079632500008" calcext:value-type="float">
            <text:p>157,0796325</text:p>
          </table:table-cell>
          <table:table-cell table:formula="of:=COS([.F2503])" office:value-type="float" office:value="0.999999999999984" calcext:value-type="float">
            <text:p>1</text:p>
          </table:table-cell>
          <table:table-cell table:formula="of:=SIN([.F2503])" office:value-type="float" office:value="-0.000000179481985624139" calcext:value-type="float">
            <text:p>-1,79481985624139E-007</text:p>
          </table:table-cell>
        </table:table-row>
        <table:table-row table:style-name="ro1">
          <table:table-cell table:number-columns-repeated="5"/>
          <table:table-cell table:formula="of:=[.F2503]+3.14159265/50" office:value-type="float" office:value="157.142464353008" calcext:value-type="float">
            <text:p>157,142464353</text:p>
          </table:table-cell>
          <table:table-cell table:formula="of:=COS([.F2504])" office:value-type="float" office:value="0.99802673970253" calcext:value-type="float">
            <text:p>0,9980267397</text:p>
          </table:table-cell>
          <table:table-cell table:formula="of:=SIN([.F2504])" office:value-type="float" office:value="0.0627903403298451" calcext:value-type="float">
            <text:p>0,0627903403</text:p>
          </table:table-cell>
        </table:table-row>
        <table:table-row table:style-name="ro1">
          <table:table-cell table:number-columns-repeated="5"/>
          <table:table-cell table:formula="of:=[.F2504]+3.14159265/50" office:value-type="float" office:value="157.205296206008" calcext:value-type="float">
            <text:p>157,205296206</text:p>
          </table:table-cell>
          <table:table-cell table:formula="of:=COS([.F2505])" office:value-type="float" office:value="0.992114723827515" calcext:value-type="float">
            <text:p>0,9921147238</text:p>
          </table:table-cell>
          <table:table-cell table:formula="of:=SIN([.F2505])" office:value-type="float" office:value="0.125333055355138" calcext:value-type="float">
            <text:p>0,1253330554</text:p>
          </table:table-cell>
        </table:table-row>
        <table:table-row table:style-name="ro1">
          <table:table-cell table:number-columns-repeated="5"/>
          <table:table-cell table:formula="of:=[.F2505]+3.14159265/50" office:value-type="float" office:value="157.268128059008" calcext:value-type="float">
            <text:p>157,268128059</text:p>
          </table:table-cell>
          <table:table-cell table:formula="of:=COS([.F2506])" office:value-type="float" office:value="0.982287284400599" calcext:value-type="float">
            <text:p>0,9822872844</text:p>
          </table:table-cell>
          <table:table-cell table:formula="of:=SIN([.F2506])" office:value-type="float" office:value="0.1873811380713" calcext:value-type="float">
            <text:p>0,1873811381</text:p>
          </table:table-cell>
        </table:table-row>
        <table:table-row table:style-name="ro1">
          <table:table-cell table:number-columns-repeated="5"/>
          <table:table-cell table:formula="of:=[.F2506]+3.14159265/50" office:value-type="float" office:value="157.330959912008" calcext:value-type="float">
            <text:p>157,330959912</text:p>
          </table:table-cell>
          <table:table-cell table:formula="of:=COS([.F2507])" office:value-type="float" office:value="0.968583205835384" calcext:value-type="float">
            <text:p>0,9685832058</text:p>
          </table:table-cell>
          <table:table-cell table:formula="of:=SIN([.F2507])" office:value-type="float" office:value="0.248689713043483" calcext:value-type="float">
            <text:p>0,248689713</text:p>
          </table:table-cell>
        </table:table-row>
        <table:table-row table:style-name="ro1">
          <table:table-cell table:number-columns-repeated="5"/>
          <table:table-cell table:formula="of:=[.F2507]+3.14159265/50" office:value-type="float" office:value="157.393791765008" calcext:value-type="float">
            <text:p>157,393791765</text:p>
          </table:table-cell>
          <table:table-cell table:formula="of:=COS([.F2508])" office:value-type="float" office:value="0.951056571869044" calcext:value-type="float">
            <text:p>0,9510565719</text:p>
          </table:table-cell>
          <table:table-cell table:formula="of:=SIN([.F2508])" office:value-type="float" office:value="0.309016823336048" calcext:value-type="float">
            <text:p>0,3090168233</text:p>
          </table:table-cell>
        </table:table-row>
        <table:table-row table:style-name="ro1">
          <table:table-cell table:number-columns-repeated="5"/>
          <table:table-cell table:formula="of:=[.F2508]+3.14159265/50" office:value-type="float" office:value="157.456623618008" calcext:value-type="float">
            <text:p>157,456623618</text:p>
          </table:table-cell>
          <table:table-cell table:formula="of:=COS([.F2509])" office:value-type="float" office:value="0.929776552118528" calcext:value-type="float">
            <text:p>0,9297765521</text:p>
          </table:table-cell>
          <table:table-cell table:formula="of:=SIN([.F2509])" office:value-type="float" office:value="0.36812438540605" calcext:value-type="float">
            <text:p>0,3681243854</text:p>
          </table:table-cell>
        </table:table-row>
        <table:table-row table:style-name="ro1">
          <table:table-cell table:number-columns-repeated="5"/>
          <table:table-cell table:formula="of:=[.F2509]+3.14159265/50" office:value-type="float" office:value="157.519455471008" calcext:value-type="float">
            <text:p>157,519455471</text:p>
          </table:table-cell>
          <table:table-cell table:formula="of:=COS([.F2510])" office:value-type="float" office:value="0.904827129099684" calcext:value-type="float">
            <text:p>0,9048271291</text:p>
          </table:table-cell>
          <table:table-cell table:formula="of:=SIN([.F2510])" office:value-type="float" office:value="0.425779128710207" calcext:value-type="float">
            <text:p>0,4257791287</text:p>
          </table:table-cell>
        </table:table-row>
        <table:table-row table:style-name="ro1">
          <table:table-cell table:number-columns-repeated="5"/>
          <table:table-cell table:formula="of:=[.F2510]+3.14159265/50" office:value-type="float" office:value="157.582287324008" calcext:value-type="float">
            <text:p>157,582287324</text:p>
          </table:table-cell>
          <table:table-cell table:formula="of:=COS([.F2511])" office:value-type="float" office:value="0.876306766786636" calcext:value-type="float">
            <text:p>0,8763067668</text:p>
          </table:table-cell>
          <table:table-cell table:formula="of:=SIN([.F2511])" office:value-type="float" office:value="0.481753516317164" calcext:value-type="float">
            <text:p>0,4817535163</text:p>
          </table:table-cell>
        </table:table-row>
        <table:table-row table:style-name="ro1">
          <table:table-cell table:number-columns-repeated="5"/>
          <table:table-cell table:formula="of:=[.F2511]+3.14159265/50" office:value-type="float" office:value="157.645119177008" calcext:value-type="float">
            <text:p>157,645119177</text:p>
          </table:table-cell>
          <table:table-cell table:formula="of:=COS([.F2512])" office:value-type="float" office:value="0.844328022019462" calcext:value-type="float">
            <text:p>0,844328022</text:p>
          </table:table-cell>
          <table:table-cell table:formula="of:=SIN([.F2512])" office:value-type="float" office:value="0.535826642891806" calcext:value-type="float">
            <text:p>0,5358266429</text:p>
          </table:table-cell>
        </table:table-row>
        <table:table-row table:style-name="ro1">
          <table:table-cell table:number-columns-repeated="5"/>
          <table:table-cell table:formula="of:=[.F2512]+3.14159265/50" office:value-type="float" office:value="157.707951030008" calcext:value-type="float">
            <text:p>157,70795103</text:p>
          </table:table-cell>
          <table:table-cell table:formula="of:=COS([.F2513])" office:value-type="float" office:value="0.80901710029377" calcext:value-type="float">
            <text:p>0,8090171003</text:p>
          </table:table-cell>
          <table:table-cell table:formula="of:=SIN([.F2513])" office:value-type="float" office:value="0.587785106507693" calcext:value-type="float">
            <text:p>0,5877851065</text:p>
          </table:table-cell>
        </table:table-row>
        <table:table-row table:style-name="ro1">
          <table:table-cell table:number-columns-repeated="5"/>
          <table:table-cell table:formula="of:=[.F2513]+3.14159265/50" office:value-type="float" office:value="157.770782883008" calcext:value-type="float">
            <text:p>157,770782883</text:p>
          </table:table-cell>
          <table:table-cell table:formula="of:=COS([.F2514])" office:value-type="float" office:value="0.770513357685268" calcext:value-type="float">
            <text:p>0,7705133577</text:p>
          </table:table-cell>
          <table:table-cell table:formula="of:=SIN([.F2514])" office:value-type="float" office:value="0.637423850846966" calcext:value-type="float">
            <text:p>0,6374238508</text:p>
          </table:table-cell>
        </table:table-row>
        <table:table-row table:style-name="ro1">
          <table:table-cell table:number-columns-repeated="5"/>
          <table:table-cell table:formula="of:=[.F2514]+3.14159265/50" office:value-type="float" office:value="157.833614736008" calcext:value-type="float">
            <text:p>157,833614736</text:p>
          </table:table-cell>
          <table:table-cell table:formula="of:=COS([.F2515])" office:value-type="float" office:value="0.728968750874997" calcext:value-type="float">
            <text:p>0,7289687509</text:p>
          </table:table-cell>
          <table:table-cell table:formula="of:=SIN([.F2515])" office:value-type="float" office:value="0.684546974463949" calcext:value-type="float">
            <text:p>0,6845469745</text:p>
          </table:table-cell>
        </table:table-row>
        <table:table-row table:style-name="ro1">
          <table:table-cell table:number-columns-repeated="5"/>
          <table:table-cell table:formula="of:=[.F2515]+3.14159265/50" office:value-type="float" office:value="157.896446589008" calcext:value-type="float">
            <text:p>157,896446589</text:p>
          </table:table-cell>
          <table:table-cell table:formula="of:=COS([.F2516])" office:value-type="float" office:value="0.684547237445739" calcext:value-type="float">
            <text:p>0,6845472374</text:p>
          </table:table-cell>
          <table:table-cell table:formula="of:=SIN([.F2516])" office:value-type="float" office:value="0.728968503918658" calcext:value-type="float">
            <text:p>0,7289685039</text:p>
          </table:table-cell>
        </table:table-row>
        <table:table-row table:style-name="ro1">
          <table:table-cell table:number-columns-repeated="5"/>
          <table:table-cell table:formula="of:=[.F2516]+3.14159265/50" office:value-type="float" office:value="157.959278442008" calcext:value-type="float">
            <text:p>157,959278442</text:p>
          </table:table-cell>
          <table:table-cell table:formula="of:=COS([.F2517])" office:value-type="float" office:value="0.637424128816339" calcext:value-type="float">
            <text:p>0,6374241288</text:p>
          </table:table-cell>
          <table:table-cell table:formula="of:=SIN([.F2517])" office:value-type="float" office:value="0.770513127729004" calcext:value-type="float">
            <text:p>0,7705131277</text:p>
          </table:table-cell>
        </table:table-row>
        <table:table-row table:style-name="ro1">
          <table:table-cell table:number-columns-repeated="5"/>
          <table:table-cell table:formula="of:=[.F2517]+3.14159265/50" office:value-type="float" office:value="158.022110295008" calcext:value-type="float">
            <text:p>158,022110295</text:p>
          </table:table-cell>
          <table:table-cell table:formula="of:=COS([.F2518])" office:value-type="float" office:value="0.587785398367631" calcext:value-type="float">
            <text:p>0,5877853984</text:p>
          </table:table-cell>
          <table:table-cell table:formula="of:=SIN([.F2518])" office:value-type="float" office:value="0.809016888245113" calcext:value-type="float">
            <text:p>0,8090168882</text:p>
          </table:table-cell>
        </table:table-row>
        <table:table-row table:style-name="ro1">
          <table:table-cell table:number-columns-repeated="5"/>
          <table:table-cell table:formula="of:=[.F2518]+3.14159265/50" office:value-type="float" office:value="158.084942148008" calcext:value-type="float">
            <text:p>158,084942148</text:p>
          </table:table-cell>
          <table:table-cell table:formula="of:=COS([.F2519])" office:value-type="float" office:value="0.53582694749047" calcext:value-type="float">
            <text:p>0,5358269475</text:p>
          </table:table-cell>
          <table:table-cell table:formula="of:=SIN([.F2519])" office:value-type="float" office:value="0.844327828715272" calcext:value-type="float">
            <text:p>0,8443278287</text:p>
          </table:table-cell>
        </table:table-row>
        <table:table-row table:style-name="ro1">
          <table:table-cell table:number-columns-repeated="5"/>
          <table:table-cell table:formula="of:=[.F2519]+3.14159265/50" office:value-type="float" office:value="158.147774001008" calcext:value-type="float">
            <text:p>158,147774001</text:p>
          </table:table-cell>
          <table:table-cell table:formula="of:=COS([.F2520])" office:value-type="float" office:value="0.481753832452442" calcext:value-type="float">
            <text:p>0,4817538325</text:p>
          </table:table-cell>
          <table:table-cell table:formula="of:=SIN([.F2520])" office:value-type="float" office:value="0.876306592989796" calcext:value-type="float">
            <text:p>0,876306593</text:p>
          </table:table-cell>
        </table:table-row>
        <table:table-row table:style-name="ro1">
          <table:table-cell table:number-columns-repeated="5"/>
          <table:table-cell table:formula="of:=[.F2520]+3.14159265/50" office:value-type="float" office:value="158.210605854008" calcext:value-type="float">
            <text:p>158,210605854</text:p>
          </table:table-cell>
          <table:table-cell table:formula="of:=COS([.F2521])" office:value-type="float" office:value="0.425779455134458" calcext:value-type="float">
            <text:p>0,4257794551</text:p>
          </table:table-cell>
          <table:table-cell table:formula="of:=SIN([.F2521])" office:value-type="float" office:value="0.904826975496091" calcext:value-type="float">
            <text:p>0,9048269755</text:p>
          </table:table-cell>
        </table:table-row>
        <table:table-row table:style-name="ro1">
          <table:table-cell table:number-columns-repeated="5"/>
          <table:table-cell table:formula="of:=[.F2521]+3.14159265/50" office:value-type="float" office:value="158.273437707008" calcext:value-type="float">
            <text:p>158,273437707</text:p>
          </table:table-cell>
          <table:table-cell table:formula="of:=COS([.F2522])" office:value-type="float" office:value="0.368124720831027" calcext:value-type="float">
            <text:p>0,3681247208</text:p>
          </table:table-cell>
          <table:table-cell table:formula="of:=SIN([.F2522])" office:value-type="float" office:value="0.929776419314385" calcext:value-type="float">
            <text:p>0,9297764193</text:p>
          </table:table-cell>
        </table:table-row>
        <table:table-row table:style-name="ro1">
          <table:table-cell table:number-columns-repeated="5"/>
          <table:table-cell table:formula="of:=[.F2522]+3.14159265/50" office:value-type="float" office:value="158.336269560008" calcext:value-type="float">
            <text:p>158,33626956</text:p>
          </table:table-cell>
          <table:table-cell table:formula="of:=COS([.F2523])" office:value-type="float" office:value="0.309017166437982" calcext:value-type="float">
            <text:p>0,3090171664</text:p>
          </table:table-cell>
          <table:table-cell table:formula="of:=SIN([.F2523])" office:value-type="float" office:value="0.951056460388467" calcext:value-type="float">
            <text:p>0,9510564604</text:p>
          </table:table-cell>
        </table:table-row>
        <table:table-row table:style-name="ro1">
          <table:table-cell table:number-columns-repeated="5"/>
          <table:table-cell table:formula="of:=[.F2523]+3.14159265/50" office:value-type="float" office:value="158.399101413008" calcext:value-type="float">
            <text:p>158,399101413</text:p>
          </table:table-cell>
          <table:table-cell table:formula="of:=COS([.F2524])" office:value-type="float" office:value="0.248690062468307" calcext:value-type="float">
            <text:p>0,2486900625</text:p>
          </table:table-cell>
          <table:table-cell table:formula="of:=SIN([.F2524])" office:value-type="float" office:value="0.968583116118338" calcext:value-type="float">
            <text:p>0,9685831161</text:p>
          </table:table-cell>
        </table:table-row>
        <table:table-row table:style-name="ro1">
          <table:table-cell table:number-columns-repeated="5"/>
          <table:table-cell table:formula="of:=[.F2524]+3.14159265/50" office:value-type="float" office:value="158.461933266008" calcext:value-type="float">
            <text:p>158,461933266</text:p>
          </table:table-cell>
          <table:table-cell table:formula="of:=COS([.F2525])" office:value-type="float" office:value="0.187381492439994" calcext:value-type="float">
            <text:p>0,1873814924</text:p>
          </table:table-cell>
          <table:table-cell table:formula="of:=SIN([.F2525])" office:value-type="float" office:value="0.982287216801156" calcext:value-type="float">
            <text:p>0,9822872168</text:p>
          </table:table-cell>
        </table:table-row>
        <table:table-row table:style-name="ro1">
          <table:table-cell table:number-columns-repeated="5"/>
          <table:table-cell table:formula="of:=[.F2525]+3.14159265/50" office:value-type="float" office:value="158.524765119008" calcext:value-type="float">
            <text:p>158,524765119</text:p>
          </table:table-cell>
          <table:table-cell table:formula="of:=COS([.F2526])" office:value-type="float" office:value="0.12533341326917" calcext:value-type="float">
            <text:p>0,1253334133</text:p>
          </table:table-cell>
          <table:table-cell table:formula="of:=SIN([.F2526])" office:value-type="float" office:value="0.992114678612457" calcext:value-type="float">
            <text:p>0,9921146786</text:p>
          </table:table-cell>
        </table:table-row>
        <table:table-row table:style-name="ro1">
          <table:table-cell table:number-columns-repeated="5"/>
          <table:table-cell table:formula="of:=[.F2526]+3.14159265/50" office:value-type="float" office:value="158.587596972008" calcext:value-type="float">
            <text:p>158,587596972</text:p>
          </table:table-cell>
          <table:table-cell table:formula="of:=COS([.F2527])" office:value-type="float" office:value="0.0627907003766924" calcext:value-type="float">
            <text:p>0,0627907004</text:p>
          </table:table-cell>
          <table:table-cell table:formula="of:=SIN([.F2527])" office:value-type="float" office:value="0.998026717050302" calcext:value-type="float">
            <text:p>0,9980267171</text:p>
          </table:table-cell>
        </table:table-row>
        <table:table-row table:style-name="ro1">
          <table:table-cell table:number-columns-repeated="5"/>
          <table:table-cell table:formula="of:=[.F2527]+3.14159265/50" office:value-type="float" office:value="158.650428825008" calcext:value-type="float">
            <text:p>158,650428825</text:p>
          </table:table-cell>
          <table:table-cell table:formula="of:=COS([.F2528])" office:value-type="float" office:value="0.000000181276736699844" calcext:value-type="float">
            <text:p>1,81276736699844E-007</text:p>
          </table:table-cell>
          <table:table-cell table:formula="of:=SIN([.F2528])" office:value-type="float" office:value="0.999999999999984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10:33:40.036266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33:42.049371076</meta:creation-date>
    <meta:editing-duration>PT9M23S</meta:editing-duration>
    <meta:editing-cycles>2</meta:editing-cycles>
    <meta:generator>LibreOffice/4.4.5.2$Linux_X86_64 LibreOffice_project/40m0$Build-2</meta:generator>
    <dc:date>2015-10-16T11:12:47.869494194</dc:date>
    <meta:document-statistic meta:table-count="1" meta:cell-count="8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07cm" svg:height="22.804cm" xlink:href=".." xlink:type="simple" chart:class="chart:scatter" chart:style-name="ch1">
        <chart:legend chart:legend-position="end" svg:x="22.148cm" svg:y="10.85cm" style:legend-expansion="high" chart:style-name="ch2"/>
        <chart:plot-area chart:style-name="ch3" table:cell-range-address="Feuille1.A1:Feuille1.B200 Feuille1.H4:Feuille1.H181" svg:x="0.49cm" svg:y="0.456cm" svg:width="21.168cm" svg:height="21.892cm">
          <chartooo:coordinate-region svg:x="0.784cm" svg:y="0.657cm" svg:width="20.631cm" svg:height="21.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200" chart:class="chart:scatter">
            <chart:domain table:cell-range-address="Feuille1.A1:Feuille1.A200"/>
            <chart:data-point chart:repeated="200"/>
          </chart:series>
          <chart:series chart:style-name="ch7" chart:values-cell-range-address="Feuille1.H4:Feuille1.H181" chart:class="chart:scatter">
            <chart:domain table:cell-range-address="Feuille1.G4:Feuille1.G181"/>
            <chart:data-point chart:repeated="1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">
                <text:p>0.22</text:p>
                <draw:g>
                  <svg:desc>Feuille1.A1:Feuille1.A200</svg:desc>
                </draw:g>
              </table:table-cell>
              <table:table-cell office:value-type="float" office:value="-0.82">
                <text:p>-0.82</text:p>
                <draw:g>
                  <svg:desc>Feuille1.B1:Feuille1.B200</svg:desc>
                </draw:g>
              </table:table-cell>
              <table:table-cell office:value-type="float" office:value="0.99802672843278">
                <text:p>0.99802672843278</text:p>
                <draw:g>
                  <svg:desc>Feuille1.G4:Feuille1.G181</svg:desc>
                </draw:g>
              </table:table-cell>
              <table:table-cell office:value-type="float" office:value="0.0627905194576592">
                <text:p>0.0627905194576592</text:p>
                <draw:g>
                  <svg:desc>Feuille1.H4:Feuille1.H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-0.41">
                <text:p>-0.41</text:p>
              </table:table-cell>
              <table:table-cell office:value-type="float" office:value="0.992114701332475">
                <text:p>0.992114701332475</text:p>
              </table:table-cell>
              <table:table-cell office:value-type="float" office:value="0.125333233421845">
                <text:p>0.125333233421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8">
                <text:p>-0.88</text:p>
              </table:table-cell>
              <table:table-cell office:value-type="float" office:value="-0.98">
                <text:p>-0.98</text:p>
              </table:table-cell>
              <table:table-cell office:value-type="float" office:value="0.982287250769048">
                <text:p>0.982287250769048</text:p>
              </table:table-cell>
              <table:table-cell office:value-type="float" office:value="0.187381314374152">
                <text:p>0.187381314374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">
                <text:p>0.87</text:p>
              </table:table-cell>
              <table:table-cell office:value-type="float" office:value="0.95">
                <text:p>0.95</text:p>
              </table:table-cell>
              <table:table-cell office:value-type="float" office:value="0.968583161200051">
                <text:p>0.968583161200051</text:p>
              </table:table-cell>
              <table:table-cell office:value-type="float" office:value="0.248689886886694">
                <text:p>0.248689886886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8">
                <text:p>-0.48</text:p>
              </table:table-cell>
              <table:table-cell office:value-type="float" office:value="0.78">
                <text:p>0.78</text:p>
              </table:table-cell>
              <table:table-cell office:value-type="float" office:value="0.951056516406084">
                <text:p>0.951056516406084</text:p>
              </table:table-cell>
              <table:table-cell office:value-type="float" office:value="0.309016994033538">
                <text:p>0.309016994033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-0.46">
                <text:p>-0.46</text:p>
              </table:table-cell>
              <table:table-cell office:value-type="float" office:value="0.92977648604683">
                <text:p>0.92977648604683</text:p>
              </table:table-cell>
              <table:table-cell office:value-type="float" office:value="0.368124552284153">
                <text:p>0.368124552284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8">
                <text:p>-0.48</text:p>
              </table:table-cell>
              <table:table-cell office:value-type="float" office:value="-0.6">
                <text:p>-0.6</text:p>
              </table:table-cell>
              <table:table-cell office:value-type="float" office:value="0.904827052680004">
                <text:p>0.904827052680004</text:p>
              </table:table-cell>
              <table:table-cell office:value-type="float" office:value="0.425779291110333">
                <text:p>0.42577929111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0.8">
                <text:p>0.8</text:p>
              </table:table-cell>
              <table:table-cell office:value-type="float" office:value="0.876306680320567">
                <text:p>0.876306680320567</text:p>
              </table:table-cell>
              <table:table-cell office:value-type="float" office:value="0.481753673598394">
                <text:p>0.481753673598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">
                <text:p>0.92</text:p>
              </table:table-cell>
              <table:table-cell office:value-type="float" office:value="-0.69">
                <text:p>-0.69</text:p>
              </table:table-cell>
              <table:table-cell office:value-type="float" office:value="0.844327925848246">
                <text:p>0.844327925848246</text:p>
              </table:table-cell>
              <table:table-cell office:value-type="float" office:value="0.535826794433423">
                <text:p>0.535826794433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.51">
                <text:p>0.51</text:p>
              </table:table-cell>
              <table:table-cell office:value-type="float" office:value="0.809016994796953">
                <text:p>0.809016994796953</text:p>
              </table:table-cell>
              <table:table-cell office:value-type="float" office:value="0.587785251711633">
                <text:p>0.587785251711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92">
                <text:p>0.92</text:p>
              </table:table-cell>
              <table:table-cell office:value-type="float" office:value="0.770513243279198">
                <text:p>0.770513243279198</text:p>
              </table:table-cell>
              <table:table-cell office:value-type="float" office:value="0.637423989140174">
                <text:p>0.637423989140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9">
                <text:p>-0.59</text:p>
              </table:table-cell>
              <table:table-cell office:value-type="float" office:value="-0.91">
                <text:p>-0.91</text:p>
              </table:table-cell>
              <table:table-cell office:value-type="float" office:value="0.728968628011183">
                <text:p>0.728968628011183</text:p>
              </table:table-cell>
              <table:table-cell office:value-type="float" office:value="0.684547105300646">
                <text:p>0.684547105300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0.65">
                <text:p>0.65</text:p>
              </table:table-cell>
              <table:table-cell office:value-type="float" office:value="0.684547106609069">
                <text:p>0.684547106609069</text:p>
              </table:table-cell>
              <table:table-cell office:value-type="float" office:value="0.728968626782492">
                <text:p>0.728968626782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5">
                <text:p>-0.85</text:p>
              </table:table-cell>
              <table:table-cell office:value-type="float" office:value="-1">
                <text:p>-1</text:p>
              </table:table-cell>
              <table:table-cell office:value-type="float" office:value="0.637423990523165">
                <text:p>0.637423990523165</text:p>
              </table:table-cell>
              <table:table-cell office:value-type="float" office:value="0.770513242135088">
                <text:p>0.770513242135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0.62">
                <text:p>0.62</text:p>
              </table:table-cell>
              <table:table-cell office:value-type="float" office:value="0.587785253163734">
                <text:p>0.587785253163734</text:p>
              </table:table-cell>
              <table:table-cell office:value-type="float" office:value="0.809016993741939">
                <text:p>0.809016993741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0.535826795948904">
                <text:p>0.535826795948904</text:p>
              </table:table-cell>
              <table:table-cell office:value-type="float" office:value="0.844327924886493">
                <text:p>0.844327924886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0.481753675171273">
                <text:p>0.481753675171273</text:p>
              </table:table-cell>
              <table:table-cell office:value-type="float" office:value="0.876306679455869">
                <text:p>0.876306679455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4">
                <text:p>-0.24</text:p>
              </table:table-cell>
              <table:table-cell office:value-type="float" office:value="0.84">
                <text:p>0.84</text:p>
              </table:table-cell>
              <table:table-cell office:value-type="float" office:value="0.425779292734403">
                <text:p>0.425779292734403</text:p>
              </table:table-cell>
              <table:table-cell office:value-type="float" office:value="0.904827051915774">
                <text:p>0.904827051915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5">
                <text:p>-0.15</text:p>
              </table:table-cell>
              <table:table-cell office:value-type="float" office:value="-0.69">
                <text:p>-0.69</text:p>
              </table:table-cell>
              <table:table-cell office:value-type="float" office:value="0.368124553953005">
                <text:p>0.368124553953005</text:p>
              </table:table-cell>
              <table:table-cell office:value-type="float" office:value="0.929776485386085">
                <text:p>0.929776485386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6">
                <text:p>-0.96</text:p>
              </table:table-cell>
              <table:table-cell office:value-type="float" office:value="0.49">
                <text:p>0.49</text:p>
              </table:table-cell>
              <table:table-cell office:value-type="float" office:value="0.309016995740585">
                <text:p>0.309016995740585</text:p>
              </table:table-cell>
              <table:table-cell office:value-type="float" office:value="0.951056515851431">
                <text:p>0.951056515851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2">
                <text:p>-0.12</text:p>
              </table:table-cell>
              <table:table-cell office:value-type="float" office:value="-0.17">
                <text:p>-0.17</text:p>
              </table:table-cell>
              <table:table-cell office:value-type="float" office:value="0.2486898886252">
                <text:p>0.2486898886252</text:p>
              </table:table-cell>
              <table:table-cell office:value-type="float" office:value="0.968583160753678">
                <text:p>0.968583160753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-0.69">
                <text:p>-0.69</text:p>
              </table:table-cell>
              <table:table-cell office:value-type="float" office:value="0.187381316137256">
                <text:p>0.187381316137256</text:p>
              </table:table-cell>
              <table:table-cell office:value-type="float" office:value="0.982287250432718">
                <text:p>0.982287250432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">
                <text:p>0.94</text:p>
              </table:table-cell>
              <table:table-cell office:value-type="float" office:value="0.78">
                <text:p>0.78</text:p>
              </table:table-cell>
              <table:table-cell office:value-type="float" office:value="0.125333235202587">
                <text:p>0.125333235202587</text:p>
              </table:table-cell>
              <table:table-cell office:value-type="float" office:value="0.992114701107515">
                <text:p>0.992114701107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">
                <text:p>0.77</text:p>
              </table:table-cell>
              <table:table-cell office:value-type="float" office:value="-0.05">
                <text:p>-0.05</text:p>
              </table:table-cell>
              <table:table-cell office:value-type="float" office:value="0.0627905212490133">
                <text:p>0.0627905212490133</text:p>
              </table:table-cell>
              <table:table-cell office:value-type="float" office:value="0.998026728320077">
                <text:p>0.998026728320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">
                <text:p>0.94</text:p>
              </table:table-cell>
              <table:table-cell office:value-type="float" office:value="-0.24">
                <text:p>-0.24</text:p>
              </table:table-cell>
              <table:table-cell office:value-type="float" office:value="0.00000000179489584878699">
                <text:p>0.00000000179489584878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">
                <text:p>-0.25</text:p>
              </table:table-cell>
              <table:table-cell office:value-type="float" office:value="0.03">
                <text:p>0.03</text:p>
              </table:table-cell>
              <table:table-cell office:value-type="float" office:value="-0.0627905176663052">
                <text:p>-0.0627905176663052</text:p>
              </table:table-cell>
              <table:table-cell office:value-type="float" office:value="0.998026728545482">
                <text:p>0.9980267285454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">
                <text:p>-0.6</text:p>
              </table:table-cell>
              <table:table-cell office:value-type="float" office:value="0.27">
                <text:p>0.27</text:p>
              </table:table-cell>
              <table:table-cell office:value-type="float" office:value="-0.125333231641102">
                <text:p>-0.125333231641102</text:p>
              </table:table-cell>
              <table:table-cell office:value-type="float" office:value="0.992114701557435">
                <text:p>0.992114701557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">
                <text:p>0.52</text:p>
              </table:table-cell>
              <table:table-cell office:value-type="float" office:value="-0.61">
                <text:p>-0.61</text:p>
              </table:table-cell>
              <table:table-cell office:value-type="float" office:value="-0.187381312611049">
                <text:p>-0.187381312611049</text:p>
              </table:table-cell>
              <table:table-cell office:value-type="float" office:value="0.982287251105378">
                <text:p>0.982287251105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1">
                <text:p>-0.61</text:p>
              </table:table-cell>
              <table:table-cell office:value-type="float" office:value="0.48">
                <text:p>0.48</text:p>
              </table:table-cell>
              <table:table-cell office:value-type="float" office:value="-0.248689885148188">
                <text:p>-0.248689885148188</text:p>
              </table:table-cell>
              <table:table-cell office:value-type="float" office:value="0.968583161646423">
                <text:p>0.968583161646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7">
                <text:p>-0.97</text:p>
              </table:table-cell>
              <table:table-cell office:value-type="float" office:value="1">
                <text:p>1</text:p>
              </table:table-cell>
              <table:table-cell office:value-type="float" office:value="-0.309016992326491">
                <text:p>-0.309016992326491</text:p>
              </table:table-cell>
              <table:table-cell office:value-type="float" office:value="0.951056516960738">
                <text:p>0.951056516960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">
                <text:p>0.44</text:p>
              </table:table-cell>
              <table:table-cell office:value-type="float" office:value="0.37">
                <text:p>0.37</text:p>
              </table:table-cell>
              <table:table-cell office:value-type="float" office:value="-0.368124550615302">
                <text:p>-0.368124550615302</text:p>
              </table:table-cell>
              <table:table-cell office:value-type="float" office:value="0.929776486707575">
                <text:p>0.929776486707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5">
                <text:p>-0.35</text:p>
              </table:table-cell>
              <table:table-cell office:value-type="float" office:value="0.32">
                <text:p>0.32</text:p>
              </table:table-cell>
              <table:table-cell office:value-type="float" office:value="-0.425779289486263">
                <text:p>-0.425779289486263</text:p>
              </table:table-cell>
              <table:table-cell office:value-type="float" office:value="0.904827053444233">
                <text:p>0.904827053444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9">
                <text:p>-0.19</text:p>
              </table:table-cell>
              <table:table-cell office:value-type="float" office:value="0.26">
                <text:p>0.26</text:p>
              </table:table-cell>
              <table:table-cell office:value-type="float" office:value="-0.481753672025515">
                <text:p>-0.481753672025515</text:p>
              </table:table-cell>
              <table:table-cell office:value-type="float" office:value="0.876306681185264">
                <text:p>0.876306681185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">
                <text:p>0.48</text:p>
              </table:table-cell>
              <table:table-cell office:value-type="float" office:value="0.76">
                <text:p>0.76</text:p>
              </table:table-cell>
              <table:table-cell office:value-type="float" office:value="-0.535826792917943">
                <text:p>-0.535826792917943</text:p>
              </table:table-cell>
              <table:table-cell office:value-type="float" office:value="0.844327926809999">
                <text:p>0.84432792680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6">
                <text:p>-0.86</text:p>
              </table:table-cell>
              <table:table-cell office:value-type="float" office:value="-0.4">
                <text:p>-0.4</text:p>
              </table:table-cell>
              <table:table-cell office:value-type="float" office:value="-0.587785250259532">
                <text:p>-0.587785250259532</text:p>
              </table:table-cell>
              <table:table-cell office:value-type="float" office:value="0.809016995851966">
                <text:p>0.809016995851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6">
                <text:p>-0.36</text:p>
              </table:table-cell>
              <table:table-cell office:value-type="float" office:value="-0.48">
                <text:p>-0.48</text:p>
              </table:table-cell>
              <table:table-cell office:value-type="float" office:value="-0.637423987757183">
                <text:p>-0.637423987757183</text:p>
              </table:table-cell>
              <table:table-cell office:value-type="float" office:value="0.770513244423307">
                <text:p>0.770513244423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">
                <text:p>0.74</text:p>
              </table:table-cell>
              <table:table-cell office:value-type="float" office:value="0.52">
                <text:p>0.52</text:p>
              </table:table-cell>
              <table:table-cell office:value-type="float" office:value="-0.684547103992223">
                <text:p>-0.684547103992223</text:p>
              </table:table-cell>
              <table:table-cell office:value-type="float" office:value="0.728968629239874">
                <text:p>0.728968629239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4">
                <text:p>-0.94</text:p>
              </table:table-cell>
              <table:table-cell office:value-type="float" office:value="0.32">
                <text:p>0.32</text:p>
              </table:table-cell>
              <table:table-cell office:value-type="float" office:value="-0.728968625553802">
                <text:p>-0.728968625553802</text:p>
              </table:table-cell>
              <table:table-cell office:value-type="float" office:value="0.684547107917491">
                <text:p>0.6845471079174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">
                <text:p>0.59</text:p>
              </table:table-cell>
              <table:table-cell office:value-type="float" office:value="0.44">
                <text:p>0.44</text:p>
              </table:table-cell>
              <table:table-cell office:value-type="float" office:value="-0.770513240990978">
                <text:p>-0.770513240990978</text:p>
              </table:table-cell>
              <table:table-cell office:value-type="float" office:value="0.637423991906156">
                <text:p>0.637423991906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1">
                <text:p>-0.21</text:p>
              </table:table-cell>
              <table:table-cell office:value-type="float" office:value="0.26">
                <text:p>0.26</text:p>
              </table:table-cell>
              <table:table-cell office:value-type="float" office:value="-0.809016992686926">
                <text:p>-0.809016992686926</text:p>
              </table:table-cell>
              <table:table-cell office:value-type="float" office:value="0.587785254615835">
                <text:p>0.587785254615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">
                <text:p>-0.05</text:p>
              </table:table-cell>
              <table:table-cell office:value-type="float" office:value="-0.75">
                <text:p>-0.75</text:p>
              </table:table-cell>
              <table:table-cell office:value-type="float" office:value="-0.84432792392474">
                <text:p>-0.84432792392474</text:p>
              </table:table-cell>
              <table:table-cell office:value-type="float" office:value="0.535826797464385">
                <text:p>0.535826797464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4">
                <text:p>-0.34</text:p>
              </table:table-cell>
              <table:table-cell office:value-type="float" office:value="0.82">
                <text:p>0.82</text:p>
              </table:table-cell>
              <table:table-cell office:value-type="float" office:value="-0.876306678591172">
                <text:p>-0.876306678591172</text:p>
              </table:table-cell>
              <table:table-cell office:value-type="float" office:value="0.481753676744152">
                <text:p>0.481753676744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2">
                <text:p>0.82</text:p>
              </table:table-cell>
              <table:table-cell office:value-type="float" office:value="-0.904827051151545">
                <text:p>-0.904827051151545</text:p>
              </table:table-cell>
              <table:table-cell office:value-type="float" office:value="0.425779294358473">
                <text:p>0.4257792943584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">
                <text:p>0.37</text:p>
              </table:table-cell>
              <table:table-cell office:value-type="float" office:value="-0.29">
                <text:p>-0.29</text:p>
              </table:table-cell>
              <table:table-cell office:value-type="float" office:value="-0.92977648472534">
                <text:p>-0.92977648472534</text:p>
              </table:table-cell>
              <table:table-cell office:value-type="float" office:value="0.368124555621857">
                <text:p>0.368124555621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7">
                <text:p>-0.57</text:p>
              </table:table-cell>
              <table:table-cell office:value-type="float" office:value="-0.07">
                <text:p>-0.07</text:p>
              </table:table-cell>
              <table:table-cell office:value-type="float" office:value="-0.951056515296778">
                <text:p>-0.951056515296778</text:p>
              </table:table-cell>
              <table:table-cell office:value-type="float" office:value="0.309016997447632">
                <text:p>0.3090169974476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">
                <text:p>0.53</text:p>
              </table:table-cell>
              <table:table-cell office:value-type="float" office:value="-0.82">
                <text:p>-0.82</text:p>
              </table:table-cell>
              <table:table-cell office:value-type="float" office:value="-0.968583160307306">
                <text:p>-0.968583160307306</text:p>
              </table:table-cell>
              <table:table-cell office:value-type="float" office:value="0.248689890363705">
                <text:p>0.2486898903637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3">
                <text:p>0.83</text:p>
              </table:table-cell>
              <table:table-cell office:value-type="float" office:value="-0.47">
                <text:p>-0.47</text:p>
              </table:table-cell>
              <table:table-cell office:value-type="float" office:value="-0.982287250096388">
                <text:p>-0.982287250096388</text:p>
              </table:table-cell>
              <table:table-cell office:value-type="float" office:value="0.187381317900358">
                <text:p>0.1873813179003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8">
                <text:p>0.68</text:p>
              </table:table-cell>
              <table:table-cell office:value-type="float" office:value="-0.87">
                <text:p>-0.87</text:p>
              </table:table-cell>
              <table:table-cell office:value-type="float" office:value="-0.992114700882554">
                <text:p>-0.992114700882554</text:p>
              </table:table-cell>
              <table:table-cell office:value-type="float" office:value="0.12533323698333">
                <text:p>0.12533323698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">
                <text:p>0.09</text:p>
              </table:table-cell>
              <table:table-cell office:value-type="float" office:value="0.23">
                <text:p>0.23</text:p>
              </table:table-cell>
              <table:table-cell office:value-type="float" office:value="-0.998026728207375">
                <text:p>-0.998026728207375</text:p>
              </table:table-cell>
              <table:table-cell office:value-type="float" office:value="0.0627905230403669">
                <text:p>0.06279052304036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6">
                <text:p>-0.86</text:p>
              </table:table-cell>
              <table:table-cell office:value-type="float" office:value="-0.84">
                <text:p>-0.84</text:p>
              </table:table-cell>
              <table:table-cell office:value-type="float" office:value="-1">
                <text:p>-1</text:p>
              </table:table-cell>
              <table:table-cell office:value-type="float" office:value="0.00000000358979125348477">
                <text:p>0.000000003589791253484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-0.96">
                <text:p>-0.96</text:p>
              </table:table-cell>
              <table:table-cell office:value-type="float" office:value="-0.998026728658184">
                <text:p>-0.998026728658184</text:p>
              </table:table-cell>
              <table:table-cell office:value-type="float" office:value="-0.0627905158749516">
                <text:p>-0.06279051587495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2">
                <text:p>-0.32</text:p>
              </table:table-cell>
              <table:table-cell office:value-type="float" office:value="0.62">
                <text:p>0.62</text:p>
              </table:table-cell>
              <table:table-cell office:value-type="float" office:value="-0.992114701782395">
                <text:p>-0.992114701782395</text:p>
              </table:table-cell>
              <table:table-cell office:value-type="float" office:value="-0.12533322986036">
                <text:p>-0.125333229860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8">
                <text:p>0.78</text:p>
              </table:table-cell>
              <table:table-cell office:value-type="float" office:value="-0.76">
                <text:p>-0.76</text:p>
              </table:table-cell>
              <table:table-cell office:value-type="float" office:value="-0.982287251441708">
                <text:p>-0.982287251441708</text:p>
              </table:table-cell>
              <table:table-cell office:value-type="float" office:value="-0.187381310847946">
                <text:p>-0.187381310847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">
                <text:p>0.49</text:p>
              </table:table-cell>
              <table:table-cell office:value-type="float" office:value="-0.51">
                <text:p>-0.51</text:p>
              </table:table-cell>
              <table:table-cell office:value-type="float" office:value="-0.968583162092796">
                <text:p>-0.968583162092796</text:p>
              </table:table-cell>
              <table:table-cell office:value-type="float" office:value="-0.248689883409683">
                <text:p>-0.2486898834096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0.93">
                <text:p>0.93</text:p>
              </table:table-cell>
              <table:table-cell office:value-type="float" office:value="-0.951056517515391">
                <text:p>-0.951056517515391</text:p>
              </table:table-cell>
              <table:table-cell office:value-type="float" office:value="-0.309016990619444">
                <text:p>-0.309016990619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">
                <text:p>-0.01</text:p>
              </table:table-cell>
              <table:table-cell office:value-type="float" office:value="-0.24">
                <text:p>-0.24</text:p>
              </table:table-cell>
              <table:table-cell office:value-type="float" office:value="-0.929776487368321">
                <text:p>-0.929776487368321</text:p>
              </table:table-cell>
              <table:table-cell office:value-type="float" office:value="-0.36812454894645">
                <text:p>-0.36812454894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">
                <text:p>0.1</text:p>
              </table:table-cell>
              <table:table-cell office:value-type="float" office:value="-0.59">
                <text:p>-0.59</text:p>
              </table:table-cell>
              <table:table-cell office:value-type="float" office:value="-0.904827054208463">
                <text:p>-0.904827054208463</text:p>
              </table:table-cell>
              <table:table-cell office:value-type="float" office:value="-0.425779287862193">
                <text:p>-0.425779287862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1">
                <text:p>0.81</text:p>
              </table:table-cell>
              <table:table-cell office:value-type="float" office:value="-0.43">
                <text:p>-0.43</text:p>
              </table:table-cell>
              <table:table-cell office:value-type="float" office:value="-0.876306682049962">
                <text:p>-0.876306682049962</text:p>
              </table:table-cell>
              <table:table-cell office:value-type="float" office:value="-0.481753670452636">
                <text:p>-0.481753670452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">
                <text:p>0.32</text:p>
              </table:table-cell>
              <table:table-cell office:value-type="float" office:value="-0.96">
                <text:p>-0.96</text:p>
              </table:table-cell>
              <table:table-cell office:value-type="float" office:value="-0.844327927771752">
                <text:p>-0.844327927771752</text:p>
              </table:table-cell>
              <table:table-cell office:value-type="float" office:value="-0.535826791402463">
                <text:p>-0.5358267914024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86">
                <text:p>-0.86</text:p>
              </table:table-cell>
              <table:table-cell office:value-type="float" office:value="-0.43">
                <text:p>-0.43</text:p>
              </table:table-cell>
              <table:table-cell office:value-type="float" office:value="-0.809016996906979">
                <text:p>-0.809016996906979</text:p>
              </table:table-cell>
              <table:table-cell office:value-type="float" office:value="-0.587785248807431">
                <text:p>-0.5877852488074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1">
                <text:p>-0.31</text:p>
              </table:table-cell>
              <table:table-cell office:value-type="float" office:value="-0.17">
                <text:p>-0.17</text:p>
              </table:table-cell>
              <table:table-cell office:value-type="float" office:value="-0.770513245567416">
                <text:p>-0.770513245567416</text:p>
              </table:table-cell>
              <table:table-cell office:value-type="float" office:value="-0.637423986374192">
                <text:p>-0.6374239863741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7">
                <text:p>0.67</text:p>
              </table:table-cell>
              <table:table-cell office:value-type="float" office:value="-0.1">
                <text:p>-0.1</text:p>
              </table:table-cell>
              <table:table-cell office:value-type="float" office:value="-0.728968630468564">
                <text:p>-0.728968630468564</text:p>
              </table:table-cell>
              <table:table-cell office:value-type="float" office:value="-0.684547102683801">
                <text:p>-0.684547102683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">
                <text:p>0.13</text:p>
              </table:table-cell>
              <table:table-cell office:value-type="float" office:value="-0.03">
                <text:p>-0.03</text:p>
              </table:table-cell>
              <table:table-cell office:value-type="float" office:value="-0.684547109225914">
                <text:p>-0.684547109225914</text:p>
              </table:table-cell>
              <table:table-cell office:value-type="float" office:value="-0.728968624325111">
                <text:p>-0.728968624325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">
                <text:p>0.38</text:p>
              </table:table-cell>
              <table:table-cell office:value-type="float" office:value="-0.07">
                <text:p>-0.07</text:p>
              </table:table-cell>
              <table:table-cell office:value-type="float" office:value="-0.637423993289147">
                <text:p>-0.637423993289147</text:p>
              </table:table-cell>
              <table:table-cell office:value-type="float" office:value="-0.770513239846869">
                <text:p>-0.770513239846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">
                <text:p>0.18</text:p>
              </table:table-cell>
              <table:table-cell office:value-type="float" office:value="-0.5">
                <text:p>-0.5</text:p>
              </table:table-cell>
              <table:table-cell office:value-type="float" office:value="-0.587785256067937">
                <text:p>-0.587785256067937</text:p>
              </table:table-cell>
              <table:table-cell office:value-type="float" office:value="-0.809016991631913">
                <text:p>-0.809016991631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">
                <text:p>0.4</text:p>
              </table:table-cell>
              <table:table-cell office:value-type="float" office:value="0.51">
                <text:p>0.51</text:p>
              </table:table-cell>
              <table:table-cell office:value-type="float" office:value="-0.535826798979866">
                <text:p>-0.535826798979866</text:p>
              </table:table-cell>
              <table:table-cell office:value-type="float" office:value="-0.844327922962986">
                <text:p>-0.8443279229629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">
                <text:p>0.8</text:p>
              </table:table-cell>
              <table:table-cell office:value-type="float" office:value="-0.3">
                <text:p>-0.3</text:p>
              </table:table-cell>
              <table:table-cell office:value-type="float" office:value="-0.481753678317032">
                <text:p>-0.481753678317032</text:p>
              </table:table-cell>
              <table:table-cell office:value-type="float" office:value="-0.876306677726473">
                <text:p>-0.876306677726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6">
                <text:p>-0.46</text:p>
              </table:table-cell>
              <table:table-cell office:value-type="float" office:value="-0.22">
                <text:p>-0.22</text:p>
              </table:table-cell>
              <table:table-cell office:value-type="float" office:value="-0.425779295982545">
                <text:p>-0.425779295982545</text:p>
              </table:table-cell>
              <table:table-cell office:value-type="float" office:value="-0.904827050387315">
                <text:p>-0.9048270503873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">
                <text:p>-0.1</text:p>
              </table:table-cell>
              <table:table-cell office:value-type="float" office:value="0.4">
                <text:p>0.4</text:p>
              </table:table-cell>
              <table:table-cell office:value-type="float" office:value="-0.368124557290711">
                <text:p>-0.368124557290711</text:p>
              </table:table-cell>
              <table:table-cell office:value-type="float" office:value="-0.929776484064594">
                <text:p>-0.929776484064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">
                <text:p>0.76</text:p>
              </table:table-cell>
              <table:table-cell office:value-type="float" office:value="0.52">
                <text:p>0.52</text:p>
              </table:table-cell>
              <table:table-cell office:value-type="float" office:value="-0.309016999154682">
                <text:p>-0.309016999154682</text:p>
              </table:table-cell>
              <table:table-cell office:value-type="float" office:value="-0.951056514742124">
                <text:p>-0.9510565147421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">
                <text:p>0.92</text:p>
              </table:table-cell>
              <table:table-cell office:value-type="float" office:value="0.25">
                <text:p>0.25</text:p>
              </table:table-cell>
              <table:table-cell office:value-type="float" office:value="-0.248689892102214">
                <text:p>-0.248689892102214</text:p>
              </table:table-cell>
              <table:table-cell office:value-type="float" office:value="-0.968583159860933">
                <text:p>-0.9685831598609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">
                <text:p>0.23</text:p>
              </table:table-cell>
              <table:table-cell office:value-type="float" office:value="-0.73">
                <text:p>-0.73</text:p>
              </table:table-cell>
              <table:table-cell office:value-type="float" office:value="-0.187381319663465">
                <text:p>-0.187381319663465</text:p>
              </table:table-cell>
              <table:table-cell office:value-type="float" office:value="-0.982287249760058">
                <text:p>-0.9822872497600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6">
                <text:p>-0.96</text:p>
              </table:table-cell>
              <table:table-cell office:value-type="float" office:value="-0.08">
                <text:p>-0.08</text:p>
              </table:table-cell>
              <table:table-cell office:value-type="float" office:value="-0.125333238764076">
                <text:p>-0.125333238764076</text:p>
              </table:table-cell>
              <table:table-cell office:value-type="float" office:value="-0.992114700657594">
                <text:p>-0.9921147006575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">
                <text:p>0.31</text:p>
              </table:table-cell>
              <table:table-cell office:value-type="float" office:value="-0.76">
                <text:p>-0.76</text:p>
              </table:table-cell>
              <table:table-cell office:value-type="float" office:value="-0.0627905248317253">
                <text:p>-0.0627905248317253</text:p>
              </table:table-cell>
              <table:table-cell office:value-type="float" office:value="-0.998026728094672">
                <text:p>-0.9980267280946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4">
                <text:p>-0.44</text:p>
              </table:table-cell>
              <table:table-cell office:value-type="float" office:value="-0.19">
                <text:p>-0.19</text:p>
              </table:table-cell>
              <table:table-cell office:value-type="float" office:value="-0.00000000538469198725307">
                <text:p>-0.000000005384691987253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">
                <text:p>0.2</text:p>
              </table:table-cell>
              <table:table-cell office:value-type="float" office:value="0.74">
                <text:p>0.74</text:p>
              </table:table-cell>
              <table:table-cell office:value-type="float" office:value="0.0627905140835923">
                <text:p>0.0627905140835923</text:p>
              </table:table-cell>
              <table:table-cell office:value-type="float" office:value="-0.998026728770887">
                <text:p>-0.9980267287708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7">
                <text:p>-0.67</text:p>
              </table:table-cell>
              <table:table-cell office:value-type="float" office:value="-0.37">
                <text:p>-0.37</text:p>
              </table:table-cell>
              <table:table-cell office:value-type="float" office:value="0.125333228079612">
                <text:p>0.125333228079612</text:p>
              </table:table-cell>
              <table:table-cell office:value-type="float" office:value="-0.992114702007356">
                <text:p>-0.9921147020073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">
                <text:p>0.27</text:p>
              </table:table-cell>
              <table:table-cell office:value-type="float" office:value="-0.74">
                <text:p>-0.74</text:p>
              </table:table-cell>
              <table:table-cell office:value-type="float" office:value="0.187381309084837">
                <text:p>0.187381309084837</text:p>
              </table:table-cell>
              <table:table-cell office:value-type="float" office:value="-0.982287251778039">
                <text:p>-0.982287251778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">
                <text:p>0.97</text:p>
              </table:table-cell>
              <table:table-cell office:value-type="float" office:value="-0.81">
                <text:p>-0.81</text:p>
              </table:table-cell>
              <table:table-cell office:value-type="float" office:value="0.24868988167117">
                <text:p>0.24868988167117</text:p>
              </table:table-cell>
              <table:table-cell office:value-type="float" office:value="-0.968583162539169">
                <text:p>-0.968583162539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">
                <text:p>-0.6</text:p>
              </table:table-cell>
              <table:table-cell office:value-type="float" office:value="-0.57">
                <text:p>-0.57</text:p>
              </table:table-cell>
              <table:table-cell office:value-type="float" office:value="0.309016988912389">
                <text:p>0.309016988912389</text:p>
              </table:table-cell>
              <table:table-cell office:value-type="float" office:value="-0.951056518070046">
                <text:p>-0.9510565180700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2">
                <text:p>-0.32</text:p>
              </table:table-cell>
              <table:table-cell office:value-type="float" office:value="0.62">
                <text:p>0.62</text:p>
              </table:table-cell>
              <table:table-cell office:value-type="float" office:value="0.368124547277591">
                <text:p>0.368124547277591</text:p>
              </table:table-cell>
              <table:table-cell office:value-type="float" office:value="-0.929776488029069">
                <text:p>-0.9297764880290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5">
                <text:p>-0.45</text:p>
              </table:table-cell>
              <table:table-cell office:value-type="float" office:value="-0.07">
                <text:p>-0.07</text:p>
              </table:table-cell>
              <table:table-cell office:value-type="float" office:value="0.425779286238115">
                <text:p>0.425779286238115</text:p>
              </table:table-cell>
              <table:table-cell office:value-type="float" office:value="-0.904827054972695">
                <text:p>-0.9048270549726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4">
                <text:p>0.44</text:p>
              </table:table-cell>
              <table:table-cell office:value-type="float" office:value="-0.25">
                <text:p>-0.25</text:p>
              </table:table-cell>
              <table:table-cell office:value-type="float" office:value="0.481753668879749">
                <text:p>0.481753668879749</text:p>
              </table:table-cell>
              <table:table-cell office:value-type="float" office:value="-0.876306682914664">
                <text:p>-0.876306682914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">
                <text:p>0.93</text:p>
              </table:table-cell>
              <table:table-cell office:value-type="float" office:value="0.03">
                <text:p>0.03</text:p>
              </table:table-cell>
              <table:table-cell office:value-type="float" office:value="0.535826789886974">
                <text:p>0.535826789886974</text:p>
              </table:table-cell>
              <table:table-cell office:value-type="float" office:value="-0.844327928733511">
                <text:p>-0.8443279287335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9">
                <text:p>-0.9</text:p>
              </table:table-cell>
              <table:table-cell office:value-type="float" office:value="-0.43">
                <text:p>-0.43</text:p>
              </table:table-cell>
              <table:table-cell office:value-type="float" office:value="0.587785247355322">
                <text:p>0.587785247355322</text:p>
              </table:table-cell>
              <table:table-cell office:value-type="float" office:value="-0.809016997961998">
                <text:p>-0.809016997961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8">
                <text:p>-0.88</text:p>
              </table:table-cell>
              <table:table-cell office:value-type="float" office:value="-0.98">
                <text:p>-0.98</text:p>
              </table:table-cell>
              <table:table-cell office:value-type="float" office:value="0.637423984991194">
                <text:p>0.637423984991194</text:p>
              </table:table-cell>
              <table:table-cell office:value-type="float" office:value="-0.770513246711532">
                <text:p>-0.770513246711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">
                <text:p>0.85</text:p>
              </table:table-cell>
              <table:table-cell office:value-type="float" office:value="-0.79">
                <text:p>-0.79</text:p>
              </table:table-cell>
              <table:table-cell office:value-type="float" office:value="0.68454710137537">
                <text:p>0.68454710137537</text:p>
              </table:table-cell>
              <table:table-cell office:value-type="float" office:value="-0.728968631697262">
                <text:p>-0.7289686316972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">
                <text:p>0.26</text:p>
              </table:table-cell>
              <table:table-cell office:value-type="float" office:value="-0.1">
                <text:p>-0.1</text:p>
              </table:table-cell>
              <table:table-cell office:value-type="float" office:value="0.728968623096413">
                <text:p>0.728968623096413</text:p>
              </table:table-cell>
              <table:table-cell office:value-type="float" office:value="-0.684547110534344">
                <text:p>-0.684547110534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5">
                <text:p>0.85</text:p>
              </table:table-cell>
              <table:table-cell office:value-type="float" office:value="-0.87">
                <text:p>-0.87</text:p>
              </table:table-cell>
              <table:table-cell office:value-type="float" office:value="0.770513238702752">
                <text:p>0.770513238702752</text:p>
              </table:table-cell>
              <table:table-cell office:value-type="float" office:value="-0.637423994672146">
                <text:p>-0.637423994672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1">
                <text:p>-0.61</text:p>
              </table:table-cell>
              <table:table-cell office:value-type="float" office:value="-0.03">
                <text:p>-0.03</text:p>
              </table:table-cell>
              <table:table-cell office:value-type="float" office:value="0.809016990576893">
                <text:p>0.809016990576893</text:p>
              </table:table-cell>
              <table:table-cell office:value-type="float" office:value="-0.587785257520046">
                <text:p>-0.5877852575200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9">
                <text:p>-0.99</text:p>
              </table:table-cell>
              <table:table-cell office:value-type="float" office:value="0.63">
                <text:p>0.63</text:p>
              </table:table-cell>
              <table:table-cell office:value-type="float" office:value="0.844327922001227">
                <text:p>0.844327922001227</text:p>
              </table:table-cell>
              <table:table-cell office:value-type="float" office:value="-0.535826800495356">
                <text:p>-0.535826800495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4">
                <text:p>-0.84</text:p>
              </table:table-cell>
              <table:table-cell office:value-type="float" office:value="-0.41">
                <text:p>-0.41</text:p>
              </table:table-cell>
              <table:table-cell office:value-type="float" office:value="0.876306676861771">
                <text:p>0.876306676861771</text:p>
              </table:table-cell>
              <table:table-cell office:value-type="float" office:value="-0.481753679889921">
                <text:p>-0.481753679889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5">
                <text:p>-0.65</text:p>
              </table:table-cell>
              <table:table-cell office:value-type="float" office:value="-0.73">
                <text:p>-0.73</text:p>
              </table:table-cell>
              <table:table-cell office:value-type="float" office:value="0.904827049623081">
                <text:p>0.904827049623081</text:p>
              </table:table-cell>
              <table:table-cell office:value-type="float" office:value="-0.425779297606625">
                <text:p>-0.425779297606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7">
                <text:p>0.67</text:p>
              </table:table-cell>
              <table:table-cell office:value-type="float" office:value="-0.28">
                <text:p>-0.28</text:p>
              </table:table-cell>
              <table:table-cell office:value-type="float" office:value="0.929776483403845">
                <text:p>0.929776483403845</text:p>
              </table:table-cell>
              <table:table-cell office:value-type="float" office:value="-0.368124558959573">
                <text:p>-0.3681245589595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74">
                <text:p>-0.74</text:p>
              </table:table-cell>
              <table:table-cell office:value-type="float" office:value="0.63">
                <text:p>0.63</text:p>
              </table:table-cell>
              <table:table-cell office:value-type="float" office:value="0.951056514187467">
                <text:p>0.951056514187467</text:p>
              </table:table-cell>
              <table:table-cell office:value-type="float" office:value="-0.30901700086174">
                <text:p>-0.30901700086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">
                <text:p>0.18</text:p>
              </table:table-cell>
              <table:table-cell office:value-type="float" office:value="0.73">
                <text:p>0.73</text:p>
              </table:table-cell>
              <table:table-cell office:value-type="float" office:value="0.968583159414557">
                <text:p>0.968583159414557</text:p>
              </table:table-cell>
              <table:table-cell office:value-type="float" office:value="-0.24868989384073">
                <text:p>-0.248689893840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5">
                <text:p>0.85</text:p>
              </table:table-cell>
              <table:table-cell office:value-type="float" office:value="0.3">
                <text:p>0.3</text:p>
              </table:table-cell>
              <table:table-cell office:value-type="float" office:value="0.982287249423726">
                <text:p>0.982287249423726</text:p>
              </table:table-cell>
              <table:table-cell office:value-type="float" office:value="-0.187381321426579">
                <text:p>-0.1873813214265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7">
                <text:p>0.47</text:p>
              </table:table-cell>
              <table:table-cell office:value-type="float" office:value="-0.76">
                <text:p>-0.76</text:p>
              </table:table-cell>
              <table:table-cell office:value-type="float" office:value="0.992114700432632">
                <text:p>0.992114700432632</text:p>
              </table:table-cell>
              <table:table-cell office:value-type="float" office:value="-0.125333240544829">
                <text:p>-0.125333240544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78">
                <text:p>-0.78</text:p>
              </table:table-cell>
              <table:table-cell office:value-type="float" office:value="-0.06">
                <text:p>-0.06</text:p>
              </table:table-cell>
              <table:table-cell office:value-type="float" office:value="0.998026727981969">
                <text:p>0.998026727981969</text:p>
              </table:table-cell>
              <table:table-cell office:value-type="float" office:value="-0.06279052662309">
                <text:p>-0.062790526623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5">
                <text:p>0.85</text:p>
              </table:table-cell>
              <table:table-cell office:value-type="float" office:value="0.59">
                <text:p>0.59</text:p>
              </table:table-cell>
              <table:table-cell office:value-type="float" office:value="1">
                <text:p>1</text:p>
              </table:table-cell>
              <table:table-cell office:value-type="float" office:value="-0.0000000071795984941811">
                <text:p>-0.00000000717959849418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  <table:table-cell office:value-type="float" office:value="-0.05">
                <text:p>-0.05</text:p>
              </table:table-cell>
              <table:table-cell office:value-type="float" office:value="0.99802672888359">
                <text:p>0.99802672888359</text:p>
              </table:table-cell>
              <table:table-cell office:value-type="float" office:value="0.0627905122922276">
                <text:p>0.06279051229222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73">
                <text:p>-0.73</text:p>
              </table:table-cell>
              <table:table-cell office:value-type="float" office:value="0.15">
                <text:p>0.15</text:p>
              </table:table-cell>
              <table:table-cell office:value-type="float" office:value="0.992114702232317">
                <text:p>0.992114702232317</text:p>
              </table:table-cell>
              <table:table-cell office:value-type="float" office:value="0.125333226298859">
                <text:p>0.1253332262988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8">
                <text:p>-0.38</text:p>
              </table:table-cell>
              <table:table-cell office:value-type="float" office:value="0.87">
                <text:p>0.87</text:p>
              </table:table-cell>
              <table:table-cell office:value-type="float" office:value="0.982287252114371">
                <text:p>0.982287252114371</text:p>
              </table:table-cell>
              <table:table-cell office:value-type="float" office:value="0.187381307321723">
                <text:p>0.1873813073217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58">
                <text:p>-0.58</text:p>
              </table:table-cell>
              <table:table-cell office:value-type="float" office:value="-0.56">
                <text:p>-0.56</text:p>
              </table:table-cell>
              <table:table-cell office:value-type="float" office:value="0.968583162985545">
                <text:p>0.968583162985545</text:p>
              </table:table-cell>
              <table:table-cell office:value-type="float" office:value="0.248689879932654">
                <text:p>0.2486898799326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">
                <text:p>0.21</text:p>
              </table:table-cell>
              <table:table-cell office:value-type="float" office:value="-0.86">
                <text:p>-0.86</text:p>
              </table:table-cell>
              <table:table-cell office:value-type="float" office:value="0.951056518624703">
                <text:p>0.951056518624703</text:p>
              </table:table-cell>
              <table:table-cell office:value-type="float" office:value="0.309016987205332">
                <text:p>0.3090169872053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">
                <text:p>0.53</text:p>
              </table:table-cell>
              <table:table-cell office:value-type="float" office:value="0.12">
                <text:p>0.12</text:p>
              </table:table-cell>
              <table:table-cell office:value-type="float" office:value="0.929776488689818">
                <text:p>0.929776488689818</text:p>
              </table:table-cell>
              <table:table-cell office:value-type="float" office:value="0.368124545608729">
                <text:p>0.368124545608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">
                <text:p>0.22</text:p>
              </table:table-cell>
              <table:table-cell office:value-type="float" office:value="0.51">
                <text:p>0.51</text:p>
              </table:table-cell>
              <table:table-cell office:value-type="float" office:value="0.904827055736929">
                <text:p>0.904827055736929</text:p>
              </table:table-cell>
              <table:table-cell office:value-type="float" office:value="0.425779284614035">
                <text:p>0.4257792846140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2">
                <text:p>0.82</text:p>
              </table:table-cell>
              <table:table-cell office:value-type="float" office:value="-0.8">
                <text:p>-0.8</text:p>
              </table:table-cell>
              <table:table-cell office:value-type="float" office:value="0.876306683779366">
                <text:p>0.876306683779366</text:p>
              </table:table-cell>
              <table:table-cell office:value-type="float" office:value="0.481753667306861">
                <text:p>0.4817536673068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">
                <text:p>-0.4</text:p>
              </table:table-cell>
              <table:table-cell office:value-type="float" office:value="0.91">
                <text:p>0.91</text:p>
              </table:table-cell>
              <table:table-cell office:value-type="float" office:value="0.84432792969527">
                <text:p>0.84432792969527</text:p>
              </table:table-cell>
              <table:table-cell office:value-type="float" office:value="0.535826788371485">
                <text:p>0.535826788371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4">
                <text:p>-0.64</text:p>
              </table:table-cell>
              <table:table-cell office:value-type="float" office:value="-0.05">
                <text:p>-0.05</text:p>
              </table:table-cell>
              <table:table-cell office:value-type="float" office:value="0.809016999017017">
                <text:p>0.809016999017017</text:p>
              </table:table-cell>
              <table:table-cell office:value-type="float" office:value="0.587785245903212">
                <text:p>0.5877852459032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9">
                <text:p>0.89</text:p>
              </table:table-cell>
              <table:table-cell office:value-type="float" office:value="0.3">
                <text:p>0.3</text:p>
              </table:table-cell>
              <table:table-cell office:value-type="float" office:value="0.770513247855649">
                <text:p>0.770513247855649</text:p>
              </table:table-cell>
              <table:table-cell office:value-type="float" office:value="0.637423983608194">
                <text:p>0.6374239836081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57">
                <text:p>-0.57</text:p>
              </table:table-cell>
              <table:table-cell office:value-type="float" office:value="0.08">
                <text:p>0.08</text:p>
              </table:table-cell>
              <table:table-cell office:value-type="float" office:value="0.72896863292596">
                <text:p>0.72896863292596</text:p>
              </table:table-cell>
              <table:table-cell office:value-type="float" office:value="0.68454710006694">
                <text:p>0.68454710006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">
                <text:p>0.13</text:p>
              </table:table-cell>
              <table:table-cell office:value-type="float" office:value="0.8">
                <text:p>0.8</text:p>
              </table:table-cell>
              <table:table-cell office:value-type="float" office:value="0.684547111842775">
                <text:p>0.684547111842775</text:p>
              </table:table-cell>
              <table:table-cell office:value-type="float" office:value="0.728968621867715">
                <text:p>0.7289686218677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5">
                <text:p>-0.85</text:p>
              </table:table-cell>
              <table:table-cell office:value-type="float" office:value="0.73">
                <text:p>0.73</text:p>
              </table:table-cell>
              <table:table-cell office:value-type="float" office:value="0.637423996055145">
                <text:p>0.637423996055145</text:p>
              </table:table-cell>
              <table:table-cell office:value-type="float" office:value="0.770513237558636">
                <text:p>0.7705132375586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4">
                <text:p>-0.24</text:p>
              </table:table-cell>
              <table:table-cell office:value-type="float" office:value="0.43">
                <text:p>0.43</text:p>
              </table:table-cell>
              <table:table-cell office:value-type="float" office:value="0.587785258972156">
                <text:p>0.587785258972156</text:p>
              </table:table-cell>
              <table:table-cell office:value-type="float" office:value="0.809016989521873">
                <text:p>0.809016989521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7">
                <text:p>-0.77</text:p>
              </table:table-cell>
              <table:table-cell office:value-type="float" office:value="0.73">
                <text:p>0.73</text:p>
              </table:table-cell>
              <table:table-cell office:value-type="float" office:value="0.535826802010846">
                <text:p>0.535826802010846</text:p>
              </table:table-cell>
              <table:table-cell office:value-type="float" office:value="0.844327921039468">
                <text:p>0.8443279210394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  <table:table-cell office:value-type="float" office:value="0.48175368146281">
                <text:p>0.48175368146281</text:p>
              </table:table-cell>
              <table:table-cell office:value-type="float" office:value="0.876306675997068">
                <text:p>0.876306675997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7">
                <text:p>-0.77</text:p>
              </table:table-cell>
              <table:table-cell office:value-type="float" office:value="-0.88">
                <text:p>-0.88</text:p>
              </table:table-cell>
              <table:table-cell office:value-type="float" office:value="0.425779299230705">
                <text:p>0.425779299230705</text:p>
              </table:table-cell>
              <table:table-cell office:value-type="float" office:value="0.904827048858847">
                <text:p>0.9048270488588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3">
                <text:p>0.93</text:p>
              </table:table-cell>
              <table:table-cell office:value-type="float" office:value="-0.3">
                <text:p>-0.3</text:p>
              </table:table-cell>
              <table:table-cell office:value-type="float" office:value="0.368124560628435">
                <text:p>0.368124560628435</text:p>
              </table:table-cell>
              <table:table-cell office:value-type="float" office:value="0.929776482743096">
                <text:p>0.929776482743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">
                <text:p>-0.09</text:p>
              </table:table-cell>
              <table:table-cell office:value-type="float" office:value="0.99">
                <text:p>0.99</text:p>
              </table:table-cell>
              <table:table-cell office:value-type="float" office:value="0.309017002568797">
                <text:p>0.309017002568797</text:p>
              </table:table-cell>
              <table:table-cell office:value-type="float" office:value="0.95105651363281">
                <text:p>0.951056513632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">
                <text:p>0.54</text:p>
              </table:table-cell>
              <table:table-cell office:value-type="float" office:value="0.15">
                <text:p>0.15</text:p>
              </table:table-cell>
              <table:table-cell office:value-type="float" office:value="0.248689895579247">
                <text:p>0.248689895579247</text:p>
              </table:table-cell>
              <table:table-cell office:value-type="float" office:value="0.968583158968182">
                <text:p>0.9685831589681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">
                <text:p>0.36</text:p>
              </table:table-cell>
              <table:table-cell office:value-type="float" office:value="-0.41">
                <text:p>-0.41</text:p>
              </table:table-cell>
              <table:table-cell office:value-type="float" office:value="0.187381323189693">
                <text:p>0.187381323189693</text:p>
              </table:table-cell>
              <table:table-cell office:value-type="float" office:value="0.982287249087394">
                <text:p>0.9822872490873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1">
                <text:p>-0.81</text:p>
              </table:table-cell>
              <table:table-cell office:value-type="float" office:value="-0.5">
                <text:p>-0.5</text:p>
              </table:table-cell>
              <table:table-cell office:value-type="float" office:value="0.125333242325582">
                <text:p>0.125333242325582</text:p>
              </table:table-cell>
              <table:table-cell office:value-type="float" office:value="0.992114700207671">
                <text:p>0.9921147002076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">
                <text:p>0.53</text:p>
              </table:table-cell>
              <table:table-cell office:value-type="float" office:value="0.72">
                <text:p>0.72</text:p>
              </table:table-cell>
              <table:table-cell office:value-type="float" office:value="0.0627905284144546">
                <text:p>0.0627905284144546</text:p>
              </table:table-cell>
              <table:table-cell office:value-type="float" office:value="0.998026727869266">
                <text:p>0.9980267278692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2">
                <text:p>-0.42</text:p>
              </table:table-cell>
              <table:table-cell office:value-type="float" office:value="-0.54">
                <text:p>-0.54</text:p>
              </table:table-cell>
              <table:table-cell office:value-type="float" office:value="0.00000000897450500110913">
                <text:p>0.00000000897450500110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8">
                <text:p>-0.28</text:p>
              </table:table-cell>
              <table:table-cell office:value-type="float" office:value="-0.03">
                <text:p>-0.03</text:p>
              </table:table-cell>
              <table:table-cell office:value-type="float" office:value="-0.0627905105008629">
                <text:p>-0.0627905105008629</text:p>
              </table:table-cell>
              <table:table-cell office:value-type="float" office:value="0.998026728996294">
                <text:p>0.9980267289962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88">
                <text:p>-0.88</text:p>
              </table:table-cell>
              <table:table-cell office:value-type="float" office:value="-0.77">
                <text:p>-0.77</text:p>
              </table:table-cell>
              <table:table-cell office:value-type="float" office:value="-0.125333224518106">
                <text:p>-0.125333224518106</text:p>
              </table:table-cell>
              <table:table-cell office:value-type="float" office:value="0.992114702457278">
                <text:p>0.9921147024572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2">
                <text:p>0.82</text:p>
              </table:table-cell>
              <table:table-cell office:value-type="float" office:value="0.56">
                <text:p>0.56</text:p>
              </table:table-cell>
              <table:table-cell office:value-type="float" office:value="-0.18738130555861">
                <text:p>-0.18738130555861</text:p>
              </table:table-cell>
              <table:table-cell office:value-type="float" office:value="0.982287252450703">
                <text:p>0.9822872524507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9">
                <text:p>-0.19</text:p>
              </table:table-cell>
              <table:table-cell office:value-type="float" office:value="0.48">
                <text:p>0.48</text:p>
              </table:table-cell>
              <table:table-cell office:value-type="float" office:value="-0.248689878194139">
                <text:p>-0.248689878194139</text:p>
              </table:table-cell>
              <table:table-cell office:value-type="float" office:value="0.968583163431919">
                <text:p>0.9685831634319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7">
                <text:p>-0.77</text:p>
              </table:table-cell>
              <table:table-cell office:value-type="float" office:value="0.23">
                <text:p>0.23</text:p>
              </table:table-cell>
              <table:table-cell office:value-type="float" office:value="-0.309016985498277">
                <text:p>-0.309016985498277</text:p>
              </table:table-cell>
              <table:table-cell office:value-type="float" office:value="0.951056519179359">
                <text:p>0.9510565191793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75">
                <text:p>-0.75</text:p>
              </table:table-cell>
              <table:table-cell office:value-type="float" office:value="0.42">
                <text:p>0.42</text:p>
              </table:table-cell>
              <table:table-cell office:value-type="float" office:value="-0.368124543939871">
                <text:p>-0.368124543939871</text:p>
              </table:table-cell>
              <table:table-cell office:value-type="float" office:value="0.929776489350565">
                <text:p>0.9297764893505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3">
                <text:p>-0.23</text:p>
              </table:table-cell>
              <table:table-cell office:value-type="float" office:value="-0.88">
                <text:p>-0.88</text:p>
              </table:table-cell>
              <table:table-cell office:value-type="float" office:value="-0.425779282989959">
                <text:p>-0.425779282989959</text:p>
              </table:table-cell>
              <table:table-cell office:value-type="float" office:value="0.904827056501162">
                <text:p>0.904827056501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5">
                <text:p>-0.25</text:p>
              </table:table-cell>
              <table:table-cell office:value-type="float" office:value="0.57">
                <text:p>0.57</text:p>
              </table:table-cell>
              <table:table-cell office:value-type="float" office:value="-0.481753665733977">
                <text:p>-0.481753665733977</text:p>
              </table:table-cell>
              <table:table-cell office:value-type="float" office:value="0.876306684644067">
                <text:p>0.876306684644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2">
                <text:p>0.62</text:p>
              </table:table-cell>
              <table:table-cell office:value-type="float" office:value="-0.98">
                <text:p>-0.98</text:p>
              </table:table-cell>
              <table:table-cell office:value-type="float" office:value="-0.535826786856">
                <text:p>-0.535826786856</text:p>
              </table:table-cell>
              <table:table-cell office:value-type="float" office:value="0.844327930657025">
                <text:p>0.8443279306570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82">
                <text:p>-0.82</text:p>
              </table:table-cell>
              <table:table-cell office:value-type="float" office:value="1">
                <text:p>1</text:p>
              </table:table-cell>
              <table:table-cell office:value-type="float" office:value="-0.587785244451108">
                <text:p>-0.587785244451108</text:p>
              </table:table-cell>
              <table:table-cell office:value-type="float" office:value="0.809017000072033">
                <text:p>0.8090170000720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">
                <text:p>0.4</text:p>
              </table:table-cell>
              <table:table-cell office:value-type="float" office:value="-0.87">
                <text:p>-0.87</text:p>
              </table:table-cell>
              <table:table-cell office:value-type="float" office:value="-0.637423982225201">
                <text:p>-0.637423982225201</text:p>
              </table:table-cell>
              <table:table-cell office:value-type="float" office:value="0.77051324899976">
                <text:p>0.77051324899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1">
                <text:p>-0.31</text:p>
              </table:table-cell>
              <table:table-cell office:value-type="float" office:value="0.43">
                <text:p>0.43</text:p>
              </table:table-cell>
              <table:table-cell office:value-type="float" office:value="-0.684547098758516">
                <text:p>-0.684547098758516</text:p>
              </table:table-cell>
              <table:table-cell office:value-type="float" office:value="0.728968634154652">
                <text:p>0.7289686341546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9">
                <text:p>-0.09</text:p>
              </table:table-cell>
              <table:table-cell office:value-type="float" office:value="-0.06">
                <text:p>-0.06</text:p>
              </table:table-cell>
              <table:table-cell office:value-type="float" office:value="-0.728968620639024">
                <text:p>-0.728968620639024</text:p>
              </table:table-cell>
              <table:table-cell office:value-type="float" office:value="0.684547113151198">
                <text:p>0.6845471131511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4">
                <text:p>-0.14</text:p>
              </table:table-cell>
              <table:table-cell office:value-type="float" office:value="-0.83">
                <text:p>-0.83</text:p>
              </table:table-cell>
              <table:table-cell office:value-type="float" office:value="-0.770513236414526">
                <text:p>-0.770513236414526</text:p>
              </table:table-cell>
              <table:table-cell office:value-type="float" office:value="0.637423997438136">
                <text:p>0.637423997438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">
                <text:p>0.05</text:p>
              </table:table-cell>
              <table:table-cell office:value-type="float" office:value="0.5">
                <text:p>0.5</text:p>
              </table:table-cell>
              <table:table-cell office:value-type="float" office:value="-0.809016988466861">
                <text:p>-0.809016988466861</text:p>
              </table:table-cell>
              <table:table-cell office:value-type="float" office:value="0.587785260424257">
                <text:p>0.587785260424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-0.52">
                <text:p>-0.52</text:p>
              </table:table-cell>
              <table:table-cell office:value-type="float" office:value="-0.844327920077716">
                <text:p>-0.844327920077716</text:p>
              </table:table-cell>
              <table:table-cell office:value-type="float" office:value="0.535826803526325">
                <text:p>0.535826803526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51">
                <text:p>-0.51</text:p>
              </table:table-cell>
              <table:table-cell office:value-type="float" office:value="-0.78">
                <text:p>-0.78</text:p>
              </table:table-cell>
              <table:table-cell office:value-type="float" office:value="-0.876306675132371">
                <text:p>-0.876306675132371</text:p>
              </table:table-cell>
              <table:table-cell office:value-type="float" office:value="0.481753683035686">
                <text:p>0.4817536830356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-0.44">
                <text:p>-0.44</text:p>
              </table:table-cell>
              <table:table-cell office:value-type="float" office:value="-0.904827048094619">
                <text:p>-0.904827048094619</text:p>
              </table:table-cell>
              <table:table-cell office:value-type="float" office:value="0.425779300854772">
                <text:p>0.4257793008547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32">
                <text:p>-0.32</text:p>
              </table:table-cell>
              <table:table-cell office:value-type="float" office:value="-0.88">
                <text:p>-0.88</text:p>
              </table:table-cell>
              <table:table-cell office:value-type="float" office:value="-0.929776482082352">
                <text:p>-0.929776482082352</text:p>
              </table:table-cell>
              <table:table-cell office:value-type="float" office:value="0.368124562297283">
                <text:p>0.3681245622972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1">
                <text:p>0.61</text:p>
              </table:table-cell>
              <table:table-cell office:value-type="float" office:value="-0.22">
                <text:p>-0.22</text:p>
              </table:table-cell>
              <table:table-cell office:value-type="float" office:value="-0.951056513078159">
                <text:p>-0.951056513078159</text:p>
              </table:table-cell>
              <table:table-cell office:value-type="float" office:value="0.30901700427584">
                <text:p>0.309017004275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72">
                <text:p>-0.72</text:p>
              </table:table-cell>
              <table:table-cell office:value-type="float" office:value="0.46">
                <text:p>0.46</text:p>
              </table:table-cell>
              <table:table-cell office:value-type="float" office:value="-0.968583158521811">
                <text:p>-0.968583158521811</text:p>
              </table:table-cell>
              <table:table-cell office:value-type="float" office:value="0.248689897317746">
                <text:p>0.248689897317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">
                <text:p>0.7</text:p>
              </table:table-cell>
              <table:table-cell office:value-type="float" office:value="-0.48">
                <text:p>-0.48</text:p>
              </table:table-cell>
              <table:table-cell office:value-type="float" office:value="-0.982287248751065">
                <text:p>-0.982287248751065</text:p>
              </table:table-cell>
              <table:table-cell office:value-type="float" office:value="0.187381324952789">
                <text:p>0.1873813249527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8">
                <text:p>0.78</text:p>
              </table:table-cell>
              <table:table-cell office:value-type="float" office:value="0.93">
                <text:p>0.93</text:p>
              </table:table-cell>
              <table:table-cell office:value-type="float" office:value="-0.992114699982712">
                <text:p>-0.992114699982712</text:p>
              </table:table-cell>
              <table:table-cell office:value-type="float" office:value="0.125333244106317">
                <text:p>0.1253332441063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2">
                <text:p>0.42</text:p>
              </table:table-cell>
              <table:table-cell office:value-type="float" office:value="0.52">
                <text:p>0.52</text:p>
              </table:table-cell>
              <table:table-cell office:value-type="float" office:value="-0.998026727756564">
                <text:p>-0.998026727756564</text:p>
              </table:table-cell>
              <table:table-cell office:value-type="float" office:value="0.0627905302057998">
                <text:p>0.06279053020579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">
                <text:p>0.19</text:p>
              </table:table-cell>
              <table:table-cell office:value-type="float" office:value="0.74">
                <text:p>0.74</text:p>
              </table:table-cell>
              <table:table-cell office:value-type="float" office:value="-1">
                <text:p>-1</text:p>
              </table:table-cell>
              <table:table-cell office:value-type="float" office:value="0.0000000107693910799335">
                <text:p>0.00000001076939107993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3">
                <text:p>0.93</text:p>
              </table:table-cell>
              <table:table-cell office:value-type="float" office:value="0.34">
                <text:p>0.34</text:p>
              </table:table-cell>
              <table:table-cell office:value-type="float" office:value="-0.998026729108995">
                <text:p>-0.998026729108995</text:p>
              </table:table-cell>
              <table:table-cell office:value-type="float" office:value="-0.0627905087095195">
                <text:p>-0.0627905087095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">
                <text:p>0.67</text:p>
              </table:table-cell>
              <table:table-cell office:value-type="float" office:value="-0.52">
                <text:p>-0.52</text:p>
              </table:table-cell>
              <table:table-cell office:value-type="float" office:value="-0.992114702682237">
                <text:p>-0.992114702682237</text:p>
              </table:table-cell>
              <table:table-cell office:value-type="float" office:value="-0.125333222737375">
                <text:p>-0.125333222737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6">
                <text:p>-0.26</text:p>
              </table:table-cell>
              <table:table-cell office:value-type="float" office:value="-0.64">
                <text:p>-0.64</text:p>
              </table:table-cell>
              <table:table-cell office:value-type="float" office:value="-0.982287252787031">
                <text:p>-0.982287252787031</text:p>
              </table:table-cell>
              <table:table-cell office:value-type="float" office:value="-0.187381303795518">
                <text:p>-0.1873813037955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7">
                <text:p>0.67</text:p>
              </table:table-cell>
              <table:table-cell office:value-type="float" office:value="-0.98">
                <text:p>-0.98</text:p>
              </table:table-cell>
              <table:table-cell office:value-type="float" office:value="-0.968583163878289">
                <text:p>-0.968583163878289</text:p>
              </table:table-cell>
              <table:table-cell office:value-type="float" office:value="-0.248689876455645">
                <text:p>-0.2486898764556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4">
                <text:p>0.74</text:p>
              </table:table-cell>
              <table:table-cell office:value-type="float" office:value="0.81">
                <text:p>0.81</text:p>
              </table:table-cell>
              <table:table-cell office:value-type="float" office:value="-0.951056519734008">
                <text:p>-0.951056519734008</text:p>
              </table:table-cell>
              <table:table-cell office:value-type="float" office:value="-0.309016983791241">
                <text:p>-0.3090169837912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75">
                <text:p>-0.75</text:p>
              </table:table-cell>
              <table:table-cell office:value-type="float" office:value="-0.43">
                <text:p>-0.43</text:p>
              </table:table-cell>
              <table:table-cell office:value-type="float" office:value="-0.929776490011306">
                <text:p>-0.929776490011306</text:p>
              </table:table-cell>
              <table:table-cell office:value-type="float" office:value="-0.368124542271029">
                <text:p>-0.3681245422710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2">
                <text:p>0.62</text:p>
              </table:table-cell>
              <table:table-cell office:value-type="float" office:value="-0.93">
                <text:p>-0.93</text:p>
              </table:table-cell>
              <table:table-cell office:value-type="float" office:value="-0.904827057265386">
                <text:p>-0.904827057265386</text:p>
              </table:table-cell>
              <table:table-cell office:value-type="float" office:value="-0.425779281365899">
                <text:p>-0.4257792813658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5">
                <text:p>-0.35</text:p>
              </table:table-cell>
              <table:table-cell office:value-type="float" office:value="0.3">
                <text:p>0.3</text:p>
              </table:table-cell>
              <table:table-cell office:value-type="float" office:value="-0.876306685508759">
                <text:p>-0.876306685508759</text:p>
              </table:table-cell>
              <table:table-cell office:value-type="float" office:value="-0.481753664161108">
                <text:p>-0.481753664161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6">
                <text:p>-0.46</text:p>
              </table:table-cell>
              <table:table-cell office:value-type="float" office:value="0.34">
                <text:p>0.34</text:p>
              </table:table-cell>
              <table:table-cell office:value-type="float" office:value="-0.844327931618772">
                <text:p>-0.844327931618772</text:p>
              </table:table-cell>
              <table:table-cell office:value-type="float" office:value="-0.535826785340529">
                <text:p>-0.5358267853405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97">
                <text:p>-0.97</text:p>
              </table:table-cell>
              <table:table-cell office:value-type="float" office:value="-0.72">
                <text:p>-0.72</text:p>
              </table:table-cell>
              <table:table-cell office:value-type="float" office:value="-0.809017001127039">
                <text:p>-0.809017001127039</text:p>
              </table:table-cell>
              <table:table-cell office:value-type="float" office:value="-0.587785242999016">
                <text:p>-0.5877852429990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">
                <text:p>0.69</text:p>
              </table:table-cell>
              <table:table-cell office:value-type="float" office:value="0.09">
                <text:p>0.09</text:p>
              </table:table-cell>
              <table:table-cell office:value-type="float" office:value="-0.770513250143862">
                <text:p>-0.770513250143862</text:p>
              </table:table-cell>
              <table:table-cell office:value-type="float" office:value="-0.637423980842219">
                <text:p>-0.6374239808422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">
                <text:p>0.1</text:p>
              </table:table-cell>
              <table:table-cell office:value-type="float" office:value="0.98">
                <text:p>0.98</text:p>
              </table:table-cell>
              <table:table-cell office:value-type="float" office:value="-0.728968635383335">
                <text:p>-0.728968635383335</text:p>
              </table:table-cell>
              <table:table-cell office:value-type="float" office:value="-0.684547097450102">
                <text:p>-0.6845470974501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51">
                <text:p>-0.51</text:p>
              </table:table-cell>
              <table:table-cell office:value-type="float" office:value="0.4">
                <text:p>0.4</text:p>
              </table:table-cell>
              <table:table-cell office:value-type="float" office:value="-0.684547114459612">
                <text:p>-0.684547114459612</text:p>
              </table:table-cell>
              <table:table-cell office:value-type="float" office:value="-0.728968619410341">
                <text:p>-0.7289686194103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">
                <text:p>0.11</text:p>
              </table:table-cell>
              <table:table-cell office:value-type="float" office:value="0.95">
                <text:p>0.95</text:p>
              </table:table-cell>
              <table:table-cell office:value-type="float" office:value="-0.637423998821118">
                <text:p>-0.637423998821118</text:p>
              </table:table-cell>
              <table:table-cell office:value-type="float" office:value="-0.770513235270424">
                <text:p>-0.7705132352704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4">
                <text:p>0.44</text:p>
              </table:table-cell>
              <table:table-cell office:value-type="float" office:value="-0.26">
                <text:p>-0.26</text:p>
              </table:table-cell>
              <table:table-cell office:value-type="float" office:value="-0.587785261876349">
                <text:p>-0.587785261876349</text:p>
              </table:table-cell>
              <table:table-cell office:value-type="float" office:value="-0.809016987411854">
                <text:p>-0.8090169874118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45">
                <text:p>-0.45</text:p>
              </table:table-cell>
              <table:table-cell office:value-type="float" office:value="-0.2">
                <text:p>-0.2</text:p>
              </table:table-cell>
              <table:table-cell office:value-type="float" office:value="-0.535826805041796">
                <text:p>-0.535826805041796</text:p>
              </table:table-cell>
              <table:table-cell office:value-type="float" office:value="-0.844327919115969">
                <text:p>-0.8443279191159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7">
                <text:p>-0.97</text:p>
              </table:table-cell>
              <table:table-cell office:value-type="float" office:value="-0.58">
                <text:p>-0.58</text:p>
              </table:table-cell>
              <table:table-cell office:value-type="float" office:value="-0.481753684608556">
                <text:p>-0.481753684608556</text:p>
              </table:table-cell>
              <table:table-cell office:value-type="float" office:value="-0.876306674267679">
                <text:p>-0.8763066742676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64">
                <text:p>-0.64</text:p>
              </table:table-cell>
              <table:table-cell office:value-type="float" office:value="-0.04">
                <text:p>-0.04</text:p>
              </table:table-cell>
              <table:table-cell office:value-type="float" office:value="-0.425779302478832">
                <text:p>-0.425779302478832</text:p>
              </table:table-cell>
              <table:table-cell office:value-type="float" office:value="-0.904827047330394">
                <text:p>-0.904827047330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">
                <text:p>0.8</text:p>
              </table:table-cell>
              <table:table-cell office:value-type="float" office:value="-0.06">
                <text:p>-0.06</text:p>
              </table:table-cell>
              <table:table-cell office:value-type="float" office:value="-0.368124563966124">
                <text:p>-0.368124563966124</text:p>
              </table:table-cell>
              <table:table-cell office:value-type="float" office:value="-0.929776481421611">
                <text:p>-0.9297764814216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7">
                <text:p>-0.7</text:p>
              </table:table-cell>
              <table:table-cell office:value-type="float" office:value="0.94">
                <text:p>0.94</text:p>
              </table:table-cell>
              <table:table-cell office:value-type="float" office:value="-0.309017005982876">
                <text:p>-0.309017005982876</text:p>
              </table:table-cell>
              <table:table-cell office:value-type="float" office:value="-0.951056512523509">
                <text:p>-0.9510565125235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">
                <text:p>0.3</text:p>
              </table:table-cell>
              <table:table-cell office:value-type="float" office:value="0.47">
                <text:p>0.47</text:p>
              </table:table-cell>
              <table:table-cell office:value-type="float" office:value="-0.248689899056241">
                <text:p>-0.248689899056241</text:p>
              </table:table-cell>
              <table:table-cell office:value-type="float" office:value="-0.968583158075442">
                <text:p>-0.968583158075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81">
                <text:p>-0.81</text:p>
              </table:table-cell>
              <table:table-cell office:value-type="float" office:value="0.39">
                <text:p>0.39</text:p>
              </table:table-cell>
              <table:table-cell office:value-type="float" office:value="-0.187381326715881">
                <text:p>-0.187381326715881</text:p>
              </table:table-cell>
              <table:table-cell office:value-type="float" office:value="-0.982287248414738">
                <text:p>-0.9822872484147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9">
                <text:p>0.29</text:p>
              </table:table-cell>
              <table:table-cell office:value-type="float" office:value="0.51">
                <text:p>0.51</text:p>
              </table:table-cell>
              <table:table-cell office:value-type="float" office:value="-0.125333245887048">
                <text:p>-0.125333245887048</text:p>
              </table:table-cell>
              <table:table-cell office:value-type="float" office:value="-0.992114699757753">
                <text:p>-0.9921146997577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">
                <text:p>0.26</text:p>
              </table:table-cell>
              <table:table-cell office:value-type="float" office:value="0.3">
                <text:p>0.3</text:p>
              </table:table-cell>
              <table:table-cell office:value-type="float" office:value="-0.0627905319971423">
                <text:p>-0.0627905319971423</text:p>
              </table:table-cell>
              <table:table-cell office:value-type="float" office:value="-0.998026727643862">
                <text:p>-0.9980267276438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1">
                <text:p>0.21</text:p>
              </table:table-cell>
              <table:table-cell office:value-type="float" office:value="0.45">
                <text:p>0.45</text:p>
              </table:table-cell>
              <table:table-cell office:value-type="float" office:value="-0.000000012564275382401">
                <text:p>-0.0000000125642753824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6">
                <text:p>-0.26</text:p>
              </table:table-cell>
              <table:table-cell office:value-type="float" office:value="-0.68">
                <text:p>-0.68</text:p>
              </table:table-cell>
              <table:table-cell office:value-type="float" office:value="0.062790506918177">
                <text:p>0.062790506918177</text:p>
              </table:table-cell>
              <table:table-cell office:value-type="float" office:value="-0.998026729221697">
                <text:p>-0.9980267292216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69">
                <text:p>-0.69</text:p>
              </table:table-cell>
              <table:table-cell office:value-type="float" office:value="-0.51">
                <text:p>-0.51</text:p>
              </table:table-cell>
              <table:table-cell office:value-type="float" office:value="0.125333220956643">
                <text:p>0.125333220956643</text:p>
              </table:table-cell>
              <table:table-cell office:value-type="float" office:value="-0.992114702907196">
                <text:p>-0.9921147029071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51">
                <text:p>-0.51</text:p>
              </table:table-cell>
              <table:table-cell office:value-type="float" office:value="-0.29">
                <text:p>-0.29</text:p>
              </table:table-cell>
              <table:table-cell office:value-type="float" office:value="0.187381302032426">
                <text:p>0.187381302032426</text:p>
              </table:table-cell>
              <table:table-cell office:value-type="float" office:value="-0.982287253123358">
                <text:p>-0.9822872531233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5">
                <text:p>-0.05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77">
                <text:p>-0.77</text:p>
              </table:table-cell>
              <table:table-cell office:value-type="float" office:value="-0.91">
                <text:p>-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7">
                <text:p>0.87</text:p>
              </table:table-cell>
              <table:table-cell office:value-type="float" office:value="-0.38">
                <text:p>-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9">
                <text:p>0.29</text:p>
              </table:table-cell>
              <table:table-cell office:value-type="float" office:value="-0.64">
                <text:p>-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54">
                <text:p>-0.54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34">
                <text:p>-0.34</text:p>
              </table:table-cell>
              <table:table-cell office:value-type="float" office:value="-0.79">
                <text:p>-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71">
                <text:p>-0.71</text:p>
              </table:table-cell>
              <table:table-cell office:value-type="float" office:value="-0.03">
                <text:p>-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">
                <text:p>0.46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6">
                <text:p>0.66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">
                <text:p>0.78</text:p>
              </table:table-cell>
              <table:table-cell office:value-type="float" office:value="-0.47">
                <text:p>-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84">
                <text:p>-0.84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64">
                <text:p>-0.64</text:p>
              </table:table-cell>
              <table:table-cell office:value-type="float" office:value="-0.29">
                <text:p>-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73">
                <text:p>-0.7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56">
                <text:p>-0.56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1">
                <text:p>0.51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44">
                <text:p>-0.44</text:p>
              </table:table-cell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">
                <text:p>0.79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41">
                <text:p>-0.41</text:p>
              </table:table-cell>
              <table:table-cell office:value-type="float" office:value="-0.77">
                <text:p>-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1">
                <text:p>0.91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8">
                <text:p>-0.28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">
                <text:p>0.19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